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0"/>
    <style:style style:name="ce3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4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4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4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4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a przestawna_select_mid_k3_1" table:style-name="ta1">
        <table:shapes>
          <draw:frame draw:z-index="0" draw:style-name="gr1" draw:text-style-name="P1" svg:width="21.968cm" svg:height="11.289cm" svg:x="45.4cm" svg:y="1.484cm">
            <draw:object draw:notify-on-update-of-ranges="'Tabela przestawna_select_mid_k3_1'.A3:'Tabela przestawna_select_mid_k3_1'.A102 'Tabela przestawna_select_mid_k3_1'.B2:'Tabela przestawna_select_mid_k3_1'.B2 'Tabela przestawna_select_mid_k3_1'.B3:'Tabela przestawna_select_mid_k3_1'.B102 'Tabela przestawna_select_mid_k3_1'.G2:'Tabela przestawna_select_mid_k3_1'.G2 'Tabela przestawna_select_mid_k3_1'.G3:'Tabela przestawna_select_mid_k3_1'.G102 'Tabela przestawna_select_mid_k3_1'.L2:'Tabela przestawna_select_mid_k3_1'.L2 'Tabela przestawna_select_mid_k3_1'.L3:'Tabela przestawna_select_mid_k3_1'.L102 'Tabela przestawna_select_mid_k3_1'.Q2:'Tabela przestawna_select_mid_k3_1'.Q2 'Tabela przestawna_select_mid_k3_1'.Q3:'Tabela przestawna_select_mid_k3_1'.Q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02cm" svg:height="12.903cm" svg:x="45.522cm" svg:y="13.805cm">
            <draw:object draw:notify-on-update-of-ranges="'Tabela przestawna_select_mid_k3_1'.A3:'Tabela przestawna_select_mid_k3_1'.A102 'Tabela przestawna_select_mid_k3_1'.C2:'Tabela przestawna_select_mid_k3_1'.C2 'Tabela przestawna_select_mid_k3_1'.C3:'Tabela przestawna_select_mid_k3_1'.C102 'Tabela przestawna_select_mid_k3_1'.H2:'Tabela przestawna_select_mid_k3_1'.H2 'Tabela przestawna_select_mid_k3_1'.H3:'Tabela przestawna_select_mid_k3_1'.H102 'Tabela przestawna_select_mid_k3_1'.M2:'Tabela przestawna_select_mid_k3_1'.M2 'Tabela przestawna_select_mid_k3_1'.M3:'Tabela przestawna_select_mid_k3_1'.M102 'Tabela przestawna_select_mid_k3_1'.R2:'Tabela przestawna_select_mid_k3_1'.R2 'Tabela przestawna_select_mid_k3_1'.R3:'Tabela przestawna_select_mid_k3_1'.R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.955cm" svg:height="12.349cm" svg:x="45.195cm" svg:y="27.968cm">
            <draw:object draw:notify-on-update-of-ranges="'Tabela przestawna_select_mid_k3_1'.A3:'Tabela przestawna_select_mid_k3_1'.A102 'Tabela przestawna_select_mid_k3_1'.D2:'Tabela przestawna_select_mid_k3_1'.D2 'Tabela przestawna_select_mid_k3_1'.D3:'Tabela przestawna_select_mid_k3_1'.D102 'Tabela przestawna_select_mid_k3_1'.I2:'Tabela przestawna_select_mid_k3_1'.I2 'Tabela przestawna_select_mid_k3_1'.I3:'Tabela przestawna_select_mid_k3_1'.I102 'Tabela przestawna_select_mid_k3_1'.N2:'Tabela przestawna_select_mid_k3_1'.N2 'Tabela przestawna_select_mid_k3_1'.N3:'Tabela przestawna_select_mid_k3_1'.N102 'Tabela przestawna_select_mid_k3_1'.S2:'Tabela przestawna_select_mid_k3_1'.S2 'Tabela przestawna_select_mid_k3_1'.S3:'Tabela przestawna_select_mid_k3_1'.S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7"/>
        <table:table-column table:style-name="co1" table:default-cell-style-name="ce32"/>
        <table:table-column table:style-name="co1" table:default-cell-style-name="ce38"/>
        <table:table-column table:style-name="co1" table:default-cell-style-name="ce44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column table:style-name="co1" table:default-cell-style-name="Default"/>
        <table:table-column table:style-name="co1" table:default-cell-style-name="ce4"/>
        <table:table-column table:style-name="co1" table:default-cell-style-name="ce9"/>
        <table:table-column table:style-name="co1" table:default-cell-style-name="ce15"/>
        <table:table-column table:style-name="co1" table:default-cell-style-name="ce21"/>
        <table:table-row table:style-name="ro1">
          <table:table-cell table:style-name="ce24"/>
          <table:table-cell table:style-name="ce29" office:value-type="string" calcext:value-type="string">
            <text:p>Dane</text:p>
          </table:table-cell>
          <table:table-cell table:style-name="ce35"/>
          <table:table-cell table:style-name="ce41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30" office:value-type="string" calcext:value-type="string">
            <text:p>Średnia – przestawienia-3-elementy</text:p>
          </table:table-cell>
          <table:table-cell table:style-name="ce36" office:value-type="string" calcext:value-type="string">
            <text:p>Średnia – porównania-3-elementy</text:p>
          </table:table-cell>
          <table:table-cell table:style-name="ce42" office:value-type="string" calcext:value-type="string">
            <text:p>Średnia – czas-3-elementy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-5-elementy</text:p>
          </table:table-cell>
          <table:table-cell table:style-name="ce13" office:value-type="string" calcext:value-type="string">
            <text:p>Średnia – porównania-5-elementy</text:p>
          </table:table-cell>
          <table:table-cell table:style-name="ce19" office:value-type="string" calcext:value-type="string">
            <text:p>Średnia – czas-5-elementy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– przestawienia-7-elementy</text:p>
          </table:table-cell>
          <table:table-cell table:style-name="ce13" office:value-type="string" calcext:value-type="string">
            <text:p>Średnia - porównania-7-elementy</text:p>
          </table:table-cell>
          <table:table-cell table:style-name="ce19" office:value-type="string" calcext:value-type="string">
            <text:p>Średnia – czas-7-elementy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Średnia - przestawienia-9-elementy</text:p>
          </table:table-cell>
          <table:table-cell table:style-name="ce13" office:value-type="string" calcext:value-type="string">
            <text:p>Średnia – porównania-9-elementy</text:p>
          </table:table-cell>
          <table:table-cell table:style-name="ce19" office:value-type="string" calcext:value-type="string">
            <text:p>Średnia – czas-9-elementy</text:p>
          </table:table-cell>
        </table:table-row>
        <table:table-row table:style-name="ro1">
          <table:table-cell table:style-name="ce26" office:value-type="float" office:value="100" calcext:value-type="float">
            <text:p>100</text:p>
          </table:table-cell>
          <table:table-cell table:style-name="ce31" office:value-type="float" office:value="608.030303030303" calcext:value-type="float">
            <text:p>608,030303030303</text:p>
          </table:table-cell>
          <table:table-cell table:style-name="ce37" office:value-type="float" office:value="701.030303030303" calcext:value-type="float">
            <text:p>701,030303030303</text:p>
          </table:table-cell>
          <table:table-cell table:style-name="ce43" office:value-type="float" office:value="0.0142121212121212" calcext:value-type="float">
            <text:p>0,014212121212121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566.979797979798" calcext:value-type="float">
            <text:p>566,979797979798</text:p>
          </table:table-cell>
          <table:table-cell table:style-name="ce14" office:value-type="float" office:value="607.939393939394" calcext:value-type="float">
            <text:p>607,939393939394</text:p>
          </table:table-cell>
          <table:table-cell table:style-name="ce20" office:value-type="float" office:value="0.0110909090909091" calcext:value-type="float">
            <text:p>0,011090909090909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647.818181818182" calcext:value-type="float">
            <text:p>647,818181818182</text:p>
          </table:table-cell>
          <table:table-cell table:style-name="ce14" office:value-type="float" office:value="677.212121212121" calcext:value-type="float">
            <text:p>677,212121212121</text:p>
          </table:table-cell>
          <table:table-cell table:style-name="ce20" office:value-type="float" office:value="0.010989898989899" calcext:value-type="float">
            <text:p>0,010989898989899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671.686868686869" calcext:value-type="float">
            <text:p>671,686868686869</text:p>
          </table:table-cell>
          <table:table-cell table:style-name="ce14" office:value-type="float" office:value="690.313131313131" calcext:value-type="float">
            <text:p>690,313131313131</text:p>
          </table:table-cell>
          <table:table-cell table:style-name="ce20" office:value-type="float" office:value="0.0100606060606061" calcext:value-type="float">
            <text:p>0,01006060606060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86.8" calcext:value-type="float">
            <text:p>1286,8</text:p>
          </table:table-cell>
          <table:table-cell office:value-type="float" office:value="1490.67" calcext:value-type="float">
            <text:p>1490,67</text:p>
          </table:table-cell>
          <table:table-cell office:value-type="float" office:value="0.02607" calcext:value-type="float">
            <text:p>0,0260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18.63" calcext:value-type="float">
            <text:p>1218,63</text:p>
          </table:table-cell>
          <table:table-cell office:value-type="float" office:value="1291.63" calcext:value-type="float">
            <text:p>1291,63</text:p>
          </table:table-cell>
          <table:table-cell office:value-type="float" office:value="0.02021" calcext:value-type="float">
            <text:p>0,0202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322.62" calcext:value-type="float">
            <text:p>1322,62</text:p>
          </table:table-cell>
          <table:table-cell office:value-type="float" office:value="1374.3" calcext:value-type="float">
            <text:p>1374,3</text:p>
          </table:table-cell>
          <table:table-cell office:value-type="float" office:value="0.01918" calcext:value-type="float">
            <text:p>0,019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401.8" calcext:value-type="float">
            <text:p>1401,8</text:p>
          </table:table-cell>
          <table:table-cell office:value-type="float" office:value="1432.98" calcext:value-type="float">
            <text:p>1432,98</text:p>
          </table:table-cell>
          <table:table-cell office:value-type="float" office:value="0.01828" calcext:value-type="float">
            <text:p>0,0182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54.99" calcext:value-type="float">
            <text:p>2054,99</text:p>
          </table:table-cell>
          <table:table-cell office:value-type="float" office:value="2372.74" calcext:value-type="float">
            <text:p>2372,74</text:p>
          </table:table-cell>
          <table:table-cell office:value-type="float" office:value="0.03992" calcext:value-type="float">
            <text:p>0,0399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911.16" calcext:value-type="float">
            <text:p>1911,16</text:p>
          </table:table-cell>
          <table:table-cell office:value-type="float" office:value="2051.11" calcext:value-type="float">
            <text:p>2051,11</text:p>
          </table:table-cell>
          <table:table-cell office:value-type="float" office:value="0.03088" calcext:value-type="float">
            <text:p>0,0308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23.56" calcext:value-type="float">
            <text:p>2023,56</text:p>
          </table:table-cell>
          <table:table-cell office:value-type="float" office:value="2094.64" calcext:value-type="float">
            <text:p>2094,64</text:p>
          </table:table-cell>
          <table:table-cell office:value-type="float" office:value="0.02783" calcext:value-type="float">
            <text:p>0,027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215.6" calcext:value-type="float">
            <text:p>2215,6</text:p>
          </table:table-cell>
          <table:table-cell office:value-type="float" office:value="2268.85" calcext:value-type="float">
            <text:p>2268,85</text:p>
          </table:table-cell>
          <table:table-cell office:value-type="float" office:value="0.02665" calcext:value-type="float">
            <text:p>0,026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18.48" calcext:value-type="float">
            <text:p>2818,48</text:p>
          </table:table-cell>
          <table:table-cell office:value-type="float" office:value="3267.97" calcext:value-type="float">
            <text:p>3267,97</text:p>
          </table:table-cell>
          <table:table-cell office:value-type="float" office:value="0.05429" calcext:value-type="float">
            <text:p>0,0542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551.57" calcext:value-type="float">
            <text:p>2551,57</text:p>
          </table:table-cell>
          <table:table-cell office:value-type="float" office:value="2722.92" calcext:value-type="float">
            <text:p>2722,92</text:p>
          </table:table-cell>
          <table:table-cell office:value-type="float" office:value="0.03916" calcext:value-type="float">
            <text:p>0,0391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768.35" calcext:value-type="float">
            <text:p>2768,35</text:p>
          </table:table-cell>
          <table:table-cell office:value-type="float" office:value="2842.6" calcext:value-type="float">
            <text:p>2842,6</text:p>
          </table:table-cell>
          <table:table-cell office:value-type="float" office:value="0.03694" calcext:value-type="float">
            <text:p>0,036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938.85" calcext:value-type="float">
            <text:p>2938,85</text:p>
          </table:table-cell>
          <table:table-cell office:value-type="float" office:value="3017.89" calcext:value-type="float">
            <text:p>3017,89</text:p>
          </table:table-cell>
          <table:table-cell office:value-type="float" office:value="0.03488" calcext:value-type="float">
            <text:p>0,034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64.01" calcext:value-type="float">
            <text:p>3564,01</text:p>
          </table:table-cell>
          <table:table-cell office:value-type="float" office:value="4157.05" calcext:value-type="float">
            <text:p>4157,05</text:p>
          </table:table-cell>
          <table:table-cell office:value-type="float" office:value="0.07975" calcext:value-type="float">
            <text:p>0,0797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233.71" calcext:value-type="float">
            <text:p>3233,71</text:p>
          </table:table-cell>
          <table:table-cell office:value-type="float" office:value="3462.78" calcext:value-type="float">
            <text:p>3462,78</text:p>
          </table:table-cell>
          <table:table-cell office:value-type="float" office:value="0.05831" calcext:value-type="float">
            <text:p>0,0583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404.1" calcext:value-type="float">
            <text:p>3404,1</text:p>
          </table:table-cell>
          <table:table-cell office:value-type="float" office:value="3538.55" calcext:value-type="float">
            <text:p>3538,55</text:p>
          </table:table-cell>
          <table:table-cell office:value-type="float" office:value="0.05291" calcext:value-type="float">
            <text:p>0,0529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792.04" calcext:value-type="float">
            <text:p>3792,04</text:p>
          </table:table-cell>
          <table:table-cell office:value-type="float" office:value="3889.09" calcext:value-type="float">
            <text:p>3889,09</text:p>
          </table:table-cell>
          <table:table-cell office:value-type="float" office:value="0.05039" calcext:value-type="float">
            <text:p>0,0503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72.8" calcext:value-type="float">
            <text:p>4372,8</text:p>
          </table:table-cell>
          <table:table-cell office:value-type="float" office:value="5110.73" calcext:value-type="float">
            <text:p>5110,73</text:p>
          </table:table-cell>
          <table:table-cell office:value-type="float" office:value="0.07735" calcext:value-type="float">
            <text:p>0,07735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3898.09" calcext:value-type="float">
            <text:p>3898,09</text:p>
          </table:table-cell>
          <table:table-cell office:value-type="float" office:value="4177.03" calcext:value-type="float">
            <text:p>4177,03</text:p>
          </table:table-cell>
          <table:table-cell office:value-type="float" office:value="0.05513" calcext:value-type="float">
            <text:p>0,05513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125.09" calcext:value-type="float">
            <text:p>4125,09</text:p>
          </table:table-cell>
          <table:table-cell office:value-type="float" office:value="4262.77" calcext:value-type="float">
            <text:p>4262,77</text:p>
          </table:table-cell>
          <table:table-cell office:value-type="float" office:value="0.05031" calcext:value-type="float">
            <text:p>0,0503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500.76" calcext:value-type="float">
            <text:p>4500,76</text:p>
          </table:table-cell>
          <table:table-cell office:value-type="float" office:value="4608.8" calcext:value-type="float">
            <text:p>4608,8</text:p>
          </table:table-cell>
          <table:table-cell office:value-type="float" office:value="0.04979" calcext:value-type="float">
            <text:p>0,0497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36.21" calcext:value-type="float">
            <text:p>5036,21</text:p>
          </table:table-cell>
          <table:table-cell office:value-type="float" office:value="5881.22" calcext:value-type="float">
            <text:p>5881,22</text:p>
          </table:table-cell>
          <table:table-cell office:value-type="float" office:value="0.08857" calcext:value-type="float">
            <text:p>0,0885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466.53" calcext:value-type="float">
            <text:p>4466,53</text:p>
          </table:table-cell>
          <table:table-cell office:value-type="float" office:value="4811.04" calcext:value-type="float">
            <text:p>4811,04</text:p>
          </table:table-cell>
          <table:table-cell office:value-type="float" office:value="0.06121" calcext:value-type="float">
            <text:p>0,0612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4907.76" calcext:value-type="float">
            <text:p>4907,76</text:p>
          </table:table-cell>
          <table:table-cell office:value-type="float" office:value="5105.21" calcext:value-type="float">
            <text:p>5105,21</text:p>
          </table:table-cell>
          <table:table-cell office:value-type="float" office:value="0.05852" calcext:value-type="float">
            <text:p>0,0585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302.71" calcext:value-type="float">
            <text:p>5302,71</text:p>
          </table:table-cell>
          <table:table-cell office:value-type="float" office:value="5441.62" calcext:value-type="float">
            <text:p>5441,62</text:p>
          </table:table-cell>
          <table:table-cell office:value-type="float" office:value="0.05688" calcext:value-type="float">
            <text:p>0,056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955.96" calcext:value-type="float">
            <text:p>5955,96</text:p>
          </table:table-cell>
          <table:table-cell office:value-type="float" office:value="6899.91" calcext:value-type="float">
            <text:p>6899,91</text:p>
          </table:table-cell>
          <table:table-cell office:value-type="float" office:value="0.10237" calcext:value-type="float">
            <text:p>0,10237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198.81" calcext:value-type="float">
            <text:p>5198,81</text:p>
          </table:table-cell>
          <table:table-cell office:value-type="float" office:value="5545.44" calcext:value-type="float">
            <text:p>5545,44</text:p>
          </table:table-cell>
          <table:table-cell office:value-type="float" office:value="0.07085" calcext:value-type="float">
            <text:p>0,0708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5684.52" calcext:value-type="float">
            <text:p>5684,52</text:p>
          </table:table-cell>
          <table:table-cell office:value-type="float" office:value="5918.35" calcext:value-type="float">
            <text:p>5918,35</text:p>
          </table:table-cell>
          <table:table-cell office:value-type="float" office:value="0.06725" calcext:value-type="float">
            <text:p>0,06725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146.55" calcext:value-type="float">
            <text:p>6146,55</text:p>
          </table:table-cell>
          <table:table-cell office:value-type="float" office:value="6278.87" calcext:value-type="float">
            <text:p>6278,87</text:p>
          </table:table-cell>
          <table:table-cell office:value-type="float" office:value="0.0656" calcext:value-type="float">
            <text:p>0,065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538.63" calcext:value-type="float">
            <text:p>6538,63</text:p>
          </table:table-cell>
          <table:table-cell office:value-type="float" office:value="7656.78" calcext:value-type="float">
            <text:p>7656,78</text:p>
          </table:table-cell>
          <table:table-cell office:value-type="float" office:value="0.11595" calcext:value-type="float">
            <text:p>0,1159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5919.5" calcext:value-type="float">
            <text:p>5919,5</text:p>
          </table:table-cell>
          <table:table-cell office:value-type="float" office:value="6347.66" calcext:value-type="float">
            <text:p>6347,66</text:p>
          </table:table-cell>
          <table:table-cell office:value-type="float" office:value="0.08298" calcext:value-type="float">
            <text:p>0,08298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409.77" calcext:value-type="float">
            <text:p>6409,77</text:p>
          </table:table-cell>
          <table:table-cell office:value-type="float" office:value="6692.17" calcext:value-type="float">
            <text:p>6692,17</text:p>
          </table:table-cell>
          <table:table-cell office:value-type="float" office:value="0.07916" calcext:value-type="float">
            <text:p>0,07916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6979.93" calcext:value-type="float">
            <text:p>6979,93</text:p>
          </table:table-cell>
          <table:table-cell office:value-type="float" office:value="7140.76" calcext:value-type="float">
            <text:p>7140,76</text:p>
          </table:table-cell>
          <table:table-cell office:value-type="float" office:value="0.07605" calcext:value-type="float">
            <text:p>0,076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41.07" calcext:value-type="float">
            <text:p>7441,07</text:p>
          </table:table-cell>
          <table:table-cell office:value-type="float" office:value="8658.6" calcext:value-type="float">
            <text:p>8658,6</text:p>
          </table:table-cell>
          <table:table-cell office:value-type="float" office:value="0.12802" calcext:value-type="float">
            <text:p>0,1280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750.1" calcext:value-type="float">
            <text:p>6750,1</text:p>
          </table:table-cell>
          <table:table-cell office:value-type="float" office:value="7214.41" calcext:value-type="float">
            <text:p>7214,41</text:p>
          </table:table-cell>
          <table:table-cell office:value-type="float" office:value="0.09015" calcext:value-type="float">
            <text:p>0,0901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091.29" calcext:value-type="float">
            <text:p>7091,29</text:p>
          </table:table-cell>
          <table:table-cell office:value-type="float" office:value="7400.33" calcext:value-type="float">
            <text:p>7400,33</text:p>
          </table:table-cell>
          <table:table-cell office:value-type="float" office:value="0.08295" calcext:value-type="float">
            <text:p>0,0829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726.9" calcext:value-type="float">
            <text:p>7726,9</text:p>
          </table:table-cell>
          <table:table-cell office:value-type="float" office:value="7809.94" calcext:value-type="float">
            <text:p>7809,94</text:p>
          </table:table-cell>
          <table:table-cell office:value-type="float" office:value="0.0801" calcext:value-type="float">
            <text:p>0,080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8009.38" calcext:value-type="float">
            <text:p>8009,38</text:p>
          </table:table-cell>
          <table:table-cell office:value-type="float" office:value="9350.36" calcext:value-type="float">
            <text:p>9350,36</text:p>
          </table:table-cell>
          <table:table-cell office:value-type="float" office:value="0.13676" calcext:value-type="float">
            <text:p>0,1367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292.76" calcext:value-type="float">
            <text:p>7292,76</text:p>
          </table:table-cell>
          <table:table-cell office:value-type="float" office:value="7828.31" calcext:value-type="float">
            <text:p>7828,31</text:p>
          </table:table-cell>
          <table:table-cell office:value-type="float" office:value="0.09823" calcext:value-type="float">
            <text:p>0,09823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7722.11" calcext:value-type="float">
            <text:p>7722,11</text:p>
          </table:table-cell>
          <table:table-cell office:value-type="float" office:value="7984.22" calcext:value-type="float">
            <text:p>7984,22</text:p>
          </table:table-cell>
          <table:table-cell office:value-type="float" office:value="0.0906500000000001" calcext:value-type="float">
            <text:p>0,09065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8522.61" calcext:value-type="float">
            <text:p>8522,61</text:p>
          </table:table-cell>
          <table:table-cell office:value-type="float" office:value="8680.75" calcext:value-type="float">
            <text:p>8680,75</text:p>
          </table:table-cell>
          <table:table-cell office:value-type="float" office:value="0.08827" calcext:value-type="float">
            <text:p>0,0882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762.49504950495" calcext:value-type="float">
            <text:p>8762,49504950495</text:p>
          </table:table-cell>
          <table:table-cell office:value-type="float" office:value="10258.2079207921" calcext:value-type="float">
            <text:p>10258,2079207921</text:p>
          </table:table-cell>
          <table:table-cell office:value-type="float" office:value="0.153128712871287" calcext:value-type="float">
            <text:p>0,15312871287128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038.76237623762" calcext:value-type="float">
            <text:p>8038,76237623762</text:p>
          </table:table-cell>
          <table:table-cell office:value-type="float" office:value="8644.29702970297" calcext:value-type="float">
            <text:p>8644,29702970297</text:p>
          </table:table-cell>
          <table:table-cell office:value-type="float" office:value="0.108782178217822" calcext:value-type="float">
            <text:p>0,10878217821782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442.79207920792" calcext:value-type="float">
            <text:p>8442,79207920792</text:p>
          </table:table-cell>
          <table:table-cell office:value-type="float" office:value="8682.29702970297" calcext:value-type="float">
            <text:p>8682,29702970297</text:p>
          </table:table-cell>
          <table:table-cell office:value-type="float" office:value="0.100158415841584" calcext:value-type="float">
            <text:p>0,10015841584158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9370.58415841584" calcext:value-type="float">
            <text:p>9370,58415841584</text:p>
          </table:table-cell>
          <table:table-cell office:value-type="float" office:value="9506.35643564356" calcext:value-type="float">
            <text:p>9506,35643564356</text:p>
          </table:table-cell>
          <table:table-cell office:value-type="float" office:value="0.100247524752475" calcext:value-type="float">
            <text:p>0,10024752475247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826.63" calcext:value-type="float">
            <text:p>9826,63</text:p>
          </table:table-cell>
          <table:table-cell office:value-type="float" office:value="11610.42" calcext:value-type="float">
            <text:p>11610,42</text:p>
          </table:table-cell>
          <table:table-cell office:value-type="float" office:value="0.17001" calcext:value-type="float">
            <text:p>0,17001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8715.81" calcext:value-type="float">
            <text:p>8715,81</text:p>
          </table:table-cell>
          <table:table-cell office:value-type="float" office:value="9290.65" calcext:value-type="float">
            <text:p>9290,65</text:p>
          </table:table-cell>
          <table:table-cell office:value-type="float" office:value="0.11503" calcext:value-type="float">
            <text:p>0,11503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9304.55" calcext:value-type="float">
            <text:p>9304,55</text:p>
          </table:table-cell>
          <table:table-cell office:value-type="float" office:value="9557.16" calcext:value-type="float">
            <text:p>9557,16</text:p>
          </table:table-cell>
          <table:table-cell office:value-type="float" office:value="0.11019" calcext:value-type="float">
            <text:p>0,11019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0242.71" calcext:value-type="float">
            <text:p>10242,71</text:p>
          </table:table-cell>
          <table:table-cell office:value-type="float" office:value="10473.52" calcext:value-type="float">
            <text:p>10473,52</text:p>
          </table:table-cell>
          <table:table-cell office:value-type="float" office:value="0.10407" calcext:value-type="float">
            <text:p>0,1040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634.42" calcext:value-type="float">
            <text:p>10634,42</text:p>
          </table:table-cell>
          <table:table-cell office:value-type="float" office:value="12411.15" calcext:value-type="float">
            <text:p>12411,15</text:p>
          </table:table-cell>
          <table:table-cell office:value-type="float" office:value="0.18111" calcext:value-type="float">
            <text:p>0,18111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9462.38" calcext:value-type="float">
            <text:p>9462,38</text:p>
          </table:table-cell>
          <table:table-cell office:value-type="float" office:value="10105.47" calcext:value-type="float">
            <text:p>10105,47</text:p>
          </table:table-cell>
          <table:table-cell office:value-type="float" office:value="0.12406" calcext:value-type="float">
            <text:p>0,12406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9945.55" calcext:value-type="float">
            <text:p>9945,55</text:p>
          </table:table-cell>
          <table:table-cell office:value-type="float" office:value="10191.88" calcext:value-type="float">
            <text:p>10191,88</text:p>
          </table:table-cell>
          <table:table-cell office:value-type="float" office:value="0.11207" calcext:value-type="float">
            <text:p>0,1120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0924.07" calcext:value-type="float">
            <text:p>10924,07</text:p>
          </table:table-cell>
          <table:table-cell office:value-type="float" office:value="11188.15" calcext:value-type="float">
            <text:p>11188,15</text:p>
          </table:table-cell>
          <table:table-cell office:value-type="float" office:value="0.11321" calcext:value-type="float">
            <text:p>0,1132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312.12" calcext:value-type="float">
            <text:p>11312,12</text:p>
          </table:table-cell>
          <table:table-cell office:value-type="float" office:value="13252.36" calcext:value-type="float">
            <text:p>13252,36</text:p>
          </table:table-cell>
          <table:table-cell office:value-type="float" office:value="0.18717" calcext:value-type="float">
            <text:p>0,1871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9945.92" calcext:value-type="float">
            <text:p>9945,92</text:p>
          </table:table-cell>
          <table:table-cell office:value-type="float" office:value="10688.86" calcext:value-type="float">
            <text:p>10688,86</text:p>
          </table:table-cell>
          <table:table-cell office:value-type="float" office:value="0.12785" calcext:value-type="float">
            <text:p>0,12785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0932.94" calcext:value-type="float">
            <text:p>10932,94</text:p>
          </table:table-cell>
          <table:table-cell office:value-type="float" office:value="11297.7" calcext:value-type="float">
            <text:p>11297,7</text:p>
          </table:table-cell>
          <table:table-cell office:value-type="float" office:value="0.12479" calcext:value-type="float">
            <text:p>0,12479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1853.55" calcext:value-type="float">
            <text:p>11853,55</text:p>
          </table:table-cell>
          <table:table-cell office:value-type="float" office:value="11996.45" calcext:value-type="float">
            <text:p>11996,45</text:p>
          </table:table-cell>
          <table:table-cell office:value-type="float" office:value="0.11814" calcext:value-type="float">
            <text:p>0,1181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2088.31" calcext:value-type="float">
            <text:p>12088,31</text:p>
          </table:table-cell>
          <table:table-cell office:value-type="float" office:value="14094.12" calcext:value-type="float">
            <text:p>14094,12</text:p>
          </table:table-cell>
          <table:table-cell office:value-type="float" office:value="0.20339" calcext:value-type="float">
            <text:p>0,20339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0752.14" calcext:value-type="float">
            <text:p>10752,14</text:p>
          </table:table-cell>
          <table:table-cell office:value-type="float" office:value="11451.21" calcext:value-type="float">
            <text:p>11451,21</text:p>
          </table:table-cell>
          <table:table-cell office:value-type="float" office:value="0.13803" calcext:value-type="float">
            <text:p>0,13803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1311.07" calcext:value-type="float">
            <text:p>11311,07</text:p>
          </table:table-cell>
          <table:table-cell office:value-type="float" office:value="11601.4" calcext:value-type="float">
            <text:p>11601,4</text:p>
          </table:table-cell>
          <table:table-cell office:value-type="float" office:value="0.12812" calcext:value-type="float">
            <text:p>0,12812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2434.69" calcext:value-type="float">
            <text:p>12434,69</text:p>
          </table:table-cell>
          <table:table-cell office:value-type="float" office:value="12749.06" calcext:value-type="float">
            <text:p>12749,06</text:p>
          </table:table-cell>
          <table:table-cell office:value-type="float" office:value="0.12641" calcext:value-type="float">
            <text:p>0,1264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920.13" calcext:value-type="float">
            <text:p>12920,13</text:p>
          </table:table-cell>
          <table:table-cell office:value-type="float" office:value="15152.96" calcext:value-type="float">
            <text:p>15152,96</text:p>
          </table:table-cell>
          <table:table-cell office:value-type="float" office:value="0.22991" calcext:value-type="float">
            <text:p>0,22991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1462.99" calcext:value-type="float">
            <text:p>11462,99</text:p>
          </table:table-cell>
          <table:table-cell office:value-type="float" office:value="12169.99" calcext:value-type="float">
            <text:p>12169,99</text:p>
          </table:table-cell>
          <table:table-cell office:value-type="float" office:value="0.15584" calcext:value-type="float">
            <text:p>0,15584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2042.94" calcext:value-type="float">
            <text:p>12042,94</text:p>
          </table:table-cell>
          <table:table-cell office:value-type="float" office:value="12477.02" calcext:value-type="float">
            <text:p>12477,02</text:p>
          </table:table-cell>
          <table:table-cell office:value-type="float" office:value="0.14556" calcext:value-type="float">
            <text:p>0,14556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3279.3" calcext:value-type="float">
            <text:p>13279,3</text:p>
          </table:table-cell>
          <table:table-cell office:value-type="float" office:value="13572.99" calcext:value-type="float">
            <text:p>13572,99</text:p>
          </table:table-cell>
          <table:table-cell office:value-type="float" office:value="0.13995" calcext:value-type="float">
            <text:p>0,1399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3645.63" calcext:value-type="float">
            <text:p>13645,63</text:p>
          </table:table-cell>
          <table:table-cell office:value-type="float" office:value="15794.91" calcext:value-type="float">
            <text:p>15794,91</text:p>
          </table:table-cell>
          <table:table-cell office:value-type="float" office:value="0.22171" calcext:value-type="float">
            <text:p>0,22171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211.1" calcext:value-type="float">
            <text:p>12211,1</text:p>
          </table:table-cell>
          <table:table-cell office:value-type="float" office:value="13020.06" calcext:value-type="float">
            <text:p>13020,06</text:p>
          </table:table-cell>
          <table:table-cell office:value-type="float" office:value="0.15156" calcext:value-type="float">
            <text:p>0,15156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2731.66" calcext:value-type="float">
            <text:p>12731,66</text:p>
          </table:table-cell>
          <table:table-cell office:value-type="float" office:value="13227.52" calcext:value-type="float">
            <text:p>13227,52</text:p>
          </table:table-cell>
          <table:table-cell office:value-type="float" office:value="0.13938" calcext:value-type="float">
            <text:p>0,1393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4260.05" calcext:value-type="float">
            <text:p>14260,05</text:p>
          </table:table-cell>
          <table:table-cell office:value-type="float" office:value="14503.67" calcext:value-type="float">
            <text:p>14503,67</text:p>
          </table:table-cell>
          <table:table-cell office:value-type="float" office:value="0.14057" calcext:value-type="float">
            <text:p>0,1405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4445.23" calcext:value-type="float">
            <text:p>14445,23</text:p>
          </table:table-cell>
          <table:table-cell office:value-type="float" office:value="16897.92" calcext:value-type="float">
            <text:p>16897,92</text:p>
          </table:table-cell>
          <table:table-cell office:value-type="float" office:value="0.23421" calcext:value-type="float">
            <text:p>0,23421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143.57" calcext:value-type="float">
            <text:p>13143,57</text:p>
          </table:table-cell>
          <table:table-cell office:value-type="float" office:value="14102.22" calcext:value-type="float">
            <text:p>14102,22</text:p>
          </table:table-cell>
          <table:table-cell office:value-type="float" office:value="0.16558" calcext:value-type="float">
            <text:p>0,1655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3768.78" calcext:value-type="float">
            <text:p>13768,78</text:p>
          </table:table-cell>
          <table:table-cell office:value-type="float" office:value="14122.09" calcext:value-type="float">
            <text:p>14122,09</text:p>
          </table:table-cell>
          <table:table-cell office:value-type="float" office:value="0.15188" calcext:value-type="float">
            <text:p>0,15188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4759.39" calcext:value-type="float">
            <text:p>14759,39</text:p>
          </table:table-cell>
          <table:table-cell office:value-type="float" office:value="15033.97" calcext:value-type="float">
            <text:p>15033,97</text:p>
          </table:table-cell>
          <table:table-cell office:value-type="float" office:value="0.14331" calcext:value-type="float">
            <text:p>0,143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234.7" calcext:value-type="float">
            <text:p>15234,7</text:p>
          </table:table-cell>
          <table:table-cell office:value-type="float" office:value="17865.37" calcext:value-type="float">
            <text:p>17865,37</text:p>
          </table:table-cell>
          <table:table-cell office:value-type="float" office:value="0.25009" calcext:value-type="float">
            <text:p>0,25009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3708.43" calcext:value-type="float">
            <text:p>13708,43</text:p>
          </table:table-cell>
          <table:table-cell office:value-type="float" office:value="14571.71" calcext:value-type="float">
            <text:p>14571,71</text:p>
          </table:table-cell>
          <table:table-cell office:value-type="float" office:value="0.17323" calcext:value-type="float">
            <text:p>0,17323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661.33" calcext:value-type="float">
            <text:p>14661,33</text:p>
          </table:table-cell>
          <table:table-cell office:value-type="float" office:value="15184.82" calcext:value-type="float">
            <text:p>15184,82</text:p>
          </table:table-cell>
          <table:table-cell office:value-type="float" office:value="0.1638" calcext:value-type="float">
            <text:p>0,1638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5850.84" calcext:value-type="float">
            <text:p>15850,84</text:p>
          </table:table-cell>
          <table:table-cell office:value-type="float" office:value="15986.28" calcext:value-type="float">
            <text:p>15986,28</text:p>
          </table:table-cell>
          <table:table-cell office:value-type="float" office:value="0.15513" calcext:value-type="float">
            <text:p>0,15513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6450.42" calcext:value-type="float">
            <text:p>16450,42</text:p>
          </table:table-cell>
          <table:table-cell office:value-type="float" office:value="19315.85" calcext:value-type="float">
            <text:p>19315,85</text:p>
          </table:table-cell>
          <table:table-cell office:value-type="float" office:value="0.31048" calcext:value-type="float">
            <text:p>0,31048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4218.79" calcext:value-type="float">
            <text:p>14218,79</text:p>
          </table:table-cell>
          <table:table-cell office:value-type="float" office:value="15292.75" calcext:value-type="float">
            <text:p>15292,75</text:p>
          </table:table-cell>
          <table:table-cell office:value-type="float" office:value="0.20444" calcext:value-type="float">
            <text:p>0,20444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5343.29" calcext:value-type="float">
            <text:p>15343,29</text:p>
          </table:table-cell>
          <table:table-cell office:value-type="float" office:value="15929.43" calcext:value-type="float">
            <text:p>15929,43</text:p>
          </table:table-cell>
          <table:table-cell office:value-type="float" office:value="0.19448" calcext:value-type="float">
            <text:p>0,19448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16508.07" calcext:value-type="float">
            <text:p>16508,07</text:p>
          </table:table-cell>
          <table:table-cell office:value-type="float" office:value="16837.12" calcext:value-type="float">
            <text:p>16837,12</text:p>
          </table:table-cell>
          <table:table-cell office:value-type="float" office:value="0.18544" calcext:value-type="float">
            <text:p>0,1854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909.4" calcext:value-type="float">
            <text:p>16909,4</text:p>
          </table:table-cell>
          <table:table-cell office:value-type="float" office:value="19628.46" calcext:value-type="float">
            <text:p>19628,46</text:p>
          </table:table-cell>
          <table:table-cell office:value-type="float" office:value="0.276" calcext:value-type="float">
            <text:p>0,276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5015" calcext:value-type="float">
            <text:p>15015</text:p>
          </table:table-cell>
          <table:table-cell office:value-type="float" office:value="16014.59" calcext:value-type="float">
            <text:p>16014,59</text:p>
          </table:table-cell>
          <table:table-cell office:value-type="float" office:value="0.19013" calcext:value-type="float">
            <text:p>0,19013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6045.93" calcext:value-type="float">
            <text:p>16045,93</text:p>
          </table:table-cell>
          <table:table-cell office:value-type="float" office:value="16556.55" calcext:value-type="float">
            <text:p>16556,55</text:p>
          </table:table-cell>
          <table:table-cell office:value-type="float" office:value="0.17484" calcext:value-type="float">
            <text:p>0,17484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17434.15" calcext:value-type="float">
            <text:p>17434,15</text:p>
          </table:table-cell>
          <table:table-cell office:value-type="float" office:value="17750.57" calcext:value-type="float">
            <text:p>17750,57</text:p>
          </table:table-cell>
          <table:table-cell office:value-type="float" office:value="0.16866" calcext:value-type="float">
            <text:p>0,1686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671.62" calcext:value-type="float">
            <text:p>17671,62</text:p>
          </table:table-cell>
          <table:table-cell office:value-type="float" office:value="20820.23" calcext:value-type="float">
            <text:p>20820,23</text:p>
          </table:table-cell>
          <table:table-cell office:value-type="float" office:value="0.28514" calcext:value-type="float">
            <text:p>0,28514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5772.53" calcext:value-type="float">
            <text:p>15772,53</text:p>
          </table:table-cell>
          <table:table-cell office:value-type="float" office:value="16867.85" calcext:value-type="float">
            <text:p>16867,85</text:p>
          </table:table-cell>
          <table:table-cell office:value-type="float" office:value="0.19407" calcext:value-type="float">
            <text:p>0,1940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6798.72" calcext:value-type="float">
            <text:p>16798,72</text:p>
          </table:table-cell>
          <table:table-cell office:value-type="float" office:value="17275.27" calcext:value-type="float">
            <text:p>17275,27</text:p>
          </table:table-cell>
          <table:table-cell office:value-type="float" office:value="0.18305" calcext:value-type="float">
            <text:p>0,18305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059.28" calcext:value-type="float">
            <text:p>18059,28</text:p>
          </table:table-cell>
          <table:table-cell office:value-type="float" office:value="18265.63" calcext:value-type="float">
            <text:p>18265,63</text:p>
          </table:table-cell>
          <table:table-cell office:value-type="float" office:value="0.17091" calcext:value-type="float">
            <text:p>0,1709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451.99" calcext:value-type="float">
            <text:p>18451,99</text:p>
          </table:table-cell>
          <table:table-cell office:value-type="float" office:value="21711.67" calcext:value-type="float">
            <text:p>21711,67</text:p>
          </table:table-cell>
          <table:table-cell office:value-type="float" office:value="0.30209" calcext:value-type="float">
            <text:p>0,30209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6487.23" calcext:value-type="float">
            <text:p>16487,23</text:p>
          </table:table-cell>
          <table:table-cell office:value-type="float" office:value="17466.72" calcext:value-type="float">
            <text:p>17466,72</text:p>
          </table:table-cell>
          <table:table-cell office:value-type="float" office:value="0.20072" calcext:value-type="float">
            <text:p>0,20072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7462.88" calcext:value-type="float">
            <text:p>17462,88</text:p>
          </table:table-cell>
          <table:table-cell office:value-type="float" office:value="18039.2" calcext:value-type="float">
            <text:p>18039,2</text:p>
          </table:table-cell>
          <table:table-cell office:value-type="float" office:value="0.19186" calcext:value-type="float">
            <text:p>0,19186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18910.08" calcext:value-type="float">
            <text:p>18910,08</text:p>
          </table:table-cell>
          <table:table-cell office:value-type="float" office:value="19109.62" calcext:value-type="float">
            <text:p>19109,62</text:p>
          </table:table-cell>
          <table:table-cell office:value-type="float" office:value="0.17983" calcext:value-type="float">
            <text:p>0,1798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9445.82" calcext:value-type="float">
            <text:p>19445,82</text:p>
          </table:table-cell>
          <table:table-cell office:value-type="float" office:value="22788.51" calcext:value-type="float">
            <text:p>22788,51</text:p>
          </table:table-cell>
          <table:table-cell office:value-type="float" office:value="0.31271" calcext:value-type="float">
            <text:p>0,31271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7160.21" calcext:value-type="float">
            <text:p>17160,21</text:p>
          </table:table-cell>
          <table:table-cell office:value-type="float" office:value="18159.54" calcext:value-type="float">
            <text:p>18159,54</text:p>
          </table:table-cell>
          <table:table-cell office:value-type="float" office:value="0.21007" calcext:value-type="float">
            <text:p>0,21007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8423.38" calcext:value-type="float">
            <text:p>18423,38</text:p>
          </table:table-cell>
          <table:table-cell office:value-type="float" office:value="19191.18" calcext:value-type="float">
            <text:p>19191,18</text:p>
          </table:table-cell>
          <table:table-cell office:value-type="float" office:value="0.19949" calcext:value-type="float">
            <text:p>0,1994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19916.53" calcext:value-type="float">
            <text:p>19916,53</text:p>
          </table:table-cell>
          <table:table-cell office:value-type="float" office:value="20213.68" calcext:value-type="float">
            <text:p>20213,68</text:p>
          </table:table-cell>
          <table:table-cell office:value-type="float" office:value="0.18787" calcext:value-type="float">
            <text:p>0,18787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272.35" calcext:value-type="float">
            <text:p>20272,35</text:p>
          </table:table-cell>
          <table:table-cell office:value-type="float" office:value="23807.7" calcext:value-type="float">
            <text:p>23807,7</text:p>
          </table:table-cell>
          <table:table-cell office:value-type="float" office:value="0.32387" calcext:value-type="float">
            <text:p>0,32387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7986.56" calcext:value-type="float">
            <text:p>17986,56</text:p>
          </table:table-cell>
          <table:table-cell office:value-type="float" office:value="19258.83" calcext:value-type="float">
            <text:p>19258,83</text:p>
          </table:table-cell>
          <table:table-cell office:value-type="float" office:value="0.21739" calcext:value-type="float">
            <text:p>0,21739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18766.22" calcext:value-type="float">
            <text:p>18766,22</text:p>
          </table:table-cell>
          <table:table-cell office:value-type="float" office:value="19461.45" calcext:value-type="float">
            <text:p>19461,45</text:p>
          </table:table-cell>
          <table:table-cell office:value-type="float" office:value="0.20375" calcext:value-type="float">
            <text:p>0,20375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0744.13" calcext:value-type="float">
            <text:p>20744,13</text:p>
          </table:table-cell>
          <table:table-cell office:value-type="float" office:value="21280.66" calcext:value-type="float">
            <text:p>21280,66</text:p>
          </table:table-cell>
          <table:table-cell office:value-type="float" office:value="0.19739" calcext:value-type="float">
            <text:p>0,19739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0915.21" calcext:value-type="float">
            <text:p>20915,21</text:p>
          </table:table-cell>
          <table:table-cell office:value-type="float" office:value="24433.91" calcext:value-type="float">
            <text:p>24433,91</text:p>
          </table:table-cell>
          <table:table-cell office:value-type="float" office:value="0.3317" calcext:value-type="float">
            <text:p>0,3317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8467.99" calcext:value-type="float">
            <text:p>18467,99</text:p>
          </table:table-cell>
          <table:table-cell office:value-type="float" office:value="19781.37" calcext:value-type="float">
            <text:p>19781,37</text:p>
          </table:table-cell>
          <table:table-cell office:value-type="float" office:value="0.22513" calcext:value-type="float">
            <text:p>0,22513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19656.37" calcext:value-type="float">
            <text:p>19656,37</text:p>
          </table:table-cell>
          <table:table-cell office:value-type="float" office:value="20492.02" calcext:value-type="float">
            <text:p>20492,02</text:p>
          </table:table-cell>
          <table:table-cell office:value-type="float" office:value="0.21489" calcext:value-type="float">
            <text:p>0,21489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1405.65" calcext:value-type="float">
            <text:p>21405,65</text:p>
          </table:table-cell>
          <table:table-cell office:value-type="float" office:value="21717.05" calcext:value-type="float">
            <text:p>21717,05</text:p>
          </table:table-cell>
          <table:table-cell office:value-type="float" office:value="0.20414" calcext:value-type="float">
            <text:p>0,2041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1459.69" calcext:value-type="float">
            <text:p>21459,69</text:p>
          </table:table-cell>
          <table:table-cell office:value-type="float" office:value="25059.29" calcext:value-type="float">
            <text:p>25059,29</text:p>
          </table:table-cell>
          <table:table-cell office:value-type="float" office:value="0.34088" calcext:value-type="float">
            <text:p>0,34088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19362.47" calcext:value-type="float">
            <text:p>19362,47</text:p>
          </table:table-cell>
          <table:table-cell office:value-type="float" office:value="20660.97" calcext:value-type="float">
            <text:p>20660,97</text:p>
          </table:table-cell>
          <table:table-cell office:value-type="float" office:value="0.24153" calcext:value-type="float">
            <text:p>0,2415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0419.2" calcext:value-type="float">
            <text:p>20419,2</text:p>
          </table:table-cell>
          <table:table-cell office:value-type="float" office:value="21106.83" calcext:value-type="float">
            <text:p>21106,83</text:p>
          </table:table-cell>
          <table:table-cell office:value-type="float" office:value="0.22279" calcext:value-type="float">
            <text:p>0,22279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21852.11" calcext:value-type="float">
            <text:p>21852,11</text:p>
          </table:table-cell>
          <table:table-cell office:value-type="float" office:value="22229.48" calcext:value-type="float">
            <text:p>22229,48</text:p>
          </table:table-cell>
          <table:table-cell office:value-type="float" office:value="0.20926" calcext:value-type="float">
            <text:p>0,2092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2975.6" calcext:value-type="float">
            <text:p>22975,6</text:p>
          </table:table-cell>
          <table:table-cell office:value-type="float" office:value="26852.98" calcext:value-type="float">
            <text:p>26852,98</text:p>
          </table:table-cell>
          <table:table-cell office:value-type="float" office:value="0.36918" calcext:value-type="float">
            <text:p>0,36918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0125.38" calcext:value-type="float">
            <text:p>20125,38</text:p>
          </table:table-cell>
          <table:table-cell office:value-type="float" office:value="21471.13" calcext:value-type="float">
            <text:p>21471,13</text:p>
          </table:table-cell>
          <table:table-cell office:value-type="float" office:value="0.24679" calcext:value-type="float">
            <text:p>0,24679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1491.79" calcext:value-type="float">
            <text:p>21491,79</text:p>
          </table:table-cell>
          <table:table-cell office:value-type="float" office:value="22177.05" calcext:value-type="float">
            <text:p>22177,05</text:p>
          </table:table-cell>
          <table:table-cell office:value-type="float" office:value="0.23148" calcext:value-type="float">
            <text:p>0,23148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23274.51" calcext:value-type="float">
            <text:p>23274,51</text:p>
          </table:table-cell>
          <table:table-cell office:value-type="float" office:value="23628.76" calcext:value-type="float">
            <text:p>23628,76</text:p>
          </table:table-cell>
          <table:table-cell office:value-type="float" office:value="0.22348" calcext:value-type="float">
            <text:p>0,2234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839.16" calcext:value-type="float">
            <text:p>23839,16</text:p>
          </table:table-cell>
          <table:table-cell office:value-type="float" office:value="28045.53" calcext:value-type="float">
            <text:p>28045,53</text:p>
          </table:table-cell>
          <table:table-cell office:value-type="float" office:value="0.37991" calcext:value-type="float">
            <text:p>0,379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0987.86" calcext:value-type="float">
            <text:p>20987,86</text:p>
          </table:table-cell>
          <table:table-cell office:value-type="float" office:value="22370.92" calcext:value-type="float">
            <text:p>22370,92</text:p>
          </table:table-cell>
          <table:table-cell office:value-type="float" office:value="0.25844" calcext:value-type="float">
            <text:p>0,25844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2083.87" calcext:value-type="float">
            <text:p>22083,87</text:p>
          </table:table-cell>
          <table:table-cell office:value-type="float" office:value="22891.66" calcext:value-type="float">
            <text:p>22891,66</text:p>
          </table:table-cell>
          <table:table-cell office:value-type="float" office:value="0.23443" calcext:value-type="float">
            <text:p>0,23443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23833.28" calcext:value-type="float">
            <text:p>23833,28</text:p>
          </table:table-cell>
          <table:table-cell office:value-type="float" office:value="24200.62" calcext:value-type="float">
            <text:p>24200,62</text:p>
          </table:table-cell>
          <table:table-cell office:value-type="float" office:value="0.22488" calcext:value-type="float">
            <text:p>0,2248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4540.55" calcext:value-type="float">
            <text:p>24540,55</text:p>
          </table:table-cell>
          <table:table-cell office:value-type="float" office:value="28796.81" calcext:value-type="float">
            <text:p>28796,81</text:p>
          </table:table-cell>
          <table:table-cell office:value-type="float" office:value="0.39255" calcext:value-type="float">
            <text:p>0,39255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1428.13" calcext:value-type="float">
            <text:p>21428,13</text:p>
          </table:table-cell>
          <table:table-cell office:value-type="float" office:value="22756.16" calcext:value-type="float">
            <text:p>22756,16</text:p>
          </table:table-cell>
          <table:table-cell office:value-type="float" office:value="0.2622" calcext:value-type="float">
            <text:p>0,2622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2509.67" calcext:value-type="float">
            <text:p>22509,67</text:p>
          </table:table-cell>
          <table:table-cell office:value-type="float" office:value="23235.69" calcext:value-type="float">
            <text:p>23235,69</text:p>
          </table:table-cell>
          <table:table-cell office:value-type="float" office:value="0.24887" calcext:value-type="float">
            <text:p>0,24887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24739.48" calcext:value-type="float">
            <text:p>24739,48</text:p>
          </table:table-cell>
          <table:table-cell office:value-type="float" office:value="25198.73" calcext:value-type="float">
            <text:p>25198,73</text:p>
          </table:table-cell>
          <table:table-cell office:value-type="float" office:value="0.23211" calcext:value-type="float">
            <text:p>0,23211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5187.25" calcext:value-type="float">
            <text:p>25187,25</text:p>
          </table:table-cell>
          <table:table-cell office:value-type="float" office:value="29447.6" calcext:value-type="float">
            <text:p>29447,6</text:p>
          </table:table-cell>
          <table:table-cell office:value-type="float" office:value="0.40865" calcext:value-type="float">
            <text:p>0,40865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1925.6" calcext:value-type="float">
            <text:p>21925,6</text:p>
          </table:table-cell>
          <table:table-cell office:value-type="float" office:value="23483.18" calcext:value-type="float">
            <text:p>23483,18</text:p>
          </table:table-cell>
          <table:table-cell office:value-type="float" office:value="0.26717" calcext:value-type="float">
            <text:p>0,26717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3501.38" calcext:value-type="float">
            <text:p>23501,38</text:p>
          </table:table-cell>
          <table:table-cell office:value-type="float" office:value="24181.93" calcext:value-type="float">
            <text:p>24181,93</text:p>
          </table:table-cell>
          <table:table-cell office:value-type="float" office:value="0.25022" calcext:value-type="float">
            <text:p>0,25022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25310.52" calcext:value-type="float">
            <text:p>25310,52</text:p>
          </table:table-cell>
          <table:table-cell office:value-type="float" office:value="25702.3" calcext:value-type="float">
            <text:p>25702,3</text:p>
          </table:table-cell>
          <table:table-cell office:value-type="float" office:value="0.24477" calcext:value-type="float">
            <text:p>0,24477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6133.74" calcext:value-type="float">
            <text:p>26133,74</text:p>
          </table:table-cell>
          <table:table-cell office:value-type="float" office:value="30604.36" calcext:value-type="float">
            <text:p>30604,36</text:p>
          </table:table-cell>
          <table:table-cell office:value-type="float" office:value="0.41357" calcext:value-type="float">
            <text:p>0,41357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3099.81" calcext:value-type="float">
            <text:p>23099,81</text:p>
          </table:table-cell>
          <table:table-cell office:value-type="float" office:value="24738.79" calcext:value-type="float">
            <text:p>24738,79</text:p>
          </table:table-cell>
          <table:table-cell office:value-type="float" office:value="0.28358" calcext:value-type="float">
            <text:p>0,28358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4276.7" calcext:value-type="float">
            <text:p>24276,7</text:p>
          </table:table-cell>
          <table:table-cell office:value-type="float" office:value="25134.33" calcext:value-type="float">
            <text:p>25134,33</text:p>
          </table:table-cell>
          <table:table-cell office:value-type="float" office:value="0.25401" calcext:value-type="float">
            <text:p>0,25401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26437.65" calcext:value-type="float">
            <text:p>26437,65</text:p>
          </table:table-cell>
          <table:table-cell office:value-type="float" office:value="26910.9" calcext:value-type="float">
            <text:p>26910,9</text:p>
          </table:table-cell>
          <table:table-cell office:value-type="float" office:value="0.2455" calcext:value-type="float">
            <text:p>0,245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6486.12" calcext:value-type="float">
            <text:p>26486,12</text:p>
          </table:table-cell>
          <table:table-cell office:value-type="float" office:value="30861.6" calcext:value-type="float">
            <text:p>30861,6</text:p>
          </table:table-cell>
          <table:table-cell office:value-type="float" office:value="0.41858" calcext:value-type="float">
            <text:p>0,41858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3405.4" calcext:value-type="float">
            <text:p>23405,4</text:p>
          </table:table-cell>
          <table:table-cell office:value-type="float" office:value="25047.62" calcext:value-type="float">
            <text:p>25047,62</text:p>
          </table:table-cell>
          <table:table-cell office:value-type="float" office:value="0.28233" calcext:value-type="float">
            <text:p>0,28233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5063.61" calcext:value-type="float">
            <text:p>25063,61</text:p>
          </table:table-cell>
          <table:table-cell office:value-type="float" office:value="25918.16" calcext:value-type="float">
            <text:p>25918,16</text:p>
          </table:table-cell>
          <table:table-cell office:value-type="float" office:value="0.27555" calcext:value-type="float">
            <text:p>0,27555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27040.1" calcext:value-type="float">
            <text:p>27040,1</text:p>
          </table:table-cell>
          <table:table-cell office:value-type="float" office:value="27451.23" calcext:value-type="float">
            <text:p>27451,23</text:p>
          </table:table-cell>
          <table:table-cell office:value-type="float" office:value="0.25492" calcext:value-type="float">
            <text:p>0,2549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7381.83" calcext:value-type="float">
            <text:p>27381,83</text:p>
          </table:table-cell>
          <table:table-cell office:value-type="float" office:value="32041.26" calcext:value-type="float">
            <text:p>32041,26</text:p>
          </table:table-cell>
          <table:table-cell office:value-type="float" office:value="0.43628" calcext:value-type="float">
            <text:p>0,43628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3967.34" calcext:value-type="float">
            <text:p>23967,34</text:p>
          </table:table-cell>
          <table:table-cell office:value-type="float" office:value="25564.35" calcext:value-type="float">
            <text:p>25564,35</text:p>
          </table:table-cell>
          <table:table-cell office:value-type="float" office:value="0.28757" calcext:value-type="float">
            <text:p>0,28757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5992.27" calcext:value-type="float">
            <text:p>25992,27</text:p>
          </table:table-cell>
          <table:table-cell office:value-type="float" office:value="26839.25" calcext:value-type="float">
            <text:p>26839,25</text:p>
          </table:table-cell>
          <table:table-cell office:value-type="float" office:value="0.27725" calcext:value-type="float">
            <text:p>0,27725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28359.38" calcext:value-type="float">
            <text:p>28359,38</text:p>
          </table:table-cell>
          <table:table-cell office:value-type="float" office:value="28776.81" calcext:value-type="float">
            <text:p>28776,81</text:p>
          </table:table-cell>
          <table:table-cell office:value-type="float" office:value="0.26629" calcext:value-type="float">
            <text:p>0,2662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8373.36" calcext:value-type="float">
            <text:p>28373,36</text:p>
          </table:table-cell>
          <table:table-cell office:value-type="float" office:value="33407.94" calcext:value-type="float">
            <text:p>33407,94</text:p>
          </table:table-cell>
          <table:table-cell office:value-type="float" office:value="0.45881" calcext:value-type="float">
            <text:p>0,45881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892.26" calcext:value-type="float">
            <text:p>24892,26</text:p>
          </table:table-cell>
          <table:table-cell office:value-type="float" office:value="26446.75" calcext:value-type="float">
            <text:p>26446,75</text:p>
          </table:table-cell>
          <table:table-cell office:value-type="float" office:value="0.29669" calcext:value-type="float">
            <text:p>0,29669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6726.89" calcext:value-type="float">
            <text:p>26726,89</text:p>
          </table:table-cell>
          <table:table-cell office:value-type="float" office:value="27688.54" calcext:value-type="float">
            <text:p>27688,54</text:p>
          </table:table-cell>
          <table:table-cell office:value-type="float" office:value="0.28797" calcext:value-type="float">
            <text:p>0,28797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8765.82" calcext:value-type="float">
            <text:p>28765,82</text:p>
          </table:table-cell>
          <table:table-cell office:value-type="float" office:value="29385.03" calcext:value-type="float">
            <text:p>29385,03</text:p>
          </table:table-cell>
          <table:table-cell office:value-type="float" office:value="0.27038" calcext:value-type="float">
            <text:p>0,2703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8881.24" calcext:value-type="float">
            <text:p>28881,24</text:p>
          </table:table-cell>
          <table:table-cell office:value-type="float" office:value="33636.92" calcext:value-type="float">
            <text:p>33636,92</text:p>
          </table:table-cell>
          <table:table-cell office:value-type="float" office:value="0.45798" calcext:value-type="float">
            <text:p>0,45798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5921.2" calcext:value-type="float">
            <text:p>25921,2</text:p>
          </table:table-cell>
          <table:table-cell office:value-type="float" office:value="27580.16" calcext:value-type="float">
            <text:p>27580,16</text:p>
          </table:table-cell>
          <table:table-cell office:value-type="float" office:value="0.31127" calcext:value-type="float">
            <text:p>0,3112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7159.26" calcext:value-type="float">
            <text:p>27159,26</text:p>
          </table:table-cell>
          <table:table-cell office:value-type="float" office:value="28113.25" calcext:value-type="float">
            <text:p>28113,25</text:p>
          </table:table-cell>
          <table:table-cell office:value-type="float" office:value="0.28467" calcext:value-type="float">
            <text:p>0,28467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29336.55" calcext:value-type="float">
            <text:p>29336,55</text:p>
          </table:table-cell>
          <table:table-cell office:value-type="float" office:value="29811.71" calcext:value-type="float">
            <text:p>29811,71</text:p>
          </table:table-cell>
          <table:table-cell office:value-type="float" office:value="0.27363" calcext:value-type="float">
            <text:p>0,27363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0360.78" calcext:value-type="float">
            <text:p>30360,78</text:p>
          </table:table-cell>
          <table:table-cell office:value-type="float" office:value="35526.34" calcext:value-type="float">
            <text:p>35526,34</text:p>
          </table:table-cell>
          <table:table-cell office:value-type="float" office:value="0.48127" calcext:value-type="float">
            <text:p>0,48127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26383.14" calcext:value-type="float">
            <text:p>26383,14</text:p>
          </table:table-cell>
          <table:table-cell office:value-type="float" office:value="28112.5" calcext:value-type="float">
            <text:p>28112,5</text:p>
          </table:table-cell>
          <table:table-cell office:value-type="float" office:value="0.31718" calcext:value-type="float">
            <text:p>0,3171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28014.86" calcext:value-type="float">
            <text:p>28014,86</text:p>
          </table:table-cell>
          <table:table-cell office:value-type="float" office:value="28739.8" calcext:value-type="float">
            <text:p>28739,8</text:p>
          </table:table-cell>
          <table:table-cell office:value-type="float" office:value="0.29989" calcext:value-type="float">
            <text:p>0,29989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30626.24" calcext:value-type="float">
            <text:p>30626,24</text:p>
          </table:table-cell>
          <table:table-cell office:value-type="float" office:value="31184.39" calcext:value-type="float">
            <text:p>31184,39</text:p>
          </table:table-cell>
          <table:table-cell office:value-type="float" office:value="0.29063" calcext:value-type="float">
            <text:p>0,29063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1079.3" calcext:value-type="float">
            <text:p>31079,3</text:p>
          </table:table-cell>
          <table:table-cell office:value-type="float" office:value="36395.08" calcext:value-type="float">
            <text:p>36395,08</text:p>
          </table:table-cell>
          <table:table-cell office:value-type="float" office:value="0.48979" calcext:value-type="float">
            <text:p>0,48979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7318.72" calcext:value-type="float">
            <text:p>27318,72</text:p>
          </table:table-cell>
          <table:table-cell office:value-type="float" office:value="29095.49" calcext:value-type="float">
            <text:p>29095,49</text:p>
          </table:table-cell>
          <table:table-cell office:value-type="float" office:value="0.33338" calcext:value-type="float">
            <text:p>0,33338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28671.19" calcext:value-type="float">
            <text:p>28671,19</text:p>
          </table:table-cell>
          <table:table-cell office:value-type="float" office:value="29345.54" calcext:value-type="float">
            <text:p>29345,54</text:p>
          </table:table-cell>
          <table:table-cell office:value-type="float" office:value="0.30075" calcext:value-type="float">
            <text:p>0,30075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31451.31" calcext:value-type="float">
            <text:p>31451,31</text:p>
          </table:table-cell>
          <table:table-cell office:value-type="float" office:value="32177.05" calcext:value-type="float">
            <text:p>32177,05</text:p>
          </table:table-cell>
          <table:table-cell office:value-type="float" office:value="0.30036" calcext:value-type="float">
            <text:p>0,3003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1897.98" calcext:value-type="float">
            <text:p>31897,98</text:p>
          </table:table-cell>
          <table:table-cell office:value-type="float" office:value="37583.79" calcext:value-type="float">
            <text:p>37583,79</text:p>
          </table:table-cell>
          <table:table-cell office:value-type="float" office:value="0.50837" calcext:value-type="float">
            <text:p>0,5083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7962.17" calcext:value-type="float">
            <text:p>27962,17</text:p>
          </table:table-cell>
          <table:table-cell office:value-type="float" office:value="29773.31" calcext:value-type="float">
            <text:p>29773,31</text:p>
          </table:table-cell>
          <table:table-cell office:value-type="float" office:value="0.33474" calcext:value-type="float">
            <text:p>0,3347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28918.21" calcext:value-type="float">
            <text:p>28918,21</text:p>
          </table:table-cell>
          <table:table-cell office:value-type="float" office:value="29940.5" calcext:value-type="float">
            <text:p>29940,5</text:p>
          </table:table-cell>
          <table:table-cell office:value-type="float" office:value="0.30729" calcext:value-type="float">
            <text:p>0,3072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31899.4" calcext:value-type="float">
            <text:p>31899,4</text:p>
          </table:table-cell>
          <table:table-cell office:value-type="float" office:value="32445.34" calcext:value-type="float">
            <text:p>32445,34</text:p>
          </table:table-cell>
          <table:table-cell office:value-type="float" office:value="0.30093" calcext:value-type="float">
            <text:p>0,3009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32794" calcext:value-type="float">
            <text:p>32794</text:p>
          </table:table-cell>
          <table:table-cell office:value-type="float" office:value="38169.24" calcext:value-type="float">
            <text:p>38169,24</text:p>
          </table:table-cell>
          <table:table-cell office:value-type="float" office:value="0.53038" calcext:value-type="float">
            <text:p>0,5303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28691.84" calcext:value-type="float">
            <text:p>28691,84</text:p>
          </table:table-cell>
          <table:table-cell office:value-type="float" office:value="30387.53" calcext:value-type="float">
            <text:p>30387,53</text:p>
          </table:table-cell>
          <table:table-cell office:value-type="float" office:value="0.35082" calcext:value-type="float">
            <text:p>0,35082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0046.03" calcext:value-type="float">
            <text:p>30046,03</text:p>
          </table:table-cell>
          <table:table-cell office:value-type="float" office:value="30941.48" calcext:value-type="float">
            <text:p>30941,48</text:p>
          </table:table-cell>
          <table:table-cell office:value-type="float" office:value="0.32016" calcext:value-type="float">
            <text:p>0,32016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32759.57" calcext:value-type="float">
            <text:p>32759,57</text:p>
          </table:table-cell>
          <table:table-cell office:value-type="float" office:value="33625.1" calcext:value-type="float">
            <text:p>33625,1</text:p>
          </table:table-cell>
          <table:table-cell office:value-type="float" office:value="0.31243" calcext:value-type="float">
            <text:p>0,3124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33630.18" calcext:value-type="float">
            <text:p>33630,18</text:p>
          </table:table-cell>
          <table:table-cell office:value-type="float" office:value="39365" calcext:value-type="float">
            <text:p>39365</text:p>
          </table:table-cell>
          <table:table-cell office:value-type="float" office:value="0.54322" calcext:value-type="float">
            <text:p>0,54322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29386.84" calcext:value-type="float">
            <text:p>29386,84</text:p>
          </table:table-cell>
          <table:table-cell office:value-type="float" office:value="31545.92" calcext:value-type="float">
            <text:p>31545,92</text:p>
          </table:table-cell>
          <table:table-cell office:value-type="float" office:value="0.36291" calcext:value-type="float">
            <text:p>0,36291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1172.56" calcext:value-type="float">
            <text:p>31172,56</text:p>
          </table:table-cell>
          <table:table-cell office:value-type="float" office:value="32157.19" calcext:value-type="float">
            <text:p>32157,19</text:p>
          </table:table-cell>
          <table:table-cell office:value-type="float" office:value="0.33708" calcext:value-type="float">
            <text:p>0,33708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33576.33" calcext:value-type="float">
            <text:p>33576,33</text:p>
          </table:table-cell>
          <table:table-cell office:value-type="float" office:value="34285.44" calcext:value-type="float">
            <text:p>34285,44</text:p>
          </table:table-cell>
          <table:table-cell office:value-type="float" office:value="0.32485" calcext:value-type="float">
            <text:p>0,3248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722.46" calcext:value-type="float">
            <text:p>34722,46</text:p>
          </table:table-cell>
          <table:table-cell office:value-type="float" office:value="40496.62" calcext:value-type="float">
            <text:p>40496,62</text:p>
          </table:table-cell>
          <table:table-cell office:value-type="float" office:value="0.56454" calcext:value-type="float">
            <text:p>0,5645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0073.33" calcext:value-type="float">
            <text:p>30073,33</text:p>
          </table:table-cell>
          <table:table-cell office:value-type="float" office:value="32120.35" calcext:value-type="float">
            <text:p>32120,35</text:p>
          </table:table-cell>
          <table:table-cell office:value-type="float" office:value="0.36344" calcext:value-type="float">
            <text:p>0,36344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1866.97" calcext:value-type="float">
            <text:p>31866,97</text:p>
          </table:table-cell>
          <table:table-cell office:value-type="float" office:value="33173.86" calcext:value-type="float">
            <text:p>33173,86</text:p>
          </table:table-cell>
          <table:table-cell office:value-type="float" office:value="0.33819" calcext:value-type="float">
            <text:p>0,33819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34761.12" calcext:value-type="float">
            <text:p>34761,12</text:p>
          </table:table-cell>
          <table:table-cell office:value-type="float" office:value="35256.91" calcext:value-type="float">
            <text:p>35256,91</text:p>
          </table:table-cell>
          <table:table-cell office:value-type="float" office:value="0.33065" calcext:value-type="float">
            <text:p>0,3306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5189.92" calcext:value-type="float">
            <text:p>35189,92</text:p>
          </table:table-cell>
          <table:table-cell office:value-type="float" office:value="41181.97" calcext:value-type="float">
            <text:p>41181,97</text:p>
          </table:table-cell>
          <table:table-cell office:value-type="float" office:value="0.59256" calcext:value-type="float">
            <text:p>0,59256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0924.32" calcext:value-type="float">
            <text:p>30924,32</text:p>
          </table:table-cell>
          <table:table-cell office:value-type="float" office:value="33023.37" calcext:value-type="float">
            <text:p>33023,37</text:p>
          </table:table-cell>
          <table:table-cell office:value-type="float" office:value="0.37832" calcext:value-type="float">
            <text:p>0,37832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2512.11" calcext:value-type="float">
            <text:p>32512,11</text:p>
          </table:table-cell>
          <table:table-cell office:value-type="float" office:value="33531.54" calcext:value-type="float">
            <text:p>33531,54</text:p>
          </table:table-cell>
          <table:table-cell office:value-type="float" office:value="0.35549" calcext:value-type="float">
            <text:p>0,35549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35250.78" calcext:value-type="float">
            <text:p>35250,78</text:p>
          </table:table-cell>
          <table:table-cell office:value-type="float" office:value="35834.35" calcext:value-type="float">
            <text:p>35834,35</text:p>
          </table:table-cell>
          <table:table-cell office:value-type="float" office:value="0.34278" calcext:value-type="float">
            <text:p>0,34278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6468.55" calcext:value-type="float">
            <text:p>36468,55</text:p>
          </table:table-cell>
          <table:table-cell office:value-type="float" office:value="42586.67" calcext:value-type="float">
            <text:p>42586,67</text:p>
          </table:table-cell>
          <table:table-cell office:value-type="float" office:value="0.58581" calcext:value-type="float">
            <text:p>0,5858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1542.62" calcext:value-type="float">
            <text:p>31542,62</text:p>
          </table:table-cell>
          <table:table-cell office:value-type="float" office:value="33637.04" calcext:value-type="float">
            <text:p>33637,04</text:p>
          </table:table-cell>
          <table:table-cell office:value-type="float" office:value="0.38391" calcext:value-type="float">
            <text:p>0,38391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3442.34" calcext:value-type="float">
            <text:p>33442,34</text:p>
          </table:table-cell>
          <table:table-cell office:value-type="float" office:value="34534.51" calcext:value-type="float">
            <text:p>34534,51</text:p>
          </table:table-cell>
          <table:table-cell office:value-type="float" office:value="0.36397" calcext:value-type="float">
            <text:p>0,36397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36479.52" calcext:value-type="float">
            <text:p>36479,52</text:p>
          </table:table-cell>
          <table:table-cell office:value-type="float" office:value="37380.21" calcext:value-type="float">
            <text:p>37380,21</text:p>
          </table:table-cell>
          <table:table-cell office:value-type="float" office:value="0.35034" calcext:value-type="float">
            <text:p>0,3503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37027.13" calcext:value-type="float">
            <text:p>37027,13</text:p>
          </table:table-cell>
          <table:table-cell office:value-type="float" office:value="43335.14" calcext:value-type="float">
            <text:p>43335,14</text:p>
          </table:table-cell>
          <table:table-cell office:value-type="float" office:value="0.59041" calcext:value-type="float">
            <text:p>0,59041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1990.55" calcext:value-type="float">
            <text:p>31990,55</text:p>
          </table:table-cell>
          <table:table-cell office:value-type="float" office:value="33951.71" calcext:value-type="float">
            <text:p>33951,71</text:p>
          </table:table-cell>
          <table:table-cell office:value-type="float" office:value="0.3854" calcext:value-type="float">
            <text:p>0,3854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3967.28" calcext:value-type="float">
            <text:p>33967,28</text:p>
          </table:table-cell>
          <table:table-cell office:value-type="float" office:value="35018.38" calcext:value-type="float">
            <text:p>35018,38</text:p>
          </table:table-cell>
          <table:table-cell office:value-type="float" office:value="0.35651" calcext:value-type="float">
            <text:p>0,35651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36747.36" calcext:value-type="float">
            <text:p>36747,36</text:p>
          </table:table-cell>
          <table:table-cell office:value-type="float" office:value="37259.72" calcext:value-type="float">
            <text:p>37259,72</text:p>
          </table:table-cell>
          <table:table-cell office:value-type="float" office:value="0.34049" calcext:value-type="float">
            <text:p>0,3404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38042.57" calcext:value-type="float">
            <text:p>38042,57</text:p>
          </table:table-cell>
          <table:table-cell office:value-type="float" office:value="44698.81" calcext:value-type="float">
            <text:p>44698,81</text:p>
          </table:table-cell>
          <table:table-cell office:value-type="float" office:value="0.60425" calcext:value-type="float">
            <text:p>0,60425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2955.76" calcext:value-type="float">
            <text:p>32955,76</text:p>
          </table:table-cell>
          <table:table-cell office:value-type="float" office:value="35401.76" calcext:value-type="float">
            <text:p>35401,76</text:p>
          </table:table-cell>
          <table:table-cell office:value-type="float" office:value="0.39339" calcext:value-type="float">
            <text:p>0,39339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4787.21" calcext:value-type="float">
            <text:p>34787,21</text:p>
          </table:table-cell>
          <table:table-cell office:value-type="float" office:value="35957.57" calcext:value-type="float">
            <text:p>35957,57</text:p>
          </table:table-cell>
          <table:table-cell office:value-type="float" office:value="0.36578" calcext:value-type="float">
            <text:p>0,36578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37485.42" calcext:value-type="float">
            <text:p>37485,42</text:p>
          </table:table-cell>
          <table:table-cell office:value-type="float" office:value="38249.11" calcext:value-type="float">
            <text:p>38249,11</text:p>
          </table:table-cell>
          <table:table-cell office:value-type="float" office:value="0.34459" calcext:value-type="float">
            <text:p>0,34459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9082.12" calcext:value-type="float">
            <text:p>39082,12</text:p>
          </table:table-cell>
          <table:table-cell office:value-type="float" office:value="45571.72" calcext:value-type="float">
            <text:p>45571,72</text:p>
          </table:table-cell>
          <table:table-cell office:value-type="float" office:value="0.62772" calcext:value-type="float">
            <text:p>0,62772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3372.86" calcext:value-type="float">
            <text:p>33372,86</text:p>
          </table:table-cell>
          <table:table-cell office:value-type="float" office:value="35104.59" calcext:value-type="float">
            <text:p>35104,59</text:p>
          </table:table-cell>
          <table:table-cell office:value-type="float" office:value="0.40296" calcext:value-type="float">
            <text:p>0,40296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5143.26" calcext:value-type="float">
            <text:p>35143,26</text:p>
          </table:table-cell>
          <table:table-cell office:value-type="float" office:value="36432.93" calcext:value-type="float">
            <text:p>36432,93</text:p>
          </table:table-cell>
          <table:table-cell office:value-type="float" office:value="0.3684" calcext:value-type="float">
            <text:p>0,3684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38847.29" calcext:value-type="float">
            <text:p>38847,29</text:p>
          </table:table-cell>
          <table:table-cell office:value-type="float" office:value="39369.79" calcext:value-type="float">
            <text:p>39369,79</text:p>
          </table:table-cell>
          <table:table-cell office:value-type="float" office:value="0.36379" calcext:value-type="float">
            <text:p>0,36379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9576.96" calcext:value-type="float">
            <text:p>39576,96</text:p>
          </table:table-cell>
          <table:table-cell office:value-type="float" office:value="46388.41" calcext:value-type="float">
            <text:p>46388,41</text:p>
          </table:table-cell>
          <table:table-cell office:value-type="float" office:value="0.63543" calcext:value-type="float">
            <text:p>0,63543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4229.37" calcext:value-type="float">
            <text:p>34229,37</text:p>
          </table:table-cell>
          <table:table-cell office:value-type="float" office:value="36626.95" calcext:value-type="float">
            <text:p>36626,95</text:p>
          </table:table-cell>
          <table:table-cell office:value-type="float" office:value="0.42023" calcext:value-type="float">
            <text:p>0,42023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5949.68" calcext:value-type="float">
            <text:p>35949,68</text:p>
          </table:table-cell>
          <table:table-cell office:value-type="float" office:value="37052.67" calcext:value-type="float">
            <text:p>37052,67</text:p>
          </table:table-cell>
          <table:table-cell office:value-type="float" office:value="0.38794" calcext:value-type="float">
            <text:p>0,38794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39317.56" calcext:value-type="float">
            <text:p>39317,56</text:p>
          </table:table-cell>
          <table:table-cell office:value-type="float" office:value="39746.66" calcext:value-type="float">
            <text:p>39746,66</text:p>
          </table:table-cell>
          <table:table-cell office:value-type="float" office:value="0.37299" calcext:value-type="float">
            <text:p>0,3729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844.72" calcext:value-type="float">
            <text:p>39844,72</text:p>
          </table:table-cell>
          <table:table-cell office:value-type="float" office:value="46649.05" calcext:value-type="float">
            <text:p>46649,05</text:p>
          </table:table-cell>
          <table:table-cell office:value-type="float" office:value="0.62463" calcext:value-type="float">
            <text:p>0,62463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4970.91" calcext:value-type="float">
            <text:p>34970,91</text:p>
          </table:table-cell>
          <table:table-cell office:value-type="float" office:value="37322.73" calcext:value-type="float">
            <text:p>37322,73</text:p>
          </table:table-cell>
          <table:table-cell office:value-type="float" office:value="0.41904" calcext:value-type="float">
            <text:p>0,41904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37262.51" calcext:value-type="float">
            <text:p>37262,51</text:p>
          </table:table-cell>
          <table:table-cell office:value-type="float" office:value="38302.98" calcext:value-type="float">
            <text:p>38302,98</text:p>
          </table:table-cell>
          <table:table-cell office:value-type="float" office:value="0.39199" calcext:value-type="float">
            <text:p>0,39199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40273.22" calcext:value-type="float">
            <text:p>40273,22</text:p>
          </table:table-cell>
          <table:table-cell office:value-type="float" office:value="40630.03" calcext:value-type="float">
            <text:p>40630,03</text:p>
          </table:table-cell>
          <table:table-cell office:value-type="float" office:value="0.36815" calcext:value-type="float">
            <text:p>0,36815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1592.99" calcext:value-type="float">
            <text:p>41592,99</text:p>
          </table:table-cell>
          <table:table-cell office:value-type="float" office:value="48993.38" calcext:value-type="float">
            <text:p>48993,38</text:p>
          </table:table-cell>
          <table:table-cell office:value-type="float" office:value="0.65736" calcext:value-type="float">
            <text:p>0,65736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5947.34" calcext:value-type="float">
            <text:p>35947,34</text:p>
          </table:table-cell>
          <table:table-cell office:value-type="float" office:value="38283.81" calcext:value-type="float">
            <text:p>38283,81</text:p>
          </table:table-cell>
          <table:table-cell office:value-type="float" office:value="0.42868" calcext:value-type="float">
            <text:p>0,42868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37879.71" calcext:value-type="float">
            <text:p>37879,71</text:p>
          </table:table-cell>
          <table:table-cell office:value-type="float" office:value="38633.42" calcext:value-type="float">
            <text:p>38633,42</text:p>
          </table:table-cell>
          <table:table-cell office:value-type="float" office:value="0.39394" calcext:value-type="float">
            <text:p>0,39394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41146.14" calcext:value-type="float">
            <text:p>41146,14</text:p>
          </table:table-cell>
          <table:table-cell office:value-type="float" office:value="41963.25" calcext:value-type="float">
            <text:p>41963,25</text:p>
          </table:table-cell>
          <table:table-cell office:value-type="float" office:value="0.38908" calcext:value-type="float">
            <text:p>0,38908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41668.73" calcext:value-type="float">
            <text:p>41668,73</text:p>
          </table:table-cell>
          <table:table-cell office:value-type="float" office:value="48870.4" calcext:value-type="float">
            <text:p>48870,4</text:p>
          </table:table-cell>
          <table:table-cell office:value-type="float" office:value="0.66048" calcext:value-type="float">
            <text:p>0,66048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6497.22" calcext:value-type="float">
            <text:p>36497,22</text:p>
          </table:table-cell>
          <table:table-cell office:value-type="float" office:value="38898.46" calcext:value-type="float">
            <text:p>38898,46</text:p>
          </table:table-cell>
          <table:table-cell office:value-type="float" office:value="0.44118" calcext:value-type="float">
            <text:p>0,44118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38092.74" calcext:value-type="float">
            <text:p>38092,74</text:p>
          </table:table-cell>
          <table:table-cell office:value-type="float" office:value="39288.61" calcext:value-type="float">
            <text:p>39288,61</text:p>
          </table:table-cell>
          <table:table-cell office:value-type="float" office:value="0.39555" calcext:value-type="float">
            <text:p>0,39555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42042.8" calcext:value-type="float">
            <text:p>42042,8</text:p>
          </table:table-cell>
          <table:table-cell office:value-type="float" office:value="42407.58" calcext:value-type="float">
            <text:p>42407,58</text:p>
          </table:table-cell>
          <table:table-cell office:value-type="float" office:value="0.38207" calcext:value-type="float">
            <text:p>0,38207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2784.56" calcext:value-type="float">
            <text:p>42784,56</text:p>
          </table:table-cell>
          <table:table-cell office:value-type="float" office:value="50055.3" calcext:value-type="float">
            <text:p>50055,3</text:p>
          </table:table-cell>
          <table:table-cell office:value-type="float" office:value="0.67034" calcext:value-type="float">
            <text:p>0,67034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7372.75" calcext:value-type="float">
            <text:p>37372,75</text:p>
          </table:table-cell>
          <table:table-cell office:value-type="float" office:value="39908.77" calcext:value-type="float">
            <text:p>39908,77</text:p>
          </table:table-cell>
          <table:table-cell office:value-type="float" office:value="0.43879" calcext:value-type="float">
            <text:p>0,43879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39028.26" calcext:value-type="float">
            <text:p>39028,26</text:p>
          </table:table-cell>
          <table:table-cell office:value-type="float" office:value="39917.07" calcext:value-type="float">
            <text:p>39917,07</text:p>
          </table:table-cell>
          <table:table-cell office:value-type="float" office:value="0.40841" calcext:value-type="float">
            <text:p>0,40841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42408.5" calcext:value-type="float">
            <text:p>42408,5</text:p>
          </table:table-cell>
          <table:table-cell office:value-type="float" office:value="43111.96" calcext:value-type="float">
            <text:p>43111,96</text:p>
          </table:table-cell>
          <table:table-cell office:value-type="float" office:value="0.39189" calcext:value-type="float">
            <text:p>0,3918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43911.31" calcext:value-type="float">
            <text:p>43911,31</text:p>
          </table:table-cell>
          <table:table-cell office:value-type="float" office:value="51475.64" calcext:value-type="float">
            <text:p>51475,64</text:p>
          </table:table-cell>
          <table:table-cell office:value-type="float" office:value="0.68776" calcext:value-type="float">
            <text:p>0,68776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8132.93" calcext:value-type="float">
            <text:p>38132,93</text:p>
          </table:table-cell>
          <table:table-cell office:value-type="float" office:value="40833.84" calcext:value-type="float">
            <text:p>40833,84</text:p>
          </table:table-cell>
          <table:table-cell office:value-type="float" office:value="0.45236" calcext:value-type="float">
            <text:p>0,45236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39876.4" calcext:value-type="float">
            <text:p>39876,4</text:p>
          </table:table-cell>
          <table:table-cell office:value-type="float" office:value="41004.34" calcext:value-type="float">
            <text:p>41004,34</text:p>
          </table:table-cell>
          <table:table-cell office:value-type="float" office:value="0.41262" calcext:value-type="float">
            <text:p>0,41262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43314.31" calcext:value-type="float">
            <text:p>43314,31</text:p>
          </table:table-cell>
          <table:table-cell office:value-type="float" office:value="43956.55" calcext:value-type="float">
            <text:p>43956,55</text:p>
          </table:table-cell>
          <table:table-cell office:value-type="float" office:value="0.39761" calcext:value-type="float">
            <text:p>0,39761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4478.94" calcext:value-type="float">
            <text:p>44478,94</text:p>
          </table:table-cell>
          <table:table-cell office:value-type="float" office:value="51925.2" calcext:value-type="float">
            <text:p>51925,2</text:p>
          </table:table-cell>
          <table:table-cell office:value-type="float" office:value="0.68165" calcext:value-type="float">
            <text:p>0,6816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38682.46" calcext:value-type="float">
            <text:p>38682,46</text:p>
          </table:table-cell>
          <table:table-cell office:value-type="float" office:value="41637.47" calcext:value-type="float">
            <text:p>41637,47</text:p>
          </table:table-cell>
          <table:table-cell office:value-type="float" office:value="0.45925" calcext:value-type="float">
            <text:p>0,45925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0532.85" calcext:value-type="float">
            <text:p>40532,85</text:p>
          </table:table-cell>
          <table:table-cell office:value-type="float" office:value="41858.25" calcext:value-type="float">
            <text:p>41858,25</text:p>
          </table:table-cell>
          <table:table-cell office:value-type="float" office:value="0.41592" calcext:value-type="float">
            <text:p>0,41592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44377.81" calcext:value-type="float">
            <text:p>44377,81</text:p>
          </table:table-cell>
          <table:table-cell office:value-type="float" office:value="45227.27" calcext:value-type="float">
            <text:p>45227,27</text:p>
          </table:table-cell>
          <table:table-cell office:value-type="float" office:value="0.41569" calcext:value-type="float">
            <text:p>0,41569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45320.41" calcext:value-type="float">
            <text:p>45320,41</text:p>
          </table:table-cell>
          <table:table-cell office:value-type="float" office:value="53226.67" calcext:value-type="float">
            <text:p>53226,67</text:p>
          </table:table-cell>
          <table:table-cell office:value-type="float" office:value="0.71289" calcext:value-type="float">
            <text:p>0,71289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38996.65" calcext:value-type="float">
            <text:p>38996,65</text:p>
          </table:table-cell>
          <table:table-cell office:value-type="float" office:value="41496.48" calcext:value-type="float">
            <text:p>41496,48</text:p>
          </table:table-cell>
          <table:table-cell office:value-type="float" office:value="0.46152" calcext:value-type="float">
            <text:p>0,46152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41560.08" calcext:value-type="float">
            <text:p>41560,08</text:p>
          </table:table-cell>
          <table:table-cell office:value-type="float" office:value="42797.39" calcext:value-type="float">
            <text:p>42797,39</text:p>
          </table:table-cell>
          <table:table-cell office:value-type="float" office:value="0.44438" calcext:value-type="float">
            <text:p>0,44438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45129.89" calcext:value-type="float">
            <text:p>45129,89</text:p>
          </table:table-cell>
          <table:table-cell office:value-type="float" office:value="45855.54" calcext:value-type="float">
            <text:p>45855,54</text:p>
          </table:table-cell>
          <table:table-cell office:value-type="float" office:value="0.41511" calcext:value-type="float">
            <text:p>0,41511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6612.11" calcext:value-type="float">
            <text:p>46612,11</text:p>
          </table:table-cell>
          <table:table-cell office:value-type="float" office:value="54678.53" calcext:value-type="float">
            <text:p>54678,53</text:p>
          </table:table-cell>
          <table:table-cell office:value-type="float" office:value="0.72418" calcext:value-type="float">
            <text:p>0,72418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0090.27" calcext:value-type="float">
            <text:p>40090,27</text:p>
          </table:table-cell>
          <table:table-cell office:value-type="float" office:value="42725.83" calcext:value-type="float">
            <text:p>42725,83</text:p>
          </table:table-cell>
          <table:table-cell office:value-type="float" office:value="0.4739" calcext:value-type="float">
            <text:p>0,473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2484.32" calcext:value-type="float">
            <text:p>42484,32</text:p>
          </table:table-cell>
          <table:table-cell office:value-type="float" office:value="44007.24" calcext:value-type="float">
            <text:p>44007,24</text:p>
          </table:table-cell>
          <table:table-cell office:value-type="float" office:value="0.4389" calcext:value-type="float">
            <text:p>0,4389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45801.3" calcext:value-type="float">
            <text:p>45801,3</text:p>
          </table:table-cell>
          <table:table-cell office:value-type="float" office:value="46232.15" calcext:value-type="float">
            <text:p>46232,15</text:p>
          </table:table-cell>
          <table:table-cell office:value-type="float" office:value="0.42108" calcext:value-type="float">
            <text:p>0,4210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7256.07" calcext:value-type="float">
            <text:p>47256,07</text:p>
          </table:table-cell>
          <table:table-cell office:value-type="float" office:value="55908.62" calcext:value-type="float">
            <text:p>55908,62</text:p>
          </table:table-cell>
          <table:table-cell office:value-type="float" office:value="0.75166" calcext:value-type="float">
            <text:p>0,75166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1244.78" calcext:value-type="float">
            <text:p>41244,78</text:p>
          </table:table-cell>
          <table:table-cell office:value-type="float" office:value="44046.43" calcext:value-type="float">
            <text:p>44046,43</text:p>
          </table:table-cell>
          <table:table-cell office:value-type="float" office:value="0.48345" calcext:value-type="float">
            <text:p>0,48345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3151.32" calcext:value-type="float">
            <text:p>43151,32</text:p>
          </table:table-cell>
          <table:table-cell office:value-type="float" office:value="44277.13" calcext:value-type="float">
            <text:p>44277,13</text:p>
          </table:table-cell>
          <table:table-cell office:value-type="float" office:value="0.44587" calcext:value-type="float">
            <text:p>0,44587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47096.3" calcext:value-type="float">
            <text:p>47096,3</text:p>
          </table:table-cell>
          <table:table-cell office:value-type="float" office:value="47613.76" calcext:value-type="float">
            <text:p>47613,76</text:p>
          </table:table-cell>
          <table:table-cell office:value-type="float" office:value="0.43134" calcext:value-type="float">
            <text:p>0,43134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47865.94" calcext:value-type="float">
            <text:p>47865,94</text:p>
          </table:table-cell>
          <table:table-cell office:value-type="float" office:value="56525.88" calcext:value-type="float">
            <text:p>56525,88</text:p>
          </table:table-cell>
          <table:table-cell office:value-type="float" office:value="0.75357" calcext:value-type="float">
            <text:p>0,75357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1815.25" calcext:value-type="float">
            <text:p>41815,25</text:p>
          </table:table-cell>
          <table:table-cell office:value-type="float" office:value="44633.49" calcext:value-type="float">
            <text:p>44633,49</text:p>
          </table:table-cell>
          <table:table-cell office:value-type="float" office:value="0.4936" calcext:value-type="float">
            <text:p>0,493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4064.9" calcext:value-type="float">
            <text:p>44064,9</text:p>
          </table:table-cell>
          <table:table-cell office:value-type="float" office:value="45571.7" calcext:value-type="float">
            <text:p>45571,7</text:p>
          </table:table-cell>
          <table:table-cell office:value-type="float" office:value="0.46742" calcext:value-type="float">
            <text:p>0,46742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47598.05" calcext:value-type="float">
            <text:p>47598,05</text:p>
          </table:table-cell>
          <table:table-cell office:value-type="float" office:value="48630.22" calcext:value-type="float">
            <text:p>48630,22</text:p>
          </table:table-cell>
          <table:table-cell office:value-type="float" office:value="0.44512" calcext:value-type="float">
            <text:p>0,4451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8394.44" calcext:value-type="float">
            <text:p>48394,44</text:p>
          </table:table-cell>
          <table:table-cell office:value-type="float" office:value="56485.87" calcext:value-type="float">
            <text:p>56485,87</text:p>
          </table:table-cell>
          <table:table-cell office:value-type="float" office:value="0.78321" calcext:value-type="float">
            <text:p>0,7832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2229.22" calcext:value-type="float">
            <text:p>42229,22</text:p>
          </table:table-cell>
          <table:table-cell office:value-type="float" office:value="45002.96" calcext:value-type="float">
            <text:p>45002,96</text:p>
          </table:table-cell>
          <table:table-cell office:value-type="float" office:value="0.512" calcext:value-type="float">
            <text:p>0,512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4855.88" calcext:value-type="float">
            <text:p>44855,88</text:p>
          </table:table-cell>
          <table:table-cell office:value-type="float" office:value="46436.08" calcext:value-type="float">
            <text:p>46436,08</text:p>
          </table:table-cell>
          <table:table-cell office:value-type="float" office:value="0.48008" calcext:value-type="float">
            <text:p>0,48008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8762.49" calcext:value-type="float">
            <text:p>48762,49</text:p>
          </table:table-cell>
          <table:table-cell office:value-type="float" office:value="49436.84" calcext:value-type="float">
            <text:p>49436,84</text:p>
          </table:table-cell>
          <table:table-cell office:value-type="float" office:value="0.46407" calcext:value-type="float">
            <text:p>0,46407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8737.41" calcext:value-type="float">
            <text:p>48737,41</text:p>
          </table:table-cell>
          <table:table-cell office:value-type="float" office:value="56846.6" calcext:value-type="float">
            <text:p>56846,6</text:p>
          </table:table-cell>
          <table:table-cell office:value-type="float" office:value="0.7565" calcext:value-type="float">
            <text:p>0,7565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2335.27" calcext:value-type="float">
            <text:p>42335,27</text:p>
          </table:table-cell>
          <table:table-cell office:value-type="float" office:value="44961.38" calcext:value-type="float">
            <text:p>44961,38</text:p>
          </table:table-cell>
          <table:table-cell office:value-type="float" office:value="0.4981" calcext:value-type="float">
            <text:p>0,4981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4874.07" calcext:value-type="float">
            <text:p>44874,07</text:p>
          </table:table-cell>
          <table:table-cell office:value-type="float" office:value="46103.98" calcext:value-type="float">
            <text:p>46103,98</text:p>
          </table:table-cell>
          <table:table-cell office:value-type="float" office:value="0.4673" calcext:value-type="float">
            <text:p>0,4673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49283.46" calcext:value-type="float">
            <text:p>49283,46</text:p>
          </table:table-cell>
          <table:table-cell office:value-type="float" office:value="50018.96" calcext:value-type="float">
            <text:p>50018,96</text:p>
          </table:table-cell>
          <table:table-cell office:value-type="float" office:value="0.45726" calcext:value-type="float">
            <text:p>0,4572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50602.58" calcext:value-type="float">
            <text:p>50602,58</text:p>
          </table:table-cell>
          <table:table-cell office:value-type="float" office:value="59430.73" calcext:value-type="float">
            <text:p>59430,73</text:p>
          </table:table-cell>
          <table:table-cell office:value-type="float" office:value="0.7889" calcext:value-type="float">
            <text:p>0,7889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3718.26" calcext:value-type="float">
            <text:p>43718,26</text:p>
          </table:table-cell>
          <table:table-cell office:value-type="float" office:value="46560.26" calcext:value-type="float">
            <text:p>46560,26</text:p>
          </table:table-cell>
          <table:table-cell office:value-type="float" office:value="0.51128" calcext:value-type="float">
            <text:p>0,51128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6372.82" calcext:value-type="float">
            <text:p>46372,82</text:p>
          </table:table-cell>
          <table:table-cell office:value-type="float" office:value="47966.36" calcext:value-type="float">
            <text:p>47966,36</text:p>
          </table:table-cell>
          <table:table-cell office:value-type="float" office:value="0.48605" calcext:value-type="float">
            <text:p>0,48605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49695.47" calcext:value-type="float">
            <text:p>49695,47</text:p>
          </table:table-cell>
          <table:table-cell office:value-type="float" office:value="50349.39" calcext:value-type="float">
            <text:p>50349,39</text:p>
          </table:table-cell>
          <table:table-cell office:value-type="float" office:value="0.45286" calcext:value-type="float">
            <text:p>0,45286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1013.19" calcext:value-type="float">
            <text:p>51013,19</text:p>
          </table:table-cell>
          <table:table-cell office:value-type="float" office:value="59961.12" calcext:value-type="float">
            <text:p>59961,12</text:p>
          </table:table-cell>
          <table:table-cell office:value-type="float" office:value="0.78739" calcext:value-type="float">
            <text:p>0,78739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3860.26" calcext:value-type="float">
            <text:p>43860,26</text:p>
          </table:table-cell>
          <table:table-cell office:value-type="float" office:value="46456.46" calcext:value-type="float">
            <text:p>46456,46</text:p>
          </table:table-cell>
          <table:table-cell office:value-type="float" office:value="0.51051" calcext:value-type="float">
            <text:p>0,51051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46956.67" calcext:value-type="float">
            <text:p>46956,67</text:p>
          </table:table-cell>
          <table:table-cell office:value-type="float" office:value="48389.95" calcext:value-type="float">
            <text:p>48389,95</text:p>
          </table:table-cell>
          <table:table-cell office:value-type="float" office:value="0.48117" calcext:value-type="float">
            <text:p>0,48117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51015.72" calcext:value-type="float">
            <text:p>51015,72</text:p>
          </table:table-cell>
          <table:table-cell office:value-type="float" office:value="51755.7" calcext:value-type="float">
            <text:p>51755,7</text:p>
          </table:table-cell>
          <table:table-cell office:value-type="float" office:value="0.46703" calcext:value-type="float">
            <text:p>0,46703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1999.03" calcext:value-type="float">
            <text:p>51999,03</text:p>
          </table:table-cell>
          <table:table-cell office:value-type="float" office:value="60921.51" calcext:value-type="float">
            <text:p>60921,51</text:p>
          </table:table-cell>
          <table:table-cell office:value-type="float" office:value="0.81137" calcext:value-type="float">
            <text:p>0,8113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4946.4" calcext:value-type="float">
            <text:p>44946,4</text:p>
          </table:table-cell>
          <table:table-cell office:value-type="float" office:value="47925.31" calcext:value-type="float">
            <text:p>47925,31</text:p>
          </table:table-cell>
          <table:table-cell office:value-type="float" office:value="0.52934" calcext:value-type="float">
            <text:p>0,52934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47309.5" calcext:value-type="float">
            <text:p>47309,5</text:p>
          </table:table-cell>
          <table:table-cell office:value-type="float" office:value="49001.41" calcext:value-type="float">
            <text:p>49001,41</text:p>
          </table:table-cell>
          <table:table-cell office:value-type="float" office:value="0.48375" calcext:value-type="float">
            <text:p>0,48375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51712.48" calcext:value-type="float">
            <text:p>51712,48</text:p>
          </table:table-cell>
          <table:table-cell office:value-type="float" office:value="52828.8" calcext:value-type="float">
            <text:p>52828,8</text:p>
          </table:table-cell>
          <table:table-cell office:value-type="float" office:value="0.48514" calcext:value-type="float">
            <text:p>0,4851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52827" calcext:value-type="float">
            <text:p>52827</text:p>
          </table:table-cell>
          <table:table-cell office:value-type="float" office:value="62086.5" calcext:value-type="float">
            <text:p>62086,5</text:p>
          </table:table-cell>
          <table:table-cell office:value-type="float" office:value="0.81986" calcext:value-type="float">
            <text:p>0,81986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45352.34" calcext:value-type="float">
            <text:p>45352,34</text:p>
          </table:table-cell>
          <table:table-cell office:value-type="float" office:value="48166.36" calcext:value-type="float">
            <text:p>48166,36</text:p>
          </table:table-cell>
          <table:table-cell office:value-type="float" office:value="0.52915" calcext:value-type="float">
            <text:p>0,52915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48676.39" calcext:value-type="float">
            <text:p>48676,39</text:p>
          </table:table-cell>
          <table:table-cell office:value-type="float" office:value="49738.75" calcext:value-type="float">
            <text:p>49738,75</text:p>
          </table:table-cell>
          <table:table-cell office:value-type="float" office:value="0.49181" calcext:value-type="float">
            <text:p>0,49181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52491.1" calcext:value-type="float">
            <text:p>52491,1</text:p>
          </table:table-cell>
          <table:table-cell office:value-type="float" office:value="53351.61" calcext:value-type="float">
            <text:p>53351,61</text:p>
          </table:table-cell>
          <table:table-cell office:value-type="float" office:value="0.47392" calcext:value-type="float">
            <text:p>0,47392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4063.34" calcext:value-type="float">
            <text:p>54063,34</text:p>
          </table:table-cell>
          <table:table-cell office:value-type="float" office:value="63056.65" calcext:value-type="float">
            <text:p>63056,65</text:p>
          </table:table-cell>
          <table:table-cell office:value-type="float" office:value="0.85687" calcext:value-type="float">
            <text:p>0,85687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46272.07" calcext:value-type="float">
            <text:p>46272,07</text:p>
          </table:table-cell>
          <table:table-cell office:value-type="float" office:value="49352" calcext:value-type="float">
            <text:p>49352</text:p>
          </table:table-cell>
          <table:table-cell office:value-type="float" office:value="0.54033" calcext:value-type="float">
            <text:p>0,54033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48710.88" calcext:value-type="float">
            <text:p>48710,88</text:p>
          </table:table-cell>
          <table:table-cell office:value-type="float" office:value="50229.97" calcext:value-type="float">
            <text:p>50229,97</text:p>
          </table:table-cell>
          <table:table-cell office:value-type="float" office:value="0.49571" calcext:value-type="float">
            <text:p>0,49571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53619.34" calcext:value-type="float">
            <text:p>53619,34</text:p>
          </table:table-cell>
          <table:table-cell office:value-type="float" office:value="54227.14" calcext:value-type="float">
            <text:p>54227,14</text:p>
          </table:table-cell>
          <table:table-cell office:value-type="float" office:value="0.48694" calcext:value-type="float">
            <text:p>0,48694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4630.4" calcext:value-type="float">
            <text:p>54630,4</text:p>
          </table:table-cell>
          <table:table-cell office:value-type="float" office:value="63894.97" calcext:value-type="float">
            <text:p>63894,97</text:p>
          </table:table-cell>
          <table:table-cell office:value-type="float" office:value="0.89015" calcext:value-type="float">
            <text:p>0,89015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47331.78" calcext:value-type="float">
            <text:p>47331,78</text:p>
          </table:table-cell>
          <table:table-cell office:value-type="float" office:value="50563.87" calcext:value-type="float">
            <text:p>50563,87</text:p>
          </table:table-cell>
          <table:table-cell office:value-type="float" office:value="0.57692" calcext:value-type="float">
            <text:p>0,57692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49428.79" calcext:value-type="float">
            <text:p>49428,79</text:p>
          </table:table-cell>
          <table:table-cell office:value-type="float" office:value="51115.37" calcext:value-type="float">
            <text:p>51115,37</text:p>
          </table:table-cell>
          <table:table-cell office:value-type="float" office:value="0.53524" calcext:value-type="float">
            <text:p>0,53524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53839.57" calcext:value-type="float">
            <text:p>53839,57</text:p>
          </table:table-cell>
          <table:table-cell office:value-type="float" office:value="54845.87" calcext:value-type="float">
            <text:p>54845,87</text:p>
          </table:table-cell>
          <table:table-cell office:value-type="float" office:value="0.52024" calcext:value-type="float">
            <text:p>0,52024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55773.41" calcext:value-type="float">
            <text:p>55773,41</text:p>
          </table:table-cell>
          <table:table-cell office:value-type="float" office:value="65409.78" calcext:value-type="float">
            <text:p>65409,78</text:p>
          </table:table-cell>
          <table:table-cell office:value-type="float" office:value="0.9312" calcext:value-type="float">
            <text:p>0,9312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47428.74" calcext:value-type="float">
            <text:p>47428,74</text:p>
          </table:table-cell>
          <table:table-cell office:value-type="float" office:value="50362.04" calcext:value-type="float">
            <text:p>50362,04</text:p>
          </table:table-cell>
          <table:table-cell office:value-type="float" office:value="0.59762" calcext:value-type="float">
            <text:p>0,59762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50541.29" calcext:value-type="float">
            <text:p>50541,29</text:p>
          </table:table-cell>
          <table:table-cell office:value-type="float" office:value="51898.26" calcext:value-type="float">
            <text:p>51898,26</text:p>
          </table:table-cell>
          <table:table-cell office:value-type="float" office:value="0.57245" calcext:value-type="float">
            <text:p>0,57245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55083.37" calcext:value-type="float">
            <text:p>55083,37</text:p>
          </table:table-cell>
          <table:table-cell office:value-type="float" office:value="56261.16" calcext:value-type="float">
            <text:p>56261,16</text:p>
          </table:table-cell>
          <table:table-cell office:value-type="float" office:value="0.54772" calcext:value-type="float">
            <text:p>0,54772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6467.13" calcext:value-type="float">
            <text:p>56467,13</text:p>
          </table:table-cell>
          <table:table-cell office:value-type="float" office:value="66163.59" calcext:value-type="float">
            <text:p>66163,59</text:p>
          </table:table-cell>
          <table:table-cell office:value-type="float" office:value="0.96736" calcext:value-type="float">
            <text:p>0,96736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48238.27" calcext:value-type="float">
            <text:p>48238,27</text:p>
          </table:table-cell>
          <table:table-cell office:value-type="float" office:value="51535.64" calcext:value-type="float">
            <text:p>51535,64</text:p>
          </table:table-cell>
          <table:table-cell office:value-type="float" office:value="0.63781" calcext:value-type="float">
            <text:p>0,63781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51341.34" calcext:value-type="float">
            <text:p>51341,34</text:p>
          </table:table-cell>
          <table:table-cell office:value-type="float" office:value="53350.07" calcext:value-type="float">
            <text:p>53350,07</text:p>
          </table:table-cell>
          <table:table-cell office:value-type="float" office:value="0.59872" calcext:value-type="float">
            <text:p>0,59872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56096.22" calcext:value-type="float">
            <text:p>56096,22</text:p>
          </table:table-cell>
          <table:table-cell office:value-type="float" office:value="56989.28" calcext:value-type="float">
            <text:p>56989,28</text:p>
          </table:table-cell>
          <table:table-cell office:value-type="float" office:value="0.59012" calcext:value-type="float">
            <text:p>0,5901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6230.21" calcext:value-type="float">
            <text:p>56230,21</text:p>
          </table:table-cell>
          <table:table-cell office:value-type="float" office:value="65579.81" calcext:value-type="float">
            <text:p>65579,81</text:p>
          </table:table-cell>
          <table:table-cell office:value-type="float" office:value="0.93098" calcext:value-type="float">
            <text:p>0,93098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49395.35" calcext:value-type="float">
            <text:p>49395,35</text:p>
          </table:table-cell>
          <table:table-cell office:value-type="float" office:value="52984.96" calcext:value-type="float">
            <text:p>52984,96</text:p>
          </table:table-cell>
          <table:table-cell office:value-type="float" office:value="0.62001" calcext:value-type="float">
            <text:p>0,62001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2182.36" calcext:value-type="float">
            <text:p>52182,36</text:p>
          </table:table-cell>
          <table:table-cell office:value-type="float" office:value="54156.81" calcext:value-type="float">
            <text:p>54156,81</text:p>
          </table:table-cell>
          <table:table-cell office:value-type="float" office:value="0.58884" calcext:value-type="float">
            <text:p>0,5888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56328.68" calcext:value-type="float">
            <text:p>56328,68</text:p>
          </table:table-cell>
          <table:table-cell office:value-type="float" office:value="57215.3" calcext:value-type="float">
            <text:p>57215,3</text:p>
          </table:table-cell>
          <table:table-cell office:value-type="float" office:value="0.5637" calcext:value-type="float">
            <text:p>0,563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8435.15" calcext:value-type="float">
            <text:p>58435,15</text:p>
          </table:table-cell>
          <table:table-cell office:value-type="float" office:value="68567.53" calcext:value-type="float">
            <text:p>68567,53</text:p>
          </table:table-cell>
          <table:table-cell office:value-type="float" office:value="1.01909" calcext:value-type="float">
            <text:p>1,01909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0053.48" calcext:value-type="float">
            <text:p>50053,48</text:p>
          </table:table-cell>
          <table:table-cell office:value-type="float" office:value="53720.47" calcext:value-type="float">
            <text:p>53720,47</text:p>
          </table:table-cell>
          <table:table-cell office:value-type="float" office:value="0.63964" calcext:value-type="float">
            <text:p>0,63964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3149.44" calcext:value-type="float">
            <text:p>53149,44</text:p>
          </table:table-cell>
          <table:table-cell office:value-type="float" office:value="55031.88" calcext:value-type="float">
            <text:p>55031,88</text:p>
          </table:table-cell>
          <table:table-cell office:value-type="float" office:value="0.60298" calcext:value-type="float">
            <text:p>0,60298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57844.89" calcext:value-type="float">
            <text:p>57844,89</text:p>
          </table:table-cell>
          <table:table-cell office:value-type="float" office:value="58758.52" calcext:value-type="float">
            <text:p>58758,52</text:p>
          </table:table-cell>
          <table:table-cell office:value-type="float" office:value="0.59156" calcext:value-type="float">
            <text:p>0,59156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59394.03" calcext:value-type="float">
            <text:p>59394,03</text:p>
          </table:table-cell>
          <table:table-cell office:value-type="float" office:value="69606.6" calcext:value-type="float">
            <text:p>69606,6</text:p>
          </table:table-cell>
          <table:table-cell office:value-type="float" office:value="0.92854" calcext:value-type="float">
            <text:p>0,92854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0828.18" calcext:value-type="float">
            <text:p>50828,18</text:p>
          </table:table-cell>
          <table:table-cell office:value-type="float" office:value="53999.32" calcext:value-type="float">
            <text:p>53999,32</text:p>
          </table:table-cell>
          <table:table-cell office:value-type="float" office:value="0.59752" calcext:value-type="float">
            <text:p>0,5975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3329.18" calcext:value-type="float">
            <text:p>53329,18</text:p>
          </table:table-cell>
          <table:table-cell office:value-type="float" office:value="54905.66" calcext:value-type="float">
            <text:p>54905,66</text:p>
          </table:table-cell>
          <table:table-cell office:value-type="float" office:value="0.56086" calcext:value-type="float">
            <text:p>0,56086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8336.02" calcext:value-type="float">
            <text:p>58336,02</text:p>
          </table:table-cell>
          <table:table-cell office:value-type="float" office:value="59513.56" calcext:value-type="float">
            <text:p>59513,56</text:p>
          </table:table-cell>
          <table:table-cell office:value-type="float" office:value="0.54817" calcext:value-type="float">
            <text:p>0,54817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0129.35" calcext:value-type="float">
            <text:p>60129,35</text:p>
          </table:table-cell>
          <table:table-cell office:value-type="float" office:value="70777.01" calcext:value-type="float">
            <text:p>70777,01</text:p>
          </table:table-cell>
          <table:table-cell office:value-type="float" office:value="0.990300000000001" calcext:value-type="float">
            <text:p>0,990300000000001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1624.99" calcext:value-type="float">
            <text:p>51624,99</text:p>
          </table:table-cell>
          <table:table-cell office:value-type="float" office:value="54799.18" calcext:value-type="float">
            <text:p>54799,18</text:p>
          </table:table-cell>
          <table:table-cell office:value-type="float" office:value="0.64677" calcext:value-type="float">
            <text:p>0,64677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4086.52" calcext:value-type="float">
            <text:p>54086,52</text:p>
          </table:table-cell>
          <table:table-cell office:value-type="float" office:value="55796.99" calcext:value-type="float">
            <text:p>55796,99</text:p>
          </table:table-cell>
          <table:table-cell office:value-type="float" office:value="0.60075" calcext:value-type="float">
            <text:p>0,60075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58597.18" calcext:value-type="float">
            <text:p>58597,18</text:p>
          </table:table-cell>
          <table:table-cell office:value-type="float" office:value="59863.44" calcext:value-type="float">
            <text:p>59863,44</text:p>
          </table:table-cell>
          <table:table-cell office:value-type="float" office:value="0.57634" calcext:value-type="float">
            <text:p>0,57634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60782.68" calcext:value-type="float">
            <text:p>60782,68</text:p>
          </table:table-cell>
          <table:table-cell office:value-type="float" office:value="71341.98" calcext:value-type="float">
            <text:p>71341,98</text:p>
          </table:table-cell>
          <table:table-cell office:value-type="float" office:value="0.9645" calcext:value-type="float">
            <text:p>0,9645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52212.36" calcext:value-type="float">
            <text:p>52212,36</text:p>
          </table:table-cell>
          <table:table-cell office:value-type="float" office:value="55267.25" calcext:value-type="float">
            <text:p>55267,25</text:p>
          </table:table-cell>
          <table:table-cell office:value-type="float" office:value="0.62858" calcext:value-type="float">
            <text:p>0,62858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54457.64" calcext:value-type="float">
            <text:p>54457,64</text:p>
          </table:table-cell>
          <table:table-cell office:value-type="float" office:value="56173.11" calcext:value-type="float">
            <text:p>56173,11</text:p>
          </table:table-cell>
          <table:table-cell office:value-type="float" office:value="0.58109" calcext:value-type="float">
            <text:p>0,58109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60391.12" calcext:value-type="float">
            <text:p>60391,12</text:p>
          </table:table-cell>
          <table:table-cell office:value-type="float" office:value="61092.6" calcext:value-type="float">
            <text:p>61092,6</text:p>
          </table:table-cell>
          <table:table-cell office:value-type="float" office:value="0.57245" calcext:value-type="float">
            <text:p>0,57245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61441.05" calcext:value-type="float">
            <text:p>61441,05</text:p>
          </table:table-cell>
          <table:table-cell office:value-type="float" office:value="72515.47" calcext:value-type="float">
            <text:p>72515,47</text:p>
          </table:table-cell>
          <table:table-cell office:value-type="float" office:value="1.00723" calcext:value-type="float">
            <text:p>1,00723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52674.11" calcext:value-type="float">
            <text:p>52674,11</text:p>
          </table:table-cell>
          <table:table-cell office:value-type="float" office:value="56077.44" calcext:value-type="float">
            <text:p>56077,44</text:p>
          </table:table-cell>
          <table:table-cell office:value-type="float" office:value="0.65702" calcext:value-type="float">
            <text:p>0,65702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55664.15" calcext:value-type="float">
            <text:p>55664,15</text:p>
          </table:table-cell>
          <table:table-cell office:value-type="float" office:value="57331.69" calcext:value-type="float">
            <text:p>57331,69</text:p>
          </table:table-cell>
          <table:table-cell office:value-type="float" office:value="0.63054" calcext:value-type="float">
            <text:p>0,6305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60838.92" calcext:value-type="float">
            <text:p>60838,92</text:p>
          </table:table-cell>
          <table:table-cell office:value-type="float" office:value="62174.09" calcext:value-type="float">
            <text:p>62174,09</text:p>
          </table:table-cell>
          <table:table-cell office:value-type="float" office:value="0.59568" calcext:value-type="float">
            <text:p>0,59568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62129.25" calcext:value-type="float">
            <text:p>62129,25</text:p>
          </table:table-cell>
          <table:table-cell office:value-type="float" office:value="72713.76" calcext:value-type="float">
            <text:p>72713,76</text:p>
          </table:table-cell>
          <table:table-cell office:value-type="float" office:value="0.9615" calcext:value-type="float">
            <text:p>0,9615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53787.04" calcext:value-type="float">
            <text:p>53787,04</text:p>
          </table:table-cell>
          <table:table-cell office:value-type="float" office:value="57510.61" calcext:value-type="float">
            <text:p>57510,61</text:p>
          </table:table-cell>
          <table:table-cell office:value-type="float" office:value="0.63568" calcext:value-type="float">
            <text:p>0,63568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56159.53" calcext:value-type="float">
            <text:p>56159,53</text:p>
          </table:table-cell>
          <table:table-cell office:value-type="float" office:value="58070.72" calcext:value-type="float">
            <text:p>58070,72</text:p>
          </table:table-cell>
          <table:table-cell office:value-type="float" office:value="0.58488" calcext:value-type="float">
            <text:p>0,58488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61153.76" calcext:value-type="float">
            <text:p>61153,76</text:p>
          </table:table-cell>
          <table:table-cell office:value-type="float" office:value="61883.4" calcext:value-type="float">
            <text:p>61883,4</text:p>
          </table:table-cell>
          <table:table-cell office:value-type="float" office:value="0.56265" calcext:value-type="float">
            <text:p>0,5626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63545.81" calcext:value-type="float">
            <text:p>63545,81</text:p>
          </table:table-cell>
          <table:table-cell office:value-type="float" office:value="74855.47" calcext:value-type="float">
            <text:p>74855,47</text:p>
          </table:table-cell>
          <table:table-cell office:value-type="float" office:value="1.0012" calcext:value-type="float">
            <text:p>1,0012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54709.38" calcext:value-type="float">
            <text:p>54709,38</text:p>
          </table:table-cell>
          <table:table-cell office:value-type="float" office:value="58327.67" calcext:value-type="float">
            <text:p>58327,67</text:p>
          </table:table-cell>
          <table:table-cell office:value-type="float" office:value="0.63399" calcext:value-type="float">
            <text:p>0,63399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57525.1" calcext:value-type="float">
            <text:p>57525,1</text:p>
          </table:table-cell>
          <table:table-cell office:value-type="float" office:value="59248.22" calcext:value-type="float">
            <text:p>59248,22</text:p>
          </table:table-cell>
          <table:table-cell office:value-type="float" office:value="0.59402" calcext:value-type="float">
            <text:p>0,59402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61858.54" calcext:value-type="float">
            <text:p>61858,54</text:p>
          </table:table-cell>
          <table:table-cell office:value-type="float" office:value="63006.25" calcext:value-type="float">
            <text:p>63006,25</text:p>
          </table:table-cell>
          <table:table-cell office:value-type="float" office:value="0.57677" calcext:value-type="float">
            <text:p>0,57677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4395.31" calcext:value-type="float">
            <text:p>64395,31</text:p>
          </table:table-cell>
          <table:table-cell office:value-type="float" office:value="75807.2" calcext:value-type="float">
            <text:p>75807,2</text:p>
          </table:table-cell>
          <table:table-cell office:value-type="float" office:value="1.00225" calcext:value-type="float">
            <text:p>1,00225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54551.47" calcext:value-type="float">
            <text:p>54551,47</text:p>
          </table:table-cell>
          <table:table-cell office:value-type="float" office:value="57961.13" calcext:value-type="float">
            <text:p>57961,13</text:p>
          </table:table-cell>
          <table:table-cell office:value-type="float" office:value="0.63746" calcext:value-type="float">
            <text:p>0,63746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58196.28" calcext:value-type="float">
            <text:p>58196,28</text:p>
          </table:table-cell>
          <table:table-cell office:value-type="float" office:value="60111.1" calcext:value-type="float">
            <text:p>60111,1</text:p>
          </table:table-cell>
          <table:table-cell office:value-type="float" office:value="0.60699" calcext:value-type="float">
            <text:p>0,60699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63264.65" calcext:value-type="float">
            <text:p>63264,65</text:p>
          </table:table-cell>
          <table:table-cell office:value-type="float" office:value="64506.19" calcext:value-type="float">
            <text:p>64506,19</text:p>
          </table:table-cell>
          <table:table-cell office:value-type="float" office:value="0.58437" calcext:value-type="float">
            <text:p>0,58437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65587.79" calcext:value-type="float">
            <text:p>65587,79</text:p>
          </table:table-cell>
          <table:table-cell office:value-type="float" office:value="76603.35" calcext:value-type="float">
            <text:p>76603,35</text:p>
          </table:table-cell>
          <table:table-cell office:value-type="float" office:value="1.01811" calcext:value-type="float">
            <text:p>1,01811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55892.92" calcext:value-type="float">
            <text:p>55892,92</text:p>
          </table:table-cell>
          <table:table-cell office:value-type="float" office:value="59600.32" calcext:value-type="float">
            <text:p>59600,32</text:p>
          </table:table-cell>
          <table:table-cell office:value-type="float" office:value="0.65015" calcext:value-type="float">
            <text:p>0,65015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59075.19" calcext:value-type="float">
            <text:p>59075,19</text:p>
          </table:table-cell>
          <table:table-cell office:value-type="float" office:value="61392.15" calcext:value-type="float">
            <text:p>61392,15</text:p>
          </table:table-cell>
          <table:table-cell office:value-type="float" office:value="0.6158" calcext:value-type="float">
            <text:p>0,6158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63915.38" calcext:value-type="float">
            <text:p>63915,38</text:p>
          </table:table-cell>
          <table:table-cell office:value-type="float" office:value="64726.76" calcext:value-type="float">
            <text:p>64726,76</text:p>
          </table:table-cell>
          <table:table-cell office:value-type="float" office:value="0.58261" calcext:value-type="float">
            <text:p>0,5826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5804.68" calcext:value-type="float">
            <text:p>65804,68</text:p>
          </table:table-cell>
          <table:table-cell office:value-type="float" office:value="76861.88" calcext:value-type="float">
            <text:p>76861,88</text:p>
          </table:table-cell>
          <table:table-cell office:value-type="float" office:value="1.03305" calcext:value-type="float">
            <text:p>1,03305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56229.35" calcext:value-type="float">
            <text:p>56229,35</text:p>
          </table:table-cell>
          <table:table-cell office:value-type="float" office:value="59592.78" calcext:value-type="float">
            <text:p>59592,78</text:p>
          </table:table-cell>
          <table:table-cell office:value-type="float" office:value="0.66837" calcext:value-type="float">
            <text:p>0,66837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59452.09" calcext:value-type="float">
            <text:p>59452,09</text:p>
          </table:table-cell>
          <table:table-cell office:value-type="float" office:value="61244.15" calcext:value-type="float">
            <text:p>61244,15</text:p>
          </table:table-cell>
          <table:table-cell office:value-type="float" office:value="0.62109" calcext:value-type="float">
            <text:p>0,62109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64658.25" calcext:value-type="float">
            <text:p>64658,25</text:p>
          </table:table-cell>
          <table:table-cell office:value-type="float" office:value="65318.12" calcext:value-type="float">
            <text:p>65318,12</text:p>
          </table:table-cell>
          <table:table-cell office:value-type="float" office:value="0.60914" calcext:value-type="float">
            <text:p>0,6091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6044.95" calcext:value-type="float">
            <text:p>66044,95</text:p>
          </table:table-cell>
          <table:table-cell office:value-type="float" office:value="76921.73" calcext:value-type="float">
            <text:p>76921,73</text:p>
          </table:table-cell>
          <table:table-cell office:value-type="float" office:value="1.04076" calcext:value-type="float">
            <text:p>1,04076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56711.94" calcext:value-type="float">
            <text:p>56711,94</text:p>
          </table:table-cell>
          <table:table-cell office:value-type="float" office:value="60528.89" calcext:value-type="float">
            <text:p>60528,89</text:p>
          </table:table-cell>
          <table:table-cell office:value-type="float" office:value="0.64995" calcext:value-type="float">
            <text:p>0,64995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60159.42" calcext:value-type="float">
            <text:p>60159,42</text:p>
          </table:table-cell>
          <table:table-cell office:value-type="float" office:value="61897.72" calcext:value-type="float">
            <text:p>61897,72</text:p>
          </table:table-cell>
          <table:table-cell office:value-type="float" office:value="0.6168" calcext:value-type="float">
            <text:p>0,6168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65836.71" calcext:value-type="float">
            <text:p>65836,71</text:p>
          </table:table-cell>
          <table:table-cell office:value-type="float" office:value="67055.25" calcext:value-type="float">
            <text:p>67055,25</text:p>
          </table:table-cell>
          <table:table-cell office:value-type="float" office:value="0.61071" calcext:value-type="float">
            <text:p>0,61071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67813.28" calcext:value-type="float">
            <text:p>67813,28</text:p>
          </table:table-cell>
          <table:table-cell office:value-type="float" office:value="79838.82" calcext:value-type="float">
            <text:p>79838,82</text:p>
          </table:table-cell>
          <table:table-cell office:value-type="float" office:value="1.04851" calcext:value-type="float">
            <text:p>1,04851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58013.79" calcext:value-type="float">
            <text:p>58013,79</text:p>
          </table:table-cell>
          <table:table-cell office:value-type="float" office:value="61943.16" calcext:value-type="float">
            <text:p>61943,16</text:p>
          </table:table-cell>
          <table:table-cell office:value-type="float" office:value="0.66206" calcext:value-type="float">
            <text:p>0,66206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61263.99" calcext:value-type="float">
            <text:p>61263,99</text:p>
          </table:table-cell>
          <table:table-cell office:value-type="float" office:value="63445.61" calcext:value-type="float">
            <text:p>63445,61</text:p>
          </table:table-cell>
          <table:table-cell office:value-type="float" office:value="0.63772" calcext:value-type="float">
            <text:p>0,63772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66024.53" calcext:value-type="float">
            <text:p>66024,53</text:p>
          </table:table-cell>
          <table:table-cell office:value-type="float" office:value="67191.21" calcext:value-type="float">
            <text:p>67191,21</text:p>
          </table:table-cell>
          <table:table-cell office:value-type="float" office:value="0.60875" calcext:value-type="float">
            <text:p>0,60875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69008.55" calcext:value-type="float">
            <text:p>69008,55</text:p>
          </table:table-cell>
          <table:table-cell office:value-type="float" office:value="81299.48" calcext:value-type="float">
            <text:p>81299,48</text:p>
          </table:table-cell>
          <table:table-cell office:value-type="float" office:value="1.11692" calcext:value-type="float">
            <text:p>1,11692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58339.74" calcext:value-type="float">
            <text:p>58339,74</text:p>
          </table:table-cell>
          <table:table-cell office:value-type="float" office:value="62175.29" calcext:value-type="float">
            <text:p>62175,29</text:p>
          </table:table-cell>
          <table:table-cell office:value-type="float" office:value="0.69722" calcext:value-type="float">
            <text:p>0,69722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61638.94" calcext:value-type="float">
            <text:p>61638,94</text:p>
          </table:table-cell>
          <table:table-cell office:value-type="float" office:value="64070.02" calcext:value-type="float">
            <text:p>64070,02</text:p>
          </table:table-cell>
          <table:table-cell office:value-type="float" office:value="0.65584" calcext:value-type="float">
            <text:p>0,65584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67824.47" calcext:value-type="float">
            <text:p>67824,47</text:p>
          </table:table-cell>
          <table:table-cell office:value-type="float" office:value="69358.01" calcext:value-type="float">
            <text:p>69358,01</text:p>
          </table:table-cell>
          <table:table-cell office:value-type="float" office:value="0.64793" calcext:value-type="float">
            <text:p>0,64793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69042.21" calcext:value-type="float">
            <text:p>69042,21</text:p>
          </table:table-cell>
          <table:table-cell office:value-type="float" office:value="81576.04" calcext:value-type="float">
            <text:p>81576,04</text:p>
          </table:table-cell>
          <table:table-cell office:value-type="float" office:value="1.16043" calcext:value-type="float">
            <text:p>1,16043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59148.2" calcext:value-type="float">
            <text:p>59148,2</text:p>
          </table:table-cell>
          <table:table-cell office:value-type="float" office:value="63393.67" calcext:value-type="float">
            <text:p>63393,67</text:p>
          </table:table-cell>
          <table:table-cell office:value-type="float" office:value="0.7546" calcext:value-type="float">
            <text:p>0,7546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62255.32" calcext:value-type="float">
            <text:p>62255,32</text:p>
          </table:table-cell>
          <table:table-cell office:value-type="float" office:value="63886.69" calcext:value-type="float">
            <text:p>63886,69</text:p>
          </table:table-cell>
          <table:table-cell office:value-type="float" office:value="0.70801" calcext:value-type="float">
            <text:p>0,70801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67940.8" calcext:value-type="float">
            <text:p>67940,8</text:p>
          </table:table-cell>
          <table:table-cell office:value-type="float" office:value="69599.09" calcext:value-type="float">
            <text:p>69599,09</text:p>
          </table:table-cell>
          <table:table-cell office:value-type="float" office:value="0.69439" calcext:value-type="float">
            <text:p>0,6943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70091.19" calcext:value-type="float">
            <text:p>70091,19</text:p>
          </table:table-cell>
          <table:table-cell office:value-type="float" office:value="81966.31" calcext:value-type="float">
            <text:p>81966,31</text:p>
          </table:table-cell>
          <table:table-cell office:value-type="float" office:value="1.10243" calcext:value-type="float">
            <text:p>1,10243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59914.53" calcext:value-type="float">
            <text:p>59914,53</text:p>
          </table:table-cell>
          <table:table-cell office:value-type="float" office:value="64563.57" calcext:value-type="float">
            <text:p>64563,57</text:p>
          </table:table-cell>
          <table:table-cell office:value-type="float" office:value="0.70627" calcext:value-type="float">
            <text:p>0,70627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63326.45" calcext:value-type="float">
            <text:p>63326,45</text:p>
          </table:table-cell>
          <table:table-cell office:value-type="float" office:value="65504.58" calcext:value-type="float">
            <text:p>65504,58</text:p>
          </table:table-cell>
          <table:table-cell office:value-type="float" office:value="0.6588" calcext:value-type="float">
            <text:p>0,6588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69140.98" calcext:value-type="float">
            <text:p>69140,98</text:p>
          </table:table-cell>
          <table:table-cell office:value-type="float" office:value="69904.03" calcext:value-type="float">
            <text:p>69904,03</text:p>
          </table:table-cell>
          <table:table-cell office:value-type="float" office:value="0.64031" calcext:value-type="float">
            <text:p>0,64031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70576.38" calcext:value-type="float">
            <text:p>70576,38</text:p>
          </table:table-cell>
          <table:table-cell office:value-type="float" office:value="82329.31" calcext:value-type="float">
            <text:p>82329,31</text:p>
          </table:table-cell>
          <table:table-cell office:value-type="float" office:value="1.16558" calcext:value-type="float">
            <text:p>1,16558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1056.81" calcext:value-type="float">
            <text:p>61056,81</text:p>
          </table:table-cell>
          <table:table-cell office:value-type="float" office:value="65200.83" calcext:value-type="float">
            <text:p>65200,83</text:p>
          </table:table-cell>
          <table:table-cell office:value-type="float" office:value="0.77039" calcext:value-type="float">
            <text:p>0,77039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3907.9" calcext:value-type="float">
            <text:p>63907,9</text:p>
          </table:table-cell>
          <table:table-cell office:value-type="float" office:value="65883.15" calcext:value-type="float">
            <text:p>65883,15</text:p>
          </table:table-cell>
          <table:table-cell office:value-type="float" office:value="0.71106" calcext:value-type="float">
            <text:p>0,71106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69892.4" calcext:value-type="float">
            <text:p>69892,4</text:p>
          </table:table-cell>
          <table:table-cell office:value-type="float" office:value="71312.96" calcext:value-type="float">
            <text:p>71312,96</text:p>
          </table:table-cell>
          <table:table-cell office:value-type="float" office:value="0.69373" calcext:value-type="float">
            <text:p>0,69373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71535.34" calcext:value-type="float">
            <text:p>71535,34</text:p>
          </table:table-cell>
          <table:table-cell office:value-type="float" office:value="84182.87" calcext:value-type="float">
            <text:p>84182,87</text:p>
          </table:table-cell>
          <table:table-cell office:value-type="float" office:value="1.11218" calcext:value-type="float">
            <text:p>1,11218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61599.71" calcext:value-type="float">
            <text:p>61599,71</text:p>
          </table:table-cell>
          <table:table-cell office:value-type="float" office:value="65544.53" calcext:value-type="float">
            <text:p>65544,53</text:p>
          </table:table-cell>
          <table:table-cell office:value-type="float" office:value="0.72386" calcext:value-type="float">
            <text:p>0,7238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65021.31" calcext:value-type="float">
            <text:p>65021,31</text:p>
          </table:table-cell>
          <table:table-cell office:value-type="float" office:value="66917.84" calcext:value-type="float">
            <text:p>66917,84</text:p>
          </table:table-cell>
          <table:table-cell office:value-type="float" office:value="0.68063" calcext:value-type="float">
            <text:p>0,68063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70182.09" calcext:value-type="float">
            <text:p>70182,09</text:p>
          </table:table-cell>
          <table:table-cell office:value-type="float" office:value="71134.46" calcext:value-type="float">
            <text:p>71134,46</text:p>
          </table:table-cell>
          <table:table-cell office:value-type="float" office:value="0.65687" calcext:value-type="float">
            <text:p>0,65687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73130.12" calcext:value-type="float">
            <text:p>73130,12</text:p>
          </table:table-cell>
          <table:table-cell office:value-type="float" office:value="85830.2" calcext:value-type="float">
            <text:p>85830,2</text:p>
          </table:table-cell>
          <table:table-cell office:value-type="float" office:value="1.12589" calcext:value-type="float">
            <text:p>1,12589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62511.98" calcext:value-type="float">
            <text:p>62511,98</text:p>
          </table:table-cell>
          <table:table-cell office:value-type="float" office:value="66305.15" calcext:value-type="float">
            <text:p>66305,15</text:p>
          </table:table-cell>
          <table:table-cell office:value-type="float" office:value="0.72909" calcext:value-type="float">
            <text:p>0,72909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65287.12" calcext:value-type="float">
            <text:p>65287,12</text:p>
          </table:table-cell>
          <table:table-cell office:value-type="float" office:value="67648.21" calcext:value-type="float">
            <text:p>67648,21</text:p>
          </table:table-cell>
          <table:table-cell office:value-type="float" office:value="0.68188" calcext:value-type="float">
            <text:p>0,68188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70445.71" calcext:value-type="float">
            <text:p>70445,71</text:p>
          </table:table-cell>
          <table:table-cell office:value-type="float" office:value="71288.37" calcext:value-type="float">
            <text:p>71288,37</text:p>
          </table:table-cell>
          <table:table-cell office:value-type="float" office:value="0.64312" calcext:value-type="float">
            <text:p>0,64312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3420.46" calcext:value-type="float">
            <text:p>73420,46</text:p>
          </table:table-cell>
          <table:table-cell office:value-type="float" office:value="86177.96" calcext:value-type="float">
            <text:p>86177,96</text:p>
          </table:table-cell>
          <table:table-cell office:value-type="float" office:value="1.1503" calcext:value-type="float">
            <text:p>1,1503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62676.37" calcext:value-type="float">
            <text:p>62676,37</text:p>
          </table:table-cell>
          <table:table-cell office:value-type="float" office:value="66643.04" calcext:value-type="float">
            <text:p>66643,04</text:p>
          </table:table-cell>
          <table:table-cell office:value-type="float" office:value="0.75292" calcext:value-type="float">
            <text:p>0,75292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66797.36" calcext:value-type="float">
            <text:p>66797,36</text:p>
          </table:table-cell>
          <table:table-cell office:value-type="float" office:value="69165.24" calcext:value-type="float">
            <text:p>69165,24</text:p>
          </table:table-cell>
          <table:table-cell office:value-type="float" office:value="0.70452" calcext:value-type="float">
            <text:p>0,70452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71701.4" calcext:value-type="float">
            <text:p>71701,4</text:p>
          </table:table-cell>
          <table:table-cell office:value-type="float" office:value="72467.76" calcext:value-type="float">
            <text:p>72467,76</text:p>
          </table:table-cell>
          <table:table-cell office:value-type="float" office:value="0.67695" calcext:value-type="float">
            <text:p>0,6769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4195.15" calcext:value-type="float">
            <text:p>74195,15</text:p>
          </table:table-cell>
          <table:table-cell office:value-type="float" office:value="87650.69" calcext:value-type="float">
            <text:p>87650,69</text:p>
          </table:table-cell>
          <table:table-cell office:value-type="float" office:value="1.23376" calcext:value-type="float">
            <text:p>1,2337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3627.78" calcext:value-type="float">
            <text:p>63627,78</text:p>
          </table:table-cell>
          <table:table-cell office:value-type="float" office:value="67204.47" calcext:value-type="float">
            <text:p>67204,47</text:p>
          </table:table-cell>
          <table:table-cell office:value-type="float" office:value="0.77946" calcext:value-type="float">
            <text:p>0,77946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66435.95" calcext:value-type="float">
            <text:p>66435,95</text:p>
          </table:table-cell>
          <table:table-cell office:value-type="float" office:value="68398.53" calcext:value-type="float">
            <text:p>68398,53</text:p>
          </table:table-cell>
          <table:table-cell office:value-type="float" office:value="0.71985" calcext:value-type="float">
            <text:p>0,71985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72863.48" calcext:value-type="float">
            <text:p>72863,48</text:p>
          </table:table-cell>
          <table:table-cell office:value-type="float" office:value="74249.66" calcext:value-type="float">
            <text:p>74249,66</text:p>
          </table:table-cell>
          <table:table-cell office:value-type="float" office:value="0.71666" calcext:value-type="float">
            <text:p>0,7166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75891.53" calcext:value-type="float">
            <text:p>75891,53</text:p>
          </table:table-cell>
          <table:table-cell office:value-type="float" office:value="88888.74" calcext:value-type="float">
            <text:p>88888,74</text:p>
          </table:table-cell>
          <table:table-cell office:value-type="float" office:value="1.14329" calcext:value-type="float">
            <text:p>1,14329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64300.84" calcext:value-type="float">
            <text:p>64300,84</text:p>
          </table:table-cell>
          <table:table-cell office:value-type="float" office:value="68317.89" calcext:value-type="float">
            <text:p>68317,89</text:p>
          </table:table-cell>
          <table:table-cell office:value-type="float" office:value="0.7303" calcext:value-type="float">
            <text:p>0,7303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68318.87" calcext:value-type="float">
            <text:p>68318,87</text:p>
          </table:table-cell>
          <table:table-cell office:value-type="float" office:value="70841.32" calcext:value-type="float">
            <text:p>70841,32</text:p>
          </table:table-cell>
          <table:table-cell office:value-type="float" office:value="0.70057" calcext:value-type="float">
            <text:p>0,70057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73326.25" calcext:value-type="float">
            <text:p>73326,25</text:p>
          </table:table-cell>
          <table:table-cell office:value-type="float" office:value="74643.36" calcext:value-type="float">
            <text:p>74643,36</text:p>
          </table:table-cell>
          <table:table-cell office:value-type="float" office:value="0.65429" calcext:value-type="float">
            <text:p>0,65429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76471.3" calcext:value-type="float">
            <text:p>76471,3</text:p>
          </table:table-cell>
          <table:table-cell office:value-type="float" office:value="89830.31" calcext:value-type="float">
            <text:p>89830,31</text:p>
          </table:table-cell>
          <table:table-cell office:value-type="float" office:value="1.13136" calcext:value-type="float">
            <text:p>1,1313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64623.14" calcext:value-type="float">
            <text:p>64623,14</text:p>
          </table:table-cell>
          <table:table-cell office:value-type="float" office:value="69254.61" calcext:value-type="float">
            <text:p>69254,61</text:p>
          </table:table-cell>
          <table:table-cell office:value-type="float" office:value="0.74369" calcext:value-type="float">
            <text:p>0,74369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68216.09" calcext:value-type="float">
            <text:p>68216,09</text:p>
          </table:table-cell>
          <table:table-cell office:value-type="float" office:value="70067.04" calcext:value-type="float">
            <text:p>70067,04</text:p>
          </table:table-cell>
          <table:table-cell office:value-type="float" office:value="0.68466" calcext:value-type="float">
            <text:p>0,68466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74217.32" calcext:value-type="float">
            <text:p>74217,32</text:p>
          </table:table-cell>
          <table:table-cell office:value-type="float" office:value="76036.95" calcext:value-type="float">
            <text:p>76036,95</text:p>
          </table:table-cell>
          <table:table-cell office:value-type="float" office:value="0.67085" calcext:value-type="float">
            <text:p>0,67085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77558.91" calcext:value-type="float">
            <text:p>77558,91</text:p>
          </table:table-cell>
          <table:table-cell office:value-type="float" office:value="90781.8" calcext:value-type="float">
            <text:p>90781,8</text:p>
          </table:table-cell>
          <table:table-cell office:value-type="float" office:value="1.25766" calcext:value-type="float">
            <text:p>1,25766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66041.41" calcext:value-type="float">
            <text:p>66041,41</text:p>
          </table:table-cell>
          <table:table-cell office:value-type="float" office:value="70113.49" calcext:value-type="float">
            <text:p>70113,49</text:p>
          </table:table-cell>
          <table:table-cell office:value-type="float" office:value="0.83016" calcext:value-type="float">
            <text:p>0,83016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69677.5" calcext:value-type="float">
            <text:p>69677,5</text:p>
          </table:table-cell>
          <table:table-cell office:value-type="float" office:value="71388.91" calcext:value-type="float">
            <text:p>71388,91</text:p>
          </table:table-cell>
          <table:table-cell office:value-type="float" office:value="0.75772" calcext:value-type="float">
            <text:p>0,75772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74752.78" calcext:value-type="float">
            <text:p>74752,78</text:p>
          </table:table-cell>
          <table:table-cell office:value-type="float" office:value="76018.83" calcext:value-type="float">
            <text:p>76018,83</text:p>
          </table:table-cell>
          <table:table-cell office:value-type="float" office:value="0.71621" calcext:value-type="float">
            <text:p>0,71621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8393.52" calcext:value-type="float">
            <text:p>78393,52</text:p>
          </table:table-cell>
          <table:table-cell office:value-type="float" office:value="91873.58" calcext:value-type="float">
            <text:p>91873,58</text:p>
          </table:table-cell>
          <table:table-cell office:value-type="float" office:value="1.22175" calcext:value-type="float">
            <text:p>1,22175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66888.72" calcext:value-type="float">
            <text:p>66888,72</text:p>
          </table:table-cell>
          <table:table-cell office:value-type="float" office:value="71748.34" calcext:value-type="float">
            <text:p>71748,34</text:p>
          </table:table-cell>
          <table:table-cell office:value-type="float" office:value="0.79454" calcext:value-type="float">
            <text:p>0,79454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70161.86" calcext:value-type="float">
            <text:p>70161,86</text:p>
          </table:table-cell>
          <table:table-cell office:value-type="float" office:value="72395.49" calcext:value-type="float">
            <text:p>72395,49</text:p>
          </table:table-cell>
          <table:table-cell office:value-type="float" office:value="0.72911" calcext:value-type="float">
            <text:p>0,72911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76478.29" calcext:value-type="float">
            <text:p>76478,29</text:p>
          </table:table-cell>
          <table:table-cell office:value-type="float" office:value="77567.26" calcext:value-type="float">
            <text:p>77567,26</text:p>
          </table:table-cell>
          <table:table-cell office:value-type="float" office:value="0.7027" calcext:value-type="float">
            <text:p>0,7027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79013.42" calcext:value-type="float">
            <text:p>79013,42</text:p>
          </table:table-cell>
          <table:table-cell office:value-type="float" office:value="92731.9" calcext:value-type="float">
            <text:p>92731,9</text:p>
          </table:table-cell>
          <table:table-cell office:value-type="float" office:value="1.19757" calcext:value-type="float">
            <text:p>1,19757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7285.53" calcext:value-type="float">
            <text:p>67285,53</text:p>
          </table:table-cell>
          <table:table-cell office:value-type="float" office:value="71154.07" calcext:value-type="float">
            <text:p>71154,07</text:p>
          </table:table-cell>
          <table:table-cell office:value-type="float" office:value="0.77783" calcext:value-type="float">
            <text:p>0,77783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71117.46" calcext:value-type="float">
            <text:p>71117,46</text:p>
          </table:table-cell>
          <table:table-cell office:value-type="float" office:value="73000.82" calcext:value-type="float">
            <text:p>73000,82</text:p>
          </table:table-cell>
          <table:table-cell office:value-type="float" office:value="0.72292" calcext:value-type="float">
            <text:p>0,72292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77672.56" calcext:value-type="float">
            <text:p>77672,56</text:p>
          </table:table-cell>
          <table:table-cell office:value-type="float" office:value="79213.81" calcext:value-type="float">
            <text:p>79213,81</text:p>
          </table:table-cell>
          <table:table-cell office:value-type="float" office:value="0.72458" calcext:value-type="float">
            <text:p>0,72458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78735.81" calcext:value-type="float">
            <text:p>78735,81</text:p>
          </table:table-cell>
          <table:table-cell office:value-type="float" office:value="92478.68" calcext:value-type="float">
            <text:p>92478,68</text:p>
          </table:table-cell>
          <table:table-cell office:value-type="float" office:value="1.17655" calcext:value-type="float">
            <text:p>1,1765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68316.76" calcext:value-type="float">
            <text:p>68316,76</text:p>
          </table:table-cell>
          <table:table-cell office:value-type="float" office:value="72723.53" calcext:value-type="float">
            <text:p>72723,53</text:p>
          </table:table-cell>
          <table:table-cell office:value-type="float" office:value="0.78771" calcext:value-type="float">
            <text:p>0,78771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71957.07" calcext:value-type="float">
            <text:p>71957,07</text:p>
          </table:table-cell>
          <table:table-cell office:value-type="float" office:value="73948.19" calcext:value-type="float">
            <text:p>73948,19</text:p>
          </table:table-cell>
          <table:table-cell office:value-type="float" office:value="0.73153" calcext:value-type="float">
            <text:p>0,73153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77467.89" calcext:value-type="float">
            <text:p>77467,89</text:p>
          </table:table-cell>
          <table:table-cell office:value-type="float" office:value="78330.43" calcext:value-type="float">
            <text:p>78330,43</text:p>
          </table:table-cell>
          <table:table-cell office:value-type="float" office:value="0.69851" calcext:value-type="float">
            <text:p>0,69851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80104.14" calcext:value-type="float">
            <text:p>80104,14</text:p>
          </table:table-cell>
          <table:table-cell office:value-type="float" office:value="94003.48" calcext:value-type="float">
            <text:p>94003,48</text:p>
          </table:table-cell>
          <table:table-cell office:value-type="float" office:value="1.21808" calcext:value-type="float">
            <text:p>1,21808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68578.16" calcext:value-type="float">
            <text:p>68578,16</text:p>
          </table:table-cell>
          <table:table-cell office:value-type="float" office:value="72959.35" calcext:value-type="float">
            <text:p>72959,35</text:p>
          </table:table-cell>
          <table:table-cell office:value-type="float" office:value="0.79292" calcext:value-type="float">
            <text:p>0,79292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71892.23" calcext:value-type="float">
            <text:p>71892,23</text:p>
          </table:table-cell>
          <table:table-cell office:value-type="float" office:value="74043.59" calcext:value-type="float">
            <text:p>74043,59</text:p>
          </table:table-cell>
          <table:table-cell office:value-type="float" office:value="0.73235" calcext:value-type="float">
            <text:p>0,73235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78965.51" calcext:value-type="float">
            <text:p>78965,51</text:p>
          </table:table-cell>
          <table:table-cell office:value-type="float" office:value="80056.77" calcext:value-type="float">
            <text:p>80056,77</text:p>
          </table:table-cell>
          <table:table-cell office:value-type="float" office:value="0.71768" calcext:value-type="float">
            <text:p>0,71768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81358.14" calcext:value-type="float">
            <text:p>81358,14</text:p>
          </table:table-cell>
          <table:table-cell office:value-type="float" office:value="95191.46" calcext:value-type="float">
            <text:p>95191,46</text:p>
          </table:table-cell>
          <table:table-cell office:value-type="float" office:value="1.28309" calcext:value-type="float">
            <text:p>1,28309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68891.87" calcext:value-type="float">
            <text:p>68891,87</text:p>
          </table:table-cell>
          <table:table-cell office:value-type="float" office:value="73402.49" calcext:value-type="float">
            <text:p>73402,49</text:p>
          </table:table-cell>
          <table:table-cell office:value-type="float" office:value="0.8098" calcext:value-type="float">
            <text:p>0,8098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73139.65" calcext:value-type="float">
            <text:p>73139,65</text:p>
          </table:table-cell>
          <table:table-cell office:value-type="float" office:value="75352.95" calcext:value-type="float">
            <text:p>75352,95</text:p>
          </table:table-cell>
          <table:table-cell office:value-type="float" office:value="0.77758" calcext:value-type="float">
            <text:p>0,77758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79187.54" calcext:value-type="float">
            <text:p>79187,54</text:p>
          </table:table-cell>
          <table:table-cell office:value-type="float" office:value="80087.15" calcext:value-type="float">
            <text:p>80087,15</text:p>
          </table:table-cell>
          <table:table-cell office:value-type="float" office:value="0.74729" calcext:value-type="float">
            <text:p>0,74729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1711.28" calcext:value-type="float">
            <text:p>81711,28</text:p>
          </table:table-cell>
          <table:table-cell office:value-type="float" office:value="95952.83" calcext:value-type="float">
            <text:p>95952,83</text:p>
          </table:table-cell>
          <table:table-cell office:value-type="float" office:value="1.22951" calcext:value-type="float">
            <text:p>1,22951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69893.5" calcext:value-type="float">
            <text:p>69893,5</text:p>
          </table:table-cell>
          <table:table-cell office:value-type="float" office:value="73894.46" calcext:value-type="float">
            <text:p>73894,46</text:p>
          </table:table-cell>
          <table:table-cell office:value-type="float" office:value="0.79466" calcext:value-type="float">
            <text:p>0,79466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73980.09" calcext:value-type="float">
            <text:p>73980,09</text:p>
          </table:table-cell>
          <table:table-cell office:value-type="float" office:value="76403.46" calcext:value-type="float">
            <text:p>76403,46</text:p>
          </table:table-cell>
          <table:table-cell office:value-type="float" office:value="0.76593" calcext:value-type="float">
            <text:p>0,76593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80670.77" calcext:value-type="float">
            <text:p>80670,77</text:p>
          </table:table-cell>
          <table:table-cell office:value-type="float" office:value="81909.53" calcext:value-type="float">
            <text:p>81909,53</text:p>
          </table:table-cell>
          <table:table-cell office:value-type="float" office:value="0.72546" calcext:value-type="float">
            <text:p>0,7254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33" office:value-type="float" office:value="82748.72" calcext:value-type="float">
            <text:p>82748,72</text:p>
          </table:table-cell>
          <table:table-cell table:style-name="ce39" office:value-type="float" office:value="97303.74" calcext:value-type="float">
            <text:p>97303,74</text:p>
          </table:table-cell>
          <table:table-cell table:style-name="ce45" office:value-type="float" office:value="1.27985" calcext:value-type="float">
            <text:p>1,27985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71388.85" calcext:value-type="float">
            <text:p>71388,85</text:p>
          </table:table-cell>
          <table:table-cell table:style-name="ce16" office:value-type="float" office:value="76092.8" calcext:value-type="float">
            <text:p>76092,8</text:p>
          </table:table-cell>
          <table:table-cell table:style-name="ce22" office:value-type="float" office:value="0.83491" calcext:value-type="float">
            <text:p>0,83491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74797.23" calcext:value-type="float">
            <text:p>74797,23</text:p>
          </table:table-cell>
          <table:table-cell table:style-name="ce16" office:value-type="float" office:value="77452.07" calcext:value-type="float">
            <text:p>77452,07</text:p>
          </table:table-cell>
          <table:table-cell table:style-name="ce22" office:value-type="float" office:value="0.79138" calcext:value-type="float">
            <text:p>0,79138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0" office:value-type="float" office:value="80878.94" calcext:value-type="float">
            <text:p>80878,94</text:p>
          </table:table-cell>
          <table:table-cell table:style-name="ce16" office:value-type="float" office:value="82255.64" calcext:value-type="float">
            <text:p>82255,64</text:p>
          </table:table-cell>
          <table:table-cell table:style-name="ce22" office:value-type="float" office:value="0.76056" calcext:value-type="float">
            <text:p>0,76056</text:p>
          </table:table-cell>
        </table:table-row>
        <table:table-row table:style-name="ro1">
          <table:table-cell table:style-name="ce28" office:value-type="string" calcext:value-type="string">
            <text:p>Razem Wynik</text:p>
          </table:table-cell>
          <table:table-cell table:style-name="ce34" office:value-type="float" office:value="41024.4829" calcext:value-type="float">
            <text:p>41024,4829</text:p>
          </table:table-cell>
          <table:table-cell table:style-name="ce40" office:value-type="float" office:value="48101.4544" calcext:value-type="float">
            <text:p>48101,4544</text:p>
          </table:table-cell>
          <table:table-cell table:style-name="ce46" office:value-type="float" office:value="0.6523706" calcext:value-type="float">
            <text:p>0,6523706</text:p>
          </table:table-cell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</table:table>
      <table:named-expressions/>
      <table:data-pilot-tables>
        <table:data-pilot-table table:name="DataPilot1" table:application-data="" table:target-range-address="'Tabela przestawna_select_mid_k3_1'.A1:'Tabela przestawna_select_mid_k3_1'.D103" table:buttons="'Tabela przestawna_select_mid_k3_1'.A2 'Tabela przestawna_select_mid_k3_1'.B1" table:show-filter-button="false" table:drill-down-on-double-click="false">
          <table:source-cell-range table:cell-range-address="'Tabela przestawna_select_mid_k3_1'.A1:'Tabela przestawna_select_mid_k3_1'.D10001"/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100" table:display="true" table:show-details="true"/>
                <table:data-pilot-member table:name="200" table:display="true" table:show-details="true"/>
                <table:data-pilot-member table:name="300" table:display="true" table:show-details="true"/>
                <table:data-pilot-member table:name="400" table:display="true" table:show-details="true"/>
                <table:data-pilot-member table:name="500" table:display="true" table:show-details="true"/>
                <table:data-pilot-member table:name="600" table:display="true" table:show-details="true"/>
                <table:data-pilot-member table:name="700" table:display="true" table:show-details="true"/>
                <table:data-pilot-member table:name="800" table:display="true" table:show-details="true"/>
                <table:data-pilot-member table:name="900" table:display="true" table:show-details="true"/>
                <table:data-pilot-member table:name="1000" table:display="true" table:show-details="true"/>
                <table:data-pilot-member table:name="1100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400" table:display="true" table:show-details="true"/>
                <table:data-pilot-member table:name="1500" table:display="true" table:show-details="true"/>
                <table:data-pilot-member table:name="16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1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500" table:display="true" table:show-details="true"/>
                <table:data-pilot-member table:name="2600" table:display="true" table:show-details="true"/>
                <table:data-pilot-member table:name="2700" table:display="true" table:show-details="true"/>
                <table:data-pilot-member table:name="2800" table:display="true" table:show-details="true"/>
                <table:data-pilot-member table:name="2900" table:display="true" table:show-details="true"/>
                <table:data-pilot-member table:name="3000" table:display="true" table:show-details="true"/>
                <table:data-pilot-member table:name="3100" table:display="true" table:show-details="true"/>
                <table:data-pilot-member table:name="3200" table:display="true" table:show-details="true"/>
                <table:data-pilot-member table:name="3300" table:display="true" table:show-details="true"/>
                <table:data-pilot-member table:name="3400" table:display="true" table:show-details="true"/>
                <table:data-pilot-member table:name="3500" table:display="true" table:show-details="true"/>
                <table:data-pilot-member table:name="3600" table:display="true" table:show-details="true"/>
                <table:data-pilot-member table:name="3700" table:display="true" table:show-details="true"/>
                <table:data-pilot-member table:name="3800" table:display="true" table:show-details="true"/>
                <table:data-pilot-member table:name="3900" table:display="true" table:show-details="true"/>
                <table:data-pilot-member table:name="4000" table:display="true" table:show-details="true"/>
                <table:data-pilot-member table:name="4100" table:display="true" table:show-details="true"/>
                <table:data-pilot-member table:name="4200" table:display="true" table:show-details="true"/>
                <table:data-pilot-member table:name="4300" table:display="true" table:show-details="true"/>
                <table:data-pilot-member table:name="4400" table:display="true" table:show-details="true"/>
                <table:data-pilot-member table:name="4500" table:display="true" table:show-details="true"/>
                <table:data-pilot-member table:name="4600" table:display="true" table:show-details="true"/>
                <table:data-pilot-member table:name="4700" table:display="true" table:show-details="true"/>
                <table:data-pilot-member table:name="4800" table:display="true" table:show-details="true"/>
                <table:data-pilot-member table:name="4900" table:display="true" table:show-details="true"/>
                <table:data-pilot-member table:name="5000" table:display="true" table:show-details="true"/>
                <table:data-pilot-member table:name="5100" table:display="true" table:show-details="true"/>
                <table:data-pilot-member table:name="5200" table:display="true" table:show-details="true"/>
                <table:data-pilot-member table:name="5300" table:display="true" table:show-details="true"/>
                <table:data-pilot-member table:name="5400" table:display="true" table:show-details="true"/>
                <table:data-pilot-member table:name="5500" table:display="true" table:show-details="true"/>
                <table:data-pilot-member table:name="5600" table:display="true" table:show-details="true"/>
                <table:data-pilot-member table:name="5700" table:display="true" table:show-details="true"/>
                <table:data-pilot-member table:name="5800" table:display="true" table:show-details="true"/>
                <table:data-pilot-member table:name="5900" table:display="true" table:show-details="true"/>
                <table:data-pilot-member table:name="6000" table:display="true" table:show-details="true"/>
                <table:data-pilot-member table:name="6100" table:display="true" table:show-details="true"/>
                <table:data-pilot-member table:name="6200" table:display="true" table:show-details="true"/>
                <table:data-pilot-member table:name="6300" table:display="true" table:show-details="true"/>
                <table:data-pilot-member table:name="6400" table:display="true" table:show-details="true"/>
                <table:data-pilot-member table:name="6500" table:display="true" table:show-details="true"/>
                <table:data-pilot-member table:name="6600" table:display="true" table:show-details="true"/>
                <table:data-pilot-member table:name="6700" table:display="true" table:show-details="true"/>
                <table:data-pilot-member table:name="6800" table:display="true" table:show-details="true"/>
                <table:data-pilot-member table:name="6900" table:display="true" table:show-details="true"/>
                <table:data-pilot-member table:name="7000" table:display="true" table:show-details="true"/>
                <table:data-pilot-member table:name="7100" table:display="true" table:show-details="true"/>
                <table:data-pilot-member table:name="7200" table:display="true" table:show-details="true"/>
                <table:data-pilot-member table:name="7300" table:display="true" table:show-details="true"/>
                <table:data-pilot-member table:name="7400" table:display="true" table:show-details="true"/>
                <table:data-pilot-member table:name="7500" table:display="true" table:show-details="true"/>
                <table:data-pilot-member table:name="7600" table:display="true" table:show-details="true"/>
                <table:data-pilot-member table:name="7700" table:display="true" table:show-details="true"/>
                <table:data-pilot-member table:name="7800" table:display="true" table:show-details="true"/>
                <table:data-pilot-member table:name="7900" table:display="true" table:show-details="true"/>
                <table:data-pilot-member table:name="8000" table:display="true" table:show-details="true"/>
                <table:data-pilot-member table:name="8100" table:display="true" table:show-details="true"/>
                <table:data-pilot-member table:name="8200" table:display="true" table:show-details="true"/>
                <table:data-pilot-member table:name="8300" table:display="true" table:show-details="true"/>
                <table:data-pilot-member table:name="8400" table:display="true" table:show-details="true"/>
                <table:data-pilot-member table:name="8500" table:display="true" table:show-details="true"/>
                <table:data-pilot-member table:name="8600" table:display="true" table:show-details="true"/>
                <table:data-pilot-member table:name="8700" table:display="true" table:show-details="true"/>
                <table:data-pilot-member table:name="8800" table:display="true" table:show-details="true"/>
                <table:data-pilot-member table:name="8900" table:display="true" table:show-details="true"/>
                <table:data-pilot-member table:name="9000" table:display="true" table:show-details="true"/>
                <table:data-pilot-member table:name="9100" table:display="true" table:show-details="true"/>
                <table:data-pilot-member table:name="9200" table:display="true" table:show-details="true"/>
                <table:data-pilot-member table:name="9300" table:display="true" table:show-details="true"/>
                <table:data-pilot-member table:name="9400" table:display="true" table:show-details="true"/>
                <table:data-pilot-member table:name="9500" table:display="true" table:show-details="true"/>
                <table:data-pilot-member table:name="9600" table:display="true" table:show-details="true"/>
                <table:data-pilot-member table:name="9700" table:display="true" table:show-details="true"/>
                <table:data-pilot-member table:name="9800" table:display="true" table:show-details="true"/>
                <table:data-pilot-member table:name="99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estawienia" tableooo:display-name="Średnia – przestawienia-3-elementy" table:orientation="data" table:used-hierarchy="0" table:function="average">
            <table:data-pilot-level table:show-empty="false" calcext:repeat-item-labels="false">
              <table:data-pilot-members>
                <table:data-pilot-member table:name="285" table:display="true" table:show-details="true"/>
                <table:data-pilot-member table:name="335" table:display="true" table:show-details="true"/>
                <table:data-pilot-member table:name="340" table:display="true" table:show-details="true"/>
                <table:data-pilot-member table:name="348" table:display="true" table:show-details="true"/>
                <table:data-pilot-member table:name="356" table:display="true" table:show-details="true"/>
                <table:data-pilot-member table:name="358" table:display="true" table:show-details="true"/>
                <table:data-pilot-member table:name="369" table:display="true" table:show-details="true"/>
                <table:data-pilot-member table:name="371" table:display="true" table:show-details="true"/>
                <table:data-pilot-member table:name="373" table:display="true" table:show-details="true"/>
                <table:data-pilot-member table:name="382" table:display="true" table:show-details="true"/>
                <table:data-pilot-member table:name="387" table:display="true" table:show-details="true"/>
                <table:data-pilot-member table:name="514" table:display="true" table:show-details="true"/>
                <table:data-pilot-member table:name="516" table:display="true" table:show-details="true"/>
                <table:data-pilot-member table:name="528" table:display="true" table:show-details="true"/>
                <table:data-pilot-member table:name="538" table:display="true" table:show-details="true"/>
                <table:data-pilot-member table:name="540" table:display="true" table:show-details="true"/>
                <table:data-pilot-member table:name="547" table:display="true" table:show-details="true"/>
                <table:data-pilot-member table:name="548" table:display="true" table:show-details="true"/>
                <table:data-pilot-member table:name="549" table:display="true" table:show-details="true"/>
                <table:data-pilot-member table:name="551" table:display="true" table:show-details="true"/>
                <table:data-pilot-member table:name="555" table:display="true" table:show-details="true"/>
                <table:data-pilot-member table:name="556" table:display="true" table:show-details="true"/>
                <table:data-pilot-member table:name="567" table:display="true" table:show-details="true"/>
                <table:data-pilot-member table:name="568" table:display="true" table:show-details="true"/>
                <table:data-pilot-member table:name="569" table:display="true" table:show-details="true"/>
                <table:data-pilot-member table:name="578" table:display="true" table:show-details="true"/>
                <table:data-pilot-member table:name="585" table:display="true" table:show-details="true"/>
                <table:data-pilot-member table:name="594" table:display="true" table:show-details="true"/>
                <table:data-pilot-member table:name="597" table:display="true" table:show-details="true"/>
                <table:data-pilot-member table:name="599" table:display="true" table:show-details="true"/>
                <table:data-pilot-member table:name="606" table:display="true" table:show-details="true"/>
                <table:data-pilot-member table:name="610" table:display="true" table:show-details="true"/>
                <table:data-pilot-member table:name="611" table:display="true" table:show-details="true"/>
                <table:data-pilot-member table:name="613" table:display="true" table:show-details="true"/>
                <table:data-pilot-member table:name="614" table:display="true" table:show-details="true"/>
                <table:data-pilot-member table:name="615" table:display="true" table:show-details="true"/>
                <table:data-pilot-member table:name="620" table:display="true" table:show-details="true"/>
                <table:data-pilot-member table:name="622" table:display="true" table:show-details="true"/>
                <table:data-pilot-member table:name="626" table:display="true" table:show-details="true"/>
                <table:data-pilot-member table:name="627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41" table:display="true" table:show-details="true"/>
                <table:data-pilot-member table:name="643" table:display="true" table:show-details="true"/>
                <table:data-pilot-member table:name="644" table:display="true" table:show-details="true"/>
                <table:data-pilot-member table:name="646" table:display="true" table:show-details="true"/>
                <table:data-pilot-member table:name="648" table:display="true" table:show-details="true"/>
                <table:data-pilot-member table:name="651" table:display="true" table:show-details="true"/>
                <table:data-pilot-member table:name="653" table:display="true" table:show-details="true"/>
                <table:data-pilot-member table:name="654" table:display="true" table:show-details="true"/>
                <table:data-pilot-member table:name="655" table:display="true" table:show-details="true"/>
                <table:data-pilot-member table:name="656" table:display="true" table:show-details="true"/>
                <table:data-pilot-member table:name="658" table:display="true" table:show-details="true"/>
                <table:data-pilot-member table:name="664" table:display="true" table:show-details="true"/>
                <table:data-pilot-member table:name="673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8" table:display="true" table:show-details="true"/>
                <table:data-pilot-member table:name="679" table:display="true" table:show-details="true"/>
                <table:data-pilot-member table:name="680" table:display="true" table:show-details="true"/>
                <table:data-pilot-member table:name="683" table:display="true" table:show-details="true"/>
                <table:data-pilot-member table:name="685" table:display="true" table:show-details="true"/>
                <table:data-pilot-member table:name="686" table:display="true" table:show-details="true"/>
                <table:data-pilot-member table:name="687" table:display="true" table:show-details="true"/>
                <table:data-pilot-member table:name="690" table:display="true" table:show-details="true"/>
                <table:data-pilot-member table:name="692" table:display="true" table:show-details="true"/>
                <table:data-pilot-member table:name="693" table:display="true" table:show-details="true"/>
                <table:data-pilot-member table:name="695" table:display="true" table:show-details="true"/>
                <table:data-pilot-member table:name="698" table:display="true" table:show-details="true"/>
                <table:data-pilot-member table:name="703" table:display="true" table:show-details="true"/>
                <table:data-pilot-member table:name="707" table:display="true" table:show-details="true"/>
                <table:data-pilot-member table:name="711" table:display="true" table:show-details="true"/>
                <table:data-pilot-member table:name="713" table:display="true" table:show-details="true"/>
                <table:data-pilot-member table:name="720" table:display="true" table:show-details="true"/>
                <table:data-pilot-member table:name="724" table:display="true" table:show-details="true"/>
                <table:data-pilot-member table:name="725" table:display="true" table:show-details="true"/>
                <table:data-pilot-member table:name="727" table:display="true" table:show-details="true"/>
                <table:data-pilot-member table:name="728" table:display="true" table:show-details="true"/>
                <table:data-pilot-member table:name="733" table:display="true" table:show-details="true"/>
                <table:data-pilot-member table:name="738" table:display="true" table:show-details="true"/>
                <table:data-pilot-member table:name="740" table:display="true" table:show-details="true"/>
                <table:data-pilot-member table:name="752" table:display="true" table:show-details="true"/>
                <table:data-pilot-member table:name="754" table:display="true" table:show-details="true"/>
                <table:data-pilot-member table:name="756" table:display="true" table:show-details="true"/>
                <table:data-pilot-member table:name="779" table:display="true" table:show-details="true"/>
                <table:data-pilot-member table:name="783" table:display="true" table:show-details="true"/>
                <table:data-pilot-member table:name="797" table:display="true" table:show-details="true"/>
                <table:data-pilot-member table:name="833" table:display="true" table:show-details="true"/>
                <table:data-pilot-member table:name="1063" table:display="true" table:show-details="true"/>
                <table:data-pilot-member table:name="1067" table:display="true" table:show-details="true"/>
                <table:data-pilot-member table:name="1075" table:display="true" table:show-details="true"/>
                <table:data-pilot-member table:name="1119" table:display="true" table:show-details="true"/>
                <table:data-pilot-member table:name="1120" table:display="true" table:show-details="true"/>
                <table:data-pilot-member table:name="1131" table:display="true" table:show-details="true"/>
                <table:data-pilot-member table:name="1146" table:display="true" table:show-details="true"/>
                <table:data-pilot-member table:name="1149" table:display="true" table:show-details="true"/>
                <table:data-pilot-member table:name="1159" table:display="true" table:show-details="true"/>
                <table:data-pilot-member table:name="1164" table:display="true" table:show-details="true"/>
                <table:data-pilot-member table:name="1167" table:display="true" table:show-details="true"/>
                <table:data-pilot-member table:name="1170" table:display="true" table:show-details="true"/>
                <table:data-pilot-member table:name="1176" table:display="true" table:show-details="true"/>
                <table:data-pilot-member table:name="1186" table:display="true" table:show-details="true"/>
                <table:data-pilot-member table:name="1194" table:display="true" table:show-details="true"/>
                <table:data-pilot-member table:name="1214" table:display="true" table:show-details="true"/>
                <table:data-pilot-member table:name="1221" table:display="true" table:show-details="true"/>
                <table:data-pilot-member table:name="1225" table:display="true" table:show-details="true"/>
                <table:data-pilot-member table:name="1233" table:display="true" table:show-details="true"/>
                <table:data-pilot-member table:name="1244" table:display="true" table:show-details="true"/>
                <table:data-pilot-member table:name="1259" table:display="true" table:show-details="true"/>
                <table:data-pilot-member table:name="1267" table:display="true" table:show-details="true"/>
                <table:data-pilot-member table:name="1271" table:display="true" table:show-details="true"/>
                <table:data-pilot-member table:name="1273" table:display="true" table:show-details="true"/>
                <table:data-pilot-member table:name="1274" table:display="true" table:show-details="true"/>
                <table:data-pilot-member table:name="1280" table:display="true" table:show-details="true"/>
                <table:data-pilot-member table:name="1281" table:display="true" table:show-details="true"/>
                <table:data-pilot-member table:name="1289" table:display="true" table:show-details="true"/>
                <table:data-pilot-member table:name="1292" table:display="true" table:show-details="true"/>
                <table:data-pilot-member table:name="1294" table:display="true" table:show-details="true"/>
                <table:data-pilot-member table:name="1300" table:display="true" table:show-details="true"/>
                <table:data-pilot-member table:name="1307" table:display="true" table:show-details="true"/>
                <table:data-pilot-member table:name="1312" table:display="true" table:show-details="true"/>
                <table:data-pilot-member table:name="1313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21" table:display="true" table:show-details="true"/>
                <table:data-pilot-member table:name="1325" table:display="true" table:show-details="true"/>
                <table:data-pilot-member table:name="1331" table:display="true" table:show-details="true"/>
                <table:data-pilot-member table:name="1333" table:display="true" table:show-details="true"/>
                <table:data-pilot-member table:name="1337" table:display="true" table:show-details="true"/>
                <table:data-pilot-member table:name="1352" table:display="true" table:show-details="true"/>
                <table:data-pilot-member table:name="1355" table:display="true" table:show-details="true"/>
                <table:data-pilot-member table:name="1356" table:display="true" table:show-details="true"/>
                <table:data-pilot-member table:name="1358" table:display="true" table:show-details="true"/>
                <table:data-pilot-member table:name="1362" table:display="true" table:show-details="true"/>
                <table:data-pilot-member table:name="1363" table:display="true" table:show-details="true"/>
                <table:data-pilot-member table:name="1365" table:display="true" table:show-details="true"/>
                <table:data-pilot-member table:name="1369" table:display="true" table:show-details="true"/>
                <table:data-pilot-member table:name="1375" table:display="true" table:show-details="true"/>
                <table:data-pilot-member table:name="1376" table:display="true" table:show-details="true"/>
                <table:data-pilot-member table:name="1378" table:display="true" table:show-details="true"/>
                <table:data-pilot-member table:name="1379" table:display="true" table:show-details="true"/>
                <table:data-pilot-member table:name="1380" table:display="true" table:show-details="true"/>
                <table:data-pilot-member table:name="1381" table:display="true" table:show-details="true"/>
                <table:data-pilot-member table:name="1386" table:display="true" table:show-details="true"/>
                <table:data-pilot-member table:name="1402" table:display="true" table:show-details="true"/>
                <table:data-pilot-member table:name="1414" table:display="true" table:show-details="true"/>
                <table:data-pilot-member table:name="1415" table:display="true" table:show-details="true"/>
                <table:data-pilot-member table:name="1416" table:display="true" table:show-details="true"/>
                <table:data-pilot-member table:name="1422" table:display="true" table:show-details="true"/>
                <table:data-pilot-member table:name="1433" table:display="true" table:show-details="true"/>
                <table:data-pilot-member table:name="1440" table:display="true" table:show-details="true"/>
                <table:data-pilot-member table:name="1443" table:display="true" table:show-details="true"/>
                <table:data-pilot-member table:name="1444" table:display="true" table:show-details="true"/>
                <table:data-pilot-member table:name="1445" table:display="true" table:show-details="true"/>
                <table:data-pilot-member table:name="1447" table:display="true" table:show-details="true"/>
                <table:data-pilot-member table:name="1454" table:display="true" table:show-details="true"/>
                <table:data-pilot-member table:name="1456" table:display="true" table:show-details="true"/>
                <table:data-pilot-member table:name="1458" table:display="true" table:show-details="true"/>
                <table:data-pilot-member table:name="1461" table:display="true" table:show-details="true"/>
                <table:data-pilot-member table:name="1466" table:display="true" table:show-details="true"/>
                <table:data-pilot-member table:name="1471" table:display="true" table:show-details="true"/>
                <table:data-pilot-member table:name="1474" table:display="true" table:show-details="true"/>
                <table:data-pilot-member table:name="1475" table:display="true" table:show-details="true"/>
                <table:data-pilot-member table:name="1478" table:display="true" table:show-details="true"/>
                <table:data-pilot-member table:name="1489" table:display="true" table:show-details="true"/>
                <table:data-pilot-member table:name="1491" table:display="true" table:show-details="true"/>
                <table:data-pilot-member table:name="1496" table:display="true" table:show-details="true"/>
                <table:data-pilot-member table:name="1497" table:display="true" table:show-details="true"/>
                <table:data-pilot-member table:name="1499" table:display="true" table:show-details="true"/>
                <table:data-pilot-member table:name="1500" table:display="true" table:show-details="true"/>
                <table:data-pilot-member table:name="1501" table:display="true" table:show-details="true"/>
                <table:data-pilot-member table:name="1510" table:display="true" table:show-details="true"/>
                <table:data-pilot-member table:name="1517" table:display="true" table:show-details="true"/>
                <table:data-pilot-member table:name="1523" table:display="true" table:show-details="true"/>
                <table:data-pilot-member table:name="1610" table:display="true" table:show-details="true"/>
                <table:data-pilot-member table:name="1649" table:display="true" table:show-details="true"/>
                <table:data-pilot-member table:name="1666" table:display="true" table:show-details="true"/>
                <table:data-pilot-member table:name="1721" table:display="true" table:show-details="true"/>
                <table:data-pilot-member table:name="1735" table:display="true" table:show-details="true"/>
                <table:data-pilot-member table:name="1767" table:display="true" table:show-details="true"/>
                <table:data-pilot-member table:name="1789" table:display="true" table:show-details="true"/>
                <table:data-pilot-member table:name="1794" table:display="true" table:show-details="true"/>
                <table:data-pilot-member table:name="1820" table:display="true" table:show-details="true"/>
                <table:data-pilot-member table:name="1834" table:display="true" table:show-details="true"/>
                <table:data-pilot-member table:name="1853" table:display="true" table:show-details="true"/>
                <table:data-pilot-member table:name="1898" table:display="true" table:show-details="true"/>
                <table:data-pilot-member table:name="1925" table:display="true" table:show-details="true"/>
                <table:data-pilot-member table:name="1932" table:display="true" table:show-details="true"/>
                <table:data-pilot-member table:name="1953" table:display="true" table:show-details="true"/>
                <table:data-pilot-member table:name="1960" table:display="true" table:show-details="true"/>
                <table:data-pilot-member table:name="1992" table:display="true" table:show-details="true"/>
                <table:data-pilot-member table:name="1998" table:display="true" table:show-details="true"/>
                <table:data-pilot-member table:name="1999" table:display="true" table:show-details="true"/>
                <table:data-pilot-member table:name="2003" table:display="true" table:show-details="true"/>
                <table:data-pilot-member table:name="2005" table:display="true" table:show-details="true"/>
                <table:data-pilot-member table:name="2008" table:display="true" table:show-details="true"/>
                <table:data-pilot-member table:name="2017" table:display="true" table:show-details="true"/>
                <table:data-pilot-member table:name="2022" table:display="true" table:show-details="true"/>
                <table:data-pilot-member table:name="2032" table:display="true" table:show-details="true"/>
                <table:data-pilot-member table:name="2035" table:display="true" table:show-details="true"/>
                <table:data-pilot-member table:name="2036" table:display="true" table:show-details="true"/>
                <table:data-pilot-member table:name="2049" table:display="true" table:show-details="true"/>
                <table:data-pilot-member table:name="2057" table:display="true" table:show-details="true"/>
                <table:data-pilot-member table:name="2060" table:display="true" table:show-details="true"/>
                <table:data-pilot-member table:name="2062" table:display="true" table:show-details="true"/>
                <table:data-pilot-member table:name="2070" table:display="true" table:show-details="true"/>
                <table:data-pilot-member table:name="2072" table:display="true" table:show-details="true"/>
                <table:data-pilot-member table:name="2075" table:display="true" table:show-details="true"/>
                <table:data-pilot-member table:name="2078" table:display="true" table:show-details="true"/>
                <table:data-pilot-member table:name="2090" table:display="true" table:show-details="true"/>
                <table:data-pilot-member table:name="2102" table:display="true" table:show-details="true"/>
                <table:data-pilot-member table:name="2108" table:display="true" table:show-details="true"/>
                <table:data-pilot-member table:name="2126" table:display="true" table:show-details="true"/>
                <table:data-pilot-member table:name="2133" table:display="true" table:show-details="true"/>
                <table:data-pilot-member table:name="2139" table:display="true" table:show-details="true"/>
                <table:data-pilot-member table:name="2140" table:display="true" table:show-details="true"/>
                <table:data-pilot-member table:name="2148" table:display="true" table:show-details="true"/>
                <table:data-pilot-member table:name="2149" table:display="true" table:show-details="true"/>
                <table:data-pilot-member table:name="2150" table:display="true" table:show-details="true"/>
                <table:data-pilot-member table:name="2152" table:display="true" table:show-details="true"/>
                <table:data-pilot-member table:name="2163" table:display="true" table:show-details="true"/>
                <table:data-pilot-member table:name="2164" table:display="true" table:show-details="true"/>
                <table:data-pilot-member table:name="2165" table:display="true" table:show-details="true"/>
                <table:data-pilot-member table:name="2167" table:display="true" table:show-details="true"/>
                <table:data-pilot-member table:name="2168" table:display="true" table:show-details="true"/>
                <table:data-pilot-member table:name="2171" table:display="true" table:show-details="true"/>
                <table:data-pilot-member table:name="2176" table:display="true" table:show-details="true"/>
                <table:data-pilot-member table:name="2179" table:display="true" table:show-details="true"/>
                <table:data-pilot-member table:name="2180" table:display="true" table:show-details="true"/>
                <table:data-pilot-member table:name="2188" table:display="true" table:show-details="true"/>
                <table:data-pilot-member table:name="2191" table:display="true" table:show-details="true"/>
                <table:data-pilot-member table:name="2193" table:display="true" table:show-details="true"/>
                <table:data-pilot-member table:name="2195" table:display="true" table:show-details="true"/>
                <table:data-pilot-member table:name="2197" table:display="true" table:show-details="true"/>
                <table:data-pilot-member table:name="2205" table:display="true" table:show-details="true"/>
                <table:data-pilot-member table:name="2208" table:display="true" table:show-details="true"/>
                <table:data-pilot-member table:name="2211" table:display="true" table:show-details="true"/>
                <table:data-pilot-member table:name="2212" table:display="true" table:show-details="true"/>
                <table:data-pilot-member table:name="2219" table:display="true" table:show-details="true"/>
                <table:data-pilot-member table:name="2224" table:display="true" table:show-details="true"/>
                <table:data-pilot-member table:name="2231" table:display="true" table:show-details="true"/>
                <table:data-pilot-member table:name="2236" table:display="true" table:show-details="true"/>
                <table:data-pilot-member table:name="2243" table:display="true" table:show-details="true"/>
                <table:data-pilot-member table:name="2244" table:display="true" table:show-details="true"/>
                <table:data-pilot-member table:name="2245" table:display="true" table:show-details="true"/>
                <table:data-pilot-member table:name="2250" table:display="true" table:show-details="true"/>
                <table:data-pilot-member table:name="2252" table:display="true" table:show-details="true"/>
                <table:data-pilot-member table:name="2258" table:display="true" table:show-details="true"/>
                <table:data-pilot-member table:name="2265" table:display="true" table:show-details="true"/>
                <table:data-pilot-member table:name="2266" table:display="true" table:show-details="true"/>
                <table:data-pilot-member table:name="2269" table:display="true" table:show-details="true"/>
                <table:data-pilot-member table:name="2271" table:display="true" table:show-details="true"/>
                <table:data-pilot-member table:name="2273" table:display="true" table:show-details="true"/>
                <table:data-pilot-member table:name="2281" table:display="true" table:show-details="true"/>
                <table:data-pilot-member table:name="2284" table:display="true" table:show-details="true"/>
                <table:data-pilot-member table:name="2289" table:display="true" table:show-details="true"/>
                <table:data-pilot-member table:name="2292" table:display="true" table:show-details="true"/>
                <table:data-pilot-member table:name="2297" table:display="true" table:show-details="true"/>
                <table:data-pilot-member table:name="2300" table:display="true" table:show-details="true"/>
                <table:data-pilot-member table:name="2303" table:display="true" table:show-details="true"/>
                <table:data-pilot-member table:name="2306" table:display="true" table:show-details="true"/>
                <table:data-pilot-member table:name="2324" table:display="true" table:show-details="true"/>
                <table:data-pilot-member table:name="2337" table:display="true" table:show-details="true"/>
                <table:data-pilot-member table:name="2346" table:display="true" table:show-details="true"/>
                <table:data-pilot-member table:name="2367" table:display="true" table:show-details="true"/>
                <table:data-pilot-member table:name="2382" table:display="true" table:show-details="true"/>
                <table:data-pilot-member table:name="2392" table:display="true" table:show-details="true"/>
                <table:data-pilot-member table:name="2403" table:display="true" table:show-details="true"/>
                <table:data-pilot-member table:name="2419" table:display="true" table:show-details="true"/>
                <table:data-pilot-member table:name="2421" table:display="true" table:show-details="true"/>
                <table:data-pilot-member table:name="2424" table:display="true" table:show-details="true"/>
                <table:data-pilot-member table:name="2433" table:display="true" table:show-details="true"/>
                <table:data-pilot-member table:name="2457" table:display="true" table:show-details="true"/>
                <table:data-pilot-member table:name="2486" table:display="true" table:show-details="true"/>
                <table:data-pilot-member table:name="2491" table:display="true" table:show-details="true"/>
                <table:data-pilot-member table:name="2579" table:display="true" table:show-details="true"/>
                <table:data-pilot-member table:name="2590" table:display="true" table:show-details="true"/>
                <table:data-pilot-member table:name="2608" table:display="true" table:show-details="true"/>
                <table:data-pilot-member table:name="2625" table:display="true" table:show-details="true"/>
                <table:data-pilot-member table:name="2629" table:display="true" table:show-details="true"/>
                <table:data-pilot-member table:name="2655" table:display="true" table:show-details="true"/>
                <table:data-pilot-member table:name="2695" table:display="true" table:show-details="true"/>
                <table:data-pilot-member table:name="2708" table:display="true" table:show-details="true"/>
                <table:data-pilot-member table:name="2709" table:display="true" table:show-details="true"/>
                <table:data-pilot-member table:name="2712" table:display="true" table:show-details="true"/>
                <table:data-pilot-member table:name="2713" table:display="true" table:show-details="true"/>
                <table:data-pilot-member table:name="2724" table:display="true" table:show-details="true"/>
                <table:data-pilot-member table:name="2727" table:display="true" table:show-details="true"/>
                <table:data-pilot-member table:name="2728" table:display="true" table:show-details="true"/>
                <table:data-pilot-member table:name="2735" table:display="true" table:show-details="true"/>
                <table:data-pilot-member table:name="2751" table:display="true" table:show-details="true"/>
                <table:data-pilot-member table:name="2753" table:display="true" table:show-details="true"/>
                <table:data-pilot-member table:name="2755" table:display="true" table:show-details="true"/>
                <table:data-pilot-member table:name="2765" table:display="true" table:show-details="true"/>
                <table:data-pilot-member table:name="2766" table:display="true" table:show-details="true"/>
                <table:data-pilot-member table:name="2768" table:display="true" table:show-details="true"/>
                <table:data-pilot-member table:name="2776" table:display="true" table:show-details="true"/>
                <table:data-pilot-member table:name="2782" table:display="true" table:show-details="true"/>
                <table:data-pilot-member table:name="2785" table:display="true" table:show-details="true"/>
                <table:data-pilot-member table:name="2789" table:display="true" table:show-details="true"/>
                <table:data-pilot-member table:name="2794" table:display="true" table:show-details="true"/>
                <table:data-pilot-member table:name="2796" table:display="true" table:show-details="true"/>
                <table:data-pilot-member table:name="2802" table:display="true" table:show-details="true"/>
                <table:data-pilot-member table:name="2808" table:display="true" table:show-details="true"/>
                <table:data-pilot-member table:name="2821" table:display="true" table:show-details="true"/>
                <table:data-pilot-member table:name="2822" table:display="true" table:show-details="true"/>
                <table:data-pilot-member table:name="2825" table:display="true" table:show-details="true"/>
                <table:data-pilot-member table:name="2826" table:display="true" table:show-details="true"/>
                <table:data-pilot-member table:name="2835" table:display="true" table:show-details="true"/>
                <table:data-pilot-member table:name="2845" table:display="true" table:show-details="true"/>
                <table:data-pilot-member table:name="2846" table:display="true" table:show-details="true"/>
                <table:data-pilot-member table:name="2849" table:display="true" table:show-details="true"/>
                <table:data-pilot-member table:name="2856" table:display="true" table:show-details="true"/>
                <table:data-pilot-member table:name="2862" table:display="true" table:show-details="true"/>
                <table:data-pilot-member table:name="2869" table:display="true" table:show-details="true"/>
                <table:data-pilot-member table:name="2870" table:display="true" table:show-details="true"/>
                <table:data-pilot-member table:name="2871" table:display="true" table:show-details="true"/>
                <table:data-pilot-member table:name="2875" table:display="true" table:show-details="true"/>
                <table:data-pilot-member table:name="2882" table:display="true" table:show-details="true"/>
                <table:data-pilot-member table:name="2883" table:display="true" table:show-details="true"/>
                <table:data-pilot-member table:name="2890" table:display="true" table:show-details="true"/>
                <table:data-pilot-member table:name="2891" table:display="true" table:show-details="true"/>
                <table:data-pilot-member table:name="2892" table:display="true" table:show-details="true"/>
                <table:data-pilot-member table:name="2893" table:display="true" table:show-details="true"/>
                <table:data-pilot-member table:name="2896" table:display="true" table:show-details="true"/>
                <table:data-pilot-member table:name="2899" table:display="true" table:show-details="true"/>
                <table:data-pilot-member table:name="2904" table:display="true" table:show-details="true"/>
                <table:data-pilot-member table:name="2907" table:display="true" table:show-details="true"/>
                <table:data-pilot-member table:name="2913" table:display="true" table:show-details="true"/>
                <table:data-pilot-member table:name="2916" table:display="true" table:show-details="true"/>
                <table:data-pilot-member table:name="2918" table:display="true" table:show-details="true"/>
                <table:data-pilot-member table:name="2921" table:display="true" table:show-details="true"/>
                <table:data-pilot-member table:name="2924" table:display="true" table:show-details="true"/>
                <table:data-pilot-member table:name="2925" table:display="true" table:show-details="true"/>
                <table:data-pilot-member table:name="2930" table:display="true" table:show-details="true"/>
                <table:data-pilot-member table:name="2942" table:display="true" table:show-details="true"/>
                <table:data-pilot-member table:name="2953" table:display="true" table:show-details="true"/>
                <table:data-pilot-member table:name="2956" table:display="true" table:show-details="true"/>
                <table:data-pilot-member table:name="2957" table:display="true" table:show-details="true"/>
                <table:data-pilot-member table:name="2958" table:display="true" table:show-details="true"/>
                <table:data-pilot-member table:name="2959" table:display="true" table:show-details="true"/>
                <table:data-pilot-member table:name="2962" table:display="true" table:show-details="true"/>
                <table:data-pilot-member table:name="2972" table:display="true" table:show-details="true"/>
                <table:data-pilot-member table:name="2973" table:display="true" table:show-details="true"/>
                <table:data-pilot-member table:name="2982" table:display="true" table:show-details="true"/>
                <table:data-pilot-member table:name="2986" table:display="true" table:show-details="true"/>
                <table:data-pilot-member table:name="2987" table:display="true" table:show-details="true"/>
                <table:data-pilot-member table:name="2993" table:display="true" table:show-details="true"/>
                <table:data-pilot-member table:name="3016" table:display="true" table:show-details="true"/>
                <table:data-pilot-member table:name="3017" table:display="true" table:show-details="true"/>
                <table:data-pilot-member table:name="3020" table:display="true" table:show-details="true"/>
                <table:data-pilot-member table:name="3029" table:display="true" table:show-details="true"/>
                <table:data-pilot-member table:name="3031" table:display="true" table:show-details="true"/>
                <table:data-pilot-member table:name="3036" table:display="true" table:show-details="true"/>
                <table:data-pilot-member table:name="3039" table:display="true" table:show-details="true"/>
                <table:data-pilot-member table:name="3040" table:display="true" table:show-details="true"/>
                <table:data-pilot-member table:name="3041" table:display="true" table:show-details="true"/>
                <table:data-pilot-member table:name="3045" table:display="true" table:show-details="true"/>
                <table:data-pilot-member table:name="3051" table:display="true" table:show-details="true"/>
                <table:data-pilot-member table:name="3061" table:display="true" table:show-details="true"/>
                <table:data-pilot-member table:name="3064" table:display="true" table:show-details="true"/>
                <table:data-pilot-member table:name="3091" table:display="true" table:show-details="true"/>
                <table:data-pilot-member table:name="3110" table:display="true" table:show-details="true"/>
                <table:data-pilot-member table:name="3131" table:display="true" table:show-details="true"/>
                <table:data-pilot-member table:name="3133" table:display="true" table:show-details="true"/>
                <table:data-pilot-member table:name="3149" table:display="true" table:show-details="true"/>
                <table:data-pilot-member table:name="3150" table:display="true" table:show-details="true"/>
                <table:data-pilot-member table:name="3184" table:display="true" table:show-details="true"/>
                <table:data-pilot-member table:name="3203" table:display="true" table:show-details="true"/>
                <table:data-pilot-member table:name="3213" table:display="true" table:show-details="true"/>
                <table:data-pilot-member table:name="3255" table:display="true" table:show-details="true"/>
                <table:data-pilot-member table:name="3272" table:display="true" table:show-details="true"/>
                <table:data-pilot-member table:name="3327" table:display="true" table:show-details="true"/>
                <table:data-pilot-member table:name="3338" table:display="true" table:show-details="true"/>
                <table:data-pilot-member table:name="3379" table:display="true" table:show-details="true"/>
                <table:data-pilot-member table:name="3383" table:display="true" table:show-details="true"/>
                <table:data-pilot-member table:name="3403" table:display="true" table:show-details="true"/>
                <table:data-pilot-member table:name="3431" table:display="true" table:show-details="true"/>
                <table:data-pilot-member table:name="3456" table:display="true" table:show-details="true"/>
                <table:data-pilot-member table:name="3459" table:display="true" table:show-details="true"/>
                <table:data-pilot-member table:name="3490" table:display="true" table:show-details="true"/>
                <table:data-pilot-member table:name="3505" table:display="true" table:show-details="true"/>
                <table:data-pilot-member table:name="3506" table:display="true" table:show-details="true"/>
                <table:data-pilot-member table:name="3529" table:display="true" table:show-details="true"/>
                <table:data-pilot-member table:name="3546" table:display="true" table:show-details="true"/>
                <table:data-pilot-member table:name="3553" table:display="true" table:show-details="true"/>
                <table:data-pilot-member table:name="3558" table:display="true" table:show-details="true"/>
                <table:data-pilot-member table:name="3572" table:display="true" table:show-details="true"/>
                <table:data-pilot-member table:name="3575" table:display="true" table:show-details="true"/>
                <table:data-pilot-member table:name="3579" table:display="true" table:show-details="true"/>
                <table:data-pilot-member table:name="3580" table:display="true" table:show-details="true"/>
                <table:data-pilot-member table:name="3581" table:display="true" table:show-details="true"/>
                <table:data-pilot-member table:name="3593" table:display="true" table:show-details="true"/>
                <table:data-pilot-member table:name="3597" table:display="true" table:show-details="true"/>
                <table:data-pilot-member table:name="3600" table:display="true" table:show-details="true"/>
                <table:data-pilot-member table:name="3603" table:display="true" table:show-details="true"/>
                <table:data-pilot-member table:name="3608" table:display="true" table:show-details="true"/>
                <table:data-pilot-member table:name="3621" table:display="true" table:show-details="true"/>
                <table:data-pilot-member table:name="3624" table:display="true" table:show-details="true"/>
                <table:data-pilot-member table:name="3634" table:display="true" table:show-details="true"/>
                <table:data-pilot-member table:name="3636" table:display="true" table:show-details="true"/>
                <table:data-pilot-member table:name="3642" table:display="true" table:show-details="true"/>
                <table:data-pilot-member table:name="3644" table:display="true" table:show-details="true"/>
                <table:data-pilot-member table:name="3654" table:display="true" table:show-details="true"/>
                <table:data-pilot-member table:name="3655" table:display="true" table:show-details="true"/>
                <table:data-pilot-member table:name="3656" table:display="true" table:show-details="true"/>
                <table:data-pilot-member table:name="3669" table:display="true" table:show-details="true"/>
                <table:data-pilot-member table:name="3672" table:display="true" table:show-details="true"/>
                <table:data-pilot-member table:name="3673" table:display="true" table:show-details="true"/>
                <table:data-pilot-member table:name="3676" table:display="true" table:show-details="true"/>
                <table:data-pilot-member table:name="3677" table:display="true" table:show-details="true"/>
                <table:data-pilot-member table:name="3688" table:display="true" table:show-details="true"/>
                <table:data-pilot-member table:name="3690" table:display="true" table:show-details="true"/>
                <table:data-pilot-member table:name="3693" table:display="true" table:show-details="true"/>
                <table:data-pilot-member table:name="3698" table:display="true" table:show-details="true"/>
                <table:data-pilot-member table:name="3702" table:display="true" table:show-details="true"/>
                <table:data-pilot-member table:name="3703" table:display="true" table:show-details="true"/>
                <table:data-pilot-member table:name="3711" table:display="true" table:show-details="true"/>
                <table:data-pilot-member table:name="3714" table:display="true" table:show-details="true"/>
                <table:data-pilot-member table:name="3720" table:display="true" table:show-details="true"/>
                <table:data-pilot-member table:name="3727" table:display="true" table:show-details="true"/>
                <table:data-pilot-member table:name="3730" table:display="true" table:show-details="true"/>
                <table:data-pilot-member table:name="3734" table:display="true" table:show-details="true"/>
                <table:data-pilot-member table:name="3737" table:display="true" table:show-details="true"/>
                <table:data-pilot-member table:name="3742" table:display="true" table:show-details="true"/>
                <table:data-pilot-member table:name="3744" table:display="true" table:show-details="true"/>
                <table:data-pilot-member table:name="3747" table:display="true" table:show-details="true"/>
                <table:data-pilot-member table:name="3748" table:display="true" table:show-details="true"/>
                <table:data-pilot-member table:name="3761" table:display="true" table:show-details="true"/>
                <table:data-pilot-member table:name="3766" table:display="true" table:show-details="true"/>
                <table:data-pilot-member table:name="3771" table:display="true" table:show-details="true"/>
                <table:data-pilot-member table:name="3779" table:display="true" table:show-details="true"/>
                <table:data-pilot-member table:name="3781" table:display="true" table:show-details="true"/>
                <table:data-pilot-member table:name="3785" table:display="true" table:show-details="true"/>
                <table:data-pilot-member table:name="3787" table:display="true" table:show-details="true"/>
                <table:data-pilot-member table:name="3789" table:display="true" table:show-details="true"/>
                <table:data-pilot-member table:name="3790" table:display="true" table:show-details="true"/>
                <table:data-pilot-member table:name="3796" table:display="true" table:show-details="true"/>
                <table:data-pilot-member table:name="3802" table:display="true" table:show-details="true"/>
                <table:data-pilot-member table:name="3804" table:display="true" table:show-details="true"/>
                <table:data-pilot-member table:name="3813" table:display="true" table:show-details="true"/>
                <table:data-pilot-member table:name="3818" table:display="true" table:show-details="true"/>
                <table:data-pilot-member table:name="3819" table:display="true" table:show-details="true"/>
                <table:data-pilot-member table:name="3820" table:display="true" table:show-details="true"/>
                <table:data-pilot-member table:name="3827" table:display="true" table:show-details="true"/>
                <table:data-pilot-member table:name="3831" table:display="true" table:show-details="true"/>
                <table:data-pilot-member table:name="3851" table:display="true" table:show-details="true"/>
                <table:data-pilot-member table:name="3859" table:display="true" table:show-details="true"/>
                <table:data-pilot-member table:name="3869" table:display="true" table:show-details="true"/>
                <table:data-pilot-member table:name="3889" table:display="true" table:show-details="true"/>
                <table:data-pilot-member table:name="3898" table:display="true" table:show-details="true"/>
                <table:data-pilot-member table:name="3900" table:display="true" table:show-details="true"/>
                <table:data-pilot-member table:name="3921" table:display="true" table:show-details="true"/>
                <table:data-pilot-member table:name="3930" table:display="true" table:show-details="true"/>
                <table:data-pilot-member table:name="3935" table:display="true" table:show-details="true"/>
                <table:data-pilot-member table:name="3940" table:display="true" table:show-details="true"/>
                <table:data-pilot-member table:name="3963" table:display="true" table:show-details="true"/>
                <table:data-pilot-member table:name="3965" table:display="true" table:show-details="true"/>
                <table:data-pilot-member table:name="3966" table:display="true" table:show-details="true"/>
                <table:data-pilot-member table:name="3982" table:display="true" table:show-details="true"/>
                <table:data-pilot-member table:name="3993" table:display="true" table:show-details="true"/>
                <table:data-pilot-member table:name="3997" table:display="true" table:show-details="true"/>
                <table:data-pilot-member table:name="4030" table:display="true" table:show-details="true"/>
                <table:data-pilot-member table:name="4069" table:display="true" table:show-details="true"/>
                <table:data-pilot-member table:name="4085" table:display="true" table:show-details="true"/>
                <table:data-pilot-member table:name="4096" table:display="true" table:show-details="true"/>
                <table:data-pilot-member table:name="4116" table:display="true" table:show-details="true"/>
                <table:data-pilot-member table:name="4117" table:display="true" table:show-details="true"/>
                <table:data-pilot-member table:name="4144" table:display="true" table:show-details="true"/>
                <table:data-pilot-member table:name="4151" table:display="true" table:show-details="true"/>
                <table:data-pilot-member table:name="4169" table:display="true" table:show-details="true"/>
                <table:data-pilot-member table:name="4180" table:display="true" table:show-details="true"/>
                <table:data-pilot-member table:name="4195" table:display="true" table:show-details="true"/>
                <table:data-pilot-member table:name="4216" table:display="true" table:show-details="true"/>
                <table:data-pilot-member table:name="4272" table:display="true" table:show-details="true"/>
                <table:data-pilot-member table:name="4288" table:display="true" table:show-details="true"/>
                <table:data-pilot-member table:name="4291" table:display="true" table:show-details="true"/>
                <table:data-pilot-member table:name="4293" table:display="true" table:show-details="true"/>
                <table:data-pilot-member table:name="4299" table:display="true" table:show-details="true"/>
                <table:data-pilot-member table:name="4303" table:display="true" table:show-details="true"/>
                <table:data-pilot-member table:name="4304" table:display="true" table:show-details="true"/>
                <table:data-pilot-member table:name="4305" table:display="true" table:show-details="true"/>
                <table:data-pilot-member table:name="4323" table:display="true" table:show-details="true"/>
                <table:data-pilot-member table:name="4333" table:display="true" table:show-details="true"/>
                <table:data-pilot-member table:name="4345" table:display="true" table:show-details="true"/>
                <table:data-pilot-member table:name="4347" table:display="true" table:show-details="true"/>
                <table:data-pilot-member table:name="4348" table:display="true" table:show-details="true"/>
                <table:data-pilot-member table:name="4355" table:display="true" table:show-details="true"/>
                <table:data-pilot-member table:name="4357" table:display="true" table:show-details="true"/>
                <table:data-pilot-member table:name="4360" table:display="true" table:show-details="true"/>
                <table:data-pilot-member table:name="4365" table:display="true" table:show-details="true"/>
                <table:data-pilot-member table:name="4375" table:display="true" table:show-details="true"/>
                <table:data-pilot-member table:name="4387" table:display="true" table:show-details="true"/>
                <table:data-pilot-member table:name="4388" table:display="true" table:show-details="true"/>
                <table:data-pilot-member table:name="4390" table:display="true" table:show-details="true"/>
                <table:data-pilot-member table:name="4392" table:display="true" table:show-details="true"/>
                <table:data-pilot-member table:name="4396" table:display="true" table:show-details="true"/>
                <table:data-pilot-member table:name="4398" table:display="true" table:show-details="true"/>
                <table:data-pilot-member table:name="4399" table:display="true" table:show-details="true"/>
                <table:data-pilot-member table:name="4404" table:display="true" table:show-details="true"/>
                <table:data-pilot-member table:name="4406" table:display="true" table:show-details="true"/>
                <table:data-pilot-member table:name="4409" table:display="true" table:show-details="true"/>
                <table:data-pilot-member table:name="4412" table:display="true" table:show-details="true"/>
                <table:data-pilot-member table:name="4413" table:display="true" table:show-details="true"/>
                <table:data-pilot-member table:name="4425" table:display="true" table:show-details="true"/>
                <table:data-pilot-member table:name="4426" table:display="true" table:show-details="true"/>
                <table:data-pilot-member table:name="4429" table:display="true" table:show-details="true"/>
                <table:data-pilot-member table:name="4430" table:display="true" table:show-details="true"/>
                <table:data-pilot-member table:name="4436" table:display="true" table:show-details="true"/>
                <table:data-pilot-member table:name="4437" table:display="true" table:show-details="true"/>
                <table:data-pilot-member table:name="4442" table:display="true" table:show-details="true"/>
                <table:data-pilot-member table:name="4451" table:display="true" table:show-details="true"/>
                <table:data-pilot-member table:name="4455" table:display="true" table:show-details="true"/>
                <table:data-pilot-member table:name="4456" table:display="true" table:show-details="true"/>
                <table:data-pilot-member table:name="4457" table:display="true" table:show-details="true"/>
                <table:data-pilot-member table:name="4462" table:display="true" table:show-details="true"/>
                <table:data-pilot-member table:name="4467" table:display="true" table:show-details="true"/>
                <table:data-pilot-member table:name="4472" table:display="true" table:show-details="true"/>
                <table:data-pilot-member table:name="4473" table:display="true" table:show-details="true"/>
                <table:data-pilot-member table:name="4478" table:display="true" table:show-details="true"/>
                <table:data-pilot-member table:name="4486" table:display="true" table:show-details="true"/>
                <table:data-pilot-member table:name="4488" table:display="true" table:show-details="true"/>
                <table:data-pilot-member table:name="4502" table:display="true" table:show-details="true"/>
                <table:data-pilot-member table:name="4504" table:display="true" table:show-details="true"/>
                <table:data-pilot-member table:name="4508" table:display="true" table:show-details="true"/>
                <table:data-pilot-member table:name="4522" table:display="true" table:show-details="true"/>
                <table:data-pilot-member table:name="4527" table:display="true" table:show-details="true"/>
                <table:data-pilot-member table:name="4529" table:display="true" table:show-details="true"/>
                <table:data-pilot-member table:name="4531" table:display="true" table:show-details="true"/>
                <table:data-pilot-member table:name="4543" table:display="true" table:show-details="true"/>
                <table:data-pilot-member table:name="4544" table:display="true" table:show-details="true"/>
                <table:data-pilot-member table:name="4545" table:display="true" table:show-details="true"/>
                <table:data-pilot-member table:name="4565" table:display="true" table:show-details="true"/>
                <table:data-pilot-member table:name="4568" table:display="true" table:show-details="true"/>
                <table:data-pilot-member table:name="4581" table:display="true" table:show-details="true"/>
                <table:data-pilot-member table:name="4583" table:display="true" table:show-details="true"/>
                <table:data-pilot-member table:name="4589" table:display="true" table:show-details="true"/>
                <table:data-pilot-member table:name="4592" table:display="true" table:show-details="true"/>
                <table:data-pilot-member table:name="4597" table:display="true" table:show-details="true"/>
                <table:data-pilot-member table:name="4602" table:display="true" table:show-details="true"/>
                <table:data-pilot-member table:name="4606" table:display="true" table:show-details="true"/>
                <table:data-pilot-member table:name="4617" table:display="true" table:show-details="true"/>
                <table:data-pilot-member table:name="4623" table:display="true" table:show-details="true"/>
                <table:data-pilot-member table:name="4626" table:display="true" table:show-details="true"/>
                <table:data-pilot-member table:name="4627" table:display="true" table:show-details="true"/>
                <table:data-pilot-member table:name="4634" table:display="true" table:show-details="true"/>
                <table:data-pilot-member table:name="4635" table:display="true" table:show-details="true"/>
                <table:data-pilot-member table:name="4639" table:display="true" table:show-details="true"/>
                <table:data-pilot-member table:name="4646" table:display="true" table:show-details="true"/>
                <table:data-pilot-member table:name="4647" table:display="true" table:show-details="true"/>
                <table:data-pilot-member table:name="4656" table:display="true" table:show-details="true"/>
                <table:data-pilot-member table:name="4668" table:display="true" table:show-details="true"/>
                <table:data-pilot-member table:name="4684" table:display="true" table:show-details="true"/>
                <table:data-pilot-member table:name="4691" table:display="true" table:show-details="true"/>
                <table:data-pilot-member table:name="4707" table:display="true" table:show-details="true"/>
                <table:data-pilot-member table:name="4709" table:display="true" table:show-details="true"/>
                <table:data-pilot-member table:name="4717" table:display="true" table:show-details="true"/>
                <table:data-pilot-member table:name="4720" table:display="true" table:show-details="true"/>
                <table:data-pilot-member table:name="4738" table:display="true" table:show-details="true"/>
                <table:data-pilot-member table:name="4739" table:display="true" table:show-details="true"/>
                <table:data-pilot-member table:name="4740" table:display="true" table:show-details="true"/>
                <table:data-pilot-member table:name="4764" table:display="true" table:show-details="true"/>
                <table:data-pilot-member table:name="4765" table:display="true" table:show-details="true"/>
                <table:data-pilot-member table:name="4784" table:display="true" table:show-details="true"/>
                <table:data-pilot-member table:name="4785" table:display="true" table:show-details="true"/>
                <table:data-pilot-member table:name="4805" table:display="true" table:show-details="true"/>
                <table:data-pilot-member table:name="4812" table:display="true" table:show-details="true"/>
                <table:data-pilot-member table:name="4823" table:display="true" table:show-details="true"/>
                <table:data-pilot-member table:name="4846" table:display="true" table:show-details="true"/>
                <table:data-pilot-member table:name="4878" table:display="true" table:show-details="true"/>
                <table:data-pilot-member table:name="4894" table:display="true" table:show-details="true"/>
                <table:data-pilot-member table:name="4923" table:display="true" table:show-details="true"/>
                <table:data-pilot-member table:name="4940" table:display="true" table:show-details="true"/>
                <table:data-pilot-member table:name="4953" table:display="true" table:show-details="true"/>
                <table:data-pilot-member table:name="4966" table:display="true" table:show-details="true"/>
                <table:data-pilot-member table:name="4972" table:display="true" table:show-details="true"/>
                <table:data-pilot-member table:name="4995" table:display="true" table:show-details="true"/>
                <table:data-pilot-member table:name="5016" table:display="true" table:show-details="true"/>
                <table:data-pilot-member table:name="5032" table:display="true" table:show-details="true"/>
                <table:data-pilot-member table:name="5051" table:display="true" table:show-details="true"/>
                <table:data-pilot-member table:name="5053" table:display="true" table:show-details="true"/>
                <table:data-pilot-member table:name="5054" table:display="true" table:show-details="true"/>
                <table:data-pilot-member table:name="5056" table:display="true" table:show-details="true"/>
                <table:data-pilot-member table:name="5071" table:display="true" table:show-details="true"/>
                <table:data-pilot-member table:name="5083" table:display="true" table:show-details="true"/>
                <table:data-pilot-member table:name="5095" table:display="true" table:show-details="true"/>
                <table:data-pilot-member table:name="5102" table:display="true" table:show-details="true"/>
                <table:data-pilot-member table:name="5108" table:display="true" table:show-details="true"/>
                <table:data-pilot-member table:name="5116" table:display="true" table:show-details="true"/>
                <table:data-pilot-member table:name="5121" table:display="true" table:show-details="true"/>
                <table:data-pilot-member table:name="5138" table:display="true" table:show-details="true"/>
                <table:data-pilot-member table:name="5147" table:display="true" table:show-details="true"/>
                <table:data-pilot-member table:name="5151" table:display="true" table:show-details="true"/>
                <table:data-pilot-member table:name="5160" table:display="true" table:show-details="true"/>
                <table:data-pilot-member table:name="5166" table:display="true" table:show-details="true"/>
                <table:data-pilot-member table:name="5173" table:display="true" table:show-details="true"/>
                <table:data-pilot-member table:name="5174" table:display="true" table:show-details="true"/>
                <table:data-pilot-member table:name="5184" table:display="true" table:show-details="true"/>
                <table:data-pilot-member table:name="5202" table:display="true" table:show-details="true"/>
                <table:data-pilot-member table:name="5204" table:display="true" table:show-details="true"/>
                <table:data-pilot-member table:name="5207" table:display="true" table:show-details="true"/>
                <table:data-pilot-member table:name="5209" table:display="true" table:show-details="true"/>
                <table:data-pilot-member table:name="5236" table:display="true" table:show-details="true"/>
                <table:data-pilot-member table:name="5240" table:display="true" table:show-details="true"/>
                <table:data-pilot-member table:name="5243" table:display="true" table:show-details="true"/>
                <table:data-pilot-member table:name="5261" table:display="true" table:show-details="true"/>
                <table:data-pilot-member table:name="5267" table:display="true" table:show-details="true"/>
                <table:data-pilot-member table:name="5269" table:display="true" table:show-details="true"/>
                <table:data-pilot-member table:name="5279" table:display="true" table:show-details="true"/>
                <table:data-pilot-member table:name="5288" table:display="true" table:show-details="true"/>
                <table:data-pilot-member table:name="5297" table:display="true" table:show-details="true"/>
                <table:data-pilot-member table:name="5307" table:display="true" table:show-details="true"/>
                <table:data-pilot-member table:name="5309" table:display="true" table:show-details="true"/>
                <table:data-pilot-member table:name="5314" table:display="true" table:show-details="true"/>
                <table:data-pilot-member table:name="5318" table:display="true" table:show-details="true"/>
                <table:data-pilot-member table:name="5328" table:display="true" table:show-details="true"/>
                <table:data-pilot-member table:name="5336" table:display="true" table:show-details="true"/>
                <table:data-pilot-member table:name="5340" table:display="true" table:show-details="true"/>
                <table:data-pilot-member table:name="5342" table:display="true" table:show-details="true"/>
                <table:data-pilot-member table:name="5346" table:display="true" table:show-details="true"/>
                <table:data-pilot-member table:name="5350" table:display="true" table:show-details="true"/>
                <table:data-pilot-member table:name="5355" table:display="true" table:show-details="true"/>
                <table:data-pilot-member table:name="5364" table:display="true" table:show-details="true"/>
                <table:data-pilot-member table:name="5365" table:display="true" table:show-details="true"/>
                <table:data-pilot-member table:name="5367" table:display="true" table:show-details="true"/>
                <table:data-pilot-member table:name="5369" table:display="true" table:show-details="true"/>
                <table:data-pilot-member table:name="5373" table:display="true" table:show-details="true"/>
                <table:data-pilot-member table:name="5374" table:display="true" table:show-details="true"/>
                <table:data-pilot-member table:name="5382" table:display="true" table:show-details="true"/>
                <table:data-pilot-member table:name="5383" table:display="true" table:show-details="true"/>
                <table:data-pilot-member table:name="5386" table:display="true" table:show-details="true"/>
                <table:data-pilot-member table:name="5391" table:display="true" table:show-details="true"/>
                <table:data-pilot-member table:name="5392" table:display="true" table:show-details="true"/>
                <table:data-pilot-member table:name="5412" table:display="true" table:show-details="true"/>
                <table:data-pilot-member table:name="5414" table:display="true" table:show-details="true"/>
                <table:data-pilot-member table:name="5420" table:display="true" table:show-details="true"/>
                <table:data-pilot-member table:name="5424" table:display="true" table:show-details="true"/>
                <table:data-pilot-member table:name="5433" table:display="true" table:show-details="true"/>
                <table:data-pilot-member table:name="5435" table:display="true" table:show-details="true"/>
                <table:data-pilot-member table:name="5455" table:display="true" table:show-details="true"/>
                <table:data-pilot-member table:name="5462" table:display="true" table:show-details="true"/>
                <table:data-pilot-member table:name="5465" table:display="true" table:show-details="true"/>
                <table:data-pilot-member table:name="5466" table:display="true" table:show-details="true"/>
                <table:data-pilot-member table:name="5467" table:display="true" table:show-details="true"/>
                <table:data-pilot-member table:name="5471" table:display="true" table:show-details="true"/>
                <table:data-pilot-member table:name="5477" table:display="true" table:show-details="true"/>
                <table:data-pilot-member table:name="5478" table:display="true" table:show-details="true"/>
                <table:data-pilot-member table:name="5479" table:display="true" table:show-details="true"/>
                <table:data-pilot-member table:name="5505" table:display="true" table:show-details="true"/>
                <table:data-pilot-member table:name="5512" table:display="true" table:show-details="true"/>
                <table:data-pilot-member table:name="5514" table:display="true" table:show-details="true"/>
                <table:data-pilot-member table:name="5516" table:display="true" table:show-details="true"/>
                <table:data-pilot-member table:name="5525" table:display="true" table:show-details="true"/>
                <table:data-pilot-member table:name="5535" table:display="true" table:show-details="true"/>
                <table:data-pilot-member table:name="5550" table:display="true" table:show-details="true"/>
                <table:data-pilot-member table:name="5552" table:display="true" table:show-details="true"/>
                <table:data-pilot-member table:name="5572" table:display="true" table:show-details="true"/>
                <table:data-pilot-member table:name="5574" table:display="true" table:show-details="true"/>
                <table:data-pilot-member table:name="5575" table:display="true" table:show-details="true"/>
                <table:data-pilot-member table:name="5582" table:display="true" table:show-details="true"/>
                <table:data-pilot-member table:name="5591" table:display="true" table:show-details="true"/>
                <table:data-pilot-member table:name="5596" table:display="true" table:show-details="true"/>
                <table:data-pilot-member table:name="5605" table:display="true" table:show-details="true"/>
                <table:data-pilot-member table:name="5613" table:display="true" table:show-details="true"/>
                <table:data-pilot-member table:name="5622" table:display="true" table:show-details="true"/>
                <table:data-pilot-member table:name="5625" table:display="true" table:show-details="true"/>
                <table:data-pilot-member table:name="5640" table:display="true" table:show-details="true"/>
                <table:data-pilot-member table:name="5644" table:display="true" table:show-details="true"/>
                <table:data-pilot-member table:name="5678" table:display="true" table:show-details="true"/>
                <table:data-pilot-member table:name="5683" table:display="true" table:show-details="true"/>
                <table:data-pilot-member table:name="5686" table:display="true" table:show-details="true"/>
                <table:data-pilot-member table:name="5697" table:display="true" table:show-details="true"/>
                <table:data-pilot-member table:name="5714" table:display="true" table:show-details="true"/>
                <table:data-pilot-member table:name="5733" table:display="true" table:show-details="true"/>
                <table:data-pilot-member table:name="5769" table:display="true" table:show-details="true"/>
                <table:data-pilot-member table:name="5783" table:display="true" table:show-details="true"/>
                <table:data-pilot-member table:name="5785" table:display="true" table:show-details="true"/>
                <table:data-pilot-member table:name="5804" table:display="true" table:show-details="true"/>
                <table:data-pilot-member table:name="5805" table:display="true" table:show-details="true"/>
                <table:data-pilot-member table:name="5833" table:display="true" table:show-details="true"/>
                <table:data-pilot-member table:name="5837" table:display="true" table:show-details="true"/>
                <table:data-pilot-member table:name="5843" table:display="true" table:show-details="true"/>
                <table:data-pilot-member table:name="5854" table:display="true" table:show-details="true"/>
                <table:data-pilot-member table:name="5858" table:display="true" table:show-details="true"/>
                <table:data-pilot-member table:name="5859" table:display="true" table:show-details="true"/>
                <table:data-pilot-member table:name="5883" table:display="true" table:show-details="true"/>
                <table:data-pilot-member table:name="5889" table:display="true" table:show-details="true"/>
                <table:data-pilot-member table:name="5895" table:display="true" table:show-details="true"/>
                <table:data-pilot-member table:name="5899" table:display="true" table:show-details="true"/>
                <table:data-pilot-member table:name="5904" table:display="true" table:show-details="true"/>
                <table:data-pilot-member table:name="5910" table:display="true" table:show-details="true"/>
                <table:data-pilot-member table:name="5914" table:display="true" table:show-details="true"/>
                <table:data-pilot-member table:name="5929" table:display="true" table:show-details="true"/>
                <table:data-pilot-member table:name="5930" table:display="true" table:show-details="true"/>
                <table:data-pilot-member table:name="5934" table:display="true" table:show-details="true"/>
                <table:data-pilot-member table:name="5959" table:display="true" table:show-details="true"/>
                <table:data-pilot-member table:name="5969" table:display="true" table:show-details="true"/>
                <table:data-pilot-member table:name="5972" table:display="true" table:show-details="true"/>
                <table:data-pilot-member table:name="5978" table:display="true" table:show-details="true"/>
                <table:data-pilot-member table:name="5992" table:display="true" table:show-details="true"/>
                <table:data-pilot-member table:name="5999" table:display="true" table:show-details="true"/>
                <table:data-pilot-member table:name="6000" table:display="true" table:show-details="true"/>
                <table:data-pilot-member table:name="6024" table:display="true" table:show-details="true"/>
                <table:data-pilot-member table:name="6025" table:display="true" table:show-details="true"/>
                <table:data-pilot-member table:name="6030" table:display="true" table:show-details="true"/>
                <table:data-pilot-member table:name="6037" table:display="true" table:show-details="true"/>
                <table:data-pilot-member table:name="6040" table:display="true" table:show-details="true"/>
                <table:data-pilot-member table:name="6043" table:display="true" table:show-details="true"/>
                <table:data-pilot-member table:name="6045" table:display="true" table:show-details="true"/>
                <table:data-pilot-member table:name="6046" table:display="true" table:show-details="true"/>
                <table:data-pilot-member table:name="6050" table:display="true" table:show-details="true"/>
                <table:data-pilot-member table:name="6054" table:display="true" table:show-details="true"/>
                <table:data-pilot-member table:name="6063" table:display="true" table:show-details="true"/>
                <table:data-pilot-member table:name="6079" table:display="true" table:show-details="true"/>
                <table:data-pilot-member table:name="6080" table:display="true" table:show-details="true"/>
                <table:data-pilot-member table:name="6081" table:display="true" table:show-details="true"/>
                <table:data-pilot-member table:name="6090" table:display="true" table:show-details="true"/>
                <table:data-pilot-member table:name="6092" table:display="true" table:show-details="true"/>
                <table:data-pilot-member table:name="6102" table:display="true" table:show-details="true"/>
                <table:data-pilot-member table:name="6127" table:display="true" table:show-details="true"/>
                <table:data-pilot-member table:name="6130" table:display="true" table:show-details="true"/>
                <table:data-pilot-member table:name="6146" table:display="true" table:show-details="true"/>
                <table:data-pilot-member table:name="6153" table:display="true" table:show-details="true"/>
                <table:data-pilot-member table:name="6154" table:display="true" table:show-details="true"/>
                <table:data-pilot-member table:name="6155" table:display="true" table:show-details="true"/>
                <table:data-pilot-member table:name="6161" table:display="true" table:show-details="true"/>
                <table:data-pilot-member table:name="6163" table:display="true" table:show-details="true"/>
                <table:data-pilot-member table:name="6166" table:display="true" table:show-details="true"/>
                <table:data-pilot-member table:name="6170" table:display="true" table:show-details="true"/>
                <table:data-pilot-member table:name="6171" table:display="true" table:show-details="true"/>
                <table:data-pilot-member table:name="6187" table:display="true" table:show-details="true"/>
                <table:data-pilot-member table:name="6195" table:display="true" table:show-details="true"/>
                <table:data-pilot-member table:name="6196" table:display="true" table:show-details="true"/>
                <table:data-pilot-member table:name="6198" table:display="true" table:show-details="true"/>
                <table:data-pilot-member table:name="6199" table:display="true" table:show-details="true"/>
                <table:data-pilot-member table:name="6200" table:display="true" table:show-details="true"/>
                <table:data-pilot-member table:name="6203" table:display="true" table:show-details="true"/>
                <table:data-pilot-member table:name="6205" table:display="true" table:show-details="true"/>
                <table:data-pilot-member table:name="6220" table:display="true" table:show-details="true"/>
                <table:data-pilot-member table:name="6221" table:display="true" table:show-details="true"/>
                <table:data-pilot-member table:name="6224" table:display="true" table:show-details="true"/>
                <table:data-pilot-member table:name="6248" table:display="true" table:show-details="true"/>
                <table:data-pilot-member table:name="6256" table:display="true" table:show-details="true"/>
                <table:data-pilot-member table:name="6261" table:display="true" table:show-details="true"/>
                <table:data-pilot-member table:name="6265" table:display="true" table:show-details="true"/>
                <table:data-pilot-member table:name="6273" table:display="true" table:show-details="true"/>
                <table:data-pilot-member table:name="6281" table:display="true" table:show-details="true"/>
                <table:data-pilot-member table:name="6282" table:display="true" table:show-details="true"/>
                <table:data-pilot-member table:name="6298" table:display="true" table:show-details="true"/>
                <table:data-pilot-member table:name="6308" table:display="true" table:show-details="true"/>
                <table:data-pilot-member table:name="6314" table:display="true" table:show-details="true"/>
                <table:data-pilot-member table:name="6315" table:display="true" table:show-details="true"/>
                <table:data-pilot-member table:name="6320" table:display="true" table:show-details="true"/>
                <table:data-pilot-member table:name="6336" table:display="true" table:show-details="true"/>
                <table:data-pilot-member table:name="6337" table:display="true" table:show-details="true"/>
                <table:data-pilot-member table:name="6343" table:display="true" table:show-details="true"/>
                <table:data-pilot-member table:name="6344" table:display="true" table:show-details="true"/>
                <table:data-pilot-member table:name="6354" table:display="true" table:show-details="true"/>
                <table:data-pilot-member table:name="6361" table:display="true" table:show-details="true"/>
                <table:data-pilot-member table:name="6377" table:display="true" table:show-details="true"/>
                <table:data-pilot-member table:name="6380" table:display="true" table:show-details="true"/>
                <table:data-pilot-member table:name="6387" table:display="true" table:show-details="true"/>
                <table:data-pilot-member table:name="6398" table:display="true" table:show-details="true"/>
                <table:data-pilot-member table:name="6402" table:display="true" table:show-details="true"/>
                <table:data-pilot-member table:name="6404" table:display="true" table:show-details="true"/>
                <table:data-pilot-member table:name="6410" table:display="true" table:show-details="true"/>
                <table:data-pilot-member table:name="6421" table:display="true" table:show-details="true"/>
                <table:data-pilot-member table:name="6450" table:display="true" table:show-details="true"/>
                <table:data-pilot-member table:name="6455" table:display="true" table:show-details="true"/>
                <table:data-pilot-member table:name="6473" table:display="true" table:show-details="true"/>
                <table:data-pilot-member table:name="6509" table:display="true" table:show-details="true"/>
                <table:data-pilot-member table:name="6539" table:display="true" table:show-details="true"/>
                <table:data-pilot-member table:name="6544" table:display="true" table:show-details="true"/>
                <table:data-pilot-member table:name="6547" table:display="true" table:show-details="true"/>
                <table:data-pilot-member table:name="6550" table:display="true" table:show-details="true"/>
                <table:data-pilot-member table:name="6558" table:display="true" table:show-details="true"/>
                <table:data-pilot-member table:name="6559" table:display="true" table:show-details="true"/>
                <table:data-pilot-member table:name="6573" table:display="true" table:show-details="true"/>
                <table:data-pilot-member table:name="6613" table:display="true" table:show-details="true"/>
                <table:data-pilot-member table:name="6618" table:display="true" table:show-details="true"/>
                <table:data-pilot-member table:name="6620" table:display="true" table:show-details="true"/>
                <table:data-pilot-member table:name="6633" table:display="true" table:show-details="true"/>
                <table:data-pilot-member table:name="6635" table:display="true" table:show-details="true"/>
                <table:data-pilot-member table:name="6640" table:display="true" table:show-details="true"/>
                <table:data-pilot-member table:name="6645" table:display="true" table:show-details="true"/>
                <table:data-pilot-member table:name="6647" table:display="true" table:show-details="true"/>
                <table:data-pilot-member table:name="6663" table:display="true" table:show-details="true"/>
                <table:data-pilot-member table:name="6664" table:display="true" table:show-details="true"/>
                <table:data-pilot-member table:name="6700" table:display="true" table:show-details="true"/>
                <table:data-pilot-member table:name="6714" table:display="true" table:show-details="true"/>
                <table:data-pilot-member table:name="6721" table:display="true" table:show-details="true"/>
                <table:data-pilot-member table:name="6730" table:display="true" table:show-details="true"/>
                <table:data-pilot-member table:name="6734" table:display="true" table:show-details="true"/>
                <table:data-pilot-member table:name="6737" table:display="true" table:show-details="true"/>
                <table:data-pilot-member table:name="6741" table:display="true" table:show-details="true"/>
                <table:data-pilot-member table:name="6743" table:display="true" table:show-details="true"/>
                <table:data-pilot-member table:name="6746" table:display="true" table:show-details="true"/>
                <table:data-pilot-member table:name="6751" table:display="true" table:show-details="true"/>
                <table:data-pilot-member table:name="6757" table:display="true" table:show-details="true"/>
                <table:data-pilot-member table:name="6758" table:display="true" table:show-details="true"/>
                <table:data-pilot-member table:name="6760" table:display="true" table:show-details="true"/>
                <table:data-pilot-member table:name="6762" table:display="true" table:show-details="true"/>
                <table:data-pilot-member table:name="6777" table:display="true" table:show-details="true"/>
                <table:data-pilot-member table:name="6790" table:display="true" table:show-details="true"/>
                <table:data-pilot-member table:name="6792" table:display="true" table:show-details="true"/>
                <table:data-pilot-member table:name="6796" table:display="true" table:show-details="true"/>
                <table:data-pilot-member table:name="6800" table:display="true" table:show-details="true"/>
                <table:data-pilot-member table:name="6804" table:display="true" table:show-details="true"/>
                <table:data-pilot-member table:name="6809" table:display="true" table:show-details="true"/>
                <table:data-pilot-member table:name="6815" table:display="true" table:show-details="true"/>
                <table:data-pilot-member table:name="6817" table:display="true" table:show-details="true"/>
                <table:data-pilot-member table:name="6826" table:display="true" table:show-details="true"/>
                <table:data-pilot-member table:name="6836" table:display="true" table:show-details="true"/>
                <table:data-pilot-member table:name="6847" table:display="true" table:show-details="true"/>
                <table:data-pilot-member table:name="6889" table:display="true" table:show-details="true"/>
                <table:data-pilot-member table:name="6892" table:display="true" table:show-details="true"/>
                <table:data-pilot-member table:name="6895" table:display="true" table:show-details="true"/>
                <table:data-pilot-member table:name="6898" table:display="true" table:show-details="true"/>
                <table:data-pilot-member table:name="6901" table:display="true" table:show-details="true"/>
                <table:data-pilot-member table:name="6945" table:display="true" table:show-details="true"/>
                <table:data-pilot-member table:name="6957" table:display="true" table:show-details="true"/>
                <table:data-pilot-member table:name="6960" table:display="true" table:show-details="true"/>
                <table:data-pilot-member table:name="6961" table:display="true" table:show-details="true"/>
                <table:data-pilot-member table:name="6963" table:display="true" table:show-details="true"/>
                <table:data-pilot-member table:name="6964" table:display="true" table:show-details="true"/>
                <table:data-pilot-member table:name="6973" table:display="true" table:show-details="true"/>
                <table:data-pilot-member table:name="6974" table:display="true" table:show-details="true"/>
                <table:data-pilot-member table:name="6988" table:display="true" table:show-details="true"/>
                <table:data-pilot-member table:name="6995" table:display="true" table:show-details="true"/>
                <table:data-pilot-member table:name="6999" table:display="true" table:show-details="true"/>
                <table:data-pilot-member table:name="7005" table:display="true" table:show-details="true"/>
                <table:data-pilot-member table:name="7008" table:display="true" table:show-details="true"/>
                <table:data-pilot-member table:name="7009" table:display="true" table:show-details="true"/>
                <table:data-pilot-member table:name="7010" table:display="true" table:show-details="true"/>
                <table:data-pilot-member table:name="7011" table:display="true" table:show-details="true"/>
                <table:data-pilot-member table:name="7019" table:display="true" table:show-details="true"/>
                <table:data-pilot-member table:name="7035" table:display="true" table:show-details="true"/>
                <table:data-pilot-member table:name="7038" table:display="true" table:show-details="true"/>
                <table:data-pilot-member table:name="7052" table:display="true" table:show-details="true"/>
                <table:data-pilot-member table:name="7056" table:display="true" table:show-details="true"/>
                <table:data-pilot-member table:name="7065" table:display="true" table:show-details="true"/>
                <table:data-pilot-member table:name="7066" table:display="true" table:show-details="true"/>
                <table:data-pilot-member table:name="7081" table:display="true" table:show-details="true"/>
                <table:data-pilot-member table:name="7090" table:display="true" table:show-details="true"/>
                <table:data-pilot-member table:name="7101" table:display="true" table:show-details="true"/>
                <table:data-pilot-member table:name="7102" table:display="true" table:show-details="true"/>
                <table:data-pilot-member table:name="7105" table:display="true" table:show-details="true"/>
                <table:data-pilot-member table:name="7115" table:display="true" table:show-details="true"/>
                <table:data-pilot-member table:name="7125" table:display="true" table:show-details="true"/>
                <table:data-pilot-member table:name="7126" table:display="true" table:show-details="true"/>
                <table:data-pilot-member table:name="7127" table:display="true" table:show-details="true"/>
                <table:data-pilot-member table:name="7137" table:display="true" table:show-details="true"/>
                <table:data-pilot-member table:name="7138" table:display="true" table:show-details="true"/>
                <table:data-pilot-member table:name="7146" table:display="true" table:show-details="true"/>
                <table:data-pilot-member table:name="7172" table:display="true" table:show-details="true"/>
                <table:data-pilot-member table:name="7173" table:display="true" table:show-details="true"/>
                <table:data-pilot-member table:name="7182" table:display="true" table:show-details="true"/>
                <table:data-pilot-member table:name="7185" table:display="true" table:show-details="true"/>
                <table:data-pilot-member table:name="7199" table:display="true" table:show-details="true"/>
                <table:data-pilot-member table:name="7200" table:display="true" table:show-details="true"/>
                <table:data-pilot-member table:name="7202" table:display="true" table:show-details="true"/>
                <table:data-pilot-member table:name="7206" table:display="true" table:show-details="true"/>
                <table:data-pilot-member table:name="7210" table:display="true" table:show-details="true"/>
                <table:data-pilot-member table:name="7223" table:display="true" table:show-details="true"/>
                <table:data-pilot-member table:name="7231" table:display="true" table:show-details="true"/>
                <table:data-pilot-member table:name="7268" table:display="true" table:show-details="true"/>
                <table:data-pilot-member table:name="7277" table:display="true" table:show-details="true"/>
                <table:data-pilot-member table:name="7287" table:display="true" table:show-details="true"/>
                <table:data-pilot-member table:name="7290" table:display="true" table:show-details="true"/>
                <table:data-pilot-member table:name="7310" table:display="true" table:show-details="true"/>
                <table:data-pilot-member table:name="7333" table:display="true" table:show-details="true"/>
                <table:data-pilot-member table:name="7344" table:display="true" table:show-details="true"/>
                <table:data-pilot-member table:name="7355" table:display="true" table:show-details="true"/>
                <table:data-pilot-member table:name="7361" table:display="true" table:show-details="true"/>
                <table:data-pilot-member table:name="7378" table:display="true" table:show-details="true"/>
                <table:data-pilot-member table:name="7379" table:display="true" table:show-details="true"/>
                <table:data-pilot-member table:name="7393" table:display="true" table:show-details="true"/>
                <table:data-pilot-member table:name="7394" table:display="true" table:show-details="true"/>
                <table:data-pilot-member table:name="7410" table:display="true" table:show-details="true"/>
                <table:data-pilot-member table:name="7424" table:display="true" table:show-details="true"/>
                <table:data-pilot-member table:name="7428" table:display="true" table:show-details="true"/>
                <table:data-pilot-member table:name="7432" table:display="true" table:show-details="true"/>
                <table:data-pilot-member table:name="7434" table:display="true" table:show-details="true"/>
                <table:data-pilot-member table:name="7435" table:display="true" table:show-details="true"/>
                <table:data-pilot-member table:name="7442" table:display="true" table:show-details="true"/>
                <table:data-pilot-member table:name="7443" table:display="true" table:show-details="true"/>
                <table:data-pilot-member table:name="7454" table:display="true" table:show-details="true"/>
                <table:data-pilot-member table:name="7468" table:display="true" table:show-details="true"/>
                <table:data-pilot-member table:name="7470" table:display="true" table:show-details="true"/>
                <table:data-pilot-member table:name="7473" table:display="true" table:show-details="true"/>
                <table:data-pilot-member table:name="7477" table:display="true" table:show-details="true"/>
                <table:data-pilot-member table:name="7486" table:display="true" table:show-details="true"/>
                <table:data-pilot-member table:name="7496" table:display="true" table:show-details="true"/>
                <table:data-pilot-member table:name="7507" table:display="true" table:show-details="true"/>
                <table:data-pilot-member table:name="7516" table:display="true" table:show-details="true"/>
                <table:data-pilot-member table:name="7521" table:display="true" table:show-details="true"/>
                <table:data-pilot-member table:name="7530" table:display="true" table:show-details="true"/>
                <table:data-pilot-member table:name="7539" table:display="true" table:show-details="true"/>
                <table:data-pilot-member table:name="7540" table:display="true" table:show-details="true"/>
                <table:data-pilot-member table:name="7560" table:display="true" table:show-details="true"/>
                <table:data-pilot-member table:name="7564" table:display="true" table:show-details="true"/>
                <table:data-pilot-member table:name="7594" table:display="true" table:show-details="true"/>
                <table:data-pilot-member table:name="7597" table:display="true" table:show-details="true"/>
                <table:data-pilot-member table:name="7602" table:display="true" table:show-details="true"/>
                <table:data-pilot-member table:name="7608" table:display="true" table:show-details="true"/>
                <table:data-pilot-member table:name="7612" table:display="true" table:show-details="true"/>
                <table:data-pilot-member table:name="7613" table:display="true" table:show-details="true"/>
                <table:data-pilot-member table:name="7621" table:display="true" table:show-details="true"/>
                <table:data-pilot-member table:name="7627" table:display="true" table:show-details="true"/>
                <table:data-pilot-member table:name="7640" table:display="true" table:show-details="true"/>
                <table:data-pilot-member table:name="7642" table:display="true" table:show-details="true"/>
                <table:data-pilot-member table:name="7646" table:display="true" table:show-details="true"/>
                <table:data-pilot-member table:name="7655" table:display="true" table:show-details="true"/>
                <table:data-pilot-member table:name="7660" table:display="true" table:show-details="true"/>
                <table:data-pilot-member table:name="7674" table:display="true" table:show-details="true"/>
                <table:data-pilot-member table:name="7678" table:display="true" table:show-details="true"/>
                <table:data-pilot-member table:name="7695" table:display="true" table:show-details="true"/>
                <table:data-pilot-member table:name="7711" table:display="true" table:show-details="true"/>
                <table:data-pilot-member table:name="7716" table:display="true" table:show-details="true"/>
                <table:data-pilot-member table:name="7734" table:display="true" table:show-details="true"/>
                <table:data-pilot-member table:name="7738" table:display="true" table:show-details="true"/>
                <table:data-pilot-member table:name="7739" table:display="true" table:show-details="true"/>
                <table:data-pilot-member table:name="7741" table:display="true" table:show-details="true"/>
                <table:data-pilot-member table:name="7748" table:display="true" table:show-details="true"/>
                <table:data-pilot-member table:name="7771" table:display="true" table:show-details="true"/>
                <table:data-pilot-member table:name="7782" table:display="true" table:show-details="true"/>
                <table:data-pilot-member table:name="7787" table:display="true" table:show-details="true"/>
                <table:data-pilot-member table:name="7789" table:display="true" table:show-details="true"/>
                <table:data-pilot-member table:name="7806" table:display="true" table:show-details="true"/>
                <table:data-pilot-member table:name="7822" table:display="true" table:show-details="true"/>
                <table:data-pilot-member table:name="7824" table:display="true" table:show-details="true"/>
                <table:data-pilot-member table:name="7826" table:display="true" table:show-details="true"/>
                <table:data-pilot-member table:name="7828" table:display="true" table:show-details="true"/>
                <table:data-pilot-member table:name="7831" table:display="true" table:show-details="true"/>
                <table:data-pilot-member table:name="7832" table:display="true" table:show-details="true"/>
                <table:data-pilot-member table:name="7843" table:display="true" table:show-details="true"/>
                <table:data-pilot-member table:name="7847" table:display="true" table:show-details="true"/>
                <table:data-pilot-member table:name="7851" table:display="true" table:show-details="true"/>
                <table:data-pilot-member table:name="7854" table:display="true" table:show-details="true"/>
                <table:data-pilot-member table:name="7873" table:display="true" table:show-details="true"/>
                <table:data-pilot-member table:name="7874" table:display="true" table:show-details="true"/>
                <table:data-pilot-member table:name="7877" table:display="true" table:show-details="true"/>
                <table:data-pilot-member table:name="7883" table:display="true" table:show-details="true"/>
                <table:data-pilot-member table:name="7890" table:display="true" table:show-details="true"/>
                <table:data-pilot-member table:name="7893" table:display="true" table:show-details="true"/>
                <table:data-pilot-member table:name="7894" table:display="true" table:show-details="true"/>
                <table:data-pilot-member table:name="7895" table:display="true" table:show-details="true"/>
                <table:data-pilot-member table:name="7899" table:display="true" table:show-details="true"/>
                <table:data-pilot-member table:name="7906" table:display="true" table:show-details="true"/>
                <table:data-pilot-member table:name="7913" table:display="true" table:show-details="true"/>
                <table:data-pilot-member table:name="7915" table:display="true" table:show-details="true"/>
                <table:data-pilot-member table:name="7919" table:display="true" table:show-details="true"/>
                <table:data-pilot-member table:name="7939" table:display="true" table:show-details="true"/>
                <table:data-pilot-member table:name="7949" table:display="true" table:show-details="true"/>
                <table:data-pilot-member table:name="7952" table:display="true" table:show-details="true"/>
                <table:data-pilot-member table:name="7957" table:display="true" table:show-details="true"/>
                <table:data-pilot-member table:name="7958" table:display="true" table:show-details="true"/>
                <table:data-pilot-member table:name="7960" table:display="true" table:show-details="true"/>
                <table:data-pilot-member table:name="7977" table:display="true" table:show-details="true"/>
                <table:data-pilot-member table:name="7986" table:display="true" table:show-details="true"/>
                <table:data-pilot-member table:name="7988" table:display="true" table:show-details="true"/>
                <table:data-pilot-member table:name="7990" table:display="true" table:show-details="true"/>
                <table:data-pilot-member table:name="7991" table:display="true" table:show-details="true"/>
                <table:data-pilot-member table:name="8005" table:display="true" table:show-details="true"/>
                <table:data-pilot-member table:name="8008" table:display="true" table:show-details="true"/>
                <table:data-pilot-member table:name="8028" table:display="true" table:show-details="true"/>
                <table:data-pilot-member table:name="8045" table:display="true" table:show-details="true"/>
                <table:data-pilot-member table:name="8048" table:display="true" table:show-details="true"/>
                <table:data-pilot-member table:name="8053" table:display="true" table:show-details="true"/>
                <table:data-pilot-member table:name="8056" table:display="true" table:show-details="true"/>
                <table:data-pilot-member table:name="8111" table:display="true" table:show-details="true"/>
                <table:data-pilot-member table:name="8120" table:display="true" table:show-details="true"/>
                <table:data-pilot-member table:name="8126" table:display="true" table:show-details="true"/>
                <table:data-pilot-member table:name="8143" table:display="true" table:show-details="true"/>
                <table:data-pilot-member table:name="8146" table:display="true" table:show-details="true"/>
                <table:data-pilot-member table:name="8164" table:display="true" table:show-details="true"/>
                <table:data-pilot-member table:name="8168" table:display="true" table:show-details="true"/>
                <table:data-pilot-member table:name="8169" table:display="true" table:show-details="true"/>
                <table:data-pilot-member table:name="8180" table:display="true" table:show-details="true"/>
                <table:data-pilot-member table:name="8187" table:display="true" table:show-details="true"/>
                <table:data-pilot-member table:name="8192" table:display="true" table:show-details="true"/>
                <table:data-pilot-member table:name="8201" table:display="true" table:show-details="true"/>
                <table:data-pilot-member table:name="8224" table:display="true" table:show-details="true"/>
                <table:data-pilot-member table:name="8225" table:display="true" table:show-details="true"/>
                <table:data-pilot-member table:name="8243" table:display="true" table:show-details="true"/>
                <table:data-pilot-member table:name="8248" table:display="true" table:show-details="true"/>
                <table:data-pilot-member table:name="8253" table:display="true" table:show-details="true"/>
                <table:data-pilot-member table:name="8258" table:display="true" table:show-details="true"/>
                <table:data-pilot-member table:name="8264" table:display="true" table:show-details="true"/>
                <table:data-pilot-member table:name="8294" table:display="true" table:show-details="true"/>
                <table:data-pilot-member table:name="8297" table:display="true" table:show-details="true"/>
                <table:data-pilot-member table:name="8300" table:display="true" table:show-details="true"/>
                <table:data-pilot-member table:name="8305" table:display="true" table:show-details="true"/>
                <table:data-pilot-member table:name="8312" table:display="true" table:show-details="true"/>
                <table:data-pilot-member table:name="8319" table:display="true" table:show-details="true"/>
                <table:data-pilot-member table:name="8330" table:display="true" table:show-details="true"/>
                <table:data-pilot-member table:name="8332" table:display="true" table:show-details="true"/>
                <table:data-pilot-member table:name="8365" table:display="true" table:show-details="true"/>
                <table:data-pilot-member table:name="8369" table:display="true" table:show-details="true"/>
                <table:data-pilot-member table:name="8379" table:display="true" table:show-details="true"/>
                <table:data-pilot-member table:name="8393" table:display="true" table:show-details="true"/>
                <table:data-pilot-member table:name="8410" table:display="true" table:show-details="true"/>
                <table:data-pilot-member table:name="8413" table:display="true" table:show-details="true"/>
                <table:data-pilot-member table:name="8414" table:display="true" table:show-details="true"/>
                <table:data-pilot-member table:name="8416" table:display="true" table:show-details="true"/>
                <table:data-pilot-member table:name="8417" table:display="true" table:show-details="true"/>
                <table:data-pilot-member table:name="8425" table:display="true" table:show-details="true"/>
                <table:data-pilot-member table:name="8429" table:display="true" table:show-details="true"/>
                <table:data-pilot-member table:name="8443" table:display="true" table:show-details="true"/>
                <table:data-pilot-member table:name="8462" table:display="true" table:show-details="true"/>
                <table:data-pilot-member table:name="8467" table:display="true" table:show-details="true"/>
                <table:data-pilot-member table:name="8486" table:display="true" table:show-details="true"/>
                <table:data-pilot-member table:name="8489" table:display="true" table:show-details="true"/>
                <table:data-pilot-member table:name="8501" table:display="true" table:show-details="true"/>
                <table:data-pilot-member table:name="8506" table:display="true" table:show-details="true"/>
                <table:data-pilot-member table:name="8518" table:display="true" table:show-details="true"/>
                <table:data-pilot-member table:name="8524" table:display="true" table:show-details="true"/>
                <table:data-pilot-member table:name="8527" table:display="true" table:show-details="true"/>
                <table:data-pilot-member table:name="8532" table:display="true" table:show-details="true"/>
                <table:data-pilot-member table:name="8554" table:display="true" table:show-details="true"/>
                <table:data-pilot-member table:name="8558" table:display="true" table:show-details="true"/>
                <table:data-pilot-member table:name="8567" table:display="true" table:show-details="true"/>
                <table:data-pilot-member table:name="8573" table:display="true" table:show-details="true"/>
                <table:data-pilot-member table:name="8584" table:display="true" table:show-details="true"/>
                <table:data-pilot-member table:name="8587" table:display="true" table:show-details="true"/>
                <table:data-pilot-member table:name="8592" table:display="true" table:show-details="true"/>
                <table:data-pilot-member table:name="8599" table:display="true" table:show-details="true"/>
                <table:data-pilot-member table:name="8610" table:display="true" table:show-details="true"/>
                <table:data-pilot-member table:name="8613" table:display="true" table:show-details="true"/>
                <table:data-pilot-member table:name="8617" table:display="true" table:show-details="true"/>
                <table:data-pilot-member table:name="8619" table:display="true" table:show-details="true"/>
                <table:data-pilot-member table:name="8624" table:display="true" table:show-details="true"/>
                <table:data-pilot-member table:name="8631" table:display="true" table:show-details="true"/>
                <table:data-pilot-member table:name="8637" table:display="true" table:show-details="true"/>
                <table:data-pilot-member table:name="8642" table:display="true" table:show-details="true"/>
                <table:data-pilot-member table:name="8647" table:display="true" table:show-details="true"/>
                <table:data-pilot-member table:name="8668" table:display="true" table:show-details="true"/>
                <table:data-pilot-member table:name="8697" table:display="true" table:show-details="true"/>
                <table:data-pilot-member table:name="8708" table:display="true" table:show-details="true"/>
                <table:data-pilot-member table:name="8711" table:display="true" table:show-details="true"/>
                <table:data-pilot-member table:name="8719" table:display="true" table:show-details="true"/>
                <table:data-pilot-member table:name="8721" table:display="true" table:show-details="true"/>
                <table:data-pilot-member table:name="8725" table:display="true" table:show-details="true"/>
                <table:data-pilot-member table:name="8728" table:display="true" table:show-details="true"/>
                <table:data-pilot-member table:name="8732" table:display="true" table:show-details="true"/>
                <table:data-pilot-member table:name="8734" table:display="true" table:show-details="true"/>
                <table:data-pilot-member table:name="8737" table:display="true" table:show-details="true"/>
                <table:data-pilot-member table:name="8740" table:display="true" table:show-details="true"/>
                <table:data-pilot-member table:name="8747" table:display="true" table:show-details="true"/>
                <table:data-pilot-member table:name="8765" table:display="true" table:show-details="true"/>
                <table:data-pilot-member table:name="8773" table:display="true" table:show-details="true"/>
                <table:data-pilot-member table:name="8784" table:display="true" table:show-details="true"/>
                <table:data-pilot-member table:name="8786" table:display="true" table:show-details="true"/>
                <table:data-pilot-member table:name="8802" table:display="true" table:show-details="true"/>
                <table:data-pilot-member table:name="8822" table:display="true" table:show-details="true"/>
                <table:data-pilot-member table:name="8826" table:display="true" table:show-details="true"/>
                <table:data-pilot-member table:name="8838" table:display="true" table:show-details="true"/>
                <table:data-pilot-member table:name="8844" table:display="true" table:show-details="true"/>
                <table:data-pilot-member table:name="8846" table:display="true" table:show-details="true"/>
                <table:data-pilot-member table:name="8862" table:display="true" table:show-details="true"/>
                <table:data-pilot-member table:name="8863" table:display="true" table:show-details="true"/>
                <table:data-pilot-member table:name="8864" table:display="true" table:show-details="true"/>
                <table:data-pilot-member table:name="8869" table:display="true" table:show-details="true"/>
                <table:data-pilot-member table:name="8884" table:display="true" table:show-details="true"/>
                <table:data-pilot-member table:name="8886" table:display="true" table:show-details="true"/>
                <table:data-pilot-member table:name="8893" table:display="true" table:show-details="true"/>
                <table:data-pilot-member table:name="8901" table:display="true" table:show-details="true"/>
                <table:data-pilot-member table:name="8910" table:display="true" table:show-details="true"/>
                <table:data-pilot-member table:name="8914" table:display="true" table:show-details="true"/>
                <table:data-pilot-member table:name="8938" table:display="true" table:show-details="true"/>
                <table:data-pilot-member table:name="8939" table:display="true" table:show-details="true"/>
                <table:data-pilot-member table:name="8943" table:display="true" table:show-details="true"/>
                <table:data-pilot-member table:name="8946" table:display="true" table:show-details="true"/>
                <table:data-pilot-member table:name="8977" table:display="true" table:show-details="true"/>
                <table:data-pilot-member table:name="9002" table:display="true" table:show-details="true"/>
                <table:data-pilot-member table:name="9005" table:display="true" table:show-details="true"/>
                <table:data-pilot-member table:name="9016" table:display="true" table:show-details="true"/>
                <table:data-pilot-member table:name="9020" table:display="true" table:show-details="true"/>
                <table:data-pilot-member table:name="9042" table:display="true" table:show-details="true"/>
                <table:data-pilot-member table:name="9066" table:display="true" table:show-details="true"/>
                <table:data-pilot-member table:name="9073" table:display="true" table:show-details="true"/>
                <table:data-pilot-member table:name="9077" table:display="true" table:show-details="true"/>
                <table:data-pilot-member table:name="9082" table:display="true" table:show-details="true"/>
                <table:data-pilot-member table:name="9107" table:display="true" table:show-details="true"/>
                <table:data-pilot-member table:name="9113" table:display="true" table:show-details="true"/>
                <table:data-pilot-member table:name="9119" table:display="true" table:show-details="true"/>
                <table:data-pilot-member table:name="9121" table:display="true" table:show-details="true"/>
                <table:data-pilot-member table:name="9140" table:display="true" table:show-details="true"/>
                <table:data-pilot-member table:name="9153" table:display="true" table:show-details="true"/>
                <table:data-pilot-member table:name="9167" table:display="true" table:show-details="true"/>
                <table:data-pilot-member table:name="9177" table:display="true" table:show-details="true"/>
                <table:data-pilot-member table:name="9190" table:display="true" table:show-details="true"/>
                <table:data-pilot-member table:name="9192" table:display="true" table:show-details="true"/>
                <table:data-pilot-member table:name="9199" table:display="true" table:show-details="true"/>
                <table:data-pilot-member table:name="9205" table:display="true" table:show-details="true"/>
                <table:data-pilot-member table:name="9206" table:display="true" table:show-details="true"/>
                <table:data-pilot-member table:name="9208" table:display="true" table:show-details="true"/>
                <table:data-pilot-member table:name="9222" table:display="true" table:show-details="true"/>
                <table:data-pilot-member table:name="9229" table:display="true" table:show-details="true"/>
                <table:data-pilot-member table:name="9230" table:display="true" table:show-details="true"/>
                <table:data-pilot-member table:name="9231" table:display="true" table:show-details="true"/>
                <table:data-pilot-member table:name="9256" table:display="true" table:show-details="true"/>
                <table:data-pilot-member table:name="9272" table:display="true" table:show-details="true"/>
                <table:data-pilot-member table:name="9296" table:display="true" table:show-details="true"/>
                <table:data-pilot-member table:name="9301" table:display="true" table:show-details="true"/>
                <table:data-pilot-member table:name="9302" table:display="true" table:show-details="true"/>
                <table:data-pilot-member table:name="9304" table:display="true" table:show-details="true"/>
                <table:data-pilot-member table:name="9312" table:display="true" table:show-details="true"/>
                <table:data-pilot-member table:name="9314" table:display="true" table:show-details="true"/>
                <table:data-pilot-member table:name="9317" table:display="true" table:show-details="true"/>
                <table:data-pilot-member table:name="9319" table:display="true" table:show-details="true"/>
                <table:data-pilot-member table:name="9324" table:display="true" table:show-details="true"/>
                <table:data-pilot-member table:name="9340" table:display="true" table:show-details="true"/>
                <table:data-pilot-member table:name="9342" table:display="true" table:show-details="true"/>
                <table:data-pilot-member table:name="9343" table:display="true" table:show-details="true"/>
                <table:data-pilot-member table:name="9348" table:display="true" table:show-details="true"/>
                <table:data-pilot-member table:name="9354" table:display="true" table:show-details="true"/>
                <table:data-pilot-member table:name="9376" table:display="true" table:show-details="true"/>
                <table:data-pilot-member table:name="9380" table:display="true" table:show-details="true"/>
                <table:data-pilot-member table:name="9390" table:display="true" table:show-details="true"/>
                <table:data-pilot-member table:name="9393" table:display="true" table:show-details="true"/>
                <table:data-pilot-member table:name="9407" table:display="true" table:show-details="true"/>
                <table:data-pilot-member table:name="9409" table:display="true" table:show-details="true"/>
                <table:data-pilot-member table:name="9410" table:display="true" table:show-details="true"/>
                <table:data-pilot-member table:name="9420" table:display="true" table:show-details="true"/>
                <table:data-pilot-member table:name="9421" table:display="true" table:show-details="true"/>
                <table:data-pilot-member table:name="9432" table:display="true" table:show-details="true"/>
                <table:data-pilot-member table:name="9444" table:display="true" table:show-details="true"/>
                <table:data-pilot-member table:name="9449" table:display="true" table:show-details="true"/>
                <table:data-pilot-member table:name="9465" table:display="true" table:show-details="true"/>
                <table:data-pilot-member table:name="9466" table:display="true" table:show-details="true"/>
                <table:data-pilot-member table:name="9476" table:display="true" table:show-details="true"/>
                <table:data-pilot-member table:name="9481" table:display="true" table:show-details="true"/>
                <table:data-pilot-member table:name="9482" table:display="true" table:show-details="true"/>
                <table:data-pilot-member table:name="9484" table:display="true" table:show-details="true"/>
                <table:data-pilot-member table:name="9492" table:display="true" table:show-details="true"/>
                <table:data-pilot-member table:name="9512" table:display="true" table:show-details="true"/>
                <table:data-pilot-member table:name="9531" table:display="true" table:show-details="true"/>
                <table:data-pilot-member table:name="9542" table:display="true" table:show-details="true"/>
                <table:data-pilot-member table:name="9545" table:display="true" table:show-details="true"/>
                <table:data-pilot-member table:name="9547" table:display="true" table:show-details="true"/>
                <table:data-pilot-member table:name="9554" table:display="true" table:show-details="true"/>
                <table:data-pilot-member table:name="9561" table:display="true" table:show-details="true"/>
                <table:data-pilot-member table:name="9562" table:display="true" table:show-details="true"/>
                <table:data-pilot-member table:name="9569" table:display="true" table:show-details="true"/>
                <table:data-pilot-member table:name="9573" table:display="true" table:show-details="true"/>
                <table:data-pilot-member table:name="9584" table:display="true" table:show-details="true"/>
                <table:data-pilot-member table:name="9586" table:display="true" table:show-details="true"/>
                <table:data-pilot-member table:name="9593" table:display="true" table:show-details="true"/>
                <table:data-pilot-member table:name="9603" table:display="true" table:show-details="true"/>
                <table:data-pilot-member table:name="9609" table:display="true" table:show-details="true"/>
                <table:data-pilot-member table:name="9619" table:display="true" table:show-details="true"/>
                <table:data-pilot-member table:name="9620" table:display="true" table:show-details="true"/>
                <table:data-pilot-member table:name="9636" table:display="true" table:show-details="true"/>
                <table:data-pilot-member table:name="9643" table:display="true" table:show-details="true"/>
                <table:data-pilot-member table:name="9645" table:display="true" table:show-details="true"/>
                <table:data-pilot-member table:name="9646" table:display="true" table:show-details="true"/>
                <table:data-pilot-member table:name="9649" table:display="true" table:show-details="true"/>
                <table:data-pilot-member table:name="9662" table:display="true" table:show-details="true"/>
                <table:data-pilot-member table:name="9678" table:display="true" table:show-details="true"/>
                <table:data-pilot-member table:name="9684" table:display="true" table:show-details="true"/>
                <table:data-pilot-member table:name="9688" table:display="true" table:show-details="true"/>
                <table:data-pilot-member table:name="9693" table:display="true" table:show-details="true"/>
                <table:data-pilot-member table:name="9704" table:display="true" table:show-details="true"/>
                <table:data-pilot-member table:name="9715" table:display="true" table:show-details="true"/>
                <table:data-pilot-member table:name="9721" table:display="true" table:show-details="true"/>
                <table:data-pilot-member table:name="9725" table:display="true" table:show-details="true"/>
                <table:data-pilot-member table:name="9737" table:display="true" table:show-details="true"/>
                <table:data-pilot-member table:name="9738" table:display="true" table:show-details="true"/>
                <table:data-pilot-member table:name="9740" table:display="true" table:show-details="true"/>
                <table:data-pilot-member table:name="9791" table:display="true" table:show-details="true"/>
                <table:data-pilot-member table:name="9801" table:display="true" table:show-details="true"/>
                <table:data-pilot-member table:name="9830" table:display="true" table:show-details="true"/>
                <table:data-pilot-member table:name="9838" table:display="true" table:show-details="true"/>
                <table:data-pilot-member table:name="9851" table:display="true" table:show-details="true"/>
                <table:data-pilot-member table:name="9854" table:display="true" table:show-details="true"/>
                <table:data-pilot-member table:name="9873" table:display="true" table:show-details="true"/>
                <table:data-pilot-member table:name="9877" table:display="true" table:show-details="true"/>
                <table:data-pilot-member table:name="9879" table:display="true" table:show-details="true"/>
                <table:data-pilot-member table:name="9892" table:display="true" table:show-details="true"/>
                <table:data-pilot-member table:name="9899" table:display="true" table:show-details="true"/>
                <table:data-pilot-member table:name="9927" table:display="true" table:show-details="true"/>
                <table:data-pilot-member table:name="9930" table:display="true" table:show-details="true"/>
                <table:data-pilot-member table:name="9940" table:display="true" table:show-details="true"/>
                <table:data-pilot-member table:name="9945" table:display="true" table:show-details="true"/>
                <table:data-pilot-member table:name="9966" table:display="true" table:show-details="true"/>
                <table:data-pilot-member table:name="9970" table:display="true" table:show-details="true"/>
                <table:data-pilot-member table:name="9984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4" table:display="true" table:show-details="true"/>
                <table:data-pilot-member table:name="10015" table:display="true" table:show-details="true"/>
                <table:data-pilot-member table:name="10034" table:display="true" table:show-details="true"/>
                <table:data-pilot-member table:name="10036" table:display="true" table:show-details="true"/>
                <table:data-pilot-member table:name="10038" table:display="true" table:show-details="true"/>
                <table:data-pilot-member table:name="10041" table:display="true" table:show-details="true"/>
                <table:data-pilot-member table:name="10047" table:display="true" table:show-details="true"/>
                <table:data-pilot-member table:name="10052" table:display="true" table:show-details="true"/>
                <table:data-pilot-member table:name="10056" table:display="true" table:show-details="true"/>
                <table:data-pilot-member table:name="10082" table:display="true" table:show-details="true"/>
                <table:data-pilot-member table:name="10088" table:display="true" table:show-details="true"/>
                <table:data-pilot-member table:name="10089" table:display="true" table:show-details="true"/>
                <table:data-pilot-member table:name="10092" table:display="true" table:show-details="true"/>
                <table:data-pilot-member table:name="10095" table:display="true" table:show-details="true"/>
                <table:data-pilot-member table:name="10105" table:display="true" table:show-details="true"/>
                <table:data-pilot-member table:name="10115" table:display="true" table:show-details="true"/>
                <table:data-pilot-member table:name="10124" table:display="true" table:show-details="true"/>
                <table:data-pilot-member table:name="10131" table:display="true" table:show-details="true"/>
                <table:data-pilot-member table:name="10139" table:display="true" table:show-details="true"/>
                <table:data-pilot-member table:name="10148" table:display="true" table:show-details="true"/>
                <table:data-pilot-member table:name="10154" table:display="true" table:show-details="true"/>
                <table:data-pilot-member table:name="10158" table:display="true" table:show-details="true"/>
                <table:data-pilot-member table:name="10160" table:display="true" table:show-details="true"/>
                <table:data-pilot-member table:name="10172" table:display="true" table:show-details="true"/>
                <table:data-pilot-member table:name="10185" table:display="true" table:show-details="true"/>
                <table:data-pilot-member table:name="10187" table:display="true" table:show-details="true"/>
                <table:data-pilot-member table:name="10195" table:display="true" table:show-details="true"/>
                <table:data-pilot-member table:name="10200" table:display="true" table:show-details="true"/>
                <table:data-pilot-member table:name="10208" table:display="true" table:show-details="true"/>
                <table:data-pilot-member table:name="10212" table:display="true" table:show-details="true"/>
                <table:data-pilot-member table:name="10218" table:display="true" table:show-details="true"/>
                <table:data-pilot-member table:name="10252" table:display="true" table:show-details="true"/>
                <table:data-pilot-member table:name="10261" table:display="true" table:show-details="true"/>
                <table:data-pilot-member table:name="10271" table:display="true" table:show-details="true"/>
                <table:data-pilot-member table:name="10273" table:display="true" table:show-details="true"/>
                <table:data-pilot-member table:name="10284" table:display="true" table:show-details="true"/>
                <table:data-pilot-member table:name="10289" table:display="true" table:show-details="true"/>
                <table:data-pilot-member table:name="10291" table:display="true" table:show-details="true"/>
                <table:data-pilot-member table:name="10292" table:display="true" table:show-details="true"/>
                <table:data-pilot-member table:name="10300" table:display="true" table:show-details="true"/>
                <table:data-pilot-member table:name="10302" table:display="true" table:show-details="true"/>
                <table:data-pilot-member table:name="10306" table:display="true" table:show-details="true"/>
                <table:data-pilot-member table:name="10307" table:display="true" table:show-details="true"/>
                <table:data-pilot-member table:name="10311" table:display="true" table:show-details="true"/>
                <table:data-pilot-member table:name="10313" table:display="true" table:show-details="true"/>
                <table:data-pilot-member table:name="10314" table:display="true" table:show-details="true"/>
                <table:data-pilot-member table:name="10317" table:display="true" table:show-details="true"/>
                <table:data-pilot-member table:name="10323" table:display="true" table:show-details="true"/>
                <table:data-pilot-member table:name="10328" table:display="true" table:show-details="true"/>
                <table:data-pilot-member table:name="10337" table:display="true" table:show-details="true"/>
                <table:data-pilot-member table:name="10357" table:display="true" table:show-details="true"/>
                <table:data-pilot-member table:name="10358" table:display="true" table:show-details="true"/>
                <table:data-pilot-member table:name="10362" table:display="true" table:show-details="true"/>
                <table:data-pilot-member table:name="10374" table:display="true" table:show-details="true"/>
                <table:data-pilot-member table:name="10382" table:display="true" table:show-details="true"/>
                <table:data-pilot-member table:name="10383" table:display="true" table:show-details="true"/>
                <table:data-pilot-member table:name="10390" table:display="true" table:show-details="true"/>
                <table:data-pilot-member table:name="10407" table:display="true" table:show-details="true"/>
                <table:data-pilot-member table:name="10413" table:display="true" table:show-details="true"/>
                <table:data-pilot-member table:name="10424" table:display="true" table:show-details="true"/>
                <table:data-pilot-member table:name="10429" table:display="true" table:show-details="true"/>
                <table:data-pilot-member table:name="10430" table:display="true" table:show-details="true"/>
                <table:data-pilot-member table:name="10431" table:display="true" table:show-details="true"/>
                <table:data-pilot-member table:name="10440" table:display="true" table:show-details="true"/>
                <table:data-pilot-member table:name="10445" table:display="true" table:show-details="true"/>
                <table:data-pilot-member table:name="10467" table:display="true" table:show-details="true"/>
                <table:data-pilot-member table:name="10479" table:display="true" table:show-details="true"/>
                <table:data-pilot-member table:name="10488" table:display="true" table:show-details="true"/>
                <table:data-pilot-member table:name="10490" table:display="true" table:show-details="true"/>
                <table:data-pilot-member table:name="10501" table:display="true" table:show-details="true"/>
                <table:data-pilot-member table:name="10506" table:display="true" table:show-details="true"/>
                <table:data-pilot-member table:name="10519" table:display="true" table:show-details="true"/>
                <table:data-pilot-member table:name="10526" table:display="true" table:show-details="true"/>
                <table:data-pilot-member table:name="10541" table:display="true" table:show-details="true"/>
                <table:data-pilot-member table:name="10549" table:display="true" table:show-details="true"/>
                <table:data-pilot-member table:name="10553" table:display="true" table:show-details="true"/>
                <table:data-pilot-member table:name="10562" table:display="true" table:show-details="true"/>
                <table:data-pilot-member table:name="10565" table:display="true" table:show-details="true"/>
                <table:data-pilot-member table:name="10573" table:display="true" table:show-details="true"/>
                <table:data-pilot-member table:name="10589" table:display="true" table:show-details="true"/>
                <table:data-pilot-member table:name="10591" table:display="true" table:show-details="true"/>
                <table:data-pilot-member table:name="10609" table:display="true" table:show-details="true"/>
                <table:data-pilot-member table:name="10615" table:display="true" table:show-details="true"/>
                <table:data-pilot-member table:name="10623" table:display="true" table:show-details="true"/>
                <table:data-pilot-member table:name="10626" table:display="true" table:show-details="true"/>
                <table:data-pilot-member table:name="10634" table:display="true" table:show-details="true"/>
                <table:data-pilot-member table:name="10652" table:display="true" table:show-details="true"/>
                <table:data-pilot-member table:name="10670" table:display="true" table:show-details="true"/>
                <table:data-pilot-member table:name="10676" table:display="true" table:show-details="true"/>
                <table:data-pilot-member table:name="10718" table:display="true" table:show-details="true"/>
                <table:data-pilot-member table:name="10727" table:display="true" table:show-details="true"/>
                <table:data-pilot-member table:name="10738" table:display="true" table:show-details="true"/>
                <table:data-pilot-member table:name="10747" table:display="true" table:show-details="true"/>
                <table:data-pilot-member table:name="10749" table:display="true" table:show-details="true"/>
                <table:data-pilot-member table:name="10753" table:display="true" table:show-details="true"/>
                <table:data-pilot-member table:name="10755" table:display="true" table:show-details="true"/>
                <table:data-pilot-member table:name="10768" table:display="true" table:show-details="true"/>
                <table:data-pilot-member table:name="10774" table:display="true" table:show-details="true"/>
                <table:data-pilot-member table:name="10777" table:display="true" table:show-details="true"/>
                <table:data-pilot-member table:name="10780" table:display="true" table:show-details="true"/>
                <table:data-pilot-member table:name="10786" table:display="true" table:show-details="true"/>
                <table:data-pilot-member table:name="10788" table:display="true" table:show-details="true"/>
                <table:data-pilot-member table:name="10793" table:display="true" table:show-details="true"/>
                <table:data-pilot-member table:name="10837" table:display="true" table:show-details="true"/>
                <table:data-pilot-member table:name="10849" table:display="true" table:show-details="true"/>
                <table:data-pilot-member table:name="10854" table:display="true" table:show-details="true"/>
                <table:data-pilot-member table:name="10866" table:display="true" table:show-details="true"/>
                <table:data-pilot-member table:name="10867" table:display="true" table:show-details="true"/>
                <table:data-pilot-member table:name="10869" table:display="true" table:show-details="true"/>
                <table:data-pilot-member table:name="10881" table:display="true" table:show-details="true"/>
                <table:data-pilot-member table:name="10882" table:display="true" table:show-details="true"/>
                <table:data-pilot-member table:name="10883" table:display="true" table:show-details="true"/>
                <table:data-pilot-member table:name="10893" table:display="true" table:show-details="true"/>
                <table:data-pilot-member table:name="10898" table:display="true" table:show-details="true"/>
                <table:data-pilot-member table:name="10906" table:display="true" table:show-details="true"/>
                <table:data-pilot-member table:name="10918" table:display="true" table:show-details="true"/>
                <table:data-pilot-member table:name="10919" table:display="true" table:show-details="true"/>
                <table:data-pilot-member table:name="10924" table:display="true" table:show-details="true"/>
                <table:data-pilot-member table:name="10938" table:display="true" table:show-details="true"/>
                <table:data-pilot-member table:name="10957" table:display="true" table:show-details="true"/>
                <table:data-pilot-member table:name="10959" table:display="true" table:show-details="true"/>
                <table:data-pilot-member table:name="10966" table:display="true" table:show-details="true"/>
                <table:data-pilot-member table:name="10972" table:display="true" table:show-details="true"/>
                <table:data-pilot-member table:name="10984" table:display="true" table:show-details="true"/>
                <table:data-pilot-member table:name="10988" table:display="true" table:show-details="true"/>
                <table:data-pilot-member table:name="11017" table:display="true" table:show-details="true"/>
                <table:data-pilot-member table:name="11022" table:display="true" table:show-details="true"/>
                <table:data-pilot-member table:name="11026" table:display="true" table:show-details="true"/>
                <table:data-pilot-member table:name="11030" table:display="true" table:show-details="true"/>
                <table:data-pilot-member table:name="11058" table:display="true" table:show-details="true"/>
                <table:data-pilot-member table:name="11061" table:display="true" table:show-details="true"/>
                <table:data-pilot-member table:name="11062" table:display="true" table:show-details="true"/>
                <table:data-pilot-member table:name="11068" table:display="true" table:show-details="true"/>
                <table:data-pilot-member table:name="11075" table:display="true" table:show-details="true"/>
                <table:data-pilot-member table:name="11084" table:display="true" table:show-details="true"/>
                <table:data-pilot-member table:name="11087" table:display="true" table:show-details="true"/>
                <table:data-pilot-member table:name="11090" table:display="true" table:show-details="true"/>
                <table:data-pilot-member table:name="11094" table:display="true" table:show-details="true"/>
                <table:data-pilot-member table:name="11103" table:display="true" table:show-details="true"/>
                <table:data-pilot-member table:name="11117" table:display="true" table:show-details="true"/>
                <table:data-pilot-member table:name="11146" table:display="true" table:show-details="true"/>
                <table:data-pilot-member table:name="11150" table:display="true" table:show-details="true"/>
                <table:data-pilot-member table:name="11153" table:display="true" table:show-details="true"/>
                <table:data-pilot-member table:name="11166" table:display="true" table:show-details="true"/>
                <table:data-pilot-member table:name="11167" table:display="true" table:show-details="true"/>
                <table:data-pilot-member table:name="11190" table:display="true" table:show-details="true"/>
                <table:data-pilot-member table:name="11201" table:display="true" table:show-details="true"/>
                <table:data-pilot-member table:name="11205" table:display="true" table:show-details="true"/>
                <table:data-pilot-member table:name="11216" table:display="true" table:show-details="true"/>
                <table:data-pilot-member table:name="11217" table:display="true" table:show-details="true"/>
                <table:data-pilot-member table:name="11218" table:display="true" table:show-details="true"/>
                <table:data-pilot-member table:name="11226" table:display="true" table:show-details="true"/>
                <table:data-pilot-member table:name="11229" table:display="true" table:show-details="true"/>
                <table:data-pilot-member table:name="11233" table:display="true" table:show-details="true"/>
                <table:data-pilot-member table:name="11238" table:display="true" table:show-details="true"/>
                <table:data-pilot-member table:name="11240" table:display="true" table:show-details="true"/>
                <table:data-pilot-member table:name="11278" table:display="true" table:show-details="true"/>
                <table:data-pilot-member table:name="11281" table:display="true" table:show-details="true"/>
                <table:data-pilot-member table:name="11297" table:display="true" table:show-details="true"/>
                <table:data-pilot-member table:name="11331" table:display="true" table:show-details="true"/>
                <table:data-pilot-member table:name="11332" table:display="true" table:show-details="true"/>
                <table:data-pilot-member table:name="11351" table:display="true" table:show-details="true"/>
                <table:data-pilot-member table:name="11353" table:display="true" table:show-details="true"/>
                <table:data-pilot-member table:name="11368" table:display="true" table:show-details="true"/>
                <table:data-pilot-member table:name="11375" table:display="true" table:show-details="true"/>
                <table:data-pilot-member table:name="11377" table:display="true" table:show-details="true"/>
                <table:data-pilot-member table:name="11382" table:display="true" table:show-details="true"/>
                <table:data-pilot-member table:name="11388" table:display="true" table:show-details="true"/>
                <table:data-pilot-member table:name="11391" table:display="true" table:show-details="true"/>
                <table:data-pilot-member table:name="11398" table:display="true" table:show-details="true"/>
                <table:data-pilot-member table:name="11399" table:display="true" table:show-details="true"/>
                <table:data-pilot-member table:name="11434" table:display="true" table:show-details="true"/>
                <table:data-pilot-member table:name="11458" table:display="true" table:show-details="true"/>
                <table:data-pilot-member table:name="11470" table:display="true" table:show-details="true"/>
                <table:data-pilot-member table:name="11474" table:display="true" table:show-details="true"/>
                <table:data-pilot-member table:name="11482" table:display="true" table:show-details="true"/>
                <table:data-pilot-member table:name="11490" table:display="true" table:show-details="true"/>
                <table:data-pilot-member table:name="11509" table:display="true" table:show-details="true"/>
                <table:data-pilot-member table:name="11521" table:display="true" table:show-details="true"/>
                <table:data-pilot-member table:name="11522" table:display="true" table:show-details="true"/>
                <table:data-pilot-member table:name="11528" table:display="true" table:show-details="true"/>
                <table:data-pilot-member table:name="11534" table:display="true" table:show-details="true"/>
                <table:data-pilot-member table:name="11551" table:display="true" table:show-details="true"/>
                <table:data-pilot-member table:name="11555" table:display="true" table:show-details="true"/>
                <table:data-pilot-member table:name="11559" table:display="true" table:show-details="true"/>
                <table:data-pilot-member table:name="11560" table:display="true" table:show-details="true"/>
                <table:data-pilot-member table:name="11570" table:display="true" table:show-details="true"/>
                <table:data-pilot-member table:name="11571" table:display="true" table:show-details="true"/>
                <table:data-pilot-member table:name="11575" table:display="true" table:show-details="true"/>
                <table:data-pilot-member table:name="11576" table:display="true" table:show-details="true"/>
                <table:data-pilot-member table:name="11578" table:display="true" table:show-details="true"/>
                <table:data-pilot-member table:name="11581" table:display="true" table:show-details="true"/>
                <table:data-pilot-member table:name="11595" table:display="true" table:show-details="true"/>
                <table:data-pilot-member table:name="11609" table:display="true" table:show-details="true"/>
                <table:data-pilot-member table:name="11621" table:display="true" table:show-details="true"/>
                <table:data-pilot-member table:name="11623" table:display="true" table:show-details="true"/>
                <table:data-pilot-member table:name="11642" table:display="true" table:show-details="true"/>
                <table:data-pilot-member table:name="11657" table:display="true" table:show-details="true"/>
                <table:data-pilot-member table:name="11662" table:display="true" table:show-details="true"/>
                <table:data-pilot-member table:name="11664" table:display="true" table:show-details="true"/>
                <table:data-pilot-member table:name="11696" table:display="true" table:show-details="true"/>
                <table:data-pilot-member table:name="11699" table:display="true" table:show-details="true"/>
                <table:data-pilot-member table:name="11702" table:display="true" table:show-details="true"/>
                <table:data-pilot-member table:name="11706" table:display="true" table:show-details="true"/>
                <table:data-pilot-member table:name="11722" table:display="true" table:show-details="true"/>
                <table:data-pilot-member table:name="11734" table:display="true" table:show-details="true"/>
                <table:data-pilot-member table:name="11740" table:display="true" table:show-details="true"/>
                <table:data-pilot-member table:name="11745" table:display="true" table:show-details="true"/>
                <table:data-pilot-member table:name="11751" table:display="true" table:show-details="true"/>
                <table:data-pilot-member table:name="11758" table:display="true" table:show-details="true"/>
                <table:data-pilot-member table:name="11782" table:display="true" table:show-details="true"/>
                <table:data-pilot-member table:name="11785" table:display="true" table:show-details="true"/>
                <table:data-pilot-member table:name="11786" table:display="true" table:show-details="true"/>
                <table:data-pilot-member table:name="11788" table:display="true" table:show-details="true"/>
                <table:data-pilot-member table:name="11789" table:display="true" table:show-details="true"/>
                <table:data-pilot-member table:name="11800" table:display="true" table:show-details="true"/>
                <table:data-pilot-member table:name="11814" table:display="true" table:show-details="true"/>
                <table:data-pilot-member table:name="11817" table:display="true" table:show-details="true"/>
                <table:data-pilot-member table:name="11835" table:display="true" table:show-details="true"/>
                <table:data-pilot-member table:name="11844" table:display="true" table:show-details="true"/>
                <table:data-pilot-member table:name="11846" table:display="true" table:show-details="true"/>
                <table:data-pilot-member table:name="11849" table:display="true" table:show-details="true"/>
                <table:data-pilot-member table:name="11855" table:display="true" table:show-details="true"/>
                <table:data-pilot-member table:name="11856" table:display="true" table:show-details="true"/>
                <table:data-pilot-member table:name="11862" table:display="true" table:show-details="true"/>
                <table:data-pilot-member table:name="11887" table:display="true" table:show-details="true"/>
                <table:data-pilot-member table:name="11901" table:display="true" table:show-details="true"/>
                <table:data-pilot-member table:name="11903" table:display="true" table:show-details="true"/>
                <table:data-pilot-member table:name="11911" table:display="true" table:show-details="true"/>
                <table:data-pilot-member table:name="11915" table:display="true" table:show-details="true"/>
                <table:data-pilot-member table:name="11926" table:display="true" table:show-details="true"/>
                <table:data-pilot-member table:name="11930" table:display="true" table:show-details="true"/>
                <table:data-pilot-member table:name="11935" table:display="true" table:show-details="true"/>
                <table:data-pilot-member table:name="11936" table:display="true" table:show-details="true"/>
                <table:data-pilot-member table:name="11940" table:display="true" table:show-details="true"/>
                <table:data-pilot-member table:name="11946" table:display="true" table:show-details="true"/>
                <table:data-pilot-member table:name="11950" table:display="true" table:show-details="true"/>
                <table:data-pilot-member table:name="11951" table:display="true" table:show-details="true"/>
                <table:data-pilot-member table:name="11955" table:display="true" table:show-details="true"/>
                <table:data-pilot-member table:name="11963" table:display="true" table:show-details="true"/>
                <table:data-pilot-member table:name="11989" table:display="true" table:show-details="true"/>
                <table:data-pilot-member table:name="11995" table:display="true" table:show-details="true"/>
                <table:data-pilot-member table:name="12002" table:display="true" table:show-details="true"/>
                <table:data-pilot-member table:name="12005" table:display="true" table:show-details="true"/>
                <table:data-pilot-member table:name="12016" table:display="true" table:show-details="true"/>
                <table:data-pilot-member table:name="12026" table:display="true" table:show-details="true"/>
                <table:data-pilot-member table:name="12027" table:display="true" table:show-details="true"/>
                <table:data-pilot-member table:name="12042" table:display="true" table:show-details="true"/>
                <table:data-pilot-member table:name="12056" table:display="true" table:show-details="true"/>
                <table:data-pilot-member table:name="12059" table:display="true" table:show-details="true"/>
                <table:data-pilot-member table:name="12067" table:display="true" table:show-details="true"/>
                <table:data-pilot-member table:name="12079" table:display="true" table:show-details="true"/>
                <table:data-pilot-member table:name="12080" table:display="true" table:show-details="true"/>
                <table:data-pilot-member table:name="12086" table:display="true" table:show-details="true"/>
                <table:data-pilot-member table:name="12091" table:display="true" table:show-details="true"/>
                <table:data-pilot-member table:name="12100" table:display="true" table:show-details="true"/>
                <table:data-pilot-member table:name="12112" table:display="true" table:show-details="true"/>
                <table:data-pilot-member table:name="12113" table:display="true" table:show-details="true"/>
                <table:data-pilot-member table:name="12115" table:display="true" table:show-details="true"/>
                <table:data-pilot-member table:name="12118" table:display="true" table:show-details="true"/>
                <table:data-pilot-member table:name="12120" table:display="true" table:show-details="true"/>
                <table:data-pilot-member table:name="12121" table:display="true" table:show-details="true"/>
                <table:data-pilot-member table:name="12128" table:display="true" table:show-details="true"/>
                <table:data-pilot-member table:name="12131" table:display="true" table:show-details="true"/>
                <table:data-pilot-member table:name="12134" table:display="true" table:show-details="true"/>
                <table:data-pilot-member table:name="12140" table:display="true" table:show-details="true"/>
                <table:data-pilot-member table:name="12141" table:display="true" table:show-details="true"/>
                <table:data-pilot-member table:name="12152" table:display="true" table:show-details="true"/>
                <table:data-pilot-member table:name="12163" table:display="true" table:show-details="true"/>
                <table:data-pilot-member table:name="12179" table:display="true" table:show-details="true"/>
                <table:data-pilot-member table:name="12194" table:display="true" table:show-details="true"/>
                <table:data-pilot-member table:name="12198" table:display="true" table:show-details="true"/>
                <table:data-pilot-member table:name="12206" table:display="true" table:show-details="true"/>
                <table:data-pilot-member table:name="12209" table:display="true" table:show-details="true"/>
                <table:data-pilot-member table:name="12215" table:display="true" table:show-details="true"/>
                <table:data-pilot-member table:name="12219" table:display="true" table:show-details="true"/>
                <table:data-pilot-member table:name="12224" table:display="true" table:show-details="true"/>
                <table:data-pilot-member table:name="12236" table:display="true" table:show-details="true"/>
                <table:data-pilot-member table:name="12243" table:display="true" table:show-details="true"/>
                <table:data-pilot-member table:name="12252" table:display="true" table:show-details="true"/>
                <table:data-pilot-member table:name="12258" table:display="true" table:show-details="true"/>
                <table:data-pilot-member table:name="12271" table:display="true" table:show-details="true"/>
                <table:data-pilot-member table:name="12278" table:display="true" table:show-details="true"/>
                <table:data-pilot-member table:name="12296" table:display="true" table:show-details="true"/>
                <table:data-pilot-member table:name="12298" table:display="true" table:show-details="true"/>
                <table:data-pilot-member table:name="12326" table:display="true" table:show-details="true"/>
                <table:data-pilot-member table:name="12349" table:display="true" table:show-details="true"/>
                <table:data-pilot-member table:name="12360" table:display="true" table:show-details="true"/>
                <table:data-pilot-member table:name="12367" table:display="true" table:show-details="true"/>
                <table:data-pilot-member table:name="12380" table:display="true" table:show-details="true"/>
                <table:data-pilot-member table:name="12388" table:display="true" table:show-details="true"/>
                <table:data-pilot-member table:name="12390" table:display="true" table:show-details="true"/>
                <table:data-pilot-member table:name="12403" table:display="true" table:show-details="true"/>
                <table:data-pilot-member table:name="12404" table:display="true" table:show-details="true"/>
                <table:data-pilot-member table:name="12430" table:display="true" table:show-details="true"/>
                <table:data-pilot-member table:name="12439" table:display="true" table:show-details="true"/>
                <table:data-pilot-member table:name="12444" table:display="true" table:show-details="true"/>
                <table:data-pilot-member table:name="12447" table:display="true" table:show-details="true"/>
                <table:data-pilot-member table:name="12451" table:display="true" table:show-details="true"/>
                <table:data-pilot-member table:name="12460" table:display="true" table:show-details="true"/>
                <table:data-pilot-member table:name="12480" table:display="true" table:show-details="true"/>
                <table:data-pilot-member table:name="12486" table:display="true" table:show-details="true"/>
                <table:data-pilot-member table:name="12496" table:display="true" table:show-details="true"/>
                <table:data-pilot-member table:name="12504" table:display="true" table:show-details="true"/>
                <table:data-pilot-member table:name="12523" table:display="true" table:show-details="true"/>
                <table:data-pilot-member table:name="12528" table:display="true" table:show-details="true"/>
                <table:data-pilot-member table:name="12531" table:display="true" table:show-details="true"/>
                <table:data-pilot-member table:name="12537" table:display="true" table:show-details="true"/>
                <table:data-pilot-member table:name="12540" table:display="true" table:show-details="true"/>
                <table:data-pilot-member table:name="12541" table:display="true" table:show-details="true"/>
                <table:data-pilot-member table:name="12542" table:display="true" table:show-details="true"/>
                <table:data-pilot-member table:name="12550" table:display="true" table:show-details="true"/>
                <table:data-pilot-member table:name="12553" table:display="true" table:show-details="true"/>
                <table:data-pilot-member table:name="12555" table:display="true" table:show-details="true"/>
                <table:data-pilot-member table:name="12558" table:display="true" table:show-details="true"/>
                <table:data-pilot-member table:name="12583" table:display="true" table:show-details="true"/>
                <table:data-pilot-member table:name="12597" table:display="true" table:show-details="true"/>
                <table:data-pilot-member table:name="12602" table:display="true" table:show-details="true"/>
                <table:data-pilot-member table:name="12603" table:display="true" table:show-details="true"/>
                <table:data-pilot-member table:name="12604" table:display="true" table:show-details="true"/>
                <table:data-pilot-member table:name="12611" table:display="true" table:show-details="true"/>
                <table:data-pilot-member table:name="12615" table:display="true" table:show-details="true"/>
                <table:data-pilot-member table:name="12623" table:display="true" table:show-details="true"/>
                <table:data-pilot-member table:name="12629" table:display="true" table:show-details="true"/>
                <table:data-pilot-member table:name="12637" table:display="true" table:show-details="true"/>
                <table:data-pilot-member table:name="12642" table:display="true" table:show-details="true"/>
                <table:data-pilot-member table:name="12643" table:display="true" table:show-details="true"/>
                <table:data-pilot-member table:name="12647" table:display="true" table:show-details="true"/>
                <table:data-pilot-member table:name="12658" table:display="true" table:show-details="true"/>
                <table:data-pilot-member table:name="12683" table:display="true" table:show-details="true"/>
                <table:data-pilot-member table:name="12684" table:display="true" table:show-details="true"/>
                <table:data-pilot-member table:name="12686" table:display="true" table:show-details="true"/>
                <table:data-pilot-member table:name="12692" table:display="true" table:show-details="true"/>
                <table:data-pilot-member table:name="12698" table:display="true" table:show-details="true"/>
                <table:data-pilot-member table:name="12702" table:display="true" table:show-details="true"/>
                <table:data-pilot-member table:name="12708" table:display="true" table:show-details="true"/>
                <table:data-pilot-member table:name="12710" table:display="true" table:show-details="true"/>
                <table:data-pilot-member table:name="12717" table:display="true" table:show-details="true"/>
                <table:data-pilot-member table:name="12731" table:display="true" table:show-details="true"/>
                <table:data-pilot-member table:name="12739" table:display="true" table:show-details="true"/>
                <table:data-pilot-member table:name="12756" table:display="true" table:show-details="true"/>
                <table:data-pilot-member table:name="12761" table:display="true" table:show-details="true"/>
                <table:data-pilot-member table:name="12767" table:display="true" table:show-details="true"/>
                <table:data-pilot-member table:name="12774" table:display="true" table:show-details="true"/>
                <table:data-pilot-member table:name="12783" table:display="true" table:show-details="true"/>
                <table:data-pilot-member table:name="12800" table:display="true" table:show-details="true"/>
                <table:data-pilot-member table:name="12806" table:display="true" table:show-details="true"/>
                <table:data-pilot-member table:name="12809" table:display="true" table:show-details="true"/>
                <table:data-pilot-member table:name="12815" table:display="true" table:show-details="true"/>
                <table:data-pilot-member table:name="12819" table:display="true" table:show-details="true"/>
                <table:data-pilot-member table:name="12825" table:display="true" table:show-details="true"/>
                <table:data-pilot-member table:name="12860" table:display="true" table:show-details="true"/>
                <table:data-pilot-member table:name="12872" table:display="true" table:show-details="true"/>
                <table:data-pilot-member table:name="12873" table:display="true" table:show-details="true"/>
                <table:data-pilot-member table:name="12879" table:display="true" table:show-details="true"/>
                <table:data-pilot-member table:name="12893" table:display="true" table:show-details="true"/>
                <table:data-pilot-member table:name="12902" table:display="true" table:show-details="true"/>
                <table:data-pilot-member table:name="12914" table:display="true" table:show-details="true"/>
                <table:data-pilot-member table:name="12917" table:display="true" table:show-details="true"/>
                <table:data-pilot-member table:name="12923" table:display="true" table:show-details="true"/>
                <table:data-pilot-member table:name="12932" table:display="true" table:show-details="true"/>
                <table:data-pilot-member table:name="12949" table:display="true" table:show-details="true"/>
                <table:data-pilot-member table:name="12952" table:display="true" table:show-details="true"/>
                <table:data-pilot-member table:name="12962" table:display="true" table:show-details="true"/>
                <table:data-pilot-member table:name="12976" table:display="true" table:show-details="true"/>
                <table:data-pilot-member table:name="12978" table:display="true" table:show-details="true"/>
                <table:data-pilot-member table:name="12981" table:display="true" table:show-details="true"/>
                <table:data-pilot-member table:name="12991" table:display="true" table:show-details="true"/>
                <table:data-pilot-member table:name="13000" table:display="true" table:show-details="true"/>
                <table:data-pilot-member table:name="13004" table:display="true" table:show-details="true"/>
                <table:data-pilot-member table:name="13031" table:display="true" table:show-details="true"/>
                <table:data-pilot-member table:name="13036" table:display="true" table:show-details="true"/>
                <table:data-pilot-member table:name="13043" table:display="true" table:show-details="true"/>
                <table:data-pilot-member table:name="13060" table:display="true" table:show-details="true"/>
                <table:data-pilot-member table:name="13065" table:display="true" table:show-details="true"/>
                <table:data-pilot-member table:name="13094" table:display="true" table:show-details="true"/>
                <table:data-pilot-member table:name="13103" table:display="true" table:show-details="true"/>
                <table:data-pilot-member table:name="13107" table:display="true" table:show-details="true"/>
                <table:data-pilot-member table:name="13122" table:display="true" table:show-details="true"/>
                <table:data-pilot-member table:name="13150" table:display="true" table:show-details="true"/>
                <table:data-pilot-member table:name="13153" table:display="true" table:show-details="true"/>
                <table:data-pilot-member table:name="13160" table:display="true" table:show-details="true"/>
                <table:data-pilot-member table:name="13164" table:display="true" table:show-details="true"/>
                <table:data-pilot-member table:name="13165" table:display="true" table:show-details="true"/>
                <table:data-pilot-member table:name="13176" table:display="true" table:show-details="true"/>
                <table:data-pilot-member table:name="13179" table:display="true" table:show-details="true"/>
                <table:data-pilot-member table:name="13196" table:display="true" table:show-details="true"/>
                <table:data-pilot-member table:name="13198" table:display="true" table:show-details="true"/>
                <table:data-pilot-member table:name="13209" table:display="true" table:show-details="true"/>
                <table:data-pilot-member table:name="13219" table:display="true" table:show-details="true"/>
                <table:data-pilot-member table:name="13225" table:display="true" table:show-details="true"/>
                <table:data-pilot-member table:name="13227" table:display="true" table:show-details="true"/>
                <table:data-pilot-member table:name="13243" table:display="true" table:show-details="true"/>
                <table:data-pilot-member table:name="13244" table:display="true" table:show-details="true"/>
                <table:data-pilot-member table:name="13248" table:display="true" table:show-details="true"/>
                <table:data-pilot-member table:name="13269" table:display="true" table:show-details="true"/>
                <table:data-pilot-member table:name="13270" table:display="true" table:show-details="true"/>
                <table:data-pilot-member table:name="13274" table:display="true" table:show-details="true"/>
                <table:data-pilot-member table:name="13296" table:display="true" table:show-details="true"/>
                <table:data-pilot-member table:name="13310" table:display="true" table:show-details="true"/>
                <table:data-pilot-member table:name="13314" table:display="true" table:show-details="true"/>
                <table:data-pilot-member table:name="13331" table:display="true" table:show-details="true"/>
                <table:data-pilot-member table:name="13332" table:display="true" table:show-details="true"/>
                <table:data-pilot-member table:name="13341" table:display="true" table:show-details="true"/>
                <table:data-pilot-member table:name="13358" table:display="true" table:show-details="true"/>
                <table:data-pilot-member table:name="13371" table:display="true" table:show-details="true"/>
                <table:data-pilot-member table:name="13384" table:display="true" table:show-details="true"/>
                <table:data-pilot-member table:name="13387" table:display="true" table:show-details="true"/>
                <table:data-pilot-member table:name="13389" table:display="true" table:show-details="true"/>
                <table:data-pilot-member table:name="13397" table:display="true" table:show-details="true"/>
                <table:data-pilot-member table:name="13410" table:display="true" table:show-details="true"/>
                <table:data-pilot-member table:name="13412" table:display="true" table:show-details="true"/>
                <table:data-pilot-member table:name="13414" table:display="true" table:show-details="true"/>
                <table:data-pilot-member table:name="13417" table:display="true" table:show-details="true"/>
                <table:data-pilot-member table:name="13428" table:display="true" table:show-details="true"/>
                <table:data-pilot-member table:name="13456" table:display="true" table:show-details="true"/>
                <table:data-pilot-member table:name="13469" table:display="true" table:show-details="true"/>
                <table:data-pilot-member table:name="13476" table:display="true" table:show-details="true"/>
                <table:data-pilot-member table:name="13484" table:display="true" table:show-details="true"/>
                <table:data-pilot-member table:name="13489" table:display="true" table:show-details="true"/>
                <table:data-pilot-member table:name="13490" table:display="true" table:show-details="true"/>
                <table:data-pilot-member table:name="13496" table:display="true" table:show-details="true"/>
                <table:data-pilot-member table:name="13499" table:display="true" table:show-details="true"/>
                <table:data-pilot-member table:name="13518" table:display="true" table:show-details="true"/>
                <table:data-pilot-member table:name="13519" table:display="true" table:show-details="true"/>
                <table:data-pilot-member table:name="13526" table:display="true" table:show-details="true"/>
                <table:data-pilot-member table:name="13534" table:display="true" table:show-details="true"/>
                <table:data-pilot-member table:name="13540" table:display="true" table:show-details="true"/>
                <table:data-pilot-member table:name="13565" table:display="true" table:show-details="true"/>
                <table:data-pilot-member table:name="13568" table:display="true" table:show-details="true"/>
                <table:data-pilot-member table:name="13569" table:display="true" table:show-details="true"/>
                <table:data-pilot-member table:name="13576" table:display="true" table:show-details="true"/>
                <table:data-pilot-member table:name="13579" table:display="true" table:show-details="true"/>
                <table:data-pilot-member table:name="13586" table:display="true" table:show-details="true"/>
                <table:data-pilot-member table:name="13587" table:display="true" table:show-details="true"/>
                <table:data-pilot-member table:name="13594" table:display="true" table:show-details="true"/>
                <table:data-pilot-member table:name="13604" table:display="true" table:show-details="true"/>
                <table:data-pilot-member table:name="13622" table:display="true" table:show-details="true"/>
                <table:data-pilot-member table:name="13626" table:display="true" table:show-details="true"/>
                <table:data-pilot-member table:name="13635" table:display="true" table:show-details="true"/>
                <table:data-pilot-member table:name="13645" table:display="true" table:show-details="true"/>
                <table:data-pilot-member table:name="13655" table:display="true" table:show-details="true"/>
                <table:data-pilot-member table:name="13658" table:display="true" table:show-details="true"/>
                <table:data-pilot-member table:name="13679" table:display="true" table:show-details="true"/>
                <table:data-pilot-member table:name="13703" table:display="true" table:show-details="true"/>
                <table:data-pilot-member table:name="13704" table:display="true" table:show-details="true"/>
                <table:data-pilot-member table:name="13711" table:display="true" table:show-details="true"/>
                <table:data-pilot-member table:name="13734" table:display="true" table:show-details="true"/>
                <table:data-pilot-member table:name="13740" table:display="true" table:show-details="true"/>
                <table:data-pilot-member table:name="13747" table:display="true" table:show-details="true"/>
                <table:data-pilot-member table:name="13754" table:display="true" table:show-details="true"/>
                <table:data-pilot-member table:name="13757" table:display="true" table:show-details="true"/>
                <table:data-pilot-member table:name="13763" table:display="true" table:show-details="true"/>
                <table:data-pilot-member table:name="13768" table:display="true" table:show-details="true"/>
                <table:data-pilot-member table:name="13772" table:display="true" table:show-details="true"/>
                <table:data-pilot-member table:name="13778" table:display="true" table:show-details="true"/>
                <table:data-pilot-member table:name="13784" table:display="true" table:show-details="true"/>
                <table:data-pilot-member table:name="13801" table:display="true" table:show-details="true"/>
                <table:data-pilot-member table:name="13807" table:display="true" table:show-details="true"/>
                <table:data-pilot-member table:name="13821" table:display="true" table:show-details="true"/>
                <table:data-pilot-member table:name="13822" table:display="true" table:show-details="true"/>
                <table:data-pilot-member table:name="13827" table:display="true" table:show-details="true"/>
                <table:data-pilot-member table:name="13831" table:display="true" table:show-details="true"/>
                <table:data-pilot-member table:name="13836" table:display="true" table:show-details="true"/>
                <table:data-pilot-member table:name="13839" table:display="true" table:show-details="true"/>
                <table:data-pilot-member table:name="13849" table:display="true" table:show-details="true"/>
                <table:data-pilot-member table:name="13860" table:display="true" table:show-details="true"/>
                <table:data-pilot-member table:name="13887" table:display="true" table:show-details="true"/>
                <table:data-pilot-member table:name="13892" table:display="true" table:show-details="true"/>
                <table:data-pilot-member table:name="13894" table:display="true" table:show-details="true"/>
                <table:data-pilot-member table:name="13902" table:display="true" table:show-details="true"/>
                <table:data-pilot-member table:name="13903" table:display="true" table:show-details="true"/>
                <table:data-pilot-member table:name="13905" table:display="true" table:show-details="true"/>
                <table:data-pilot-member table:name="13912" table:display="true" table:show-details="true"/>
                <table:data-pilot-member table:name="13923" table:display="true" table:show-details="true"/>
                <table:data-pilot-member table:name="13936" table:display="true" table:show-details="true"/>
                <table:data-pilot-member table:name="13947" table:display="true" table:show-details="true"/>
                <table:data-pilot-member table:name="13962" table:display="true" table:show-details="true"/>
                <table:data-pilot-member table:name="13968" table:display="true" table:show-details="true"/>
                <table:data-pilot-member table:name="13969" table:display="true" table:show-details="true"/>
                <table:data-pilot-member table:name="13972" table:display="true" table:show-details="true"/>
                <table:data-pilot-member table:name="13973" table:display="true" table:show-details="true"/>
                <table:data-pilot-member table:name="13977" table:display="true" table:show-details="true"/>
                <table:data-pilot-member table:name="13980" table:display="true" table:show-details="true"/>
                <table:data-pilot-member table:name="13983" table:display="true" table:show-details="true"/>
                <table:data-pilot-member table:name="13987" table:display="true" table:show-details="true"/>
                <table:data-pilot-member table:name="13991" table:display="true" table:show-details="true"/>
                <table:data-pilot-member table:name="13997" table:display="true" table:show-details="true"/>
                <table:data-pilot-member table:name="13998" table:display="true" table:show-details="true"/>
                <table:data-pilot-member table:name="14007" table:display="true" table:show-details="true"/>
                <table:data-pilot-member table:name="14023" table:display="true" table:show-details="true"/>
                <table:data-pilot-member table:name="14033" table:display="true" table:show-details="true"/>
                <table:data-pilot-member table:name="14050" table:display="true" table:show-details="true"/>
                <table:data-pilot-member table:name="14070" table:display="true" table:show-details="true"/>
                <table:data-pilot-member table:name="14080" table:display="true" table:show-details="true"/>
                <table:data-pilot-member table:name="14096" table:display="true" table:show-details="true"/>
                <table:data-pilot-member table:name="14100" table:display="true" table:show-details="true"/>
                <table:data-pilot-member table:name="14126" table:display="true" table:show-details="true"/>
                <table:data-pilot-member table:name="14188" table:display="true" table:show-details="true"/>
                <table:data-pilot-member table:name="14194" table:display="true" table:show-details="true"/>
                <table:data-pilot-member table:name="14211" table:display="true" table:show-details="true"/>
                <table:data-pilot-member table:name="14219" table:display="true" table:show-details="true"/>
                <table:data-pilot-member table:name="14227" table:display="true" table:show-details="true"/>
                <table:data-pilot-member table:name="14231" table:display="true" table:show-details="true"/>
                <table:data-pilot-member table:name="14235" table:display="true" table:show-details="true"/>
                <table:data-pilot-member table:name="14236" table:display="true" table:show-details="true"/>
                <table:data-pilot-member table:name="14237" table:display="true" table:show-details="true"/>
                <table:data-pilot-member table:name="14244" table:display="true" table:show-details="true"/>
                <table:data-pilot-member table:name="14256" table:display="true" table:show-details="true"/>
                <table:data-pilot-member table:name="14259" table:display="true" table:show-details="true"/>
                <table:data-pilot-member table:name="14267" table:display="true" table:show-details="true"/>
                <table:data-pilot-member table:name="14271" table:display="true" table:show-details="true"/>
                <table:data-pilot-member table:name="14272" table:display="true" table:show-details="true"/>
                <table:data-pilot-member table:name="14281" table:display="true" table:show-details="true"/>
                <table:data-pilot-member table:name="14296" table:display="true" table:show-details="true"/>
                <table:data-pilot-member table:name="14298" table:display="true" table:show-details="true"/>
                <table:data-pilot-member table:name="14301" table:display="true" table:show-details="true"/>
                <table:data-pilot-member table:name="14331" table:display="true" table:show-details="true"/>
                <table:data-pilot-member table:name="14334" table:display="true" table:show-details="true"/>
                <table:data-pilot-member table:name="14340" table:display="true" table:show-details="true"/>
                <table:data-pilot-member table:name="14342" table:display="true" table:show-details="true"/>
                <table:data-pilot-member table:name="14360" table:display="true" table:show-details="true"/>
                <table:data-pilot-member table:name="14378" table:display="true" table:show-details="true"/>
                <table:data-pilot-member table:name="14393" table:display="true" table:show-details="true"/>
                <table:data-pilot-member table:name="14396" table:display="true" table:show-details="true"/>
                <table:data-pilot-member table:name="14401" table:display="true" table:show-details="true"/>
                <table:data-pilot-member table:name="14408" table:display="true" table:show-details="true"/>
                <table:data-pilot-member table:name="14416" table:display="true" table:show-details="true"/>
                <table:data-pilot-member table:name="14431" table:display="true" table:show-details="true"/>
                <table:data-pilot-member table:name="14441" table:display="true" table:show-details="true"/>
                <table:data-pilot-member table:name="14448" table:display="true" table:show-details="true"/>
                <table:data-pilot-member table:name="14455" table:display="true" table:show-details="true"/>
                <table:data-pilot-member table:name="14459" table:display="true" table:show-details="true"/>
                <table:data-pilot-member table:name="14474" table:display="true" table:show-details="true"/>
                <table:data-pilot-member table:name="14476" table:display="true" table:show-details="true"/>
                <table:data-pilot-member table:name="14478" table:display="true" table:show-details="true"/>
                <table:data-pilot-member table:name="14480" table:display="true" table:show-details="true"/>
                <table:data-pilot-member table:name="14483" table:display="true" table:show-details="true"/>
                <table:data-pilot-member table:name="14491" table:display="true" table:show-details="true"/>
                <table:data-pilot-member table:name="14498" table:display="true" table:show-details="true"/>
                <table:data-pilot-member table:name="14503" table:display="true" table:show-details="true"/>
                <table:data-pilot-member table:name="14504" table:display="true" table:show-details="true"/>
                <table:data-pilot-member table:name="14505" table:display="true" table:show-details="true"/>
                <table:data-pilot-member table:name="14507" table:display="true" table:show-details="true"/>
                <table:data-pilot-member table:name="14520" table:display="true" table:show-details="true"/>
                <table:data-pilot-member table:name="14523" table:display="true" table:show-details="true"/>
                <table:data-pilot-member table:name="14536" table:display="true" table:show-details="true"/>
                <table:data-pilot-member table:name="14543" table:display="true" table:show-details="true"/>
                <table:data-pilot-member table:name="14546" table:display="true" table:show-details="true"/>
                <table:data-pilot-member table:name="14563" table:display="true" table:show-details="true"/>
                <table:data-pilot-member table:name="14583" table:display="true" table:show-details="true"/>
                <table:data-pilot-member table:name="14596" table:display="true" table:show-details="true"/>
                <table:data-pilot-member table:name="14606" table:display="true" table:show-details="true"/>
                <table:data-pilot-member table:name="14612" table:display="true" table:show-details="true"/>
                <table:data-pilot-member table:name="14640" table:display="true" table:show-details="true"/>
                <table:data-pilot-member table:name="14647" table:display="true" table:show-details="true"/>
                <table:data-pilot-member table:name="14658" table:display="true" table:show-details="true"/>
                <table:data-pilot-member table:name="14691" table:display="true" table:show-details="true"/>
                <table:data-pilot-member table:name="14698" table:display="true" table:show-details="true"/>
                <table:data-pilot-member table:name="14700" table:display="true" table:show-details="true"/>
                <table:data-pilot-member table:name="14711" table:display="true" table:show-details="true"/>
                <table:data-pilot-member table:name="14734" table:display="true" table:show-details="true"/>
                <table:data-pilot-member table:name="14738" table:display="true" table:show-details="true"/>
                <table:data-pilot-member table:name="14742" table:display="true" table:show-details="true"/>
                <table:data-pilot-member table:name="14765" table:display="true" table:show-details="true"/>
                <table:data-pilot-member table:name="14789" table:display="true" table:show-details="true"/>
                <table:data-pilot-member table:name="14793" table:display="true" table:show-details="true"/>
                <table:data-pilot-member table:name="14794" table:display="true" table:show-details="true"/>
                <table:data-pilot-member table:name="14799" table:display="true" table:show-details="true"/>
                <table:data-pilot-member table:name="14809" table:display="true" table:show-details="true"/>
                <table:data-pilot-member table:name="14811" table:display="true" table:show-details="true"/>
                <table:data-pilot-member table:name="14821" table:display="true" table:show-details="true"/>
                <table:data-pilot-member table:name="14843" table:display="true" table:show-details="true"/>
                <table:data-pilot-member table:name="14846" table:display="true" table:show-details="true"/>
                <table:data-pilot-member table:name="14859" table:display="true" table:show-details="true"/>
                <table:data-pilot-member table:name="14870" table:display="true" table:show-details="true"/>
                <table:data-pilot-member table:name="14881" table:display="true" table:show-details="true"/>
                <table:data-pilot-member table:name="14882" table:display="true" table:show-details="true"/>
                <table:data-pilot-member table:name="14883" table:display="true" table:show-details="true"/>
                <table:data-pilot-member table:name="14886" table:display="true" table:show-details="true"/>
                <table:data-pilot-member table:name="14907" table:display="true" table:show-details="true"/>
                <table:data-pilot-member table:name="14911" table:display="true" table:show-details="true"/>
                <table:data-pilot-member table:name="14912" table:display="true" table:show-details="true"/>
                <table:data-pilot-member table:name="14916" table:display="true" table:show-details="true"/>
                <table:data-pilot-member table:name="14922" table:display="true" table:show-details="true"/>
                <table:data-pilot-member table:name="14924" table:display="true" table:show-details="true"/>
                <table:data-pilot-member table:name="14932" table:display="true" table:show-details="true"/>
                <table:data-pilot-member table:name="14947" table:display="true" table:show-details="true"/>
                <table:data-pilot-member table:name="14951" table:display="true" table:show-details="true"/>
                <table:data-pilot-member table:name="14957" table:display="true" table:show-details="true"/>
                <table:data-pilot-member table:name="14962" table:display="true" table:show-details="true"/>
                <table:data-pilot-member table:name="14967" table:display="true" table:show-details="true"/>
                <table:data-pilot-member table:name="14969" table:display="true" table:show-details="true"/>
                <table:data-pilot-member table:name="14980" table:display="true" table:show-details="true"/>
                <table:data-pilot-member table:name="14993" table:display="true" table:show-details="true"/>
                <table:data-pilot-member table:name="15001" table:display="true" table:show-details="true"/>
                <table:data-pilot-member table:name="15021" table:display="true" table:show-details="true"/>
                <table:data-pilot-member table:name="15024" table:display="true" table:show-details="true"/>
                <table:data-pilot-member table:name="15025" table:display="true" table:show-details="true"/>
                <table:data-pilot-member table:name="15031" table:display="true" table:show-details="true"/>
                <table:data-pilot-member table:name="15044" table:display="true" table:show-details="true"/>
                <table:data-pilot-member table:name="15065" table:display="true" table:show-details="true"/>
                <table:data-pilot-member table:name="15068" table:display="true" table:show-details="true"/>
                <table:data-pilot-member table:name="15074" table:display="true" table:show-details="true"/>
                <table:data-pilot-member table:name="15075" table:display="true" table:show-details="true"/>
                <table:data-pilot-member table:name="15081" table:display="true" table:show-details="true"/>
                <table:data-pilot-member table:name="15086" table:display="true" table:show-details="true"/>
                <table:data-pilot-member table:name="15087" table:display="true" table:show-details="true"/>
                <table:data-pilot-member table:name="15088" table:display="true" table:show-details="true"/>
                <table:data-pilot-member table:name="15097" table:display="true" table:show-details="true"/>
                <table:data-pilot-member table:name="15099" table:display="true" table:show-details="true"/>
                <table:data-pilot-member table:name="15114" table:display="true" table:show-details="true"/>
                <table:data-pilot-member table:name="15120" table:display="true" table:show-details="true"/>
                <table:data-pilot-member table:name="15128" table:display="true" table:show-details="true"/>
                <table:data-pilot-member table:name="15137" table:display="true" table:show-details="true"/>
                <table:data-pilot-member table:name="15161" table:display="true" table:show-details="true"/>
                <table:data-pilot-member table:name="15162" table:display="true" table:show-details="true"/>
                <table:data-pilot-member table:name="15167" table:display="true" table:show-details="true"/>
                <table:data-pilot-member table:name="15169" table:display="true" table:show-details="true"/>
                <table:data-pilot-member table:name="15177" table:display="true" table:show-details="true"/>
                <table:data-pilot-member table:name="15190" table:display="true" table:show-details="true"/>
                <table:data-pilot-member table:name="15192" table:display="true" table:show-details="true"/>
                <table:data-pilot-member table:name="15193" table:display="true" table:show-details="true"/>
                <table:data-pilot-member table:name="15256" table:display="true" table:show-details="true"/>
                <table:data-pilot-member table:name="15257" table:display="true" table:show-details="true"/>
                <table:data-pilot-member table:name="15270" table:display="true" table:show-details="true"/>
                <table:data-pilot-member table:name="15282" table:display="true" table:show-details="true"/>
                <table:data-pilot-member table:name="15287" table:display="true" table:show-details="true"/>
                <table:data-pilot-member table:name="15296" table:display="true" table:show-details="true"/>
                <table:data-pilot-member table:name="15297" table:display="true" table:show-details="true"/>
                <table:data-pilot-member table:name="15300" table:display="true" table:show-details="true"/>
                <table:data-pilot-member table:name="15301" table:display="true" table:show-details="true"/>
                <table:data-pilot-member table:name="15312" table:display="true" table:show-details="true"/>
                <table:data-pilot-member table:name="15325" table:display="true" table:show-details="true"/>
                <table:data-pilot-member table:name="15330" table:display="true" table:show-details="true"/>
                <table:data-pilot-member table:name="15339" table:display="true" table:show-details="true"/>
                <table:data-pilot-member table:name="15354" table:display="true" table:show-details="true"/>
                <table:data-pilot-member table:name="15360" table:display="true" table:show-details="true"/>
                <table:data-pilot-member table:name="15385" table:display="true" table:show-details="true"/>
                <table:data-pilot-member table:name="15401" table:display="true" table:show-details="true"/>
                <table:data-pilot-member table:name="15402" table:display="true" table:show-details="true"/>
                <table:data-pilot-member table:name="15414" table:display="true" table:show-details="true"/>
                <table:data-pilot-member table:name="15415" table:display="true" table:show-details="true"/>
                <table:data-pilot-member table:name="15416" table:display="true" table:show-details="true"/>
                <table:data-pilot-member table:name="15426" table:display="true" table:show-details="true"/>
                <table:data-pilot-member table:name="15427" table:display="true" table:show-details="true"/>
                <table:data-pilot-member table:name="15435" table:display="true" table:show-details="true"/>
                <table:data-pilot-member table:name="15437" table:display="true" table:show-details="true"/>
                <table:data-pilot-member table:name="15439" table:display="true" table:show-details="true"/>
                <table:data-pilot-member table:name="15441" table:display="true" table:show-details="true"/>
                <table:data-pilot-member table:name="15453" table:display="true" table:show-details="true"/>
                <table:data-pilot-member table:name="15460" table:display="true" table:show-details="true"/>
                <table:data-pilot-member table:name="15465" table:display="true" table:show-details="true"/>
                <table:data-pilot-member table:name="15487" table:display="true" table:show-details="true"/>
                <table:data-pilot-member table:name="15490" table:display="true" table:show-details="true"/>
                <table:data-pilot-member table:name="15496" table:display="true" table:show-details="true"/>
                <table:data-pilot-member table:name="15509" table:display="true" table:show-details="true"/>
                <table:data-pilot-member table:name="15511" table:display="true" table:show-details="true"/>
                <table:data-pilot-member table:name="15513" table:display="true" table:show-details="true"/>
                <table:data-pilot-member table:name="15524" table:display="true" table:show-details="true"/>
                <table:data-pilot-member table:name="15533" table:display="true" table:show-details="true"/>
                <table:data-pilot-member table:name="15537" table:display="true" table:show-details="true"/>
                <table:data-pilot-member table:name="15548" table:display="true" table:show-details="true"/>
                <table:data-pilot-member table:name="15552" table:display="true" table:show-details="true"/>
                <table:data-pilot-member table:name="15577" table:display="true" table:show-details="true"/>
                <table:data-pilot-member table:name="15586" table:display="true" table:show-details="true"/>
                <table:data-pilot-member table:name="15600" table:display="true" table:show-details="true"/>
                <table:data-pilot-member table:name="15604" table:display="true" table:show-details="true"/>
                <table:data-pilot-member table:name="15607" table:display="true" table:show-details="true"/>
                <table:data-pilot-member table:name="15608" table:display="true" table:show-details="true"/>
                <table:data-pilot-member table:name="15612" table:display="true" table:show-details="true"/>
                <table:data-pilot-member table:name="15618" table:display="true" table:show-details="true"/>
                <table:data-pilot-member table:name="15620" table:display="true" table:show-details="true"/>
                <table:data-pilot-member table:name="15633" table:display="true" table:show-details="true"/>
                <table:data-pilot-member table:name="15637" table:display="true" table:show-details="true"/>
                <table:data-pilot-member table:name="15639" table:display="true" table:show-details="true"/>
                <table:data-pilot-member table:name="15657" table:display="true" table:show-details="true"/>
                <table:data-pilot-member table:name="15665" table:display="true" table:show-details="true"/>
                <table:data-pilot-member table:name="15666" table:display="true" table:show-details="true"/>
                <table:data-pilot-member table:name="15679" table:display="true" table:show-details="true"/>
                <table:data-pilot-member table:name="15687" table:display="true" table:show-details="true"/>
                <table:data-pilot-member table:name="15699" table:display="true" table:show-details="true"/>
                <table:data-pilot-member table:name="15702" table:display="true" table:show-details="true"/>
                <table:data-pilot-member table:name="15715" table:display="true" table:show-details="true"/>
                <table:data-pilot-member table:name="15716" table:display="true" table:show-details="true"/>
                <table:data-pilot-member table:name="15725" table:display="true" table:show-details="true"/>
                <table:data-pilot-member table:name="15732" table:display="true" table:show-details="true"/>
                <table:data-pilot-member table:name="15738" table:display="true" table:show-details="true"/>
                <table:data-pilot-member table:name="15740" table:display="true" table:show-details="true"/>
                <table:data-pilot-member table:name="15741" table:display="true" table:show-details="true"/>
                <table:data-pilot-member table:name="15744" table:display="true" table:show-details="true"/>
                <table:data-pilot-member table:name="15745" table:display="true" table:show-details="true"/>
                <table:data-pilot-member table:name="15758" table:display="true" table:show-details="true"/>
                <table:data-pilot-member table:name="15760" table:display="true" table:show-details="true"/>
                <table:data-pilot-member table:name="15765" table:display="true" table:show-details="true"/>
                <table:data-pilot-member table:name="15768" table:display="true" table:show-details="true"/>
                <table:data-pilot-member table:name="15770" table:display="true" table:show-details="true"/>
                <table:data-pilot-member table:name="15776" table:display="true" table:show-details="true"/>
                <table:data-pilot-member table:name="15783" table:display="true" table:show-details="true"/>
                <table:data-pilot-member table:name="15787" table:display="true" table:show-details="true"/>
                <table:data-pilot-member table:name="15791" table:display="true" table:show-details="true"/>
                <table:data-pilot-member table:name="15809" table:display="true" table:show-details="true"/>
                <table:data-pilot-member table:name="15828" table:display="true" table:show-details="true"/>
                <table:data-pilot-member table:name="15835" table:display="true" table:show-details="true"/>
                <table:data-pilot-member table:name="15838" table:display="true" table:show-details="true"/>
                <table:data-pilot-member table:name="15849" table:display="true" table:show-details="true"/>
                <table:data-pilot-member table:name="15862" table:display="true" table:show-details="true"/>
                <table:data-pilot-member table:name="15863" table:display="true" table:show-details="true"/>
                <table:data-pilot-member table:name="15867" table:display="true" table:show-details="true"/>
                <table:data-pilot-member table:name="15874" table:display="true" table:show-details="true"/>
                <table:data-pilot-member table:name="15875" table:display="true" table:show-details="true"/>
                <table:data-pilot-member table:name="15888" table:display="true" table:show-details="true"/>
                <table:data-pilot-member table:name="15890" table:display="true" table:show-details="true"/>
                <table:data-pilot-member table:name="15898" table:display="true" table:show-details="true"/>
                <table:data-pilot-member table:name="15909" table:display="true" table:show-details="true"/>
                <table:data-pilot-member table:name="15946" table:display="true" table:show-details="true"/>
                <table:data-pilot-member table:name="15967" table:display="true" table:show-details="true"/>
                <table:data-pilot-member table:name="15972" table:display="true" table:show-details="true"/>
                <table:data-pilot-member table:name="15987" table:display="true" table:show-details="true"/>
                <table:data-pilot-member table:name="15992" table:display="true" table:show-details="true"/>
                <table:data-pilot-member table:name="15994" table:display="true" table:show-details="true"/>
                <table:data-pilot-member table:name="16010" table:display="true" table:show-details="true"/>
                <table:data-pilot-member table:name="16016" table:display="true" table:show-details="true"/>
                <table:data-pilot-member table:name="16017" table:display="true" table:show-details="true"/>
                <table:data-pilot-member table:name="16020" table:display="true" table:show-details="true"/>
                <table:data-pilot-member table:name="16024" table:display="true" table:show-details="true"/>
                <table:data-pilot-member table:name="16051" table:display="true" table:show-details="true"/>
                <table:data-pilot-member table:name="16064" table:display="true" table:show-details="true"/>
                <table:data-pilot-member table:name="16077" table:display="true" table:show-details="true"/>
                <table:data-pilot-member table:name="16087" table:display="true" table:show-details="true"/>
                <table:data-pilot-member table:name="16100" table:display="true" table:show-details="true"/>
                <table:data-pilot-member table:name="16146" table:display="true" table:show-details="true"/>
                <table:data-pilot-member table:name="16147" table:display="true" table:show-details="true"/>
                <table:data-pilot-member table:name="16157" table:display="true" table:show-details="true"/>
                <table:data-pilot-member table:name="16162" table:display="true" table:show-details="true"/>
                <table:data-pilot-member table:name="16167" table:display="true" table:show-details="true"/>
                <table:data-pilot-member table:name="16171" table:display="true" table:show-details="true"/>
                <table:data-pilot-member table:name="16179" table:display="true" table:show-details="true"/>
                <table:data-pilot-member table:name="16181" table:display="true" table:show-details="true"/>
                <table:data-pilot-member table:name="16182" table:display="true" table:show-details="true"/>
                <table:data-pilot-member table:name="16183" table:display="true" table:show-details="true"/>
                <table:data-pilot-member table:name="16184" table:display="true" table:show-details="true"/>
                <table:data-pilot-member table:name="16216" table:display="true" table:show-details="true"/>
                <table:data-pilot-member table:name="16222" table:display="true" table:show-details="true"/>
                <table:data-pilot-member table:name="16233" table:display="true" table:show-details="true"/>
                <table:data-pilot-member table:name="16234" table:display="true" table:show-details="true"/>
                <table:data-pilot-member table:name="16240" table:display="true" table:show-details="true"/>
                <table:data-pilot-member table:name="16241" table:display="true" table:show-details="true"/>
                <table:data-pilot-member table:name="16249" table:display="true" table:show-details="true"/>
                <table:data-pilot-member table:name="16269" table:display="true" table:show-details="true"/>
                <table:data-pilot-member table:name="16275" table:display="true" table:show-details="true"/>
                <table:data-pilot-member table:name="16286" table:display="true" table:show-details="true"/>
                <table:data-pilot-member table:name="16288" table:display="true" table:show-details="true"/>
                <table:data-pilot-member table:name="16294" table:display="true" table:show-details="true"/>
                <table:data-pilot-member table:name="16299" table:display="true" table:show-details="true"/>
                <table:data-pilot-member table:name="16308" table:display="true" table:show-details="true"/>
                <table:data-pilot-member table:name="16320" table:display="true" table:show-details="true"/>
                <table:data-pilot-member table:name="16323" table:display="true" table:show-details="true"/>
                <table:data-pilot-member table:name="16329" table:display="true" table:show-details="true"/>
                <table:data-pilot-member table:name="16333" table:display="true" table:show-details="true"/>
                <table:data-pilot-member table:name="16334" table:display="true" table:show-details="true"/>
                <table:data-pilot-member table:name="16335" table:display="true" table:show-details="true"/>
                <table:data-pilot-member table:name="16341" table:display="true" table:show-details="true"/>
                <table:data-pilot-member table:name="16356" table:display="true" table:show-details="true"/>
                <table:data-pilot-member table:name="16362" table:display="true" table:show-details="true"/>
                <table:data-pilot-member table:name="16368" table:display="true" table:show-details="true"/>
                <table:data-pilot-member table:name="16378" table:display="true" table:show-details="true"/>
                <table:data-pilot-member table:name="16381" table:display="true" table:show-details="true"/>
                <table:data-pilot-member table:name="16397" table:display="true" table:show-details="true"/>
                <table:data-pilot-member table:name="16401" table:display="true" table:show-details="true"/>
                <table:data-pilot-member table:name="16414" table:display="true" table:show-details="true"/>
                <table:data-pilot-member table:name="16416" table:display="true" table:show-details="true"/>
                <table:data-pilot-member table:name="16423" table:display="true" table:show-details="true"/>
                <table:data-pilot-member table:name="16438" table:display="true" table:show-details="true"/>
                <table:data-pilot-member table:name="16439" table:display="true" table:show-details="true"/>
                <table:data-pilot-member table:name="16482" table:display="true" table:show-details="true"/>
                <table:data-pilot-member table:name="16498" table:display="true" table:show-details="true"/>
                <table:data-pilot-member table:name="16502" table:display="true" table:show-details="true"/>
                <table:data-pilot-member table:name="16520" table:display="true" table:show-details="true"/>
                <table:data-pilot-member table:name="16522" table:display="true" table:show-details="true"/>
                <table:data-pilot-member table:name="16523" table:display="true" table:show-details="true"/>
                <table:data-pilot-member table:name="16527" table:display="true" table:show-details="true"/>
                <table:data-pilot-member table:name="16547" table:display="true" table:show-details="true"/>
                <table:data-pilot-member table:name="16549" table:display="true" table:show-details="true"/>
                <table:data-pilot-member table:name="16553" table:display="true" table:show-details="true"/>
                <table:data-pilot-member table:name="16556" table:display="true" table:show-details="true"/>
                <table:data-pilot-member table:name="16559" table:display="true" table:show-details="true"/>
                <table:data-pilot-member table:name="16567" table:display="true" table:show-details="true"/>
                <table:data-pilot-member table:name="16588" table:display="true" table:show-details="true"/>
                <table:data-pilot-member table:name="16590" table:display="true" table:show-details="true"/>
                <table:data-pilot-member table:name="16593" table:display="true" table:show-details="true"/>
                <table:data-pilot-member table:name="16594" table:display="true" table:show-details="true"/>
                <table:data-pilot-member table:name="16599" table:display="true" table:show-details="true"/>
                <table:data-pilot-member table:name="16609" table:display="true" table:show-details="true"/>
                <table:data-pilot-member table:name="16611" table:display="true" table:show-details="true"/>
                <table:data-pilot-member table:name="16612" table:display="true" table:show-details="true"/>
                <table:data-pilot-member table:name="16642" table:display="true" table:show-details="true"/>
                <table:data-pilot-member table:name="16644" table:display="true" table:show-details="true"/>
                <table:data-pilot-member table:name="16652" table:display="true" table:show-details="true"/>
                <table:data-pilot-member table:name="16669" table:display="true" table:show-details="true"/>
                <table:data-pilot-member table:name="16692" table:display="true" table:show-details="true"/>
                <table:data-pilot-member table:name="16693" table:display="true" table:show-details="true"/>
                <table:data-pilot-member table:name="16707" table:display="true" table:show-details="true"/>
                <table:data-pilot-member table:name="16708" table:display="true" table:show-details="true"/>
                <table:data-pilot-member table:name="16720" table:display="true" table:show-details="true"/>
                <table:data-pilot-member table:name="16733" table:display="true" table:show-details="true"/>
                <table:data-pilot-member table:name="16734" table:display="true" table:show-details="true"/>
                <table:data-pilot-member table:name="16770" table:display="true" table:show-details="true"/>
                <table:data-pilot-member table:name="16784" table:display="true" table:show-details="true"/>
                <table:data-pilot-member table:name="16789" table:display="true" table:show-details="true"/>
                <table:data-pilot-member table:name="16790" table:display="true" table:show-details="true"/>
                <table:data-pilot-member table:name="16800" table:display="true" table:show-details="true"/>
                <table:data-pilot-member table:name="16801" table:display="true" table:show-details="true"/>
                <table:data-pilot-member table:name="16808" table:display="true" table:show-details="true"/>
                <table:data-pilot-member table:name="16820" table:display="true" table:show-details="true"/>
                <table:data-pilot-member table:name="16821" table:display="true" table:show-details="true"/>
                <table:data-pilot-member table:name="16833" table:display="true" table:show-details="true"/>
                <table:data-pilot-member table:name="16834" table:display="true" table:show-details="true"/>
                <table:data-pilot-member table:name="16835" table:display="true" table:show-details="true"/>
                <table:data-pilot-member table:name="16848" table:display="true" table:show-details="true"/>
                <table:data-pilot-member table:name="16849" table:display="true" table:show-details="true"/>
                <table:data-pilot-member table:name="16859" table:display="true" table:show-details="true"/>
                <table:data-pilot-member table:name="16862" table:display="true" table:show-details="true"/>
                <table:data-pilot-member table:name="16863" table:display="true" table:show-details="true"/>
                <table:data-pilot-member table:name="16864" table:display="true" table:show-details="true"/>
                <table:data-pilot-member table:name="16878" table:display="true" table:show-details="true"/>
                <table:data-pilot-member table:name="16883" table:display="true" table:show-details="true"/>
                <table:data-pilot-member table:name="16902" table:display="true" table:show-details="true"/>
                <table:data-pilot-member table:name="16908" table:display="true" table:show-details="true"/>
                <table:data-pilot-member table:name="16912" table:display="true" table:show-details="true"/>
                <table:data-pilot-member table:name="16923" table:display="true" table:show-details="true"/>
                <table:data-pilot-member table:name="16924" table:display="true" table:show-details="true"/>
                <table:data-pilot-member table:name="16931" table:display="true" table:show-details="true"/>
                <table:data-pilot-member table:name="16934" table:display="true" table:show-details="true"/>
                <table:data-pilot-member table:name="16948" table:display="true" table:show-details="true"/>
                <table:data-pilot-member table:name="16957" table:display="true" table:show-details="true"/>
                <table:data-pilot-member table:name="16961" table:display="true" table:show-details="true"/>
                <table:data-pilot-member table:name="16972" table:display="true" table:show-details="true"/>
                <table:data-pilot-member table:name="16986" table:display="true" table:show-details="true"/>
                <table:data-pilot-member table:name="17000" table:display="true" table:show-details="true"/>
                <table:data-pilot-member table:name="17043" table:display="true" table:show-details="true"/>
                <table:data-pilot-member table:name="17045" table:display="true" table:show-details="true"/>
                <table:data-pilot-member table:name="17053" table:display="true" table:show-details="true"/>
                <table:data-pilot-member table:name="17074" table:display="true" table:show-details="true"/>
                <table:data-pilot-member table:name="17089" table:display="true" table:show-details="true"/>
                <table:data-pilot-member table:name="17102" table:display="true" table:show-details="true"/>
                <table:data-pilot-member table:name="17105" table:display="true" table:show-details="true"/>
                <table:data-pilot-member table:name="17113" table:display="true" table:show-details="true"/>
                <table:data-pilot-member table:name="17116" table:display="true" table:show-details="true"/>
                <table:data-pilot-member table:name="17131" table:display="true" table:show-details="true"/>
                <table:data-pilot-member table:name="17136" table:display="true" table:show-details="true"/>
                <table:data-pilot-member table:name="17150" table:display="true" table:show-details="true"/>
                <table:data-pilot-member table:name="17152" table:display="true" table:show-details="true"/>
                <table:data-pilot-member table:name="17153" table:display="true" table:show-details="true"/>
                <table:data-pilot-member table:name="17161" table:display="true" table:show-details="true"/>
                <table:data-pilot-member table:name="17165" table:display="true" table:show-details="true"/>
                <table:data-pilot-member table:name="17181" table:display="true" table:show-details="true"/>
                <table:data-pilot-member table:name="17186" table:display="true" table:show-details="true"/>
                <table:data-pilot-member table:name="17190" table:display="true" table:show-details="true"/>
                <table:data-pilot-member table:name="17197" table:display="true" table:show-details="true"/>
                <table:data-pilot-member table:name="17206" table:display="true" table:show-details="true"/>
                <table:data-pilot-member table:name="17210" table:display="true" table:show-details="true"/>
                <table:data-pilot-member table:name="17253" table:display="true" table:show-details="true"/>
                <table:data-pilot-member table:name="17280" table:display="true" table:show-details="true"/>
                <table:data-pilot-member table:name="17283" table:display="true" table:show-details="true"/>
                <table:data-pilot-member table:name="17292" table:display="true" table:show-details="true"/>
                <table:data-pilot-member table:name="17299" table:display="true" table:show-details="true"/>
                <table:data-pilot-member table:name="17321" table:display="true" table:show-details="true"/>
                <table:data-pilot-member table:name="17333" table:display="true" table:show-details="true"/>
                <table:data-pilot-member table:name="17344" table:display="true" table:show-details="true"/>
                <table:data-pilot-member table:name="17362" table:display="true" table:show-details="true"/>
                <table:data-pilot-member table:name="17386" table:display="true" table:show-details="true"/>
                <table:data-pilot-member table:name="17390" table:display="true" table:show-details="true"/>
                <table:data-pilot-member table:name="17407" table:display="true" table:show-details="true"/>
                <table:data-pilot-member table:name="17416" table:display="true" table:show-details="true"/>
                <table:data-pilot-member table:name="17437" table:display="true" table:show-details="true"/>
                <table:data-pilot-member table:name="17441" table:display="true" table:show-details="true"/>
                <table:data-pilot-member table:name="17442" table:display="true" table:show-details="true"/>
                <table:data-pilot-member table:name="17449" table:display="true" table:show-details="true"/>
                <table:data-pilot-member table:name="17452" table:display="true" table:show-details="true"/>
                <table:data-pilot-member table:name="17460" table:display="true" table:show-details="true"/>
                <table:data-pilot-member table:name="17461" table:display="true" table:show-details="true"/>
                <table:data-pilot-member table:name="17477" table:display="true" table:show-details="true"/>
                <table:data-pilot-member table:name="17482" table:display="true" table:show-details="true"/>
                <table:data-pilot-member table:name="17486" table:display="true" table:show-details="true"/>
                <table:data-pilot-member table:name="17490" table:display="true" table:show-details="true"/>
                <table:data-pilot-member table:name="17498" table:display="true" table:show-details="true"/>
                <table:data-pilot-member table:name="17512" table:display="true" table:show-details="true"/>
                <table:data-pilot-member table:name="17520" table:display="true" table:show-details="true"/>
                <table:data-pilot-member table:name="17521" table:display="true" table:show-details="true"/>
                <table:data-pilot-member table:name="17534" table:display="true" table:show-details="true"/>
                <table:data-pilot-member table:name="17538" table:display="true" table:show-details="true"/>
                <table:data-pilot-member table:name="17540" table:display="true" table:show-details="true"/>
                <table:data-pilot-member table:name="17562" table:display="true" table:show-details="true"/>
                <table:data-pilot-member table:name="17569" table:display="true" table:show-details="true"/>
                <table:data-pilot-member table:name="17571" table:display="true" table:show-details="true"/>
                <table:data-pilot-member table:name="17577" table:display="true" table:show-details="true"/>
                <table:data-pilot-member table:name="17586" table:display="true" table:show-details="true"/>
                <table:data-pilot-member table:name="17600" table:display="true" table:show-details="true"/>
                <table:data-pilot-member table:name="17603" table:display="true" table:show-details="true"/>
                <table:data-pilot-member table:name="17610" table:display="true" table:show-details="true"/>
                <table:data-pilot-member table:name="17630" table:display="true" table:show-details="true"/>
                <table:data-pilot-member table:name="17648" table:display="true" table:show-details="true"/>
                <table:data-pilot-member table:name="17661" table:display="true" table:show-details="true"/>
                <table:data-pilot-member table:name="17689" table:display="true" table:show-details="true"/>
                <table:data-pilot-member table:name="17698" table:display="true" table:show-details="true"/>
                <table:data-pilot-member table:name="17704" table:display="true" table:show-details="true"/>
                <table:data-pilot-member table:name="17705" table:display="true" table:show-details="true"/>
                <table:data-pilot-member table:name="17709" table:display="true" table:show-details="true"/>
                <table:data-pilot-member table:name="17710" table:display="true" table:show-details="true"/>
                <table:data-pilot-member table:name="17722" table:display="true" table:show-details="true"/>
                <table:data-pilot-member table:name="17724" table:display="true" table:show-details="true"/>
                <table:data-pilot-member table:name="17748" table:display="true" table:show-details="true"/>
                <table:data-pilot-member table:name="17751" table:display="true" table:show-details="true"/>
                <table:data-pilot-member table:name="17753" table:display="true" table:show-details="true"/>
                <table:data-pilot-member table:name="17769" table:display="true" table:show-details="true"/>
                <table:data-pilot-member table:name="17770" table:display="true" table:show-details="true"/>
                <table:data-pilot-member table:name="17778" table:display="true" table:show-details="true"/>
                <table:data-pilot-member table:name="17781" table:display="true" table:show-details="true"/>
                <table:data-pilot-member table:name="17805" table:display="true" table:show-details="true"/>
                <table:data-pilot-member table:name="17808" table:display="true" table:show-details="true"/>
                <table:data-pilot-member table:name="17810" table:display="true" table:show-details="true"/>
                <table:data-pilot-member table:name="17817" table:display="true" table:show-details="true"/>
                <table:data-pilot-member table:name="17818" table:display="true" table:show-details="true"/>
                <table:data-pilot-member table:name="17821" table:display="true" table:show-details="true"/>
                <table:data-pilot-member table:name="17822" table:display="true" table:show-details="true"/>
                <table:data-pilot-member table:name="17827" table:display="true" table:show-details="true"/>
                <table:data-pilot-member table:name="17836" table:display="true" table:show-details="true"/>
                <table:data-pilot-member table:name="17844" table:display="true" table:show-details="true"/>
                <table:data-pilot-member table:name="17850" table:display="true" table:show-details="true"/>
                <table:data-pilot-member table:name="17856" table:display="true" table:show-details="true"/>
                <table:data-pilot-member table:name="17863" table:display="true" table:show-details="true"/>
                <table:data-pilot-member table:name="17873" table:display="true" table:show-details="true"/>
                <table:data-pilot-member table:name="17880" table:display="true" table:show-details="true"/>
                <table:data-pilot-member table:name="17884" table:display="true" table:show-details="true"/>
                <table:data-pilot-member table:name="17887" table:display="true" table:show-details="true"/>
                <table:data-pilot-member table:name="17888" table:display="true" table:show-details="true"/>
                <table:data-pilot-member table:name="17890" table:display="true" table:show-details="true"/>
                <table:data-pilot-member table:name="17893" table:display="true" table:show-details="true"/>
                <table:data-pilot-member table:name="17899" table:display="true" table:show-details="true"/>
                <table:data-pilot-member table:name="17902" table:display="true" table:show-details="true"/>
                <table:data-pilot-member table:name="17911" table:display="true" table:show-details="true"/>
                <table:data-pilot-member table:name="17913" table:display="true" table:show-details="true"/>
                <table:data-pilot-member table:name="17920" table:display="true" table:show-details="true"/>
                <table:data-pilot-member table:name="17921" table:display="true" table:show-details="true"/>
                <table:data-pilot-member table:name="17935" table:display="true" table:show-details="true"/>
                <table:data-pilot-member table:name="17943" table:display="true" table:show-details="true"/>
                <table:data-pilot-member table:name="17945" table:display="true" table:show-details="true"/>
                <table:data-pilot-member table:name="17957" table:display="true" table:show-details="true"/>
                <table:data-pilot-member table:name="17961" table:display="true" table:show-details="true"/>
                <table:data-pilot-member table:name="17968" table:display="true" table:show-details="true"/>
                <table:data-pilot-member table:name="17971" table:display="true" table:show-details="true"/>
                <table:data-pilot-member table:name="17992" table:display="true" table:show-details="true"/>
                <table:data-pilot-member table:name="17997" table:display="true" table:show-details="true"/>
                <table:data-pilot-member table:name="18003" table:display="true" table:show-details="true"/>
                <table:data-pilot-member table:name="18004" table:display="true" table:show-details="true"/>
                <table:data-pilot-member table:name="18012" table:display="true" table:show-details="true"/>
                <table:data-pilot-member table:name="18021" table:display="true" table:show-details="true"/>
                <table:data-pilot-member table:name="18026" table:display="true" table:show-details="true"/>
                <table:data-pilot-member table:name="18036" table:display="true" table:show-details="true"/>
                <table:data-pilot-member table:name="18054" table:display="true" table:show-details="true"/>
                <table:data-pilot-member table:name="18072" table:display="true" table:show-details="true"/>
                <table:data-pilot-member table:name="18086" table:display="true" table:show-details="true"/>
                <table:data-pilot-member table:name="18094" table:display="true" table:show-details="true"/>
                <table:data-pilot-member table:name="18095" table:display="true" table:show-details="true"/>
                <table:data-pilot-member table:name="18100" table:display="true" table:show-details="true"/>
                <table:data-pilot-member table:name="18108" table:display="true" table:show-details="true"/>
                <table:data-pilot-member table:name="18110" table:display="true" table:show-details="true"/>
                <table:data-pilot-member table:name="18117" table:display="true" table:show-details="true"/>
                <table:data-pilot-member table:name="18133" table:display="true" table:show-details="true"/>
                <table:data-pilot-member table:name="18140" table:display="true" table:show-details="true"/>
                <table:data-pilot-member table:name="18150" table:display="true" table:show-details="true"/>
                <table:data-pilot-member table:name="18172" table:display="true" table:show-details="true"/>
                <table:data-pilot-member table:name="18173" table:display="true" table:show-details="true"/>
                <table:data-pilot-member table:name="18178" table:display="true" table:show-details="true"/>
                <table:data-pilot-member table:name="18186" table:display="true" table:show-details="true"/>
                <table:data-pilot-member table:name="18194" table:display="true" table:show-details="true"/>
                <table:data-pilot-member table:name="18202" table:display="true" table:show-details="true"/>
                <table:data-pilot-member table:name="18256" table:display="true" table:show-details="true"/>
                <table:data-pilot-member table:name="18263" table:display="true" table:show-details="true"/>
                <table:data-pilot-member table:name="18271" table:display="true" table:show-details="true"/>
                <table:data-pilot-member table:name="18273" table:display="true" table:show-details="true"/>
                <table:data-pilot-member table:name="18288" table:display="true" table:show-details="true"/>
                <table:data-pilot-member table:name="18289" table:display="true" table:show-details="true"/>
                <table:data-pilot-member table:name="18295" table:display="true" table:show-details="true"/>
                <table:data-pilot-member table:name="18301" table:display="true" table:show-details="true"/>
                <table:data-pilot-member table:name="18303" table:display="true" table:show-details="true"/>
                <table:data-pilot-member table:name="18304" table:display="true" table:show-details="true"/>
                <table:data-pilot-member table:name="18310" table:display="true" table:show-details="true"/>
                <table:data-pilot-member table:name="18313" table:display="true" table:show-details="true"/>
                <table:data-pilot-member table:name="18362" table:display="true" table:show-details="true"/>
                <table:data-pilot-member table:name="18368" table:display="true" table:show-details="true"/>
                <table:data-pilot-member table:name="18376" table:display="true" table:show-details="true"/>
                <table:data-pilot-member table:name="18383" table:display="true" table:show-details="true"/>
                <table:data-pilot-member table:name="18397" table:display="true" table:show-details="true"/>
                <table:data-pilot-member table:name="18407" table:display="true" table:show-details="true"/>
                <table:data-pilot-member table:name="18423" table:display="true" table:show-details="true"/>
                <table:data-pilot-member table:name="18430" table:display="true" table:show-details="true"/>
                <table:data-pilot-member table:name="18436" table:display="true" table:show-details="true"/>
                <table:data-pilot-member table:name="18443" table:display="true" table:show-details="true"/>
                <table:data-pilot-member table:name="18452" table:display="true" table:show-details="true"/>
                <table:data-pilot-member table:name="18478" table:display="true" table:show-details="true"/>
                <table:data-pilot-member table:name="18498" table:display="true" table:show-details="true"/>
                <table:data-pilot-member table:name="18501" table:display="true" table:show-details="true"/>
                <table:data-pilot-member table:name="18508" table:display="true" table:show-details="true"/>
                <table:data-pilot-member table:name="18511" table:display="true" table:show-details="true"/>
                <table:data-pilot-member table:name="18512" table:display="true" table:show-details="true"/>
                <table:data-pilot-member table:name="18513" table:display="true" table:show-details="true"/>
                <table:data-pilot-member table:name="18534" table:display="true" table:show-details="true"/>
                <table:data-pilot-member table:name="18542" table:display="true" table:show-details="true"/>
                <table:data-pilot-member table:name="18545" table:display="true" table:show-details="true"/>
                <table:data-pilot-member table:name="18555" table:display="true" table:show-details="true"/>
                <table:data-pilot-member table:name="18559" table:display="true" table:show-details="true"/>
                <table:data-pilot-member table:name="18563" table:display="true" table:show-details="true"/>
                <table:data-pilot-member table:name="18569" table:display="true" table:show-details="true"/>
                <table:data-pilot-member table:name="18578" table:display="true" table:show-details="true"/>
                <table:data-pilot-member table:name="18583" table:display="true" table:show-details="true"/>
                <table:data-pilot-member table:name="18587" table:display="true" table:show-details="true"/>
                <table:data-pilot-member table:name="18595" table:display="true" table:show-details="true"/>
                <table:data-pilot-member table:name="18597" table:display="true" table:show-details="true"/>
                <table:data-pilot-member table:name="18601" table:display="true" table:show-details="true"/>
                <table:data-pilot-member table:name="18602" table:display="true" table:show-details="true"/>
                <table:data-pilot-member table:name="18604" table:display="true" table:show-details="true"/>
                <table:data-pilot-member table:name="18606" table:display="true" table:show-details="true"/>
                <table:data-pilot-member table:name="18608" table:display="true" table:show-details="true"/>
                <table:data-pilot-member table:name="18623" table:display="true" table:show-details="true"/>
                <table:data-pilot-member table:name="18627" table:display="true" table:show-details="true"/>
                <table:data-pilot-member table:name="18633" table:display="true" table:show-details="true"/>
                <table:data-pilot-member table:name="18670" table:display="true" table:show-details="true"/>
                <table:data-pilot-member table:name="18679" table:display="true" table:show-details="true"/>
                <table:data-pilot-member table:name="18689" table:display="true" table:show-details="true"/>
                <table:data-pilot-member table:name="18699" table:display="true" table:show-details="true"/>
                <table:data-pilot-member table:name="18700" table:display="true" table:show-details="true"/>
                <table:data-pilot-member table:name="18701" table:display="true" table:show-details="true"/>
                <table:data-pilot-member table:name="18719" table:display="true" table:show-details="true"/>
                <table:data-pilot-member table:name="18724" table:display="true" table:show-details="true"/>
                <table:data-pilot-member table:name="18727" table:display="true" table:show-details="true"/>
                <table:data-pilot-member table:name="18731" table:display="true" table:show-details="true"/>
                <table:data-pilot-member table:name="18761" table:display="true" table:show-details="true"/>
                <table:data-pilot-member table:name="18763" table:display="true" table:show-details="true"/>
                <table:data-pilot-member table:name="18767" table:display="true" table:show-details="true"/>
                <table:data-pilot-member table:name="18772" table:display="true" table:show-details="true"/>
                <table:data-pilot-member table:name="18775" table:display="true" table:show-details="true"/>
                <table:data-pilot-member table:name="18786" table:display="true" table:show-details="true"/>
                <table:data-pilot-member table:name="18793" table:display="true" table:show-details="true"/>
                <table:data-pilot-member table:name="18794" table:display="true" table:show-details="true"/>
                <table:data-pilot-member table:name="18800" table:display="true" table:show-details="true"/>
                <table:data-pilot-member table:name="18803" table:display="true" table:show-details="true"/>
                <table:data-pilot-member table:name="18809" table:display="true" table:show-details="true"/>
                <table:data-pilot-member table:name="18814" table:display="true" table:show-details="true"/>
                <table:data-pilot-member table:name="18817" table:display="true" table:show-details="true"/>
                <table:data-pilot-member table:name="18822" table:display="true" table:show-details="true"/>
                <table:data-pilot-member table:name="18828" table:display="true" table:show-details="true"/>
                <table:data-pilot-member table:name="18845" table:display="true" table:show-details="true"/>
                <table:data-pilot-member table:name="18846" table:display="true" table:show-details="true"/>
                <table:data-pilot-member table:name="18854" table:display="true" table:show-details="true"/>
                <table:data-pilot-member table:name="18855" table:display="true" table:show-details="true"/>
                <table:data-pilot-member table:name="18869" table:display="true" table:show-details="true"/>
                <table:data-pilot-member table:name="18873" table:display="true" table:show-details="true"/>
                <table:data-pilot-member table:name="18877" table:display="true" table:show-details="true"/>
                <table:data-pilot-member table:name="18921" table:display="true" table:show-details="true"/>
                <table:data-pilot-member table:name="18926" table:display="true" table:show-details="true"/>
                <table:data-pilot-member table:name="18931" table:display="true" table:show-details="true"/>
                <table:data-pilot-member table:name="18935" table:display="true" table:show-details="true"/>
                <table:data-pilot-member table:name="18937" table:display="true" table:show-details="true"/>
                <table:data-pilot-member table:name="18964" table:display="true" table:show-details="true"/>
                <table:data-pilot-member table:name="18968" table:display="true" table:show-details="true"/>
                <table:data-pilot-member table:name="18971" table:display="true" table:show-details="true"/>
                <table:data-pilot-member table:name="18984" table:display="true" table:show-details="true"/>
                <table:data-pilot-member table:name="19000" table:display="true" table:show-details="true"/>
                <table:data-pilot-member table:name="19028" table:display="true" table:show-details="true"/>
                <table:data-pilot-member table:name="19036" table:display="true" table:show-details="true"/>
                <table:data-pilot-member table:name="19040" table:display="true" table:show-details="true"/>
                <table:data-pilot-member table:name="19051" table:display="true" table:show-details="true"/>
                <table:data-pilot-member table:name="19065" table:display="true" table:show-details="true"/>
                <table:data-pilot-member table:name="19097" table:display="true" table:show-details="true"/>
                <table:data-pilot-member table:name="19105" table:display="true" table:show-details="true"/>
                <table:data-pilot-member table:name="19107" table:display="true" table:show-details="true"/>
                <table:data-pilot-member table:name="19125" table:display="true" table:show-details="true"/>
                <table:data-pilot-member table:name="19126" table:display="true" table:show-details="true"/>
                <table:data-pilot-member table:name="19134" table:display="true" table:show-details="true"/>
                <table:data-pilot-member table:name="19137" table:display="true" table:show-details="true"/>
                <table:data-pilot-member table:name="19160" table:display="true" table:show-details="true"/>
                <table:data-pilot-member table:name="19166" table:display="true" table:show-details="true"/>
                <table:data-pilot-member table:name="19176" table:display="true" table:show-details="true"/>
                <table:data-pilot-member table:name="19213" table:display="true" table:show-details="true"/>
                <table:data-pilot-member table:name="19228" table:display="true" table:show-details="true"/>
                <table:data-pilot-member table:name="19234" table:display="true" table:show-details="true"/>
                <table:data-pilot-member table:name="19235" table:display="true" table:show-details="true"/>
                <table:data-pilot-member table:name="19245" table:display="true" table:show-details="true"/>
                <table:data-pilot-member table:name="19252" table:display="true" table:show-details="true"/>
                <table:data-pilot-member table:name="19258" table:display="true" table:show-details="true"/>
                <table:data-pilot-member table:name="19277" table:display="true" table:show-details="true"/>
                <table:data-pilot-member table:name="19286" table:display="true" table:show-details="true"/>
                <table:data-pilot-member table:name="19287" table:display="true" table:show-details="true"/>
                <table:data-pilot-member table:name="19297" table:display="true" table:show-details="true"/>
                <table:data-pilot-member table:name="19319" table:display="true" table:show-details="true"/>
                <table:data-pilot-member table:name="19322" table:display="true" table:show-details="true"/>
                <table:data-pilot-member table:name="19332" table:display="true" table:show-details="true"/>
                <table:data-pilot-member table:name="19336" table:display="true" table:show-details="true"/>
                <table:data-pilot-member table:name="19340" table:display="true" table:show-details="true"/>
                <table:data-pilot-member table:name="19341" table:display="true" table:show-details="true"/>
                <table:data-pilot-member table:name="19351" table:display="true" table:show-details="true"/>
                <table:data-pilot-member table:name="19357" table:display="true" table:show-details="true"/>
                <table:data-pilot-member table:name="19364" table:display="true" table:show-details="true"/>
                <table:data-pilot-member table:name="19366" table:display="true" table:show-details="true"/>
                <table:data-pilot-member table:name="19384" table:display="true" table:show-details="true"/>
                <table:data-pilot-member table:name="19401" table:display="true" table:show-details="true"/>
                <table:data-pilot-member table:name="19423" table:display="true" table:show-details="true"/>
                <table:data-pilot-member table:name="19443" table:display="true" table:show-details="true"/>
                <table:data-pilot-member table:name="19448" table:display="true" table:show-details="true"/>
                <table:data-pilot-member table:name="19452" table:display="true" table:show-details="true"/>
                <table:data-pilot-member table:name="19461" table:display="true" table:show-details="true"/>
                <table:data-pilot-member table:name="19466" table:display="true" table:show-details="true"/>
                <table:data-pilot-member table:name="19467" table:display="true" table:show-details="true"/>
                <table:data-pilot-member table:name="19470" table:display="true" table:show-details="true"/>
                <table:data-pilot-member table:name="19471" table:display="true" table:show-details="true"/>
                <table:data-pilot-member table:name="19477" table:display="true" table:show-details="true"/>
                <table:data-pilot-member table:name="19481" table:display="true" table:show-details="true"/>
                <table:data-pilot-member table:name="19491" table:display="true" table:show-details="true"/>
                <table:data-pilot-member table:name="19494" table:display="true" table:show-details="true"/>
                <table:data-pilot-member table:name="19495" table:display="true" table:show-details="true"/>
                <table:data-pilot-member table:name="19496" table:display="true" table:show-details="true"/>
                <table:data-pilot-member table:name="19498" table:display="true" table:show-details="true"/>
                <table:data-pilot-member table:name="19505" table:display="true" table:show-details="true"/>
                <table:data-pilot-member table:name="19508" table:display="true" table:show-details="true"/>
                <table:data-pilot-member table:name="19517" table:display="true" table:show-details="true"/>
                <table:data-pilot-member table:name="19520" table:display="true" table:show-details="true"/>
                <table:data-pilot-member table:name="19523" table:display="true" table:show-details="true"/>
                <table:data-pilot-member table:name="19541" table:display="true" table:show-details="true"/>
                <table:data-pilot-member table:name="19546" table:display="true" table:show-details="true"/>
                <table:data-pilot-member table:name="19562" table:display="true" table:show-details="true"/>
                <table:data-pilot-member table:name="19565" table:display="true" table:show-details="true"/>
                <table:data-pilot-member table:name="19579" table:display="true" table:show-details="true"/>
                <table:data-pilot-member table:name="19580" table:display="true" table:show-details="true"/>
                <table:data-pilot-member table:name="19587" table:display="true" table:show-details="true"/>
                <table:data-pilot-member table:name="19588" table:display="true" table:show-details="true"/>
                <table:data-pilot-member table:name="19594" table:display="true" table:show-details="true"/>
                <table:data-pilot-member table:name="19602" table:display="true" table:show-details="true"/>
                <table:data-pilot-member table:name="19607" table:display="true" table:show-details="true"/>
                <table:data-pilot-member table:name="19639" table:display="true" table:show-details="true"/>
                <table:data-pilot-member table:name="19642" table:display="true" table:show-details="true"/>
                <table:data-pilot-member table:name="19662" table:display="true" table:show-details="true"/>
                <table:data-pilot-member table:name="19720" table:display="true" table:show-details="true"/>
                <table:data-pilot-member table:name="19759" table:display="true" table:show-details="true"/>
                <table:data-pilot-member table:name="19768" table:display="true" table:show-details="true"/>
                <table:data-pilot-member table:name="19775" table:display="true" table:show-details="true"/>
                <table:data-pilot-member table:name="19779" table:display="true" table:show-details="true"/>
                <table:data-pilot-member table:name="19806" table:display="true" table:show-details="true"/>
                <table:data-pilot-member table:name="19832" table:display="true" table:show-details="true"/>
                <table:data-pilot-member table:name="19834" table:display="true" table:show-details="true"/>
                <table:data-pilot-member table:name="19854" table:display="true" table:show-details="true"/>
                <table:data-pilot-member table:name="19857" table:display="true" table:show-details="true"/>
                <table:data-pilot-member table:name="19861" table:display="true" table:show-details="true"/>
                <table:data-pilot-member table:name="19865" table:display="true" table:show-details="true"/>
                <table:data-pilot-member table:name="19875" table:display="true" table:show-details="true"/>
                <table:data-pilot-member table:name="19877" table:display="true" table:show-details="true"/>
                <table:data-pilot-member table:name="19899" table:display="true" table:show-details="true"/>
                <table:data-pilot-member table:name="19900" table:display="true" table:show-details="true"/>
                <table:data-pilot-member table:name="19904" table:display="true" table:show-details="true"/>
                <table:data-pilot-member table:name="19908" table:display="true" table:show-details="true"/>
                <table:data-pilot-member table:name="19910" table:display="true" table:show-details="true"/>
                <table:data-pilot-member table:name="19912" table:display="true" table:show-details="true"/>
                <table:data-pilot-member table:name="19914" table:display="true" table:show-details="true"/>
                <table:data-pilot-member table:name="19918" table:display="true" table:show-details="true"/>
                <table:data-pilot-member table:name="19926" table:display="true" table:show-details="true"/>
                <table:data-pilot-member table:name="19927" table:display="true" table:show-details="true"/>
                <table:data-pilot-member table:name="19938" table:display="true" table:show-details="true"/>
                <table:data-pilot-member table:name="19949" table:display="true" table:show-details="true"/>
                <table:data-pilot-member table:name="19950" table:display="true" table:show-details="true"/>
                <table:data-pilot-member table:name="19961" table:display="true" table:show-details="true"/>
                <table:data-pilot-member table:name="19968" table:display="true" table:show-details="true"/>
                <table:data-pilot-member table:name="19974" table:display="true" table:show-details="true"/>
                <table:data-pilot-member table:name="19975" table:display="true" table:show-details="true"/>
                <table:data-pilot-member table:name="19981" table:display="true" table:show-details="true"/>
                <table:data-pilot-member table:name="19983" table:display="true" table:show-details="true"/>
                <table:data-pilot-member table:name="20003" table:display="true" table:show-details="true"/>
                <table:data-pilot-member table:name="20004" table:display="true" table:show-details="true"/>
                <table:data-pilot-member table:name="20005" table:display="true" table:show-details="true"/>
                <table:data-pilot-member table:name="20013" table:display="true" table:show-details="true"/>
                <table:data-pilot-member table:name="20035" table:display="true" table:show-details="true"/>
                <table:data-pilot-member table:name="20038" table:display="true" table:show-details="true"/>
                <table:data-pilot-member table:name="20041" table:display="true" table:show-details="true"/>
                <table:data-pilot-member table:name="20044" table:display="true" table:show-details="true"/>
                <table:data-pilot-member table:name="20057" table:display="true" table:show-details="true"/>
                <table:data-pilot-member table:name="20059" table:display="true" table:show-details="true"/>
                <table:data-pilot-member table:name="20061" table:display="true" table:show-details="true"/>
                <table:data-pilot-member table:name="20091" table:display="true" table:show-details="true"/>
                <table:data-pilot-member table:name="20092" table:display="true" table:show-details="true"/>
                <table:data-pilot-member table:name="20104" table:display="true" table:show-details="true"/>
                <table:data-pilot-member table:name="20113" table:display="true" table:show-details="true"/>
                <table:data-pilot-member table:name="20116" table:display="true" table:show-details="true"/>
                <table:data-pilot-member table:name="20120" table:display="true" table:show-details="true"/>
                <table:data-pilot-member table:name="20126" table:display="true" table:show-details="true"/>
                <table:data-pilot-member table:name="20131" table:display="true" table:show-details="true"/>
                <table:data-pilot-member table:name="20169" table:display="true" table:show-details="true"/>
                <table:data-pilot-member table:name="20177" table:display="true" table:show-details="true"/>
                <table:data-pilot-member table:name="20188" table:display="true" table:show-details="true"/>
                <table:data-pilot-member table:name="20193" table:display="true" table:show-details="true"/>
                <table:data-pilot-member table:name="20204" table:display="true" table:show-details="true"/>
                <table:data-pilot-member table:name="20210" table:display="true" table:show-details="true"/>
                <table:data-pilot-member table:name="20212" table:display="true" table:show-details="true"/>
                <table:data-pilot-member table:name="20226" table:display="true" table:show-details="true"/>
                <table:data-pilot-member table:name="20227" table:display="true" table:show-details="true"/>
                <table:data-pilot-member table:name="20232" table:display="true" table:show-details="true"/>
                <table:data-pilot-member table:name="20254" table:display="true" table:show-details="true"/>
                <table:data-pilot-member table:name="20256" table:display="true" table:show-details="true"/>
                <table:data-pilot-member table:name="20261" table:display="true" table:show-details="true"/>
                <table:data-pilot-member table:name="20275" table:display="true" table:show-details="true"/>
                <table:data-pilot-member table:name="20279" table:display="true" table:show-details="true"/>
                <table:data-pilot-member table:name="20293" table:display="true" table:show-details="true"/>
                <table:data-pilot-member table:name="20294" table:display="true" table:show-details="true"/>
                <table:data-pilot-member table:name="20296" table:display="true" table:show-details="true"/>
                <table:data-pilot-member table:name="20301" table:display="true" table:show-details="true"/>
                <table:data-pilot-member table:name="20304" table:display="true" table:show-details="true"/>
                <table:data-pilot-member table:name="20318" table:display="true" table:show-details="true"/>
                <table:data-pilot-member table:name="20320" table:display="true" table:show-details="true"/>
                <table:data-pilot-member table:name="20324" table:display="true" table:show-details="true"/>
                <table:data-pilot-member table:name="20326" table:display="true" table:show-details="true"/>
                <table:data-pilot-member table:name="20327" table:display="true" table:show-details="true"/>
                <table:data-pilot-member table:name="20329" table:display="true" table:show-details="true"/>
                <table:data-pilot-member table:name="20340" table:display="true" table:show-details="true"/>
                <table:data-pilot-member table:name="20371" table:display="true" table:show-details="true"/>
                <table:data-pilot-member table:name="20400" table:display="true" table:show-details="true"/>
                <table:data-pilot-member table:name="20401" table:display="true" table:show-details="true"/>
                <table:data-pilot-member table:name="20402" table:display="true" table:show-details="true"/>
                <table:data-pilot-member table:name="20403" table:display="true" table:show-details="true"/>
                <table:data-pilot-member table:name="20407" table:display="true" table:show-details="true"/>
                <table:data-pilot-member table:name="20414" table:display="true" table:show-details="true"/>
                <table:data-pilot-member table:name="20417" table:display="true" table:show-details="true"/>
                <table:data-pilot-member table:name="20428" table:display="true" table:show-details="true"/>
                <table:data-pilot-member table:name="20440" table:display="true" table:show-details="true"/>
                <table:data-pilot-member table:name="20444" table:display="true" table:show-details="true"/>
                <table:data-pilot-member table:name="20445" table:display="true" table:show-details="true"/>
                <table:data-pilot-member table:name="20449" table:display="true" table:show-details="true"/>
                <table:data-pilot-member table:name="20493" table:display="true" table:show-details="true"/>
                <table:data-pilot-member table:name="20505" table:display="true" table:show-details="true"/>
                <table:data-pilot-member table:name="20515" table:display="true" table:show-details="true"/>
                <table:data-pilot-member table:name="20521" table:display="true" table:show-details="true"/>
                <table:data-pilot-member table:name="20538" table:display="true" table:show-details="true"/>
                <table:data-pilot-member table:name="20544" table:display="true" table:show-details="true"/>
                <table:data-pilot-member table:name="20553" table:display="true" table:show-details="true"/>
                <table:data-pilot-member table:name="20554" table:display="true" table:show-details="true"/>
                <table:data-pilot-member table:name="20555" table:display="true" table:show-details="true"/>
                <table:data-pilot-member table:name="20560" table:display="true" table:show-details="true"/>
                <table:data-pilot-member table:name="20593" table:display="true" table:show-details="true"/>
                <table:data-pilot-member table:name="20604" table:display="true" table:show-details="true"/>
                <table:data-pilot-member table:name="20623" table:display="true" table:show-details="true"/>
                <table:data-pilot-member table:name="20635" table:display="true" table:show-details="true"/>
                <table:data-pilot-member table:name="20640" table:display="true" table:show-details="true"/>
                <table:data-pilot-member table:name="20642" table:display="true" table:show-details="true"/>
                <table:data-pilot-member table:name="20647" table:display="true" table:show-details="true"/>
                <table:data-pilot-member table:name="20664" table:display="true" table:show-details="true"/>
                <table:data-pilot-member table:name="20667" table:display="true" table:show-details="true"/>
                <table:data-pilot-member table:name="20673" table:display="true" table:show-details="true"/>
                <table:data-pilot-member table:name="20682" table:display="true" table:show-details="true"/>
                <table:data-pilot-member table:name="20696" table:display="true" table:show-details="true"/>
                <table:data-pilot-member table:name="20703" table:display="true" table:show-details="true"/>
                <table:data-pilot-member table:name="20718" table:display="true" table:show-details="true"/>
                <table:data-pilot-member table:name="20731" table:display="true" table:show-details="true"/>
                <table:data-pilot-member table:name="20734" table:display="true" table:show-details="true"/>
                <table:data-pilot-member table:name="20740" table:display="true" table:show-details="true"/>
                <table:data-pilot-member table:name="20752" table:display="true" table:show-details="true"/>
                <table:data-pilot-member table:name="20772" table:display="true" table:show-details="true"/>
                <table:data-pilot-member table:name="20784" table:display="true" table:show-details="true"/>
                <table:data-pilot-member table:name="20796" table:display="true" table:show-details="true"/>
                <table:data-pilot-member table:name="20798" table:display="true" table:show-details="true"/>
                <table:data-pilot-member table:name="20800" table:display="true" table:show-details="true"/>
                <table:data-pilot-member table:name="20801" table:display="true" table:show-details="true"/>
                <table:data-pilot-member table:name="20806" table:display="true" table:show-details="true"/>
                <table:data-pilot-member table:name="20829" table:display="true" table:show-details="true"/>
                <table:data-pilot-member table:name="20837" table:display="true" table:show-details="true"/>
                <table:data-pilot-member table:name="20845" table:display="true" table:show-details="true"/>
                <table:data-pilot-member table:name="20851" table:display="true" table:show-details="true"/>
                <table:data-pilot-member table:name="20856" table:display="true" table:show-details="true"/>
                <table:data-pilot-member table:name="20880" table:display="true" table:show-details="true"/>
                <table:data-pilot-member table:name="20881" table:display="true" table:show-details="true"/>
                <table:data-pilot-member table:name="20883" table:display="true" table:show-details="true"/>
                <table:data-pilot-member table:name="20886" table:display="true" table:show-details="true"/>
                <table:data-pilot-member table:name="20891" table:display="true" table:show-details="true"/>
                <table:data-pilot-member table:name="20900" table:display="true" table:show-details="true"/>
                <table:data-pilot-member table:name="20923" table:display="true" table:show-details="true"/>
                <table:data-pilot-member table:name="20928" table:display="true" table:show-details="true"/>
                <table:data-pilot-member table:name="20950" table:display="true" table:show-details="true"/>
                <table:data-pilot-member table:name="20965" table:display="true" table:show-details="true"/>
                <table:data-pilot-member table:name="20967" table:display="true" table:show-details="true"/>
                <table:data-pilot-member table:name="20971" table:display="true" table:show-details="true"/>
                <table:data-pilot-member table:name="20975" table:display="true" table:show-details="true"/>
                <table:data-pilot-member table:name="20983" table:display="true" table:show-details="true"/>
                <table:data-pilot-member table:name="20988" table:display="true" table:show-details="true"/>
                <table:data-pilot-member table:name="20995" table:display="true" table:show-details="true"/>
                <table:data-pilot-member table:name="21009" table:display="true" table:show-details="true"/>
                <table:data-pilot-member table:name="21016" table:display="true" table:show-details="true"/>
                <table:data-pilot-member table:name="21030" table:display="true" table:show-details="true"/>
                <table:data-pilot-member table:name="21033" table:display="true" table:show-details="true"/>
                <table:data-pilot-member table:name="21035" table:display="true" table:show-details="true"/>
                <table:data-pilot-member table:name="21038" table:display="true" table:show-details="true"/>
                <table:data-pilot-member table:name="21041" table:display="true" table:show-details="true"/>
                <table:data-pilot-member table:name="21047" table:display="true" table:show-details="true"/>
                <table:data-pilot-member table:name="21051" table:display="true" table:show-details="true"/>
                <table:data-pilot-member table:name="21059" table:display="true" table:show-details="true"/>
                <table:data-pilot-member table:name="21062" table:display="true" table:show-details="true"/>
                <table:data-pilot-member table:name="21064" table:display="true" table:show-details="true"/>
                <table:data-pilot-member table:name="21078" table:display="true" table:show-details="true"/>
                <table:data-pilot-member table:name="21093" table:display="true" table:show-details="true"/>
                <table:data-pilot-member table:name="21101" table:display="true" table:show-details="true"/>
                <table:data-pilot-member table:name="21107" table:display="true" table:show-details="true"/>
                <table:data-pilot-member table:name="21123" table:display="true" table:show-details="true"/>
                <table:data-pilot-member table:name="21127" table:display="true" table:show-details="true"/>
                <table:data-pilot-member table:name="21133" table:display="true" table:show-details="true"/>
                <table:data-pilot-member table:name="21149" table:display="true" table:show-details="true"/>
                <table:data-pilot-member table:name="21156" table:display="true" table:show-details="true"/>
                <table:data-pilot-member table:name="21159" table:display="true" table:show-details="true"/>
                <table:data-pilot-member table:name="21170" table:display="true" table:show-details="true"/>
                <table:data-pilot-member table:name="21186" table:display="true" table:show-details="true"/>
                <table:data-pilot-member table:name="21249" table:display="true" table:show-details="true"/>
                <table:data-pilot-member table:name="21255" table:display="true" table:show-details="true"/>
                <table:data-pilot-member table:name="21261" table:display="true" table:show-details="true"/>
                <table:data-pilot-member table:name="21282" table:display="true" table:show-details="true"/>
                <table:data-pilot-member table:name="21295" table:display="true" table:show-details="true"/>
                <table:data-pilot-member table:name="21302" table:display="true" table:show-details="true"/>
                <table:data-pilot-member table:name="21311" table:display="true" table:show-details="true"/>
                <table:data-pilot-member table:name="21332" table:display="true" table:show-details="true"/>
                <table:data-pilot-member table:name="21334" table:display="true" table:show-details="true"/>
                <table:data-pilot-member table:name="21353" table:display="true" table:show-details="true"/>
                <table:data-pilot-member table:name="21369" table:display="true" table:show-details="true"/>
                <table:data-pilot-member table:name="21379" table:display="true" table:show-details="true"/>
                <table:data-pilot-member table:name="21387" table:display="true" table:show-details="true"/>
                <table:data-pilot-member table:name="21400" table:display="true" table:show-details="true"/>
                <table:data-pilot-member table:name="21409" table:display="true" table:show-details="true"/>
                <table:data-pilot-member table:name="21410" table:display="true" table:show-details="true"/>
                <table:data-pilot-member table:name="21417" table:display="true" table:show-details="true"/>
                <table:data-pilot-member table:name="21423" table:display="true" table:show-details="true"/>
                <table:data-pilot-member table:name="21433" table:display="true" table:show-details="true"/>
                <table:data-pilot-member table:name="21439" table:display="true" table:show-details="true"/>
                <table:data-pilot-member table:name="21444" table:display="true" table:show-details="true"/>
                <table:data-pilot-member table:name="21460" table:display="true" table:show-details="true"/>
                <table:data-pilot-member table:name="21461" table:display="true" table:show-details="true"/>
                <table:data-pilot-member table:name="21469" table:display="true" table:show-details="true"/>
                <table:data-pilot-member table:name="21473" table:display="true" table:show-details="true"/>
                <table:data-pilot-member table:name="21480" table:display="true" table:show-details="true"/>
                <table:data-pilot-member table:name="21487" table:display="true" table:show-details="true"/>
                <table:data-pilot-member table:name="21504" table:display="true" table:show-details="true"/>
                <table:data-pilot-member table:name="21516" table:display="true" table:show-details="true"/>
                <table:data-pilot-member table:name="21537" table:display="true" table:show-details="true"/>
                <table:data-pilot-member table:name="21540" table:display="true" table:show-details="true"/>
                <table:data-pilot-member table:name="21541" table:display="true" table:show-details="true"/>
                <table:data-pilot-member table:name="21546" table:display="true" table:show-details="true"/>
                <table:data-pilot-member table:name="21560" table:display="true" table:show-details="true"/>
                <table:data-pilot-member table:name="21562" table:display="true" table:show-details="true"/>
                <table:data-pilot-member table:name="21569" table:display="true" table:show-details="true"/>
                <table:data-pilot-member table:name="21571" table:display="true" table:show-details="true"/>
                <table:data-pilot-member table:name="21577" table:display="true" table:show-details="true"/>
                <table:data-pilot-member table:name="21578" table:display="true" table:show-details="true"/>
                <table:data-pilot-member table:name="21579" table:display="true" table:show-details="true"/>
                <table:data-pilot-member table:name="21596" table:display="true" table:show-details="true"/>
                <table:data-pilot-member table:name="21599" table:display="true" table:show-details="true"/>
                <table:data-pilot-member table:name="21607" table:display="true" table:show-details="true"/>
                <table:data-pilot-member table:name="21611" table:display="true" table:show-details="true"/>
                <table:data-pilot-member table:name="21618" table:display="true" table:show-details="true"/>
                <table:data-pilot-member table:name="21624" table:display="true" table:show-details="true"/>
                <table:data-pilot-member table:name="21625" table:display="true" table:show-details="true"/>
                <table:data-pilot-member table:name="21631" table:display="true" table:show-details="true"/>
                <table:data-pilot-member table:name="21646" table:display="true" table:show-details="true"/>
                <table:data-pilot-member table:name="21647" table:display="true" table:show-details="true"/>
                <table:data-pilot-member table:name="21656" table:display="true" table:show-details="true"/>
                <table:data-pilot-member table:name="21679" table:display="true" table:show-details="true"/>
                <table:data-pilot-member table:name="21680" table:display="true" table:show-details="true"/>
                <table:data-pilot-member table:name="21686" table:display="true" table:show-details="true"/>
                <table:data-pilot-member table:name="21699" table:display="true" table:show-details="true"/>
                <table:data-pilot-member table:name="21710" table:display="true" table:show-details="true"/>
                <table:data-pilot-member table:name="21720" table:display="true" table:show-details="true"/>
                <table:data-pilot-member table:name="21728" table:display="true" table:show-details="true"/>
                <table:data-pilot-member table:name="21729" table:display="true" table:show-details="true"/>
                <table:data-pilot-member table:name="21738" table:display="true" table:show-details="true"/>
                <table:data-pilot-member table:name="21745" table:display="true" table:show-details="true"/>
                <table:data-pilot-member table:name="21758" table:display="true" table:show-details="true"/>
                <table:data-pilot-member table:name="21762" table:display="true" table:show-details="true"/>
                <table:data-pilot-member table:name="21766" table:display="true" table:show-details="true"/>
                <table:data-pilot-member table:name="21774" table:display="true" table:show-details="true"/>
                <table:data-pilot-member table:name="21778" table:display="true" table:show-details="true"/>
                <table:data-pilot-member table:name="21783" table:display="true" table:show-details="true"/>
                <table:data-pilot-member table:name="21787" table:display="true" table:show-details="true"/>
                <table:data-pilot-member table:name="21788" table:display="true" table:show-details="true"/>
                <table:data-pilot-member table:name="21794" table:display="true" table:show-details="true"/>
                <table:data-pilot-member table:name="21821" table:display="true" table:show-details="true"/>
                <table:data-pilot-member table:name="21841" table:display="true" table:show-details="true"/>
                <table:data-pilot-member table:name="21846" table:display="true" table:show-details="true"/>
                <table:data-pilot-member table:name="21866" table:display="true" table:show-details="true"/>
                <table:data-pilot-member table:name="21871" table:display="true" table:show-details="true"/>
                <table:data-pilot-member table:name="21886" table:display="true" table:show-details="true"/>
                <table:data-pilot-member table:name="21909" table:display="true" table:show-details="true"/>
                <table:data-pilot-member table:name="21914" table:display="true" table:show-details="true"/>
                <table:data-pilot-member table:name="21917" table:display="true" table:show-details="true"/>
                <table:data-pilot-member table:name="21921" table:display="true" table:show-details="true"/>
                <table:data-pilot-member table:name="21923" table:display="true" table:show-details="true"/>
                <table:data-pilot-member table:name="21931" table:display="true" table:show-details="true"/>
                <table:data-pilot-member table:name="21941" table:display="true" table:show-details="true"/>
                <table:data-pilot-member table:name="21949" table:display="true" table:show-details="true"/>
                <table:data-pilot-member table:name="21953" table:display="true" table:show-details="true"/>
                <table:data-pilot-member table:name="21967" table:display="true" table:show-details="true"/>
                <table:data-pilot-member table:name="21975" table:display="true" table:show-details="true"/>
                <table:data-pilot-member table:name="21981" table:display="true" table:show-details="true"/>
                <table:data-pilot-member table:name="21984" table:display="true" table:show-details="true"/>
                <table:data-pilot-member table:name="22000" table:display="true" table:show-details="true"/>
                <table:data-pilot-member table:name="22007" table:display="true" table:show-details="true"/>
                <table:data-pilot-member table:name="22008" table:display="true" table:show-details="true"/>
                <table:data-pilot-member table:name="22038" table:display="true" table:show-details="true"/>
                <table:data-pilot-member table:name="22041" table:display="true" table:show-details="true"/>
                <table:data-pilot-member table:name="22042" table:display="true" table:show-details="true"/>
                <table:data-pilot-member table:name="22046" table:display="true" table:show-details="true"/>
                <table:data-pilot-member table:name="22050" table:display="true" table:show-details="true"/>
                <table:data-pilot-member table:name="22076" table:display="true" table:show-details="true"/>
                <table:data-pilot-member table:name="22083" table:display="true" table:show-details="true"/>
                <table:data-pilot-member table:name="22086" table:display="true" table:show-details="true"/>
                <table:data-pilot-member table:name="22106" table:display="true" table:show-details="true"/>
                <table:data-pilot-member table:name="22116" table:display="true" table:show-details="true"/>
                <table:data-pilot-member table:name="22129" table:display="true" table:show-details="true"/>
                <table:data-pilot-member table:name="22149" table:display="true" table:show-details="true"/>
                <table:data-pilot-member table:name="22155" table:display="true" table:show-details="true"/>
                <table:data-pilot-member table:name="22156" table:display="true" table:show-details="true"/>
                <table:data-pilot-member table:name="22161" table:display="true" table:show-details="true"/>
                <table:data-pilot-member table:name="22182" table:display="true" table:show-details="true"/>
                <table:data-pilot-member table:name="22184" table:display="true" table:show-details="true"/>
                <table:data-pilot-member table:name="22193" table:display="true" table:show-details="true"/>
                <table:data-pilot-member table:name="22201" table:display="true" table:show-details="true"/>
                <table:data-pilot-member table:name="22242" table:display="true" table:show-details="true"/>
                <table:data-pilot-member table:name="22255" table:display="true" table:show-details="true"/>
                <table:data-pilot-member table:name="22260" table:display="true" table:show-details="true"/>
                <table:data-pilot-member table:name="22261" table:display="true" table:show-details="true"/>
                <table:data-pilot-member table:name="22266" table:display="true" table:show-details="true"/>
                <table:data-pilot-member table:name="22270" table:display="true" table:show-details="true"/>
                <table:data-pilot-member table:name="22281" table:display="true" table:show-details="true"/>
                <table:data-pilot-member table:name="22290" table:display="true" table:show-details="true"/>
                <table:data-pilot-member table:name="22291" table:display="true" table:show-details="true"/>
                <table:data-pilot-member table:name="22338" table:display="true" table:show-details="true"/>
                <table:data-pilot-member table:name="22344" table:display="true" table:show-details="true"/>
                <table:data-pilot-member table:name="22392" table:display="true" table:show-details="true"/>
                <table:data-pilot-member table:name="22404" table:display="true" table:show-details="true"/>
                <table:data-pilot-member table:name="22411" table:display="true" table:show-details="true"/>
                <table:data-pilot-member table:name="22414" table:display="true" table:show-details="true"/>
                <table:data-pilot-member table:name="22424" table:display="true" table:show-details="true"/>
                <table:data-pilot-member table:name="22432" table:display="true" table:show-details="true"/>
                <table:data-pilot-member table:name="22436" table:display="true" table:show-details="true"/>
                <table:data-pilot-member table:name="22441" table:display="true" table:show-details="true"/>
                <table:data-pilot-member table:name="22457" table:display="true" table:show-details="true"/>
                <table:data-pilot-member table:name="22462" table:display="true" table:show-details="true"/>
                <table:data-pilot-member table:name="22468" table:display="true" table:show-details="true"/>
                <table:data-pilot-member table:name="22483" table:display="true" table:show-details="true"/>
                <table:data-pilot-member table:name="22502" table:display="true" table:show-details="true"/>
                <table:data-pilot-member table:name="22523" table:display="true" table:show-details="true"/>
                <table:data-pilot-member table:name="22536" table:display="true" table:show-details="true"/>
                <table:data-pilot-member table:name="22537" table:display="true" table:show-details="true"/>
                <table:data-pilot-member table:name="22542" table:display="true" table:show-details="true"/>
                <table:data-pilot-member table:name="22568" table:display="true" table:show-details="true"/>
                <table:data-pilot-member table:name="22572" table:display="true" table:show-details="true"/>
                <table:data-pilot-member table:name="22580" table:display="true" table:show-details="true"/>
                <table:data-pilot-member table:name="22591" table:display="true" table:show-details="true"/>
                <table:data-pilot-member table:name="22594" table:display="true" table:show-details="true"/>
                <table:data-pilot-member table:name="22597" table:display="true" table:show-details="true"/>
                <table:data-pilot-member table:name="22599" table:display="true" table:show-details="true"/>
                <table:data-pilot-member table:name="22617" table:display="true" table:show-details="true"/>
                <table:data-pilot-member table:name="22625" table:display="true" table:show-details="true"/>
                <table:data-pilot-member table:name="22627" table:display="true" table:show-details="true"/>
                <table:data-pilot-member table:name="22629" table:display="true" table:show-details="true"/>
                <table:data-pilot-member table:name="22630" table:display="true" table:show-details="true"/>
                <table:data-pilot-member table:name="22632" table:display="true" table:show-details="true"/>
                <table:data-pilot-member table:name="22637" table:display="true" table:show-details="true"/>
                <table:data-pilot-member table:name="22641" table:display="true" table:show-details="true"/>
                <table:data-pilot-member table:name="22664" table:display="true" table:show-details="true"/>
                <table:data-pilot-member table:name="22667" table:display="true" table:show-details="true"/>
                <table:data-pilot-member table:name="22678" table:display="true" table:show-details="true"/>
                <table:data-pilot-member table:name="22684" table:display="true" table:show-details="true"/>
                <table:data-pilot-member table:name="22685" table:display="true" table:show-details="true"/>
                <table:data-pilot-member table:name="22688" table:display="true" table:show-details="true"/>
                <table:data-pilot-member table:name="22691" table:display="true" table:show-details="true"/>
                <table:data-pilot-member table:name="22707" table:display="true" table:show-details="true"/>
                <table:data-pilot-member table:name="22711" table:display="true" table:show-details="true"/>
                <table:data-pilot-member table:name="22719" table:display="true" table:show-details="true"/>
                <table:data-pilot-member table:name="22724" table:display="true" table:show-details="true"/>
                <table:data-pilot-member table:name="22734" table:display="true" table:show-details="true"/>
                <table:data-pilot-member table:name="22749" table:display="true" table:show-details="true"/>
                <table:data-pilot-member table:name="22762" table:display="true" table:show-details="true"/>
                <table:data-pilot-member table:name="22763" table:display="true" table:show-details="true"/>
                <table:data-pilot-member table:name="22775" table:display="true" table:show-details="true"/>
                <table:data-pilot-member table:name="22781" table:display="true" table:show-details="true"/>
                <table:data-pilot-member table:name="22786" table:display="true" table:show-details="true"/>
                <table:data-pilot-member table:name="22798" table:display="true" table:show-details="true"/>
                <table:data-pilot-member table:name="22806" table:display="true" table:show-details="true"/>
                <table:data-pilot-member table:name="22821" table:display="true" table:show-details="true"/>
                <table:data-pilot-member table:name="22836" table:display="true" table:show-details="true"/>
                <table:data-pilot-member table:name="22841" table:display="true" table:show-details="true"/>
                <table:data-pilot-member table:name="22849" table:display="true" table:show-details="true"/>
                <table:data-pilot-member table:name="22851" table:display="true" table:show-details="true"/>
                <table:data-pilot-member table:name="22853" table:display="true" table:show-details="true"/>
                <table:data-pilot-member table:name="22854" table:display="true" table:show-details="true"/>
                <table:data-pilot-member table:name="22876" table:display="true" table:show-details="true"/>
                <table:data-pilot-member table:name="22879" table:display="true" table:show-details="true"/>
                <table:data-pilot-member table:name="22909" table:display="true" table:show-details="true"/>
                <table:data-pilot-member table:name="22910" table:display="true" table:show-details="true"/>
                <table:data-pilot-member table:name="22913" table:display="true" table:show-details="true"/>
                <table:data-pilot-member table:name="22914" table:display="true" table:show-details="true"/>
                <table:data-pilot-member table:name="22922" table:display="true" table:show-details="true"/>
                <table:data-pilot-member table:name="22934" table:display="true" table:show-details="true"/>
                <table:data-pilot-member table:name="22943" table:display="true" table:show-details="true"/>
                <table:data-pilot-member table:name="22947" table:display="true" table:show-details="true"/>
                <table:data-pilot-member table:name="22969" table:display="true" table:show-details="true"/>
                <table:data-pilot-member table:name="22972" table:display="true" table:show-details="true"/>
                <table:data-pilot-member table:name="22977" table:display="true" table:show-details="true"/>
                <table:data-pilot-member table:name="22983" table:display="true" table:show-details="true"/>
                <table:data-pilot-member table:name="22989" table:display="true" table:show-details="true"/>
                <table:data-pilot-member table:name="22991" table:display="true" table:show-details="true"/>
                <table:data-pilot-member table:name="23000" table:display="true" table:show-details="true"/>
                <table:data-pilot-member table:name="23004" table:display="true" table:show-details="true"/>
                <table:data-pilot-member table:name="23005" table:display="true" table:show-details="true"/>
                <table:data-pilot-member table:name="23036" table:display="true" table:show-details="true"/>
                <table:data-pilot-member table:name="23037" table:display="true" table:show-details="true"/>
                <table:data-pilot-member table:name="23041" table:display="true" table:show-details="true"/>
                <table:data-pilot-member table:name="23046" table:display="true" table:show-details="true"/>
                <table:data-pilot-member table:name="23049" table:display="true" table:show-details="true"/>
                <table:data-pilot-member table:name="23050" table:display="true" table:show-details="true"/>
                <table:data-pilot-member table:name="23056" table:display="true" table:show-details="true"/>
                <table:data-pilot-member table:name="23057" table:display="true" table:show-details="true"/>
                <table:data-pilot-member table:name="23058" table:display="true" table:show-details="true"/>
                <table:data-pilot-member table:name="23072" table:display="true" table:show-details="true"/>
                <table:data-pilot-member table:name="23078" table:display="true" table:show-details="true"/>
                <table:data-pilot-member table:name="23095" table:display="true" table:show-details="true"/>
                <table:data-pilot-member table:name="23101" table:display="true" table:show-details="true"/>
                <table:data-pilot-member table:name="23104" table:display="true" table:show-details="true"/>
                <table:data-pilot-member table:name="23115" table:display="true" table:show-details="true"/>
                <table:data-pilot-member table:name="23118" table:display="true" table:show-details="true"/>
                <table:data-pilot-member table:name="23127" table:display="true" table:show-details="true"/>
                <table:data-pilot-member table:name="23142" table:display="true" table:show-details="true"/>
                <table:data-pilot-member table:name="23161" table:display="true" table:show-details="true"/>
                <table:data-pilot-member table:name="23186" table:display="true" table:show-details="true"/>
                <table:data-pilot-member table:name="23220" table:display="true" table:show-details="true"/>
                <table:data-pilot-member table:name="23236" table:display="true" table:show-details="true"/>
                <table:data-pilot-member table:name="23239" table:display="true" table:show-details="true"/>
                <table:data-pilot-member table:name="23241" table:display="true" table:show-details="true"/>
                <table:data-pilot-member table:name="23265" table:display="true" table:show-details="true"/>
                <table:data-pilot-member table:name="23266" table:display="true" table:show-details="true"/>
                <table:data-pilot-member table:name="23272" table:display="true" table:show-details="true"/>
                <table:data-pilot-member table:name="23275" table:display="true" table:show-details="true"/>
                <table:data-pilot-member table:name="23279" table:display="true" table:show-details="true"/>
                <table:data-pilot-member table:name="23282" table:display="true" table:show-details="true"/>
                <table:data-pilot-member table:name="23291" table:display="true" table:show-details="true"/>
                <table:data-pilot-member table:name="23293" table:display="true" table:show-details="true"/>
                <table:data-pilot-member table:name="23310" table:display="true" table:show-details="true"/>
                <table:data-pilot-member table:name="23318" table:display="true" table:show-details="true"/>
                <table:data-pilot-member table:name="23329" table:display="true" table:show-details="true"/>
                <table:data-pilot-member table:name="23333" table:display="true" table:show-details="true"/>
                <table:data-pilot-member table:name="23344" table:display="true" table:show-details="true"/>
                <table:data-pilot-member table:name="23352" table:display="true" table:show-details="true"/>
                <table:data-pilot-member table:name="23361" table:display="true" table:show-details="true"/>
                <table:data-pilot-member table:name="23363" table:display="true" table:show-details="true"/>
                <table:data-pilot-member table:name="23365" table:display="true" table:show-details="true"/>
                <table:data-pilot-member table:name="23368" table:display="true" table:show-details="true"/>
                <table:data-pilot-member table:name="23369" table:display="true" table:show-details="true"/>
                <table:data-pilot-member table:name="23376" table:display="true" table:show-details="true"/>
                <table:data-pilot-member table:name="23400" table:display="true" table:show-details="true"/>
                <table:data-pilot-member table:name="23422" table:display="true" table:show-details="true"/>
                <table:data-pilot-member table:name="23426" table:display="true" table:show-details="true"/>
                <table:data-pilot-member table:name="23427" table:display="true" table:show-details="true"/>
                <table:data-pilot-member table:name="23432" table:display="true" table:show-details="true"/>
                <table:data-pilot-member table:name="23445" table:display="true" table:show-details="true"/>
                <table:data-pilot-member table:name="23461" table:display="true" table:show-details="true"/>
                <table:data-pilot-member table:name="23463" table:display="true" table:show-details="true"/>
                <table:data-pilot-member table:name="23479" table:display="true" table:show-details="true"/>
                <table:data-pilot-member table:name="23489" table:display="true" table:show-details="true"/>
                <table:data-pilot-member table:name="23495" table:display="true" table:show-details="true"/>
                <table:data-pilot-member table:name="23507" table:display="true" table:show-details="true"/>
                <table:data-pilot-member table:name="23508" table:display="true" table:show-details="true"/>
                <table:data-pilot-member table:name="23510" table:display="true" table:show-details="true"/>
                <table:data-pilot-member table:name="23518" table:display="true" table:show-details="true"/>
                <table:data-pilot-member table:name="23519" table:display="true" table:show-details="true"/>
                <table:data-pilot-member table:name="23520" table:display="true" table:show-details="true"/>
                <table:data-pilot-member table:name="23523" table:display="true" table:show-details="true"/>
                <table:data-pilot-member table:name="23530" table:display="true" table:show-details="true"/>
                <table:data-pilot-member table:name="23531" table:display="true" table:show-details="true"/>
                <table:data-pilot-member table:name="23534" table:display="true" table:show-details="true"/>
                <table:data-pilot-member table:name="23537" table:display="true" table:show-details="true"/>
                <table:data-pilot-member table:name="23544" table:display="true" table:show-details="true"/>
                <table:data-pilot-member table:name="23566" table:display="true" table:show-details="true"/>
                <table:data-pilot-member table:name="23572" table:display="true" table:show-details="true"/>
                <table:data-pilot-member table:name="23577" table:display="true" table:show-details="true"/>
                <table:data-pilot-member table:name="23586" table:display="true" table:show-details="true"/>
                <table:data-pilot-member table:name="23617" table:display="true" table:show-details="true"/>
                <table:data-pilot-member table:name="23640" table:display="true" table:show-details="true"/>
                <table:data-pilot-member table:name="23642" table:display="true" table:show-details="true"/>
                <table:data-pilot-member table:name="23646" table:display="true" table:show-details="true"/>
                <table:data-pilot-member table:name="23657" table:display="true" table:show-details="true"/>
                <table:data-pilot-member table:name="23663" table:display="true" table:show-details="true"/>
                <table:data-pilot-member table:name="23694" table:display="true" table:show-details="true"/>
                <table:data-pilot-member table:name="23696" table:display="true" table:show-details="true"/>
                <table:data-pilot-member table:name="23698" table:display="true" table:show-details="true"/>
                <table:data-pilot-member table:name="23699" table:display="true" table:show-details="true"/>
                <table:data-pilot-member table:name="23702" table:display="true" table:show-details="true"/>
                <table:data-pilot-member table:name="23707" table:display="true" table:show-details="true"/>
                <table:data-pilot-member table:name="23710" table:display="true" table:show-details="true"/>
                <table:data-pilot-member table:name="23719" table:display="true" table:show-details="true"/>
                <table:data-pilot-member table:name="23730" table:display="true" table:show-details="true"/>
                <table:data-pilot-member table:name="23749" table:display="true" table:show-details="true"/>
                <table:data-pilot-member table:name="23750" table:display="true" table:show-details="true"/>
                <table:data-pilot-member table:name="23775" table:display="true" table:show-details="true"/>
                <table:data-pilot-member table:name="23778" table:display="true" table:show-details="true"/>
                <table:data-pilot-member table:name="23786" table:display="true" table:show-details="true"/>
                <table:data-pilot-member table:name="23804" table:display="true" table:show-details="true"/>
                <table:data-pilot-member table:name="23808" table:display="true" table:show-details="true"/>
                <table:data-pilot-member table:name="23816" table:display="true" table:show-details="true"/>
                <table:data-pilot-member table:name="23854" table:display="true" table:show-details="true"/>
                <table:data-pilot-member table:name="23866" table:display="true" table:show-details="true"/>
                <table:data-pilot-member table:name="23876" table:display="true" table:show-details="true"/>
                <table:data-pilot-member table:name="23887" table:display="true" table:show-details="true"/>
                <table:data-pilot-member table:name="23888" table:display="true" table:show-details="true"/>
                <table:data-pilot-member table:name="23891" table:display="true" table:show-details="true"/>
                <table:data-pilot-member table:name="23897" table:display="true" table:show-details="true"/>
                <table:data-pilot-member table:name="23915" table:display="true" table:show-details="true"/>
                <table:data-pilot-member table:name="23919" table:display="true" table:show-details="true"/>
                <table:data-pilot-member table:name="23958" table:display="true" table:show-details="true"/>
                <table:data-pilot-member table:name="23963" table:display="true" table:show-details="true"/>
                <table:data-pilot-member table:name="23968" table:display="true" table:show-details="true"/>
                <table:data-pilot-member table:name="23972" table:display="true" table:show-details="true"/>
                <table:data-pilot-member table:name="23985" table:display="true" table:show-details="true"/>
                <table:data-pilot-member table:name="23993" table:display="true" table:show-details="true"/>
                <table:data-pilot-member table:name="23995" table:display="true" table:show-details="true"/>
                <table:data-pilot-member table:name="24006" table:display="true" table:show-details="true"/>
                <table:data-pilot-member table:name="24010" table:display="true" table:show-details="true"/>
                <table:data-pilot-member table:name="24013" table:display="true" table:show-details="true"/>
                <table:data-pilot-member table:name="24018" table:display="true" table:show-details="true"/>
                <table:data-pilot-member table:name="24053" table:display="true" table:show-details="true"/>
                <table:data-pilot-member table:name="24060" table:display="true" table:show-details="true"/>
                <table:data-pilot-member table:name="24061" table:display="true" table:show-details="true"/>
                <table:data-pilot-member table:name="24085" table:display="true" table:show-details="true"/>
                <table:data-pilot-member table:name="24086" table:display="true" table:show-details="true"/>
                <table:data-pilot-member table:name="24098" table:display="true" table:show-details="true"/>
                <table:data-pilot-member table:name="24107" table:display="true" table:show-details="true"/>
                <table:data-pilot-member table:name="24117" table:display="true" table:show-details="true"/>
                <table:data-pilot-member table:name="24128" table:display="true" table:show-details="true"/>
                <table:data-pilot-member table:name="24130" table:display="true" table:show-details="true"/>
                <table:data-pilot-member table:name="24147" table:display="true" table:show-details="true"/>
                <table:data-pilot-member table:name="24160" table:display="true" table:show-details="true"/>
                <table:data-pilot-member table:name="24166" table:display="true" table:show-details="true"/>
                <table:data-pilot-member table:name="24168" table:display="true" table:show-details="true"/>
                <table:data-pilot-member table:name="24174" table:display="true" table:show-details="true"/>
                <table:data-pilot-member table:name="24176" table:display="true" table:show-details="true"/>
                <table:data-pilot-member table:name="24187" table:display="true" table:show-details="true"/>
                <table:data-pilot-member table:name="24195" table:display="true" table:show-details="true"/>
                <table:data-pilot-member table:name="24205" table:display="true" table:show-details="true"/>
                <table:data-pilot-member table:name="24216" table:display="true" table:show-details="true"/>
                <table:data-pilot-member table:name="24221" table:display="true" table:show-details="true"/>
                <table:data-pilot-member table:name="24224" table:display="true" table:show-details="true"/>
                <table:data-pilot-member table:name="24228" table:display="true" table:show-details="true"/>
                <table:data-pilot-member table:name="24238" table:display="true" table:show-details="true"/>
                <table:data-pilot-member table:name="24239" table:display="true" table:show-details="true"/>
                <table:data-pilot-member table:name="24243" table:display="true" table:show-details="true"/>
                <table:data-pilot-member table:name="24263" table:display="true" table:show-details="true"/>
                <table:data-pilot-member table:name="24271" table:display="true" table:show-details="true"/>
                <table:data-pilot-member table:name="24273" table:display="true" table:show-details="true"/>
                <table:data-pilot-member table:name="24286" table:display="true" table:show-details="true"/>
                <table:data-pilot-member table:name="24287" table:display="true" table:show-details="true"/>
                <table:data-pilot-member table:name="24288" table:display="true" table:show-details="true"/>
                <table:data-pilot-member table:name="24316" table:display="true" table:show-details="true"/>
                <table:data-pilot-member table:name="24340" table:display="true" table:show-details="true"/>
                <table:data-pilot-member table:name="24352" table:display="true" table:show-details="true"/>
                <table:data-pilot-member table:name="24354" table:display="true" table:show-details="true"/>
                <table:data-pilot-member table:name="24359" table:display="true" table:show-details="true"/>
                <table:data-pilot-member table:name="24383" table:display="true" table:show-details="true"/>
                <table:data-pilot-member table:name="24391" table:display="true" table:show-details="true"/>
                <table:data-pilot-member table:name="24397" table:display="true" table:show-details="true"/>
                <table:data-pilot-member table:name="24408" table:display="true" table:show-details="true"/>
                <table:data-pilot-member table:name="24415" table:display="true" table:show-details="true"/>
                <table:data-pilot-member table:name="24426" table:display="true" table:show-details="true"/>
                <table:data-pilot-member table:name="24434" table:display="true" table:show-details="true"/>
                <table:data-pilot-member table:name="24439" table:display="true" table:show-details="true"/>
                <table:data-pilot-member table:name="24454" table:display="true" table:show-details="true"/>
                <table:data-pilot-member table:name="24475" table:display="true" table:show-details="true"/>
                <table:data-pilot-member table:name="24497" table:display="true" table:show-details="true"/>
                <table:data-pilot-member table:name="24500" table:display="true" table:show-details="true"/>
                <table:data-pilot-member table:name="24506" table:display="true" table:show-details="true"/>
                <table:data-pilot-member table:name="24507" table:display="true" table:show-details="true"/>
                <table:data-pilot-member table:name="24510" table:display="true" table:show-details="true"/>
                <table:data-pilot-member table:name="24515" table:display="true" table:show-details="true"/>
                <table:data-pilot-member table:name="24516" table:display="true" table:show-details="true"/>
                <table:data-pilot-member table:name="24526" table:display="true" table:show-details="true"/>
                <table:data-pilot-member table:name="24533" table:display="true" table:show-details="true"/>
                <table:data-pilot-member table:name="24542" table:display="true" table:show-details="true"/>
                <table:data-pilot-member table:name="24553" table:display="true" table:show-details="true"/>
                <table:data-pilot-member table:name="24586" table:display="true" table:show-details="true"/>
                <table:data-pilot-member table:name="24588" table:display="true" table:show-details="true"/>
                <table:data-pilot-member table:name="24592" table:display="true" table:show-details="true"/>
                <table:data-pilot-member table:name="24597" table:display="true" table:show-details="true"/>
                <table:data-pilot-member table:name="24602" table:display="true" table:show-details="true"/>
                <table:data-pilot-member table:name="24606" table:display="true" table:show-details="true"/>
                <table:data-pilot-member table:name="24609" table:display="true" table:show-details="true"/>
                <table:data-pilot-member table:name="24621" table:display="true" table:show-details="true"/>
                <table:data-pilot-member table:name="24624" table:display="true" table:show-details="true"/>
                <table:data-pilot-member table:name="24634" table:display="true" table:show-details="true"/>
                <table:data-pilot-member table:name="24651" table:display="true" table:show-details="true"/>
                <table:data-pilot-member table:name="24679" table:display="true" table:show-details="true"/>
                <table:data-pilot-member table:name="24694" table:display="true" table:show-details="true"/>
                <table:data-pilot-member table:name="24719" table:display="true" table:show-details="true"/>
                <table:data-pilot-member table:name="24720" table:display="true" table:show-details="true"/>
                <table:data-pilot-member table:name="24746" table:display="true" table:show-details="true"/>
                <table:data-pilot-member table:name="24750" table:display="true" table:show-details="true"/>
                <table:data-pilot-member table:name="24769" table:display="true" table:show-details="true"/>
                <table:data-pilot-member table:name="24796" table:display="true" table:show-details="true"/>
                <table:data-pilot-member table:name="24809" table:display="true" table:show-details="true"/>
                <table:data-pilot-member table:name="24839" table:display="true" table:show-details="true"/>
                <table:data-pilot-member table:name="24849" table:display="true" table:show-details="true"/>
                <table:data-pilot-member table:name="24861" table:display="true" table:show-details="true"/>
                <table:data-pilot-member table:name="24878" table:display="true" table:show-details="true"/>
                <table:data-pilot-member table:name="24880" table:display="true" table:show-details="true"/>
                <table:data-pilot-member table:name="24887" table:display="true" table:show-details="true"/>
                <table:data-pilot-member table:name="24895" table:display="true" table:show-details="true"/>
                <table:data-pilot-member table:name="24905" table:display="true" table:show-details="true"/>
                <table:data-pilot-member table:name="24907" table:display="true" table:show-details="true"/>
                <table:data-pilot-member table:name="24914" table:display="true" table:show-details="true"/>
                <table:data-pilot-member table:name="24916" table:display="true" table:show-details="true"/>
                <table:data-pilot-member table:name="24917" table:display="true" table:show-details="true"/>
                <table:data-pilot-member table:name="24934" table:display="true" table:show-details="true"/>
                <table:data-pilot-member table:name="24940" table:display="true" table:show-details="true"/>
                <table:data-pilot-member table:name="24949" table:display="true" table:show-details="true"/>
                <table:data-pilot-member table:name="24957" table:display="true" table:show-details="true"/>
                <table:data-pilot-member table:name="24958" table:display="true" table:show-details="true"/>
                <table:data-pilot-member table:name="24962" table:display="true" table:show-details="true"/>
                <table:data-pilot-member table:name="24967" table:display="true" table:show-details="true"/>
                <table:data-pilot-member table:name="24980" table:display="true" table:show-details="true"/>
                <table:data-pilot-member table:name="24990" table:display="true" table:show-details="true"/>
                <table:data-pilot-member table:name="24991" table:display="true" table:show-details="true"/>
                <table:data-pilot-member table:name="24993" table:display="true" table:show-details="true"/>
                <table:data-pilot-member table:name="24995" table:display="true" table:show-details="true"/>
                <table:data-pilot-member table:name="24997" table:display="true" table:show-details="true"/>
                <table:data-pilot-member table:name="25000" table:display="true" table:show-details="true"/>
                <table:data-pilot-member table:name="25010" table:display="true" table:show-details="true"/>
                <table:data-pilot-member table:name="25012" table:display="true" table:show-details="true"/>
                <table:data-pilot-member table:name="25017" table:display="true" table:show-details="true"/>
                <table:data-pilot-member table:name="25033" table:display="true" table:show-details="true"/>
                <table:data-pilot-member table:name="25034" table:display="true" table:show-details="true"/>
                <table:data-pilot-member table:name="25044" table:display="true" table:show-details="true"/>
                <table:data-pilot-member table:name="25045" table:display="true" table:show-details="true"/>
                <table:data-pilot-member table:name="25049" table:display="true" table:show-details="true"/>
                <table:data-pilot-member table:name="25057" table:display="true" table:show-details="true"/>
                <table:data-pilot-member table:name="25079" table:display="true" table:show-details="true"/>
                <table:data-pilot-member table:name="25089" table:display="true" table:show-details="true"/>
                <table:data-pilot-member table:name="25092" table:display="true" table:show-details="true"/>
                <table:data-pilot-member table:name="25094" table:display="true" table:show-details="true"/>
                <table:data-pilot-member table:name="25104" table:display="true" table:show-details="true"/>
                <table:data-pilot-member table:name="25105" table:display="true" table:show-details="true"/>
                <table:data-pilot-member table:name="25111" table:display="true" table:show-details="true"/>
                <table:data-pilot-member table:name="25114" table:display="true" table:show-details="true"/>
                <table:data-pilot-member table:name="25125" table:display="true" table:show-details="true"/>
                <table:data-pilot-member table:name="25145" table:display="true" table:show-details="true"/>
                <table:data-pilot-member table:name="25153" table:display="true" table:show-details="true"/>
                <table:data-pilot-member table:name="25164" table:display="true" table:show-details="true"/>
                <table:data-pilot-member table:name="25170" table:display="true" table:show-details="true"/>
                <table:data-pilot-member table:name="25180" table:display="true" table:show-details="true"/>
                <table:data-pilot-member table:name="25192" table:display="true" table:show-details="true"/>
                <table:data-pilot-member table:name="25197" table:display="true" table:show-details="true"/>
                <table:data-pilot-member table:name="25211" table:display="true" table:show-details="true"/>
                <table:data-pilot-member table:name="25222" table:display="true" table:show-details="true"/>
                <table:data-pilot-member table:name="25233" table:display="true" table:show-details="true"/>
                <table:data-pilot-member table:name="25234" table:display="true" table:show-details="true"/>
                <table:data-pilot-member table:name="25240" table:display="true" table:show-details="true"/>
                <table:data-pilot-member table:name="25268" table:display="true" table:show-details="true"/>
                <table:data-pilot-member table:name="25274" table:display="true" table:show-details="true"/>
                <table:data-pilot-member table:name="25293" table:display="true" table:show-details="true"/>
                <table:data-pilot-member table:name="25299" table:display="true" table:show-details="true"/>
                <table:data-pilot-member table:name="25315" table:display="true" table:show-details="true"/>
                <table:data-pilot-member table:name="25329" table:display="true" table:show-details="true"/>
                <table:data-pilot-member table:name="25332" table:display="true" table:show-details="true"/>
                <table:data-pilot-member table:name="25333" table:display="true" table:show-details="true"/>
                <table:data-pilot-member table:name="25337" table:display="true" table:show-details="true"/>
                <table:data-pilot-member table:name="25352" table:display="true" table:show-details="true"/>
                <table:data-pilot-member table:name="25356" table:display="true" table:show-details="true"/>
                <table:data-pilot-member table:name="25362" table:display="true" table:show-details="true"/>
                <table:data-pilot-member table:name="25366" table:display="true" table:show-details="true"/>
                <table:data-pilot-member table:name="25368" table:display="true" table:show-details="true"/>
                <table:data-pilot-member table:name="25381" table:display="true" table:show-details="true"/>
                <table:data-pilot-member table:name="25383" table:display="true" table:show-details="true"/>
                <table:data-pilot-member table:name="25401" table:display="true" table:show-details="true"/>
                <table:data-pilot-member table:name="25408" table:display="true" table:show-details="true"/>
                <table:data-pilot-member table:name="25427" table:display="true" table:show-details="true"/>
                <table:data-pilot-member table:name="25430" table:display="true" table:show-details="true"/>
                <table:data-pilot-member table:name="25435" table:display="true" table:show-details="true"/>
                <table:data-pilot-member table:name="25436" table:display="true" table:show-details="true"/>
                <table:data-pilot-member table:name="25445" table:display="true" table:show-details="true"/>
                <table:data-pilot-member table:name="25448" table:display="true" table:show-details="true"/>
                <table:data-pilot-member table:name="25455" table:display="true" table:show-details="true"/>
                <table:data-pilot-member table:name="25461" table:display="true" table:show-details="true"/>
                <table:data-pilot-member table:name="25462" table:display="true" table:show-details="true"/>
                <table:data-pilot-member table:name="25474" table:display="true" table:show-details="true"/>
                <table:data-pilot-member table:name="25478" table:display="true" table:show-details="true"/>
                <table:data-pilot-member table:name="25491" table:display="true" table:show-details="true"/>
                <table:data-pilot-member table:name="25492" table:display="true" table:show-details="true"/>
                <table:data-pilot-member table:name="25494" table:display="true" table:show-details="true"/>
                <table:data-pilot-member table:name="25502" table:display="true" table:show-details="true"/>
                <table:data-pilot-member table:name="25510" table:display="true" table:show-details="true"/>
                <table:data-pilot-member table:name="25534" table:display="true" table:show-details="true"/>
                <table:data-pilot-member table:name="25536" table:display="true" table:show-details="true"/>
                <table:data-pilot-member table:name="25542" table:display="true" table:show-details="true"/>
                <table:data-pilot-member table:name="25548" table:display="true" table:show-details="true"/>
                <table:data-pilot-member table:name="25554" table:display="true" table:show-details="true"/>
                <table:data-pilot-member table:name="25570" table:display="true" table:show-details="true"/>
                <table:data-pilot-member table:name="25585" table:display="true" table:show-details="true"/>
                <table:data-pilot-member table:name="25592" table:display="true" table:show-details="true"/>
                <table:data-pilot-member table:name="25606" table:display="true" table:show-details="true"/>
                <table:data-pilot-member table:name="25619" table:display="true" table:show-details="true"/>
                <table:data-pilot-member table:name="25646" table:display="true" table:show-details="true"/>
                <table:data-pilot-member table:name="25650" table:display="true" table:show-details="true"/>
                <table:data-pilot-member table:name="25662" table:display="true" table:show-details="true"/>
                <table:data-pilot-member table:name="25664" table:display="true" table:show-details="true"/>
                <table:data-pilot-member table:name="25666" table:display="true" table:show-details="true"/>
                <table:data-pilot-member table:name="25670" table:display="true" table:show-details="true"/>
                <table:data-pilot-member table:name="25681" table:display="true" table:show-details="true"/>
                <table:data-pilot-member table:name="25682" table:display="true" table:show-details="true"/>
                <table:data-pilot-member table:name="25686" table:display="true" table:show-details="true"/>
                <table:data-pilot-member table:name="25691" table:display="true" table:show-details="true"/>
                <table:data-pilot-member table:name="25703" table:display="true" table:show-details="true"/>
                <table:data-pilot-member table:name="25708" table:display="true" table:show-details="true"/>
                <table:data-pilot-member table:name="25719" table:display="true" table:show-details="true"/>
                <table:data-pilot-member table:name="25743" table:display="true" table:show-details="true"/>
                <table:data-pilot-member table:name="25750" table:display="true" table:show-details="true"/>
                <table:data-pilot-member table:name="25753" table:display="true" table:show-details="true"/>
                <table:data-pilot-member table:name="25755" table:display="true" table:show-details="true"/>
                <table:data-pilot-member table:name="25758" table:display="true" table:show-details="true"/>
                <table:data-pilot-member table:name="25759" table:display="true" table:show-details="true"/>
                <table:data-pilot-member table:name="25776" table:display="true" table:show-details="true"/>
                <table:data-pilot-member table:name="25784" table:display="true" table:show-details="true"/>
                <table:data-pilot-member table:name="25798" table:display="true" table:show-details="true"/>
                <table:data-pilot-member table:name="25800" table:display="true" table:show-details="true"/>
                <table:data-pilot-member table:name="25803" table:display="true" table:show-details="true"/>
                <table:data-pilot-member table:name="25810" table:display="true" table:show-details="true"/>
                <table:data-pilot-member table:name="25848" table:display="true" table:show-details="true"/>
                <table:data-pilot-member table:name="25853" table:display="true" table:show-details="true"/>
                <table:data-pilot-member table:name="25884" table:display="true" table:show-details="true"/>
                <table:data-pilot-member table:name="25900" table:display="true" table:show-details="true"/>
                <table:data-pilot-member table:name="25902" table:display="true" table:show-details="true"/>
                <table:data-pilot-member table:name="25912" table:display="true" table:show-details="true"/>
                <table:data-pilot-member table:name="25917" table:display="true" table:show-details="true"/>
                <table:data-pilot-member table:name="25930" table:display="true" table:show-details="true"/>
                <table:data-pilot-member table:name="25935" table:display="true" table:show-details="true"/>
                <table:data-pilot-member table:name="25943" table:display="true" table:show-details="true"/>
                <table:data-pilot-member table:name="25951" table:display="true" table:show-details="true"/>
                <table:data-pilot-member table:name="25957" table:display="true" table:show-details="true"/>
                <table:data-pilot-member table:name="25966" table:display="true" table:show-details="true"/>
                <table:data-pilot-member table:name="25967" table:display="true" table:show-details="true"/>
                <table:data-pilot-member table:name="25984" table:display="true" table:show-details="true"/>
                <table:data-pilot-member table:name="25985" table:display="true" table:show-details="true"/>
                <table:data-pilot-member table:name="25988" table:display="true" table:show-details="true"/>
                <table:data-pilot-member table:name="25990" table:display="true" table:show-details="true"/>
                <table:data-pilot-member table:name="25992" table:display="true" table:show-details="true"/>
                <table:data-pilot-member table:name="26018" table:display="true" table:show-details="true"/>
                <table:data-pilot-member table:name="26036" table:display="true" table:show-details="true"/>
                <table:data-pilot-member table:name="26037" table:display="true" table:show-details="true"/>
                <table:data-pilot-member table:name="26041" table:display="true" table:show-details="true"/>
                <table:data-pilot-member table:name="26046" table:display="true" table:show-details="true"/>
                <table:data-pilot-member table:name="26054" table:display="true" table:show-details="true"/>
                <table:data-pilot-member table:name="26059" table:display="true" table:show-details="true"/>
                <table:data-pilot-member table:name="26061" table:display="true" table:show-details="true"/>
                <table:data-pilot-member table:name="26062" table:display="true" table:show-details="true"/>
                <table:data-pilot-member table:name="26066" table:display="true" table:show-details="true"/>
                <table:data-pilot-member table:name="26067" table:display="true" table:show-details="true"/>
                <table:data-pilot-member table:name="26069" table:display="true" table:show-details="true"/>
                <table:data-pilot-member table:name="26074" table:display="true" table:show-details="true"/>
                <table:data-pilot-member table:name="26085" table:display="true" table:show-details="true"/>
                <table:data-pilot-member table:name="26092" table:display="true" table:show-details="true"/>
                <table:data-pilot-member table:name="26103" table:display="true" table:show-details="true"/>
                <table:data-pilot-member table:name="26105" table:display="true" table:show-details="true"/>
                <table:data-pilot-member table:name="26145" table:display="true" table:show-details="true"/>
                <table:data-pilot-member table:name="26151" table:display="true" table:show-details="true"/>
                <table:data-pilot-member table:name="26171" table:display="true" table:show-details="true"/>
                <table:data-pilot-member table:name="26177" table:display="true" table:show-details="true"/>
                <table:data-pilot-member table:name="26190" table:display="true" table:show-details="true"/>
                <table:data-pilot-member table:name="26191" table:display="true" table:show-details="true"/>
                <table:data-pilot-member table:name="26232" table:display="true" table:show-details="true"/>
                <table:data-pilot-member table:name="26242" table:display="true" table:show-details="true"/>
                <table:data-pilot-member table:name="26280" table:display="true" table:show-details="true"/>
                <table:data-pilot-member table:name="26292" table:display="true" table:show-details="true"/>
                <table:data-pilot-member table:name="26296" table:display="true" table:show-details="true"/>
                <table:data-pilot-member table:name="26300" table:display="true" table:show-details="true"/>
                <table:data-pilot-member table:name="26303" table:display="true" table:show-details="true"/>
                <table:data-pilot-member table:name="26305" table:display="true" table:show-details="true"/>
                <table:data-pilot-member table:name="26311" table:display="true" table:show-details="true"/>
                <table:data-pilot-member table:name="26319" table:display="true" table:show-details="true"/>
                <table:data-pilot-member table:name="26324" table:display="true" table:show-details="true"/>
                <table:data-pilot-member table:name="26330" table:display="true" table:show-details="true"/>
                <table:data-pilot-member table:name="26358" table:display="true" table:show-details="true"/>
                <table:data-pilot-member table:name="26369" table:display="true" table:show-details="true"/>
                <table:data-pilot-member table:name="26371" table:display="true" table:show-details="true"/>
                <table:data-pilot-member table:name="26382" table:display="true" table:show-details="true"/>
                <table:data-pilot-member table:name="26410" table:display="true" table:show-details="true"/>
                <table:data-pilot-member table:name="26413" table:display="true" table:show-details="true"/>
                <table:data-pilot-member table:name="26414" table:display="true" table:show-details="true"/>
                <table:data-pilot-member table:name="26425" table:display="true" table:show-details="true"/>
                <table:data-pilot-member table:name="26426" table:display="true" table:show-details="true"/>
                <table:data-pilot-member table:name="26427" table:display="true" table:show-details="true"/>
                <table:data-pilot-member table:name="26433" table:display="true" table:show-details="true"/>
                <table:data-pilot-member table:name="26440" table:display="true" table:show-details="true"/>
                <table:data-pilot-member table:name="26441" table:display="true" table:show-details="true"/>
                <table:data-pilot-member table:name="26448" table:display="true" table:show-details="true"/>
                <table:data-pilot-member table:name="26453" table:display="true" table:show-details="true"/>
                <table:data-pilot-member table:name="26458" table:display="true" table:show-details="true"/>
                <table:data-pilot-member table:name="26491" table:display="true" table:show-details="true"/>
                <table:data-pilot-member table:name="26492" table:display="true" table:show-details="true"/>
                <table:data-pilot-member table:name="26493" table:display="true" table:show-details="true"/>
                <table:data-pilot-member table:name="26498" table:display="true" table:show-details="true"/>
                <table:data-pilot-member table:name="26504" table:display="true" table:show-details="true"/>
                <table:data-pilot-member table:name="26513" table:display="true" table:show-details="true"/>
                <table:data-pilot-member table:name="26522" table:display="true" table:show-details="true"/>
                <table:data-pilot-member table:name="26531" table:display="true" table:show-details="true"/>
                <table:data-pilot-member table:name="26537" table:display="true" table:show-details="true"/>
                <table:data-pilot-member table:name="26538" table:display="true" table:show-details="true"/>
                <table:data-pilot-member table:name="26558" table:display="true" table:show-details="true"/>
                <table:data-pilot-member table:name="26560" table:display="true" table:show-details="true"/>
                <table:data-pilot-member table:name="26561" table:display="true" table:show-details="true"/>
                <table:data-pilot-member table:name="26564" table:display="true" table:show-details="true"/>
                <table:data-pilot-member table:name="26594" table:display="true" table:show-details="true"/>
                <table:data-pilot-member table:name="26634" table:display="true" table:show-details="true"/>
                <table:data-pilot-member table:name="26643" table:display="true" table:show-details="true"/>
                <table:data-pilot-member table:name="26647" table:display="true" table:show-details="true"/>
                <table:data-pilot-member table:name="26655" table:display="true" table:show-details="true"/>
                <table:data-pilot-member table:name="26658" table:display="true" table:show-details="true"/>
                <table:data-pilot-member table:name="26666" table:display="true" table:show-details="true"/>
                <table:data-pilot-member table:name="26668" table:display="true" table:show-details="true"/>
                <table:data-pilot-member table:name="26672" table:display="true" table:show-details="true"/>
                <table:data-pilot-member table:name="26673" table:display="true" table:show-details="true"/>
                <table:data-pilot-member table:name="26681" table:display="true" table:show-details="true"/>
                <table:data-pilot-member table:name="26683" table:display="true" table:show-details="true"/>
                <table:data-pilot-member table:name="26689" table:display="true" table:show-details="true"/>
                <table:data-pilot-member table:name="26706" table:display="true" table:show-details="true"/>
                <table:data-pilot-member table:name="26714" table:display="true" table:show-details="true"/>
                <table:data-pilot-member table:name="26719" table:display="true" table:show-details="true"/>
                <table:data-pilot-member table:name="26730" table:display="true" table:show-details="true"/>
                <table:data-pilot-member table:name="26733" table:display="true" table:show-details="true"/>
                <table:data-pilot-member table:name="26741" table:display="true" table:show-details="true"/>
                <table:data-pilot-member table:name="26743" table:display="true" table:show-details="true"/>
                <table:data-pilot-member table:name="26761" table:display="true" table:show-details="true"/>
                <table:data-pilot-member table:name="26764" table:display="true" table:show-details="true"/>
                <table:data-pilot-member table:name="26770" table:display="true" table:show-details="true"/>
                <table:data-pilot-member table:name="26773" table:display="true" table:show-details="true"/>
                <table:data-pilot-member table:name="26791" table:display="true" table:show-details="true"/>
                <table:data-pilot-member table:name="26796" table:display="true" table:show-details="true"/>
                <table:data-pilot-member table:name="26812" table:display="true" table:show-details="true"/>
                <table:data-pilot-member table:name="26824" table:display="true" table:show-details="true"/>
                <table:data-pilot-member table:name="26827" table:display="true" table:show-details="true"/>
                <table:data-pilot-member table:name="26830" table:display="true" table:show-details="true"/>
                <table:data-pilot-member table:name="26845" table:display="true" table:show-details="true"/>
                <table:data-pilot-member table:name="26855" table:display="true" table:show-details="true"/>
                <table:data-pilot-member table:name="26869" table:display="true" table:show-details="true"/>
                <table:data-pilot-member table:name="26876" table:display="true" table:show-details="true"/>
                <table:data-pilot-member table:name="26890" table:display="true" table:show-details="true"/>
                <table:data-pilot-member table:name="26893" table:display="true" table:show-details="true"/>
                <table:data-pilot-member table:name="26903" table:display="true" table:show-details="true"/>
                <table:data-pilot-member table:name="26909" table:display="true" table:show-details="true"/>
                <table:data-pilot-member table:name="26919" table:display="true" table:show-details="true"/>
                <table:data-pilot-member table:name="26925" table:display="true" table:show-details="true"/>
                <table:data-pilot-member table:name="26930" table:display="true" table:show-details="true"/>
                <table:data-pilot-member table:name="26931" table:display="true" table:show-details="true"/>
                <table:data-pilot-member table:name="26932" table:display="true" table:show-details="true"/>
                <table:data-pilot-member table:name="26934" table:display="true" table:show-details="true"/>
                <table:data-pilot-member table:name="26935" table:display="true" table:show-details="true"/>
                <table:data-pilot-member table:name="26938" table:display="true" table:show-details="true"/>
                <table:data-pilot-member table:name="26942" table:display="true" table:show-details="true"/>
                <table:data-pilot-member table:name="26944" table:display="true" table:show-details="true"/>
                <table:data-pilot-member table:name="26948" table:display="true" table:show-details="true"/>
                <table:data-pilot-member table:name="26955" table:display="true" table:show-details="true"/>
                <table:data-pilot-member table:name="26962" table:display="true" table:show-details="true"/>
                <table:data-pilot-member table:name="26976" table:display="true" table:show-details="true"/>
                <table:data-pilot-member table:name="26980" table:display="true" table:show-details="true"/>
                <table:data-pilot-member table:name="26986" table:display="true" table:show-details="true"/>
                <table:data-pilot-member table:name="26999" table:display="true" table:show-details="true"/>
                <table:data-pilot-member table:name="27006" table:display="true" table:show-details="true"/>
                <table:data-pilot-member table:name="27023" table:display="true" table:show-details="true"/>
                <table:data-pilot-member table:name="27032" table:display="true" table:show-details="true"/>
                <table:data-pilot-member table:name="27033" table:display="true" table:show-details="true"/>
                <table:data-pilot-member table:name="27034" table:display="true" table:show-details="true"/>
                <table:data-pilot-member table:name="27038" table:display="true" table:show-details="true"/>
                <table:data-pilot-member table:name="27041" table:display="true" table:show-details="true"/>
                <table:data-pilot-member table:name="27051" table:display="true" table:show-details="true"/>
                <table:data-pilot-member table:name="27059" table:display="true" table:show-details="true"/>
                <table:data-pilot-member table:name="27071" table:display="true" table:show-details="true"/>
                <table:data-pilot-member table:name="27075" table:display="true" table:show-details="true"/>
                <table:data-pilot-member table:name="27098" table:display="true" table:show-details="true"/>
                <table:data-pilot-member table:name="27100" table:display="true" table:show-details="true"/>
                <table:data-pilot-member table:name="27108" table:display="true" table:show-details="true"/>
                <table:data-pilot-member table:name="27119" table:display="true" table:show-details="true"/>
                <table:data-pilot-member table:name="27125" table:display="true" table:show-details="true"/>
                <table:data-pilot-member table:name="27140" table:display="true" table:show-details="true"/>
                <table:data-pilot-member table:name="27146" table:display="true" table:show-details="true"/>
                <table:data-pilot-member table:name="27156" table:display="true" table:show-details="true"/>
                <table:data-pilot-member table:name="27162" table:display="true" table:show-details="true"/>
                <table:data-pilot-member table:name="27164" table:display="true" table:show-details="true"/>
                <table:data-pilot-member table:name="27182" table:display="true" table:show-details="true"/>
                <table:data-pilot-member table:name="27194" table:display="true" table:show-details="true"/>
                <table:data-pilot-member table:name="27212" table:display="true" table:show-details="true"/>
                <table:data-pilot-member table:name="27215" table:display="true" table:show-details="true"/>
                <table:data-pilot-member table:name="27223" table:display="true" table:show-details="true"/>
                <table:data-pilot-member table:name="27227" table:display="true" table:show-details="true"/>
                <table:data-pilot-member table:name="27233" table:display="true" table:show-details="true"/>
                <table:data-pilot-member table:name="27236" table:display="true" table:show-details="true"/>
                <table:data-pilot-member table:name="27239" table:display="true" table:show-details="true"/>
                <table:data-pilot-member table:name="27243" table:display="true" table:show-details="true"/>
                <table:data-pilot-member table:name="27245" table:display="true" table:show-details="true"/>
                <table:data-pilot-member table:name="27253" table:display="true" table:show-details="true"/>
                <table:data-pilot-member table:name="27261" table:display="true" table:show-details="true"/>
                <table:data-pilot-member table:name="27272" table:display="true" table:show-details="true"/>
                <table:data-pilot-member table:name="27279" table:display="true" table:show-details="true"/>
                <table:data-pilot-member table:name="27281" table:display="true" table:show-details="true"/>
                <table:data-pilot-member table:name="27293" table:display="true" table:show-details="true"/>
                <table:data-pilot-member table:name="27296" table:display="true" table:show-details="true"/>
                <table:data-pilot-member table:name="27298" table:display="true" table:show-details="true"/>
                <table:data-pilot-member table:name="27308" table:display="true" table:show-details="true"/>
                <table:data-pilot-member table:name="27319" table:display="true" table:show-details="true"/>
                <table:data-pilot-member table:name="27322" table:display="true" table:show-details="true"/>
                <table:data-pilot-member table:name="27324" table:display="true" table:show-details="true"/>
                <table:data-pilot-member table:name="27333" table:display="true" table:show-details="true"/>
                <table:data-pilot-member table:name="27341" table:display="true" table:show-details="true"/>
                <table:data-pilot-member table:name="27343" table:display="true" table:show-details="true"/>
                <table:data-pilot-member table:name="27357" table:display="true" table:show-details="true"/>
                <table:data-pilot-member table:name="27369" table:display="true" table:show-details="true"/>
                <table:data-pilot-member table:name="27371" table:display="true" table:show-details="true"/>
                <table:data-pilot-member table:name="27398" table:display="true" table:show-details="true"/>
                <table:data-pilot-member table:name="27453" table:display="true" table:show-details="true"/>
                <table:data-pilot-member table:name="27467" table:display="true" table:show-details="true"/>
                <table:data-pilot-member table:name="27473" table:display="true" table:show-details="true"/>
                <table:data-pilot-member table:name="27488" table:display="true" table:show-details="true"/>
                <table:data-pilot-member table:name="27491" table:display="true" table:show-details="true"/>
                <table:data-pilot-member table:name="27501" table:display="true" table:show-details="true"/>
                <table:data-pilot-member table:name="27511" table:display="true" table:show-details="true"/>
                <table:data-pilot-member table:name="27525" table:display="true" table:show-details="true"/>
                <table:data-pilot-member table:name="27554" table:display="true" table:show-details="true"/>
                <table:data-pilot-member table:name="27564" table:display="true" table:show-details="true"/>
                <table:data-pilot-member table:name="27575" table:display="true" table:show-details="true"/>
                <table:data-pilot-member table:name="27576" table:display="true" table:show-details="true"/>
                <table:data-pilot-member table:name="27583" table:display="true" table:show-details="true"/>
                <table:data-pilot-member table:name="27590" table:display="true" table:show-details="true"/>
                <table:data-pilot-member table:name="27596" table:display="true" table:show-details="true"/>
                <table:data-pilot-member table:name="27597" table:display="true" table:show-details="true"/>
                <table:data-pilot-member table:name="27600" table:display="true" table:show-details="true"/>
                <table:data-pilot-member table:name="27610" table:display="true" table:show-details="true"/>
                <table:data-pilot-member table:name="27636" table:display="true" table:show-details="true"/>
                <table:data-pilot-member table:name="27645" table:display="true" table:show-details="true"/>
                <table:data-pilot-member table:name="27661" table:display="true" table:show-details="true"/>
                <table:data-pilot-member table:name="27669" table:display="true" table:show-details="true"/>
                <table:data-pilot-member table:name="27674" table:display="true" table:show-details="true"/>
                <table:data-pilot-member table:name="27680" table:display="true" table:show-details="true"/>
                <table:data-pilot-member table:name="27706" table:display="true" table:show-details="true"/>
                <table:data-pilot-member table:name="27714" table:display="true" table:show-details="true"/>
                <table:data-pilot-member table:name="27720" table:display="true" table:show-details="true"/>
                <table:data-pilot-member table:name="27722" table:display="true" table:show-details="true"/>
                <table:data-pilot-member table:name="27734" table:display="true" table:show-details="true"/>
                <table:data-pilot-member table:name="27736" table:display="true" table:show-details="true"/>
                <table:data-pilot-member table:name="27759" table:display="true" table:show-details="true"/>
                <table:data-pilot-member table:name="27767" table:display="true" table:show-details="true"/>
                <table:data-pilot-member table:name="27769" table:display="true" table:show-details="true"/>
                <table:data-pilot-member table:name="27773" table:display="true" table:show-details="true"/>
                <table:data-pilot-member table:name="27779" table:display="true" table:show-details="true"/>
                <table:data-pilot-member table:name="27803" table:display="true" table:show-details="true"/>
                <table:data-pilot-member table:name="27807" table:display="true" table:show-details="true"/>
                <table:data-pilot-member table:name="27825" table:display="true" table:show-details="true"/>
                <table:data-pilot-member table:name="27835" table:display="true" table:show-details="true"/>
                <table:data-pilot-member table:name="27836" table:display="true" table:show-details="true"/>
                <table:data-pilot-member table:name="27838" table:display="true" table:show-details="true"/>
                <table:data-pilot-member table:name="27841" table:display="true" table:show-details="true"/>
                <table:data-pilot-member table:name="27846" table:display="true" table:show-details="true"/>
                <table:data-pilot-member table:name="27850" table:display="true" table:show-details="true"/>
                <table:data-pilot-member table:name="27851" table:display="true" table:show-details="true"/>
                <table:data-pilot-member table:name="27861" table:display="true" table:show-details="true"/>
                <table:data-pilot-member table:name="27863" table:display="true" table:show-details="true"/>
                <table:data-pilot-member table:name="27873" table:display="true" table:show-details="true"/>
                <table:data-pilot-member table:name="27880" table:display="true" table:show-details="true"/>
                <table:data-pilot-member table:name="27892" table:display="true" table:show-details="true"/>
                <table:data-pilot-member table:name="27902" table:display="true" table:show-details="true"/>
                <table:data-pilot-member table:name="27909" table:display="true" table:show-details="true"/>
                <table:data-pilot-member table:name="27912" table:display="true" table:show-details="true"/>
                <table:data-pilot-member table:name="27917" table:display="true" table:show-details="true"/>
                <table:data-pilot-member table:name="27925" table:display="true" table:show-details="true"/>
                <table:data-pilot-member table:name="27933" table:display="true" table:show-details="true"/>
                <table:data-pilot-member table:name="27943" table:display="true" table:show-details="true"/>
                <table:data-pilot-member table:name="27973" table:display="true" table:show-details="true"/>
                <table:data-pilot-member table:name="27992" table:display="true" table:show-details="true"/>
                <table:data-pilot-member table:name="28008" table:display="true" table:show-details="true"/>
                <table:data-pilot-member table:name="28010" table:display="true" table:show-details="true"/>
                <table:data-pilot-member table:name="28014" table:display="true" table:show-details="true"/>
                <table:data-pilot-member table:name="28029" table:display="true" table:show-details="true"/>
                <table:data-pilot-member table:name="28038" table:display="true" table:show-details="true"/>
                <table:data-pilot-member table:name="28039" table:display="true" table:show-details="true"/>
                <table:data-pilot-member table:name="28044" table:display="true" table:show-details="true"/>
                <table:data-pilot-member table:name="28047" table:display="true" table:show-details="true"/>
                <table:data-pilot-member table:name="28048" table:display="true" table:show-details="true"/>
                <table:data-pilot-member table:name="28055" table:display="true" table:show-details="true"/>
                <table:data-pilot-member table:name="28065" table:display="true" table:show-details="true"/>
                <table:data-pilot-member table:name="28068" table:display="true" table:show-details="true"/>
                <table:data-pilot-member table:name="28071" table:display="true" table:show-details="true"/>
                <table:data-pilot-member table:name="28086" table:display="true" table:show-details="true"/>
                <table:data-pilot-member table:name="28097" table:display="true" table:show-details="true"/>
                <table:data-pilot-member table:name="28099" table:display="true" table:show-details="true"/>
                <table:data-pilot-member table:name="28107" table:display="true" table:show-details="true"/>
                <table:data-pilot-member table:name="28114" table:display="true" table:show-details="true"/>
                <table:data-pilot-member table:name="28117" table:display="true" table:show-details="true"/>
                <table:data-pilot-member table:name="28145" table:display="true" table:show-details="true"/>
                <table:data-pilot-member table:name="28155" table:display="true" table:show-details="true"/>
                <table:data-pilot-member table:name="28164" table:display="true" table:show-details="true"/>
                <table:data-pilot-member table:name="28175" table:display="true" table:show-details="true"/>
                <table:data-pilot-member table:name="28177" table:display="true" table:show-details="true"/>
                <table:data-pilot-member table:name="28179" table:display="true" table:show-details="true"/>
                <table:data-pilot-member table:name="28193" table:display="true" table:show-details="true"/>
                <table:data-pilot-member table:name="28199" table:display="true" table:show-details="true"/>
                <table:data-pilot-member table:name="28206" table:display="true" table:show-details="true"/>
                <table:data-pilot-member table:name="28229" table:display="true" table:show-details="true"/>
                <table:data-pilot-member table:name="28240" table:display="true" table:show-details="true"/>
                <table:data-pilot-member table:name="28247" table:display="true" table:show-details="true"/>
                <table:data-pilot-member table:name="28265" table:display="true" table:show-details="true"/>
                <table:data-pilot-member table:name="28272" table:display="true" table:show-details="true"/>
                <table:data-pilot-member table:name="28277" table:display="true" table:show-details="true"/>
                <table:data-pilot-member table:name="28291" table:display="true" table:show-details="true"/>
                <table:data-pilot-member table:name="28297" table:display="true" table:show-details="true"/>
                <table:data-pilot-member table:name="28305" table:display="true" table:show-details="true"/>
                <table:data-pilot-member table:name="28311" table:display="true" table:show-details="true"/>
                <table:data-pilot-member table:name="28324" table:display="true" table:show-details="true"/>
                <table:data-pilot-member table:name="28333" table:display="true" table:show-details="true"/>
                <table:data-pilot-member table:name="28353" table:display="true" table:show-details="true"/>
                <table:data-pilot-member table:name="28361" table:display="true" table:show-details="true"/>
                <table:data-pilot-member table:name="28368" table:display="true" table:show-details="true"/>
                <table:data-pilot-member table:name="28369" table:display="true" table:show-details="true"/>
                <table:data-pilot-member table:name="28382" table:display="true" table:show-details="true"/>
                <table:data-pilot-member table:name="28383" table:display="true" table:show-details="true"/>
                <table:data-pilot-member table:name="28399" table:display="true" table:show-details="true"/>
                <table:data-pilot-member table:name="28400" table:display="true" table:show-details="true"/>
                <table:data-pilot-member table:name="28406" table:display="true" table:show-details="true"/>
                <table:data-pilot-member table:name="28407" table:display="true" table:show-details="true"/>
                <table:data-pilot-member table:name="28419" table:display="true" table:show-details="true"/>
                <table:data-pilot-member table:name="28423" table:display="true" table:show-details="true"/>
                <table:data-pilot-member table:name="28426" table:display="true" table:show-details="true"/>
                <table:data-pilot-member table:name="28465" table:display="true" table:show-details="true"/>
                <table:data-pilot-member table:name="28467" table:display="true" table:show-details="true"/>
                <table:data-pilot-member table:name="28483" table:display="true" table:show-details="true"/>
                <table:data-pilot-member table:name="28486" table:display="true" table:show-details="true"/>
                <table:data-pilot-member table:name="28488" table:display="true" table:show-details="true"/>
                <table:data-pilot-member table:name="28493" table:display="true" table:show-details="true"/>
                <table:data-pilot-member table:name="28499" table:display="true" table:show-details="true"/>
                <table:data-pilot-member table:name="28521" table:display="true" table:show-details="true"/>
                <table:data-pilot-member table:name="28529" table:display="true" table:show-details="true"/>
                <table:data-pilot-member table:name="28534" table:display="true" table:show-details="true"/>
                <table:data-pilot-member table:name="28540" table:display="true" table:show-details="true"/>
                <table:data-pilot-member table:name="28553" table:display="true" table:show-details="true"/>
                <table:data-pilot-member table:name="28560" table:display="true" table:show-details="true"/>
                <table:data-pilot-member table:name="28583" table:display="true" table:show-details="true"/>
                <table:data-pilot-member table:name="28594" table:display="true" table:show-details="true"/>
                <table:data-pilot-member table:name="28625" table:display="true" table:show-details="true"/>
                <table:data-pilot-member table:name="28626" table:display="true" table:show-details="true"/>
                <table:data-pilot-member table:name="28629" table:display="true" table:show-details="true"/>
                <table:data-pilot-member table:name="28660" table:display="true" table:show-details="true"/>
                <table:data-pilot-member table:name="28674" table:display="true" table:show-details="true"/>
                <table:data-pilot-member table:name="28685" table:display="true" table:show-details="true"/>
                <table:data-pilot-member table:name="28696" table:display="true" table:show-details="true"/>
                <table:data-pilot-member table:name="28705" table:display="true" table:show-details="true"/>
                <table:data-pilot-member table:name="28706" table:display="true" table:show-details="true"/>
                <table:data-pilot-member table:name="28707" table:display="true" table:show-details="true"/>
                <table:data-pilot-member table:name="28718" table:display="true" table:show-details="true"/>
                <table:data-pilot-member table:name="28732" table:display="true" table:show-details="true"/>
                <table:data-pilot-member table:name="28746" table:display="true" table:show-details="true"/>
                <table:data-pilot-member table:name="28749" table:display="true" table:show-details="true"/>
                <table:data-pilot-member table:name="28752" table:display="true" table:show-details="true"/>
                <table:data-pilot-member table:name="28753" table:display="true" table:show-details="true"/>
                <table:data-pilot-member table:name="28756" table:display="true" table:show-details="true"/>
                <table:data-pilot-member table:name="28757" table:display="true" table:show-details="true"/>
                <table:data-pilot-member table:name="28758" table:display="true" table:show-details="true"/>
                <table:data-pilot-member table:name="28760" table:display="true" table:show-details="true"/>
                <table:data-pilot-member table:name="28776" table:display="true" table:show-details="true"/>
                <table:data-pilot-member table:name="28783" table:display="true" table:show-details="true"/>
                <table:data-pilot-member table:name="28809" table:display="true" table:show-details="true"/>
                <table:data-pilot-member table:name="28811" table:display="true" table:show-details="true"/>
                <table:data-pilot-member table:name="28821" table:display="true" table:show-details="true"/>
                <table:data-pilot-member table:name="28832" table:display="true" table:show-details="true"/>
                <table:data-pilot-member table:name="28835" table:display="true" table:show-details="true"/>
                <table:data-pilot-member table:name="28848" table:display="true" table:show-details="true"/>
                <table:data-pilot-member table:name="28851" table:display="true" table:show-details="true"/>
                <table:data-pilot-member table:name="28853" table:display="true" table:show-details="true"/>
                <table:data-pilot-member table:name="28856" table:display="true" table:show-details="true"/>
                <table:data-pilot-member table:name="28858" table:display="true" table:show-details="true"/>
                <table:data-pilot-member table:name="28893" table:display="true" table:show-details="true"/>
                <table:data-pilot-member table:name="28898" table:display="true" table:show-details="true"/>
                <table:data-pilot-member table:name="28900" table:display="true" table:show-details="true"/>
                <table:data-pilot-member table:name="28901" table:display="true" table:show-details="true"/>
                <table:data-pilot-member table:name="28906" table:display="true" table:show-details="true"/>
                <table:data-pilot-member table:name="28921" table:display="true" table:show-details="true"/>
                <table:data-pilot-member table:name="28924" table:display="true" table:show-details="true"/>
                <table:data-pilot-member table:name="28931" table:display="true" table:show-details="true"/>
                <table:data-pilot-member table:name="28941" table:display="true" table:show-details="true"/>
                <table:data-pilot-member table:name="28942" table:display="true" table:show-details="true"/>
                <table:data-pilot-member table:name="28951" table:display="true" table:show-details="true"/>
                <table:data-pilot-member table:name="28956" table:display="true" table:show-details="true"/>
                <table:data-pilot-member table:name="28976" table:display="true" table:show-details="true"/>
                <table:data-pilot-member table:name="28977" table:display="true" table:show-details="true"/>
                <table:data-pilot-member table:name="28988" table:display="true" table:show-details="true"/>
                <table:data-pilot-member table:name="28997" table:display="true" table:show-details="true"/>
                <table:data-pilot-member table:name="29010" table:display="true" table:show-details="true"/>
                <table:data-pilot-member table:name="29012" table:display="true" table:show-details="true"/>
                <table:data-pilot-member table:name="29030" table:display="true" table:show-details="true"/>
                <table:data-pilot-member table:name="29040" table:display="true" table:show-details="true"/>
                <table:data-pilot-member table:name="29041" table:display="true" table:show-details="true"/>
                <table:data-pilot-member table:name="29048" table:display="true" table:show-details="true"/>
                <table:data-pilot-member table:name="29061" table:display="true" table:show-details="true"/>
                <table:data-pilot-member table:name="29064" table:display="true" table:show-details="true"/>
                <table:data-pilot-member table:name="29066" table:display="true" table:show-details="true"/>
                <table:data-pilot-member table:name="29069" table:display="true" table:show-details="true"/>
                <table:data-pilot-member table:name="29071" table:display="true" table:show-details="true"/>
                <table:data-pilot-member table:name="29091" table:display="true" table:show-details="true"/>
                <table:data-pilot-member table:name="29111" table:display="true" table:show-details="true"/>
                <table:data-pilot-member table:name="29113" table:display="true" table:show-details="true"/>
                <table:data-pilot-member table:name="29114" table:display="true" table:show-details="true"/>
                <table:data-pilot-member table:name="29128" table:display="true" table:show-details="true"/>
                <table:data-pilot-member table:name="29130" table:display="true" table:show-details="true"/>
                <table:data-pilot-member table:name="29136" table:display="true" table:show-details="true"/>
                <table:data-pilot-member table:name="29139" table:display="true" table:show-details="true"/>
                <table:data-pilot-member table:name="29146" table:display="true" table:show-details="true"/>
                <table:data-pilot-member table:name="29165" table:display="true" table:show-details="true"/>
                <table:data-pilot-member table:name="29195" table:display="true" table:show-details="true"/>
                <table:data-pilot-member table:name="29201" table:display="true" table:show-details="true"/>
                <table:data-pilot-member table:name="29209" table:display="true" table:show-details="true"/>
                <table:data-pilot-member table:name="29238" table:display="true" table:show-details="true"/>
                <table:data-pilot-member table:name="29248" table:display="true" table:show-details="true"/>
                <table:data-pilot-member table:name="29257" table:display="true" table:show-details="true"/>
                <table:data-pilot-member table:name="29258" table:display="true" table:show-details="true"/>
                <table:data-pilot-member table:name="29282" table:display="true" table:show-details="true"/>
                <table:data-pilot-member table:name="29300" table:display="true" table:show-details="true"/>
                <table:data-pilot-member table:name="29309" table:display="true" table:show-details="true"/>
                <table:data-pilot-member table:name="29310" table:display="true" table:show-details="true"/>
                <table:data-pilot-member table:name="29317" table:display="true" table:show-details="true"/>
                <table:data-pilot-member table:name="29321" table:display="true" table:show-details="true"/>
                <table:data-pilot-member table:name="29348" table:display="true" table:show-details="true"/>
                <table:data-pilot-member table:name="29351" table:display="true" table:show-details="true"/>
                <table:data-pilot-member table:name="29355" table:display="true" table:show-details="true"/>
                <table:data-pilot-member table:name="29363" table:display="true" table:show-details="true"/>
                <table:data-pilot-member table:name="29364" table:display="true" table:show-details="true"/>
                <table:data-pilot-member table:name="29369" table:display="true" table:show-details="true"/>
                <table:data-pilot-member table:name="29387" table:display="true" table:show-details="true"/>
                <table:data-pilot-member table:name="29398" table:display="true" table:show-details="true"/>
                <table:data-pilot-member table:name="29419" table:display="true" table:show-details="true"/>
                <table:data-pilot-member table:name="29432" table:display="true" table:show-details="true"/>
                <table:data-pilot-member table:name="29445" table:display="true" table:show-details="true"/>
                <table:data-pilot-member table:name="29451" table:display="true" table:show-details="true"/>
                <table:data-pilot-member table:name="29459" table:display="true" table:show-details="true"/>
                <table:data-pilot-member table:name="29462" table:display="true" table:show-details="true"/>
                <table:data-pilot-member table:name="29474" table:display="true" table:show-details="true"/>
                <table:data-pilot-member table:name="29478" table:display="true" table:show-details="true"/>
                <table:data-pilot-member table:name="29482" table:display="true" table:show-details="true"/>
                <table:data-pilot-member table:name="29490" table:display="true" table:show-details="true"/>
                <table:data-pilot-member table:name="29494" table:display="true" table:show-details="true"/>
                <table:data-pilot-member table:name="29499" table:display="true" table:show-details="true"/>
                <table:data-pilot-member table:name="29508" table:display="true" table:show-details="true"/>
                <table:data-pilot-member table:name="29512" table:display="true" table:show-details="true"/>
                <table:data-pilot-member table:name="29517" table:display="true" table:show-details="true"/>
                <table:data-pilot-member table:name="29521" table:display="true" table:show-details="true"/>
                <table:data-pilot-member table:name="29530" table:display="true" table:show-details="true"/>
                <table:data-pilot-member table:name="29531" table:display="true" table:show-details="true"/>
                <table:data-pilot-member table:name="29534" table:display="true" table:show-details="true"/>
                <table:data-pilot-member table:name="29545" table:display="true" table:show-details="true"/>
                <table:data-pilot-member table:name="29547" table:display="true" table:show-details="true"/>
                <table:data-pilot-member table:name="29564" table:display="true" table:show-details="true"/>
                <table:data-pilot-member table:name="29575" table:display="true" table:show-details="true"/>
                <table:data-pilot-member table:name="29584" table:display="true" table:show-details="true"/>
                <table:data-pilot-member table:name="29612" table:display="true" table:show-details="true"/>
                <table:data-pilot-member table:name="29626" table:display="true" table:show-details="true"/>
                <table:data-pilot-member table:name="29629" table:display="true" table:show-details="true"/>
                <table:data-pilot-member table:name="29655" table:display="true" table:show-details="true"/>
                <table:data-pilot-member table:name="29664" table:display="true" table:show-details="true"/>
                <table:data-pilot-member table:name="29668" table:display="true" table:show-details="true"/>
                <table:data-pilot-member table:name="29676" table:display="true" table:show-details="true"/>
                <table:data-pilot-member table:name="29683" table:display="true" table:show-details="true"/>
                <table:data-pilot-member table:name="29690" table:display="true" table:show-details="true"/>
                <table:data-pilot-member table:name="29693" table:display="true" table:show-details="true"/>
                <table:data-pilot-member table:name="29694" table:display="true" table:show-details="true"/>
                <table:data-pilot-member table:name="29699" table:display="true" table:show-details="true"/>
                <table:data-pilot-member table:name="29711" table:display="true" table:show-details="true"/>
                <table:data-pilot-member table:name="29717" table:display="true" table:show-details="true"/>
                <table:data-pilot-member table:name="29718" table:display="true" table:show-details="true"/>
                <table:data-pilot-member table:name="29742" table:display="true" table:show-details="true"/>
                <table:data-pilot-member table:name="29747" table:display="true" table:show-details="true"/>
                <table:data-pilot-member table:name="29749" table:display="true" table:show-details="true"/>
                <table:data-pilot-member table:name="29754" table:display="true" table:show-details="true"/>
                <table:data-pilot-member table:name="29764" table:display="true" table:show-details="true"/>
                <table:data-pilot-member table:name="29767" table:display="true" table:show-details="true"/>
                <table:data-pilot-member table:name="29770" table:display="true" table:show-details="true"/>
                <table:data-pilot-member table:name="29771" table:display="true" table:show-details="true"/>
                <table:data-pilot-member table:name="29779" table:display="true" table:show-details="true"/>
                <table:data-pilot-member table:name="29818" table:display="true" table:show-details="true"/>
                <table:data-pilot-member table:name="29826" table:display="true" table:show-details="true"/>
                <table:data-pilot-member table:name="29838" table:display="true" table:show-details="true"/>
                <table:data-pilot-member table:name="29844" table:display="true" table:show-details="true"/>
                <table:data-pilot-member table:name="29884" table:display="true" table:show-details="true"/>
                <table:data-pilot-member table:name="29903" table:display="true" table:show-details="true"/>
                <table:data-pilot-member table:name="29911" table:display="true" table:show-details="true"/>
                <table:data-pilot-member table:name="29926" table:display="true" table:show-details="true"/>
                <table:data-pilot-member table:name="29931" table:display="true" table:show-details="true"/>
                <table:data-pilot-member table:name="29934" table:display="true" table:show-details="true"/>
                <table:data-pilot-member table:name="29951" table:display="true" table:show-details="true"/>
                <table:data-pilot-member table:name="29959" table:display="true" table:show-details="true"/>
                <table:data-pilot-member table:name="29962" table:display="true" table:show-details="true"/>
                <table:data-pilot-member table:name="29977" table:display="true" table:show-details="true"/>
                <table:data-pilot-member table:name="29995" table:display="true" table:show-details="true"/>
                <table:data-pilot-member table:name="30002" table:display="true" table:show-details="true"/>
                <table:data-pilot-member table:name="30004" table:display="true" table:show-details="true"/>
                <table:data-pilot-member table:name="30023" table:display="true" table:show-details="true"/>
                <table:data-pilot-member table:name="30032" table:display="true" table:show-details="true"/>
                <table:data-pilot-member table:name="30038" table:display="true" table:show-details="true"/>
                <table:data-pilot-member table:name="30070" table:display="true" table:show-details="true"/>
                <table:data-pilot-member table:name="30075" table:display="true" table:show-details="true"/>
                <table:data-pilot-member table:name="30082" table:display="true" table:show-details="true"/>
                <table:data-pilot-member table:name="30085" table:display="true" table:show-details="true"/>
                <table:data-pilot-member table:name="30090" table:display="true" table:show-details="true"/>
                <table:data-pilot-member table:name="30114" table:display="true" table:show-details="true"/>
                <table:data-pilot-member table:name="30116" table:display="true" table:show-details="true"/>
                <table:data-pilot-member table:name="30117" table:display="true" table:show-details="true"/>
                <table:data-pilot-member table:name="30134" table:display="true" table:show-details="true"/>
                <table:data-pilot-member table:name="30136" table:display="true" table:show-details="true"/>
                <table:data-pilot-member table:name="30146" table:display="true" table:show-details="true"/>
                <table:data-pilot-member table:name="30147" table:display="true" table:show-details="true"/>
                <table:data-pilot-member table:name="30170" table:display="true" table:show-details="true"/>
                <table:data-pilot-member table:name="30177" table:display="true" table:show-details="true"/>
                <table:data-pilot-member table:name="30178" table:display="true" table:show-details="true"/>
                <table:data-pilot-member table:name="30192" table:display="true" table:show-details="true"/>
                <table:data-pilot-member table:name="30196" table:display="true" table:show-details="true"/>
                <table:data-pilot-member table:name="30199" table:display="true" table:show-details="true"/>
                <table:data-pilot-member table:name="30205" table:display="true" table:show-details="true"/>
                <table:data-pilot-member table:name="30219" table:display="true" table:show-details="true"/>
                <table:data-pilot-member table:name="30220" table:display="true" table:show-details="true"/>
                <table:data-pilot-member table:name="30234" table:display="true" table:show-details="true"/>
                <table:data-pilot-member table:name="30242" table:display="true" table:show-details="true"/>
                <table:data-pilot-member table:name="30247" table:display="true" table:show-details="true"/>
                <table:data-pilot-member table:name="30257" table:display="true" table:show-details="true"/>
                <table:data-pilot-member table:name="30269" table:display="true" table:show-details="true"/>
                <table:data-pilot-member table:name="30276" table:display="true" table:show-details="true"/>
                <table:data-pilot-member table:name="30279" table:display="true" table:show-details="true"/>
                <table:data-pilot-member table:name="30301" table:display="true" table:show-details="true"/>
                <table:data-pilot-member table:name="30307" table:display="true" table:show-details="true"/>
                <table:data-pilot-member table:name="30309" table:display="true" table:show-details="true"/>
                <table:data-pilot-member table:name="30316" table:display="true" table:show-details="true"/>
                <table:data-pilot-member table:name="30328" table:display="true" table:show-details="true"/>
                <table:data-pilot-member table:name="30331" table:display="true" table:show-details="true"/>
                <table:data-pilot-member table:name="30346" table:display="true" table:show-details="true"/>
                <table:data-pilot-member table:name="30349" table:display="true" table:show-details="true"/>
                <table:data-pilot-member table:name="30352" table:display="true" table:show-details="true"/>
                <table:data-pilot-member table:name="30354" table:display="true" table:show-details="true"/>
                <table:data-pilot-member table:name="30357" table:display="true" table:show-details="true"/>
                <table:data-pilot-member table:name="30364" table:display="true" table:show-details="true"/>
                <table:data-pilot-member table:name="30366" table:display="true" table:show-details="true"/>
                <table:data-pilot-member table:name="30375" table:display="true" table:show-details="true"/>
                <table:data-pilot-member table:name="30379" table:display="true" table:show-details="true"/>
                <table:data-pilot-member table:name="30386" table:display="true" table:show-details="true"/>
                <table:data-pilot-member table:name="30414" table:display="true" table:show-details="true"/>
                <table:data-pilot-member table:name="30415" table:display="true" table:show-details="true"/>
                <table:data-pilot-member table:name="30417" table:display="true" table:show-details="true"/>
                <table:data-pilot-member table:name="30418" table:display="true" table:show-details="true"/>
                <table:data-pilot-member table:name="30424" table:display="true" table:show-details="true"/>
                <table:data-pilot-member table:name="30426" table:display="true" table:show-details="true"/>
                <table:data-pilot-member table:name="30439" table:display="true" table:show-details="true"/>
                <table:data-pilot-member table:name="30450" table:display="true" table:show-details="true"/>
                <table:data-pilot-member table:name="30455" table:display="true" table:show-details="true"/>
                <table:data-pilot-member table:name="30461" table:display="true" table:show-details="true"/>
                <table:data-pilot-member table:name="30463" table:display="true" table:show-details="true"/>
                <table:data-pilot-member table:name="30470" table:display="true" table:show-details="true"/>
                <table:data-pilot-member table:name="30501" table:display="true" table:show-details="true"/>
                <table:data-pilot-member table:name="30504" table:display="true" table:show-details="true"/>
                <table:data-pilot-member table:name="30513" table:display="true" table:show-details="true"/>
                <table:data-pilot-member table:name="30516" table:display="true" table:show-details="true"/>
                <table:data-pilot-member table:name="30531" table:display="true" table:show-details="true"/>
                <table:data-pilot-member table:name="30576" table:display="true" table:show-details="true"/>
                <table:data-pilot-member table:name="30581" table:display="true" table:show-details="true"/>
                <table:data-pilot-member table:name="30589" table:display="true" table:show-details="true"/>
                <table:data-pilot-member table:name="30602" table:display="true" table:show-details="true"/>
                <table:data-pilot-member table:name="30617" table:display="true" table:show-details="true"/>
                <table:data-pilot-member table:name="30621" table:display="true" table:show-details="true"/>
                <table:data-pilot-member table:name="30633" table:display="true" table:show-details="true"/>
                <table:data-pilot-member table:name="30637" table:display="true" table:show-details="true"/>
                <table:data-pilot-member table:name="30643" table:display="true" table:show-details="true"/>
                <table:data-pilot-member table:name="30654" table:display="true" table:show-details="true"/>
                <table:data-pilot-member table:name="30659" table:display="true" table:show-details="true"/>
                <table:data-pilot-member table:name="30670" table:display="true" table:show-details="true"/>
                <table:data-pilot-member table:name="30720" table:display="true" table:show-details="true"/>
                <table:data-pilot-member table:name="30731" table:display="true" table:show-details="true"/>
                <table:data-pilot-member table:name="30736" table:display="true" table:show-details="true"/>
                <table:data-pilot-member table:name="30774" table:display="true" table:show-details="true"/>
                <table:data-pilot-member table:name="30777" table:display="true" table:show-details="true"/>
                <table:data-pilot-member table:name="30785" table:display="true" table:show-details="true"/>
                <table:data-pilot-member table:name="30788" table:display="true" table:show-details="true"/>
                <table:data-pilot-member table:name="30790" table:display="true" table:show-details="true"/>
                <table:data-pilot-member table:name="30792" table:display="true" table:show-details="true"/>
                <table:data-pilot-member table:name="30806" table:display="true" table:show-details="true"/>
                <table:data-pilot-member table:name="30826" table:display="true" table:show-details="true"/>
                <table:data-pilot-member table:name="30827" table:display="true" table:show-details="true"/>
                <table:data-pilot-member table:name="30830" table:display="true" table:show-details="true"/>
                <table:data-pilot-member table:name="30860" table:display="true" table:show-details="true"/>
                <table:data-pilot-member table:name="30866" table:display="true" table:show-details="true"/>
                <table:data-pilot-member table:name="30874" table:display="true" table:show-details="true"/>
                <table:data-pilot-member table:name="30886" table:display="true" table:show-details="true"/>
                <table:data-pilot-member table:name="30887" table:display="true" table:show-details="true"/>
                <table:data-pilot-member table:name="30888" table:display="true" table:show-details="true"/>
                <table:data-pilot-member table:name="30896" table:display="true" table:show-details="true"/>
                <table:data-pilot-member table:name="30915" table:display="true" table:show-details="true"/>
                <table:data-pilot-member table:name="30922" table:display="true" table:show-details="true"/>
                <table:data-pilot-member table:name="30931" table:display="true" table:show-details="true"/>
                <table:data-pilot-member table:name="30938" table:display="true" table:show-details="true"/>
                <table:data-pilot-member table:name="30959" table:display="true" table:show-details="true"/>
                <table:data-pilot-member table:name="30975" table:display="true" table:show-details="true"/>
                <table:data-pilot-member table:name="30985" table:display="true" table:show-details="true"/>
                <table:data-pilot-member table:name="30989" table:display="true" table:show-details="true"/>
                <table:data-pilot-member table:name="30990" table:display="true" table:show-details="true"/>
                <table:data-pilot-member table:name="30993" table:display="true" table:show-details="true"/>
                <table:data-pilot-member table:name="31009" table:display="true" table:show-details="true"/>
                <table:data-pilot-member table:name="31018" table:display="true" table:show-details="true"/>
                <table:data-pilot-member table:name="31020" table:display="true" table:show-details="true"/>
                <table:data-pilot-member table:name="31027" table:display="true" table:show-details="true"/>
                <table:data-pilot-member table:name="31029" table:display="true" table:show-details="true"/>
                <table:data-pilot-member table:name="31034" table:display="true" table:show-details="true"/>
                <table:data-pilot-member table:name="31036" table:display="true" table:show-details="true"/>
                <table:data-pilot-member table:name="31048" table:display="true" table:show-details="true"/>
                <table:data-pilot-member table:name="31078" table:display="true" table:show-details="true"/>
                <table:data-pilot-member table:name="31087" table:display="true" table:show-details="true"/>
                <table:data-pilot-member table:name="31100" table:display="true" table:show-details="true"/>
                <table:data-pilot-member table:name="31102" table:display="true" table:show-details="true"/>
                <table:data-pilot-member table:name="31103" table:display="true" table:show-details="true"/>
                <table:data-pilot-member table:name="31107" table:display="true" table:show-details="true"/>
                <table:data-pilot-member table:name="31108" table:display="true" table:show-details="true"/>
                <table:data-pilot-member table:name="31131" table:display="true" table:show-details="true"/>
                <table:data-pilot-member table:name="31134" table:display="true" table:show-details="true"/>
                <table:data-pilot-member table:name="31138" table:display="true" table:show-details="true"/>
                <table:data-pilot-member table:name="31139" table:display="true" table:show-details="true"/>
                <table:data-pilot-member table:name="31159" table:display="true" table:show-details="true"/>
                <table:data-pilot-member table:name="31161" table:display="true" table:show-details="true"/>
                <table:data-pilot-member table:name="31170" table:display="true" table:show-details="true"/>
                <table:data-pilot-member table:name="31177" table:display="true" table:show-details="true"/>
                <table:data-pilot-member table:name="31188" table:display="true" table:show-details="true"/>
                <table:data-pilot-member table:name="31206" table:display="true" table:show-details="true"/>
                <table:data-pilot-member table:name="31214" table:display="true" table:show-details="true"/>
                <table:data-pilot-member table:name="31229" table:display="true" table:show-details="true"/>
                <table:data-pilot-member table:name="31230" table:display="true" table:show-details="true"/>
                <table:data-pilot-member table:name="31280" table:display="true" table:show-details="true"/>
                <table:data-pilot-member table:name="31296" table:display="true" table:show-details="true"/>
                <table:data-pilot-member table:name="31312" table:display="true" table:show-details="true"/>
                <table:data-pilot-member table:name="31323" table:display="true" table:show-details="true"/>
                <table:data-pilot-member table:name="31331" table:display="true" table:show-details="true"/>
                <table:data-pilot-member table:name="31336" table:display="true" table:show-details="true"/>
                <table:data-pilot-member table:name="31356" table:display="true" table:show-details="true"/>
                <table:data-pilot-member table:name="31362" table:display="true" table:show-details="true"/>
                <table:data-pilot-member table:name="31371" table:display="true" table:show-details="true"/>
                <table:data-pilot-member table:name="31375" table:display="true" table:show-details="true"/>
                <table:data-pilot-member table:name="31376" table:display="true" table:show-details="true"/>
                <table:data-pilot-member table:name="31378" table:display="true" table:show-details="true"/>
                <table:data-pilot-member table:name="31379" table:display="true" table:show-details="true"/>
                <table:data-pilot-member table:name="31387" table:display="true" table:show-details="true"/>
                <table:data-pilot-member table:name="31388" table:display="true" table:show-details="true"/>
                <table:data-pilot-member table:name="31391" table:display="true" table:show-details="true"/>
                <table:data-pilot-member table:name="31396" table:display="true" table:show-details="true"/>
                <table:data-pilot-member table:name="31398" table:display="true" table:show-details="true"/>
                <table:data-pilot-member table:name="31406" table:display="true" table:show-details="true"/>
                <table:data-pilot-member table:name="31414" table:display="true" table:show-details="true"/>
                <table:data-pilot-member table:name="31427" table:display="true" table:show-details="true"/>
                <table:data-pilot-member table:name="31437" table:display="true" table:show-details="true"/>
                <table:data-pilot-member table:name="31441" table:display="true" table:show-details="true"/>
                <table:data-pilot-member table:name="31452" table:display="true" table:show-details="true"/>
                <table:data-pilot-member table:name="31462" table:display="true" table:show-details="true"/>
                <table:data-pilot-member table:name="31469" table:display="true" table:show-details="true"/>
                <table:data-pilot-member table:name="31478" table:display="true" table:show-details="true"/>
                <table:data-pilot-member table:name="31485" table:display="true" table:show-details="true"/>
                <table:data-pilot-member table:name="31496" table:display="true" table:show-details="true"/>
                <table:data-pilot-member table:name="31501" table:display="true" table:show-details="true"/>
                <table:data-pilot-member table:name="31504" table:display="true" table:show-details="true"/>
                <table:data-pilot-member table:name="31508" table:display="true" table:show-details="true"/>
                <table:data-pilot-member table:name="31509" table:display="true" table:show-details="true"/>
                <table:data-pilot-member table:name="31510" table:display="true" table:show-details="true"/>
                <table:data-pilot-member table:name="31522" table:display="true" table:show-details="true"/>
                <table:data-pilot-member table:name="31531" table:display="true" table:show-details="true"/>
                <table:data-pilot-member table:name="31533" table:display="true" table:show-details="true"/>
                <table:data-pilot-member table:name="31573" table:display="true" table:show-details="true"/>
                <table:data-pilot-member table:name="31576" table:display="true" table:show-details="true"/>
                <table:data-pilot-member table:name="31583" table:display="true" table:show-details="true"/>
                <table:data-pilot-member table:name="31593" table:display="true" table:show-details="true"/>
                <table:data-pilot-member table:name="31596" table:display="true" table:show-details="true"/>
                <table:data-pilot-member table:name="31608" table:display="true" table:show-details="true"/>
                <table:data-pilot-member table:name="31610" table:display="true" table:show-details="true"/>
                <table:data-pilot-member table:name="31615" table:display="true" table:show-details="true"/>
                <table:data-pilot-member table:name="31644" table:display="true" table:show-details="true"/>
                <table:data-pilot-member table:name="31646" table:display="true" table:show-details="true"/>
                <table:data-pilot-member table:name="31683" table:display="true" table:show-details="true"/>
                <table:data-pilot-member table:name="31687" table:display="true" table:show-details="true"/>
                <table:data-pilot-member table:name="31700" table:display="true" table:show-details="true"/>
                <table:data-pilot-member table:name="31703" table:display="true" table:show-details="true"/>
                <table:data-pilot-member table:name="31723" table:display="true" table:show-details="true"/>
                <table:data-pilot-member table:name="31736" table:display="true" table:show-details="true"/>
                <table:data-pilot-member table:name="31737" table:display="true" table:show-details="true"/>
                <table:data-pilot-member table:name="31752" table:display="true" table:show-details="true"/>
                <table:data-pilot-member table:name="31759" table:display="true" table:show-details="true"/>
                <table:data-pilot-member table:name="31760" table:display="true" table:show-details="true"/>
                <table:data-pilot-member table:name="31770" table:display="true" table:show-details="true"/>
                <table:data-pilot-member table:name="31783" table:display="true" table:show-details="true"/>
                <table:data-pilot-member table:name="31786" table:display="true" table:show-details="true"/>
                <table:data-pilot-member table:name="31787" table:display="true" table:show-details="true"/>
                <table:data-pilot-member table:name="31802" table:display="true" table:show-details="true"/>
                <table:data-pilot-member table:name="31803" table:display="true" table:show-details="true"/>
                <table:data-pilot-member table:name="31810" table:display="true" table:show-details="true"/>
                <table:data-pilot-member table:name="31818" table:display="true" table:show-details="true"/>
                <table:data-pilot-member table:name="31819" table:display="true" table:show-details="true"/>
                <table:data-pilot-member table:name="31824" table:display="true" table:show-details="true"/>
                <table:data-pilot-member table:name="31836" table:display="true" table:show-details="true"/>
                <table:data-pilot-member table:name="31837" table:display="true" table:show-details="true"/>
                <table:data-pilot-member table:name="31869" table:display="true" table:show-details="true"/>
                <table:data-pilot-member table:name="31881" table:display="true" table:show-details="true"/>
                <table:data-pilot-member table:name="31897" table:display="true" table:show-details="true"/>
                <table:data-pilot-member table:name="31913" table:display="true" table:show-details="true"/>
                <table:data-pilot-member table:name="31914" table:display="true" table:show-details="true"/>
                <table:data-pilot-member table:name="31929" table:display="true" table:show-details="true"/>
                <table:data-pilot-member table:name="31932" table:display="true" table:show-details="true"/>
                <table:data-pilot-member table:name="31936" table:display="true" table:show-details="true"/>
                <table:data-pilot-member table:name="31949" table:display="true" table:show-details="true"/>
                <table:data-pilot-member table:name="31972" table:display="true" table:show-details="true"/>
                <table:data-pilot-member table:name="31992" table:display="true" table:show-details="true"/>
                <table:data-pilot-member table:name="32004" table:display="true" table:show-details="true"/>
                <table:data-pilot-member table:name="32023" table:display="true" table:show-details="true"/>
                <table:data-pilot-member table:name="32025" table:display="true" table:show-details="true"/>
                <table:data-pilot-member table:name="32037" table:display="true" table:show-details="true"/>
                <table:data-pilot-member table:name="32047" table:display="true" table:show-details="true"/>
                <table:data-pilot-member table:name="32051" table:display="true" table:show-details="true"/>
                <table:data-pilot-member table:name="32066" table:display="true" table:show-details="true"/>
                <table:data-pilot-member table:name="32087" table:display="true" table:show-details="true"/>
                <table:data-pilot-member table:name="32088" table:display="true" table:show-details="true"/>
                <table:data-pilot-member table:name="32092" table:display="true" table:show-details="true"/>
                <table:data-pilot-member table:name="32096" table:display="true" table:show-details="true"/>
                <table:data-pilot-member table:name="32108" table:display="true" table:show-details="true"/>
                <table:data-pilot-member table:name="32110" table:display="true" table:show-details="true"/>
                <table:data-pilot-member table:name="32124" table:display="true" table:show-details="true"/>
                <table:data-pilot-member table:name="32125" table:display="true" table:show-details="true"/>
                <table:data-pilot-member table:name="32132" table:display="true" table:show-details="true"/>
                <table:data-pilot-member table:name="32133" table:display="true" table:show-details="true"/>
                <table:data-pilot-member table:name="32149" table:display="true" table:show-details="true"/>
                <table:data-pilot-member table:name="32187" table:display="true" table:show-details="true"/>
                <table:data-pilot-member table:name="32196" table:display="true" table:show-details="true"/>
                <table:data-pilot-member table:name="32199" table:display="true" table:show-details="true"/>
                <table:data-pilot-member table:name="32203" table:display="true" table:show-details="true"/>
                <table:data-pilot-member table:name="32207" table:display="true" table:show-details="true"/>
                <table:data-pilot-member table:name="32208" table:display="true" table:show-details="true"/>
                <table:data-pilot-member table:name="32222" table:display="true" table:show-details="true"/>
                <table:data-pilot-member table:name="32226" table:display="true" table:show-details="true"/>
                <table:data-pilot-member table:name="32236" table:display="true" table:show-details="true"/>
                <table:data-pilot-member table:name="32239" table:display="true" table:show-details="true"/>
                <table:data-pilot-member table:name="32243" table:display="true" table:show-details="true"/>
                <table:data-pilot-member table:name="32245" table:display="true" table:show-details="true"/>
                <table:data-pilot-member table:name="32266" table:display="true" table:show-details="true"/>
                <table:data-pilot-member table:name="32267" table:display="true" table:show-details="true"/>
                <table:data-pilot-member table:name="32268" table:display="true" table:show-details="true"/>
                <table:data-pilot-member table:name="32269" table:display="true" table:show-details="true"/>
                <table:data-pilot-member table:name="32279" table:display="true" table:show-details="true"/>
                <table:data-pilot-member table:name="32286" table:display="true" table:show-details="true"/>
                <table:data-pilot-member table:name="32295" table:display="true" table:show-details="true"/>
                <table:data-pilot-member table:name="32306" table:display="true" table:show-details="true"/>
                <table:data-pilot-member table:name="32326" table:display="true" table:show-details="true"/>
                <table:data-pilot-member table:name="32342" table:display="true" table:show-details="true"/>
                <table:data-pilot-member table:name="32343" table:display="true" table:show-details="true"/>
                <table:data-pilot-member table:name="32365" table:display="true" table:show-details="true"/>
                <table:data-pilot-member table:name="32381" table:display="true" table:show-details="true"/>
                <table:data-pilot-member table:name="32387" table:display="true" table:show-details="true"/>
                <table:data-pilot-member table:name="32398" table:display="true" table:show-details="true"/>
                <table:data-pilot-member table:name="32418" table:display="true" table:show-details="true"/>
                <table:data-pilot-member table:name="32420" table:display="true" table:show-details="true"/>
                <table:data-pilot-member table:name="32431" table:display="true" table:show-details="true"/>
                <table:data-pilot-member table:name="32437" table:display="true" table:show-details="true"/>
                <table:data-pilot-member table:name="32476" table:display="true" table:show-details="true"/>
                <table:data-pilot-member table:name="32477" table:display="true" table:show-details="true"/>
                <table:data-pilot-member table:name="32507" table:display="true" table:show-details="true"/>
                <table:data-pilot-member table:name="32521" table:display="true" table:show-details="true"/>
                <table:data-pilot-member table:name="32522" table:display="true" table:show-details="true"/>
                <table:data-pilot-member table:name="32525" table:display="true" table:show-details="true"/>
                <table:data-pilot-member table:name="32527" table:display="true" table:show-details="true"/>
                <table:data-pilot-member table:name="32536" table:display="true" table:show-details="true"/>
                <table:data-pilot-member table:name="32543" table:display="true" table:show-details="true"/>
                <table:data-pilot-member table:name="32551" table:display="true" table:show-details="true"/>
                <table:data-pilot-member table:name="32556" table:display="true" table:show-details="true"/>
                <table:data-pilot-member table:name="32565" table:display="true" table:show-details="true"/>
                <table:data-pilot-member table:name="32567" table:display="true" table:show-details="true"/>
                <table:data-pilot-member table:name="32575" table:display="true" table:show-details="true"/>
                <table:data-pilot-member table:name="32596" table:display="true" table:show-details="true"/>
                <table:data-pilot-member table:name="32598" table:display="true" table:show-details="true"/>
                <table:data-pilot-member table:name="32621" table:display="true" table:show-details="true"/>
                <table:data-pilot-member table:name="32624" table:display="true" table:show-details="true"/>
                <table:data-pilot-member table:name="32643" table:display="true" table:show-details="true"/>
                <table:data-pilot-member table:name="32644" table:display="true" table:show-details="true"/>
                <table:data-pilot-member table:name="32660" table:display="true" table:show-details="true"/>
                <table:data-pilot-member table:name="32665" table:display="true" table:show-details="true"/>
                <table:data-pilot-member table:name="32666" table:display="true" table:show-details="true"/>
                <table:data-pilot-member table:name="32673" table:display="true" table:show-details="true"/>
                <table:data-pilot-member table:name="32693" table:display="true" table:show-details="true"/>
                <table:data-pilot-member table:name="32699" table:display="true" table:show-details="true"/>
                <table:data-pilot-member table:name="32722" table:display="true" table:show-details="true"/>
                <table:data-pilot-member table:name="32727" table:display="true" table:show-details="true"/>
                <table:data-pilot-member table:name="32735" table:display="true" table:show-details="true"/>
                <table:data-pilot-member table:name="32757" table:display="true" table:show-details="true"/>
                <table:data-pilot-member table:name="32760" table:display="true" table:show-details="true"/>
                <table:data-pilot-member table:name="32771" table:display="true" table:show-details="true"/>
                <table:data-pilot-member table:name="32794" table:display="true" table:show-details="true"/>
                <table:data-pilot-member table:name="32796" table:display="true" table:show-details="true"/>
                <table:data-pilot-member table:name="32806" table:display="true" table:show-details="true"/>
                <table:data-pilot-member table:name="32815" table:display="true" table:show-details="true"/>
                <table:data-pilot-member table:name="32819" table:display="true" table:show-details="true"/>
                <table:data-pilot-member table:name="32820" table:display="true" table:show-details="true"/>
                <table:data-pilot-member table:name="32823" table:display="true" table:show-details="true"/>
                <table:data-pilot-member table:name="32826" table:display="true" table:show-details="true"/>
                <table:data-pilot-member table:name="32835" table:display="true" table:show-details="true"/>
                <table:data-pilot-member table:name="32838" table:display="true" table:show-details="true"/>
                <table:data-pilot-member table:name="32840" table:display="true" table:show-details="true"/>
                <table:data-pilot-member table:name="32878" table:display="true" table:show-details="true"/>
                <table:data-pilot-member table:name="32903" table:display="true" table:show-details="true"/>
                <table:data-pilot-member table:name="32910" table:display="true" table:show-details="true"/>
                <table:data-pilot-member table:name="32927" table:display="true" table:show-details="true"/>
                <table:data-pilot-member table:name="32930" table:display="true" table:show-details="true"/>
                <table:data-pilot-member table:name="32953" table:display="true" table:show-details="true"/>
                <table:data-pilot-member table:name="32967" table:display="true" table:show-details="true"/>
                <table:data-pilot-member table:name="32997" table:display="true" table:show-details="true"/>
                <table:data-pilot-member table:name="33038" table:display="true" table:show-details="true"/>
                <table:data-pilot-member table:name="33039" table:display="true" table:show-details="true"/>
                <table:data-pilot-member table:name="33048" table:display="true" table:show-details="true"/>
                <table:data-pilot-member table:name="33062" table:display="true" table:show-details="true"/>
                <table:data-pilot-member table:name="33067" table:display="true" table:show-details="true"/>
                <table:data-pilot-member table:name="33069" table:display="true" table:show-details="true"/>
                <table:data-pilot-member table:name="33090" table:display="true" table:show-details="true"/>
                <table:data-pilot-member table:name="33096" table:display="true" table:show-details="true"/>
                <table:data-pilot-member table:name="33098" table:display="true" table:show-details="true"/>
                <table:data-pilot-member table:name="33105" table:display="true" table:show-details="true"/>
                <table:data-pilot-member table:name="33112" table:display="true" table:show-details="true"/>
                <table:data-pilot-member table:name="33115" table:display="true" table:show-details="true"/>
                <table:data-pilot-member table:name="33133" table:display="true" table:show-details="true"/>
                <table:data-pilot-member table:name="33135" table:display="true" table:show-details="true"/>
                <table:data-pilot-member table:name="33156" table:display="true" table:show-details="true"/>
                <table:data-pilot-member table:name="33166" table:display="true" table:show-details="true"/>
                <table:data-pilot-member table:name="33184" table:display="true" table:show-details="true"/>
                <table:data-pilot-member table:name="33196" table:display="true" table:show-details="true"/>
                <table:data-pilot-member table:name="33205" table:display="true" table:show-details="true"/>
                <table:data-pilot-member table:name="33213" table:display="true" table:show-details="true"/>
                <table:data-pilot-member table:name="33217" table:display="true" table:show-details="true"/>
                <table:data-pilot-member table:name="33235" table:display="true" table:show-details="true"/>
                <table:data-pilot-member table:name="33236" table:display="true" table:show-details="true"/>
                <table:data-pilot-member table:name="33244" table:display="true" table:show-details="true"/>
                <table:data-pilot-member table:name="33245" table:display="true" table:show-details="true"/>
                <table:data-pilot-member table:name="33246" table:display="true" table:show-details="true"/>
                <table:data-pilot-member table:name="33265" table:display="true" table:show-details="true"/>
                <table:data-pilot-member table:name="33268" table:display="true" table:show-details="true"/>
                <table:data-pilot-member table:name="33276" table:display="true" table:show-details="true"/>
                <table:data-pilot-member table:name="33278" table:display="true" table:show-details="true"/>
                <table:data-pilot-member table:name="33281" table:display="true" table:show-details="true"/>
                <table:data-pilot-member table:name="33290" table:display="true" table:show-details="true"/>
                <table:data-pilot-member table:name="33295" table:display="true" table:show-details="true"/>
                <table:data-pilot-member table:name="33298" table:display="true" table:show-details="true"/>
                <table:data-pilot-member table:name="33307" table:display="true" table:show-details="true"/>
                <table:data-pilot-member table:name="33311" table:display="true" table:show-details="true"/>
                <table:data-pilot-member table:name="33317" table:display="true" table:show-details="true"/>
                <table:data-pilot-member table:name="33320" table:display="true" table:show-details="true"/>
                <table:data-pilot-member table:name="33328" table:display="true" table:show-details="true"/>
                <table:data-pilot-member table:name="33334" table:display="true" table:show-details="true"/>
                <table:data-pilot-member table:name="33337" table:display="true" table:show-details="true"/>
                <table:data-pilot-member table:name="33355" table:display="true" table:show-details="true"/>
                <table:data-pilot-member table:name="33363" table:display="true" table:show-details="true"/>
                <table:data-pilot-member table:name="33384" table:display="true" table:show-details="true"/>
                <table:data-pilot-member table:name="33394" table:display="true" table:show-details="true"/>
                <table:data-pilot-member table:name="33418" table:display="true" table:show-details="true"/>
                <table:data-pilot-member table:name="33419" table:display="true" table:show-details="true"/>
                <table:data-pilot-member table:name="33423" table:display="true" table:show-details="true"/>
                <table:data-pilot-member table:name="33436" table:display="true" table:show-details="true"/>
                <table:data-pilot-member table:name="33443" table:display="true" table:show-details="true"/>
                <table:data-pilot-member table:name="33455" table:display="true" table:show-details="true"/>
                <table:data-pilot-member table:name="33479" table:display="true" table:show-details="true"/>
                <table:data-pilot-member table:name="33485" table:display="true" table:show-details="true"/>
                <table:data-pilot-member table:name="33493" table:display="true" table:show-details="true"/>
                <table:data-pilot-member table:name="33503" table:display="true" table:show-details="true"/>
                <table:data-pilot-member table:name="33515" table:display="true" table:show-details="true"/>
                <table:data-pilot-member table:name="33529" table:display="true" table:show-details="true"/>
                <table:data-pilot-member table:name="33544" table:display="true" table:show-details="true"/>
                <table:data-pilot-member table:name="33551" table:display="true" table:show-details="true"/>
                <table:data-pilot-member table:name="33563" table:display="true" table:show-details="true"/>
                <table:data-pilot-member table:name="33567" table:display="true" table:show-details="true"/>
                <table:data-pilot-member table:name="33570" table:display="true" table:show-details="true"/>
                <table:data-pilot-member table:name="33585" table:display="true" table:show-details="true"/>
                <table:data-pilot-member table:name="33591" table:display="true" table:show-details="true"/>
                <table:data-pilot-member table:name="33593" table:display="true" table:show-details="true"/>
                <table:data-pilot-member table:name="33624" table:display="true" table:show-details="true"/>
                <table:data-pilot-member table:name="33632" table:display="true" table:show-details="true"/>
                <table:data-pilot-member table:name="33640" table:display="true" table:show-details="true"/>
                <table:data-pilot-member table:name="33646" table:display="true" table:show-details="true"/>
                <table:data-pilot-member table:name="33651" table:display="true" table:show-details="true"/>
                <table:data-pilot-member table:name="33664" table:display="true" table:show-details="true"/>
                <table:data-pilot-member table:name="33672" table:display="true" table:show-details="true"/>
                <table:data-pilot-member table:name="33673" table:display="true" table:show-details="true"/>
                <table:data-pilot-member table:name="33676" table:display="true" table:show-details="true"/>
                <table:data-pilot-member table:name="33677" table:display="true" table:show-details="true"/>
                <table:data-pilot-member table:name="33681" table:display="true" table:show-details="true"/>
                <table:data-pilot-member table:name="33687" table:display="true" table:show-details="true"/>
                <table:data-pilot-member table:name="33696" table:display="true" table:show-details="true"/>
                <table:data-pilot-member table:name="33702" table:display="true" table:show-details="true"/>
                <table:data-pilot-member table:name="33720" table:display="true" table:show-details="true"/>
                <table:data-pilot-member table:name="33739" table:display="true" table:show-details="true"/>
                <table:data-pilot-member table:name="33750" table:display="true" table:show-details="true"/>
                <table:data-pilot-member table:name="33760" table:display="true" table:show-details="true"/>
                <table:data-pilot-member table:name="33766" table:display="true" table:show-details="true"/>
                <table:data-pilot-member table:name="33771" table:display="true" table:show-details="true"/>
                <table:data-pilot-member table:name="33782" table:display="true" table:show-details="true"/>
                <table:data-pilot-member table:name="33791" table:display="true" table:show-details="true"/>
                <table:data-pilot-member table:name="33796" table:display="true" table:show-details="true"/>
                <table:data-pilot-member table:name="33800" table:display="true" table:show-details="true"/>
                <table:data-pilot-member table:name="33824" table:display="true" table:show-details="true"/>
                <table:data-pilot-member table:name="33829" table:display="true" table:show-details="true"/>
                <table:data-pilot-member table:name="33840" table:display="true" table:show-details="true"/>
                <table:data-pilot-member table:name="33860" table:display="true" table:show-details="true"/>
                <table:data-pilot-member table:name="33861" table:display="true" table:show-details="true"/>
                <table:data-pilot-member table:name="33870" table:display="true" table:show-details="true"/>
                <table:data-pilot-member table:name="33877" table:display="true" table:show-details="true"/>
                <table:data-pilot-member table:name="33879" table:display="true" table:show-details="true"/>
                <table:data-pilot-member table:name="33883" table:display="true" table:show-details="true"/>
                <table:data-pilot-member table:name="33889" table:display="true" table:show-details="true"/>
                <table:data-pilot-member table:name="33892" table:display="true" table:show-details="true"/>
                <table:data-pilot-member table:name="33897" table:display="true" table:show-details="true"/>
                <table:data-pilot-member table:name="33909" table:display="true" table:show-details="true"/>
                <table:data-pilot-member table:name="33914" table:display="true" table:show-details="true"/>
                <table:data-pilot-member table:name="33939" table:display="true" table:show-details="true"/>
                <table:data-pilot-member table:name="33950" table:display="true" table:show-details="true"/>
                <table:data-pilot-member table:name="33955" table:display="true" table:show-details="true"/>
                <table:data-pilot-member table:name="33969" table:display="true" table:show-details="true"/>
                <table:data-pilot-member table:name="33989" table:display="true" table:show-details="true"/>
                <table:data-pilot-member table:name="33994" table:display="true" table:show-details="true"/>
                <table:data-pilot-member table:name="33998" table:display="true" table:show-details="true"/>
                <table:data-pilot-member table:name="34000" table:display="true" table:show-details="true"/>
                <table:data-pilot-member table:name="34013" table:display="true" table:show-details="true"/>
                <table:data-pilot-member table:name="34019" table:display="true" table:show-details="true"/>
                <table:data-pilot-member table:name="34024" table:display="true" table:show-details="true"/>
                <table:data-pilot-member table:name="34042" table:display="true" table:show-details="true"/>
                <table:data-pilot-member table:name="34046" table:display="true" table:show-details="true"/>
                <table:data-pilot-member table:name="34072" table:display="true" table:show-details="true"/>
                <table:data-pilot-member table:name="34090" table:display="true" table:show-details="true"/>
                <table:data-pilot-member table:name="34096" table:display="true" table:show-details="true"/>
                <table:data-pilot-member table:name="34117" table:display="true" table:show-details="true"/>
                <table:data-pilot-member table:name="34118" table:display="true" table:show-details="true"/>
                <table:data-pilot-member table:name="34133" table:display="true" table:show-details="true"/>
                <table:data-pilot-member table:name="34140" table:display="true" table:show-details="true"/>
                <table:data-pilot-member table:name="34150" table:display="true" table:show-details="true"/>
                <table:data-pilot-member table:name="34151" table:display="true" table:show-details="true"/>
                <table:data-pilot-member table:name="34166" table:display="true" table:show-details="true"/>
                <table:data-pilot-member table:name="34172" table:display="true" table:show-details="true"/>
                <table:data-pilot-member table:name="34176" table:display="true" table:show-details="true"/>
                <table:data-pilot-member table:name="34179" table:display="true" table:show-details="true"/>
                <table:data-pilot-member table:name="34186" table:display="true" table:show-details="true"/>
                <table:data-pilot-member table:name="34189" table:display="true" table:show-details="true"/>
                <table:data-pilot-member table:name="34221" table:display="true" table:show-details="true"/>
                <table:data-pilot-member table:name="34224" table:display="true" table:show-details="true"/>
                <table:data-pilot-member table:name="34233" table:display="true" table:show-details="true"/>
                <table:data-pilot-member table:name="34238" table:display="true" table:show-details="true"/>
                <table:data-pilot-member table:name="34248" table:display="true" table:show-details="true"/>
                <table:data-pilot-member table:name="34255" table:display="true" table:show-details="true"/>
                <table:data-pilot-member table:name="34274" table:display="true" table:show-details="true"/>
                <table:data-pilot-member table:name="34276" table:display="true" table:show-details="true"/>
                <table:data-pilot-member table:name="34277" table:display="true" table:show-details="true"/>
                <table:data-pilot-member table:name="34291" table:display="true" table:show-details="true"/>
                <table:data-pilot-member table:name="34292" table:display="true" table:show-details="true"/>
                <table:data-pilot-member table:name="34299" table:display="true" table:show-details="true"/>
                <table:data-pilot-member table:name="34307" table:display="true" table:show-details="true"/>
                <table:data-pilot-member table:name="34319" table:display="true" table:show-details="true"/>
                <table:data-pilot-member table:name="34322" table:display="true" table:show-details="true"/>
                <table:data-pilot-member table:name="34328" table:display="true" table:show-details="true"/>
                <table:data-pilot-member table:name="34347" table:display="true" table:show-details="true"/>
                <table:data-pilot-member table:name="34349" table:display="true" table:show-details="true"/>
                <table:data-pilot-member table:name="34351" table:display="true" table:show-details="true"/>
                <table:data-pilot-member table:name="34353" table:display="true" table:show-details="true"/>
                <table:data-pilot-member table:name="34363" table:display="true" table:show-details="true"/>
                <table:data-pilot-member table:name="34364" table:display="true" table:show-details="true"/>
                <table:data-pilot-member table:name="34369" table:display="true" table:show-details="true"/>
                <table:data-pilot-member table:name="34376" table:display="true" table:show-details="true"/>
                <table:data-pilot-member table:name="34387" table:display="true" table:show-details="true"/>
                <table:data-pilot-member table:name="34415" table:display="true" table:show-details="true"/>
                <table:data-pilot-member table:name="34422" table:display="true" table:show-details="true"/>
                <table:data-pilot-member table:name="34425" table:display="true" table:show-details="true"/>
                <table:data-pilot-member table:name="34426" table:display="true" table:show-details="true"/>
                <table:data-pilot-member table:name="34427" table:display="true" table:show-details="true"/>
                <table:data-pilot-member table:name="34429" table:display="true" table:show-details="true"/>
                <table:data-pilot-member table:name="34438" table:display="true" table:show-details="true"/>
                <table:data-pilot-member table:name="34439" table:display="true" table:show-details="true"/>
                <table:data-pilot-member table:name="34442" table:display="true" table:show-details="true"/>
                <table:data-pilot-member table:name="34446" table:display="true" table:show-details="true"/>
                <table:data-pilot-member table:name="34450" table:display="true" table:show-details="true"/>
                <table:data-pilot-member table:name="34453" table:display="true" table:show-details="true"/>
                <table:data-pilot-member table:name="34472" table:display="true" table:show-details="true"/>
                <table:data-pilot-member table:name="34474" table:display="true" table:show-details="true"/>
                <table:data-pilot-member table:name="34475" table:display="true" table:show-details="true"/>
                <table:data-pilot-member table:name="34488" table:display="true" table:show-details="true"/>
                <table:data-pilot-member table:name="34499" table:display="true" table:show-details="true"/>
                <table:data-pilot-member table:name="34504" table:display="true" table:show-details="true"/>
                <table:data-pilot-member table:name="34508" table:display="true" table:show-details="true"/>
                <table:data-pilot-member table:name="34509" table:display="true" table:show-details="true"/>
                <table:data-pilot-member table:name="34510" table:display="true" table:show-details="true"/>
                <table:data-pilot-member table:name="34512" table:display="true" table:show-details="true"/>
                <table:data-pilot-member table:name="34520" table:display="true" table:show-details="true"/>
                <table:data-pilot-member table:name="34528" table:display="true" table:show-details="true"/>
                <table:data-pilot-member table:name="34537" table:display="true" table:show-details="true"/>
                <table:data-pilot-member table:name="34539" table:display="true" table:show-details="true"/>
                <table:data-pilot-member table:name="34541" table:display="true" table:show-details="true"/>
                <table:data-pilot-member table:name="34551" table:display="true" table:show-details="true"/>
                <table:data-pilot-member table:name="34554" table:display="true" table:show-details="true"/>
                <table:data-pilot-member table:name="34560" table:display="true" table:show-details="true"/>
                <table:data-pilot-member table:name="34581" table:display="true" table:show-details="true"/>
                <table:data-pilot-member table:name="34585" table:display="true" table:show-details="true"/>
                <table:data-pilot-member table:name="34587" table:display="true" table:show-details="true"/>
                <table:data-pilot-member table:name="34603" table:display="true" table:show-details="true"/>
                <table:data-pilot-member table:name="34626" table:display="true" table:show-details="true"/>
                <table:data-pilot-member table:name="34639" table:display="true" table:show-details="true"/>
                <table:data-pilot-member table:name="34644" table:display="true" table:show-details="true"/>
                <table:data-pilot-member table:name="34651" table:display="true" table:show-details="true"/>
                <table:data-pilot-member table:name="34654" table:display="true" table:show-details="true"/>
                <table:data-pilot-member table:name="34660" table:display="true" table:show-details="true"/>
                <table:data-pilot-member table:name="34669" table:display="true" table:show-details="true"/>
                <table:data-pilot-member table:name="34684" table:display="true" table:show-details="true"/>
                <table:data-pilot-member table:name="34687" table:display="true" table:show-details="true"/>
                <table:data-pilot-member table:name="34704" table:display="true" table:show-details="true"/>
                <table:data-pilot-member table:name="34711" table:display="true" table:show-details="true"/>
                <table:data-pilot-member table:name="34714" table:display="true" table:show-details="true"/>
                <table:data-pilot-member table:name="34718" table:display="true" table:show-details="true"/>
                <table:data-pilot-member table:name="34720" table:display="true" table:show-details="true"/>
                <table:data-pilot-member table:name="34738" table:display="true" table:show-details="true"/>
                <table:data-pilot-member table:name="34742" table:display="true" table:show-details="true"/>
                <table:data-pilot-member table:name="34758" table:display="true" table:show-details="true"/>
                <table:data-pilot-member table:name="34767" table:display="true" table:show-details="true"/>
                <table:data-pilot-member table:name="34820" table:display="true" table:show-details="true"/>
                <table:data-pilot-member table:name="34828" table:display="true" table:show-details="true"/>
                <table:data-pilot-member table:name="34835" table:display="true" table:show-details="true"/>
                <table:data-pilot-member table:name="34852" table:display="true" table:show-details="true"/>
                <table:data-pilot-member table:name="34853" table:display="true" table:show-details="true"/>
                <table:data-pilot-member table:name="34854" table:display="true" table:show-details="true"/>
                <table:data-pilot-member table:name="34895" table:display="true" table:show-details="true"/>
                <table:data-pilot-member table:name="34903" table:display="true" table:show-details="true"/>
                <table:data-pilot-member table:name="34923" table:display="true" table:show-details="true"/>
                <table:data-pilot-member table:name="34938" table:display="true" table:show-details="true"/>
                <table:data-pilot-member table:name="34941" table:display="true" table:show-details="true"/>
                <table:data-pilot-member table:name="34944" table:display="true" table:show-details="true"/>
                <table:data-pilot-member table:name="34967" table:display="true" table:show-details="true"/>
                <table:data-pilot-member table:name="34969" table:display="true" table:show-details="true"/>
                <table:data-pilot-member table:name="34983" table:display="true" table:show-details="true"/>
                <table:data-pilot-member table:name="34993" table:display="true" table:show-details="true"/>
                <table:data-pilot-member table:name="34994" table:display="true" table:show-details="true"/>
                <table:data-pilot-member table:name="35009" table:display="true" table:show-details="true"/>
                <table:data-pilot-member table:name="35013" table:display="true" table:show-details="true"/>
                <table:data-pilot-member table:name="35016" table:display="true" table:show-details="true"/>
                <table:data-pilot-member table:name="35029" table:display="true" table:show-details="true"/>
                <table:data-pilot-member table:name="35030" table:display="true" table:show-details="true"/>
                <table:data-pilot-member table:name="35033" table:display="true" table:show-details="true"/>
                <table:data-pilot-member table:name="35034" table:display="true" table:show-details="true"/>
                <table:data-pilot-member table:name="35036" table:display="true" table:show-details="true"/>
                <table:data-pilot-member table:name="35038" table:display="true" table:show-details="true"/>
                <table:data-pilot-member table:name="35045" table:display="true" table:show-details="true"/>
                <table:data-pilot-member table:name="35050" table:display="true" table:show-details="true"/>
                <table:data-pilot-member table:name="35051" table:display="true" table:show-details="true"/>
                <table:data-pilot-member table:name="35056" table:display="true" table:show-details="true"/>
                <table:data-pilot-member table:name="35084" table:display="true" table:show-details="true"/>
                <table:data-pilot-member table:name="35098" table:display="true" table:show-details="true"/>
                <table:data-pilot-member table:name="35129" table:display="true" table:show-details="true"/>
                <table:data-pilot-member table:name="35131" table:display="true" table:show-details="true"/>
                <table:data-pilot-member table:name="35149" table:display="true" table:show-details="true"/>
                <table:data-pilot-member table:name="35155" table:display="true" table:show-details="true"/>
                <table:data-pilot-member table:name="35163" table:display="true" table:show-details="true"/>
                <table:data-pilot-member table:name="35164" table:display="true" table:show-details="true"/>
                <table:data-pilot-member table:name="35181" table:display="true" table:show-details="true"/>
                <table:data-pilot-member table:name="35182" table:display="true" table:show-details="true"/>
                <table:data-pilot-member table:name="35194" table:display="true" table:show-details="true"/>
                <table:data-pilot-member table:name="35200" table:display="true" table:show-details="true"/>
                <table:data-pilot-member table:name="35206" table:display="true" table:show-details="true"/>
                <table:data-pilot-member table:name="35236" table:display="true" table:show-details="true"/>
                <table:data-pilot-member table:name="35239" table:display="true" table:show-details="true"/>
                <table:data-pilot-member table:name="35248" table:display="true" table:show-details="true"/>
                <table:data-pilot-member table:name="35258" table:display="true" table:show-details="true"/>
                <table:data-pilot-member table:name="35268" table:display="true" table:show-details="true"/>
                <table:data-pilot-member table:name="35273" table:display="true" table:show-details="true"/>
                <table:data-pilot-member table:name="35282" table:display="true" table:show-details="true"/>
                <table:data-pilot-member table:name="35285" table:display="true" table:show-details="true"/>
                <table:data-pilot-member table:name="35293" table:display="true" table:show-details="true"/>
                <table:data-pilot-member table:name="35306" table:display="true" table:show-details="true"/>
                <table:data-pilot-member table:name="35308" table:display="true" table:show-details="true"/>
                <table:data-pilot-member table:name="35314" table:display="true" table:show-details="true"/>
                <table:data-pilot-member table:name="35320" table:display="true" table:show-details="true"/>
                <table:data-pilot-member table:name="35330" table:display="true" table:show-details="true"/>
                <table:data-pilot-member table:name="35333" table:display="true" table:show-details="true"/>
                <table:data-pilot-member table:name="35347" table:display="true" table:show-details="true"/>
                <table:data-pilot-member table:name="35350" table:display="true" table:show-details="true"/>
                <table:data-pilot-member table:name="35354" table:display="true" table:show-details="true"/>
                <table:data-pilot-member table:name="35366" table:display="true" table:show-details="true"/>
                <table:data-pilot-member table:name="35369" table:display="true" table:show-details="true"/>
                <table:data-pilot-member table:name="35373" table:display="true" table:show-details="true"/>
                <table:data-pilot-member table:name="35375" table:display="true" table:show-details="true"/>
                <table:data-pilot-member table:name="35414" table:display="true" table:show-details="true"/>
                <table:data-pilot-member table:name="35421" table:display="true" table:show-details="true"/>
                <table:data-pilot-member table:name="35440" table:display="true" table:show-details="true"/>
                <table:data-pilot-member table:name="35447" table:display="true" table:show-details="true"/>
                <table:data-pilot-member table:name="35449" table:display="true" table:show-details="true"/>
                <table:data-pilot-member table:name="35456" table:display="true" table:show-details="true"/>
                <table:data-pilot-member table:name="35477" table:display="true" table:show-details="true"/>
                <table:data-pilot-member table:name="35478" table:display="true" table:show-details="true"/>
                <table:data-pilot-member table:name="35481" table:display="true" table:show-details="true"/>
                <table:data-pilot-member table:name="35503" table:display="true" table:show-details="true"/>
                <table:data-pilot-member table:name="35513" table:display="true" table:show-details="true"/>
                <table:data-pilot-member table:name="35516" table:display="true" table:show-details="true"/>
                <table:data-pilot-member table:name="35524" table:display="true" table:show-details="true"/>
                <table:data-pilot-member table:name="35528" table:display="true" table:show-details="true"/>
                <table:data-pilot-member table:name="35529" table:display="true" table:show-details="true"/>
                <table:data-pilot-member table:name="35572" table:display="true" table:show-details="true"/>
                <table:data-pilot-member table:name="35574" table:display="true" table:show-details="true"/>
                <table:data-pilot-member table:name="35576" table:display="true" table:show-details="true"/>
                <table:data-pilot-member table:name="35577" table:display="true" table:show-details="true"/>
                <table:data-pilot-member table:name="35581" table:display="true" table:show-details="true"/>
                <table:data-pilot-member table:name="35585" table:display="true" table:show-details="true"/>
                <table:data-pilot-member table:name="35596" table:display="true" table:show-details="true"/>
                <table:data-pilot-member table:name="35597" table:display="true" table:show-details="true"/>
                <table:data-pilot-member table:name="35609" table:display="true" table:show-details="true"/>
                <table:data-pilot-member table:name="35615" table:display="true" table:show-details="true"/>
                <table:data-pilot-member table:name="35622" table:display="true" table:show-details="true"/>
                <table:data-pilot-member table:name="35625" table:display="true" table:show-details="true"/>
                <table:data-pilot-member table:name="35660" table:display="true" table:show-details="true"/>
                <table:data-pilot-member table:name="35689" table:display="true" table:show-details="true"/>
                <table:data-pilot-member table:name="35696" table:display="true" table:show-details="true"/>
                <table:data-pilot-member table:name="35702" table:display="true" table:show-details="true"/>
                <table:data-pilot-member table:name="35713" table:display="true" table:show-details="true"/>
                <table:data-pilot-member table:name="35717" table:display="true" table:show-details="true"/>
                <table:data-pilot-member table:name="35732" table:display="true" table:show-details="true"/>
                <table:data-pilot-member table:name="35743" table:display="true" table:show-details="true"/>
                <table:data-pilot-member table:name="35748" table:display="true" table:show-details="true"/>
                <table:data-pilot-member table:name="35753" table:display="true" table:show-details="true"/>
                <table:data-pilot-member table:name="35755" table:display="true" table:show-details="true"/>
                <table:data-pilot-member table:name="35757" table:display="true" table:show-details="true"/>
                <table:data-pilot-member table:name="35765" table:display="true" table:show-details="true"/>
                <table:data-pilot-member table:name="35769" table:display="true" table:show-details="true"/>
                <table:data-pilot-member table:name="35787" table:display="true" table:show-details="true"/>
                <table:data-pilot-member table:name="35792" table:display="true" table:show-details="true"/>
                <table:data-pilot-member table:name="35814" table:display="true" table:show-details="true"/>
                <table:data-pilot-member table:name="35820" table:display="true" table:show-details="true"/>
                <table:data-pilot-member table:name="35823" table:display="true" table:show-details="true"/>
                <table:data-pilot-member table:name="35829" table:display="true" table:show-details="true"/>
                <table:data-pilot-member table:name="35832" table:display="true" table:show-details="true"/>
                <table:data-pilot-member table:name="35843" table:display="true" table:show-details="true"/>
                <table:data-pilot-member table:name="35844" table:display="true" table:show-details="true"/>
                <table:data-pilot-member table:name="35850" table:display="true" table:show-details="true"/>
                <table:data-pilot-member table:name="35853" table:display="true" table:show-details="true"/>
                <table:data-pilot-member table:name="35855" table:display="true" table:show-details="true"/>
                <table:data-pilot-member table:name="35856" table:display="true" table:show-details="true"/>
                <table:data-pilot-member table:name="35863" table:display="true" table:show-details="true"/>
                <table:data-pilot-member table:name="35885" table:display="true" table:show-details="true"/>
                <table:data-pilot-member table:name="35905" table:display="true" table:show-details="true"/>
                <table:data-pilot-member table:name="35931" table:display="true" table:show-details="true"/>
                <table:data-pilot-member table:name="35936" table:display="true" table:show-details="true"/>
                <table:data-pilot-member table:name="35954" table:display="true" table:show-details="true"/>
                <table:data-pilot-member table:name="35963" table:display="true" table:show-details="true"/>
                <table:data-pilot-member table:name="35997" table:display="true" table:show-details="true"/>
                <table:data-pilot-member table:name="35998" table:display="true" table:show-details="true"/>
                <table:data-pilot-member table:name="36007" table:display="true" table:show-details="true"/>
                <table:data-pilot-member table:name="36019" table:display="true" table:show-details="true"/>
                <table:data-pilot-member table:name="36039" table:display="true" table:show-details="true"/>
                <table:data-pilot-member table:name="36056" table:display="true" table:show-details="true"/>
                <table:data-pilot-member table:name="36058" table:display="true" table:show-details="true"/>
                <table:data-pilot-member table:name="36062" table:display="true" table:show-details="true"/>
                <table:data-pilot-member table:name="36065" table:display="true" table:show-details="true"/>
                <table:data-pilot-member table:name="36070" table:display="true" table:show-details="true"/>
                <table:data-pilot-member table:name="36093" table:display="true" table:show-details="true"/>
                <table:data-pilot-member table:name="36103" table:display="true" table:show-details="true"/>
                <table:data-pilot-member table:name="36113" table:display="true" table:show-details="true"/>
                <table:data-pilot-member table:name="36114" table:display="true" table:show-details="true"/>
                <table:data-pilot-member table:name="36119" table:display="true" table:show-details="true"/>
                <table:data-pilot-member table:name="36122" table:display="true" table:show-details="true"/>
                <table:data-pilot-member table:name="36137" table:display="true" table:show-details="true"/>
                <table:data-pilot-member table:name="36140" table:display="true" table:show-details="true"/>
                <table:data-pilot-member table:name="36142" table:display="true" table:show-details="true"/>
                <table:data-pilot-member table:name="36148" table:display="true" table:show-details="true"/>
                <table:data-pilot-member table:name="36150" table:display="true" table:show-details="true"/>
                <table:data-pilot-member table:name="36153" table:display="true" table:show-details="true"/>
                <table:data-pilot-member table:name="36157" table:display="true" table:show-details="true"/>
                <table:data-pilot-member table:name="36159" table:display="true" table:show-details="true"/>
                <table:data-pilot-member table:name="36167" table:display="true" table:show-details="true"/>
                <table:data-pilot-member table:name="36168" table:display="true" table:show-details="true"/>
                <table:data-pilot-member table:name="36179" table:display="true" table:show-details="true"/>
                <table:data-pilot-member table:name="36194" table:display="true" table:show-details="true"/>
                <table:data-pilot-member table:name="36198" table:display="true" table:show-details="true"/>
                <table:data-pilot-member table:name="36205" table:display="true" table:show-details="true"/>
                <table:data-pilot-member table:name="36207" table:display="true" table:show-details="true"/>
                <table:data-pilot-member table:name="36215" table:display="true" table:show-details="true"/>
                <table:data-pilot-member table:name="36235" table:display="true" table:show-details="true"/>
                <table:data-pilot-member table:name="36242" table:display="true" table:show-details="true"/>
                <table:data-pilot-member table:name="36257" table:display="true" table:show-details="true"/>
                <table:data-pilot-member table:name="36260" table:display="true" table:show-details="true"/>
                <table:data-pilot-member table:name="36278" table:display="true" table:show-details="true"/>
                <table:data-pilot-member table:name="36282" table:display="true" table:show-details="true"/>
                <table:data-pilot-member table:name="36291" table:display="true" table:show-details="true"/>
                <table:data-pilot-member table:name="36296" table:display="true" table:show-details="true"/>
                <table:data-pilot-member table:name="36306" table:display="true" table:show-details="true"/>
                <table:data-pilot-member table:name="36307" table:display="true" table:show-details="true"/>
                <table:data-pilot-member table:name="36318" table:display="true" table:show-details="true"/>
                <table:data-pilot-member table:name="36326" table:display="true" table:show-details="true"/>
                <table:data-pilot-member table:name="36330" table:display="true" table:show-details="true"/>
                <table:data-pilot-member table:name="36331" table:display="true" table:show-details="true"/>
                <table:data-pilot-member table:name="36338" table:display="true" table:show-details="true"/>
                <table:data-pilot-member table:name="36341" table:display="true" table:show-details="true"/>
                <table:data-pilot-member table:name="36350" table:display="true" table:show-details="true"/>
                <table:data-pilot-member table:name="36360" table:display="true" table:show-details="true"/>
                <table:data-pilot-member table:name="36364" table:display="true" table:show-details="true"/>
                <table:data-pilot-member table:name="36380" table:display="true" table:show-details="true"/>
                <table:data-pilot-member table:name="36383" table:display="true" table:show-details="true"/>
                <table:data-pilot-member table:name="36386" table:display="true" table:show-details="true"/>
                <table:data-pilot-member table:name="36387" table:display="true" table:show-details="true"/>
                <table:data-pilot-member table:name="36391" table:display="true" table:show-details="true"/>
                <table:data-pilot-member table:name="36394" table:display="true" table:show-details="true"/>
                <table:data-pilot-member table:name="36402" table:display="true" table:show-details="true"/>
                <table:data-pilot-member table:name="36403" table:display="true" table:show-details="true"/>
                <table:data-pilot-member table:name="36406" table:display="true" table:show-details="true"/>
                <table:data-pilot-member table:name="36423" table:display="true" table:show-details="true"/>
                <table:data-pilot-member table:name="36424" table:display="true" table:show-details="true"/>
                <table:data-pilot-member table:name="36434" table:display="true" table:show-details="true"/>
                <table:data-pilot-member table:name="36437" table:display="true" table:show-details="true"/>
                <table:data-pilot-member table:name="36446" table:display="true" table:show-details="true"/>
                <table:data-pilot-member table:name="36459" table:display="true" table:show-details="true"/>
                <table:data-pilot-member table:name="36463" table:display="true" table:show-details="true"/>
                <table:data-pilot-member table:name="36466" table:display="true" table:show-details="true"/>
                <table:data-pilot-member table:name="36470" table:display="true" table:show-details="true"/>
                <table:data-pilot-member table:name="36472" table:display="true" table:show-details="true"/>
                <table:data-pilot-member table:name="36484" table:display="true" table:show-details="true"/>
                <table:data-pilot-member table:name="36499" table:display="true" table:show-details="true"/>
                <table:data-pilot-member table:name="36533" table:display="true" table:show-details="true"/>
                <table:data-pilot-member table:name="36545" table:display="true" table:show-details="true"/>
                <table:data-pilot-member table:name="36555" table:display="true" table:show-details="true"/>
                <table:data-pilot-member table:name="36566" table:display="true" table:show-details="true"/>
                <table:data-pilot-member table:name="36569" table:display="true" table:show-details="true"/>
                <table:data-pilot-member table:name="36571" table:display="true" table:show-details="true"/>
                <table:data-pilot-member table:name="36589" table:display="true" table:show-details="true"/>
                <table:data-pilot-member table:name="36617" table:display="true" table:show-details="true"/>
                <table:data-pilot-member table:name="36633" table:display="true" table:show-details="true"/>
                <table:data-pilot-member table:name="36634" table:display="true" table:show-details="true"/>
                <table:data-pilot-member table:name="36639" table:display="true" table:show-details="true"/>
                <table:data-pilot-member table:name="36683" table:display="true" table:show-details="true"/>
                <table:data-pilot-member table:name="36684" table:display="true" table:show-details="true"/>
                <table:data-pilot-member table:name="36685" table:display="true" table:show-details="true"/>
                <table:data-pilot-member table:name="36701" table:display="true" table:show-details="true"/>
                <table:data-pilot-member table:name="36711" table:display="true" table:show-details="true"/>
                <table:data-pilot-member table:name="36713" table:display="true" table:show-details="true"/>
                <table:data-pilot-member table:name="36737" table:display="true" table:show-details="true"/>
                <table:data-pilot-member table:name="36743" table:display="true" table:show-details="true"/>
                <table:data-pilot-member table:name="36771" table:display="true" table:show-details="true"/>
                <table:data-pilot-member table:name="36783" table:display="true" table:show-details="true"/>
                <table:data-pilot-member table:name="36794" table:display="true" table:show-details="true"/>
                <table:data-pilot-member table:name="36813" table:display="true" table:show-details="true"/>
                <table:data-pilot-member table:name="36835" table:display="true" table:show-details="true"/>
                <table:data-pilot-member table:name="36847" table:display="true" table:show-details="true"/>
                <table:data-pilot-member table:name="36853" table:display="true" table:show-details="true"/>
                <table:data-pilot-member table:name="36864" table:display="true" table:show-details="true"/>
                <table:data-pilot-member table:name="36890" table:display="true" table:show-details="true"/>
                <table:data-pilot-member table:name="36897" table:display="true" table:show-details="true"/>
                <table:data-pilot-member table:name="36909" table:display="true" table:show-details="true"/>
                <table:data-pilot-member table:name="36916" table:display="true" table:show-details="true"/>
                <table:data-pilot-member table:name="36917" table:display="true" table:show-details="true"/>
                <table:data-pilot-member table:name="36919" table:display="true" table:show-details="true"/>
                <table:data-pilot-member table:name="36924" table:display="true" table:show-details="true"/>
                <table:data-pilot-member table:name="36942" table:display="true" table:show-details="true"/>
                <table:data-pilot-member table:name="36945" table:display="true" table:show-details="true"/>
                <table:data-pilot-member table:name="36949" table:display="true" table:show-details="true"/>
                <table:data-pilot-member table:name="36954" table:display="true" table:show-details="true"/>
                <table:data-pilot-member table:name="36957" table:display="true" table:show-details="true"/>
                <table:data-pilot-member table:name="36962" table:display="true" table:show-details="true"/>
                <table:data-pilot-member table:name="36980" table:display="true" table:show-details="true"/>
                <table:data-pilot-member table:name="37008" table:display="true" table:show-details="true"/>
                <table:data-pilot-member table:name="37023" table:display="true" table:show-details="true"/>
                <table:data-pilot-member table:name="37033" table:display="true" table:show-details="true"/>
                <table:data-pilot-member table:name="37038" table:display="true" table:show-details="true"/>
                <table:data-pilot-member table:name="37040" table:display="true" table:show-details="true"/>
                <table:data-pilot-member table:name="37041" table:display="true" table:show-details="true"/>
                <table:data-pilot-member table:name="37045" table:display="true" table:show-details="true"/>
                <table:data-pilot-member table:name="37060" table:display="true" table:show-details="true"/>
                <table:data-pilot-member table:name="37066" table:display="true" table:show-details="true"/>
                <table:data-pilot-member table:name="37068" table:display="true" table:show-details="true"/>
                <table:data-pilot-member table:name="37069" table:display="true" table:show-details="true"/>
                <table:data-pilot-member table:name="37074" table:display="true" table:show-details="true"/>
                <table:data-pilot-member table:name="37084" table:display="true" table:show-details="true"/>
                <table:data-pilot-member table:name="37087" table:display="true" table:show-details="true"/>
                <table:data-pilot-member table:name="37097" table:display="true" table:show-details="true"/>
                <table:data-pilot-member table:name="37110" table:display="true" table:show-details="true"/>
                <table:data-pilot-member table:name="37142" table:display="true" table:show-details="true"/>
                <table:data-pilot-member table:name="37144" table:display="true" table:show-details="true"/>
                <table:data-pilot-member table:name="37150" table:display="true" table:show-details="true"/>
                <table:data-pilot-member table:name="37159" table:display="true" table:show-details="true"/>
                <table:data-pilot-member table:name="37172" table:display="true" table:show-details="true"/>
                <table:data-pilot-member table:name="37180" table:display="true" table:show-details="true"/>
                <table:data-pilot-member table:name="37196" table:display="true" table:show-details="true"/>
                <table:data-pilot-member table:name="37209" table:display="true" table:show-details="true"/>
                <table:data-pilot-member table:name="37214" table:display="true" table:show-details="true"/>
                <table:data-pilot-member table:name="37224" table:display="true" table:show-details="true"/>
                <table:data-pilot-member table:name="37233" table:display="true" table:show-details="true"/>
                <table:data-pilot-member table:name="37242" table:display="true" table:show-details="true"/>
                <table:data-pilot-member table:name="37249" table:display="true" table:show-details="true"/>
                <table:data-pilot-member table:name="37277" table:display="true" table:show-details="true"/>
                <table:data-pilot-member table:name="37285" table:display="true" table:show-details="true"/>
                <table:data-pilot-member table:name="37286" table:display="true" table:show-details="true"/>
                <table:data-pilot-member table:name="37302" table:display="true" table:show-details="true"/>
                <table:data-pilot-member table:name="37304" table:display="true" table:show-details="true"/>
                <table:data-pilot-member table:name="37315" table:display="true" table:show-details="true"/>
                <table:data-pilot-member table:name="37317" table:display="true" table:show-details="true"/>
                <table:data-pilot-member table:name="37322" table:display="true" table:show-details="true"/>
                <table:data-pilot-member table:name="37337" table:display="true" table:show-details="true"/>
                <table:data-pilot-member table:name="37349" table:display="true" table:show-details="true"/>
                <table:data-pilot-member table:name="37366" table:display="true" table:show-details="true"/>
                <table:data-pilot-member table:name="37376" table:display="true" table:show-details="true"/>
                <table:data-pilot-member table:name="37380" table:display="true" table:show-details="true"/>
                <table:data-pilot-member table:name="37393" table:display="true" table:show-details="true"/>
                <table:data-pilot-member table:name="37405" table:display="true" table:show-details="true"/>
                <table:data-pilot-member table:name="37406" table:display="true" table:show-details="true"/>
                <table:data-pilot-member table:name="37410" table:display="true" table:show-details="true"/>
                <table:data-pilot-member table:name="37414" table:display="true" table:show-details="true"/>
                <table:data-pilot-member table:name="37416" table:display="true" table:show-details="true"/>
                <table:data-pilot-member table:name="37417" table:display="true" table:show-details="true"/>
                <table:data-pilot-member table:name="37427" table:display="true" table:show-details="true"/>
                <table:data-pilot-member table:name="37447" table:display="true" table:show-details="true"/>
                <table:data-pilot-member table:name="37453" table:display="true" table:show-details="true"/>
                <table:data-pilot-member table:name="37464" table:display="true" table:show-details="true"/>
                <table:data-pilot-member table:name="37478" table:display="true" table:show-details="true"/>
                <table:data-pilot-member table:name="37485" table:display="true" table:show-details="true"/>
                <table:data-pilot-member table:name="37502" table:display="true" table:show-details="true"/>
                <table:data-pilot-member table:name="37515" table:display="true" table:show-details="true"/>
                <table:data-pilot-member table:name="37516" table:display="true" table:show-details="true"/>
                <table:data-pilot-member table:name="37539" table:display="true" table:show-details="true"/>
                <table:data-pilot-member table:name="37557" table:display="true" table:show-details="true"/>
                <table:data-pilot-member table:name="37560" table:display="true" table:show-details="true"/>
                <table:data-pilot-member table:name="37575" table:display="true" table:show-details="true"/>
                <table:data-pilot-member table:name="37593" table:display="true" table:show-details="true"/>
                <table:data-pilot-member table:name="37596" table:display="true" table:show-details="true"/>
                <table:data-pilot-member table:name="37598" table:display="true" table:show-details="true"/>
                <table:data-pilot-member table:name="37599" table:display="true" table:show-details="true"/>
                <table:data-pilot-member table:name="37611" table:display="true" table:show-details="true"/>
                <table:data-pilot-member table:name="37627" table:display="true" table:show-details="true"/>
                <table:data-pilot-member table:name="37630" table:display="true" table:show-details="true"/>
                <table:data-pilot-member table:name="37641" table:display="true" table:show-details="true"/>
                <table:data-pilot-member table:name="37648" table:display="true" table:show-details="true"/>
                <table:data-pilot-member table:name="37653" table:display="true" table:show-details="true"/>
                <table:data-pilot-member table:name="37657" table:display="true" table:show-details="true"/>
                <table:data-pilot-member table:name="37679" table:display="true" table:show-details="true"/>
                <table:data-pilot-member table:name="37683" table:display="true" table:show-details="true"/>
                <table:data-pilot-member table:name="37691" table:display="true" table:show-details="true"/>
                <table:data-pilot-member table:name="37695" table:display="true" table:show-details="true"/>
                <table:data-pilot-member table:name="37697" table:display="true" table:show-details="true"/>
                <table:data-pilot-member table:name="37717" table:display="true" table:show-details="true"/>
                <table:data-pilot-member table:name="37722" table:display="true" table:show-details="true"/>
                <table:data-pilot-member table:name="37727" table:display="true" table:show-details="true"/>
                <table:data-pilot-member table:name="37731" table:display="true" table:show-details="true"/>
                <table:data-pilot-member table:name="37735" table:display="true" table:show-details="true"/>
                <table:data-pilot-member table:name="37747" table:display="true" table:show-details="true"/>
                <table:data-pilot-member table:name="37749" table:display="true" table:show-details="true"/>
                <table:data-pilot-member table:name="37751" table:display="true" table:show-details="true"/>
                <table:data-pilot-member table:name="37754" table:display="true" table:show-details="true"/>
                <table:data-pilot-member table:name="37755" table:display="true" table:show-details="true"/>
                <table:data-pilot-member table:name="37784" table:display="true" table:show-details="true"/>
                <table:data-pilot-member table:name="37787" table:display="true" table:show-details="true"/>
                <table:data-pilot-member table:name="37792" table:display="true" table:show-details="true"/>
                <table:data-pilot-member table:name="37793" table:display="true" table:show-details="true"/>
                <table:data-pilot-member table:name="37827" table:display="true" table:show-details="true"/>
                <table:data-pilot-member table:name="37828" table:display="true" table:show-details="true"/>
                <table:data-pilot-member table:name="37830" table:display="true" table:show-details="true"/>
                <table:data-pilot-member table:name="37832" table:display="true" table:show-details="true"/>
                <table:data-pilot-member table:name="37835" table:display="true" table:show-details="true"/>
                <table:data-pilot-member table:name="37839" table:display="true" table:show-details="true"/>
                <table:data-pilot-member table:name="37867" table:display="true" table:show-details="true"/>
                <table:data-pilot-member table:name="37876" table:display="true" table:show-details="true"/>
                <table:data-pilot-member table:name="37877" table:display="true" table:show-details="true"/>
                <table:data-pilot-member table:name="37889" table:display="true" table:show-details="true"/>
                <table:data-pilot-member table:name="37896" table:display="true" table:show-details="true"/>
                <table:data-pilot-member table:name="37917" table:display="true" table:show-details="true"/>
                <table:data-pilot-member table:name="37921" table:display="true" table:show-details="true"/>
                <table:data-pilot-member table:name="37934" table:display="true" table:show-details="true"/>
                <table:data-pilot-member table:name="37988" table:display="true" table:show-details="true"/>
                <table:data-pilot-member table:name="37995" table:display="true" table:show-details="true"/>
                <table:data-pilot-member table:name="38009" table:display="true" table:show-details="true"/>
                <table:data-pilot-member table:name="38012" table:display="true" table:show-details="true"/>
                <table:data-pilot-member table:name="38027" table:display="true" table:show-details="true"/>
                <table:data-pilot-member table:name="38045" table:display="true" table:show-details="true"/>
                <table:data-pilot-member table:name="38048" table:display="true" table:show-details="true"/>
                <table:data-pilot-member table:name="38051" table:display="true" table:show-details="true"/>
                <table:data-pilot-member table:name="38061" table:display="true" table:show-details="true"/>
                <table:data-pilot-member table:name="38062" table:display="true" table:show-details="true"/>
                <table:data-pilot-member table:name="38072" table:display="true" table:show-details="true"/>
                <table:data-pilot-member table:name="38082" table:display="true" table:show-details="true"/>
                <table:data-pilot-member table:name="38084" table:display="true" table:show-details="true"/>
                <table:data-pilot-member table:name="38085" table:display="true" table:show-details="true"/>
                <table:data-pilot-member table:name="38097" table:display="true" table:show-details="true"/>
                <table:data-pilot-member table:name="38120" table:display="true" table:show-details="true"/>
                <table:data-pilot-member table:name="38122" table:display="true" table:show-details="true"/>
                <table:data-pilot-member table:name="38126" table:display="true" table:show-details="true"/>
                <table:data-pilot-member table:name="38127" table:display="true" table:show-details="true"/>
                <table:data-pilot-member table:name="38129" table:display="true" table:show-details="true"/>
                <table:data-pilot-member table:name="38137" table:display="true" table:show-details="true"/>
                <table:data-pilot-member table:name="38140" table:display="true" table:show-details="true"/>
                <table:data-pilot-member table:name="38141" table:display="true" table:show-details="true"/>
                <table:data-pilot-member table:name="38147" table:display="true" table:show-details="true"/>
                <table:data-pilot-member table:name="38162" table:display="true" table:show-details="true"/>
                <table:data-pilot-member table:name="38166" table:display="true" table:show-details="true"/>
                <table:data-pilot-member table:name="38182" table:display="true" table:show-details="true"/>
                <table:data-pilot-member table:name="38190" table:display="true" table:show-details="true"/>
                <table:data-pilot-member table:name="38193" table:display="true" table:show-details="true"/>
                <table:data-pilot-member table:name="38196" table:display="true" table:show-details="true"/>
                <table:data-pilot-member table:name="38198" table:display="true" table:show-details="true"/>
                <table:data-pilot-member table:name="38200" table:display="true" table:show-details="true"/>
                <table:data-pilot-member table:name="38202" table:display="true" table:show-details="true"/>
                <table:data-pilot-member table:name="38204" table:display="true" table:show-details="true"/>
                <table:data-pilot-member table:name="38215" table:display="true" table:show-details="true"/>
                <table:data-pilot-member table:name="38223" table:display="true" table:show-details="true"/>
                <table:data-pilot-member table:name="38227" table:display="true" table:show-details="true"/>
                <table:data-pilot-member table:name="38239" table:display="true" table:show-details="true"/>
                <table:data-pilot-member table:name="38242" table:display="true" table:show-details="true"/>
                <table:data-pilot-member table:name="38248" table:display="true" table:show-details="true"/>
                <table:data-pilot-member table:name="38267" table:display="true" table:show-details="true"/>
                <table:data-pilot-member table:name="38268" table:display="true" table:show-details="true"/>
                <table:data-pilot-member table:name="38269" table:display="true" table:show-details="true"/>
                <table:data-pilot-member table:name="38271" table:display="true" table:show-details="true"/>
                <table:data-pilot-member table:name="38279" table:display="true" table:show-details="true"/>
                <table:data-pilot-member table:name="38284" table:display="true" table:show-details="true"/>
                <table:data-pilot-member table:name="38291" table:display="true" table:show-details="true"/>
                <table:data-pilot-member table:name="38309" table:display="true" table:show-details="true"/>
                <table:data-pilot-member table:name="38310" table:display="true" table:show-details="true"/>
                <table:data-pilot-member table:name="38330" table:display="true" table:show-details="true"/>
                <table:data-pilot-member table:name="38335" table:display="true" table:show-details="true"/>
                <table:data-pilot-member table:name="38344" table:display="true" table:show-details="true"/>
                <table:data-pilot-member table:name="38346" table:display="true" table:show-details="true"/>
                <table:data-pilot-member table:name="38355" table:display="true" table:show-details="true"/>
                <table:data-pilot-member table:name="38357" table:display="true" table:show-details="true"/>
                <table:data-pilot-member table:name="38361" table:display="true" table:show-details="true"/>
                <table:data-pilot-member table:name="38363" table:display="true" table:show-details="true"/>
                <table:data-pilot-member table:name="38387" table:display="true" table:show-details="true"/>
                <table:data-pilot-member table:name="38421" table:display="true" table:show-details="true"/>
                <table:data-pilot-member table:name="38433" table:display="true" table:show-details="true"/>
                <table:data-pilot-member table:name="38451" table:display="true" table:show-details="true"/>
                <table:data-pilot-member table:name="38454" table:display="true" table:show-details="true"/>
                <table:data-pilot-member table:name="38457" table:display="true" table:show-details="true"/>
                <table:data-pilot-member table:name="38476" table:display="true" table:show-details="true"/>
                <table:data-pilot-member table:name="38479" table:display="true" table:show-details="true"/>
                <table:data-pilot-member table:name="38486" table:display="true" table:show-details="true"/>
                <table:data-pilot-member table:name="38487" table:display="true" table:show-details="true"/>
                <table:data-pilot-member table:name="38504" table:display="true" table:show-details="true"/>
                <table:data-pilot-member table:name="38506" table:display="true" table:show-details="true"/>
                <table:data-pilot-member table:name="38532" table:display="true" table:show-details="true"/>
                <table:data-pilot-member table:name="38534" table:display="true" table:show-details="true"/>
                <table:data-pilot-member table:name="38537" table:display="true" table:show-details="true"/>
                <table:data-pilot-member table:name="38559" table:display="true" table:show-details="true"/>
                <table:data-pilot-member table:name="38561" table:display="true" table:show-details="true"/>
                <table:data-pilot-member table:name="38567" table:display="true" table:show-details="true"/>
                <table:data-pilot-member table:name="38572" table:display="true" table:show-details="true"/>
                <table:data-pilot-member table:name="38576" table:display="true" table:show-details="true"/>
                <table:data-pilot-member table:name="38582" table:display="true" table:show-details="true"/>
                <table:data-pilot-member table:name="38593" table:display="true" table:show-details="true"/>
                <table:data-pilot-member table:name="38601" table:display="true" table:show-details="true"/>
                <table:data-pilot-member table:name="38605" table:display="true" table:show-details="true"/>
                <table:data-pilot-member table:name="38610" table:display="true" table:show-details="true"/>
                <table:data-pilot-member table:name="38613" table:display="true" table:show-details="true"/>
                <table:data-pilot-member table:name="38623" table:display="true" table:show-details="true"/>
                <table:data-pilot-member table:name="38631" table:display="true" table:show-details="true"/>
                <table:data-pilot-member table:name="38635" table:display="true" table:show-details="true"/>
                <table:data-pilot-member table:name="38657" table:display="true" table:show-details="true"/>
                <table:data-pilot-member table:name="38673" table:display="true" table:show-details="true"/>
                <table:data-pilot-member table:name="38676" table:display="true" table:show-details="true"/>
                <table:data-pilot-member table:name="38681" table:display="true" table:show-details="true"/>
                <table:data-pilot-member table:name="38700" table:display="true" table:show-details="true"/>
                <table:data-pilot-member table:name="38701" table:display="true" table:show-details="true"/>
                <table:data-pilot-member table:name="38725" table:display="true" table:show-details="true"/>
                <table:data-pilot-member table:name="38735" table:display="true" table:show-details="true"/>
                <table:data-pilot-member table:name="38754" table:display="true" table:show-details="true"/>
                <table:data-pilot-member table:name="38756" table:display="true" table:show-details="true"/>
                <table:data-pilot-member table:name="38766" table:display="true" table:show-details="true"/>
                <table:data-pilot-member table:name="38768" table:display="true" table:show-details="true"/>
                <table:data-pilot-member table:name="38771" table:display="true" table:show-details="true"/>
                <table:data-pilot-member table:name="38775" table:display="true" table:show-details="true"/>
                <table:data-pilot-member table:name="38782" table:display="true" table:show-details="true"/>
                <table:data-pilot-member table:name="38793" table:display="true" table:show-details="true"/>
                <table:data-pilot-member table:name="38807" table:display="true" table:show-details="true"/>
                <table:data-pilot-member table:name="38823" table:display="true" table:show-details="true"/>
                <table:data-pilot-member table:name="38855" table:display="true" table:show-details="true"/>
                <table:data-pilot-member table:name="38862" table:display="true" table:show-details="true"/>
                <table:data-pilot-member table:name="38875" table:display="true" table:show-details="true"/>
                <table:data-pilot-member table:name="38882" table:display="true" table:show-details="true"/>
                <table:data-pilot-member table:name="38895" table:display="true" table:show-details="true"/>
                <table:data-pilot-member table:name="38898" table:display="true" table:show-details="true"/>
                <table:data-pilot-member table:name="38913" table:display="true" table:show-details="true"/>
                <table:data-pilot-member table:name="38914" table:display="true" table:show-details="true"/>
                <table:data-pilot-member table:name="38919" table:display="true" table:show-details="true"/>
                <table:data-pilot-member table:name="38931" table:display="true" table:show-details="true"/>
                <table:data-pilot-member table:name="38934" table:display="true" table:show-details="true"/>
                <table:data-pilot-member table:name="38947" table:display="true" table:show-details="true"/>
                <table:data-pilot-member table:name="38954" table:display="true" table:show-details="true"/>
                <table:data-pilot-member table:name="38957" table:display="true" table:show-details="true"/>
                <table:data-pilot-member table:name="38970" table:display="true" table:show-details="true"/>
                <table:data-pilot-member table:name="38972" table:display="true" table:show-details="true"/>
                <table:data-pilot-member table:name="38975" table:display="true" table:show-details="true"/>
                <table:data-pilot-member table:name="38982" table:display="true" table:show-details="true"/>
                <table:data-pilot-member table:name="38986" table:display="true" table:show-details="true"/>
                <table:data-pilot-member table:name="38991" table:display="true" table:show-details="true"/>
                <table:data-pilot-member table:name="38997" table:display="true" table:show-details="true"/>
                <table:data-pilot-member table:name="39008" table:display="true" table:show-details="true"/>
                <table:data-pilot-member table:name="39009" table:display="true" table:show-details="true"/>
                <table:data-pilot-member table:name="39027" table:display="true" table:show-details="true"/>
                <table:data-pilot-member table:name="39062" table:display="true" table:show-details="true"/>
                <table:data-pilot-member table:name="39083" table:display="true" table:show-details="true"/>
                <table:data-pilot-member table:name="39095" table:display="true" table:show-details="true"/>
                <table:data-pilot-member table:name="39099" table:display="true" table:show-details="true"/>
                <table:data-pilot-member table:name="39109" table:display="true" table:show-details="true"/>
                <table:data-pilot-member table:name="39120" table:display="true" table:show-details="true"/>
                <table:data-pilot-member table:name="39129" table:display="true" table:show-details="true"/>
                <table:data-pilot-member table:name="39130" table:display="true" table:show-details="true"/>
                <table:data-pilot-member table:name="39141" table:display="true" table:show-details="true"/>
                <table:data-pilot-member table:name="39142" table:display="true" table:show-details="true"/>
                <table:data-pilot-member table:name="39152" table:display="true" table:show-details="true"/>
                <table:data-pilot-member table:name="39157" table:display="true" table:show-details="true"/>
                <table:data-pilot-member table:name="39185" table:display="true" table:show-details="true"/>
                <table:data-pilot-member table:name="39198" table:display="true" table:show-details="true"/>
                <table:data-pilot-member table:name="39199" table:display="true" table:show-details="true"/>
                <table:data-pilot-member table:name="39209" table:display="true" table:show-details="true"/>
                <table:data-pilot-member table:name="39213" table:display="true" table:show-details="true"/>
                <table:data-pilot-member table:name="39218" table:display="true" table:show-details="true"/>
                <table:data-pilot-member table:name="39219" table:display="true" table:show-details="true"/>
                <table:data-pilot-member table:name="39230" table:display="true" table:show-details="true"/>
                <table:data-pilot-member table:name="39236" table:display="true" table:show-details="true"/>
                <table:data-pilot-member table:name="39253" table:display="true" table:show-details="true"/>
                <table:data-pilot-member table:name="39264" table:display="true" table:show-details="true"/>
                <table:data-pilot-member table:name="39268" table:display="true" table:show-details="true"/>
                <table:data-pilot-member table:name="39291" table:display="true" table:show-details="true"/>
                <table:data-pilot-member table:name="39295" table:display="true" table:show-details="true"/>
                <table:data-pilot-member table:name="39302" table:display="true" table:show-details="true"/>
                <table:data-pilot-member table:name="39307" table:display="true" table:show-details="true"/>
                <table:data-pilot-member table:name="39318" table:display="true" table:show-details="true"/>
                <table:data-pilot-member table:name="39323" table:display="true" table:show-details="true"/>
                <table:data-pilot-member table:name="39325" table:display="true" table:show-details="true"/>
                <table:data-pilot-member table:name="39327" table:display="true" table:show-details="true"/>
                <table:data-pilot-member table:name="39328" table:display="true" table:show-details="true"/>
                <table:data-pilot-member table:name="39329" table:display="true" table:show-details="true"/>
                <table:data-pilot-member table:name="39343" table:display="true" table:show-details="true"/>
                <table:data-pilot-member table:name="39355" table:display="true" table:show-details="true"/>
                <table:data-pilot-member table:name="39356" table:display="true" table:show-details="true"/>
                <table:data-pilot-member table:name="39363" table:display="true" table:show-details="true"/>
                <table:data-pilot-member table:name="39371" table:display="true" table:show-details="true"/>
                <table:data-pilot-member table:name="39381" table:display="true" table:show-details="true"/>
                <table:data-pilot-member table:name="39414" table:display="true" table:show-details="true"/>
                <table:data-pilot-member table:name="39417" table:display="true" table:show-details="true"/>
                <table:data-pilot-member table:name="39439" table:display="true" table:show-details="true"/>
                <table:data-pilot-member table:name="39459" table:display="true" table:show-details="true"/>
                <table:data-pilot-member table:name="39471" table:display="true" table:show-details="true"/>
                <table:data-pilot-member table:name="39479" table:display="true" table:show-details="true"/>
                <table:data-pilot-member table:name="39483" table:display="true" table:show-details="true"/>
                <table:data-pilot-member table:name="39496" table:display="true" table:show-details="true"/>
                <table:data-pilot-member table:name="39497" table:display="true" table:show-details="true"/>
                <table:data-pilot-member table:name="39533" table:display="true" table:show-details="true"/>
                <table:data-pilot-member table:name="39552" table:display="true" table:show-details="true"/>
                <table:data-pilot-member table:name="39553" table:display="true" table:show-details="true"/>
                <table:data-pilot-member table:name="39554" table:display="true" table:show-details="true"/>
                <table:data-pilot-member table:name="39563" table:display="true" table:show-details="true"/>
                <table:data-pilot-member table:name="39569" table:display="true" table:show-details="true"/>
                <table:data-pilot-member table:name="39571" table:display="true" table:show-details="true"/>
                <table:data-pilot-member table:name="39607" table:display="true" table:show-details="true"/>
                <table:data-pilot-member table:name="39637" table:display="true" table:show-details="true"/>
                <table:data-pilot-member table:name="39657" table:display="true" table:show-details="true"/>
                <table:data-pilot-member table:name="39686" table:display="true" table:show-details="true"/>
                <table:data-pilot-member table:name="39694" table:display="true" table:show-details="true"/>
                <table:data-pilot-member table:name="39700" table:display="true" table:show-details="true"/>
                <table:data-pilot-member table:name="39702" table:display="true" table:show-details="true"/>
                <table:data-pilot-member table:name="39706" table:display="true" table:show-details="true"/>
                <table:data-pilot-member table:name="39708" table:display="true" table:show-details="true"/>
                <table:data-pilot-member table:name="39709" table:display="true" table:show-details="true"/>
                <table:data-pilot-member table:name="39716" table:display="true" table:show-details="true"/>
                <table:data-pilot-member table:name="39720" table:display="true" table:show-details="true"/>
                <table:data-pilot-member table:name="39727" table:display="true" table:show-details="true"/>
                <table:data-pilot-member table:name="39763" table:display="true" table:show-details="true"/>
                <table:data-pilot-member table:name="39768" table:display="true" table:show-details="true"/>
                <table:data-pilot-member table:name="39773" table:display="true" table:show-details="true"/>
                <table:data-pilot-member table:name="39774" table:display="true" table:show-details="true"/>
                <table:data-pilot-member table:name="39788" table:display="true" table:show-details="true"/>
                <table:data-pilot-member table:name="39790" table:display="true" table:show-details="true"/>
                <table:data-pilot-member table:name="39816" table:display="true" table:show-details="true"/>
                <table:data-pilot-member table:name="39818" table:display="true" table:show-details="true"/>
                <table:data-pilot-member table:name="39853" table:display="true" table:show-details="true"/>
                <table:data-pilot-member table:name="39856" table:display="true" table:show-details="true"/>
                <table:data-pilot-member table:name="39867" table:display="true" table:show-details="true"/>
                <table:data-pilot-member table:name="39874" table:display="true" table:show-details="true"/>
                <table:data-pilot-member table:name="39882" table:display="true" table:show-details="true"/>
                <table:data-pilot-member table:name="39893" table:display="true" table:show-details="true"/>
                <table:data-pilot-member table:name="39909" table:display="true" table:show-details="true"/>
                <table:data-pilot-member table:name="39910" table:display="true" table:show-details="true"/>
                <table:data-pilot-member table:name="39915" table:display="true" table:show-details="true"/>
                <table:data-pilot-member table:name="39921" table:display="true" table:show-details="true"/>
                <table:data-pilot-member table:name="39943" table:display="true" table:show-details="true"/>
                <table:data-pilot-member table:name="39948" table:display="true" table:show-details="true"/>
                <table:data-pilot-member table:name="39963" table:display="true" table:show-details="true"/>
                <table:data-pilot-member table:name="39964" table:display="true" table:show-details="true"/>
                <table:data-pilot-member table:name="39966" table:display="true" table:show-details="true"/>
                <table:data-pilot-member table:name="39967" table:display="true" table:show-details="true"/>
                <table:data-pilot-member table:name="39968" table:display="true" table:show-details="true"/>
                <table:data-pilot-member table:name="39974" table:display="true" table:show-details="true"/>
                <table:data-pilot-member table:name="39980" table:display="true" table:show-details="true"/>
                <table:data-pilot-member table:name="39982" table:display="true" table:show-details="true"/>
                <table:data-pilot-member table:name="39986" table:display="true" table:show-details="true"/>
                <table:data-pilot-member table:name="39992" table:display="true" table:show-details="true"/>
                <table:data-pilot-member table:name="40013" table:display="true" table:show-details="true"/>
                <table:data-pilot-member table:name="40014" table:display="true" table:show-details="true"/>
                <table:data-pilot-member table:name="40025" table:display="true" table:show-details="true"/>
                <table:data-pilot-member table:name="40045" table:display="true" table:show-details="true"/>
                <table:data-pilot-member table:name="40050" table:display="true" table:show-details="true"/>
                <table:data-pilot-member table:name="40055" table:display="true" table:show-details="true"/>
                <table:data-pilot-member table:name="40056" table:display="true" table:show-details="true"/>
                <table:data-pilot-member table:name="40060" table:display="true" table:show-details="true"/>
                <table:data-pilot-member table:name="40061" table:display="true" table:show-details="true"/>
                <table:data-pilot-member table:name="40068" table:display="true" table:show-details="true"/>
                <table:data-pilot-member table:name="40080" table:display="true" table:show-details="true"/>
                <table:data-pilot-member table:name="40088" table:display="true" table:show-details="true"/>
                <table:data-pilot-member table:name="40089" table:display="true" table:show-details="true"/>
                <table:data-pilot-member table:name="40108" table:display="true" table:show-details="true"/>
                <table:data-pilot-member table:name="40111" table:display="true" table:show-details="true"/>
                <table:data-pilot-member table:name="40143" table:display="true" table:show-details="true"/>
                <table:data-pilot-member table:name="40146" table:display="true" table:show-details="true"/>
                <table:data-pilot-member table:name="40148" table:display="true" table:show-details="true"/>
                <table:data-pilot-member table:name="40153" table:display="true" table:show-details="true"/>
                <table:data-pilot-member table:name="40157" table:display="true" table:show-details="true"/>
                <table:data-pilot-member table:name="40158" table:display="true" table:show-details="true"/>
                <table:data-pilot-member table:name="40167" table:display="true" table:show-details="true"/>
                <table:data-pilot-member table:name="40170" table:display="true" table:show-details="true"/>
                <table:data-pilot-member table:name="40172" table:display="true" table:show-details="true"/>
                <table:data-pilot-member table:name="40173" table:display="true" table:show-details="true"/>
                <table:data-pilot-member table:name="40176" table:display="true" table:show-details="true"/>
                <table:data-pilot-member table:name="40177" table:display="true" table:show-details="true"/>
                <table:data-pilot-member table:name="40193" table:display="true" table:show-details="true"/>
                <table:data-pilot-member table:name="40206" table:display="true" table:show-details="true"/>
                <table:data-pilot-member table:name="40217" table:display="true" table:show-details="true"/>
                <table:data-pilot-member table:name="40224" table:display="true" table:show-details="true"/>
                <table:data-pilot-member table:name="40234" table:display="true" table:show-details="true"/>
                <table:data-pilot-member table:name="40235" table:display="true" table:show-details="true"/>
                <table:data-pilot-member table:name="40252" table:display="true" table:show-details="true"/>
                <table:data-pilot-member table:name="40265" table:display="true" table:show-details="true"/>
                <table:data-pilot-member table:name="40281" table:display="true" table:show-details="true"/>
                <table:data-pilot-member table:name="40284" table:display="true" table:show-details="true"/>
                <table:data-pilot-member table:name="40289" table:display="true" table:show-details="true"/>
                <table:data-pilot-member table:name="40305" table:display="true" table:show-details="true"/>
                <table:data-pilot-member table:name="40319" table:display="true" table:show-details="true"/>
                <table:data-pilot-member table:name="40321" table:display="true" table:show-details="true"/>
                <table:data-pilot-member table:name="40344" table:display="true" table:show-details="true"/>
                <table:data-pilot-member table:name="40345" table:display="true" table:show-details="true"/>
                <table:data-pilot-member table:name="40353" table:display="true" table:show-details="true"/>
                <table:data-pilot-member table:name="40357" table:display="true" table:show-details="true"/>
                <table:data-pilot-member table:name="40398" table:display="true" table:show-details="true"/>
                <table:data-pilot-member table:name="40402" table:display="true" table:show-details="true"/>
                <table:data-pilot-member table:name="40419" table:display="true" table:show-details="true"/>
                <table:data-pilot-member table:name="40423" table:display="true" table:show-details="true"/>
                <table:data-pilot-member table:name="40437" table:display="true" table:show-details="true"/>
                <table:data-pilot-member table:name="40439" table:display="true" table:show-details="true"/>
                <table:data-pilot-member table:name="40450" table:display="true" table:show-details="true"/>
                <table:data-pilot-member table:name="40453" table:display="true" table:show-details="true"/>
                <table:data-pilot-member table:name="40500" table:display="true" table:show-details="true"/>
                <table:data-pilot-member table:name="40519" table:display="true" table:show-details="true"/>
                <table:data-pilot-member table:name="40525" table:display="true" table:show-details="true"/>
                <table:data-pilot-member table:name="40541" table:display="true" table:show-details="true"/>
                <table:data-pilot-member table:name="40552" table:display="true" table:show-details="true"/>
                <table:data-pilot-member table:name="40566" table:display="true" table:show-details="true"/>
                <table:data-pilot-member table:name="40569" table:display="true" table:show-details="true"/>
                <table:data-pilot-member table:name="40577" table:display="true" table:show-details="true"/>
                <table:data-pilot-member table:name="40579" table:display="true" table:show-details="true"/>
                <table:data-pilot-member table:name="40587" table:display="true" table:show-details="true"/>
                <table:data-pilot-member table:name="40596" table:display="true" table:show-details="true"/>
                <table:data-pilot-member table:name="40599" table:display="true" table:show-details="true"/>
                <table:data-pilot-member table:name="40603" table:display="true" table:show-details="true"/>
                <table:data-pilot-member table:name="40604" table:display="true" table:show-details="true"/>
                <table:data-pilot-member table:name="40614" table:display="true" table:show-details="true"/>
                <table:data-pilot-member table:name="40626" table:display="true" table:show-details="true"/>
                <table:data-pilot-member table:name="40630" table:display="true" table:show-details="true"/>
                <table:data-pilot-member table:name="40639" table:display="true" table:show-details="true"/>
                <table:data-pilot-member table:name="40644" table:display="true" table:show-details="true"/>
                <table:data-pilot-member table:name="40652" table:display="true" table:show-details="true"/>
                <table:data-pilot-member table:name="40657" table:display="true" table:show-details="true"/>
                <table:data-pilot-member table:name="40679" table:display="true" table:show-details="true"/>
                <table:data-pilot-member table:name="40684" table:display="true" table:show-details="true"/>
                <table:data-pilot-member table:name="40686" table:display="true" table:show-details="true"/>
                <table:data-pilot-member table:name="40700" table:display="true" table:show-details="true"/>
                <table:data-pilot-member table:name="40712" table:display="true" table:show-details="true"/>
                <table:data-pilot-member table:name="40725" table:display="true" table:show-details="true"/>
                <table:data-pilot-member table:name="40727" table:display="true" table:show-details="true"/>
                <table:data-pilot-member table:name="40730" table:display="true" table:show-details="true"/>
                <table:data-pilot-member table:name="40746" table:display="true" table:show-details="true"/>
                <table:data-pilot-member table:name="40754" table:display="true" table:show-details="true"/>
                <table:data-pilot-member table:name="40756" table:display="true" table:show-details="true"/>
                <table:data-pilot-member table:name="40768" table:display="true" table:show-details="true"/>
                <table:data-pilot-member table:name="40770" table:display="true" table:show-details="true"/>
                <table:data-pilot-member table:name="40788" table:display="true" table:show-details="true"/>
                <table:data-pilot-member table:name="40790" table:display="true" table:show-details="true"/>
                <table:data-pilot-member table:name="40797" table:display="true" table:show-details="true"/>
                <table:data-pilot-member table:name="40800" table:display="true" table:show-details="true"/>
                <table:data-pilot-member table:name="40803" table:display="true" table:show-details="true"/>
                <table:data-pilot-member table:name="40812" table:display="true" table:show-details="true"/>
                <table:data-pilot-member table:name="40815" table:display="true" table:show-details="true"/>
                <table:data-pilot-member table:name="40816" table:display="true" table:show-details="true"/>
                <table:data-pilot-member table:name="40840" table:display="true" table:show-details="true"/>
                <table:data-pilot-member table:name="40851" table:display="true" table:show-details="true"/>
                <table:data-pilot-member table:name="40854" table:display="true" table:show-details="true"/>
                <table:data-pilot-member table:name="40859" table:display="true" table:show-details="true"/>
                <table:data-pilot-member table:name="40866" table:display="true" table:show-details="true"/>
                <table:data-pilot-member table:name="40867" table:display="true" table:show-details="true"/>
                <table:data-pilot-member table:name="40886" table:display="true" table:show-details="true"/>
                <table:data-pilot-member table:name="40894" table:display="true" table:show-details="true"/>
                <table:data-pilot-member table:name="40904" table:display="true" table:show-details="true"/>
                <table:data-pilot-member table:name="40927" table:display="true" table:show-details="true"/>
                <table:data-pilot-member table:name="40928" table:display="true" table:show-details="true"/>
                <table:data-pilot-member table:name="40932" table:display="true" table:show-details="true"/>
                <table:data-pilot-member table:name="40945" table:display="true" table:show-details="true"/>
                <table:data-pilot-member table:name="40950" table:display="true" table:show-details="true"/>
                <table:data-pilot-member table:name="40965" table:display="true" table:show-details="true"/>
                <table:data-pilot-member table:name="40968" table:display="true" table:show-details="true"/>
                <table:data-pilot-member table:name="40970" table:display="true" table:show-details="true"/>
                <table:data-pilot-member table:name="40978" table:display="true" table:show-details="true"/>
                <table:data-pilot-member table:name="40983" table:display="true" table:show-details="true"/>
                <table:data-pilot-member table:name="40996" table:display="true" table:show-details="true"/>
                <table:data-pilot-member table:name="41000" table:display="true" table:show-details="true"/>
                <table:data-pilot-member table:name="41012" table:display="true" table:show-details="true"/>
                <table:data-pilot-member table:name="41015" table:display="true" table:show-details="true"/>
                <table:data-pilot-member table:name="41026" table:display="true" table:show-details="true"/>
                <table:data-pilot-member table:name="41028" table:display="true" table:show-details="true"/>
                <table:data-pilot-member table:name="41032" table:display="true" table:show-details="true"/>
                <table:data-pilot-member table:name="41044" table:display="true" table:show-details="true"/>
                <table:data-pilot-member table:name="41053" table:display="true" table:show-details="true"/>
                <table:data-pilot-member table:name="41071" table:display="true" table:show-details="true"/>
                <table:data-pilot-member table:name="41082" table:display="true" table:show-details="true"/>
                <table:data-pilot-member table:name="41084" table:display="true" table:show-details="true"/>
                <table:data-pilot-member table:name="41086" table:display="true" table:show-details="true"/>
                <table:data-pilot-member table:name="41089" table:display="true" table:show-details="true"/>
                <table:data-pilot-member table:name="41111" table:display="true" table:show-details="true"/>
                <table:data-pilot-member table:name="41122" table:display="true" table:show-details="true"/>
                <table:data-pilot-member table:name="41145" table:display="true" table:show-details="true"/>
                <table:data-pilot-member table:name="41153" table:display="true" table:show-details="true"/>
                <table:data-pilot-member table:name="41155" table:display="true" table:show-details="true"/>
                <table:data-pilot-member table:name="41162" table:display="true" table:show-details="true"/>
                <table:data-pilot-member table:name="41181" table:display="true" table:show-details="true"/>
                <table:data-pilot-member table:name="41223" table:display="true" table:show-details="true"/>
                <table:data-pilot-member table:name="41256" table:display="true" table:show-details="true"/>
                <table:data-pilot-member table:name="41258" table:display="true" table:show-details="true"/>
                <table:data-pilot-member table:name="41261" table:display="true" table:show-details="true"/>
                <table:data-pilot-member table:name="41262" table:display="true" table:show-details="true"/>
                <table:data-pilot-member table:name="41277" table:display="true" table:show-details="true"/>
                <table:data-pilot-member table:name="41280" table:display="true" table:show-details="true"/>
                <table:data-pilot-member table:name="41314" table:display="true" table:show-details="true"/>
                <table:data-pilot-member table:name="41325" table:display="true" table:show-details="true"/>
                <table:data-pilot-member table:name="41326" table:display="true" table:show-details="true"/>
                <table:data-pilot-member table:name="41327" table:display="true" table:show-details="true"/>
                <table:data-pilot-member table:name="41328" table:display="true" table:show-details="true"/>
                <table:data-pilot-member table:name="41330" table:display="true" table:show-details="true"/>
                <table:data-pilot-member table:name="41335" table:display="true" table:show-details="true"/>
                <table:data-pilot-member table:name="41365" table:display="true" table:show-details="true"/>
                <table:data-pilot-member table:name="41368" table:display="true" table:show-details="true"/>
                <table:data-pilot-member table:name="41374" table:display="true" table:show-details="true"/>
                <table:data-pilot-member table:name="41383" table:display="true" table:show-details="true"/>
                <table:data-pilot-member table:name="41385" table:display="true" table:show-details="true"/>
                <table:data-pilot-member table:name="41389" table:display="true" table:show-details="true"/>
                <table:data-pilot-member table:name="41390" table:display="true" table:show-details="true"/>
                <table:data-pilot-member table:name="41411" table:display="true" table:show-details="true"/>
                <table:data-pilot-member table:name="41413" table:display="true" table:show-details="true"/>
                <table:data-pilot-member table:name="41441" table:display="true" table:show-details="true"/>
                <table:data-pilot-member table:name="41442" table:display="true" table:show-details="true"/>
                <table:data-pilot-member table:name="41448" table:display="true" table:show-details="true"/>
                <table:data-pilot-member table:name="41460" table:display="true" table:show-details="true"/>
                <table:data-pilot-member table:name="41474" table:display="true" table:show-details="true"/>
                <table:data-pilot-member table:name="41488" table:display="true" table:show-details="true"/>
                <table:data-pilot-member table:name="41489" table:display="true" table:show-details="true"/>
                <table:data-pilot-member table:name="41502" table:display="true" table:show-details="true"/>
                <table:data-pilot-member table:name="41506" table:display="true" table:show-details="true"/>
                <table:data-pilot-member table:name="41521" table:display="true" table:show-details="true"/>
                <table:data-pilot-member table:name="41522" table:display="true" table:show-details="true"/>
                <table:data-pilot-member table:name="41526" table:display="true" table:show-details="true"/>
                <table:data-pilot-member table:name="41535" table:display="true" table:show-details="true"/>
                <table:data-pilot-member table:name="41537" table:display="true" table:show-details="true"/>
                <table:data-pilot-member table:name="41538" table:display="true" table:show-details="true"/>
                <table:data-pilot-member table:name="41546" table:display="true" table:show-details="true"/>
                <table:data-pilot-member table:name="41548" table:display="true" table:show-details="true"/>
                <table:data-pilot-member table:name="41550" table:display="true" table:show-details="true"/>
                <table:data-pilot-member table:name="41556" table:display="true" table:show-details="true"/>
                <table:data-pilot-member table:name="41558" table:display="true" table:show-details="true"/>
                <table:data-pilot-member table:name="41563" table:display="true" table:show-details="true"/>
                <table:data-pilot-member table:name="41578" table:display="true" table:show-details="true"/>
                <table:data-pilot-member table:name="41593" table:display="true" table:show-details="true"/>
                <table:data-pilot-member table:name="41602" table:display="true" table:show-details="true"/>
                <table:data-pilot-member table:name="41606" table:display="true" table:show-details="true"/>
                <table:data-pilot-member table:name="41608" table:display="true" table:show-details="true"/>
                <table:data-pilot-member table:name="41610" table:display="true" table:show-details="true"/>
                <table:data-pilot-member table:name="41613" table:display="true" table:show-details="true"/>
                <table:data-pilot-member table:name="41616" table:display="true" table:show-details="true"/>
                <table:data-pilot-member table:name="41632" table:display="true" table:show-details="true"/>
                <table:data-pilot-member table:name="41638" table:display="true" table:show-details="true"/>
                <table:data-pilot-member table:name="41643" table:display="true" table:show-details="true"/>
                <table:data-pilot-member table:name="41654" table:display="true" table:show-details="true"/>
                <table:data-pilot-member table:name="41665" table:display="true" table:show-details="true"/>
                <table:data-pilot-member table:name="41675" table:display="true" table:show-details="true"/>
                <table:data-pilot-member table:name="41715" table:display="true" table:show-details="true"/>
                <table:data-pilot-member table:name="41720" table:display="true" table:show-details="true"/>
                <table:data-pilot-member table:name="41723" table:display="true" table:show-details="true"/>
                <table:data-pilot-member table:name="41731" table:display="true" table:show-details="true"/>
                <table:data-pilot-member table:name="41732" table:display="true" table:show-details="true"/>
                <table:data-pilot-member table:name="41753" table:display="true" table:show-details="true"/>
                <table:data-pilot-member table:name="41758" table:display="true" table:show-details="true"/>
                <table:data-pilot-member table:name="41765" table:display="true" table:show-details="true"/>
                <table:data-pilot-member table:name="41771" table:display="true" table:show-details="true"/>
                <table:data-pilot-member table:name="41778" table:display="true" table:show-details="true"/>
                <table:data-pilot-member table:name="41782" table:display="true" table:show-details="true"/>
                <table:data-pilot-member table:name="41811" table:display="true" table:show-details="true"/>
                <table:data-pilot-member table:name="41822" table:display="true" table:show-details="true"/>
                <table:data-pilot-member table:name="41834" table:display="true" table:show-details="true"/>
                <table:data-pilot-member table:name="41851" table:display="true" table:show-details="true"/>
                <table:data-pilot-member table:name="41854" table:display="true" table:show-details="true"/>
                <table:data-pilot-member table:name="41867" table:display="true" table:show-details="true"/>
                <table:data-pilot-member table:name="41872" table:display="true" table:show-details="true"/>
                <table:data-pilot-member table:name="41882" table:display="true" table:show-details="true"/>
                <table:data-pilot-member table:name="41884" table:display="true" table:show-details="true"/>
                <table:data-pilot-member table:name="41906" table:display="true" table:show-details="true"/>
                <table:data-pilot-member table:name="41918" table:display="true" table:show-details="true"/>
                <table:data-pilot-member table:name="41920" table:display="true" table:show-details="true"/>
                <table:data-pilot-member table:name="41937" table:display="true" table:show-details="true"/>
                <table:data-pilot-member table:name="41940" table:display="true" table:show-details="true"/>
                <table:data-pilot-member table:name="41952" table:display="true" table:show-details="true"/>
                <table:data-pilot-member table:name="41965" table:display="true" table:show-details="true"/>
                <table:data-pilot-member table:name="41968" table:display="true" table:show-details="true"/>
                <table:data-pilot-member table:name="41969" table:display="true" table:show-details="true"/>
                <table:data-pilot-member table:name="41986" table:display="true" table:show-details="true"/>
                <table:data-pilot-member table:name="41993" table:display="true" table:show-details="true"/>
                <table:data-pilot-member table:name="42000" table:display="true" table:show-details="true"/>
                <table:data-pilot-member table:name="42007" table:display="true" table:show-details="true"/>
                <table:data-pilot-member table:name="42026" table:display="true" table:show-details="true"/>
                <table:data-pilot-member table:name="42029" table:display="true" table:show-details="true"/>
                <table:data-pilot-member table:name="42032" table:display="true" table:show-details="true"/>
                <table:data-pilot-member table:name="42043" table:display="true" table:show-details="true"/>
                <table:data-pilot-member table:name="42056" table:display="true" table:show-details="true"/>
                <table:data-pilot-member table:name="42063" table:display="true" table:show-details="true"/>
                <table:data-pilot-member table:name="42069" table:display="true" table:show-details="true"/>
                <table:data-pilot-member table:name="42070" table:display="true" table:show-details="true"/>
                <table:data-pilot-member table:name="42077" table:display="true" table:show-details="true"/>
                <table:data-pilot-member table:name="42079" table:display="true" table:show-details="true"/>
                <table:data-pilot-member table:name="42081" table:display="true" table:show-details="true"/>
                <table:data-pilot-member table:name="42093" table:display="true" table:show-details="true"/>
                <table:data-pilot-member table:name="42094" table:display="true" table:show-details="true"/>
                <table:data-pilot-member table:name="42107" table:display="true" table:show-details="true"/>
                <table:data-pilot-member table:name="42130" table:display="true" table:show-details="true"/>
                <table:data-pilot-member table:name="42140" table:display="true" table:show-details="true"/>
                <table:data-pilot-member table:name="42143" table:display="true" table:show-details="true"/>
                <table:data-pilot-member table:name="42152" table:display="true" table:show-details="true"/>
                <table:data-pilot-member table:name="42161" table:display="true" table:show-details="true"/>
                <table:data-pilot-member table:name="42202" table:display="true" table:show-details="true"/>
                <table:data-pilot-member table:name="42241" table:display="true" table:show-details="true"/>
                <table:data-pilot-member table:name="42242" table:display="true" table:show-details="true"/>
                <table:data-pilot-member table:name="42270" table:display="true" table:show-details="true"/>
                <table:data-pilot-member table:name="42271" table:display="true" table:show-details="true"/>
                <table:data-pilot-member table:name="42276" table:display="true" table:show-details="true"/>
                <table:data-pilot-member table:name="42278" table:display="true" table:show-details="true"/>
                <table:data-pilot-member table:name="42294" table:display="true" table:show-details="true"/>
                <table:data-pilot-member table:name="42296" table:display="true" table:show-details="true"/>
                <table:data-pilot-member table:name="42301" table:display="true" table:show-details="true"/>
                <table:data-pilot-member table:name="42314" table:display="true" table:show-details="true"/>
                <table:data-pilot-member table:name="42315" table:display="true" table:show-details="true"/>
                <table:data-pilot-member table:name="42323" table:display="true" table:show-details="true"/>
                <table:data-pilot-member table:name="42325" table:display="true" table:show-details="true"/>
                <table:data-pilot-member table:name="42332" table:display="true" table:show-details="true"/>
                <table:data-pilot-member table:name="42333" table:display="true" table:show-details="true"/>
                <table:data-pilot-member table:name="42340" table:display="true" table:show-details="true"/>
                <table:data-pilot-member table:name="42362" table:display="true" table:show-details="true"/>
                <table:data-pilot-member table:name="42396" table:display="true" table:show-details="true"/>
                <table:data-pilot-member table:name="42401" table:display="true" table:show-details="true"/>
                <table:data-pilot-member table:name="42402" table:display="true" table:show-details="true"/>
                <table:data-pilot-member table:name="42412" table:display="true" table:show-details="true"/>
                <table:data-pilot-member table:name="42417" table:display="true" table:show-details="true"/>
                <table:data-pilot-member table:name="42429" table:display="true" table:show-details="true"/>
                <table:data-pilot-member table:name="42434" table:display="true" table:show-details="true"/>
                <table:data-pilot-member table:name="42447" table:display="true" table:show-details="true"/>
                <table:data-pilot-member table:name="42448" table:display="true" table:show-details="true"/>
                <table:data-pilot-member table:name="42455" table:display="true" table:show-details="true"/>
                <table:data-pilot-member table:name="42500" table:display="true" table:show-details="true"/>
                <table:data-pilot-member table:name="42502" table:display="true" table:show-details="true"/>
                <table:data-pilot-member table:name="42507" table:display="true" table:show-details="true"/>
                <table:data-pilot-member table:name="42512" table:display="true" table:show-details="true"/>
                <table:data-pilot-member table:name="42525" table:display="true" table:show-details="true"/>
                <table:data-pilot-member table:name="42527" table:display="true" table:show-details="true"/>
                <table:data-pilot-member table:name="42530" table:display="true" table:show-details="true"/>
                <table:data-pilot-member table:name="42531" table:display="true" table:show-details="true"/>
                <table:data-pilot-member table:name="42540" table:display="true" table:show-details="true"/>
                <table:data-pilot-member table:name="42552" table:display="true" table:show-details="true"/>
                <table:data-pilot-member table:name="42554" table:display="true" table:show-details="true"/>
                <table:data-pilot-member table:name="42556" table:display="true" table:show-details="true"/>
                <table:data-pilot-member table:name="42557" table:display="true" table:show-details="true"/>
                <table:data-pilot-member table:name="42558" table:display="true" table:show-details="true"/>
                <table:data-pilot-member table:name="42559" table:display="true" table:show-details="true"/>
                <table:data-pilot-member table:name="42561" table:display="true" table:show-details="true"/>
                <table:data-pilot-member table:name="42566" table:display="true" table:show-details="true"/>
                <table:data-pilot-member table:name="42574" table:display="true" table:show-details="true"/>
                <table:data-pilot-member table:name="42575" table:display="true" table:show-details="true"/>
                <table:data-pilot-member table:name="42581" table:display="true" table:show-details="true"/>
                <table:data-pilot-member table:name="42594" table:display="true" table:show-details="true"/>
                <table:data-pilot-member table:name="42597" table:display="true" table:show-details="true"/>
                <table:data-pilot-member table:name="42624" table:display="true" table:show-details="true"/>
                <table:data-pilot-member table:name="42625" table:display="true" table:show-details="true"/>
                <table:data-pilot-member table:name="42629" table:display="true" table:show-details="true"/>
                <table:data-pilot-member table:name="42633" table:display="true" table:show-details="true"/>
                <table:data-pilot-member table:name="42636" table:display="true" table:show-details="true"/>
                <table:data-pilot-member table:name="42644" table:display="true" table:show-details="true"/>
                <table:data-pilot-member table:name="42645" table:display="true" table:show-details="true"/>
                <table:data-pilot-member table:name="42646" table:display="true" table:show-details="true"/>
                <table:data-pilot-member table:name="42647" table:display="true" table:show-details="true"/>
                <table:data-pilot-member table:name="42652" table:display="true" table:show-details="true"/>
                <table:data-pilot-member table:name="42656" table:display="true" table:show-details="true"/>
                <table:data-pilot-member table:name="42661" table:display="true" table:show-details="true"/>
                <table:data-pilot-member table:name="42663" table:display="true" table:show-details="true"/>
                <table:data-pilot-member table:name="42681" table:display="true" table:show-details="true"/>
                <table:data-pilot-member table:name="42683" table:display="true" table:show-details="true"/>
                <table:data-pilot-member table:name="42699" table:display="true" table:show-details="true"/>
                <table:data-pilot-member table:name="42707" table:display="true" table:show-details="true"/>
                <table:data-pilot-member table:name="42712" table:display="true" table:show-details="true"/>
                <table:data-pilot-member table:name="42724" table:display="true" table:show-details="true"/>
                <table:data-pilot-member table:name="42730" table:display="true" table:show-details="true"/>
                <table:data-pilot-member table:name="42736" table:display="true" table:show-details="true"/>
                <table:data-pilot-member table:name="42767" table:display="true" table:show-details="true"/>
                <table:data-pilot-member table:name="42768" table:display="true" table:show-details="true"/>
                <table:data-pilot-member table:name="42771" table:display="true" table:show-details="true"/>
                <table:data-pilot-member table:name="42773" table:display="true" table:show-details="true"/>
                <table:data-pilot-member table:name="42774" table:display="true" table:show-details="true"/>
                <table:data-pilot-member table:name="42794" table:display="true" table:show-details="true"/>
                <table:data-pilot-member table:name="42799" table:display="true" table:show-details="true"/>
                <table:data-pilot-member table:name="42810" table:display="true" table:show-details="true"/>
                <table:data-pilot-member table:name="42813" table:display="true" table:show-details="true"/>
                <table:data-pilot-member table:name="42823" table:display="true" table:show-details="true"/>
                <table:data-pilot-member table:name="42824" table:display="true" table:show-details="true"/>
                <table:data-pilot-member table:name="42833" table:display="true" table:show-details="true"/>
                <table:data-pilot-member table:name="42837" table:display="true" table:show-details="true"/>
                <table:data-pilot-member table:name="42843" table:display="true" table:show-details="true"/>
                <table:data-pilot-member table:name="42844" table:display="true" table:show-details="true"/>
                <table:data-pilot-member table:name="42864" table:display="true" table:show-details="true"/>
                <table:data-pilot-member table:name="42871" table:display="true" table:show-details="true"/>
                <table:data-pilot-member table:name="42874" table:display="true" table:show-details="true"/>
                <table:data-pilot-member table:name="42881" table:display="true" table:show-details="true"/>
                <table:data-pilot-member table:name="42885" table:display="true" table:show-details="true"/>
                <table:data-pilot-member table:name="42888" table:display="true" table:show-details="true"/>
                <table:data-pilot-member table:name="42895" table:display="true" table:show-details="true"/>
                <table:data-pilot-member table:name="42899" table:display="true" table:show-details="true"/>
                <table:data-pilot-member table:name="42908" table:display="true" table:show-details="true"/>
                <table:data-pilot-member table:name="42916" table:display="true" table:show-details="true"/>
                <table:data-pilot-member table:name="42925" table:display="true" table:show-details="true"/>
                <table:data-pilot-member table:name="42930" table:display="true" table:show-details="true"/>
                <table:data-pilot-member table:name="42931" table:display="true" table:show-details="true"/>
                <table:data-pilot-member table:name="42937" table:display="true" table:show-details="true"/>
                <table:data-pilot-member table:name="42943" table:display="true" table:show-details="true"/>
                <table:data-pilot-member table:name="42959" table:display="true" table:show-details="true"/>
                <table:data-pilot-member table:name="42976" table:display="true" table:show-details="true"/>
                <table:data-pilot-member table:name="42985" table:display="true" table:show-details="true"/>
                <table:data-pilot-member table:name="43009" table:display="true" table:show-details="true"/>
                <table:data-pilot-member table:name="43014" table:display="true" table:show-details="true"/>
                <table:data-pilot-member table:name="43015" table:display="true" table:show-details="true"/>
                <table:data-pilot-member table:name="43020" table:display="true" table:show-details="true"/>
                <table:data-pilot-member table:name="43021" table:display="true" table:show-details="true"/>
                <table:data-pilot-member table:name="43025" table:display="true" table:show-details="true"/>
                <table:data-pilot-member table:name="43044" table:display="true" table:show-details="true"/>
                <table:data-pilot-member table:name="43047" table:display="true" table:show-details="true"/>
                <table:data-pilot-member table:name="43075" table:display="true" table:show-details="true"/>
                <table:data-pilot-member table:name="43096" table:display="true" table:show-details="true"/>
                <table:data-pilot-member table:name="43098" table:display="true" table:show-details="true"/>
                <table:data-pilot-member table:name="43105" table:display="true" table:show-details="true"/>
                <table:data-pilot-member table:name="43106" table:display="true" table:show-details="true"/>
                <table:data-pilot-member table:name="43109" table:display="true" table:show-details="true"/>
                <table:data-pilot-member table:name="43113" table:display="true" table:show-details="true"/>
                <table:data-pilot-member table:name="43136" table:display="true" table:show-details="true"/>
                <table:data-pilot-member table:name="43145" table:display="true" table:show-details="true"/>
                <table:data-pilot-member table:name="43147" table:display="true" table:show-details="true"/>
                <table:data-pilot-member table:name="43175" table:display="true" table:show-details="true"/>
                <table:data-pilot-member table:name="43178" table:display="true" table:show-details="true"/>
                <table:data-pilot-member table:name="43181" table:display="true" table:show-details="true"/>
                <table:data-pilot-member table:name="43195" table:display="true" table:show-details="true"/>
                <table:data-pilot-member table:name="43199" table:display="true" table:show-details="true"/>
                <table:data-pilot-member table:name="43204" table:display="true" table:show-details="true"/>
                <table:data-pilot-member table:name="43209" table:display="true" table:show-details="true"/>
                <table:data-pilot-member table:name="43216" table:display="true" table:show-details="true"/>
                <table:data-pilot-member table:name="43218" table:display="true" table:show-details="true"/>
                <table:data-pilot-member table:name="43236" table:display="true" table:show-details="true"/>
                <table:data-pilot-member table:name="43238" table:display="true" table:show-details="true"/>
                <table:data-pilot-member table:name="43240" table:display="true" table:show-details="true"/>
                <table:data-pilot-member table:name="43249" table:display="true" table:show-details="true"/>
                <table:data-pilot-member table:name="43260" table:display="true" table:show-details="true"/>
                <table:data-pilot-member table:name="43262" table:display="true" table:show-details="true"/>
                <table:data-pilot-member table:name="43263" table:display="true" table:show-details="true"/>
                <table:data-pilot-member table:name="43268" table:display="true" table:show-details="true"/>
                <table:data-pilot-member table:name="43269" table:display="true" table:show-details="true"/>
                <table:data-pilot-member table:name="43274" table:display="true" table:show-details="true"/>
                <table:data-pilot-member table:name="43280" table:display="true" table:show-details="true"/>
                <table:data-pilot-member table:name="43295" table:display="true" table:show-details="true"/>
                <table:data-pilot-member table:name="43307" table:display="true" table:show-details="true"/>
                <table:data-pilot-member table:name="43320" table:display="true" table:show-details="true"/>
                <table:data-pilot-member table:name="43323" table:display="true" table:show-details="true"/>
                <table:data-pilot-member table:name="43330" table:display="true" table:show-details="true"/>
                <table:data-pilot-member table:name="43347" table:display="true" table:show-details="true"/>
                <table:data-pilot-member table:name="43357" table:display="true" table:show-details="true"/>
                <table:data-pilot-member table:name="43359" table:display="true" table:show-details="true"/>
                <table:data-pilot-member table:name="43399" table:display="true" table:show-details="true"/>
                <table:data-pilot-member table:name="43411" table:display="true" table:show-details="true"/>
                <table:data-pilot-member table:name="43426" table:display="true" table:show-details="true"/>
                <table:data-pilot-member table:name="43436" table:display="true" table:show-details="true"/>
                <table:data-pilot-member table:name="43439" table:display="true" table:show-details="true"/>
                <table:data-pilot-member table:name="43455" table:display="true" table:show-details="true"/>
                <table:data-pilot-member table:name="43459" table:display="true" table:show-details="true"/>
                <table:data-pilot-member table:name="43484" table:display="true" table:show-details="true"/>
                <table:data-pilot-member table:name="43507" table:display="true" table:show-details="true"/>
                <table:data-pilot-member table:name="43512" table:display="true" table:show-details="true"/>
                <table:data-pilot-member table:name="43535" table:display="true" table:show-details="true"/>
                <table:data-pilot-member table:name="43539" table:display="true" table:show-details="true"/>
                <table:data-pilot-member table:name="43555" table:display="true" table:show-details="true"/>
                <table:data-pilot-member table:name="43578" table:display="true" table:show-details="true"/>
                <table:data-pilot-member table:name="43579" table:display="true" table:show-details="true"/>
                <table:data-pilot-member table:name="43582" table:display="true" table:show-details="true"/>
                <table:data-pilot-member table:name="43586" table:display="true" table:show-details="true"/>
                <table:data-pilot-member table:name="43588" table:display="true" table:show-details="true"/>
                <table:data-pilot-member table:name="43610" table:display="true" table:show-details="true"/>
                <table:data-pilot-member table:name="43616" table:display="true" table:show-details="true"/>
                <table:data-pilot-member table:name="43643" table:display="true" table:show-details="true"/>
                <table:data-pilot-member table:name="43662" table:display="true" table:show-details="true"/>
                <table:data-pilot-member table:name="43663" table:display="true" table:show-details="true"/>
                <table:data-pilot-member table:name="43669" table:display="true" table:show-details="true"/>
                <table:data-pilot-member table:name="43685" table:display="true" table:show-details="true"/>
                <table:data-pilot-member table:name="43708" table:display="true" table:show-details="true"/>
                <table:data-pilot-member table:name="43711" table:display="true" table:show-details="true"/>
                <table:data-pilot-member table:name="43713" table:display="true" table:show-details="true"/>
                <table:data-pilot-member table:name="43715" table:display="true" table:show-details="true"/>
                <table:data-pilot-member table:name="43719" table:display="true" table:show-details="true"/>
                <table:data-pilot-member table:name="43739" table:display="true" table:show-details="true"/>
                <table:data-pilot-member table:name="43740" table:display="true" table:show-details="true"/>
                <table:data-pilot-member table:name="43750" table:display="true" table:show-details="true"/>
                <table:data-pilot-member table:name="43754" table:display="true" table:show-details="true"/>
                <table:data-pilot-member table:name="43756" table:display="true" table:show-details="true"/>
                <table:data-pilot-member table:name="43758" table:display="true" table:show-details="true"/>
                <table:data-pilot-member table:name="43759" table:display="true" table:show-details="true"/>
                <table:data-pilot-member table:name="43770" table:display="true" table:show-details="true"/>
                <table:data-pilot-member table:name="43773" table:display="true" table:show-details="true"/>
                <table:data-pilot-member table:name="43784" table:display="true" table:show-details="true"/>
                <table:data-pilot-member table:name="43788" table:display="true" table:show-details="true"/>
                <table:data-pilot-member table:name="43789" table:display="true" table:show-details="true"/>
                <table:data-pilot-member table:name="43796" table:display="true" table:show-details="true"/>
                <table:data-pilot-member table:name="43822" table:display="true" table:show-details="true"/>
                <table:data-pilot-member table:name="43823" table:display="true" table:show-details="true"/>
                <table:data-pilot-member table:name="43834" table:display="true" table:show-details="true"/>
                <table:data-pilot-member table:name="43841" table:display="true" table:show-details="true"/>
                <table:data-pilot-member table:name="43844" table:display="true" table:show-details="true"/>
                <table:data-pilot-member table:name="43849" table:display="true" table:show-details="true"/>
                <table:data-pilot-member table:name="43868" table:display="true" table:show-details="true"/>
                <table:data-pilot-member table:name="43878" table:display="true" table:show-details="true"/>
                <table:data-pilot-member table:name="43879" table:display="true" table:show-details="true"/>
                <table:data-pilot-member table:name="43901" table:display="true" table:show-details="true"/>
                <table:data-pilot-member table:name="43931" table:display="true" table:show-details="true"/>
                <table:data-pilot-member table:name="43949" table:display="true" table:show-details="true"/>
                <table:data-pilot-member table:name="43964" table:display="true" table:show-details="true"/>
                <table:data-pilot-member table:name="43967" table:display="true" table:show-details="true"/>
                <table:data-pilot-member table:name="43980" table:display="true" table:show-details="true"/>
                <table:data-pilot-member table:name="43997" table:display="true" table:show-details="true"/>
                <table:data-pilot-member table:name="44010" table:display="true" table:show-details="true"/>
                <table:data-pilot-member table:name="44015" table:display="true" table:show-details="true"/>
                <table:data-pilot-member table:name="44054" table:display="true" table:show-details="true"/>
                <table:data-pilot-member table:name="44082" table:display="true" table:show-details="true"/>
                <table:data-pilot-member table:name="44087" table:display="true" table:show-details="true"/>
                <table:data-pilot-member table:name="44094" table:display="true" table:show-details="true"/>
                <table:data-pilot-member table:name="44099" table:display="true" table:show-details="true"/>
                <table:data-pilot-member table:name="44108" table:display="true" table:show-details="true"/>
                <table:data-pilot-member table:name="44117" table:display="true" table:show-details="true"/>
                <table:data-pilot-member table:name="44144" table:display="true" table:show-details="true"/>
                <table:data-pilot-member table:name="44147" table:display="true" table:show-details="true"/>
                <table:data-pilot-member table:name="44163" table:display="true" table:show-details="true"/>
                <table:data-pilot-member table:name="44170" table:display="true" table:show-details="true"/>
                <table:data-pilot-member table:name="44178" table:display="true" table:show-details="true"/>
                <table:data-pilot-member table:name="44182" table:display="true" table:show-details="true"/>
                <table:data-pilot-member table:name="44221" table:display="true" table:show-details="true"/>
                <table:data-pilot-member table:name="44223" table:display="true" table:show-details="true"/>
                <table:data-pilot-member table:name="44225" table:display="true" table:show-details="true"/>
                <table:data-pilot-member table:name="44243" table:display="true" table:show-details="true"/>
                <table:data-pilot-member table:name="44244" table:display="true" table:show-details="true"/>
                <table:data-pilot-member table:name="44251" table:display="true" table:show-details="true"/>
                <table:data-pilot-member table:name="44252" table:display="true" table:show-details="true"/>
                <table:data-pilot-member table:name="44255" table:display="true" table:show-details="true"/>
                <table:data-pilot-member table:name="44289" table:display="true" table:show-details="true"/>
                <table:data-pilot-member table:name="44299" table:display="true" table:show-details="true"/>
                <table:data-pilot-member table:name="44301" table:display="true" table:show-details="true"/>
                <table:data-pilot-member table:name="44310" table:display="true" table:show-details="true"/>
                <table:data-pilot-member table:name="44311" table:display="true" table:show-details="true"/>
                <table:data-pilot-member table:name="44312" table:display="true" table:show-details="true"/>
                <table:data-pilot-member table:name="44315" table:display="true" table:show-details="true"/>
                <table:data-pilot-member table:name="44317" table:display="true" table:show-details="true"/>
                <table:data-pilot-member table:name="44325" table:display="true" table:show-details="true"/>
                <table:data-pilot-member table:name="44331" table:display="true" table:show-details="true"/>
                <table:data-pilot-member table:name="44335" table:display="true" table:show-details="true"/>
                <table:data-pilot-member table:name="44345" table:display="true" table:show-details="true"/>
                <table:data-pilot-member table:name="44346" table:display="true" table:show-details="true"/>
                <table:data-pilot-member table:name="44367" table:display="true" table:show-details="true"/>
                <table:data-pilot-member table:name="44375" table:display="true" table:show-details="true"/>
                <table:data-pilot-member table:name="44376" table:display="true" table:show-details="true"/>
                <table:data-pilot-member table:name="44381" table:display="true" table:show-details="true"/>
                <table:data-pilot-member table:name="44383" table:display="true" table:show-details="true"/>
                <table:data-pilot-member table:name="44398" table:display="true" table:show-details="true"/>
                <table:data-pilot-member table:name="44417" table:display="true" table:show-details="true"/>
                <table:data-pilot-member table:name="44418" table:display="true" table:show-details="true"/>
                <table:data-pilot-member table:name="44426" table:display="true" table:show-details="true"/>
                <table:data-pilot-member table:name="44427" table:display="true" table:show-details="true"/>
                <table:data-pilot-member table:name="44442" table:display="true" table:show-details="true"/>
                <table:data-pilot-member table:name="44447" table:display="true" table:show-details="true"/>
                <table:data-pilot-member table:name="44450" table:display="true" table:show-details="true"/>
                <table:data-pilot-member table:name="44460" table:display="true" table:show-details="true"/>
                <table:data-pilot-member table:name="44464" table:display="true" table:show-details="true"/>
                <table:data-pilot-member table:name="44467" table:display="true" table:show-details="true"/>
                <table:data-pilot-member table:name="44469" table:display="true" table:show-details="true"/>
                <table:data-pilot-member table:name="44476" table:display="true" table:show-details="true"/>
                <table:data-pilot-member table:name="44479" table:display="true" table:show-details="true"/>
                <table:data-pilot-member table:name="44487" table:display="true" table:show-details="true"/>
                <table:data-pilot-member table:name="44488" table:display="true" table:show-details="true"/>
                <table:data-pilot-member table:name="44489" table:display="true" table:show-details="true"/>
                <table:data-pilot-member table:name="44495" table:display="true" table:show-details="true"/>
                <table:data-pilot-member table:name="44501" table:display="true" table:show-details="true"/>
                <table:data-pilot-member table:name="44511" table:display="true" table:show-details="true"/>
                <table:data-pilot-member table:name="44513" table:display="true" table:show-details="true"/>
                <table:data-pilot-member table:name="44524" table:display="true" table:show-details="true"/>
                <table:data-pilot-member table:name="44535" table:display="true" table:show-details="true"/>
                <table:data-pilot-member table:name="44538" table:display="true" table:show-details="true"/>
                <table:data-pilot-member table:name="44547" table:display="true" table:show-details="true"/>
                <table:data-pilot-member table:name="44554" table:display="true" table:show-details="true"/>
                <table:data-pilot-member table:name="44557" table:display="true" table:show-details="true"/>
                <table:data-pilot-member table:name="44576" table:display="true" table:show-details="true"/>
                <table:data-pilot-member table:name="44579" table:display="true" table:show-details="true"/>
                <table:data-pilot-member table:name="44587" table:display="true" table:show-details="true"/>
                <table:data-pilot-member table:name="44594" table:display="true" table:show-details="true"/>
                <table:data-pilot-member table:name="44598" table:display="true" table:show-details="true"/>
                <table:data-pilot-member table:name="44601" table:display="true" table:show-details="true"/>
                <table:data-pilot-member table:name="44616" table:display="true" table:show-details="true"/>
                <table:data-pilot-member table:name="44618" table:display="true" table:show-details="true"/>
                <table:data-pilot-member table:name="44619" table:display="true" table:show-details="true"/>
                <table:data-pilot-member table:name="44625" table:display="true" table:show-details="true"/>
                <table:data-pilot-member table:name="44630" table:display="true" table:show-details="true"/>
                <table:data-pilot-member table:name="44636" table:display="true" table:show-details="true"/>
                <table:data-pilot-member table:name="44638" table:display="true" table:show-details="true"/>
                <table:data-pilot-member table:name="44647" table:display="true" table:show-details="true"/>
                <table:data-pilot-member table:name="44656" table:display="true" table:show-details="true"/>
                <table:data-pilot-member table:name="44661" table:display="true" table:show-details="true"/>
                <table:data-pilot-member table:name="44667" table:display="true" table:show-details="true"/>
                <table:data-pilot-member table:name="44671" table:display="true" table:show-details="true"/>
                <table:data-pilot-member table:name="44697" table:display="true" table:show-details="true"/>
                <table:data-pilot-member table:name="44700" table:display="true" table:show-details="true"/>
                <table:data-pilot-member table:name="44735" table:display="true" table:show-details="true"/>
                <table:data-pilot-member table:name="44741" table:display="true" table:show-details="true"/>
                <table:data-pilot-member table:name="44758" table:display="true" table:show-details="true"/>
                <table:data-pilot-member table:name="44765" table:display="true" table:show-details="true"/>
                <table:data-pilot-member table:name="44777" table:display="true" table:show-details="true"/>
                <table:data-pilot-member table:name="44797" table:display="true" table:show-details="true"/>
                <table:data-pilot-member table:name="44805" table:display="true" table:show-details="true"/>
                <table:data-pilot-member table:name="44808" table:display="true" table:show-details="true"/>
                <table:data-pilot-member table:name="44811" table:display="true" table:show-details="true"/>
                <table:data-pilot-member table:name="44823" table:display="true" table:show-details="true"/>
                <table:data-pilot-member table:name="44829" table:display="true" table:show-details="true"/>
                <table:data-pilot-member table:name="44835" table:display="true" table:show-details="true"/>
                <table:data-pilot-member table:name="44841" table:display="true" table:show-details="true"/>
                <table:data-pilot-member table:name="44842" table:display="true" table:show-details="true"/>
                <table:data-pilot-member table:name="44853" table:display="true" table:show-details="true"/>
                <table:data-pilot-member table:name="44858" table:display="true" table:show-details="true"/>
                <table:data-pilot-member table:name="44866" table:display="true" table:show-details="true"/>
                <table:data-pilot-member table:name="44874" table:display="true" table:show-details="true"/>
                <table:data-pilot-member table:name="44885" table:display="true" table:show-details="true"/>
                <table:data-pilot-member table:name="44888" table:display="true" table:show-details="true"/>
                <table:data-pilot-member table:name="44899" table:display="true" table:show-details="true"/>
                <table:data-pilot-member table:name="44912" table:display="true" table:show-details="true"/>
                <table:data-pilot-member table:name="44913" table:display="true" table:show-details="true"/>
                <table:data-pilot-member table:name="44915" table:display="true" table:show-details="true"/>
                <table:data-pilot-member table:name="44921" table:display="true" table:show-details="true"/>
                <table:data-pilot-member table:name="44931" table:display="true" table:show-details="true"/>
                <table:data-pilot-member table:name="44932" table:display="true" table:show-details="true"/>
                <table:data-pilot-member table:name="44933" table:display="true" table:show-details="true"/>
                <table:data-pilot-member table:name="44940" table:display="true" table:show-details="true"/>
                <table:data-pilot-member table:name="44958" table:display="true" table:show-details="true"/>
                <table:data-pilot-member table:name="44960" table:display="true" table:show-details="true"/>
                <table:data-pilot-member table:name="44972" table:display="true" table:show-details="true"/>
                <table:data-pilot-member table:name="44981" table:display="true" table:show-details="true"/>
                <table:data-pilot-member table:name="45006" table:display="true" table:show-details="true"/>
                <table:data-pilot-member table:name="45011" table:display="true" table:show-details="true"/>
                <table:data-pilot-member table:name="45014" table:display="true" table:show-details="true"/>
                <table:data-pilot-member table:name="45018" table:display="true" table:show-details="true"/>
                <table:data-pilot-member table:name="45034" table:display="true" table:show-details="true"/>
                <table:data-pilot-member table:name="45047" table:display="true" table:show-details="true"/>
                <table:data-pilot-member table:name="45050" table:display="true" table:show-details="true"/>
                <table:data-pilot-member table:name="45084" table:display="true" table:show-details="true"/>
                <table:data-pilot-member table:name="45088" table:display="true" table:show-details="true"/>
                <table:data-pilot-member table:name="45100" table:display="true" table:show-details="true"/>
                <table:data-pilot-member table:name="45111" table:display="true" table:show-details="true"/>
                <table:data-pilot-member table:name="45113" table:display="true" table:show-details="true"/>
                <table:data-pilot-member table:name="45118" table:display="true" table:show-details="true"/>
                <table:data-pilot-member table:name="45129" table:display="true" table:show-details="true"/>
                <table:data-pilot-member table:name="45136" table:display="true" table:show-details="true"/>
                <table:data-pilot-member table:name="45141" table:display="true" table:show-details="true"/>
                <table:data-pilot-member table:name="45158" table:display="true" table:show-details="true"/>
                <table:data-pilot-member table:name="45165" table:display="true" table:show-details="true"/>
                <table:data-pilot-member table:name="45176" table:display="true" table:show-details="true"/>
                <table:data-pilot-member table:name="45183" table:display="true" table:show-details="true"/>
                <table:data-pilot-member table:name="45190" table:display="true" table:show-details="true"/>
                <table:data-pilot-member table:name="45191" table:display="true" table:show-details="true"/>
                <table:data-pilot-member table:name="45199" table:display="true" table:show-details="true"/>
                <table:data-pilot-member table:name="45208" table:display="true" table:show-details="true"/>
                <table:data-pilot-member table:name="45222" table:display="true" table:show-details="true"/>
                <table:data-pilot-member table:name="45223" table:display="true" table:show-details="true"/>
                <table:data-pilot-member table:name="45237" table:display="true" table:show-details="true"/>
                <table:data-pilot-member table:name="45300" table:display="true" table:show-details="true"/>
                <table:data-pilot-member table:name="45319" table:display="true" table:show-details="true"/>
                <table:data-pilot-member table:name="45344" table:display="true" table:show-details="true"/>
                <table:data-pilot-member table:name="45351" table:display="true" table:show-details="true"/>
                <table:data-pilot-member table:name="45361" table:display="true" table:show-details="true"/>
                <table:data-pilot-member table:name="45370" table:display="true" table:show-details="true"/>
                <table:data-pilot-member table:name="45374" table:display="true" table:show-details="true"/>
                <table:data-pilot-member table:name="45398" table:display="true" table:show-details="true"/>
                <table:data-pilot-member table:name="45401" table:display="true" table:show-details="true"/>
                <table:data-pilot-member table:name="45418" table:display="true" table:show-details="true"/>
                <table:data-pilot-member table:name="45430" table:display="true" table:show-details="true"/>
                <table:data-pilot-member table:name="45432" table:display="true" table:show-details="true"/>
                <table:data-pilot-member table:name="45440" table:display="true" table:show-details="true"/>
                <table:data-pilot-member table:name="45451" table:display="true" table:show-details="true"/>
                <table:data-pilot-member table:name="45452" table:display="true" table:show-details="true"/>
                <table:data-pilot-member table:name="45464" table:display="true" table:show-details="true"/>
                <table:data-pilot-member table:name="45481" table:display="true" table:show-details="true"/>
                <table:data-pilot-member table:name="45500" table:display="true" table:show-details="true"/>
                <table:data-pilot-member table:name="45501" table:display="true" table:show-details="true"/>
                <table:data-pilot-member table:name="45504" table:display="true" table:show-details="true"/>
                <table:data-pilot-member table:name="45506" table:display="true" table:show-details="true"/>
                <table:data-pilot-member table:name="45524" table:display="true" table:show-details="true"/>
                <table:data-pilot-member table:name="45528" table:display="true" table:show-details="true"/>
                <table:data-pilot-member table:name="45530" table:display="true" table:show-details="true"/>
                <table:data-pilot-member table:name="45565" table:display="true" table:show-details="true"/>
                <table:data-pilot-member table:name="45584" table:display="true" table:show-details="true"/>
                <table:data-pilot-member table:name="45604" table:display="true" table:show-details="true"/>
                <table:data-pilot-member table:name="45623" table:display="true" table:show-details="true"/>
                <table:data-pilot-member table:name="45635" table:display="true" table:show-details="true"/>
                <table:data-pilot-member table:name="45636" table:display="true" table:show-details="true"/>
                <table:data-pilot-member table:name="45646" table:display="true" table:show-details="true"/>
                <table:data-pilot-member table:name="45671" table:display="true" table:show-details="true"/>
                <table:data-pilot-member table:name="45683" table:display="true" table:show-details="true"/>
                <table:data-pilot-member table:name="45684" table:display="true" table:show-details="true"/>
                <table:data-pilot-member table:name="45685" table:display="true" table:show-details="true"/>
                <table:data-pilot-member table:name="45696" table:display="true" table:show-details="true"/>
                <table:data-pilot-member table:name="45701" table:display="true" table:show-details="true"/>
                <table:data-pilot-member table:name="45712" table:display="true" table:show-details="true"/>
                <table:data-pilot-member table:name="45730" table:display="true" table:show-details="true"/>
                <table:data-pilot-member table:name="45754" table:display="true" table:show-details="true"/>
                <table:data-pilot-member table:name="45772" table:display="true" table:show-details="true"/>
                <table:data-pilot-member table:name="45785" table:display="true" table:show-details="true"/>
                <table:data-pilot-member table:name="45802" table:display="true" table:show-details="true"/>
                <table:data-pilot-member table:name="45808" table:display="true" table:show-details="true"/>
                <table:data-pilot-member table:name="45817" table:display="true" table:show-details="true"/>
                <table:data-pilot-member table:name="45823" table:display="true" table:show-details="true"/>
                <table:data-pilot-member table:name="45835" table:display="true" table:show-details="true"/>
                <table:data-pilot-member table:name="45837" table:display="true" table:show-details="true"/>
                <table:data-pilot-member table:name="45844" table:display="true" table:show-details="true"/>
                <table:data-pilot-member table:name="45868" table:display="true" table:show-details="true"/>
                <table:data-pilot-member table:name="45870" table:display="true" table:show-details="true"/>
                <table:data-pilot-member table:name="45901" table:display="true" table:show-details="true"/>
                <table:data-pilot-member table:name="45907" table:display="true" table:show-details="true"/>
                <table:data-pilot-member table:name="45910" table:display="true" table:show-details="true"/>
                <table:data-pilot-member table:name="45913" table:display="true" table:show-details="true"/>
                <table:data-pilot-member table:name="45928" table:display="true" table:show-details="true"/>
                <table:data-pilot-member table:name="45951" table:display="true" table:show-details="true"/>
                <table:data-pilot-member table:name="45952" table:display="true" table:show-details="true"/>
                <table:data-pilot-member table:name="45965" table:display="true" table:show-details="true"/>
                <table:data-pilot-member table:name="45966" table:display="true" table:show-details="true"/>
                <table:data-pilot-member table:name="45971" table:display="true" table:show-details="true"/>
                <table:data-pilot-member table:name="45972" table:display="true" table:show-details="true"/>
                <table:data-pilot-member table:name="46036" table:display="true" table:show-details="true"/>
                <table:data-pilot-member table:name="46043" table:display="true" table:show-details="true"/>
                <table:data-pilot-member table:name="46047" table:display="true" table:show-details="true"/>
                <table:data-pilot-member table:name="46049" table:display="true" table:show-details="true"/>
                <table:data-pilot-member table:name="46057" table:display="true" table:show-details="true"/>
                <table:data-pilot-member table:name="46071" table:display="true" table:show-details="true"/>
                <table:data-pilot-member table:name="46084" table:display="true" table:show-details="true"/>
                <table:data-pilot-member table:name="46086" table:display="true" table:show-details="true"/>
                <table:data-pilot-member table:name="46089" table:display="true" table:show-details="true"/>
                <table:data-pilot-member table:name="46096" table:display="true" table:show-details="true"/>
                <table:data-pilot-member table:name="46103" table:display="true" table:show-details="true"/>
                <table:data-pilot-member table:name="46105" table:display="true" table:show-details="true"/>
                <table:data-pilot-member table:name="46108" table:display="true" table:show-details="true"/>
                <table:data-pilot-member table:name="46110" table:display="true" table:show-details="true"/>
                <table:data-pilot-member table:name="46112" table:display="true" table:show-details="true"/>
                <table:data-pilot-member table:name="46120" table:display="true" table:show-details="true"/>
                <table:data-pilot-member table:name="46123" table:display="true" table:show-details="true"/>
                <table:data-pilot-member table:name="46124" table:display="true" table:show-details="true"/>
                <table:data-pilot-member table:name="46138" table:display="true" table:show-details="true"/>
                <table:data-pilot-member table:name="46143" table:display="true" table:show-details="true"/>
                <table:data-pilot-member table:name="46151" table:display="true" table:show-details="true"/>
                <table:data-pilot-member table:name="46163" table:display="true" table:show-details="true"/>
                <table:data-pilot-member table:name="46165" table:display="true" table:show-details="true"/>
                <table:data-pilot-member table:name="46183" table:display="true" table:show-details="true"/>
                <table:data-pilot-member table:name="46186" table:display="true" table:show-details="true"/>
                <table:data-pilot-member table:name="46191" table:display="true" table:show-details="true"/>
                <table:data-pilot-member table:name="46210" table:display="true" table:show-details="true"/>
                <table:data-pilot-member table:name="46219" table:display="true" table:show-details="true"/>
                <table:data-pilot-member table:name="46221" table:display="true" table:show-details="true"/>
                <table:data-pilot-member table:name="46227" table:display="true" table:show-details="true"/>
                <table:data-pilot-member table:name="46229" table:display="true" table:show-details="true"/>
                <table:data-pilot-member table:name="46236" table:display="true" table:show-details="true"/>
                <table:data-pilot-member table:name="46237" table:display="true" table:show-details="true"/>
                <table:data-pilot-member table:name="46241" table:display="true" table:show-details="true"/>
                <table:data-pilot-member table:name="46268" table:display="true" table:show-details="true"/>
                <table:data-pilot-member table:name="46286" table:display="true" table:show-details="true"/>
                <table:data-pilot-member table:name="46287" table:display="true" table:show-details="true"/>
                <table:data-pilot-member table:name="46289" table:display="true" table:show-details="true"/>
                <table:data-pilot-member table:name="46290" table:display="true" table:show-details="true"/>
                <table:data-pilot-member table:name="46292" table:display="true" table:show-details="true"/>
                <table:data-pilot-member table:name="46297" table:display="true" table:show-details="true"/>
                <table:data-pilot-member table:name="46325" table:display="true" table:show-details="true"/>
                <table:data-pilot-member table:name="46326" table:display="true" table:show-details="true"/>
                <table:data-pilot-member table:name="46328" table:display="true" table:show-details="true"/>
                <table:data-pilot-member table:name="46339" table:display="true" table:show-details="true"/>
                <table:data-pilot-member table:name="46340" table:display="true" table:show-details="true"/>
                <table:data-pilot-member table:name="46348" table:display="true" table:show-details="true"/>
                <table:data-pilot-member table:name="46350" table:display="true" table:show-details="true"/>
                <table:data-pilot-member table:name="46353" table:display="true" table:show-details="true"/>
                <table:data-pilot-member table:name="46355" table:display="true" table:show-details="true"/>
                <table:data-pilot-member table:name="46357" table:display="true" table:show-details="true"/>
                <table:data-pilot-member table:name="46366" table:display="true" table:show-details="true"/>
                <table:data-pilot-member table:name="46383" table:display="true" table:show-details="true"/>
                <table:data-pilot-member table:name="46395" table:display="true" table:show-details="true"/>
                <table:data-pilot-member table:name="46407" table:display="true" table:show-details="true"/>
                <table:data-pilot-member table:name="46425" table:display="true" table:show-details="true"/>
                <table:data-pilot-member table:name="46433" table:display="true" table:show-details="true"/>
                <table:data-pilot-member table:name="46442" table:display="true" table:show-details="true"/>
                <table:data-pilot-member table:name="46455" table:display="true" table:show-details="true"/>
                <table:data-pilot-member table:name="46456" table:display="true" table:show-details="true"/>
                <table:data-pilot-member table:name="46458" table:display="true" table:show-details="true"/>
                <table:data-pilot-member table:name="46468" table:display="true" table:show-details="true"/>
                <table:data-pilot-member table:name="46471" table:display="true" table:show-details="true"/>
                <table:data-pilot-member table:name="46477" table:display="true" table:show-details="true"/>
                <table:data-pilot-member table:name="46484" table:display="true" table:show-details="true"/>
                <table:data-pilot-member table:name="46486" table:display="true" table:show-details="true"/>
                <table:data-pilot-member table:name="46502" table:display="true" table:show-details="true"/>
                <table:data-pilot-member table:name="46509" table:display="true" table:show-details="true"/>
                <table:data-pilot-member table:name="46513" table:display="true" table:show-details="true"/>
                <table:data-pilot-member table:name="46530" table:display="true" table:show-details="true"/>
                <table:data-pilot-member table:name="46536" table:display="true" table:show-details="true"/>
                <table:data-pilot-member table:name="46552" table:display="true" table:show-details="true"/>
                <table:data-pilot-member table:name="46558" table:display="true" table:show-details="true"/>
                <table:data-pilot-member table:name="46570" table:display="true" table:show-details="true"/>
                <table:data-pilot-member table:name="46571" table:display="true" table:show-details="true"/>
                <table:data-pilot-member table:name="46584" table:display="true" table:show-details="true"/>
                <table:data-pilot-member table:name="46592" table:display="true" table:show-details="true"/>
                <table:data-pilot-member table:name="46597" table:display="true" table:show-details="true"/>
                <table:data-pilot-member table:name="46614" table:display="true" table:show-details="true"/>
                <table:data-pilot-member table:name="46618" table:display="true" table:show-details="true"/>
                <table:data-pilot-member table:name="46628" table:display="true" table:show-details="true"/>
                <table:data-pilot-member table:name="46631" table:display="true" table:show-details="true"/>
                <table:data-pilot-member table:name="46632" table:display="true" table:show-details="true"/>
                <table:data-pilot-member table:name="46642" table:display="true" table:show-details="true"/>
                <table:data-pilot-member table:name="46643" table:display="true" table:show-details="true"/>
                <table:data-pilot-member table:name="46644" table:display="true" table:show-details="true"/>
                <table:data-pilot-member table:name="46648" table:display="true" table:show-details="true"/>
                <table:data-pilot-member table:name="46666" table:display="true" table:show-details="true"/>
                <table:data-pilot-member table:name="46688" table:display="true" table:show-details="true"/>
                <table:data-pilot-member table:name="46706" table:display="true" table:show-details="true"/>
                <table:data-pilot-member table:name="46715" table:display="true" table:show-details="true"/>
                <table:data-pilot-member table:name="46717" table:display="true" table:show-details="true"/>
                <table:data-pilot-member table:name="46725" table:display="true" table:show-details="true"/>
                <table:data-pilot-member table:name="46731" table:display="true" table:show-details="true"/>
                <table:data-pilot-member table:name="46734" table:display="true" table:show-details="true"/>
                <table:data-pilot-member table:name="46744" table:display="true" table:show-details="true"/>
                <table:data-pilot-member table:name="46748" table:display="true" table:show-details="true"/>
                <table:data-pilot-member table:name="46757" table:display="true" table:show-details="true"/>
                <table:data-pilot-member table:name="46760" table:display="true" table:show-details="true"/>
                <table:data-pilot-member table:name="46763" table:display="true" table:show-details="true"/>
                <table:data-pilot-member table:name="46775" table:display="true" table:show-details="true"/>
                <table:data-pilot-member table:name="46782" table:display="true" table:show-details="true"/>
                <table:data-pilot-member table:name="46799" table:display="true" table:show-details="true"/>
                <table:data-pilot-member table:name="46808" table:display="true" table:show-details="true"/>
                <table:data-pilot-member table:name="46812" table:display="true" table:show-details="true"/>
                <table:data-pilot-member table:name="46822" table:display="true" table:show-details="true"/>
                <table:data-pilot-member table:name="46825" table:display="true" table:show-details="true"/>
                <table:data-pilot-member table:name="46826" table:display="true" table:show-details="true"/>
                <table:data-pilot-member table:name="46832" table:display="true" table:show-details="true"/>
                <table:data-pilot-member table:name="46840" table:display="true" table:show-details="true"/>
                <table:data-pilot-member table:name="46861" table:display="true" table:show-details="true"/>
                <table:data-pilot-member table:name="46864" table:display="true" table:show-details="true"/>
                <table:data-pilot-member table:name="46866" table:display="true" table:show-details="true"/>
                <table:data-pilot-member table:name="46875" table:display="true" table:show-details="true"/>
                <table:data-pilot-member table:name="46876" table:display="true" table:show-details="true"/>
                <table:data-pilot-member table:name="46881" table:display="true" table:show-details="true"/>
                <table:data-pilot-member table:name="46882" table:display="true" table:show-details="true"/>
                <table:data-pilot-member table:name="46891" table:display="true" table:show-details="true"/>
                <table:data-pilot-member table:name="46937" table:display="true" table:show-details="true"/>
                <table:data-pilot-member table:name="46938" table:display="true" table:show-details="true"/>
                <table:data-pilot-member table:name="46939" table:display="true" table:show-details="true"/>
                <table:data-pilot-member table:name="46943" table:display="true" table:show-details="true"/>
                <table:data-pilot-member table:name="46945" table:display="true" table:show-details="true"/>
                <table:data-pilot-member table:name="46958" table:display="true" table:show-details="true"/>
                <table:data-pilot-member table:name="46969" table:display="true" table:show-details="true"/>
                <table:data-pilot-member table:name="46979" table:display="true" table:show-details="true"/>
                <table:data-pilot-member table:name="46982" table:display="true" table:show-details="true"/>
                <table:data-pilot-member table:name="46984" table:display="true" table:show-details="true"/>
                <table:data-pilot-member table:name="47005" table:display="true" table:show-details="true"/>
                <table:data-pilot-member table:name="47021" table:display="true" table:show-details="true"/>
                <table:data-pilot-member table:name="47047" table:display="true" table:show-details="true"/>
                <table:data-pilot-member table:name="47062" table:display="true" table:show-details="true"/>
                <table:data-pilot-member table:name="47082" table:display="true" table:show-details="true"/>
                <table:data-pilot-member table:name="47083" table:display="true" table:show-details="true"/>
                <table:data-pilot-member table:name="47090" table:display="true" table:show-details="true"/>
                <table:data-pilot-member table:name="47092" table:display="true" table:show-details="true"/>
                <table:data-pilot-member table:name="47096" table:display="true" table:show-details="true"/>
                <table:data-pilot-member table:name="47106" table:display="true" table:show-details="true"/>
                <table:data-pilot-member table:name="47120" table:display="true" table:show-details="true"/>
                <table:data-pilot-member table:name="47132" table:display="true" table:show-details="true"/>
                <table:data-pilot-member table:name="47133" table:display="true" table:show-details="true"/>
                <table:data-pilot-member table:name="47148" table:display="true" table:show-details="true"/>
                <table:data-pilot-member table:name="47190" table:display="true" table:show-details="true"/>
                <table:data-pilot-member table:name="47191" table:display="true" table:show-details="true"/>
                <table:data-pilot-member table:name="47198" table:display="true" table:show-details="true"/>
                <table:data-pilot-member table:name="47210" table:display="true" table:show-details="true"/>
                <table:data-pilot-member table:name="47217" table:display="true" table:show-details="true"/>
                <table:data-pilot-member table:name="47234" table:display="true" table:show-details="true"/>
                <table:data-pilot-member table:name="47254" table:display="true" table:show-details="true"/>
                <table:data-pilot-member table:name="47257" table:display="true" table:show-details="true"/>
                <table:data-pilot-member table:name="47261" table:display="true" table:show-details="true"/>
                <table:data-pilot-member table:name="47281" table:display="true" table:show-details="true"/>
                <table:data-pilot-member table:name="47283" table:display="true" table:show-details="true"/>
                <table:data-pilot-member table:name="47303" table:display="true" table:show-details="true"/>
                <table:data-pilot-member table:name="47307" table:display="true" table:show-details="true"/>
                <table:data-pilot-member table:name="47308" table:display="true" table:show-details="true"/>
                <table:data-pilot-member table:name="47322" table:display="true" table:show-details="true"/>
                <table:data-pilot-member table:name="47331" table:display="true" table:show-details="true"/>
                <table:data-pilot-member table:name="47341" table:display="true" table:show-details="true"/>
                <table:data-pilot-member table:name="47352" table:display="true" table:show-details="true"/>
                <table:data-pilot-member table:name="47360" table:display="true" table:show-details="true"/>
                <table:data-pilot-member table:name="47388" table:display="true" table:show-details="true"/>
                <table:data-pilot-member table:name="47389" table:display="true" table:show-details="true"/>
                <table:data-pilot-member table:name="47393" table:display="true" table:show-details="true"/>
                <table:data-pilot-member table:name="47415" table:display="true" table:show-details="true"/>
                <table:data-pilot-member table:name="47417" table:display="true" table:show-details="true"/>
                <table:data-pilot-member table:name="47419" table:display="true" table:show-details="true"/>
                <table:data-pilot-member table:name="47422" table:display="true" table:show-details="true"/>
                <table:data-pilot-member table:name="47424" table:display="true" table:show-details="true"/>
                <table:data-pilot-member table:name="47426" table:display="true" table:show-details="true"/>
                <table:data-pilot-member table:name="47446" table:display="true" table:show-details="true"/>
                <table:data-pilot-member table:name="47465" table:display="true" table:show-details="true"/>
                <table:data-pilot-member table:name="47474" table:display="true" table:show-details="true"/>
                <table:data-pilot-member table:name="47479" table:display="true" table:show-details="true"/>
                <table:data-pilot-member table:name="47505" table:display="true" table:show-details="true"/>
                <table:data-pilot-member table:name="47511" table:display="true" table:show-details="true"/>
                <table:data-pilot-member table:name="47516" table:display="true" table:show-details="true"/>
                <table:data-pilot-member table:name="47542" table:display="true" table:show-details="true"/>
                <table:data-pilot-member table:name="47544" table:display="true" table:show-details="true"/>
                <table:data-pilot-member table:name="47594" table:display="true" table:show-details="true"/>
                <table:data-pilot-member table:name="47595" table:display="true" table:show-details="true"/>
                <table:data-pilot-member table:name="47596" table:display="true" table:show-details="true"/>
                <table:data-pilot-member table:name="47599" table:display="true" table:show-details="true"/>
                <table:data-pilot-member table:name="47604" table:display="true" table:show-details="true"/>
                <table:data-pilot-member table:name="47607" table:display="true" table:show-details="true"/>
                <table:data-pilot-member table:name="47617" table:display="true" table:show-details="true"/>
                <table:data-pilot-member table:name="47630" table:display="true" table:show-details="true"/>
                <table:data-pilot-member table:name="47653" table:display="true" table:show-details="true"/>
                <table:data-pilot-member table:name="47663" table:display="true" table:show-details="true"/>
                <table:data-pilot-member table:name="47675" table:display="true" table:show-details="true"/>
                <table:data-pilot-member table:name="47707" table:display="true" table:show-details="true"/>
                <table:data-pilot-member table:name="47708" table:display="true" table:show-details="true"/>
                <table:data-pilot-member table:name="47710" table:display="true" table:show-details="true"/>
                <table:data-pilot-member table:name="47717" table:display="true" table:show-details="true"/>
                <table:data-pilot-member table:name="47722" table:display="true" table:show-details="true"/>
                <table:data-pilot-member table:name="47725" table:display="true" table:show-details="true"/>
                <table:data-pilot-member table:name="47735" table:display="true" table:show-details="true"/>
                <table:data-pilot-member table:name="47737" table:display="true" table:show-details="true"/>
                <table:data-pilot-member table:name="47770" table:display="true" table:show-details="true"/>
                <table:data-pilot-member table:name="47774" table:display="true" table:show-details="true"/>
                <table:data-pilot-member table:name="47776" table:display="true" table:show-details="true"/>
                <table:data-pilot-member table:name="47783" table:display="true" table:show-details="true"/>
                <table:data-pilot-member table:name="47802" table:display="true" table:show-details="true"/>
                <table:data-pilot-member table:name="47809" table:display="true" table:show-details="true"/>
                <table:data-pilot-member table:name="47815" table:display="true" table:show-details="true"/>
                <table:data-pilot-member table:name="47832" table:display="true" table:show-details="true"/>
                <table:data-pilot-member table:name="47837" table:display="true" table:show-details="true"/>
                <table:data-pilot-member table:name="47838" table:display="true" table:show-details="true"/>
                <table:data-pilot-member table:name="47855" table:display="true" table:show-details="true"/>
                <table:data-pilot-member table:name="47856" table:display="true" table:show-details="true"/>
                <table:data-pilot-member table:name="47861" table:display="true" table:show-details="true"/>
                <table:data-pilot-member table:name="47867" table:display="true" table:show-details="true"/>
                <table:data-pilot-member table:name="47886" table:display="true" table:show-details="true"/>
                <table:data-pilot-member table:name="47894" table:display="true" table:show-details="true"/>
                <table:data-pilot-member table:name="47898" table:display="true" table:show-details="true"/>
                <table:data-pilot-member table:name="47908" table:display="true" table:show-details="true"/>
                <table:data-pilot-member table:name="47914" table:display="true" table:show-details="true"/>
                <table:data-pilot-member table:name="47929" table:display="true" table:show-details="true"/>
                <table:data-pilot-member table:name="47932" table:display="true" table:show-details="true"/>
                <table:data-pilot-member table:name="47933" table:display="true" table:show-details="true"/>
                <table:data-pilot-member table:name="47938" table:display="true" table:show-details="true"/>
                <table:data-pilot-member table:name="47946" table:display="true" table:show-details="true"/>
                <table:data-pilot-member table:name="47991" table:display="true" table:show-details="true"/>
                <table:data-pilot-member table:name="47993" table:display="true" table:show-details="true"/>
                <table:data-pilot-member table:name="48000" table:display="true" table:show-details="true"/>
                <table:data-pilot-member table:name="48019" table:display="true" table:show-details="true"/>
                <table:data-pilot-member table:name="48050" table:display="true" table:show-details="true"/>
                <table:data-pilot-member table:name="48061" table:display="true" table:show-details="true"/>
                <table:data-pilot-member table:name="48070" table:display="true" table:show-details="true"/>
                <table:data-pilot-member table:name="48071" table:display="true" table:show-details="true"/>
                <table:data-pilot-member table:name="48075" table:display="true" table:show-details="true"/>
                <table:data-pilot-member table:name="48079" table:display="true" table:show-details="true"/>
                <table:data-pilot-member table:name="48081" table:display="true" table:show-details="true"/>
                <table:data-pilot-member table:name="48084" table:display="true" table:show-details="true"/>
                <table:data-pilot-member table:name="48094" table:display="true" table:show-details="true"/>
                <table:data-pilot-member table:name="48099" table:display="true" table:show-details="true"/>
                <table:data-pilot-member table:name="48105" table:display="true" table:show-details="true"/>
                <table:data-pilot-member table:name="48121" table:display="true" table:show-details="true"/>
                <table:data-pilot-member table:name="48131" table:display="true" table:show-details="true"/>
                <table:data-pilot-member table:name="48146" table:display="true" table:show-details="true"/>
                <table:data-pilot-member table:name="48168" table:display="true" table:show-details="true"/>
                <table:data-pilot-member table:name="48176" table:display="true" table:show-details="true"/>
                <table:data-pilot-member table:name="48177" table:display="true" table:show-details="true"/>
                <table:data-pilot-member table:name="48197" table:display="true" table:show-details="true"/>
                <table:data-pilot-member table:name="48202" table:display="true" table:show-details="true"/>
                <table:data-pilot-member table:name="48207" table:display="true" table:show-details="true"/>
                <table:data-pilot-member table:name="48215" table:display="true" table:show-details="true"/>
                <table:data-pilot-member table:name="48222" table:display="true" table:show-details="true"/>
                <table:data-pilot-member table:name="48247" table:display="true" table:show-details="true"/>
                <table:data-pilot-member table:name="48267" table:display="true" table:show-details="true"/>
                <table:data-pilot-member table:name="48268" table:display="true" table:show-details="true"/>
                <table:data-pilot-member table:name="48274" table:display="true" table:show-details="true"/>
                <table:data-pilot-member table:name="48282" table:display="true" table:show-details="true"/>
                <table:data-pilot-member table:name="48285" table:display="true" table:show-details="true"/>
                <table:data-pilot-member table:name="48297" table:display="true" table:show-details="true"/>
                <table:data-pilot-member table:name="48299" table:display="true" table:show-details="true"/>
                <table:data-pilot-member table:name="48306" table:display="true" table:show-details="true"/>
                <table:data-pilot-member table:name="48318" table:display="true" table:show-details="true"/>
                <table:data-pilot-member table:name="48321" table:display="true" table:show-details="true"/>
                <table:data-pilot-member table:name="48326" table:display="true" table:show-details="true"/>
                <table:data-pilot-member table:name="48336" table:display="true" table:show-details="true"/>
                <table:data-pilot-member table:name="48345" table:display="true" table:show-details="true"/>
                <table:data-pilot-member table:name="48351" table:display="true" table:show-details="true"/>
                <table:data-pilot-member table:name="48371" table:display="true" table:show-details="true"/>
                <table:data-pilot-member table:name="48383" table:display="true" table:show-details="true"/>
                <table:data-pilot-member table:name="48391" table:display="true" table:show-details="true"/>
                <table:data-pilot-member table:name="48394" table:display="true" table:show-details="true"/>
                <table:data-pilot-member table:name="48395" table:display="true" table:show-details="true"/>
                <table:data-pilot-member table:name="48413" table:display="true" table:show-details="true"/>
                <table:data-pilot-member table:name="48443" table:display="true" table:show-details="true"/>
                <table:data-pilot-member table:name="48444" table:display="true" table:show-details="true"/>
                <table:data-pilot-member table:name="48450" table:display="true" table:show-details="true"/>
                <table:data-pilot-member table:name="48454" table:display="true" table:show-details="true"/>
                <table:data-pilot-member table:name="48457" table:display="true" table:show-details="true"/>
                <table:data-pilot-member table:name="48463" table:display="true" table:show-details="true"/>
                <table:data-pilot-member table:name="48476" table:display="true" table:show-details="true"/>
                <table:data-pilot-member table:name="48479" table:display="true" table:show-details="true"/>
                <table:data-pilot-member table:name="48480" table:display="true" table:show-details="true"/>
                <table:data-pilot-member table:name="48489" table:display="true" table:show-details="true"/>
                <table:data-pilot-member table:name="48491" table:display="true" table:show-details="true"/>
                <table:data-pilot-member table:name="48500" table:display="true" table:show-details="true"/>
                <table:data-pilot-member table:name="48511" table:display="true" table:show-details="true"/>
                <table:data-pilot-member table:name="48523" table:display="true" table:show-details="true"/>
                <table:data-pilot-member table:name="48531" table:display="true" table:show-details="true"/>
                <table:data-pilot-member table:name="48541" table:display="true" table:show-details="true"/>
                <table:data-pilot-member table:name="48547" table:display="true" table:show-details="true"/>
                <table:data-pilot-member table:name="48563" table:display="true" table:show-details="true"/>
                <table:data-pilot-member table:name="48566" table:display="true" table:show-details="true"/>
                <table:data-pilot-member table:name="48597" table:display="true" table:show-details="true"/>
                <table:data-pilot-member table:name="48601" table:display="true" table:show-details="true"/>
                <table:data-pilot-member table:name="48602" table:display="true" table:show-details="true"/>
                <table:data-pilot-member table:name="48615" table:display="true" table:show-details="true"/>
                <table:data-pilot-member table:name="48629" table:display="true" table:show-details="true"/>
                <table:data-pilot-member table:name="48630" table:display="true" table:show-details="true"/>
                <table:data-pilot-member table:name="48633" table:display="true" table:show-details="true"/>
                <table:data-pilot-member table:name="48644" table:display="true" table:show-details="true"/>
                <table:data-pilot-member table:name="48654" table:display="true" table:show-details="true"/>
                <table:data-pilot-member table:name="48666" table:display="true" table:show-details="true"/>
                <table:data-pilot-member table:name="48667" table:display="true" table:show-details="true"/>
                <table:data-pilot-member table:name="48681" table:display="true" table:show-details="true"/>
                <table:data-pilot-member table:name="48683" table:display="true" table:show-details="true"/>
                <table:data-pilot-member table:name="48684" table:display="true" table:show-details="true"/>
                <table:data-pilot-member table:name="48701" table:display="true" table:show-details="true"/>
                <table:data-pilot-member table:name="48705" table:display="true" table:show-details="true"/>
                <table:data-pilot-member table:name="48724" table:display="true" table:show-details="true"/>
                <table:data-pilot-member table:name="48725" table:display="true" table:show-details="true"/>
                <table:data-pilot-member table:name="48726" table:display="true" table:show-details="true"/>
                <table:data-pilot-member table:name="48731" table:display="true" table:show-details="true"/>
                <table:data-pilot-member table:name="48736" table:display="true" table:show-details="true"/>
                <table:data-pilot-member table:name="48740" table:display="true" table:show-details="true"/>
                <table:data-pilot-member table:name="48751" table:display="true" table:show-details="true"/>
                <table:data-pilot-member table:name="48767" table:display="true" table:show-details="true"/>
                <table:data-pilot-member table:name="48770" table:display="true" table:show-details="true"/>
                <table:data-pilot-member table:name="48778" table:display="true" table:show-details="true"/>
                <table:data-pilot-member table:name="48782" table:display="true" table:show-details="true"/>
                <table:data-pilot-member table:name="48783" table:display="true" table:show-details="true"/>
                <table:data-pilot-member table:name="48785" table:display="true" table:show-details="true"/>
                <table:data-pilot-member table:name="48786" table:display="true" table:show-details="true"/>
                <table:data-pilot-member table:name="48798" table:display="true" table:show-details="true"/>
                <table:data-pilot-member table:name="48801" table:display="true" table:show-details="true"/>
                <table:data-pilot-member table:name="48833" table:display="true" table:show-details="true"/>
                <table:data-pilot-member table:name="48841" table:display="true" table:show-details="true"/>
                <table:data-pilot-member table:name="48843" table:display="true" table:show-details="true"/>
                <table:data-pilot-member table:name="48847" table:display="true" table:show-details="true"/>
                <table:data-pilot-member table:name="48848" table:display="true" table:show-details="true"/>
                <table:data-pilot-member table:name="48850" table:display="true" table:show-details="true"/>
                <table:data-pilot-member table:name="48856" table:display="true" table:show-details="true"/>
                <table:data-pilot-member table:name="48874" table:display="true" table:show-details="true"/>
                <table:data-pilot-member table:name="48895" table:display="true" table:show-details="true"/>
                <table:data-pilot-member table:name="48909" table:display="true" table:show-details="true"/>
                <table:data-pilot-member table:name="48914" table:display="true" table:show-details="true"/>
                <table:data-pilot-member table:name="48919" table:display="true" table:show-details="true"/>
                <table:data-pilot-member table:name="48933" table:display="true" table:show-details="true"/>
                <table:data-pilot-member table:name="48937" table:display="true" table:show-details="true"/>
                <table:data-pilot-member table:name="48939" table:display="true" table:show-details="true"/>
                <table:data-pilot-member table:name="48944" table:display="true" table:show-details="true"/>
                <table:data-pilot-member table:name="48945" table:display="true" table:show-details="true"/>
                <table:data-pilot-member table:name="48949" table:display="true" table:show-details="true"/>
                <table:data-pilot-member table:name="48971" table:display="true" table:show-details="true"/>
                <table:data-pilot-member table:name="48975" table:display="true" table:show-details="true"/>
                <table:data-pilot-member table:name="49000" table:display="true" table:show-details="true"/>
                <table:data-pilot-member table:name="49005" table:display="true" table:show-details="true"/>
                <table:data-pilot-member table:name="49011" table:display="true" table:show-details="true"/>
                <table:data-pilot-member table:name="49012" table:display="true" table:show-details="true"/>
                <table:data-pilot-member table:name="49015" table:display="true" table:show-details="true"/>
                <table:data-pilot-member table:name="49026" table:display="true" table:show-details="true"/>
                <table:data-pilot-member table:name="49034" table:display="true" table:show-details="true"/>
                <table:data-pilot-member table:name="49040" table:display="true" table:show-details="true"/>
                <table:data-pilot-member table:name="49041" table:display="true" table:show-details="true"/>
                <table:data-pilot-member table:name="49048" table:display="true" table:show-details="true"/>
                <table:data-pilot-member table:name="49051" table:display="true" table:show-details="true"/>
                <table:data-pilot-member table:name="49070" table:display="true" table:show-details="true"/>
                <table:data-pilot-member table:name="49073" table:display="true" table:show-details="true"/>
                <table:data-pilot-member table:name="49074" table:display="true" table:show-details="true"/>
                <table:data-pilot-member table:name="49076" table:display="true" table:show-details="true"/>
                <table:data-pilot-member table:name="49082" table:display="true" table:show-details="true"/>
                <table:data-pilot-member table:name="49090" table:display="true" table:show-details="true"/>
                <table:data-pilot-member table:name="49103" table:display="true" table:show-details="true"/>
                <table:data-pilot-member table:name="49116" table:display="true" table:show-details="true"/>
                <table:data-pilot-member table:name="49136" table:display="true" table:show-details="true"/>
                <table:data-pilot-member table:name="49152" table:display="true" table:show-details="true"/>
                <table:data-pilot-member table:name="49153" table:display="true" table:show-details="true"/>
                <table:data-pilot-member table:name="49164" table:display="true" table:show-details="true"/>
                <table:data-pilot-member table:name="49172" table:display="true" table:show-details="true"/>
                <table:data-pilot-member table:name="49175" table:display="true" table:show-details="true"/>
                <table:data-pilot-member table:name="49185" table:display="true" table:show-details="true"/>
                <table:data-pilot-member table:name="49189" table:display="true" table:show-details="true"/>
                <table:data-pilot-member table:name="49198" table:display="true" table:show-details="true"/>
                <table:data-pilot-member table:name="49205" table:display="true" table:show-details="true"/>
                <table:data-pilot-member table:name="49208" table:display="true" table:show-details="true"/>
                <table:data-pilot-member table:name="49212" table:display="true" table:show-details="true"/>
                <table:data-pilot-member table:name="49223" table:display="true" table:show-details="true"/>
                <table:data-pilot-member table:name="49226" table:display="true" table:show-details="true"/>
                <table:data-pilot-member table:name="49232" table:display="true" table:show-details="true"/>
                <table:data-pilot-member table:name="49233" table:display="true" table:show-details="true"/>
                <table:data-pilot-member table:name="49235" table:display="true" table:show-details="true"/>
                <table:data-pilot-member table:name="49241" table:display="true" table:show-details="true"/>
                <table:data-pilot-member table:name="49252" table:display="true" table:show-details="true"/>
                <table:data-pilot-member table:name="49256" table:display="true" table:show-details="true"/>
                <table:data-pilot-member table:name="49259" table:display="true" table:show-details="true"/>
                <table:data-pilot-member table:name="49266" table:display="true" table:show-details="true"/>
                <table:data-pilot-member table:name="49269" table:display="true" table:show-details="true"/>
                <table:data-pilot-member table:name="49284" table:display="true" table:show-details="true"/>
                <table:data-pilot-member table:name="49291" table:display="true" table:show-details="true"/>
                <table:data-pilot-member table:name="49303" table:display="true" table:show-details="true"/>
                <table:data-pilot-member table:name="49316" table:display="true" table:show-details="true"/>
                <table:data-pilot-member table:name="49321" table:display="true" table:show-details="true"/>
                <table:data-pilot-member table:name="49334" table:display="true" table:show-details="true"/>
                <table:data-pilot-member table:name="49358" table:display="true" table:show-details="true"/>
                <table:data-pilot-member table:name="49359" table:display="true" table:show-details="true"/>
                <table:data-pilot-member table:name="49360" table:display="true" table:show-details="true"/>
                <table:data-pilot-member table:name="49361" table:display="true" table:show-details="true"/>
                <table:data-pilot-member table:name="49366" table:display="true" table:show-details="true"/>
                <table:data-pilot-member table:name="49384" table:display="true" table:show-details="true"/>
                <table:data-pilot-member table:name="49389" table:display="true" table:show-details="true"/>
                <table:data-pilot-member table:name="49412" table:display="true" table:show-details="true"/>
                <table:data-pilot-member table:name="49415" table:display="true" table:show-details="true"/>
                <table:data-pilot-member table:name="49420" table:display="true" table:show-details="true"/>
                <table:data-pilot-member table:name="49450" table:display="true" table:show-details="true"/>
                <table:data-pilot-member table:name="49452" table:display="true" table:show-details="true"/>
                <table:data-pilot-member table:name="49456" table:display="true" table:show-details="true"/>
                <table:data-pilot-member table:name="49462" table:display="true" table:show-details="true"/>
                <table:data-pilot-member table:name="49469" table:display="true" table:show-details="true"/>
                <table:data-pilot-member table:name="49473" table:display="true" table:show-details="true"/>
                <table:data-pilot-member table:name="49476" table:display="true" table:show-details="true"/>
                <table:data-pilot-member table:name="49518" table:display="true" table:show-details="true"/>
                <table:data-pilot-member table:name="49521" table:display="true" table:show-details="true"/>
                <table:data-pilot-member table:name="49532" table:display="true" table:show-details="true"/>
                <table:data-pilot-member table:name="49540" table:display="true" table:show-details="true"/>
                <table:data-pilot-member table:name="49544" table:display="true" table:show-details="true"/>
                <table:data-pilot-member table:name="49553" table:display="true" table:show-details="true"/>
                <table:data-pilot-member table:name="49555" table:display="true" table:show-details="true"/>
                <table:data-pilot-member table:name="49560" table:display="true" table:show-details="true"/>
                <table:data-pilot-member table:name="49565" table:display="true" table:show-details="true"/>
                <table:data-pilot-member table:name="49569" table:display="true" table:show-details="true"/>
                <table:data-pilot-member table:name="49582" table:display="true" table:show-details="true"/>
                <table:data-pilot-member table:name="49591" table:display="true" table:show-details="true"/>
                <table:data-pilot-member table:name="49606" table:display="true" table:show-details="true"/>
                <table:data-pilot-member table:name="49615" table:display="true" table:show-details="true"/>
                <table:data-pilot-member table:name="49634" table:display="true" table:show-details="true"/>
                <table:data-pilot-member table:name="49642" table:display="true" table:show-details="true"/>
                <table:data-pilot-member table:name="49643" table:display="true" table:show-details="true"/>
                <table:data-pilot-member table:name="49647" table:display="true" table:show-details="true"/>
                <table:data-pilot-member table:name="49649" table:display="true" table:show-details="true"/>
                <table:data-pilot-member table:name="49666" table:display="true" table:show-details="true"/>
                <table:data-pilot-member table:name="49673" table:display="true" table:show-details="true"/>
                <table:data-pilot-member table:name="49676" table:display="true" table:show-details="true"/>
                <table:data-pilot-member table:name="49705" table:display="true" table:show-details="true"/>
                <table:data-pilot-member table:name="49717" table:display="true" table:show-details="true"/>
                <table:data-pilot-member table:name="49722" table:display="true" table:show-details="true"/>
                <table:data-pilot-member table:name="49723" table:display="true" table:show-details="true"/>
                <table:data-pilot-member table:name="49750" table:display="true" table:show-details="true"/>
                <table:data-pilot-member table:name="49774" table:display="true" table:show-details="true"/>
                <table:data-pilot-member table:name="49778" table:display="true" table:show-details="true"/>
                <table:data-pilot-member table:name="49780" table:display="true" table:show-details="true"/>
                <table:data-pilot-member table:name="49788" table:display="true" table:show-details="true"/>
                <table:data-pilot-member table:name="49820" table:display="true" table:show-details="true"/>
                <table:data-pilot-member table:name="49835" table:display="true" table:show-details="true"/>
                <table:data-pilot-member table:name="49840" table:display="true" table:show-details="true"/>
                <table:data-pilot-member table:name="49857" table:display="true" table:show-details="true"/>
                <table:data-pilot-member table:name="49861" table:display="true" table:show-details="true"/>
                <table:data-pilot-member table:name="49872" table:display="true" table:show-details="true"/>
                <table:data-pilot-member table:name="49909" table:display="true" table:show-details="true"/>
                <table:data-pilot-member table:name="49929" table:display="true" table:show-details="true"/>
                <table:data-pilot-member table:name="49930" table:display="true" table:show-details="true"/>
                <table:data-pilot-member table:name="49935" table:display="true" table:show-details="true"/>
                <table:data-pilot-member table:name="49937" table:display="true" table:show-details="true"/>
                <table:data-pilot-member table:name="49945" table:display="true" table:show-details="true"/>
                <table:data-pilot-member table:name="49946" table:display="true" table:show-details="true"/>
                <table:data-pilot-member table:name="49958" table:display="true" table:show-details="true"/>
                <table:data-pilot-member table:name="49960" table:display="true" table:show-details="true"/>
                <table:data-pilot-member table:name="49969" table:display="true" table:show-details="true"/>
                <table:data-pilot-member table:name="49982" table:display="true" table:show-details="true"/>
                <table:data-pilot-member table:name="49989" table:display="true" table:show-details="true"/>
                <table:data-pilot-member table:name="50014" table:display="true" table:show-details="true"/>
                <table:data-pilot-member table:name="50020" table:display="true" table:show-details="true"/>
                <table:data-pilot-member table:name="50022" table:display="true" table:show-details="true"/>
                <table:data-pilot-member table:name="50029" table:display="true" table:show-details="true"/>
                <table:data-pilot-member table:name="50047" table:display="true" table:show-details="true"/>
                <table:data-pilot-member table:name="50049" table:display="true" table:show-details="true"/>
                <table:data-pilot-member table:name="50056" table:display="true" table:show-details="true"/>
                <table:data-pilot-member table:name="50073" table:display="true" table:show-details="true"/>
                <table:data-pilot-member table:name="50074" table:display="true" table:show-details="true"/>
                <table:data-pilot-member table:name="50095" table:display="true" table:show-details="true"/>
                <table:data-pilot-member table:name="50097" table:display="true" table:show-details="true"/>
                <table:data-pilot-member table:name="50102" table:display="true" table:show-details="true"/>
                <table:data-pilot-member table:name="50110" table:display="true" table:show-details="true"/>
                <table:data-pilot-member table:name="50112" table:display="true" table:show-details="true"/>
                <table:data-pilot-member table:name="50118" table:display="true" table:show-details="true"/>
                <table:data-pilot-member table:name="50125" table:display="true" table:show-details="true"/>
                <table:data-pilot-member table:name="50140" table:display="true" table:show-details="true"/>
                <table:data-pilot-member table:name="50143" table:display="true" table:show-details="true"/>
                <table:data-pilot-member table:name="50159" table:display="true" table:show-details="true"/>
                <table:data-pilot-member table:name="50174" table:display="true" table:show-details="true"/>
                <table:data-pilot-member table:name="50180" table:display="true" table:show-details="true"/>
                <table:data-pilot-member table:name="50183" table:display="true" table:show-details="true"/>
                <table:data-pilot-member table:name="50186" table:display="true" table:show-details="true"/>
                <table:data-pilot-member table:name="50195" table:display="true" table:show-details="true"/>
                <table:data-pilot-member table:name="50199" table:display="true" table:show-details="true"/>
                <table:data-pilot-member table:name="50208" table:display="true" table:show-details="true"/>
                <table:data-pilot-member table:name="50211" table:display="true" table:show-details="true"/>
                <table:data-pilot-member table:name="50244" table:display="true" table:show-details="true"/>
                <table:data-pilot-member table:name="50254" table:display="true" table:show-details="true"/>
                <table:data-pilot-member table:name="50274" table:display="true" table:show-details="true"/>
                <table:data-pilot-member table:name="50276" table:display="true" table:show-details="true"/>
                <table:data-pilot-member table:name="50281" table:display="true" table:show-details="true"/>
                <table:data-pilot-member table:name="50289" table:display="true" table:show-details="true"/>
                <table:data-pilot-member table:name="50290" table:display="true" table:show-details="true"/>
                <table:data-pilot-member table:name="50295" table:display="true" table:show-details="true"/>
                <table:data-pilot-member table:name="50297" table:display="true" table:show-details="true"/>
                <table:data-pilot-member table:name="50298" table:display="true" table:show-details="true"/>
                <table:data-pilot-member table:name="50321" table:display="true" table:show-details="true"/>
                <table:data-pilot-member table:name="50322" table:display="true" table:show-details="true"/>
                <table:data-pilot-member table:name="50326" table:display="true" table:show-details="true"/>
                <table:data-pilot-member table:name="50340" table:display="true" table:show-details="true"/>
                <table:data-pilot-member table:name="50348" table:display="true" table:show-details="true"/>
                <table:data-pilot-member table:name="50367" table:display="true" table:show-details="true"/>
                <table:data-pilot-member table:name="50370" table:display="true" table:show-details="true"/>
                <table:data-pilot-member table:name="50372" table:display="true" table:show-details="true"/>
                <table:data-pilot-member table:name="50392" table:display="true" table:show-details="true"/>
                <table:data-pilot-member table:name="50414" table:display="true" table:show-details="true"/>
                <table:data-pilot-member table:name="50419" table:display="true" table:show-details="true"/>
                <table:data-pilot-member table:name="50439" table:display="true" table:show-details="true"/>
                <table:data-pilot-member table:name="50453" table:display="true" table:show-details="true"/>
                <table:data-pilot-member table:name="50460" table:display="true" table:show-details="true"/>
                <table:data-pilot-member table:name="50473" table:display="true" table:show-details="true"/>
                <table:data-pilot-member table:name="50479" table:display="true" table:show-details="true"/>
                <table:data-pilot-member table:name="50483" table:display="true" table:show-details="true"/>
                <table:data-pilot-member table:name="50488" table:display="true" table:show-details="true"/>
                <table:data-pilot-member table:name="50509" table:display="true" table:show-details="true"/>
                <table:data-pilot-member table:name="50528" table:display="true" table:show-details="true"/>
                <table:data-pilot-member table:name="50537" table:display="true" table:show-details="true"/>
                <table:data-pilot-member table:name="50538" table:display="true" table:show-details="true"/>
                <table:data-pilot-member table:name="50550" table:display="true" table:show-details="true"/>
                <table:data-pilot-member table:name="50575" table:display="true" table:show-details="true"/>
                <table:data-pilot-member table:name="50581" table:display="true" table:show-details="true"/>
                <table:data-pilot-member table:name="50586" table:display="true" table:show-details="true"/>
                <table:data-pilot-member table:name="50587" table:display="true" table:show-details="true"/>
                <table:data-pilot-member table:name="50594" table:display="true" table:show-details="true"/>
                <table:data-pilot-member table:name="50600" table:display="true" table:show-details="true"/>
                <table:data-pilot-member table:name="50621" table:display="true" table:show-details="true"/>
                <table:data-pilot-member table:name="50622" table:display="true" table:show-details="true"/>
                <table:data-pilot-member table:name="50627" table:display="true" table:show-details="true"/>
                <table:data-pilot-member table:name="50630" table:display="true" table:show-details="true"/>
                <table:data-pilot-member table:name="50631" table:display="true" table:show-details="true"/>
                <table:data-pilot-member table:name="50640" table:display="true" table:show-details="true"/>
                <table:data-pilot-member table:name="50647" table:display="true" table:show-details="true"/>
                <table:data-pilot-member table:name="50653" table:display="true" table:show-details="true"/>
                <table:data-pilot-member table:name="50667" table:display="true" table:show-details="true"/>
                <table:data-pilot-member table:name="50702" table:display="true" table:show-details="true"/>
                <table:data-pilot-member table:name="50722" table:display="true" table:show-details="true"/>
                <table:data-pilot-member table:name="50774" table:display="true" table:show-details="true"/>
                <table:data-pilot-member table:name="50777" table:display="true" table:show-details="true"/>
                <table:data-pilot-member table:name="50816" table:display="true" table:show-details="true"/>
                <table:data-pilot-member table:name="50827" table:display="true" table:show-details="true"/>
                <table:data-pilot-member table:name="50833" table:display="true" table:show-details="true"/>
                <table:data-pilot-member table:name="50834" table:display="true" table:show-details="true"/>
                <table:data-pilot-member table:name="50838" table:display="true" table:show-details="true"/>
                <table:data-pilot-member table:name="50844" table:display="true" table:show-details="true"/>
                <table:data-pilot-member table:name="50845" table:display="true" table:show-details="true"/>
                <table:data-pilot-member table:name="50850" table:display="true" table:show-details="true"/>
                <table:data-pilot-member table:name="50858" table:display="true" table:show-details="true"/>
                <table:data-pilot-member table:name="50862" table:display="true" table:show-details="true"/>
                <table:data-pilot-member table:name="50863" table:display="true" table:show-details="true"/>
                <table:data-pilot-member table:name="50864" table:display="true" table:show-details="true"/>
                <table:data-pilot-member table:name="50879" table:display="true" table:show-details="true"/>
                <table:data-pilot-member table:name="50883" table:display="true" table:show-details="true"/>
                <table:data-pilot-member table:name="50903" table:display="true" table:show-details="true"/>
                <table:data-pilot-member table:name="50904" table:display="true" table:show-details="true"/>
                <table:data-pilot-member table:name="50919" table:display="true" table:show-details="true"/>
                <table:data-pilot-member table:name="50923" table:display="true" table:show-details="true"/>
                <table:data-pilot-member table:name="50942" table:display="true" table:show-details="true"/>
                <table:data-pilot-member table:name="50956" table:display="true" table:show-details="true"/>
                <table:data-pilot-member table:name="50959" table:display="true" table:show-details="true"/>
                <table:data-pilot-member table:name="50961" table:display="true" table:show-details="true"/>
                <table:data-pilot-member table:name="50964" table:display="true" table:show-details="true"/>
                <table:data-pilot-member table:name="50967" table:display="true" table:show-details="true"/>
                <table:data-pilot-member table:name="50979" table:display="true" table:show-details="true"/>
                <table:data-pilot-member table:name="50980" table:display="true" table:show-details="true"/>
                <table:data-pilot-member table:name="50981" table:display="true" table:show-details="true"/>
                <table:data-pilot-member table:name="50983" table:display="true" table:show-details="true"/>
                <table:data-pilot-member table:name="51008" table:display="true" table:show-details="true"/>
                <table:data-pilot-member table:name="51020" table:display="true" table:show-details="true"/>
                <table:data-pilot-member table:name="51026" table:display="true" table:show-details="true"/>
                <table:data-pilot-member table:name="51029" table:display="true" table:show-details="true"/>
                <table:data-pilot-member table:name="51043" table:display="true" table:show-details="true"/>
                <table:data-pilot-member table:name="51052" table:display="true" table:show-details="true"/>
                <table:data-pilot-member table:name="51058" table:display="true" table:show-details="true"/>
                <table:data-pilot-member table:name="51091" table:display="true" table:show-details="true"/>
                <table:data-pilot-member table:name="51114" table:display="true" table:show-details="true"/>
                <table:data-pilot-member table:name="51115" table:display="true" table:show-details="true"/>
                <table:data-pilot-member table:name="51120" table:display="true" table:show-details="true"/>
                <table:data-pilot-member table:name="51126" table:display="true" table:show-details="true"/>
                <table:data-pilot-member table:name="51139" table:display="true" table:show-details="true"/>
                <table:data-pilot-member table:name="51142" table:display="true" table:show-details="true"/>
                <table:data-pilot-member table:name="51161" table:display="true" table:show-details="true"/>
                <table:data-pilot-member table:name="51181" table:display="true" table:show-details="true"/>
                <table:data-pilot-member table:name="51194" table:display="true" table:show-details="true"/>
                <table:data-pilot-member table:name="51197" table:display="true" table:show-details="true"/>
                <table:data-pilot-member table:name="51200" table:display="true" table:show-details="true"/>
                <table:data-pilot-member table:name="51208" table:display="true" table:show-details="true"/>
                <table:data-pilot-member table:name="51223" table:display="true" table:show-details="true"/>
                <table:data-pilot-member table:name="51228" table:display="true" table:show-details="true"/>
                <table:data-pilot-member table:name="51237" table:display="true" table:show-details="true"/>
                <table:data-pilot-member table:name="51244" table:display="true" table:show-details="true"/>
                <table:data-pilot-member table:name="51248" table:display="true" table:show-details="true"/>
                <table:data-pilot-member table:name="51252" table:display="true" table:show-details="true"/>
                <table:data-pilot-member table:name="51255" table:display="true" table:show-details="true"/>
                <table:data-pilot-member table:name="51264" table:display="true" table:show-details="true"/>
                <table:data-pilot-member table:name="51289" table:display="true" table:show-details="true"/>
                <table:data-pilot-member table:name="51337" table:display="true" table:show-details="true"/>
                <table:data-pilot-member table:name="51340" table:display="true" table:show-details="true"/>
                <table:data-pilot-member table:name="51355" table:display="true" table:show-details="true"/>
                <table:data-pilot-member table:name="51370" table:display="true" table:show-details="true"/>
                <table:data-pilot-member table:name="51382" table:display="true" table:show-details="true"/>
                <table:data-pilot-member table:name="51384" table:display="true" table:show-details="true"/>
                <table:data-pilot-member table:name="51390" table:display="true" table:show-details="true"/>
                <table:data-pilot-member table:name="51392" table:display="true" table:show-details="true"/>
                <table:data-pilot-member table:name="51395" table:display="true" table:show-details="true"/>
                <table:data-pilot-member table:name="51399" table:display="true" table:show-details="true"/>
                <table:data-pilot-member table:name="51403" table:display="true" table:show-details="true"/>
                <table:data-pilot-member table:name="51419" table:display="true" table:show-details="true"/>
                <table:data-pilot-member table:name="51434" table:display="true" table:show-details="true"/>
                <table:data-pilot-member table:name="51444" table:display="true" table:show-details="true"/>
                <table:data-pilot-member table:name="51446" table:display="true" table:show-details="true"/>
                <table:data-pilot-member table:name="51464" table:display="true" table:show-details="true"/>
                <table:data-pilot-member table:name="51470" table:display="true" table:show-details="true"/>
                <table:data-pilot-member table:name="51478" table:display="true" table:show-details="true"/>
                <table:data-pilot-member table:name="51482" table:display="true" table:show-details="true"/>
                <table:data-pilot-member table:name="51496" table:display="true" table:show-details="true"/>
                <table:data-pilot-member table:name="51499" table:display="true" table:show-details="true"/>
                <table:data-pilot-member table:name="51501" table:display="true" table:show-details="true"/>
                <table:data-pilot-member table:name="51503" table:display="true" table:show-details="true"/>
                <table:data-pilot-member table:name="51505" table:display="true" table:show-details="true"/>
                <table:data-pilot-member table:name="51525" table:display="true" table:show-details="true"/>
                <table:data-pilot-member table:name="51538" table:display="true" table:show-details="true"/>
                <table:data-pilot-member table:name="51558" table:display="true" table:show-details="true"/>
                <table:data-pilot-member table:name="51576" table:display="true" table:show-details="true"/>
                <table:data-pilot-member table:name="51582" table:display="true" table:show-details="true"/>
                <table:data-pilot-member table:name="51612" table:display="true" table:show-details="true"/>
                <table:data-pilot-member table:name="51618" table:display="true" table:show-details="true"/>
                <table:data-pilot-member table:name="51637" table:display="true" table:show-details="true"/>
                <table:data-pilot-member table:name="51645" table:display="true" table:show-details="true"/>
                <table:data-pilot-member table:name="51647" table:display="true" table:show-details="true"/>
                <table:data-pilot-member table:name="51664" table:display="true" table:show-details="true"/>
                <table:data-pilot-member table:name="51665" table:display="true" table:show-details="true"/>
                <table:data-pilot-member table:name="51671" table:display="true" table:show-details="true"/>
                <table:data-pilot-member table:name="51683" table:display="true" table:show-details="true"/>
                <table:data-pilot-member table:name="51684" table:display="true" table:show-details="true"/>
                <table:data-pilot-member table:name="51700" table:display="true" table:show-details="true"/>
                <table:data-pilot-member table:name="51716" table:display="true" table:show-details="true"/>
                <table:data-pilot-member table:name="51721" table:display="true" table:show-details="true"/>
                <table:data-pilot-member table:name="51730" table:display="true" table:show-details="true"/>
                <table:data-pilot-member table:name="51732" table:display="true" table:show-details="true"/>
                <table:data-pilot-member table:name="51738" table:display="true" table:show-details="true"/>
                <table:data-pilot-member table:name="51745" table:display="true" table:show-details="true"/>
                <table:data-pilot-member table:name="51754" table:display="true" table:show-details="true"/>
                <table:data-pilot-member table:name="51757" table:display="true" table:show-details="true"/>
                <table:data-pilot-member table:name="51760" table:display="true" table:show-details="true"/>
                <table:data-pilot-member table:name="51767" table:display="true" table:show-details="true"/>
                <table:data-pilot-member table:name="51769" table:display="true" table:show-details="true"/>
                <table:data-pilot-member table:name="51770" table:display="true" table:show-details="true"/>
                <table:data-pilot-member table:name="51779" table:display="true" table:show-details="true"/>
                <table:data-pilot-member table:name="51785" table:display="true" table:show-details="true"/>
                <table:data-pilot-member table:name="51801" table:display="true" table:show-details="true"/>
                <table:data-pilot-member table:name="51812" table:display="true" table:show-details="true"/>
                <table:data-pilot-member table:name="51839" table:display="true" table:show-details="true"/>
                <table:data-pilot-member table:name="51850" table:display="true" table:show-details="true"/>
                <table:data-pilot-member table:name="51851" table:display="true" table:show-details="true"/>
                <table:data-pilot-member table:name="51853" table:display="true" table:show-details="true"/>
                <table:data-pilot-member table:name="51867" table:display="true" table:show-details="true"/>
                <table:data-pilot-member table:name="51874" table:display="true" table:show-details="true"/>
                <table:data-pilot-member table:name="51888" table:display="true" table:show-details="true"/>
                <table:data-pilot-member table:name="51891" table:display="true" table:show-details="true"/>
                <table:data-pilot-member table:name="51893" table:display="true" table:show-details="true"/>
                <table:data-pilot-member table:name="51901" table:display="true" table:show-details="true"/>
                <table:data-pilot-member table:name="51905" table:display="true" table:show-details="true"/>
                <table:data-pilot-member table:name="51908" table:display="true" table:show-details="true"/>
                <table:data-pilot-member table:name="51919" table:display="true" table:show-details="true"/>
                <table:data-pilot-member table:name="51928" table:display="true" table:show-details="true"/>
                <table:data-pilot-member table:name="51930" table:display="true" table:show-details="true"/>
                <table:data-pilot-member table:name="51932" table:display="true" table:show-details="true"/>
                <table:data-pilot-member table:name="51939" table:display="true" table:show-details="true"/>
                <table:data-pilot-member table:name="51941" table:display="true" table:show-details="true"/>
                <table:data-pilot-member table:name="51945" table:display="true" table:show-details="true"/>
                <table:data-pilot-member table:name="51969" table:display="true" table:show-details="true"/>
                <table:data-pilot-member table:name="51981" table:display="true" table:show-details="true"/>
                <table:data-pilot-member table:name="51996" table:display="true" table:show-details="true"/>
                <table:data-pilot-member table:name="52000" table:display="true" table:show-details="true"/>
                <table:data-pilot-member table:name="52005" table:display="true" table:show-details="true"/>
                <table:data-pilot-member table:name="52009" table:display="true" table:show-details="true"/>
                <table:data-pilot-member table:name="52014" table:display="true" table:show-details="true"/>
                <table:data-pilot-member table:name="52021" table:display="true" table:show-details="true"/>
                <table:data-pilot-member table:name="52031" table:display="true" table:show-details="true"/>
                <table:data-pilot-member table:name="52040" table:display="true" table:show-details="true"/>
                <table:data-pilot-member table:name="52056" table:display="true" table:show-details="true"/>
                <table:data-pilot-member table:name="52065" table:display="true" table:show-details="true"/>
                <table:data-pilot-member table:name="52076" table:display="true" table:show-details="true"/>
                <table:data-pilot-member table:name="52082" table:display="true" table:show-details="true"/>
                <table:data-pilot-member table:name="52087" table:display="true" table:show-details="true"/>
                <table:data-pilot-member table:name="52116" table:display="true" table:show-details="true"/>
                <table:data-pilot-member table:name="52126" table:display="true" table:show-details="true"/>
                <table:data-pilot-member table:name="52157" table:display="true" table:show-details="true"/>
                <table:data-pilot-member table:name="52158" table:display="true" table:show-details="true"/>
                <table:data-pilot-member table:name="52175" table:display="true" table:show-details="true"/>
                <table:data-pilot-member table:name="52191" table:display="true" table:show-details="true"/>
                <table:data-pilot-member table:name="52200" table:display="true" table:show-details="true"/>
                <table:data-pilot-member table:name="52203" table:display="true" table:show-details="true"/>
                <table:data-pilot-member table:name="52211" table:display="true" table:show-details="true"/>
                <table:data-pilot-member table:name="52214" table:display="true" table:show-details="true"/>
                <table:data-pilot-member table:name="52221" table:display="true" table:show-details="true"/>
                <table:data-pilot-member table:name="52234" table:display="true" table:show-details="true"/>
                <table:data-pilot-member table:name="52272" table:display="true" table:show-details="true"/>
                <table:data-pilot-member table:name="52283" table:display="true" table:show-details="true"/>
                <table:data-pilot-member table:name="52298" table:display="true" table:show-details="true"/>
                <table:data-pilot-member table:name="52311" table:display="true" table:show-details="true"/>
                <table:data-pilot-member table:name="52312" table:display="true" table:show-details="true"/>
                <table:data-pilot-member table:name="52313" table:display="true" table:show-details="true"/>
                <table:data-pilot-member table:name="52318" table:display="true" table:show-details="true"/>
                <table:data-pilot-member table:name="52322" table:display="true" table:show-details="true"/>
                <table:data-pilot-member table:name="52324" table:display="true" table:show-details="true"/>
                <table:data-pilot-member table:name="52334" table:display="true" table:show-details="true"/>
                <table:data-pilot-member table:name="52337" table:display="true" table:show-details="true"/>
                <table:data-pilot-member table:name="52339" table:display="true" table:show-details="true"/>
                <table:data-pilot-member table:name="52361" table:display="true" table:show-details="true"/>
                <table:data-pilot-member table:name="52372" table:display="true" table:show-details="true"/>
                <table:data-pilot-member table:name="52385" table:display="true" table:show-details="true"/>
                <table:data-pilot-member table:name="52389" table:display="true" table:show-details="true"/>
                <table:data-pilot-member table:name="52413" table:display="true" table:show-details="true"/>
                <table:data-pilot-member table:name="52429" table:display="true" table:show-details="true"/>
                <table:data-pilot-member table:name="52455" table:display="true" table:show-details="true"/>
                <table:data-pilot-member table:name="52461" table:display="true" table:show-details="true"/>
                <table:data-pilot-member table:name="52475" table:display="true" table:show-details="true"/>
                <table:data-pilot-member table:name="52477" table:display="true" table:show-details="true"/>
                <table:data-pilot-member table:name="52480" table:display="true" table:show-details="true"/>
                <table:data-pilot-member table:name="52484" table:display="true" table:show-details="true"/>
                <table:data-pilot-member table:name="52499" table:display="true" table:show-details="true"/>
                <table:data-pilot-member table:name="52512" table:display="true" table:show-details="true"/>
                <table:data-pilot-member table:name="52525" table:display="true" table:show-details="true"/>
                <table:data-pilot-member table:name="52528" table:display="true" table:show-details="true"/>
                <table:data-pilot-member table:name="52533" table:display="true" table:show-details="true"/>
                <table:data-pilot-member table:name="52535" table:display="true" table:show-details="true"/>
                <table:data-pilot-member table:name="52542" table:display="true" table:show-details="true"/>
                <table:data-pilot-member table:name="52556" table:display="true" table:show-details="true"/>
                <table:data-pilot-member table:name="52559" table:display="true" table:show-details="true"/>
                <table:data-pilot-member table:name="52570" table:display="true" table:show-details="true"/>
                <table:data-pilot-member table:name="52577" table:display="true" table:show-details="true"/>
                <table:data-pilot-member table:name="52585" table:display="true" table:show-details="true"/>
                <table:data-pilot-member table:name="52587" table:display="true" table:show-details="true"/>
                <table:data-pilot-member table:name="52588" table:display="true" table:show-details="true"/>
                <table:data-pilot-member table:name="52596" table:display="true" table:show-details="true"/>
                <table:data-pilot-member table:name="52608" table:display="true" table:show-details="true"/>
                <table:data-pilot-member table:name="52617" table:display="true" table:show-details="true"/>
                <table:data-pilot-member table:name="52627" table:display="true" table:show-details="true"/>
                <table:data-pilot-member table:name="52638" table:display="true" table:show-details="true"/>
                <table:data-pilot-member table:name="52644" table:display="true" table:show-details="true"/>
                <table:data-pilot-member table:name="52645" table:display="true" table:show-details="true"/>
                <table:data-pilot-member table:name="52651" table:display="true" table:show-details="true"/>
                <table:data-pilot-member table:name="52670" table:display="true" table:show-details="true"/>
                <table:data-pilot-member table:name="52696" table:display="true" table:show-details="true"/>
                <table:data-pilot-member table:name="52699" table:display="true" table:show-details="true"/>
                <table:data-pilot-member table:name="52702" table:display="true" table:show-details="true"/>
                <table:data-pilot-member table:name="52708" table:display="true" table:show-details="true"/>
                <table:data-pilot-member table:name="52711" table:display="true" table:show-details="true"/>
                <table:data-pilot-member table:name="52727" table:display="true" table:show-details="true"/>
                <table:data-pilot-member table:name="52728" table:display="true" table:show-details="true"/>
                <table:data-pilot-member table:name="52733" table:display="true" table:show-details="true"/>
                <table:data-pilot-member table:name="52734" table:display="true" table:show-details="true"/>
                <table:data-pilot-member table:name="52769" table:display="true" table:show-details="true"/>
                <table:data-pilot-member table:name="52792" table:display="true" table:show-details="true"/>
                <table:data-pilot-member table:name="52798" table:display="true" table:show-details="true"/>
                <table:data-pilot-member table:name="52807" table:display="true" table:show-details="true"/>
                <table:data-pilot-member table:name="52808" table:display="true" table:show-details="true"/>
                <table:data-pilot-member table:name="52824" table:display="true" table:show-details="true"/>
                <table:data-pilot-member table:name="52826" table:display="true" table:show-details="true"/>
                <table:data-pilot-member table:name="52835" table:display="true" table:show-details="true"/>
                <table:data-pilot-member table:name="52840" table:display="true" table:show-details="true"/>
                <table:data-pilot-member table:name="52847" table:display="true" table:show-details="true"/>
                <table:data-pilot-member table:name="52852" table:display="true" table:show-details="true"/>
                <table:data-pilot-member table:name="52853" table:display="true" table:show-details="true"/>
                <table:data-pilot-member table:name="52864" table:display="true" table:show-details="true"/>
                <table:data-pilot-member table:name="52867" table:display="true" table:show-details="true"/>
                <table:data-pilot-member table:name="52873" table:display="true" table:show-details="true"/>
                <table:data-pilot-member table:name="52882" table:display="true" table:show-details="true"/>
                <table:data-pilot-member table:name="52885" table:display="true" table:show-details="true"/>
                <table:data-pilot-member table:name="52897" table:display="true" table:show-details="true"/>
                <table:data-pilot-member table:name="52916" table:display="true" table:show-details="true"/>
                <table:data-pilot-member table:name="52945" table:display="true" table:show-details="true"/>
                <table:data-pilot-member table:name="52946" table:display="true" table:show-details="true"/>
                <table:data-pilot-member table:name="52959" table:display="true" table:show-details="true"/>
                <table:data-pilot-member table:name="52960" table:display="true" table:show-details="true"/>
                <table:data-pilot-member table:name="52975" table:display="true" table:show-details="true"/>
                <table:data-pilot-member table:name="52976" table:display="true" table:show-details="true"/>
                <table:data-pilot-member table:name="53020" table:display="true" table:show-details="true"/>
                <table:data-pilot-member table:name="53035" table:display="true" table:show-details="true"/>
                <table:data-pilot-member table:name="53046" table:display="true" table:show-details="true"/>
                <table:data-pilot-member table:name="53061" table:display="true" table:show-details="true"/>
                <table:data-pilot-member table:name="53067" table:display="true" table:show-details="true"/>
                <table:data-pilot-member table:name="53075" table:display="true" table:show-details="true"/>
                <table:data-pilot-member table:name="53081" table:display="true" table:show-details="true"/>
                <table:data-pilot-member table:name="53090" table:display="true" table:show-details="true"/>
                <table:data-pilot-member table:name="53091" table:display="true" table:show-details="true"/>
                <table:data-pilot-member table:name="53094" table:display="true" table:show-details="true"/>
                <table:data-pilot-member table:name="53103" table:display="true" table:show-details="true"/>
                <table:data-pilot-member table:name="53105" table:display="true" table:show-details="true"/>
                <table:data-pilot-member table:name="53106" table:display="true" table:show-details="true"/>
                <table:data-pilot-member table:name="53129" table:display="true" table:show-details="true"/>
                <table:data-pilot-member table:name="53146" table:display="true" table:show-details="true"/>
                <table:data-pilot-member table:name="53161" table:display="true" table:show-details="true"/>
                <table:data-pilot-member table:name="53165" table:display="true" table:show-details="true"/>
                <table:data-pilot-member table:name="53170" table:display="true" table:show-details="true"/>
                <table:data-pilot-member table:name="53183" table:display="true" table:show-details="true"/>
                <table:data-pilot-member table:name="53191" table:display="true" table:show-details="true"/>
                <table:data-pilot-member table:name="53195" table:display="true" table:show-details="true"/>
                <table:data-pilot-member table:name="53202" table:display="true" table:show-details="true"/>
                <table:data-pilot-member table:name="53214" table:display="true" table:show-details="true"/>
                <table:data-pilot-member table:name="53235" table:display="true" table:show-details="true"/>
                <table:data-pilot-member table:name="53246" table:display="true" table:show-details="true"/>
                <table:data-pilot-member table:name="53255" table:display="true" table:show-details="true"/>
                <table:data-pilot-member table:name="53268" table:display="true" table:show-details="true"/>
                <table:data-pilot-member table:name="53275" table:display="true" table:show-details="true"/>
                <table:data-pilot-member table:name="53277" table:display="true" table:show-details="true"/>
                <table:data-pilot-member table:name="53288" table:display="true" table:show-details="true"/>
                <table:data-pilot-member table:name="53301" table:display="true" table:show-details="true"/>
                <table:data-pilot-member table:name="53305" table:display="true" table:show-details="true"/>
                <table:data-pilot-member table:name="53307" table:display="true" table:show-details="true"/>
                <table:data-pilot-member table:name="53309" table:display="true" table:show-details="true"/>
                <table:data-pilot-member table:name="53310" table:display="true" table:show-details="true"/>
                <table:data-pilot-member table:name="53325" table:display="true" table:show-details="true"/>
                <table:data-pilot-member table:name="53332" table:display="true" table:show-details="true"/>
                <table:data-pilot-member table:name="53335" table:display="true" table:show-details="true"/>
                <table:data-pilot-member table:name="53341" table:display="true" table:show-details="true"/>
                <table:data-pilot-member table:name="53354" table:display="true" table:show-details="true"/>
                <table:data-pilot-member table:name="53358" table:display="true" table:show-details="true"/>
                <table:data-pilot-member table:name="53359" table:display="true" table:show-details="true"/>
                <table:data-pilot-member table:name="53360" table:display="true" table:show-details="true"/>
                <table:data-pilot-member table:name="53364" table:display="true" table:show-details="true"/>
                <table:data-pilot-member table:name="53366" table:display="true" table:show-details="true"/>
                <table:data-pilot-member table:name="53378" table:display="true" table:show-details="true"/>
                <table:data-pilot-member table:name="53381" table:display="true" table:show-details="true"/>
                <table:data-pilot-member table:name="53387" table:display="true" table:show-details="true"/>
                <table:data-pilot-member table:name="53396" table:display="true" table:show-details="true"/>
                <table:data-pilot-member table:name="53416" table:display="true" table:show-details="true"/>
                <table:data-pilot-member table:name="53430" table:display="true" table:show-details="true"/>
                <table:data-pilot-member table:name="53448" table:display="true" table:show-details="true"/>
                <table:data-pilot-member table:name="53460" table:display="true" table:show-details="true"/>
                <table:data-pilot-member table:name="53471" table:display="true" table:show-details="true"/>
                <table:data-pilot-member table:name="53474" table:display="true" table:show-details="true"/>
                <table:data-pilot-member table:name="53484" table:display="true" table:show-details="true"/>
                <table:data-pilot-member table:name="53486" table:display="true" table:show-details="true"/>
                <table:data-pilot-member table:name="53496" table:display="true" table:show-details="true"/>
                <table:data-pilot-member table:name="53501" table:display="true" table:show-details="true"/>
                <table:data-pilot-member table:name="53505" table:display="true" table:show-details="true"/>
                <table:data-pilot-member table:name="53511" table:display="true" table:show-details="true"/>
                <table:data-pilot-member table:name="53512" table:display="true" table:show-details="true"/>
                <table:data-pilot-member table:name="53518" table:display="true" table:show-details="true"/>
                <table:data-pilot-member table:name="53551" table:display="true" table:show-details="true"/>
                <table:data-pilot-member table:name="53555" table:display="true" table:show-details="true"/>
                <table:data-pilot-member table:name="53574" table:display="true" table:show-details="true"/>
                <table:data-pilot-member table:name="53587" table:display="true" table:show-details="true"/>
                <table:data-pilot-member table:name="53588" table:display="true" table:show-details="true"/>
                <table:data-pilot-member table:name="53595" table:display="true" table:show-details="true"/>
                <table:data-pilot-member table:name="53596" table:display="true" table:show-details="true"/>
                <table:data-pilot-member table:name="53600" table:display="true" table:show-details="true"/>
                <table:data-pilot-member table:name="53601" table:display="true" table:show-details="true"/>
                <table:data-pilot-member table:name="53607" table:display="true" table:show-details="true"/>
                <table:data-pilot-member table:name="53617" table:display="true" table:show-details="true"/>
                <table:data-pilot-member table:name="53618" table:display="true" table:show-details="true"/>
                <table:data-pilot-member table:name="53624" table:display="true" table:show-details="true"/>
                <table:data-pilot-member table:name="53630" table:display="true" table:show-details="true"/>
                <table:data-pilot-member table:name="53631" table:display="true" table:show-details="true"/>
                <table:data-pilot-member table:name="53666" table:display="true" table:show-details="true"/>
                <table:data-pilot-member table:name="53677" table:display="true" table:show-details="true"/>
                <table:data-pilot-member table:name="53678" table:display="true" table:show-details="true"/>
                <table:data-pilot-member table:name="53693" table:display="true" table:show-details="true"/>
                <table:data-pilot-member table:name="53697" table:display="true" table:show-details="true"/>
                <table:data-pilot-member table:name="53702" table:display="true" table:show-details="true"/>
                <table:data-pilot-member table:name="53742" table:display="true" table:show-details="true"/>
                <table:data-pilot-member table:name="53754" table:display="true" table:show-details="true"/>
                <table:data-pilot-member table:name="53762" table:display="true" table:show-details="true"/>
                <table:data-pilot-member table:name="53764" table:display="true" table:show-details="true"/>
                <table:data-pilot-member table:name="53773" table:display="true" table:show-details="true"/>
                <table:data-pilot-member table:name="53776" table:display="true" table:show-details="true"/>
                <table:data-pilot-member table:name="53799" table:display="true" table:show-details="true"/>
                <table:data-pilot-member table:name="53802" table:display="true" table:show-details="true"/>
                <table:data-pilot-member table:name="53807" table:display="true" table:show-details="true"/>
                <table:data-pilot-member table:name="53816" table:display="true" table:show-details="true"/>
                <table:data-pilot-member table:name="53870" table:display="true" table:show-details="true"/>
                <table:data-pilot-member table:name="53878" table:display="true" table:show-details="true"/>
                <table:data-pilot-member table:name="53883" table:display="true" table:show-details="true"/>
                <table:data-pilot-member table:name="53886" table:display="true" table:show-details="true"/>
                <table:data-pilot-member table:name="53914" table:display="true" table:show-details="true"/>
                <table:data-pilot-member table:name="53915" table:display="true" table:show-details="true"/>
                <table:data-pilot-member table:name="53921" table:display="true" table:show-details="true"/>
                <table:data-pilot-member table:name="53930" table:display="true" table:show-details="true"/>
                <table:data-pilot-member table:name="53933" table:display="true" table:show-details="true"/>
                <table:data-pilot-member table:name="53935" table:display="true" table:show-details="true"/>
                <table:data-pilot-member table:name="53937" table:display="true" table:show-details="true"/>
                <table:data-pilot-member table:name="53950" table:display="true" table:show-details="true"/>
                <table:data-pilot-member table:name="53967" table:display="true" table:show-details="true"/>
                <table:data-pilot-member table:name="53973" table:display="true" table:show-details="true"/>
                <table:data-pilot-member table:name="53984" table:display="true" table:show-details="true"/>
                <table:data-pilot-member table:name="53994" table:display="true" table:show-details="true"/>
                <table:data-pilot-member table:name="54009" table:display="true" table:show-details="true"/>
                <table:data-pilot-member table:name="54016" table:display="true" table:show-details="true"/>
                <table:data-pilot-member table:name="54020" table:display="true" table:show-details="true"/>
                <table:data-pilot-member table:name="54040" table:display="true" table:show-details="true"/>
                <table:data-pilot-member table:name="54055" table:display="true" table:show-details="true"/>
                <table:data-pilot-member table:name="54068" table:display="true" table:show-details="true"/>
                <table:data-pilot-member table:name="54077" table:display="true" table:show-details="true"/>
                <table:data-pilot-member table:name="54101" table:display="true" table:show-details="true"/>
                <table:data-pilot-member table:name="54108" table:display="true" table:show-details="true"/>
                <table:data-pilot-member table:name="54110" table:display="true" table:show-details="true"/>
                <table:data-pilot-member table:name="54112" table:display="true" table:show-details="true"/>
                <table:data-pilot-member table:name="54119" table:display="true" table:show-details="true"/>
                <table:data-pilot-member table:name="54121" table:display="true" table:show-details="true"/>
                <table:data-pilot-member table:name="54126" table:display="true" table:show-details="true"/>
                <table:data-pilot-member table:name="54127" table:display="true" table:show-details="true"/>
                <table:data-pilot-member table:name="54137" table:display="true" table:show-details="true"/>
                <table:data-pilot-member table:name="54152" table:display="true" table:show-details="true"/>
                <table:data-pilot-member table:name="54161" table:display="true" table:show-details="true"/>
                <table:data-pilot-member table:name="54208" table:display="true" table:show-details="true"/>
                <table:data-pilot-member table:name="54221" table:display="true" table:show-details="true"/>
                <table:data-pilot-member table:name="54257" table:display="true" table:show-details="true"/>
                <table:data-pilot-member table:name="54271" table:display="true" table:show-details="true"/>
                <table:data-pilot-member table:name="54286" table:display="true" table:show-details="true"/>
                <table:data-pilot-member table:name="54298" table:display="true" table:show-details="true"/>
                <table:data-pilot-member table:name="54310" table:display="true" table:show-details="true"/>
                <table:data-pilot-member table:name="54319" table:display="true" table:show-details="true"/>
                <table:data-pilot-member table:name="54321" table:display="true" table:show-details="true"/>
                <table:data-pilot-member table:name="54330" table:display="true" table:show-details="true"/>
                <table:data-pilot-member table:name="54331" table:display="true" table:show-details="true"/>
                <table:data-pilot-member table:name="54332" table:display="true" table:show-details="true"/>
                <table:data-pilot-member table:name="54338" table:display="true" table:show-details="true"/>
                <table:data-pilot-member table:name="54340" table:display="true" table:show-details="true"/>
                <table:data-pilot-member table:name="54345" table:display="true" table:show-details="true"/>
                <table:data-pilot-member table:name="54368" table:display="true" table:show-details="true"/>
                <table:data-pilot-member table:name="54370" table:display="true" table:show-details="true"/>
                <table:data-pilot-member table:name="54374" table:display="true" table:show-details="true"/>
                <table:data-pilot-member table:name="54377" table:display="true" table:show-details="true"/>
                <table:data-pilot-member table:name="54380" table:display="true" table:show-details="true"/>
                <table:data-pilot-member table:name="54385" table:display="true" table:show-details="true"/>
                <table:data-pilot-member table:name="54386" table:display="true" table:show-details="true"/>
                <table:data-pilot-member table:name="54387" table:display="true" table:show-details="true"/>
                <table:data-pilot-member table:name="54393" table:display="true" table:show-details="true"/>
                <table:data-pilot-member table:name="54396" table:display="true" table:show-details="true"/>
                <table:data-pilot-member table:name="54415" table:display="true" table:show-details="true"/>
                <table:data-pilot-member table:name="54416" table:display="true" table:show-details="true"/>
                <table:data-pilot-member table:name="54425" table:display="true" table:show-details="true"/>
                <table:data-pilot-member table:name="54429" table:display="true" table:show-details="true"/>
                <table:data-pilot-member table:name="54441" table:display="true" table:show-details="true"/>
                <table:data-pilot-member table:name="54442" table:display="true" table:show-details="true"/>
                <table:data-pilot-member table:name="54445" table:display="true" table:show-details="true"/>
                <table:data-pilot-member table:name="54450" table:display="true" table:show-details="true"/>
                <table:data-pilot-member table:name="54458" table:display="true" table:show-details="true"/>
                <table:data-pilot-member table:name="54459" table:display="true" table:show-details="true"/>
                <table:data-pilot-member table:name="54519" table:display="true" table:show-details="true"/>
                <table:data-pilot-member table:name="54525" table:display="true" table:show-details="true"/>
                <table:data-pilot-member table:name="54533" table:display="true" table:show-details="true"/>
                <table:data-pilot-member table:name="54557" table:display="true" table:show-details="true"/>
                <table:data-pilot-member table:name="54559" table:display="true" table:show-details="true"/>
                <table:data-pilot-member table:name="54563" table:display="true" table:show-details="true"/>
                <table:data-pilot-member table:name="54571" table:display="true" table:show-details="true"/>
                <table:data-pilot-member table:name="54572" table:display="true" table:show-details="true"/>
                <table:data-pilot-member table:name="54592" table:display="true" table:show-details="true"/>
                <table:data-pilot-member table:name="54593" table:display="true" table:show-details="true"/>
                <table:data-pilot-member table:name="54596" table:display="true" table:show-details="true"/>
                <table:data-pilot-member table:name="54598" table:display="true" table:show-details="true"/>
                <table:data-pilot-member table:name="54604" table:display="true" table:show-details="true"/>
                <table:data-pilot-member table:name="54615" table:display="true" table:show-details="true"/>
                <table:data-pilot-member table:name="54617" table:display="true" table:show-details="true"/>
                <table:data-pilot-member table:name="54621" table:display="true" table:show-details="true"/>
                <table:data-pilot-member table:name="54636" table:display="true" table:show-details="true"/>
                <table:data-pilot-member table:name="54641" table:display="true" table:show-details="true"/>
                <table:data-pilot-member table:name="54649" table:display="true" table:show-details="true"/>
                <table:data-pilot-member table:name="54662" table:display="true" table:show-details="true"/>
                <table:data-pilot-member table:name="54670" table:display="true" table:show-details="true"/>
                <table:data-pilot-member table:name="54675" table:display="true" table:show-details="true"/>
                <table:data-pilot-member table:name="54676" table:display="true" table:show-details="true"/>
                <table:data-pilot-member table:name="54678" table:display="true" table:show-details="true"/>
                <table:data-pilot-member table:name="54707" table:display="true" table:show-details="true"/>
                <table:data-pilot-member table:name="54716" table:display="true" table:show-details="true"/>
                <table:data-pilot-member table:name="54721" table:display="true" table:show-details="true"/>
                <table:data-pilot-member table:name="54734" table:display="true" table:show-details="true"/>
                <table:data-pilot-member table:name="54745" table:display="true" table:show-details="true"/>
                <table:data-pilot-member table:name="54754" table:display="true" table:show-details="true"/>
                <table:data-pilot-member table:name="54768" table:display="true" table:show-details="true"/>
                <table:data-pilot-member table:name="54786" table:display="true" table:show-details="true"/>
                <table:data-pilot-member table:name="54792" table:display="true" table:show-details="true"/>
                <table:data-pilot-member table:name="54798" table:display="true" table:show-details="true"/>
                <table:data-pilot-member table:name="54804" table:display="true" table:show-details="true"/>
                <table:data-pilot-member table:name="54809" table:display="true" table:show-details="true"/>
                <table:data-pilot-member table:name="54815" table:display="true" table:show-details="true"/>
                <table:data-pilot-member table:name="54821" table:display="true" table:show-details="true"/>
                <table:data-pilot-member table:name="54826" table:display="true" table:show-details="true"/>
                <table:data-pilot-member table:name="54827" table:display="true" table:show-details="true"/>
                <table:data-pilot-member table:name="54830" table:display="true" table:show-details="true"/>
                <table:data-pilot-member table:name="54836" table:display="true" table:show-details="true"/>
                <table:data-pilot-member table:name="54842" table:display="true" table:show-details="true"/>
                <table:data-pilot-member table:name="54846" table:display="true" table:show-details="true"/>
                <table:data-pilot-member table:name="54852" table:display="true" table:show-details="true"/>
                <table:data-pilot-member table:name="54855" table:display="true" table:show-details="true"/>
                <table:data-pilot-member table:name="54860" table:display="true" table:show-details="true"/>
                <table:data-pilot-member table:name="54862" table:display="true" table:show-details="true"/>
                <table:data-pilot-member table:name="54866" table:display="true" table:show-details="true"/>
                <table:data-pilot-member table:name="54872" table:display="true" table:show-details="true"/>
                <table:data-pilot-member table:name="54877" table:display="true" table:show-details="true"/>
                <table:data-pilot-member table:name="54887" table:display="true" table:show-details="true"/>
                <table:data-pilot-member table:name="54889" table:display="true" table:show-details="true"/>
                <table:data-pilot-member table:name="54899" table:display="true" table:show-details="true"/>
                <table:data-pilot-member table:name="54914" table:display="true" table:show-details="true"/>
                <table:data-pilot-member table:name="54928" table:display="true" table:show-details="true"/>
                <table:data-pilot-member table:name="54937" table:display="true" table:show-details="true"/>
                <table:data-pilot-member table:name="54941" table:display="true" table:show-details="true"/>
                <table:data-pilot-member table:name="54943" table:display="true" table:show-details="true"/>
                <table:data-pilot-member table:name="54947" table:display="true" table:show-details="true"/>
                <table:data-pilot-member table:name="54952" table:display="true" table:show-details="true"/>
                <table:data-pilot-member table:name="54961" table:display="true" table:show-details="true"/>
                <table:data-pilot-member table:name="54974" table:display="true" table:show-details="true"/>
                <table:data-pilot-member table:name="54982" table:display="true" table:show-details="true"/>
                <table:data-pilot-member table:name="54995" table:display="true" table:show-details="true"/>
                <table:data-pilot-member table:name="54999" table:display="true" table:show-details="true"/>
                <table:data-pilot-member table:name="55031" table:display="true" table:show-details="true"/>
                <table:data-pilot-member table:name="55045" table:display="true" table:show-details="true"/>
                <table:data-pilot-member table:name="55053" table:display="true" table:show-details="true"/>
                <table:data-pilot-member table:name="55075" table:display="true" table:show-details="true"/>
                <table:data-pilot-member table:name="55083" table:display="true" table:show-details="true"/>
                <table:data-pilot-member table:name="55084" table:display="true" table:show-details="true"/>
                <table:data-pilot-member table:name="55095" table:display="true" table:show-details="true"/>
                <table:data-pilot-member table:name="55105" table:display="true" table:show-details="true"/>
                <table:data-pilot-member table:name="55116" table:display="true" table:show-details="true"/>
                <table:data-pilot-member table:name="55119" table:display="true" table:show-details="true"/>
                <table:data-pilot-member table:name="55139" table:display="true" table:show-details="true"/>
                <table:data-pilot-member table:name="55141" table:display="true" table:show-details="true"/>
                <table:data-pilot-member table:name="55142" table:display="true" table:show-details="true"/>
                <table:data-pilot-member table:name="55157" table:display="true" table:show-details="true"/>
                <table:data-pilot-member table:name="55159" table:display="true" table:show-details="true"/>
                <table:data-pilot-member table:name="55162" table:display="true" table:show-details="true"/>
                <table:data-pilot-member table:name="55165" table:display="true" table:show-details="true"/>
                <table:data-pilot-member table:name="55168" table:display="true" table:show-details="true"/>
                <table:data-pilot-member table:name="55170" table:display="true" table:show-details="true"/>
                <table:data-pilot-member table:name="55179" table:display="true" table:show-details="true"/>
                <table:data-pilot-member table:name="55195" table:display="true" table:show-details="true"/>
                <table:data-pilot-member table:name="55211" table:display="true" table:show-details="true"/>
                <table:data-pilot-member table:name="55213" table:display="true" table:show-details="true"/>
                <table:data-pilot-member table:name="55227" table:display="true" table:show-details="true"/>
                <table:data-pilot-member table:name="55232" table:display="true" table:show-details="true"/>
                <table:data-pilot-member table:name="55233" table:display="true" table:show-details="true"/>
                <table:data-pilot-member table:name="55234" table:display="true" table:show-details="true"/>
                <table:data-pilot-member table:name="55239" table:display="true" table:show-details="true"/>
                <table:data-pilot-member table:name="55242" table:display="true" table:show-details="true"/>
                <table:data-pilot-member table:name="55250" table:display="true" table:show-details="true"/>
                <table:data-pilot-member table:name="55253" table:display="true" table:show-details="true"/>
                <table:data-pilot-member table:name="55259" table:display="true" table:show-details="true"/>
                <table:data-pilot-member table:name="55280" table:display="true" table:show-details="true"/>
                <table:data-pilot-member table:name="55294" table:display="true" table:show-details="true"/>
                <table:data-pilot-member table:name="55297" table:display="true" table:show-details="true"/>
                <table:data-pilot-member table:name="55303" table:display="true" table:show-details="true"/>
                <table:data-pilot-member table:name="55306" table:display="true" table:show-details="true"/>
                <table:data-pilot-member table:name="55313" table:display="true" table:show-details="true"/>
                <table:data-pilot-member table:name="55317" table:display="true" table:show-details="true"/>
                <table:data-pilot-member table:name="55319" table:display="true" table:show-details="true"/>
                <table:data-pilot-member table:name="55335" table:display="true" table:show-details="true"/>
                <table:data-pilot-member table:name="55341" table:display="true" table:show-details="true"/>
                <table:data-pilot-member table:name="55345" table:display="true" table:show-details="true"/>
                <table:data-pilot-member table:name="55349" table:display="true" table:show-details="true"/>
                <table:data-pilot-member table:name="55351" table:display="true" table:show-details="true"/>
                <table:data-pilot-member table:name="55370" table:display="true" table:show-details="true"/>
                <table:data-pilot-member table:name="55393" table:display="true" table:show-details="true"/>
                <table:data-pilot-member table:name="55405" table:display="true" table:show-details="true"/>
                <table:data-pilot-member table:name="55410" table:display="true" table:show-details="true"/>
                <table:data-pilot-member table:name="55415" table:display="true" table:show-details="true"/>
                <table:data-pilot-member table:name="55422" table:display="true" table:show-details="true"/>
                <table:data-pilot-member table:name="55434" table:display="true" table:show-details="true"/>
                <table:data-pilot-member table:name="55440" table:display="true" table:show-details="true"/>
                <table:data-pilot-member table:name="55456" table:display="true" table:show-details="true"/>
                <table:data-pilot-member table:name="55457" table:display="true" table:show-details="true"/>
                <table:data-pilot-member table:name="55466" table:display="true" table:show-details="true"/>
                <table:data-pilot-member table:name="55470" table:display="true" table:show-details="true"/>
                <table:data-pilot-member table:name="55500" table:display="true" table:show-details="true"/>
                <table:data-pilot-member table:name="55530" table:display="true" table:show-details="true"/>
                <table:data-pilot-member table:name="55558" table:display="true" table:show-details="true"/>
                <table:data-pilot-member table:name="55563" table:display="true" table:show-details="true"/>
                <table:data-pilot-member table:name="55564" table:display="true" table:show-details="true"/>
                <table:data-pilot-member table:name="55569" table:display="true" table:show-details="true"/>
                <table:data-pilot-member table:name="55579" table:display="true" table:show-details="true"/>
                <table:data-pilot-member table:name="55580" table:display="true" table:show-details="true"/>
                <table:data-pilot-member table:name="55584" table:display="true" table:show-details="true"/>
                <table:data-pilot-member table:name="55589" table:display="true" table:show-details="true"/>
                <table:data-pilot-member table:name="55592" table:display="true" table:show-details="true"/>
                <table:data-pilot-member table:name="55596" table:display="true" table:show-details="true"/>
                <table:data-pilot-member table:name="55610" table:display="true" table:show-details="true"/>
                <table:data-pilot-member table:name="55616" table:display="true" table:show-details="true"/>
                <table:data-pilot-member table:name="55625" table:display="true" table:show-details="true"/>
                <table:data-pilot-member table:name="55627" table:display="true" table:show-details="true"/>
                <table:data-pilot-member table:name="55632" table:display="true" table:show-details="true"/>
                <table:data-pilot-member table:name="55642" table:display="true" table:show-details="true"/>
                <table:data-pilot-member table:name="55644" table:display="true" table:show-details="true"/>
                <table:data-pilot-member table:name="55647" table:display="true" table:show-details="true"/>
                <table:data-pilot-member table:name="55651" table:display="true" table:show-details="true"/>
                <table:data-pilot-member table:name="55652" table:display="true" table:show-details="true"/>
                <table:data-pilot-member table:name="55653" table:display="true" table:show-details="true"/>
                <table:data-pilot-member table:name="55655" table:display="true" table:show-details="true"/>
                <table:data-pilot-member table:name="55661" table:display="true" table:show-details="true"/>
                <table:data-pilot-member table:name="55671" table:display="true" table:show-details="true"/>
                <table:data-pilot-member table:name="55676" table:display="true" table:show-details="true"/>
                <table:data-pilot-member table:name="55680" table:display="true" table:show-details="true"/>
                <table:data-pilot-member table:name="55694" table:display="true" table:show-details="true"/>
                <table:data-pilot-member table:name="55696" table:display="true" table:show-details="true"/>
                <table:data-pilot-member table:name="55706" table:display="true" table:show-details="true"/>
                <table:data-pilot-member table:name="55723" table:display="true" table:show-details="true"/>
                <table:data-pilot-member table:name="55730" table:display="true" table:show-details="true"/>
                <table:data-pilot-member table:name="55744" table:display="true" table:show-details="true"/>
                <table:data-pilot-member table:name="55748" table:display="true" table:show-details="true"/>
                <table:data-pilot-member table:name="55755" table:display="true" table:show-details="true"/>
                <table:data-pilot-member table:name="55765" table:display="true" table:show-details="true"/>
                <table:data-pilot-member table:name="55787" table:display="true" table:show-details="true"/>
                <table:data-pilot-member table:name="55788" table:display="true" table:show-details="true"/>
                <table:data-pilot-member table:name="55800" table:display="true" table:show-details="true"/>
                <table:data-pilot-member table:name="55812" table:display="true" table:show-details="true"/>
                <table:data-pilot-member table:name="55818" table:display="true" table:show-details="true"/>
                <table:data-pilot-member table:name="55852" table:display="true" table:show-details="true"/>
                <table:data-pilot-member table:name="55860" table:display="true" table:show-details="true"/>
                <table:data-pilot-member table:name="55878" table:display="true" table:show-details="true"/>
                <table:data-pilot-member table:name="55882" table:display="true" table:show-details="true"/>
                <table:data-pilot-member table:name="55889" table:display="true" table:show-details="true"/>
                <table:data-pilot-member table:name="55895" table:display="true" table:show-details="true"/>
                <table:data-pilot-member table:name="55896" table:display="true" table:show-details="true"/>
                <table:data-pilot-member table:name="55900" table:display="true" table:show-details="true"/>
                <table:data-pilot-member table:name="55914" table:display="true" table:show-details="true"/>
                <table:data-pilot-member table:name="55928" table:display="true" table:show-details="true"/>
                <table:data-pilot-member table:name="55931" table:display="true" table:show-details="true"/>
                <table:data-pilot-member table:name="55936" table:display="true" table:show-details="true"/>
                <table:data-pilot-member table:name="55942" table:display="true" table:show-details="true"/>
                <table:data-pilot-member table:name="55956" table:display="true" table:show-details="true"/>
                <table:data-pilot-member table:name="55975" table:display="true" table:show-details="true"/>
                <table:data-pilot-member table:name="55976" table:display="true" table:show-details="true"/>
                <table:data-pilot-member table:name="55982" table:display="true" table:show-details="true"/>
                <table:data-pilot-member table:name="55989" table:display="true" table:show-details="true"/>
                <table:data-pilot-member table:name="56005" table:display="true" table:show-details="true"/>
                <table:data-pilot-member table:name="56024" table:display="true" table:show-details="true"/>
                <table:data-pilot-member table:name="56037" table:display="true" table:show-details="true"/>
                <table:data-pilot-member table:name="56076" table:display="true" table:show-details="true"/>
                <table:data-pilot-member table:name="56083" table:display="true" table:show-details="true"/>
                <table:data-pilot-member table:name="56086" table:display="true" table:show-details="true"/>
                <table:data-pilot-member table:name="56093" table:display="true" table:show-details="true"/>
                <table:data-pilot-member table:name="56096" table:display="true" table:show-details="true"/>
                <table:data-pilot-member table:name="56112" table:display="true" table:show-details="true"/>
                <table:data-pilot-member table:name="56122" table:display="true" table:show-details="true"/>
                <table:data-pilot-member table:name="56153" table:display="true" table:show-details="true"/>
                <table:data-pilot-member table:name="56155" table:display="true" table:show-details="true"/>
                <table:data-pilot-member table:name="56159" table:display="true" table:show-details="true"/>
                <table:data-pilot-member table:name="56160" table:display="true" table:show-details="true"/>
                <table:data-pilot-member table:name="56175" table:display="true" table:show-details="true"/>
                <table:data-pilot-member table:name="56185" table:display="true" table:show-details="true"/>
                <table:data-pilot-member table:name="56200" table:display="true" table:show-details="true"/>
                <table:data-pilot-member table:name="56202" table:display="true" table:show-details="true"/>
                <table:data-pilot-member table:name="56206" table:display="true" table:show-details="true"/>
                <table:data-pilot-member table:name="56209" table:display="true" table:show-details="true"/>
                <table:data-pilot-member table:name="56219" table:display="true" table:show-details="true"/>
                <table:data-pilot-member table:name="56222" table:display="true" table:show-details="true"/>
                <table:data-pilot-member table:name="56223" table:display="true" table:show-details="true"/>
                <table:data-pilot-member table:name="56235" table:display="true" table:show-details="true"/>
                <table:data-pilot-member table:name="56243" table:display="true" table:show-details="true"/>
                <table:data-pilot-member table:name="56250" table:display="true" table:show-details="true"/>
                <table:data-pilot-member table:name="56264" table:display="true" table:show-details="true"/>
                <table:data-pilot-member table:name="56286" table:display="true" table:show-details="true"/>
                <table:data-pilot-member table:name="56287" table:display="true" table:show-details="true"/>
                <table:data-pilot-member table:name="56290" table:display="true" table:show-details="true"/>
                <table:data-pilot-member table:name="56291" table:display="true" table:show-details="true"/>
                <table:data-pilot-member table:name="56293" table:display="true" table:show-details="true"/>
                <table:data-pilot-member table:name="56301" table:display="true" table:show-details="true"/>
                <table:data-pilot-member table:name="56326" table:display="true" table:show-details="true"/>
                <table:data-pilot-member table:name="56338" table:display="true" table:show-details="true"/>
                <table:data-pilot-member table:name="56345" table:display="true" table:show-details="true"/>
                <table:data-pilot-member table:name="56357" table:display="true" table:show-details="true"/>
                <table:data-pilot-member table:name="56378" table:display="true" table:show-details="true"/>
                <table:data-pilot-member table:name="56386" table:display="true" table:show-details="true"/>
                <table:data-pilot-member table:name="56402" table:display="true" table:show-details="true"/>
                <table:data-pilot-member table:name="56404" table:display="true" table:show-details="true"/>
                <table:data-pilot-member table:name="56410" table:display="true" table:show-details="true"/>
                <table:data-pilot-member table:name="56430" table:display="true" table:show-details="true"/>
                <table:data-pilot-member table:name="56451" table:display="true" table:show-details="true"/>
                <table:data-pilot-member table:name="56457" table:display="true" table:show-details="true"/>
                <table:data-pilot-member table:name="56470" table:display="true" table:show-details="true"/>
                <table:data-pilot-member table:name="56476" table:display="true" table:show-details="true"/>
                <table:data-pilot-member table:name="56483" table:display="true" table:show-details="true"/>
                <table:data-pilot-member table:name="56497" table:display="true" table:show-details="true"/>
                <table:data-pilot-member table:name="56500" table:display="true" table:show-details="true"/>
                <table:data-pilot-member table:name="56505" table:display="true" table:show-details="true"/>
                <table:data-pilot-member table:name="56516" table:display="true" table:show-details="true"/>
                <table:data-pilot-member table:name="56520" table:display="true" table:show-details="true"/>
                <table:data-pilot-member table:name="56521" table:display="true" table:show-details="true"/>
                <table:data-pilot-member table:name="56527" table:display="true" table:show-details="true"/>
                <table:data-pilot-member table:name="56536" table:display="true" table:show-details="true"/>
                <table:data-pilot-member table:name="56559" table:display="true" table:show-details="true"/>
                <table:data-pilot-member table:name="56567" table:display="true" table:show-details="true"/>
                <table:data-pilot-member table:name="56573" table:display="true" table:show-details="true"/>
                <table:data-pilot-member table:name="56581" table:display="true" table:show-details="true"/>
                <table:data-pilot-member table:name="56603" table:display="true" table:show-details="true"/>
                <table:data-pilot-member table:name="56607" table:display="true" table:show-details="true"/>
                <table:data-pilot-member table:name="56620" table:display="true" table:show-details="true"/>
                <table:data-pilot-member table:name="56636" table:display="true" table:show-details="true"/>
                <table:data-pilot-member table:name="56640" table:display="true" table:show-details="true"/>
                <table:data-pilot-member table:name="56680" table:display="true" table:show-details="true"/>
                <table:data-pilot-member table:name="56691" table:display="true" table:show-details="true"/>
                <table:data-pilot-member table:name="56692" table:display="true" table:show-details="true"/>
                <table:data-pilot-member table:name="56697" table:display="true" table:show-details="true"/>
                <table:data-pilot-member table:name="56734" table:display="true" table:show-details="true"/>
                <table:data-pilot-member table:name="56752" table:display="true" table:show-details="true"/>
                <table:data-pilot-member table:name="56754" table:display="true" table:show-details="true"/>
                <table:data-pilot-member table:name="56756" table:display="true" table:show-details="true"/>
                <table:data-pilot-member table:name="56762" table:display="true" table:show-details="true"/>
                <table:data-pilot-member table:name="56785" table:display="true" table:show-details="true"/>
                <table:data-pilot-member table:name="56800" table:display="true" table:show-details="true"/>
                <table:data-pilot-member table:name="56819" table:display="true" table:show-details="true"/>
                <table:data-pilot-member table:name="56829" table:display="true" table:show-details="true"/>
                <table:data-pilot-member table:name="56837" table:display="true" table:show-details="true"/>
                <table:data-pilot-member table:name="56844" table:display="true" table:show-details="true"/>
                <table:data-pilot-member table:name="56847" table:display="true" table:show-details="true"/>
                <table:data-pilot-member table:name="56857" table:display="true" table:show-details="true"/>
                <table:data-pilot-member table:name="56864" table:display="true" table:show-details="true"/>
                <table:data-pilot-member table:name="56899" table:display="true" table:show-details="true"/>
                <table:data-pilot-member table:name="56902" table:display="true" table:show-details="true"/>
                <table:data-pilot-member table:name="56904" table:display="true" table:show-details="true"/>
                <table:data-pilot-member table:name="56905" table:display="true" table:show-details="true"/>
                <table:data-pilot-member table:name="56919" table:display="true" table:show-details="true"/>
                <table:data-pilot-member table:name="56932" table:display="true" table:show-details="true"/>
                <table:data-pilot-member table:name="56941" table:display="true" table:show-details="true"/>
                <table:data-pilot-member table:name="56952" table:display="true" table:show-details="true"/>
                <table:data-pilot-member table:name="56960" table:display="true" table:show-details="true"/>
                <table:data-pilot-member table:name="56970" table:display="true" table:show-details="true"/>
                <table:data-pilot-member table:name="56972" table:display="true" table:show-details="true"/>
                <table:data-pilot-member table:name="56976" table:display="true" table:show-details="true"/>
                <table:data-pilot-member table:name="56980" table:display="true" table:show-details="true"/>
                <table:data-pilot-member table:name="57011" table:display="true" table:show-details="true"/>
                <table:data-pilot-member table:name="57026" table:display="true" table:show-details="true"/>
                <table:data-pilot-member table:name="57027" table:display="true" table:show-details="true"/>
                <table:data-pilot-member table:name="57052" table:display="true" table:show-details="true"/>
                <table:data-pilot-member table:name="57055" table:display="true" table:show-details="true"/>
                <table:data-pilot-member table:name="57057" table:display="true" table:show-details="true"/>
                <table:data-pilot-member table:name="57079" table:display="true" table:show-details="true"/>
                <table:data-pilot-member table:name="57098" table:display="true" table:show-details="true"/>
                <table:data-pilot-member table:name="57105" table:display="true" table:show-details="true"/>
                <table:data-pilot-member table:name="57107" table:display="true" table:show-details="true"/>
                <table:data-pilot-member table:name="57111" table:display="true" table:show-details="true"/>
                <table:data-pilot-member table:name="57116" table:display="true" table:show-details="true"/>
                <table:data-pilot-member table:name="57118" table:display="true" table:show-details="true"/>
                <table:data-pilot-member table:name="57159" table:display="true" table:show-details="true"/>
                <table:data-pilot-member table:name="57172" table:display="true" table:show-details="true"/>
                <table:data-pilot-member table:name="57173" table:display="true" table:show-details="true"/>
                <table:data-pilot-member table:name="57174" table:display="true" table:show-details="true"/>
                <table:data-pilot-member table:name="57185" table:display="true" table:show-details="true"/>
                <table:data-pilot-member table:name="57189" table:display="true" table:show-details="true"/>
                <table:data-pilot-member table:name="57198" table:display="true" table:show-details="true"/>
                <table:data-pilot-member table:name="57210" table:display="true" table:show-details="true"/>
                <table:data-pilot-member table:name="57211" table:display="true" table:show-details="true"/>
                <table:data-pilot-member table:name="57214" table:display="true" table:show-details="true"/>
                <table:data-pilot-member table:name="57219" table:display="true" table:show-details="true"/>
                <table:data-pilot-member table:name="57221" table:display="true" table:show-details="true"/>
                <table:data-pilot-member table:name="57231" table:display="true" table:show-details="true"/>
                <table:data-pilot-member table:name="57232" table:display="true" table:show-details="true"/>
                <table:data-pilot-member table:name="57250" table:display="true" table:show-details="true"/>
                <table:data-pilot-member table:name="57266" table:display="true" table:show-details="true"/>
                <table:data-pilot-member table:name="57270" table:display="true" table:show-details="true"/>
                <table:data-pilot-member table:name="57273" table:display="true" table:show-details="true"/>
                <table:data-pilot-member table:name="57303" table:display="true" table:show-details="true"/>
                <table:data-pilot-member table:name="57326" table:display="true" table:show-details="true"/>
                <table:data-pilot-member table:name="57332" table:display="true" table:show-details="true"/>
                <table:data-pilot-member table:name="57336" table:display="true" table:show-details="true"/>
                <table:data-pilot-member table:name="57352" table:display="true" table:show-details="true"/>
                <table:data-pilot-member table:name="57356" table:display="true" table:show-details="true"/>
                <table:data-pilot-member table:name="57367" table:display="true" table:show-details="true"/>
                <table:data-pilot-member table:name="57378" table:display="true" table:show-details="true"/>
                <table:data-pilot-member table:name="57379" table:display="true" table:show-details="true"/>
                <table:data-pilot-member table:name="57400" table:display="true" table:show-details="true"/>
                <table:data-pilot-member table:name="57403" table:display="true" table:show-details="true"/>
                <table:data-pilot-member table:name="57418" table:display="true" table:show-details="true"/>
                <table:data-pilot-member table:name="57422" table:display="true" table:show-details="true"/>
                <table:data-pilot-member table:name="57430" table:display="true" table:show-details="true"/>
                <table:data-pilot-member table:name="57446" table:display="true" table:show-details="true"/>
                <table:data-pilot-member table:name="57456" table:display="true" table:show-details="true"/>
                <table:data-pilot-member table:name="57457" table:display="true" table:show-details="true"/>
                <table:data-pilot-member table:name="57470" table:display="true" table:show-details="true"/>
                <table:data-pilot-member table:name="57474" table:display="true" table:show-details="true"/>
                <table:data-pilot-member table:name="57480" table:display="true" table:show-details="true"/>
                <table:data-pilot-member table:name="57481" table:display="true" table:show-details="true"/>
                <table:data-pilot-member table:name="57504" table:display="true" table:show-details="true"/>
                <table:data-pilot-member table:name="57508" table:display="true" table:show-details="true"/>
                <table:data-pilot-member table:name="57515" table:display="true" table:show-details="true"/>
                <table:data-pilot-member table:name="57524" table:display="true" table:show-details="true"/>
                <table:data-pilot-member table:name="57532" table:display="true" table:show-details="true"/>
                <table:data-pilot-member table:name="57554" table:display="true" table:show-details="true"/>
                <table:data-pilot-member table:name="57574" table:display="true" table:show-details="true"/>
                <table:data-pilot-member table:name="57600" table:display="true" table:show-details="true"/>
                <table:data-pilot-member table:name="57602" table:display="true" table:show-details="true"/>
                <table:data-pilot-member table:name="57609" table:display="true" table:show-details="true"/>
                <table:data-pilot-member table:name="57614" table:display="true" table:show-details="true"/>
                <table:data-pilot-member table:name="57616" table:display="true" table:show-details="true"/>
                <table:data-pilot-member table:name="57629" table:display="true" table:show-details="true"/>
                <table:data-pilot-member table:name="57630" table:display="true" table:show-details="true"/>
                <table:data-pilot-member table:name="57636" table:display="true" table:show-details="true"/>
                <table:data-pilot-member table:name="57638" table:display="true" table:show-details="true"/>
                <table:data-pilot-member table:name="57656" table:display="true" table:show-details="true"/>
                <table:data-pilot-member table:name="57665" table:display="true" table:show-details="true"/>
                <table:data-pilot-member table:name="57666" table:display="true" table:show-details="true"/>
                <table:data-pilot-member table:name="57669" table:display="true" table:show-details="true"/>
                <table:data-pilot-member table:name="57671" table:display="true" table:show-details="true"/>
                <table:data-pilot-member table:name="57684" table:display="true" table:show-details="true"/>
                <table:data-pilot-member table:name="57690" table:display="true" table:show-details="true"/>
                <table:data-pilot-member table:name="57707" table:display="true" table:show-details="true"/>
                <table:data-pilot-member table:name="57726" table:display="true" table:show-details="true"/>
                <table:data-pilot-member table:name="57727" table:display="true" table:show-details="true"/>
                <table:data-pilot-member table:name="57737" table:display="true" table:show-details="true"/>
                <table:data-pilot-member table:name="57742" table:display="true" table:show-details="true"/>
                <table:data-pilot-member table:name="57751" table:display="true" table:show-details="true"/>
                <table:data-pilot-member table:name="57762" table:display="true" table:show-details="true"/>
                <table:data-pilot-member table:name="57763" table:display="true" table:show-details="true"/>
                <table:data-pilot-member table:name="57765" table:display="true" table:show-details="true"/>
                <table:data-pilot-member table:name="57785" table:display="true" table:show-details="true"/>
                <table:data-pilot-member table:name="57801" table:display="true" table:show-details="true"/>
                <table:data-pilot-member table:name="57802" table:display="true" table:show-details="true"/>
                <table:data-pilot-member table:name="57812" table:display="true" table:show-details="true"/>
                <table:data-pilot-member table:name="57814" table:display="true" table:show-details="true"/>
                <table:data-pilot-member table:name="57823" table:display="true" table:show-details="true"/>
                <table:data-pilot-member table:name="57824" table:display="true" table:show-details="true"/>
                <table:data-pilot-member table:name="57841" table:display="true" table:show-details="true"/>
                <table:data-pilot-member table:name="57860" table:display="true" table:show-details="true"/>
                <table:data-pilot-member table:name="57865" table:display="true" table:show-details="true"/>
                <table:data-pilot-member table:name="57880" table:display="true" table:show-details="true"/>
                <table:data-pilot-member table:name="57883" table:display="true" table:show-details="true"/>
                <table:data-pilot-member table:name="57888" table:display="true" table:show-details="true"/>
                <table:data-pilot-member table:name="57918" table:display="true" table:show-details="true"/>
                <table:data-pilot-member table:name="57930" table:display="true" table:show-details="true"/>
                <table:data-pilot-member table:name="57931" table:display="true" table:show-details="true"/>
                <table:data-pilot-member table:name="57934" table:display="true" table:show-details="true"/>
                <table:data-pilot-member table:name="57935" table:display="true" table:show-details="true"/>
                <table:data-pilot-member table:name="57938" table:display="true" table:show-details="true"/>
                <table:data-pilot-member table:name="57940" table:display="true" table:show-details="true"/>
                <table:data-pilot-member table:name="57941" table:display="true" table:show-details="true"/>
                <table:data-pilot-member table:name="57942" table:display="true" table:show-details="true"/>
                <table:data-pilot-member table:name="57947" table:display="true" table:show-details="true"/>
                <table:data-pilot-member table:name="57976" table:display="true" table:show-details="true"/>
                <table:data-pilot-member table:name="57978" table:display="true" table:show-details="true"/>
                <table:data-pilot-member table:name="58009" table:display="true" table:show-details="true"/>
                <table:data-pilot-member table:name="58022" table:display="true" table:show-details="true"/>
                <table:data-pilot-member table:name="58039" table:display="true" table:show-details="true"/>
                <table:data-pilot-member table:name="58046" table:display="true" table:show-details="true"/>
                <table:data-pilot-member table:name="58048" table:display="true" table:show-details="true"/>
                <table:data-pilot-member table:name="58053" table:display="true" table:show-details="true"/>
                <table:data-pilot-member table:name="58078" table:display="true" table:show-details="true"/>
                <table:data-pilot-member table:name="58079" table:display="true" table:show-details="true"/>
                <table:data-pilot-member table:name="58096" table:display="true" table:show-details="true"/>
                <table:data-pilot-member table:name="58099" table:display="true" table:show-details="true"/>
                <table:data-pilot-member table:name="58105" table:display="true" table:show-details="true"/>
                <table:data-pilot-member table:name="58121" table:display="true" table:show-details="true"/>
                <table:data-pilot-member table:name="58137" table:display="true" table:show-details="true"/>
                <table:data-pilot-member table:name="58163" table:display="true" table:show-details="true"/>
                <table:data-pilot-member table:name="58164" table:display="true" table:show-details="true"/>
                <table:data-pilot-member table:name="58176" table:display="true" table:show-details="true"/>
                <table:data-pilot-member table:name="58187" table:display="true" table:show-details="true"/>
                <table:data-pilot-member table:name="58188" table:display="true" table:show-details="true"/>
                <table:data-pilot-member table:name="58194" table:display="true" table:show-details="true"/>
                <table:data-pilot-member table:name="58195" table:display="true" table:show-details="true"/>
                <table:data-pilot-member table:name="58196" table:display="true" table:show-details="true"/>
                <table:data-pilot-member table:name="58197" table:display="true" table:show-details="true"/>
                <table:data-pilot-member table:name="58205" table:display="true" table:show-details="true"/>
                <table:data-pilot-member table:name="58215" table:display="true" table:show-details="true"/>
                <table:data-pilot-member table:name="58224" table:display="true" table:show-details="true"/>
                <table:data-pilot-member table:name="58226" table:display="true" table:show-details="true"/>
                <table:data-pilot-member table:name="58229" table:display="true" table:show-details="true"/>
                <table:data-pilot-member table:name="58233" table:display="true" table:show-details="true"/>
                <table:data-pilot-member table:name="58238" table:display="true" table:show-details="true"/>
                <table:data-pilot-member table:name="58261" table:display="true" table:show-details="true"/>
                <table:data-pilot-member table:name="58269" table:display="true" table:show-details="true"/>
                <table:data-pilot-member table:name="58270" table:display="true" table:show-details="true"/>
                <table:data-pilot-member table:name="58279" table:display="true" table:show-details="true"/>
                <table:data-pilot-member table:name="58282" table:display="true" table:show-details="true"/>
                <table:data-pilot-member table:name="58305" table:display="true" table:show-details="true"/>
                <table:data-pilot-member table:name="58308" table:display="true" table:show-details="true"/>
                <table:data-pilot-member table:name="58330" table:display="true" table:show-details="true"/>
                <table:data-pilot-member table:name="58336" table:display="true" table:show-details="true"/>
                <table:data-pilot-member table:name="58349" table:display="true" table:show-details="true"/>
                <table:data-pilot-member table:name="58352" table:display="true" table:show-details="true"/>
                <table:data-pilot-member table:name="58358" table:display="true" table:show-details="true"/>
                <table:data-pilot-member table:name="58374" table:display="true" table:show-details="true"/>
                <table:data-pilot-member table:name="58381" table:display="true" table:show-details="true"/>
                <table:data-pilot-member table:name="58393" table:display="true" table:show-details="true"/>
                <table:data-pilot-member table:name="58399" table:display="true" table:show-details="true"/>
                <table:data-pilot-member table:name="58413" table:display="true" table:show-details="true"/>
                <table:data-pilot-member table:name="58417" table:display="true" table:show-details="true"/>
                <table:data-pilot-member table:name="58431" table:display="true" table:show-details="true"/>
                <table:data-pilot-member table:name="58464" table:display="true" table:show-details="true"/>
                <table:data-pilot-member table:name="58468" table:display="true" table:show-details="true"/>
                <table:data-pilot-member table:name="58488" table:display="true" table:show-details="true"/>
                <table:data-pilot-member table:name="58490" table:display="true" table:show-details="true"/>
                <table:data-pilot-member table:name="58498" table:display="true" table:show-details="true"/>
                <table:data-pilot-member table:name="58504" table:display="true" table:show-details="true"/>
                <table:data-pilot-member table:name="58514" table:display="true" table:show-details="true"/>
                <table:data-pilot-member table:name="58525" table:display="true" table:show-details="true"/>
                <table:data-pilot-member table:name="58538" table:display="true" table:show-details="true"/>
                <table:data-pilot-member table:name="58542" table:display="true" table:show-details="true"/>
                <table:data-pilot-member table:name="58546" table:display="true" table:show-details="true"/>
                <table:data-pilot-member table:name="58552" table:display="true" table:show-details="true"/>
                <table:data-pilot-member table:name="58556" table:display="true" table:show-details="true"/>
                <table:data-pilot-member table:name="58577" table:display="true" table:show-details="true"/>
                <table:data-pilot-member table:name="58588" table:display="true" table:show-details="true"/>
                <table:data-pilot-member table:name="58589" table:display="true" table:show-details="true"/>
                <table:data-pilot-member table:name="58591" table:display="true" table:show-details="true"/>
                <table:data-pilot-member table:name="58593" table:display="true" table:show-details="true"/>
                <table:data-pilot-member table:name="58595" table:display="true" table:show-details="true"/>
                <table:data-pilot-member table:name="58601" table:display="true" table:show-details="true"/>
                <table:data-pilot-member table:name="58604" table:display="true" table:show-details="true"/>
                <table:data-pilot-member table:name="58608" table:display="true" table:show-details="true"/>
                <table:data-pilot-member table:name="58609" table:display="true" table:show-details="true"/>
                <table:data-pilot-member table:name="58610" table:display="true" table:show-details="true"/>
                <table:data-pilot-member table:name="58614" table:display="true" table:show-details="true"/>
                <table:data-pilot-member table:name="58626" table:display="true" table:show-details="true"/>
                <table:data-pilot-member table:name="58641" table:display="true" table:show-details="true"/>
                <table:data-pilot-member table:name="58650" table:display="true" table:show-details="true"/>
                <table:data-pilot-member table:name="58660" table:display="true" table:show-details="true"/>
                <table:data-pilot-member table:name="58666" table:display="true" table:show-details="true"/>
                <table:data-pilot-member table:name="58669" table:display="true" table:show-details="true"/>
                <table:data-pilot-member table:name="58672" table:display="true" table:show-details="true"/>
                <table:data-pilot-member table:name="58688" table:display="true" table:show-details="true"/>
                <table:data-pilot-member table:name="58700" table:display="true" table:show-details="true"/>
                <table:data-pilot-member table:name="58702" table:display="true" table:show-details="true"/>
                <table:data-pilot-member table:name="58711" table:display="true" table:show-details="true"/>
                <table:data-pilot-member table:name="58714" table:display="true" table:show-details="true"/>
                <table:data-pilot-member table:name="58724" table:display="true" table:show-details="true"/>
                <table:data-pilot-member table:name="58743" table:display="true" table:show-details="true"/>
                <table:data-pilot-member table:name="58766" table:display="true" table:show-details="true"/>
                <table:data-pilot-member table:name="58769" table:display="true" table:show-details="true"/>
                <table:data-pilot-member table:name="58786" table:display="true" table:show-details="true"/>
                <table:data-pilot-member table:name="58790" table:display="true" table:show-details="true"/>
                <table:data-pilot-member table:name="58796" table:display="true" table:show-details="true"/>
                <table:data-pilot-member table:name="58802" table:display="true" table:show-details="true"/>
                <table:data-pilot-member table:name="58807" table:display="true" table:show-details="true"/>
                <table:data-pilot-member table:name="58824" table:display="true" table:show-details="true"/>
                <table:data-pilot-member table:name="58840" table:display="true" table:show-details="true"/>
                <table:data-pilot-member table:name="58850" table:display="true" table:show-details="true"/>
                <table:data-pilot-member table:name="58852" table:display="true" table:show-details="true"/>
                <table:data-pilot-member table:name="58854" table:display="true" table:show-details="true"/>
                <table:data-pilot-member table:name="58862" table:display="true" table:show-details="true"/>
                <table:data-pilot-member table:name="58875" table:display="true" table:show-details="true"/>
                <table:data-pilot-member table:name="58882" table:display="true" table:show-details="true"/>
                <table:data-pilot-member table:name="58913" table:display="true" table:show-details="true"/>
                <table:data-pilot-member table:name="58930" table:display="true" table:show-details="true"/>
                <table:data-pilot-member table:name="58933" table:display="true" table:show-details="true"/>
                <table:data-pilot-member table:name="58935" table:display="true" table:show-details="true"/>
                <table:data-pilot-member table:name="58946" table:display="true" table:show-details="true"/>
                <table:data-pilot-member table:name="58959" table:display="true" table:show-details="true"/>
                <table:data-pilot-member table:name="58960" table:display="true" table:show-details="true"/>
                <table:data-pilot-member table:name="59008" table:display="true" table:show-details="true"/>
                <table:data-pilot-member table:name="59009" table:display="true" table:show-details="true"/>
                <table:data-pilot-member table:name="59034" table:display="true" table:show-details="true"/>
                <table:data-pilot-member table:name="59043" table:display="true" table:show-details="true"/>
                <table:data-pilot-member table:name="59059" table:display="true" table:show-details="true"/>
                <table:data-pilot-member table:name="59068" table:display="true" table:show-details="true"/>
                <table:data-pilot-member table:name="59071" table:display="true" table:show-details="true"/>
                <table:data-pilot-member table:name="59084" table:display="true" table:show-details="true"/>
                <table:data-pilot-member table:name="59086" table:display="true" table:show-details="true"/>
                <table:data-pilot-member table:name="59099" table:display="true" table:show-details="true"/>
                <table:data-pilot-member table:name="59103" table:display="true" table:show-details="true"/>
                <table:data-pilot-member table:name="59105" table:display="true" table:show-details="true"/>
                <table:data-pilot-member table:name="59111" table:display="true" table:show-details="true"/>
                <table:data-pilot-member table:name="59112" table:display="true" table:show-details="true"/>
                <table:data-pilot-member table:name="59113" table:display="true" table:show-details="true"/>
                <table:data-pilot-member table:name="59114" table:display="true" table:show-details="true"/>
                <table:data-pilot-member table:name="59124" table:display="true" table:show-details="true"/>
                <table:data-pilot-member table:name="59125" table:display="true" table:show-details="true"/>
                <table:data-pilot-member table:name="59129" table:display="true" table:show-details="true"/>
                <table:data-pilot-member table:name="59132" table:display="true" table:show-details="true"/>
                <table:data-pilot-member table:name="59137" table:display="true" table:show-details="true"/>
                <table:data-pilot-member table:name="59143" table:display="true" table:show-details="true"/>
                <table:data-pilot-member table:name="59157" table:display="true" table:show-details="true"/>
                <table:data-pilot-member table:name="59158" table:display="true" table:show-details="true"/>
                <table:data-pilot-member table:name="59170" table:display="true" table:show-details="true"/>
                <table:data-pilot-member table:name="59192" table:display="true" table:show-details="true"/>
                <table:data-pilot-member table:name="59201" table:display="true" table:show-details="true"/>
                <table:data-pilot-member table:name="59221" table:display="true" table:show-details="true"/>
                <table:data-pilot-member table:name="59228" table:display="true" table:show-details="true"/>
                <table:data-pilot-member table:name="59249" table:display="true" table:show-details="true"/>
                <table:data-pilot-member table:name="59256" table:display="true" table:show-details="true"/>
                <table:data-pilot-member table:name="59277" table:display="true" table:show-details="true"/>
                <table:data-pilot-member table:name="59298" table:display="true" table:show-details="true"/>
                <table:data-pilot-member table:name="59321" table:display="true" table:show-details="true"/>
                <table:data-pilot-member table:name="59359" table:display="true" table:show-details="true"/>
                <table:data-pilot-member table:name="59366" table:display="true" table:show-details="true"/>
                <table:data-pilot-member table:name="59371" table:display="true" table:show-details="true"/>
                <table:data-pilot-member table:name="59373" table:display="true" table:show-details="true"/>
                <table:data-pilot-member table:name="59382" table:display="true" table:show-details="true"/>
                <table:data-pilot-member table:name="59401" table:display="true" table:show-details="true"/>
                <table:data-pilot-member table:name="59408" table:display="true" table:show-details="true"/>
                <table:data-pilot-member table:name="59412" table:display="true" table:show-details="true"/>
                <table:data-pilot-member table:name="59440" table:display="true" table:show-details="true"/>
                <table:data-pilot-member table:name="59441" table:display="true" table:show-details="true"/>
                <table:data-pilot-member table:name="59449" table:display="true" table:show-details="true"/>
                <table:data-pilot-member table:name="59457" table:display="true" table:show-details="true"/>
                <table:data-pilot-member table:name="59464" table:display="true" table:show-details="true"/>
                <table:data-pilot-member table:name="59473" table:display="true" table:show-details="true"/>
                <table:data-pilot-member table:name="59477" table:display="true" table:show-details="true"/>
                <table:data-pilot-member table:name="59481" table:display="true" table:show-details="true"/>
                <table:data-pilot-member table:name="59492" table:display="true" table:show-details="true"/>
                <table:data-pilot-member table:name="59495" table:display="true" table:show-details="true"/>
                <table:data-pilot-member table:name="59509" table:display="true" table:show-details="true"/>
                <table:data-pilot-member table:name="59541" table:display="true" table:show-details="true"/>
                <table:data-pilot-member table:name="59550" table:display="true" table:show-details="true"/>
                <table:data-pilot-member table:name="59561" table:display="true" table:show-details="true"/>
                <table:data-pilot-member table:name="59594" table:display="true" table:show-details="true"/>
                <table:data-pilot-member table:name="59599" table:display="true" table:show-details="true"/>
                <table:data-pilot-member table:name="59604" table:display="true" table:show-details="true"/>
                <table:data-pilot-member table:name="59606" table:display="true" table:show-details="true"/>
                <table:data-pilot-member table:name="59612" table:display="true" table:show-details="true"/>
                <table:data-pilot-member table:name="59618" table:display="true" table:show-details="true"/>
                <table:data-pilot-member table:name="59622" table:display="true" table:show-details="true"/>
                <table:data-pilot-member table:name="59627" table:display="true" table:show-details="true"/>
                <table:data-pilot-member table:name="59653" table:display="true" table:show-details="true"/>
                <table:data-pilot-member table:name="59699" table:display="true" table:show-details="true"/>
                <table:data-pilot-member table:name="59710" table:display="true" table:show-details="true"/>
                <table:data-pilot-member table:name="59711" table:display="true" table:show-details="true"/>
                <table:data-pilot-member table:name="59718" table:display="true" table:show-details="true"/>
                <table:data-pilot-member table:name="59723" table:display="true" table:show-details="true"/>
                <table:data-pilot-member table:name="59726" table:display="true" table:show-details="true"/>
                <table:data-pilot-member table:name="59727" table:display="true" table:show-details="true"/>
                <table:data-pilot-member table:name="59728" table:display="true" table:show-details="true"/>
                <table:data-pilot-member table:name="59733" table:display="true" table:show-details="true"/>
                <table:data-pilot-member table:name="59744" table:display="true" table:show-details="true"/>
                <table:data-pilot-member table:name="59754" table:display="true" table:show-details="true"/>
                <table:data-pilot-member table:name="59769" table:display="true" table:show-details="true"/>
                <table:data-pilot-member table:name="59779" table:display="true" table:show-details="true"/>
                <table:data-pilot-member table:name="59780" table:display="true" table:show-details="true"/>
                <table:data-pilot-member table:name="59782" table:display="true" table:show-details="true"/>
                <table:data-pilot-member table:name="59796" table:display="true" table:show-details="true"/>
                <table:data-pilot-member table:name="59802" table:display="true" table:show-details="true"/>
                <table:data-pilot-member table:name="59807" table:display="true" table:show-details="true"/>
                <table:data-pilot-member table:name="59817" table:display="true" table:show-details="true"/>
                <table:data-pilot-member table:name="59822" table:display="true" table:show-details="true"/>
                <table:data-pilot-member table:name="59829" table:display="true" table:show-details="true"/>
                <table:data-pilot-member table:name="59870" table:display="true" table:show-details="true"/>
                <table:data-pilot-member table:name="59877" table:display="true" table:show-details="true"/>
                <table:data-pilot-member table:name="59888" table:display="true" table:show-details="true"/>
                <table:data-pilot-member table:name="59894" table:display="true" table:show-details="true"/>
                <table:data-pilot-member table:name="59895" table:display="true" table:show-details="true"/>
                <table:data-pilot-member table:name="59897" table:display="true" table:show-details="true"/>
                <table:data-pilot-member table:name="59903" table:display="true" table:show-details="true"/>
                <table:data-pilot-member table:name="59909" table:display="true" table:show-details="true"/>
                <table:data-pilot-member table:name="59918" table:display="true" table:show-details="true"/>
                <table:data-pilot-member table:name="59926" table:display="true" table:show-details="true"/>
                <table:data-pilot-member table:name="59943" table:display="true" table:show-details="true"/>
                <table:data-pilot-member table:name="59960" table:display="true" table:show-details="true"/>
                <table:data-pilot-member table:name="59981" table:display="true" table:show-details="true"/>
                <table:data-pilot-member table:name="59988" table:display="true" table:show-details="true"/>
                <table:data-pilot-member table:name="59993" table:display="true" table:show-details="true"/>
                <table:data-pilot-member table:name="60011" table:display="true" table:show-details="true"/>
                <table:data-pilot-member table:name="60012" table:display="true" table:show-details="true"/>
                <table:data-pilot-member table:name="60018" table:display="true" table:show-details="true"/>
                <table:data-pilot-member table:name="60022" table:display="true" table:show-details="true"/>
                <table:data-pilot-member table:name="60027" table:display="true" table:show-details="true"/>
                <table:data-pilot-member table:name="60036" table:display="true" table:show-details="true"/>
                <table:data-pilot-member table:name="60040" table:display="true" table:show-details="true"/>
                <table:data-pilot-member table:name="60053" table:display="true" table:show-details="true"/>
                <table:data-pilot-member table:name="60054" table:display="true" table:show-details="true"/>
                <table:data-pilot-member table:name="60084" table:display="true" table:show-details="true"/>
                <table:data-pilot-member table:name="60087" table:display="true" table:show-details="true"/>
                <table:data-pilot-member table:name="60103" table:display="true" table:show-details="true"/>
                <table:data-pilot-member table:name="60106" table:display="true" table:show-details="true"/>
                <table:data-pilot-member table:name="60114" table:display="true" table:show-details="true"/>
                <table:data-pilot-member table:name="60129" table:display="true" table:show-details="true"/>
                <table:data-pilot-member table:name="60135" table:display="true" table:show-details="true"/>
                <table:data-pilot-member table:name="60137" table:display="true" table:show-details="true"/>
                <table:data-pilot-member table:name="60140" table:display="true" table:show-details="true"/>
                <table:data-pilot-member table:name="60145" table:display="true" table:show-details="true"/>
                <table:data-pilot-member table:name="60146" table:display="true" table:show-details="true"/>
                <table:data-pilot-member table:name="60154" table:display="true" table:show-details="true"/>
                <table:data-pilot-member table:name="60156" table:display="true" table:show-details="true"/>
                <table:data-pilot-member table:name="60170" table:display="true" table:show-details="true"/>
                <table:data-pilot-member table:name="60176" table:display="true" table:show-details="true"/>
                <table:data-pilot-member table:name="60178" table:display="true" table:show-details="true"/>
                <table:data-pilot-member table:name="60183" table:display="true" table:show-details="true"/>
                <table:data-pilot-member table:name="60189" table:display="true" table:show-details="true"/>
                <table:data-pilot-member table:name="60208" table:display="true" table:show-details="true"/>
                <table:data-pilot-member table:name="60212" table:display="true" table:show-details="true"/>
                <table:data-pilot-member table:name="60219" table:display="true" table:show-details="true"/>
                <table:data-pilot-member table:name="60232" table:display="true" table:show-details="true"/>
                <table:data-pilot-member table:name="60242" table:display="true" table:show-details="true"/>
                <table:data-pilot-member table:name="60255" table:display="true" table:show-details="true"/>
                <table:data-pilot-member table:name="60282" table:display="true" table:show-details="true"/>
                <table:data-pilot-member table:name="60285" table:display="true" table:show-details="true"/>
                <table:data-pilot-member table:name="60293" table:display="true" table:show-details="true"/>
                <table:data-pilot-member table:name="60299" table:display="true" table:show-details="true"/>
                <table:data-pilot-member table:name="60305" table:display="true" table:show-details="true"/>
                <table:data-pilot-member table:name="60319" table:display="true" table:show-details="true"/>
                <table:data-pilot-member table:name="60326" table:display="true" table:show-details="true"/>
                <table:data-pilot-member table:name="60328" table:display="true" table:show-details="true"/>
                <table:data-pilot-member table:name="60344" table:display="true" table:show-details="true"/>
                <table:data-pilot-member table:name="60359" table:display="true" table:show-details="true"/>
                <table:data-pilot-member table:name="60366" table:display="true" table:show-details="true"/>
                <table:data-pilot-member table:name="60369" table:display="true" table:show-details="true"/>
                <table:data-pilot-member table:name="60379" table:display="true" table:show-details="true"/>
                <table:data-pilot-member table:name="60381" table:display="true" table:show-details="true"/>
                <table:data-pilot-member table:name="60383" table:display="true" table:show-details="true"/>
                <table:data-pilot-member table:name="60385" table:display="true" table:show-details="true"/>
                <table:data-pilot-member table:name="60388" table:display="true" table:show-details="true"/>
                <table:data-pilot-member table:name="60401" table:display="true" table:show-details="true"/>
                <table:data-pilot-member table:name="60409" table:display="true" table:show-details="true"/>
                <table:data-pilot-member table:name="60410" table:display="true" table:show-details="true"/>
                <table:data-pilot-member table:name="60412" table:display="true" table:show-details="true"/>
                <table:data-pilot-member table:name="60423" table:display="true" table:show-details="true"/>
                <table:data-pilot-member table:name="60428" table:display="true" table:show-details="true"/>
                <table:data-pilot-member table:name="60472" table:display="true" table:show-details="true"/>
                <table:data-pilot-member table:name="60480" table:display="true" table:show-details="true"/>
                <table:data-pilot-member table:name="60483" table:display="true" table:show-details="true"/>
                <table:data-pilot-member table:name="60492" table:display="true" table:show-details="true"/>
                <table:data-pilot-member table:name="60510" table:display="true" table:show-details="true"/>
                <table:data-pilot-member table:name="60512" table:display="true" table:show-details="true"/>
                <table:data-pilot-member table:name="60568" table:display="true" table:show-details="true"/>
                <table:data-pilot-member table:name="60574" table:display="true" table:show-details="true"/>
                <table:data-pilot-member table:name="60587" table:display="true" table:show-details="true"/>
                <table:data-pilot-member table:name="60591" table:display="true" table:show-details="true"/>
                <table:data-pilot-member table:name="60597" table:display="true" table:show-details="true"/>
                <table:data-pilot-member table:name="60603" table:display="true" table:show-details="true"/>
                <table:data-pilot-member table:name="60615" table:display="true" table:show-details="true"/>
                <table:data-pilot-member table:name="60616" table:display="true" table:show-details="true"/>
                <table:data-pilot-member table:name="60619" table:display="true" table:show-details="true"/>
                <table:data-pilot-member table:name="60632" table:display="true" table:show-details="true"/>
                <table:data-pilot-member table:name="60646" table:display="true" table:show-details="true"/>
                <table:data-pilot-member table:name="60659" table:display="true" table:show-details="true"/>
                <table:data-pilot-member table:name="60669" table:display="true" table:show-details="true"/>
                <table:data-pilot-member table:name="60695" table:display="true" table:show-details="true"/>
                <table:data-pilot-member table:name="60704" table:display="true" table:show-details="true"/>
                <table:data-pilot-member table:name="60709" table:display="true" table:show-details="true"/>
                <table:data-pilot-member table:name="60711" table:display="true" table:show-details="true"/>
                <table:data-pilot-member table:name="60717" table:display="true" table:show-details="true"/>
                <table:data-pilot-member table:name="60727" table:display="true" table:show-details="true"/>
                <table:data-pilot-member table:name="60739" table:display="true" table:show-details="true"/>
                <table:data-pilot-member table:name="60740" table:display="true" table:show-details="true"/>
                <table:data-pilot-member table:name="60742" table:display="true" table:show-details="true"/>
                <table:data-pilot-member table:name="60749" table:display="true" table:show-details="true"/>
                <table:data-pilot-member table:name="60758" table:display="true" table:show-details="true"/>
                <table:data-pilot-member table:name="60762" table:display="true" table:show-details="true"/>
                <table:data-pilot-member table:name="60770" table:display="true" table:show-details="true"/>
                <table:data-pilot-member table:name="60776" table:display="true" table:show-details="true"/>
                <table:data-pilot-member table:name="60778" table:display="true" table:show-details="true"/>
                <table:data-pilot-member table:name="60794" table:display="true" table:show-details="true"/>
                <table:data-pilot-member table:name="60801" table:display="true" table:show-details="true"/>
                <table:data-pilot-member table:name="60807" table:display="true" table:show-details="true"/>
                <table:data-pilot-member table:name="60818" table:display="true" table:show-details="true"/>
                <table:data-pilot-member table:name="60820" table:display="true" table:show-details="true"/>
                <table:data-pilot-member table:name="60832" table:display="true" table:show-details="true"/>
                <table:data-pilot-member table:name="60833" table:display="true" table:show-details="true"/>
                <table:data-pilot-member table:name="60834" table:display="true" table:show-details="true"/>
                <table:data-pilot-member table:name="60858" table:display="true" table:show-details="true"/>
                <table:data-pilot-member table:name="60860" table:display="true" table:show-details="true"/>
                <table:data-pilot-member table:name="60862" table:display="true" table:show-details="true"/>
                <table:data-pilot-member table:name="60868" table:display="true" table:show-details="true"/>
                <table:data-pilot-member table:name="60872" table:display="true" table:show-details="true"/>
                <table:data-pilot-member table:name="60876" table:display="true" table:show-details="true"/>
                <table:data-pilot-member table:name="60895" table:display="true" table:show-details="true"/>
                <table:data-pilot-member table:name="60909" table:display="true" table:show-details="true"/>
                <table:data-pilot-member table:name="60917" table:display="true" table:show-details="true"/>
                <table:data-pilot-member table:name="60952" table:display="true" table:show-details="true"/>
                <table:data-pilot-member table:name="60957" table:display="true" table:show-details="true"/>
                <table:data-pilot-member table:name="60968" table:display="true" table:show-details="true"/>
                <table:data-pilot-member table:name="60972" table:display="true" table:show-details="true"/>
                <table:data-pilot-member table:name="60973" table:display="true" table:show-details="true"/>
                <table:data-pilot-member table:name="60974" table:display="true" table:show-details="true"/>
                <table:data-pilot-member table:name="60977" table:display="true" table:show-details="true"/>
                <table:data-pilot-member table:name="60999" table:display="true" table:show-details="true"/>
                <table:data-pilot-member table:name="61035" table:display="true" table:show-details="true"/>
                <table:data-pilot-member table:name="61041" table:display="true" table:show-details="true"/>
                <table:data-pilot-member table:name="61053" table:display="true" table:show-details="true"/>
                <table:data-pilot-member table:name="61064" table:display="true" table:show-details="true"/>
                <table:data-pilot-member table:name="61066" table:display="true" table:show-details="true"/>
                <table:data-pilot-member table:name="61072" table:display="true" table:show-details="true"/>
                <table:data-pilot-member table:name="61078" table:display="true" table:show-details="true"/>
                <table:data-pilot-member table:name="61080" table:display="true" table:show-details="true"/>
                <table:data-pilot-member table:name="61093" table:display="true" table:show-details="true"/>
                <table:data-pilot-member table:name="61105" table:display="true" table:show-details="true"/>
                <table:data-pilot-member table:name="61106" table:display="true" table:show-details="true"/>
                <table:data-pilot-member table:name="61116" table:display="true" table:show-details="true"/>
                <table:data-pilot-member table:name="61128" table:display="true" table:show-details="true"/>
                <table:data-pilot-member table:name="61133" table:display="true" table:show-details="true"/>
                <table:data-pilot-member table:name="61138" table:display="true" table:show-details="true"/>
                <table:data-pilot-member table:name="61140" table:display="true" table:show-details="true"/>
                <table:data-pilot-member table:name="61155" table:display="true" table:show-details="true"/>
                <table:data-pilot-member table:name="61157" table:display="true" table:show-details="true"/>
                <table:data-pilot-member table:name="61160" table:display="true" table:show-details="true"/>
                <table:data-pilot-member table:name="61176" table:display="true" table:show-details="true"/>
                <table:data-pilot-member table:name="61185" table:display="true" table:show-details="true"/>
                <table:data-pilot-member table:name="61188" table:display="true" table:show-details="true"/>
                <table:data-pilot-member table:name="61207" table:display="true" table:show-details="true"/>
                <table:data-pilot-member table:name="61214" table:display="true" table:show-details="true"/>
                <table:data-pilot-member table:name="61218" table:display="true" table:show-details="true"/>
                <table:data-pilot-member table:name="61223" table:display="true" table:show-details="true"/>
                <table:data-pilot-member table:name="61225" table:display="true" table:show-details="true"/>
                <table:data-pilot-member table:name="61228" table:display="true" table:show-details="true"/>
                <table:data-pilot-member table:name="61245" table:display="true" table:show-details="true"/>
                <table:data-pilot-member table:name="61251" table:display="true" table:show-details="true"/>
                <table:data-pilot-member table:name="61270" table:display="true" table:show-details="true"/>
                <table:data-pilot-member table:name="61278" table:display="true" table:show-details="true"/>
                <table:data-pilot-member table:name="61296" table:display="true" table:show-details="true"/>
                <table:data-pilot-member table:name="61300" table:display="true" table:show-details="true"/>
                <table:data-pilot-member table:name="61310" table:display="true" table:show-details="true"/>
                <table:data-pilot-member table:name="61325" table:display="true" table:show-details="true"/>
                <table:data-pilot-member table:name="61332" table:display="true" table:show-details="true"/>
                <table:data-pilot-member table:name="61337" table:display="true" table:show-details="true"/>
                <table:data-pilot-member table:name="61342" table:display="true" table:show-details="true"/>
                <table:data-pilot-member table:name="61348" table:display="true" table:show-details="true"/>
                <table:data-pilot-member table:name="61372" table:display="true" table:show-details="true"/>
                <table:data-pilot-member table:name="61387" table:display="true" table:show-details="true"/>
                <table:data-pilot-member table:name="61403" table:display="true" table:show-details="true"/>
                <table:data-pilot-member table:name="61405" table:display="true" table:show-details="true"/>
                <table:data-pilot-member table:name="61422" table:display="true" table:show-details="true"/>
                <table:data-pilot-member table:name="61425" table:display="true" table:show-details="true"/>
                <table:data-pilot-member table:name="61433" table:display="true" table:show-details="true"/>
                <table:data-pilot-member table:name="61436" table:display="true" table:show-details="true"/>
                <table:data-pilot-member table:name="61447" table:display="true" table:show-details="true"/>
                <table:data-pilot-member table:name="61463" table:display="true" table:show-details="true"/>
                <table:data-pilot-member table:name="61468" table:display="true" table:show-details="true"/>
                <table:data-pilot-member table:name="61475" table:display="true" table:show-details="true"/>
                <table:data-pilot-member table:name="61492" table:display="true" table:show-details="true"/>
                <table:data-pilot-member table:name="61495" table:display="true" table:show-details="true"/>
                <table:data-pilot-member table:name="61497" table:display="true" table:show-details="true"/>
                <table:data-pilot-member table:name="61501" table:display="true" table:show-details="true"/>
                <table:data-pilot-member table:name="61504" table:display="true" table:show-details="true"/>
                <table:data-pilot-member table:name="61533" table:display="true" table:show-details="true"/>
                <table:data-pilot-member table:name="61539" table:display="true" table:show-details="true"/>
                <table:data-pilot-member table:name="61542" table:display="true" table:show-details="true"/>
                <table:data-pilot-member table:name="61545" table:display="true" table:show-details="true"/>
                <table:data-pilot-member table:name="61550" table:display="true" table:show-details="true"/>
                <table:data-pilot-member table:name="61567" table:display="true" table:show-details="true"/>
                <table:data-pilot-member table:name="61570" table:display="true" table:show-details="true"/>
                <table:data-pilot-member table:name="61587" table:display="true" table:show-details="true"/>
                <table:data-pilot-member table:name="61601" table:display="true" table:show-details="true"/>
                <table:data-pilot-member table:name="61603" table:display="true" table:show-details="true"/>
                <table:data-pilot-member table:name="61610" table:display="true" table:show-details="true"/>
                <table:data-pilot-member table:name="61633" table:display="true" table:show-details="true"/>
                <table:data-pilot-member table:name="61637" table:display="true" table:show-details="true"/>
                <table:data-pilot-member table:name="61643" table:display="true" table:show-details="true"/>
                <table:data-pilot-member table:name="61644" table:display="true" table:show-details="true"/>
                <table:data-pilot-member table:name="61655" table:display="true" table:show-details="true"/>
                <table:data-pilot-member table:name="61660" table:display="true" table:show-details="true"/>
                <table:data-pilot-member table:name="61663" table:display="true" table:show-details="true"/>
                <table:data-pilot-member table:name="61670" table:display="true" table:show-details="true"/>
                <table:data-pilot-member table:name="61693" table:display="true" table:show-details="true"/>
                <table:data-pilot-member table:name="61710" table:display="true" table:show-details="true"/>
                <table:data-pilot-member table:name="61721" table:display="true" table:show-details="true"/>
                <table:data-pilot-member table:name="61725" table:display="true" table:show-details="true"/>
                <table:data-pilot-member table:name="61732" table:display="true" table:show-details="true"/>
                <table:data-pilot-member table:name="61734" table:display="true" table:show-details="true"/>
                <table:data-pilot-member table:name="61736" table:display="true" table:show-details="true"/>
                <table:data-pilot-member table:name="61740" table:display="true" table:show-details="true"/>
                <table:data-pilot-member table:name="61742" table:display="true" table:show-details="true"/>
                <table:data-pilot-member table:name="61762" table:display="true" table:show-details="true"/>
                <table:data-pilot-member table:name="61764" table:display="true" table:show-details="true"/>
                <table:data-pilot-member table:name="61766" table:display="true" table:show-details="true"/>
                <table:data-pilot-member table:name="61768" table:display="true" table:show-details="true"/>
                <table:data-pilot-member table:name="61775" table:display="true" table:show-details="true"/>
                <table:data-pilot-member table:name="61779" table:display="true" table:show-details="true"/>
                <table:data-pilot-member table:name="61785" table:display="true" table:show-details="true"/>
                <table:data-pilot-member table:name="61799" table:display="true" table:show-details="true"/>
                <table:data-pilot-member table:name="61801" table:display="true" table:show-details="true"/>
                <table:data-pilot-member table:name="61814" table:display="true" table:show-details="true"/>
                <table:data-pilot-member table:name="61832" table:display="true" table:show-details="true"/>
                <table:data-pilot-member table:name="61844" table:display="true" table:show-details="true"/>
                <table:data-pilot-member table:name="61855" table:display="true" table:show-details="true"/>
                <table:data-pilot-member table:name="61861" table:display="true" table:show-details="true"/>
                <table:data-pilot-member table:name="61880" table:display="true" table:show-details="true"/>
                <table:data-pilot-member table:name="61887" table:display="true" table:show-details="true"/>
                <table:data-pilot-member table:name="61894" table:display="true" table:show-details="true"/>
                <table:data-pilot-member table:name="61897" table:display="true" table:show-details="true"/>
                <table:data-pilot-member table:name="61901" table:display="true" table:show-details="true"/>
                <table:data-pilot-member table:name="61908" table:display="true" table:show-details="true"/>
                <table:data-pilot-member table:name="61924" table:display="true" table:show-details="true"/>
                <table:data-pilot-member table:name="61934" table:display="true" table:show-details="true"/>
                <table:data-pilot-member table:name="61941" table:display="true" table:show-details="true"/>
                <table:data-pilot-member table:name="61944" table:display="true" table:show-details="true"/>
                <table:data-pilot-member table:name="61955" table:display="true" table:show-details="true"/>
                <table:data-pilot-member table:name="61956" table:display="true" table:show-details="true"/>
                <table:data-pilot-member table:name="61964" table:display="true" table:show-details="true"/>
                <table:data-pilot-member table:name="61971" table:display="true" table:show-details="true"/>
                <table:data-pilot-member table:name="61974" table:display="true" table:show-details="true"/>
                <table:data-pilot-member table:name="61977" table:display="true" table:show-details="true"/>
                <table:data-pilot-member table:name="61990" table:display="true" table:show-details="true"/>
                <table:data-pilot-member table:name="61991" table:display="true" table:show-details="true"/>
                <table:data-pilot-member table:name="61996" table:display="true" table:show-details="true"/>
                <table:data-pilot-member table:name="62010" table:display="true" table:show-details="true"/>
                <table:data-pilot-member table:name="62013" table:display="true" table:show-details="true"/>
                <table:data-pilot-member table:name="62014" table:display="true" table:show-details="true"/>
                <table:data-pilot-member table:name="62029" table:display="true" table:show-details="true"/>
                <table:data-pilot-member table:name="62046" table:display="true" table:show-details="true"/>
                <table:data-pilot-member table:name="62051" table:display="true" table:show-details="true"/>
                <table:data-pilot-member table:name="62059" table:display="true" table:show-details="true"/>
                <table:data-pilot-member table:name="62063" table:display="true" table:show-details="true"/>
                <table:data-pilot-member table:name="62098" table:display="true" table:show-details="true"/>
                <table:data-pilot-member table:name="62099" table:display="true" table:show-details="true"/>
                <table:data-pilot-member table:name="62126" table:display="true" table:show-details="true"/>
                <table:data-pilot-member table:name="62180" table:display="true" table:show-details="true"/>
                <table:data-pilot-member table:name="62187" table:display="true" table:show-details="true"/>
                <table:data-pilot-member table:name="62189" table:display="true" table:show-details="true"/>
                <table:data-pilot-member table:name="62193" table:display="true" table:show-details="true"/>
                <table:data-pilot-member table:name="62204" table:display="true" table:show-details="true"/>
                <table:data-pilot-member table:name="62214" table:display="true" table:show-details="true"/>
                <table:data-pilot-member table:name="62222" table:display="true" table:show-details="true"/>
                <table:data-pilot-member table:name="62224" table:display="true" table:show-details="true"/>
                <table:data-pilot-member table:name="62231" table:display="true" table:show-details="true"/>
                <table:data-pilot-member table:name="62235" table:display="true" table:show-details="true"/>
                <table:data-pilot-member table:name="62237" table:display="true" table:show-details="true"/>
                <table:data-pilot-member table:name="62251" table:display="true" table:show-details="true"/>
                <table:data-pilot-member table:name="62253" table:display="true" table:show-details="true"/>
                <table:data-pilot-member table:name="62263" table:display="true" table:show-details="true"/>
                <table:data-pilot-member table:name="62266" table:display="true" table:show-details="true"/>
                <table:data-pilot-member table:name="62268" table:display="true" table:show-details="true"/>
                <table:data-pilot-member table:name="62273" table:display="true" table:show-details="true"/>
                <table:data-pilot-member table:name="62282" table:display="true" table:show-details="true"/>
                <table:data-pilot-member table:name="62295" table:display="true" table:show-details="true"/>
                <table:data-pilot-member table:name="62300" table:display="true" table:show-details="true"/>
                <table:data-pilot-member table:name="62302" table:display="true" table:show-details="true"/>
                <table:data-pilot-member table:name="62335" table:display="true" table:show-details="true"/>
                <table:data-pilot-member table:name="62339" table:display="true" table:show-details="true"/>
                <table:data-pilot-member table:name="62341" table:display="true" table:show-details="true"/>
                <table:data-pilot-member table:name="62383" table:display="true" table:show-details="true"/>
                <table:data-pilot-member table:name="62384" table:display="true" table:show-details="true"/>
                <table:data-pilot-member table:name="62386" table:display="true" table:show-details="true"/>
                <table:data-pilot-member table:name="62401" table:display="true" table:show-details="true"/>
                <table:data-pilot-member table:name="62412" table:display="true" table:show-details="true"/>
                <table:data-pilot-member table:name="62414" table:display="true" table:show-details="true"/>
                <table:data-pilot-member table:name="62419" table:display="true" table:show-details="true"/>
                <table:data-pilot-member table:name="62422" table:display="true" table:show-details="true"/>
                <table:data-pilot-member table:name="62436" table:display="true" table:show-details="true"/>
                <table:data-pilot-member table:name="62438" table:display="true" table:show-details="true"/>
                <table:data-pilot-member table:name="62445" table:display="true" table:show-details="true"/>
                <table:data-pilot-member table:name="62451" table:display="true" table:show-details="true"/>
                <table:data-pilot-member table:name="62457" table:display="true" table:show-details="true"/>
                <table:data-pilot-member table:name="62458" table:display="true" table:show-details="true"/>
                <table:data-pilot-member table:name="62470" table:display="true" table:show-details="true"/>
                <table:data-pilot-member table:name="62479" table:display="true" table:show-details="true"/>
                <table:data-pilot-member table:name="62483" table:display="true" table:show-details="true"/>
                <table:data-pilot-member table:name="62492" table:display="true" table:show-details="true"/>
                <table:data-pilot-member table:name="62497" table:display="true" table:show-details="true"/>
                <table:data-pilot-member table:name="62499" table:display="true" table:show-details="true"/>
                <table:data-pilot-member table:name="62500" table:display="true" table:show-details="true"/>
                <table:data-pilot-member table:name="62516" table:display="true" table:show-details="true"/>
                <table:data-pilot-member table:name="62519" table:display="true" table:show-details="true"/>
                <table:data-pilot-member table:name="62532" table:display="true" table:show-details="true"/>
                <table:data-pilot-member table:name="62571" table:display="true" table:show-details="true"/>
                <table:data-pilot-member table:name="62580" table:display="true" table:show-details="true"/>
                <table:data-pilot-member table:name="62587" table:display="true" table:show-details="true"/>
                <table:data-pilot-member table:name="62592" table:display="true" table:show-details="true"/>
                <table:data-pilot-member table:name="62597" table:display="true" table:show-details="true"/>
                <table:data-pilot-member table:name="62603" table:display="true" table:show-details="true"/>
                <table:data-pilot-member table:name="62615" table:display="true" table:show-details="true"/>
                <table:data-pilot-member table:name="62644" table:display="true" table:show-details="true"/>
                <table:data-pilot-member table:name="62645" table:display="true" table:show-details="true"/>
                <table:data-pilot-member table:name="62652" table:display="true" table:show-details="true"/>
                <table:data-pilot-member table:name="62663" table:display="true" table:show-details="true"/>
                <table:data-pilot-member table:name="62666" table:display="true" table:show-details="true"/>
                <table:data-pilot-member table:name="62674" table:display="true" table:show-details="true"/>
                <table:data-pilot-member table:name="62680" table:display="true" table:show-details="true"/>
                <table:data-pilot-member table:name="62681" table:display="true" table:show-details="true"/>
                <table:data-pilot-member table:name="62682" table:display="true" table:show-details="true"/>
                <table:data-pilot-member table:name="62691" table:display="true" table:show-details="true"/>
                <table:data-pilot-member table:name="62710" table:display="true" table:show-details="true"/>
                <table:data-pilot-member table:name="62712" table:display="true" table:show-details="true"/>
                <table:data-pilot-member table:name="62718" table:display="true" table:show-details="true"/>
                <table:data-pilot-member table:name="62722" table:display="true" table:show-details="true"/>
                <table:data-pilot-member table:name="62746" table:display="true" table:show-details="true"/>
                <table:data-pilot-member table:name="62758" table:display="true" table:show-details="true"/>
                <table:data-pilot-member table:name="62768" table:display="true" table:show-details="true"/>
                <table:data-pilot-member table:name="62781" table:display="true" table:show-details="true"/>
                <table:data-pilot-member table:name="62782" table:display="true" table:show-details="true"/>
                <table:data-pilot-member table:name="62787" table:display="true" table:show-details="true"/>
                <table:data-pilot-member table:name="62795" table:display="true" table:show-details="true"/>
                <table:data-pilot-member table:name="62814" table:display="true" table:show-details="true"/>
                <table:data-pilot-member table:name="62821" table:display="true" table:show-details="true"/>
                <table:data-pilot-member table:name="62825" table:display="true" table:show-details="true"/>
                <table:data-pilot-member table:name="62830" table:display="true" table:show-details="true"/>
                <table:data-pilot-member table:name="62832" table:display="true" table:show-details="true"/>
                <table:data-pilot-member table:name="62837" table:display="true" table:show-details="true"/>
                <table:data-pilot-member table:name="62840" table:display="true" table:show-details="true"/>
                <table:data-pilot-member table:name="62847" table:display="true" table:show-details="true"/>
                <table:data-pilot-member table:name="62854" table:display="true" table:show-details="true"/>
                <table:data-pilot-member table:name="62856" table:display="true" table:show-details="true"/>
                <table:data-pilot-member table:name="62873" table:display="true" table:show-details="true"/>
                <table:data-pilot-member table:name="62886" table:display="true" table:show-details="true"/>
                <table:data-pilot-member table:name="62900" table:display="true" table:show-details="true"/>
                <table:data-pilot-member table:name="62905" table:display="true" table:show-details="true"/>
                <table:data-pilot-member table:name="62907" table:display="true" table:show-details="true"/>
                <table:data-pilot-member table:name="62916" table:display="true" table:show-details="true"/>
                <table:data-pilot-member table:name="62933" table:display="true" table:show-details="true"/>
                <table:data-pilot-member table:name="62936" table:display="true" table:show-details="true"/>
                <table:data-pilot-member table:name="62938" table:display="true" table:show-details="true"/>
                <table:data-pilot-member table:name="62943" table:display="true" table:show-details="true"/>
                <table:data-pilot-member table:name="62974" table:display="true" table:show-details="true"/>
                <table:data-pilot-member table:name="62997" table:display="true" table:show-details="true"/>
                <table:data-pilot-member table:name="63001" table:display="true" table:show-details="true"/>
                <table:data-pilot-member table:name="63016" table:display="true" table:show-details="true"/>
                <table:data-pilot-member table:name="63017" table:display="true" table:show-details="true"/>
                <table:data-pilot-member table:name="63029" table:display="true" table:show-details="true"/>
                <table:data-pilot-member table:name="63033" table:display="true" table:show-details="true"/>
                <table:data-pilot-member table:name="63048" table:display="true" table:show-details="true"/>
                <table:data-pilot-member table:name="63054" table:display="true" table:show-details="true"/>
                <table:data-pilot-member table:name="63060" table:display="true" table:show-details="true"/>
                <table:data-pilot-member table:name="63093" table:display="true" table:show-details="true"/>
                <table:data-pilot-member table:name="63140" table:display="true" table:show-details="true"/>
                <table:data-pilot-member table:name="63142" table:display="true" table:show-details="true"/>
                <table:data-pilot-member table:name="63143" table:display="true" table:show-details="true"/>
                <table:data-pilot-member table:name="63181" table:display="true" table:show-details="true"/>
                <table:data-pilot-member table:name="63182" table:display="true" table:show-details="true"/>
                <table:data-pilot-member table:name="63201" table:display="true" table:show-details="true"/>
                <table:data-pilot-member table:name="63214" table:display="true" table:show-details="true"/>
                <table:data-pilot-member table:name="63223" table:display="true" table:show-details="true"/>
                <table:data-pilot-member table:name="63232" table:display="true" table:show-details="true"/>
                <table:data-pilot-member table:name="63234" table:display="true" table:show-details="true"/>
                <table:data-pilot-member table:name="63241" table:display="true" table:show-details="true"/>
                <table:data-pilot-member table:name="63243" table:display="true" table:show-details="true"/>
                <table:data-pilot-member table:name="63252" table:display="true" table:show-details="true"/>
                <table:data-pilot-member table:name="63258" table:display="true" table:show-details="true"/>
                <table:data-pilot-member table:name="63269" table:display="true" table:show-details="true"/>
                <table:data-pilot-member table:name="63283" table:display="true" table:show-details="true"/>
                <table:data-pilot-member table:name="63294" table:display="true" table:show-details="true"/>
                <table:data-pilot-member table:name="63296" table:display="true" table:show-details="true"/>
                <table:data-pilot-member table:name="63314" table:display="true" table:show-details="true"/>
                <table:data-pilot-member table:name="63318" table:display="true" table:show-details="true"/>
                <table:data-pilot-member table:name="63326" table:display="true" table:show-details="true"/>
                <table:data-pilot-member table:name="63329" table:display="true" table:show-details="true"/>
                <table:data-pilot-member table:name="63338" table:display="true" table:show-details="true"/>
                <table:data-pilot-member table:name="63348" table:display="true" table:show-details="true"/>
                <table:data-pilot-member table:name="63349" table:display="true" table:show-details="true"/>
                <table:data-pilot-member table:name="63354" table:display="true" table:show-details="true"/>
                <table:data-pilot-member table:name="63372" table:display="true" table:show-details="true"/>
                <table:data-pilot-member table:name="63402" table:display="true" table:show-details="true"/>
                <table:data-pilot-member table:name="63411" table:display="true" table:show-details="true"/>
                <table:data-pilot-member table:name="63412" table:display="true" table:show-details="true"/>
                <table:data-pilot-member table:name="63418" table:display="true" table:show-details="true"/>
                <table:data-pilot-member table:name="63462" table:display="true" table:show-details="true"/>
                <table:data-pilot-member table:name="63465" table:display="true" table:show-details="true"/>
                <table:data-pilot-member table:name="63472" table:display="true" table:show-details="true"/>
                <table:data-pilot-member table:name="63488" table:display="true" table:show-details="true"/>
                <table:data-pilot-member table:name="63493" table:display="true" table:show-details="true"/>
                <table:data-pilot-member table:name="63504" table:display="true" table:show-details="true"/>
                <table:data-pilot-member table:name="63522" table:display="true" table:show-details="true"/>
                <table:data-pilot-member table:name="63547" table:display="true" table:show-details="true"/>
                <table:data-pilot-member table:name="63561" table:display="true" table:show-details="true"/>
                <table:data-pilot-member table:name="63576" table:display="true" table:show-details="true"/>
                <table:data-pilot-member table:name="63577" table:display="true" table:show-details="true"/>
                <table:data-pilot-member table:name="63580" table:display="true" table:show-details="true"/>
                <table:data-pilot-member table:name="63593" table:display="true" table:show-details="true"/>
                <table:data-pilot-member table:name="63599" table:display="true" table:show-details="true"/>
                <table:data-pilot-member table:name="63618" table:display="true" table:show-details="true"/>
                <table:data-pilot-member table:name="63628" table:display="true" table:show-details="true"/>
                <table:data-pilot-member table:name="63630" table:display="true" table:show-details="true"/>
                <table:data-pilot-member table:name="63631" table:display="true" table:show-details="true"/>
                <table:data-pilot-member table:name="63634" table:display="true" table:show-details="true"/>
                <table:data-pilot-member table:name="63650" table:display="true" table:show-details="true"/>
                <table:data-pilot-member table:name="63661" table:display="true" table:show-details="true"/>
                <table:data-pilot-member table:name="63666" table:display="true" table:show-details="true"/>
                <table:data-pilot-member table:name="63672" table:display="true" table:show-details="true"/>
                <table:data-pilot-member table:name="63677" table:display="true" table:show-details="true"/>
                <table:data-pilot-member table:name="63708" table:display="true" table:show-details="true"/>
                <table:data-pilot-member table:name="63721" table:display="true" table:show-details="true"/>
                <table:data-pilot-member table:name="63732" table:display="true" table:show-details="true"/>
                <table:data-pilot-member table:name="63735" table:display="true" table:show-details="true"/>
                <table:data-pilot-member table:name="63740" table:display="true" table:show-details="true"/>
                <table:data-pilot-member table:name="63751" table:display="true" table:show-details="true"/>
                <table:data-pilot-member table:name="63772" table:display="true" table:show-details="true"/>
                <table:data-pilot-member table:name="63809" table:display="true" table:show-details="true"/>
                <table:data-pilot-member table:name="63827" table:display="true" table:show-details="true"/>
                <table:data-pilot-member table:name="63830" table:display="true" table:show-details="true"/>
                <table:data-pilot-member table:name="63831" table:display="true" table:show-details="true"/>
                <table:data-pilot-member table:name="63840" table:display="true" table:show-details="true"/>
                <table:data-pilot-member table:name="63862" table:display="true" table:show-details="true"/>
                <table:data-pilot-member table:name="63866" table:display="true" table:show-details="true"/>
                <table:data-pilot-member table:name="63873" table:display="true" table:show-details="true"/>
                <table:data-pilot-member table:name="63874" table:display="true" table:show-details="true"/>
                <table:data-pilot-member table:name="63889" table:display="true" table:show-details="true"/>
                <table:data-pilot-member table:name="63904" table:display="true" table:show-details="true"/>
                <table:data-pilot-member table:name="63909" table:display="true" table:show-details="true"/>
                <table:data-pilot-member table:name="63921" table:display="true" table:show-details="true"/>
                <table:data-pilot-member table:name="63925" table:display="true" table:show-details="true"/>
                <table:data-pilot-member table:name="63933" table:display="true" table:show-details="true"/>
                <table:data-pilot-member table:name="63938" table:display="true" table:show-details="true"/>
                <table:data-pilot-member table:name="63939" table:display="true" table:show-details="true"/>
                <table:data-pilot-member table:name="63946" table:display="true" table:show-details="true"/>
                <table:data-pilot-member table:name="63951" table:display="true" table:show-details="true"/>
                <table:data-pilot-member table:name="63966" table:display="true" table:show-details="true"/>
                <table:data-pilot-member table:name="63979" table:display="true" table:show-details="true"/>
                <table:data-pilot-member table:name="63992" table:display="true" table:show-details="true"/>
                <table:data-pilot-member table:name="64023" table:display="true" table:show-details="true"/>
                <table:data-pilot-member table:name="64032" table:display="true" table:show-details="true"/>
                <table:data-pilot-member table:name="64034" table:display="true" table:show-details="true"/>
                <table:data-pilot-member table:name="64036" table:display="true" table:show-details="true"/>
                <table:data-pilot-member table:name="64048" table:display="true" table:show-details="true"/>
                <table:data-pilot-member table:name="64061" table:display="true" table:show-details="true"/>
                <table:data-pilot-member table:name="64064" table:display="true" table:show-details="true"/>
                <table:data-pilot-member table:name="64067" table:display="true" table:show-details="true"/>
                <table:data-pilot-member table:name="64078" table:display="true" table:show-details="true"/>
                <table:data-pilot-member table:name="64086" table:display="true" table:show-details="true"/>
                <table:data-pilot-member table:name="64103" table:display="true" table:show-details="true"/>
                <table:data-pilot-member table:name="64108" table:display="true" table:show-details="true"/>
                <table:data-pilot-member table:name="64116" table:display="true" table:show-details="true"/>
                <table:data-pilot-member table:name="64119" table:display="true" table:show-details="true"/>
                <table:data-pilot-member table:name="64125" table:display="true" table:show-details="true"/>
                <table:data-pilot-member table:name="64137" table:display="true" table:show-details="true"/>
                <table:data-pilot-member table:name="64140" table:display="true" table:show-details="true"/>
                <table:data-pilot-member table:name="64164" table:display="true" table:show-details="true"/>
                <table:data-pilot-member table:name="64178" table:display="true" table:show-details="true"/>
                <table:data-pilot-member table:name="64185" table:display="true" table:show-details="true"/>
                <table:data-pilot-member table:name="64199" table:display="true" table:show-details="true"/>
                <table:data-pilot-member table:name="64206" table:display="true" table:show-details="true"/>
                <table:data-pilot-member table:name="64211" table:display="true" table:show-details="true"/>
                <table:data-pilot-member table:name="64264" table:display="true" table:show-details="true"/>
                <table:data-pilot-member table:name="64288" table:display="true" table:show-details="true"/>
                <table:data-pilot-member table:name="64294" table:display="true" table:show-details="true"/>
                <table:data-pilot-member table:name="64300" table:display="true" table:show-details="true"/>
                <table:data-pilot-member table:name="64307" table:display="true" table:show-details="true"/>
                <table:data-pilot-member table:name="64321" table:display="true" table:show-details="true"/>
                <table:data-pilot-member table:name="64333" table:display="true" table:show-details="true"/>
                <table:data-pilot-member table:name="64334" table:display="true" table:show-details="true"/>
                <table:data-pilot-member table:name="64341" table:display="true" table:show-details="true"/>
                <table:data-pilot-member table:name="64342" table:display="true" table:show-details="true"/>
                <table:data-pilot-member table:name="64347" table:display="true" table:show-details="true"/>
                <table:data-pilot-member table:name="64360" table:display="true" table:show-details="true"/>
                <table:data-pilot-member table:name="64373" table:display="true" table:show-details="true"/>
                <table:data-pilot-member table:name="64377" table:display="true" table:show-details="true"/>
                <table:data-pilot-member table:name="64384" table:display="true" table:show-details="true"/>
                <table:data-pilot-member table:name="64386" table:display="true" table:show-details="true"/>
                <table:data-pilot-member table:name="64389" table:display="true" table:show-details="true"/>
                <table:data-pilot-member table:name="64390" table:display="true" table:show-details="true"/>
                <table:data-pilot-member table:name="64410" table:display="true" table:show-details="true"/>
                <table:data-pilot-member table:name="64412" table:display="true" table:show-details="true"/>
                <table:data-pilot-member table:name="64420" table:display="true" table:show-details="true"/>
                <table:data-pilot-member table:name="64440" table:display="true" table:show-details="true"/>
                <table:data-pilot-member table:name="64441" table:display="true" table:show-details="true"/>
                <table:data-pilot-member table:name="64444" table:display="true" table:show-details="true"/>
                <table:data-pilot-member table:name="64454" table:display="true" table:show-details="true"/>
                <table:data-pilot-member table:name="64459" table:display="true" table:show-details="true"/>
                <table:data-pilot-member table:name="64466" table:display="true" table:show-details="true"/>
                <table:data-pilot-member table:name="64472" table:display="true" table:show-details="true"/>
                <table:data-pilot-member table:name="64474" table:display="true" table:show-details="true"/>
                <table:data-pilot-member table:name="64477" table:display="true" table:show-details="true"/>
                <table:data-pilot-member table:name="64503" table:display="true" table:show-details="true"/>
                <table:data-pilot-member table:name="64533" table:display="true" table:show-details="true"/>
                <table:data-pilot-member table:name="64535" table:display="true" table:show-details="true"/>
                <table:data-pilot-member table:name="64537" table:display="true" table:show-details="true"/>
                <table:data-pilot-member table:name="64549" table:display="true" table:show-details="true"/>
                <table:data-pilot-member table:name="64553" table:display="true" table:show-details="true"/>
                <table:data-pilot-member table:name="64562" table:display="true" table:show-details="true"/>
                <table:data-pilot-member table:name="64564" table:display="true" table:show-details="true"/>
                <table:data-pilot-member table:name="64574" table:display="true" table:show-details="true"/>
                <table:data-pilot-member table:name="64583" table:display="true" table:show-details="true"/>
                <table:data-pilot-member table:name="64599" table:display="true" table:show-details="true"/>
                <table:data-pilot-member table:name="64608" table:display="true" table:show-details="true"/>
                <table:data-pilot-member table:name="64624" table:display="true" table:show-details="true"/>
                <table:data-pilot-member table:name="64626" table:display="true" table:show-details="true"/>
                <table:data-pilot-member table:name="64635" table:display="true" table:show-details="true"/>
                <table:data-pilot-member table:name="64657" table:display="true" table:show-details="true"/>
                <table:data-pilot-member table:name="64675" table:display="true" table:show-details="true"/>
                <table:data-pilot-member table:name="64690" table:display="true" table:show-details="true"/>
                <table:data-pilot-member table:name="64698" table:display="true" table:show-details="true"/>
                <table:data-pilot-member table:name="64702" table:display="true" table:show-details="true"/>
                <table:data-pilot-member table:name="64714" table:display="true" table:show-details="true"/>
                <table:data-pilot-member table:name="64724" table:display="true" table:show-details="true"/>
                <table:data-pilot-member table:name="64732" table:display="true" table:show-details="true"/>
                <table:data-pilot-member table:name="64738" table:display="true" table:show-details="true"/>
                <table:data-pilot-member table:name="64753" table:display="true" table:show-details="true"/>
                <table:data-pilot-member table:name="64762" table:display="true" table:show-details="true"/>
                <table:data-pilot-member table:name="64769" table:display="true" table:show-details="true"/>
                <table:data-pilot-member table:name="64776" table:display="true" table:show-details="true"/>
                <table:data-pilot-member table:name="64782" table:display="true" table:show-details="true"/>
                <table:data-pilot-member table:name="64784" table:display="true" table:show-details="true"/>
                <table:data-pilot-member table:name="64801" table:display="true" table:show-details="true"/>
                <table:data-pilot-member table:name="64805" table:display="true" table:show-details="true"/>
                <table:data-pilot-member table:name="64811" table:display="true" table:show-details="true"/>
                <table:data-pilot-member table:name="64814" table:display="true" table:show-details="true"/>
                <table:data-pilot-member table:name="64818" table:display="true" table:show-details="true"/>
                <table:data-pilot-member table:name="64823" table:display="true" table:show-details="true"/>
                <table:data-pilot-member table:name="64826" table:display="true" table:show-details="true"/>
                <table:data-pilot-member table:name="64827" table:display="true" table:show-details="true"/>
                <table:data-pilot-member table:name="64834" table:display="true" table:show-details="true"/>
                <table:data-pilot-member table:name="64840" table:display="true" table:show-details="true"/>
                <table:data-pilot-member table:name="64841" table:display="true" table:show-details="true"/>
                <table:data-pilot-member table:name="64845" table:display="true" table:show-details="true"/>
                <table:data-pilot-member table:name="64846" table:display="true" table:show-details="true"/>
                <table:data-pilot-member table:name="64854" table:display="true" table:show-details="true"/>
                <table:data-pilot-member table:name="64879" table:display="true" table:show-details="true"/>
                <table:data-pilot-member table:name="64883" table:display="true" table:show-details="true"/>
                <table:data-pilot-member table:name="64887" table:display="true" table:show-details="true"/>
                <table:data-pilot-member table:name="64892" table:display="true" table:show-details="true"/>
                <table:data-pilot-member table:name="64893" table:display="true" table:show-details="true"/>
                <table:data-pilot-member table:name="64895" table:display="true" table:show-details="true"/>
                <table:data-pilot-member table:name="64904" table:display="true" table:show-details="true"/>
                <table:data-pilot-member table:name="64906" table:display="true" table:show-details="true"/>
                <table:data-pilot-member table:name="64907" table:display="true" table:show-details="true"/>
                <table:data-pilot-member table:name="64911" table:display="true" table:show-details="true"/>
                <table:data-pilot-member table:name="64912" table:display="true" table:show-details="true"/>
                <table:data-pilot-member table:name="64913" table:display="true" table:show-details="true"/>
                <table:data-pilot-member table:name="64916" table:display="true" table:show-details="true"/>
                <table:data-pilot-member table:name="64919" table:display="true" table:show-details="true"/>
                <table:data-pilot-member table:name="64933" table:display="true" table:show-details="true"/>
                <table:data-pilot-member table:name="64940" table:display="true" table:show-details="true"/>
                <table:data-pilot-member table:name="64946" table:display="true" table:show-details="true"/>
                <table:data-pilot-member table:name="64951" table:display="true" table:show-details="true"/>
                <table:data-pilot-member table:name="64974" table:display="true" table:show-details="true"/>
                <table:data-pilot-member table:name="64978" table:display="true" table:show-details="true"/>
                <table:data-pilot-member table:name="64992" table:display="true" table:show-details="true"/>
                <table:data-pilot-member table:name="64995" table:display="true" table:show-details="true"/>
                <table:data-pilot-member table:name="65001" table:display="true" table:show-details="true"/>
                <table:data-pilot-member table:name="65003" table:display="true" table:show-details="true"/>
                <table:data-pilot-member table:name="65004" table:display="true" table:show-details="true"/>
                <table:data-pilot-member table:name="65007" table:display="true" table:show-details="true"/>
                <table:data-pilot-member table:name="65008" table:display="true" table:show-details="true"/>
                <table:data-pilot-member table:name="65011" table:display="true" table:show-details="true"/>
                <table:data-pilot-member table:name="65014" table:display="true" table:show-details="true"/>
                <table:data-pilot-member table:name="65032" table:display="true" table:show-details="true"/>
                <table:data-pilot-member table:name="65047" table:display="true" table:show-details="true"/>
                <table:data-pilot-member table:name="65064" table:display="true" table:show-details="true"/>
                <table:data-pilot-member table:name="65070" table:display="true" table:show-details="true"/>
                <table:data-pilot-member table:name="65073" table:display="true" table:show-details="true"/>
                <table:data-pilot-member table:name="65100" table:display="true" table:show-details="true"/>
                <table:data-pilot-member table:name="65103" table:display="true" table:show-details="true"/>
                <table:data-pilot-member table:name="65108" table:display="true" table:show-details="true"/>
                <table:data-pilot-member table:name="65111" table:display="true" table:show-details="true"/>
                <table:data-pilot-member table:name="65115" table:display="true" table:show-details="true"/>
                <table:data-pilot-member table:name="65142" table:display="true" table:show-details="true"/>
                <table:data-pilot-member table:name="65145" table:display="true" table:show-details="true"/>
                <table:data-pilot-member table:name="65150" table:display="true" table:show-details="true"/>
                <table:data-pilot-member table:name="65163" table:display="true" table:show-details="true"/>
                <table:data-pilot-member table:name="65164" table:display="true" table:show-details="true"/>
                <table:data-pilot-member table:name="65167" table:display="true" table:show-details="true"/>
                <table:data-pilot-member table:name="65169" table:display="true" table:show-details="true"/>
                <table:data-pilot-member table:name="65178" table:display="true" table:show-details="true"/>
                <table:data-pilot-member table:name="65189" table:display="true" table:show-details="true"/>
                <table:data-pilot-member table:name="65202" table:display="true" table:show-details="true"/>
                <table:data-pilot-member table:name="65235" table:display="true" table:show-details="true"/>
                <table:data-pilot-member table:name="65244" table:display="true" table:show-details="true"/>
                <table:data-pilot-member table:name="65245" table:display="true" table:show-details="true"/>
                <table:data-pilot-member table:name="65263" table:display="true" table:show-details="true"/>
                <table:data-pilot-member table:name="65264" table:display="true" table:show-details="true"/>
                <table:data-pilot-member table:name="65275" table:display="true" table:show-details="true"/>
                <table:data-pilot-member table:name="65287" table:display="true" table:show-details="true"/>
                <table:data-pilot-member table:name="65302" table:display="true" table:show-details="true"/>
                <table:data-pilot-member table:name="65312" table:display="true" table:show-details="true"/>
                <table:data-pilot-member table:name="65318" table:display="true" table:show-details="true"/>
                <table:data-pilot-member table:name="65323" table:display="true" table:show-details="true"/>
                <table:data-pilot-member table:name="65368" table:display="true" table:show-details="true"/>
                <table:data-pilot-member table:name="65389" table:display="true" table:show-details="true"/>
                <table:data-pilot-member table:name="65392" table:display="true" table:show-details="true"/>
                <table:data-pilot-member table:name="65394" table:display="true" table:show-details="true"/>
                <table:data-pilot-member table:name="65409" table:display="true" table:show-details="true"/>
                <table:data-pilot-member table:name="65437" table:display="true" table:show-details="true"/>
                <table:data-pilot-member table:name="65440" table:display="true" table:show-details="true"/>
                <table:data-pilot-member table:name="65447" table:display="true" table:show-details="true"/>
                <table:data-pilot-member table:name="65469" table:display="true" table:show-details="true"/>
                <table:data-pilot-member table:name="65491" table:display="true" table:show-details="true"/>
                <table:data-pilot-member table:name="65504" table:display="true" table:show-details="true"/>
                <table:data-pilot-member table:name="65527" table:display="true" table:show-details="true"/>
                <table:data-pilot-member table:name="65528" table:display="true" table:show-details="true"/>
                <table:data-pilot-member table:name="65536" table:display="true" table:show-details="true"/>
                <table:data-pilot-member table:name="65553" table:display="true" table:show-details="true"/>
                <table:data-pilot-member table:name="65570" table:display="true" table:show-details="true"/>
                <table:data-pilot-member table:name="65578" table:display="true" table:show-details="true"/>
                <table:data-pilot-member table:name="65586" table:display="true" table:show-details="true"/>
                <table:data-pilot-member table:name="65589" table:display="true" table:show-details="true"/>
                <table:data-pilot-member table:name="65590" table:display="true" table:show-details="true"/>
                <table:data-pilot-member table:name="65594" table:display="true" table:show-details="true"/>
                <table:data-pilot-member table:name="65600" table:display="true" table:show-details="true"/>
                <table:data-pilot-member table:name="65618" table:display="true" table:show-details="true"/>
                <table:data-pilot-member table:name="65623" table:display="true" table:show-details="true"/>
                <table:data-pilot-member table:name="65624" table:display="true" table:show-details="true"/>
                <table:data-pilot-member table:name="65629" table:display="true" table:show-details="true"/>
                <table:data-pilot-member table:name="65631" table:display="true" table:show-details="true"/>
                <table:data-pilot-member table:name="65633" table:display="true" table:show-details="true"/>
                <table:data-pilot-member table:name="65637" table:display="true" table:show-details="true"/>
                <table:data-pilot-member table:name="65641" table:display="true" table:show-details="true"/>
                <table:data-pilot-member table:name="65646" table:display="true" table:show-details="true"/>
                <table:data-pilot-member table:name="65653" table:display="true" table:show-details="true"/>
                <table:data-pilot-member table:name="65681" table:display="true" table:show-details="true"/>
                <table:data-pilot-member table:name="65707" table:display="true" table:show-details="true"/>
                <table:data-pilot-member table:name="65719" table:display="true" table:show-details="true"/>
                <table:data-pilot-member table:name="65741" table:display="true" table:show-details="true"/>
                <table:data-pilot-member table:name="65747" table:display="true" table:show-details="true"/>
                <table:data-pilot-member table:name="65757" table:display="true" table:show-details="true"/>
                <table:data-pilot-member table:name="65760" table:display="true" table:show-details="true"/>
                <table:data-pilot-member table:name="65761" table:display="true" table:show-details="true"/>
                <table:data-pilot-member table:name="65765" table:display="true" table:show-details="true"/>
                <table:data-pilot-member table:name="65778" table:display="true" table:show-details="true"/>
                <table:data-pilot-member table:name="65781" table:display="true" table:show-details="true"/>
                <table:data-pilot-member table:name="65791" table:display="true" table:show-details="true"/>
                <table:data-pilot-member table:name="65795" table:display="true" table:show-details="true"/>
                <table:data-pilot-member table:name="65796" table:display="true" table:show-details="true"/>
                <table:data-pilot-member table:name="65807" table:display="true" table:show-details="true"/>
                <table:data-pilot-member table:name="65809" table:display="true" table:show-details="true"/>
                <table:data-pilot-member table:name="65818" table:display="true" table:show-details="true"/>
                <table:data-pilot-member table:name="65832" table:display="true" table:show-details="true"/>
                <table:data-pilot-member table:name="65843" table:display="true" table:show-details="true"/>
                <table:data-pilot-member table:name="65848" table:display="true" table:show-details="true"/>
                <table:data-pilot-member table:name="65869" table:display="true" table:show-details="true"/>
                <table:data-pilot-member table:name="65878" table:display="true" table:show-details="true"/>
                <table:data-pilot-member table:name="65886" table:display="true" table:show-details="true"/>
                <table:data-pilot-member table:name="65900" table:display="true" table:show-details="true"/>
                <table:data-pilot-member table:name="65913" table:display="true" table:show-details="true"/>
                <table:data-pilot-member table:name="65922" table:display="true" table:show-details="true"/>
                <table:data-pilot-member table:name="65947" table:display="true" table:show-details="true"/>
                <table:data-pilot-member table:name="65949" table:display="true" table:show-details="true"/>
                <table:data-pilot-member table:name="65966" table:display="true" table:show-details="true"/>
                <table:data-pilot-member table:name="65975" table:display="true" table:show-details="true"/>
                <table:data-pilot-member table:name="65991" table:display="true" table:show-details="true"/>
                <table:data-pilot-member table:name="66011" table:display="true" table:show-details="true"/>
                <table:data-pilot-member table:name="66022" table:display="true" table:show-details="true"/>
                <table:data-pilot-member table:name="66023" table:display="true" table:show-details="true"/>
                <table:data-pilot-member table:name="66028" table:display="true" table:show-details="true"/>
                <table:data-pilot-member table:name="66055" table:display="true" table:show-details="true"/>
                <table:data-pilot-member table:name="66073" table:display="true" table:show-details="true"/>
                <table:data-pilot-member table:name="66079" table:display="true" table:show-details="true"/>
                <table:data-pilot-member table:name="66088" table:display="true" table:show-details="true"/>
                <table:data-pilot-member table:name="66113" table:display="true" table:show-details="true"/>
                <table:data-pilot-member table:name="66118" table:display="true" table:show-details="true"/>
                <table:data-pilot-member table:name="66125" table:display="true" table:show-details="true"/>
                <table:data-pilot-member table:name="66126" table:display="true" table:show-details="true"/>
                <table:data-pilot-member table:name="66132" table:display="true" table:show-details="true"/>
                <table:data-pilot-member table:name="66153" table:display="true" table:show-details="true"/>
                <table:data-pilot-member table:name="66162" table:display="true" table:show-details="true"/>
                <table:data-pilot-member table:name="66165" table:display="true" table:show-details="true"/>
                <table:data-pilot-member table:name="66167" table:display="true" table:show-details="true"/>
                <table:data-pilot-member table:name="66172" table:display="true" table:show-details="true"/>
                <table:data-pilot-member table:name="66177" table:display="true" table:show-details="true"/>
                <table:data-pilot-member table:name="66192" table:display="true" table:show-details="true"/>
                <table:data-pilot-member table:name="66201" table:display="true" table:show-details="true"/>
                <table:data-pilot-member table:name="66204" table:display="true" table:show-details="true"/>
                <table:data-pilot-member table:name="66211" table:display="true" table:show-details="true"/>
                <table:data-pilot-member table:name="66214" table:display="true" table:show-details="true"/>
                <table:data-pilot-member table:name="66225" table:display="true" table:show-details="true"/>
                <table:data-pilot-member table:name="66232" table:display="true" table:show-details="true"/>
                <table:data-pilot-member table:name="66234" table:display="true" table:show-details="true"/>
                <table:data-pilot-member table:name="66244" table:display="true" table:show-details="true"/>
                <table:data-pilot-member table:name="66254" table:display="true" table:show-details="true"/>
                <table:data-pilot-member table:name="66257" table:display="true" table:show-details="true"/>
                <table:data-pilot-member table:name="66260" table:display="true" table:show-details="true"/>
                <table:data-pilot-member table:name="66264" table:display="true" table:show-details="true"/>
                <table:data-pilot-member table:name="66275" table:display="true" table:show-details="true"/>
                <table:data-pilot-member table:name="66277" table:display="true" table:show-details="true"/>
                <table:data-pilot-member table:name="66294" table:display="true" table:show-details="true"/>
                <table:data-pilot-member table:name="66305" table:display="true" table:show-details="true"/>
                <table:data-pilot-member table:name="66308" table:display="true" table:show-details="true"/>
                <table:data-pilot-member table:name="66317" table:display="true" table:show-details="true"/>
                <table:data-pilot-member table:name="66320" table:display="true" table:show-details="true"/>
                <table:data-pilot-member table:name="66323" table:display="true" table:show-details="true"/>
                <table:data-pilot-member table:name="66364" table:display="true" table:show-details="true"/>
                <table:data-pilot-member table:name="66365" table:display="true" table:show-details="true"/>
                <table:data-pilot-member table:name="66366" table:display="true" table:show-details="true"/>
                <table:data-pilot-member table:name="66368" table:display="true" table:show-details="true"/>
                <table:data-pilot-member table:name="66393" table:display="true" table:show-details="true"/>
                <table:data-pilot-member table:name="66396" table:display="true" table:show-details="true"/>
                <table:data-pilot-member table:name="66402" table:display="true" table:show-details="true"/>
                <table:data-pilot-member table:name="66406" table:display="true" table:show-details="true"/>
                <table:data-pilot-member table:name="66407" table:display="true" table:show-details="true"/>
                <table:data-pilot-member table:name="66415" table:display="true" table:show-details="true"/>
                <table:data-pilot-member table:name="66431" table:display="true" table:show-details="true"/>
                <table:data-pilot-member table:name="66435" table:display="true" table:show-details="true"/>
                <table:data-pilot-member table:name="66447" table:display="true" table:show-details="true"/>
                <table:data-pilot-member table:name="66451" table:display="true" table:show-details="true"/>
                <table:data-pilot-member table:name="66484" table:display="true" table:show-details="true"/>
                <table:data-pilot-member table:name="66493" table:display="true" table:show-details="true"/>
                <table:data-pilot-member table:name="66499" table:display="true" table:show-details="true"/>
                <table:data-pilot-member table:name="66503" table:display="true" table:show-details="true"/>
                <table:data-pilot-member table:name="66511" table:display="true" table:show-details="true"/>
                <table:data-pilot-member table:name="66512" table:display="true" table:show-details="true"/>
                <table:data-pilot-member table:name="66514" table:display="true" table:show-details="true"/>
                <table:data-pilot-member table:name="66526" table:display="true" table:show-details="true"/>
                <table:data-pilot-member table:name="66528" table:display="true" table:show-details="true"/>
                <table:data-pilot-member table:name="66531" table:display="true" table:show-details="true"/>
                <table:data-pilot-member table:name="66535" table:display="true" table:show-details="true"/>
                <table:data-pilot-member table:name="66542" table:display="true" table:show-details="true"/>
                <table:data-pilot-member table:name="66547" table:display="true" table:show-details="true"/>
                <table:data-pilot-member table:name="66555" table:display="true" table:show-details="true"/>
                <table:data-pilot-member table:name="66562" table:display="true" table:show-details="true"/>
                <table:data-pilot-member table:name="66571" table:display="true" table:show-details="true"/>
                <table:data-pilot-member table:name="66576" table:display="true" table:show-details="true"/>
                <table:data-pilot-member table:name="66584" table:display="true" table:show-details="true"/>
                <table:data-pilot-member table:name="66586" table:display="true" table:show-details="true"/>
                <table:data-pilot-member table:name="66588" table:display="true" table:show-details="true"/>
                <table:data-pilot-member table:name="66591" table:display="true" table:show-details="true"/>
                <table:data-pilot-member table:name="66596" table:display="true" table:show-details="true"/>
                <table:data-pilot-member table:name="66645" table:display="true" table:show-details="true"/>
                <table:data-pilot-member table:name="66648" table:display="true" table:show-details="true"/>
                <table:data-pilot-member table:name="66649" table:display="true" table:show-details="true"/>
                <table:data-pilot-member table:name="66650" table:display="true" table:show-details="true"/>
                <table:data-pilot-member table:name="66665" table:display="true" table:show-details="true"/>
                <table:data-pilot-member table:name="66670" table:display="true" table:show-details="true"/>
                <table:data-pilot-member table:name="66673" table:display="true" table:show-details="true"/>
                <table:data-pilot-member table:name="66687" table:display="true" table:show-details="true"/>
                <table:data-pilot-member table:name="66698" table:display="true" table:show-details="true"/>
                <table:data-pilot-member table:name="66707" table:display="true" table:show-details="true"/>
                <table:data-pilot-member table:name="66722" table:display="true" table:show-details="true"/>
                <table:data-pilot-member table:name="66725" table:display="true" table:show-details="true"/>
                <table:data-pilot-member table:name="66737" table:display="true" table:show-details="true"/>
                <table:data-pilot-member table:name="66746" table:display="true" table:show-details="true"/>
                <table:data-pilot-member table:name="66758" table:display="true" table:show-details="true"/>
                <table:data-pilot-member table:name="66761" table:display="true" table:show-details="true"/>
                <table:data-pilot-member table:name="66776" table:display="true" table:show-details="true"/>
                <table:data-pilot-member table:name="66785" table:display="true" table:show-details="true"/>
                <table:data-pilot-member table:name="66845" table:display="true" table:show-details="true"/>
                <table:data-pilot-member table:name="66866" table:display="true" table:show-details="true"/>
                <table:data-pilot-member table:name="66888" table:display="true" table:show-details="true"/>
                <table:data-pilot-member table:name="66890" table:display="true" table:show-details="true"/>
                <table:data-pilot-member table:name="66909" table:display="true" table:show-details="true"/>
                <table:data-pilot-member table:name="66924" table:display="true" table:show-details="true"/>
                <table:data-pilot-member table:name="66925" table:display="true" table:show-details="true"/>
                <table:data-pilot-member table:name="66930" table:display="true" table:show-details="true"/>
                <table:data-pilot-member table:name="66935" table:display="true" table:show-details="true"/>
                <table:data-pilot-member table:name="66938" table:display="true" table:show-details="true"/>
                <table:data-pilot-member table:name="66943" table:display="true" table:show-details="true"/>
                <table:data-pilot-member table:name="66944" table:display="true" table:show-details="true"/>
                <table:data-pilot-member table:name="66947" table:display="true" table:show-details="true"/>
                <table:data-pilot-member table:name="66967" table:display="true" table:show-details="true"/>
                <table:data-pilot-member table:name="66971" table:display="true" table:show-details="true"/>
                <table:data-pilot-member table:name="66979" table:display="true" table:show-details="true"/>
                <table:data-pilot-member table:name="66980" table:display="true" table:show-details="true"/>
                <table:data-pilot-member table:name="66995" table:display="true" table:show-details="true"/>
                <table:data-pilot-member table:name="67005" table:display="true" table:show-details="true"/>
                <table:data-pilot-member table:name="67009" table:display="true" table:show-details="true"/>
                <table:data-pilot-member table:name="67035" table:display="true" table:show-details="true"/>
                <table:data-pilot-member table:name="67036" table:display="true" table:show-details="true"/>
                <table:data-pilot-member table:name="67045" table:display="true" table:show-details="true"/>
                <table:data-pilot-member table:name="67052" table:display="true" table:show-details="true"/>
                <table:data-pilot-member table:name="67058" table:display="true" table:show-details="true"/>
                <table:data-pilot-member table:name="67077" table:display="true" table:show-details="true"/>
                <table:data-pilot-member table:name="67099" table:display="true" table:show-details="true"/>
                <table:data-pilot-member table:name="67101" table:display="true" table:show-details="true"/>
                <table:data-pilot-member table:name="67116" table:display="true" table:show-details="true"/>
                <table:data-pilot-member table:name="67121" table:display="true" table:show-details="true"/>
                <table:data-pilot-member table:name="67122" table:display="true" table:show-details="true"/>
                <table:data-pilot-member table:name="67132" table:display="true" table:show-details="true"/>
                <table:data-pilot-member table:name="67171" table:display="true" table:show-details="true"/>
                <table:data-pilot-member table:name="67174" table:display="true" table:show-details="true"/>
                <table:data-pilot-member table:name="67188" table:display="true" table:show-details="true"/>
                <table:data-pilot-member table:name="67195" table:display="true" table:show-details="true"/>
                <table:data-pilot-member table:name="67200" table:display="true" table:show-details="true"/>
                <table:data-pilot-member table:name="67203" table:display="true" table:show-details="true"/>
                <table:data-pilot-member table:name="67205" table:display="true" table:show-details="true"/>
                <table:data-pilot-member table:name="67209" table:display="true" table:show-details="true"/>
                <table:data-pilot-member table:name="67211" table:display="true" table:show-details="true"/>
                <table:data-pilot-member table:name="67225" table:display="true" table:show-details="true"/>
                <table:data-pilot-member table:name="67229" table:display="true" table:show-details="true"/>
                <table:data-pilot-member table:name="67231" table:display="true" table:show-details="true"/>
                <table:data-pilot-member table:name="67236" table:display="true" table:show-details="true"/>
                <table:data-pilot-member table:name="67240" table:display="true" table:show-details="true"/>
                <table:data-pilot-member table:name="67242" table:display="true" table:show-details="true"/>
                <table:data-pilot-member table:name="67253" table:display="true" table:show-details="true"/>
                <table:data-pilot-member table:name="67255" table:display="true" table:show-details="true"/>
                <table:data-pilot-member table:name="67270" table:display="true" table:show-details="true"/>
                <table:data-pilot-member table:name="67288" table:display="true" table:show-details="true"/>
                <table:data-pilot-member table:name="67296" table:display="true" table:show-details="true"/>
                <table:data-pilot-member table:name="67320" table:display="true" table:show-details="true"/>
                <table:data-pilot-member table:name="67334" table:display="true" table:show-details="true"/>
                <table:data-pilot-member table:name="67336" table:display="true" table:show-details="true"/>
                <table:data-pilot-member table:name="67342" table:display="true" table:show-details="true"/>
                <table:data-pilot-member table:name="67348" table:display="true" table:show-details="true"/>
                <table:data-pilot-member table:name="67363" table:display="true" table:show-details="true"/>
                <table:data-pilot-member table:name="67371" table:display="true" table:show-details="true"/>
                <table:data-pilot-member table:name="67376" table:display="true" table:show-details="true"/>
                <table:data-pilot-member table:name="67406" table:display="true" table:show-details="true"/>
                <table:data-pilot-member table:name="67409" table:display="true" table:show-details="true"/>
                <table:data-pilot-member table:name="67417" table:display="true" table:show-details="true"/>
                <table:data-pilot-member table:name="67427" table:display="true" table:show-details="true"/>
                <table:data-pilot-member table:name="67430" table:display="true" table:show-details="true"/>
                <table:data-pilot-member table:name="67433" table:display="true" table:show-details="true"/>
                <table:data-pilot-member table:name="67440" table:display="true" table:show-details="true"/>
                <table:data-pilot-member table:name="67445" table:display="true" table:show-details="true"/>
                <table:data-pilot-member table:name="67452" table:display="true" table:show-details="true"/>
                <table:data-pilot-member table:name="67464" table:display="true" table:show-details="true"/>
                <table:data-pilot-member table:name="67472" table:display="true" table:show-details="true"/>
                <table:data-pilot-member table:name="67474" table:display="true" table:show-details="true"/>
                <table:data-pilot-member table:name="67475" table:display="true" table:show-details="true"/>
                <table:data-pilot-member table:name="67478" table:display="true" table:show-details="true"/>
                <table:data-pilot-member table:name="67490" table:display="true" table:show-details="true"/>
                <table:data-pilot-member table:name="67493" table:display="true" table:show-details="true"/>
                <table:data-pilot-member table:name="67506" table:display="true" table:show-details="true"/>
                <table:data-pilot-member table:name="67516" table:display="true" table:show-details="true"/>
                <table:data-pilot-member table:name="67522" table:display="true" table:show-details="true"/>
                <table:data-pilot-member table:name="67533" table:display="true" table:show-details="true"/>
                <table:data-pilot-member table:name="67546" table:display="true" table:show-details="true"/>
                <table:data-pilot-member table:name="67565" table:display="true" table:show-details="true"/>
                <table:data-pilot-member table:name="67571" table:display="true" table:show-details="true"/>
                <table:data-pilot-member table:name="67573" table:display="true" table:show-details="true"/>
                <table:data-pilot-member table:name="67577" table:display="true" table:show-details="true"/>
                <table:data-pilot-member table:name="67589" table:display="true" table:show-details="true"/>
                <table:data-pilot-member table:name="67591" table:display="true" table:show-details="true"/>
                <table:data-pilot-member table:name="67601" table:display="true" table:show-details="true"/>
                <table:data-pilot-member table:name="67609" table:display="true" table:show-details="true"/>
                <table:data-pilot-member table:name="67638" table:display="true" table:show-details="true"/>
                <table:data-pilot-member table:name="67640" table:display="true" table:show-details="true"/>
                <table:data-pilot-member table:name="67663" table:display="true" table:show-details="true"/>
                <table:data-pilot-member table:name="67675" table:display="true" table:show-details="true"/>
                <table:data-pilot-member table:name="67676" table:display="true" table:show-details="true"/>
                <table:data-pilot-member table:name="67694" table:display="true" table:show-details="true"/>
                <table:data-pilot-member table:name="67711" table:display="true" table:show-details="true"/>
                <table:data-pilot-member table:name="67712" table:display="true" table:show-details="true"/>
                <table:data-pilot-member table:name="67731" table:display="true" table:show-details="true"/>
                <table:data-pilot-member table:name="67736" table:display="true" table:show-details="true"/>
                <table:data-pilot-member table:name="67743" table:display="true" table:show-details="true"/>
                <table:data-pilot-member table:name="67744" table:display="true" table:show-details="true"/>
                <table:data-pilot-member table:name="67753" table:display="true" table:show-details="true"/>
                <table:data-pilot-member table:name="67771" table:display="true" table:show-details="true"/>
                <table:data-pilot-member table:name="67772" table:display="true" table:show-details="true"/>
                <table:data-pilot-member table:name="67785" table:display="true" table:show-details="true"/>
                <table:data-pilot-member table:name="67792" table:display="true" table:show-details="true"/>
                <table:data-pilot-member table:name="67800" table:display="true" table:show-details="true"/>
                <table:data-pilot-member table:name="67802" table:display="true" table:show-details="true"/>
                <table:data-pilot-member table:name="67810" table:display="true" table:show-details="true"/>
                <table:data-pilot-member table:name="67811" table:display="true" table:show-details="true"/>
                <table:data-pilot-member table:name="67816" table:display="true" table:show-details="true"/>
                <table:data-pilot-member table:name="67829" table:display="true" table:show-details="true"/>
                <table:data-pilot-member table:name="67848" table:display="true" table:show-details="true"/>
                <table:data-pilot-member table:name="67854" table:display="true" table:show-details="true"/>
                <table:data-pilot-member table:name="67861" table:display="true" table:show-details="true"/>
                <table:data-pilot-member table:name="67871" table:display="true" table:show-details="true"/>
                <table:data-pilot-member table:name="67876" table:display="true" table:show-details="true"/>
                <table:data-pilot-member table:name="67893" table:display="true" table:show-details="true"/>
                <table:data-pilot-member table:name="67897" table:display="true" table:show-details="true"/>
                <table:data-pilot-member table:name="67917" table:display="true" table:show-details="true"/>
                <table:data-pilot-member table:name="67922" table:display="true" table:show-details="true"/>
                <table:data-pilot-member table:name="67929" table:display="true" table:show-details="true"/>
                <table:data-pilot-member table:name="67939" table:display="true" table:show-details="true"/>
                <table:data-pilot-member table:name="67950" table:display="true" table:show-details="true"/>
                <table:data-pilot-member table:name="67952" table:display="true" table:show-details="true"/>
                <table:data-pilot-member table:name="67953" table:display="true" table:show-details="true"/>
                <table:data-pilot-member table:name="67954" table:display="true" table:show-details="true"/>
                <table:data-pilot-member table:name="67963" table:display="true" table:show-details="true"/>
                <table:data-pilot-member table:name="67968" table:display="true" table:show-details="true"/>
                <table:data-pilot-member table:name="67972" table:display="true" table:show-details="true"/>
                <table:data-pilot-member table:name="67974" table:display="true" table:show-details="true"/>
                <table:data-pilot-member table:name="67975" table:display="true" table:show-details="true"/>
                <table:data-pilot-member table:name="67983" table:display="true" table:show-details="true"/>
                <table:data-pilot-member table:name="67984" table:display="true" table:show-details="true"/>
                <table:data-pilot-member table:name="67989" table:display="true" table:show-details="true"/>
                <table:data-pilot-member table:name="67991" table:display="true" table:show-details="true"/>
                <table:data-pilot-member table:name="67997" table:display="true" table:show-details="true"/>
                <table:data-pilot-member table:name="67999" table:display="true" table:show-details="true"/>
                <table:data-pilot-member table:name="68021" table:display="true" table:show-details="true"/>
                <table:data-pilot-member table:name="68040" table:display="true" table:show-details="true"/>
                <table:data-pilot-member table:name="68041" table:display="true" table:show-details="true"/>
                <table:data-pilot-member table:name="68047" table:display="true" table:show-details="true"/>
                <table:data-pilot-member table:name="68071" table:display="true" table:show-details="true"/>
                <table:data-pilot-member table:name="68079" table:display="true" table:show-details="true"/>
                <table:data-pilot-member table:name="68089" table:display="true" table:show-details="true"/>
                <table:data-pilot-member table:name="68093" table:display="true" table:show-details="true"/>
                <table:data-pilot-member table:name="68095" table:display="true" table:show-details="true"/>
                <table:data-pilot-member table:name="68100" table:display="true" table:show-details="true"/>
                <table:data-pilot-member table:name="68105" table:display="true" table:show-details="true"/>
                <table:data-pilot-member table:name="68106" table:display="true" table:show-details="true"/>
                <table:data-pilot-member table:name="68116" table:display="true" table:show-details="true"/>
                <table:data-pilot-member table:name="68129" table:display="true" table:show-details="true"/>
                <table:data-pilot-member table:name="68139" table:display="true" table:show-details="true"/>
                <table:data-pilot-member table:name="68173" table:display="true" table:show-details="true"/>
                <table:data-pilot-member table:name="68174" table:display="true" table:show-details="true"/>
                <table:data-pilot-member table:name="68179" table:display="true" table:show-details="true"/>
                <table:data-pilot-member table:name="68181" table:display="true" table:show-details="true"/>
                <table:data-pilot-member table:name="68185" table:display="true" table:show-details="true"/>
                <table:data-pilot-member table:name="68186" table:display="true" table:show-details="true"/>
                <table:data-pilot-member table:name="68200" table:display="true" table:show-details="true"/>
                <table:data-pilot-member table:name="68201" table:display="true" table:show-details="true"/>
                <table:data-pilot-member table:name="68203" table:display="true" table:show-details="true"/>
                <table:data-pilot-member table:name="68209" table:display="true" table:show-details="true"/>
                <table:data-pilot-member table:name="68227" table:display="true" table:show-details="true"/>
                <table:data-pilot-member table:name="68254" table:display="true" table:show-details="true"/>
                <table:data-pilot-member table:name="68266" table:display="true" table:show-details="true"/>
                <table:data-pilot-member table:name="68271" table:display="true" table:show-details="true"/>
                <table:data-pilot-member table:name="68273" table:display="true" table:show-details="true"/>
                <table:data-pilot-member table:name="68291" table:display="true" table:show-details="true"/>
                <table:data-pilot-member table:name="68316" table:display="true" table:show-details="true"/>
                <table:data-pilot-member table:name="68319" table:display="true" table:show-details="true"/>
                <table:data-pilot-member table:name="68321" table:display="true" table:show-details="true"/>
                <table:data-pilot-member table:name="68325" table:display="true" table:show-details="true"/>
                <table:data-pilot-member table:name="68340" table:display="true" table:show-details="true"/>
                <table:data-pilot-member table:name="68343" table:display="true" table:show-details="true"/>
                <table:data-pilot-member table:name="68345" table:display="true" table:show-details="true"/>
                <table:data-pilot-member table:name="68350" table:display="true" table:show-details="true"/>
                <table:data-pilot-member table:name="68364" table:display="true" table:show-details="true"/>
                <table:data-pilot-member table:name="68380" table:display="true" table:show-details="true"/>
                <table:data-pilot-member table:name="68392" table:display="true" table:show-details="true"/>
                <table:data-pilot-member table:name="68409" table:display="true" table:show-details="true"/>
                <table:data-pilot-member table:name="68428" table:display="true" table:show-details="true"/>
                <table:data-pilot-member table:name="68435" table:display="true" table:show-details="true"/>
                <table:data-pilot-member table:name="68472" table:display="true" table:show-details="true"/>
                <table:data-pilot-member table:name="68490" table:display="true" table:show-details="true"/>
                <table:data-pilot-member table:name="68502" table:display="true" table:show-details="true"/>
                <table:data-pilot-member table:name="68505" table:display="true" table:show-details="true"/>
                <table:data-pilot-member table:name="68523" table:display="true" table:show-details="true"/>
                <table:data-pilot-member table:name="68532" table:display="true" table:show-details="true"/>
                <table:data-pilot-member table:name="68534" table:display="true" table:show-details="true"/>
                <table:data-pilot-member table:name="68546" table:display="true" table:show-details="true"/>
                <table:data-pilot-member table:name="68552" table:display="true" table:show-details="true"/>
                <table:data-pilot-member table:name="68556" table:display="true" table:show-details="true"/>
                <table:data-pilot-member table:name="68560" table:display="true" table:show-details="true"/>
                <table:data-pilot-member table:name="68575" table:display="true" table:show-details="true"/>
                <table:data-pilot-member table:name="68578" table:display="true" table:show-details="true"/>
                <table:data-pilot-member table:name="68591" table:display="true" table:show-details="true"/>
                <table:data-pilot-member table:name="68615" table:display="true" table:show-details="true"/>
                <table:data-pilot-member table:name="68634" table:display="true" table:show-details="true"/>
                <table:data-pilot-member table:name="68635" table:display="true" table:show-details="true"/>
                <table:data-pilot-member table:name="68646" table:display="true" table:show-details="true"/>
                <table:data-pilot-member table:name="68647" table:display="true" table:show-details="true"/>
                <table:data-pilot-member table:name="68649" table:display="true" table:show-details="true"/>
                <table:data-pilot-member table:name="68672" table:display="true" table:show-details="true"/>
                <table:data-pilot-member table:name="68678" table:display="true" table:show-details="true"/>
                <table:data-pilot-member table:name="68680" table:display="true" table:show-details="true"/>
                <table:data-pilot-member table:name="68691" table:display="true" table:show-details="true"/>
                <table:data-pilot-member table:name="68716" table:display="true" table:show-details="true"/>
                <table:data-pilot-member table:name="68724" table:display="true" table:show-details="true"/>
                <table:data-pilot-member table:name="68730" table:display="true" table:show-details="true"/>
                <table:data-pilot-member table:name="68741" table:display="true" table:show-details="true"/>
                <table:data-pilot-member table:name="68742" table:display="true" table:show-details="true"/>
                <table:data-pilot-member table:name="68755" table:display="true" table:show-details="true"/>
                <table:data-pilot-member table:name="68772" table:display="true" table:show-details="true"/>
                <table:data-pilot-member table:name="68775" table:display="true" table:show-details="true"/>
                <table:data-pilot-member table:name="68777" table:display="true" table:show-details="true"/>
                <table:data-pilot-member table:name="68797" table:display="true" table:show-details="true"/>
                <table:data-pilot-member table:name="68802" table:display="true" table:show-details="true"/>
                <table:data-pilot-member table:name="68811" table:display="true" table:show-details="true"/>
                <table:data-pilot-member table:name="68823" table:display="true" table:show-details="true"/>
                <table:data-pilot-member table:name="68839" table:display="true" table:show-details="true"/>
                <table:data-pilot-member table:name="68841" table:display="true" table:show-details="true"/>
                <table:data-pilot-member table:name="68845" table:display="true" table:show-details="true"/>
                <table:data-pilot-member table:name="68847" table:display="true" table:show-details="true"/>
                <table:data-pilot-member table:name="68866" table:display="true" table:show-details="true"/>
                <table:data-pilot-member table:name="68869" table:display="true" table:show-details="true"/>
                <table:data-pilot-member table:name="68940" table:display="true" table:show-details="true"/>
                <table:data-pilot-member table:name="68971" table:display="true" table:show-details="true"/>
                <table:data-pilot-member table:name="68995" table:display="true" table:show-details="true"/>
                <table:data-pilot-member table:name="69017" table:display="true" table:show-details="true"/>
                <table:data-pilot-member table:name="69031" table:display="true" table:show-details="true"/>
                <table:data-pilot-member table:name="69041" table:display="true" table:show-details="true"/>
                <table:data-pilot-member table:name="69059" table:display="true" table:show-details="true"/>
                <table:data-pilot-member table:name="69060" table:display="true" table:show-details="true"/>
                <table:data-pilot-member table:name="69061" table:display="true" table:show-details="true"/>
                <table:data-pilot-member table:name="69067" table:display="true" table:show-details="true"/>
                <table:data-pilot-member table:name="69070" table:display="true" table:show-details="true"/>
                <table:data-pilot-member table:name="69079" table:display="true" table:show-details="true"/>
                <table:data-pilot-member table:name="69080" table:display="true" table:show-details="true"/>
                <table:data-pilot-member table:name="69093" table:display="true" table:show-details="true"/>
                <table:data-pilot-member table:name="69094" table:display="true" table:show-details="true"/>
                <table:data-pilot-member table:name="69108" table:display="true" table:show-details="true"/>
                <table:data-pilot-member table:name="69115" table:display="true" table:show-details="true"/>
                <table:data-pilot-member table:name="69135" table:display="true" table:show-details="true"/>
                <table:data-pilot-member table:name="69144" table:display="true" table:show-details="true"/>
                <table:data-pilot-member table:name="69161" table:display="true" table:show-details="true"/>
                <table:data-pilot-member table:name="69167" table:display="true" table:show-details="true"/>
                <table:data-pilot-member table:name="69182" table:display="true" table:show-details="true"/>
                <table:data-pilot-member table:name="69183" table:display="true" table:show-details="true"/>
                <table:data-pilot-member table:name="69185" table:display="true" table:show-details="true"/>
                <table:data-pilot-member table:name="69187" table:display="true" table:show-details="true"/>
                <table:data-pilot-member table:name="69194" table:display="true" table:show-details="true"/>
                <table:data-pilot-member table:name="69213" table:display="true" table:show-details="true"/>
                <table:data-pilot-member table:name="69219" table:display="true" table:show-details="true"/>
                <table:data-pilot-member table:name="69229" table:display="true" table:show-details="true"/>
                <table:data-pilot-member table:name="69231" table:display="true" table:show-details="true"/>
                <table:data-pilot-member table:name="69236" table:display="true" table:show-details="true"/>
                <table:data-pilot-member table:name="69243" table:display="true" table:show-details="true"/>
                <table:data-pilot-member table:name="69252" table:display="true" table:show-details="true"/>
                <table:data-pilot-member table:name="69256" table:display="true" table:show-details="true"/>
                <table:data-pilot-member table:name="69273" table:display="true" table:show-details="true"/>
                <table:data-pilot-member table:name="69277" table:display="true" table:show-details="true"/>
                <table:data-pilot-member table:name="69278" table:display="true" table:show-details="true"/>
                <table:data-pilot-member table:name="69279" table:display="true" table:show-details="true"/>
                <table:data-pilot-member table:name="69283" table:display="true" table:show-details="true"/>
                <table:data-pilot-member table:name="69287" table:display="true" table:show-details="true"/>
                <table:data-pilot-member table:name="69289" table:display="true" table:show-details="true"/>
                <table:data-pilot-member table:name="69309" table:display="true" table:show-details="true"/>
                <table:data-pilot-member table:name="69316" table:display="true" table:show-details="true"/>
                <table:data-pilot-member table:name="69355" table:display="true" table:show-details="true"/>
                <table:data-pilot-member table:name="69356" table:display="true" table:show-details="true"/>
                <table:data-pilot-member table:name="69357" table:display="true" table:show-details="true"/>
                <table:data-pilot-member table:name="69358" table:display="true" table:show-details="true"/>
                <table:data-pilot-member table:name="69359" table:display="true" table:show-details="true"/>
                <table:data-pilot-member table:name="69386" table:display="true" table:show-details="true"/>
                <table:data-pilot-member table:name="69387" table:display="true" table:show-details="true"/>
                <table:data-pilot-member table:name="69389" table:display="true" table:show-details="true"/>
                <table:data-pilot-member table:name="69419" table:display="true" table:show-details="true"/>
                <table:data-pilot-member table:name="69432" table:display="true" table:show-details="true"/>
                <table:data-pilot-member table:name="69440" table:display="true" table:show-details="true"/>
                <table:data-pilot-member table:name="69443" table:display="true" table:show-details="true"/>
                <table:data-pilot-member table:name="69444" table:display="true" table:show-details="true"/>
                <table:data-pilot-member table:name="69452" table:display="true" table:show-details="true"/>
                <table:data-pilot-member table:name="69466" table:display="true" table:show-details="true"/>
                <table:data-pilot-member table:name="69482" table:display="true" table:show-details="true"/>
                <table:data-pilot-member table:name="69499" table:display="true" table:show-details="true"/>
                <table:data-pilot-member table:name="69503" table:display="true" table:show-details="true"/>
                <table:data-pilot-member table:name="69510" table:display="true" table:show-details="true"/>
                <table:data-pilot-member table:name="69512" table:display="true" table:show-details="true"/>
                <table:data-pilot-member table:name="69513" table:display="true" table:show-details="true"/>
                <table:data-pilot-member table:name="69521" table:display="true" table:show-details="true"/>
                <table:data-pilot-member table:name="69531" table:display="true" table:show-details="true"/>
                <table:data-pilot-member table:name="69550" table:display="true" table:show-details="true"/>
                <table:data-pilot-member table:name="69563" table:display="true" table:show-details="true"/>
                <table:data-pilot-member table:name="69572" table:display="true" table:show-details="true"/>
                <table:data-pilot-member table:name="69577" table:display="true" table:show-details="true"/>
                <table:data-pilot-member table:name="69581" table:display="true" table:show-details="true"/>
                <table:data-pilot-member table:name="69582" table:display="true" table:show-details="true"/>
                <table:data-pilot-member table:name="69583" table:display="true" table:show-details="true"/>
                <table:data-pilot-member table:name="69592" table:display="true" table:show-details="true"/>
                <table:data-pilot-member table:name="69599" table:display="true" table:show-details="true"/>
                <table:data-pilot-member table:name="69601" table:display="true" table:show-details="true"/>
                <table:data-pilot-member table:name="69607" table:display="true" table:show-details="true"/>
                <table:data-pilot-member table:name="69610" table:display="true" table:show-details="true"/>
                <table:data-pilot-member table:name="69624" table:display="true" table:show-details="true"/>
                <table:data-pilot-member table:name="69625" table:display="true" table:show-details="true"/>
                <table:data-pilot-member table:name="69634" table:display="true" table:show-details="true"/>
                <table:data-pilot-member table:name="69639" table:display="true" table:show-details="true"/>
                <table:data-pilot-member table:name="69645" table:display="true" table:show-details="true"/>
                <table:data-pilot-member table:name="69673" table:display="true" table:show-details="true"/>
                <table:data-pilot-member table:name="69675" table:display="true" table:show-details="true"/>
                <table:data-pilot-member table:name="69683" table:display="true" table:show-details="true"/>
                <table:data-pilot-member table:name="69684" table:display="true" table:show-details="true"/>
                <table:data-pilot-member table:name="69694" table:display="true" table:show-details="true"/>
                <table:data-pilot-member table:name="69698" table:display="true" table:show-details="true"/>
                <table:data-pilot-member table:name="69707" table:display="true" table:show-details="true"/>
                <table:data-pilot-member table:name="69713" table:display="true" table:show-details="true"/>
                <table:data-pilot-member table:name="69718" table:display="true" table:show-details="true"/>
                <table:data-pilot-member table:name="69731" table:display="true" table:show-details="true"/>
                <table:data-pilot-member table:name="69733" table:display="true" table:show-details="true"/>
                <table:data-pilot-member table:name="69769" table:display="true" table:show-details="true"/>
                <table:data-pilot-member table:name="69774" table:display="true" table:show-details="true"/>
                <table:data-pilot-member table:name="69782" table:display="true" table:show-details="true"/>
                <table:data-pilot-member table:name="69788" table:display="true" table:show-details="true"/>
                <table:data-pilot-member table:name="69790" table:display="true" table:show-details="true"/>
                <table:data-pilot-member table:name="69792" table:display="true" table:show-details="true"/>
                <table:data-pilot-member table:name="69797" table:display="true" table:show-details="true"/>
                <table:data-pilot-member table:name="69801" table:display="true" table:show-details="true"/>
                <table:data-pilot-member table:name="69803" table:display="true" table:show-details="true"/>
                <table:data-pilot-member table:name="69809" table:display="true" table:show-details="true"/>
                <table:data-pilot-member table:name="69811" table:display="true" table:show-details="true"/>
                <table:data-pilot-member table:name="69828" table:display="true" table:show-details="true"/>
                <table:data-pilot-member table:name="69853" table:display="true" table:show-details="true"/>
                <table:data-pilot-member table:name="69857" table:display="true" table:show-details="true"/>
                <table:data-pilot-member table:name="69861" table:display="true" table:show-details="true"/>
                <table:data-pilot-member table:name="69887" table:display="true" table:show-details="true"/>
                <table:data-pilot-member table:name="69925" table:display="true" table:show-details="true"/>
                <table:data-pilot-member table:name="69943" table:display="true" table:show-details="true"/>
                <table:data-pilot-member table:name="69947" table:display="true" table:show-details="true"/>
                <table:data-pilot-member table:name="69955" table:display="true" table:show-details="true"/>
                <table:data-pilot-member table:name="69958" table:display="true" table:show-details="true"/>
                <table:data-pilot-member table:name="69962" table:display="true" table:show-details="true"/>
                <table:data-pilot-member table:name="69973" table:display="true" table:show-details="true"/>
                <table:data-pilot-member table:name="69979" table:display="true" table:show-details="true"/>
                <table:data-pilot-member table:name="69998" table:display="true" table:show-details="true"/>
                <table:data-pilot-member table:name="70004" table:display="true" table:show-details="true"/>
                <table:data-pilot-member table:name="70018" table:display="true" table:show-details="true"/>
                <table:data-pilot-member table:name="70020" table:display="true" table:show-details="true"/>
                <table:data-pilot-member table:name="70024" table:display="true" table:show-details="true"/>
                <table:data-pilot-member table:name="70031" table:display="true" table:show-details="true"/>
                <table:data-pilot-member table:name="70046" table:display="true" table:show-details="true"/>
                <table:data-pilot-member table:name="70054" table:display="true" table:show-details="true"/>
                <table:data-pilot-member table:name="70083" table:display="true" table:show-details="true"/>
                <table:data-pilot-member table:name="70096" table:display="true" table:show-details="true"/>
                <table:data-pilot-member table:name="70099" table:display="true" table:show-details="true"/>
                <table:data-pilot-member table:name="70110" table:display="true" table:show-details="true"/>
                <table:data-pilot-member table:name="70120" table:display="true" table:show-details="true"/>
                <table:data-pilot-member table:name="70121" table:display="true" table:show-details="true"/>
                <table:data-pilot-member table:name="70126" table:display="true" table:show-details="true"/>
                <table:data-pilot-member table:name="70128" table:display="true" table:show-details="true"/>
                <table:data-pilot-member table:name="70156" table:display="true" table:show-details="true"/>
                <table:data-pilot-member table:name="70169" table:display="true" table:show-details="true"/>
                <table:data-pilot-member table:name="70170" table:display="true" table:show-details="true"/>
                <table:data-pilot-member table:name="70172" table:display="true" table:show-details="true"/>
                <table:data-pilot-member table:name="70184" table:display="true" table:show-details="true"/>
                <table:data-pilot-member table:name="70189" table:display="true" table:show-details="true"/>
                <table:data-pilot-member table:name="70190" table:display="true" table:show-details="true"/>
                <table:data-pilot-member table:name="70191" table:display="true" table:show-details="true"/>
                <table:data-pilot-member table:name="70226" table:display="true" table:show-details="true"/>
                <table:data-pilot-member table:name="70232" table:display="true" table:show-details="true"/>
                <table:data-pilot-member table:name="70245" table:display="true" table:show-details="true"/>
                <table:data-pilot-member table:name="70254" table:display="true" table:show-details="true"/>
                <table:data-pilot-member table:name="70261" table:display="true" table:show-details="true"/>
                <table:data-pilot-member table:name="70262" table:display="true" table:show-details="true"/>
                <table:data-pilot-member table:name="70263" table:display="true" table:show-details="true"/>
                <table:data-pilot-member table:name="70282" table:display="true" table:show-details="true"/>
                <table:data-pilot-member table:name="70324" table:display="true" table:show-details="true"/>
                <table:data-pilot-member table:name="70331" table:display="true" table:show-details="true"/>
                <table:data-pilot-member table:name="70359" table:display="true" table:show-details="true"/>
                <table:data-pilot-member table:name="70360" table:display="true" table:show-details="true"/>
                <table:data-pilot-member table:name="70362" table:display="true" table:show-details="true"/>
                <table:data-pilot-member table:name="70372" table:display="true" table:show-details="true"/>
                <table:data-pilot-member table:name="70376" table:display="true" table:show-details="true"/>
                <table:data-pilot-member table:name="70385" table:display="true" table:show-details="true"/>
                <table:data-pilot-member table:name="70409" table:display="true" table:show-details="true"/>
                <table:data-pilot-member table:name="70419" table:display="true" table:show-details="true"/>
                <table:data-pilot-member table:name="70422" table:display="true" table:show-details="true"/>
                <table:data-pilot-member table:name="70445" table:display="true" table:show-details="true"/>
                <table:data-pilot-member table:name="70448" table:display="true" table:show-details="true"/>
                <table:data-pilot-member table:name="70467" table:display="true" table:show-details="true"/>
                <table:data-pilot-member table:name="70484" table:display="true" table:show-details="true"/>
                <table:data-pilot-member table:name="70485" table:display="true" table:show-details="true"/>
                <table:data-pilot-member table:name="70487" table:display="true" table:show-details="true"/>
                <table:data-pilot-member table:name="70511" table:display="true" table:show-details="true"/>
                <table:data-pilot-member table:name="70513" table:display="true" table:show-details="true"/>
                <table:data-pilot-member table:name="70521" table:display="true" table:show-details="true"/>
                <table:data-pilot-member table:name="70523" table:display="true" table:show-details="true"/>
                <table:data-pilot-member table:name="70524" table:display="true" table:show-details="true"/>
                <table:data-pilot-member table:name="70532" table:display="true" table:show-details="true"/>
                <table:data-pilot-member table:name="70533" table:display="true" table:show-details="true"/>
                <table:data-pilot-member table:name="70535" table:display="true" table:show-details="true"/>
                <table:data-pilot-member table:name="70558" table:display="true" table:show-details="true"/>
                <table:data-pilot-member table:name="70559" table:display="true" table:show-details="true"/>
                <table:data-pilot-member table:name="70563" table:display="true" table:show-details="true"/>
                <table:data-pilot-member table:name="70564" table:display="true" table:show-details="true"/>
                <table:data-pilot-member table:name="70574" table:display="true" table:show-details="true"/>
                <table:data-pilot-member table:name="70581" table:display="true" table:show-details="true"/>
                <table:data-pilot-member table:name="70628" table:display="true" table:show-details="true"/>
                <table:data-pilot-member table:name="70634" table:display="true" table:show-details="true"/>
                <table:data-pilot-member table:name="70642" table:display="true" table:show-details="true"/>
                <table:data-pilot-member table:name="70647" table:display="true" table:show-details="true"/>
                <table:data-pilot-member table:name="70664" table:display="true" table:show-details="true"/>
                <table:data-pilot-member table:name="70667" table:display="true" table:show-details="true"/>
                <table:data-pilot-member table:name="70671" table:display="true" table:show-details="true"/>
                <table:data-pilot-member table:name="70699" table:display="true" table:show-details="true"/>
                <table:data-pilot-member table:name="70705" table:display="true" table:show-details="true"/>
                <table:data-pilot-member table:name="70711" table:display="true" table:show-details="true"/>
                <table:data-pilot-member table:name="70712" table:display="true" table:show-details="true"/>
                <table:data-pilot-member table:name="70726" table:display="true" table:show-details="true"/>
                <table:data-pilot-member table:name="70729" table:display="true" table:show-details="true"/>
                <table:data-pilot-member table:name="70735" table:display="true" table:show-details="true"/>
                <table:data-pilot-member table:name="70750" table:display="true" table:show-details="true"/>
                <table:data-pilot-member table:name="70751" table:display="true" table:show-details="true"/>
                <table:data-pilot-member table:name="70752" table:display="true" table:show-details="true"/>
                <table:data-pilot-member table:name="70769" table:display="true" table:show-details="true"/>
                <table:data-pilot-member table:name="70784" table:display="true" table:show-details="true"/>
                <table:data-pilot-member table:name="70789" table:display="true" table:show-details="true"/>
                <table:data-pilot-member table:name="70796" table:display="true" table:show-details="true"/>
                <table:data-pilot-member table:name="70798" table:display="true" table:show-details="true"/>
                <table:data-pilot-member table:name="70805" table:display="true" table:show-details="true"/>
                <table:data-pilot-member table:name="70832" table:display="true" table:show-details="true"/>
                <table:data-pilot-member table:name="70845" table:display="true" table:show-details="true"/>
                <table:data-pilot-member table:name="70859" table:display="true" table:show-details="true"/>
                <table:data-pilot-member table:name="70870" table:display="true" table:show-details="true"/>
                <table:data-pilot-member table:name="70875" table:display="true" table:show-details="true"/>
                <table:data-pilot-member table:name="70887" table:display="true" table:show-details="true"/>
                <table:data-pilot-member table:name="70892" table:display="true" table:show-details="true"/>
                <table:data-pilot-member table:name="70893" table:display="true" table:show-details="true"/>
                <table:data-pilot-member table:name="70898" table:display="true" table:show-details="true"/>
                <table:data-pilot-member table:name="70900" table:display="true" table:show-details="true"/>
                <table:data-pilot-member table:name="70903" table:display="true" table:show-details="true"/>
                <table:data-pilot-member table:name="70905" table:display="true" table:show-details="true"/>
                <table:data-pilot-member table:name="70922" table:display="true" table:show-details="true"/>
                <table:data-pilot-member table:name="70937" table:display="true" table:show-details="true"/>
                <table:data-pilot-member table:name="70938" table:display="true" table:show-details="true"/>
                <table:data-pilot-member table:name="70942" table:display="true" table:show-details="true"/>
                <table:data-pilot-member table:name="70943" table:display="true" table:show-details="true"/>
                <table:data-pilot-member table:name="70948" table:display="true" table:show-details="true"/>
                <table:data-pilot-member table:name="70953" table:display="true" table:show-details="true"/>
                <table:data-pilot-member table:name="70954" table:display="true" table:show-details="true"/>
                <table:data-pilot-member table:name="70964" table:display="true" table:show-details="true"/>
                <table:data-pilot-member table:name="70968" table:display="true" table:show-details="true"/>
                <table:data-pilot-member table:name="70970" table:display="true" table:show-details="true"/>
                <table:data-pilot-member table:name="71001" table:display="true" table:show-details="true"/>
                <table:data-pilot-member table:name="71004" table:display="true" table:show-details="true"/>
                <table:data-pilot-member table:name="71009" table:display="true" table:show-details="true"/>
                <table:data-pilot-member table:name="71012" table:display="true" table:show-details="true"/>
                <table:data-pilot-member table:name="71016" table:display="true" table:show-details="true"/>
                <table:data-pilot-member table:name="71031" table:display="true" table:show-details="true"/>
                <table:data-pilot-member table:name="71047" table:display="true" table:show-details="true"/>
                <table:data-pilot-member table:name="71052" table:display="true" table:show-details="true"/>
                <table:data-pilot-member table:name="71079" table:display="true" table:show-details="true"/>
                <table:data-pilot-member table:name="71081" table:display="true" table:show-details="true"/>
                <table:data-pilot-member table:name="71087" table:display="true" table:show-details="true"/>
                <table:data-pilot-member table:name="71089" table:display="true" table:show-details="true"/>
                <table:data-pilot-member table:name="71092" table:display="true" table:show-details="true"/>
                <table:data-pilot-member table:name="71094" table:display="true" table:show-details="true"/>
                <table:data-pilot-member table:name="71095" table:display="true" table:show-details="true"/>
                <table:data-pilot-member table:name="71099" table:display="true" table:show-details="true"/>
                <table:data-pilot-member table:name="71108" table:display="true" table:show-details="true"/>
                <table:data-pilot-member table:name="71121" table:display="true" table:show-details="true"/>
                <table:data-pilot-member table:name="71138" table:display="true" table:show-details="true"/>
                <table:data-pilot-member table:name="71140" table:display="true" table:show-details="true"/>
                <table:data-pilot-member table:name="71150" table:display="true" table:show-details="true"/>
                <table:data-pilot-member table:name="71156" table:display="true" table:show-details="true"/>
                <table:data-pilot-member table:name="71175" table:display="true" table:show-details="true"/>
                <table:data-pilot-member table:name="71181" table:display="true" table:show-details="true"/>
                <table:data-pilot-member table:name="71202" table:display="true" table:show-details="true"/>
                <table:data-pilot-member table:name="71212" table:display="true" table:show-details="true"/>
                <table:data-pilot-member table:name="71214" table:display="true" table:show-details="true"/>
                <table:data-pilot-member table:name="71220" table:display="true" table:show-details="true"/>
                <table:data-pilot-member table:name="71237" table:display="true" table:show-details="true"/>
                <table:data-pilot-member table:name="71243" table:display="true" table:show-details="true"/>
                <table:data-pilot-member table:name="71260" table:display="true" table:show-details="true"/>
                <table:data-pilot-member table:name="71270" table:display="true" table:show-details="true"/>
                <table:data-pilot-member table:name="71283" table:display="true" table:show-details="true"/>
                <table:data-pilot-member table:name="71300" table:display="true" table:show-details="true"/>
                <table:data-pilot-member table:name="71314" table:display="true" table:show-details="true"/>
                <table:data-pilot-member table:name="71325" table:display="true" table:show-details="true"/>
                <table:data-pilot-member table:name="71343" table:display="true" table:show-details="true"/>
                <table:data-pilot-member table:name="71347" table:display="true" table:show-details="true"/>
                <table:data-pilot-member table:name="71348" table:display="true" table:show-details="true"/>
                <table:data-pilot-member table:name="71354" table:display="true" table:show-details="true"/>
                <table:data-pilot-member table:name="71384" table:display="true" table:show-details="true"/>
                <table:data-pilot-member table:name="71391" table:display="true" table:show-details="true"/>
                <table:data-pilot-member table:name="71397" table:display="true" table:show-details="true"/>
                <table:data-pilot-member table:name="71399" table:display="true" table:show-details="true"/>
                <table:data-pilot-member table:name="71406" table:display="true" table:show-details="true"/>
                <table:data-pilot-member table:name="71418" table:display="true" table:show-details="true"/>
                <table:data-pilot-member table:name="71423" table:display="true" table:show-details="true"/>
                <table:data-pilot-member table:name="71424" table:display="true" table:show-details="true"/>
                <table:data-pilot-member table:name="71437" table:display="true" table:show-details="true"/>
                <table:data-pilot-member table:name="71442" table:display="true" table:show-details="true"/>
                <table:data-pilot-member table:name="71488" table:display="true" table:show-details="true"/>
                <table:data-pilot-member table:name="71491" table:display="true" table:show-details="true"/>
                <table:data-pilot-member table:name="71493" table:display="true" table:show-details="true"/>
                <table:data-pilot-member table:name="71500" table:display="true" table:show-details="true"/>
                <table:data-pilot-member table:name="71517" table:display="true" table:show-details="true"/>
                <table:data-pilot-member table:name="71521" table:display="true" table:show-details="true"/>
                <table:data-pilot-member table:name="71534" table:display="true" table:show-details="true"/>
                <table:data-pilot-member table:name="71545" table:display="true" table:show-details="true"/>
                <table:data-pilot-member table:name="71574" table:display="true" table:show-details="true"/>
                <table:data-pilot-member table:name="71578" table:display="true" table:show-details="true"/>
                <table:data-pilot-member table:name="71581" table:display="true" table:show-details="true"/>
                <table:data-pilot-member table:name="71584" table:display="true" table:show-details="true"/>
                <table:data-pilot-member table:name="71588" table:display="true" table:show-details="true"/>
                <table:data-pilot-member table:name="71592" table:display="true" table:show-details="true"/>
                <table:data-pilot-member table:name="71611" table:display="true" table:show-details="true"/>
                <table:data-pilot-member table:name="71616" table:display="true" table:show-details="true"/>
                <table:data-pilot-member table:name="71624" table:display="true" table:show-details="true"/>
                <table:data-pilot-member table:name="71628" table:display="true" table:show-details="true"/>
                <table:data-pilot-member table:name="71633" table:display="true" table:show-details="true"/>
                <table:data-pilot-member table:name="71642" table:display="true" table:show-details="true"/>
                <table:data-pilot-member table:name="71656" table:display="true" table:show-details="true"/>
                <table:data-pilot-member table:name="71661" table:display="true" table:show-details="true"/>
                <table:data-pilot-member table:name="71664" table:display="true" table:show-details="true"/>
                <table:data-pilot-member table:name="71678" table:display="true" table:show-details="true"/>
                <table:data-pilot-member table:name="71697" table:display="true" table:show-details="true"/>
                <table:data-pilot-member table:name="71700" table:display="true" table:show-details="true"/>
                <table:data-pilot-member table:name="71708" table:display="true" table:show-details="true"/>
                <table:data-pilot-member table:name="71710" table:display="true" table:show-details="true"/>
                <table:data-pilot-member table:name="71711" table:display="true" table:show-details="true"/>
                <table:data-pilot-member table:name="71721" table:display="true" table:show-details="true"/>
                <table:data-pilot-member table:name="71734" table:display="true" table:show-details="true"/>
                <table:data-pilot-member table:name="71739" table:display="true" table:show-details="true"/>
                <table:data-pilot-member table:name="71741" table:display="true" table:show-details="true"/>
                <table:data-pilot-member table:name="71748" table:display="true" table:show-details="true"/>
                <table:data-pilot-member table:name="71761" table:display="true" table:show-details="true"/>
                <table:data-pilot-member table:name="71770" table:display="true" table:show-details="true"/>
                <table:data-pilot-member table:name="71771" table:display="true" table:show-details="true"/>
                <table:data-pilot-member table:name="71774" table:display="true" table:show-details="true"/>
                <table:data-pilot-member table:name="71782" table:display="true" table:show-details="true"/>
                <table:data-pilot-member table:name="71793" table:display="true" table:show-details="true"/>
                <table:data-pilot-member table:name="71796" table:display="true" table:show-details="true"/>
                <table:data-pilot-member table:name="71797" table:display="true" table:show-details="true"/>
                <table:data-pilot-member table:name="71805" table:display="true" table:show-details="true"/>
                <table:data-pilot-member table:name="71813" table:display="true" table:show-details="true"/>
                <table:data-pilot-member table:name="71820" table:display="true" table:show-details="true"/>
                <table:data-pilot-member table:name="71828" table:display="true" table:show-details="true"/>
                <table:data-pilot-member table:name="71831" table:display="true" table:show-details="true"/>
                <table:data-pilot-member table:name="71833" table:display="true" table:show-details="true"/>
                <table:data-pilot-member table:name="71834" table:display="true" table:show-details="true"/>
                <table:data-pilot-member table:name="71841" table:display="true" table:show-details="true"/>
                <table:data-pilot-member table:name="71865" table:display="true" table:show-details="true"/>
                <table:data-pilot-member table:name="71867" table:display="true" table:show-details="true"/>
                <table:data-pilot-member table:name="71871" table:display="true" table:show-details="true"/>
                <table:data-pilot-member table:name="71886" table:display="true" table:show-details="true"/>
                <table:data-pilot-member table:name="71896" table:display="true" table:show-details="true"/>
                <table:data-pilot-member table:name="71908" table:display="true" table:show-details="true"/>
                <table:data-pilot-member table:name="71927" table:display="true" table:show-details="true"/>
                <table:data-pilot-member table:name="71933" table:display="true" table:show-details="true"/>
                <table:data-pilot-member table:name="71944" table:display="true" table:show-details="true"/>
                <table:data-pilot-member table:name="71945" table:display="true" table:show-details="true"/>
                <table:data-pilot-member table:name="71950" table:display="true" table:show-details="true"/>
                <table:data-pilot-member table:name="71971" table:display="true" table:show-details="true"/>
                <table:data-pilot-member table:name="71987" table:display="true" table:show-details="true"/>
                <table:data-pilot-member table:name="72003" table:display="true" table:show-details="true"/>
                <table:data-pilot-member table:name="72005" table:display="true" table:show-details="true"/>
                <table:data-pilot-member table:name="72035" table:display="true" table:show-details="true"/>
                <table:data-pilot-member table:name="72045" table:display="true" table:show-details="true"/>
                <table:data-pilot-member table:name="72048" table:display="true" table:show-details="true"/>
                <table:data-pilot-member table:name="72057" table:display="true" table:show-details="true"/>
                <table:data-pilot-member table:name="72060" table:display="true" table:show-details="true"/>
                <table:data-pilot-member table:name="72063" table:display="true" table:show-details="true"/>
                <table:data-pilot-member table:name="72064" table:display="true" table:show-details="true"/>
                <table:data-pilot-member table:name="72071" table:display="true" table:show-details="true"/>
                <table:data-pilot-member table:name="72077" table:display="true" table:show-details="true"/>
                <table:data-pilot-member table:name="72078" table:display="true" table:show-details="true"/>
                <table:data-pilot-member table:name="72095" table:display="true" table:show-details="true"/>
                <table:data-pilot-member table:name="72097" table:display="true" table:show-details="true"/>
                <table:data-pilot-member table:name="72113" table:display="true" table:show-details="true"/>
                <table:data-pilot-member table:name="72114" table:display="true" table:show-details="true"/>
                <table:data-pilot-member table:name="72124" table:display="true" table:show-details="true"/>
                <table:data-pilot-member table:name="72130" table:display="true" table:show-details="true"/>
                <table:data-pilot-member table:name="72137" table:display="true" table:show-details="true"/>
                <table:data-pilot-member table:name="72174" table:display="true" table:show-details="true"/>
                <table:data-pilot-member table:name="72176" table:display="true" table:show-details="true"/>
                <table:data-pilot-member table:name="72178" table:display="true" table:show-details="true"/>
                <table:data-pilot-member table:name="72182" table:display="true" table:show-details="true"/>
                <table:data-pilot-member table:name="72188" table:display="true" table:show-details="true"/>
                <table:data-pilot-member table:name="72204" table:display="true" table:show-details="true"/>
                <table:data-pilot-member table:name="72212" table:display="true" table:show-details="true"/>
                <table:data-pilot-member table:name="72228" table:display="true" table:show-details="true"/>
                <table:data-pilot-member table:name="72233" table:display="true" table:show-details="true"/>
                <table:data-pilot-member table:name="72250" table:display="true" table:show-details="true"/>
                <table:data-pilot-member table:name="72267" table:display="true" table:show-details="true"/>
                <table:data-pilot-member table:name="72275" table:display="true" table:show-details="true"/>
                <table:data-pilot-member table:name="72292" table:display="true" table:show-details="true"/>
                <table:data-pilot-member table:name="72311" table:display="true" table:show-details="true"/>
                <table:data-pilot-member table:name="72320" table:display="true" table:show-details="true"/>
                <table:data-pilot-member table:name="72363" table:display="true" table:show-details="true"/>
                <table:data-pilot-member table:name="72366" table:display="true" table:show-details="true"/>
                <table:data-pilot-member table:name="72368" table:display="true" table:show-details="true"/>
                <table:data-pilot-member table:name="72370" table:display="true" table:show-details="true"/>
                <table:data-pilot-member table:name="72386" table:display="true" table:show-details="true"/>
                <table:data-pilot-member table:name="72398" table:display="true" table:show-details="true"/>
                <table:data-pilot-member table:name="72407" table:display="true" table:show-details="true"/>
                <table:data-pilot-member table:name="72421" table:display="true" table:show-details="true"/>
                <table:data-pilot-member table:name="72435" table:display="true" table:show-details="true"/>
                <table:data-pilot-member table:name="72442" table:display="true" table:show-details="true"/>
                <table:data-pilot-member table:name="72450" table:display="true" table:show-details="true"/>
                <table:data-pilot-member table:name="72451" table:display="true" table:show-details="true"/>
                <table:data-pilot-member table:name="72497" table:display="true" table:show-details="true"/>
                <table:data-pilot-member table:name="72518" table:display="true" table:show-details="true"/>
                <table:data-pilot-member table:name="72527" table:display="true" table:show-details="true"/>
                <table:data-pilot-member table:name="72562" table:display="true" table:show-details="true"/>
                <table:data-pilot-member table:name="72566" table:display="true" table:show-details="true"/>
                <table:data-pilot-member table:name="72568" table:display="true" table:show-details="true"/>
                <table:data-pilot-member table:name="72580" table:display="true" table:show-details="true"/>
                <table:data-pilot-member table:name="72584" table:display="true" table:show-details="true"/>
                <table:data-pilot-member table:name="72585" table:display="true" table:show-details="true"/>
                <table:data-pilot-member table:name="72610" table:display="true" table:show-details="true"/>
                <table:data-pilot-member table:name="72611" table:display="true" table:show-details="true"/>
                <table:data-pilot-member table:name="72637" table:display="true" table:show-details="true"/>
                <table:data-pilot-member table:name="72641" table:display="true" table:show-details="true"/>
                <table:data-pilot-member table:name="72652" table:display="true" table:show-details="true"/>
                <table:data-pilot-member table:name="72662" table:display="true" table:show-details="true"/>
                <table:data-pilot-member table:name="72686" table:display="true" table:show-details="true"/>
                <table:data-pilot-member table:name="72693" table:display="true" table:show-details="true"/>
                <table:data-pilot-member table:name="72706" table:display="true" table:show-details="true"/>
                <table:data-pilot-member table:name="72709" table:display="true" table:show-details="true"/>
                <table:data-pilot-member table:name="72713" table:display="true" table:show-details="true"/>
                <table:data-pilot-member table:name="72741" table:display="true" table:show-details="true"/>
                <table:data-pilot-member table:name="72753" table:display="true" table:show-details="true"/>
                <table:data-pilot-member table:name="72768" table:display="true" table:show-details="true"/>
                <table:data-pilot-member table:name="72786" table:display="true" table:show-details="true"/>
                <table:data-pilot-member table:name="72789" table:display="true" table:show-details="true"/>
                <table:data-pilot-member table:name="72791" table:display="true" table:show-details="true"/>
                <table:data-pilot-member table:name="72799" table:display="true" table:show-details="true"/>
                <table:data-pilot-member table:name="72806" table:display="true" table:show-details="true"/>
                <table:data-pilot-member table:name="72813" table:display="true" table:show-details="true"/>
                <table:data-pilot-member table:name="72828" table:display="true" table:show-details="true"/>
                <table:data-pilot-member table:name="72829" table:display="true" table:show-details="true"/>
                <table:data-pilot-member table:name="72842" table:display="true" table:show-details="true"/>
                <table:data-pilot-member table:name="72844" table:display="true" table:show-details="true"/>
                <table:data-pilot-member table:name="72863" table:display="true" table:show-details="true"/>
                <table:data-pilot-member table:name="72868" table:display="true" table:show-details="true"/>
                <table:data-pilot-member table:name="72875" table:display="true" table:show-details="true"/>
                <table:data-pilot-member table:name="72893" table:display="true" table:show-details="true"/>
                <table:data-pilot-member table:name="72896" table:display="true" table:show-details="true"/>
                <table:data-pilot-member table:name="72921" table:display="true" table:show-details="true"/>
                <table:data-pilot-member table:name="72922" table:display="true" table:show-details="true"/>
                <table:data-pilot-member table:name="72935" table:display="true" table:show-details="true"/>
                <table:data-pilot-member table:name="72963" table:display="true" table:show-details="true"/>
                <table:data-pilot-member table:name="72967" table:display="true" table:show-details="true"/>
                <table:data-pilot-member table:name="72987" table:display="true" table:show-details="true"/>
                <table:data-pilot-member table:name="72988" table:display="true" table:show-details="true"/>
                <table:data-pilot-member table:name="73003" table:display="true" table:show-details="true"/>
                <table:data-pilot-member table:name="73005" table:display="true" table:show-details="true"/>
                <table:data-pilot-member table:name="73012" table:display="true" table:show-details="true"/>
                <table:data-pilot-member table:name="73014" table:display="true" table:show-details="true"/>
                <table:data-pilot-member table:name="73020" table:display="true" table:show-details="true"/>
                <table:data-pilot-member table:name="73036" table:display="true" table:show-details="true"/>
                <table:data-pilot-member table:name="73040" table:display="true" table:show-details="true"/>
                <table:data-pilot-member table:name="73046" table:display="true" table:show-details="true"/>
                <table:data-pilot-member table:name="73053" table:display="true" table:show-details="true"/>
                <table:data-pilot-member table:name="73076" table:display="true" table:show-details="true"/>
                <table:data-pilot-member table:name="73082" table:display="true" table:show-details="true"/>
                <table:data-pilot-member table:name="73083" table:display="true" table:show-details="true"/>
                <table:data-pilot-member table:name="73093" table:display="true" table:show-details="true"/>
                <table:data-pilot-member table:name="73094" table:display="true" table:show-details="true"/>
                <table:data-pilot-member table:name="73100" table:display="true" table:show-details="true"/>
                <table:data-pilot-member table:name="73112" table:display="true" table:show-details="true"/>
                <table:data-pilot-member table:name="73115" table:display="true" table:show-details="true"/>
                <table:data-pilot-member table:name="73124" table:display="true" table:show-details="true"/>
                <table:data-pilot-member table:name="73138" table:display="true" table:show-details="true"/>
                <table:data-pilot-member table:name="73140" table:display="true" table:show-details="true"/>
                <table:data-pilot-member table:name="73143" table:display="true" table:show-details="true"/>
                <table:data-pilot-member table:name="73178" table:display="true" table:show-details="true"/>
                <table:data-pilot-member table:name="73181" table:display="true" table:show-details="true"/>
                <table:data-pilot-member table:name="73192" table:display="true" table:show-details="true"/>
                <table:data-pilot-member table:name="73218" table:display="true" table:show-details="true"/>
                <table:data-pilot-member table:name="73230" table:display="true" table:show-details="true"/>
                <table:data-pilot-member table:name="73235" table:display="true" table:show-details="true"/>
                <table:data-pilot-member table:name="73239" table:display="true" table:show-details="true"/>
                <table:data-pilot-member table:name="73243" table:display="true" table:show-details="true"/>
                <table:data-pilot-member table:name="73248" table:display="true" table:show-details="true"/>
                <table:data-pilot-member table:name="73252" table:display="true" table:show-details="true"/>
                <table:data-pilot-member table:name="73260" table:display="true" table:show-details="true"/>
                <table:data-pilot-member table:name="73261" table:display="true" table:show-details="true"/>
                <table:data-pilot-member table:name="73262" table:display="true" table:show-details="true"/>
                <table:data-pilot-member table:name="73277" table:display="true" table:show-details="true"/>
                <table:data-pilot-member table:name="73292" table:display="true" table:show-details="true"/>
                <table:data-pilot-member table:name="73293" table:display="true" table:show-details="true"/>
                <table:data-pilot-member table:name="73296" table:display="true" table:show-details="true"/>
                <table:data-pilot-member table:name="73297" table:display="true" table:show-details="true"/>
                <table:data-pilot-member table:name="73330" table:display="true" table:show-details="true"/>
                <table:data-pilot-member table:name="73342" table:display="true" table:show-details="true"/>
                <table:data-pilot-member table:name="73343" table:display="true" table:show-details="true"/>
                <table:data-pilot-member table:name="73346" table:display="true" table:show-details="true"/>
                <table:data-pilot-member table:name="73349" table:display="true" table:show-details="true"/>
                <table:data-pilot-member table:name="73382" table:display="true" table:show-details="true"/>
                <table:data-pilot-member table:name="73389" table:display="true" table:show-details="true"/>
                <table:data-pilot-member table:name="73392" table:display="true" table:show-details="true"/>
                <table:data-pilot-member table:name="73396" table:display="true" table:show-details="true"/>
                <table:data-pilot-member table:name="73400" table:display="true" table:show-details="true"/>
                <table:data-pilot-member table:name="73404" table:display="true" table:show-details="true"/>
                <table:data-pilot-member table:name="73407" table:display="true" table:show-details="true"/>
                <table:data-pilot-member table:name="73414" table:display="true" table:show-details="true"/>
                <table:data-pilot-member table:name="73432" table:display="true" table:show-details="true"/>
                <table:data-pilot-member table:name="73438" table:display="true" table:show-details="true"/>
                <table:data-pilot-member table:name="73441" table:display="true" table:show-details="true"/>
                <table:data-pilot-member table:name="73444" table:display="true" table:show-details="true"/>
                <table:data-pilot-member table:name="73452" table:display="true" table:show-details="true"/>
                <table:data-pilot-member table:name="73459" table:display="true" table:show-details="true"/>
                <table:data-pilot-member table:name="73469" table:display="true" table:show-details="true"/>
                <table:data-pilot-member table:name="73488" table:display="true" table:show-details="true"/>
                <table:data-pilot-member table:name="73500" table:display="true" table:show-details="true"/>
                <table:data-pilot-member table:name="73503" table:display="true" table:show-details="true"/>
                <table:data-pilot-member table:name="73515" table:display="true" table:show-details="true"/>
                <table:data-pilot-member table:name="73516" table:display="true" table:show-details="true"/>
                <table:data-pilot-member table:name="73524" table:display="true" table:show-details="true"/>
                <table:data-pilot-member table:name="73527" table:display="true" table:show-details="true"/>
                <table:data-pilot-member table:name="73530" table:display="true" table:show-details="true"/>
                <table:data-pilot-member table:name="73531" table:display="true" table:show-details="true"/>
                <table:data-pilot-member table:name="73540" table:display="true" table:show-details="true"/>
                <table:data-pilot-member table:name="73544" table:display="true" table:show-details="true"/>
                <table:data-pilot-member table:name="73548" table:display="true" table:show-details="true"/>
                <table:data-pilot-member table:name="73551" table:display="true" table:show-details="true"/>
                <table:data-pilot-member table:name="73569" table:display="true" table:show-details="true"/>
                <table:data-pilot-member table:name="73571" table:display="true" table:show-details="true"/>
                <table:data-pilot-member table:name="73573" table:display="true" table:show-details="true"/>
                <table:data-pilot-member table:name="73574" table:display="true" table:show-details="true"/>
                <table:data-pilot-member table:name="73576" table:display="true" table:show-details="true"/>
                <table:data-pilot-member table:name="73578" table:display="true" table:show-details="true"/>
                <table:data-pilot-member table:name="73580" table:display="true" table:show-details="true"/>
                <table:data-pilot-member table:name="73590" table:display="true" table:show-details="true"/>
                <table:data-pilot-member table:name="73597" table:display="true" table:show-details="true"/>
                <table:data-pilot-member table:name="73605" table:display="true" table:show-details="true"/>
                <table:data-pilot-member table:name="73613" table:display="true" table:show-details="true"/>
                <table:data-pilot-member table:name="73629" table:display="true" table:show-details="true"/>
                <table:data-pilot-member table:name="73630" table:display="true" table:show-details="true"/>
                <table:data-pilot-member table:name="73632" table:display="true" table:show-details="true"/>
                <table:data-pilot-member table:name="73638" table:display="true" table:show-details="true"/>
                <table:data-pilot-member table:name="73641" table:display="true" table:show-details="true"/>
                <table:data-pilot-member table:name="73646" table:display="true" table:show-details="true"/>
                <table:data-pilot-member table:name="73653" table:display="true" table:show-details="true"/>
                <table:data-pilot-member table:name="73659" table:display="true" table:show-details="true"/>
                <table:data-pilot-member table:name="73661" table:display="true" table:show-details="true"/>
                <table:data-pilot-member table:name="73668" table:display="true" table:show-details="true"/>
                <table:data-pilot-member table:name="73703" table:display="true" table:show-details="true"/>
                <table:data-pilot-member table:name="73747" table:display="true" table:show-details="true"/>
                <table:data-pilot-member table:name="73765" table:display="true" table:show-details="true"/>
                <table:data-pilot-member table:name="73774" table:display="true" table:show-details="true"/>
                <table:data-pilot-member table:name="73779" table:display="true" table:show-details="true"/>
                <table:data-pilot-member table:name="73794" table:display="true" table:show-details="true"/>
                <table:data-pilot-member table:name="73798" table:display="true" table:show-details="true"/>
                <table:data-pilot-member table:name="73799" table:display="true" table:show-details="true"/>
                <table:data-pilot-member table:name="73801" table:display="true" table:show-details="true"/>
                <table:data-pilot-member table:name="73820" table:display="true" table:show-details="true"/>
                <table:data-pilot-member table:name="73831" table:display="true" table:show-details="true"/>
                <table:data-pilot-member table:name="73832" table:display="true" table:show-details="true"/>
                <table:data-pilot-member table:name="73841" table:display="true" table:show-details="true"/>
                <table:data-pilot-member table:name="73843" table:display="true" table:show-details="true"/>
                <table:data-pilot-member table:name="73847" table:display="true" table:show-details="true"/>
                <table:data-pilot-member table:name="73848" table:display="true" table:show-details="true"/>
                <table:data-pilot-member table:name="73856" table:display="true" table:show-details="true"/>
                <table:data-pilot-member table:name="73858" table:display="true" table:show-details="true"/>
                <table:data-pilot-member table:name="73865" table:display="true" table:show-details="true"/>
                <table:data-pilot-member table:name="73869" table:display="true" table:show-details="true"/>
                <table:data-pilot-member table:name="73871" table:display="true" table:show-details="true"/>
                <table:data-pilot-member table:name="73875" table:display="true" table:show-details="true"/>
                <table:data-pilot-member table:name="73902" table:display="true" table:show-details="true"/>
                <table:data-pilot-member table:name="73908" table:display="true" table:show-details="true"/>
                <table:data-pilot-member table:name="73915" table:display="true" table:show-details="true"/>
                <table:data-pilot-member table:name="73920" table:display="true" table:show-details="true"/>
                <table:data-pilot-member table:name="73923" table:display="true" table:show-details="true"/>
                <table:data-pilot-member table:name="73932" table:display="true" table:show-details="true"/>
                <table:data-pilot-member table:name="73938" table:display="true" table:show-details="true"/>
                <table:data-pilot-member table:name="73942" table:display="true" table:show-details="true"/>
                <table:data-pilot-member table:name="73943" table:display="true" table:show-details="true"/>
                <table:data-pilot-member table:name="73946" table:display="true" table:show-details="true"/>
                <table:data-pilot-member table:name="73958" table:display="true" table:show-details="true"/>
                <table:data-pilot-member table:name="73961" table:display="true" table:show-details="true"/>
                <table:data-pilot-member table:name="73964" table:display="true" table:show-details="true"/>
                <table:data-pilot-member table:name="73967" table:display="true" table:show-details="true"/>
                <table:data-pilot-member table:name="73984" table:display="true" table:show-details="true"/>
                <table:data-pilot-member table:name="73991" table:display="true" table:show-details="true"/>
                <table:data-pilot-member table:name="74010" table:display="true" table:show-details="true"/>
                <table:data-pilot-member table:name="74012" table:display="true" table:show-details="true"/>
                <table:data-pilot-member table:name="74025" table:display="true" table:show-details="true"/>
                <table:data-pilot-member table:name="74035" table:display="true" table:show-details="true"/>
                <table:data-pilot-member table:name="74046" table:display="true" table:show-details="true"/>
                <table:data-pilot-member table:name="74047" table:display="true" table:show-details="true"/>
                <table:data-pilot-member table:name="74063" table:display="true" table:show-details="true"/>
                <table:data-pilot-member table:name="74075" table:display="true" table:show-details="true"/>
                <table:data-pilot-member table:name="74103" table:display="true" table:show-details="true"/>
                <table:data-pilot-member table:name="74106" table:display="true" table:show-details="true"/>
                <table:data-pilot-member table:name="74108" table:display="true" table:show-details="true"/>
                <table:data-pilot-member table:name="74113" table:display="true" table:show-details="true"/>
                <table:data-pilot-member table:name="74119" table:display="true" table:show-details="true"/>
                <table:data-pilot-member table:name="74129" table:display="true" table:show-details="true"/>
                <table:data-pilot-member table:name="74135" table:display="true" table:show-details="true"/>
                <table:data-pilot-member table:name="74150" table:display="true" table:show-details="true"/>
                <table:data-pilot-member table:name="74151" table:display="true" table:show-details="true"/>
                <table:data-pilot-member table:name="74180" table:display="true" table:show-details="true"/>
                <table:data-pilot-member table:name="74184" table:display="true" table:show-details="true"/>
                <table:data-pilot-member table:name="74189" table:display="true" table:show-details="true"/>
                <table:data-pilot-member table:name="74211" table:display="true" table:show-details="true"/>
                <table:data-pilot-member table:name="74214" table:display="true" table:show-details="true"/>
                <table:data-pilot-member table:name="74225" table:display="true" table:show-details="true"/>
                <table:data-pilot-member table:name="74241" table:display="true" table:show-details="true"/>
                <table:data-pilot-member table:name="74242" table:display="true" table:show-details="true"/>
                <table:data-pilot-member table:name="74248" table:display="true" table:show-details="true"/>
                <table:data-pilot-member table:name="74253" table:display="true" table:show-details="true"/>
                <table:data-pilot-member table:name="74260" table:display="true" table:show-details="true"/>
                <table:data-pilot-member table:name="74286" table:display="true" table:show-details="true"/>
                <table:data-pilot-member table:name="74315" table:display="true" table:show-details="true"/>
                <table:data-pilot-member table:name="74321" table:display="true" table:show-details="true"/>
                <table:data-pilot-member table:name="74333" table:display="true" table:show-details="true"/>
                <table:data-pilot-member table:name="74335" table:display="true" table:show-details="true"/>
                <table:data-pilot-member table:name="74336" table:display="true" table:show-details="true"/>
                <table:data-pilot-member table:name="74355" table:display="true" table:show-details="true"/>
                <table:data-pilot-member table:name="74359" table:display="true" table:show-details="true"/>
                <table:data-pilot-member table:name="74374" table:display="true" table:show-details="true"/>
                <table:data-pilot-member table:name="74377" table:display="true" table:show-details="true"/>
                <table:data-pilot-member table:name="74394" table:display="true" table:show-details="true"/>
                <table:data-pilot-member table:name="74397" table:display="true" table:show-details="true"/>
                <table:data-pilot-member table:name="74406" table:display="true" table:show-details="true"/>
                <table:data-pilot-member table:name="74433" table:display="true" table:show-details="true"/>
                <table:data-pilot-member table:name="74455" table:display="true" table:show-details="true"/>
                <table:data-pilot-member table:name="74469" table:display="true" table:show-details="true"/>
                <table:data-pilot-member table:name="74482" table:display="true" table:show-details="true"/>
                <table:data-pilot-member table:name="74502" table:display="true" table:show-details="true"/>
                <table:data-pilot-member table:name="74503" table:display="true" table:show-details="true"/>
                <table:data-pilot-member table:name="74519" table:display="true" table:show-details="true"/>
                <table:data-pilot-member table:name="74522" table:display="true" table:show-details="true"/>
                <table:data-pilot-member table:name="74525" table:display="true" table:show-details="true"/>
                <table:data-pilot-member table:name="74532" table:display="true" table:show-details="true"/>
                <table:data-pilot-member table:name="74549" table:display="true" table:show-details="true"/>
                <table:data-pilot-member table:name="74564" table:display="true" table:show-details="true"/>
                <table:data-pilot-member table:name="74580" table:display="true" table:show-details="true"/>
                <table:data-pilot-member table:name="74590" table:display="true" table:show-details="true"/>
                <table:data-pilot-member table:name="74599" table:display="true" table:show-details="true"/>
                <table:data-pilot-member table:name="74608" table:display="true" table:show-details="true"/>
                <table:data-pilot-member table:name="74613" table:display="true" table:show-details="true"/>
                <table:data-pilot-member table:name="74619" table:display="true" table:show-details="true"/>
                <table:data-pilot-member table:name="74620" table:display="true" table:show-details="true"/>
                <table:data-pilot-member table:name="74631" table:display="true" table:show-details="true"/>
                <table:data-pilot-member table:name="74648" table:display="true" table:show-details="true"/>
                <table:data-pilot-member table:name="74652" table:display="true" table:show-details="true"/>
                <table:data-pilot-member table:name="74653" table:display="true" table:show-details="true"/>
                <table:data-pilot-member table:name="74659" table:display="true" table:show-details="true"/>
                <table:data-pilot-member table:name="74689" table:display="true" table:show-details="true"/>
                <table:data-pilot-member table:name="74692" table:display="true" table:show-details="true"/>
                <table:data-pilot-member table:name="74731" table:display="true" table:show-details="true"/>
                <table:data-pilot-member table:name="74757" table:display="true" table:show-details="true"/>
                <table:data-pilot-member table:name="74768" table:display="true" table:show-details="true"/>
                <table:data-pilot-member table:name="74771" table:display="true" table:show-details="true"/>
                <table:data-pilot-member table:name="74775" table:display="true" table:show-details="true"/>
                <table:data-pilot-member table:name="74777" table:display="true" table:show-details="true"/>
                <table:data-pilot-member table:name="74780" table:display="true" table:show-details="true"/>
                <table:data-pilot-member table:name="74815" table:display="true" table:show-details="true"/>
                <table:data-pilot-member table:name="74823" table:display="true" table:show-details="true"/>
                <table:data-pilot-member table:name="74824" table:display="true" table:show-details="true"/>
                <table:data-pilot-member table:name="74831" table:display="true" table:show-details="true"/>
                <table:data-pilot-member table:name="74861" table:display="true" table:show-details="true"/>
                <table:data-pilot-member table:name="74864" table:display="true" table:show-details="true"/>
                <table:data-pilot-member table:name="74902" table:display="true" table:show-details="true"/>
                <table:data-pilot-member table:name="74908" table:display="true" table:show-details="true"/>
                <table:data-pilot-member table:name="74909" table:display="true" table:show-details="true"/>
                <table:data-pilot-member table:name="74910" table:display="true" table:show-details="true"/>
                <table:data-pilot-member table:name="74913" table:display="true" table:show-details="true"/>
                <table:data-pilot-member table:name="74914" table:display="true" table:show-details="true"/>
                <table:data-pilot-member table:name="74928" table:display="true" table:show-details="true"/>
                <table:data-pilot-member table:name="74931" table:display="true" table:show-details="true"/>
                <table:data-pilot-member table:name="74934" table:display="true" table:show-details="true"/>
                <table:data-pilot-member table:name="74950" table:display="true" table:show-details="true"/>
                <table:data-pilot-member table:name="74957" table:display="true" table:show-details="true"/>
                <table:data-pilot-member table:name="74958" table:display="true" table:show-details="true"/>
                <table:data-pilot-member table:name="74960" table:display="true" table:show-details="true"/>
                <table:data-pilot-member table:name="74970" table:display="true" table:show-details="true"/>
                <table:data-pilot-member table:name="74975" table:display="true" table:show-details="true"/>
                <table:data-pilot-member table:name="74999" table:display="true" table:show-details="true"/>
                <table:data-pilot-member table:name="75007" table:display="true" table:show-details="true"/>
                <table:data-pilot-member table:name="75043" table:display="true" table:show-details="true"/>
                <table:data-pilot-member table:name="75048" table:display="true" table:show-details="true"/>
                <table:data-pilot-member table:name="75052" table:display="true" table:show-details="true"/>
                <table:data-pilot-member table:name="75053" table:display="true" table:show-details="true"/>
                <table:data-pilot-member table:name="75062" table:display="true" table:show-details="true"/>
                <table:data-pilot-member table:name="75069" table:display="true" table:show-details="true"/>
                <table:data-pilot-member table:name="75072" table:display="true" table:show-details="true"/>
                <table:data-pilot-member table:name="75082" table:display="true" table:show-details="true"/>
                <table:data-pilot-member table:name="75086" table:display="true" table:show-details="true"/>
                <table:data-pilot-member table:name="75090" table:display="true" table:show-details="true"/>
                <table:data-pilot-member table:name="75092" table:display="true" table:show-details="true"/>
                <table:data-pilot-member table:name="75095" table:display="true" table:show-details="true"/>
                <table:data-pilot-member table:name="75110" table:display="true" table:show-details="true"/>
                <table:data-pilot-member table:name="75112" table:display="true" table:show-details="true"/>
                <table:data-pilot-member table:name="75122" table:display="true" table:show-details="true"/>
                <table:data-pilot-member table:name="75138" table:display="true" table:show-details="true"/>
                <table:data-pilot-member table:name="75144" table:display="true" table:show-details="true"/>
                <table:data-pilot-member table:name="75180" table:display="true" table:show-details="true"/>
                <table:data-pilot-member table:name="75193" table:display="true" table:show-details="true"/>
                <table:data-pilot-member table:name="75224" table:display="true" table:show-details="true"/>
                <table:data-pilot-member table:name="75226" table:display="true" table:show-details="true"/>
                <table:data-pilot-member table:name="75243" table:display="true" table:show-details="true"/>
                <table:data-pilot-member table:name="75247" table:display="true" table:show-details="true"/>
                <table:data-pilot-member table:name="75249" table:display="true" table:show-details="true"/>
                <table:data-pilot-member table:name="75260" table:display="true" table:show-details="true"/>
                <table:data-pilot-member table:name="75270" table:display="true" table:show-details="true"/>
                <table:data-pilot-member table:name="75272" table:display="true" table:show-details="true"/>
                <table:data-pilot-member table:name="75283" table:display="true" table:show-details="true"/>
                <table:data-pilot-member table:name="75299" table:display="true" table:show-details="true"/>
                <table:data-pilot-member table:name="75303" table:display="true" table:show-details="true"/>
                <table:data-pilot-member table:name="75305" table:display="true" table:show-details="true"/>
                <table:data-pilot-member table:name="75312" table:display="true" table:show-details="true"/>
                <table:data-pilot-member table:name="75320" table:display="true" table:show-details="true"/>
                <table:data-pilot-member table:name="75349" table:display="true" table:show-details="true"/>
                <table:data-pilot-member table:name="75360" table:display="true" table:show-details="true"/>
                <table:data-pilot-member table:name="75367" table:display="true" table:show-details="true"/>
                <table:data-pilot-member table:name="75369" table:display="true" table:show-details="true"/>
                <table:data-pilot-member table:name="75370" table:display="true" table:show-details="true"/>
                <table:data-pilot-member table:name="75396" table:display="true" table:show-details="true"/>
                <table:data-pilot-member table:name="75398" table:display="true" table:show-details="true"/>
                <table:data-pilot-member table:name="75401" table:display="true" table:show-details="true"/>
                <table:data-pilot-member table:name="75404" table:display="true" table:show-details="true"/>
                <table:data-pilot-member table:name="75409" table:display="true" table:show-details="true"/>
                <table:data-pilot-member table:name="75420" table:display="true" table:show-details="true"/>
                <table:data-pilot-member table:name="75425" table:display="true" table:show-details="true"/>
                <table:data-pilot-member table:name="75432" table:display="true" table:show-details="true"/>
                <table:data-pilot-member table:name="75433" table:display="true" table:show-details="true"/>
                <table:data-pilot-member table:name="75450" table:display="true" table:show-details="true"/>
                <table:data-pilot-member table:name="75451" table:display="true" table:show-details="true"/>
                <table:data-pilot-member table:name="75465" table:display="true" table:show-details="true"/>
                <table:data-pilot-member table:name="75474" table:display="true" table:show-details="true"/>
                <table:data-pilot-member table:name="75475" table:display="true" table:show-details="true"/>
                <table:data-pilot-member table:name="75485" table:display="true" table:show-details="true"/>
                <table:data-pilot-member table:name="75497" table:display="true" table:show-details="true"/>
                <table:data-pilot-member table:name="75531" table:display="true" table:show-details="true"/>
                <table:data-pilot-member table:name="75538" table:display="true" table:show-details="true"/>
                <table:data-pilot-member table:name="75547" table:display="true" table:show-details="true"/>
                <table:data-pilot-member table:name="75564" table:display="true" table:show-details="true"/>
                <table:data-pilot-member table:name="75574" table:display="true" table:show-details="true"/>
                <table:data-pilot-member table:name="75576" table:display="true" table:show-details="true"/>
                <table:data-pilot-member table:name="75587" table:display="true" table:show-details="true"/>
                <table:data-pilot-member table:name="75589" table:display="true" table:show-details="true"/>
                <table:data-pilot-member table:name="75606" table:display="true" table:show-details="true"/>
                <table:data-pilot-member table:name="75607" table:display="true" table:show-details="true"/>
                <table:data-pilot-member table:name="75625" table:display="true" table:show-details="true"/>
                <table:data-pilot-member table:name="75632" table:display="true" table:show-details="true"/>
                <table:data-pilot-member table:name="75644" table:display="true" table:show-details="true"/>
                <table:data-pilot-member table:name="75660" table:display="true" table:show-details="true"/>
                <table:data-pilot-member table:name="75668" table:display="true" table:show-details="true"/>
                <table:data-pilot-member table:name="75675" table:display="true" table:show-details="true"/>
                <table:data-pilot-member table:name="75710" table:display="true" table:show-details="true"/>
                <table:data-pilot-member table:name="75711" table:display="true" table:show-details="true"/>
                <table:data-pilot-member table:name="75722" table:display="true" table:show-details="true"/>
                <table:data-pilot-member table:name="75730" table:display="true" table:show-details="true"/>
                <table:data-pilot-member table:name="75746" table:display="true" table:show-details="true"/>
                <table:data-pilot-member table:name="75764" table:display="true" table:show-details="true"/>
                <table:data-pilot-member table:name="75773" table:display="true" table:show-details="true"/>
                <table:data-pilot-member table:name="75775" table:display="true" table:show-details="true"/>
                <table:data-pilot-member table:name="75795" table:display="true" table:show-details="true"/>
                <table:data-pilot-member table:name="75796" table:display="true" table:show-details="true"/>
                <table:data-pilot-member table:name="75798" table:display="true" table:show-details="true"/>
                <table:data-pilot-member table:name="75801" table:display="true" table:show-details="true"/>
                <table:data-pilot-member table:name="75809" table:display="true" table:show-details="true"/>
                <table:data-pilot-member table:name="75825" table:display="true" table:show-details="true"/>
                <table:data-pilot-member table:name="75829" table:display="true" table:show-details="true"/>
                <table:data-pilot-member table:name="75832" table:display="true" table:show-details="true"/>
                <table:data-pilot-member table:name="75854" table:display="true" table:show-details="true"/>
                <table:data-pilot-member table:name="75860" table:display="true" table:show-details="true"/>
                <table:data-pilot-member table:name="75865" table:display="true" table:show-details="true"/>
                <table:data-pilot-member table:name="75867" table:display="true" table:show-details="true"/>
                <table:data-pilot-member table:name="75874" table:display="true" table:show-details="true"/>
                <table:data-pilot-member table:name="75876" table:display="true" table:show-details="true"/>
                <table:data-pilot-member table:name="75906" table:display="true" table:show-details="true"/>
                <table:data-pilot-member table:name="75910" table:display="true" table:show-details="true"/>
                <table:data-pilot-member table:name="75919" table:display="true" table:show-details="true"/>
                <table:data-pilot-member table:name="75923" table:display="true" table:show-details="true"/>
                <table:data-pilot-member table:name="75927" table:display="true" table:show-details="true"/>
                <table:data-pilot-member table:name="75936" table:display="true" table:show-details="true"/>
                <table:data-pilot-member table:name="75945" table:display="true" table:show-details="true"/>
                <table:data-pilot-member table:name="75953" table:display="true" table:show-details="true"/>
                <table:data-pilot-member table:name="75962" table:display="true" table:show-details="true"/>
                <table:data-pilot-member table:name="75963" table:display="true" table:show-details="true"/>
                <table:data-pilot-member table:name="75986" table:display="true" table:show-details="true"/>
                <table:data-pilot-member table:name="75996" table:display="true" table:show-details="true"/>
                <table:data-pilot-member table:name="76024" table:display="true" table:show-details="true"/>
                <table:data-pilot-member table:name="76029" table:display="true" table:show-details="true"/>
                <table:data-pilot-member table:name="76037" table:display="true" table:show-details="true"/>
                <table:data-pilot-member table:name="76039" table:display="true" table:show-details="true"/>
                <table:data-pilot-member table:name="76065" table:display="true" table:show-details="true"/>
                <table:data-pilot-member table:name="76071" table:display="true" table:show-details="true"/>
                <table:data-pilot-member table:name="76072" table:display="true" table:show-details="true"/>
                <table:data-pilot-member table:name="76087" table:display="true" table:show-details="true"/>
                <table:data-pilot-member table:name="76091" table:display="true" table:show-details="true"/>
                <table:data-pilot-member table:name="76110" table:display="true" table:show-details="true"/>
                <table:data-pilot-member table:name="76113" table:display="true" table:show-details="true"/>
                <table:data-pilot-member table:name="76141" table:display="true" table:show-details="true"/>
                <table:data-pilot-member table:name="76145" table:display="true" table:show-details="true"/>
                <table:data-pilot-member table:name="76162" table:display="true" table:show-details="true"/>
                <table:data-pilot-member table:name="76186" table:display="true" table:show-details="true"/>
                <table:data-pilot-member table:name="76191" table:display="true" table:show-details="true"/>
                <table:data-pilot-member table:name="76211" table:display="true" table:show-details="true"/>
                <table:data-pilot-member table:name="76222" table:display="true" table:show-details="true"/>
                <table:data-pilot-member table:name="76226" table:display="true" table:show-details="true"/>
                <table:data-pilot-member table:name="76228" table:display="true" table:show-details="true"/>
                <table:data-pilot-member table:name="76241" table:display="true" table:show-details="true"/>
                <table:data-pilot-member table:name="76261" table:display="true" table:show-details="true"/>
                <table:data-pilot-member table:name="76265" table:display="true" table:show-details="true"/>
                <table:data-pilot-member table:name="76300" table:display="true" table:show-details="true"/>
                <table:data-pilot-member table:name="76305" table:display="true" table:show-details="true"/>
                <table:data-pilot-member table:name="76306" table:display="true" table:show-details="true"/>
                <table:data-pilot-member table:name="76309" table:display="true" table:show-details="true"/>
                <table:data-pilot-member table:name="76312" table:display="true" table:show-details="true"/>
                <table:data-pilot-member table:name="76313" table:display="true" table:show-details="true"/>
                <table:data-pilot-member table:name="76316" table:display="true" table:show-details="true"/>
                <table:data-pilot-member table:name="76318" table:display="true" table:show-details="true"/>
                <table:data-pilot-member table:name="76347" table:display="true" table:show-details="true"/>
                <table:data-pilot-member table:name="76348" table:display="true" table:show-details="true"/>
                <table:data-pilot-member table:name="76354" table:display="true" table:show-details="true"/>
                <table:data-pilot-member table:name="76359" table:display="true" table:show-details="true"/>
                <table:data-pilot-member table:name="76360" table:display="true" table:show-details="true"/>
                <table:data-pilot-member table:name="76361" table:display="true" table:show-details="true"/>
                <table:data-pilot-member table:name="76370" table:display="true" table:show-details="true"/>
                <table:data-pilot-member table:name="76371" table:display="true" table:show-details="true"/>
                <table:data-pilot-member table:name="76377" table:display="true" table:show-details="true"/>
                <table:data-pilot-member table:name="76385" table:display="true" table:show-details="true"/>
                <table:data-pilot-member table:name="76396" table:display="true" table:show-details="true"/>
                <table:data-pilot-member table:name="76400" table:display="true" table:show-details="true"/>
                <table:data-pilot-member table:name="76401" table:display="true" table:show-details="true"/>
                <table:data-pilot-member table:name="76422" table:display="true" table:show-details="true"/>
                <table:data-pilot-member table:name="76424" table:display="true" table:show-details="true"/>
                <table:data-pilot-member table:name="76428" table:display="true" table:show-details="true"/>
                <table:data-pilot-member table:name="76434" table:display="true" table:show-details="true"/>
                <table:data-pilot-member table:name="76469" table:display="true" table:show-details="true"/>
                <table:data-pilot-member table:name="76471" table:display="true" table:show-details="true"/>
                <table:data-pilot-member table:name="76472" table:display="true" table:show-details="true"/>
                <table:data-pilot-member table:name="76477" table:display="true" table:show-details="true"/>
                <table:data-pilot-member table:name="76480" table:display="true" table:show-details="true"/>
                <table:data-pilot-member table:name="76489" table:display="true" table:show-details="true"/>
                <table:data-pilot-member table:name="76499" table:display="true" table:show-details="true"/>
                <table:data-pilot-member table:name="76505" table:display="true" table:show-details="true"/>
                <table:data-pilot-member table:name="76512" table:display="true" table:show-details="true"/>
                <table:data-pilot-member table:name="76519" table:display="true" table:show-details="true"/>
                <table:data-pilot-member table:name="76557" table:display="true" table:show-details="true"/>
                <table:data-pilot-member table:name="76561" table:display="true" table:show-details="true"/>
                <table:data-pilot-member table:name="76567" table:display="true" table:show-details="true"/>
                <table:data-pilot-member table:name="76569" table:display="true" table:show-details="true"/>
                <table:data-pilot-member table:name="76577" table:display="true" table:show-details="true"/>
                <table:data-pilot-member table:name="76585" table:display="true" table:show-details="true"/>
                <table:data-pilot-member table:name="76603" table:display="true" table:show-details="true"/>
                <table:data-pilot-member table:name="76610" table:display="true" table:show-details="true"/>
                <table:data-pilot-member table:name="76613" table:display="true" table:show-details="true"/>
                <table:data-pilot-member table:name="76635" table:display="true" table:show-details="true"/>
                <table:data-pilot-member table:name="76637" table:display="true" table:show-details="true"/>
                <table:data-pilot-member table:name="76642" table:display="true" table:show-details="true"/>
                <table:data-pilot-member table:name="76646" table:display="true" table:show-details="true"/>
                <table:data-pilot-member table:name="76650" table:display="true" table:show-details="true"/>
                <table:data-pilot-member table:name="76666" table:display="true" table:show-details="true"/>
                <table:data-pilot-member table:name="76695" table:display="true" table:show-details="true"/>
                <table:data-pilot-member table:name="76712" table:display="true" table:show-details="true"/>
                <table:data-pilot-member table:name="76714" table:display="true" table:show-details="true"/>
                <table:data-pilot-member table:name="76715" table:display="true" table:show-details="true"/>
                <table:data-pilot-member table:name="76719" table:display="true" table:show-details="true"/>
                <table:data-pilot-member table:name="76721" table:display="true" table:show-details="true"/>
                <table:data-pilot-member table:name="76729" table:display="true" table:show-details="true"/>
                <table:data-pilot-member table:name="76735" table:display="true" table:show-details="true"/>
                <table:data-pilot-member table:name="76742" table:display="true" table:show-details="true"/>
                <table:data-pilot-member table:name="76750" table:display="true" table:show-details="true"/>
                <table:data-pilot-member table:name="76766" table:display="true" table:show-details="true"/>
                <table:data-pilot-member table:name="76773" table:display="true" table:show-details="true"/>
                <table:data-pilot-member table:name="76802" table:display="true" table:show-details="true"/>
                <table:data-pilot-member table:name="76812" table:display="true" table:show-details="true"/>
                <table:data-pilot-member table:name="76819" table:display="true" table:show-details="true"/>
                <table:data-pilot-member table:name="76834" table:display="true" table:show-details="true"/>
                <table:data-pilot-member table:name="76836" table:display="true" table:show-details="true"/>
                <table:data-pilot-member table:name="76851" table:display="true" table:show-details="true"/>
                <table:data-pilot-member table:name="76864" table:display="true" table:show-details="true"/>
                <table:data-pilot-member table:name="76869" table:display="true" table:show-details="true"/>
                <table:data-pilot-member table:name="76870" table:display="true" table:show-details="true"/>
                <table:data-pilot-member table:name="76890" table:display="true" table:show-details="true"/>
                <table:data-pilot-member table:name="76894" table:display="true" table:show-details="true"/>
                <table:data-pilot-member table:name="76947" table:display="true" table:show-details="true"/>
                <table:data-pilot-member table:name="76957" table:display="true" table:show-details="true"/>
                <table:data-pilot-member table:name="76975" table:display="true" table:show-details="true"/>
                <table:data-pilot-member table:name="76976" table:display="true" table:show-details="true"/>
                <table:data-pilot-member table:name="76977" table:display="true" table:show-details="true"/>
                <table:data-pilot-member table:name="76978" table:display="true" table:show-details="true"/>
                <table:data-pilot-member table:name="76998" table:display="true" table:show-details="true"/>
                <table:data-pilot-member table:name="77005" table:display="true" table:show-details="true"/>
                <table:data-pilot-member table:name="77026" table:display="true" table:show-details="true"/>
                <table:data-pilot-member table:name="77033" table:display="true" table:show-details="true"/>
                <table:data-pilot-member table:name="77044" table:display="true" table:show-details="true"/>
                <table:data-pilot-member table:name="77047" table:display="true" table:show-details="true"/>
                <table:data-pilot-member table:name="77052" table:display="true" table:show-details="true"/>
                <table:data-pilot-member table:name="77086" table:display="true" table:show-details="true"/>
                <table:data-pilot-member table:name="77113" table:display="true" table:show-details="true"/>
                <table:data-pilot-member table:name="77115" table:display="true" table:show-details="true"/>
                <table:data-pilot-member table:name="77119" table:display="true" table:show-details="true"/>
                <table:data-pilot-member table:name="77145" table:display="true" table:show-details="true"/>
                <table:data-pilot-member table:name="77169" table:display="true" table:show-details="true"/>
                <table:data-pilot-member table:name="77170" table:display="true" table:show-details="true"/>
                <table:data-pilot-member table:name="77179" table:display="true" table:show-details="true"/>
                <table:data-pilot-member table:name="77196" table:display="true" table:show-details="true"/>
                <table:data-pilot-member table:name="77206" table:display="true" table:show-details="true"/>
                <table:data-pilot-member table:name="77239" table:display="true" table:show-details="true"/>
                <table:data-pilot-member table:name="77265" table:display="true" table:show-details="true"/>
                <table:data-pilot-member table:name="77284" table:display="true" table:show-details="true"/>
                <table:data-pilot-member table:name="77326" table:display="true" table:show-details="true"/>
                <table:data-pilot-member table:name="77335" table:display="true" table:show-details="true"/>
                <table:data-pilot-member table:name="77337" table:display="true" table:show-details="true"/>
                <table:data-pilot-member table:name="77342" table:display="true" table:show-details="true"/>
                <table:data-pilot-member table:name="77359" table:display="true" table:show-details="true"/>
                <table:data-pilot-member table:name="77360" table:display="true" table:show-details="true"/>
                <table:data-pilot-member table:name="77361" table:display="true" table:show-details="true"/>
                <table:data-pilot-member table:name="77380" table:display="true" table:show-details="true"/>
                <table:data-pilot-member table:name="77387" table:display="true" table:show-details="true"/>
                <table:data-pilot-member table:name="77393" table:display="true" table:show-details="true"/>
                <table:data-pilot-member table:name="77409" table:display="true" table:show-details="true"/>
                <table:data-pilot-member table:name="77433" table:display="true" table:show-details="true"/>
                <table:data-pilot-member table:name="77440" table:display="true" table:show-details="true"/>
                <table:data-pilot-member table:name="77441" table:display="true" table:show-details="true"/>
                <table:data-pilot-member table:name="77447" table:display="true" table:show-details="true"/>
                <table:data-pilot-member table:name="77462" table:display="true" table:show-details="true"/>
                <table:data-pilot-member table:name="77466" table:display="true" table:show-details="true"/>
                <table:data-pilot-member table:name="77468" table:display="true" table:show-details="true"/>
                <table:data-pilot-member table:name="77475" table:display="true" table:show-details="true"/>
                <table:data-pilot-member table:name="77477" table:display="true" table:show-details="true"/>
                <table:data-pilot-member table:name="77478" table:display="true" table:show-details="true"/>
                <table:data-pilot-member table:name="77479" table:display="true" table:show-details="true"/>
                <table:data-pilot-member table:name="77497" table:display="true" table:show-details="true"/>
                <table:data-pilot-member table:name="77501" table:display="true" table:show-details="true"/>
                <table:data-pilot-member table:name="77509" table:display="true" table:show-details="true"/>
                <table:data-pilot-member table:name="77511" table:display="true" table:show-details="true"/>
                <table:data-pilot-member table:name="77533" table:display="true" table:show-details="true"/>
                <table:data-pilot-member table:name="77538" table:display="true" table:show-details="true"/>
                <table:data-pilot-member table:name="77539" table:display="true" table:show-details="true"/>
                <table:data-pilot-member table:name="77541" table:display="true" table:show-details="true"/>
                <table:data-pilot-member table:name="77544" table:display="true" table:show-details="true"/>
                <table:data-pilot-member table:name="77546" table:display="true" table:show-details="true"/>
                <table:data-pilot-member table:name="77547" table:display="true" table:show-details="true"/>
                <table:data-pilot-member table:name="77555" table:display="true" table:show-details="true"/>
                <table:data-pilot-member table:name="77557" table:display="true" table:show-details="true"/>
                <table:data-pilot-member table:name="77565" table:display="true" table:show-details="true"/>
                <table:data-pilot-member table:name="77568" table:display="true" table:show-details="true"/>
                <table:data-pilot-member table:name="77570" table:display="true" table:show-details="true"/>
                <table:data-pilot-member table:name="77580" table:display="true" table:show-details="true"/>
                <table:data-pilot-member table:name="77583" table:display="true" table:show-details="true"/>
                <table:data-pilot-member table:name="77584" table:display="true" table:show-details="true"/>
                <table:data-pilot-member table:name="77589" table:display="true" table:show-details="true"/>
                <table:data-pilot-member table:name="77590" table:display="true" table:show-details="true"/>
                <table:data-pilot-member table:name="77593" table:display="true" table:show-details="true"/>
                <table:data-pilot-member table:name="77609" table:display="true" table:show-details="true"/>
                <table:data-pilot-member table:name="77611" table:display="true" table:show-details="true"/>
                <table:data-pilot-member table:name="77626" table:display="true" table:show-details="true"/>
                <table:data-pilot-member table:name="77636" table:display="true" table:show-details="true"/>
                <table:data-pilot-member table:name="77641" table:display="true" table:show-details="true"/>
                <table:data-pilot-member table:name="77644" table:display="true" table:show-details="true"/>
                <table:data-pilot-member table:name="77654" table:display="true" table:show-details="true"/>
                <table:data-pilot-member table:name="77662" table:display="true" table:show-details="true"/>
                <table:data-pilot-member table:name="77675" table:display="true" table:show-details="true"/>
                <table:data-pilot-member table:name="77691" table:display="true" table:show-details="true"/>
                <table:data-pilot-member table:name="77695" table:display="true" table:show-details="true"/>
                <table:data-pilot-member table:name="77698" table:display="true" table:show-details="true"/>
                <table:data-pilot-member table:name="77699" table:display="true" table:show-details="true"/>
                <table:data-pilot-member table:name="77725" table:display="true" table:show-details="true"/>
                <table:data-pilot-member table:name="77730" table:display="true" table:show-details="true"/>
                <table:data-pilot-member table:name="77731" table:display="true" table:show-details="true"/>
                <table:data-pilot-member table:name="77738" table:display="true" table:show-details="true"/>
                <table:data-pilot-member table:name="77762" table:display="true" table:show-details="true"/>
                <table:data-pilot-member table:name="77767" table:display="true" table:show-details="true"/>
                <table:data-pilot-member table:name="77784" table:display="true" table:show-details="true"/>
                <table:data-pilot-member table:name="77796" table:display="true" table:show-details="true"/>
                <table:data-pilot-member table:name="77805" table:display="true" table:show-details="true"/>
                <table:data-pilot-member table:name="77854" table:display="true" table:show-details="true"/>
                <table:data-pilot-member table:name="77861" table:display="true" table:show-details="true"/>
                <table:data-pilot-member table:name="77927" table:display="true" table:show-details="true"/>
                <table:data-pilot-member table:name="77930" table:display="true" table:show-details="true"/>
                <table:data-pilot-member table:name="77934" table:display="true" table:show-details="true"/>
                <table:data-pilot-member table:name="77952" table:display="true" table:show-details="true"/>
                <table:data-pilot-member table:name="77960" table:display="true" table:show-details="true"/>
                <table:data-pilot-member table:name="77961" table:display="true" table:show-details="true"/>
                <table:data-pilot-member table:name="77962" table:display="true" table:show-details="true"/>
                <table:data-pilot-member table:name="77974" table:display="true" table:show-details="true"/>
                <table:data-pilot-member table:name="77977" table:display="true" table:show-details="true"/>
                <table:data-pilot-member table:name="77990" table:display="true" table:show-details="true"/>
                <table:data-pilot-member table:name="78002" table:display="true" table:show-details="true"/>
                <table:data-pilot-member table:name="78016" table:display="true" table:show-details="true"/>
                <table:data-pilot-member table:name="78020" table:display="true" table:show-details="true"/>
                <table:data-pilot-member table:name="78028" table:display="true" table:show-details="true"/>
                <table:data-pilot-member table:name="78029" table:display="true" table:show-details="true"/>
                <table:data-pilot-member table:name="78035" table:display="true" table:show-details="true"/>
                <table:data-pilot-member table:name="78037" table:display="true" table:show-details="true"/>
                <table:data-pilot-member table:name="78038" table:display="true" table:show-details="true"/>
                <table:data-pilot-member table:name="78042" table:display="true" table:show-details="true"/>
                <table:data-pilot-member table:name="78043" table:display="true" table:show-details="true"/>
                <table:data-pilot-member table:name="78049" table:display="true" table:show-details="true"/>
                <table:data-pilot-member table:name="78069" table:display="true" table:show-details="true"/>
                <table:data-pilot-member table:name="78071" table:display="true" table:show-details="true"/>
                <table:data-pilot-member table:name="78077" table:display="true" table:show-details="true"/>
                <table:data-pilot-member table:name="78105" table:display="true" table:show-details="true"/>
                <table:data-pilot-member table:name="78147" table:display="true" table:show-details="true"/>
                <table:data-pilot-member table:name="78150" table:display="true" table:show-details="true"/>
                <table:data-pilot-member table:name="78152" table:display="true" table:show-details="true"/>
                <table:data-pilot-member table:name="78155" table:display="true" table:show-details="true"/>
                <table:data-pilot-member table:name="78166" table:display="true" table:show-details="true"/>
                <table:data-pilot-member table:name="78174" table:display="true" table:show-details="true"/>
                <table:data-pilot-member table:name="78180" table:display="true" table:show-details="true"/>
                <table:data-pilot-member table:name="78181" table:display="true" table:show-details="true"/>
                <table:data-pilot-member table:name="78184" table:display="true" table:show-details="true"/>
                <table:data-pilot-member table:name="78189" table:display="true" table:show-details="true"/>
                <table:data-pilot-member table:name="78202" table:display="true" table:show-details="true"/>
                <table:data-pilot-member table:name="78210" table:display="true" table:show-details="true"/>
                <table:data-pilot-member table:name="78212" table:display="true" table:show-details="true"/>
                <table:data-pilot-member table:name="78228" table:display="true" table:show-details="true"/>
                <table:data-pilot-member table:name="78231" table:display="true" table:show-details="true"/>
                <table:data-pilot-member table:name="78247" table:display="true" table:show-details="true"/>
                <table:data-pilot-member table:name="78275" table:display="true" table:show-details="true"/>
                <table:data-pilot-member table:name="78276" table:display="true" table:show-details="true"/>
                <table:data-pilot-member table:name="78277" table:display="true" table:show-details="true"/>
                <table:data-pilot-member table:name="78291" table:display="true" table:show-details="true"/>
                <table:data-pilot-member table:name="78324" table:display="true" table:show-details="true"/>
                <table:data-pilot-member table:name="78327" table:display="true" table:show-details="true"/>
                <table:data-pilot-member table:name="78330" table:display="true" table:show-details="true"/>
                <table:data-pilot-member table:name="78339" table:display="true" table:show-details="true"/>
                <table:data-pilot-member table:name="78344" table:display="true" table:show-details="true"/>
                <table:data-pilot-member table:name="78346" table:display="true" table:show-details="true"/>
                <table:data-pilot-member table:name="78351" table:display="true" table:show-details="true"/>
                <table:data-pilot-member table:name="78356" table:display="true" table:show-details="true"/>
                <table:data-pilot-member table:name="78386" table:display="true" table:show-details="true"/>
                <table:data-pilot-member table:name="78396" table:display="true" table:show-details="true"/>
                <table:data-pilot-member table:name="78414" table:display="true" table:show-details="true"/>
                <table:data-pilot-member table:name="78427" table:display="true" table:show-details="true"/>
                <table:data-pilot-member table:name="78432" table:display="true" table:show-details="true"/>
                <table:data-pilot-member table:name="78433" table:display="true" table:show-details="true"/>
                <table:data-pilot-member table:name="78435" table:display="true" table:show-details="true"/>
                <table:data-pilot-member table:name="78438" table:display="true" table:show-details="true"/>
                <table:data-pilot-member table:name="78440" table:display="true" table:show-details="true"/>
                <table:data-pilot-member table:name="78449" table:display="true" table:show-details="true"/>
                <table:data-pilot-member table:name="78455" table:display="true" table:show-details="true"/>
                <table:data-pilot-member table:name="78461" table:display="true" table:show-details="true"/>
                <table:data-pilot-member table:name="78473" table:display="true" table:show-details="true"/>
                <table:data-pilot-member table:name="78474" table:display="true" table:show-details="true"/>
                <table:data-pilot-member table:name="78493" table:display="true" table:show-details="true"/>
                <table:data-pilot-member table:name="78495" table:display="true" table:show-details="true"/>
                <table:data-pilot-member table:name="78498" table:display="true" table:show-details="true"/>
                <table:data-pilot-member table:name="78508" table:display="true" table:show-details="true"/>
                <table:data-pilot-member table:name="78509" table:display="true" table:show-details="true"/>
                <table:data-pilot-member table:name="78514" table:display="true" table:show-details="true"/>
                <table:data-pilot-member table:name="78515" table:display="true" table:show-details="true"/>
                <table:data-pilot-member table:name="78516" table:display="true" table:show-details="true"/>
                <table:data-pilot-member table:name="78521" table:display="true" table:show-details="true"/>
                <table:data-pilot-member table:name="78522" table:display="true" table:show-details="true"/>
                <table:data-pilot-member table:name="78528" table:display="true" table:show-details="true"/>
                <table:data-pilot-member table:name="78531" table:display="true" table:show-details="true"/>
                <table:data-pilot-member table:name="78566" table:display="true" table:show-details="true"/>
                <table:data-pilot-member table:name="78568" table:display="true" table:show-details="true"/>
                <table:data-pilot-member table:name="78569" table:display="true" table:show-details="true"/>
                <table:data-pilot-member table:name="78574" table:display="true" table:show-details="true"/>
                <table:data-pilot-member table:name="78576" table:display="true" table:show-details="true"/>
                <table:data-pilot-member table:name="78578" table:display="true" table:show-details="true"/>
                <table:data-pilot-member table:name="78596" table:display="true" table:show-details="true"/>
                <table:data-pilot-member table:name="78619" table:display="true" table:show-details="true"/>
                <table:data-pilot-member table:name="78620" table:display="true" table:show-details="true"/>
                <table:data-pilot-member table:name="78639" table:display="true" table:show-details="true"/>
                <table:data-pilot-member table:name="78667" table:display="true" table:show-details="true"/>
                <table:data-pilot-member table:name="78672" table:display="true" table:show-details="true"/>
                <table:data-pilot-member table:name="78678" table:display="true" table:show-details="true"/>
                <table:data-pilot-member table:name="78680" table:display="true" table:show-details="true"/>
                <table:data-pilot-member table:name="78683" table:display="true" table:show-details="true"/>
                <table:data-pilot-member table:name="78698" table:display="true" table:show-details="true"/>
                <table:data-pilot-member table:name="78703" table:display="true" table:show-details="true"/>
                <table:data-pilot-member table:name="78723" table:display="true" table:show-details="true"/>
                <table:data-pilot-member table:name="78758" table:display="true" table:show-details="true"/>
                <table:data-pilot-member table:name="78796" table:display="true" table:show-details="true"/>
                <table:data-pilot-member table:name="78808" table:display="true" table:show-details="true"/>
                <table:data-pilot-member table:name="78815" table:display="true" table:show-details="true"/>
                <table:data-pilot-member table:name="78817" table:display="true" table:show-details="true"/>
                <table:data-pilot-member table:name="78820" table:display="true" table:show-details="true"/>
                <table:data-pilot-member table:name="78823" table:display="true" table:show-details="true"/>
                <table:data-pilot-member table:name="78860" table:display="true" table:show-details="true"/>
                <table:data-pilot-member table:name="78861" table:display="true" table:show-details="true"/>
                <table:data-pilot-member table:name="78874" table:display="true" table:show-details="true"/>
                <table:data-pilot-member table:name="78879" table:display="true" table:show-details="true"/>
                <table:data-pilot-member table:name="78880" table:display="true" table:show-details="true"/>
                <table:data-pilot-member table:name="78881" table:display="true" table:show-details="true"/>
                <table:data-pilot-member table:name="78886" table:display="true" table:show-details="true"/>
                <table:data-pilot-member table:name="78889" table:display="true" table:show-details="true"/>
                <table:data-pilot-member table:name="78890" table:display="true" table:show-details="true"/>
                <table:data-pilot-member table:name="78907" table:display="true" table:show-details="true"/>
                <table:data-pilot-member table:name="78915" table:display="true" table:show-details="true"/>
                <table:data-pilot-member table:name="78923" table:display="true" table:show-details="true"/>
                <table:data-pilot-member table:name="78933" table:display="true" table:show-details="true"/>
                <table:data-pilot-member table:name="78942" table:display="true" table:show-details="true"/>
                <table:data-pilot-member table:name="78951" table:display="true" table:show-details="true"/>
                <table:data-pilot-member table:name="78955" table:display="true" table:show-details="true"/>
                <table:data-pilot-member table:name="78969" table:display="true" table:show-details="true"/>
                <table:data-pilot-member table:name="78978" table:display="true" table:show-details="true"/>
                <table:data-pilot-member table:name="79016" table:display="true" table:show-details="true"/>
                <table:data-pilot-member table:name="79024" table:display="true" table:show-details="true"/>
                <table:data-pilot-member table:name="79027" table:display="true" table:show-details="true"/>
                <table:data-pilot-member table:name="79028" table:display="true" table:show-details="true"/>
                <table:data-pilot-member table:name="79044" table:display="true" table:show-details="true"/>
                <table:data-pilot-member table:name="79059" table:display="true" table:show-details="true"/>
                <table:data-pilot-member table:name="79072" table:display="true" table:show-details="true"/>
                <table:data-pilot-member table:name="79093" table:display="true" table:show-details="true"/>
                <table:data-pilot-member table:name="79102" table:display="true" table:show-details="true"/>
                <table:data-pilot-member table:name="79104" table:display="true" table:show-details="true"/>
                <table:data-pilot-member table:name="79108" table:display="true" table:show-details="true"/>
                <table:data-pilot-member table:name="79109" table:display="true" table:show-details="true"/>
                <table:data-pilot-member table:name="79111" table:display="true" table:show-details="true"/>
                <table:data-pilot-member table:name="79112" table:display="true" table:show-details="true"/>
                <table:data-pilot-member table:name="79116" table:display="true" table:show-details="true"/>
                <table:data-pilot-member table:name="79128" table:display="true" table:show-details="true"/>
                <table:data-pilot-member table:name="79130" table:display="true" table:show-details="true"/>
                <table:data-pilot-member table:name="79153" table:display="true" table:show-details="true"/>
                <table:data-pilot-member table:name="79165" table:display="true" table:show-details="true"/>
                <table:data-pilot-member table:name="79174" table:display="true" table:show-details="true"/>
                <table:data-pilot-member table:name="79181" table:display="true" table:show-details="true"/>
                <table:data-pilot-member table:name="79187" table:display="true" table:show-details="true"/>
                <table:data-pilot-member table:name="79194" table:display="true" table:show-details="true"/>
                <table:data-pilot-member table:name="79200" table:display="true" table:show-details="true"/>
                <table:data-pilot-member table:name="79217" table:display="true" table:show-details="true"/>
                <table:data-pilot-member table:name="79218" table:display="true" table:show-details="true"/>
                <table:data-pilot-member table:name="79225" table:display="true" table:show-details="true"/>
                <table:data-pilot-member table:name="79236" table:display="true" table:show-details="true"/>
                <table:data-pilot-member table:name="79237" table:display="true" table:show-details="true"/>
                <table:data-pilot-member table:name="79239" table:display="true" table:show-details="true"/>
                <table:data-pilot-member table:name="79277" table:display="true" table:show-details="true"/>
                <table:data-pilot-member table:name="79281" table:display="true" table:show-details="true"/>
                <table:data-pilot-member table:name="79291" table:display="true" table:show-details="true"/>
                <table:data-pilot-member table:name="79296" table:display="true" table:show-details="true"/>
                <table:data-pilot-member table:name="79298" table:display="true" table:show-details="true"/>
                <table:data-pilot-member table:name="79322" table:display="true" table:show-details="true"/>
                <table:data-pilot-member table:name="79323" table:display="true" table:show-details="true"/>
                <table:data-pilot-member table:name="79341" table:display="true" table:show-details="true"/>
                <table:data-pilot-member table:name="79352" table:display="true" table:show-details="true"/>
                <table:data-pilot-member table:name="79373" table:display="true" table:show-details="true"/>
                <table:data-pilot-member table:name="79401" table:display="true" table:show-details="true"/>
                <table:data-pilot-member table:name="79402" table:display="true" table:show-details="true"/>
                <table:data-pilot-member table:name="79405" table:display="true" table:show-details="true"/>
                <table:data-pilot-member table:name="79411" table:display="true" table:show-details="true"/>
                <table:data-pilot-member table:name="79439" table:display="true" table:show-details="true"/>
                <table:data-pilot-member table:name="79461" table:display="true" table:show-details="true"/>
                <table:data-pilot-member table:name="79462" table:display="true" table:show-details="true"/>
                <table:data-pilot-member table:name="79470" table:display="true" table:show-details="true"/>
                <table:data-pilot-member table:name="79475" table:display="true" table:show-details="true"/>
                <table:data-pilot-member table:name="79480" table:display="true" table:show-details="true"/>
                <table:data-pilot-member table:name="79481" table:display="true" table:show-details="true"/>
                <table:data-pilot-member table:name="79500" table:display="true" table:show-details="true"/>
                <table:data-pilot-member table:name="79506" table:display="true" table:show-details="true"/>
                <table:data-pilot-member table:name="79519" table:display="true" table:show-details="true"/>
                <table:data-pilot-member table:name="79527" table:display="true" table:show-details="true"/>
                <table:data-pilot-member table:name="79545" table:display="true" table:show-details="true"/>
                <table:data-pilot-member table:name="79559" table:display="true" table:show-details="true"/>
                <table:data-pilot-member table:name="79600" table:display="true" table:show-details="true"/>
                <table:data-pilot-member table:name="79609" table:display="true" table:show-details="true"/>
                <table:data-pilot-member table:name="79629" table:display="true" table:show-details="true"/>
                <table:data-pilot-member table:name="79636" table:display="true" table:show-details="true"/>
                <table:data-pilot-member table:name="79648" table:display="true" table:show-details="true"/>
                <table:data-pilot-member table:name="79651" table:display="true" table:show-details="true"/>
                <table:data-pilot-member table:name="79660" table:display="true" table:show-details="true"/>
                <table:data-pilot-member table:name="79674" table:display="true" table:show-details="true"/>
                <table:data-pilot-member table:name="79678" table:display="true" table:show-details="true"/>
                <table:data-pilot-member table:name="79699" table:display="true" table:show-details="true"/>
                <table:data-pilot-member table:name="79707" table:display="true" table:show-details="true"/>
                <table:data-pilot-member table:name="79708" table:display="true" table:show-details="true"/>
                <table:data-pilot-member table:name="79744" table:display="true" table:show-details="true"/>
                <table:data-pilot-member table:name="79747" table:display="true" table:show-details="true"/>
                <table:data-pilot-member table:name="79752" table:display="true" table:show-details="true"/>
                <table:data-pilot-member table:name="79753" table:display="true" table:show-details="true"/>
                <table:data-pilot-member table:name="79755" table:display="true" table:show-details="true"/>
                <table:data-pilot-member table:name="79766" table:display="true" table:show-details="true"/>
                <table:data-pilot-member table:name="79777" table:display="true" table:show-details="true"/>
                <table:data-pilot-member table:name="79782" table:display="true" table:show-details="true"/>
                <table:data-pilot-member table:name="79784" table:display="true" table:show-details="true"/>
                <table:data-pilot-member table:name="79785" table:display="true" table:show-details="true"/>
                <table:data-pilot-member table:name="79793" table:display="true" table:show-details="true"/>
                <table:data-pilot-member table:name="79812" table:display="true" table:show-details="true"/>
                <table:data-pilot-member table:name="79818" table:display="true" table:show-details="true"/>
                <table:data-pilot-member table:name="79823" table:display="true" table:show-details="true"/>
                <table:data-pilot-member table:name="79826" table:display="true" table:show-details="true"/>
                <table:data-pilot-member table:name="79828" table:display="true" table:show-details="true"/>
                <table:data-pilot-member table:name="79832" table:display="true" table:show-details="true"/>
                <table:data-pilot-member table:name="79834" table:display="true" table:show-details="true"/>
                <table:data-pilot-member table:name="79835" table:display="true" table:show-details="true"/>
                <table:data-pilot-member table:name="79843" table:display="true" table:show-details="true"/>
                <table:data-pilot-member table:name="79884" table:display="true" table:show-details="true"/>
                <table:data-pilot-member table:name="79885" table:display="true" table:show-details="true"/>
                <table:data-pilot-member table:name="79906" table:display="true" table:show-details="true"/>
                <table:data-pilot-member table:name="79937" table:display="true" table:show-details="true"/>
                <table:data-pilot-member table:name="79944" table:display="true" table:show-details="true"/>
                <table:data-pilot-member table:name="79946" table:display="true" table:show-details="true"/>
                <table:data-pilot-member table:name="79962" table:display="true" table:show-details="true"/>
                <table:data-pilot-member table:name="79968" table:display="true" table:show-details="true"/>
                <table:data-pilot-member table:name="79989" table:display="true" table:show-details="true"/>
                <table:data-pilot-member table:name="80001" table:display="true" table:show-details="true"/>
                <table:data-pilot-member table:name="80006" table:display="true" table:show-details="true"/>
                <table:data-pilot-member table:name="80033" table:display="true" table:show-details="true"/>
                <table:data-pilot-member table:name="80035" table:display="true" table:show-details="true"/>
                <table:data-pilot-member table:name="80036" table:display="true" table:show-details="true"/>
                <table:data-pilot-member table:name="80039" table:display="true" table:show-details="true"/>
                <table:data-pilot-member table:name="80054" table:display="true" table:show-details="true"/>
                <table:data-pilot-member table:name="80091" table:display="true" table:show-details="true"/>
                <table:data-pilot-member table:name="80096" table:display="true" table:show-details="true"/>
                <table:data-pilot-member table:name="80103" table:display="true" table:show-details="true"/>
                <table:data-pilot-member table:name="80109" table:display="true" table:show-details="true"/>
                <table:data-pilot-member table:name="80112" table:display="true" table:show-details="true"/>
                <table:data-pilot-member table:name="80122" table:display="true" table:show-details="true"/>
                <table:data-pilot-member table:name="80138" table:display="true" table:show-details="true"/>
                <table:data-pilot-member table:name="80145" table:display="true" table:show-details="true"/>
                <table:data-pilot-member table:name="80152" table:display="true" table:show-details="true"/>
                <table:data-pilot-member table:name="80159" table:display="true" table:show-details="true"/>
                <table:data-pilot-member table:name="80186" table:display="true" table:show-details="true"/>
                <table:data-pilot-member table:name="80193" table:display="true" table:show-details="true"/>
                <table:data-pilot-member table:name="80197" table:display="true" table:show-details="true"/>
                <table:data-pilot-member table:name="80202" table:display="true" table:show-details="true"/>
                <table:data-pilot-member table:name="80241" table:display="true" table:show-details="true"/>
                <table:data-pilot-member table:name="80258" table:display="true" table:show-details="true"/>
                <table:data-pilot-member table:name="80267" table:display="true" table:show-details="true"/>
                <table:data-pilot-member table:name="80270" table:display="true" table:show-details="true"/>
                <table:data-pilot-member table:name="80279" table:display="true" table:show-details="true"/>
                <table:data-pilot-member table:name="80289" table:display="true" table:show-details="true"/>
                <table:data-pilot-member table:name="80293" table:display="true" table:show-details="true"/>
                <table:data-pilot-member table:name="80300" table:display="true" table:show-details="true"/>
                <table:data-pilot-member table:name="80307" table:display="true" table:show-details="true"/>
                <table:data-pilot-member table:name="80317" table:display="true" table:show-details="true"/>
                <table:data-pilot-member table:name="80321" table:display="true" table:show-details="true"/>
                <table:data-pilot-member table:name="80334" table:display="true" table:show-details="true"/>
                <table:data-pilot-member table:name="80337" table:display="true" table:show-details="true"/>
                <table:data-pilot-member table:name="80345" table:display="true" table:show-details="true"/>
                <table:data-pilot-member table:name="80349" table:display="true" table:show-details="true"/>
                <table:data-pilot-member table:name="80373" table:display="true" table:show-details="true"/>
                <table:data-pilot-member table:name="80378" table:display="true" table:show-details="true"/>
                <table:data-pilot-member table:name="80387" table:display="true" table:show-details="true"/>
                <table:data-pilot-member table:name="80389" table:display="true" table:show-details="true"/>
                <table:data-pilot-member table:name="80390" table:display="true" table:show-details="true"/>
                <table:data-pilot-member table:name="80395" table:display="true" table:show-details="true"/>
                <table:data-pilot-member table:name="80406" table:display="true" table:show-details="true"/>
                <table:data-pilot-member table:name="80418" table:display="true" table:show-details="true"/>
                <table:data-pilot-member table:name="80422" table:display="true" table:show-details="true"/>
                <table:data-pilot-member table:name="80431" table:display="true" table:show-details="true"/>
                <table:data-pilot-member table:name="80442" table:display="true" table:show-details="true"/>
                <table:data-pilot-member table:name="80467" table:display="true" table:show-details="true"/>
                <table:data-pilot-member table:name="80477" table:display="true" table:show-details="true"/>
                <table:data-pilot-member table:name="80479" table:display="true" table:show-details="true"/>
                <table:data-pilot-member table:name="80485" table:display="true" table:show-details="true"/>
                <table:data-pilot-member table:name="80494" table:display="true" table:show-details="true"/>
                <table:data-pilot-member table:name="80497" table:display="true" table:show-details="true"/>
                <table:data-pilot-member table:name="80500" table:display="true" table:show-details="true"/>
                <table:data-pilot-member table:name="80501" table:display="true" table:show-details="true"/>
                <table:data-pilot-member table:name="80503" table:display="true" table:show-details="true"/>
                <table:data-pilot-member table:name="80507" table:display="true" table:show-details="true"/>
                <table:data-pilot-member table:name="80523" table:display="true" table:show-details="true"/>
                <table:data-pilot-member table:name="80543" table:display="true" table:show-details="true"/>
                <table:data-pilot-member table:name="80562" table:display="true" table:show-details="true"/>
                <table:data-pilot-member table:name="80565" table:display="true" table:show-details="true"/>
                <table:data-pilot-member table:name="80572" table:display="true" table:show-details="true"/>
                <table:data-pilot-member table:name="80577" table:display="true" table:show-details="true"/>
                <table:data-pilot-member table:name="80582" table:display="true" table:show-details="true"/>
                <table:data-pilot-member table:name="80591" table:display="true" table:show-details="true"/>
                <table:data-pilot-member table:name="80607" table:display="true" table:show-details="true"/>
                <table:data-pilot-member table:name="80620" table:display="true" table:show-details="true"/>
                <table:data-pilot-member table:name="80623" table:display="true" table:show-details="true"/>
                <table:data-pilot-member table:name="80625" table:display="true" table:show-details="true"/>
                <table:data-pilot-member table:name="80626" table:display="true" table:show-details="true"/>
                <table:data-pilot-member table:name="80627" table:display="true" table:show-details="true"/>
                <table:data-pilot-member table:name="80635" table:display="true" table:show-details="true"/>
                <table:data-pilot-member table:name="80640" table:display="true" table:show-details="true"/>
                <table:data-pilot-member table:name="80645" table:display="true" table:show-details="true"/>
                <table:data-pilot-member table:name="80656" table:display="true" table:show-details="true"/>
                <table:data-pilot-member table:name="80670" table:display="true" table:show-details="true"/>
                <table:data-pilot-member table:name="80673" table:display="true" table:show-details="true"/>
                <table:data-pilot-member table:name="80693" table:display="true" table:show-details="true"/>
                <table:data-pilot-member table:name="80696" table:display="true" table:show-details="true"/>
                <table:data-pilot-member table:name="80698" table:display="true" table:show-details="true"/>
                <table:data-pilot-member table:name="80717" table:display="true" table:show-details="true"/>
                <table:data-pilot-member table:name="80750" table:display="true" table:show-details="true"/>
                <table:data-pilot-member table:name="80767" table:display="true" table:show-details="true"/>
                <table:data-pilot-member table:name="80790" table:display="true" table:show-details="true"/>
                <table:data-pilot-member table:name="80799" table:display="true" table:show-details="true"/>
                <table:data-pilot-member table:name="80801" table:display="true" table:show-details="true"/>
                <table:data-pilot-member table:name="80802" table:display="true" table:show-details="true"/>
                <table:data-pilot-member table:name="80805" table:display="true" table:show-details="true"/>
                <table:data-pilot-member table:name="80814" table:display="true" table:show-details="true"/>
                <table:data-pilot-member table:name="80835" table:display="true" table:show-details="true"/>
                <table:data-pilot-member table:name="80847" table:display="true" table:show-details="true"/>
                <table:data-pilot-member table:name="80853" table:display="true" table:show-details="true"/>
                <table:data-pilot-member table:name="80869" table:display="true" table:show-details="true"/>
                <table:data-pilot-member table:name="80888" table:display="true" table:show-details="true"/>
                <table:data-pilot-member table:name="80891" table:display="true" table:show-details="true"/>
                <table:data-pilot-member table:name="80902" table:display="true" table:show-details="true"/>
                <table:data-pilot-member table:name="80906" table:display="true" table:show-details="true"/>
                <table:data-pilot-member table:name="80908" table:display="true" table:show-details="true"/>
                <table:data-pilot-member table:name="80910" table:display="true" table:show-details="true"/>
                <table:data-pilot-member table:name="80927" table:display="true" table:show-details="true"/>
                <table:data-pilot-member table:name="80957" table:display="true" table:show-details="true"/>
                <table:data-pilot-member table:name="80991" table:display="true" table:show-details="true"/>
                <table:data-pilot-member table:name="81006" table:display="true" table:show-details="true"/>
                <table:data-pilot-member table:name="81036" table:display="true" table:show-details="true"/>
                <table:data-pilot-member table:name="81045" table:display="true" table:show-details="true"/>
                <table:data-pilot-member table:name="81086" table:display="true" table:show-details="true"/>
                <table:data-pilot-member table:name="81093" table:display="true" table:show-details="true"/>
                <table:data-pilot-member table:name="81095" table:display="true" table:show-details="true"/>
                <table:data-pilot-member table:name="81136" table:display="true" table:show-details="true"/>
                <table:data-pilot-member table:name="81138" table:display="true" table:show-details="true"/>
                <table:data-pilot-member table:name="81139" table:display="true" table:show-details="true"/>
                <table:data-pilot-member table:name="81145" table:display="true" table:show-details="true"/>
                <table:data-pilot-member table:name="81149" table:display="true" table:show-details="true"/>
                <table:data-pilot-member table:name="81166" table:display="true" table:show-details="true"/>
                <table:data-pilot-member table:name="81184" table:display="true" table:show-details="true"/>
                <table:data-pilot-member table:name="81189" table:display="true" table:show-details="true"/>
                <table:data-pilot-member table:name="81193" table:display="true" table:show-details="true"/>
                <table:data-pilot-member table:name="81197" table:display="true" table:show-details="true"/>
                <table:data-pilot-member table:name="81219" table:display="true" table:show-details="true"/>
                <table:data-pilot-member table:name="81231" table:display="true" table:show-details="true"/>
                <table:data-pilot-member table:name="81236" table:display="true" table:show-details="true"/>
                <table:data-pilot-member table:name="81242" table:display="true" table:show-details="true"/>
                <table:data-pilot-member table:name="81269" table:display="true" table:show-details="true"/>
                <table:data-pilot-member table:name="81280" table:display="true" table:show-details="true"/>
                <table:data-pilot-member table:name="81282" table:display="true" table:show-details="true"/>
                <table:data-pilot-member table:name="81289" table:display="true" table:show-details="true"/>
                <table:data-pilot-member table:name="81328" table:display="true" table:show-details="true"/>
                <table:data-pilot-member table:name="81337" table:display="true" table:show-details="true"/>
                <table:data-pilot-member table:name="81342" table:display="true" table:show-details="true"/>
                <table:data-pilot-member table:name="81361" table:display="true" table:show-details="true"/>
                <table:data-pilot-member table:name="81364" table:display="true" table:show-details="true"/>
                <table:data-pilot-member table:name="81387" table:display="true" table:show-details="true"/>
                <table:data-pilot-member table:name="81390" table:display="true" table:show-details="true"/>
                <table:data-pilot-member table:name="81406" table:display="true" table:show-details="true"/>
                <table:data-pilot-member table:name="81412" table:display="true" table:show-details="true"/>
                <table:data-pilot-member table:name="81427" table:display="true" table:show-details="true"/>
                <table:data-pilot-member table:name="81428" table:display="true" table:show-details="true"/>
                <table:data-pilot-member table:name="81433" table:display="true" table:show-details="true"/>
                <table:data-pilot-member table:name="81443" table:display="true" table:show-details="true"/>
                <table:data-pilot-member table:name="81444" table:display="true" table:show-details="true"/>
                <table:data-pilot-member table:name="81451" table:display="true" table:show-details="true"/>
                <table:data-pilot-member table:name="81460" table:display="true" table:show-details="true"/>
                <table:data-pilot-member table:name="81466" table:display="true" table:show-details="true"/>
                <table:data-pilot-member table:name="81469" table:display="true" table:show-details="true"/>
                <table:data-pilot-member table:name="81470" table:display="true" table:show-details="true"/>
                <table:data-pilot-member table:name="81472" table:display="true" table:show-details="true"/>
                <table:data-pilot-member table:name="81487" table:display="true" table:show-details="true"/>
                <table:data-pilot-member table:name="81489" table:display="true" table:show-details="true"/>
                <table:data-pilot-member table:name="81495" table:display="true" table:show-details="true"/>
                <table:data-pilot-member table:name="81511" table:display="true" table:show-details="true"/>
                <table:data-pilot-member table:name="81517" table:display="true" table:show-details="true"/>
                <table:data-pilot-member table:name="81538" table:display="true" table:show-details="true"/>
                <table:data-pilot-member table:name="81543" table:display="true" table:show-details="true"/>
                <table:data-pilot-member table:name="81549" table:display="true" table:show-details="true"/>
                <table:data-pilot-member table:name="81553" table:display="true" table:show-details="true"/>
                <table:data-pilot-member table:name="81557" table:display="true" table:show-details="true"/>
                <table:data-pilot-member table:name="81595" table:display="true" table:show-details="true"/>
                <table:data-pilot-member table:name="81599" table:display="true" table:show-details="true"/>
                <table:data-pilot-member table:name="81624" table:display="true" table:show-details="true"/>
                <table:data-pilot-member table:name="81629" table:display="true" table:show-details="true"/>
                <table:data-pilot-member table:name="81630" table:display="true" table:show-details="true"/>
                <table:data-pilot-member table:name="81634" table:display="true" table:show-details="true"/>
                <table:data-pilot-member table:name="81672" table:display="true" table:show-details="true"/>
                <table:data-pilot-member table:name="81678" table:display="true" table:show-details="true"/>
                <table:data-pilot-member table:name="81679" table:display="true" table:show-details="true"/>
                <table:data-pilot-member table:name="81680" table:display="true" table:show-details="true"/>
                <table:data-pilot-member table:name="81695" table:display="true" table:show-details="true"/>
                <table:data-pilot-member table:name="81696" table:display="true" table:show-details="true"/>
                <table:data-pilot-member table:name="81697" table:display="true" table:show-details="true"/>
                <table:data-pilot-member table:name="81713" table:display="true" table:show-details="true"/>
                <table:data-pilot-member table:name="81714" table:display="true" table:show-details="true"/>
                <table:data-pilot-member table:name="81740" table:display="true" table:show-details="true"/>
                <table:data-pilot-member table:name="81747" table:display="true" table:show-details="true"/>
                <table:data-pilot-member table:name="81748" table:display="true" table:show-details="true"/>
                <table:data-pilot-member table:name="81750" table:display="true" table:show-details="true"/>
                <table:data-pilot-member table:name="81752" table:display="true" table:show-details="true"/>
                <table:data-pilot-member table:name="81755" table:display="true" table:show-details="true"/>
                <table:data-pilot-member table:name="81769" table:display="true" table:show-details="true"/>
                <table:data-pilot-member table:name="81776" table:display="true" table:show-details="true"/>
                <table:data-pilot-member table:name="81781" table:display="true" table:show-details="true"/>
                <table:data-pilot-member table:name="81785" table:display="true" table:show-details="true"/>
                <table:data-pilot-member table:name="81806" table:display="true" table:show-details="true"/>
                <table:data-pilot-member table:name="81810" table:display="true" table:show-details="true"/>
                <table:data-pilot-member table:name="81815" table:display="true" table:show-details="true"/>
                <table:data-pilot-member table:name="81836" table:display="true" table:show-details="true"/>
                <table:data-pilot-member table:name="81840" table:display="true" table:show-details="true"/>
                <table:data-pilot-member table:name="81844" table:display="true" table:show-details="true"/>
                <table:data-pilot-member table:name="81850" table:display="true" table:show-details="true"/>
                <table:data-pilot-member table:name="81852" table:display="true" table:show-details="true"/>
                <table:data-pilot-member table:name="81881" table:display="true" table:show-details="true"/>
                <table:data-pilot-member table:name="81887" table:display="true" table:show-details="true"/>
                <table:data-pilot-member table:name="81929" table:display="true" table:show-details="true"/>
                <table:data-pilot-member table:name="81948" table:display="true" table:show-details="true"/>
                <table:data-pilot-member table:name="81955" table:display="true" table:show-details="true"/>
                <table:data-pilot-member table:name="81961" table:display="true" table:show-details="true"/>
                <table:data-pilot-member table:name="81966" table:display="true" table:show-details="true"/>
                <table:data-pilot-member table:name="82021" table:display="true" table:show-details="true"/>
                <table:data-pilot-member table:name="82031" table:display="true" table:show-details="true"/>
                <table:data-pilot-member table:name="82032" table:display="true" table:show-details="true"/>
                <table:data-pilot-member table:name="82047" table:display="true" table:show-details="true"/>
                <table:data-pilot-member table:name="82048" table:display="true" table:show-details="true"/>
                <table:data-pilot-member table:name="82052" table:display="true" table:show-details="true"/>
                <table:data-pilot-member table:name="82056" table:display="true" table:show-details="true"/>
                <table:data-pilot-member table:name="82071" table:display="true" table:show-details="true"/>
                <table:data-pilot-member table:name="82072" table:display="true" table:show-details="true"/>
                <table:data-pilot-member table:name="82083" table:display="true" table:show-details="true"/>
                <table:data-pilot-member table:name="82096" table:display="true" table:show-details="true"/>
                <table:data-pilot-member table:name="82102" table:display="true" table:show-details="true"/>
                <table:data-pilot-member table:name="82117" table:display="true" table:show-details="true"/>
                <table:data-pilot-member table:name="82120" table:display="true" table:show-details="true"/>
                <table:data-pilot-member table:name="82125" table:display="true" table:show-details="true"/>
                <table:data-pilot-member table:name="82143" table:display="true" table:show-details="true"/>
                <table:data-pilot-member table:name="82151" table:display="true" table:show-details="true"/>
                <table:data-pilot-member table:name="82155" table:display="true" table:show-details="true"/>
                <table:data-pilot-member table:name="82159" table:display="true" table:show-details="true"/>
                <table:data-pilot-member table:name="82161" table:display="true" table:show-details="true"/>
                <table:data-pilot-member table:name="82166" table:display="true" table:show-details="true"/>
                <table:data-pilot-member table:name="82193" table:display="true" table:show-details="true"/>
                <table:data-pilot-member table:name="82197" table:display="true" table:show-details="true"/>
                <table:data-pilot-member table:name="82203" table:display="true" table:show-details="true"/>
                <table:data-pilot-member table:name="82207" table:display="true" table:show-details="true"/>
                <table:data-pilot-member table:name="82208" table:display="true" table:show-details="true"/>
                <table:data-pilot-member table:name="82216" table:display="true" table:show-details="true"/>
                <table:data-pilot-member table:name="82230" table:display="true" table:show-details="true"/>
                <table:data-pilot-member table:name="82260" table:display="true" table:show-details="true"/>
                <table:data-pilot-member table:name="82285" table:display="true" table:show-details="true"/>
                <table:data-pilot-member table:name="82304" table:display="true" table:show-details="true"/>
                <table:data-pilot-member table:name="82312" table:display="true" table:show-details="true"/>
                <table:data-pilot-member table:name="82324" table:display="true" table:show-details="true"/>
                <table:data-pilot-member table:name="82332" table:display="true" table:show-details="true"/>
                <table:data-pilot-member table:name="82346" table:display="true" table:show-details="true"/>
                <table:data-pilot-member table:name="82364" table:display="true" table:show-details="true"/>
                <table:data-pilot-member table:name="82388" table:display="true" table:show-details="true"/>
                <table:data-pilot-member table:name="82389" table:display="true" table:show-details="true"/>
                <table:data-pilot-member table:name="82399" table:display="true" table:show-details="true"/>
                <table:data-pilot-member table:name="82404" table:display="true" table:show-details="true"/>
                <table:data-pilot-member table:name="82408" table:display="true" table:show-details="true"/>
                <table:data-pilot-member table:name="82410" table:display="true" table:show-details="true"/>
                <table:data-pilot-member table:name="82417" table:display="true" table:show-details="true"/>
                <table:data-pilot-member table:name="82425" table:display="true" table:show-details="true"/>
                <table:data-pilot-member table:name="82431" table:display="true" table:show-details="true"/>
                <table:data-pilot-member table:name="82432" table:display="true" table:show-details="true"/>
                <table:data-pilot-member table:name="82451" table:display="true" table:show-details="true"/>
                <table:data-pilot-member table:name="82459" table:display="true" table:show-details="true"/>
                <table:data-pilot-member table:name="82478" table:display="true" table:show-details="true"/>
                <table:data-pilot-member table:name="82484" table:display="true" table:show-details="true"/>
                <table:data-pilot-member table:name="82487" table:display="true" table:show-details="true"/>
                <table:data-pilot-member table:name="82508" table:display="true" table:show-details="true"/>
                <table:data-pilot-member table:name="82512" table:display="true" table:show-details="true"/>
                <table:data-pilot-member table:name="82516" table:display="true" table:show-details="true"/>
                <table:data-pilot-member table:name="82528" table:display="true" table:show-details="true"/>
                <table:data-pilot-member table:name="82594" table:display="true" table:show-details="true"/>
                <table:data-pilot-member table:name="82617" table:display="true" table:show-details="true"/>
                <table:data-pilot-member table:name="82627" table:display="true" table:show-details="true"/>
                <table:data-pilot-member table:name="82639" table:display="true" table:show-details="true"/>
                <table:data-pilot-member table:name="82654" table:display="true" table:show-details="true"/>
                <table:data-pilot-member table:name="82657" table:display="true" table:show-details="true"/>
                <table:data-pilot-member table:name="82662" table:display="true" table:show-details="true"/>
                <table:data-pilot-member table:name="82666" table:display="true" table:show-details="true"/>
                <table:data-pilot-member table:name="82677" table:display="true" table:show-details="true"/>
                <table:data-pilot-member table:name="82679" table:display="true" table:show-details="true"/>
                <table:data-pilot-member table:name="82681" table:display="true" table:show-details="true"/>
                <table:data-pilot-member table:name="82682" table:display="true" table:show-details="true"/>
                <table:data-pilot-member table:name="82714" table:display="true" table:show-details="true"/>
                <table:data-pilot-member table:name="82716" table:display="true" table:show-details="true"/>
                <table:data-pilot-member table:name="82725" table:display="true" table:show-details="true"/>
                <table:data-pilot-member table:name="82728" table:display="true" table:show-details="true"/>
                <table:data-pilot-member table:name="82753" table:display="true" table:show-details="true"/>
                <table:data-pilot-member table:name="82767" table:display="true" table:show-details="true"/>
                <table:data-pilot-member table:name="82780" table:display="true" table:show-details="true"/>
                <table:data-pilot-member table:name="82786" table:display="true" table:show-details="true"/>
                <table:data-pilot-member table:name="82797" table:display="true" table:show-details="true"/>
                <table:data-pilot-member table:name="82798" table:display="true" table:show-details="true"/>
                <table:data-pilot-member table:name="82805" table:display="true" table:show-details="true"/>
                <table:data-pilot-member table:name="82808" table:display="true" table:show-details="true"/>
                <table:data-pilot-member table:name="82817" table:display="true" table:show-details="true"/>
                <table:data-pilot-member table:name="82830" table:display="true" table:show-details="true"/>
                <table:data-pilot-member table:name="82836" table:display="true" table:show-details="true"/>
                <table:data-pilot-member table:name="82902" table:display="true" table:show-details="true"/>
                <table:data-pilot-member table:name="82910" table:display="true" table:show-details="true"/>
                <table:data-pilot-member table:name="82920" table:display="true" table:show-details="true"/>
                <table:data-pilot-member table:name="82921" table:display="true" table:show-details="true"/>
                <table:data-pilot-member table:name="82950" table:display="true" table:show-details="true"/>
                <table:data-pilot-member table:name="82975" table:display="true" table:show-details="true"/>
                <table:data-pilot-member table:name="82990" table:display="true" table:show-details="true"/>
                <table:data-pilot-member table:name="83002" table:display="true" table:show-details="true"/>
                <table:data-pilot-member table:name="83003" table:display="true" table:show-details="true"/>
                <table:data-pilot-member table:name="83011" table:display="true" table:show-details="true"/>
                <table:data-pilot-member table:name="83017" table:display="true" table:show-details="true"/>
                <table:data-pilot-member table:name="83036" table:display="true" table:show-details="true"/>
                <table:data-pilot-member table:name="83043" table:display="true" table:show-details="true"/>
                <table:data-pilot-member table:name="83050" table:display="true" table:show-details="true"/>
                <table:data-pilot-member table:name="83066" table:display="true" table:show-details="true"/>
                <table:data-pilot-member table:name="83070" table:display="true" table:show-details="true"/>
                <table:data-pilot-member table:name="83085" table:display="true" table:show-details="true"/>
                <table:data-pilot-member table:name="83099" table:display="true" table:show-details="true"/>
                <table:data-pilot-member table:name="83104" table:display="true" table:show-details="true"/>
                <table:data-pilot-member table:name="83116" table:display="true" table:show-details="true"/>
                <table:data-pilot-member table:name="83120" table:display="true" table:show-details="true"/>
                <table:data-pilot-member table:name="83145" table:display="true" table:show-details="true"/>
                <table:data-pilot-member table:name="83153" table:display="true" table:show-details="true"/>
                <table:data-pilot-member table:name="83154" table:display="true" table:show-details="true"/>
                <table:data-pilot-member table:name="83166" table:display="true" table:show-details="true"/>
                <table:data-pilot-member table:name="83177" table:display="true" table:show-details="true"/>
                <table:data-pilot-member table:name="83203" table:display="true" table:show-details="true"/>
                <table:data-pilot-member table:name="83214" table:display="true" table:show-details="true"/>
                <table:data-pilot-member table:name="83224" table:display="true" table:show-details="true"/>
                <table:data-pilot-member table:name="83228" table:display="true" table:show-details="true"/>
                <table:data-pilot-member table:name="83230" table:display="true" table:show-details="true"/>
                <table:data-pilot-member table:name="83250" table:display="true" table:show-details="true"/>
                <table:data-pilot-member table:name="83251" table:display="true" table:show-details="true"/>
                <table:data-pilot-member table:name="83269" table:display="true" table:show-details="true"/>
                <table:data-pilot-member table:name="83274" table:display="true" table:show-details="true"/>
                <table:data-pilot-member table:name="83278" table:display="true" table:show-details="true"/>
                <table:data-pilot-member table:name="83356" table:display="true" table:show-details="true"/>
                <table:data-pilot-member table:name="83365" table:display="true" table:show-details="true"/>
                <table:data-pilot-member table:name="83373" table:display="true" table:show-details="true"/>
                <table:data-pilot-member table:name="83390" table:display="true" table:show-details="true"/>
                <table:data-pilot-member table:name="83395" table:display="true" table:show-details="true"/>
                <table:data-pilot-member table:name="83407" table:display="true" table:show-details="true"/>
                <table:data-pilot-member table:name="83416" table:display="true" table:show-details="true"/>
                <table:data-pilot-member table:name="83438" table:display="true" table:show-details="true"/>
                <table:data-pilot-member table:name="83457" table:display="true" table:show-details="true"/>
                <table:data-pilot-member table:name="83488" table:display="true" table:show-details="true"/>
                <table:data-pilot-member table:name="83494" table:display="true" table:show-details="true"/>
                <table:data-pilot-member table:name="83503" table:display="true" table:show-details="true"/>
                <table:data-pilot-member table:name="83526" table:display="true" table:show-details="true"/>
                <table:data-pilot-member table:name="83579" table:display="true" table:show-details="true"/>
                <table:data-pilot-member table:name="83580" table:display="true" table:show-details="true"/>
                <table:data-pilot-member table:name="83600" table:display="true" table:show-details="true"/>
                <table:data-pilot-member table:name="83613" table:display="true" table:show-details="true"/>
                <table:data-pilot-member table:name="83617" table:display="true" table:show-details="true"/>
                <table:data-pilot-member table:name="83639" table:display="true" table:show-details="true"/>
                <table:data-pilot-member table:name="83660" table:display="true" table:show-details="true"/>
                <table:data-pilot-member table:name="83669" table:display="true" table:show-details="true"/>
                <table:data-pilot-member table:name="83683" table:display="true" table:show-details="true"/>
                <table:data-pilot-member table:name="83689" table:display="true" table:show-details="true"/>
                <table:data-pilot-member table:name="83695" table:display="true" table:show-details="true"/>
                <table:data-pilot-member table:name="83696" table:display="true" table:show-details="true"/>
                <table:data-pilot-member table:name="83699" table:display="true" table:show-details="true"/>
                <table:data-pilot-member table:name="83707" table:display="true" table:show-details="true"/>
                <table:data-pilot-member table:name="83713" table:display="true" table:show-details="true"/>
                <table:data-pilot-member table:name="83722" table:display="true" table:show-details="true"/>
                <table:data-pilot-member table:name="83726" table:display="true" table:show-details="true"/>
                <table:data-pilot-member table:name="83759" table:display="true" table:show-details="true"/>
                <table:data-pilot-member table:name="83788" table:display="true" table:show-details="true"/>
                <table:data-pilot-member table:name="83792" table:display="true" table:show-details="true"/>
                <table:data-pilot-member table:name="83797" table:display="true" table:show-details="true"/>
                <table:data-pilot-member table:name="83801" table:display="true" table:show-details="true"/>
                <table:data-pilot-member table:name="83811" table:display="true" table:show-details="true"/>
                <table:data-pilot-member table:name="83816" table:display="true" table:show-details="true"/>
                <table:data-pilot-member table:name="83817" table:display="true" table:show-details="true"/>
                <table:data-pilot-member table:name="83910" table:display="true" table:show-details="true"/>
                <table:data-pilot-member table:name="83914" table:display="true" table:show-details="true"/>
                <table:data-pilot-member table:name="83915" table:display="true" table:show-details="true"/>
                <table:data-pilot-member table:name="83921" table:display="true" table:show-details="true"/>
                <table:data-pilot-member table:name="83932" table:display="true" table:show-details="true"/>
                <table:data-pilot-member table:name="83941" table:display="true" table:show-details="true"/>
                <table:data-pilot-member table:name="83980" table:display="true" table:show-details="true"/>
                <table:data-pilot-member table:name="83981" table:display="true" table:show-details="true"/>
                <table:data-pilot-member table:name="83987" table:display="true" table:show-details="true"/>
                <table:data-pilot-member table:name="83991" table:display="true" table:show-details="true"/>
                <table:data-pilot-member table:name="84002" table:display="true" table:show-details="true"/>
                <table:data-pilot-member table:name="84012" table:display="true" table:show-details="true"/>
                <table:data-pilot-member table:name="84017" table:display="true" table:show-details="true"/>
                <table:data-pilot-member table:name="84032" table:display="true" table:show-details="true"/>
                <table:data-pilot-member table:name="84054" table:display="true" table:show-details="true"/>
                <table:data-pilot-member table:name="84056" table:display="true" table:show-details="true"/>
                <table:data-pilot-member table:name="84073" table:display="true" table:show-details="true"/>
                <table:data-pilot-member table:name="84079" table:display="true" table:show-details="true"/>
                <table:data-pilot-member table:name="84112" table:display="true" table:show-details="true"/>
                <table:data-pilot-member table:name="84127" table:display="true" table:show-details="true"/>
                <table:data-pilot-member table:name="84149" table:display="true" table:show-details="true"/>
                <table:data-pilot-member table:name="84170" table:display="true" table:show-details="true"/>
                <table:data-pilot-member table:name="84182" table:display="true" table:show-details="true"/>
                <table:data-pilot-member table:name="84183" table:display="true" table:show-details="true"/>
                <table:data-pilot-member table:name="84202" table:display="true" table:show-details="true"/>
                <table:data-pilot-member table:name="84208" table:display="true" table:show-details="true"/>
                <table:data-pilot-member table:name="84237" table:display="true" table:show-details="true"/>
                <table:data-pilot-member table:name="84261" table:display="true" table:show-details="true"/>
                <table:data-pilot-member table:name="84292" table:display="true" table:show-details="true"/>
                <table:data-pilot-member table:name="84300" table:display="true" table:show-details="true"/>
                <table:data-pilot-member table:name="84305" table:display="true" table:show-details="true"/>
                <table:data-pilot-member table:name="84312" table:display="true" table:show-details="true"/>
                <table:data-pilot-member table:name="84320" table:display="true" table:show-details="true"/>
                <table:data-pilot-member table:name="84324" table:display="true" table:show-details="true"/>
                <table:data-pilot-member table:name="84347" table:display="true" table:show-details="true"/>
                <table:data-pilot-member table:name="84356" table:display="true" table:show-details="true"/>
                <table:data-pilot-member table:name="84369" table:display="true" table:show-details="true"/>
                <table:data-pilot-member table:name="84373" table:display="true" table:show-details="true"/>
                <table:data-pilot-member table:name="84377" table:display="true" table:show-details="true"/>
                <table:data-pilot-member table:name="84394" table:display="true" table:show-details="true"/>
                <table:data-pilot-member table:name="84398" table:display="true" table:show-details="true"/>
                <table:data-pilot-member table:name="84412" table:display="true" table:show-details="true"/>
                <table:data-pilot-member table:name="84423" table:display="true" table:show-details="true"/>
                <table:data-pilot-member table:name="84425" table:display="true" table:show-details="true"/>
                <table:data-pilot-member table:name="84445" table:display="true" table:show-details="true"/>
                <table:data-pilot-member table:name="84450" table:display="true" table:show-details="true"/>
                <table:data-pilot-member table:name="84453" table:display="true" table:show-details="true"/>
                <table:data-pilot-member table:name="84465" table:display="true" table:show-details="true"/>
                <table:data-pilot-member table:name="84479" table:display="true" table:show-details="true"/>
                <table:data-pilot-member table:name="84480" table:display="true" table:show-details="true"/>
                <table:data-pilot-member table:name="84492" table:display="true" table:show-details="true"/>
                <table:data-pilot-member table:name="84506" table:display="true" table:show-details="true"/>
                <table:data-pilot-member table:name="84519" table:display="true" table:show-details="true"/>
                <table:data-pilot-member table:name="84522" table:display="true" table:show-details="true"/>
                <table:data-pilot-member table:name="84558" table:display="true" table:show-details="true"/>
                <table:data-pilot-member table:name="84559" table:display="true" table:show-details="true"/>
                <table:data-pilot-member table:name="84589" table:display="true" table:show-details="true"/>
                <table:data-pilot-member table:name="84600" table:display="true" table:show-details="true"/>
                <table:data-pilot-member table:name="84608" table:display="true" table:show-details="true"/>
                <table:data-pilot-member table:name="84649" table:display="true" table:show-details="true"/>
                <table:data-pilot-member table:name="84666" table:display="true" table:show-details="true"/>
                <table:data-pilot-member table:name="84676" table:display="true" table:show-details="true"/>
                <table:data-pilot-member table:name="84680" table:display="true" table:show-details="true"/>
                <table:data-pilot-member table:name="84684" table:display="true" table:show-details="true"/>
                <table:data-pilot-member table:name="84699" table:display="true" table:show-details="true"/>
                <table:data-pilot-member table:name="84719" table:display="true" table:show-details="true"/>
                <table:data-pilot-member table:name="84727" table:display="true" table:show-details="true"/>
                <table:data-pilot-member table:name="84730" table:display="true" table:show-details="true"/>
                <table:data-pilot-member table:name="84748" table:display="true" table:show-details="true"/>
                <table:data-pilot-member table:name="84793" table:display="true" table:show-details="true"/>
                <table:data-pilot-member table:name="84794" table:display="true" table:show-details="true"/>
                <table:data-pilot-member table:name="84810" table:display="true" table:show-details="true"/>
                <table:data-pilot-member table:name="84833" table:display="true" table:show-details="true"/>
                <table:data-pilot-member table:name="84852" table:display="true" table:show-details="true"/>
                <table:data-pilot-member table:name="84859" table:display="true" table:show-details="true"/>
                <table:data-pilot-member table:name="84863" table:display="true" table:show-details="true"/>
                <table:data-pilot-member table:name="84932" table:display="true" table:show-details="true"/>
                <table:data-pilot-member table:name="84954" table:display="true" table:show-details="true"/>
                <table:data-pilot-member table:name="84961" table:display="true" table:show-details="true"/>
                <table:data-pilot-member table:name="84977" table:display="true" table:show-details="true"/>
                <table:data-pilot-member table:name="85015" table:display="true" table:show-details="true"/>
                <table:data-pilot-member table:name="85024" table:display="true" table:show-details="true"/>
                <table:data-pilot-member table:name="85051" table:display="true" table:show-details="true"/>
                <table:data-pilot-member table:name="85057" table:display="true" table:show-details="true"/>
                <table:data-pilot-member table:name="85059" table:display="true" table:show-details="true"/>
                <table:data-pilot-member table:name="85113" table:display="true" table:show-details="true"/>
                <table:data-pilot-member table:name="85222" table:display="true" table:show-details="true"/>
                <table:data-pilot-member table:name="85224" table:display="true" table:show-details="true"/>
                <table:data-pilot-member table:name="85281" table:display="true" table:show-details="true"/>
                <table:data-pilot-member table:name="85302" table:display="true" table:show-details="true"/>
                <table:data-pilot-member table:name="85389" table:display="true" table:show-details="true"/>
                <table:data-pilot-member table:name="85426" table:display="true" table:show-details="true"/>
                <table:data-pilot-member table:name="85483" table:display="true" table:show-details="true"/>
                <table:data-pilot-member table:name="85492" table:display="true" table:show-details="true"/>
                <table:data-pilot-member table:name="85569" table:display="true" table:show-details="true"/>
                <table:data-pilot-member table:name="85592" table:display="true" table:show-details="true"/>
                <table:data-pilot-member table:name="85634" table:display="true" table:show-details="true"/>
                <table:data-pilot-member table:name="85666" table:display="true" table:show-details="true"/>
                <table:data-pilot-member table:name="85673" table:display="true" table:show-details="true"/>
                <table:data-pilot-member table:name="85706" table:display="true" table:show-details="true"/>
                <table:data-pilot-member table:name="85729" table:display="true" table:show-details="true"/>
                <table:data-pilot-member table:name="85795" table:display="true" table:show-details="true"/>
                <table:data-pilot-member table:name="85800" table:display="true" table:show-details="true"/>
                <table:data-pilot-member table:name="8604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równania" tableooo:display-name="Średnia – porównania-3-elementy" table:orientation="data" table:used-hierarchy="0" table:function="average">
            <table:data-pilot-level table:show-empty="false" calcext:repeat-item-labels="false">
              <table:data-pilot-members>
                <table:data-pilot-member table:name="283" table:display="true" table:show-details="true"/>
                <table:data-pilot-member table:name="388" table:display="true" table:show-details="true"/>
                <table:data-pilot-member table:name="392" table:display="true" table:show-details="true"/>
                <table:data-pilot-member table:name="417" table:display="true" table:show-details="true"/>
                <table:data-pilot-member table:name="419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42" table:display="true" table:show-details="true"/>
                <table:data-pilot-member table:name="470" table:display="true" table:show-details="true"/>
                <table:data-pilot-member table:name="477" table:display="true" table:show-details="true"/>
                <table:data-pilot-member table:name="540" table:display="true" table:show-details="true"/>
                <table:data-pilot-member table:name="561" table:display="true" table:show-details="true"/>
                <table:data-pilot-member table:name="562" table:display="true" table:show-details="true"/>
                <table:data-pilot-member table:name="565" table:display="true" table:show-details="true"/>
                <table:data-pilot-member table:name="570" table:display="true" table:show-details="true"/>
                <table:data-pilot-member table:name="572" table:display="true" table:show-details="true"/>
                <table:data-pilot-member table:name="578" table:display="true" table:show-details="true"/>
                <table:data-pilot-member table:name="587" table:display="true" table:show-details="true"/>
                <table:data-pilot-member table:name="607" table:display="true" table:show-details="true"/>
                <table:data-pilot-member table:name="613" table:display="true" table:show-details="true"/>
                <table:data-pilot-member table:name="636" table:display="true" table:show-details="true"/>
                <table:data-pilot-member table:name="638" table:display="true" table:show-details="true"/>
                <table:data-pilot-member table:name="640" table:display="true" table:show-details="true"/>
                <table:data-pilot-member table:name="642" table:display="true" table:show-details="true"/>
                <table:data-pilot-member table:name="667" table:display="true" table:show-details="true"/>
                <table:data-pilot-member table:name="668" table:display="true" table:show-details="true"/>
                <table:data-pilot-member table:name="675" table:display="true" table:show-details="true"/>
                <table:data-pilot-member table:name="676" table:display="true" table:show-details="true"/>
                <table:data-pilot-member table:name="678" table:display="true" table:show-details="true"/>
                <table:data-pilot-member table:name="683" table:display="true" table:show-details="true"/>
                <table:data-pilot-member table:name="685" table:display="true" table:show-details="true"/>
                <table:data-pilot-member table:name="693" table:display="true" table:show-details="true"/>
                <table:data-pilot-member table:name="694" table:display="true" table:show-details="true"/>
                <table:data-pilot-member table:name="698" table:display="true" table:show-details="true"/>
                <table:data-pilot-member table:name="702" table:display="true" table:show-details="true"/>
                <table:data-pilot-member table:name="705" table:display="true" table:show-details="true"/>
                <table:data-pilot-member table:name="707" table:display="true" table:show-details="true"/>
                <table:data-pilot-member table:name="708" table:display="true" table:show-details="true"/>
                <table:data-pilot-member table:name="712" table:display="true" table:show-details="true"/>
                <table:data-pilot-member table:name="715" table:display="true" table:show-details="true"/>
                <table:data-pilot-member table:name="719" table:display="true" table:show-details="true"/>
                <table:data-pilot-member table:name="720" table:display="true" table:show-details="true"/>
                <table:data-pilot-member table:name="722" table:display="true" table:show-details="true"/>
                <table:data-pilot-member table:name="732" table:display="true" table:show-details="true"/>
                <table:data-pilot-member table:name="736" table:display="true" table:show-details="true"/>
                <table:data-pilot-member table:name="739" table:display="true" table:show-details="true"/>
                <table:data-pilot-member table:name="740" table:display="true" table:show-details="true"/>
                <table:data-pilot-member table:name="741" table:display="true" table:show-details="true"/>
                <table:data-pilot-member table:name="745" table:display="true" table:show-details="true"/>
                <table:data-pilot-member table:name="749" table:display="true" table:show-details="true"/>
                <table:data-pilot-member table:name="751" table:display="true" table:show-details="true"/>
                <table:data-pilot-member table:name="754" table:display="true" table:show-details="true"/>
                <table:data-pilot-member table:name="757" table:display="true" table:show-details="true"/>
                <table:data-pilot-member table:name="759" table:display="true" table:show-details="true"/>
                <table:data-pilot-member table:name="761" table:display="true" table:show-details="true"/>
                <table:data-pilot-member table:name="765" table:display="true" table:show-details="true"/>
                <table:data-pilot-member table:name="769" table:display="true" table:show-details="true"/>
                <table:data-pilot-member table:name="770" table:display="true" table:show-details="true"/>
                <table:data-pilot-member table:name="772" table:display="true" table:show-details="true"/>
                <table:data-pilot-member table:name="773" table:display="true" table:show-details="true"/>
                <table:data-pilot-member table:name="774" table:display="true" table:show-details="true"/>
                <table:data-pilot-member table:name="775" table:display="true" table:show-details="true"/>
                <table:data-pilot-member table:name="779" table:display="true" table:show-details="true"/>
                <table:data-pilot-member table:name="786" table:display="true" table:show-details="true"/>
                <table:data-pilot-member table:name="789" table:display="true" table:show-details="true"/>
                <table:data-pilot-member table:name="790" table:display="true" table:show-details="true"/>
                <table:data-pilot-member table:name="792" table:display="true" table:show-details="true"/>
                <table:data-pilot-member table:name="795" table:display="true" table:show-details="true"/>
                <table:data-pilot-member table:name="798" table:display="true" table:show-details="true"/>
                <table:data-pilot-member table:name="800" table:display="true" table:show-details="true"/>
                <table:data-pilot-member table:name="802" table:display="true" table:show-details="true"/>
                <table:data-pilot-member table:name="804" table:display="true" table:show-details="true"/>
                <table:data-pilot-member table:name="810" table:display="true" table:show-details="true"/>
                <table:data-pilot-member table:name="811" table:display="true" table:show-details="true"/>
                <table:data-pilot-member table:name="827" table:display="true" table:show-details="true"/>
                <table:data-pilot-member table:name="831" table:display="true" table:show-details="true"/>
                <table:data-pilot-member table:name="833" table:display="true" table:show-details="true"/>
                <table:data-pilot-member table:name="834" table:display="true" table:show-details="true"/>
                <table:data-pilot-member table:name="837" table:display="true" table:show-details="true"/>
                <table:data-pilot-member table:name="848" table:display="true" table:show-details="true"/>
                <table:data-pilot-member table:name="855" table:display="true" table:show-details="true"/>
                <table:data-pilot-member table:name="856" table:display="true" table:show-details="true"/>
                <table:data-pilot-member table:name="860" table:display="true" table:show-details="true"/>
                <table:data-pilot-member table:name="863" table:display="true" table:show-details="true"/>
                <table:data-pilot-member table:name="869" table:display="true" table:show-details="true"/>
                <table:data-pilot-member table:name="879" table:display="true" table:show-details="true"/>
                <table:data-pilot-member table:name="884" table:display="true" table:show-details="true"/>
                <table:data-pilot-member table:name="885" table:display="true" table:show-details="true"/>
                <table:data-pilot-member table:name="886" table:display="true" table:show-details="true"/>
                <table:data-pilot-member table:name="894" table:display="true" table:show-details="true"/>
                <table:data-pilot-member table:name="903" table:display="true" table:show-details="true"/>
                <table:data-pilot-member table:name="922" table:display="true" table:show-details="true"/>
                <table:data-pilot-member table:name="934" table:display="true" table:show-details="true"/>
                <table:data-pilot-member table:name="1221" table:display="true" table:show-details="true"/>
                <table:data-pilot-member table:name="1231" table:display="true" table:show-details="true"/>
                <table:data-pilot-member table:name="1258" table:display="true" table:show-details="true"/>
                <table:data-pilot-member table:name="1265" table:display="true" table:show-details="true"/>
                <table:data-pilot-member table:name="1266" table:display="true" table:show-details="true"/>
                <table:data-pilot-member table:name="1273" table:display="true" table:show-details="true"/>
                <table:data-pilot-member table:name="1302" table:display="true" table:show-details="true"/>
                <table:data-pilot-member table:name="1316" table:display="true" table:show-details="true"/>
                <table:data-pilot-member table:name="1317" table:display="true" table:show-details="true"/>
                <table:data-pilot-member table:name="1322" table:display="true" table:show-details="true"/>
                <table:data-pilot-member table:name="1359" table:display="true" table:show-details="true"/>
                <table:data-pilot-member table:name="1360" table:display="true" table:show-details="true"/>
                <table:data-pilot-member table:name="1362" table:display="true" table:show-details="true"/>
                <table:data-pilot-member table:name="1366" table:display="true" table:show-details="true"/>
                <table:data-pilot-member table:name="1371" table:display="true" table:show-details="true"/>
                <table:data-pilot-member table:name="1398" table:display="true" table:show-details="true"/>
                <table:data-pilot-member table:name="1400" table:display="true" table:show-details="true"/>
                <table:data-pilot-member table:name="1409" table:display="true" table:show-details="true"/>
                <table:data-pilot-member table:name="1411" table:display="true" table:show-details="true"/>
                <table:data-pilot-member table:name="1423" table:display="true" table:show-details="true"/>
                <table:data-pilot-member table:name="1424" table:display="true" table:show-details="true"/>
                <table:data-pilot-member table:name="1441" table:display="true" table:show-details="true"/>
                <table:data-pilot-member table:name="1444" table:display="true" table:show-details="true"/>
                <table:data-pilot-member table:name="1450" table:display="true" table:show-details="true"/>
                <table:data-pilot-member table:name="1461" table:display="true" table:show-details="true"/>
                <table:data-pilot-member table:name="1469" table:display="true" table:show-details="true"/>
                <table:data-pilot-member table:name="1471" table:display="true" table:show-details="true"/>
                <table:data-pilot-member table:name="1475" table:display="true" table:show-details="true"/>
                <table:data-pilot-member table:name="1490" table:display="true" table:show-details="true"/>
                <table:data-pilot-member table:name="1493" table:display="true" table:show-details="true"/>
                <table:data-pilot-member table:name="1499" table:display="true" table:show-details="true"/>
                <table:data-pilot-member table:name="1503" table:display="true" table:show-details="true"/>
                <table:data-pilot-member table:name="1505" table:display="true" table:show-details="true"/>
                <table:data-pilot-member table:name="1508" table:display="true" table:show-details="true"/>
                <table:data-pilot-member table:name="1515" table:display="true" table:show-details="true"/>
                <table:data-pilot-member table:name="1530" table:display="true" table:show-details="true"/>
                <table:data-pilot-member table:name="1531" table:display="true" table:show-details="true"/>
                <table:data-pilot-member table:name="1532" table:display="true" table:show-details="true"/>
                <table:data-pilot-member table:name="1544" table:display="true" table:show-details="true"/>
                <table:data-pilot-member table:name="1545" table:display="true" table:show-details="true"/>
                <table:data-pilot-member table:name="1554" table:display="true" table:show-details="true"/>
                <table:data-pilot-member table:name="1556" table:display="true" table:show-details="true"/>
                <table:data-pilot-member table:name="1558" table:display="true" table:show-details="true"/>
                <table:data-pilot-member table:name="1562" table:display="true" table:show-details="true"/>
                <table:data-pilot-member table:name="1563" table:display="true" table:show-details="true"/>
                <table:data-pilot-member table:name="1570" table:display="true" table:show-details="true"/>
                <table:data-pilot-member table:name="1571" table:display="true" table:show-details="true"/>
                <table:data-pilot-member table:name="1573" table:display="true" table:show-details="true"/>
                <table:data-pilot-member table:name="1581" table:display="true" table:show-details="true"/>
                <table:data-pilot-member table:name="1583" table:display="true" table:show-details="true"/>
                <table:data-pilot-member table:name="1587" table:display="true" table:show-details="true"/>
                <table:data-pilot-member table:name="1593" table:display="true" table:show-details="true"/>
                <table:data-pilot-member table:name="1596" table:display="true" table:show-details="true"/>
                <table:data-pilot-member table:name="1597" table:display="true" table:show-details="true"/>
                <table:data-pilot-member table:name="1598" table:display="true" table:show-details="true"/>
                <table:data-pilot-member table:name="1608" table:display="true" table:show-details="true"/>
                <table:data-pilot-member table:name="1611" table:display="true" table:show-details="true"/>
                <table:data-pilot-member table:name="1612" table:display="true" table:show-details="true"/>
                <table:data-pilot-member table:name="1613" table:display="true" table:show-details="true"/>
                <table:data-pilot-member table:name="1615" table:display="true" table:show-details="true"/>
                <table:data-pilot-member table:name="1621" table:display="true" table:show-details="true"/>
                <table:data-pilot-member table:name="1622" table:display="true" table:show-details="true"/>
                <table:data-pilot-member table:name="1623" table:display="true" table:show-details="true"/>
                <table:data-pilot-member table:name="1627" table:display="true" table:show-details="true"/>
                <table:data-pilot-member table:name="1633" table:display="true" table:show-details="true"/>
                <table:data-pilot-member table:name="1646" table:display="true" table:show-details="true"/>
                <table:data-pilot-member table:name="1650" table:display="true" table:show-details="true"/>
                <table:data-pilot-member table:name="1651" table:display="true" table:show-details="true"/>
                <table:data-pilot-member table:name="1656" table:display="true" table:show-details="true"/>
                <table:data-pilot-member table:name="1657" table:display="true" table:show-details="true"/>
                <table:data-pilot-member table:name="1660" table:display="true" table:show-details="true"/>
                <table:data-pilot-member table:name="1661" table:display="true" table:show-details="true"/>
                <table:data-pilot-member table:name="1669" table:display="true" table:show-details="true"/>
                <table:data-pilot-member table:name="1672" table:display="true" table:show-details="true"/>
                <table:data-pilot-member table:name="1678" table:display="true" table:show-details="true"/>
                <table:data-pilot-member table:name="1681" table:display="true" table:show-details="true"/>
                <table:data-pilot-member table:name="1687" table:display="true" table:show-details="true"/>
                <table:data-pilot-member table:name="1688" table:display="true" table:show-details="true"/>
                <table:data-pilot-member table:name="1699" table:display="true" table:show-details="true"/>
                <table:data-pilot-member table:name="1702" table:display="true" table:show-details="true"/>
                <table:data-pilot-member table:name="1706" table:display="true" table:show-details="true"/>
                <table:data-pilot-member table:name="1707" table:display="true" table:show-details="true"/>
                <table:data-pilot-member table:name="1709" table:display="true" table:show-details="true"/>
                <table:data-pilot-member table:name="1725" table:display="true" table:show-details="true"/>
                <table:data-pilot-member table:name="1729" table:display="true" table:show-details="true"/>
                <table:data-pilot-member table:name="1750" table:display="true" table:show-details="true"/>
                <table:data-pilot-member table:name="1753" table:display="true" table:show-details="true"/>
                <table:data-pilot-member table:name="1764" table:display="true" table:show-details="true"/>
                <table:data-pilot-member table:name="1775" table:display="true" table:show-details="true"/>
                <table:data-pilot-member table:name="1776" table:display="true" table:show-details="true"/>
                <table:data-pilot-member table:name="1778" table:display="true" table:show-details="true"/>
                <table:data-pilot-member table:name="1790" table:display="true" table:show-details="true"/>
                <table:data-pilot-member table:name="1793" table:display="true" table:show-details="true"/>
                <table:data-pilot-member table:name="1833" table:display="true" table:show-details="true"/>
                <table:data-pilot-member table:name="1849" table:display="true" table:show-details="true"/>
                <table:data-pilot-member table:name="1853" table:display="true" table:show-details="true"/>
                <table:data-pilot-member table:name="1936" table:display="true" table:show-details="true"/>
                <table:data-pilot-member table:name="2037" table:display="true" table:show-details="true"/>
                <table:data-pilot-member table:name="2038" table:display="true" table:show-details="true"/>
                <table:data-pilot-member table:name="2071" table:display="true" table:show-details="true"/>
                <table:data-pilot-member table:name="2085" table:display="true" table:show-details="true"/>
                <table:data-pilot-member table:name="2107" table:display="true" table:show-details="true"/>
                <table:data-pilot-member table:name="2123" table:display="true" table:show-details="true"/>
                <table:data-pilot-member table:name="2135" table:display="true" table:show-details="true"/>
                <table:data-pilot-member table:name="2141" table:display="true" table:show-details="true"/>
                <table:data-pilot-member table:name="2171" table:display="true" table:show-details="true"/>
                <table:data-pilot-member table:name="2207" table:display="true" table:show-details="true"/>
                <table:data-pilot-member table:name="2217" table:display="true" table:show-details="true"/>
                <table:data-pilot-member table:name="2244" table:display="true" table:show-details="true"/>
                <table:data-pilot-member table:name="2252" table:display="true" table:show-details="true"/>
                <table:data-pilot-member table:name="2270" table:display="true" table:show-details="true"/>
                <table:data-pilot-member table:name="2273" table:display="true" table:show-details="true"/>
                <table:data-pilot-member table:name="2280" table:display="true" table:show-details="true"/>
                <table:data-pilot-member table:name="2287" table:display="true" table:show-details="true"/>
                <table:data-pilot-member table:name="2292" table:display="true" table:show-details="true"/>
                <table:data-pilot-member table:name="2294" table:display="true" table:show-details="true"/>
                <table:data-pilot-member table:name="2316" table:display="true" table:show-details="true"/>
                <table:data-pilot-member table:name="2319" table:display="true" table:show-details="true"/>
                <table:data-pilot-member table:name="2332" table:display="true" table:show-details="true"/>
                <table:data-pilot-member table:name="2354" table:display="true" table:show-details="true"/>
                <table:data-pilot-member table:name="2370" table:display="true" table:show-details="true"/>
                <table:data-pilot-member table:name="2383" table:display="true" table:show-details="true"/>
                <table:data-pilot-member table:name="2384" table:display="true" table:show-details="true"/>
                <table:data-pilot-member table:name="2390" table:display="true" table:show-details="true"/>
                <table:data-pilot-member table:name="2398" table:display="true" table:show-details="true"/>
                <table:data-pilot-member table:name="2410" table:display="true" table:show-details="true"/>
                <table:data-pilot-member table:name="2412" table:display="true" table:show-details="true"/>
                <table:data-pilot-member table:name="2414" table:display="true" table:show-details="true"/>
                <table:data-pilot-member table:name="2425" table:display="true" table:show-details="true"/>
                <table:data-pilot-member table:name="2426" table:display="true" table:show-details="true"/>
                <table:data-pilot-member table:name="2428" table:display="true" table:show-details="true"/>
                <table:data-pilot-member table:name="2431" table:display="true" table:show-details="true"/>
                <table:data-pilot-member table:name="2439" table:display="true" table:show-details="true"/>
                <table:data-pilot-member table:name="2441" table:display="true" table:show-details="true"/>
                <table:data-pilot-member table:name="2442" table:display="true" table:show-details="true"/>
                <table:data-pilot-member table:name="2451" table:display="true" table:show-details="true"/>
                <table:data-pilot-member table:name="2459" table:display="true" table:show-details="true"/>
                <table:data-pilot-member table:name="2460" table:display="true" table:show-details="true"/>
                <table:data-pilot-member table:name="2462" table:display="true" table:show-details="true"/>
                <table:data-pilot-member table:name="2469" table:display="true" table:show-details="true"/>
                <table:data-pilot-member table:name="2471" table:display="true" table:show-details="true"/>
                <table:data-pilot-member table:name="2472" table:display="true" table:show-details="true"/>
                <table:data-pilot-member table:name="2477" table:display="true" table:show-details="true"/>
                <table:data-pilot-member table:name="2478" table:display="true" table:show-details="true"/>
                <table:data-pilot-member table:name="2485" table:display="true" table:show-details="true"/>
                <table:data-pilot-member table:name="2491" table:display="true" table:show-details="true"/>
                <table:data-pilot-member table:name="2500" table:display="true" table:show-details="true"/>
                <table:data-pilot-member table:name="2501" table:display="true" table:show-details="true"/>
                <table:data-pilot-member table:name="2503" table:display="true" table:show-details="true"/>
                <table:data-pilot-member table:name="2516" table:display="true" table:show-details="true"/>
                <table:data-pilot-member table:name="2520" table:display="true" table:show-details="true"/>
                <table:data-pilot-member table:name="2522" table:display="true" table:show-details="true"/>
                <table:data-pilot-member table:name="2523" table:display="true" table:show-details="true"/>
                <table:data-pilot-member table:name="2536" table:display="true" table:show-details="true"/>
                <table:data-pilot-member table:name="2537" table:display="true" table:show-details="true"/>
                <table:data-pilot-member table:name="2540" table:display="true" table:show-details="true"/>
                <table:data-pilot-member table:name="2545" table:display="true" table:show-details="true"/>
                <table:data-pilot-member table:name="2549" table:display="true" table:show-details="true"/>
                <table:data-pilot-member table:name="2552" table:display="true" table:show-details="true"/>
                <table:data-pilot-member table:name="2559" table:display="true" table:show-details="true"/>
                <table:data-pilot-member table:name="2572" table:display="true" table:show-details="true"/>
                <table:data-pilot-member table:name="2576" table:display="true" table:show-details="true"/>
                <table:data-pilot-member table:name="2578" table:display="true" table:show-details="true"/>
                <table:data-pilot-member table:name="2580" table:display="true" table:show-details="true"/>
                <table:data-pilot-member table:name="2590" table:display="true" table:show-details="true"/>
                <table:data-pilot-member table:name="2591" table:display="true" table:show-details="true"/>
                <table:data-pilot-member table:name="2596" table:display="true" table:show-details="true"/>
                <table:data-pilot-member table:name="2597" table:display="true" table:show-details="true"/>
                <table:data-pilot-member table:name="2600" table:display="true" table:show-details="true"/>
                <table:data-pilot-member table:name="2605" table:display="true" table:show-details="true"/>
                <table:data-pilot-member table:name="2615" table:display="true" table:show-details="true"/>
                <table:data-pilot-member table:name="2619" table:display="true" table:show-details="true"/>
                <table:data-pilot-member table:name="2622" table:display="true" table:show-details="true"/>
                <table:data-pilot-member table:name="2623" table:display="true" table:show-details="true"/>
                <table:data-pilot-member table:name="2625" table:display="true" table:show-details="true"/>
                <table:data-pilot-member table:name="2627" table:display="true" table:show-details="true"/>
                <table:data-pilot-member table:name="2650" table:display="true" table:show-details="true"/>
                <table:data-pilot-member table:name="2652" table:display="true" table:show-details="true"/>
                <table:data-pilot-member table:name="2657" table:display="true" table:show-details="true"/>
                <table:data-pilot-member table:name="2672" table:display="true" table:show-details="true"/>
                <table:data-pilot-member table:name="2677" table:display="true" table:show-details="true"/>
                <table:data-pilot-member table:name="2679" table:display="true" table:show-details="true"/>
                <table:data-pilot-member table:name="2686" table:display="true" table:show-details="true"/>
                <table:data-pilot-member table:name="2694" table:display="true" table:show-details="true"/>
                <table:data-pilot-member table:name="2710" table:display="true" table:show-details="true"/>
                <table:data-pilot-member table:name="2713" table:display="true" table:show-details="true"/>
                <table:data-pilot-member table:name="2727" table:display="true" table:show-details="true"/>
                <table:data-pilot-member table:name="2737" table:display="true" table:show-details="true"/>
                <table:data-pilot-member table:name="2740" table:display="true" table:show-details="true"/>
                <table:data-pilot-member table:name="2766" table:display="true" table:show-details="true"/>
                <table:data-pilot-member table:name="2767" table:display="true" table:show-details="true"/>
                <table:data-pilot-member table:name="2773" table:display="true" table:show-details="true"/>
                <table:data-pilot-member table:name="2779" table:display="true" table:show-details="true"/>
                <table:data-pilot-member table:name="2787" table:display="true" table:show-details="true"/>
                <table:data-pilot-member table:name="2831" table:display="true" table:show-details="true"/>
                <table:data-pilot-member table:name="2851" table:display="true" table:show-details="true"/>
                <table:data-pilot-member table:name="2861" table:display="true" table:show-details="true"/>
                <table:data-pilot-member table:name="2904" table:display="true" table:show-details="true"/>
                <table:data-pilot-member table:name="2911" table:display="true" table:show-details="true"/>
                <table:data-pilot-member table:name="3005" table:display="true" table:show-details="true"/>
                <table:data-pilot-member table:name="3018" table:display="true" table:show-details="true"/>
                <table:data-pilot-member table:name="3041" table:display="true" table:show-details="true"/>
                <table:data-pilot-member table:name="3045" table:display="true" table:show-details="true"/>
                <table:data-pilot-member table:name="3051" table:display="true" table:show-details="true"/>
                <table:data-pilot-member table:name="3058" table:display="true" table:show-details="true"/>
                <table:data-pilot-member table:name="3060" table:display="true" table:show-details="true"/>
                <table:data-pilot-member table:name="3077" table:display="true" table:show-details="true"/>
                <table:data-pilot-member table:name="3081" table:display="true" table:show-details="true"/>
                <table:data-pilot-member table:name="3088" table:display="true" table:show-details="true"/>
                <table:data-pilot-member table:name="3101" table:display="true" table:show-details="true"/>
                <table:data-pilot-member table:name="3104" table:display="true" table:show-details="true"/>
                <table:data-pilot-member table:name="3106" table:display="true" table:show-details="true"/>
                <table:data-pilot-member table:name="3127" table:display="true" table:show-details="true"/>
                <table:data-pilot-member table:name="3138" table:display="true" table:show-details="true"/>
                <table:data-pilot-member table:name="3148" table:display="true" table:show-details="true"/>
                <table:data-pilot-member table:name="3151" table:display="true" table:show-details="true"/>
                <table:data-pilot-member table:name="3153" table:display="true" table:show-details="true"/>
                <table:data-pilot-member table:name="3170" table:display="true" table:show-details="true"/>
                <table:data-pilot-member table:name="3174" table:display="true" table:show-details="true"/>
                <table:data-pilot-member table:name="3176" table:display="true" table:show-details="true"/>
                <table:data-pilot-member table:name="3180" table:display="true" table:show-details="true"/>
                <table:data-pilot-member table:name="3200" table:display="true" table:show-details="true"/>
                <table:data-pilot-member table:name="3206" table:display="true" table:show-details="true"/>
                <table:data-pilot-member table:name="3209" table:display="true" table:show-details="true"/>
                <table:data-pilot-member table:name="3219" table:display="true" table:show-details="true"/>
                <table:data-pilot-member table:name="3233" table:display="true" table:show-details="true"/>
                <table:data-pilot-member table:name="3243" table:display="true" table:show-details="true"/>
                <table:data-pilot-member table:name="3249" table:display="true" table:show-details="true"/>
                <table:data-pilot-member table:name="3264" table:display="true" table:show-details="true"/>
                <table:data-pilot-member table:name="3268" table:display="true" table:show-details="true"/>
                <table:data-pilot-member table:name="3271" table:display="true" table:show-details="true"/>
                <table:data-pilot-member table:name="3283" table:display="true" table:show-details="true"/>
                <table:data-pilot-member table:name="3284" table:display="true" table:show-details="true"/>
                <table:data-pilot-member table:name="3293" table:display="true" table:show-details="true"/>
                <table:data-pilot-member table:name="3302" table:display="true" table:show-details="true"/>
                <table:data-pilot-member table:name="3308" table:display="true" table:show-details="true"/>
                <table:data-pilot-member table:name="3313" table:display="true" table:show-details="true"/>
                <table:data-pilot-member table:name="3319" table:display="true" table:show-details="true"/>
                <table:data-pilot-member table:name="3322" table:display="true" table:show-details="true"/>
                <table:data-pilot-member table:name="3330" table:display="true" table:show-details="true"/>
                <table:data-pilot-member table:name="3333" table:display="true" table:show-details="true"/>
                <table:data-pilot-member table:name="3335" table:display="true" table:show-details="true"/>
                <table:data-pilot-member table:name="3343" table:display="true" table:show-details="true"/>
                <table:data-pilot-member table:name="3344" table:display="true" table:show-details="true"/>
                <table:data-pilot-member table:name="3346" table:display="true" table:show-details="true"/>
                <table:data-pilot-member table:name="3357" table:display="true" table:show-details="true"/>
                <table:data-pilot-member table:name="3360" table:display="true" table:show-details="true"/>
                <table:data-pilot-member table:name="3363" table:display="true" table:show-details="true"/>
                <table:data-pilot-member table:name="3366" table:display="true" table:show-details="true"/>
                <table:data-pilot-member table:name="3378" table:display="true" table:show-details="true"/>
                <table:data-pilot-member table:name="3381" table:display="true" table:show-details="true"/>
                <table:data-pilot-member table:name="3385" table:display="true" table:show-details="true"/>
                <table:data-pilot-member table:name="3395" table:display="true" table:show-details="true"/>
                <table:data-pilot-member table:name="3402" table:display="true" table:show-details="true"/>
                <table:data-pilot-member table:name="3406" table:display="true" table:show-details="true"/>
                <table:data-pilot-member table:name="3408" table:display="true" table:show-details="true"/>
                <table:data-pilot-member table:name="3413" table:display="true" table:show-details="true"/>
                <table:data-pilot-member table:name="3415" table:display="true" table:show-details="true"/>
                <table:data-pilot-member table:name="3419" table:display="true" table:show-details="true"/>
                <table:data-pilot-member table:name="3421" table:display="true" table:show-details="true"/>
                <table:data-pilot-member table:name="3425" table:display="true" table:show-details="true"/>
                <table:data-pilot-member table:name="3431" table:display="true" table:show-details="true"/>
                <table:data-pilot-member table:name="3440" table:display="true" table:show-details="true"/>
                <table:data-pilot-member table:name="3446" table:display="true" table:show-details="true"/>
                <table:data-pilot-member table:name="3448" table:display="true" table:show-details="true"/>
                <table:data-pilot-member table:name="3450" table:display="true" table:show-details="true"/>
                <table:data-pilot-member table:name="3470" table:display="true" table:show-details="true"/>
                <table:data-pilot-member table:name="3479" table:display="true" table:show-details="true"/>
                <table:data-pilot-member table:name="3480" table:display="true" table:show-details="true"/>
                <table:data-pilot-member table:name="3481" table:display="true" table:show-details="true"/>
                <table:data-pilot-member table:name="3485" table:display="true" table:show-details="true"/>
                <table:data-pilot-member table:name="3489" table:display="true" table:show-details="true"/>
                <table:data-pilot-member table:name="3491" table:display="true" table:show-details="true"/>
                <table:data-pilot-member table:name="3496" table:display="true" table:show-details="true"/>
                <table:data-pilot-member table:name="3498" table:display="true" table:show-details="true"/>
                <table:data-pilot-member table:name="3514" table:display="true" table:show-details="true"/>
                <table:data-pilot-member table:name="3517" table:display="true" table:show-details="true"/>
                <table:data-pilot-member table:name="3520" table:display="true" table:show-details="true"/>
                <table:data-pilot-member table:name="3542" table:display="true" table:show-details="true"/>
                <table:data-pilot-member table:name="3558" table:display="true" table:show-details="true"/>
                <table:data-pilot-member table:name="3566" table:display="true" table:show-details="true"/>
                <table:data-pilot-member table:name="3567" table:display="true" table:show-details="true"/>
                <table:data-pilot-member table:name="3572" table:display="true" table:show-details="true"/>
                <table:data-pilot-member table:name="3573" table:display="true" table:show-details="true"/>
                <table:data-pilot-member table:name="3582" table:display="true" table:show-details="true"/>
                <table:data-pilot-member table:name="3611" table:display="true" table:show-details="true"/>
                <table:data-pilot-member table:name="3635" table:display="true" table:show-details="true"/>
                <table:data-pilot-member table:name="3644" table:display="true" table:show-details="true"/>
                <table:data-pilot-member table:name="3646" table:display="true" table:show-details="true"/>
                <table:data-pilot-member table:name="3657" table:display="true" table:show-details="true"/>
                <table:data-pilot-member table:name="3674" table:display="true" table:show-details="true"/>
                <table:data-pilot-member table:name="3681" table:display="true" table:show-details="true"/>
                <table:data-pilot-member table:name="3688" table:display="true" table:show-details="true"/>
                <table:data-pilot-member table:name="3698" table:display="true" table:show-details="true"/>
                <table:data-pilot-member table:name="3715" table:display="true" table:show-details="true"/>
                <table:data-pilot-member table:name="3732" table:display="true" table:show-details="true"/>
                <table:data-pilot-member table:name="3744" table:display="true" table:show-details="true"/>
                <table:data-pilot-member table:name="3752" table:display="true" table:show-details="true"/>
                <table:data-pilot-member table:name="3798" table:display="true" table:show-details="true"/>
                <table:data-pilot-member table:name="3803" table:display="true" table:show-details="true"/>
                <table:data-pilot-member table:name="3831" table:display="true" table:show-details="true"/>
                <table:data-pilot-member table:name="3870" table:display="true" table:show-details="true"/>
                <table:data-pilot-member table:name="3877" table:display="true" table:show-details="true"/>
                <table:data-pilot-member table:name="3886" table:display="true" table:show-details="true"/>
                <table:data-pilot-member table:name="3926" table:display="true" table:show-details="true"/>
                <table:data-pilot-member table:name="3928" table:display="true" table:show-details="true"/>
                <table:data-pilot-member table:name="3930" table:display="true" table:show-details="true"/>
                <table:data-pilot-member table:name="3933" table:display="true" table:show-details="true"/>
                <table:data-pilot-member table:name="3936" table:display="true" table:show-details="true"/>
                <table:data-pilot-member table:name="3961" table:display="true" table:show-details="true"/>
                <table:data-pilot-member table:name="3977" table:display="true" table:show-details="true"/>
                <table:data-pilot-member table:name="3981" table:display="true" table:show-details="true"/>
                <table:data-pilot-member table:name="4000" table:display="true" table:show-details="true"/>
                <table:data-pilot-member table:name="4002" table:display="true" table:show-details="true"/>
                <table:data-pilot-member table:name="4006" table:display="true" table:show-details="true"/>
                <table:data-pilot-member table:name="4030" table:display="true" table:show-details="true"/>
                <table:data-pilot-member table:name="4040" table:display="true" table:show-details="true"/>
                <table:data-pilot-member table:name="4058" table:display="true" table:show-details="true"/>
                <table:data-pilot-member table:name="4059" table:display="true" table:show-details="true"/>
                <table:data-pilot-member table:name="4067" table:display="true" table:show-details="true"/>
                <table:data-pilot-member table:name="4085" table:display="true" table:show-details="true"/>
                <table:data-pilot-member table:name="4089" table:display="true" table:show-details="true"/>
                <table:data-pilot-member table:name="4094" table:display="true" table:show-details="true"/>
                <table:data-pilot-member table:name="4098" table:display="true" table:show-details="true"/>
                <table:data-pilot-member table:name="4113" table:display="true" table:show-details="true"/>
                <table:data-pilot-member table:name="4118" table:display="true" table:show-details="true"/>
                <table:data-pilot-member table:name="4129" table:display="true" table:show-details="true"/>
                <table:data-pilot-member table:name="4147" table:display="true" table:show-details="true"/>
                <table:data-pilot-member table:name="4166" table:display="true" table:show-details="true"/>
                <table:data-pilot-member table:name="4167" table:display="true" table:show-details="true"/>
                <table:data-pilot-member table:name="4174" table:display="true" table:show-details="true"/>
                <table:data-pilot-member table:name="4187" table:display="true" table:show-details="true"/>
                <table:data-pilot-member table:name="4191" table:display="true" table:show-details="true"/>
                <table:data-pilot-member table:name="4192" table:display="true" table:show-details="true"/>
                <table:data-pilot-member table:name="4194" table:display="true" table:show-details="true"/>
                <table:data-pilot-member table:name="4204" table:display="true" table:show-details="true"/>
                <table:data-pilot-member table:name="4213" table:display="true" table:show-details="true"/>
                <table:data-pilot-member table:name="4219" table:display="true" table:show-details="true"/>
                <table:data-pilot-member table:name="4222" table:display="true" table:show-details="true"/>
                <table:data-pilot-member table:name="4232" table:display="true" table:show-details="true"/>
                <table:data-pilot-member table:name="4236" table:display="true" table:show-details="true"/>
                <table:data-pilot-member table:name="4238" table:display="true" table:show-details="true"/>
                <table:data-pilot-member table:name="4246" table:display="true" table:show-details="true"/>
                <table:data-pilot-member table:name="4278" table:display="true" table:show-details="true"/>
                <table:data-pilot-member table:name="4284" table:display="true" table:show-details="true"/>
                <table:data-pilot-member table:name="4286" table:display="true" table:show-details="true"/>
                <table:data-pilot-member table:name="4290" table:display="true" table:show-details="true"/>
                <table:data-pilot-member table:name="4340" table:display="true" table:show-details="true"/>
                <table:data-pilot-member table:name="4343" table:display="true" table:show-details="true"/>
                <table:data-pilot-member table:name="4348" table:display="true" table:show-details="true"/>
                <table:data-pilot-member table:name="4350" table:display="true" table:show-details="true"/>
                <table:data-pilot-member table:name="4363" table:display="true" table:show-details="true"/>
                <table:data-pilot-member table:name="4365" table:display="true" table:show-details="true"/>
                <table:data-pilot-member table:name="4381" table:display="true" table:show-details="true"/>
                <table:data-pilot-member table:name="4389" table:display="true" table:show-details="true"/>
                <table:data-pilot-member table:name="4395" table:display="true" table:show-details="true"/>
                <table:data-pilot-member table:name="4396" table:display="true" table:show-details="true"/>
                <table:data-pilot-member table:name="4403" table:display="true" table:show-details="true"/>
                <table:data-pilot-member table:name="4405" table:display="true" table:show-details="true"/>
                <table:data-pilot-member table:name="4414" table:display="true" table:show-details="true"/>
                <table:data-pilot-member table:name="4418" table:display="true" table:show-details="true"/>
                <table:data-pilot-member table:name="4432" table:display="true" table:show-details="true"/>
                <table:data-pilot-member table:name="4433" table:display="true" table:show-details="true"/>
                <table:data-pilot-member table:name="4438" table:display="true" table:show-details="true"/>
                <table:data-pilot-member table:name="4448" table:display="true" table:show-details="true"/>
                <table:data-pilot-member table:name="4451" table:display="true" table:show-details="true"/>
                <table:data-pilot-member table:name="4469" table:display="true" table:show-details="true"/>
                <table:data-pilot-member table:name="4473" table:display="true" table:show-details="true"/>
                <table:data-pilot-member table:name="4476" table:display="true" table:show-details="true"/>
                <table:data-pilot-member table:name="4497" table:display="true" table:show-details="true"/>
                <table:data-pilot-member table:name="4503" table:display="true" table:show-details="true"/>
                <table:data-pilot-member table:name="4506" table:display="true" table:show-details="true"/>
                <table:data-pilot-member table:name="4511" table:display="true" table:show-details="true"/>
                <table:data-pilot-member table:name="4522" table:display="true" table:show-details="true"/>
                <table:data-pilot-member table:name="4525" table:display="true" table:show-details="true"/>
                <table:data-pilot-member table:name="4528" table:display="true" table:show-details="true"/>
                <table:data-pilot-member table:name="4534" table:display="true" table:show-details="true"/>
                <table:data-pilot-member table:name="4536" table:display="true" table:show-details="true"/>
                <table:data-pilot-member table:name="4554" table:display="true" table:show-details="true"/>
                <table:data-pilot-member table:name="4565" table:display="true" table:show-details="true"/>
                <table:data-pilot-member table:name="4576" table:display="true" table:show-details="true"/>
                <table:data-pilot-member table:name="4582" table:display="true" table:show-details="true"/>
                <table:data-pilot-member table:name="4584" table:display="true" table:show-details="true"/>
                <table:data-pilot-member table:name="4587" table:display="true" table:show-details="true"/>
                <table:data-pilot-member table:name="4591" table:display="true" table:show-details="true"/>
                <table:data-pilot-member table:name="4597" table:display="true" table:show-details="true"/>
                <table:data-pilot-member table:name="4600" table:display="true" table:show-details="true"/>
                <table:data-pilot-member table:name="4606" table:display="true" table:show-details="true"/>
                <table:data-pilot-member table:name="4610" table:display="true" table:show-details="true"/>
                <table:data-pilot-member table:name="4613" table:display="true" table:show-details="true"/>
                <table:data-pilot-member table:name="4636" table:display="true" table:show-details="true"/>
                <table:data-pilot-member table:name="4638" table:display="true" table:show-details="true"/>
                <table:data-pilot-member table:name="4654" table:display="true" table:show-details="true"/>
                <table:data-pilot-member table:name="4670" table:display="true" table:show-details="true"/>
                <table:data-pilot-member table:name="4690" table:display="true" table:show-details="true"/>
                <table:data-pilot-member table:name="4700" table:display="true" table:show-details="true"/>
                <table:data-pilot-member table:name="4701" table:display="true" table:show-details="true"/>
                <table:data-pilot-member table:name="4708" table:display="true" table:show-details="true"/>
                <table:data-pilot-member table:name="4718" table:display="true" table:show-details="true"/>
                <table:data-pilot-member table:name="4719" table:display="true" table:show-details="true"/>
                <table:data-pilot-member table:name="4726" table:display="true" table:show-details="true"/>
                <table:data-pilot-member table:name="4727" table:display="true" table:show-details="true"/>
                <table:data-pilot-member table:name="4734" table:display="true" table:show-details="true"/>
                <table:data-pilot-member table:name="4735" table:display="true" table:show-details="true"/>
                <table:data-pilot-member table:name="4784" table:display="true" table:show-details="true"/>
                <table:data-pilot-member table:name="4788" table:display="true" table:show-details="true"/>
                <table:data-pilot-member table:name="4793" table:display="true" table:show-details="true"/>
                <table:data-pilot-member table:name="4797" table:display="true" table:show-details="true"/>
                <table:data-pilot-member table:name="4825" table:display="true" table:show-details="true"/>
                <table:data-pilot-member table:name="4831" table:display="true" table:show-details="true"/>
                <table:data-pilot-member table:name="4844" table:display="true" table:show-details="true"/>
                <table:data-pilot-member table:name="4855" table:display="true" table:show-details="true"/>
                <table:data-pilot-member table:name="4912" table:display="true" table:show-details="true"/>
                <table:data-pilot-member table:name="4915" table:display="true" table:show-details="true"/>
                <table:data-pilot-member table:name="4918" table:display="true" table:show-details="true"/>
                <table:data-pilot-member table:name="4920" table:display="true" table:show-details="true"/>
                <table:data-pilot-member table:name="4937" table:display="true" table:show-details="true"/>
                <table:data-pilot-member table:name="4939" table:display="true" table:show-details="true"/>
                <table:data-pilot-member table:name="4942" table:display="true" table:show-details="true"/>
                <table:data-pilot-member table:name="4959" table:display="true" table:show-details="true"/>
                <table:data-pilot-member table:name="4967" table:display="true" table:show-details="true"/>
                <table:data-pilot-member table:name="4968" table:display="true" table:show-details="true"/>
                <table:data-pilot-member table:name="4974" table:display="true" table:show-details="true"/>
                <table:data-pilot-member table:name="4979" table:display="true" table:show-details="true"/>
                <table:data-pilot-member table:name="4990" table:display="true" table:show-details="true"/>
                <table:data-pilot-member table:name="4999" table:display="true" table:show-details="true"/>
                <table:data-pilot-member table:name="5002" table:display="true" table:show-details="true"/>
                <table:data-pilot-member table:name="5003" table:display="true" table:show-details="true"/>
                <table:data-pilot-member table:name="5029" table:display="true" table:show-details="true"/>
                <table:data-pilot-member table:name="5031" table:display="true" table:show-details="true"/>
                <table:data-pilot-member table:name="5043" table:display="true" table:show-details="true"/>
                <table:data-pilot-member table:name="5048" table:display="true" table:show-details="true"/>
                <table:data-pilot-member table:name="5059" table:display="true" table:show-details="true"/>
                <table:data-pilot-member table:name="5080" table:display="true" table:show-details="true"/>
                <table:data-pilot-member table:name="5110" table:display="true" table:show-details="true"/>
                <table:data-pilot-member table:name="5122" table:display="true" table:show-details="true"/>
                <table:data-pilot-member table:name="5129" table:display="true" table:show-details="true"/>
                <table:data-pilot-member table:name="5139" table:display="true" table:show-details="true"/>
                <table:data-pilot-member table:name="5151" table:display="true" table:show-details="true"/>
                <table:data-pilot-member table:name="5166" table:display="true" table:show-details="true"/>
                <table:data-pilot-member table:name="5170" table:display="true" table:show-details="true"/>
                <table:data-pilot-member table:name="5180" table:display="true" table:show-details="true"/>
                <table:data-pilot-member table:name="5187" table:display="true" table:show-details="true"/>
                <table:data-pilot-member table:name="5189" table:display="true" table:show-details="true"/>
                <table:data-pilot-member table:name="5198" table:display="true" table:show-details="true"/>
                <table:data-pilot-member table:name="5214" table:display="true" table:show-details="true"/>
                <table:data-pilot-member table:name="5222" table:display="true" table:show-details="true"/>
                <table:data-pilot-member table:name="5234" table:display="true" table:show-details="true"/>
                <table:data-pilot-member table:name="5235" table:display="true" table:show-details="true"/>
                <table:data-pilot-member table:name="5246" table:display="true" table:show-details="true"/>
                <table:data-pilot-member table:name="5249" table:display="true" table:show-details="true"/>
                <table:data-pilot-member table:name="5269" table:display="true" table:show-details="true"/>
                <table:data-pilot-member table:name="5273" table:display="true" table:show-details="true"/>
                <table:data-pilot-member table:name="5278" table:display="true" table:show-details="true"/>
                <table:data-pilot-member table:name="5286" table:display="true" table:show-details="true"/>
                <table:data-pilot-member table:name="5292" table:display="true" table:show-details="true"/>
                <table:data-pilot-member table:name="5295" table:display="true" table:show-details="true"/>
                <table:data-pilot-member table:name="5297" table:display="true" table:show-details="true"/>
                <table:data-pilot-member table:name="5298" table:display="true" table:show-details="true"/>
                <table:data-pilot-member table:name="5299" table:display="true" table:show-details="true"/>
                <table:data-pilot-member table:name="5300" table:display="true" table:show-details="true"/>
                <table:data-pilot-member table:name="5324" table:display="true" table:show-details="true"/>
                <table:data-pilot-member table:name="5326" table:display="true" table:show-details="true"/>
                <table:data-pilot-member table:name="5330" table:display="true" table:show-details="true"/>
                <table:data-pilot-member table:name="5338" table:display="true" table:show-details="true"/>
                <table:data-pilot-member table:name="5348" table:display="true" table:show-details="true"/>
                <table:data-pilot-member table:name="5354" table:display="true" table:show-details="true"/>
                <table:data-pilot-member table:name="5362" table:display="true" table:show-details="true"/>
                <table:data-pilot-member table:name="5363" table:display="true" table:show-details="true"/>
                <table:data-pilot-member table:name="5373" table:display="true" table:show-details="true"/>
                <table:data-pilot-member table:name="5376" table:display="true" table:show-details="true"/>
                <table:data-pilot-member table:name="5378" table:display="true" table:show-details="true"/>
                <table:data-pilot-member table:name="5386" table:display="true" table:show-details="true"/>
                <table:data-pilot-member table:name="5395" table:display="true" table:show-details="true"/>
                <table:data-pilot-member table:name="5407" table:display="true" table:show-details="true"/>
                <table:data-pilot-member table:name="5408" table:display="true" table:show-details="true"/>
                <table:data-pilot-member table:name="5415" table:display="true" table:show-details="true"/>
                <table:data-pilot-member table:name="5419" table:display="true" table:show-details="true"/>
                <table:data-pilot-member table:name="5426" table:display="true" table:show-details="true"/>
                <table:data-pilot-member table:name="5455" table:display="true" table:show-details="true"/>
                <table:data-pilot-member table:name="5459" table:display="true" table:show-details="true"/>
                <table:data-pilot-member table:name="5464" table:display="true" table:show-details="true"/>
                <table:data-pilot-member table:name="5465" table:display="true" table:show-details="true"/>
                <table:data-pilot-member table:name="5471" table:display="true" table:show-details="true"/>
                <table:data-pilot-member table:name="5489" table:display="true" table:show-details="true"/>
                <table:data-pilot-member table:name="5498" table:display="true" table:show-details="true"/>
                <table:data-pilot-member table:name="5502" table:display="true" table:show-details="true"/>
                <table:data-pilot-member table:name="5517" table:display="true" table:show-details="true"/>
                <table:data-pilot-member table:name="5536" table:display="true" table:show-details="true"/>
                <table:data-pilot-member table:name="5537" table:display="true" table:show-details="true"/>
                <table:data-pilot-member table:name="5550" table:display="true" table:show-details="true"/>
                <table:data-pilot-member table:name="5551" table:display="true" table:show-details="true"/>
                <table:data-pilot-member table:name="5561" table:display="true" table:show-details="true"/>
                <table:data-pilot-member table:name="5563" table:display="true" table:show-details="true"/>
                <table:data-pilot-member table:name="5571" table:display="true" table:show-details="true"/>
                <table:data-pilot-member table:name="5575" table:display="true" table:show-details="true"/>
                <table:data-pilot-member table:name="5602" table:display="true" table:show-details="true"/>
                <table:data-pilot-member table:name="5603" table:display="true" table:show-details="true"/>
                <table:data-pilot-member table:name="5612" table:display="true" table:show-details="true"/>
                <table:data-pilot-member table:name="5644" table:display="true" table:show-details="true"/>
                <table:data-pilot-member table:name="5647" table:display="true" table:show-details="true"/>
                <table:data-pilot-member table:name="5648" table:display="true" table:show-details="true"/>
                <table:data-pilot-member table:name="5654" table:display="true" table:show-details="true"/>
                <table:data-pilot-member table:name="5659" table:display="true" table:show-details="true"/>
                <table:data-pilot-member table:name="5668" table:display="true" table:show-details="true"/>
                <table:data-pilot-member table:name="5676" table:display="true" table:show-details="true"/>
                <table:data-pilot-member table:name="5682" table:display="true" table:show-details="true"/>
                <table:data-pilot-member table:name="5692" table:display="true" table:show-details="true"/>
                <table:data-pilot-member table:name="5696" table:display="true" table:show-details="true"/>
                <table:data-pilot-member table:name="5700" table:display="true" table:show-details="true"/>
                <table:data-pilot-member table:name="5715" table:display="true" table:show-details="true"/>
                <table:data-pilot-member table:name="5734" table:display="true" table:show-details="true"/>
                <table:data-pilot-member table:name="5735" table:display="true" table:show-details="true"/>
                <table:data-pilot-member table:name="5749" table:display="true" table:show-details="true"/>
                <table:data-pilot-member table:name="5772" table:display="true" table:show-details="true"/>
                <table:data-pilot-member table:name="5783" table:display="true" table:show-details="true"/>
                <table:data-pilot-member table:name="5798" table:display="true" table:show-details="true"/>
                <table:data-pilot-member table:name="5812" table:display="true" table:show-details="true"/>
                <table:data-pilot-member table:name="5824" table:display="true" table:show-details="true"/>
                <table:data-pilot-member table:name="5869" table:display="true" table:show-details="true"/>
                <table:data-pilot-member table:name="5905" table:display="true" table:show-details="true"/>
                <table:data-pilot-member table:name="5911" table:display="true" table:show-details="true"/>
                <table:data-pilot-member table:name="5920" table:display="true" table:show-details="true"/>
                <table:data-pilot-member table:name="5924" table:display="true" table:show-details="true"/>
                <table:data-pilot-member table:name="5925" table:display="true" table:show-details="true"/>
                <table:data-pilot-member table:name="5931" table:display="true" table:show-details="true"/>
                <table:data-pilot-member table:name="5939" table:display="true" table:show-details="true"/>
                <table:data-pilot-member table:name="5966" table:display="true" table:show-details="true"/>
                <table:data-pilot-member table:name="5968" table:display="true" table:show-details="true"/>
                <table:data-pilot-member table:name="6001" table:display="true" table:show-details="true"/>
                <table:data-pilot-member table:name="6003" table:display="true" table:show-details="true"/>
                <table:data-pilot-member table:name="6017" table:display="true" table:show-details="true"/>
                <table:data-pilot-member table:name="6021" table:display="true" table:show-details="true"/>
                <table:data-pilot-member table:name="6028" table:display="true" table:show-details="true"/>
                <table:data-pilot-member table:name="6039" table:display="true" table:show-details="true"/>
                <table:data-pilot-member table:name="6041" table:display="true" table:show-details="true"/>
                <table:data-pilot-member table:name="6046" table:display="true" table:show-details="true"/>
                <table:data-pilot-member table:name="6069" table:display="true" table:show-details="true"/>
                <table:data-pilot-member table:name="6083" table:display="true" table:show-details="true"/>
                <table:data-pilot-member table:name="6103" table:display="true" table:show-details="true"/>
                <table:data-pilot-member table:name="6105" table:display="true" table:show-details="true"/>
                <table:data-pilot-member table:name="6118" table:display="true" table:show-details="true"/>
                <table:data-pilot-member table:name="6120" table:display="true" table:show-details="true"/>
                <table:data-pilot-member table:name="6127" table:display="true" table:show-details="true"/>
                <table:data-pilot-member table:name="6128" table:display="true" table:show-details="true"/>
                <table:data-pilot-member table:name="6139" table:display="true" table:show-details="true"/>
                <table:data-pilot-member table:name="6154" table:display="true" table:show-details="true"/>
                <table:data-pilot-member table:name="6157" table:display="true" table:show-details="true"/>
                <table:data-pilot-member table:name="6169" table:display="true" table:show-details="true"/>
                <table:data-pilot-member table:name="6175" table:display="true" table:show-details="true"/>
                <table:data-pilot-member table:name="6198" table:display="true" table:show-details="true"/>
                <table:data-pilot-member table:name="6205" table:display="true" table:show-details="true"/>
                <table:data-pilot-member table:name="6212" table:display="true" table:show-details="true"/>
                <table:data-pilot-member table:name="6216" table:display="true" table:show-details="true"/>
                <table:data-pilot-member table:name="6217" table:display="true" table:show-details="true"/>
                <table:data-pilot-member table:name="6239" table:display="true" table:show-details="true"/>
                <table:data-pilot-member table:name="6249" table:display="true" table:show-details="true"/>
                <table:data-pilot-member table:name="6259" table:display="true" table:show-details="true"/>
                <table:data-pilot-member table:name="6267" table:display="true" table:show-details="true"/>
                <table:data-pilot-member table:name="6285" table:display="true" table:show-details="true"/>
                <table:data-pilot-member table:name="6289" table:display="true" table:show-details="true"/>
                <table:data-pilot-member table:name="6294" table:display="true" table:show-details="true"/>
                <table:data-pilot-member table:name="6308" table:display="true" table:show-details="true"/>
                <table:data-pilot-member table:name="6310" table:display="true" table:show-details="true"/>
                <table:data-pilot-member table:name="6323" table:display="true" table:show-details="true"/>
                <table:data-pilot-member table:name="6331" table:display="true" table:show-details="true"/>
                <table:data-pilot-member table:name="6344" table:display="true" table:show-details="true"/>
                <table:data-pilot-member table:name="6359" table:display="true" table:show-details="true"/>
                <table:data-pilot-member table:name="6376" table:display="true" table:show-details="true"/>
                <table:data-pilot-member table:name="6382" table:display="true" table:show-details="true"/>
                <table:data-pilot-member table:name="6396" table:display="true" table:show-details="true"/>
                <table:data-pilot-member table:name="6398" table:display="true" table:show-details="true"/>
                <table:data-pilot-member table:name="6406" table:display="true" table:show-details="true"/>
                <table:data-pilot-member table:name="6416" table:display="true" table:show-details="true"/>
                <table:data-pilot-member table:name="6431" table:display="true" table:show-details="true"/>
                <table:data-pilot-member table:name="6440" table:display="true" table:show-details="true"/>
                <table:data-pilot-member table:name="6465" table:display="true" table:show-details="true"/>
                <table:data-pilot-member table:name="6467" table:display="true" table:show-details="true"/>
                <table:data-pilot-member table:name="6472" table:display="true" table:show-details="true"/>
                <table:data-pilot-member table:name="6493" table:display="true" table:show-details="true"/>
                <table:data-pilot-member table:name="6505" table:display="true" table:show-details="true"/>
                <table:data-pilot-member table:name="6507" table:display="true" table:show-details="true"/>
                <table:data-pilot-member table:name="6516" table:display="true" table:show-details="true"/>
                <table:data-pilot-member table:name="6518" table:display="true" table:show-details="true"/>
                <table:data-pilot-member table:name="6539" table:display="true" table:show-details="true"/>
                <table:data-pilot-member table:name="6541" table:display="true" table:show-details="true"/>
                <table:data-pilot-member table:name="6542" table:display="true" table:show-details="true"/>
                <table:data-pilot-member table:name="6551" table:display="true" table:show-details="true"/>
                <table:data-pilot-member table:name="6563" table:display="true" table:show-details="true"/>
                <table:data-pilot-member table:name="6578" table:display="true" table:show-details="true"/>
                <table:data-pilot-member table:name="6583" table:display="true" table:show-details="true"/>
                <table:data-pilot-member table:name="6603" table:display="true" table:show-details="true"/>
                <table:data-pilot-member table:name="6613" table:display="true" table:show-details="true"/>
                <table:data-pilot-member table:name="6622" table:display="true" table:show-details="true"/>
                <table:data-pilot-member table:name="6631" table:display="true" table:show-details="true"/>
                <table:data-pilot-member table:name="6635" table:display="true" table:show-details="true"/>
                <table:data-pilot-member table:name="6640" table:display="true" table:show-details="true"/>
                <table:data-pilot-member table:name="6643" table:display="true" table:show-details="true"/>
                <table:data-pilot-member table:name="6644" table:display="true" table:show-details="true"/>
                <table:data-pilot-member table:name="6651" table:display="true" table:show-details="true"/>
                <table:data-pilot-member table:name="6652" table:display="true" table:show-details="true"/>
                <table:data-pilot-member table:name="6654" table:display="true" table:show-details="true"/>
                <table:data-pilot-member table:name="6664" table:display="true" table:show-details="true"/>
                <table:data-pilot-member table:name="6667" table:display="true" table:show-details="true"/>
                <table:data-pilot-member table:name="6669" table:display="true" table:show-details="true"/>
                <table:data-pilot-member table:name="6671" table:display="true" table:show-details="true"/>
                <table:data-pilot-member table:name="6674" table:display="true" table:show-details="true"/>
                <table:data-pilot-member table:name="6679" table:display="true" table:show-details="true"/>
                <table:data-pilot-member table:name="6681" table:display="true" table:show-details="true"/>
                <table:data-pilot-member table:name="6685" table:display="true" table:show-details="true"/>
                <table:data-pilot-member table:name="6696" table:display="true" table:show-details="true"/>
                <table:data-pilot-member table:name="6703" table:display="true" table:show-details="true"/>
                <table:data-pilot-member table:name="6718" table:display="true" table:show-details="true"/>
                <table:data-pilot-member table:name="6721" table:display="true" table:show-details="true"/>
                <table:data-pilot-member table:name="6738" table:display="true" table:show-details="true"/>
                <table:data-pilot-member table:name="6742" table:display="true" table:show-details="true"/>
                <table:data-pilot-member table:name="6748" table:display="true" table:show-details="true"/>
                <table:data-pilot-member table:name="6780" table:display="true" table:show-details="true"/>
                <table:data-pilot-member table:name="6784" table:display="true" table:show-details="true"/>
                <table:data-pilot-member table:name="6793" table:display="true" table:show-details="true"/>
                <table:data-pilot-member table:name="6803" table:display="true" table:show-details="true"/>
                <table:data-pilot-member table:name="6807" table:display="true" table:show-details="true"/>
                <table:data-pilot-member table:name="6811" table:display="true" table:show-details="true"/>
                <table:data-pilot-member table:name="6822" table:display="true" table:show-details="true"/>
                <table:data-pilot-member table:name="6829" table:display="true" table:show-details="true"/>
                <table:data-pilot-member table:name="6838" table:display="true" table:show-details="true"/>
                <table:data-pilot-member table:name="6846" table:display="true" table:show-details="true"/>
                <table:data-pilot-member table:name="6851" table:display="true" table:show-details="true"/>
                <table:data-pilot-member table:name="6879" table:display="true" table:show-details="true"/>
                <table:data-pilot-member table:name="6893" table:display="true" table:show-details="true"/>
                <table:data-pilot-member table:name="6900" table:display="true" table:show-details="true"/>
                <table:data-pilot-member table:name="6913" table:display="true" table:show-details="true"/>
                <table:data-pilot-member table:name="6923" table:display="true" table:show-details="true"/>
                <table:data-pilot-member table:name="6942" table:display="true" table:show-details="true"/>
                <table:data-pilot-member table:name="6953" table:display="true" table:show-details="true"/>
                <table:data-pilot-member table:name="6956" table:display="true" table:show-details="true"/>
                <table:data-pilot-member table:name="6960" table:display="true" table:show-details="true"/>
                <table:data-pilot-member table:name="6964" table:display="true" table:show-details="true"/>
                <table:data-pilot-member table:name="6981" table:display="true" table:show-details="true"/>
                <table:data-pilot-member table:name="6993" table:display="true" table:show-details="true"/>
                <table:data-pilot-member table:name="7004" table:display="true" table:show-details="true"/>
                <table:data-pilot-member table:name="7005" table:display="true" table:show-details="true"/>
                <table:data-pilot-member table:name="7012" table:display="true" table:show-details="true"/>
                <table:data-pilot-member table:name="7013" table:display="true" table:show-details="true"/>
                <table:data-pilot-member table:name="7022" table:display="true" table:show-details="true"/>
                <table:data-pilot-member table:name="7040" table:display="true" table:show-details="true"/>
                <table:data-pilot-member table:name="7049" table:display="true" table:show-details="true"/>
                <table:data-pilot-member table:name="7065" table:display="true" table:show-details="true"/>
                <table:data-pilot-member table:name="7071" table:display="true" table:show-details="true"/>
                <table:data-pilot-member table:name="7089" table:display="true" table:show-details="true"/>
                <table:data-pilot-member table:name="7094" table:display="true" table:show-details="true"/>
                <table:data-pilot-member table:name="7101" table:display="true" table:show-details="true"/>
                <table:data-pilot-member table:name="7123" table:display="true" table:show-details="true"/>
                <table:data-pilot-member table:name="7127" table:display="true" table:show-details="true"/>
                <table:data-pilot-member table:name="7128" table:display="true" table:show-details="true"/>
                <table:data-pilot-member table:name="7131" table:display="true" table:show-details="true"/>
                <table:data-pilot-member table:name="7136" table:display="true" table:show-details="true"/>
                <table:data-pilot-member table:name="7140" table:display="true" table:show-details="true"/>
                <table:data-pilot-member table:name="7142" table:display="true" table:show-details="true"/>
                <table:data-pilot-member table:name="7158" table:display="true" table:show-details="true"/>
                <table:data-pilot-member table:name="7162" table:display="true" table:show-details="true"/>
                <table:data-pilot-member table:name="7169" table:display="true" table:show-details="true"/>
                <table:data-pilot-member table:name="7183" table:display="true" table:show-details="true"/>
                <table:data-pilot-member table:name="7194" table:display="true" table:show-details="true"/>
                <table:data-pilot-member table:name="7202" table:display="true" table:show-details="true"/>
                <table:data-pilot-member table:name="7204" table:display="true" table:show-details="true"/>
                <table:data-pilot-member table:name="7226" table:display="true" table:show-details="true"/>
                <table:data-pilot-member table:name="7240" table:display="true" table:show-details="true"/>
                <table:data-pilot-member table:name="7242" table:display="true" table:show-details="true"/>
                <table:data-pilot-member table:name="7253" table:display="true" table:show-details="true"/>
                <table:data-pilot-member table:name="7260" table:display="true" table:show-details="true"/>
                <table:data-pilot-member table:name="7266" table:display="true" table:show-details="true"/>
                <table:data-pilot-member table:name="7275" table:display="true" table:show-details="true"/>
                <table:data-pilot-member table:name="7277" table:display="true" table:show-details="true"/>
                <table:data-pilot-member table:name="7292" table:display="true" table:show-details="true"/>
                <table:data-pilot-member table:name="7312" table:display="true" table:show-details="true"/>
                <table:data-pilot-member table:name="7320" table:display="true" table:show-details="true"/>
                <table:data-pilot-member table:name="7330" table:display="true" table:show-details="true"/>
                <table:data-pilot-member table:name="7348" table:display="true" table:show-details="true"/>
                <table:data-pilot-member table:name="7364" table:display="true" table:show-details="true"/>
                <table:data-pilot-member table:name="7379" table:display="true" table:show-details="true"/>
                <table:data-pilot-member table:name="7383" table:display="true" table:show-details="true"/>
                <table:data-pilot-member table:name="7389" table:display="true" table:show-details="true"/>
                <table:data-pilot-member table:name="7398" table:display="true" table:show-details="true"/>
                <table:data-pilot-member table:name="7399" table:display="true" table:show-details="true"/>
                <table:data-pilot-member table:name="7413" table:display="true" table:show-details="true"/>
                <table:data-pilot-member table:name="7426" table:display="true" table:show-details="true"/>
                <table:data-pilot-member table:name="7429" table:display="true" table:show-details="true"/>
                <table:data-pilot-member table:name="7433" table:display="true" table:show-details="true"/>
                <table:data-pilot-member table:name="7449" table:display="true" table:show-details="true"/>
                <table:data-pilot-member table:name="7453" table:display="true" table:show-details="true"/>
                <table:data-pilot-member table:name="7476" table:display="true" table:show-details="true"/>
                <table:data-pilot-member table:name="7485" table:display="true" table:show-details="true"/>
                <table:data-pilot-member table:name="7488" table:display="true" table:show-details="true"/>
                <table:data-pilot-member table:name="7491" table:display="true" table:show-details="true"/>
                <table:data-pilot-member table:name="7502" table:display="true" table:show-details="true"/>
                <table:data-pilot-member table:name="7504" table:display="true" table:show-details="true"/>
                <table:data-pilot-member table:name="7548" table:display="true" table:show-details="true"/>
                <table:data-pilot-member table:name="7565" table:display="true" table:show-details="true"/>
                <table:data-pilot-member table:name="7572" table:display="true" table:show-details="true"/>
                <table:data-pilot-member table:name="7575" table:display="true" table:show-details="true"/>
                <table:data-pilot-member table:name="7592" table:display="true" table:show-details="true"/>
                <table:data-pilot-member table:name="7615" table:display="true" table:show-details="true"/>
                <table:data-pilot-member table:name="7632" table:display="true" table:show-details="true"/>
                <table:data-pilot-member table:name="7643" table:display="true" table:show-details="true"/>
                <table:data-pilot-member table:name="7649" table:display="true" table:show-details="true"/>
                <table:data-pilot-member table:name="7665" table:display="true" table:show-details="true"/>
                <table:data-pilot-member table:name="7668" table:display="true" table:show-details="true"/>
                <table:data-pilot-member table:name="7670" table:display="true" table:show-details="true"/>
                <table:data-pilot-member table:name="7673" table:display="true" table:show-details="true"/>
                <table:data-pilot-member table:name="7675" table:display="true" table:show-details="true"/>
                <table:data-pilot-member table:name="7682" table:display="true" table:show-details="true"/>
                <table:data-pilot-member table:name="7689" table:display="true" table:show-details="true"/>
                <table:data-pilot-member table:name="7690" table:display="true" table:show-details="true"/>
                <table:data-pilot-member table:name="7694" table:display="true" table:show-details="true"/>
                <table:data-pilot-member table:name="7697" table:display="true" table:show-details="true"/>
                <table:data-pilot-member table:name="7709" table:display="true" table:show-details="true"/>
                <table:data-pilot-member table:name="7716" table:display="true" table:show-details="true"/>
                <table:data-pilot-member table:name="7722" table:display="true" table:show-details="true"/>
                <table:data-pilot-member table:name="7729" table:display="true" table:show-details="true"/>
                <table:data-pilot-member table:name="7731" table:display="true" table:show-details="true"/>
                <table:data-pilot-member table:name="7734" table:display="true" table:show-details="true"/>
                <table:data-pilot-member table:name="7737" table:display="true" table:show-details="true"/>
                <table:data-pilot-member table:name="7748" table:display="true" table:show-details="true"/>
                <table:data-pilot-member table:name="7760" table:display="true" table:show-details="true"/>
                <table:data-pilot-member table:name="7778" table:display="true" table:show-details="true"/>
                <table:data-pilot-member table:name="7790" table:display="true" table:show-details="true"/>
                <table:data-pilot-member table:name="7795" table:display="true" table:show-details="true"/>
                <table:data-pilot-member table:name="7796" table:display="true" table:show-details="true"/>
                <table:data-pilot-member table:name="7808" table:display="true" table:show-details="true"/>
                <table:data-pilot-member table:name="7809" table:display="true" table:show-details="true"/>
                <table:data-pilot-member table:name="7814" table:display="true" table:show-details="true"/>
                <table:data-pilot-member table:name="7823" table:display="true" table:show-details="true"/>
                <table:data-pilot-member table:name="7828" table:display="true" table:show-details="true"/>
                <table:data-pilot-member table:name="7835" table:display="true" table:show-details="true"/>
                <table:data-pilot-member table:name="7837" table:display="true" table:show-details="true"/>
                <table:data-pilot-member table:name="7856" table:display="true" table:show-details="true"/>
                <table:data-pilot-member table:name="7861" table:display="true" table:show-details="true"/>
                <table:data-pilot-member table:name="7873" table:display="true" table:show-details="true"/>
                <table:data-pilot-member table:name="7874" table:display="true" table:show-details="true"/>
                <table:data-pilot-member table:name="7892" table:display="true" table:show-details="true"/>
                <table:data-pilot-member table:name="7895" table:display="true" table:show-details="true"/>
                <table:data-pilot-member table:name="7899" table:display="true" table:show-details="true"/>
                <table:data-pilot-member table:name="7901" table:display="true" table:show-details="true"/>
                <table:data-pilot-member table:name="7903" table:display="true" table:show-details="true"/>
                <table:data-pilot-member table:name="7923" table:display="true" table:show-details="true"/>
                <table:data-pilot-member table:name="7926" table:display="true" table:show-details="true"/>
                <table:data-pilot-member table:name="7938" table:display="true" table:show-details="true"/>
                <table:data-pilot-member table:name="7940" table:display="true" table:show-details="true"/>
                <table:data-pilot-member table:name="7952" table:display="true" table:show-details="true"/>
                <table:data-pilot-member table:name="7954" table:display="true" table:show-details="true"/>
                <table:data-pilot-member table:name="7958" table:display="true" table:show-details="true"/>
                <table:data-pilot-member table:name="7968" table:display="true" table:show-details="true"/>
                <table:data-pilot-member table:name="7998" table:display="true" table:show-details="true"/>
                <table:data-pilot-member table:name="8007" table:display="true" table:show-details="true"/>
                <table:data-pilot-member table:name="8020" table:display="true" table:show-details="true"/>
                <table:data-pilot-member table:name="8022" table:display="true" table:show-details="true"/>
                <table:data-pilot-member table:name="8023" table:display="true" table:show-details="true"/>
                <table:data-pilot-member table:name="8026" table:display="true" table:show-details="true"/>
                <table:data-pilot-member table:name="8035" table:display="true" table:show-details="true"/>
                <table:data-pilot-member table:name="8049" table:display="true" table:show-details="true"/>
                <table:data-pilot-member table:name="8055" table:display="true" table:show-details="true"/>
                <table:data-pilot-member table:name="8062" table:display="true" table:show-details="true"/>
                <table:data-pilot-member table:name="8065" table:display="true" table:show-details="true"/>
                <table:data-pilot-member table:name="8091" table:display="true" table:show-details="true"/>
                <table:data-pilot-member table:name="8094" table:display="true" table:show-details="true"/>
                <table:data-pilot-member table:name="8098" table:display="true" table:show-details="true"/>
                <table:data-pilot-member table:name="8112" table:display="true" table:show-details="true"/>
                <table:data-pilot-member table:name="8144" table:display="true" table:show-details="true"/>
                <table:data-pilot-member table:name="8151" table:display="true" table:show-details="true"/>
                <table:data-pilot-member table:name="8165" table:display="true" table:show-details="true"/>
                <table:data-pilot-member table:name="8193" table:display="true" table:show-details="true"/>
                <table:data-pilot-member table:name="8196" table:display="true" table:show-details="true"/>
                <table:data-pilot-member table:name="8207" table:display="true" table:show-details="true"/>
                <table:data-pilot-member table:name="8212" table:display="true" table:show-details="true"/>
                <table:data-pilot-member table:name="8230" table:display="true" table:show-details="true"/>
                <table:data-pilot-member table:name="8246" table:display="true" table:show-details="true"/>
                <table:data-pilot-member table:name="8290" table:display="true" table:show-details="true"/>
                <table:data-pilot-member table:name="8305" table:display="true" table:show-details="true"/>
                <table:data-pilot-member table:name="8315" table:display="true" table:show-details="true"/>
                <table:data-pilot-member table:name="8319" table:display="true" table:show-details="true"/>
                <table:data-pilot-member table:name="8350" table:display="true" table:show-details="true"/>
                <table:data-pilot-member table:name="8351" table:display="true" table:show-details="true"/>
                <table:data-pilot-member table:name="8354" table:display="true" table:show-details="true"/>
                <table:data-pilot-member table:name="8357" table:display="true" table:show-details="true"/>
                <table:data-pilot-member table:name="8362" table:display="true" table:show-details="true"/>
                <table:data-pilot-member table:name="8371" table:display="true" table:show-details="true"/>
                <table:data-pilot-member table:name="8375" table:display="true" table:show-details="true"/>
                <table:data-pilot-member table:name="8389" table:display="true" table:show-details="true"/>
                <table:data-pilot-member table:name="8394" table:display="true" table:show-details="true"/>
                <table:data-pilot-member table:name="8407" table:display="true" table:show-details="true"/>
                <table:data-pilot-member table:name="8414" table:display="true" table:show-details="true"/>
                <table:data-pilot-member table:name="8419" table:display="true" table:show-details="true"/>
                <table:data-pilot-member table:name="8424" table:display="true" table:show-details="true"/>
                <table:data-pilot-member table:name="8426" table:display="true" table:show-details="true"/>
                <table:data-pilot-member table:name="8433" table:display="true" table:show-details="true"/>
                <table:data-pilot-member table:name="8435" table:display="true" table:show-details="true"/>
                <table:data-pilot-member table:name="8436" table:display="true" table:show-details="true"/>
                <table:data-pilot-member table:name="8450" table:display="true" table:show-details="true"/>
                <table:data-pilot-member table:name="8459" table:display="true" table:show-details="true"/>
                <table:data-pilot-member table:name="8472" table:display="true" table:show-details="true"/>
                <table:data-pilot-member table:name="8479" table:display="true" table:show-details="true"/>
                <table:data-pilot-member table:name="8486" table:display="true" table:show-details="true"/>
                <table:data-pilot-member table:name="8491" table:display="true" table:show-details="true"/>
                <table:data-pilot-member table:name="8492" table:display="true" table:show-details="true"/>
                <table:data-pilot-member table:name="8494" table:display="true" table:show-details="true"/>
                <table:data-pilot-member table:name="8499" table:display="true" table:show-details="true"/>
                <table:data-pilot-member table:name="8512" table:display="true" table:show-details="true"/>
                <table:data-pilot-member table:name="8513" table:display="true" table:show-details="true"/>
                <table:data-pilot-member table:name="8522" table:display="true" table:show-details="true"/>
                <table:data-pilot-member table:name="8523" table:display="true" table:show-details="true"/>
                <table:data-pilot-member table:name="8524" table:display="true" table:show-details="true"/>
                <table:data-pilot-member table:name="8526" table:display="true" table:show-details="true"/>
                <table:data-pilot-member table:name="8530" table:display="true" table:show-details="true"/>
                <table:data-pilot-member table:name="8548" table:display="true" table:show-details="true"/>
                <table:data-pilot-member table:name="8549" table:display="true" table:show-details="true"/>
                <table:data-pilot-member table:name="8559" table:display="true" table:show-details="true"/>
                <table:data-pilot-member table:name="8563" table:display="true" table:show-details="true"/>
                <table:data-pilot-member table:name="8577" table:display="true" table:show-details="true"/>
                <table:data-pilot-member table:name="8580" table:display="true" table:show-details="true"/>
                <table:data-pilot-member table:name="8589" table:display="true" table:show-details="true"/>
                <table:data-pilot-member table:name="8593" table:display="true" table:show-details="true"/>
                <table:data-pilot-member table:name="8599" table:display="true" table:show-details="true"/>
                <table:data-pilot-member table:name="8600" table:display="true" table:show-details="true"/>
                <table:data-pilot-member table:name="8620" table:display="true" table:show-details="true"/>
                <table:data-pilot-member table:name="8621" table:display="true" table:show-details="true"/>
                <table:data-pilot-member table:name="8626" table:display="true" table:show-details="true"/>
                <table:data-pilot-member table:name="8655" table:display="true" table:show-details="true"/>
                <table:data-pilot-member table:name="8673" table:display="true" table:show-details="true"/>
                <table:data-pilot-member table:name="8679" table:display="true" table:show-details="true"/>
                <table:data-pilot-member table:name="8683" table:display="true" table:show-details="true"/>
                <table:data-pilot-member table:name="8725" table:display="true" table:show-details="true"/>
                <table:data-pilot-member table:name="8726" table:display="true" table:show-details="true"/>
                <table:data-pilot-member table:name="8746" table:display="true" table:show-details="true"/>
                <table:data-pilot-member table:name="8790" table:display="true" table:show-details="true"/>
                <table:data-pilot-member table:name="8791" table:display="true" table:show-details="true"/>
                <table:data-pilot-member table:name="8799" table:display="true" table:show-details="true"/>
                <table:data-pilot-member table:name="8813" table:display="true" table:show-details="true"/>
                <table:data-pilot-member table:name="8818" table:display="true" table:show-details="true"/>
                <table:data-pilot-member table:name="8819" table:display="true" table:show-details="true"/>
                <table:data-pilot-member table:name="8832" table:display="true" table:show-details="true"/>
                <table:data-pilot-member table:name="8835" table:display="true" table:show-details="true"/>
                <table:data-pilot-member table:name="8836" table:display="true" table:show-details="true"/>
                <table:data-pilot-member table:name="8837" table:display="true" table:show-details="true"/>
                <table:data-pilot-member table:name="8852" table:display="true" table:show-details="true"/>
                <table:data-pilot-member table:name="8855" table:display="true" table:show-details="true"/>
                <table:data-pilot-member table:name="8880" table:display="true" table:show-details="true"/>
                <table:data-pilot-member table:name="8888" table:display="true" table:show-details="true"/>
                <table:data-pilot-member table:name="8891" table:display="true" table:show-details="true"/>
                <table:data-pilot-member table:name="8910" table:display="true" table:show-details="true"/>
                <table:data-pilot-member table:name="8913" table:display="true" table:show-details="true"/>
                <table:data-pilot-member table:name="8916" table:display="true" table:show-details="true"/>
                <table:data-pilot-member table:name="8917" table:display="true" table:show-details="true"/>
                <table:data-pilot-member table:name="8974" table:display="true" table:show-details="true"/>
                <table:data-pilot-member table:name="8979" table:display="true" table:show-details="true"/>
                <table:data-pilot-member table:name="8983" table:display="true" table:show-details="true"/>
                <table:data-pilot-member table:name="8986" table:display="true" table:show-details="true"/>
                <table:data-pilot-member table:name="8989" table:display="true" table:show-details="true"/>
                <table:data-pilot-member table:name="8996" table:display="true" table:show-details="true"/>
                <table:data-pilot-member table:name="9002" table:display="true" table:show-details="true"/>
                <table:data-pilot-member table:name="9004" table:display="true" table:show-details="true"/>
                <table:data-pilot-member table:name="9009" table:display="true" table:show-details="true"/>
                <table:data-pilot-member table:name="9016" table:display="true" table:show-details="true"/>
                <table:data-pilot-member table:name="9021" table:display="true" table:show-details="true"/>
                <table:data-pilot-member table:name="9024" table:display="true" table:show-details="true"/>
                <table:data-pilot-member table:name="9029" table:display="true" table:show-details="true"/>
                <table:data-pilot-member table:name="9033" table:display="true" table:show-details="true"/>
                <table:data-pilot-member table:name="9044" table:display="true" table:show-details="true"/>
                <table:data-pilot-member table:name="9055" table:display="true" table:show-details="true"/>
                <table:data-pilot-member table:name="9057" table:display="true" table:show-details="true"/>
                <table:data-pilot-member table:name="9070" table:display="true" table:show-details="true"/>
                <table:data-pilot-member table:name="9071" table:display="true" table:show-details="true"/>
                <table:data-pilot-member table:name="9075" table:display="true" table:show-details="true"/>
                <table:data-pilot-member table:name="9076" table:display="true" table:show-details="true"/>
                <table:data-pilot-member table:name="9090" table:display="true" table:show-details="true"/>
                <table:data-pilot-member table:name="9093" table:display="true" table:show-details="true"/>
                <table:data-pilot-member table:name="9104" table:display="true" table:show-details="true"/>
                <table:data-pilot-member table:name="9108" table:display="true" table:show-details="true"/>
                <table:data-pilot-member table:name="9120" table:display="true" table:show-details="true"/>
                <table:data-pilot-member table:name="9121" table:display="true" table:show-details="true"/>
                <table:data-pilot-member table:name="9142" table:display="true" table:show-details="true"/>
                <table:data-pilot-member table:name="9144" table:display="true" table:show-details="true"/>
                <table:data-pilot-member table:name="9145" table:display="true" table:show-details="true"/>
                <table:data-pilot-member table:name="9160" table:display="true" table:show-details="true"/>
                <table:data-pilot-member table:name="9165" table:display="true" table:show-details="true"/>
                <table:data-pilot-member table:name="9172" table:display="true" table:show-details="true"/>
                <table:data-pilot-member table:name="9190" table:display="true" table:show-details="true"/>
                <table:data-pilot-member table:name="9192" table:display="true" table:show-details="true"/>
                <table:data-pilot-member table:name="9207" table:display="true" table:show-details="true"/>
                <table:data-pilot-member table:name="9212" table:display="true" table:show-details="true"/>
                <table:data-pilot-member table:name="9235" table:display="true" table:show-details="true"/>
                <table:data-pilot-member table:name="9236" table:display="true" table:show-details="true"/>
                <table:data-pilot-member table:name="9237" table:display="true" table:show-details="true"/>
                <table:data-pilot-member table:name="9238" table:display="true" table:show-details="true"/>
                <table:data-pilot-member table:name="9241" table:display="true" table:show-details="true"/>
                <table:data-pilot-member table:name="9244" table:display="true" table:show-details="true"/>
                <table:data-pilot-member table:name="9248" table:display="true" table:show-details="true"/>
                <table:data-pilot-member table:name="9253" table:display="true" table:show-details="true"/>
                <table:data-pilot-member table:name="9255" table:display="true" table:show-details="true"/>
                <table:data-pilot-member table:name="9277" table:display="true" table:show-details="true"/>
                <table:data-pilot-member table:name="9308" table:display="true" table:show-details="true"/>
                <table:data-pilot-member table:name="9324" table:display="true" table:show-details="true"/>
                <table:data-pilot-member table:name="9331" table:display="true" table:show-details="true"/>
                <table:data-pilot-member table:name="9332" table:display="true" table:show-details="true"/>
                <table:data-pilot-member table:name="9344" table:display="true" table:show-details="true"/>
                <table:data-pilot-member table:name="9353" table:display="true" table:show-details="true"/>
                <table:data-pilot-member table:name="9355" table:display="true" table:show-details="true"/>
                <table:data-pilot-member table:name="9370" table:display="true" table:show-details="true"/>
                <table:data-pilot-member table:name="9374" table:display="true" table:show-details="true"/>
                <table:data-pilot-member table:name="9382" table:display="true" table:show-details="true"/>
                <table:data-pilot-member table:name="9383" table:display="true" table:show-details="true"/>
                <table:data-pilot-member table:name="9386" table:display="true" table:show-details="true"/>
                <table:data-pilot-member table:name="9388" table:display="true" table:show-details="true"/>
                <table:data-pilot-member table:name="9404" table:display="true" table:show-details="true"/>
                <table:data-pilot-member table:name="9408" table:display="true" table:show-details="true"/>
                <table:data-pilot-member table:name="9409" table:display="true" table:show-details="true"/>
                <table:data-pilot-member table:name="9429" table:display="true" table:show-details="true"/>
                <table:data-pilot-member table:name="9434" table:display="true" table:show-details="true"/>
                <table:data-pilot-member table:name="9437" table:display="true" table:show-details="true"/>
                <table:data-pilot-member table:name="9453" table:display="true" table:show-details="true"/>
                <table:data-pilot-member table:name="9473" table:display="true" table:show-details="true"/>
                <table:data-pilot-member table:name="9485" table:display="true" table:show-details="true"/>
                <table:data-pilot-member table:name="9501" table:display="true" table:show-details="true"/>
                <table:data-pilot-member table:name="9533" table:display="true" table:show-details="true"/>
                <table:data-pilot-member table:name="9547" table:display="true" table:show-details="true"/>
                <table:data-pilot-member table:name="9553" table:display="true" table:show-details="true"/>
                <table:data-pilot-member table:name="9563" table:display="true" table:show-details="true"/>
                <table:data-pilot-member table:name="9564" table:display="true" table:show-details="true"/>
                <table:data-pilot-member table:name="9574" table:display="true" table:show-details="true"/>
                <table:data-pilot-member table:name="9580" table:display="true" table:show-details="true"/>
                <table:data-pilot-member table:name="9583" table:display="true" table:show-details="true"/>
                <table:data-pilot-member table:name="9585" table:display="true" table:show-details="true"/>
                <table:data-pilot-member table:name="9590" table:display="true" table:show-details="true"/>
                <table:data-pilot-member table:name="9599" table:display="true" table:show-details="true"/>
                <table:data-pilot-member table:name="9610" table:display="true" table:show-details="true"/>
                <table:data-pilot-member table:name="9619" table:display="true" table:show-details="true"/>
                <table:data-pilot-member table:name="9633" table:display="true" table:show-details="true"/>
                <table:data-pilot-member table:name="9676" table:display="true" table:show-details="true"/>
                <table:data-pilot-member table:name="9681" table:display="true" table:show-details="true"/>
                <table:data-pilot-member table:name="9683" table:display="true" table:show-details="true"/>
                <table:data-pilot-member table:name="9711" table:display="true" table:show-details="true"/>
                <table:data-pilot-member table:name="9732" table:display="true" table:show-details="true"/>
                <table:data-pilot-member table:name="9739" table:display="true" table:show-details="true"/>
                <table:data-pilot-member table:name="9744" table:display="true" table:show-details="true"/>
                <table:data-pilot-member table:name="9748" table:display="true" table:show-details="true"/>
                <table:data-pilot-member table:name="9756" table:display="true" table:show-details="true"/>
                <table:data-pilot-member table:name="9759" table:display="true" table:show-details="true"/>
                <table:data-pilot-member table:name="9761" table:display="true" table:show-details="true"/>
                <table:data-pilot-member table:name="9763" table:display="true" table:show-details="true"/>
                <table:data-pilot-member table:name="9764" table:display="true" table:show-details="true"/>
                <table:data-pilot-member table:name="9775" table:display="true" table:show-details="true"/>
                <table:data-pilot-member table:name="9783" table:display="true" table:show-details="true"/>
                <table:data-pilot-member table:name="9792" table:display="true" table:show-details="true"/>
                <table:data-pilot-member table:name="9808" table:display="true" table:show-details="true"/>
                <table:data-pilot-member table:name="9851" table:display="true" table:show-details="true"/>
                <table:data-pilot-member table:name="9857" table:display="true" table:show-details="true"/>
                <table:data-pilot-member table:name="9866" table:display="true" table:show-details="true"/>
                <table:data-pilot-member table:name="9888" table:display="true" table:show-details="true"/>
                <table:data-pilot-member table:name="9895" table:display="true" table:show-details="true"/>
                <table:data-pilot-member table:name="9896" table:display="true" table:show-details="true"/>
                <table:data-pilot-member table:name="9916" table:display="true" table:show-details="true"/>
                <table:data-pilot-member table:name="9936" table:display="true" table:show-details="true"/>
                <table:data-pilot-member table:name="9938" table:display="true" table:show-details="true"/>
                <table:data-pilot-member table:name="9941" table:display="true" table:show-details="true"/>
                <table:data-pilot-member table:name="9948" table:display="true" table:show-details="true"/>
                <table:data-pilot-member table:name="9957" table:display="true" table:show-details="true"/>
                <table:data-pilot-member table:name="9965" table:display="true" table:show-details="true"/>
                <table:data-pilot-member table:name="9966" table:display="true" table:show-details="true"/>
                <table:data-pilot-member table:name="9992" table:display="true" table:show-details="true"/>
                <table:data-pilot-member table:name="9997" table:display="true" table:show-details="true"/>
                <table:data-pilot-member table:name="10001" table:display="true" table:show-details="true"/>
                <table:data-pilot-member table:name="10002" table:display="true" table:show-details="true"/>
                <table:data-pilot-member table:name="10014" table:display="true" table:show-details="true"/>
                <table:data-pilot-member table:name="10025" table:display="true" table:show-details="true"/>
                <table:data-pilot-member table:name="10030" table:display="true" table:show-details="true"/>
                <table:data-pilot-member table:name="10036" table:display="true" table:show-details="true"/>
                <table:data-pilot-member table:name="10042" table:display="true" table:show-details="true"/>
                <table:data-pilot-member table:name="10063" table:display="true" table:show-details="true"/>
                <table:data-pilot-member table:name="10065" table:display="true" table:show-details="true"/>
                <table:data-pilot-member table:name="10098" table:display="true" table:show-details="true"/>
                <table:data-pilot-member table:name="10108" table:display="true" table:show-details="true"/>
                <table:data-pilot-member table:name="10117" table:display="true" table:show-details="true"/>
                <table:data-pilot-member table:name="10135" table:display="true" table:show-details="true"/>
                <table:data-pilot-member table:name="10146" table:display="true" table:show-details="true"/>
                <table:data-pilot-member table:name="10160" table:display="true" table:show-details="true"/>
                <table:data-pilot-member table:name="10164" table:display="true" table:show-details="true"/>
                <table:data-pilot-member table:name="10176" table:display="true" table:show-details="true"/>
                <table:data-pilot-member table:name="10178" table:display="true" table:show-details="true"/>
                <table:data-pilot-member table:name="10189" table:display="true" table:show-details="true"/>
                <table:data-pilot-member table:name="10190" table:display="true" table:show-details="true"/>
                <table:data-pilot-member table:name="10194" table:display="true" table:show-details="true"/>
                <table:data-pilot-member table:name="10200" table:display="true" table:show-details="true"/>
                <table:data-pilot-member table:name="10220" table:display="true" table:show-details="true"/>
                <table:data-pilot-member table:name="10233" table:display="true" table:show-details="true"/>
                <table:data-pilot-member table:name="10255" table:display="true" table:show-details="true"/>
                <table:data-pilot-member table:name="10270" table:display="true" table:show-details="true"/>
                <table:data-pilot-member table:name="10295" table:display="true" table:show-details="true"/>
                <table:data-pilot-member table:name="10310" table:display="true" table:show-details="true"/>
                <table:data-pilot-member table:name="10312" table:display="true" table:show-details="true"/>
                <table:data-pilot-member table:name="10313" table:display="true" table:show-details="true"/>
                <table:data-pilot-member table:name="10319" table:display="true" table:show-details="true"/>
                <table:data-pilot-member table:name="10320" table:display="true" table:show-details="true"/>
                <table:data-pilot-member table:name="10324" table:display="true" table:show-details="true"/>
                <table:data-pilot-member table:name="10333" table:display="true" table:show-details="true"/>
                <table:data-pilot-member table:name="10334" table:display="true" table:show-details="true"/>
                <table:data-pilot-member table:name="10345" table:display="true" table:show-details="true"/>
                <table:data-pilot-member table:name="10368" table:display="true" table:show-details="true"/>
                <table:data-pilot-member table:name="10375" table:display="true" table:show-details="true"/>
                <table:data-pilot-member table:name="10386" table:display="true" table:show-details="true"/>
                <table:data-pilot-member table:name="10404" table:display="true" table:show-details="true"/>
                <table:data-pilot-member table:name="10428" table:display="true" table:show-details="true"/>
                <table:data-pilot-member table:name="10429" table:display="true" table:show-details="true"/>
                <table:data-pilot-member table:name="10441" table:display="true" table:show-details="true"/>
                <table:data-pilot-member table:name="10452" table:display="true" table:show-details="true"/>
                <table:data-pilot-member table:name="10464" table:display="true" table:show-details="true"/>
                <table:data-pilot-member table:name="10474" table:display="true" table:show-details="true"/>
                <table:data-pilot-member table:name="10494" table:display="true" table:show-details="true"/>
                <table:data-pilot-member table:name="10503" table:display="true" table:show-details="true"/>
                <table:data-pilot-member table:name="10509" table:display="true" table:show-details="true"/>
                <table:data-pilot-member table:name="10531" table:display="true" table:show-details="true"/>
                <table:data-pilot-member table:name="10534" table:display="true" table:show-details="true"/>
                <table:data-pilot-member table:name="10543" table:display="true" table:show-details="true"/>
                <table:data-pilot-member table:name="10550" table:display="true" table:show-details="true"/>
                <table:data-pilot-member table:name="10561" table:display="true" table:show-details="true"/>
                <table:data-pilot-member table:name="10585" table:display="true" table:show-details="true"/>
                <table:data-pilot-member table:name="10589" table:display="true" table:show-details="true"/>
                <table:data-pilot-member table:name="10593" table:display="true" table:show-details="true"/>
                <table:data-pilot-member table:name="10610" table:display="true" table:show-details="true"/>
                <table:data-pilot-member table:name="10611" table:display="true" table:show-details="true"/>
                <table:data-pilot-member table:name="10620" table:display="true" table:show-details="true"/>
                <table:data-pilot-member table:name="10623" table:display="true" table:show-details="true"/>
                <table:data-pilot-member table:name="10635" table:display="true" table:show-details="true"/>
                <table:data-pilot-member table:name="10647" table:display="true" table:show-details="true"/>
                <table:data-pilot-member table:name="10657" table:display="true" table:show-details="true"/>
                <table:data-pilot-member table:name="10673" table:display="true" table:show-details="true"/>
                <table:data-pilot-member table:name="10680" table:display="true" table:show-details="true"/>
                <table:data-pilot-member table:name="10686" table:display="true" table:show-details="true"/>
                <table:data-pilot-member table:name="10690" table:display="true" table:show-details="true"/>
                <table:data-pilot-member table:name="10692" table:display="true" table:show-details="true"/>
                <table:data-pilot-member table:name="10694" table:display="true" table:show-details="true"/>
                <table:data-pilot-member table:name="10698" table:display="true" table:show-details="true"/>
                <table:data-pilot-member table:name="10722" table:display="true" table:show-details="true"/>
                <table:data-pilot-member table:name="10724" table:display="true" table:show-details="true"/>
                <table:data-pilot-member table:name="10730" table:display="true" table:show-details="true"/>
                <table:data-pilot-member table:name="10738" table:display="true" table:show-details="true"/>
                <table:data-pilot-member table:name="10749" table:display="true" table:show-details="true"/>
                <table:data-pilot-member table:name="10756" table:display="true" table:show-details="true"/>
                <table:data-pilot-member table:name="10771" table:display="true" table:show-details="true"/>
                <table:data-pilot-member table:name="10830" table:display="true" table:show-details="true"/>
                <table:data-pilot-member table:name="10838" table:display="true" table:show-details="true"/>
                <table:data-pilot-member table:name="10842" table:display="true" table:show-details="true"/>
                <table:data-pilot-member table:name="10848" table:display="true" table:show-details="true"/>
                <table:data-pilot-member table:name="10852" table:display="true" table:show-details="true"/>
                <table:data-pilot-member table:name="10864" table:display="true" table:show-details="true"/>
                <table:data-pilot-member table:name="10889" table:display="true" table:show-details="true"/>
                <table:data-pilot-member table:name="10895" table:display="true" table:show-details="true"/>
                <table:data-pilot-member table:name="10908" table:display="true" table:show-details="true"/>
                <table:data-pilot-member table:name="10910" table:display="true" table:show-details="true"/>
                <table:data-pilot-member table:name="10912" table:display="true" table:show-details="true"/>
                <table:data-pilot-member table:name="10919" table:display="true" table:show-details="true"/>
                <table:data-pilot-member table:name="10947" table:display="true" table:show-details="true"/>
                <table:data-pilot-member table:name="10954" table:display="true" table:show-details="true"/>
                <table:data-pilot-member table:name="10964" table:display="true" table:show-details="true"/>
                <table:data-pilot-member table:name="10968" table:display="true" table:show-details="true"/>
                <table:data-pilot-member table:name="10973" table:display="true" table:show-details="true"/>
                <table:data-pilot-member table:name="10993" table:display="true" table:show-details="true"/>
                <table:data-pilot-member table:name="11029" table:display="true" table:show-details="true"/>
                <table:data-pilot-member table:name="11044" table:display="true" table:show-details="true"/>
                <table:data-pilot-member table:name="11048" table:display="true" table:show-details="true"/>
                <table:data-pilot-member table:name="11058" table:display="true" table:show-details="true"/>
                <table:data-pilot-member table:name="11062" table:display="true" table:show-details="true"/>
                <table:data-pilot-member table:name="11063" table:display="true" table:show-details="true"/>
                <table:data-pilot-member table:name="11078" table:display="true" table:show-details="true"/>
                <table:data-pilot-member table:name="11101" table:display="true" table:show-details="true"/>
                <table:data-pilot-member table:name="11123" table:display="true" table:show-details="true"/>
                <table:data-pilot-member table:name="11125" table:display="true" table:show-details="true"/>
                <table:data-pilot-member table:name="11140" table:display="true" table:show-details="true"/>
                <table:data-pilot-member table:name="11147" table:display="true" table:show-details="true"/>
                <table:data-pilot-member table:name="11152" table:display="true" table:show-details="true"/>
                <table:data-pilot-member table:name="11172" table:display="true" table:show-details="true"/>
                <table:data-pilot-member table:name="11177" table:display="true" table:show-details="true"/>
                <table:data-pilot-member table:name="11211" table:display="true" table:show-details="true"/>
                <table:data-pilot-member table:name="11221" table:display="true" table:show-details="true"/>
                <table:data-pilot-member table:name="11225" table:display="true" table:show-details="true"/>
                <table:data-pilot-member table:name="11230" table:display="true" table:show-details="true"/>
                <table:data-pilot-member table:name="11244" table:display="true" table:show-details="true"/>
                <table:data-pilot-member table:name="11245" table:display="true" table:show-details="true"/>
                <table:data-pilot-member table:name="11247" table:display="true" table:show-details="true"/>
                <table:data-pilot-member table:name="11248" table:display="true" table:show-details="true"/>
                <table:data-pilot-member table:name="11257" table:display="true" table:show-details="true"/>
                <table:data-pilot-member table:name="11268" table:display="true" table:show-details="true"/>
                <table:data-pilot-member table:name="11291" table:display="true" table:show-details="true"/>
                <table:data-pilot-member table:name="11294" table:display="true" table:show-details="true"/>
                <table:data-pilot-member table:name="11297" table:display="true" table:show-details="true"/>
                <table:data-pilot-member table:name="11316" table:display="true" table:show-details="true"/>
                <table:data-pilot-member table:name="11334" table:display="true" table:show-details="true"/>
                <table:data-pilot-member table:name="11347" table:display="true" table:show-details="true"/>
                <table:data-pilot-member table:name="11348" table:display="true" table:show-details="true"/>
                <table:data-pilot-member table:name="11360" table:display="true" table:show-details="true"/>
                <table:data-pilot-member table:name="11362" table:display="true" table:show-details="true"/>
                <table:data-pilot-member table:name="11399" table:display="true" table:show-details="true"/>
                <table:data-pilot-member table:name="11401" table:display="true" table:show-details="true"/>
                <table:data-pilot-member table:name="11420" table:display="true" table:show-details="true"/>
                <table:data-pilot-member table:name="11423" table:display="true" table:show-details="true"/>
                <table:data-pilot-member table:name="11437" table:display="true" table:show-details="true"/>
                <table:data-pilot-member table:name="11440" table:display="true" table:show-details="true"/>
                <table:data-pilot-member table:name="11450" table:display="true" table:show-details="true"/>
                <table:data-pilot-member table:name="11457" table:display="true" table:show-details="true"/>
                <table:data-pilot-member table:name="11475" table:display="true" table:show-details="true"/>
                <table:data-pilot-member table:name="11483" table:display="true" table:show-details="true"/>
                <table:data-pilot-member table:name="11493" table:display="true" table:show-details="true"/>
                <table:data-pilot-member table:name="11497" table:display="true" table:show-details="true"/>
                <table:data-pilot-member table:name="11509" table:display="true" table:show-details="true"/>
                <table:data-pilot-member table:name="11513" table:display="true" table:show-details="true"/>
                <table:data-pilot-member table:name="11522" table:display="true" table:show-details="true"/>
                <table:data-pilot-member table:name="11523" table:display="true" table:show-details="true"/>
                <table:data-pilot-member table:name="11528" table:display="true" table:show-details="true"/>
                <table:data-pilot-member table:name="11540" table:display="true" table:show-details="true"/>
                <table:data-pilot-member table:name="11561" table:display="true" table:show-details="true"/>
                <table:data-pilot-member table:name="11585" table:display="true" table:show-details="true"/>
                <table:data-pilot-member table:name="11609" table:display="true" table:show-details="true"/>
                <table:data-pilot-member table:name="11618" table:display="true" table:show-details="true"/>
                <table:data-pilot-member table:name="11630" table:display="true" table:show-details="true"/>
                <table:data-pilot-member table:name="11634" table:display="true" table:show-details="true"/>
                <table:data-pilot-member table:name="11635" table:display="true" table:show-details="true"/>
                <table:data-pilot-member table:name="11661" table:display="true" table:show-details="true"/>
                <table:data-pilot-member table:name="11668" table:display="true" table:show-details="true"/>
                <table:data-pilot-member table:name="11677" table:display="true" table:show-details="true"/>
                <table:data-pilot-member table:name="11685" table:display="true" table:show-details="true"/>
                <table:data-pilot-member table:name="11691" table:display="true" table:show-details="true"/>
                <table:data-pilot-member table:name="11697" table:display="true" table:show-details="true"/>
                <table:data-pilot-member table:name="11703" table:display="true" table:show-details="true"/>
                <table:data-pilot-member table:name="11707" table:display="true" table:show-details="true"/>
                <table:data-pilot-member table:name="11710" table:display="true" table:show-details="true"/>
                <table:data-pilot-member table:name="11721" table:display="true" table:show-details="true"/>
                <table:data-pilot-member table:name="11742" table:display="true" table:show-details="true"/>
                <table:data-pilot-member table:name="11743" table:display="true" table:show-details="true"/>
                <table:data-pilot-member table:name="11760" table:display="true" table:show-details="true"/>
                <table:data-pilot-member table:name="11762" table:display="true" table:show-details="true"/>
                <table:data-pilot-member table:name="11767" table:display="true" table:show-details="true"/>
                <table:data-pilot-member table:name="11773" table:display="true" table:show-details="true"/>
                <table:data-pilot-member table:name="11780" table:display="true" table:show-details="true"/>
                <table:data-pilot-member table:name="11782" table:display="true" table:show-details="true"/>
                <table:data-pilot-member table:name="11796" table:display="true" table:show-details="true"/>
                <table:data-pilot-member table:name="11798" table:display="true" table:show-details="true"/>
                <table:data-pilot-member table:name="11805" table:display="true" table:show-details="true"/>
                <table:data-pilot-member table:name="11812" table:display="true" table:show-details="true"/>
                <table:data-pilot-member table:name="11816" table:display="true" table:show-details="true"/>
                <table:data-pilot-member table:name="11825" table:display="true" table:show-details="true"/>
                <table:data-pilot-member table:name="11833" table:display="true" table:show-details="true"/>
                <table:data-pilot-member table:name="11839" table:display="true" table:show-details="true"/>
                <table:data-pilot-member table:name="11847" table:display="true" table:show-details="true"/>
                <table:data-pilot-member table:name="11858" table:display="true" table:show-details="true"/>
                <table:data-pilot-member table:name="11885" table:display="true" table:show-details="true"/>
                <table:data-pilot-member table:name="11890" table:display="true" table:show-details="true"/>
                <table:data-pilot-member table:name="11907" table:display="true" table:show-details="true"/>
                <table:data-pilot-member table:name="11910" table:display="true" table:show-details="true"/>
                <table:data-pilot-member table:name="11923" table:display="true" table:show-details="true"/>
                <table:data-pilot-member table:name="11972" table:display="true" table:show-details="true"/>
                <table:data-pilot-member table:name="11980" table:display="true" table:show-details="true"/>
                <table:data-pilot-member table:name="11987" table:display="true" table:show-details="true"/>
                <table:data-pilot-member table:name="11988" table:display="true" table:show-details="true"/>
                <table:data-pilot-member table:name="11991" table:display="true" table:show-details="true"/>
                <table:data-pilot-member table:name="12000" table:display="true" table:show-details="true"/>
                <table:data-pilot-member table:name="12007" table:display="true" table:show-details="true"/>
                <table:data-pilot-member table:name="12011" table:display="true" table:show-details="true"/>
                <table:data-pilot-member table:name="12022" table:display="true" table:show-details="true"/>
                <table:data-pilot-member table:name="12026" table:display="true" table:show-details="true"/>
                <table:data-pilot-member table:name="12027" table:display="true" table:show-details="true"/>
                <table:data-pilot-member table:name="12046" table:display="true" table:show-details="true"/>
                <table:data-pilot-member table:name="12048" table:display="true" table:show-details="true"/>
                <table:data-pilot-member table:name="12054" table:display="true" table:show-details="true"/>
                <table:data-pilot-member table:name="12056" table:display="true" table:show-details="true"/>
                <table:data-pilot-member table:name="12057" table:display="true" table:show-details="true"/>
                <table:data-pilot-member table:name="12061" table:display="true" table:show-details="true"/>
                <table:data-pilot-member table:name="12063" table:display="true" table:show-details="true"/>
                <table:data-pilot-member table:name="12084" table:display="true" table:show-details="true"/>
                <table:data-pilot-member table:name="12102" table:display="true" table:show-details="true"/>
                <table:data-pilot-member table:name="12109" table:display="true" table:show-details="true"/>
                <table:data-pilot-member table:name="12115" table:display="true" table:show-details="true"/>
                <table:data-pilot-member table:name="12143" table:display="true" table:show-details="true"/>
                <table:data-pilot-member table:name="12156" table:display="true" table:show-details="true"/>
                <table:data-pilot-member table:name="12165" table:display="true" table:show-details="true"/>
                <table:data-pilot-member table:name="12168" table:display="true" table:show-details="true"/>
                <table:data-pilot-member table:name="12199" table:display="true" table:show-details="true"/>
                <table:data-pilot-member table:name="12210" table:display="true" table:show-details="true"/>
                <table:data-pilot-member table:name="12224" table:display="true" table:show-details="true"/>
                <table:data-pilot-member table:name="12229" table:display="true" table:show-details="true"/>
                <table:data-pilot-member table:name="12231" table:display="true" table:show-details="true"/>
                <table:data-pilot-member table:name="12241" table:display="true" table:show-details="true"/>
                <table:data-pilot-member table:name="12248" table:display="true" table:show-details="true"/>
                <table:data-pilot-member table:name="12275" table:display="true" table:show-details="true"/>
                <table:data-pilot-member table:name="12282" table:display="true" table:show-details="true"/>
                <table:data-pilot-member table:name="12284" table:display="true" table:show-details="true"/>
                <table:data-pilot-member table:name="12293" table:display="true" table:show-details="true"/>
                <table:data-pilot-member table:name="12296" table:display="true" table:show-details="true"/>
                <table:data-pilot-member table:name="12303" table:display="true" table:show-details="true"/>
                <table:data-pilot-member table:name="12310" table:display="true" table:show-details="true"/>
                <table:data-pilot-member table:name="12328" table:display="true" table:show-details="true"/>
                <table:data-pilot-member table:name="12339" table:display="true" table:show-details="true"/>
                <table:data-pilot-member table:name="12347" table:display="true" table:show-details="true"/>
                <table:data-pilot-member table:name="12348" table:display="true" table:show-details="true"/>
                <table:data-pilot-member table:name="12363" table:display="true" table:show-details="true"/>
                <table:data-pilot-member table:name="12376" table:display="true" table:show-details="true"/>
                <table:data-pilot-member table:name="12377" table:display="true" table:show-details="true"/>
                <table:data-pilot-member table:name="12380" table:display="true" table:show-details="true"/>
                <table:data-pilot-member table:name="12385" table:display="true" table:show-details="true"/>
                <table:data-pilot-member table:name="12394" table:display="true" table:show-details="true"/>
                <table:data-pilot-member table:name="12406" table:display="true" table:show-details="true"/>
                <table:data-pilot-member table:name="12426" table:display="true" table:show-details="true"/>
                <table:data-pilot-member table:name="12429" table:display="true" table:show-details="true"/>
                <table:data-pilot-member table:name="12443" table:display="true" table:show-details="true"/>
                <table:data-pilot-member table:name="12485" table:display="true" table:show-details="true"/>
                <table:data-pilot-member table:name="12515" table:display="true" table:show-details="true"/>
                <table:data-pilot-member table:name="12519" table:display="true" table:show-details="true"/>
                <table:data-pilot-member table:name="12525" table:display="true" table:show-details="true"/>
                <table:data-pilot-member table:name="12531" table:display="true" table:show-details="true"/>
                <table:data-pilot-member table:name="12536" table:display="true" table:show-details="true"/>
                <table:data-pilot-member table:name="12541" table:display="true" table:show-details="true"/>
                <table:data-pilot-member table:name="12544" table:display="true" table:show-details="true"/>
                <table:data-pilot-member table:name="12550" table:display="true" table:show-details="true"/>
                <table:data-pilot-member table:name="12563" table:display="true" table:show-details="true"/>
                <table:data-pilot-member table:name="12566" table:display="true" table:show-details="true"/>
                <table:data-pilot-member table:name="12571" table:display="true" table:show-details="true"/>
                <table:data-pilot-member table:name="12574" table:display="true" table:show-details="true"/>
                <table:data-pilot-member table:name="12618" table:display="true" table:show-details="true"/>
                <table:data-pilot-member table:name="12623" table:display="true" table:show-details="true"/>
                <table:data-pilot-member table:name="12626" table:display="true" table:show-details="true"/>
                <table:data-pilot-member table:name="12631" table:display="true" table:show-details="true"/>
                <table:data-pilot-member table:name="12637" table:display="true" table:show-details="true"/>
                <table:data-pilot-member table:name="12638" table:display="true" table:show-details="true"/>
                <table:data-pilot-member table:name="12640" table:display="true" table:show-details="true"/>
                <table:data-pilot-member table:name="12673" table:display="true" table:show-details="true"/>
                <table:data-pilot-member table:name="12678" table:display="true" table:show-details="true"/>
                <table:data-pilot-member table:name="12692" table:display="true" table:show-details="true"/>
                <table:data-pilot-member table:name="12706" table:display="true" table:show-details="true"/>
                <table:data-pilot-member table:name="12709" table:display="true" table:show-details="true"/>
                <table:data-pilot-member table:name="12724" table:display="true" table:show-details="true"/>
                <table:data-pilot-member table:name="12727" table:display="true" table:show-details="true"/>
                <table:data-pilot-member table:name="12733" table:display="true" table:show-details="true"/>
                <table:data-pilot-member table:name="12737" table:display="true" table:show-details="true"/>
                <table:data-pilot-member table:name="12751" table:display="true" table:show-details="true"/>
                <table:data-pilot-member table:name="12754" table:display="true" table:show-details="true"/>
                <table:data-pilot-member table:name="12756" table:display="true" table:show-details="true"/>
                <table:data-pilot-member table:name="12760" table:display="true" table:show-details="true"/>
                <table:data-pilot-member table:name="12766" table:display="true" table:show-details="true"/>
                <table:data-pilot-member table:name="12772" table:display="true" table:show-details="true"/>
                <table:data-pilot-member table:name="12773" table:display="true" table:show-details="true"/>
                <table:data-pilot-member table:name="12801" table:display="true" table:show-details="true"/>
                <table:data-pilot-member table:name="12806" table:display="true" table:show-details="true"/>
                <table:data-pilot-member table:name="12817" table:display="true" table:show-details="true"/>
                <table:data-pilot-member table:name="12827" table:display="true" table:show-details="true"/>
                <table:data-pilot-member table:name="12838" table:display="true" table:show-details="true"/>
                <table:data-pilot-member table:name="12851" table:display="true" table:show-details="true"/>
                <table:data-pilot-member table:name="12859" table:display="true" table:show-details="true"/>
                <table:data-pilot-member table:name="12860" table:display="true" table:show-details="true"/>
                <table:data-pilot-member table:name="12874" table:display="true" table:show-details="true"/>
                <table:data-pilot-member table:name="12883" table:display="true" table:show-details="true"/>
                <table:data-pilot-member table:name="12893" table:display="true" table:show-details="true"/>
                <table:data-pilot-member table:name="12906" table:display="true" table:show-details="true"/>
                <table:data-pilot-member table:name="12925" table:display="true" table:show-details="true"/>
                <table:data-pilot-member table:name="12926" table:display="true" table:show-details="true"/>
                <table:data-pilot-member table:name="12953" table:display="true" table:show-details="true"/>
                <table:data-pilot-member table:name="12961" table:display="true" table:show-details="true"/>
                <table:data-pilot-member table:name="12963" table:display="true" table:show-details="true"/>
                <table:data-pilot-member table:name="12973" table:display="true" table:show-details="true"/>
                <table:data-pilot-member table:name="12988" table:display="true" table:show-details="true"/>
                <table:data-pilot-member table:name="13005" table:display="true" table:show-details="true"/>
                <table:data-pilot-member table:name="13020" table:display="true" table:show-details="true"/>
                <table:data-pilot-member table:name="13023" table:display="true" table:show-details="true"/>
                <table:data-pilot-member table:name="13042" table:display="true" table:show-details="true"/>
                <table:data-pilot-member table:name="13067" table:display="true" table:show-details="true"/>
                <table:data-pilot-member table:name="13083" table:display="true" table:show-details="true"/>
                <table:data-pilot-member table:name="13103" table:display="true" table:show-details="true"/>
                <table:data-pilot-member table:name="13104" table:display="true" table:show-details="true"/>
                <table:data-pilot-member table:name="13120" table:display="true" table:show-details="true"/>
                <table:data-pilot-member table:name="13138" table:display="true" table:show-details="true"/>
                <table:data-pilot-member table:name="13140" table:display="true" table:show-details="true"/>
                <table:data-pilot-member table:name="13142" table:display="true" table:show-details="true"/>
                <table:data-pilot-member table:name="13145" table:display="true" table:show-details="true"/>
                <table:data-pilot-member table:name="13146" table:display="true" table:show-details="true"/>
                <table:data-pilot-member table:name="13157" table:display="true" table:show-details="true"/>
                <table:data-pilot-member table:name="13161" table:display="true" table:show-details="true"/>
                <table:data-pilot-member table:name="13163" table:display="true" table:show-details="true"/>
                <table:data-pilot-member table:name="13183" table:display="true" table:show-details="true"/>
                <table:data-pilot-member table:name="13193" table:display="true" table:show-details="true"/>
                <table:data-pilot-member table:name="13209" table:display="true" table:show-details="true"/>
                <table:data-pilot-member table:name="13213" table:display="true" table:show-details="true"/>
                <table:data-pilot-member table:name="13229" table:display="true" table:show-details="true"/>
                <table:data-pilot-member table:name="13231" table:display="true" table:show-details="true"/>
                <table:data-pilot-member table:name="13252" table:display="true" table:show-details="true"/>
                <table:data-pilot-member table:name="13268" table:display="true" table:show-details="true"/>
                <table:data-pilot-member table:name="13269" table:display="true" table:show-details="true"/>
                <table:data-pilot-member table:name="13275" table:display="true" table:show-details="true"/>
                <table:data-pilot-member table:name="13276" table:display="true" table:show-details="true"/>
                <table:data-pilot-member table:name="13315" table:display="true" table:show-details="true"/>
                <table:data-pilot-member table:name="13343" table:display="true" table:show-details="true"/>
                <table:data-pilot-member table:name="13344" table:display="true" table:show-details="true"/>
                <table:data-pilot-member table:name="13351" table:display="true" table:show-details="true"/>
                <table:data-pilot-member table:name="13354" table:display="true" table:show-details="true"/>
                <table:data-pilot-member table:name="13356" table:display="true" table:show-details="true"/>
                <table:data-pilot-member table:name="13369" table:display="true" table:show-details="true"/>
                <table:data-pilot-member table:name="13378" table:display="true" table:show-details="true"/>
                <table:data-pilot-member table:name="13379" table:display="true" table:show-details="true"/>
                <table:data-pilot-member table:name="13391" table:display="true" table:show-details="true"/>
                <table:data-pilot-member table:name="13454" table:display="true" table:show-details="true"/>
                <table:data-pilot-member table:name="13455" table:display="true" table:show-details="true"/>
                <table:data-pilot-member table:name="13456" table:display="true" table:show-details="true"/>
                <table:data-pilot-member table:name="13461" table:display="true" table:show-details="true"/>
                <table:data-pilot-member table:name="13469" table:display="true" table:show-details="true"/>
                <table:data-pilot-member table:name="13476" table:display="true" table:show-details="true"/>
                <table:data-pilot-member table:name="13478" table:display="true" table:show-details="true"/>
                <table:data-pilot-member table:name="13480" table:display="true" table:show-details="true"/>
                <table:data-pilot-member table:name="13486" table:display="true" table:show-details="true"/>
                <table:data-pilot-member table:name="13490" table:display="true" table:show-details="true"/>
                <table:data-pilot-member table:name="13491" table:display="true" table:show-details="true"/>
                <table:data-pilot-member table:name="13494" table:display="true" table:show-details="true"/>
                <table:data-pilot-member table:name="13511" table:display="true" table:show-details="true"/>
                <table:data-pilot-member table:name="13516" table:display="true" table:show-details="true"/>
                <table:data-pilot-member table:name="13520" table:display="true" table:show-details="true"/>
                <table:data-pilot-member table:name="13523" table:display="true" table:show-details="true"/>
                <table:data-pilot-member table:name="13529" table:display="true" table:show-details="true"/>
                <table:data-pilot-member table:name="13547" table:display="true" table:show-details="true"/>
                <table:data-pilot-member table:name="13553" table:display="true" table:show-details="true"/>
                <table:data-pilot-member table:name="13575" table:display="true" table:show-details="true"/>
                <table:data-pilot-member table:name="13582" table:display="true" table:show-details="true"/>
                <table:data-pilot-member table:name="13613" table:display="true" table:show-details="true"/>
                <table:data-pilot-member table:name="13615" table:display="true" table:show-details="true"/>
                <table:data-pilot-member table:name="13619" table:display="true" table:show-details="true"/>
                <table:data-pilot-member table:name="13641" table:display="true" table:show-details="true"/>
                <table:data-pilot-member table:name="13643" table:display="true" table:show-details="true"/>
                <table:data-pilot-member table:name="13647" table:display="true" table:show-details="true"/>
                <table:data-pilot-member table:name="13655" table:display="true" table:show-details="true"/>
                <table:data-pilot-member table:name="13657" table:display="true" table:show-details="true"/>
                <table:data-pilot-member table:name="13668" table:display="true" table:show-details="true"/>
                <table:data-pilot-member table:name="13689" table:display="true" table:show-details="true"/>
                <table:data-pilot-member table:name="13693" table:display="true" table:show-details="true"/>
                <table:data-pilot-member table:name="13696" table:display="true" table:show-details="true"/>
                <table:data-pilot-member table:name="13705" table:display="true" table:show-details="true"/>
                <table:data-pilot-member table:name="13707" table:display="true" table:show-details="true"/>
                <table:data-pilot-member table:name="13710" table:display="true" table:show-details="true"/>
                <table:data-pilot-member table:name="13717" table:display="true" table:show-details="true"/>
                <table:data-pilot-member table:name="13718" table:display="true" table:show-details="true"/>
                <table:data-pilot-member table:name="13729" table:display="true" table:show-details="true"/>
                <table:data-pilot-member table:name="13776" table:display="true" table:show-details="true"/>
                <table:data-pilot-member table:name="13795" table:display="true" table:show-details="true"/>
                <table:data-pilot-member table:name="13804" table:display="true" table:show-details="true"/>
                <table:data-pilot-member table:name="13810" table:display="true" table:show-details="true"/>
                <table:data-pilot-member table:name="13815" table:display="true" table:show-details="true"/>
                <table:data-pilot-member table:name="13823" table:display="true" table:show-details="true"/>
                <table:data-pilot-member table:name="13839" table:display="true" table:show-details="true"/>
                <table:data-pilot-member table:name="13840" table:display="true" table:show-details="true"/>
                <table:data-pilot-member table:name="13846" table:display="true" table:show-details="true"/>
                <table:data-pilot-member table:name="13852" table:display="true" table:show-details="true"/>
                <table:data-pilot-member table:name="13859" table:display="true" table:show-details="true"/>
                <table:data-pilot-member table:name="13869" table:display="true" table:show-details="true"/>
                <table:data-pilot-member table:name="13870" table:display="true" table:show-details="true"/>
                <table:data-pilot-member table:name="13883" table:display="true" table:show-details="true"/>
                <table:data-pilot-member table:name="13886" table:display="true" table:show-details="true"/>
                <table:data-pilot-member table:name="13892" table:display="true" table:show-details="true"/>
                <table:data-pilot-member table:name="13920" table:display="true" table:show-details="true"/>
                <table:data-pilot-member table:name="13923" table:display="true" table:show-details="true"/>
                <table:data-pilot-member table:name="13930" table:display="true" table:show-details="true"/>
                <table:data-pilot-member table:name="13947" table:display="true" table:show-details="true"/>
                <table:data-pilot-member table:name="13964" table:display="true" table:show-details="true"/>
                <table:data-pilot-member table:name="13981" table:display="true" table:show-details="true"/>
                <table:data-pilot-member table:name="13994" table:display="true" table:show-details="true"/>
                <table:data-pilot-member table:name="14010" table:display="true" table:show-details="true"/>
                <table:data-pilot-member table:name="14021" table:display="true" table:show-details="true"/>
                <table:data-pilot-member table:name="14036" table:display="true" table:show-details="true"/>
                <table:data-pilot-member table:name="14055" table:display="true" table:show-details="true"/>
                <table:data-pilot-member table:name="14081" table:display="true" table:show-details="true"/>
                <table:data-pilot-member table:name="14082" table:display="true" table:show-details="true"/>
                <table:data-pilot-member table:name="14087" table:display="true" table:show-details="true"/>
                <table:data-pilot-member table:name="14098" table:display="true" table:show-details="true"/>
                <table:data-pilot-member table:name="14142" table:display="true" table:show-details="true"/>
                <table:data-pilot-member table:name="14143" table:display="true" table:show-details="true"/>
                <table:data-pilot-member table:name="14144" table:display="true" table:show-details="true"/>
                <table:data-pilot-member table:name="14149" table:display="true" table:show-details="true"/>
                <table:data-pilot-member table:name="14153" table:display="true" table:show-details="true"/>
                <table:data-pilot-member table:name="14155" table:display="true" table:show-details="true"/>
                <table:data-pilot-member table:name="14166" table:display="true" table:show-details="true"/>
                <table:data-pilot-member table:name="14173" table:display="true" table:show-details="true"/>
                <table:data-pilot-member table:name="14178" table:display="true" table:show-details="true"/>
                <table:data-pilot-member table:name="14187" table:display="true" table:show-details="true"/>
                <table:data-pilot-member table:name="14191" table:display="true" table:show-details="true"/>
                <table:data-pilot-member table:name="14200" table:display="true" table:show-details="true"/>
                <table:data-pilot-member table:name="14204" table:display="true" table:show-details="true"/>
                <table:data-pilot-member table:name="14216" table:display="true" table:show-details="true"/>
                <table:data-pilot-member table:name="14219" table:display="true" table:show-details="true"/>
                <table:data-pilot-member table:name="14226" table:display="true" table:show-details="true"/>
                <table:data-pilot-member table:name="14227" table:display="true" table:show-details="true"/>
                <table:data-pilot-member table:name="14228" table:display="true" table:show-details="true"/>
                <table:data-pilot-member table:name="14240" table:display="true" table:show-details="true"/>
                <table:data-pilot-member table:name="14244" table:display="true" table:show-details="true"/>
                <table:data-pilot-member table:name="14247" table:display="true" table:show-details="true"/>
                <table:data-pilot-member table:name="14248" table:display="true" table:show-details="true"/>
                <table:data-pilot-member table:name="14251" table:display="true" table:show-details="true"/>
                <table:data-pilot-member table:name="14270" table:display="true" table:show-details="true"/>
                <table:data-pilot-member table:name="14272" table:display="true" table:show-details="true"/>
                <table:data-pilot-member table:name="14274" table:display="true" table:show-details="true"/>
                <table:data-pilot-member table:name="14282" table:display="true" table:show-details="true"/>
                <table:data-pilot-member table:name="14285" table:display="true" table:show-details="true"/>
                <table:data-pilot-member table:name="14289" table:display="true" table:show-details="true"/>
                <table:data-pilot-member table:name="14301" table:display="true" table:show-details="true"/>
                <table:data-pilot-member table:name="14304" table:display="true" table:show-details="true"/>
                <table:data-pilot-member table:name="14311" table:display="true" table:show-details="true"/>
                <table:data-pilot-member table:name="14315" table:display="true" table:show-details="true"/>
                <table:data-pilot-member table:name="14331" table:display="true" table:show-details="true"/>
                <table:data-pilot-member table:name="14334" table:display="true" table:show-details="true"/>
                <table:data-pilot-member table:name="14340" table:display="true" table:show-details="true"/>
                <table:data-pilot-member table:name="14345" table:display="true" table:show-details="true"/>
                <table:data-pilot-member table:name="14353" table:display="true" table:show-details="true"/>
                <table:data-pilot-member table:name="14354" table:display="true" table:show-details="true"/>
                <table:data-pilot-member table:name="14356" table:display="true" table:show-details="true"/>
                <table:data-pilot-member table:name="14358" table:display="true" table:show-details="true"/>
                <table:data-pilot-member table:name="14373" table:display="true" table:show-details="true"/>
                <table:data-pilot-member table:name="14377" table:display="true" table:show-details="true"/>
                <table:data-pilot-member table:name="14385" table:display="true" table:show-details="true"/>
                <table:data-pilot-member table:name="14393" table:display="true" table:show-details="true"/>
                <table:data-pilot-member table:name="14395" table:display="true" table:show-details="true"/>
                <table:data-pilot-member table:name="14396" table:display="true" table:show-details="true"/>
                <table:data-pilot-member table:name="14404" table:display="true" table:show-details="true"/>
                <table:data-pilot-member table:name="14406" table:display="true" table:show-details="true"/>
                <table:data-pilot-member table:name="14437" table:display="true" table:show-details="true"/>
                <table:data-pilot-member table:name="14438" table:display="true" table:show-details="true"/>
                <table:data-pilot-member table:name="14443" table:display="true" table:show-details="true"/>
                <table:data-pilot-member table:name="14467" table:display="true" table:show-details="true"/>
                <table:data-pilot-member table:name="14474" table:display="true" table:show-details="true"/>
                <table:data-pilot-member table:name="14498" table:display="true" table:show-details="true"/>
                <table:data-pilot-member table:name="14551" table:display="true" table:show-details="true"/>
                <table:data-pilot-member table:name="14554" table:display="true" table:show-details="true"/>
                <table:data-pilot-member table:name="14561" table:display="true" table:show-details="true"/>
                <table:data-pilot-member table:name="14562" table:display="true" table:show-details="true"/>
                <table:data-pilot-member table:name="14572" table:display="true" table:show-details="true"/>
                <table:data-pilot-member table:name="14579" table:display="true" table:show-details="true"/>
                <table:data-pilot-member table:name="14582" table:display="true" table:show-details="true"/>
                <table:data-pilot-member table:name="14583" table:display="true" table:show-details="true"/>
                <table:data-pilot-member table:name="14584" table:display="true" table:show-details="true"/>
                <table:data-pilot-member table:name="14596" table:display="true" table:show-details="true"/>
                <table:data-pilot-member table:name="14597" table:display="true" table:show-details="true"/>
                <table:data-pilot-member table:name="14598" table:display="true" table:show-details="true"/>
                <table:data-pilot-member table:name="14629" table:display="true" table:show-details="true"/>
                <table:data-pilot-member table:name="14632" table:display="true" table:show-details="true"/>
                <table:data-pilot-member table:name="14636" table:display="true" table:show-details="true"/>
                <table:data-pilot-member table:name="14640" table:display="true" table:show-details="true"/>
                <table:data-pilot-member table:name="14641" table:display="true" table:show-details="true"/>
                <table:data-pilot-member table:name="14655" table:display="true" table:show-details="true"/>
                <table:data-pilot-member table:name="14659" table:display="true" table:show-details="true"/>
                <table:data-pilot-member table:name="14672" table:display="true" table:show-details="true"/>
                <table:data-pilot-member table:name="14681" table:display="true" table:show-details="true"/>
                <table:data-pilot-member table:name="14688" table:display="true" table:show-details="true"/>
                <table:data-pilot-member table:name="14698" table:display="true" table:show-details="true"/>
                <table:data-pilot-member table:name="14703" table:display="true" table:show-details="true"/>
                <table:data-pilot-member table:name="14719" table:display="true" table:show-details="true"/>
                <table:data-pilot-member table:name="14720" table:display="true" table:show-details="true"/>
                <table:data-pilot-member table:name="14761" table:display="true" table:show-details="true"/>
                <table:data-pilot-member table:name="14763" table:display="true" table:show-details="true"/>
                <table:data-pilot-member table:name="14770" table:display="true" table:show-details="true"/>
                <table:data-pilot-member table:name="14781" table:display="true" table:show-details="true"/>
                <table:data-pilot-member table:name="14792" table:display="true" table:show-details="true"/>
                <table:data-pilot-member table:name="14824" table:display="true" table:show-details="true"/>
                <table:data-pilot-member table:name="14832" table:display="true" table:show-details="true"/>
                <table:data-pilot-member table:name="14846" table:display="true" table:show-details="true"/>
                <table:data-pilot-member table:name="14848" table:display="true" table:show-details="true"/>
                <table:data-pilot-member table:name="14857" table:display="true" table:show-details="true"/>
                <table:data-pilot-member table:name="14922" table:display="true" table:show-details="true"/>
                <table:data-pilot-member table:name="14938" table:display="true" table:show-details="true"/>
                <table:data-pilot-member table:name="14947" table:display="true" table:show-details="true"/>
                <table:data-pilot-member table:name="14951" table:display="true" table:show-details="true"/>
                <table:data-pilot-member table:name="14967" table:display="true" table:show-details="true"/>
                <table:data-pilot-member table:name="14997" table:display="true" table:show-details="true"/>
                <table:data-pilot-member table:name="14998" table:display="true" table:show-details="true"/>
                <table:data-pilot-member table:name="15011" table:display="true" table:show-details="true"/>
                <table:data-pilot-member table:name="15015" table:display="true" table:show-details="true"/>
                <table:data-pilot-member table:name="15020" table:display="true" table:show-details="true"/>
                <table:data-pilot-member table:name="15024" table:display="true" table:show-details="true"/>
                <table:data-pilot-member table:name="15028" table:display="true" table:show-details="true"/>
                <table:data-pilot-member table:name="15033" table:display="true" table:show-details="true"/>
                <table:data-pilot-member table:name="15035" table:display="true" table:show-details="true"/>
                <table:data-pilot-member table:name="15044" table:display="true" table:show-details="true"/>
                <table:data-pilot-member table:name="15052" table:display="true" table:show-details="true"/>
                <table:data-pilot-member table:name="15055" table:display="true" table:show-details="true"/>
                <table:data-pilot-member table:name="15060" table:display="true" table:show-details="true"/>
                <table:data-pilot-member table:name="15065" table:display="true" table:show-details="true"/>
                <table:data-pilot-member table:name="15069" table:display="true" table:show-details="true"/>
                <table:data-pilot-member table:name="15071" table:display="true" table:show-details="true"/>
                <table:data-pilot-member table:name="15093" table:display="true" table:show-details="true"/>
                <table:data-pilot-member table:name="15099" table:display="true" table:show-details="true"/>
                <table:data-pilot-member table:name="15100" table:display="true" table:show-details="true"/>
                <table:data-pilot-member table:name="15104" table:display="true" table:show-details="true"/>
                <table:data-pilot-member table:name="15118" table:display="true" table:show-details="true"/>
                <table:data-pilot-member table:name="15129" table:display="true" table:show-details="true"/>
                <table:data-pilot-member table:name="15130" table:display="true" table:show-details="true"/>
                <table:data-pilot-member table:name="15134" table:display="true" table:show-details="true"/>
                <table:data-pilot-member table:name="15140" table:display="true" table:show-details="true"/>
                <table:data-pilot-member table:name="15150" table:display="true" table:show-details="true"/>
                <table:data-pilot-member table:name="15155" table:display="true" table:show-details="true"/>
                <table:data-pilot-member table:name="15158" table:display="true" table:show-details="true"/>
                <table:data-pilot-member table:name="15159" table:display="true" table:show-details="true"/>
                <table:data-pilot-member table:name="15164" table:display="true" table:show-details="true"/>
                <table:data-pilot-member table:name="15170" table:display="true" table:show-details="true"/>
                <table:data-pilot-member table:name="15178" table:display="true" table:show-details="true"/>
                <table:data-pilot-member table:name="15187" table:display="true" table:show-details="true"/>
                <table:data-pilot-member table:name="15197" table:display="true" table:show-details="true"/>
                <table:data-pilot-member table:name="15201" table:display="true" table:show-details="true"/>
                <table:data-pilot-member table:name="15211" table:display="true" table:show-details="true"/>
                <table:data-pilot-member table:name="15220" table:display="true" table:show-details="true"/>
                <table:data-pilot-member table:name="15222" table:display="true" table:show-details="true"/>
                <table:data-pilot-member table:name="15243" table:display="true" table:show-details="true"/>
                <table:data-pilot-member table:name="15251" table:display="true" table:show-details="true"/>
                <table:data-pilot-member table:name="15273" table:display="true" table:show-details="true"/>
                <table:data-pilot-member table:name="15277" table:display="true" table:show-details="true"/>
                <table:data-pilot-member table:name="15281" table:display="true" table:show-details="true"/>
                <table:data-pilot-member table:name="15323" table:display="true" table:show-details="true"/>
                <table:data-pilot-member table:name="15325" table:display="true" table:show-details="true"/>
                <table:data-pilot-member table:name="15327" table:display="true" table:show-details="true"/>
                <table:data-pilot-member table:name="15333" table:display="true" table:show-details="true"/>
                <table:data-pilot-member table:name="15338" table:display="true" table:show-details="true"/>
                <table:data-pilot-member table:name="15339" table:display="true" table:show-details="true"/>
                <table:data-pilot-member table:name="15346" table:display="true" table:show-details="true"/>
                <table:data-pilot-member table:name="15355" table:display="true" table:show-details="true"/>
                <table:data-pilot-member table:name="15356" table:display="true" table:show-details="true"/>
                <table:data-pilot-member table:name="15366" table:display="true" table:show-details="true"/>
                <table:data-pilot-member table:name="15368" table:display="true" table:show-details="true"/>
                <table:data-pilot-member table:name="15374" table:display="true" table:show-details="true"/>
                <table:data-pilot-member table:name="15381" table:display="true" table:show-details="true"/>
                <table:data-pilot-member table:name="15391" table:display="true" table:show-details="true"/>
                <table:data-pilot-member table:name="15398" table:display="true" table:show-details="true"/>
                <table:data-pilot-member table:name="15399" table:display="true" table:show-details="true"/>
                <table:data-pilot-member table:name="15404" table:display="true" table:show-details="true"/>
                <table:data-pilot-member table:name="15431" table:display="true" table:show-details="true"/>
                <table:data-pilot-member table:name="15434" table:display="true" table:show-details="true"/>
                <table:data-pilot-member table:name="15440" table:display="true" table:show-details="true"/>
                <table:data-pilot-member table:name="15448" table:display="true" table:show-details="true"/>
                <table:data-pilot-member table:name="15481" table:display="true" table:show-details="true"/>
                <table:data-pilot-member table:name="15483" table:display="true" table:show-details="true"/>
                <table:data-pilot-member table:name="15497" table:display="true" table:show-details="true"/>
                <table:data-pilot-member table:name="15518" table:display="true" table:show-details="true"/>
                <table:data-pilot-member table:name="15529" table:display="true" table:show-details="true"/>
                <table:data-pilot-member table:name="15542" table:display="true" table:show-details="true"/>
                <table:data-pilot-member table:name="15555" table:display="true" table:show-details="true"/>
                <table:data-pilot-member table:name="15567" table:display="true" table:show-details="true"/>
                <table:data-pilot-member table:name="15595" table:display="true" table:show-details="true"/>
                <table:data-pilot-member table:name="15605" table:display="true" table:show-details="true"/>
                <table:data-pilot-member table:name="15613" table:display="true" table:show-details="true"/>
                <table:data-pilot-member table:name="15617" table:display="true" table:show-details="true"/>
                <table:data-pilot-member table:name="15629" table:display="true" table:show-details="true"/>
                <table:data-pilot-member table:name="15632" table:display="true" table:show-details="true"/>
                <table:data-pilot-member table:name="15633" table:display="true" table:show-details="true"/>
                <table:data-pilot-member table:name="15640" table:display="true" table:show-details="true"/>
                <table:data-pilot-member table:name="15641" table:display="true" table:show-details="true"/>
                <table:data-pilot-member table:name="15659" table:display="true" table:show-details="true"/>
                <table:data-pilot-member table:name="15673" table:display="true" table:show-details="true"/>
                <table:data-pilot-member table:name="15689" table:display="true" table:show-details="true"/>
                <table:data-pilot-member table:name="15690" table:display="true" table:show-details="true"/>
                <table:data-pilot-member table:name="15696" table:display="true" table:show-details="true"/>
                <table:data-pilot-member table:name="15698" table:display="true" table:show-details="true"/>
                <table:data-pilot-member table:name="15702" table:display="true" table:show-details="true"/>
                <table:data-pilot-member table:name="15704" table:display="true" table:show-details="true"/>
                <table:data-pilot-member table:name="15710" table:display="true" table:show-details="true"/>
                <table:data-pilot-member table:name="15725" table:display="true" table:show-details="true"/>
                <table:data-pilot-member table:name="15750" table:display="true" table:show-details="true"/>
                <table:data-pilot-member table:name="15755" table:display="true" table:show-details="true"/>
                <table:data-pilot-member table:name="15775" table:display="true" table:show-details="true"/>
                <table:data-pilot-member table:name="15777" table:display="true" table:show-details="true"/>
                <table:data-pilot-member table:name="15785" table:display="true" table:show-details="true"/>
                <table:data-pilot-member table:name="15787" table:display="true" table:show-details="true"/>
                <table:data-pilot-member table:name="15801" table:display="true" table:show-details="true"/>
                <table:data-pilot-member table:name="15838" table:display="true" table:show-details="true"/>
                <table:data-pilot-member table:name="15882" table:display="true" table:show-details="true"/>
                <table:data-pilot-member table:name="15886" table:display="true" table:show-details="true"/>
                <table:data-pilot-member table:name="15899" table:display="true" table:show-details="true"/>
                <table:data-pilot-member table:name="15905" table:display="true" table:show-details="true"/>
                <table:data-pilot-member table:name="15922" table:display="true" table:show-details="true"/>
                <table:data-pilot-member table:name="15926" table:display="true" table:show-details="true"/>
                <table:data-pilot-member table:name="15928" table:display="true" table:show-details="true"/>
                <table:data-pilot-member table:name="15932" table:display="true" table:show-details="true"/>
                <table:data-pilot-member table:name="15937" table:display="true" table:show-details="true"/>
                <table:data-pilot-member table:name="15940" table:display="true" table:show-details="true"/>
                <table:data-pilot-member table:name="15946" table:display="true" table:show-details="true"/>
                <table:data-pilot-member table:name="15947" table:display="true" table:show-details="true"/>
                <table:data-pilot-member table:name="15960" table:display="true" table:show-details="true"/>
                <table:data-pilot-member table:name="15980" table:display="true" table:show-details="true"/>
                <table:data-pilot-member table:name="15989" table:display="true" table:show-details="true"/>
                <table:data-pilot-member table:name="16000" table:display="true" table:show-details="true"/>
                <table:data-pilot-member table:name="16005" table:display="true" table:show-details="true"/>
                <table:data-pilot-member table:name="16009" table:display="true" table:show-details="true"/>
                <table:data-pilot-member table:name="16045" table:display="true" table:show-details="true"/>
                <table:data-pilot-member table:name="16053" table:display="true" table:show-details="true"/>
                <table:data-pilot-member table:name="16075" table:display="true" table:show-details="true"/>
                <table:data-pilot-member table:name="16084" table:display="true" table:show-details="true"/>
                <table:data-pilot-member table:name="16126" table:display="true" table:show-details="true"/>
                <table:data-pilot-member table:name="16129" table:display="true" table:show-details="true"/>
                <table:data-pilot-member table:name="16141" table:display="true" table:show-details="true"/>
                <table:data-pilot-member table:name="16151" table:display="true" table:show-details="true"/>
                <table:data-pilot-member table:name="16182" table:display="true" table:show-details="true"/>
                <table:data-pilot-member table:name="16183" table:display="true" table:show-details="true"/>
                <table:data-pilot-member table:name="16197" table:display="true" table:show-details="true"/>
                <table:data-pilot-member table:name="16199" table:display="true" table:show-details="true"/>
                <table:data-pilot-member table:name="16207" table:display="true" table:show-details="true"/>
                <table:data-pilot-member table:name="16211" table:display="true" table:show-details="true"/>
                <table:data-pilot-member table:name="16227" table:display="true" table:show-details="true"/>
                <table:data-pilot-member table:name="16237" table:display="true" table:show-details="true"/>
                <table:data-pilot-member table:name="16269" table:display="true" table:show-details="true"/>
                <table:data-pilot-member table:name="16270" table:display="true" table:show-details="true"/>
                <table:data-pilot-member table:name="16271" table:display="true" table:show-details="true"/>
                <table:data-pilot-member table:name="16286" table:display="true" table:show-details="true"/>
                <table:data-pilot-member table:name="16307" table:display="true" table:show-details="true"/>
                <table:data-pilot-member table:name="16327" table:display="true" table:show-details="true"/>
                <table:data-pilot-member table:name="16334" table:display="true" table:show-details="true"/>
                <table:data-pilot-member table:name="16336" table:display="true" table:show-details="true"/>
                <table:data-pilot-member table:name="16339" table:display="true" table:show-details="true"/>
                <table:data-pilot-member table:name="16340" table:display="true" table:show-details="true"/>
                <table:data-pilot-member table:name="16363" table:display="true" table:show-details="true"/>
                <table:data-pilot-member table:name="16369" table:display="true" table:show-details="true"/>
                <table:data-pilot-member table:name="16370" table:display="true" table:show-details="true"/>
                <table:data-pilot-member table:name="16373" table:display="true" table:show-details="true"/>
                <table:data-pilot-member table:name="16377" table:display="true" table:show-details="true"/>
                <table:data-pilot-member table:name="16388" table:display="true" table:show-details="true"/>
                <table:data-pilot-member table:name="16398" table:display="true" table:show-details="true"/>
                <table:data-pilot-member table:name="16406" table:display="true" table:show-details="true"/>
                <table:data-pilot-member table:name="16408" table:display="true" table:show-details="true"/>
                <table:data-pilot-member table:name="16411" table:display="true" table:show-details="true"/>
                <table:data-pilot-member table:name="16415" table:display="true" table:show-details="true"/>
                <table:data-pilot-member table:name="16445" table:display="true" table:show-details="true"/>
                <table:data-pilot-member table:name="16447" table:display="true" table:show-details="true"/>
                <table:data-pilot-member table:name="16455" table:display="true" table:show-details="true"/>
                <table:data-pilot-member table:name="16458" table:display="true" table:show-details="true"/>
                <table:data-pilot-member table:name="16464" table:display="true" table:show-details="true"/>
                <table:data-pilot-member table:name="16475" table:display="true" table:show-details="true"/>
                <table:data-pilot-member table:name="16477" table:display="true" table:show-details="true"/>
                <table:data-pilot-member table:name="16528" table:display="true" table:show-details="true"/>
                <table:data-pilot-member table:name="16532" table:display="true" table:show-details="true"/>
                <table:data-pilot-member table:name="16550" table:display="true" table:show-details="true"/>
                <table:data-pilot-member table:name="16568" table:display="true" table:show-details="true"/>
                <table:data-pilot-member table:name="16578" table:display="true" table:show-details="true"/>
                <table:data-pilot-member table:name="16593" table:display="true" table:show-details="true"/>
                <table:data-pilot-member table:name="16600" table:display="true" table:show-details="true"/>
                <table:data-pilot-member table:name="16603" table:display="true" table:show-details="true"/>
                <table:data-pilot-member table:name="16614" table:display="true" table:show-details="true"/>
                <table:data-pilot-member table:name="16622" table:display="true" table:show-details="true"/>
                <table:data-pilot-member table:name="16623" table:display="true" table:show-details="true"/>
                <table:data-pilot-member table:name="16628" table:display="true" table:show-details="true"/>
                <table:data-pilot-member table:name="16641" table:display="true" table:show-details="true"/>
                <table:data-pilot-member table:name="16658" table:display="true" table:show-details="true"/>
                <table:data-pilot-member table:name="16686" table:display="true" table:show-details="true"/>
                <table:data-pilot-member table:name="16694" table:display="true" table:show-details="true"/>
                <table:data-pilot-member table:name="16713" table:display="true" table:show-details="true"/>
                <table:data-pilot-member table:name="16714" table:display="true" table:show-details="true"/>
                <table:data-pilot-member table:name="16715" table:display="true" table:show-details="true"/>
                <table:data-pilot-member table:name="16725" table:display="true" table:show-details="true"/>
                <table:data-pilot-member table:name="16733" table:display="true" table:show-details="true"/>
                <table:data-pilot-member table:name="16746" table:display="true" table:show-details="true"/>
                <table:data-pilot-member table:name="16754" table:display="true" table:show-details="true"/>
                <table:data-pilot-member table:name="16761" table:display="true" table:show-details="true"/>
                <table:data-pilot-member table:name="16766" table:display="true" table:show-details="true"/>
                <table:data-pilot-member table:name="16770" table:display="true" table:show-details="true"/>
                <table:data-pilot-member table:name="16787" table:display="true" table:show-details="true"/>
                <table:data-pilot-member table:name="16788" table:display="true" table:show-details="true"/>
                <table:data-pilot-member table:name="16804" table:display="true" table:show-details="true"/>
                <table:data-pilot-member table:name="16807" table:display="true" table:show-details="true"/>
                <table:data-pilot-member table:name="16814" table:display="true" table:show-details="true"/>
                <table:data-pilot-member table:name="16875" table:display="true" table:show-details="true"/>
                <table:data-pilot-member table:name="16884" table:display="true" table:show-details="true"/>
                <table:data-pilot-member table:name="16892" table:display="true" table:show-details="true"/>
                <table:data-pilot-member table:name="16897" table:display="true" table:show-details="true"/>
                <table:data-pilot-member table:name="16899" table:display="true" table:show-details="true"/>
                <table:data-pilot-member table:name="16900" table:display="true" table:show-details="true"/>
                <table:data-pilot-member table:name="16909" table:display="true" table:show-details="true"/>
                <table:data-pilot-member table:name="16933" table:display="true" table:show-details="true"/>
                <table:data-pilot-member table:name="16942" table:display="true" table:show-details="true"/>
                <table:data-pilot-member table:name="16945" table:display="true" table:show-details="true"/>
                <table:data-pilot-member table:name="16949" table:display="true" table:show-details="true"/>
                <table:data-pilot-member table:name="16951" table:display="true" table:show-details="true"/>
                <table:data-pilot-member table:name="16956" table:display="true" table:show-details="true"/>
                <table:data-pilot-member table:name="16980" table:display="true" table:show-details="true"/>
                <table:data-pilot-member table:name="16981" table:display="true" table:show-details="true"/>
                <table:data-pilot-member table:name="17001" table:display="true" table:show-details="true"/>
                <table:data-pilot-member table:name="17015" table:display="true" table:show-details="true"/>
                <table:data-pilot-member table:name="17036" table:display="true" table:show-details="true"/>
                <table:data-pilot-member table:name="17039" table:display="true" table:show-details="true"/>
                <table:data-pilot-member table:name="17054" table:display="true" table:show-details="true"/>
                <table:data-pilot-member table:name="17064" table:display="true" table:show-details="true"/>
                <table:data-pilot-member table:name="17069" table:display="true" table:show-details="true"/>
                <table:data-pilot-member table:name="17076" table:display="true" table:show-details="true"/>
                <table:data-pilot-member table:name="17083" table:display="true" table:show-details="true"/>
                <table:data-pilot-member table:name="17091" table:display="true" table:show-details="true"/>
                <table:data-pilot-member table:name="17092" table:display="true" table:show-details="true"/>
                <table:data-pilot-member table:name="17103" table:display="true" table:show-details="true"/>
                <table:data-pilot-member table:name="17109" table:display="true" table:show-details="true"/>
                <table:data-pilot-member table:name="17120" table:display="true" table:show-details="true"/>
                <table:data-pilot-member table:name="17133" table:display="true" table:show-details="true"/>
                <table:data-pilot-member table:name="17137" table:display="true" table:show-details="true"/>
                <table:data-pilot-member table:name="17144" table:display="true" table:show-details="true"/>
                <table:data-pilot-member table:name="17145" table:display="true" table:show-details="true"/>
                <table:data-pilot-member table:name="17150" table:display="true" table:show-details="true"/>
                <table:data-pilot-member table:name="17151" table:display="true" table:show-details="true"/>
                <table:data-pilot-member table:name="17165" table:display="true" table:show-details="true"/>
                <table:data-pilot-member table:name="17174" table:display="true" table:show-details="true"/>
                <table:data-pilot-member table:name="17179" table:display="true" table:show-details="true"/>
                <table:data-pilot-member table:name="17186" table:display="true" table:show-details="true"/>
                <table:data-pilot-member table:name="17204" table:display="true" table:show-details="true"/>
                <table:data-pilot-member table:name="17208" table:display="true" table:show-details="true"/>
                <table:data-pilot-member table:name="17221" table:display="true" table:show-details="true"/>
                <table:data-pilot-member table:name="17236" table:display="true" table:show-details="true"/>
                <table:data-pilot-member table:name="17259" table:display="true" table:show-details="true"/>
                <table:data-pilot-member table:name="17289" table:display="true" table:show-details="true"/>
                <table:data-pilot-member table:name="17295" table:display="true" table:show-details="true"/>
                <table:data-pilot-member table:name="17298" table:display="true" table:show-details="true"/>
                <table:data-pilot-member table:name="17305" table:display="true" table:show-details="true"/>
                <table:data-pilot-member table:name="17318" table:display="true" table:show-details="true"/>
                <table:data-pilot-member table:name="17339" table:display="true" table:show-details="true"/>
                <table:data-pilot-member table:name="17357" table:display="true" table:show-details="true"/>
                <table:data-pilot-member table:name="17362" table:display="true" table:show-details="true"/>
                <table:data-pilot-member table:name="17388" table:display="true" table:show-details="true"/>
                <table:data-pilot-member table:name="17414" table:display="true" table:show-details="true"/>
                <table:data-pilot-member table:name="17415" table:display="true" table:show-details="true"/>
                <table:data-pilot-member table:name="17418" table:display="true" table:show-details="true"/>
                <table:data-pilot-member table:name="17430" table:display="true" table:show-details="true"/>
                <table:data-pilot-member table:name="17437" table:display="true" table:show-details="true"/>
                <table:data-pilot-member table:name="17444" table:display="true" table:show-details="true"/>
                <table:data-pilot-member table:name="17478" table:display="true" table:show-details="true"/>
                <table:data-pilot-member table:name="17487" table:display="true" table:show-details="true"/>
                <table:data-pilot-member table:name="17532" table:display="true" table:show-details="true"/>
                <table:data-pilot-member table:name="17539" table:display="true" table:show-details="true"/>
                <table:data-pilot-member table:name="17549" table:display="true" table:show-details="true"/>
                <table:data-pilot-member table:name="17596" table:display="true" table:show-details="true"/>
                <table:data-pilot-member table:name="17604" table:display="true" table:show-details="true"/>
                <table:data-pilot-member table:name="17605" table:display="true" table:show-details="true"/>
                <table:data-pilot-member table:name="17608" table:display="true" table:show-details="true"/>
                <table:data-pilot-member table:name="17614" table:display="true" table:show-details="true"/>
                <table:data-pilot-member table:name="17618" table:display="true" table:show-details="true"/>
                <table:data-pilot-member table:name="17621" table:display="true" table:show-details="true"/>
                <table:data-pilot-member table:name="17632" table:display="true" table:show-details="true"/>
                <table:data-pilot-member table:name="17633" table:display="true" table:show-details="true"/>
                <table:data-pilot-member table:name="17636" table:display="true" table:show-details="true"/>
                <table:data-pilot-member table:name="17640" table:display="true" table:show-details="true"/>
                <table:data-pilot-member table:name="17653" table:display="true" table:show-details="true"/>
                <table:data-pilot-member table:name="17665" table:display="true" table:show-details="true"/>
                <table:data-pilot-member table:name="17668" table:display="true" table:show-details="true"/>
                <table:data-pilot-member table:name="17669" table:display="true" table:show-details="true"/>
                <table:data-pilot-member table:name="17684" table:display="true" table:show-details="true"/>
                <table:data-pilot-member table:name="17685" table:display="true" table:show-details="true"/>
                <table:data-pilot-member table:name="17692" table:display="true" table:show-details="true"/>
                <table:data-pilot-member table:name="17699" table:display="true" table:show-details="true"/>
                <table:data-pilot-member table:name="17710" table:display="true" table:show-details="true"/>
                <table:data-pilot-member table:name="17721" table:display="true" table:show-details="true"/>
                <table:data-pilot-member table:name="17723" table:display="true" table:show-details="true"/>
                <table:data-pilot-member table:name="17742" table:display="true" table:show-details="true"/>
                <table:data-pilot-member table:name="17755" table:display="true" table:show-details="true"/>
                <table:data-pilot-member table:name="17776" table:display="true" table:show-details="true"/>
                <table:data-pilot-member table:name="17810" table:display="true" table:show-details="true"/>
                <table:data-pilot-member table:name="17815" table:display="true" table:show-details="true"/>
                <table:data-pilot-member table:name="17820" table:display="true" table:show-details="true"/>
                <table:data-pilot-member table:name="17839" table:display="true" table:show-details="true"/>
                <table:data-pilot-member table:name="17843" table:display="true" table:show-details="true"/>
                <table:data-pilot-member table:name="17850" table:display="true" table:show-details="true"/>
                <table:data-pilot-member table:name="17863" table:display="true" table:show-details="true"/>
                <table:data-pilot-member table:name="17868" table:display="true" table:show-details="true"/>
                <table:data-pilot-member table:name="17896" table:display="true" table:show-details="true"/>
                <table:data-pilot-member table:name="17923" table:display="true" table:show-details="true"/>
                <table:data-pilot-member table:name="17932" table:display="true" table:show-details="true"/>
                <table:data-pilot-member table:name="17945" table:display="true" table:show-details="true"/>
                <table:data-pilot-member table:name="17970" table:display="true" table:show-details="true"/>
                <table:data-pilot-member table:name="17992" table:display="true" table:show-details="true"/>
                <table:data-pilot-member table:name="17994" table:display="true" table:show-details="true"/>
                <table:data-pilot-member table:name="18000" table:display="true" table:show-details="true"/>
                <table:data-pilot-member table:name="18011" table:display="true" table:show-details="true"/>
                <table:data-pilot-member table:name="18022" table:display="true" table:show-details="true"/>
                <table:data-pilot-member table:name="18026" table:display="true" table:show-details="true"/>
                <table:data-pilot-member table:name="18029" table:display="true" table:show-details="true"/>
                <table:data-pilot-member table:name="18032" table:display="true" table:show-details="true"/>
                <table:data-pilot-member table:name="18048" table:display="true" table:show-details="true"/>
                <table:data-pilot-member table:name="18057" table:display="true" table:show-details="true"/>
                <table:data-pilot-member table:name="18058" table:display="true" table:show-details="true"/>
                <table:data-pilot-member table:name="18067" table:display="true" table:show-details="true"/>
                <table:data-pilot-member table:name="18070" table:display="true" table:show-details="true"/>
                <table:data-pilot-member table:name="18122" table:display="true" table:show-details="true"/>
                <table:data-pilot-member table:name="18139" table:display="true" table:show-details="true"/>
                <table:data-pilot-member table:name="18144" table:display="true" table:show-details="true"/>
                <table:data-pilot-member table:name="18150" table:display="true" table:show-details="true"/>
                <table:data-pilot-member table:name="18157" table:display="true" table:show-details="true"/>
                <table:data-pilot-member table:name="18189" table:display="true" table:show-details="true"/>
                <table:data-pilot-member table:name="18192" table:display="true" table:show-details="true"/>
                <table:data-pilot-member table:name="18220" table:display="true" table:show-details="true"/>
                <table:data-pilot-member table:name="18235" table:display="true" table:show-details="true"/>
                <table:data-pilot-member table:name="18238" table:display="true" table:show-details="true"/>
                <table:data-pilot-member table:name="18248" table:display="true" table:show-details="true"/>
                <table:data-pilot-member table:name="18269" table:display="true" table:show-details="true"/>
                <table:data-pilot-member table:name="18273" table:display="true" table:show-details="true"/>
                <table:data-pilot-member table:name="18285" table:display="true" table:show-details="true"/>
                <table:data-pilot-member table:name="18288" table:display="true" table:show-details="true"/>
                <table:data-pilot-member table:name="18295" table:display="true" table:show-details="true"/>
                <table:data-pilot-member table:name="18321" table:display="true" table:show-details="true"/>
                <table:data-pilot-member table:name="18325" table:display="true" table:show-details="true"/>
                <table:data-pilot-member table:name="18332" table:display="true" table:show-details="true"/>
                <table:data-pilot-member table:name="18363" table:display="true" table:show-details="true"/>
                <table:data-pilot-member table:name="18375" table:display="true" table:show-details="true"/>
                <table:data-pilot-member table:name="18377" table:display="true" table:show-details="true"/>
                <table:data-pilot-member table:name="18391" table:display="true" table:show-details="true"/>
                <table:data-pilot-member table:name="18397" table:display="true" table:show-details="true"/>
                <table:data-pilot-member table:name="18400" table:display="true" table:show-details="true"/>
                <table:data-pilot-member table:name="18404" table:display="true" table:show-details="true"/>
                <table:data-pilot-member table:name="18408" table:display="true" table:show-details="true"/>
                <table:data-pilot-member table:name="18409" table:display="true" table:show-details="true"/>
                <table:data-pilot-member table:name="18417" table:display="true" table:show-details="true"/>
                <table:data-pilot-member table:name="18424" table:display="true" table:show-details="true"/>
                <table:data-pilot-member table:name="18433" table:display="true" table:show-details="true"/>
                <table:data-pilot-member table:name="18447" table:display="true" table:show-details="true"/>
                <table:data-pilot-member table:name="18465" table:display="true" table:show-details="true"/>
                <table:data-pilot-member table:name="18467" table:display="true" table:show-details="true"/>
                <table:data-pilot-member table:name="18477" table:display="true" table:show-details="true"/>
                <table:data-pilot-member table:name="18480" table:display="true" table:show-details="true"/>
                <table:data-pilot-member table:name="18485" table:display="true" table:show-details="true"/>
                <table:data-pilot-member table:name="18493" table:display="true" table:show-details="true"/>
                <table:data-pilot-member table:name="18497" table:display="true" table:show-details="true"/>
                <table:data-pilot-member table:name="18505" table:display="true" table:show-details="true"/>
                <table:data-pilot-member table:name="18511" table:display="true" table:show-details="true"/>
                <table:data-pilot-member table:name="18515" table:display="true" table:show-details="true"/>
                <table:data-pilot-member table:name="18544" table:display="true" table:show-details="true"/>
                <table:data-pilot-member table:name="18552" table:display="true" table:show-details="true"/>
                <table:data-pilot-member table:name="18559" table:display="true" table:show-details="true"/>
                <table:data-pilot-member table:name="18573" table:display="true" table:show-details="true"/>
                <table:data-pilot-member table:name="18580" table:display="true" table:show-details="true"/>
                <table:data-pilot-member table:name="18588" table:display="true" table:show-details="true"/>
                <table:data-pilot-member table:name="18599" table:display="true" table:show-details="true"/>
                <table:data-pilot-member table:name="18619" table:display="true" table:show-details="true"/>
                <table:data-pilot-member table:name="18621" table:display="true" table:show-details="true"/>
                <table:data-pilot-member table:name="18623" table:display="true" table:show-details="true"/>
                <table:data-pilot-member table:name="18626" table:display="true" table:show-details="true"/>
                <table:data-pilot-member table:name="18634" table:display="true" table:show-details="true"/>
                <table:data-pilot-member table:name="18636" table:display="true" table:show-details="true"/>
                <table:data-pilot-member table:name="18640" table:display="true" table:show-details="true"/>
                <table:data-pilot-member table:name="18644" table:display="true" table:show-details="true"/>
                <table:data-pilot-member table:name="18650" table:display="true" table:show-details="true"/>
                <table:data-pilot-member table:name="18654" table:display="true" table:show-details="true"/>
                <table:data-pilot-member table:name="18657" table:display="true" table:show-details="true"/>
                <table:data-pilot-member table:name="18665" table:display="true" table:show-details="true"/>
                <table:data-pilot-member table:name="18693" table:display="true" table:show-details="true"/>
                <table:data-pilot-member table:name="18704" table:display="true" table:show-details="true"/>
                <table:data-pilot-member table:name="18707" table:display="true" table:show-details="true"/>
                <table:data-pilot-member table:name="18733" table:display="true" table:show-details="true"/>
                <table:data-pilot-member table:name="18735" table:display="true" table:show-details="true"/>
                <table:data-pilot-member table:name="18750" table:display="true" table:show-details="true"/>
                <table:data-pilot-member table:name="18759" table:display="true" table:show-details="true"/>
                <table:data-pilot-member table:name="18768" table:display="true" table:show-details="true"/>
                <table:data-pilot-member table:name="18772" table:display="true" table:show-details="true"/>
                <table:data-pilot-member table:name="18778" table:display="true" table:show-details="true"/>
                <table:data-pilot-member table:name="18793" table:display="true" table:show-details="true"/>
                <table:data-pilot-member table:name="18796" table:display="true" table:show-details="true"/>
                <table:data-pilot-member table:name="18803" table:display="true" table:show-details="true"/>
                <table:data-pilot-member table:name="18810" table:display="true" table:show-details="true"/>
                <table:data-pilot-member table:name="18813" table:display="true" table:show-details="true"/>
                <table:data-pilot-member table:name="18818" table:display="true" table:show-details="true"/>
                <table:data-pilot-member table:name="18820" table:display="true" table:show-details="true"/>
                <table:data-pilot-member table:name="18833" table:display="true" table:show-details="true"/>
                <table:data-pilot-member table:name="18851" table:display="true" table:show-details="true"/>
                <table:data-pilot-member table:name="18856" table:display="true" table:show-details="true"/>
                <table:data-pilot-member table:name="18879" table:display="true" table:show-details="true"/>
                <table:data-pilot-member table:name="18891" table:display="true" table:show-details="true"/>
                <table:data-pilot-member table:name="18896" table:display="true" table:show-details="true"/>
                <table:data-pilot-member table:name="18898" table:display="true" table:show-details="true"/>
                <table:data-pilot-member table:name="18908" table:display="true" table:show-details="true"/>
                <table:data-pilot-member table:name="18913" table:display="true" table:show-details="true"/>
                <table:data-pilot-member table:name="18915" table:display="true" table:show-details="true"/>
                <table:data-pilot-member table:name="18932" table:display="true" table:show-details="true"/>
                <table:data-pilot-member table:name="18935" table:display="true" table:show-details="true"/>
                <table:data-pilot-member table:name="18968" table:display="true" table:show-details="true"/>
                <table:data-pilot-member table:name="18980" table:display="true" table:show-details="true"/>
                <table:data-pilot-member table:name="18997" table:display="true" table:show-details="true"/>
                <table:data-pilot-member table:name="18998" table:display="true" table:show-details="true"/>
                <table:data-pilot-member table:name="19000" table:display="true" table:show-details="true"/>
                <table:data-pilot-member table:name="19004" table:display="true" table:show-details="true"/>
                <table:data-pilot-member table:name="19008" table:display="true" table:show-details="true"/>
                <table:data-pilot-member table:name="19018" table:display="true" table:show-details="true"/>
                <table:data-pilot-member table:name="19021" table:display="true" table:show-details="true"/>
                <table:data-pilot-member table:name="19036" table:display="true" table:show-details="true"/>
                <table:data-pilot-member table:name="19042" table:display="true" table:show-details="true"/>
                <table:data-pilot-member table:name="19046" table:display="true" table:show-details="true"/>
                <table:data-pilot-member table:name="19053" table:display="true" table:show-details="true"/>
                <table:data-pilot-member table:name="19065" table:display="true" table:show-details="true"/>
                <table:data-pilot-member table:name="19073" table:display="true" table:show-details="true"/>
                <table:data-pilot-member table:name="19092" table:display="true" table:show-details="true"/>
                <table:data-pilot-member table:name="19118" table:display="true" table:show-details="true"/>
                <table:data-pilot-member table:name="19129" table:display="true" table:show-details="true"/>
                <table:data-pilot-member table:name="19130" table:display="true" table:show-details="true"/>
                <table:data-pilot-member table:name="19135" table:display="true" table:show-details="true"/>
                <table:data-pilot-member table:name="19149" table:display="true" table:show-details="true"/>
                <table:data-pilot-member table:name="19161" table:display="true" table:show-details="true"/>
                <table:data-pilot-member table:name="19166" table:display="true" table:show-details="true"/>
                <table:data-pilot-member table:name="19168" table:display="true" table:show-details="true"/>
                <table:data-pilot-member table:name="19180" table:display="true" table:show-details="true"/>
                <table:data-pilot-member table:name="19193" table:display="true" table:show-details="true"/>
                <table:data-pilot-member table:name="19209" table:display="true" table:show-details="true"/>
                <table:data-pilot-member table:name="19216" table:display="true" table:show-details="true"/>
                <table:data-pilot-member table:name="19224" table:display="true" table:show-details="true"/>
                <table:data-pilot-member table:name="19236" table:display="true" table:show-details="true"/>
                <table:data-pilot-member table:name="19254" table:display="true" table:show-details="true"/>
                <table:data-pilot-member table:name="19264" table:display="true" table:show-details="true"/>
                <table:data-pilot-member table:name="19268" table:display="true" table:show-details="true"/>
                <table:data-pilot-member table:name="19274" table:display="true" table:show-details="true"/>
                <table:data-pilot-member table:name="19276" table:display="true" table:show-details="true"/>
                <table:data-pilot-member table:name="19277" table:display="true" table:show-details="true"/>
                <table:data-pilot-member table:name="19288" table:display="true" table:show-details="true"/>
                <table:data-pilot-member table:name="19292" table:display="true" table:show-details="true"/>
                <table:data-pilot-member table:name="19298" table:display="true" table:show-details="true"/>
                <table:data-pilot-member table:name="19307" table:display="true" table:show-details="true"/>
                <table:data-pilot-member table:name="19309" table:display="true" table:show-details="true"/>
                <table:data-pilot-member table:name="19311" table:display="true" table:show-details="true"/>
                <table:data-pilot-member table:name="19315" table:display="true" table:show-details="true"/>
                <table:data-pilot-member table:name="19320" table:display="true" table:show-details="true"/>
                <table:data-pilot-member table:name="19324" table:display="true" table:show-details="true"/>
                <table:data-pilot-member table:name="19359" table:display="true" table:show-details="true"/>
                <table:data-pilot-member table:name="19368" table:display="true" table:show-details="true"/>
                <table:data-pilot-member table:name="19382" table:display="true" table:show-details="true"/>
                <table:data-pilot-member table:name="19397" table:display="true" table:show-details="true"/>
                <table:data-pilot-member table:name="19399" table:display="true" table:show-details="true"/>
                <table:data-pilot-member table:name="19406" table:display="true" table:show-details="true"/>
                <table:data-pilot-member table:name="19407" table:display="true" table:show-details="true"/>
                <table:data-pilot-member table:name="19435" table:display="true" table:show-details="true"/>
                <table:data-pilot-member table:name="19439" table:display="true" table:show-details="true"/>
                <table:data-pilot-member table:name="19452" table:display="true" table:show-details="true"/>
                <table:data-pilot-member table:name="19460" table:display="true" table:show-details="true"/>
                <table:data-pilot-member table:name="19492" table:display="true" table:show-details="true"/>
                <table:data-pilot-member table:name="19496" table:display="true" table:show-details="true"/>
                <table:data-pilot-member table:name="19502" table:display="true" table:show-details="true"/>
                <table:data-pilot-member table:name="19508" table:display="true" table:show-details="true"/>
                <table:data-pilot-member table:name="19525" table:display="true" table:show-details="true"/>
                <table:data-pilot-member table:name="19530" table:display="true" table:show-details="true"/>
                <table:data-pilot-member table:name="19536" table:display="true" table:show-details="true"/>
                <table:data-pilot-member table:name="19537" table:display="true" table:show-details="true"/>
                <table:data-pilot-member table:name="19548" table:display="true" table:show-details="true"/>
                <table:data-pilot-member table:name="19551" table:display="true" table:show-details="true"/>
                <table:data-pilot-member table:name="19555" table:display="true" table:show-details="true"/>
                <table:data-pilot-member table:name="19556" table:display="true" table:show-details="true"/>
                <table:data-pilot-member table:name="19573" table:display="true" table:show-details="true"/>
                <table:data-pilot-member table:name="19592" table:display="true" table:show-details="true"/>
                <table:data-pilot-member table:name="19602" table:display="true" table:show-details="true"/>
                <table:data-pilot-member table:name="19638" table:display="true" table:show-details="true"/>
                <table:data-pilot-member table:name="19644" table:display="true" table:show-details="true"/>
                <table:data-pilot-member table:name="19648" table:display="true" table:show-details="true"/>
                <table:data-pilot-member table:name="19659" table:display="true" table:show-details="true"/>
                <table:data-pilot-member table:name="19668" table:display="true" table:show-details="true"/>
                <table:data-pilot-member table:name="19673" table:display="true" table:show-details="true"/>
                <table:data-pilot-member table:name="19678" table:display="true" table:show-details="true"/>
                <table:data-pilot-member table:name="19681" table:display="true" table:show-details="true"/>
                <table:data-pilot-member table:name="19683" table:display="true" table:show-details="true"/>
                <table:data-pilot-member table:name="19702" table:display="true" table:show-details="true"/>
                <table:data-pilot-member table:name="19710" table:display="true" table:show-details="true"/>
                <table:data-pilot-member table:name="19719" table:display="true" table:show-details="true"/>
                <table:data-pilot-member table:name="19722" table:display="true" table:show-details="true"/>
                <table:data-pilot-member table:name="19728" table:display="true" table:show-details="true"/>
                <table:data-pilot-member table:name="19729" table:display="true" table:show-details="true"/>
                <table:data-pilot-member table:name="19732" table:display="true" table:show-details="true"/>
                <table:data-pilot-member table:name="19742" table:display="true" table:show-details="true"/>
                <table:data-pilot-member table:name="19752" table:display="true" table:show-details="true"/>
                <table:data-pilot-member table:name="19753" table:display="true" table:show-details="true"/>
                <table:data-pilot-member table:name="19759" table:display="true" table:show-details="true"/>
                <table:data-pilot-member table:name="19764" table:display="true" table:show-details="true"/>
                <table:data-pilot-member table:name="19768" table:display="true" table:show-details="true"/>
                <table:data-pilot-member table:name="19771" table:display="true" table:show-details="true"/>
                <table:data-pilot-member table:name="19776" table:display="true" table:show-details="true"/>
                <table:data-pilot-member table:name="19785" table:display="true" table:show-details="true"/>
                <table:data-pilot-member table:name="19796" table:display="true" table:show-details="true"/>
                <table:data-pilot-member table:name="19816" table:display="true" table:show-details="true"/>
                <table:data-pilot-member table:name="19826" table:display="true" table:show-details="true"/>
                <table:data-pilot-member table:name="19836" table:display="true" table:show-details="true"/>
                <table:data-pilot-member table:name="19839" table:display="true" table:show-details="true"/>
                <table:data-pilot-member table:name="19853" table:display="true" table:show-details="true"/>
                <table:data-pilot-member table:name="19855" table:display="true" table:show-details="true"/>
                <table:data-pilot-member table:name="19870" table:display="true" table:show-details="true"/>
                <table:data-pilot-member table:name="19882" table:display="true" table:show-details="true"/>
                <table:data-pilot-member table:name="19887" table:display="true" table:show-details="true"/>
                <table:data-pilot-member table:name="19891" table:display="true" table:show-details="true"/>
                <table:data-pilot-member table:name="19902" table:display="true" table:show-details="true"/>
                <table:data-pilot-member table:name="19909" table:display="true" table:show-details="true"/>
                <table:data-pilot-member table:name="19911" table:display="true" table:show-details="true"/>
                <table:data-pilot-member table:name="19914" table:display="true" table:show-details="true"/>
                <table:data-pilot-member table:name="19919" table:display="true" table:show-details="true"/>
                <table:data-pilot-member table:name="19926" table:display="true" table:show-details="true"/>
                <table:data-pilot-member table:name="19940" table:display="true" table:show-details="true"/>
                <table:data-pilot-member table:name="19949" table:display="true" table:show-details="true"/>
                <table:data-pilot-member table:name="19974" table:display="true" table:show-details="true"/>
                <table:data-pilot-member table:name="19996" table:display="true" table:show-details="true"/>
                <table:data-pilot-member table:name="20017" table:display="true" table:show-details="true"/>
                <table:data-pilot-member table:name="20026" table:display="true" table:show-details="true"/>
                <table:data-pilot-member table:name="20030" table:display="true" table:show-details="true"/>
                <table:data-pilot-member table:name="20034" table:display="true" table:show-details="true"/>
                <table:data-pilot-member table:name="20039" table:display="true" table:show-details="true"/>
                <table:data-pilot-member table:name="20052" table:display="true" table:show-details="true"/>
                <table:data-pilot-member table:name="20061" table:display="true" table:show-details="true"/>
                <table:data-pilot-member table:name="20065" table:display="true" table:show-details="true"/>
                <table:data-pilot-member table:name="20100" table:display="true" table:show-details="true"/>
                <table:data-pilot-member table:name="20101" table:display="true" table:show-details="true"/>
                <table:data-pilot-member table:name="20136" table:display="true" table:show-details="true"/>
                <table:data-pilot-member table:name="20142" table:display="true" table:show-details="true"/>
                <table:data-pilot-member table:name="20153" table:display="true" table:show-details="true"/>
                <table:data-pilot-member table:name="20159" table:display="true" table:show-details="true"/>
                <table:data-pilot-member table:name="20161" table:display="true" table:show-details="true"/>
                <table:data-pilot-member table:name="20165" table:display="true" table:show-details="true"/>
                <table:data-pilot-member table:name="20171" table:display="true" table:show-details="true"/>
                <table:data-pilot-member table:name="20182" table:display="true" table:show-details="true"/>
                <table:data-pilot-member table:name="20198" table:display="true" table:show-details="true"/>
                <table:data-pilot-member table:name="20203" table:display="true" table:show-details="true"/>
                <table:data-pilot-member table:name="20211" table:display="true" table:show-details="true"/>
                <table:data-pilot-member table:name="20233" table:display="true" table:show-details="true"/>
                <table:data-pilot-member table:name="20235" table:display="true" table:show-details="true"/>
                <table:data-pilot-member table:name="20261" table:display="true" table:show-details="true"/>
                <table:data-pilot-member table:name="20265" table:display="true" table:show-details="true"/>
                <table:data-pilot-member table:name="20281" table:display="true" table:show-details="true"/>
                <table:data-pilot-member table:name="20284" table:display="true" table:show-details="true"/>
                <table:data-pilot-member table:name="20291" table:display="true" table:show-details="true"/>
                <table:data-pilot-member table:name="20297" table:display="true" table:show-details="true"/>
                <table:data-pilot-member table:name="20299" table:display="true" table:show-details="true"/>
                <table:data-pilot-member table:name="20308" table:display="true" table:show-details="true"/>
                <table:data-pilot-member table:name="20339" table:display="true" table:show-details="true"/>
                <table:data-pilot-member table:name="20342" table:display="true" table:show-details="true"/>
                <table:data-pilot-member table:name="20344" table:display="true" table:show-details="true"/>
                <table:data-pilot-member table:name="20356" table:display="true" table:show-details="true"/>
                <table:data-pilot-member table:name="20368" table:display="true" table:show-details="true"/>
                <table:data-pilot-member table:name="20369" table:display="true" table:show-details="true"/>
                <table:data-pilot-member table:name="20371" table:display="true" table:show-details="true"/>
                <table:data-pilot-member table:name="20377" table:display="true" table:show-details="true"/>
                <table:data-pilot-member table:name="20392" table:display="true" table:show-details="true"/>
                <table:data-pilot-member table:name="20401" table:display="true" table:show-details="true"/>
                <table:data-pilot-member table:name="20406" table:display="true" table:show-details="true"/>
                <table:data-pilot-member table:name="20410" table:display="true" table:show-details="true"/>
                <table:data-pilot-member table:name="20441" table:display="true" table:show-details="true"/>
                <table:data-pilot-member table:name="20442" table:display="true" table:show-details="true"/>
                <table:data-pilot-member table:name="20461" table:display="true" table:show-details="true"/>
                <table:data-pilot-member table:name="20463" table:display="true" table:show-details="true"/>
                <table:data-pilot-member table:name="20466" table:display="true" table:show-details="true"/>
                <table:data-pilot-member table:name="20467" table:display="true" table:show-details="true"/>
                <table:data-pilot-member table:name="20468" table:display="true" table:show-details="true"/>
                <table:data-pilot-member table:name="20476" table:display="true" table:show-details="true"/>
                <table:data-pilot-member table:name="20480" table:display="true" table:show-details="true"/>
                <table:data-pilot-member table:name="20500" table:display="true" table:show-details="true"/>
                <table:data-pilot-member table:name="20512" table:display="true" table:show-details="true"/>
                <table:data-pilot-member table:name="20521" table:display="true" table:show-details="true"/>
                <table:data-pilot-member table:name="20526" table:display="true" table:show-details="true"/>
                <table:data-pilot-member table:name="20527" table:display="true" table:show-details="true"/>
                <table:data-pilot-member table:name="20531" table:display="true" table:show-details="true"/>
                <table:data-pilot-member table:name="20536" table:display="true" table:show-details="true"/>
                <table:data-pilot-member table:name="20556" table:display="true" table:show-details="true"/>
                <table:data-pilot-member table:name="20559" table:display="true" table:show-details="true"/>
                <table:data-pilot-member table:name="20572" table:display="true" table:show-details="true"/>
                <table:data-pilot-member table:name="20573" table:display="true" table:show-details="true"/>
                <table:data-pilot-member table:name="20575" table:display="true" table:show-details="true"/>
                <table:data-pilot-member table:name="20588" table:display="true" table:show-details="true"/>
                <table:data-pilot-member table:name="20590" table:display="true" table:show-details="true"/>
                <table:data-pilot-member table:name="20597" table:display="true" table:show-details="true"/>
                <table:data-pilot-member table:name="20606" table:display="true" table:show-details="true"/>
                <table:data-pilot-member table:name="20629" table:display="true" table:show-details="true"/>
                <table:data-pilot-member table:name="20652" table:display="true" table:show-details="true"/>
                <table:data-pilot-member table:name="20659" table:display="true" table:show-details="true"/>
                <table:data-pilot-member table:name="20665" table:display="true" table:show-details="true"/>
                <table:data-pilot-member table:name="20669" table:display="true" table:show-details="true"/>
                <table:data-pilot-member table:name="20676" table:display="true" table:show-details="true"/>
                <table:data-pilot-member table:name="20696" table:display="true" table:show-details="true"/>
                <table:data-pilot-member table:name="20702" table:display="true" table:show-details="true"/>
                <table:data-pilot-member table:name="20715" table:display="true" table:show-details="true"/>
                <table:data-pilot-member table:name="20754" table:display="true" table:show-details="true"/>
                <table:data-pilot-member table:name="20763" table:display="true" table:show-details="true"/>
                <table:data-pilot-member table:name="20785" table:display="true" table:show-details="true"/>
                <table:data-pilot-member table:name="20793" table:display="true" table:show-details="true"/>
                <table:data-pilot-member table:name="20804" table:display="true" table:show-details="true"/>
                <table:data-pilot-member table:name="20819" table:display="true" table:show-details="true"/>
                <table:data-pilot-member table:name="20828" table:display="true" table:show-details="true"/>
                <table:data-pilot-member table:name="20840" table:display="true" table:show-details="true"/>
                <table:data-pilot-member table:name="20842" table:display="true" table:show-details="true"/>
                <table:data-pilot-member table:name="20856" table:display="true" table:show-details="true"/>
                <table:data-pilot-member table:name="20864" table:display="true" table:show-details="true"/>
                <table:data-pilot-member table:name="20869" table:display="true" table:show-details="true"/>
                <table:data-pilot-member table:name="20874" table:display="true" table:show-details="true"/>
                <table:data-pilot-member table:name="20875" table:display="true" table:show-details="true"/>
                <table:data-pilot-member table:name="20885" table:display="true" table:show-details="true"/>
                <table:data-pilot-member table:name="20895" table:display="true" table:show-details="true"/>
                <table:data-pilot-member table:name="20903" table:display="true" table:show-details="true"/>
                <table:data-pilot-member table:name="20911" table:display="true" table:show-details="true"/>
                <table:data-pilot-member table:name="20946" table:display="true" table:show-details="true"/>
                <table:data-pilot-member table:name="20972" table:display="true" table:show-details="true"/>
                <table:data-pilot-member table:name="20990" table:display="true" table:show-details="true"/>
                <table:data-pilot-member table:name="21027" table:display="true" table:show-details="true"/>
                <table:data-pilot-member table:name="21045" table:display="true" table:show-details="true"/>
                <table:data-pilot-member table:name="21048" table:display="true" table:show-details="true"/>
                <table:data-pilot-member table:name="21056" table:display="true" table:show-details="true"/>
                <table:data-pilot-member table:name="21064" table:display="true" table:show-details="true"/>
                <table:data-pilot-member table:name="21068" table:display="true" table:show-details="true"/>
                <table:data-pilot-member table:name="21069" table:display="true" table:show-details="true"/>
                <table:data-pilot-member table:name="21078" table:display="true" table:show-details="true"/>
                <table:data-pilot-member table:name="21087" table:display="true" table:show-details="true"/>
                <table:data-pilot-member table:name="21093" table:display="true" table:show-details="true"/>
                <table:data-pilot-member table:name="21097" table:display="true" table:show-details="true"/>
                <table:data-pilot-member table:name="21103" table:display="true" table:show-details="true"/>
                <table:data-pilot-member table:name="21105" table:display="true" table:show-details="true"/>
                <table:data-pilot-member table:name="21106" table:display="true" table:show-details="true"/>
                <table:data-pilot-member table:name="21109" table:display="true" table:show-details="true"/>
                <table:data-pilot-member table:name="21117" table:display="true" table:show-details="true"/>
                <table:data-pilot-member table:name="21126" table:display="true" table:show-details="true"/>
                <table:data-pilot-member table:name="21147" table:display="true" table:show-details="true"/>
                <table:data-pilot-member table:name="21178" table:display="true" table:show-details="true"/>
                <table:data-pilot-member table:name="21181" table:display="true" table:show-details="true"/>
                <table:data-pilot-member table:name="21211" table:display="true" table:show-details="true"/>
                <table:data-pilot-member table:name="21217" table:display="true" table:show-details="true"/>
                <table:data-pilot-member table:name="21222" table:display="true" table:show-details="true"/>
                <table:data-pilot-member table:name="21238" table:display="true" table:show-details="true"/>
                <table:data-pilot-member table:name="21243" table:display="true" table:show-details="true"/>
                <table:data-pilot-member table:name="21272" table:display="true" table:show-details="true"/>
                <table:data-pilot-member table:name="21274" table:display="true" table:show-details="true"/>
                <table:data-pilot-member table:name="21279" table:display="true" table:show-details="true"/>
                <table:data-pilot-member table:name="21286" table:display="true" table:show-details="true"/>
                <table:data-pilot-member table:name="21288" table:display="true" table:show-details="true"/>
                <table:data-pilot-member table:name="21321" table:display="true" table:show-details="true"/>
                <table:data-pilot-member table:name="21350" table:display="true" table:show-details="true"/>
                <table:data-pilot-member table:name="21351" table:display="true" table:show-details="true"/>
                <table:data-pilot-member table:name="21352" table:display="true" table:show-details="true"/>
                <table:data-pilot-member table:name="21356" table:display="true" table:show-details="true"/>
                <table:data-pilot-member table:name="21399" table:display="true" table:show-details="true"/>
                <table:data-pilot-member table:name="21404" table:display="true" table:show-details="true"/>
                <table:data-pilot-member table:name="21410" table:display="true" table:show-details="true"/>
                <table:data-pilot-member table:name="21413" table:display="true" table:show-details="true"/>
                <table:data-pilot-member table:name="21417" table:display="true" table:show-details="true"/>
                <table:data-pilot-member table:name="21423" table:display="true" table:show-details="true"/>
                <table:data-pilot-member table:name="21425" table:display="true" table:show-details="true"/>
                <table:data-pilot-member table:name="21430" table:display="true" table:show-details="true"/>
                <table:data-pilot-member table:name="21433" table:display="true" table:show-details="true"/>
                <table:data-pilot-member table:name="21445" table:display="true" table:show-details="true"/>
                <table:data-pilot-member table:name="21467" table:display="true" table:show-details="true"/>
                <table:data-pilot-member table:name="21471" table:display="true" table:show-details="true"/>
                <table:data-pilot-member table:name="21522" table:display="true" table:show-details="true"/>
                <table:data-pilot-member table:name="21534" table:display="true" table:show-details="true"/>
                <table:data-pilot-member table:name="21539" table:display="true" table:show-details="true"/>
                <table:data-pilot-member table:name="21542" table:display="true" table:show-details="true"/>
                <table:data-pilot-member table:name="21557" table:display="true" table:show-details="true"/>
                <table:data-pilot-member table:name="21575" table:display="true" table:show-details="true"/>
                <table:data-pilot-member table:name="21576" table:display="true" table:show-details="true"/>
                <table:data-pilot-member table:name="21583" table:display="true" table:show-details="true"/>
                <table:data-pilot-member table:name="21589" table:display="true" table:show-details="true"/>
                <table:data-pilot-member table:name="21599" table:display="true" table:show-details="true"/>
                <table:data-pilot-member table:name="21610" table:display="true" table:show-details="true"/>
                <table:data-pilot-member table:name="21625" table:display="true" table:show-details="true"/>
                <table:data-pilot-member table:name="21628" table:display="true" table:show-details="true"/>
                <table:data-pilot-member table:name="21630" table:display="true" table:show-details="true"/>
                <table:data-pilot-member table:name="21638" table:display="true" table:show-details="true"/>
                <table:data-pilot-member table:name="21643" table:display="true" table:show-details="true"/>
                <table:data-pilot-member table:name="21657" table:display="true" table:show-details="true"/>
                <table:data-pilot-member table:name="21666" table:display="true" table:show-details="true"/>
                <table:data-pilot-member table:name="21668" table:display="true" table:show-details="true"/>
                <table:data-pilot-member table:name="21685" table:display="true" table:show-details="true"/>
                <table:data-pilot-member table:name="21687" table:display="true" table:show-details="true"/>
                <table:data-pilot-member table:name="21697" table:display="true" table:show-details="true"/>
                <table:data-pilot-member table:name="21699" table:display="true" table:show-details="true"/>
                <table:data-pilot-member table:name="21706" table:display="true" table:show-details="true"/>
                <table:data-pilot-member table:name="21711" table:display="true" table:show-details="true"/>
                <table:data-pilot-member table:name="21716" table:display="true" table:show-details="true"/>
                <table:data-pilot-member table:name="21735" table:display="true" table:show-details="true"/>
                <table:data-pilot-member table:name="21747" table:display="true" table:show-details="true"/>
                <table:data-pilot-member table:name="21749" table:display="true" table:show-details="true"/>
                <table:data-pilot-member table:name="21769" table:display="true" table:show-details="true"/>
                <table:data-pilot-member table:name="21788" table:display="true" table:show-details="true"/>
                <table:data-pilot-member table:name="21796" table:display="true" table:show-details="true"/>
                <table:data-pilot-member table:name="21803" table:display="true" table:show-details="true"/>
                <table:data-pilot-member table:name="21804" table:display="true" table:show-details="true"/>
                <table:data-pilot-member table:name="21805" table:display="true" table:show-details="true"/>
                <table:data-pilot-member table:name="21807" table:display="true" table:show-details="true"/>
                <table:data-pilot-member table:name="21823" table:display="true" table:show-details="true"/>
                <table:data-pilot-member table:name="21825" table:display="true" table:show-details="true"/>
                <table:data-pilot-member table:name="21837" table:display="true" table:show-details="true"/>
                <table:data-pilot-member table:name="21840" table:display="true" table:show-details="true"/>
                <table:data-pilot-member table:name="21847" table:display="true" table:show-details="true"/>
                <table:data-pilot-member table:name="21849" table:display="true" table:show-details="true"/>
                <table:data-pilot-member table:name="21850" table:display="true" table:show-details="true"/>
                <table:data-pilot-member table:name="21856" table:display="true" table:show-details="true"/>
                <table:data-pilot-member table:name="21864" table:display="true" table:show-details="true"/>
                <table:data-pilot-member table:name="21876" table:display="true" table:show-details="true"/>
                <table:data-pilot-member table:name="21882" table:display="true" table:show-details="true"/>
                <table:data-pilot-member table:name="21895" table:display="true" table:show-details="true"/>
                <table:data-pilot-member table:name="21897" table:display="true" table:show-details="true"/>
                <table:data-pilot-member table:name="21903" table:display="true" table:show-details="true"/>
                <table:data-pilot-member table:name="21910" table:display="true" table:show-details="true"/>
                <table:data-pilot-member table:name="21919" table:display="true" table:show-details="true"/>
                <table:data-pilot-member table:name="21920" table:display="true" table:show-details="true"/>
                <table:data-pilot-member table:name="21923" table:display="true" table:show-details="true"/>
                <table:data-pilot-member table:name="21940" table:display="true" table:show-details="true"/>
                <table:data-pilot-member table:name="21944" table:display="true" table:show-details="true"/>
                <table:data-pilot-member table:name="21945" table:display="true" table:show-details="true"/>
                <table:data-pilot-member table:name="21947" table:display="true" table:show-details="true"/>
                <table:data-pilot-member table:name="21972" table:display="true" table:show-details="true"/>
                <table:data-pilot-member table:name="21999" table:display="true" table:show-details="true"/>
                <table:data-pilot-member table:name="22006" table:display="true" table:show-details="true"/>
                <table:data-pilot-member table:name="22011" table:display="true" table:show-details="true"/>
                <table:data-pilot-member table:name="22021" table:display="true" table:show-details="true"/>
                <table:data-pilot-member table:name="22029" table:display="true" table:show-details="true"/>
                <table:data-pilot-member table:name="22046" table:display="true" table:show-details="true"/>
                <table:data-pilot-member table:name="22047" table:display="true" table:show-details="true"/>
                <table:data-pilot-member table:name="22059" table:display="true" table:show-details="true"/>
                <table:data-pilot-member table:name="22093" table:display="true" table:show-details="true"/>
                <table:data-pilot-member table:name="22098" table:display="true" table:show-details="true"/>
                <table:data-pilot-member table:name="22100" table:display="true" table:show-details="true"/>
                <table:data-pilot-member table:name="22102" table:display="true" table:show-details="true"/>
                <table:data-pilot-member table:name="22132" table:display="true" table:show-details="true"/>
                <table:data-pilot-member table:name="22140" table:display="true" table:show-details="true"/>
                <table:data-pilot-member table:name="22163" table:display="true" table:show-details="true"/>
                <table:data-pilot-member table:name="22196" table:display="true" table:show-details="true"/>
                <table:data-pilot-member table:name="22206" table:display="true" table:show-details="true"/>
                <table:data-pilot-member table:name="22211" table:display="true" table:show-details="true"/>
                <table:data-pilot-member table:name="22228" table:display="true" table:show-details="true"/>
                <table:data-pilot-member table:name="22250" table:display="true" table:show-details="true"/>
                <table:data-pilot-member table:name="22265" table:display="true" table:show-details="true"/>
                <table:data-pilot-member table:name="22323" table:display="true" table:show-details="true"/>
                <table:data-pilot-member table:name="22343" table:display="true" table:show-details="true"/>
                <table:data-pilot-member table:name="22353" table:display="true" table:show-details="true"/>
                <table:data-pilot-member table:name="22370" table:display="true" table:show-details="true"/>
                <table:data-pilot-member table:name="22377" table:display="true" table:show-details="true"/>
                <table:data-pilot-member table:name="22379" table:display="true" table:show-details="true"/>
                <table:data-pilot-member table:name="22390" table:display="true" table:show-details="true"/>
                <table:data-pilot-member table:name="22401" table:display="true" table:show-details="true"/>
                <table:data-pilot-member table:name="22409" table:display="true" table:show-details="true"/>
                <table:data-pilot-member table:name="22425" table:display="true" table:show-details="true"/>
                <table:data-pilot-member table:name="22432" table:display="true" table:show-details="true"/>
                <table:data-pilot-member table:name="22439" table:display="true" table:show-details="true"/>
                <table:data-pilot-member table:name="22449" table:display="true" table:show-details="true"/>
                <table:data-pilot-member table:name="22453" table:display="true" table:show-details="true"/>
                <table:data-pilot-member table:name="22459" table:display="true" table:show-details="true"/>
                <table:data-pilot-member table:name="22461" table:display="true" table:show-details="true"/>
                <table:data-pilot-member table:name="22473" table:display="true" table:show-details="true"/>
                <table:data-pilot-member table:name="22485" table:display="true" table:show-details="true"/>
                <table:data-pilot-member table:name="22504" table:display="true" table:show-details="true"/>
                <table:data-pilot-member table:name="22515" table:display="true" table:show-details="true"/>
                <table:data-pilot-member table:name="22522" table:display="true" table:show-details="true"/>
                <table:data-pilot-member table:name="22523" table:display="true" table:show-details="true"/>
                <table:data-pilot-member table:name="22525" table:display="true" table:show-details="true"/>
                <table:data-pilot-member table:name="22541" table:display="true" table:show-details="true"/>
                <table:data-pilot-member table:name="22554" table:display="true" table:show-details="true"/>
                <table:data-pilot-member table:name="22573" table:display="true" table:show-details="true"/>
                <table:data-pilot-member table:name="22576" table:display="true" table:show-details="true"/>
                <table:data-pilot-member table:name="22581" table:display="true" table:show-details="true"/>
                <table:data-pilot-member table:name="22592" table:display="true" table:show-details="true"/>
                <table:data-pilot-member table:name="22615" table:display="true" table:show-details="true"/>
                <table:data-pilot-member table:name="22630" table:display="true" table:show-details="true"/>
                <table:data-pilot-member table:name="22637" table:display="true" table:show-details="true"/>
                <table:data-pilot-member table:name="22640" table:display="true" table:show-details="true"/>
                <table:data-pilot-member table:name="22652" table:display="true" table:show-details="true"/>
                <table:data-pilot-member table:name="22687" table:display="true" table:show-details="true"/>
                <table:data-pilot-member table:name="22689" table:display="true" table:show-details="true"/>
                <table:data-pilot-member table:name="22690" table:display="true" table:show-details="true"/>
                <table:data-pilot-member table:name="22700" table:display="true" table:show-details="true"/>
                <table:data-pilot-member table:name="22701" table:display="true" table:show-details="true"/>
                <table:data-pilot-member table:name="22710" table:display="true" table:show-details="true"/>
                <table:data-pilot-member table:name="22711" table:display="true" table:show-details="true"/>
                <table:data-pilot-member table:name="22724" table:display="true" table:show-details="true"/>
                <table:data-pilot-member table:name="22725" table:display="true" table:show-details="true"/>
                <table:data-pilot-member table:name="22740" table:display="true" table:show-details="true"/>
                <table:data-pilot-member table:name="22755" table:display="true" table:show-details="true"/>
                <table:data-pilot-member table:name="22763" table:display="true" table:show-details="true"/>
                <table:data-pilot-member table:name="22782" table:display="true" table:show-details="true"/>
                <table:data-pilot-member table:name="22796" table:display="true" table:show-details="true"/>
                <table:data-pilot-member table:name="22807" table:display="true" table:show-details="true"/>
                <table:data-pilot-member table:name="22813" table:display="true" table:show-details="true"/>
                <table:data-pilot-member table:name="22825" table:display="true" table:show-details="true"/>
                <table:data-pilot-member table:name="22835" table:display="true" table:show-details="true"/>
                <table:data-pilot-member table:name="22839" table:display="true" table:show-details="true"/>
                <table:data-pilot-member table:name="22842" table:display="true" table:show-details="true"/>
                <table:data-pilot-member table:name="22849" table:display="true" table:show-details="true"/>
                <table:data-pilot-member table:name="22856" table:display="true" table:show-details="true"/>
                <table:data-pilot-member table:name="22874" table:display="true" table:show-details="true"/>
                <table:data-pilot-member table:name="22898" table:display="true" table:show-details="true"/>
                <table:data-pilot-member table:name="22917" table:display="true" table:show-details="true"/>
                <table:data-pilot-member table:name="22919" table:display="true" table:show-details="true"/>
                <table:data-pilot-member table:name="22938" table:display="true" table:show-details="true"/>
                <table:data-pilot-member table:name="22941" table:display="true" table:show-details="true"/>
                <table:data-pilot-member table:name="22945" table:display="true" table:show-details="true"/>
                <table:data-pilot-member table:name="22946" table:display="true" table:show-details="true"/>
                <table:data-pilot-member table:name="22977" table:display="true" table:show-details="true"/>
                <table:data-pilot-member table:name="22996" table:display="true" table:show-details="true"/>
                <table:data-pilot-member table:name="22998" table:display="true" table:show-details="true"/>
                <table:data-pilot-member table:name="23022" table:display="true" table:show-details="true"/>
                <table:data-pilot-member table:name="23034" table:display="true" table:show-details="true"/>
                <table:data-pilot-member table:name="23052" table:display="true" table:show-details="true"/>
                <table:data-pilot-member table:name="23057" table:display="true" table:show-details="true"/>
                <table:data-pilot-member table:name="23063" table:display="true" table:show-details="true"/>
                <table:data-pilot-member table:name="23064" table:display="true" table:show-details="true"/>
                <table:data-pilot-member table:name="23070" table:display="true" table:show-details="true"/>
                <table:data-pilot-member table:name="23074" table:display="true" table:show-details="true"/>
                <table:data-pilot-member table:name="23075" table:display="true" table:show-details="true"/>
                <table:data-pilot-member table:name="23103" table:display="true" table:show-details="true"/>
                <table:data-pilot-member table:name="23111" table:display="true" table:show-details="true"/>
                <table:data-pilot-member table:name="23113" table:display="true" table:show-details="true"/>
                <table:data-pilot-member table:name="23115" table:display="true" table:show-details="true"/>
                <table:data-pilot-member table:name="23138" table:display="true" table:show-details="true"/>
                <table:data-pilot-member table:name="23156" table:display="true" table:show-details="true"/>
                <table:data-pilot-member table:name="23158" table:display="true" table:show-details="true"/>
                <table:data-pilot-member table:name="23179" table:display="true" table:show-details="true"/>
                <table:data-pilot-member table:name="23181" table:display="true" table:show-details="true"/>
                <table:data-pilot-member table:name="23207" table:display="true" table:show-details="true"/>
                <table:data-pilot-member table:name="23209" table:display="true" table:show-details="true"/>
                <table:data-pilot-member table:name="23221" table:display="true" table:show-details="true"/>
                <table:data-pilot-member table:name="23241" table:display="true" table:show-details="true"/>
                <table:data-pilot-member table:name="23246" table:display="true" table:show-details="true"/>
                <table:data-pilot-member table:name="23284" table:display="true" table:show-details="true"/>
                <table:data-pilot-member table:name="23295" table:display="true" table:show-details="true"/>
                <table:data-pilot-member table:name="23299" table:display="true" table:show-details="true"/>
                <table:data-pilot-member table:name="23326" table:display="true" table:show-details="true"/>
                <table:data-pilot-member table:name="23346" table:display="true" table:show-details="true"/>
                <table:data-pilot-member table:name="23353" table:display="true" table:show-details="true"/>
                <table:data-pilot-member table:name="23356" table:display="true" table:show-details="true"/>
                <table:data-pilot-member table:name="23366" table:display="true" table:show-details="true"/>
                <table:data-pilot-member table:name="23381" table:display="true" table:show-details="true"/>
                <table:data-pilot-member table:name="23382" table:display="true" table:show-details="true"/>
                <table:data-pilot-member table:name="23399" table:display="true" table:show-details="true"/>
                <table:data-pilot-member table:name="23404" table:display="true" table:show-details="true"/>
                <table:data-pilot-member table:name="23458" table:display="true" table:show-details="true"/>
                <table:data-pilot-member table:name="23465" table:display="true" table:show-details="true"/>
                <table:data-pilot-member table:name="23467" table:display="true" table:show-details="true"/>
                <table:data-pilot-member table:name="23484" table:display="true" table:show-details="true"/>
                <table:data-pilot-member table:name="23500" table:display="true" table:show-details="true"/>
                <table:data-pilot-member table:name="23503" table:display="true" table:show-details="true"/>
                <table:data-pilot-member table:name="23514" table:display="true" table:show-details="true"/>
                <table:data-pilot-member table:name="23520" table:display="true" table:show-details="true"/>
                <table:data-pilot-member table:name="23534" table:display="true" table:show-details="true"/>
                <table:data-pilot-member table:name="23540" table:display="true" table:show-details="true"/>
                <table:data-pilot-member table:name="23541" table:display="true" table:show-details="true"/>
                <table:data-pilot-member table:name="23573" table:display="true" table:show-details="true"/>
                <table:data-pilot-member table:name="23576" table:display="true" table:show-details="true"/>
                <table:data-pilot-member table:name="23580" table:display="true" table:show-details="true"/>
                <table:data-pilot-member table:name="23597" table:display="true" table:show-details="true"/>
                <table:data-pilot-member table:name="23607" table:display="true" table:show-details="true"/>
                <table:data-pilot-member table:name="23612" table:display="true" table:show-details="true"/>
                <table:data-pilot-member table:name="23614" table:display="true" table:show-details="true"/>
                <table:data-pilot-member table:name="23622" table:display="true" table:show-details="true"/>
                <table:data-pilot-member table:name="23635" table:display="true" table:show-details="true"/>
                <table:data-pilot-member table:name="23640" table:display="true" table:show-details="true"/>
                <table:data-pilot-member table:name="23679" table:display="true" table:show-details="true"/>
                <table:data-pilot-member table:name="23682" table:display="true" table:show-details="true"/>
                <table:data-pilot-member table:name="23687" table:display="true" table:show-details="true"/>
                <table:data-pilot-member table:name="23692" table:display="true" table:show-details="true"/>
                <table:data-pilot-member table:name="23699" table:display="true" table:show-details="true"/>
                <table:data-pilot-member table:name="23700" table:display="true" table:show-details="true"/>
                <table:data-pilot-member table:name="23703" table:display="true" table:show-details="true"/>
                <table:data-pilot-member table:name="23705" table:display="true" table:show-details="true"/>
                <table:data-pilot-member table:name="23722" table:display="true" table:show-details="true"/>
                <table:data-pilot-member table:name="23727" table:display="true" table:show-details="true"/>
                <table:data-pilot-member table:name="23729" table:display="true" table:show-details="true"/>
                <table:data-pilot-member table:name="23735" table:display="true" table:show-details="true"/>
                <table:data-pilot-member table:name="23738" table:display="true" table:show-details="true"/>
                <table:data-pilot-member table:name="23744" table:display="true" table:show-details="true"/>
                <table:data-pilot-member table:name="23748" table:display="true" table:show-details="true"/>
                <table:data-pilot-member table:name="23753" table:display="true" table:show-details="true"/>
                <table:data-pilot-member table:name="23754" table:display="true" table:show-details="true"/>
                <table:data-pilot-member table:name="23758" table:display="true" table:show-details="true"/>
                <table:data-pilot-member table:name="23759" table:display="true" table:show-details="true"/>
                <table:data-pilot-member table:name="23761" table:display="true" table:show-details="true"/>
                <table:data-pilot-member table:name="23770" table:display="true" table:show-details="true"/>
                <table:data-pilot-member table:name="23824" table:display="true" table:show-details="true"/>
                <table:data-pilot-member table:name="23831" table:display="true" table:show-details="true"/>
                <table:data-pilot-member table:name="23834" table:display="true" table:show-details="true"/>
                <table:data-pilot-member table:name="23838" table:display="true" table:show-details="true"/>
                <table:data-pilot-member table:name="23859" table:display="true" table:show-details="true"/>
                <table:data-pilot-member table:name="23871" table:display="true" table:show-details="true"/>
                <table:data-pilot-member table:name="23890" table:display="true" table:show-details="true"/>
                <table:data-pilot-member table:name="23891" table:display="true" table:show-details="true"/>
                <table:data-pilot-member table:name="23899" table:display="true" table:show-details="true"/>
                <table:data-pilot-member table:name="23905" table:display="true" table:show-details="true"/>
                <table:data-pilot-member table:name="23920" table:display="true" table:show-details="true"/>
                <table:data-pilot-member table:name="23938" table:display="true" table:show-details="true"/>
                <table:data-pilot-member table:name="23944" table:display="true" table:show-details="true"/>
                <table:data-pilot-member table:name="23965" table:display="true" table:show-details="true"/>
                <table:data-pilot-member table:name="23983" table:display="true" table:show-details="true"/>
                <table:data-pilot-member table:name="23988" table:display="true" table:show-details="true"/>
                <table:data-pilot-member table:name="24002" table:display="true" table:show-details="true"/>
                <table:data-pilot-member table:name="24015" table:display="true" table:show-details="true"/>
                <table:data-pilot-member table:name="24016" table:display="true" table:show-details="true"/>
                <table:data-pilot-member table:name="24024" table:display="true" table:show-details="true"/>
                <table:data-pilot-member table:name="24034" table:display="true" table:show-details="true"/>
                <table:data-pilot-member table:name="24063" table:display="true" table:show-details="true"/>
                <table:data-pilot-member table:name="24065" table:display="true" table:show-details="true"/>
                <table:data-pilot-member table:name="24070" table:display="true" table:show-details="true"/>
                <table:data-pilot-member table:name="24088" table:display="true" table:show-details="true"/>
                <table:data-pilot-member table:name="24099" table:display="true" table:show-details="true"/>
                <table:data-pilot-member table:name="24106" table:display="true" table:show-details="true"/>
                <table:data-pilot-member table:name="24107" table:display="true" table:show-details="true"/>
                <table:data-pilot-member table:name="24108" table:display="true" table:show-details="true"/>
                <table:data-pilot-member table:name="24109" table:display="true" table:show-details="true"/>
                <table:data-pilot-member table:name="24110" table:display="true" table:show-details="true"/>
                <table:data-pilot-member table:name="24126" table:display="true" table:show-details="true"/>
                <table:data-pilot-member table:name="24132" table:display="true" table:show-details="true"/>
                <table:data-pilot-member table:name="24140" table:display="true" table:show-details="true"/>
                <table:data-pilot-member table:name="24147" table:display="true" table:show-details="true"/>
                <table:data-pilot-member table:name="24154" table:display="true" table:show-details="true"/>
                <table:data-pilot-member table:name="24162" table:display="true" table:show-details="true"/>
                <table:data-pilot-member table:name="24202" table:display="true" table:show-details="true"/>
                <table:data-pilot-member table:name="24217" table:display="true" table:show-details="true"/>
                <table:data-pilot-member table:name="24224" table:display="true" table:show-details="true"/>
                <table:data-pilot-member table:name="24232" table:display="true" table:show-details="true"/>
                <table:data-pilot-member table:name="24243" table:display="true" table:show-details="true"/>
                <table:data-pilot-member table:name="24245" table:display="true" table:show-details="true"/>
                <table:data-pilot-member table:name="24263" table:display="true" table:show-details="true"/>
                <table:data-pilot-member table:name="24268" table:display="true" table:show-details="true"/>
                <table:data-pilot-member table:name="24281" table:display="true" table:show-details="true"/>
                <table:data-pilot-member table:name="24289" table:display="true" table:show-details="true"/>
                <table:data-pilot-member table:name="24303" table:display="true" table:show-details="true"/>
                <table:data-pilot-member table:name="24309" table:display="true" table:show-details="true"/>
                <table:data-pilot-member table:name="24312" table:display="true" table:show-details="true"/>
                <table:data-pilot-member table:name="24316" table:display="true" table:show-details="true"/>
                <table:data-pilot-member table:name="24334" table:display="true" table:show-details="true"/>
                <table:data-pilot-member table:name="24341" table:display="true" table:show-details="true"/>
                <table:data-pilot-member table:name="24346" table:display="true" table:show-details="true"/>
                <table:data-pilot-member table:name="24349" table:display="true" table:show-details="true"/>
                <table:data-pilot-member table:name="24376" table:display="true" table:show-details="true"/>
                <table:data-pilot-member table:name="24379" table:display="true" table:show-details="true"/>
                <table:data-pilot-member table:name="24382" table:display="true" table:show-details="true"/>
                <table:data-pilot-member table:name="24385" table:display="true" table:show-details="true"/>
                <table:data-pilot-member table:name="24390" table:display="true" table:show-details="true"/>
                <table:data-pilot-member table:name="24396" table:display="true" table:show-details="true"/>
                <table:data-pilot-member table:name="24398" table:display="true" table:show-details="true"/>
                <table:data-pilot-member table:name="24406" table:display="true" table:show-details="true"/>
                <table:data-pilot-member table:name="24407" table:display="true" table:show-details="true"/>
                <table:data-pilot-member table:name="24429" table:display="true" table:show-details="true"/>
                <table:data-pilot-member table:name="24430" table:display="true" table:show-details="true"/>
                <table:data-pilot-member table:name="24448" table:display="true" table:show-details="true"/>
                <table:data-pilot-member table:name="24462" table:display="true" table:show-details="true"/>
                <table:data-pilot-member table:name="24467" table:display="true" table:show-details="true"/>
                <table:data-pilot-member table:name="24479" table:display="true" table:show-details="true"/>
                <table:data-pilot-member table:name="24486" table:display="true" table:show-details="true"/>
                <table:data-pilot-member table:name="24518" table:display="true" table:show-details="true"/>
                <table:data-pilot-member table:name="24519" table:display="true" table:show-details="true"/>
                <table:data-pilot-member table:name="24521" table:display="true" table:show-details="true"/>
                <table:data-pilot-member table:name="24561" table:display="true" table:show-details="true"/>
                <table:data-pilot-member table:name="24569" table:display="true" table:show-details="true"/>
                <table:data-pilot-member table:name="24572" table:display="true" table:show-details="true"/>
                <table:data-pilot-member table:name="24577" table:display="true" table:show-details="true"/>
                <table:data-pilot-member table:name="24592" table:display="true" table:show-details="true"/>
                <table:data-pilot-member table:name="24594" table:display="true" table:show-details="true"/>
                <table:data-pilot-member table:name="24595" table:display="true" table:show-details="true"/>
                <table:data-pilot-member table:name="24598" table:display="true" table:show-details="true"/>
                <table:data-pilot-member table:name="24603" table:display="true" table:show-details="true"/>
                <table:data-pilot-member table:name="24615" table:display="true" table:show-details="true"/>
                <table:data-pilot-member table:name="24618" table:display="true" table:show-details="true"/>
                <table:data-pilot-member table:name="24633" table:display="true" table:show-details="true"/>
                <table:data-pilot-member table:name="24636" table:display="true" table:show-details="true"/>
                <table:data-pilot-member table:name="24640" table:display="true" table:show-details="true"/>
                <table:data-pilot-member table:name="24644" table:display="true" table:show-details="true"/>
                <table:data-pilot-member table:name="24660" table:display="true" table:show-details="true"/>
                <table:data-pilot-member table:name="24683" table:display="true" table:show-details="true"/>
                <table:data-pilot-member table:name="24684" table:display="true" table:show-details="true"/>
                <table:data-pilot-member table:name="24690" table:display="true" table:show-details="true"/>
                <table:data-pilot-member table:name="24723" table:display="true" table:show-details="true"/>
                <table:data-pilot-member table:name="24726" table:display="true" table:show-details="true"/>
                <table:data-pilot-member table:name="24730" table:display="true" table:show-details="true"/>
                <table:data-pilot-member table:name="24733" table:display="true" table:show-details="true"/>
                <table:data-pilot-member table:name="24741" table:display="true" table:show-details="true"/>
                <table:data-pilot-member table:name="24748" table:display="true" table:show-details="true"/>
                <table:data-pilot-member table:name="24753" table:display="true" table:show-details="true"/>
                <table:data-pilot-member table:name="24769" table:display="true" table:show-details="true"/>
                <table:data-pilot-member table:name="24781" table:display="true" table:show-details="true"/>
                <table:data-pilot-member table:name="24832" table:display="true" table:show-details="true"/>
                <table:data-pilot-member table:name="24840" table:display="true" table:show-details="true"/>
                <table:data-pilot-member table:name="24844" table:display="true" table:show-details="true"/>
                <table:data-pilot-member table:name="24848" table:display="true" table:show-details="true"/>
                <table:data-pilot-member table:name="24868" table:display="true" table:show-details="true"/>
                <table:data-pilot-member table:name="24877" table:display="true" table:show-details="true"/>
                <table:data-pilot-member table:name="24885" table:display="true" table:show-details="true"/>
                <table:data-pilot-member table:name="24900" table:display="true" table:show-details="true"/>
                <table:data-pilot-member table:name="24924" table:display="true" table:show-details="true"/>
                <table:data-pilot-member table:name="24929" table:display="true" table:show-details="true"/>
                <table:data-pilot-member table:name="24965" table:display="true" table:show-details="true"/>
                <table:data-pilot-member table:name="24969" table:display="true" table:show-details="true"/>
                <table:data-pilot-member table:name="24978" table:display="true" table:show-details="true"/>
                <table:data-pilot-member table:name="24987" table:display="true" table:show-details="true"/>
                <table:data-pilot-member table:name="25007" table:display="true" table:show-details="true"/>
                <table:data-pilot-member table:name="25037" table:display="true" table:show-details="true"/>
                <table:data-pilot-member table:name="25047" table:display="true" table:show-details="true"/>
                <table:data-pilot-member table:name="25055" table:display="true" table:show-details="true"/>
                <table:data-pilot-member table:name="25063" table:display="true" table:show-details="true"/>
                <table:data-pilot-member table:name="25074" table:display="true" table:show-details="true"/>
                <table:data-pilot-member table:name="25104" table:display="true" table:show-details="true"/>
                <table:data-pilot-member table:name="25117" table:display="true" table:show-details="true"/>
                <table:data-pilot-member table:name="25120" table:display="true" table:show-details="true"/>
                <table:data-pilot-member table:name="25124" table:display="true" table:show-details="true"/>
                <table:data-pilot-member table:name="25125" table:display="true" table:show-details="true"/>
                <table:data-pilot-member table:name="25130" table:display="true" table:show-details="true"/>
                <table:data-pilot-member table:name="25150" table:display="true" table:show-details="true"/>
                <table:data-pilot-member table:name="25155" table:display="true" table:show-details="true"/>
                <table:data-pilot-member table:name="25160" table:display="true" table:show-details="true"/>
                <table:data-pilot-member table:name="25185" table:display="true" table:show-details="true"/>
                <table:data-pilot-member table:name="25196" table:display="true" table:show-details="true"/>
                <table:data-pilot-member table:name="25222" table:display="true" table:show-details="true"/>
                <table:data-pilot-member table:name="25223" table:display="true" table:show-details="true"/>
                <table:data-pilot-member table:name="25224" table:display="true" table:show-details="true"/>
                <table:data-pilot-member table:name="25239" table:display="true" table:show-details="true"/>
                <table:data-pilot-member table:name="25243" table:display="true" table:show-details="true"/>
                <table:data-pilot-member table:name="25246" table:display="true" table:show-details="true"/>
                <table:data-pilot-member table:name="25252" table:display="true" table:show-details="true"/>
                <table:data-pilot-member table:name="25259" table:display="true" table:show-details="true"/>
                <table:data-pilot-member table:name="25261" table:display="true" table:show-details="true"/>
                <table:data-pilot-member table:name="25262" table:display="true" table:show-details="true"/>
                <table:data-pilot-member table:name="25269" table:display="true" table:show-details="true"/>
                <table:data-pilot-member table:name="25282" table:display="true" table:show-details="true"/>
                <table:data-pilot-member table:name="25301" table:display="true" table:show-details="true"/>
                <table:data-pilot-member table:name="25302" table:display="true" table:show-details="true"/>
                <table:data-pilot-member table:name="25310" table:display="true" table:show-details="true"/>
                <table:data-pilot-member table:name="25320" table:display="true" table:show-details="true"/>
                <table:data-pilot-member table:name="25324" table:display="true" table:show-details="true"/>
                <table:data-pilot-member table:name="25327" table:display="true" table:show-details="true"/>
                <table:data-pilot-member table:name="25347" table:display="true" table:show-details="true"/>
                <table:data-pilot-member table:name="25348" table:display="true" table:show-details="true"/>
                <table:data-pilot-member table:name="25379" table:display="true" table:show-details="true"/>
                <table:data-pilot-member table:name="25396" table:display="true" table:show-details="true"/>
                <table:data-pilot-member table:name="25397" table:display="true" table:show-details="true"/>
                <table:data-pilot-member table:name="25411" table:display="true" table:show-details="true"/>
                <table:data-pilot-member table:name="25417" table:display="true" table:show-details="true"/>
                <table:data-pilot-member table:name="25418" table:display="true" table:show-details="true"/>
                <table:data-pilot-member table:name="25419" table:display="true" table:show-details="true"/>
                <table:data-pilot-member table:name="25426" table:display="true" table:show-details="true"/>
                <table:data-pilot-member table:name="25444" table:display="true" table:show-details="true"/>
                <table:data-pilot-member table:name="25445" table:display="true" table:show-details="true"/>
                <table:data-pilot-member table:name="25455" table:display="true" table:show-details="true"/>
                <table:data-pilot-member table:name="25464" table:display="true" table:show-details="true"/>
                <table:data-pilot-member table:name="25475" table:display="true" table:show-details="true"/>
                <table:data-pilot-member table:name="25477" table:display="true" table:show-details="true"/>
                <table:data-pilot-member table:name="25489" table:display="true" table:show-details="true"/>
                <table:data-pilot-member table:name="25527" table:display="true" table:show-details="true"/>
                <table:data-pilot-member table:name="25550" table:display="true" table:show-details="true"/>
                <table:data-pilot-member table:name="25553" table:display="true" table:show-details="true"/>
                <table:data-pilot-member table:name="25554" table:display="true" table:show-details="true"/>
                <table:data-pilot-member table:name="25575" table:display="true" table:show-details="true"/>
                <table:data-pilot-member table:name="25580" table:display="true" table:show-details="true"/>
                <table:data-pilot-member table:name="25598" table:display="true" table:show-details="true"/>
                <table:data-pilot-member table:name="25600" table:display="true" table:show-details="true"/>
                <table:data-pilot-member table:name="25606" table:display="true" table:show-details="true"/>
                <table:data-pilot-member table:name="25613" table:display="true" table:show-details="true"/>
                <table:data-pilot-member table:name="25616" table:display="true" table:show-details="true"/>
                <table:data-pilot-member table:name="25633" table:display="true" table:show-details="true"/>
                <table:data-pilot-member table:name="25640" table:display="true" table:show-details="true"/>
                <table:data-pilot-member table:name="25642" table:display="true" table:show-details="true"/>
                <table:data-pilot-member table:name="25667" table:display="true" table:show-details="true"/>
                <table:data-pilot-member table:name="25670" table:display="true" table:show-details="true"/>
                <table:data-pilot-member table:name="25681" table:display="true" table:show-details="true"/>
                <table:data-pilot-member table:name="25686" table:display="true" table:show-details="true"/>
                <table:data-pilot-member table:name="25690" table:display="true" table:show-details="true"/>
                <table:data-pilot-member table:name="25708" table:display="true" table:show-details="true"/>
                <table:data-pilot-member table:name="25717" table:display="true" table:show-details="true"/>
                <table:data-pilot-member table:name="25724" table:display="true" table:show-details="true"/>
                <table:data-pilot-member table:name="25726" table:display="true" table:show-details="true"/>
                <table:data-pilot-member table:name="25741" table:display="true" table:show-details="true"/>
                <table:data-pilot-member table:name="25771" table:display="true" table:show-details="true"/>
                <table:data-pilot-member table:name="25776" table:display="true" table:show-details="true"/>
                <table:data-pilot-member table:name="25795" table:display="true" table:show-details="true"/>
                <table:data-pilot-member table:name="25799" table:display="true" table:show-details="true"/>
                <table:data-pilot-member table:name="25800" table:display="true" table:show-details="true"/>
                <table:data-pilot-member table:name="25801" table:display="true" table:show-details="true"/>
                <table:data-pilot-member table:name="25806" table:display="true" table:show-details="true"/>
                <table:data-pilot-member table:name="25823" table:display="true" table:show-details="true"/>
                <table:data-pilot-member table:name="25826" table:display="true" table:show-details="true"/>
                <table:data-pilot-member table:name="25830" table:display="true" table:show-details="true"/>
                <table:data-pilot-member table:name="25831" table:display="true" table:show-details="true"/>
                <table:data-pilot-member table:name="25835" table:display="true" table:show-details="true"/>
                <table:data-pilot-member table:name="25841" table:display="true" table:show-details="true"/>
                <table:data-pilot-member table:name="25848" table:display="true" table:show-details="true"/>
                <table:data-pilot-member table:name="25850" table:display="true" table:show-details="true"/>
                <table:data-pilot-member table:name="25857" table:display="true" table:show-details="true"/>
                <table:data-pilot-member table:name="25890" table:display="true" table:show-details="true"/>
                <table:data-pilot-member table:name="25906" table:display="true" table:show-details="true"/>
                <table:data-pilot-member table:name="25939" table:display="true" table:show-details="true"/>
                <table:data-pilot-member table:name="25944" table:display="true" table:show-details="true"/>
                <table:data-pilot-member table:name="25945" table:display="true" table:show-details="true"/>
                <table:data-pilot-member table:name="25949" table:display="true" table:show-details="true"/>
                <table:data-pilot-member table:name="25957" table:display="true" table:show-details="true"/>
                <table:data-pilot-member table:name="25977" table:display="true" table:show-details="true"/>
                <table:data-pilot-member table:name="25985" table:display="true" table:show-details="true"/>
                <table:data-pilot-member table:name="25998" table:display="true" table:show-details="true"/>
                <table:data-pilot-member table:name="26001" table:display="true" table:show-details="true"/>
                <table:data-pilot-member table:name="26007" table:display="true" table:show-details="true"/>
                <table:data-pilot-member table:name="26024" table:display="true" table:show-details="true"/>
                <table:data-pilot-member table:name="26040" table:display="true" table:show-details="true"/>
                <table:data-pilot-member table:name="26053" table:display="true" table:show-details="true"/>
                <table:data-pilot-member table:name="26057" table:display="true" table:show-details="true"/>
                <table:data-pilot-member table:name="26072" table:display="true" table:show-details="true"/>
                <table:data-pilot-member table:name="26089" table:display="true" table:show-details="true"/>
                <table:data-pilot-member table:name="26123" table:display="true" table:show-details="true"/>
                <table:data-pilot-member table:name="26145" table:display="true" table:show-details="true"/>
                <table:data-pilot-member table:name="26149" table:display="true" table:show-details="true"/>
                <table:data-pilot-member table:name="26162" table:display="true" table:show-details="true"/>
                <table:data-pilot-member table:name="26183" table:display="true" table:show-details="true"/>
                <table:data-pilot-member table:name="26184" table:display="true" table:show-details="true"/>
                <table:data-pilot-member table:name="26194" table:display="true" table:show-details="true"/>
                <table:data-pilot-member table:name="26204" table:display="true" table:show-details="true"/>
                <table:data-pilot-member table:name="26208" table:display="true" table:show-details="true"/>
                <table:data-pilot-member table:name="26223" table:display="true" table:show-details="true"/>
                <table:data-pilot-member table:name="26227" table:display="true" table:show-details="true"/>
                <table:data-pilot-member table:name="26232" table:display="true" table:show-details="true"/>
                <table:data-pilot-member table:name="26233" table:display="true" table:show-details="true"/>
                <table:data-pilot-member table:name="26236" table:display="true" table:show-details="true"/>
                <table:data-pilot-member table:name="26240" table:display="true" table:show-details="true"/>
                <table:data-pilot-member table:name="26246" table:display="true" table:show-details="true"/>
                <table:data-pilot-member table:name="26280" table:display="true" table:show-details="true"/>
                <table:data-pilot-member table:name="26293" table:display="true" table:show-details="true"/>
                <table:data-pilot-member table:name="26298" table:display="true" table:show-details="true"/>
                <table:data-pilot-member table:name="26306" table:display="true" table:show-details="true"/>
                <table:data-pilot-member table:name="26312" table:display="true" table:show-details="true"/>
                <table:data-pilot-member table:name="26323" table:display="true" table:show-details="true"/>
                <table:data-pilot-member table:name="26324" table:display="true" table:show-details="true"/>
                <table:data-pilot-member table:name="26341" table:display="true" table:show-details="true"/>
                <table:data-pilot-member table:name="26355" table:display="true" table:show-details="true"/>
                <table:data-pilot-member table:name="26367" table:display="true" table:show-details="true"/>
                <table:data-pilot-member table:name="26369" table:display="true" table:show-details="true"/>
                <table:data-pilot-member table:name="26375" table:display="true" table:show-details="true"/>
                <table:data-pilot-member table:name="26377" table:display="true" table:show-details="true"/>
                <table:data-pilot-member table:name="26378" table:display="true" table:show-details="true"/>
                <table:data-pilot-member table:name="26380" table:display="true" table:show-details="true"/>
                <table:data-pilot-member table:name="26388" table:display="true" table:show-details="true"/>
                <table:data-pilot-member table:name="26394" table:display="true" table:show-details="true"/>
                <table:data-pilot-member table:name="26439" table:display="true" table:show-details="true"/>
                <table:data-pilot-member table:name="26444" table:display="true" table:show-details="true"/>
                <table:data-pilot-member table:name="26451" table:display="true" table:show-details="true"/>
                <table:data-pilot-member table:name="26459" table:display="true" table:show-details="true"/>
                <table:data-pilot-member table:name="26463" table:display="true" table:show-details="true"/>
                <table:data-pilot-member table:name="26465" table:display="true" table:show-details="true"/>
                <table:data-pilot-member table:name="26473" table:display="true" table:show-details="true"/>
                <table:data-pilot-member table:name="26483" table:display="true" table:show-details="true"/>
                <table:data-pilot-member table:name="26492" table:display="true" table:show-details="true"/>
                <table:data-pilot-member table:name="26493" table:display="true" table:show-details="true"/>
                <table:data-pilot-member table:name="26496" table:display="true" table:show-details="true"/>
                <table:data-pilot-member table:name="26520" table:display="true" table:show-details="true"/>
                <table:data-pilot-member table:name="26525" table:display="true" table:show-details="true"/>
                <table:data-pilot-member table:name="26527" table:display="true" table:show-details="true"/>
                <table:data-pilot-member table:name="26537" table:display="true" table:show-details="true"/>
                <table:data-pilot-member table:name="26539" table:display="true" table:show-details="true"/>
                <table:data-pilot-member table:name="26544" table:display="true" table:show-details="true"/>
                <table:data-pilot-member table:name="26549" table:display="true" table:show-details="true"/>
                <table:data-pilot-member table:name="26550" table:display="true" table:show-details="true"/>
                <table:data-pilot-member table:name="26558" table:display="true" table:show-details="true"/>
                <table:data-pilot-member table:name="26576" table:display="true" table:show-details="true"/>
                <table:data-pilot-member table:name="26598" table:display="true" table:show-details="true"/>
                <table:data-pilot-member table:name="26605" table:display="true" table:show-details="true"/>
                <table:data-pilot-member table:name="26613" table:display="true" table:show-details="true"/>
                <table:data-pilot-member table:name="26623" table:display="true" table:show-details="true"/>
                <table:data-pilot-member table:name="26643" table:display="true" table:show-details="true"/>
                <table:data-pilot-member table:name="26645" table:display="true" table:show-details="true"/>
                <table:data-pilot-member table:name="26665" table:display="true" table:show-details="true"/>
                <table:data-pilot-member table:name="26673" table:display="true" table:show-details="true"/>
                <table:data-pilot-member table:name="26678" table:display="true" table:show-details="true"/>
                <table:data-pilot-member table:name="26710" table:display="true" table:show-details="true"/>
                <table:data-pilot-member table:name="26718" table:display="true" table:show-details="true"/>
                <table:data-pilot-member table:name="26722" table:display="true" table:show-details="true"/>
                <table:data-pilot-member table:name="26723" table:display="true" table:show-details="true"/>
                <table:data-pilot-member table:name="26738" table:display="true" table:show-details="true"/>
                <table:data-pilot-member table:name="26744" table:display="true" table:show-details="true"/>
                <table:data-pilot-member table:name="26767" table:display="true" table:show-details="true"/>
                <table:data-pilot-member table:name="26783" table:display="true" table:show-details="true"/>
                <table:data-pilot-member table:name="26785" table:display="true" table:show-details="true"/>
                <table:data-pilot-member table:name="26792" table:display="true" table:show-details="true"/>
                <table:data-pilot-member table:name="26806" table:display="true" table:show-details="true"/>
                <table:data-pilot-member table:name="26813" table:display="true" table:show-details="true"/>
                <table:data-pilot-member table:name="26833" table:display="true" table:show-details="true"/>
                <table:data-pilot-member table:name="26837" table:display="true" table:show-details="true"/>
                <table:data-pilot-member table:name="26838" table:display="true" table:show-details="true"/>
                <table:data-pilot-member table:name="26852" table:display="true" table:show-details="true"/>
                <table:data-pilot-member table:name="26861" table:display="true" table:show-details="true"/>
                <table:data-pilot-member table:name="26866" table:display="true" table:show-details="true"/>
                <table:data-pilot-member table:name="26885" table:display="true" table:show-details="true"/>
                <table:data-pilot-member table:name="26889" table:display="true" table:show-details="true"/>
                <table:data-pilot-member table:name="26932" table:display="true" table:show-details="true"/>
                <table:data-pilot-member table:name="26936" table:display="true" table:show-details="true"/>
                <table:data-pilot-member table:name="26977" table:display="true" table:show-details="true"/>
                <table:data-pilot-member table:name="26985" table:display="true" table:show-details="true"/>
                <table:data-pilot-member table:name="26987" table:display="true" table:show-details="true"/>
                <table:data-pilot-member table:name="26994" table:display="true" table:show-details="true"/>
                <table:data-pilot-member table:name="27015" table:display="true" table:show-details="true"/>
                <table:data-pilot-member table:name="27021" table:display="true" table:show-details="true"/>
                <table:data-pilot-member table:name="27024" table:display="true" table:show-details="true"/>
                <table:data-pilot-member table:name="27039" table:display="true" table:show-details="true"/>
                <table:data-pilot-member table:name="27047" table:display="true" table:show-details="true"/>
                <table:data-pilot-member table:name="27048" table:display="true" table:show-details="true"/>
                <table:data-pilot-member table:name="27053" table:display="true" table:show-details="true"/>
                <table:data-pilot-member table:name="27076" table:display="true" table:show-details="true"/>
                <table:data-pilot-member table:name="27088" table:display="true" table:show-details="true"/>
                <table:data-pilot-member table:name="27098" table:display="true" table:show-details="true"/>
                <table:data-pilot-member table:name="27107" table:display="true" table:show-details="true"/>
                <table:data-pilot-member table:name="27115" table:display="true" table:show-details="true"/>
                <table:data-pilot-member table:name="27134" table:display="true" table:show-details="true"/>
                <table:data-pilot-member table:name="27141" table:display="true" table:show-details="true"/>
                <table:data-pilot-member table:name="27145" table:display="true" table:show-details="true"/>
                <table:data-pilot-member table:name="27150" table:display="true" table:show-details="true"/>
                <table:data-pilot-member table:name="27153" table:display="true" table:show-details="true"/>
                <table:data-pilot-member table:name="27159" table:display="true" table:show-details="true"/>
                <table:data-pilot-member table:name="27173" table:display="true" table:show-details="true"/>
                <table:data-pilot-member table:name="27180" table:display="true" table:show-details="true"/>
                <table:data-pilot-member table:name="27182" table:display="true" table:show-details="true"/>
                <table:data-pilot-member table:name="27185" table:display="true" table:show-details="true"/>
                <table:data-pilot-member table:name="27207" table:display="true" table:show-details="true"/>
                <table:data-pilot-member table:name="27213" table:display="true" table:show-details="true"/>
                <table:data-pilot-member table:name="27214" table:display="true" table:show-details="true"/>
                <table:data-pilot-member table:name="27224" table:display="true" table:show-details="true"/>
                <table:data-pilot-member table:name="27225" table:display="true" table:show-details="true"/>
                <table:data-pilot-member table:name="27230" table:display="true" table:show-details="true"/>
                <table:data-pilot-member table:name="27242" table:display="true" table:show-details="true"/>
                <table:data-pilot-member table:name="27253" table:display="true" table:show-details="true"/>
                <table:data-pilot-member table:name="27271" table:display="true" table:show-details="true"/>
                <table:data-pilot-member table:name="27277" table:display="true" table:show-details="true"/>
                <table:data-pilot-member table:name="27281" table:display="true" table:show-details="true"/>
                <table:data-pilot-member table:name="27304" table:display="true" table:show-details="true"/>
                <table:data-pilot-member table:name="27310" table:display="true" table:show-details="true"/>
                <table:data-pilot-member table:name="27330" table:display="true" table:show-details="true"/>
                <table:data-pilot-member table:name="27338" table:display="true" table:show-details="true"/>
                <table:data-pilot-member table:name="27344" table:display="true" table:show-details="true"/>
                <table:data-pilot-member table:name="27346" table:display="true" table:show-details="true"/>
                <table:data-pilot-member table:name="27347" table:display="true" table:show-details="true"/>
                <table:data-pilot-member table:name="27371" table:display="true" table:show-details="true"/>
                <table:data-pilot-member table:name="27393" table:display="true" table:show-details="true"/>
                <table:data-pilot-member table:name="27394" table:display="true" table:show-details="true"/>
                <table:data-pilot-member table:name="27404" table:display="true" table:show-details="true"/>
                <table:data-pilot-member table:name="27419" table:display="true" table:show-details="true"/>
                <table:data-pilot-member table:name="27421" table:display="true" table:show-details="true"/>
                <table:data-pilot-member table:name="27429" table:display="true" table:show-details="true"/>
                <table:data-pilot-member table:name="27431" table:display="true" table:show-details="true"/>
                <table:data-pilot-member table:name="27434" table:display="true" table:show-details="true"/>
                <table:data-pilot-member table:name="27437" table:display="true" table:show-details="true"/>
                <table:data-pilot-member table:name="27445" table:display="true" table:show-details="true"/>
                <table:data-pilot-member table:name="27466" table:display="true" table:show-details="true"/>
                <table:data-pilot-member table:name="27480" table:display="true" table:show-details="true"/>
                <table:data-pilot-member table:name="27512" table:display="true" table:show-details="true"/>
                <table:data-pilot-member table:name="27516" table:display="true" table:show-details="true"/>
                <table:data-pilot-member table:name="27521" table:display="true" table:show-details="true"/>
                <table:data-pilot-member table:name="27542" table:display="true" table:show-details="true"/>
                <table:data-pilot-member table:name="27543" table:display="true" table:show-details="true"/>
                <table:data-pilot-member table:name="27571" table:display="true" table:show-details="true"/>
                <table:data-pilot-member table:name="27606" table:display="true" table:show-details="true"/>
                <table:data-pilot-member table:name="27608" table:display="true" table:show-details="true"/>
                <table:data-pilot-member table:name="27616" table:display="true" table:show-details="true"/>
                <table:data-pilot-member table:name="27627" table:display="true" table:show-details="true"/>
                <table:data-pilot-member table:name="27643" table:display="true" table:show-details="true"/>
                <table:data-pilot-member table:name="27653" table:display="true" table:show-details="true"/>
                <table:data-pilot-member table:name="27654" table:display="true" table:show-details="true"/>
                <table:data-pilot-member table:name="27662" table:display="true" table:show-details="true"/>
                <table:data-pilot-member table:name="27673" table:display="true" table:show-details="true"/>
                <table:data-pilot-member table:name="27676" table:display="true" table:show-details="true"/>
                <table:data-pilot-member table:name="27678" table:display="true" table:show-details="true"/>
                <table:data-pilot-member table:name="27684" table:display="true" table:show-details="true"/>
                <table:data-pilot-member table:name="27693" table:display="true" table:show-details="true"/>
                <table:data-pilot-member table:name="27703" table:display="true" table:show-details="true"/>
                <table:data-pilot-member table:name="27715" table:display="true" table:show-details="true"/>
                <table:data-pilot-member table:name="27751" table:display="true" table:show-details="true"/>
                <table:data-pilot-member table:name="27769" table:display="true" table:show-details="true"/>
                <table:data-pilot-member table:name="27780" table:display="true" table:show-details="true"/>
                <table:data-pilot-member table:name="27783" table:display="true" table:show-details="true"/>
                <table:data-pilot-member table:name="27797" table:display="true" table:show-details="true"/>
                <table:data-pilot-member table:name="27815" table:display="true" table:show-details="true"/>
                <table:data-pilot-member table:name="27830" table:display="true" table:show-details="true"/>
                <table:data-pilot-member table:name="27842" table:display="true" table:show-details="true"/>
                <table:data-pilot-member table:name="27850" table:display="true" table:show-details="true"/>
                <table:data-pilot-member table:name="27862" table:display="true" table:show-details="true"/>
                <table:data-pilot-member table:name="27892" table:display="true" table:show-details="true"/>
                <table:data-pilot-member table:name="27921" table:display="true" table:show-details="true"/>
                <table:data-pilot-member table:name="27937" table:display="true" table:show-details="true"/>
                <table:data-pilot-member table:name="27950" table:display="true" table:show-details="true"/>
                <table:data-pilot-member table:name="27956" table:display="true" table:show-details="true"/>
                <table:data-pilot-member table:name="27963" table:display="true" table:show-details="true"/>
                <table:data-pilot-member table:name="27970" table:display="true" table:show-details="true"/>
                <table:data-pilot-member table:name="27971" table:display="true" table:show-details="true"/>
                <table:data-pilot-member table:name="27978" table:display="true" table:show-details="true"/>
                <table:data-pilot-member table:name="27995" table:display="true" table:show-details="true"/>
                <table:data-pilot-member table:name="28003" table:display="true" table:show-details="true"/>
                <table:data-pilot-member table:name="28005" table:display="true" table:show-details="true"/>
                <table:data-pilot-member table:name="28019" table:display="true" table:show-details="true"/>
                <table:data-pilot-member table:name="28020" table:display="true" table:show-details="true"/>
                <table:data-pilot-member table:name="28029" table:display="true" table:show-details="true"/>
                <table:data-pilot-member table:name="28051" table:display="true" table:show-details="true"/>
                <table:data-pilot-member table:name="28056" table:display="true" table:show-details="true"/>
                <table:data-pilot-member table:name="28083" table:display="true" table:show-details="true"/>
                <table:data-pilot-member table:name="28107" table:display="true" table:show-details="true"/>
                <table:data-pilot-member table:name="28113" table:display="true" table:show-details="true"/>
                <table:data-pilot-member table:name="28122" table:display="true" table:show-details="true"/>
                <table:data-pilot-member table:name="28127" table:display="true" table:show-details="true"/>
                <table:data-pilot-member table:name="28136" table:display="true" table:show-details="true"/>
                <table:data-pilot-member table:name="28148" table:display="true" table:show-details="true"/>
                <table:data-pilot-member table:name="28173" table:display="true" table:show-details="true"/>
                <table:data-pilot-member table:name="28193" table:display="true" table:show-details="true"/>
                <table:data-pilot-member table:name="28216" table:display="true" table:show-details="true"/>
                <table:data-pilot-member table:name="28229" table:display="true" table:show-details="true"/>
                <table:data-pilot-member table:name="28235" table:display="true" table:show-details="true"/>
                <table:data-pilot-member table:name="28238" table:display="true" table:show-details="true"/>
                <table:data-pilot-member table:name="28251" table:display="true" table:show-details="true"/>
                <table:data-pilot-member table:name="28270" table:display="true" table:show-details="true"/>
                <table:data-pilot-member table:name="28271" table:display="true" table:show-details="true"/>
                <table:data-pilot-member table:name="28296" table:display="true" table:show-details="true"/>
                <table:data-pilot-member table:name="28313" table:display="true" table:show-details="true"/>
                <table:data-pilot-member table:name="28341" table:display="true" table:show-details="true"/>
                <table:data-pilot-member table:name="28348" table:display="true" table:show-details="true"/>
                <table:data-pilot-member table:name="28352" table:display="true" table:show-details="true"/>
                <table:data-pilot-member table:name="28364" table:display="true" table:show-details="true"/>
                <table:data-pilot-member table:name="28365" table:display="true" table:show-details="true"/>
                <table:data-pilot-member table:name="28375" table:display="true" table:show-details="true"/>
                <table:data-pilot-member table:name="28387" table:display="true" table:show-details="true"/>
                <table:data-pilot-member table:name="28391" table:display="true" table:show-details="true"/>
                <table:data-pilot-member table:name="28405" table:display="true" table:show-details="true"/>
                <table:data-pilot-member table:name="28410" table:display="true" table:show-details="true"/>
                <table:data-pilot-member table:name="28412" table:display="true" table:show-details="true"/>
                <table:data-pilot-member table:name="28416" table:display="true" table:show-details="true"/>
                <table:data-pilot-member table:name="28420" table:display="true" table:show-details="true"/>
                <table:data-pilot-member table:name="28428" table:display="true" table:show-details="true"/>
                <table:data-pilot-member table:name="28443" table:display="true" table:show-details="true"/>
                <table:data-pilot-member table:name="28450" table:display="true" table:show-details="true"/>
                <table:data-pilot-member table:name="28460" table:display="true" table:show-details="true"/>
                <table:data-pilot-member table:name="28467" table:display="true" table:show-details="true"/>
                <table:data-pilot-member table:name="28474" table:display="true" table:show-details="true"/>
                <table:data-pilot-member table:name="28479" table:display="true" table:show-details="true"/>
                <table:data-pilot-member table:name="28481" table:display="true" table:show-details="true"/>
                <table:data-pilot-member table:name="28489" table:display="true" table:show-details="true"/>
                <table:data-pilot-member table:name="28494" table:display="true" table:show-details="true"/>
                <table:data-pilot-member table:name="28495" table:display="true" table:show-details="true"/>
                <table:data-pilot-member table:name="28496" table:display="true" table:show-details="true"/>
                <table:data-pilot-member table:name="28511" table:display="true" table:show-details="true"/>
                <table:data-pilot-member table:name="28513" table:display="true" table:show-details="true"/>
                <table:data-pilot-member table:name="28516" table:display="true" table:show-details="true"/>
                <table:data-pilot-member table:name="28520" table:display="true" table:show-details="true"/>
                <table:data-pilot-member table:name="28527" table:display="true" table:show-details="true"/>
                <table:data-pilot-member table:name="28530" table:display="true" table:show-details="true"/>
                <table:data-pilot-member table:name="28565" table:display="true" table:show-details="true"/>
                <table:data-pilot-member table:name="28576" table:display="true" table:show-details="true"/>
                <table:data-pilot-member table:name="28584" table:display="true" table:show-details="true"/>
                <table:data-pilot-member table:name="28588" table:display="true" table:show-details="true"/>
                <table:data-pilot-member table:name="28598" table:display="true" table:show-details="true"/>
                <table:data-pilot-member table:name="28613" table:display="true" table:show-details="true"/>
                <table:data-pilot-member table:name="28642" table:display="true" table:show-details="true"/>
                <table:data-pilot-member table:name="28650" table:display="true" table:show-details="true"/>
                <table:data-pilot-member table:name="28687" table:display="true" table:show-details="true"/>
                <table:data-pilot-member table:name="28696" table:display="true" table:show-details="true"/>
                <table:data-pilot-member table:name="28733" table:display="true" table:show-details="true"/>
                <table:data-pilot-member table:name="28736" table:display="true" table:show-details="true"/>
                <table:data-pilot-member table:name="28743" table:display="true" table:show-details="true"/>
                <table:data-pilot-member table:name="28769" table:display="true" table:show-details="true"/>
                <table:data-pilot-member table:name="28774" table:display="true" table:show-details="true"/>
                <table:data-pilot-member table:name="28776" table:display="true" table:show-details="true"/>
                <table:data-pilot-member table:name="28785" table:display="true" table:show-details="true"/>
                <table:data-pilot-member table:name="28790" table:display="true" table:show-details="true"/>
                <table:data-pilot-member table:name="28798" table:display="true" table:show-details="true"/>
                <table:data-pilot-member table:name="28799" table:display="true" table:show-details="true"/>
                <table:data-pilot-member table:name="28835" table:display="true" table:show-details="true"/>
                <table:data-pilot-member table:name="28842" table:display="true" table:show-details="true"/>
                <table:data-pilot-member table:name="28860" table:display="true" table:show-details="true"/>
                <table:data-pilot-member table:name="28869" table:display="true" table:show-details="true"/>
                <table:data-pilot-member table:name="28876" table:display="true" table:show-details="true"/>
                <table:data-pilot-member table:name="28880" table:display="true" table:show-details="true"/>
                <table:data-pilot-member table:name="28894" table:display="true" table:show-details="true"/>
                <table:data-pilot-member table:name="28908" table:display="true" table:show-details="true"/>
                <table:data-pilot-member table:name="28926" table:display="true" table:show-details="true"/>
                <table:data-pilot-member table:name="28932" table:display="true" table:show-details="true"/>
                <table:data-pilot-member table:name="28938" table:display="true" table:show-details="true"/>
                <table:data-pilot-member table:name="28962" table:display="true" table:show-details="true"/>
                <table:data-pilot-member table:name="28990" table:display="true" table:show-details="true"/>
                <table:data-pilot-member table:name="29004" table:display="true" table:show-details="true"/>
                <table:data-pilot-member table:name="29009" table:display="true" table:show-details="true"/>
                <table:data-pilot-member table:name="29022" table:display="true" table:show-details="true"/>
                <table:data-pilot-member table:name="29024" table:display="true" table:show-details="true"/>
                <table:data-pilot-member table:name="29030" table:display="true" table:show-details="true"/>
                <table:data-pilot-member table:name="29035" table:display="true" table:show-details="true"/>
                <table:data-pilot-member table:name="29036" table:display="true" table:show-details="true"/>
                <table:data-pilot-member table:name="29054" table:display="true" table:show-details="true"/>
                <table:data-pilot-member table:name="29064" table:display="true" table:show-details="true"/>
                <table:data-pilot-member table:name="29072" table:display="true" table:show-details="true"/>
                <table:data-pilot-member table:name="29077" table:display="true" table:show-details="true"/>
                <table:data-pilot-member table:name="29081" table:display="true" table:show-details="true"/>
                <table:data-pilot-member table:name="29090" table:display="true" table:show-details="true"/>
                <table:data-pilot-member table:name="29094" table:display="true" table:show-details="true"/>
                <table:data-pilot-member table:name="29097" table:display="true" table:show-details="true"/>
                <table:data-pilot-member table:name="29098" table:display="true" table:show-details="true"/>
                <table:data-pilot-member table:name="29120" table:display="true" table:show-details="true"/>
                <table:data-pilot-member table:name="29128" table:display="true" table:show-details="true"/>
                <table:data-pilot-member table:name="29154" table:display="true" table:show-details="true"/>
                <table:data-pilot-member table:name="29160" table:display="true" table:show-details="true"/>
                <table:data-pilot-member table:name="29169" table:display="true" table:show-details="true"/>
                <table:data-pilot-member table:name="29171" table:display="true" table:show-details="true"/>
                <table:data-pilot-member table:name="29207" table:display="true" table:show-details="true"/>
                <table:data-pilot-member table:name="29222" table:display="true" table:show-details="true"/>
                <table:data-pilot-member table:name="29229" table:display="true" table:show-details="true"/>
                <table:data-pilot-member table:name="29235" table:display="true" table:show-details="true"/>
                <table:data-pilot-member table:name="29244" table:display="true" table:show-details="true"/>
                <table:data-pilot-member table:name="29253" table:display="true" table:show-details="true"/>
                <table:data-pilot-member table:name="29256" table:display="true" table:show-details="true"/>
                <table:data-pilot-member table:name="29258" table:display="true" table:show-details="true"/>
                <table:data-pilot-member table:name="29262" table:display="true" table:show-details="true"/>
                <table:data-pilot-member table:name="29266" table:display="true" table:show-details="true"/>
                <table:data-pilot-member table:name="29268" table:display="true" table:show-details="true"/>
                <table:data-pilot-member table:name="29271" table:display="true" table:show-details="true"/>
                <table:data-pilot-member table:name="29284" table:display="true" table:show-details="true"/>
                <table:data-pilot-member table:name="29295" table:display="true" table:show-details="true"/>
                <table:data-pilot-member table:name="29320" table:display="true" table:show-details="true"/>
                <table:data-pilot-member table:name="29350" table:display="true" table:show-details="true"/>
                <table:data-pilot-member table:name="29358" table:display="true" table:show-details="true"/>
                <table:data-pilot-member table:name="29363" table:display="true" table:show-details="true"/>
                <table:data-pilot-member table:name="29365" table:display="true" table:show-details="true"/>
                <table:data-pilot-member table:name="29368" table:display="true" table:show-details="true"/>
                <table:data-pilot-member table:name="29382" table:display="true" table:show-details="true"/>
                <table:data-pilot-member table:name="29400" table:display="true" table:show-details="true"/>
                <table:data-pilot-member table:name="29418" table:display="true" table:show-details="true"/>
                <table:data-pilot-member table:name="29467" table:display="true" table:show-details="true"/>
                <table:data-pilot-member table:name="29469" table:display="true" table:show-details="true"/>
                <table:data-pilot-member table:name="29475" table:display="true" table:show-details="true"/>
                <table:data-pilot-member table:name="29482" table:display="true" table:show-details="true"/>
                <table:data-pilot-member table:name="29490" table:display="true" table:show-details="true"/>
                <table:data-pilot-member table:name="29494" table:display="true" table:show-details="true"/>
                <table:data-pilot-member table:name="29496" table:display="true" table:show-details="true"/>
                <table:data-pilot-member table:name="29500" table:display="true" table:show-details="true"/>
                <table:data-pilot-member table:name="29505" table:display="true" table:show-details="true"/>
                <table:data-pilot-member table:name="29507" table:display="true" table:show-details="true"/>
                <table:data-pilot-member table:name="29519" table:display="true" table:show-details="true"/>
                <table:data-pilot-member table:name="29521" table:display="true" table:show-details="true"/>
                <table:data-pilot-member table:name="29527" table:display="true" table:show-details="true"/>
                <table:data-pilot-member table:name="29550" table:display="true" table:show-details="true"/>
                <table:data-pilot-member table:name="29559" table:display="true" table:show-details="true"/>
                <table:data-pilot-member table:name="29590" table:display="true" table:show-details="true"/>
                <table:data-pilot-member table:name="29591" table:display="true" table:show-details="true"/>
                <table:data-pilot-member table:name="29613" table:display="true" table:show-details="true"/>
                <table:data-pilot-member table:name="29637" table:display="true" table:show-details="true"/>
                <table:data-pilot-member table:name="29648" table:display="true" table:show-details="true"/>
                <table:data-pilot-member table:name="29665" table:display="true" table:show-details="true"/>
                <table:data-pilot-member table:name="29668" table:display="true" table:show-details="true"/>
                <table:data-pilot-member table:name="29669" table:display="true" table:show-details="true"/>
                <table:data-pilot-member table:name="29676" table:display="true" table:show-details="true"/>
                <table:data-pilot-member table:name="29682" table:display="true" table:show-details="true"/>
                <table:data-pilot-member table:name="29684" table:display="true" table:show-details="true"/>
                <table:data-pilot-member table:name="29691" table:display="true" table:show-details="true"/>
                <table:data-pilot-member table:name="29700" table:display="true" table:show-details="true"/>
                <table:data-pilot-member table:name="29702" table:display="true" table:show-details="true"/>
                <table:data-pilot-member table:name="29716" table:display="true" table:show-details="true"/>
                <table:data-pilot-member table:name="29720" table:display="true" table:show-details="true"/>
                <table:data-pilot-member table:name="29723" table:display="true" table:show-details="true"/>
                <table:data-pilot-member table:name="29726" table:display="true" table:show-details="true"/>
                <table:data-pilot-member table:name="29728" table:display="true" table:show-details="true"/>
                <table:data-pilot-member table:name="29739" table:display="true" table:show-details="true"/>
                <table:data-pilot-member table:name="29751" table:display="true" table:show-details="true"/>
                <table:data-pilot-member table:name="29762" table:display="true" table:show-details="true"/>
                <table:data-pilot-member table:name="29777" table:display="true" table:show-details="true"/>
                <table:data-pilot-member table:name="29779" table:display="true" table:show-details="true"/>
                <table:data-pilot-member table:name="29793" table:display="true" table:show-details="true"/>
                <table:data-pilot-member table:name="29803" table:display="true" table:show-details="true"/>
                <table:data-pilot-member table:name="29811" table:display="true" table:show-details="true"/>
                <table:data-pilot-member table:name="29812" table:display="true" table:show-details="true"/>
                <table:data-pilot-member table:name="29816" table:display="true" table:show-details="true"/>
                <table:data-pilot-member table:name="29818" table:display="true" table:show-details="true"/>
                <table:data-pilot-member table:name="29821" table:display="true" table:show-details="true"/>
                <table:data-pilot-member table:name="29834" table:display="true" table:show-details="true"/>
                <table:data-pilot-member table:name="29840" table:display="true" table:show-details="true"/>
                <table:data-pilot-member table:name="29845" table:display="true" table:show-details="true"/>
                <table:data-pilot-member table:name="29853" table:display="true" table:show-details="true"/>
                <table:data-pilot-member table:name="29865" table:display="true" table:show-details="true"/>
                <table:data-pilot-member table:name="29867" table:display="true" table:show-details="true"/>
                <table:data-pilot-member table:name="29870" table:display="true" table:show-details="true"/>
                <table:data-pilot-member table:name="29873" table:display="true" table:show-details="true"/>
                <table:data-pilot-member table:name="29881" table:display="true" table:show-details="true"/>
                <table:data-pilot-member table:name="29882" table:display="true" table:show-details="true"/>
                <table:data-pilot-member table:name="29891" table:display="true" table:show-details="true"/>
                <table:data-pilot-member table:name="29893" table:display="true" table:show-details="true"/>
                <table:data-pilot-member table:name="29912" table:display="true" table:show-details="true"/>
                <table:data-pilot-member table:name="29922" table:display="true" table:show-details="true"/>
                <table:data-pilot-member table:name="29924" table:display="true" table:show-details="true"/>
                <table:data-pilot-member table:name="29930" table:display="true" table:show-details="true"/>
                <table:data-pilot-member table:name="29941" table:display="true" table:show-details="true"/>
                <table:data-pilot-member table:name="29950" table:display="true" table:show-details="true"/>
                <table:data-pilot-member table:name="29952" table:display="true" table:show-details="true"/>
                <table:data-pilot-member table:name="29965" table:display="true" table:show-details="true"/>
                <table:data-pilot-member table:name="29972" table:display="true" table:show-details="true"/>
                <table:data-pilot-member table:name="29977" table:display="true" table:show-details="true"/>
                <table:data-pilot-member table:name="29999" table:display="true" table:show-details="true"/>
                <table:data-pilot-member table:name="30004" table:display="true" table:show-details="true"/>
                <table:data-pilot-member table:name="30009" table:display="true" table:show-details="true"/>
                <table:data-pilot-member table:name="30014" table:display="true" table:show-details="true"/>
                <table:data-pilot-member table:name="30015" table:display="true" table:show-details="true"/>
                <table:data-pilot-member table:name="30038" table:display="true" table:show-details="true"/>
                <table:data-pilot-member table:name="30049" table:display="true" table:show-details="true"/>
                <table:data-pilot-member table:name="30052" table:display="true" table:show-details="true"/>
                <table:data-pilot-member table:name="30082" table:display="true" table:show-details="true"/>
                <table:data-pilot-member table:name="30103" table:display="true" table:show-details="true"/>
                <table:data-pilot-member table:name="30117" table:display="true" table:show-details="true"/>
                <table:data-pilot-member table:name="30139" table:display="true" table:show-details="true"/>
                <table:data-pilot-member table:name="30152" table:display="true" table:show-details="true"/>
                <table:data-pilot-member table:name="30153" table:display="true" table:show-details="true"/>
                <table:data-pilot-member table:name="30166" table:display="true" table:show-details="true"/>
                <table:data-pilot-member table:name="30185" table:display="true" table:show-details="true"/>
                <table:data-pilot-member table:name="30215" table:display="true" table:show-details="true"/>
                <table:data-pilot-member table:name="30227" table:display="true" table:show-details="true"/>
                <table:data-pilot-member table:name="30236" table:display="true" table:show-details="true"/>
                <table:data-pilot-member table:name="30240" table:display="true" table:show-details="true"/>
                <table:data-pilot-member table:name="30255" table:display="true" table:show-details="true"/>
                <table:data-pilot-member table:name="30259" table:display="true" table:show-details="true"/>
                <table:data-pilot-member table:name="30265" table:display="true" table:show-details="true"/>
                <table:data-pilot-member table:name="30278" table:display="true" table:show-details="true"/>
                <table:data-pilot-member table:name="30287" table:display="true" table:show-details="true"/>
                <table:data-pilot-member table:name="30301" table:display="true" table:show-details="true"/>
                <table:data-pilot-member table:name="30315" table:display="true" table:show-details="true"/>
                <table:data-pilot-member table:name="30341" table:display="true" table:show-details="true"/>
                <table:data-pilot-member table:name="30342" table:display="true" table:show-details="true"/>
                <table:data-pilot-member table:name="30343" table:display="true" table:show-details="true"/>
                <table:data-pilot-member table:name="30345" table:display="true" table:show-details="true"/>
                <table:data-pilot-member table:name="30356" table:display="true" table:show-details="true"/>
                <table:data-pilot-member table:name="30360" table:display="true" table:show-details="true"/>
                <table:data-pilot-member table:name="30367" table:display="true" table:show-details="true"/>
                <table:data-pilot-member table:name="30374" table:display="true" table:show-details="true"/>
                <table:data-pilot-member table:name="30389" table:display="true" table:show-details="true"/>
                <table:data-pilot-member table:name="30390" table:display="true" table:show-details="true"/>
                <table:data-pilot-member table:name="30398" table:display="true" table:show-details="true"/>
                <table:data-pilot-member table:name="30414" table:display="true" table:show-details="true"/>
                <table:data-pilot-member table:name="30415" table:display="true" table:show-details="true"/>
                <table:data-pilot-member table:name="30428" table:display="true" table:show-details="true"/>
                <table:data-pilot-member table:name="30430" table:display="true" table:show-details="true"/>
                <table:data-pilot-member table:name="30450" table:display="true" table:show-details="true"/>
                <table:data-pilot-member table:name="30455" table:display="true" table:show-details="true"/>
                <table:data-pilot-member table:name="30457" table:display="true" table:show-details="true"/>
                <table:data-pilot-member table:name="30461" table:display="true" table:show-details="true"/>
                <table:data-pilot-member table:name="30501" table:display="true" table:show-details="true"/>
                <table:data-pilot-member table:name="30509" table:display="true" table:show-details="true"/>
                <table:data-pilot-member table:name="30537" table:display="true" table:show-details="true"/>
                <table:data-pilot-member table:name="30557" table:display="true" table:show-details="true"/>
                <table:data-pilot-member table:name="30592" table:display="true" table:show-details="true"/>
                <table:data-pilot-member table:name="30594" table:display="true" table:show-details="true"/>
                <table:data-pilot-member table:name="30598" table:display="true" table:show-details="true"/>
                <table:data-pilot-member table:name="30609" table:display="true" table:show-details="true"/>
                <table:data-pilot-member table:name="30615" table:display="true" table:show-details="true"/>
                <table:data-pilot-member table:name="30626" table:display="true" table:show-details="true"/>
                <table:data-pilot-member table:name="30627" table:display="true" table:show-details="true"/>
                <table:data-pilot-member table:name="30632" table:display="true" table:show-details="true"/>
                <table:data-pilot-member table:name="30633" table:display="true" table:show-details="true"/>
                <table:data-pilot-member table:name="30636" table:display="true" table:show-details="true"/>
                <table:data-pilot-member table:name="30657" table:display="true" table:show-details="true"/>
                <table:data-pilot-member table:name="30661" table:display="true" table:show-details="true"/>
                <table:data-pilot-member table:name="30662" table:display="true" table:show-details="true"/>
                <table:data-pilot-member table:name="30670" table:display="true" table:show-details="true"/>
                <table:data-pilot-member table:name="30693" table:display="true" table:show-details="true"/>
                <table:data-pilot-member table:name="30696" table:display="true" table:show-details="true"/>
                <table:data-pilot-member table:name="30700" table:display="true" table:show-details="true"/>
                <table:data-pilot-member table:name="30708" table:display="true" table:show-details="true"/>
                <table:data-pilot-member table:name="30719" table:display="true" table:show-details="true"/>
                <table:data-pilot-member table:name="30721" table:display="true" table:show-details="true"/>
                <table:data-pilot-member table:name="30731" table:display="true" table:show-details="true"/>
                <table:data-pilot-member table:name="30768" table:display="true" table:show-details="true"/>
                <table:data-pilot-member table:name="30778" table:display="true" table:show-details="true"/>
                <table:data-pilot-member table:name="30788" table:display="true" table:show-details="true"/>
                <table:data-pilot-member table:name="30811" table:display="true" table:show-details="true"/>
                <table:data-pilot-member table:name="30813" table:display="true" table:show-details="true"/>
                <table:data-pilot-member table:name="30816" table:display="true" table:show-details="true"/>
                <table:data-pilot-member table:name="30864" table:display="true" table:show-details="true"/>
                <table:data-pilot-member table:name="30872" table:display="true" table:show-details="true"/>
                <table:data-pilot-member table:name="30875" table:display="true" table:show-details="true"/>
                <table:data-pilot-member table:name="30897" table:display="true" table:show-details="true"/>
                <table:data-pilot-member table:name="30898" table:display="true" table:show-details="true"/>
                <table:data-pilot-member table:name="30901" table:display="true" table:show-details="true"/>
                <table:data-pilot-member table:name="30911" table:display="true" table:show-details="true"/>
                <table:data-pilot-member table:name="30936" table:display="true" table:show-details="true"/>
                <table:data-pilot-member table:name="30967" table:display="true" table:show-details="true"/>
                <table:data-pilot-member table:name="30969" table:display="true" table:show-details="true"/>
                <table:data-pilot-member table:name="30972" table:display="true" table:show-details="true"/>
                <table:data-pilot-member table:name="30998" table:display="true" table:show-details="true"/>
                <table:data-pilot-member table:name="31008" table:display="true" table:show-details="true"/>
                <table:data-pilot-member table:name="31010" table:display="true" table:show-details="true"/>
                <table:data-pilot-member table:name="31011" table:display="true" table:show-details="true"/>
                <table:data-pilot-member table:name="31019" table:display="true" table:show-details="true"/>
                <table:data-pilot-member table:name="31031" table:display="true" table:show-details="true"/>
                <table:data-pilot-member table:name="31038" table:display="true" table:show-details="true"/>
                <table:data-pilot-member table:name="31050" table:display="true" table:show-details="true"/>
                <table:data-pilot-member table:name="31052" table:display="true" table:show-details="true"/>
                <table:data-pilot-member table:name="31053" table:display="true" table:show-details="true"/>
                <table:data-pilot-member table:name="31061" table:display="true" table:show-details="true"/>
                <table:data-pilot-member table:name="31075" table:display="true" table:show-details="true"/>
                <table:data-pilot-member table:name="31077" table:display="true" table:show-details="true"/>
                <table:data-pilot-member table:name="31100" table:display="true" table:show-details="true"/>
                <table:data-pilot-member table:name="31111" table:display="true" table:show-details="true"/>
                <table:data-pilot-member table:name="31115" table:display="true" table:show-details="true"/>
                <table:data-pilot-member table:name="31118" table:display="true" table:show-details="true"/>
                <table:data-pilot-member table:name="31124" table:display="true" table:show-details="true"/>
                <table:data-pilot-member table:name="31128" table:display="true" table:show-details="true"/>
                <table:data-pilot-member table:name="31146" table:display="true" table:show-details="true"/>
                <table:data-pilot-member table:name="31154" table:display="true" table:show-details="true"/>
                <table:data-pilot-member table:name="31174" table:display="true" table:show-details="true"/>
                <table:data-pilot-member table:name="31191" table:display="true" table:show-details="true"/>
                <table:data-pilot-member table:name="31203" table:display="true" table:show-details="true"/>
                <table:data-pilot-member table:name="31211" table:display="true" table:show-details="true"/>
                <table:data-pilot-member table:name="31216" table:display="true" table:show-details="true"/>
                <table:data-pilot-member table:name="31223" table:display="true" table:show-details="true"/>
                <table:data-pilot-member table:name="31229" table:display="true" table:show-details="true"/>
                <table:data-pilot-member table:name="31233" table:display="true" table:show-details="true"/>
                <table:data-pilot-member table:name="31243" table:display="true" table:show-details="true"/>
                <table:data-pilot-member table:name="31261" table:display="true" table:show-details="true"/>
                <table:data-pilot-member table:name="31279" table:display="true" table:show-details="true"/>
                <table:data-pilot-member table:name="31307" table:display="true" table:show-details="true"/>
                <table:data-pilot-member table:name="31310" table:display="true" table:show-details="true"/>
                <table:data-pilot-member table:name="31311" table:display="true" table:show-details="true"/>
                <table:data-pilot-member table:name="31312" table:display="true" table:show-details="true"/>
                <table:data-pilot-member table:name="31322" table:display="true" table:show-details="true"/>
                <table:data-pilot-member table:name="31323" table:display="true" table:show-details="true"/>
                <table:data-pilot-member table:name="31347" table:display="true" table:show-details="true"/>
                <table:data-pilot-member table:name="31351" table:display="true" table:show-details="true"/>
                <table:data-pilot-member table:name="31371" table:display="true" table:show-details="true"/>
                <table:data-pilot-member table:name="31373" table:display="true" table:show-details="true"/>
                <table:data-pilot-member table:name="31395" table:display="true" table:show-details="true"/>
                <table:data-pilot-member table:name="31397" table:display="true" table:show-details="true"/>
                <table:data-pilot-member table:name="31398" table:display="true" table:show-details="true"/>
                <table:data-pilot-member table:name="31404" table:display="true" table:show-details="true"/>
                <table:data-pilot-member table:name="31412" table:display="true" table:show-details="true"/>
                <table:data-pilot-member table:name="31425" table:display="true" table:show-details="true"/>
                <table:data-pilot-member table:name="31429" table:display="true" table:show-details="true"/>
                <table:data-pilot-member table:name="31441" table:display="true" table:show-details="true"/>
                <table:data-pilot-member table:name="31454" table:display="true" table:show-details="true"/>
                <table:data-pilot-member table:name="31464" table:display="true" table:show-details="true"/>
                <table:data-pilot-member table:name="31478" table:display="true" table:show-details="true"/>
                <table:data-pilot-member table:name="31481" table:display="true" table:show-details="true"/>
                <table:data-pilot-member table:name="31484" table:display="true" table:show-details="true"/>
                <table:data-pilot-member table:name="31493" table:display="true" table:show-details="true"/>
                <table:data-pilot-member table:name="31499" table:display="true" table:show-details="true"/>
                <table:data-pilot-member table:name="31503" table:display="true" table:show-details="true"/>
                <table:data-pilot-member table:name="31522" table:display="true" table:show-details="true"/>
                <table:data-pilot-member table:name="31523" table:display="true" table:show-details="true"/>
                <table:data-pilot-member table:name="31526" table:display="true" table:show-details="true"/>
                <table:data-pilot-member table:name="31529" table:display="true" table:show-details="true"/>
                <table:data-pilot-member table:name="31539" table:display="true" table:show-details="true"/>
                <table:data-pilot-member table:name="31554" table:display="true" table:show-details="true"/>
                <table:data-pilot-member table:name="31556" table:display="true" table:show-details="true"/>
                <table:data-pilot-member table:name="31566" table:display="true" table:show-details="true"/>
                <table:data-pilot-member table:name="31573" table:display="true" table:show-details="true"/>
                <table:data-pilot-member table:name="31575" table:display="true" table:show-details="true"/>
                <table:data-pilot-member table:name="31595" table:display="true" table:show-details="true"/>
                <table:data-pilot-member table:name="31599" table:display="true" table:show-details="true"/>
                <table:data-pilot-member table:name="31640" table:display="true" table:show-details="true"/>
                <table:data-pilot-member table:name="31644" table:display="true" table:show-details="true"/>
                <table:data-pilot-member table:name="31649" table:display="true" table:show-details="true"/>
                <table:data-pilot-member table:name="31665" table:display="true" table:show-details="true"/>
                <table:data-pilot-member table:name="31678" table:display="true" table:show-details="true"/>
                <table:data-pilot-member table:name="31682" table:display="true" table:show-details="true"/>
                <table:data-pilot-member table:name="31686" table:display="true" table:show-details="true"/>
                <table:data-pilot-member table:name="31690" table:display="true" table:show-details="true"/>
                <table:data-pilot-member table:name="31714" table:display="true" table:show-details="true"/>
                <table:data-pilot-member table:name="31737" table:display="true" table:show-details="true"/>
                <table:data-pilot-member table:name="31743" table:display="true" table:show-details="true"/>
                <table:data-pilot-member table:name="31749" table:display="true" table:show-details="true"/>
                <table:data-pilot-member table:name="31777" table:display="true" table:show-details="true"/>
                <table:data-pilot-member table:name="31786" table:display="true" table:show-details="true"/>
                <table:data-pilot-member table:name="31800" table:display="true" table:show-details="true"/>
                <table:data-pilot-member table:name="31807" table:display="true" table:show-details="true"/>
                <table:data-pilot-member table:name="31810" table:display="true" table:show-details="true"/>
                <table:data-pilot-member table:name="31813" table:display="true" table:show-details="true"/>
                <table:data-pilot-member table:name="31820" table:display="true" table:show-details="true"/>
                <table:data-pilot-member table:name="31824" table:display="true" table:show-details="true"/>
                <table:data-pilot-member table:name="31851" table:display="true" table:show-details="true"/>
                <table:data-pilot-member table:name="31860" table:display="true" table:show-details="true"/>
                <table:data-pilot-member table:name="31861" table:display="true" table:show-details="true"/>
                <table:data-pilot-member table:name="31878" table:display="true" table:show-details="true"/>
                <table:data-pilot-member table:name="31879" table:display="true" table:show-details="true"/>
                <table:data-pilot-member table:name="31883" table:display="true" table:show-details="true"/>
                <table:data-pilot-member table:name="31898" table:display="true" table:show-details="true"/>
                <table:data-pilot-member table:name="31901" table:display="true" table:show-details="true"/>
                <table:data-pilot-member table:name="31914" table:display="true" table:show-details="true"/>
                <table:data-pilot-member table:name="31918" table:display="true" table:show-details="true"/>
                <table:data-pilot-member table:name="31920" table:display="true" table:show-details="true"/>
                <table:data-pilot-member table:name="31924" table:display="true" table:show-details="true"/>
                <table:data-pilot-member table:name="31926" table:display="true" table:show-details="true"/>
                <table:data-pilot-member table:name="31930" table:display="true" table:show-details="true"/>
                <table:data-pilot-member table:name="31937" table:display="true" table:show-details="true"/>
                <table:data-pilot-member table:name="31949" table:display="true" table:show-details="true"/>
                <table:data-pilot-member table:name="31955" table:display="true" table:show-details="true"/>
                <table:data-pilot-member table:name="31962" table:display="true" table:show-details="true"/>
                <table:data-pilot-member table:name="31970" table:display="true" table:show-details="true"/>
                <table:data-pilot-member table:name="31997" table:display="true" table:show-details="true"/>
                <table:data-pilot-member table:name="32007" table:display="true" table:show-details="true"/>
                <table:data-pilot-member table:name="32010" table:display="true" table:show-details="true"/>
                <table:data-pilot-member table:name="32026" table:display="true" table:show-details="true"/>
                <table:data-pilot-member table:name="32031" table:display="true" table:show-details="true"/>
                <table:data-pilot-member table:name="32038" table:display="true" table:show-details="true"/>
                <table:data-pilot-member table:name="32058" table:display="true" table:show-details="true"/>
                <table:data-pilot-member table:name="32063" table:display="true" table:show-details="true"/>
                <table:data-pilot-member table:name="32078" table:display="true" table:show-details="true"/>
                <table:data-pilot-member table:name="32108" table:display="true" table:show-details="true"/>
                <table:data-pilot-member table:name="32115" table:display="true" table:show-details="true"/>
                <table:data-pilot-member table:name="32119" table:display="true" table:show-details="true"/>
                <table:data-pilot-member table:name="32140" table:display="true" table:show-details="true"/>
                <table:data-pilot-member table:name="32143" table:display="true" table:show-details="true"/>
                <table:data-pilot-member table:name="32156" table:display="true" table:show-details="true"/>
                <table:data-pilot-member table:name="32171" table:display="true" table:show-details="true"/>
                <table:data-pilot-member table:name="32184" table:display="true" table:show-details="true"/>
                <table:data-pilot-member table:name="32203" table:display="true" table:show-details="true"/>
                <table:data-pilot-member table:name="32205" table:display="true" table:show-details="true"/>
                <table:data-pilot-member table:name="32224" table:display="true" table:show-details="true"/>
                <table:data-pilot-member table:name="32226" table:display="true" table:show-details="true"/>
                <table:data-pilot-member table:name="32231" table:display="true" table:show-details="true"/>
                <table:data-pilot-member table:name="32238" table:display="true" table:show-details="true"/>
                <table:data-pilot-member table:name="32257" table:display="true" table:show-details="true"/>
                <table:data-pilot-member table:name="32268" table:display="true" table:show-details="true"/>
                <table:data-pilot-member table:name="32269" table:display="true" table:show-details="true"/>
                <table:data-pilot-member table:name="32270" table:display="true" table:show-details="true"/>
                <table:data-pilot-member table:name="32275" table:display="true" table:show-details="true"/>
                <table:data-pilot-member table:name="32282" table:display="true" table:show-details="true"/>
                <table:data-pilot-member table:name="32283" table:display="true" table:show-details="true"/>
                <table:data-pilot-member table:name="32284" table:display="true" table:show-details="true"/>
                <table:data-pilot-member table:name="32317" table:display="true" table:show-details="true"/>
                <table:data-pilot-member table:name="32320" table:display="true" table:show-details="true"/>
                <table:data-pilot-member table:name="32326" table:display="true" table:show-details="true"/>
                <table:data-pilot-member table:name="32336" table:display="true" table:show-details="true"/>
                <table:data-pilot-member table:name="32356" table:display="true" table:show-details="true"/>
                <table:data-pilot-member table:name="32357" table:display="true" table:show-details="true"/>
                <table:data-pilot-member table:name="32362" table:display="true" table:show-details="true"/>
                <table:data-pilot-member table:name="32363" table:display="true" table:show-details="true"/>
                <table:data-pilot-member table:name="32367" table:display="true" table:show-details="true"/>
                <table:data-pilot-member table:name="32368" table:display="true" table:show-details="true"/>
                <table:data-pilot-member table:name="32369" table:display="true" table:show-details="true"/>
                <table:data-pilot-member table:name="32371" table:display="true" table:show-details="true"/>
                <table:data-pilot-member table:name="32372" table:display="true" table:show-details="true"/>
                <table:data-pilot-member table:name="32379" table:display="true" table:show-details="true"/>
                <table:data-pilot-member table:name="32413" table:display="true" table:show-details="true"/>
                <table:data-pilot-member table:name="32414" table:display="true" table:show-details="true"/>
                <table:data-pilot-member table:name="32420" table:display="true" table:show-details="true"/>
                <table:data-pilot-member table:name="32422" table:display="true" table:show-details="true"/>
                <table:data-pilot-member table:name="32438" table:display="true" table:show-details="true"/>
                <table:data-pilot-member table:name="32445" table:display="true" table:show-details="true"/>
                <table:data-pilot-member table:name="32453" table:display="true" table:show-details="true"/>
                <table:data-pilot-member table:name="32460" table:display="true" table:show-details="true"/>
                <table:data-pilot-member table:name="32465" table:display="true" table:show-details="true"/>
                <table:data-pilot-member table:name="32473" table:display="true" table:show-details="true"/>
                <table:data-pilot-member table:name="32476" table:display="true" table:show-details="true"/>
                <table:data-pilot-member table:name="32477" table:display="true" table:show-details="true"/>
                <table:data-pilot-member table:name="32509" table:display="true" table:show-details="true"/>
                <table:data-pilot-member table:name="32524" table:display="true" table:show-details="true"/>
                <table:data-pilot-member table:name="32530" table:display="true" table:show-details="true"/>
                <table:data-pilot-member table:name="32533" table:display="true" table:show-details="true"/>
                <table:data-pilot-member table:name="32564" table:display="true" table:show-details="true"/>
                <table:data-pilot-member table:name="32580" table:display="true" table:show-details="true"/>
                <table:data-pilot-member table:name="32584" table:display="true" table:show-details="true"/>
                <table:data-pilot-member table:name="32588" table:display="true" table:show-details="true"/>
                <table:data-pilot-member table:name="32593" table:display="true" table:show-details="true"/>
                <table:data-pilot-member table:name="32603" table:display="true" table:show-details="true"/>
                <table:data-pilot-member table:name="32610" table:display="true" table:show-details="true"/>
                <table:data-pilot-member table:name="32612" table:display="true" table:show-details="true"/>
                <table:data-pilot-member table:name="32646" table:display="true" table:show-details="true"/>
                <table:data-pilot-member table:name="32662" table:display="true" table:show-details="true"/>
                <table:data-pilot-member table:name="32686" table:display="true" table:show-details="true"/>
                <table:data-pilot-member table:name="32715" table:display="true" table:show-details="true"/>
                <table:data-pilot-member table:name="32732" table:display="true" table:show-details="true"/>
                <table:data-pilot-member table:name="32736" table:display="true" table:show-details="true"/>
                <table:data-pilot-member table:name="32762" table:display="true" table:show-details="true"/>
                <table:data-pilot-member table:name="32785" table:display="true" table:show-details="true"/>
                <table:data-pilot-member table:name="32794" table:display="true" table:show-details="true"/>
                <table:data-pilot-member table:name="32862" table:display="true" table:show-details="true"/>
                <table:data-pilot-member table:name="32869" table:display="true" table:show-details="true"/>
                <table:data-pilot-member table:name="32879" table:display="true" table:show-details="true"/>
                <table:data-pilot-member table:name="32882" table:display="true" table:show-details="true"/>
                <table:data-pilot-member table:name="32896" table:display="true" table:show-details="true"/>
                <table:data-pilot-member table:name="32933" table:display="true" table:show-details="true"/>
                <table:data-pilot-member table:name="32951" table:display="true" table:show-details="true"/>
                <table:data-pilot-member table:name="32954" table:display="true" table:show-details="true"/>
                <table:data-pilot-member table:name="32968" table:display="true" table:show-details="true"/>
                <table:data-pilot-member table:name="32971" table:display="true" table:show-details="true"/>
                <table:data-pilot-member table:name="32993" table:display="true" table:show-details="true"/>
                <table:data-pilot-member table:name="32999" table:display="true" table:show-details="true"/>
                <table:data-pilot-member table:name="33001" table:display="true" table:show-details="true"/>
                <table:data-pilot-member table:name="33002" table:display="true" table:show-details="true"/>
                <table:data-pilot-member table:name="33010" table:display="true" table:show-details="true"/>
                <table:data-pilot-member table:name="33032" table:display="true" table:show-details="true"/>
                <table:data-pilot-member table:name="33036" table:display="true" table:show-details="true"/>
                <table:data-pilot-member table:name="33039" table:display="true" table:show-details="true"/>
                <table:data-pilot-member table:name="33064" table:display="true" table:show-details="true"/>
                <table:data-pilot-member table:name="33070" table:display="true" table:show-details="true"/>
                <table:data-pilot-member table:name="33091" table:display="true" table:show-details="true"/>
                <table:data-pilot-member table:name="33092" table:display="true" table:show-details="true"/>
                <table:data-pilot-member table:name="33107" table:display="true" table:show-details="true"/>
                <table:data-pilot-member table:name="33113" table:display="true" table:show-details="true"/>
                <table:data-pilot-member table:name="33122" table:display="true" table:show-details="true"/>
                <table:data-pilot-member table:name="33133" table:display="true" table:show-details="true"/>
                <table:data-pilot-member table:name="33135" table:display="true" table:show-details="true"/>
                <table:data-pilot-member table:name="33147" table:display="true" table:show-details="true"/>
                <table:data-pilot-member table:name="33149" table:display="true" table:show-details="true"/>
                <table:data-pilot-member table:name="33152" table:display="true" table:show-details="true"/>
                <table:data-pilot-member table:name="33156" table:display="true" table:show-details="true"/>
                <table:data-pilot-member table:name="33157" table:display="true" table:show-details="true"/>
                <table:data-pilot-member table:name="33168" table:display="true" table:show-details="true"/>
                <table:data-pilot-member table:name="33169" table:display="true" table:show-details="true"/>
                <table:data-pilot-member table:name="33187" table:display="true" table:show-details="true"/>
                <table:data-pilot-member table:name="33222" table:display="true" table:show-details="true"/>
                <table:data-pilot-member table:name="33227" table:display="true" table:show-details="true"/>
                <table:data-pilot-member table:name="33239" table:display="true" table:show-details="true"/>
                <table:data-pilot-member table:name="33243" table:display="true" table:show-details="true"/>
                <table:data-pilot-member table:name="33259" table:display="true" table:show-details="true"/>
                <table:data-pilot-member table:name="33274" table:display="true" table:show-details="true"/>
                <table:data-pilot-member table:name="33275" table:display="true" table:show-details="true"/>
                <table:data-pilot-member table:name="33289" table:display="true" table:show-details="true"/>
                <table:data-pilot-member table:name="33292" table:display="true" table:show-details="true"/>
                <table:data-pilot-member table:name="33315" table:display="true" table:show-details="true"/>
                <table:data-pilot-member table:name="33316" table:display="true" table:show-details="true"/>
                <table:data-pilot-member table:name="33329" table:display="true" table:show-details="true"/>
                <table:data-pilot-member table:name="33331" table:display="true" table:show-details="true"/>
                <table:data-pilot-member table:name="33333" table:display="true" table:show-details="true"/>
                <table:data-pilot-member table:name="33374" table:display="true" table:show-details="true"/>
                <table:data-pilot-member table:name="33407" table:display="true" table:show-details="true"/>
                <table:data-pilot-member table:name="33409" table:display="true" table:show-details="true"/>
                <table:data-pilot-member table:name="33422" table:display="true" table:show-details="true"/>
                <table:data-pilot-member table:name="33430" table:display="true" table:show-details="true"/>
                <table:data-pilot-member table:name="33437" table:display="true" table:show-details="true"/>
                <table:data-pilot-member table:name="33445" table:display="true" table:show-details="true"/>
                <table:data-pilot-member table:name="33446" table:display="true" table:show-details="true"/>
                <table:data-pilot-member table:name="33461" table:display="true" table:show-details="true"/>
                <table:data-pilot-member table:name="33475" table:display="true" table:show-details="true"/>
                <table:data-pilot-member table:name="33502" table:display="true" table:show-details="true"/>
                <table:data-pilot-member table:name="33516" table:display="true" table:show-details="true"/>
                <table:data-pilot-member table:name="33538" table:display="true" table:show-details="true"/>
                <table:data-pilot-member table:name="33543" table:display="true" table:show-details="true"/>
                <table:data-pilot-member table:name="33558" table:display="true" table:show-details="true"/>
                <table:data-pilot-member table:name="33561" table:display="true" table:show-details="true"/>
                <table:data-pilot-member table:name="33564" table:display="true" table:show-details="true"/>
                <table:data-pilot-member table:name="33572" table:display="true" table:show-details="true"/>
                <table:data-pilot-member table:name="33588" table:display="true" table:show-details="true"/>
                <table:data-pilot-member table:name="33593" table:display="true" table:show-details="true"/>
                <table:data-pilot-member table:name="33598" table:display="true" table:show-details="true"/>
                <table:data-pilot-member table:name="33651" table:display="true" table:show-details="true"/>
                <table:data-pilot-member table:name="33664" table:display="true" table:show-details="true"/>
                <table:data-pilot-member table:name="33667" table:display="true" table:show-details="true"/>
                <table:data-pilot-member table:name="33673" table:display="true" table:show-details="true"/>
                <table:data-pilot-member table:name="33680" table:display="true" table:show-details="true"/>
                <table:data-pilot-member table:name="33689" table:display="true" table:show-details="true"/>
                <table:data-pilot-member table:name="33702" table:display="true" table:show-details="true"/>
                <table:data-pilot-member table:name="33717" table:display="true" table:show-details="true"/>
                <table:data-pilot-member table:name="33719" table:display="true" table:show-details="true"/>
                <table:data-pilot-member table:name="33725" table:display="true" table:show-details="true"/>
                <table:data-pilot-member table:name="33740" table:display="true" table:show-details="true"/>
                <table:data-pilot-member table:name="33747" table:display="true" table:show-details="true"/>
                <table:data-pilot-member table:name="33748" table:display="true" table:show-details="true"/>
                <table:data-pilot-member table:name="33749" table:display="true" table:show-details="true"/>
                <table:data-pilot-member table:name="33750" table:display="true" table:show-details="true"/>
                <table:data-pilot-member table:name="33765" table:display="true" table:show-details="true"/>
                <table:data-pilot-member table:name="33768" table:display="true" table:show-details="true"/>
                <table:data-pilot-member table:name="33774" table:display="true" table:show-details="true"/>
                <table:data-pilot-member table:name="33781" table:display="true" table:show-details="true"/>
                <table:data-pilot-member table:name="33792" table:display="true" table:show-details="true"/>
                <table:data-pilot-member table:name="33795" table:display="true" table:show-details="true"/>
                <table:data-pilot-member table:name="33803" table:display="true" table:show-details="true"/>
                <table:data-pilot-member table:name="33808" table:display="true" table:show-details="true"/>
                <table:data-pilot-member table:name="33810" table:display="true" table:show-details="true"/>
                <table:data-pilot-member table:name="33819" table:display="true" table:show-details="true"/>
                <table:data-pilot-member table:name="33820" table:display="true" table:show-details="true"/>
                <table:data-pilot-member table:name="33822" table:display="true" table:show-details="true"/>
                <table:data-pilot-member table:name="33834" table:display="true" table:show-details="true"/>
                <table:data-pilot-member table:name="33843" table:display="true" table:show-details="true"/>
                <table:data-pilot-member table:name="33847" table:display="true" table:show-details="true"/>
                <table:data-pilot-member table:name="33857" table:display="true" table:show-details="true"/>
                <table:data-pilot-member table:name="33860" table:display="true" table:show-details="true"/>
                <table:data-pilot-member table:name="33871" table:display="true" table:show-details="true"/>
                <table:data-pilot-member table:name="33875" table:display="true" table:show-details="true"/>
                <table:data-pilot-member table:name="33884" table:display="true" table:show-details="true"/>
                <table:data-pilot-member table:name="33916" table:display="true" table:show-details="true"/>
                <table:data-pilot-member table:name="33917" table:display="true" table:show-details="true"/>
                <table:data-pilot-member table:name="33925" table:display="true" table:show-details="true"/>
                <table:data-pilot-member table:name="33934" table:display="true" table:show-details="true"/>
                <table:data-pilot-member table:name="33943" table:display="true" table:show-details="true"/>
                <table:data-pilot-member table:name="33973" table:display="true" table:show-details="true"/>
                <table:data-pilot-member table:name="33976" table:display="true" table:show-details="true"/>
                <table:data-pilot-member table:name="33981" table:display="true" table:show-details="true"/>
                <table:data-pilot-member table:name="33986" table:display="true" table:show-details="true"/>
                <table:data-pilot-member table:name="33987" table:display="true" table:show-details="true"/>
                <table:data-pilot-member table:name="33996" table:display="true" table:show-details="true"/>
                <table:data-pilot-member table:name="33998" table:display="true" table:show-details="true"/>
                <table:data-pilot-member table:name="34001" table:display="true" table:show-details="true"/>
                <table:data-pilot-member table:name="34004" table:display="true" table:show-details="true"/>
                <table:data-pilot-member table:name="34007" table:display="true" table:show-details="true"/>
                <table:data-pilot-member table:name="34008" table:display="true" table:show-details="true"/>
                <table:data-pilot-member table:name="34023" table:display="true" table:show-details="true"/>
                <table:data-pilot-member table:name="34027" table:display="true" table:show-details="true"/>
                <table:data-pilot-member table:name="34046" table:display="true" table:show-details="true"/>
                <table:data-pilot-member table:name="34048" table:display="true" table:show-details="true"/>
                <table:data-pilot-member table:name="34050" table:display="true" table:show-details="true"/>
                <table:data-pilot-member table:name="34061" table:display="true" table:show-details="true"/>
                <table:data-pilot-member table:name="34074" table:display="true" table:show-details="true"/>
                <table:data-pilot-member table:name="34078" table:display="true" table:show-details="true"/>
                <table:data-pilot-member table:name="34085" table:display="true" table:show-details="true"/>
                <table:data-pilot-member table:name="34090" table:display="true" table:show-details="true"/>
                <table:data-pilot-member table:name="34099" table:display="true" table:show-details="true"/>
                <table:data-pilot-member table:name="34107" table:display="true" table:show-details="true"/>
                <table:data-pilot-member table:name="34110" table:display="true" table:show-details="true"/>
                <table:data-pilot-member table:name="34127" table:display="true" table:show-details="true"/>
                <table:data-pilot-member table:name="34128" table:display="true" table:show-details="true"/>
                <table:data-pilot-member table:name="34133" table:display="true" table:show-details="true"/>
                <table:data-pilot-member table:name="34142" table:display="true" table:show-details="true"/>
                <table:data-pilot-member table:name="34155" table:display="true" table:show-details="true"/>
                <table:data-pilot-member table:name="34167" table:display="true" table:show-details="true"/>
                <table:data-pilot-member table:name="34170" table:display="true" table:show-details="true"/>
                <table:data-pilot-member table:name="34187" table:display="true" table:show-details="true"/>
                <table:data-pilot-member table:name="34198" table:display="true" table:show-details="true"/>
                <table:data-pilot-member table:name="34218" table:display="true" table:show-details="true"/>
                <table:data-pilot-member table:name="34235" table:display="true" table:show-details="true"/>
                <table:data-pilot-member table:name="34240" table:display="true" table:show-details="true"/>
                <table:data-pilot-member table:name="34298" table:display="true" table:show-details="true"/>
                <table:data-pilot-member table:name="34326" table:display="true" table:show-details="true"/>
                <table:data-pilot-member table:name="34332" table:display="true" table:show-details="true"/>
                <table:data-pilot-member table:name="34334" table:display="true" table:show-details="true"/>
                <table:data-pilot-member table:name="34365" table:display="true" table:show-details="true"/>
                <table:data-pilot-member table:name="34377" table:display="true" table:show-details="true"/>
                <table:data-pilot-member table:name="34387" table:display="true" table:show-details="true"/>
                <table:data-pilot-member table:name="34395" table:display="true" table:show-details="true"/>
                <table:data-pilot-member table:name="34406" table:display="true" table:show-details="true"/>
                <table:data-pilot-member table:name="34412" table:display="true" table:show-details="true"/>
                <table:data-pilot-member table:name="34413" table:display="true" table:show-details="true"/>
                <table:data-pilot-member table:name="34419" table:display="true" table:show-details="true"/>
                <table:data-pilot-member table:name="34424" table:display="true" table:show-details="true"/>
                <table:data-pilot-member table:name="34443" table:display="true" table:show-details="true"/>
                <table:data-pilot-member table:name="34445" table:display="true" table:show-details="true"/>
                <table:data-pilot-member table:name="34448" table:display="true" table:show-details="true"/>
                <table:data-pilot-member table:name="34452" table:display="true" table:show-details="true"/>
                <table:data-pilot-member table:name="34453" table:display="true" table:show-details="true"/>
                <table:data-pilot-member table:name="34475" table:display="true" table:show-details="true"/>
                <table:data-pilot-member table:name="34478" table:display="true" table:show-details="true"/>
                <table:data-pilot-member table:name="34483" table:display="true" table:show-details="true"/>
                <table:data-pilot-member table:name="34486" table:display="true" table:show-details="true"/>
                <table:data-pilot-member table:name="34487" table:display="true" table:show-details="true"/>
                <table:data-pilot-member table:name="34514" table:display="true" table:show-details="true"/>
                <table:data-pilot-member table:name="34517" table:display="true" table:show-details="true"/>
                <table:data-pilot-member table:name="34526" table:display="true" table:show-details="true"/>
                <table:data-pilot-member table:name="34537" table:display="true" table:show-details="true"/>
                <table:data-pilot-member table:name="34548" table:display="true" table:show-details="true"/>
                <table:data-pilot-member table:name="34556" table:display="true" table:show-details="true"/>
                <table:data-pilot-member table:name="34568" table:display="true" table:show-details="true"/>
                <table:data-pilot-member table:name="34574" table:display="true" table:show-details="true"/>
                <table:data-pilot-member table:name="34588" table:display="true" table:show-details="true"/>
                <table:data-pilot-member table:name="34591" table:display="true" table:show-details="true"/>
                <table:data-pilot-member table:name="34599" table:display="true" table:show-details="true"/>
                <table:data-pilot-member table:name="34606" table:display="true" table:show-details="true"/>
                <table:data-pilot-member table:name="34608" table:display="true" table:show-details="true"/>
                <table:data-pilot-member table:name="34612" table:display="true" table:show-details="true"/>
                <table:data-pilot-member table:name="34630" table:display="true" table:show-details="true"/>
                <table:data-pilot-member table:name="34640" table:display="true" table:show-details="true"/>
                <table:data-pilot-member table:name="34641" table:display="true" table:show-details="true"/>
                <table:data-pilot-member table:name="34657" table:display="true" table:show-details="true"/>
                <table:data-pilot-member table:name="34661" table:display="true" table:show-details="true"/>
                <table:data-pilot-member table:name="34665" table:display="true" table:show-details="true"/>
                <table:data-pilot-member table:name="34677" table:display="true" table:show-details="true"/>
                <table:data-pilot-member table:name="34678" table:display="true" table:show-details="true"/>
                <table:data-pilot-member table:name="34682" table:display="true" table:show-details="true"/>
                <table:data-pilot-member table:name="34686" table:display="true" table:show-details="true"/>
                <table:data-pilot-member table:name="34705" table:display="true" table:show-details="true"/>
                <table:data-pilot-member table:name="34706" table:display="true" table:show-details="true"/>
                <table:data-pilot-member table:name="34732" table:display="true" table:show-details="true"/>
                <table:data-pilot-member table:name="34736" table:display="true" table:show-details="true"/>
                <table:data-pilot-member table:name="34763" table:display="true" table:show-details="true"/>
                <table:data-pilot-member table:name="34771" table:display="true" table:show-details="true"/>
                <table:data-pilot-member table:name="34777" table:display="true" table:show-details="true"/>
                <table:data-pilot-member table:name="34790" table:display="true" table:show-details="true"/>
                <table:data-pilot-member table:name="34798" table:display="true" table:show-details="true"/>
                <table:data-pilot-member table:name="34800" table:display="true" table:show-details="true"/>
                <table:data-pilot-member table:name="34801" table:display="true" table:show-details="true"/>
                <table:data-pilot-member table:name="34808" table:display="true" table:show-details="true"/>
                <table:data-pilot-member table:name="34811" table:display="true" table:show-details="true"/>
                <table:data-pilot-member table:name="34815" table:display="true" table:show-details="true"/>
                <table:data-pilot-member table:name="34819" table:display="true" table:show-details="true"/>
                <table:data-pilot-member table:name="34870" table:display="true" table:show-details="true"/>
                <table:data-pilot-member table:name="34880" table:display="true" table:show-details="true"/>
                <table:data-pilot-member table:name="34900" table:display="true" table:show-details="true"/>
                <table:data-pilot-member table:name="34910" table:display="true" table:show-details="true"/>
                <table:data-pilot-member table:name="34933" table:display="true" table:show-details="true"/>
                <table:data-pilot-member table:name="34938" table:display="true" table:show-details="true"/>
                <table:data-pilot-member table:name="34969" table:display="true" table:show-details="true"/>
                <table:data-pilot-member table:name="34974" table:display="true" table:show-details="true"/>
                <table:data-pilot-member table:name="34985" table:display="true" table:show-details="true"/>
                <table:data-pilot-member table:name="34986" table:display="true" table:show-details="true"/>
                <table:data-pilot-member table:name="34994" table:display="true" table:show-details="true"/>
                <table:data-pilot-member table:name="34995" table:display="true" table:show-details="true"/>
                <table:data-pilot-member table:name="34998" table:display="true" table:show-details="true"/>
                <table:data-pilot-member table:name="34999" table:display="true" table:show-details="true"/>
                <table:data-pilot-member table:name="35027" table:display="true" table:show-details="true"/>
                <table:data-pilot-member table:name="35039" table:display="true" table:show-details="true"/>
                <table:data-pilot-member table:name="35043" table:display="true" table:show-details="true"/>
                <table:data-pilot-member table:name="35050" table:display="true" table:show-details="true"/>
                <table:data-pilot-member table:name="35053" table:display="true" table:show-details="true"/>
                <table:data-pilot-member table:name="35057" table:display="true" table:show-details="true"/>
                <table:data-pilot-member table:name="35059" table:display="true" table:show-details="true"/>
                <table:data-pilot-member table:name="35061" table:display="true" table:show-details="true"/>
                <table:data-pilot-member table:name="35067" table:display="true" table:show-details="true"/>
                <table:data-pilot-member table:name="35068" table:display="true" table:show-details="true"/>
                <table:data-pilot-member table:name="35084" table:display="true" table:show-details="true"/>
                <table:data-pilot-member table:name="35089" table:display="true" table:show-details="true"/>
                <table:data-pilot-member table:name="35098" table:display="true" table:show-details="true"/>
                <table:data-pilot-member table:name="35130" table:display="true" table:show-details="true"/>
                <table:data-pilot-member table:name="35139" table:display="true" table:show-details="true"/>
                <table:data-pilot-member table:name="35140" table:display="true" table:show-details="true"/>
                <table:data-pilot-member table:name="35144" table:display="true" table:show-details="true"/>
                <table:data-pilot-member table:name="35147" table:display="true" table:show-details="true"/>
                <table:data-pilot-member table:name="35157" table:display="true" table:show-details="true"/>
                <table:data-pilot-member table:name="35197" table:display="true" table:show-details="true"/>
                <table:data-pilot-member table:name="35203" table:display="true" table:show-details="true"/>
                <table:data-pilot-member table:name="35209" table:display="true" table:show-details="true"/>
                <table:data-pilot-member table:name="35213" table:display="true" table:show-details="true"/>
                <table:data-pilot-member table:name="35220" table:display="true" table:show-details="true"/>
                <table:data-pilot-member table:name="35221" table:display="true" table:show-details="true"/>
                <table:data-pilot-member table:name="35268" table:display="true" table:show-details="true"/>
                <table:data-pilot-member table:name="35282" table:display="true" table:show-details="true"/>
                <table:data-pilot-member table:name="35287" table:display="true" table:show-details="true"/>
                <table:data-pilot-member table:name="35307" table:display="true" table:show-details="true"/>
                <table:data-pilot-member table:name="35312" table:display="true" table:show-details="true"/>
                <table:data-pilot-member table:name="35324" table:display="true" table:show-details="true"/>
                <table:data-pilot-member table:name="35330" table:display="true" table:show-details="true"/>
                <table:data-pilot-member table:name="35335" table:display="true" table:show-details="true"/>
                <table:data-pilot-member table:name="35344" table:display="true" table:show-details="true"/>
                <table:data-pilot-member table:name="35377" table:display="true" table:show-details="true"/>
                <table:data-pilot-member table:name="35383" table:display="true" table:show-details="true"/>
                <table:data-pilot-member table:name="35389" table:display="true" table:show-details="true"/>
                <table:data-pilot-member table:name="35392" table:display="true" table:show-details="true"/>
                <table:data-pilot-member table:name="35413" table:display="true" table:show-details="true"/>
                <table:data-pilot-member table:name="35418" table:display="true" table:show-details="true"/>
                <table:data-pilot-member table:name="35439" table:display="true" table:show-details="true"/>
                <table:data-pilot-member table:name="35453" table:display="true" table:show-details="true"/>
                <table:data-pilot-member table:name="35459" table:display="true" table:show-details="true"/>
                <table:data-pilot-member table:name="35466" table:display="true" table:show-details="true"/>
                <table:data-pilot-member table:name="35479" table:display="true" table:show-details="true"/>
                <table:data-pilot-member table:name="35480" table:display="true" table:show-details="true"/>
                <table:data-pilot-member table:name="35485" table:display="true" table:show-details="true"/>
                <table:data-pilot-member table:name="35487" table:display="true" table:show-details="true"/>
                <table:data-pilot-member table:name="35489" table:display="true" table:show-details="true"/>
                <table:data-pilot-member table:name="35502" table:display="true" table:show-details="true"/>
                <table:data-pilot-member table:name="35504" table:display="true" table:show-details="true"/>
                <table:data-pilot-member table:name="35506" table:display="true" table:show-details="true"/>
                <table:data-pilot-member table:name="35511" table:display="true" table:show-details="true"/>
                <table:data-pilot-member table:name="35514" table:display="true" table:show-details="true"/>
                <table:data-pilot-member table:name="35533" table:display="true" table:show-details="true"/>
                <table:data-pilot-member table:name="35556" table:display="true" table:show-details="true"/>
                <table:data-pilot-member table:name="35573" table:display="true" table:show-details="true"/>
                <table:data-pilot-member table:name="35574" table:display="true" table:show-details="true"/>
                <table:data-pilot-member table:name="35585" table:display="true" table:show-details="true"/>
                <table:data-pilot-member table:name="35592" table:display="true" table:show-details="true"/>
                <table:data-pilot-member table:name="35599" table:display="true" table:show-details="true"/>
                <table:data-pilot-member table:name="35634" table:display="true" table:show-details="true"/>
                <table:data-pilot-member table:name="35645" table:display="true" table:show-details="true"/>
                <table:data-pilot-member table:name="35662" table:display="true" table:show-details="true"/>
                <table:data-pilot-member table:name="35668" table:display="true" table:show-details="true"/>
                <table:data-pilot-member table:name="35674" table:display="true" table:show-details="true"/>
                <table:data-pilot-member table:name="35707" table:display="true" table:show-details="true"/>
                <table:data-pilot-member table:name="35728" table:display="true" table:show-details="true"/>
                <table:data-pilot-member table:name="35784" table:display="true" table:show-details="true"/>
                <table:data-pilot-member table:name="35796" table:display="true" table:show-details="true"/>
                <table:data-pilot-member table:name="35799" table:display="true" table:show-details="true"/>
                <table:data-pilot-member table:name="35801" table:display="true" table:show-details="true"/>
                <table:data-pilot-member table:name="35808" table:display="true" table:show-details="true"/>
                <table:data-pilot-member table:name="35813" table:display="true" table:show-details="true"/>
                <table:data-pilot-member table:name="35815" table:display="true" table:show-details="true"/>
                <table:data-pilot-member table:name="35819" table:display="true" table:show-details="true"/>
                <table:data-pilot-member table:name="35834" table:display="true" table:show-details="true"/>
                <table:data-pilot-member table:name="35838" table:display="true" table:show-details="true"/>
                <table:data-pilot-member table:name="35856" table:display="true" table:show-details="true"/>
                <table:data-pilot-member table:name="35872" table:display="true" table:show-details="true"/>
                <table:data-pilot-member table:name="35875" table:display="true" table:show-details="true"/>
                <table:data-pilot-member table:name="35883" table:display="true" table:show-details="true"/>
                <table:data-pilot-member table:name="35885" table:display="true" table:show-details="true"/>
                <table:data-pilot-member table:name="35898" table:display="true" table:show-details="true"/>
                <table:data-pilot-member table:name="35908" table:display="true" table:show-details="true"/>
                <table:data-pilot-member table:name="35918" table:display="true" table:show-details="true"/>
                <table:data-pilot-member table:name="35921" table:display="true" table:show-details="true"/>
                <table:data-pilot-member table:name="35924" table:display="true" table:show-details="true"/>
                <table:data-pilot-member table:name="35929" table:display="true" table:show-details="true"/>
                <table:data-pilot-member table:name="35957" table:display="true" table:show-details="true"/>
                <table:data-pilot-member table:name="35961" table:display="true" table:show-details="true"/>
                <table:data-pilot-member table:name="36022" table:display="true" table:show-details="true"/>
                <table:data-pilot-member table:name="36037" table:display="true" table:show-details="true"/>
                <table:data-pilot-member table:name="36046" table:display="true" table:show-details="true"/>
                <table:data-pilot-member table:name="36060" table:display="true" table:show-details="true"/>
                <table:data-pilot-member table:name="36090" table:display="true" table:show-details="true"/>
                <table:data-pilot-member table:name="36091" table:display="true" table:show-details="true"/>
                <table:data-pilot-member table:name="36116" table:display="true" table:show-details="true"/>
                <table:data-pilot-member table:name="36117" table:display="true" table:show-details="true"/>
                <table:data-pilot-member table:name="36134" table:display="true" table:show-details="true"/>
                <table:data-pilot-member table:name="36149" table:display="true" table:show-details="true"/>
                <table:data-pilot-member table:name="36159" table:display="true" table:show-details="true"/>
                <table:data-pilot-member table:name="36173" table:display="true" table:show-details="true"/>
                <table:data-pilot-member table:name="36185" table:display="true" table:show-details="true"/>
                <table:data-pilot-member table:name="36187" table:display="true" table:show-details="true"/>
                <table:data-pilot-member table:name="36194" table:display="true" table:show-details="true"/>
                <table:data-pilot-member table:name="36207" table:display="true" table:show-details="true"/>
                <table:data-pilot-member table:name="36209" table:display="true" table:show-details="true"/>
                <table:data-pilot-member table:name="36240" table:display="true" table:show-details="true"/>
                <table:data-pilot-member table:name="36242" table:display="true" table:show-details="true"/>
                <table:data-pilot-member table:name="36261" table:display="true" table:show-details="true"/>
                <table:data-pilot-member table:name="36291" table:display="true" table:show-details="true"/>
                <table:data-pilot-member table:name="36297" table:display="true" table:show-details="true"/>
                <table:data-pilot-member table:name="36323" table:display="true" table:show-details="true"/>
                <table:data-pilot-member table:name="36335" table:display="true" table:show-details="true"/>
                <table:data-pilot-member table:name="36336" table:display="true" table:show-details="true"/>
                <table:data-pilot-member table:name="36347" table:display="true" table:show-details="true"/>
                <table:data-pilot-member table:name="36364" table:display="true" table:show-details="true"/>
                <table:data-pilot-member table:name="36380" table:display="true" table:show-details="true"/>
                <table:data-pilot-member table:name="36428" table:display="true" table:show-details="true"/>
                <table:data-pilot-member table:name="36448" table:display="true" table:show-details="true"/>
                <table:data-pilot-member table:name="36461" table:display="true" table:show-details="true"/>
                <table:data-pilot-member table:name="36469" table:display="true" table:show-details="true"/>
                <table:data-pilot-member table:name="36476" table:display="true" table:show-details="true"/>
                <table:data-pilot-member table:name="36485" table:display="true" table:show-details="true"/>
                <table:data-pilot-member table:name="36493" table:display="true" table:show-details="true"/>
                <table:data-pilot-member table:name="36520" table:display="true" table:show-details="true"/>
                <table:data-pilot-member table:name="36522" table:display="true" table:show-details="true"/>
                <table:data-pilot-member table:name="36526" table:display="true" table:show-details="true"/>
                <table:data-pilot-member table:name="36528" table:display="true" table:show-details="true"/>
                <table:data-pilot-member table:name="36534" table:display="true" table:show-details="true"/>
                <table:data-pilot-member table:name="36541" table:display="true" table:show-details="true"/>
                <table:data-pilot-member table:name="36542" table:display="true" table:show-details="true"/>
                <table:data-pilot-member table:name="36572" table:display="true" table:show-details="true"/>
                <table:data-pilot-member table:name="36576" table:display="true" table:show-details="true"/>
                <table:data-pilot-member table:name="36581" table:display="true" table:show-details="true"/>
                <table:data-pilot-member table:name="36587" table:display="true" table:show-details="true"/>
                <table:data-pilot-member table:name="36593" table:display="true" table:show-details="true"/>
                <table:data-pilot-member table:name="36597" table:display="true" table:show-details="true"/>
                <table:data-pilot-member table:name="36609" table:display="true" table:show-details="true"/>
                <table:data-pilot-member table:name="36610" table:display="true" table:show-details="true"/>
                <table:data-pilot-member table:name="36626" table:display="true" table:show-details="true"/>
                <table:data-pilot-member table:name="36631" table:display="true" table:show-details="true"/>
                <table:data-pilot-member table:name="36641" table:display="true" table:show-details="true"/>
                <table:data-pilot-member table:name="36644" table:display="true" table:show-details="true"/>
                <table:data-pilot-member table:name="36700" table:display="true" table:show-details="true"/>
                <table:data-pilot-member table:name="36707" table:display="true" table:show-details="true"/>
                <table:data-pilot-member table:name="36712" table:display="true" table:show-details="true"/>
                <table:data-pilot-member table:name="36717" table:display="true" table:show-details="true"/>
                <table:data-pilot-member table:name="36725" table:display="true" table:show-details="true"/>
                <table:data-pilot-member table:name="36727" table:display="true" table:show-details="true"/>
                <table:data-pilot-member table:name="36739" table:display="true" table:show-details="true"/>
                <table:data-pilot-member table:name="36743" table:display="true" table:show-details="true"/>
                <table:data-pilot-member table:name="36747" table:display="true" table:show-details="true"/>
                <table:data-pilot-member table:name="36768" table:display="true" table:show-details="true"/>
                <table:data-pilot-member table:name="36775" table:display="true" table:show-details="true"/>
                <table:data-pilot-member table:name="36792" table:display="true" table:show-details="true"/>
                <table:data-pilot-member table:name="36795" table:display="true" table:show-details="true"/>
                <table:data-pilot-member table:name="36806" table:display="true" table:show-details="true"/>
                <table:data-pilot-member table:name="36820" table:display="true" table:show-details="true"/>
                <table:data-pilot-member table:name="36848" table:display="true" table:show-details="true"/>
                <table:data-pilot-member table:name="36857" table:display="true" table:show-details="true"/>
                <table:data-pilot-member table:name="36862" table:display="true" table:show-details="true"/>
                <table:data-pilot-member table:name="36876" table:display="true" table:show-details="true"/>
                <table:data-pilot-member table:name="36894" table:display="true" table:show-details="true"/>
                <table:data-pilot-member table:name="36901" table:display="true" table:show-details="true"/>
                <table:data-pilot-member table:name="36911" table:display="true" table:show-details="true"/>
                <table:data-pilot-member table:name="36932" table:display="true" table:show-details="true"/>
                <table:data-pilot-member table:name="36959" table:display="true" table:show-details="true"/>
                <table:data-pilot-member table:name="36973" table:display="true" table:show-details="true"/>
                <table:data-pilot-member table:name="36983" table:display="true" table:show-details="true"/>
                <table:data-pilot-member table:name="37028" table:display="true" table:show-details="true"/>
                <table:data-pilot-member table:name="37035" table:display="true" table:show-details="true"/>
                <table:data-pilot-member table:name="37040" table:display="true" table:show-details="true"/>
                <table:data-pilot-member table:name="37057" table:display="true" table:show-details="true"/>
                <table:data-pilot-member table:name="37099" table:display="true" table:show-details="true"/>
                <table:data-pilot-member table:name="37100" table:display="true" table:show-details="true"/>
                <table:data-pilot-member table:name="37101" table:display="true" table:show-details="true"/>
                <table:data-pilot-member table:name="37118" table:display="true" table:show-details="true"/>
                <table:data-pilot-member table:name="37125" table:display="true" table:show-details="true"/>
                <table:data-pilot-member table:name="37129" table:display="true" table:show-details="true"/>
                <table:data-pilot-member table:name="37141" table:display="true" table:show-details="true"/>
                <table:data-pilot-member table:name="37150" table:display="true" table:show-details="true"/>
                <table:data-pilot-member table:name="37152" table:display="true" table:show-details="true"/>
                <table:data-pilot-member table:name="37155" table:display="true" table:show-details="true"/>
                <table:data-pilot-member table:name="37160" table:display="true" table:show-details="true"/>
                <table:data-pilot-member table:name="37161" table:display="true" table:show-details="true"/>
                <table:data-pilot-member table:name="37164" table:display="true" table:show-details="true"/>
                <table:data-pilot-member table:name="37173" table:display="true" table:show-details="true"/>
                <table:data-pilot-member table:name="37181" table:display="true" table:show-details="true"/>
                <table:data-pilot-member table:name="37188" table:display="true" table:show-details="true"/>
                <table:data-pilot-member table:name="37197" table:display="true" table:show-details="true"/>
                <table:data-pilot-member table:name="37202" table:display="true" table:show-details="true"/>
                <table:data-pilot-member table:name="37221" table:display="true" table:show-details="true"/>
                <table:data-pilot-member table:name="37226" table:display="true" table:show-details="true"/>
                <table:data-pilot-member table:name="37231" table:display="true" table:show-details="true"/>
                <table:data-pilot-member table:name="37271" table:display="true" table:show-details="true"/>
                <table:data-pilot-member table:name="37283" table:display="true" table:show-details="true"/>
                <table:data-pilot-member table:name="37300" table:display="true" table:show-details="true"/>
                <table:data-pilot-member table:name="37301" table:display="true" table:show-details="true"/>
                <table:data-pilot-member table:name="37302" table:display="true" table:show-details="true"/>
                <table:data-pilot-member table:name="37333" table:display="true" table:show-details="true"/>
                <table:data-pilot-member table:name="37337" table:display="true" table:show-details="true"/>
                <table:data-pilot-member table:name="37368" table:display="true" table:show-details="true"/>
                <table:data-pilot-member table:name="37386" table:display="true" table:show-details="true"/>
                <table:data-pilot-member table:name="37401" table:display="true" table:show-details="true"/>
                <table:data-pilot-member table:name="37404" table:display="true" table:show-details="true"/>
                <table:data-pilot-member table:name="37409" table:display="true" table:show-details="true"/>
                <table:data-pilot-member table:name="37413" table:display="true" table:show-details="true"/>
                <table:data-pilot-member table:name="37416" table:display="true" table:show-details="true"/>
                <table:data-pilot-member table:name="37422" table:display="true" table:show-details="true"/>
                <table:data-pilot-member table:name="37423" table:display="true" table:show-details="true"/>
                <table:data-pilot-member table:name="37442" table:display="true" table:show-details="true"/>
                <table:data-pilot-member table:name="37450" table:display="true" table:show-details="true"/>
                <table:data-pilot-member table:name="37458" table:display="true" table:show-details="true"/>
                <table:data-pilot-member table:name="37459" table:display="true" table:show-details="true"/>
                <table:data-pilot-member table:name="37463" table:display="true" table:show-details="true"/>
                <table:data-pilot-member table:name="37472" table:display="true" table:show-details="true"/>
                <table:data-pilot-member table:name="37495" table:display="true" table:show-details="true"/>
                <table:data-pilot-member table:name="37503" table:display="true" table:show-details="true"/>
                <table:data-pilot-member table:name="37511" table:display="true" table:show-details="true"/>
                <table:data-pilot-member table:name="37540" table:display="true" table:show-details="true"/>
                <table:data-pilot-member table:name="37545" table:display="true" table:show-details="true"/>
                <table:data-pilot-member table:name="37548" table:display="true" table:show-details="true"/>
                <table:data-pilot-member table:name="37551" table:display="true" table:show-details="true"/>
                <table:data-pilot-member table:name="37567" table:display="true" table:show-details="true"/>
                <table:data-pilot-member table:name="37574" table:display="true" table:show-details="true"/>
                <table:data-pilot-member table:name="37577" table:display="true" table:show-details="true"/>
                <table:data-pilot-member table:name="37585" table:display="true" table:show-details="true"/>
                <table:data-pilot-member table:name="37587" table:display="true" table:show-details="true"/>
                <table:data-pilot-member table:name="37599" table:display="true" table:show-details="true"/>
                <table:data-pilot-member table:name="37626" table:display="true" table:show-details="true"/>
                <table:data-pilot-member table:name="37644" table:display="true" table:show-details="true"/>
                <table:data-pilot-member table:name="37660" table:display="true" table:show-details="true"/>
                <table:data-pilot-member table:name="37668" table:display="true" table:show-details="true"/>
                <table:data-pilot-member table:name="37689" table:display="true" table:show-details="true"/>
                <table:data-pilot-member table:name="37700" table:display="true" table:show-details="true"/>
                <table:data-pilot-member table:name="37701" table:display="true" table:show-details="true"/>
                <table:data-pilot-member table:name="37714" table:display="true" table:show-details="true"/>
                <table:data-pilot-member table:name="37744" table:display="true" table:show-details="true"/>
                <table:data-pilot-member table:name="37777" table:display="true" table:show-details="true"/>
                <table:data-pilot-member table:name="37781" table:display="true" table:show-details="true"/>
                <table:data-pilot-member table:name="37808" table:display="true" table:show-details="true"/>
                <table:data-pilot-member table:name="37817" table:display="true" table:show-details="true"/>
                <table:data-pilot-member table:name="37825" table:display="true" table:show-details="true"/>
                <table:data-pilot-member table:name="37840" table:display="true" table:show-details="true"/>
                <table:data-pilot-member table:name="37858" table:display="true" table:show-details="true"/>
                <table:data-pilot-member table:name="37863" table:display="true" table:show-details="true"/>
                <table:data-pilot-member table:name="37866" table:display="true" table:show-details="true"/>
                <table:data-pilot-member table:name="37872" table:display="true" table:show-details="true"/>
                <table:data-pilot-member table:name="37901" table:display="true" table:show-details="true"/>
                <table:data-pilot-member table:name="37904" table:display="true" table:show-details="true"/>
                <table:data-pilot-member table:name="37909" table:display="true" table:show-details="true"/>
                <table:data-pilot-member table:name="37923" table:display="true" table:show-details="true"/>
                <table:data-pilot-member table:name="37930" table:display="true" table:show-details="true"/>
                <table:data-pilot-member table:name="37942" table:display="true" table:show-details="true"/>
                <table:data-pilot-member table:name="37949" table:display="true" table:show-details="true"/>
                <table:data-pilot-member table:name="37958" table:display="true" table:show-details="true"/>
                <table:data-pilot-member table:name="37991" table:display="true" table:show-details="true"/>
                <table:data-pilot-member table:name="38007" table:display="true" table:show-details="true"/>
                <table:data-pilot-member table:name="38015" table:display="true" table:show-details="true"/>
                <table:data-pilot-member table:name="38023" table:display="true" table:show-details="true"/>
                <table:data-pilot-member table:name="38031" table:display="true" table:show-details="true"/>
                <table:data-pilot-member table:name="38061" table:display="true" table:show-details="true"/>
                <table:data-pilot-member table:name="38078" table:display="true" table:show-details="true"/>
                <table:data-pilot-member table:name="38087" table:display="true" table:show-details="true"/>
                <table:data-pilot-member table:name="38117" table:display="true" table:show-details="true"/>
                <table:data-pilot-member table:name="38120" table:display="true" table:show-details="true"/>
                <table:data-pilot-member table:name="38129" table:display="true" table:show-details="true"/>
                <table:data-pilot-member table:name="38131" table:display="true" table:show-details="true"/>
                <table:data-pilot-member table:name="38140" table:display="true" table:show-details="true"/>
                <table:data-pilot-member table:name="38158" table:display="true" table:show-details="true"/>
                <table:data-pilot-member table:name="38163" table:display="true" table:show-details="true"/>
                <table:data-pilot-member table:name="38167" table:display="true" table:show-details="true"/>
                <table:data-pilot-member table:name="38176" table:display="true" table:show-details="true"/>
                <table:data-pilot-member table:name="38192" table:display="true" table:show-details="true"/>
                <table:data-pilot-member table:name="38195" table:display="true" table:show-details="true"/>
                <table:data-pilot-member table:name="38198" table:display="true" table:show-details="true"/>
                <table:data-pilot-member table:name="38203" table:display="true" table:show-details="true"/>
                <table:data-pilot-member table:name="38206" table:display="true" table:show-details="true"/>
                <table:data-pilot-member table:name="38207" table:display="true" table:show-details="true"/>
                <table:data-pilot-member table:name="38227" table:display="true" table:show-details="true"/>
                <table:data-pilot-member table:name="38234" table:display="true" table:show-details="true"/>
                <table:data-pilot-member table:name="38247" table:display="true" table:show-details="true"/>
                <table:data-pilot-member table:name="38280" table:display="true" table:show-details="true"/>
                <table:data-pilot-member table:name="38288" table:display="true" table:show-details="true"/>
                <table:data-pilot-member table:name="38294" table:display="true" table:show-details="true"/>
                <table:data-pilot-member table:name="38306" table:display="true" table:show-details="true"/>
                <table:data-pilot-member table:name="38309" table:display="true" table:show-details="true"/>
                <table:data-pilot-member table:name="38314" table:display="true" table:show-details="true"/>
                <table:data-pilot-member table:name="38315" table:display="true" table:show-details="true"/>
                <table:data-pilot-member table:name="38323" table:display="true" table:show-details="true"/>
                <table:data-pilot-member table:name="38328" table:display="true" table:show-details="true"/>
                <table:data-pilot-member table:name="38347" table:display="true" table:show-details="true"/>
                <table:data-pilot-member table:name="38348" table:display="true" table:show-details="true"/>
                <table:data-pilot-member table:name="38370" table:display="true" table:show-details="true"/>
                <table:data-pilot-member table:name="38371" table:display="true" table:show-details="true"/>
                <table:data-pilot-member table:name="38431" table:display="true" table:show-details="true"/>
                <table:data-pilot-member table:name="38433" table:display="true" table:show-details="true"/>
                <table:data-pilot-member table:name="38463" table:display="true" table:show-details="true"/>
                <table:data-pilot-member table:name="38486" table:display="true" table:show-details="true"/>
                <table:data-pilot-member table:name="38509" table:display="true" table:show-details="true"/>
                <table:data-pilot-member table:name="38516" table:display="true" table:show-details="true"/>
                <table:data-pilot-member table:name="38518" table:display="true" table:show-details="true"/>
                <table:data-pilot-member table:name="38532" table:display="true" table:show-details="true"/>
                <table:data-pilot-member table:name="38534" table:display="true" table:show-details="true"/>
                <table:data-pilot-member table:name="38541" table:display="true" table:show-details="true"/>
                <table:data-pilot-member table:name="38550" table:display="true" table:show-details="true"/>
                <table:data-pilot-member table:name="38568" table:display="true" table:show-details="true"/>
                <table:data-pilot-member table:name="38579" table:display="true" table:show-details="true"/>
                <table:data-pilot-member table:name="38583" table:display="true" table:show-details="true"/>
                <table:data-pilot-member table:name="38602" table:display="true" table:show-details="true"/>
                <table:data-pilot-member table:name="38613" table:display="true" table:show-details="true"/>
                <table:data-pilot-member table:name="38624" table:display="true" table:show-details="true"/>
                <table:data-pilot-member table:name="38629" table:display="true" table:show-details="true"/>
                <table:data-pilot-member table:name="38636" table:display="true" table:show-details="true"/>
                <table:data-pilot-member table:name="38647" table:display="true" table:show-details="true"/>
                <table:data-pilot-member table:name="38655" table:display="true" table:show-details="true"/>
                <table:data-pilot-member table:name="38656" table:display="true" table:show-details="true"/>
                <table:data-pilot-member table:name="38657" table:display="true" table:show-details="true"/>
                <table:data-pilot-member table:name="38664" table:display="true" table:show-details="true"/>
                <table:data-pilot-member table:name="38665" table:display="true" table:show-details="true"/>
                <table:data-pilot-member table:name="38686" table:display="true" table:show-details="true"/>
                <table:data-pilot-member table:name="38690" table:display="true" table:show-details="true"/>
                <table:data-pilot-member table:name="38701" table:display="true" table:show-details="true"/>
                <table:data-pilot-member table:name="38713" table:display="true" table:show-details="true"/>
                <table:data-pilot-member table:name="38718" table:display="true" table:show-details="true"/>
                <table:data-pilot-member table:name="38746" table:display="true" table:show-details="true"/>
                <table:data-pilot-member table:name="38747" table:display="true" table:show-details="true"/>
                <table:data-pilot-member table:name="38757" table:display="true" table:show-details="true"/>
                <table:data-pilot-member table:name="38767" table:display="true" table:show-details="true"/>
                <table:data-pilot-member table:name="38782" table:display="true" table:show-details="true"/>
                <table:data-pilot-member table:name="38785" table:display="true" table:show-details="true"/>
                <table:data-pilot-member table:name="38794" table:display="true" table:show-details="true"/>
                <table:data-pilot-member table:name="38797" table:display="true" table:show-details="true"/>
                <table:data-pilot-member table:name="38801" table:display="true" table:show-details="true"/>
                <table:data-pilot-member table:name="38803" table:display="true" table:show-details="true"/>
                <table:data-pilot-member table:name="38827" table:display="true" table:show-details="true"/>
                <table:data-pilot-member table:name="38831" table:display="true" table:show-details="true"/>
                <table:data-pilot-member table:name="38845" table:display="true" table:show-details="true"/>
                <table:data-pilot-member table:name="38854" table:display="true" table:show-details="true"/>
                <table:data-pilot-member table:name="38855" table:display="true" table:show-details="true"/>
                <table:data-pilot-member table:name="38856" table:display="true" table:show-details="true"/>
                <table:data-pilot-member table:name="38901" table:display="true" table:show-details="true"/>
                <table:data-pilot-member table:name="38903" table:display="true" table:show-details="true"/>
                <table:data-pilot-member table:name="38911" table:display="true" table:show-details="true"/>
                <table:data-pilot-member table:name="38917" table:display="true" table:show-details="true"/>
                <table:data-pilot-member table:name="38918" table:display="true" table:show-details="true"/>
                <table:data-pilot-member table:name="38921" table:display="true" table:show-details="true"/>
                <table:data-pilot-member table:name="38926" table:display="true" table:show-details="true"/>
                <table:data-pilot-member table:name="38929" table:display="true" table:show-details="true"/>
                <table:data-pilot-member table:name="38943" table:display="true" table:show-details="true"/>
                <table:data-pilot-member table:name="38966" table:display="true" table:show-details="true"/>
                <table:data-pilot-member table:name="38979" table:display="true" table:show-details="true"/>
                <table:data-pilot-member table:name="38991" table:display="true" table:show-details="true"/>
                <table:data-pilot-member table:name="39036" table:display="true" table:show-details="true"/>
                <table:data-pilot-member table:name="39043" table:display="true" table:show-details="true"/>
                <table:data-pilot-member table:name="39051" table:display="true" table:show-details="true"/>
                <table:data-pilot-member table:name="39057" table:display="true" table:show-details="true"/>
                <table:data-pilot-member table:name="39063" table:display="true" table:show-details="true"/>
                <table:data-pilot-member table:name="39073" table:display="true" table:show-details="true"/>
                <table:data-pilot-member table:name="39085" table:display="true" table:show-details="true"/>
                <table:data-pilot-member table:name="39107" table:display="true" table:show-details="true"/>
                <table:data-pilot-member table:name="39113" table:display="true" table:show-details="true"/>
                <table:data-pilot-member table:name="39115" table:display="true" table:show-details="true"/>
                <table:data-pilot-member table:name="39120" table:display="true" table:show-details="true"/>
                <table:data-pilot-member table:name="39148" table:display="true" table:show-details="true"/>
                <table:data-pilot-member table:name="39150" table:display="true" table:show-details="true"/>
                <table:data-pilot-member table:name="39159" table:display="true" table:show-details="true"/>
                <table:data-pilot-member table:name="39171" table:display="true" table:show-details="true"/>
                <table:data-pilot-member table:name="39182" table:display="true" table:show-details="true"/>
                <table:data-pilot-member table:name="39196" table:display="true" table:show-details="true"/>
                <table:data-pilot-member table:name="39204" table:display="true" table:show-details="true"/>
                <table:data-pilot-member table:name="39214" table:display="true" table:show-details="true"/>
                <table:data-pilot-member table:name="39217" table:display="true" table:show-details="true"/>
                <table:data-pilot-member table:name="39224" table:display="true" table:show-details="true"/>
                <table:data-pilot-member table:name="39236" table:display="true" table:show-details="true"/>
                <table:data-pilot-member table:name="39237" table:display="true" table:show-details="true"/>
                <table:data-pilot-member table:name="39241" table:display="true" table:show-details="true"/>
                <table:data-pilot-member table:name="39244" table:display="true" table:show-details="true"/>
                <table:data-pilot-member table:name="39247" table:display="true" table:show-details="true"/>
                <table:data-pilot-member table:name="39256" table:display="true" table:show-details="true"/>
                <table:data-pilot-member table:name="39282" table:display="true" table:show-details="true"/>
                <table:data-pilot-member table:name="39305" table:display="true" table:show-details="true"/>
                <table:data-pilot-member table:name="39318" table:display="true" table:show-details="true"/>
                <table:data-pilot-member table:name="39325" table:display="true" table:show-details="true"/>
                <table:data-pilot-member table:name="39330" table:display="true" table:show-details="true"/>
                <table:data-pilot-member table:name="39334" table:display="true" table:show-details="true"/>
                <table:data-pilot-member table:name="39371" table:display="true" table:show-details="true"/>
                <table:data-pilot-member table:name="39378" table:display="true" table:show-details="true"/>
                <table:data-pilot-member table:name="39380" table:display="true" table:show-details="true"/>
                <table:data-pilot-member table:name="39381" table:display="true" table:show-details="true"/>
                <table:data-pilot-member table:name="39390" table:display="true" table:show-details="true"/>
                <table:data-pilot-member table:name="39395" table:display="true" table:show-details="true"/>
                <table:data-pilot-member table:name="39399" table:display="true" table:show-details="true"/>
                <table:data-pilot-member table:name="39405" table:display="true" table:show-details="true"/>
                <table:data-pilot-member table:name="39408" table:display="true" table:show-details="true"/>
                <table:data-pilot-member table:name="39411" table:display="true" table:show-details="true"/>
                <table:data-pilot-member table:name="39436" table:display="true" table:show-details="true"/>
                <table:data-pilot-member table:name="39447" table:display="true" table:show-details="true"/>
                <table:data-pilot-member table:name="39449" table:display="true" table:show-details="true"/>
                <table:data-pilot-member table:name="39460" table:display="true" table:show-details="true"/>
                <table:data-pilot-member table:name="39462" table:display="true" table:show-details="true"/>
                <table:data-pilot-member table:name="39467" table:display="true" table:show-details="true"/>
                <table:data-pilot-member table:name="39469" table:display="true" table:show-details="true"/>
                <table:data-pilot-member table:name="39471" table:display="true" table:show-details="true"/>
                <table:data-pilot-member table:name="39486" table:display="true" table:show-details="true"/>
                <table:data-pilot-member table:name="39495" table:display="true" table:show-details="true"/>
                <table:data-pilot-member table:name="39498" table:display="true" table:show-details="true"/>
                <table:data-pilot-member table:name="39502" table:display="true" table:show-details="true"/>
                <table:data-pilot-member table:name="39509" table:display="true" table:show-details="true"/>
                <table:data-pilot-member table:name="39518" table:display="true" table:show-details="true"/>
                <table:data-pilot-member table:name="39524" table:display="true" table:show-details="true"/>
                <table:data-pilot-member table:name="39528" table:display="true" table:show-details="true"/>
                <table:data-pilot-member table:name="39542" table:display="true" table:show-details="true"/>
                <table:data-pilot-member table:name="39555" table:display="true" table:show-details="true"/>
                <table:data-pilot-member table:name="39559" table:display="true" table:show-details="true"/>
                <table:data-pilot-member table:name="39564" table:display="true" table:show-details="true"/>
                <table:data-pilot-member table:name="39573" table:display="true" table:show-details="true"/>
                <table:data-pilot-member table:name="39577" table:display="true" table:show-details="true"/>
                <table:data-pilot-member table:name="39587" table:display="true" table:show-details="true"/>
                <table:data-pilot-member table:name="39627" table:display="true" table:show-details="true"/>
                <table:data-pilot-member table:name="39631" table:display="true" table:show-details="true"/>
                <table:data-pilot-member table:name="39634" table:display="true" table:show-details="true"/>
                <table:data-pilot-member table:name="39637" table:display="true" table:show-details="true"/>
                <table:data-pilot-member table:name="39641" table:display="true" table:show-details="true"/>
                <table:data-pilot-member table:name="39652" table:display="true" table:show-details="true"/>
                <table:data-pilot-member table:name="39661" table:display="true" table:show-details="true"/>
                <table:data-pilot-member table:name="39692" table:display="true" table:show-details="true"/>
                <table:data-pilot-member table:name="39693" table:display="true" table:show-details="true"/>
                <table:data-pilot-member table:name="39697" table:display="true" table:show-details="true"/>
                <table:data-pilot-member table:name="39700" table:display="true" table:show-details="true"/>
                <table:data-pilot-member table:name="39701" table:display="true" table:show-details="true"/>
                <table:data-pilot-member table:name="39707" table:display="true" table:show-details="true"/>
                <table:data-pilot-member table:name="39711" table:display="true" table:show-details="true"/>
                <table:data-pilot-member table:name="39723" table:display="true" table:show-details="true"/>
                <table:data-pilot-member table:name="39724" table:display="true" table:show-details="true"/>
                <table:data-pilot-member table:name="39746" table:display="true" table:show-details="true"/>
                <table:data-pilot-member table:name="39751" table:display="true" table:show-details="true"/>
                <table:data-pilot-member table:name="39754" table:display="true" table:show-details="true"/>
                <table:data-pilot-member table:name="39767" table:display="true" table:show-details="true"/>
                <table:data-pilot-member table:name="39781" table:display="true" table:show-details="true"/>
                <table:data-pilot-member table:name="39795" table:display="true" table:show-details="true"/>
                <table:data-pilot-member table:name="39801" table:display="true" table:show-details="true"/>
                <table:data-pilot-member table:name="39811" table:display="true" table:show-details="true"/>
                <table:data-pilot-member table:name="39832" table:display="true" table:show-details="true"/>
                <table:data-pilot-member table:name="39839" table:display="true" table:show-details="true"/>
                <table:data-pilot-member table:name="39849" table:display="true" table:show-details="true"/>
                <table:data-pilot-member table:name="39857" table:display="true" table:show-details="true"/>
                <table:data-pilot-member table:name="39878" table:display="true" table:show-details="true"/>
                <table:data-pilot-member table:name="39879" table:display="true" table:show-details="true"/>
                <table:data-pilot-member table:name="39883" table:display="true" table:show-details="true"/>
                <table:data-pilot-member table:name="39884" table:display="true" table:show-details="true"/>
                <table:data-pilot-member table:name="39901" table:display="true" table:show-details="true"/>
                <table:data-pilot-member table:name="39924" table:display="true" table:show-details="true"/>
                <table:data-pilot-member table:name="39928" table:display="true" table:show-details="true"/>
                <table:data-pilot-member table:name="39931" table:display="true" table:show-details="true"/>
                <table:data-pilot-member table:name="39941" table:display="true" table:show-details="true"/>
                <table:data-pilot-member table:name="39955" table:display="true" table:show-details="true"/>
                <table:data-pilot-member table:name="39959" table:display="true" table:show-details="true"/>
                <table:data-pilot-member table:name="39993" table:display="true" table:show-details="true"/>
                <table:data-pilot-member table:name="40003" table:display="true" table:show-details="true"/>
                <table:data-pilot-member table:name="40005" table:display="true" table:show-details="true"/>
                <table:data-pilot-member table:name="40007" table:display="true" table:show-details="true"/>
                <table:data-pilot-member table:name="40009" table:display="true" table:show-details="true"/>
                <table:data-pilot-member table:name="40041" table:display="true" table:show-details="true"/>
                <table:data-pilot-member table:name="40055" table:display="true" table:show-details="true"/>
                <table:data-pilot-member table:name="40056" table:display="true" table:show-details="true"/>
                <table:data-pilot-member table:name="40061" table:display="true" table:show-details="true"/>
                <table:data-pilot-member table:name="40072" table:display="true" table:show-details="true"/>
                <table:data-pilot-member table:name="40091" table:display="true" table:show-details="true"/>
                <table:data-pilot-member table:name="40108" table:display="true" table:show-details="true"/>
                <table:data-pilot-member table:name="40123" table:display="true" table:show-details="true"/>
                <table:data-pilot-member table:name="40141" table:display="true" table:show-details="true"/>
                <table:data-pilot-member table:name="40171" table:display="true" table:show-details="true"/>
                <table:data-pilot-member table:name="40198" table:display="true" table:show-details="true"/>
                <table:data-pilot-member table:name="40203" table:display="true" table:show-details="true"/>
                <table:data-pilot-member table:name="40204" table:display="true" table:show-details="true"/>
                <table:data-pilot-member table:name="40209" table:display="true" table:show-details="true"/>
                <table:data-pilot-member table:name="40218" table:display="true" table:show-details="true"/>
                <table:data-pilot-member table:name="40227" table:display="true" table:show-details="true"/>
                <table:data-pilot-member table:name="40245" table:display="true" table:show-details="true"/>
                <table:data-pilot-member table:name="40256" table:display="true" table:show-details="true"/>
                <table:data-pilot-member table:name="40278" table:display="true" table:show-details="true"/>
                <table:data-pilot-member table:name="40284" table:display="true" table:show-details="true"/>
                <table:data-pilot-member table:name="40312" table:display="true" table:show-details="true"/>
                <table:data-pilot-member table:name="40318" table:display="true" table:show-details="true"/>
                <table:data-pilot-member table:name="40330" table:display="true" table:show-details="true"/>
                <table:data-pilot-member table:name="40340" table:display="true" table:show-details="true"/>
                <table:data-pilot-member table:name="40344" table:display="true" table:show-details="true"/>
                <table:data-pilot-member table:name="40389" table:display="true" table:show-details="true"/>
                <table:data-pilot-member table:name="40393" table:display="true" table:show-details="true"/>
                <table:data-pilot-member table:name="40396" table:display="true" table:show-details="true"/>
                <table:data-pilot-member table:name="40398" table:display="true" table:show-details="true"/>
                <table:data-pilot-member table:name="40406" table:display="true" table:show-details="true"/>
                <table:data-pilot-member table:name="40420" table:display="true" table:show-details="true"/>
                <table:data-pilot-member table:name="40421" table:display="true" table:show-details="true"/>
                <table:data-pilot-member table:name="40435" table:display="true" table:show-details="true"/>
                <table:data-pilot-member table:name="40437" table:display="true" table:show-details="true"/>
                <table:data-pilot-member table:name="40442" table:display="true" table:show-details="true"/>
                <table:data-pilot-member table:name="40462" table:display="true" table:show-details="true"/>
                <table:data-pilot-member table:name="40464" table:display="true" table:show-details="true"/>
                <table:data-pilot-member table:name="40494" table:display="true" table:show-details="true"/>
                <table:data-pilot-member table:name="40500" table:display="true" table:show-details="true"/>
                <table:data-pilot-member table:name="40505" table:display="true" table:show-details="true"/>
                <table:data-pilot-member table:name="40521" table:display="true" table:show-details="true"/>
                <table:data-pilot-member table:name="40523" table:display="true" table:show-details="true"/>
                <table:data-pilot-member table:name="40525" table:display="true" table:show-details="true"/>
                <table:data-pilot-member table:name="40527" table:display="true" table:show-details="true"/>
                <table:data-pilot-member table:name="40540" table:display="true" table:show-details="true"/>
                <table:data-pilot-member table:name="40543" table:display="true" table:show-details="true"/>
                <table:data-pilot-member table:name="40553" table:display="true" table:show-details="true"/>
                <table:data-pilot-member table:name="40554" table:display="true" table:show-details="true"/>
                <table:data-pilot-member table:name="40597" table:display="true" table:show-details="true"/>
                <table:data-pilot-member table:name="40610" table:display="true" table:show-details="true"/>
                <table:data-pilot-member table:name="40622" table:display="true" table:show-details="true"/>
                <table:data-pilot-member table:name="40633" table:display="true" table:show-details="true"/>
                <table:data-pilot-member table:name="40644" table:display="true" table:show-details="true"/>
                <table:data-pilot-member table:name="40653" table:display="true" table:show-details="true"/>
                <table:data-pilot-member table:name="40671" table:display="true" table:show-details="true"/>
                <table:data-pilot-member table:name="40679" table:display="true" table:show-details="true"/>
                <table:data-pilot-member table:name="40683" table:display="true" table:show-details="true"/>
                <table:data-pilot-member table:name="40697" table:display="true" table:show-details="true"/>
                <table:data-pilot-member table:name="40710" table:display="true" table:show-details="true"/>
                <table:data-pilot-member table:name="40728" table:display="true" table:show-details="true"/>
                <table:data-pilot-member table:name="40756" table:display="true" table:show-details="true"/>
                <table:data-pilot-member table:name="40761" table:display="true" table:show-details="true"/>
                <table:data-pilot-member table:name="40763" table:display="true" table:show-details="true"/>
                <table:data-pilot-member table:name="40765" table:display="true" table:show-details="true"/>
                <table:data-pilot-member table:name="40773" table:display="true" table:show-details="true"/>
                <table:data-pilot-member table:name="40798" table:display="true" table:show-details="true"/>
                <table:data-pilot-member table:name="40808" table:display="true" table:show-details="true"/>
                <table:data-pilot-member table:name="40813" table:display="true" table:show-details="true"/>
                <table:data-pilot-member table:name="40816" table:display="true" table:show-details="true"/>
                <table:data-pilot-member table:name="40828" table:display="true" table:show-details="true"/>
                <table:data-pilot-member table:name="40837" table:display="true" table:show-details="true"/>
                <table:data-pilot-member table:name="40841" table:display="true" table:show-details="true"/>
                <table:data-pilot-member table:name="40859" table:display="true" table:show-details="true"/>
                <table:data-pilot-member table:name="40865" table:display="true" table:show-details="true"/>
                <table:data-pilot-member table:name="40867" table:display="true" table:show-details="true"/>
                <table:data-pilot-member table:name="40886" table:display="true" table:show-details="true"/>
                <table:data-pilot-member table:name="40887" table:display="true" table:show-details="true"/>
                <table:data-pilot-member table:name="40888" table:display="true" table:show-details="true"/>
                <table:data-pilot-member table:name="40898" table:display="true" table:show-details="true"/>
                <table:data-pilot-member table:name="40930" table:display="true" table:show-details="true"/>
                <table:data-pilot-member table:name="40941" table:display="true" table:show-details="true"/>
                <table:data-pilot-member table:name="40952" table:display="true" table:show-details="true"/>
                <table:data-pilot-member table:name="40953" table:display="true" table:show-details="true"/>
                <table:data-pilot-member table:name="40976" table:display="true" table:show-details="true"/>
                <table:data-pilot-member table:name="40978" table:display="true" table:show-details="true"/>
                <table:data-pilot-member table:name="40980" table:display="true" table:show-details="true"/>
                <table:data-pilot-member table:name="40985" table:display="true" table:show-details="true"/>
                <table:data-pilot-member table:name="41013" table:display="true" table:show-details="true"/>
                <table:data-pilot-member table:name="41015" table:display="true" table:show-details="true"/>
                <table:data-pilot-member table:name="41034" table:display="true" table:show-details="true"/>
                <table:data-pilot-member table:name="41049" table:display="true" table:show-details="true"/>
                <table:data-pilot-member table:name="41055" table:display="true" table:show-details="true"/>
                <table:data-pilot-member table:name="41061" table:display="true" table:show-details="true"/>
                <table:data-pilot-member table:name="41065" table:display="true" table:show-details="true"/>
                <table:data-pilot-member table:name="41066" table:display="true" table:show-details="true"/>
                <table:data-pilot-member table:name="41069" table:display="true" table:show-details="true"/>
                <table:data-pilot-member table:name="41073" table:display="true" table:show-details="true"/>
                <table:data-pilot-member table:name="41116" table:display="true" table:show-details="true"/>
                <table:data-pilot-member table:name="41152" table:display="true" table:show-details="true"/>
                <table:data-pilot-member table:name="41161" table:display="true" table:show-details="true"/>
                <table:data-pilot-member table:name="41164" table:display="true" table:show-details="true"/>
                <table:data-pilot-member table:name="41168" table:display="true" table:show-details="true"/>
                <table:data-pilot-member table:name="41176" table:display="true" table:show-details="true"/>
                <table:data-pilot-member table:name="41181" table:display="true" table:show-details="true"/>
                <table:data-pilot-member table:name="41186" table:display="true" table:show-details="true"/>
                <table:data-pilot-member table:name="41198" table:display="true" table:show-details="true"/>
                <table:data-pilot-member table:name="41201" table:display="true" table:show-details="true"/>
                <table:data-pilot-member table:name="41205" table:display="true" table:show-details="true"/>
                <table:data-pilot-member table:name="41236" table:display="true" table:show-details="true"/>
                <table:data-pilot-member table:name="41266" table:display="true" table:show-details="true"/>
                <table:data-pilot-member table:name="41281" table:display="true" table:show-details="true"/>
                <table:data-pilot-member table:name="41302" table:display="true" table:show-details="true"/>
                <table:data-pilot-member table:name="41316" table:display="true" table:show-details="true"/>
                <table:data-pilot-member table:name="41324" table:display="true" table:show-details="true"/>
                <table:data-pilot-member table:name="41334" table:display="true" table:show-details="true"/>
                <table:data-pilot-member table:name="41336" table:display="true" table:show-details="true"/>
                <table:data-pilot-member table:name="41339" table:display="true" table:show-details="true"/>
                <table:data-pilot-member table:name="41342" table:display="true" table:show-details="true"/>
                <table:data-pilot-member table:name="41344" table:display="true" table:show-details="true"/>
                <table:data-pilot-member table:name="41386" table:display="true" table:show-details="true"/>
                <table:data-pilot-member table:name="41389" table:display="true" table:show-details="true"/>
                <table:data-pilot-member table:name="41400" table:display="true" table:show-details="true"/>
                <table:data-pilot-member table:name="41401" table:display="true" table:show-details="true"/>
                <table:data-pilot-member table:name="41404" table:display="true" table:show-details="true"/>
                <table:data-pilot-member table:name="41409" table:display="true" table:show-details="true"/>
                <table:data-pilot-member table:name="41413" table:display="true" table:show-details="true"/>
                <table:data-pilot-member table:name="41416" table:display="true" table:show-details="true"/>
                <table:data-pilot-member table:name="41434" table:display="true" table:show-details="true"/>
                <table:data-pilot-member table:name="41456" table:display="true" table:show-details="true"/>
                <table:data-pilot-member table:name="41459" table:display="true" table:show-details="true"/>
                <table:data-pilot-member table:name="41465" table:display="true" table:show-details="true"/>
                <table:data-pilot-member table:name="41495" table:display="true" table:show-details="true"/>
                <table:data-pilot-member table:name="41519" table:display="true" table:show-details="true"/>
                <table:data-pilot-member table:name="41533" table:display="true" table:show-details="true"/>
                <table:data-pilot-member table:name="41551" table:display="true" table:show-details="true"/>
                <table:data-pilot-member table:name="41576" table:display="true" table:show-details="true"/>
                <table:data-pilot-member table:name="41582" table:display="true" table:show-details="true"/>
                <table:data-pilot-member table:name="41595" table:display="true" table:show-details="true"/>
                <table:data-pilot-member table:name="41598" table:display="true" table:show-details="true"/>
                <table:data-pilot-member table:name="41615" table:display="true" table:show-details="true"/>
                <table:data-pilot-member table:name="41627" table:display="true" table:show-details="true"/>
                <table:data-pilot-member table:name="41630" table:display="true" table:show-details="true"/>
                <table:data-pilot-member table:name="41633" table:display="true" table:show-details="true"/>
                <table:data-pilot-member table:name="41637" table:display="true" table:show-details="true"/>
                <table:data-pilot-member table:name="41645" table:display="true" table:show-details="true"/>
                <table:data-pilot-member table:name="41661" table:display="true" table:show-details="true"/>
                <table:data-pilot-member table:name="41675" table:display="true" table:show-details="true"/>
                <table:data-pilot-member table:name="41685" table:display="true" table:show-details="true"/>
                <table:data-pilot-member table:name="41686" table:display="true" table:show-details="true"/>
                <table:data-pilot-member table:name="41687" table:display="true" table:show-details="true"/>
                <table:data-pilot-member table:name="41688" table:display="true" table:show-details="true"/>
                <table:data-pilot-member table:name="41709" table:display="true" table:show-details="true"/>
                <table:data-pilot-member table:name="41712" table:display="true" table:show-details="true"/>
                <table:data-pilot-member table:name="41716" table:display="true" table:show-details="true"/>
                <table:data-pilot-member table:name="41717" table:display="true" table:show-details="true"/>
                <table:data-pilot-member table:name="41718" table:display="true" table:show-details="true"/>
                <table:data-pilot-member table:name="41732" table:display="true" table:show-details="true"/>
                <table:data-pilot-member table:name="41741" table:display="true" table:show-details="true"/>
                <table:data-pilot-member table:name="41742" table:display="true" table:show-details="true"/>
                <table:data-pilot-member table:name="41749" table:display="true" table:show-details="true"/>
                <table:data-pilot-member table:name="41798" table:display="true" table:show-details="true"/>
                <table:data-pilot-member table:name="41806" table:display="true" table:show-details="true"/>
                <table:data-pilot-member table:name="41816" table:display="true" table:show-details="true"/>
                <table:data-pilot-member table:name="41824" table:display="true" table:show-details="true"/>
                <table:data-pilot-member table:name="41825" table:display="true" table:show-details="true"/>
                <table:data-pilot-member table:name="41827" table:display="true" table:show-details="true"/>
                <table:data-pilot-member table:name="41845" table:display="true" table:show-details="true"/>
                <table:data-pilot-member table:name="41847" table:display="true" table:show-details="true"/>
                <table:data-pilot-member table:name="41851" table:display="true" table:show-details="true"/>
                <table:data-pilot-member table:name="41856" table:display="true" table:show-details="true"/>
                <table:data-pilot-member table:name="41859" table:display="true" table:show-details="true"/>
                <table:data-pilot-member table:name="41880" table:display="true" table:show-details="true"/>
                <table:data-pilot-member table:name="41883" table:display="true" table:show-details="true"/>
                <table:data-pilot-member table:name="41890" table:display="true" table:show-details="true"/>
                <table:data-pilot-member table:name="41916" table:display="true" table:show-details="true"/>
                <table:data-pilot-member table:name="41927" table:display="true" table:show-details="true"/>
                <table:data-pilot-member table:name="41959" table:display="true" table:show-details="true"/>
                <table:data-pilot-member table:name="41963" table:display="true" table:show-details="true"/>
                <table:data-pilot-member table:name="41983" table:display="true" table:show-details="true"/>
                <table:data-pilot-member table:name="42016" table:display="true" table:show-details="true"/>
                <table:data-pilot-member table:name="42023" table:display="true" table:show-details="true"/>
                <table:data-pilot-member table:name="42030" table:display="true" table:show-details="true"/>
                <table:data-pilot-member table:name="42039" table:display="true" table:show-details="true"/>
                <table:data-pilot-member table:name="42041" table:display="true" table:show-details="true"/>
                <table:data-pilot-member table:name="42062" table:display="true" table:show-details="true"/>
                <table:data-pilot-member table:name="42072" table:display="true" table:show-details="true"/>
                <table:data-pilot-member table:name="42080" table:display="true" table:show-details="true"/>
                <table:data-pilot-member table:name="42117" table:display="true" table:show-details="true"/>
                <table:data-pilot-member table:name="42125" table:display="true" table:show-details="true"/>
                <table:data-pilot-member table:name="42153" table:display="true" table:show-details="true"/>
                <table:data-pilot-member table:name="42169" table:display="true" table:show-details="true"/>
                <table:data-pilot-member table:name="42182" table:display="true" table:show-details="true"/>
                <table:data-pilot-member table:name="42187" table:display="true" table:show-details="true"/>
                <table:data-pilot-member table:name="42194" table:display="true" table:show-details="true"/>
                <table:data-pilot-member table:name="42200" table:display="true" table:show-details="true"/>
                <table:data-pilot-member table:name="42208" table:display="true" table:show-details="true"/>
                <table:data-pilot-member table:name="42217" table:display="true" table:show-details="true"/>
                <table:data-pilot-member table:name="42222" table:display="true" table:show-details="true"/>
                <table:data-pilot-member table:name="42236" table:display="true" table:show-details="true"/>
                <table:data-pilot-member table:name="42245" table:display="true" table:show-details="true"/>
                <table:data-pilot-member table:name="42252" table:display="true" table:show-details="true"/>
                <table:data-pilot-member table:name="42254" table:display="true" table:show-details="true"/>
                <table:data-pilot-member table:name="42258" table:display="true" table:show-details="true"/>
                <table:data-pilot-member table:name="42259" table:display="true" table:show-details="true"/>
                <table:data-pilot-member table:name="42264" table:display="true" table:show-details="true"/>
                <table:data-pilot-member table:name="42271" table:display="true" table:show-details="true"/>
                <table:data-pilot-member table:name="42301" table:display="true" table:show-details="true"/>
                <table:data-pilot-member table:name="42325" table:display="true" table:show-details="true"/>
                <table:data-pilot-member table:name="42328" table:display="true" table:show-details="true"/>
                <table:data-pilot-member table:name="42353" table:display="true" table:show-details="true"/>
                <table:data-pilot-member table:name="42356" table:display="true" table:show-details="true"/>
                <table:data-pilot-member table:name="42358" table:display="true" table:show-details="true"/>
                <table:data-pilot-member table:name="42359" table:display="true" table:show-details="true"/>
                <table:data-pilot-member table:name="42373" table:display="true" table:show-details="true"/>
                <table:data-pilot-member table:name="42410" table:display="true" table:show-details="true"/>
                <table:data-pilot-member table:name="42419" table:display="true" table:show-details="true"/>
                <table:data-pilot-member table:name="42460" table:display="true" table:show-details="true"/>
                <table:data-pilot-member table:name="42467" table:display="true" table:show-details="true"/>
                <table:data-pilot-member table:name="42476" table:display="true" table:show-details="true"/>
                <table:data-pilot-member table:name="42484" table:display="true" table:show-details="true"/>
                <table:data-pilot-member table:name="42502" table:display="true" table:show-details="true"/>
                <table:data-pilot-member table:name="42506" table:display="true" table:show-details="true"/>
                <table:data-pilot-member table:name="42515" table:display="true" table:show-details="true"/>
                <table:data-pilot-member table:name="42523" table:display="true" table:show-details="true"/>
                <table:data-pilot-member table:name="42538" table:display="true" table:show-details="true"/>
                <table:data-pilot-member table:name="42543" table:display="true" table:show-details="true"/>
                <table:data-pilot-member table:name="42551" table:display="true" table:show-details="true"/>
                <table:data-pilot-member table:name="42557" table:display="true" table:show-details="true"/>
                <table:data-pilot-member table:name="42559" table:display="true" table:show-details="true"/>
                <table:data-pilot-member table:name="42579" table:display="true" table:show-details="true"/>
                <table:data-pilot-member table:name="42585" table:display="true" table:show-details="true"/>
                <table:data-pilot-member table:name="42613" table:display="true" table:show-details="true"/>
                <table:data-pilot-member table:name="42617" table:display="true" table:show-details="true"/>
                <table:data-pilot-member table:name="42619" table:display="true" table:show-details="true"/>
                <table:data-pilot-member table:name="42632" table:display="true" table:show-details="true"/>
                <table:data-pilot-member table:name="42633" table:display="true" table:show-details="true"/>
                <table:data-pilot-member table:name="42641" table:display="true" table:show-details="true"/>
                <table:data-pilot-member table:name="42650" table:display="true" table:show-details="true"/>
                <table:data-pilot-member table:name="42659" table:display="true" table:show-details="true"/>
                <table:data-pilot-member table:name="42666" table:display="true" table:show-details="true"/>
                <table:data-pilot-member table:name="42667" table:display="true" table:show-details="true"/>
                <table:data-pilot-member table:name="42670" table:display="true" table:show-details="true"/>
                <table:data-pilot-member table:name="42672" table:display="true" table:show-details="true"/>
                <table:data-pilot-member table:name="42676" table:display="true" table:show-details="true"/>
                <table:data-pilot-member table:name="42678" table:display="true" table:show-details="true"/>
                <table:data-pilot-member table:name="42679" table:display="true" table:show-details="true"/>
                <table:data-pilot-member table:name="42696" table:display="true" table:show-details="true"/>
                <table:data-pilot-member table:name="42700" table:display="true" table:show-details="true"/>
                <table:data-pilot-member table:name="42724" table:display="true" table:show-details="true"/>
                <table:data-pilot-member table:name="42726" table:display="true" table:show-details="true"/>
                <table:data-pilot-member table:name="42737" table:display="true" table:show-details="true"/>
                <table:data-pilot-member table:name="42752" table:display="true" table:show-details="true"/>
                <table:data-pilot-member table:name="42759" table:display="true" table:show-details="true"/>
                <table:data-pilot-member table:name="42762" table:display="true" table:show-details="true"/>
                <table:data-pilot-member table:name="42769" table:display="true" table:show-details="true"/>
                <table:data-pilot-member table:name="42770" table:display="true" table:show-details="true"/>
                <table:data-pilot-member table:name="42788" table:display="true" table:show-details="true"/>
                <table:data-pilot-member table:name="42791" table:display="true" table:show-details="true"/>
                <table:data-pilot-member table:name="42798" table:display="true" table:show-details="true"/>
                <table:data-pilot-member table:name="42812" table:display="true" table:show-details="true"/>
                <table:data-pilot-member table:name="42821" table:display="true" table:show-details="true"/>
                <table:data-pilot-member table:name="42829" table:display="true" table:show-details="true"/>
                <table:data-pilot-member table:name="42830" table:display="true" table:show-details="true"/>
                <table:data-pilot-member table:name="42833" table:display="true" table:show-details="true"/>
                <table:data-pilot-member table:name="42850" table:display="true" table:show-details="true"/>
                <table:data-pilot-member table:name="42868" table:display="true" table:show-details="true"/>
                <table:data-pilot-member table:name="42869" table:display="true" table:show-details="true"/>
                <table:data-pilot-member table:name="42870" table:display="true" table:show-details="true"/>
                <table:data-pilot-member table:name="42872" table:display="true" table:show-details="true"/>
                <table:data-pilot-member table:name="42876" table:display="true" table:show-details="true"/>
                <table:data-pilot-member table:name="42883" table:display="true" table:show-details="true"/>
                <table:data-pilot-member table:name="42903" table:display="true" table:show-details="true"/>
                <table:data-pilot-member table:name="42906" table:display="true" table:show-details="true"/>
                <table:data-pilot-member table:name="42933" table:display="true" table:show-details="true"/>
                <table:data-pilot-member table:name="42935" table:display="true" table:show-details="true"/>
                <table:data-pilot-member table:name="42945" table:display="true" table:show-details="true"/>
                <table:data-pilot-member table:name="42946" table:display="true" table:show-details="true"/>
                <table:data-pilot-member table:name="42981" table:display="true" table:show-details="true"/>
                <table:data-pilot-member table:name="42986" table:display="true" table:show-details="true"/>
                <table:data-pilot-member table:name="42994" table:display="true" table:show-details="true"/>
                <table:data-pilot-member table:name="43002" table:display="true" table:show-details="true"/>
                <table:data-pilot-member table:name="43005" table:display="true" table:show-details="true"/>
                <table:data-pilot-member table:name="43010" table:display="true" table:show-details="true"/>
                <table:data-pilot-member table:name="43023" table:display="true" table:show-details="true"/>
                <table:data-pilot-member table:name="43029" table:display="true" table:show-details="true"/>
                <table:data-pilot-member table:name="43034" table:display="true" table:show-details="true"/>
                <table:data-pilot-member table:name="43036" table:display="true" table:show-details="true"/>
                <table:data-pilot-member table:name="43037" table:display="true" table:show-details="true"/>
                <table:data-pilot-member table:name="43038" table:display="true" table:show-details="true"/>
                <table:data-pilot-member table:name="43040" table:display="true" table:show-details="true"/>
                <table:data-pilot-member table:name="43048" table:display="true" table:show-details="true"/>
                <table:data-pilot-member table:name="43054" table:display="true" table:show-details="true"/>
                <table:data-pilot-member table:name="43068" table:display="true" table:show-details="true"/>
                <table:data-pilot-member table:name="43078" table:display="true" table:show-details="true"/>
                <table:data-pilot-member table:name="43081" table:display="true" table:show-details="true"/>
                <table:data-pilot-member table:name="43083" table:display="true" table:show-details="true"/>
                <table:data-pilot-member table:name="43090" table:display="true" table:show-details="true"/>
                <table:data-pilot-member table:name="43105" table:display="true" table:show-details="true"/>
                <table:data-pilot-member table:name="43106" table:display="true" table:show-details="true"/>
                <table:data-pilot-member table:name="43115" table:display="true" table:show-details="true"/>
                <table:data-pilot-member table:name="43121" table:display="true" table:show-details="true"/>
                <table:data-pilot-member table:name="43131" table:display="true" table:show-details="true"/>
                <table:data-pilot-member table:name="43143" table:display="true" table:show-details="true"/>
                <table:data-pilot-member table:name="43168" table:display="true" table:show-details="true"/>
                <table:data-pilot-member table:name="43171" table:display="true" table:show-details="true"/>
                <table:data-pilot-member table:name="43179" table:display="true" table:show-details="true"/>
                <table:data-pilot-member table:name="43181" table:display="true" table:show-details="true"/>
                <table:data-pilot-member table:name="43200" table:display="true" table:show-details="true"/>
                <table:data-pilot-member table:name="43205" table:display="true" table:show-details="true"/>
                <table:data-pilot-member table:name="43208" table:display="true" table:show-details="true"/>
                <table:data-pilot-member table:name="43217" table:display="true" table:show-details="true"/>
                <table:data-pilot-member table:name="43229" table:display="true" table:show-details="true"/>
                <table:data-pilot-member table:name="43231" table:display="true" table:show-details="true"/>
                <table:data-pilot-member table:name="43244" table:display="true" table:show-details="true"/>
                <table:data-pilot-member table:name="43247" table:display="true" table:show-details="true"/>
                <table:data-pilot-member table:name="43251" table:display="true" table:show-details="true"/>
                <table:data-pilot-member table:name="43252" table:display="true" table:show-details="true"/>
                <table:data-pilot-member table:name="43268" table:display="true" table:show-details="true"/>
                <table:data-pilot-member table:name="43269" table:display="true" table:show-details="true"/>
                <table:data-pilot-member table:name="43271" table:display="true" table:show-details="true"/>
                <table:data-pilot-member table:name="43303" table:display="true" table:show-details="true"/>
                <table:data-pilot-member table:name="43308" table:display="true" table:show-details="true"/>
                <table:data-pilot-member table:name="43366" table:display="true" table:show-details="true"/>
                <table:data-pilot-member table:name="43374" table:display="true" table:show-details="true"/>
                <table:data-pilot-member table:name="43380" table:display="true" table:show-details="true"/>
                <table:data-pilot-member table:name="43382" table:display="true" table:show-details="true"/>
                <table:data-pilot-member table:name="43393" table:display="true" table:show-details="true"/>
                <table:data-pilot-member table:name="43395" table:display="true" table:show-details="true"/>
                <table:data-pilot-member table:name="43423" table:display="true" table:show-details="true"/>
                <table:data-pilot-member table:name="43434" table:display="true" table:show-details="true"/>
                <table:data-pilot-member table:name="43440" table:display="true" table:show-details="true"/>
                <table:data-pilot-member table:name="43450" table:display="true" table:show-details="true"/>
                <table:data-pilot-member table:name="43470" table:display="true" table:show-details="true"/>
                <table:data-pilot-member table:name="43471" table:display="true" table:show-details="true"/>
                <table:data-pilot-member table:name="43476" table:display="true" table:show-details="true"/>
                <table:data-pilot-member table:name="43478" table:display="true" table:show-details="true"/>
                <table:data-pilot-member table:name="43480" table:display="true" table:show-details="true"/>
                <table:data-pilot-member table:name="43482" table:display="true" table:show-details="true"/>
                <table:data-pilot-member table:name="43485" table:display="true" table:show-details="true"/>
                <table:data-pilot-member table:name="43487" table:display="true" table:show-details="true"/>
                <table:data-pilot-member table:name="43499" table:display="true" table:show-details="true"/>
                <table:data-pilot-member table:name="43504" table:display="true" table:show-details="true"/>
                <table:data-pilot-member table:name="43514" table:display="true" table:show-details="true"/>
                <table:data-pilot-member table:name="43520" table:display="true" table:show-details="true"/>
                <table:data-pilot-member table:name="43521" table:display="true" table:show-details="true"/>
                <table:data-pilot-member table:name="43551" table:display="true" table:show-details="true"/>
                <table:data-pilot-member table:name="43561" table:display="true" table:show-details="true"/>
                <table:data-pilot-member table:name="43563" table:display="true" table:show-details="true"/>
                <table:data-pilot-member table:name="43608" table:display="true" table:show-details="true"/>
                <table:data-pilot-member table:name="43609" table:display="true" table:show-details="true"/>
                <table:data-pilot-member table:name="43613" table:display="true" table:show-details="true"/>
                <table:data-pilot-member table:name="43618" table:display="true" table:show-details="true"/>
                <table:data-pilot-member table:name="43620" table:display="true" table:show-details="true"/>
                <table:data-pilot-member table:name="43629" table:display="true" table:show-details="true"/>
                <table:data-pilot-member table:name="43640" table:display="true" table:show-details="true"/>
                <table:data-pilot-member table:name="43644" table:display="true" table:show-details="true"/>
                <table:data-pilot-member table:name="43649" table:display="true" table:show-details="true"/>
                <table:data-pilot-member table:name="43652" table:display="true" table:show-details="true"/>
                <table:data-pilot-member table:name="43661" table:display="true" table:show-details="true"/>
                <table:data-pilot-member table:name="43689" table:display="true" table:show-details="true"/>
                <table:data-pilot-member table:name="43690" table:display="true" table:show-details="true"/>
                <table:data-pilot-member table:name="43711" table:display="true" table:show-details="true"/>
                <table:data-pilot-member table:name="43719" table:display="true" table:show-details="true"/>
                <table:data-pilot-member table:name="43726" table:display="true" table:show-details="true"/>
                <table:data-pilot-member table:name="43728" table:display="true" table:show-details="true"/>
                <table:data-pilot-member table:name="43731" table:display="true" table:show-details="true"/>
                <table:data-pilot-member table:name="43732" table:display="true" table:show-details="true"/>
                <table:data-pilot-member table:name="43739" table:display="true" table:show-details="true"/>
                <table:data-pilot-member table:name="43761" table:display="true" table:show-details="true"/>
                <table:data-pilot-member table:name="43768" table:display="true" table:show-details="true"/>
                <table:data-pilot-member table:name="43801" table:display="true" table:show-details="true"/>
                <table:data-pilot-member table:name="43803" table:display="true" table:show-details="true"/>
                <table:data-pilot-member table:name="43829" table:display="true" table:show-details="true"/>
                <table:data-pilot-member table:name="43830" table:display="true" table:show-details="true"/>
                <table:data-pilot-member table:name="43845" table:display="true" table:show-details="true"/>
                <table:data-pilot-member table:name="43849" table:display="true" table:show-details="true"/>
                <table:data-pilot-member table:name="43865" table:display="true" table:show-details="true"/>
                <table:data-pilot-member table:name="43874" table:display="true" table:show-details="true"/>
                <table:data-pilot-member table:name="43888" table:display="true" table:show-details="true"/>
                <table:data-pilot-member table:name="43903" table:display="true" table:show-details="true"/>
                <table:data-pilot-member table:name="43909" table:display="true" table:show-details="true"/>
                <table:data-pilot-member table:name="43921" table:display="true" table:show-details="true"/>
                <table:data-pilot-member table:name="43938" table:display="true" table:show-details="true"/>
                <table:data-pilot-member table:name="43947" table:display="true" table:show-details="true"/>
                <table:data-pilot-member table:name="43967" table:display="true" table:show-details="true"/>
                <table:data-pilot-member table:name="43976" table:display="true" table:show-details="true"/>
                <table:data-pilot-member table:name="43978" table:display="true" table:show-details="true"/>
                <table:data-pilot-member table:name="43981" table:display="true" table:show-details="true"/>
                <table:data-pilot-member table:name="43992" table:display="true" table:show-details="true"/>
                <table:data-pilot-member table:name="44020" table:display="true" table:show-details="true"/>
                <table:data-pilot-member table:name="44030" table:display="true" table:show-details="true"/>
                <table:data-pilot-member table:name="44037" table:display="true" table:show-details="true"/>
                <table:data-pilot-member table:name="44038" table:display="true" table:show-details="true"/>
                <table:data-pilot-member table:name="44048" table:display="true" table:show-details="true"/>
                <table:data-pilot-member table:name="44059" table:display="true" table:show-details="true"/>
                <table:data-pilot-member table:name="44065" table:display="true" table:show-details="true"/>
                <table:data-pilot-member table:name="44067" table:display="true" table:show-details="true"/>
                <table:data-pilot-member table:name="44092" table:display="true" table:show-details="true"/>
                <table:data-pilot-member table:name="44140" table:display="true" table:show-details="true"/>
                <table:data-pilot-member table:name="44148" table:display="true" table:show-details="true"/>
                <table:data-pilot-member table:name="44160" table:display="true" table:show-details="true"/>
                <table:data-pilot-member table:name="44173" table:display="true" table:show-details="true"/>
                <table:data-pilot-member table:name="44195" table:display="true" table:show-details="true"/>
                <table:data-pilot-member table:name="44217" table:display="true" table:show-details="true"/>
                <table:data-pilot-member table:name="44224" table:display="true" table:show-details="true"/>
                <table:data-pilot-member table:name="44225" table:display="true" table:show-details="true"/>
                <table:data-pilot-member table:name="44230" table:display="true" table:show-details="true"/>
                <table:data-pilot-member table:name="44250" table:display="true" table:show-details="true"/>
                <table:data-pilot-member table:name="44267" table:display="true" table:show-details="true"/>
                <table:data-pilot-member table:name="44271" table:display="true" table:show-details="true"/>
                <table:data-pilot-member table:name="44306" table:display="true" table:show-details="true"/>
                <table:data-pilot-member table:name="44311" table:display="true" table:show-details="true"/>
                <table:data-pilot-member table:name="44319" table:display="true" table:show-details="true"/>
                <table:data-pilot-member table:name="44342" table:display="true" table:show-details="true"/>
                <table:data-pilot-member table:name="44368" table:display="true" table:show-details="true"/>
                <table:data-pilot-member table:name="44376" table:display="true" table:show-details="true"/>
                <table:data-pilot-member table:name="44393" table:display="true" table:show-details="true"/>
                <table:data-pilot-member table:name="44399" table:display="true" table:show-details="true"/>
                <table:data-pilot-member table:name="44404" table:display="true" table:show-details="true"/>
                <table:data-pilot-member table:name="44405" table:display="true" table:show-details="true"/>
                <table:data-pilot-member table:name="44446" table:display="true" table:show-details="true"/>
                <table:data-pilot-member table:name="44466" table:display="true" table:show-details="true"/>
                <table:data-pilot-member table:name="44467" table:display="true" table:show-details="true"/>
                <table:data-pilot-member table:name="44476" table:display="true" table:show-details="true"/>
                <table:data-pilot-member table:name="44498" table:display="true" table:show-details="true"/>
                <table:data-pilot-member table:name="44503" table:display="true" table:show-details="true"/>
                <table:data-pilot-member table:name="44543" table:display="true" table:show-details="true"/>
                <table:data-pilot-member table:name="44554" table:display="true" table:show-details="true"/>
                <table:data-pilot-member table:name="44555" table:display="true" table:show-details="true"/>
                <table:data-pilot-member table:name="44569" table:display="true" table:show-details="true"/>
                <table:data-pilot-member table:name="44575" table:display="true" table:show-details="true"/>
                <table:data-pilot-member table:name="44579" table:display="true" table:show-details="true"/>
                <table:data-pilot-member table:name="44587" table:display="true" table:show-details="true"/>
                <table:data-pilot-member table:name="44606" table:display="true" table:show-details="true"/>
                <table:data-pilot-member table:name="44627" table:display="true" table:show-details="true"/>
                <table:data-pilot-member table:name="44632" table:display="true" table:show-details="true"/>
                <table:data-pilot-member table:name="44635" table:display="true" table:show-details="true"/>
                <table:data-pilot-member table:name="44642" table:display="true" table:show-details="true"/>
                <table:data-pilot-member table:name="44652" table:display="true" table:show-details="true"/>
                <table:data-pilot-member table:name="44655" table:display="true" table:show-details="true"/>
                <table:data-pilot-member table:name="44689" table:display="true" table:show-details="true"/>
                <table:data-pilot-member table:name="44711" table:display="true" table:show-details="true"/>
                <table:data-pilot-member table:name="44730" table:display="true" table:show-details="true"/>
                <table:data-pilot-member table:name="44731" table:display="true" table:show-details="true"/>
                <table:data-pilot-member table:name="44733" table:display="true" table:show-details="true"/>
                <table:data-pilot-member table:name="44741" table:display="true" table:show-details="true"/>
                <table:data-pilot-member table:name="44749" table:display="true" table:show-details="true"/>
                <table:data-pilot-member table:name="44754" table:display="true" table:show-details="true"/>
                <table:data-pilot-member table:name="44772" table:display="true" table:show-details="true"/>
                <table:data-pilot-member table:name="44782" table:display="true" table:show-details="true"/>
                <table:data-pilot-member table:name="44789" table:display="true" table:show-details="true"/>
                <table:data-pilot-member table:name="44793" table:display="true" table:show-details="true"/>
                <table:data-pilot-member table:name="44794" table:display="true" table:show-details="true"/>
                <table:data-pilot-member table:name="44814" table:display="true" table:show-details="true"/>
                <table:data-pilot-member table:name="44821" table:display="true" table:show-details="true"/>
                <table:data-pilot-member table:name="44835" table:display="true" table:show-details="true"/>
                <table:data-pilot-member table:name="44840" table:display="true" table:show-details="true"/>
                <table:data-pilot-member table:name="44865" table:display="true" table:show-details="true"/>
                <table:data-pilot-member table:name="44886" table:display="true" table:show-details="true"/>
                <table:data-pilot-member table:name="44894" table:display="true" table:show-details="true"/>
                <table:data-pilot-member table:name="44906" table:display="true" table:show-details="true"/>
                <table:data-pilot-member table:name="44910" table:display="true" table:show-details="true"/>
                <table:data-pilot-member table:name="44917" table:display="true" table:show-details="true"/>
                <table:data-pilot-member table:name="44923" table:display="true" table:show-details="true"/>
                <table:data-pilot-member table:name="44932" table:display="true" table:show-details="true"/>
                <table:data-pilot-member table:name="44949" table:display="true" table:show-details="true"/>
                <table:data-pilot-member table:name="44962" table:display="true" table:show-details="true"/>
                <table:data-pilot-member table:name="44971" table:display="true" table:show-details="true"/>
                <table:data-pilot-member table:name="44987" table:display="true" table:show-details="true"/>
                <table:data-pilot-member table:name="44990" table:display="true" table:show-details="true"/>
                <table:data-pilot-member table:name="45010" table:display="true" table:show-details="true"/>
                <table:data-pilot-member table:name="45049" table:display="true" table:show-details="true"/>
                <table:data-pilot-member table:name="45053" table:display="true" table:show-details="true"/>
                <table:data-pilot-member table:name="45064" table:display="true" table:show-details="true"/>
                <table:data-pilot-member table:name="45089" table:display="true" table:show-details="true"/>
                <table:data-pilot-member table:name="45101" table:display="true" table:show-details="true"/>
                <table:data-pilot-member table:name="45104" table:display="true" table:show-details="true"/>
                <table:data-pilot-member table:name="45106" table:display="true" table:show-details="true"/>
                <table:data-pilot-member table:name="45121" table:display="true" table:show-details="true"/>
                <table:data-pilot-member table:name="45137" table:display="true" table:show-details="true"/>
                <table:data-pilot-member table:name="45146" table:display="true" table:show-details="true"/>
                <table:data-pilot-member table:name="45151" table:display="true" table:show-details="true"/>
                <table:data-pilot-member table:name="45156" table:display="true" table:show-details="true"/>
                <table:data-pilot-member table:name="45170" table:display="true" table:show-details="true"/>
                <table:data-pilot-member table:name="45176" table:display="true" table:show-details="true"/>
                <table:data-pilot-member table:name="45180" table:display="true" table:show-details="true"/>
                <table:data-pilot-member table:name="45187" table:display="true" table:show-details="true"/>
                <table:data-pilot-member table:name="45190" table:display="true" table:show-details="true"/>
                <table:data-pilot-member table:name="45197" table:display="true" table:show-details="true"/>
                <table:data-pilot-member table:name="45207" table:display="true" table:show-details="true"/>
                <table:data-pilot-member table:name="45208" table:display="true" table:show-details="true"/>
                <table:data-pilot-member table:name="45210" table:display="true" table:show-details="true"/>
                <table:data-pilot-member table:name="45223" table:display="true" table:show-details="true"/>
                <table:data-pilot-member table:name="45224" table:display="true" table:show-details="true"/>
                <table:data-pilot-member table:name="45240" table:display="true" table:show-details="true"/>
                <table:data-pilot-member table:name="45243" table:display="true" table:show-details="true"/>
                <table:data-pilot-member table:name="45250" table:display="true" table:show-details="true"/>
                <table:data-pilot-member table:name="45255" table:display="true" table:show-details="true"/>
                <table:data-pilot-member table:name="45264" table:display="true" table:show-details="true"/>
                <table:data-pilot-member table:name="45266" table:display="true" table:show-details="true"/>
                <table:data-pilot-member table:name="45269" table:display="true" table:show-details="true"/>
                <table:data-pilot-member table:name="45276" table:display="true" table:show-details="true"/>
                <table:data-pilot-member table:name="45278" table:display="true" table:show-details="true"/>
                <table:data-pilot-member table:name="45294" table:display="true" table:show-details="true"/>
                <table:data-pilot-member table:name="45300" table:display="true" table:show-details="true"/>
                <table:data-pilot-member table:name="45307" table:display="true" table:show-details="true"/>
                <table:data-pilot-member table:name="45323" table:display="true" table:show-details="true"/>
                <table:data-pilot-member table:name="45329" table:display="true" table:show-details="true"/>
                <table:data-pilot-member table:name="45331" table:display="true" table:show-details="true"/>
                <table:data-pilot-member table:name="45367" table:display="true" table:show-details="true"/>
                <table:data-pilot-member table:name="45386" table:display="true" table:show-details="true"/>
                <table:data-pilot-member table:name="45389" table:display="true" table:show-details="true"/>
                <table:data-pilot-member table:name="45392" table:display="true" table:show-details="true"/>
                <table:data-pilot-member table:name="45400" table:display="true" table:show-details="true"/>
                <table:data-pilot-member table:name="45411" table:display="true" table:show-details="true"/>
                <table:data-pilot-member table:name="45412" table:display="true" table:show-details="true"/>
                <table:data-pilot-member table:name="45414" table:display="true" table:show-details="true"/>
                <table:data-pilot-member table:name="45425" table:display="true" table:show-details="true"/>
                <table:data-pilot-member table:name="45426" table:display="true" table:show-details="true"/>
                <table:data-pilot-member table:name="45436" table:display="true" table:show-details="true"/>
                <table:data-pilot-member table:name="45458" table:display="true" table:show-details="true"/>
                <table:data-pilot-member table:name="45481" table:display="true" table:show-details="true"/>
                <table:data-pilot-member table:name="45488" table:display="true" table:show-details="true"/>
                <table:data-pilot-member table:name="45497" table:display="true" table:show-details="true"/>
                <table:data-pilot-member table:name="45516" table:display="true" table:show-details="true"/>
                <table:data-pilot-member table:name="45538" table:display="true" table:show-details="true"/>
                <table:data-pilot-member table:name="45551" table:display="true" table:show-details="true"/>
                <table:data-pilot-member table:name="45556" table:display="true" table:show-details="true"/>
                <table:data-pilot-member table:name="45561" table:display="true" table:show-details="true"/>
                <table:data-pilot-member table:name="45578" table:display="true" table:show-details="true"/>
                <table:data-pilot-member table:name="45584" table:display="true" table:show-details="true"/>
                <table:data-pilot-member table:name="45606" table:display="true" table:show-details="true"/>
                <table:data-pilot-member table:name="45612" table:display="true" table:show-details="true"/>
                <table:data-pilot-member table:name="45620" table:display="true" table:show-details="true"/>
                <table:data-pilot-member table:name="45647" table:display="true" table:show-details="true"/>
                <table:data-pilot-member table:name="45667" table:display="true" table:show-details="true"/>
                <table:data-pilot-member table:name="45669" table:display="true" table:show-details="true"/>
                <table:data-pilot-member table:name="45678" table:display="true" table:show-details="true"/>
                <table:data-pilot-member table:name="45683" table:display="true" table:show-details="true"/>
                <table:data-pilot-member table:name="45686" table:display="true" table:show-details="true"/>
                <table:data-pilot-member table:name="45691" table:display="true" table:show-details="true"/>
                <table:data-pilot-member table:name="45697" table:display="true" table:show-details="true"/>
                <table:data-pilot-member table:name="45704" table:display="true" table:show-details="true"/>
                <table:data-pilot-member table:name="45707" table:display="true" table:show-details="true"/>
                <table:data-pilot-member table:name="45717" table:display="true" table:show-details="true"/>
                <table:data-pilot-member table:name="45746" table:display="true" table:show-details="true"/>
                <table:data-pilot-member table:name="45749" table:display="true" table:show-details="true"/>
                <table:data-pilot-member table:name="45752" table:display="true" table:show-details="true"/>
                <table:data-pilot-member table:name="45757" table:display="true" table:show-details="true"/>
                <table:data-pilot-member table:name="45775" table:display="true" table:show-details="true"/>
                <table:data-pilot-member table:name="45782" table:display="true" table:show-details="true"/>
                <table:data-pilot-member table:name="45810" table:display="true" table:show-details="true"/>
                <table:data-pilot-member table:name="45812" table:display="true" table:show-details="true"/>
                <table:data-pilot-member table:name="45830" table:display="true" table:show-details="true"/>
                <table:data-pilot-member table:name="45832" table:display="true" table:show-details="true"/>
                <table:data-pilot-member table:name="45867" table:display="true" table:show-details="true"/>
                <table:data-pilot-member table:name="45882" table:display="true" table:show-details="true"/>
                <table:data-pilot-member table:name="45889" table:display="true" table:show-details="true"/>
                <table:data-pilot-member table:name="45900" table:display="true" table:show-details="true"/>
                <table:data-pilot-member table:name="45903" table:display="true" table:show-details="true"/>
                <table:data-pilot-member table:name="45908" table:display="true" table:show-details="true"/>
                <table:data-pilot-member table:name="45919" table:display="true" table:show-details="true"/>
                <table:data-pilot-member table:name="45923" table:display="true" table:show-details="true"/>
                <table:data-pilot-member table:name="45928" table:display="true" table:show-details="true"/>
                <table:data-pilot-member table:name="45945" table:display="true" table:show-details="true"/>
                <table:data-pilot-member table:name="45959" table:display="true" table:show-details="true"/>
                <table:data-pilot-member table:name="45964" table:display="true" table:show-details="true"/>
                <table:data-pilot-member table:name="45990" table:display="true" table:show-details="true"/>
                <table:data-pilot-member table:name="45999" table:display="true" table:show-details="true"/>
                <table:data-pilot-member table:name="46006" table:display="true" table:show-details="true"/>
                <table:data-pilot-member table:name="46014" table:display="true" table:show-details="true"/>
                <table:data-pilot-member table:name="46025" table:display="true" table:show-details="true"/>
                <table:data-pilot-member table:name="46026" table:display="true" table:show-details="true"/>
                <table:data-pilot-member table:name="46027" table:display="true" table:show-details="true"/>
                <table:data-pilot-member table:name="46039" table:display="true" table:show-details="true"/>
                <table:data-pilot-member table:name="46041" table:display="true" table:show-details="true"/>
                <table:data-pilot-member table:name="46042" table:display="true" table:show-details="true"/>
                <table:data-pilot-member table:name="46045" table:display="true" table:show-details="true"/>
                <table:data-pilot-member table:name="46049" table:display="true" table:show-details="true"/>
                <table:data-pilot-member table:name="46066" table:display="true" table:show-details="true"/>
                <table:data-pilot-member table:name="46093" table:display="true" table:show-details="true"/>
                <table:data-pilot-member table:name="46097" table:display="true" table:show-details="true"/>
                <table:data-pilot-member table:name="46102" table:display="true" table:show-details="true"/>
                <table:data-pilot-member table:name="46118" table:display="true" table:show-details="true"/>
                <table:data-pilot-member table:name="46128" table:display="true" table:show-details="true"/>
                <table:data-pilot-member table:name="46149" table:display="true" table:show-details="true"/>
                <table:data-pilot-member table:name="46159" table:display="true" table:show-details="true"/>
                <table:data-pilot-member table:name="46163" table:display="true" table:show-details="true"/>
                <table:data-pilot-member table:name="46165" table:display="true" table:show-details="true"/>
                <table:data-pilot-member table:name="46185" table:display="true" table:show-details="true"/>
                <table:data-pilot-member table:name="46206" table:display="true" table:show-details="true"/>
                <table:data-pilot-member table:name="46221" table:display="true" table:show-details="true"/>
                <table:data-pilot-member table:name="46233" table:display="true" table:show-details="true"/>
                <table:data-pilot-member table:name="46242" table:display="true" table:show-details="true"/>
                <table:data-pilot-member table:name="46255" table:display="true" table:show-details="true"/>
                <table:data-pilot-member table:name="46263" table:display="true" table:show-details="true"/>
                <table:data-pilot-member table:name="46294" table:display="true" table:show-details="true"/>
                <table:data-pilot-member table:name="46297" table:display="true" table:show-details="true"/>
                <table:data-pilot-member table:name="46326" table:display="true" table:show-details="true"/>
                <table:data-pilot-member table:name="46334" table:display="true" table:show-details="true"/>
                <table:data-pilot-member table:name="46335" table:display="true" table:show-details="true"/>
                <table:data-pilot-member table:name="46343" table:display="true" table:show-details="true"/>
                <table:data-pilot-member table:name="46344" table:display="true" table:show-details="true"/>
                <table:data-pilot-member table:name="46350" table:display="true" table:show-details="true"/>
                <table:data-pilot-member table:name="46351" table:display="true" table:show-details="true"/>
                <table:data-pilot-member table:name="46353" table:display="true" table:show-details="true"/>
                <table:data-pilot-member table:name="46366" table:display="true" table:show-details="true"/>
                <table:data-pilot-member table:name="46373" table:display="true" table:show-details="true"/>
                <table:data-pilot-member table:name="46403" table:display="true" table:show-details="true"/>
                <table:data-pilot-member table:name="46410" table:display="true" table:show-details="true"/>
                <table:data-pilot-member table:name="46412" table:display="true" table:show-details="true"/>
                <table:data-pilot-member table:name="46413" table:display="true" table:show-details="true"/>
                <table:data-pilot-member table:name="46419" table:display="true" table:show-details="true"/>
                <table:data-pilot-member table:name="46423" table:display="true" table:show-details="true"/>
                <table:data-pilot-member table:name="46434" table:display="true" table:show-details="true"/>
                <table:data-pilot-member table:name="46436" table:display="true" table:show-details="true"/>
                <table:data-pilot-member table:name="46442" table:display="true" table:show-details="true"/>
                <table:data-pilot-member table:name="46491" table:display="true" table:show-details="true"/>
                <table:data-pilot-member table:name="46515" table:display="true" table:show-details="true"/>
                <table:data-pilot-member table:name="46532" table:display="true" table:show-details="true"/>
                <table:data-pilot-member table:name="46543" table:display="true" table:show-details="true"/>
                <table:data-pilot-member table:name="46578" table:display="true" table:show-details="true"/>
                <table:data-pilot-member table:name="46587" table:display="true" table:show-details="true"/>
                <table:data-pilot-member table:name="46590" table:display="true" table:show-details="true"/>
                <table:data-pilot-member table:name="46591" table:display="true" table:show-details="true"/>
                <table:data-pilot-member table:name="46592" table:display="true" table:show-details="true"/>
                <table:data-pilot-member table:name="46610" table:display="true" table:show-details="true"/>
                <table:data-pilot-member table:name="46616" table:display="true" table:show-details="true"/>
                <table:data-pilot-member table:name="46667" table:display="true" table:show-details="true"/>
                <table:data-pilot-member table:name="46679" table:display="true" table:show-details="true"/>
                <table:data-pilot-member table:name="46683" table:display="true" table:show-details="true"/>
                <table:data-pilot-member table:name="46685" table:display="true" table:show-details="true"/>
                <table:data-pilot-member table:name="46692" table:display="true" table:show-details="true"/>
                <table:data-pilot-member table:name="46697" table:display="true" table:show-details="true"/>
                <table:data-pilot-member table:name="46702" table:display="true" table:show-details="true"/>
                <table:data-pilot-member table:name="46703" table:display="true" table:show-details="true"/>
                <table:data-pilot-member table:name="46704" table:display="true" table:show-details="true"/>
                <table:data-pilot-member table:name="46731" table:display="true" table:show-details="true"/>
                <table:data-pilot-member table:name="46737" table:display="true" table:show-details="true"/>
                <table:data-pilot-member table:name="46743" table:display="true" table:show-details="true"/>
                <table:data-pilot-member table:name="46763" table:display="true" table:show-details="true"/>
                <table:data-pilot-member table:name="46771" table:display="true" table:show-details="true"/>
                <table:data-pilot-member table:name="46784" table:display="true" table:show-details="true"/>
                <table:data-pilot-member table:name="46787" table:display="true" table:show-details="true"/>
                <table:data-pilot-member table:name="46793" table:display="true" table:show-details="true"/>
                <table:data-pilot-member table:name="46815" table:display="true" table:show-details="true"/>
                <table:data-pilot-member table:name="46826" table:display="true" table:show-details="true"/>
                <table:data-pilot-member table:name="46829" table:display="true" table:show-details="true"/>
                <table:data-pilot-member table:name="46846" table:display="true" table:show-details="true"/>
                <table:data-pilot-member table:name="46853" table:display="true" table:show-details="true"/>
                <table:data-pilot-member table:name="46867" table:display="true" table:show-details="true"/>
                <table:data-pilot-member table:name="46874" table:display="true" table:show-details="true"/>
                <table:data-pilot-member table:name="46876" table:display="true" table:show-details="true"/>
                <table:data-pilot-member table:name="46883" table:display="true" table:show-details="true"/>
                <table:data-pilot-member table:name="46884" table:display="true" table:show-details="true"/>
                <table:data-pilot-member table:name="46886" table:display="true" table:show-details="true"/>
                <table:data-pilot-member table:name="46888" table:display="true" table:show-details="true"/>
                <table:data-pilot-member table:name="46892" table:display="true" table:show-details="true"/>
                <table:data-pilot-member table:name="46899" table:display="true" table:show-details="true"/>
                <table:data-pilot-member table:name="46902" table:display="true" table:show-details="true"/>
                <table:data-pilot-member table:name="46915" table:display="true" table:show-details="true"/>
                <table:data-pilot-member table:name="46921" table:display="true" table:show-details="true"/>
                <table:data-pilot-member table:name="46950" table:display="true" table:show-details="true"/>
                <table:data-pilot-member table:name="46963" table:display="true" table:show-details="true"/>
                <table:data-pilot-member table:name="46982" table:display="true" table:show-details="true"/>
                <table:data-pilot-member table:name="46983" table:display="true" table:show-details="true"/>
                <table:data-pilot-member table:name="46985" table:display="true" table:show-details="true"/>
                <table:data-pilot-member table:name="47045" table:display="true" table:show-details="true"/>
                <table:data-pilot-member table:name="47054" table:display="true" table:show-details="true"/>
                <table:data-pilot-member table:name="47061" table:display="true" table:show-details="true"/>
                <table:data-pilot-member table:name="47071" table:display="true" table:show-details="true"/>
                <table:data-pilot-member table:name="47085" table:display="true" table:show-details="true"/>
                <table:data-pilot-member table:name="47094" table:display="true" table:show-details="true"/>
                <table:data-pilot-member table:name="47098" table:display="true" table:show-details="true"/>
                <table:data-pilot-member table:name="47100" table:display="true" table:show-details="true"/>
                <table:data-pilot-member table:name="47122" table:display="true" table:show-details="true"/>
                <table:data-pilot-member table:name="47130" table:display="true" table:show-details="true"/>
                <table:data-pilot-member table:name="47137" table:display="true" table:show-details="true"/>
                <table:data-pilot-member table:name="47144" table:display="true" table:show-details="true"/>
                <table:data-pilot-member table:name="47154" table:display="true" table:show-details="true"/>
                <table:data-pilot-member table:name="47192" table:display="true" table:show-details="true"/>
                <table:data-pilot-member table:name="47201" table:display="true" table:show-details="true"/>
                <table:data-pilot-member table:name="47207" table:display="true" table:show-details="true"/>
                <table:data-pilot-member table:name="47210" table:display="true" table:show-details="true"/>
                <table:data-pilot-member table:name="47221" table:display="true" table:show-details="true"/>
                <table:data-pilot-member table:name="47222" table:display="true" table:show-details="true"/>
                <table:data-pilot-member table:name="47237" table:display="true" table:show-details="true"/>
                <table:data-pilot-member table:name="47239" table:display="true" table:show-details="true"/>
                <table:data-pilot-member table:name="47241" table:display="true" table:show-details="true"/>
                <table:data-pilot-member table:name="47247" table:display="true" table:show-details="true"/>
                <table:data-pilot-member table:name="47257" table:display="true" table:show-details="true"/>
                <table:data-pilot-member table:name="47262" table:display="true" table:show-details="true"/>
                <table:data-pilot-member table:name="47266" table:display="true" table:show-details="true"/>
                <table:data-pilot-member table:name="47278" table:display="true" table:show-details="true"/>
                <table:data-pilot-member table:name="47286" table:display="true" table:show-details="true"/>
                <table:data-pilot-member table:name="47287" table:display="true" table:show-details="true"/>
                <table:data-pilot-member table:name="47291" table:display="true" table:show-details="true"/>
                <table:data-pilot-member table:name="47293" table:display="true" table:show-details="true"/>
                <table:data-pilot-member table:name="47307" table:display="true" table:show-details="true"/>
                <table:data-pilot-member table:name="47308" table:display="true" table:show-details="true"/>
                <table:data-pilot-member table:name="47312" table:display="true" table:show-details="true"/>
                <table:data-pilot-member table:name="47329" table:display="true" table:show-details="true"/>
                <table:data-pilot-member table:name="47336" table:display="true" table:show-details="true"/>
                <table:data-pilot-member table:name="47342" table:display="true" table:show-details="true"/>
                <table:data-pilot-member table:name="47344" table:display="true" table:show-details="true"/>
                <table:data-pilot-member table:name="47371" table:display="true" table:show-details="true"/>
                <table:data-pilot-member table:name="47374" table:display="true" table:show-details="true"/>
                <table:data-pilot-member table:name="47386" table:display="true" table:show-details="true"/>
                <table:data-pilot-member table:name="47403" table:display="true" table:show-details="true"/>
                <table:data-pilot-member table:name="47425" table:display="true" table:show-details="true"/>
                <table:data-pilot-member table:name="47443" table:display="true" table:show-details="true"/>
                <table:data-pilot-member table:name="47449" table:display="true" table:show-details="true"/>
                <table:data-pilot-member table:name="47453" table:display="true" table:show-details="true"/>
                <table:data-pilot-member table:name="47463" table:display="true" table:show-details="true"/>
                <table:data-pilot-member table:name="47489" table:display="true" table:show-details="true"/>
                <table:data-pilot-member table:name="47497" table:display="true" table:show-details="true"/>
                <table:data-pilot-member table:name="47498" table:display="true" table:show-details="true"/>
                <table:data-pilot-member table:name="47514" table:display="true" table:show-details="true"/>
                <table:data-pilot-member table:name="47525" table:display="true" table:show-details="true"/>
                <table:data-pilot-member table:name="47552" table:display="true" table:show-details="true"/>
                <table:data-pilot-member table:name="47567" table:display="true" table:show-details="true"/>
                <table:data-pilot-member table:name="47569" table:display="true" table:show-details="true"/>
                <table:data-pilot-member table:name="47603" table:display="true" table:show-details="true"/>
                <table:data-pilot-member table:name="47612" table:display="true" table:show-details="true"/>
                <table:data-pilot-member table:name="47626" table:display="true" table:show-details="true"/>
                <table:data-pilot-member table:name="47635" table:display="true" table:show-details="true"/>
                <table:data-pilot-member table:name="47649" table:display="true" table:show-details="true"/>
                <table:data-pilot-member table:name="47658" table:display="true" table:show-details="true"/>
                <table:data-pilot-member table:name="47659" table:display="true" table:show-details="true"/>
                <table:data-pilot-member table:name="47665" table:display="true" table:show-details="true"/>
                <table:data-pilot-member table:name="47698" table:display="true" table:show-details="true"/>
                <table:data-pilot-member table:name="47705" table:display="true" table:show-details="true"/>
                <table:data-pilot-member table:name="47721" table:display="true" table:show-details="true"/>
                <table:data-pilot-member table:name="47741" table:display="true" table:show-details="true"/>
                <table:data-pilot-member table:name="47744" table:display="true" table:show-details="true"/>
                <table:data-pilot-member table:name="47746" table:display="true" table:show-details="true"/>
                <table:data-pilot-member table:name="47751" table:display="true" table:show-details="true"/>
                <table:data-pilot-member table:name="47755" table:display="true" table:show-details="true"/>
                <table:data-pilot-member table:name="47756" table:display="true" table:show-details="true"/>
                <table:data-pilot-member table:name="47762" table:display="true" table:show-details="true"/>
                <table:data-pilot-member table:name="47770" table:display="true" table:show-details="true"/>
                <table:data-pilot-member table:name="47772" table:display="true" table:show-details="true"/>
                <table:data-pilot-member table:name="47878" table:display="true" table:show-details="true"/>
                <table:data-pilot-member table:name="47880" table:display="true" table:show-details="true"/>
                <table:data-pilot-member table:name="47888" table:display="true" table:show-details="true"/>
                <table:data-pilot-member table:name="47900" table:display="true" table:show-details="true"/>
                <table:data-pilot-member table:name="47914" table:display="true" table:show-details="true"/>
                <table:data-pilot-member table:name="47930" table:display="true" table:show-details="true"/>
                <table:data-pilot-member table:name="47949" table:display="true" table:show-details="true"/>
                <table:data-pilot-member table:name="47956" table:display="true" table:show-details="true"/>
                <table:data-pilot-member table:name="47961" table:display="true" table:show-details="true"/>
                <table:data-pilot-member table:name="47967" table:display="true" table:show-details="true"/>
                <table:data-pilot-member table:name="47968" table:display="true" table:show-details="true"/>
                <table:data-pilot-member table:name="47969" table:display="true" table:show-details="true"/>
                <table:data-pilot-member table:name="47970" table:display="true" table:show-details="true"/>
                <table:data-pilot-member table:name="47983" table:display="true" table:show-details="true"/>
                <table:data-pilot-member table:name="47997" table:display="true" table:show-details="true"/>
                <table:data-pilot-member table:name="48000" table:display="true" table:show-details="true"/>
                <table:data-pilot-member table:name="48016" table:display="true" table:show-details="true"/>
                <table:data-pilot-member table:name="48042" table:display="true" table:show-details="true"/>
                <table:data-pilot-member table:name="48045" table:display="true" table:show-details="true"/>
                <table:data-pilot-member table:name="48049" table:display="true" table:show-details="true"/>
                <table:data-pilot-member table:name="48052" table:display="true" table:show-details="true"/>
                <table:data-pilot-member table:name="48080" table:display="true" table:show-details="true"/>
                <table:data-pilot-member table:name="48093" table:display="true" table:show-details="true"/>
                <table:data-pilot-member table:name="48097" table:display="true" table:show-details="true"/>
                <table:data-pilot-member table:name="48105" table:display="true" table:show-details="true"/>
                <table:data-pilot-member table:name="48117" table:display="true" table:show-details="true"/>
                <table:data-pilot-member table:name="48123" table:display="true" table:show-details="true"/>
                <table:data-pilot-member table:name="48128" table:display="true" table:show-details="true"/>
                <table:data-pilot-member table:name="48137" table:display="true" table:show-details="true"/>
                <table:data-pilot-member table:name="48143" table:display="true" table:show-details="true"/>
                <table:data-pilot-member table:name="48152" table:display="true" table:show-details="true"/>
                <table:data-pilot-member table:name="48155" table:display="true" table:show-details="true"/>
                <table:data-pilot-member table:name="48170" table:display="true" table:show-details="true"/>
                <table:data-pilot-member table:name="48195" table:display="true" table:show-details="true"/>
                <table:data-pilot-member table:name="48199" table:display="true" table:show-details="true"/>
                <table:data-pilot-member table:name="48200" table:display="true" table:show-details="true"/>
                <table:data-pilot-member table:name="48205" table:display="true" table:show-details="true"/>
                <table:data-pilot-member table:name="48226" table:display="true" table:show-details="true"/>
                <table:data-pilot-member table:name="48230" table:display="true" table:show-details="true"/>
                <table:data-pilot-member table:name="48234" table:display="true" table:show-details="true"/>
                <table:data-pilot-member table:name="48235" table:display="true" table:show-details="true"/>
                <table:data-pilot-member table:name="48243" table:display="true" table:show-details="true"/>
                <table:data-pilot-member table:name="48251" table:display="true" table:show-details="true"/>
                <table:data-pilot-member table:name="48252" table:display="true" table:show-details="true"/>
                <table:data-pilot-member table:name="48256" table:display="true" table:show-details="true"/>
                <table:data-pilot-member table:name="48263" table:display="true" table:show-details="true"/>
                <table:data-pilot-member table:name="48271" table:display="true" table:show-details="true"/>
                <table:data-pilot-member table:name="48277" table:display="true" table:show-details="true"/>
                <table:data-pilot-member table:name="48287" table:display="true" table:show-details="true"/>
                <table:data-pilot-member table:name="48313" table:display="true" table:show-details="true"/>
                <table:data-pilot-member table:name="48314" table:display="true" table:show-details="true"/>
                <table:data-pilot-member table:name="48316" table:display="true" table:show-details="true"/>
                <table:data-pilot-member table:name="48345" table:display="true" table:show-details="true"/>
                <table:data-pilot-member table:name="48356" table:display="true" table:show-details="true"/>
                <table:data-pilot-member table:name="48359" table:display="true" table:show-details="true"/>
                <table:data-pilot-member table:name="48367" table:display="true" table:show-details="true"/>
                <table:data-pilot-member table:name="48371" table:display="true" table:show-details="true"/>
                <table:data-pilot-member table:name="48387" table:display="true" table:show-details="true"/>
                <table:data-pilot-member table:name="48414" table:display="true" table:show-details="true"/>
                <table:data-pilot-member table:name="48423" table:display="true" table:show-details="true"/>
                <table:data-pilot-member table:name="48426" table:display="true" table:show-details="true"/>
                <table:data-pilot-member table:name="48437" table:display="true" table:show-details="true"/>
                <table:data-pilot-member table:name="48442" table:display="true" table:show-details="true"/>
                <table:data-pilot-member table:name="48451" table:display="true" table:show-details="true"/>
                <table:data-pilot-member table:name="48464" table:display="true" table:show-details="true"/>
                <table:data-pilot-member table:name="48490" table:display="true" table:show-details="true"/>
                <table:data-pilot-member table:name="48491" table:display="true" table:show-details="true"/>
                <table:data-pilot-member table:name="48501" table:display="true" table:show-details="true"/>
                <table:data-pilot-member table:name="48513" table:display="true" table:show-details="true"/>
                <table:data-pilot-member table:name="48530" table:display="true" table:show-details="true"/>
                <table:data-pilot-member table:name="48532" table:display="true" table:show-details="true"/>
                <table:data-pilot-member table:name="48537" table:display="true" table:show-details="true"/>
                <table:data-pilot-member table:name="48538" table:display="true" table:show-details="true"/>
                <table:data-pilot-member table:name="48554" table:display="true" table:show-details="true"/>
                <table:data-pilot-member table:name="48555" table:display="true" table:show-details="true"/>
                <table:data-pilot-member table:name="48567" table:display="true" table:show-details="true"/>
                <table:data-pilot-member table:name="48574" table:display="true" table:show-details="true"/>
                <table:data-pilot-member table:name="48598" table:display="true" table:show-details="true"/>
                <table:data-pilot-member table:name="48606" table:display="true" table:show-details="true"/>
                <table:data-pilot-member table:name="48613" table:display="true" table:show-details="true"/>
                <table:data-pilot-member table:name="48617" table:display="true" table:show-details="true"/>
                <table:data-pilot-member table:name="48632" table:display="true" table:show-details="true"/>
                <table:data-pilot-member table:name="48647" table:display="true" table:show-details="true"/>
                <table:data-pilot-member table:name="48652" table:display="true" table:show-details="true"/>
                <table:data-pilot-member table:name="48657" table:display="true" table:show-details="true"/>
                <table:data-pilot-member table:name="48667" table:display="true" table:show-details="true"/>
                <table:data-pilot-member table:name="48696" table:display="true" table:show-details="true"/>
                <table:data-pilot-member table:name="48700" table:display="true" table:show-details="true"/>
                <table:data-pilot-member table:name="48703" table:display="true" table:show-details="true"/>
                <table:data-pilot-member table:name="48704" table:display="true" table:show-details="true"/>
                <table:data-pilot-member table:name="48728" table:display="true" table:show-details="true"/>
                <table:data-pilot-member table:name="48745" table:display="true" table:show-details="true"/>
                <table:data-pilot-member table:name="48752" table:display="true" table:show-details="true"/>
                <table:data-pilot-member table:name="48759" table:display="true" table:show-details="true"/>
                <table:data-pilot-member table:name="48761" table:display="true" table:show-details="true"/>
                <table:data-pilot-member table:name="48767" table:display="true" table:show-details="true"/>
                <table:data-pilot-member table:name="48770" table:display="true" table:show-details="true"/>
                <table:data-pilot-member table:name="48816" table:display="true" table:show-details="true"/>
                <table:data-pilot-member table:name="48823" table:display="true" table:show-details="true"/>
                <table:data-pilot-member table:name="48828" table:display="true" table:show-details="true"/>
                <table:data-pilot-member table:name="48833" table:display="true" table:show-details="true"/>
                <table:data-pilot-member table:name="48837" table:display="true" table:show-details="true"/>
                <table:data-pilot-member table:name="48839" table:display="true" table:show-details="true"/>
                <table:data-pilot-member table:name="48853" table:display="true" table:show-details="true"/>
                <table:data-pilot-member table:name="48855" table:display="true" table:show-details="true"/>
                <table:data-pilot-member table:name="48856" table:display="true" table:show-details="true"/>
                <table:data-pilot-member table:name="48857" table:display="true" table:show-details="true"/>
                <table:data-pilot-member table:name="48858" table:display="true" table:show-details="true"/>
                <table:data-pilot-member table:name="48871" table:display="true" table:show-details="true"/>
                <table:data-pilot-member table:name="48876" table:display="true" table:show-details="true"/>
                <table:data-pilot-member table:name="48882" table:display="true" table:show-details="true"/>
                <table:data-pilot-member table:name="48890" table:display="true" table:show-details="true"/>
                <table:data-pilot-member table:name="48907" table:display="true" table:show-details="true"/>
                <table:data-pilot-member table:name="48908" table:display="true" table:show-details="true"/>
                <table:data-pilot-member table:name="48919" table:display="true" table:show-details="true"/>
                <table:data-pilot-member table:name="48930" table:display="true" table:show-details="true"/>
                <table:data-pilot-member table:name="48935" table:display="true" table:show-details="true"/>
                <table:data-pilot-member table:name="48950" table:display="true" table:show-details="true"/>
                <table:data-pilot-member table:name="48952" table:display="true" table:show-details="true"/>
                <table:data-pilot-member table:name="48966" table:display="true" table:show-details="true"/>
                <table:data-pilot-member table:name="48967" table:display="true" table:show-details="true"/>
                <table:data-pilot-member table:name="48985" table:display="true" table:show-details="true"/>
                <table:data-pilot-member table:name="48991" table:display="true" table:show-details="true"/>
                <table:data-pilot-member table:name="48992" table:display="true" table:show-details="true"/>
                <table:data-pilot-member table:name="48995" table:display="true" table:show-details="true"/>
                <table:data-pilot-member table:name="48996" table:display="true" table:show-details="true"/>
                <table:data-pilot-member table:name="49006" table:display="true" table:show-details="true"/>
                <table:data-pilot-member table:name="49012" table:display="true" table:show-details="true"/>
                <table:data-pilot-member table:name="49019" table:display="true" table:show-details="true"/>
                <table:data-pilot-member table:name="49021" table:display="true" table:show-details="true"/>
                <table:data-pilot-member table:name="49024" table:display="true" table:show-details="true"/>
                <table:data-pilot-member table:name="49034" table:display="true" table:show-details="true"/>
                <table:data-pilot-member table:name="49053" table:display="true" table:show-details="true"/>
                <table:data-pilot-member table:name="49067" table:display="true" table:show-details="true"/>
                <table:data-pilot-member table:name="49075" table:display="true" table:show-details="true"/>
                <table:data-pilot-member table:name="49081" table:display="true" table:show-details="true"/>
                <table:data-pilot-member table:name="49092" table:display="true" table:show-details="true"/>
                <table:data-pilot-member table:name="49099" table:display="true" table:show-details="true"/>
                <table:data-pilot-member table:name="49109" table:display="true" table:show-details="true"/>
                <table:data-pilot-member table:name="49159" table:display="true" table:show-details="true"/>
                <table:data-pilot-member table:name="49182" table:display="true" table:show-details="true"/>
                <table:data-pilot-member table:name="49190" table:display="true" table:show-details="true"/>
                <table:data-pilot-member table:name="49193" table:display="true" table:show-details="true"/>
                <table:data-pilot-member table:name="49220" table:display="true" table:show-details="true"/>
                <table:data-pilot-member table:name="49233" table:display="true" table:show-details="true"/>
                <table:data-pilot-member table:name="49242" table:display="true" table:show-details="true"/>
                <table:data-pilot-member table:name="49252" table:display="true" table:show-details="true"/>
                <table:data-pilot-member table:name="49257" table:display="true" table:show-details="true"/>
                <table:data-pilot-member table:name="49266" table:display="true" table:show-details="true"/>
                <table:data-pilot-member table:name="49301" table:display="true" table:show-details="true"/>
                <table:data-pilot-member table:name="49316" table:display="true" table:show-details="true"/>
                <table:data-pilot-member table:name="49327" table:display="true" table:show-details="true"/>
                <table:data-pilot-member table:name="49334" table:display="true" table:show-details="true"/>
                <table:data-pilot-member table:name="49346" table:display="true" table:show-details="true"/>
                <table:data-pilot-member table:name="49373" table:display="true" table:show-details="true"/>
                <table:data-pilot-member table:name="49380" table:display="true" table:show-details="true"/>
                <table:data-pilot-member table:name="49386" table:display="true" table:show-details="true"/>
                <table:data-pilot-member table:name="49388" table:display="true" table:show-details="true"/>
                <table:data-pilot-member table:name="49400" table:display="true" table:show-details="true"/>
                <table:data-pilot-member table:name="49403" table:display="true" table:show-details="true"/>
                <table:data-pilot-member table:name="49414" table:display="true" table:show-details="true"/>
                <table:data-pilot-member table:name="49443" table:display="true" table:show-details="true"/>
                <table:data-pilot-member table:name="49448" table:display="true" table:show-details="true"/>
                <table:data-pilot-member table:name="49450" table:display="true" table:show-details="true"/>
                <table:data-pilot-member table:name="49487" table:display="true" table:show-details="true"/>
                <table:data-pilot-member table:name="49500" table:display="true" table:show-details="true"/>
                <table:data-pilot-member table:name="49511" table:display="true" table:show-details="true"/>
                <table:data-pilot-member table:name="49517" table:display="true" table:show-details="true"/>
                <table:data-pilot-member table:name="49524" table:display="true" table:show-details="true"/>
                <table:data-pilot-member table:name="49534" table:display="true" table:show-details="true"/>
                <table:data-pilot-member table:name="49536" table:display="true" table:show-details="true"/>
                <table:data-pilot-member table:name="49544" table:display="true" table:show-details="true"/>
                <table:data-pilot-member table:name="49547" table:display="true" table:show-details="true"/>
                <table:data-pilot-member table:name="49548" table:display="true" table:show-details="true"/>
                <table:data-pilot-member table:name="49550" table:display="true" table:show-details="true"/>
                <table:data-pilot-member table:name="49552" table:display="true" table:show-details="true"/>
                <table:data-pilot-member table:name="49556" table:display="true" table:show-details="true"/>
                <table:data-pilot-member table:name="49564" table:display="true" table:show-details="true"/>
                <table:data-pilot-member table:name="49571" table:display="true" table:show-details="true"/>
                <table:data-pilot-member table:name="49572" table:display="true" table:show-details="true"/>
                <table:data-pilot-member table:name="49575" table:display="true" table:show-details="true"/>
                <table:data-pilot-member table:name="49595" table:display="true" table:show-details="true"/>
                <table:data-pilot-member table:name="49607" table:display="true" table:show-details="true"/>
                <table:data-pilot-member table:name="49613" table:display="true" table:show-details="true"/>
                <table:data-pilot-member table:name="49633" table:display="true" table:show-details="true"/>
                <table:data-pilot-member table:name="49685" table:display="true" table:show-details="true"/>
                <table:data-pilot-member table:name="49704" table:display="true" table:show-details="true"/>
                <table:data-pilot-member table:name="49705" table:display="true" table:show-details="true"/>
                <table:data-pilot-member table:name="49715" table:display="true" table:show-details="true"/>
                <table:data-pilot-member table:name="49718" table:display="true" table:show-details="true"/>
                <table:data-pilot-member table:name="49732" table:display="true" table:show-details="true"/>
                <table:data-pilot-member table:name="49759" table:display="true" table:show-details="true"/>
                <table:data-pilot-member table:name="49764" table:display="true" table:show-details="true"/>
                <table:data-pilot-member table:name="49767" table:display="true" table:show-details="true"/>
                <table:data-pilot-member table:name="49772" table:display="true" table:show-details="true"/>
                <table:data-pilot-member table:name="49786" table:display="true" table:show-details="true"/>
                <table:data-pilot-member table:name="49792" table:display="true" table:show-details="true"/>
                <table:data-pilot-member table:name="49806" table:display="true" table:show-details="true"/>
                <table:data-pilot-member table:name="49807" table:display="true" table:show-details="true"/>
                <table:data-pilot-member table:name="49813" table:display="true" table:show-details="true"/>
                <table:data-pilot-member table:name="49831" table:display="true" table:show-details="true"/>
                <table:data-pilot-member table:name="49834" table:display="true" table:show-details="true"/>
                <table:data-pilot-member table:name="49835" table:display="true" table:show-details="true"/>
                <table:data-pilot-member table:name="49868" table:display="true" table:show-details="true"/>
                <table:data-pilot-member table:name="49878" table:display="true" table:show-details="true"/>
                <table:data-pilot-member table:name="49882" table:display="true" table:show-details="true"/>
                <table:data-pilot-member table:name="49901" table:display="true" table:show-details="true"/>
                <table:data-pilot-member table:name="49904" table:display="true" table:show-details="true"/>
                <table:data-pilot-member table:name="49925" table:display="true" table:show-details="true"/>
                <table:data-pilot-member table:name="49952" table:display="true" table:show-details="true"/>
                <table:data-pilot-member table:name="49956" table:display="true" table:show-details="true"/>
                <table:data-pilot-member table:name="49961" table:display="true" table:show-details="true"/>
                <table:data-pilot-member table:name="49966" table:display="true" table:show-details="true"/>
                <table:data-pilot-member table:name="50006" table:display="true" table:show-details="true"/>
                <table:data-pilot-member table:name="50017" table:display="true" table:show-details="true"/>
                <table:data-pilot-member table:name="50023" table:display="true" table:show-details="true"/>
                <table:data-pilot-member table:name="50030" table:display="true" table:show-details="true"/>
                <table:data-pilot-member table:name="50043" table:display="true" table:show-details="true"/>
                <table:data-pilot-member table:name="50044" table:display="true" table:show-details="true"/>
                <table:data-pilot-member table:name="50049" table:display="true" table:show-details="true"/>
                <table:data-pilot-member table:name="50075" table:display="true" table:show-details="true"/>
                <table:data-pilot-member table:name="50102" table:display="true" table:show-details="true"/>
                <table:data-pilot-member table:name="50108" table:display="true" table:show-details="true"/>
                <table:data-pilot-member table:name="50115" table:display="true" table:show-details="true"/>
                <table:data-pilot-member table:name="50129" table:display="true" table:show-details="true"/>
                <table:data-pilot-member table:name="50189" table:display="true" table:show-details="true"/>
                <table:data-pilot-member table:name="50197" table:display="true" table:show-details="true"/>
                <table:data-pilot-member table:name="50211" table:display="true" table:show-details="true"/>
                <table:data-pilot-member table:name="50220" table:display="true" table:show-details="true"/>
                <table:data-pilot-member table:name="50234" table:display="true" table:show-details="true"/>
                <table:data-pilot-member table:name="50255" table:display="true" table:show-details="true"/>
                <table:data-pilot-member table:name="50264" table:display="true" table:show-details="true"/>
                <table:data-pilot-member table:name="50267" table:display="true" table:show-details="true"/>
                <table:data-pilot-member table:name="50269" table:display="true" table:show-details="true"/>
                <table:data-pilot-member table:name="50273" table:display="true" table:show-details="true"/>
                <table:data-pilot-member table:name="50298" table:display="true" table:show-details="true"/>
                <table:data-pilot-member table:name="50324" table:display="true" table:show-details="true"/>
                <table:data-pilot-member table:name="50326" table:display="true" table:show-details="true"/>
                <table:data-pilot-member table:name="50329" table:display="true" table:show-details="true"/>
                <table:data-pilot-member table:name="50357" table:display="true" table:show-details="true"/>
                <table:data-pilot-member table:name="50370" table:display="true" table:show-details="true"/>
                <table:data-pilot-member table:name="50372" table:display="true" table:show-details="true"/>
                <table:data-pilot-member table:name="50387" table:display="true" table:show-details="true"/>
                <table:data-pilot-member table:name="50398" table:display="true" table:show-details="true"/>
                <table:data-pilot-member table:name="50402" table:display="true" table:show-details="true"/>
                <table:data-pilot-member table:name="50419" table:display="true" table:show-details="true"/>
                <table:data-pilot-member table:name="50441" table:display="true" table:show-details="true"/>
                <table:data-pilot-member table:name="50451" table:display="true" table:show-details="true"/>
                <table:data-pilot-member table:name="50456" table:display="true" table:show-details="true"/>
                <table:data-pilot-member table:name="50461" table:display="true" table:show-details="true"/>
                <table:data-pilot-member table:name="50467" table:display="true" table:show-details="true"/>
                <table:data-pilot-member table:name="50480" table:display="true" table:show-details="true"/>
                <table:data-pilot-member table:name="50501" table:display="true" table:show-details="true"/>
                <table:data-pilot-member table:name="50502" table:display="true" table:show-details="true"/>
                <table:data-pilot-member table:name="50504" table:display="true" table:show-details="true"/>
                <table:data-pilot-member table:name="50511" table:display="true" table:show-details="true"/>
                <table:data-pilot-member table:name="50525" table:display="true" table:show-details="true"/>
                <table:data-pilot-member table:name="50530" table:display="true" table:show-details="true"/>
                <table:data-pilot-member table:name="50547" table:display="true" table:show-details="true"/>
                <table:data-pilot-member table:name="50553" table:display="true" table:show-details="true"/>
                <table:data-pilot-member table:name="50554" table:display="true" table:show-details="true"/>
                <table:data-pilot-member table:name="50576" table:display="true" table:show-details="true"/>
                <table:data-pilot-member table:name="50580" table:display="true" table:show-details="true"/>
                <table:data-pilot-member table:name="50587" table:display="true" table:show-details="true"/>
                <table:data-pilot-member table:name="50589" table:display="true" table:show-details="true"/>
                <table:data-pilot-member table:name="50604" table:display="true" table:show-details="true"/>
                <table:data-pilot-member table:name="50605" table:display="true" table:show-details="true"/>
                <table:data-pilot-member table:name="50614" table:display="true" table:show-details="true"/>
                <table:data-pilot-member table:name="50639" table:display="true" table:show-details="true"/>
                <table:data-pilot-member table:name="50651" table:display="true" table:show-details="true"/>
                <table:data-pilot-member table:name="50657" table:display="true" table:show-details="true"/>
                <table:data-pilot-member table:name="50658" table:display="true" table:show-details="true"/>
                <table:data-pilot-member table:name="50683" table:display="true" table:show-details="true"/>
                <table:data-pilot-member table:name="50691" table:display="true" table:show-details="true"/>
                <table:data-pilot-member table:name="50693" table:display="true" table:show-details="true"/>
                <table:data-pilot-member table:name="50704" table:display="true" table:show-details="true"/>
                <table:data-pilot-member table:name="50713" table:display="true" table:show-details="true"/>
                <table:data-pilot-member table:name="50722" table:display="true" table:show-details="true"/>
                <table:data-pilot-member table:name="50726" table:display="true" table:show-details="true"/>
                <table:data-pilot-member table:name="50730" table:display="true" table:show-details="true"/>
                <table:data-pilot-member table:name="50733" table:display="true" table:show-details="true"/>
                <table:data-pilot-member table:name="50734" table:display="true" table:show-details="true"/>
                <table:data-pilot-member table:name="50741" table:display="true" table:show-details="true"/>
                <table:data-pilot-member table:name="50757" table:display="true" table:show-details="true"/>
                <table:data-pilot-member table:name="50763" table:display="true" table:show-details="true"/>
                <table:data-pilot-member table:name="50782" table:display="true" table:show-details="true"/>
                <table:data-pilot-member table:name="50784" table:display="true" table:show-details="true"/>
                <table:data-pilot-member table:name="50789" table:display="true" table:show-details="true"/>
                <table:data-pilot-member table:name="50798" table:display="true" table:show-details="true"/>
                <table:data-pilot-member table:name="50803" table:display="true" table:show-details="true"/>
                <table:data-pilot-member table:name="50852" table:display="true" table:show-details="true"/>
                <table:data-pilot-member table:name="50861" table:display="true" table:show-details="true"/>
                <table:data-pilot-member table:name="50877" table:display="true" table:show-details="true"/>
                <table:data-pilot-member table:name="50894" table:display="true" table:show-details="true"/>
                <table:data-pilot-member table:name="50897" table:display="true" table:show-details="true"/>
                <table:data-pilot-member table:name="50899" table:display="true" table:show-details="true"/>
                <table:data-pilot-member table:name="50903" table:display="true" table:show-details="true"/>
                <table:data-pilot-member table:name="50911" table:display="true" table:show-details="true"/>
                <table:data-pilot-member table:name="50919" table:display="true" table:show-details="true"/>
                <table:data-pilot-member table:name="50923" table:display="true" table:show-details="true"/>
                <table:data-pilot-member table:name="50979" table:display="true" table:show-details="true"/>
                <table:data-pilot-member table:name="50986" table:display="true" table:show-details="true"/>
                <table:data-pilot-member table:name="51032" table:display="true" table:show-details="true"/>
                <table:data-pilot-member table:name="51047" table:display="true" table:show-details="true"/>
                <table:data-pilot-member table:name="51069" table:display="true" table:show-details="true"/>
                <table:data-pilot-member table:name="51076" table:display="true" table:show-details="true"/>
                <table:data-pilot-member table:name="51087" table:display="true" table:show-details="true"/>
                <table:data-pilot-member table:name="51090" table:display="true" table:show-details="true"/>
                <table:data-pilot-member table:name="51092" table:display="true" table:show-details="true"/>
                <table:data-pilot-member table:name="51106" table:display="true" table:show-details="true"/>
                <table:data-pilot-member table:name="51130" table:display="true" table:show-details="true"/>
                <table:data-pilot-member table:name="51144" table:display="true" table:show-details="true"/>
                <table:data-pilot-member table:name="51151" table:display="true" table:show-details="true"/>
                <table:data-pilot-member table:name="51155" table:display="true" table:show-details="true"/>
                <table:data-pilot-member table:name="51156" table:display="true" table:show-details="true"/>
                <table:data-pilot-member table:name="51157" table:display="true" table:show-details="true"/>
                <table:data-pilot-member table:name="51160" table:display="true" table:show-details="true"/>
                <table:data-pilot-member table:name="51194" table:display="true" table:show-details="true"/>
                <table:data-pilot-member table:name="51219" table:display="true" table:show-details="true"/>
                <table:data-pilot-member table:name="51220" table:display="true" table:show-details="true"/>
                <table:data-pilot-member table:name="51270" table:display="true" table:show-details="true"/>
                <table:data-pilot-member table:name="51279" table:display="true" table:show-details="true"/>
                <table:data-pilot-member table:name="51284" table:display="true" table:show-details="true"/>
                <table:data-pilot-member table:name="51292" table:display="true" table:show-details="true"/>
                <table:data-pilot-member table:name="51296" table:display="true" table:show-details="true"/>
                <table:data-pilot-member table:name="51301" table:display="true" table:show-details="true"/>
                <table:data-pilot-member table:name="51304" table:display="true" table:show-details="true"/>
                <table:data-pilot-member table:name="51305" table:display="true" table:show-details="true"/>
                <table:data-pilot-member table:name="51311" table:display="true" table:show-details="true"/>
                <table:data-pilot-member table:name="51320" table:display="true" table:show-details="true"/>
                <table:data-pilot-member table:name="51326" table:display="true" table:show-details="true"/>
                <table:data-pilot-member table:name="51348" table:display="true" table:show-details="true"/>
                <table:data-pilot-member table:name="51357" table:display="true" table:show-details="true"/>
                <table:data-pilot-member table:name="51360" table:display="true" table:show-details="true"/>
                <table:data-pilot-member table:name="51365" table:display="true" table:show-details="true"/>
                <table:data-pilot-member table:name="51366" table:display="true" table:show-details="true"/>
                <table:data-pilot-member table:name="51377" table:display="true" table:show-details="true"/>
                <table:data-pilot-member table:name="51392" table:display="true" table:show-details="true"/>
                <table:data-pilot-member table:name="51394" table:display="true" table:show-details="true"/>
                <table:data-pilot-member table:name="51410" table:display="true" table:show-details="true"/>
                <table:data-pilot-member table:name="51419" table:display="true" table:show-details="true"/>
                <table:data-pilot-member table:name="51447" table:display="true" table:show-details="true"/>
                <table:data-pilot-member table:name="51464" table:display="true" table:show-details="true"/>
                <table:data-pilot-member table:name="51474" table:display="true" table:show-details="true"/>
                <table:data-pilot-member table:name="51476" table:display="true" table:show-details="true"/>
                <table:data-pilot-member table:name="51484" table:display="true" table:show-details="true"/>
                <table:data-pilot-member table:name="51516" table:display="true" table:show-details="true"/>
                <table:data-pilot-member table:name="51522" table:display="true" table:show-details="true"/>
                <table:data-pilot-member table:name="51536" table:display="true" table:show-details="true"/>
                <table:data-pilot-member table:name="51539" table:display="true" table:show-details="true"/>
                <table:data-pilot-member table:name="51553" table:display="true" table:show-details="true"/>
                <table:data-pilot-member table:name="51584" table:display="true" table:show-details="true"/>
                <table:data-pilot-member table:name="51593" table:display="true" table:show-details="true"/>
                <table:data-pilot-member table:name="51606" table:display="true" table:show-details="true"/>
                <table:data-pilot-member table:name="51613" table:display="true" table:show-details="true"/>
                <table:data-pilot-member table:name="51615" table:display="true" table:show-details="true"/>
                <table:data-pilot-member table:name="51622" table:display="true" table:show-details="true"/>
                <table:data-pilot-member table:name="51623" table:display="true" table:show-details="true"/>
                <table:data-pilot-member table:name="51631" table:display="true" table:show-details="true"/>
                <table:data-pilot-member table:name="51643" table:display="true" table:show-details="true"/>
                <table:data-pilot-member table:name="51660" table:display="true" table:show-details="true"/>
                <table:data-pilot-member table:name="51665" table:display="true" table:show-details="true"/>
                <table:data-pilot-member table:name="51679" table:display="true" table:show-details="true"/>
                <table:data-pilot-member table:name="51691" table:display="true" table:show-details="true"/>
                <table:data-pilot-member table:name="51713" table:display="true" table:show-details="true"/>
                <table:data-pilot-member table:name="51769" table:display="true" table:show-details="true"/>
                <table:data-pilot-member table:name="51779" table:display="true" table:show-details="true"/>
                <table:data-pilot-member table:name="51786" table:display="true" table:show-details="true"/>
                <table:data-pilot-member table:name="51787" table:display="true" table:show-details="true"/>
                <table:data-pilot-member table:name="51789" table:display="true" table:show-details="true"/>
                <table:data-pilot-member table:name="51792" table:display="true" table:show-details="true"/>
                <table:data-pilot-member table:name="51799" table:display="true" table:show-details="true"/>
                <table:data-pilot-member table:name="51801" table:display="true" table:show-details="true"/>
                <table:data-pilot-member table:name="51802" table:display="true" table:show-details="true"/>
                <table:data-pilot-member table:name="51812" table:display="true" table:show-details="true"/>
                <table:data-pilot-member table:name="51828" table:display="true" table:show-details="true"/>
                <table:data-pilot-member table:name="51832" table:display="true" table:show-details="true"/>
                <table:data-pilot-member table:name="51862" table:display="true" table:show-details="true"/>
                <table:data-pilot-member table:name="51868" table:display="true" table:show-details="true"/>
                <table:data-pilot-member table:name="51886" table:display="true" table:show-details="true"/>
                <table:data-pilot-member table:name="51903" table:display="true" table:show-details="true"/>
                <table:data-pilot-member table:name="51908" table:display="true" table:show-details="true"/>
                <table:data-pilot-member table:name="51916" table:display="true" table:show-details="true"/>
                <table:data-pilot-member table:name="51930" table:display="true" table:show-details="true"/>
                <table:data-pilot-member table:name="51935" table:display="true" table:show-details="true"/>
                <table:data-pilot-member table:name="51945" table:display="true" table:show-details="true"/>
                <table:data-pilot-member table:name="51952" table:display="true" table:show-details="true"/>
                <table:data-pilot-member table:name="51953" table:display="true" table:show-details="true"/>
                <table:data-pilot-member table:name="51978" table:display="true" table:show-details="true"/>
                <table:data-pilot-member table:name="51996" table:display="true" table:show-details="true"/>
                <table:data-pilot-member table:name="52007" table:display="true" table:show-details="true"/>
                <table:data-pilot-member table:name="52013" table:display="true" table:show-details="true"/>
                <table:data-pilot-member table:name="52053" table:display="true" table:show-details="true"/>
                <table:data-pilot-member table:name="52055" table:display="true" table:show-details="true"/>
                <table:data-pilot-member table:name="52058" table:display="true" table:show-details="true"/>
                <table:data-pilot-member table:name="52089" table:display="true" table:show-details="true"/>
                <table:data-pilot-member table:name="52092" table:display="true" table:show-details="true"/>
                <table:data-pilot-member table:name="52105" table:display="true" table:show-details="true"/>
                <table:data-pilot-member table:name="52106" table:display="true" table:show-details="true"/>
                <table:data-pilot-member table:name="52108" table:display="true" table:show-details="true"/>
                <table:data-pilot-member table:name="52113" table:display="true" table:show-details="true"/>
                <table:data-pilot-member table:name="52137" table:display="true" table:show-details="true"/>
                <table:data-pilot-member table:name="52149" table:display="true" table:show-details="true"/>
                <table:data-pilot-member table:name="52169" table:display="true" table:show-details="true"/>
                <table:data-pilot-member table:name="52174" table:display="true" table:show-details="true"/>
                <table:data-pilot-member table:name="52177" table:display="true" table:show-details="true"/>
                <table:data-pilot-member table:name="52181" table:display="true" table:show-details="true"/>
                <table:data-pilot-member table:name="52185" table:display="true" table:show-details="true"/>
                <table:data-pilot-member table:name="52187" table:display="true" table:show-details="true"/>
                <table:data-pilot-member table:name="52188" table:display="true" table:show-details="true"/>
                <table:data-pilot-member table:name="52201" table:display="true" table:show-details="true"/>
                <table:data-pilot-member table:name="52205" table:display="true" table:show-details="true"/>
                <table:data-pilot-member table:name="52210" table:display="true" table:show-details="true"/>
                <table:data-pilot-member table:name="52233" table:display="true" table:show-details="true"/>
                <table:data-pilot-member table:name="52255" table:display="true" table:show-details="true"/>
                <table:data-pilot-member table:name="52265" table:display="true" table:show-details="true"/>
                <table:data-pilot-member table:name="52275" table:display="true" table:show-details="true"/>
                <table:data-pilot-member table:name="52286" table:display="true" table:show-details="true"/>
                <table:data-pilot-member table:name="52290" table:display="true" table:show-details="true"/>
                <table:data-pilot-member table:name="52293" table:display="true" table:show-details="true"/>
                <table:data-pilot-member table:name="52294" table:display="true" table:show-details="true"/>
                <table:data-pilot-member table:name="52301" table:display="true" table:show-details="true"/>
                <table:data-pilot-member table:name="52315" table:display="true" table:show-details="true"/>
                <table:data-pilot-member table:name="52317" table:display="true" table:show-details="true"/>
                <table:data-pilot-member table:name="52323" table:display="true" table:show-details="true"/>
                <table:data-pilot-member table:name="52351" table:display="true" table:show-details="true"/>
                <table:data-pilot-member table:name="52371" table:display="true" table:show-details="true"/>
                <table:data-pilot-member table:name="52391" table:display="true" table:show-details="true"/>
                <table:data-pilot-member table:name="52398" table:display="true" table:show-details="true"/>
                <table:data-pilot-member table:name="52405" table:display="true" table:show-details="true"/>
                <table:data-pilot-member table:name="52406" table:display="true" table:show-details="true"/>
                <table:data-pilot-member table:name="52422" table:display="true" table:show-details="true"/>
                <table:data-pilot-member table:name="52445" table:display="true" table:show-details="true"/>
                <table:data-pilot-member table:name="52452" table:display="true" table:show-details="true"/>
                <table:data-pilot-member table:name="52456" table:display="true" table:show-details="true"/>
                <table:data-pilot-member table:name="52475" table:display="true" table:show-details="true"/>
                <table:data-pilot-member table:name="52488" table:display="true" table:show-details="true"/>
                <table:data-pilot-member table:name="52489" table:display="true" table:show-details="true"/>
                <table:data-pilot-member table:name="52495" table:display="true" table:show-details="true"/>
                <table:data-pilot-member table:name="52497" table:display="true" table:show-details="true"/>
                <table:data-pilot-member table:name="52499" table:display="true" table:show-details="true"/>
                <table:data-pilot-member table:name="52512" table:display="true" table:show-details="true"/>
                <table:data-pilot-member table:name="52519" table:display="true" table:show-details="true"/>
                <table:data-pilot-member table:name="52527" table:display="true" table:show-details="true"/>
                <table:data-pilot-member table:name="52547" table:display="true" table:show-details="true"/>
                <table:data-pilot-member table:name="52552" table:display="true" table:show-details="true"/>
                <table:data-pilot-member table:name="52555" table:display="true" table:show-details="true"/>
                <table:data-pilot-member table:name="52574" table:display="true" table:show-details="true"/>
                <table:data-pilot-member table:name="52575" table:display="true" table:show-details="true"/>
                <table:data-pilot-member table:name="52576" table:display="true" table:show-details="true"/>
                <table:data-pilot-member table:name="52584" table:display="true" table:show-details="true"/>
                <table:data-pilot-member table:name="52593" table:display="true" table:show-details="true"/>
                <table:data-pilot-member table:name="52609" table:display="true" table:show-details="true"/>
                <table:data-pilot-member table:name="52621" table:display="true" table:show-details="true"/>
                <table:data-pilot-member table:name="52629" table:display="true" table:show-details="true"/>
                <table:data-pilot-member table:name="52639" table:display="true" table:show-details="true"/>
                <table:data-pilot-member table:name="52671" table:display="true" table:show-details="true"/>
                <table:data-pilot-member table:name="52673" table:display="true" table:show-details="true"/>
                <table:data-pilot-member table:name="52702" table:display="true" table:show-details="true"/>
                <table:data-pilot-member table:name="52703" table:display="true" table:show-details="true"/>
                <table:data-pilot-member table:name="52707" table:display="true" table:show-details="true"/>
                <table:data-pilot-member table:name="52710" table:display="true" table:show-details="true"/>
                <table:data-pilot-member table:name="52719" table:display="true" table:show-details="true"/>
                <table:data-pilot-member table:name="52736" table:display="true" table:show-details="true"/>
                <table:data-pilot-member table:name="52749" table:display="true" table:show-details="true"/>
                <table:data-pilot-member table:name="52756" table:display="true" table:show-details="true"/>
                <table:data-pilot-member table:name="52761" table:display="true" table:show-details="true"/>
                <table:data-pilot-member table:name="52764" table:display="true" table:show-details="true"/>
                <table:data-pilot-member table:name="52766" table:display="true" table:show-details="true"/>
                <table:data-pilot-member table:name="52771" table:display="true" table:show-details="true"/>
                <table:data-pilot-member table:name="52773" table:display="true" table:show-details="true"/>
                <table:data-pilot-member table:name="52780" table:display="true" table:show-details="true"/>
                <table:data-pilot-member table:name="52811" table:display="true" table:show-details="true"/>
                <table:data-pilot-member table:name="52812" table:display="true" table:show-details="true"/>
                <table:data-pilot-member table:name="52839" table:display="true" table:show-details="true"/>
                <table:data-pilot-member table:name="52857" table:display="true" table:show-details="true"/>
                <table:data-pilot-member table:name="52908" table:display="true" table:show-details="true"/>
                <table:data-pilot-member table:name="52910" table:display="true" table:show-details="true"/>
                <table:data-pilot-member table:name="52911" table:display="true" table:show-details="true"/>
                <table:data-pilot-member table:name="52913" table:display="true" table:show-details="true"/>
                <table:data-pilot-member table:name="52920" table:display="true" table:show-details="true"/>
                <table:data-pilot-member table:name="52929" table:display="true" table:show-details="true"/>
                <table:data-pilot-member table:name="52963" table:display="true" table:show-details="true"/>
                <table:data-pilot-member table:name="52964" table:display="true" table:show-details="true"/>
                <table:data-pilot-member table:name="52978" table:display="true" table:show-details="true"/>
                <table:data-pilot-member table:name="52979" table:display="true" table:show-details="true"/>
                <table:data-pilot-member table:name="52999" table:display="true" table:show-details="true"/>
                <table:data-pilot-member table:name="53000" table:display="true" table:show-details="true"/>
                <table:data-pilot-member table:name="53031" table:display="true" table:show-details="true"/>
                <table:data-pilot-member table:name="53035" table:display="true" table:show-details="true"/>
                <table:data-pilot-member table:name="53037" table:display="true" table:show-details="true"/>
                <table:data-pilot-member table:name="53039" table:display="true" table:show-details="true"/>
                <table:data-pilot-member table:name="53046" table:display="true" table:show-details="true"/>
                <table:data-pilot-member table:name="53052" table:display="true" table:show-details="true"/>
                <table:data-pilot-member table:name="53063" table:display="true" table:show-details="true"/>
                <table:data-pilot-member table:name="53070" table:display="true" table:show-details="true"/>
                <table:data-pilot-member table:name="53078" table:display="true" table:show-details="true"/>
                <table:data-pilot-member table:name="53089" table:display="true" table:show-details="true"/>
                <table:data-pilot-member table:name="53098" table:display="true" table:show-details="true"/>
                <table:data-pilot-member table:name="53102" table:display="true" table:show-details="true"/>
                <table:data-pilot-member table:name="53107" table:display="true" table:show-details="true"/>
                <table:data-pilot-member table:name="53112" table:display="true" table:show-details="true"/>
                <table:data-pilot-member table:name="53130" table:display="true" table:show-details="true"/>
                <table:data-pilot-member table:name="53135" table:display="true" table:show-details="true"/>
                <table:data-pilot-member table:name="53142" table:display="true" table:show-details="true"/>
                <table:data-pilot-member table:name="53148" table:display="true" table:show-details="true"/>
                <table:data-pilot-member table:name="53151" table:display="true" table:show-details="true"/>
                <table:data-pilot-member table:name="53152" table:display="true" table:show-details="true"/>
                <table:data-pilot-member table:name="53157" table:display="true" table:show-details="true"/>
                <table:data-pilot-member table:name="53170" table:display="true" table:show-details="true"/>
                <table:data-pilot-member table:name="53182" table:display="true" table:show-details="true"/>
                <table:data-pilot-member table:name="53184" table:display="true" table:show-details="true"/>
                <table:data-pilot-member table:name="53185" table:display="true" table:show-details="true"/>
                <table:data-pilot-member table:name="53187" table:display="true" table:show-details="true"/>
                <table:data-pilot-member table:name="53197" table:display="true" table:show-details="true"/>
                <table:data-pilot-member table:name="53201" table:display="true" table:show-details="true"/>
                <table:data-pilot-member table:name="53212" table:display="true" table:show-details="true"/>
                <table:data-pilot-member table:name="53220" table:display="true" table:show-details="true"/>
                <table:data-pilot-member table:name="53252" table:display="true" table:show-details="true"/>
                <table:data-pilot-member table:name="53257" table:display="true" table:show-details="true"/>
                <table:data-pilot-member table:name="53271" table:display="true" table:show-details="true"/>
                <table:data-pilot-member table:name="53279" table:display="true" table:show-details="true"/>
                <table:data-pilot-member table:name="53290" table:display="true" table:show-details="true"/>
                <table:data-pilot-member table:name="53303" table:display="true" table:show-details="true"/>
                <table:data-pilot-member table:name="53313" table:display="true" table:show-details="true"/>
                <table:data-pilot-member table:name="53316" table:display="true" table:show-details="true"/>
                <table:data-pilot-member table:name="53317" table:display="true" table:show-details="true"/>
                <table:data-pilot-member table:name="53325" table:display="true" table:show-details="true"/>
                <table:data-pilot-member table:name="53338" table:display="true" table:show-details="true"/>
                <table:data-pilot-member table:name="53346" table:display="true" table:show-details="true"/>
                <table:data-pilot-member table:name="53353" table:display="true" table:show-details="true"/>
                <table:data-pilot-member table:name="53394" table:display="true" table:show-details="true"/>
                <table:data-pilot-member table:name="53403" table:display="true" table:show-details="true"/>
                <table:data-pilot-member table:name="53409" table:display="true" table:show-details="true"/>
                <table:data-pilot-member table:name="53418" table:display="true" table:show-details="true"/>
                <table:data-pilot-member table:name="53430" table:display="true" table:show-details="true"/>
                <table:data-pilot-member table:name="53442" table:display="true" table:show-details="true"/>
                <table:data-pilot-member table:name="53448" table:display="true" table:show-details="true"/>
                <table:data-pilot-member table:name="53451" table:display="true" table:show-details="true"/>
                <table:data-pilot-member table:name="53460" table:display="true" table:show-details="true"/>
                <table:data-pilot-member table:name="53461" table:display="true" table:show-details="true"/>
                <table:data-pilot-member table:name="53479" table:display="true" table:show-details="true"/>
                <table:data-pilot-member table:name="53481" table:display="true" table:show-details="true"/>
                <table:data-pilot-member table:name="53484" table:display="true" table:show-details="true"/>
                <table:data-pilot-member table:name="53506" table:display="true" table:show-details="true"/>
                <table:data-pilot-member table:name="53514" table:display="true" table:show-details="true"/>
                <table:data-pilot-member table:name="53517" table:display="true" table:show-details="true"/>
                <table:data-pilot-member table:name="53521" table:display="true" table:show-details="true"/>
                <table:data-pilot-member table:name="53536" table:display="true" table:show-details="true"/>
                <table:data-pilot-member table:name="53546" table:display="true" table:show-details="true"/>
                <table:data-pilot-member table:name="53550" table:display="true" table:show-details="true"/>
                <table:data-pilot-member table:name="53563" table:display="true" table:show-details="true"/>
                <table:data-pilot-member table:name="53564" table:display="true" table:show-details="true"/>
                <table:data-pilot-member table:name="53568" table:display="true" table:show-details="true"/>
                <table:data-pilot-member table:name="53661" table:display="true" table:show-details="true"/>
                <table:data-pilot-member table:name="53665" table:display="true" table:show-details="true"/>
                <table:data-pilot-member table:name="53668" table:display="true" table:show-details="true"/>
                <table:data-pilot-member table:name="53670" table:display="true" table:show-details="true"/>
                <table:data-pilot-member table:name="53675" table:display="true" table:show-details="true"/>
                <table:data-pilot-member table:name="53678" table:display="true" table:show-details="true"/>
                <table:data-pilot-member table:name="53683" table:display="true" table:show-details="true"/>
                <table:data-pilot-member table:name="53696" table:display="true" table:show-details="true"/>
                <table:data-pilot-member table:name="53703" table:display="true" table:show-details="true"/>
                <table:data-pilot-member table:name="53727" table:display="true" table:show-details="true"/>
                <table:data-pilot-member table:name="53749" table:display="true" table:show-details="true"/>
                <table:data-pilot-member table:name="53756" table:display="true" table:show-details="true"/>
                <table:data-pilot-member table:name="53784" table:display="true" table:show-details="true"/>
                <table:data-pilot-member table:name="53798" table:display="true" table:show-details="true"/>
                <table:data-pilot-member table:name="53817" table:display="true" table:show-details="true"/>
                <table:data-pilot-member table:name="53829" table:display="true" table:show-details="true"/>
                <table:data-pilot-member table:name="53849" table:display="true" table:show-details="true"/>
                <table:data-pilot-member table:name="53850" table:display="true" table:show-details="true"/>
                <table:data-pilot-member table:name="53873" table:display="true" table:show-details="true"/>
                <table:data-pilot-member table:name="53877" table:display="true" table:show-details="true"/>
                <table:data-pilot-member table:name="53892" table:display="true" table:show-details="true"/>
                <table:data-pilot-member table:name="53905" table:display="true" table:show-details="true"/>
                <table:data-pilot-member table:name="53916" table:display="true" table:show-details="true"/>
                <table:data-pilot-member table:name="53922" table:display="true" table:show-details="true"/>
                <table:data-pilot-member table:name="53926" table:display="true" table:show-details="true"/>
                <table:data-pilot-member table:name="53944" table:display="true" table:show-details="true"/>
                <table:data-pilot-member table:name="53947" table:display="true" table:show-details="true"/>
                <table:data-pilot-member table:name="53953" table:display="true" table:show-details="true"/>
                <table:data-pilot-member table:name="53958" table:display="true" table:show-details="true"/>
                <table:data-pilot-member table:name="53961" table:display="true" table:show-details="true"/>
                <table:data-pilot-member table:name="53966" table:display="true" table:show-details="true"/>
                <table:data-pilot-member table:name="53969" table:display="true" table:show-details="true"/>
                <table:data-pilot-member table:name="53970" table:display="true" table:show-details="true"/>
                <table:data-pilot-member table:name="53971" table:display="true" table:show-details="true"/>
                <table:data-pilot-member table:name="53985" table:display="true" table:show-details="true"/>
                <table:data-pilot-member table:name="53989" table:display="true" table:show-details="true"/>
                <table:data-pilot-member table:name="53995" table:display="true" table:show-details="true"/>
                <table:data-pilot-member table:name="54007" table:display="true" table:show-details="true"/>
                <table:data-pilot-member table:name="54018" table:display="true" table:show-details="true"/>
                <table:data-pilot-member table:name="54019" table:display="true" table:show-details="true"/>
                <table:data-pilot-member table:name="54035" table:display="true" table:show-details="true"/>
                <table:data-pilot-member table:name="54051" table:display="true" table:show-details="true"/>
                <table:data-pilot-member table:name="54060" table:display="true" table:show-details="true"/>
                <table:data-pilot-member table:name="54109" table:display="true" table:show-details="true"/>
                <table:data-pilot-member table:name="54140" table:display="true" table:show-details="true"/>
                <table:data-pilot-member table:name="54142" table:display="true" table:show-details="true"/>
                <table:data-pilot-member table:name="54148" table:display="true" table:show-details="true"/>
                <table:data-pilot-member table:name="54160" table:display="true" table:show-details="true"/>
                <table:data-pilot-member table:name="54161" table:display="true" table:show-details="true"/>
                <table:data-pilot-member table:name="54170" table:display="true" table:show-details="true"/>
                <table:data-pilot-member table:name="54176" table:display="true" table:show-details="true"/>
                <table:data-pilot-member table:name="54178" table:display="true" table:show-details="true"/>
                <table:data-pilot-member table:name="54180" table:display="true" table:show-details="true"/>
                <table:data-pilot-member table:name="54184" table:display="true" table:show-details="true"/>
                <table:data-pilot-member table:name="54185" table:display="true" table:show-details="true"/>
                <table:data-pilot-member table:name="54203" table:display="true" table:show-details="true"/>
                <table:data-pilot-member table:name="54227" table:display="true" table:show-details="true"/>
                <table:data-pilot-member table:name="54233" table:display="true" table:show-details="true"/>
                <table:data-pilot-member table:name="54248" table:display="true" table:show-details="true"/>
                <table:data-pilot-member table:name="54250" table:display="true" table:show-details="true"/>
                <table:data-pilot-member table:name="54305" table:display="true" table:show-details="true"/>
                <table:data-pilot-member table:name="54320" table:display="true" table:show-details="true"/>
                <table:data-pilot-member table:name="54323" table:display="true" table:show-details="true"/>
                <table:data-pilot-member table:name="54329" table:display="true" table:show-details="true"/>
                <table:data-pilot-member table:name="54339" table:display="true" table:show-details="true"/>
                <table:data-pilot-member table:name="54420" table:display="true" table:show-details="true"/>
                <table:data-pilot-member table:name="54449" table:display="true" table:show-details="true"/>
                <table:data-pilot-member table:name="54459" table:display="true" table:show-details="true"/>
                <table:data-pilot-member table:name="54469" table:display="true" table:show-details="true"/>
                <table:data-pilot-member table:name="54496" table:display="true" table:show-details="true"/>
                <table:data-pilot-member table:name="54502" table:display="true" table:show-details="true"/>
                <table:data-pilot-member table:name="54503" table:display="true" table:show-details="true"/>
                <table:data-pilot-member table:name="54526" table:display="true" table:show-details="true"/>
                <table:data-pilot-member table:name="54529" table:display="true" table:show-details="true"/>
                <table:data-pilot-member table:name="54534" table:display="true" table:show-details="true"/>
                <table:data-pilot-member table:name="54551" table:display="true" table:show-details="true"/>
                <table:data-pilot-member table:name="54554" table:display="true" table:show-details="true"/>
                <table:data-pilot-member table:name="54556" table:display="true" table:show-details="true"/>
                <table:data-pilot-member table:name="54573" table:display="true" table:show-details="true"/>
                <table:data-pilot-member table:name="54574" table:display="true" table:show-details="true"/>
                <table:data-pilot-member table:name="54579" table:display="true" table:show-details="true"/>
                <table:data-pilot-member table:name="54596" table:display="true" table:show-details="true"/>
                <table:data-pilot-member table:name="54601" table:display="true" table:show-details="true"/>
                <table:data-pilot-member table:name="54636" table:display="true" table:show-details="true"/>
                <table:data-pilot-member table:name="54639" table:display="true" table:show-details="true"/>
                <table:data-pilot-member table:name="54642" table:display="true" table:show-details="true"/>
                <table:data-pilot-member table:name="54645" table:display="true" table:show-details="true"/>
                <table:data-pilot-member table:name="54650" table:display="true" table:show-details="true"/>
                <table:data-pilot-member table:name="54663" table:display="true" table:show-details="true"/>
                <table:data-pilot-member table:name="54664" table:display="true" table:show-details="true"/>
                <table:data-pilot-member table:name="54674" table:display="true" table:show-details="true"/>
                <table:data-pilot-member table:name="54685" table:display="true" table:show-details="true"/>
                <table:data-pilot-member table:name="54691" table:display="true" table:show-details="true"/>
                <table:data-pilot-member table:name="54717" table:display="true" table:show-details="true"/>
                <table:data-pilot-member table:name="54722" table:display="true" table:show-details="true"/>
                <table:data-pilot-member table:name="54752" table:display="true" table:show-details="true"/>
                <table:data-pilot-member table:name="54753" table:display="true" table:show-details="true"/>
                <table:data-pilot-member table:name="54777" table:display="true" table:show-details="true"/>
                <table:data-pilot-member table:name="54784" table:display="true" table:show-details="true"/>
                <table:data-pilot-member table:name="54803" table:display="true" table:show-details="true"/>
                <table:data-pilot-member table:name="54825" table:display="true" table:show-details="true"/>
                <table:data-pilot-member table:name="54837" table:display="true" table:show-details="true"/>
                <table:data-pilot-member table:name="54841" table:display="true" table:show-details="true"/>
                <table:data-pilot-member table:name="54842" table:display="true" table:show-details="true"/>
                <table:data-pilot-member table:name="54844" table:display="true" table:show-details="true"/>
                <table:data-pilot-member table:name="54851" table:display="true" table:show-details="true"/>
                <table:data-pilot-member table:name="54858" table:display="true" table:show-details="true"/>
                <table:data-pilot-member table:name="54876" table:display="true" table:show-details="true"/>
                <table:data-pilot-member table:name="54891" table:display="true" table:show-details="true"/>
                <table:data-pilot-member table:name="54908" table:display="true" table:show-details="true"/>
                <table:data-pilot-member table:name="54912" table:display="true" table:show-details="true"/>
                <table:data-pilot-member table:name="54916" table:display="true" table:show-details="true"/>
                <table:data-pilot-member table:name="54946" table:display="true" table:show-details="true"/>
                <table:data-pilot-member table:name="54949" table:display="true" table:show-details="true"/>
                <table:data-pilot-member table:name="54951" table:display="true" table:show-details="true"/>
                <table:data-pilot-member table:name="54955" table:display="true" table:show-details="true"/>
                <table:data-pilot-member table:name="54972" table:display="true" table:show-details="true"/>
                <table:data-pilot-member table:name="54973" table:display="true" table:show-details="true"/>
                <table:data-pilot-member table:name="54979" table:display="true" table:show-details="true"/>
                <table:data-pilot-member table:name="54989" table:display="true" table:show-details="true"/>
                <table:data-pilot-member table:name="55001" table:display="true" table:show-details="true"/>
                <table:data-pilot-member table:name="55021" table:display="true" table:show-details="true"/>
                <table:data-pilot-member table:name="55032" table:display="true" table:show-details="true"/>
                <table:data-pilot-member table:name="55057" table:display="true" table:show-details="true"/>
                <table:data-pilot-member table:name="55058" table:display="true" table:show-details="true"/>
                <table:data-pilot-member table:name="55098" table:display="true" table:show-details="true"/>
                <table:data-pilot-member table:name="55111" table:display="true" table:show-details="true"/>
                <table:data-pilot-member table:name="55141" table:display="true" table:show-details="true"/>
                <table:data-pilot-member table:name="55153" table:display="true" table:show-details="true"/>
                <table:data-pilot-member table:name="55163" table:display="true" table:show-details="true"/>
                <table:data-pilot-member table:name="55184" table:display="true" table:show-details="true"/>
                <table:data-pilot-member table:name="55196" table:display="true" table:show-details="true"/>
                <table:data-pilot-member table:name="55206" table:display="true" table:show-details="true"/>
                <table:data-pilot-member table:name="55207" table:display="true" table:show-details="true"/>
                <table:data-pilot-member table:name="55226" table:display="true" table:show-details="true"/>
                <table:data-pilot-member table:name="55244" table:display="true" table:show-details="true"/>
                <table:data-pilot-member table:name="55245" table:display="true" table:show-details="true"/>
                <table:data-pilot-member table:name="55246" table:display="true" table:show-details="true"/>
                <table:data-pilot-member table:name="55248" table:display="true" table:show-details="true"/>
                <table:data-pilot-member table:name="55249" table:display="true" table:show-details="true"/>
                <table:data-pilot-member table:name="55252" table:display="true" table:show-details="true"/>
                <table:data-pilot-member table:name="55256" table:display="true" table:show-details="true"/>
                <table:data-pilot-member table:name="55258" table:display="true" table:show-details="true"/>
                <table:data-pilot-member table:name="55267" table:display="true" table:show-details="true"/>
                <table:data-pilot-member table:name="55269" table:display="true" table:show-details="true"/>
                <table:data-pilot-member table:name="55272" table:display="true" table:show-details="true"/>
                <table:data-pilot-member table:name="55280" table:display="true" table:show-details="true"/>
                <table:data-pilot-member table:name="55281" table:display="true" table:show-details="true"/>
                <table:data-pilot-member table:name="55282" table:display="true" table:show-details="true"/>
                <table:data-pilot-member table:name="55283" table:display="true" table:show-details="true"/>
                <table:data-pilot-member table:name="55288" table:display="true" table:show-details="true"/>
                <table:data-pilot-member table:name="55291" table:display="true" table:show-details="true"/>
                <table:data-pilot-member table:name="55293" table:display="true" table:show-details="true"/>
                <table:data-pilot-member table:name="55311" table:display="true" table:show-details="true"/>
                <table:data-pilot-member table:name="55312" table:display="true" table:show-details="true"/>
                <table:data-pilot-member table:name="55334" table:display="true" table:show-details="true"/>
                <table:data-pilot-member table:name="55335" table:display="true" table:show-details="true"/>
                <table:data-pilot-member table:name="55344" table:display="true" table:show-details="true"/>
                <table:data-pilot-member table:name="55351" table:display="true" table:show-details="true"/>
                <table:data-pilot-member table:name="55372" table:display="true" table:show-details="true"/>
                <table:data-pilot-member table:name="55375" table:display="true" table:show-details="true"/>
                <table:data-pilot-member table:name="55379" table:display="true" table:show-details="true"/>
                <table:data-pilot-member table:name="55397" table:display="true" table:show-details="true"/>
                <table:data-pilot-member table:name="55401" table:display="true" table:show-details="true"/>
                <table:data-pilot-member table:name="55413" table:display="true" table:show-details="true"/>
                <table:data-pilot-member table:name="55439" table:display="true" table:show-details="true"/>
                <table:data-pilot-member table:name="55470" table:display="true" table:show-details="true"/>
                <table:data-pilot-member table:name="55479" table:display="true" table:show-details="true"/>
                <table:data-pilot-member table:name="55486" table:display="true" table:show-details="true"/>
                <table:data-pilot-member table:name="55499" table:display="true" table:show-details="true"/>
                <table:data-pilot-member table:name="55500" table:display="true" table:show-details="true"/>
                <table:data-pilot-member table:name="55510" table:display="true" table:show-details="true"/>
                <table:data-pilot-member table:name="55514" table:display="true" table:show-details="true"/>
                <table:data-pilot-member table:name="55516" table:display="true" table:show-details="true"/>
                <table:data-pilot-member table:name="55521" table:display="true" table:show-details="true"/>
                <table:data-pilot-member table:name="55522" table:display="true" table:show-details="true"/>
                <table:data-pilot-member table:name="55524" table:display="true" table:show-details="true"/>
                <table:data-pilot-member table:name="55531" table:display="true" table:show-details="true"/>
                <table:data-pilot-member table:name="55533" table:display="true" table:show-details="true"/>
                <table:data-pilot-member table:name="55536" table:display="true" table:show-details="true"/>
                <table:data-pilot-member table:name="55539" table:display="true" table:show-details="true"/>
                <table:data-pilot-member table:name="55540" table:display="true" table:show-details="true"/>
                <table:data-pilot-member table:name="55549" table:display="true" table:show-details="true"/>
                <table:data-pilot-member table:name="55564" table:display="true" table:show-details="true"/>
                <table:data-pilot-member table:name="55576" table:display="true" table:show-details="true"/>
                <table:data-pilot-member table:name="55583" table:display="true" table:show-details="true"/>
                <table:data-pilot-member table:name="55598" table:display="true" table:show-details="true"/>
                <table:data-pilot-member table:name="55605" table:display="true" table:show-details="true"/>
                <table:data-pilot-member table:name="55606" table:display="true" table:show-details="true"/>
                <table:data-pilot-member table:name="55614" table:display="true" table:show-details="true"/>
                <table:data-pilot-member table:name="55638" table:display="true" table:show-details="true"/>
                <table:data-pilot-member table:name="55646" table:display="true" table:show-details="true"/>
                <table:data-pilot-member table:name="55649" table:display="true" table:show-details="true"/>
                <table:data-pilot-member table:name="55651" table:display="true" table:show-details="true"/>
                <table:data-pilot-member table:name="55653" table:display="true" table:show-details="true"/>
                <table:data-pilot-member table:name="55655" table:display="true" table:show-details="true"/>
                <table:data-pilot-member table:name="55666" table:display="true" table:show-details="true"/>
                <table:data-pilot-member table:name="55669" table:display="true" table:show-details="true"/>
                <table:data-pilot-member table:name="55730" table:display="true" table:show-details="true"/>
                <table:data-pilot-member table:name="55762" table:display="true" table:show-details="true"/>
                <table:data-pilot-member table:name="55777" table:display="true" table:show-details="true"/>
                <table:data-pilot-member table:name="55780" table:display="true" table:show-details="true"/>
                <table:data-pilot-member table:name="55783" table:display="true" table:show-details="true"/>
                <table:data-pilot-member table:name="55799" table:display="true" table:show-details="true"/>
                <table:data-pilot-member table:name="55801" table:display="true" table:show-details="true"/>
                <table:data-pilot-member table:name="55824" table:display="true" table:show-details="true"/>
                <table:data-pilot-member table:name="55864" table:display="true" table:show-details="true"/>
                <table:data-pilot-member table:name="55886" table:display="true" table:show-details="true"/>
                <table:data-pilot-member table:name="55916" table:display="true" table:show-details="true"/>
                <table:data-pilot-member table:name="55935" table:display="true" table:show-details="true"/>
                <table:data-pilot-member table:name="55936" table:display="true" table:show-details="true"/>
                <table:data-pilot-member table:name="55938" table:display="true" table:show-details="true"/>
                <table:data-pilot-member table:name="55941" table:display="true" table:show-details="true"/>
                <table:data-pilot-member table:name="55950" table:display="true" table:show-details="true"/>
                <table:data-pilot-member table:name="55953" table:display="true" table:show-details="true"/>
                <table:data-pilot-member table:name="55970" table:display="true" table:show-details="true"/>
                <table:data-pilot-member table:name="55973" table:display="true" table:show-details="true"/>
                <table:data-pilot-member table:name="55974" table:display="true" table:show-details="true"/>
                <table:data-pilot-member table:name="55983" table:display="true" table:show-details="true"/>
                <table:data-pilot-member table:name="55988" table:display="true" table:show-details="true"/>
                <table:data-pilot-member table:name="56004" table:display="true" table:show-details="true"/>
                <table:data-pilot-member table:name="56010" table:display="true" table:show-details="true"/>
                <table:data-pilot-member table:name="56021" table:display="true" table:show-details="true"/>
                <table:data-pilot-member table:name="56067" table:display="true" table:show-details="true"/>
                <table:data-pilot-member table:name="56129" table:display="true" table:show-details="true"/>
                <table:data-pilot-member table:name="56157" table:display="true" table:show-details="true"/>
                <table:data-pilot-member table:name="56159" table:display="true" table:show-details="true"/>
                <table:data-pilot-member table:name="56170" table:display="true" table:show-details="true"/>
                <table:data-pilot-member table:name="56199" table:display="true" table:show-details="true"/>
                <table:data-pilot-member table:name="56210" table:display="true" table:show-details="true"/>
                <table:data-pilot-member table:name="56227" table:display="true" table:show-details="true"/>
                <table:data-pilot-member table:name="56229" table:display="true" table:show-details="true"/>
                <table:data-pilot-member table:name="56230" table:display="true" table:show-details="true"/>
                <table:data-pilot-member table:name="56237" table:display="true" table:show-details="true"/>
                <table:data-pilot-member table:name="56245" table:display="true" table:show-details="true"/>
                <table:data-pilot-member table:name="56250" table:display="true" table:show-details="true"/>
                <table:data-pilot-member table:name="56260" table:display="true" table:show-details="true"/>
                <table:data-pilot-member table:name="56261" table:display="true" table:show-details="true"/>
                <table:data-pilot-member table:name="56273" table:display="true" table:show-details="true"/>
                <table:data-pilot-member table:name="56279" table:display="true" table:show-details="true"/>
                <table:data-pilot-member table:name="56284" table:display="true" table:show-details="true"/>
                <table:data-pilot-member table:name="56290" table:display="true" table:show-details="true"/>
                <table:data-pilot-member table:name="56299" table:display="true" table:show-details="true"/>
                <table:data-pilot-member table:name="56302" table:display="true" table:show-details="true"/>
                <table:data-pilot-member table:name="56310" table:display="true" table:show-details="true"/>
                <table:data-pilot-member table:name="56315" table:display="true" table:show-details="true"/>
                <table:data-pilot-member table:name="56320" table:display="true" table:show-details="true"/>
                <table:data-pilot-member table:name="56327" table:display="true" table:show-details="true"/>
                <table:data-pilot-member table:name="56330" table:display="true" table:show-details="true"/>
                <table:data-pilot-member table:name="56356" table:display="true" table:show-details="true"/>
                <table:data-pilot-member table:name="56370" table:display="true" table:show-details="true"/>
                <table:data-pilot-member table:name="56372" table:display="true" table:show-details="true"/>
                <table:data-pilot-member table:name="56376" table:display="true" table:show-details="true"/>
                <table:data-pilot-member table:name="56387" table:display="true" table:show-details="true"/>
                <table:data-pilot-member table:name="56396" table:display="true" table:show-details="true"/>
                <table:data-pilot-member table:name="56413" table:display="true" table:show-details="true"/>
                <table:data-pilot-member table:name="56416" table:display="true" table:show-details="true"/>
                <table:data-pilot-member table:name="56425" table:display="true" table:show-details="true"/>
                <table:data-pilot-member table:name="56441" table:display="true" table:show-details="true"/>
                <table:data-pilot-member table:name="56455" table:display="true" table:show-details="true"/>
                <table:data-pilot-member table:name="56461" table:display="true" table:show-details="true"/>
                <table:data-pilot-member table:name="56469" table:display="true" table:show-details="true"/>
                <table:data-pilot-member table:name="56476" table:display="true" table:show-details="true"/>
                <table:data-pilot-member table:name="56481" table:display="true" table:show-details="true"/>
                <table:data-pilot-member table:name="56486" table:display="true" table:show-details="true"/>
                <table:data-pilot-member table:name="56497" table:display="true" table:show-details="true"/>
                <table:data-pilot-member table:name="56506" table:display="true" table:show-details="true"/>
                <table:data-pilot-member table:name="56513" table:display="true" table:show-details="true"/>
                <table:data-pilot-member table:name="56514" table:display="true" table:show-details="true"/>
                <table:data-pilot-member table:name="56518" table:display="true" table:show-details="true"/>
                <table:data-pilot-member table:name="56525" table:display="true" table:show-details="true"/>
                <table:data-pilot-member table:name="56538" table:display="true" table:show-details="true"/>
                <table:data-pilot-member table:name="56539" table:display="true" table:show-details="true"/>
                <table:data-pilot-member table:name="56543" table:display="true" table:show-details="true"/>
                <table:data-pilot-member table:name="56547" table:display="true" table:show-details="true"/>
                <table:data-pilot-member table:name="56562" table:display="true" table:show-details="true"/>
                <table:data-pilot-member table:name="56565" table:display="true" table:show-details="true"/>
                <table:data-pilot-member table:name="56579" table:display="true" table:show-details="true"/>
                <table:data-pilot-member table:name="56587" table:display="true" table:show-details="true"/>
                <table:data-pilot-member table:name="56592" table:display="true" table:show-details="true"/>
                <table:data-pilot-member table:name="56600" table:display="true" table:show-details="true"/>
                <table:data-pilot-member table:name="56633" table:display="true" table:show-details="true"/>
                <table:data-pilot-member table:name="56649" table:display="true" table:show-details="true"/>
                <table:data-pilot-member table:name="56661" table:display="true" table:show-details="true"/>
                <table:data-pilot-member table:name="56686" table:display="true" table:show-details="true"/>
                <table:data-pilot-member table:name="56692" table:display="true" table:show-details="true"/>
                <table:data-pilot-member table:name="56699" table:display="true" table:show-details="true"/>
                <table:data-pilot-member table:name="56706" table:display="true" table:show-details="true"/>
                <table:data-pilot-member table:name="56733" table:display="true" table:show-details="true"/>
                <table:data-pilot-member table:name="56747" table:display="true" table:show-details="true"/>
                <table:data-pilot-member table:name="56753" table:display="true" table:show-details="true"/>
                <table:data-pilot-member table:name="56767" table:display="true" table:show-details="true"/>
                <table:data-pilot-member table:name="56770" table:display="true" table:show-details="true"/>
                <table:data-pilot-member table:name="56778" table:display="true" table:show-details="true"/>
                <table:data-pilot-member table:name="56809" table:display="true" table:show-details="true"/>
                <table:data-pilot-member table:name="56813" table:display="true" table:show-details="true"/>
                <table:data-pilot-member table:name="56831" table:display="true" table:show-details="true"/>
                <table:data-pilot-member table:name="56834" table:display="true" table:show-details="true"/>
                <table:data-pilot-member table:name="56840" table:display="true" table:show-details="true"/>
                <table:data-pilot-member table:name="56854" table:display="true" table:show-details="true"/>
                <table:data-pilot-member table:name="56855" table:display="true" table:show-details="true"/>
                <table:data-pilot-member table:name="56870" table:display="true" table:show-details="true"/>
                <table:data-pilot-member table:name="56878" table:display="true" table:show-details="true"/>
                <table:data-pilot-member table:name="56881" table:display="true" table:show-details="true"/>
                <table:data-pilot-member table:name="56885" table:display="true" table:show-details="true"/>
                <table:data-pilot-member table:name="56895" table:display="true" table:show-details="true"/>
                <table:data-pilot-member table:name="56929" table:display="true" table:show-details="true"/>
                <table:data-pilot-member table:name="56936" table:display="true" table:show-details="true"/>
                <table:data-pilot-member table:name="56942" table:display="true" table:show-details="true"/>
                <table:data-pilot-member table:name="56947" table:display="true" table:show-details="true"/>
                <table:data-pilot-member table:name="56949" table:display="true" table:show-details="true"/>
                <table:data-pilot-member table:name="56956" table:display="true" table:show-details="true"/>
                <table:data-pilot-member table:name="56969" table:display="true" table:show-details="true"/>
                <table:data-pilot-member table:name="56986" table:display="true" table:show-details="true"/>
                <table:data-pilot-member table:name="56991" table:display="true" table:show-details="true"/>
                <table:data-pilot-member table:name="56997" table:display="true" table:show-details="true"/>
                <table:data-pilot-member table:name="57010" table:display="true" table:show-details="true"/>
                <table:data-pilot-member table:name="57014" table:display="true" table:show-details="true"/>
                <table:data-pilot-member table:name="57018" table:display="true" table:show-details="true"/>
                <table:data-pilot-member table:name="57027" table:display="true" table:show-details="true"/>
                <table:data-pilot-member table:name="57043" table:display="true" table:show-details="true"/>
                <table:data-pilot-member table:name="57057" table:display="true" table:show-details="true"/>
                <table:data-pilot-member table:name="57059" table:display="true" table:show-details="true"/>
                <table:data-pilot-member table:name="57061" table:display="true" table:show-details="true"/>
                <table:data-pilot-member table:name="57065" table:display="true" table:show-details="true"/>
                <table:data-pilot-member table:name="57072" table:display="true" table:show-details="true"/>
                <table:data-pilot-member table:name="57094" table:display="true" table:show-details="true"/>
                <table:data-pilot-member table:name="57103" table:display="true" table:show-details="true"/>
                <table:data-pilot-member table:name="57108" table:display="true" table:show-details="true"/>
                <table:data-pilot-member table:name="57112" table:display="true" table:show-details="true"/>
                <table:data-pilot-member table:name="57114" table:display="true" table:show-details="true"/>
                <table:data-pilot-member table:name="57121" table:display="true" table:show-details="true"/>
                <table:data-pilot-member table:name="57124" table:display="true" table:show-details="true"/>
                <table:data-pilot-member table:name="57131" table:display="true" table:show-details="true"/>
                <table:data-pilot-member table:name="57146" table:display="true" table:show-details="true"/>
                <table:data-pilot-member table:name="57149" table:display="true" table:show-details="true"/>
                <table:data-pilot-member table:name="57153" table:display="true" table:show-details="true"/>
                <table:data-pilot-member table:name="57194" table:display="true" table:show-details="true"/>
                <table:data-pilot-member table:name="57239" table:display="true" table:show-details="true"/>
                <table:data-pilot-member table:name="57253" table:display="true" table:show-details="true"/>
                <table:data-pilot-member table:name="57263" table:display="true" table:show-details="true"/>
                <table:data-pilot-member table:name="57278" table:display="true" table:show-details="true"/>
                <table:data-pilot-member table:name="57279" table:display="true" table:show-details="true"/>
                <table:data-pilot-member table:name="57280" table:display="true" table:show-details="true"/>
                <table:data-pilot-member table:name="57297" table:display="true" table:show-details="true"/>
                <table:data-pilot-member table:name="57310" table:display="true" table:show-details="true"/>
                <table:data-pilot-member table:name="57319" table:display="true" table:show-details="true"/>
                <table:data-pilot-member table:name="57329" table:display="true" table:show-details="true"/>
                <table:data-pilot-member table:name="57348" table:display="true" table:show-details="true"/>
                <table:data-pilot-member table:name="57354" table:display="true" table:show-details="true"/>
                <table:data-pilot-member table:name="57357" table:display="true" table:show-details="true"/>
                <table:data-pilot-member table:name="57366" table:display="true" table:show-details="true"/>
                <table:data-pilot-member table:name="57369" table:display="true" table:show-details="true"/>
                <table:data-pilot-member table:name="57404" table:display="true" table:show-details="true"/>
                <table:data-pilot-member table:name="57408" table:display="true" table:show-details="true"/>
                <table:data-pilot-member table:name="57435" table:display="true" table:show-details="true"/>
                <table:data-pilot-member table:name="57443" table:display="true" table:show-details="true"/>
                <table:data-pilot-member table:name="57452" table:display="true" table:show-details="true"/>
                <table:data-pilot-member table:name="57455" table:display="true" table:show-details="true"/>
                <table:data-pilot-member table:name="57459" table:display="true" table:show-details="true"/>
                <table:data-pilot-member table:name="57460" table:display="true" table:show-details="true"/>
                <table:data-pilot-member table:name="57464" table:display="true" table:show-details="true"/>
                <table:data-pilot-member table:name="57472" table:display="true" table:show-details="true"/>
                <table:data-pilot-member table:name="57480" table:display="true" table:show-details="true"/>
                <table:data-pilot-member table:name="57486" table:display="true" table:show-details="true"/>
                <table:data-pilot-member table:name="57490" table:display="true" table:show-details="true"/>
                <table:data-pilot-member table:name="57513" table:display="true" table:show-details="true"/>
                <table:data-pilot-member table:name="57522" table:display="true" table:show-details="true"/>
                <table:data-pilot-member table:name="57527" table:display="true" table:show-details="true"/>
                <table:data-pilot-member table:name="57536" table:display="true" table:show-details="true"/>
                <table:data-pilot-member table:name="57548" table:display="true" table:show-details="true"/>
                <table:data-pilot-member table:name="57559" table:display="true" table:show-details="true"/>
                <table:data-pilot-member table:name="57560" table:display="true" table:show-details="true"/>
                <table:data-pilot-member table:name="57561" table:display="true" table:show-details="true"/>
                <table:data-pilot-member table:name="57574" table:display="true" table:show-details="true"/>
                <table:data-pilot-member table:name="57596" table:display="true" table:show-details="true"/>
                <table:data-pilot-member table:name="57614" table:display="true" table:show-details="true"/>
                <table:data-pilot-member table:name="57620" table:display="true" table:show-details="true"/>
                <table:data-pilot-member table:name="57621" table:display="true" table:show-details="true"/>
                <table:data-pilot-member table:name="57623" table:display="true" table:show-details="true"/>
                <table:data-pilot-member table:name="57646" table:display="true" table:show-details="true"/>
                <table:data-pilot-member table:name="57651" table:display="true" table:show-details="true"/>
                <table:data-pilot-member table:name="57666" table:display="true" table:show-details="true"/>
                <table:data-pilot-member table:name="57676" table:display="true" table:show-details="true"/>
                <table:data-pilot-member table:name="57692" table:display="true" table:show-details="true"/>
                <table:data-pilot-member table:name="57697" table:display="true" table:show-details="true"/>
                <table:data-pilot-member table:name="57706" table:display="true" table:show-details="true"/>
                <table:data-pilot-member table:name="57745" table:display="true" table:show-details="true"/>
                <table:data-pilot-member table:name="57748" table:display="true" table:show-details="true"/>
                <table:data-pilot-member table:name="57774" table:display="true" table:show-details="true"/>
                <table:data-pilot-member table:name="57775" table:display="true" table:show-details="true"/>
                <table:data-pilot-member table:name="57784" table:display="true" table:show-details="true"/>
                <table:data-pilot-member table:name="57802" table:display="true" table:show-details="true"/>
                <table:data-pilot-member table:name="57813" table:display="true" table:show-details="true"/>
                <table:data-pilot-member table:name="57814" table:display="true" table:show-details="true"/>
                <table:data-pilot-member table:name="57818" table:display="true" table:show-details="true"/>
                <table:data-pilot-member table:name="57834" table:display="true" table:show-details="true"/>
                <table:data-pilot-member table:name="57840" table:display="true" table:show-details="true"/>
                <table:data-pilot-member table:name="57842" table:display="true" table:show-details="true"/>
                <table:data-pilot-member table:name="57849" table:display="true" table:show-details="true"/>
                <table:data-pilot-member table:name="57875" table:display="true" table:show-details="true"/>
                <table:data-pilot-member table:name="57886" table:display="true" table:show-details="true"/>
                <table:data-pilot-member table:name="57900" table:display="true" table:show-details="true"/>
                <table:data-pilot-member table:name="57904" table:display="true" table:show-details="true"/>
                <table:data-pilot-member table:name="57910" table:display="true" table:show-details="true"/>
                <table:data-pilot-member table:name="57916" table:display="true" table:show-details="true"/>
                <table:data-pilot-member table:name="57924" table:display="true" table:show-details="true"/>
                <table:data-pilot-member table:name="57925" table:display="true" table:show-details="true"/>
                <table:data-pilot-member table:name="57931" table:display="true" table:show-details="true"/>
                <table:data-pilot-member table:name="57941" table:display="true" table:show-details="true"/>
                <table:data-pilot-member table:name="57945" table:display="true" table:show-details="true"/>
                <table:data-pilot-member table:name="57967" table:display="true" table:show-details="true"/>
                <table:data-pilot-member table:name="57973" table:display="true" table:show-details="true"/>
                <table:data-pilot-member table:name="57980" table:display="true" table:show-details="true"/>
                <table:data-pilot-member table:name="57998" table:display="true" table:show-details="true"/>
                <table:data-pilot-member table:name="58023" table:display="true" table:show-details="true"/>
                <table:data-pilot-member table:name="58025" table:display="true" table:show-details="true"/>
                <table:data-pilot-member table:name="58027" table:display="true" table:show-details="true"/>
                <table:data-pilot-member table:name="58039" table:display="true" table:show-details="true"/>
                <table:data-pilot-member table:name="58060" table:display="true" table:show-details="true"/>
                <table:data-pilot-member table:name="58061" table:display="true" table:show-details="true"/>
                <table:data-pilot-member table:name="58073" table:display="true" table:show-details="true"/>
                <table:data-pilot-member table:name="58074" table:display="true" table:show-details="true"/>
                <table:data-pilot-member table:name="58090" table:display="true" table:show-details="true"/>
                <table:data-pilot-member table:name="58097" table:display="true" table:show-details="true"/>
                <table:data-pilot-member table:name="58100" table:display="true" table:show-details="true"/>
                <table:data-pilot-member table:name="58114" table:display="true" table:show-details="true"/>
                <table:data-pilot-member table:name="58116" table:display="true" table:show-details="true"/>
                <table:data-pilot-member table:name="58124" table:display="true" table:show-details="true"/>
                <table:data-pilot-member table:name="58128" table:display="true" table:show-details="true"/>
                <table:data-pilot-member table:name="58162" table:display="true" table:show-details="true"/>
                <table:data-pilot-member table:name="58172" table:display="true" table:show-details="true"/>
                <table:data-pilot-member table:name="58200" table:display="true" table:show-details="true"/>
                <table:data-pilot-member table:name="58202" table:display="true" table:show-details="true"/>
                <table:data-pilot-member table:name="58205" table:display="true" table:show-details="true"/>
                <table:data-pilot-member table:name="58215" table:display="true" table:show-details="true"/>
                <table:data-pilot-member table:name="58227" table:display="true" table:show-details="true"/>
                <table:data-pilot-member table:name="58231" table:display="true" table:show-details="true"/>
                <table:data-pilot-member table:name="58234" table:display="true" table:show-details="true"/>
                <table:data-pilot-member table:name="58265" table:display="true" table:show-details="true"/>
                <table:data-pilot-member table:name="58266" table:display="true" table:show-details="true"/>
                <table:data-pilot-member table:name="58273" table:display="true" table:show-details="true"/>
                <table:data-pilot-member table:name="58276" table:display="true" table:show-details="true"/>
                <table:data-pilot-member table:name="58282" table:display="true" table:show-details="true"/>
                <table:data-pilot-member table:name="58314" table:display="true" table:show-details="true"/>
                <table:data-pilot-member table:name="58327" table:display="true" table:show-details="true"/>
                <table:data-pilot-member table:name="58340" table:display="true" table:show-details="true"/>
                <table:data-pilot-member table:name="58370" table:display="true" table:show-details="true"/>
                <table:data-pilot-member table:name="58392" table:display="true" table:show-details="true"/>
                <table:data-pilot-member table:name="58405" table:display="true" table:show-details="true"/>
                <table:data-pilot-member table:name="58446" table:display="true" table:show-details="true"/>
                <table:data-pilot-member table:name="58454" table:display="true" table:show-details="true"/>
                <table:data-pilot-member table:name="58459" table:display="true" table:show-details="true"/>
                <table:data-pilot-member table:name="58461" table:display="true" table:show-details="true"/>
                <table:data-pilot-member table:name="58473" table:display="true" table:show-details="true"/>
                <table:data-pilot-member table:name="58476" table:display="true" table:show-details="true"/>
                <table:data-pilot-member table:name="58484" table:display="true" table:show-details="true"/>
                <table:data-pilot-member table:name="58493" table:display="true" table:show-details="true"/>
                <table:data-pilot-member table:name="58510" table:display="true" table:show-details="true"/>
                <table:data-pilot-member table:name="58520" table:display="true" table:show-details="true"/>
                <table:data-pilot-member table:name="58551" table:display="true" table:show-details="true"/>
                <table:data-pilot-member table:name="58556" table:display="true" table:show-details="true"/>
                <table:data-pilot-member table:name="58559" table:display="true" table:show-details="true"/>
                <table:data-pilot-member table:name="58560" table:display="true" table:show-details="true"/>
                <table:data-pilot-member table:name="58566" table:display="true" table:show-details="true"/>
                <table:data-pilot-member table:name="58591" table:display="true" table:show-details="true"/>
                <table:data-pilot-member table:name="58613" table:display="true" table:show-details="true"/>
                <table:data-pilot-member table:name="58642" table:display="true" table:show-details="true"/>
                <table:data-pilot-member table:name="58646" table:display="true" table:show-details="true"/>
                <table:data-pilot-member table:name="58649" table:display="true" table:show-details="true"/>
                <table:data-pilot-member table:name="58652" table:display="true" table:show-details="true"/>
                <table:data-pilot-member table:name="58656" table:display="true" table:show-details="true"/>
                <table:data-pilot-member table:name="58663" table:display="true" table:show-details="true"/>
                <table:data-pilot-member table:name="58671" table:display="true" table:show-details="true"/>
                <table:data-pilot-member table:name="58676" table:display="true" table:show-details="true"/>
                <table:data-pilot-member table:name="58680" table:display="true" table:show-details="true"/>
                <table:data-pilot-member table:name="58683" table:display="true" table:show-details="true"/>
                <table:data-pilot-member table:name="58688" table:display="true" table:show-details="true"/>
                <table:data-pilot-member table:name="58697" table:display="true" table:show-details="true"/>
                <table:data-pilot-member table:name="58721" table:display="true" table:show-details="true"/>
                <table:data-pilot-member table:name="58748" table:display="true" table:show-details="true"/>
                <table:data-pilot-member table:name="58753" table:display="true" table:show-details="true"/>
                <table:data-pilot-member table:name="58754" table:display="true" table:show-details="true"/>
                <table:data-pilot-member table:name="58757" table:display="true" table:show-details="true"/>
                <table:data-pilot-member table:name="58761" table:display="true" table:show-details="true"/>
                <table:data-pilot-member table:name="58762" table:display="true" table:show-details="true"/>
                <table:data-pilot-member table:name="58764" table:display="true" table:show-details="true"/>
                <table:data-pilot-member table:name="58768" table:display="true" table:show-details="true"/>
                <table:data-pilot-member table:name="58772" table:display="true" table:show-details="true"/>
                <table:data-pilot-member table:name="58773" table:display="true" table:show-details="true"/>
                <table:data-pilot-member table:name="58779" table:display="true" table:show-details="true"/>
                <table:data-pilot-member table:name="58783" table:display="true" table:show-details="true"/>
                <table:data-pilot-member table:name="58790" table:display="true" table:show-details="true"/>
                <table:data-pilot-member table:name="58800" table:display="true" table:show-details="true"/>
                <table:data-pilot-member table:name="58801" table:display="true" table:show-details="true"/>
                <table:data-pilot-member table:name="58814" table:display="true" table:show-details="true"/>
                <table:data-pilot-member table:name="58822" table:display="true" table:show-details="true"/>
                <table:data-pilot-member table:name="58840" table:display="true" table:show-details="true"/>
                <table:data-pilot-member table:name="58842" table:display="true" table:show-details="true"/>
                <table:data-pilot-member table:name="58899" table:display="true" table:show-details="true"/>
                <table:data-pilot-member table:name="58904" table:display="true" table:show-details="true"/>
                <table:data-pilot-member table:name="58912" table:display="true" table:show-details="true"/>
                <table:data-pilot-member table:name="58915" table:display="true" table:show-details="true"/>
                <table:data-pilot-member table:name="58918" table:display="true" table:show-details="true"/>
                <table:data-pilot-member table:name="58923" table:display="true" table:show-details="true"/>
                <table:data-pilot-member table:name="58928" table:display="true" table:show-details="true"/>
                <table:data-pilot-member table:name="58951" table:display="true" table:show-details="true"/>
                <table:data-pilot-member table:name="58955" table:display="true" table:show-details="true"/>
                <table:data-pilot-member table:name="58967" table:display="true" table:show-details="true"/>
                <table:data-pilot-member table:name="58998" table:display="true" table:show-details="true"/>
                <table:data-pilot-member table:name="59003" table:display="true" table:show-details="true"/>
                <table:data-pilot-member table:name="59019" table:display="true" table:show-details="true"/>
                <table:data-pilot-member table:name="59022" table:display="true" table:show-details="true"/>
                <table:data-pilot-member table:name="59024" table:display="true" table:show-details="true"/>
                <table:data-pilot-member table:name="59028" table:display="true" table:show-details="true"/>
                <table:data-pilot-member table:name="59043" table:display="true" table:show-details="true"/>
                <table:data-pilot-member table:name="59045" table:display="true" table:show-details="true"/>
                <table:data-pilot-member table:name="59046" table:display="true" table:show-details="true"/>
                <table:data-pilot-member table:name="59052" table:display="true" table:show-details="true"/>
                <table:data-pilot-member table:name="59096" table:display="true" table:show-details="true"/>
                <table:data-pilot-member table:name="59098" table:display="true" table:show-details="true"/>
                <table:data-pilot-member table:name="59102" table:display="true" table:show-details="true"/>
                <table:data-pilot-member table:name="59115" table:display="true" table:show-details="true"/>
                <table:data-pilot-member table:name="59119" table:display="true" table:show-details="true"/>
                <table:data-pilot-member table:name="59132" table:display="true" table:show-details="true"/>
                <table:data-pilot-member table:name="59159" table:display="true" table:show-details="true"/>
                <table:data-pilot-member table:name="59168" table:display="true" table:show-details="true"/>
                <table:data-pilot-member table:name="59195" table:display="true" table:show-details="true"/>
                <table:data-pilot-member table:name="59210" table:display="true" table:show-details="true"/>
                <table:data-pilot-member table:name="59213" table:display="true" table:show-details="true"/>
                <table:data-pilot-member table:name="59236" table:display="true" table:show-details="true"/>
                <table:data-pilot-member table:name="59256" table:display="true" table:show-details="true"/>
                <table:data-pilot-member table:name="59266" table:display="true" table:show-details="true"/>
                <table:data-pilot-member table:name="59274" table:display="true" table:show-details="true"/>
                <table:data-pilot-member table:name="59279" table:display="true" table:show-details="true"/>
                <table:data-pilot-member table:name="59294" table:display="true" table:show-details="true"/>
                <table:data-pilot-member table:name="59307" table:display="true" table:show-details="true"/>
                <table:data-pilot-member table:name="59327" table:display="true" table:show-details="true"/>
                <table:data-pilot-member table:name="59340" table:display="true" table:show-details="true"/>
                <table:data-pilot-member table:name="59371" table:display="true" table:show-details="true"/>
                <table:data-pilot-member table:name="59372" table:display="true" table:show-details="true"/>
                <table:data-pilot-member table:name="59386" table:display="true" table:show-details="true"/>
                <table:data-pilot-member table:name="59407" table:display="true" table:show-details="true"/>
                <table:data-pilot-member table:name="59415" table:display="true" table:show-details="true"/>
                <table:data-pilot-member table:name="59418" table:display="true" table:show-details="true"/>
                <table:data-pilot-member table:name="59440" table:display="true" table:show-details="true"/>
                <table:data-pilot-member table:name="59447" table:display="true" table:show-details="true"/>
                <table:data-pilot-member table:name="59459" table:display="true" table:show-details="true"/>
                <table:data-pilot-member table:name="59500" table:display="true" table:show-details="true"/>
                <table:data-pilot-member table:name="59506" table:display="true" table:show-details="true"/>
                <table:data-pilot-member table:name="59516" table:display="true" table:show-details="true"/>
                <table:data-pilot-member table:name="59530" table:display="true" table:show-details="true"/>
                <table:data-pilot-member table:name="59534" table:display="true" table:show-details="true"/>
                <table:data-pilot-member table:name="59545" table:display="true" table:show-details="true"/>
                <table:data-pilot-member table:name="59555" table:display="true" table:show-details="true"/>
                <table:data-pilot-member table:name="59564" table:display="true" table:show-details="true"/>
                <table:data-pilot-member table:name="59570" table:display="true" table:show-details="true"/>
                <table:data-pilot-member table:name="59591" table:display="true" table:show-details="true"/>
                <table:data-pilot-member table:name="59597" table:display="true" table:show-details="true"/>
                <table:data-pilot-member table:name="59598" table:display="true" table:show-details="true"/>
                <table:data-pilot-member table:name="59601" table:display="true" table:show-details="true"/>
                <table:data-pilot-member table:name="59619" table:display="true" table:show-details="true"/>
                <table:data-pilot-member table:name="59626" table:display="true" table:show-details="true"/>
                <table:data-pilot-member table:name="59642" table:display="true" table:show-details="true"/>
                <table:data-pilot-member table:name="59647" table:display="true" table:show-details="true"/>
                <table:data-pilot-member table:name="59658" table:display="true" table:show-details="true"/>
                <table:data-pilot-member table:name="59663" table:display="true" table:show-details="true"/>
                <table:data-pilot-member table:name="59670" table:display="true" table:show-details="true"/>
                <table:data-pilot-member table:name="59671" table:display="true" table:show-details="true"/>
                <table:data-pilot-member table:name="59674" table:display="true" table:show-details="true"/>
                <table:data-pilot-member table:name="59679" table:display="true" table:show-details="true"/>
                <table:data-pilot-member table:name="59684" table:display="true" table:show-details="true"/>
                <table:data-pilot-member table:name="59698" table:display="true" table:show-details="true"/>
                <table:data-pilot-member table:name="59706" table:display="true" table:show-details="true"/>
                <table:data-pilot-member table:name="59711" table:display="true" table:show-details="true"/>
                <table:data-pilot-member table:name="59712" table:display="true" table:show-details="true"/>
                <table:data-pilot-member table:name="59717" table:display="true" table:show-details="true"/>
                <table:data-pilot-member table:name="59723" table:display="true" table:show-details="true"/>
                <table:data-pilot-member table:name="59728" table:display="true" table:show-details="true"/>
                <table:data-pilot-member table:name="59736" table:display="true" table:show-details="true"/>
                <table:data-pilot-member table:name="59740" table:display="true" table:show-details="true"/>
                <table:data-pilot-member table:name="59757" table:display="true" table:show-details="true"/>
                <table:data-pilot-member table:name="59759" table:display="true" table:show-details="true"/>
                <table:data-pilot-member table:name="59763" table:display="true" table:show-details="true"/>
                <table:data-pilot-member table:name="59768" table:display="true" table:show-details="true"/>
                <table:data-pilot-member table:name="59770" table:display="true" table:show-details="true"/>
                <table:data-pilot-member table:name="59778" table:display="true" table:show-details="true"/>
                <table:data-pilot-member table:name="59779" table:display="true" table:show-details="true"/>
                <table:data-pilot-member table:name="59785" table:display="true" table:show-details="true"/>
                <table:data-pilot-member table:name="59794" table:display="true" table:show-details="true"/>
                <table:data-pilot-member table:name="59801" table:display="true" table:show-details="true"/>
                <table:data-pilot-member table:name="59806" table:display="true" table:show-details="true"/>
                <table:data-pilot-member table:name="59823" table:display="true" table:show-details="true"/>
                <table:data-pilot-member table:name="59825" table:display="true" table:show-details="true"/>
                <table:data-pilot-member table:name="59826" table:display="true" table:show-details="true"/>
                <table:data-pilot-member table:name="59833" table:display="true" table:show-details="true"/>
                <table:data-pilot-member table:name="59837" table:display="true" table:show-details="true"/>
                <table:data-pilot-member table:name="59842" table:display="true" table:show-details="true"/>
                <table:data-pilot-member table:name="59852" table:display="true" table:show-details="true"/>
                <table:data-pilot-member table:name="59856" table:display="true" table:show-details="true"/>
                <table:data-pilot-member table:name="59870" table:display="true" table:show-details="true"/>
                <table:data-pilot-member table:name="59874" table:display="true" table:show-details="true"/>
                <table:data-pilot-member table:name="59876" table:display="true" table:show-details="true"/>
                <table:data-pilot-member table:name="59898" table:display="true" table:show-details="true"/>
                <table:data-pilot-member table:name="59916" table:display="true" table:show-details="true"/>
                <table:data-pilot-member table:name="59922" table:display="true" table:show-details="true"/>
                <table:data-pilot-member table:name="59928" table:display="true" table:show-details="true"/>
                <table:data-pilot-member table:name="59937" table:display="true" table:show-details="true"/>
                <table:data-pilot-member table:name="59965" table:display="true" table:show-details="true"/>
                <table:data-pilot-member table:name="59970" table:display="true" table:show-details="true"/>
                <table:data-pilot-member table:name="59974" table:display="true" table:show-details="true"/>
                <table:data-pilot-member table:name="59976" table:display="true" table:show-details="true"/>
                <table:data-pilot-member table:name="59984" table:display="true" table:show-details="true"/>
                <table:data-pilot-member table:name="59988" table:display="true" table:show-details="true"/>
                <table:data-pilot-member table:name="60000" table:display="true" table:show-details="true"/>
                <table:data-pilot-member table:name="60016" table:display="true" table:show-details="true"/>
                <table:data-pilot-member table:name="60034" table:display="true" table:show-details="true"/>
                <table:data-pilot-member table:name="60038" table:display="true" table:show-details="true"/>
                <table:data-pilot-member table:name="60043" table:display="true" table:show-details="true"/>
                <table:data-pilot-member table:name="60051" table:display="true" table:show-details="true"/>
                <table:data-pilot-member table:name="60065" table:display="true" table:show-details="true"/>
                <table:data-pilot-member table:name="60071" table:display="true" table:show-details="true"/>
                <table:data-pilot-member table:name="60072" table:display="true" table:show-details="true"/>
                <table:data-pilot-member table:name="60089" table:display="true" table:show-details="true"/>
                <table:data-pilot-member table:name="60109" table:display="true" table:show-details="true"/>
                <table:data-pilot-member table:name="60116" table:display="true" table:show-details="true"/>
                <table:data-pilot-member table:name="60133" table:display="true" table:show-details="true"/>
                <table:data-pilot-member table:name="60135" table:display="true" table:show-details="true"/>
                <table:data-pilot-member table:name="60182" table:display="true" table:show-details="true"/>
                <table:data-pilot-member table:name="60188" table:display="true" table:show-details="true"/>
                <table:data-pilot-member table:name="60207" table:display="true" table:show-details="true"/>
                <table:data-pilot-member table:name="60219" table:display="true" table:show-details="true"/>
                <table:data-pilot-member table:name="60220" table:display="true" table:show-details="true"/>
                <table:data-pilot-member table:name="60225" table:display="true" table:show-details="true"/>
                <table:data-pilot-member table:name="60236" table:display="true" table:show-details="true"/>
                <table:data-pilot-member table:name="60244" table:display="true" table:show-details="true"/>
                <table:data-pilot-member table:name="60248" table:display="true" table:show-details="true"/>
                <table:data-pilot-member table:name="60259" table:display="true" table:show-details="true"/>
                <table:data-pilot-member table:name="60265" table:display="true" table:show-details="true"/>
                <table:data-pilot-member table:name="60281" table:display="true" table:show-details="true"/>
                <table:data-pilot-member table:name="60282" table:display="true" table:show-details="true"/>
                <table:data-pilot-member table:name="60302" table:display="true" table:show-details="true"/>
                <table:data-pilot-member table:name="60309" table:display="true" table:show-details="true"/>
                <table:data-pilot-member table:name="60310" table:display="true" table:show-details="true"/>
                <table:data-pilot-member table:name="60335" table:display="true" table:show-details="true"/>
                <table:data-pilot-member table:name="60344" table:display="true" table:show-details="true"/>
                <table:data-pilot-member table:name="60356" table:display="true" table:show-details="true"/>
                <table:data-pilot-member table:name="60383" table:display="true" table:show-details="true"/>
                <table:data-pilot-member table:name="60402" table:display="true" table:show-details="true"/>
                <table:data-pilot-member table:name="60419" table:display="true" table:show-details="true"/>
                <table:data-pilot-member table:name="60425" table:display="true" table:show-details="true"/>
                <table:data-pilot-member table:name="60430" table:display="true" table:show-details="true"/>
                <table:data-pilot-member table:name="60433" table:display="true" table:show-details="true"/>
                <table:data-pilot-member table:name="60436" table:display="true" table:show-details="true"/>
                <table:data-pilot-member table:name="60453" table:display="true" table:show-details="true"/>
                <table:data-pilot-member table:name="60471" table:display="true" table:show-details="true"/>
                <table:data-pilot-member table:name="60482" table:display="true" table:show-details="true"/>
                <table:data-pilot-member table:name="60487" table:display="true" table:show-details="true"/>
                <table:data-pilot-member table:name="60498" table:display="true" table:show-details="true"/>
                <table:data-pilot-member table:name="60503" table:display="true" table:show-details="true"/>
                <table:data-pilot-member table:name="60520" table:display="true" table:show-details="true"/>
                <table:data-pilot-member table:name="60530" table:display="true" table:show-details="true"/>
                <table:data-pilot-member table:name="60534" table:display="true" table:show-details="true"/>
                <table:data-pilot-member table:name="60539" table:display="true" table:show-details="true"/>
                <table:data-pilot-member table:name="60541" table:display="true" table:show-details="true"/>
                <table:data-pilot-member table:name="60549" table:display="true" table:show-details="true"/>
                <table:data-pilot-member table:name="60557" table:display="true" table:show-details="true"/>
                <table:data-pilot-member table:name="60571" table:display="true" table:show-details="true"/>
                <table:data-pilot-member table:name="60586" table:display="true" table:show-details="true"/>
                <table:data-pilot-member table:name="60590" table:display="true" table:show-details="true"/>
                <table:data-pilot-member table:name="60592" table:display="true" table:show-details="true"/>
                <table:data-pilot-member table:name="60595" table:display="true" table:show-details="true"/>
                <table:data-pilot-member table:name="60599" table:display="true" table:show-details="true"/>
                <table:data-pilot-member table:name="60620" table:display="true" table:show-details="true"/>
                <table:data-pilot-member table:name="60622" table:display="true" table:show-details="true"/>
                <table:data-pilot-member table:name="60635" table:display="true" table:show-details="true"/>
                <table:data-pilot-member table:name="60637" table:display="true" table:show-details="true"/>
                <table:data-pilot-member table:name="60658" table:display="true" table:show-details="true"/>
                <table:data-pilot-member table:name="60667" table:display="true" table:show-details="true"/>
                <table:data-pilot-member table:name="60687" table:display="true" table:show-details="true"/>
                <table:data-pilot-member table:name="60692" table:display="true" table:show-details="true"/>
                <table:data-pilot-member table:name="60721" table:display="true" table:show-details="true"/>
                <table:data-pilot-member table:name="60761" table:display="true" table:show-details="true"/>
                <table:data-pilot-member table:name="60763" table:display="true" table:show-details="true"/>
                <table:data-pilot-member table:name="60783" table:display="true" table:show-details="true"/>
                <table:data-pilot-member table:name="60786" table:display="true" table:show-details="true"/>
                <table:data-pilot-member table:name="60796" table:display="true" table:show-details="true"/>
                <table:data-pilot-member table:name="60839" table:display="true" table:show-details="true"/>
                <table:data-pilot-member table:name="60848" table:display="true" table:show-details="true"/>
                <table:data-pilot-member table:name="60854" table:display="true" table:show-details="true"/>
                <table:data-pilot-member table:name="60872" table:display="true" table:show-details="true"/>
                <table:data-pilot-member table:name="60874" table:display="true" table:show-details="true"/>
                <table:data-pilot-member table:name="60879" table:display="true" table:show-details="true"/>
                <table:data-pilot-member table:name="60880" table:display="true" table:show-details="true"/>
                <table:data-pilot-member table:name="60884" table:display="true" table:show-details="true"/>
                <table:data-pilot-member table:name="60887" table:display="true" table:show-details="true"/>
                <table:data-pilot-member table:name="60888" table:display="true" table:show-details="true"/>
                <table:data-pilot-member table:name="60898" table:display="true" table:show-details="true"/>
                <table:data-pilot-member table:name="60901" table:display="true" table:show-details="true"/>
                <table:data-pilot-member table:name="60906" table:display="true" table:show-details="true"/>
                <table:data-pilot-member table:name="60909" table:display="true" table:show-details="true"/>
                <table:data-pilot-member table:name="60936" table:display="true" table:show-details="true"/>
                <table:data-pilot-member table:name="60949" table:display="true" table:show-details="true"/>
                <table:data-pilot-member table:name="60972" table:display="true" table:show-details="true"/>
                <table:data-pilot-member table:name="60981" table:display="true" table:show-details="true"/>
                <table:data-pilot-member table:name="61019" table:display="true" table:show-details="true"/>
                <table:data-pilot-member table:name="61050" table:display="true" table:show-details="true"/>
                <table:data-pilot-member table:name="61068" table:display="true" table:show-details="true"/>
                <table:data-pilot-member table:name="61071" table:display="true" table:show-details="true"/>
                <table:data-pilot-member table:name="61087" table:display="true" table:show-details="true"/>
                <table:data-pilot-member table:name="61106" table:display="true" table:show-details="true"/>
                <table:data-pilot-member table:name="61114" table:display="true" table:show-details="true"/>
                <table:data-pilot-member table:name="61131" table:display="true" table:show-details="true"/>
                <table:data-pilot-member table:name="61142" table:display="true" table:show-details="true"/>
                <table:data-pilot-member table:name="61154" table:display="true" table:show-details="true"/>
                <table:data-pilot-member table:name="61177" table:display="true" table:show-details="true"/>
                <table:data-pilot-member table:name="61188" table:display="true" table:show-details="true"/>
                <table:data-pilot-member table:name="61194" table:display="true" table:show-details="true"/>
                <table:data-pilot-member table:name="61204" table:display="true" table:show-details="true"/>
                <table:data-pilot-member table:name="61211" table:display="true" table:show-details="true"/>
                <table:data-pilot-member table:name="61222" table:display="true" table:show-details="true"/>
                <table:data-pilot-member table:name="61223" table:display="true" table:show-details="true"/>
                <table:data-pilot-member table:name="61236" table:display="true" table:show-details="true"/>
                <table:data-pilot-member table:name="61239" table:display="true" table:show-details="true"/>
                <table:data-pilot-member table:name="61247" table:display="true" table:show-details="true"/>
                <table:data-pilot-member table:name="61248" table:display="true" table:show-details="true"/>
                <table:data-pilot-member table:name="61257" table:display="true" table:show-details="true"/>
                <table:data-pilot-member table:name="61279" table:display="true" table:show-details="true"/>
                <table:data-pilot-member table:name="61281" table:display="true" table:show-details="true"/>
                <table:data-pilot-member table:name="61288" table:display="true" table:show-details="true"/>
                <table:data-pilot-member table:name="61293" table:display="true" table:show-details="true"/>
                <table:data-pilot-member table:name="61309" table:display="true" table:show-details="true"/>
                <table:data-pilot-member table:name="61323" table:display="true" table:show-details="true"/>
                <table:data-pilot-member table:name="61339" table:display="true" table:show-details="true"/>
                <table:data-pilot-member table:name="61349" table:display="true" table:show-details="true"/>
                <table:data-pilot-member table:name="61385" table:display="true" table:show-details="true"/>
                <table:data-pilot-member table:name="61398" table:display="true" table:show-details="true"/>
                <table:data-pilot-member table:name="61401" table:display="true" table:show-details="true"/>
                <table:data-pilot-member table:name="61411" table:display="true" table:show-details="true"/>
                <table:data-pilot-member table:name="61436" table:display="true" table:show-details="true"/>
                <table:data-pilot-member table:name="61445" table:display="true" table:show-details="true"/>
                <table:data-pilot-member table:name="61462" table:display="true" table:show-details="true"/>
                <table:data-pilot-member table:name="61463" table:display="true" table:show-details="true"/>
                <table:data-pilot-member table:name="61464" table:display="true" table:show-details="true"/>
                <table:data-pilot-member table:name="61469" table:display="true" table:show-details="true"/>
                <table:data-pilot-member table:name="61477" table:display="true" table:show-details="true"/>
                <table:data-pilot-member table:name="61486" table:display="true" table:show-details="true"/>
                <table:data-pilot-member table:name="61489" table:display="true" table:show-details="true"/>
                <table:data-pilot-member table:name="61503" table:display="true" table:show-details="true"/>
                <table:data-pilot-member table:name="61504" table:display="true" table:show-details="true"/>
                <table:data-pilot-member table:name="61514" table:display="true" table:show-details="true"/>
                <table:data-pilot-member table:name="61540" table:display="true" table:show-details="true"/>
                <table:data-pilot-member table:name="61541" table:display="true" table:show-details="true"/>
                <table:data-pilot-member table:name="61543" table:display="true" table:show-details="true"/>
                <table:data-pilot-member table:name="61547" table:display="true" table:show-details="true"/>
                <table:data-pilot-member table:name="61549" table:display="true" table:show-details="true"/>
                <table:data-pilot-member table:name="61563" table:display="true" table:show-details="true"/>
                <table:data-pilot-member table:name="61566" table:display="true" table:show-details="true"/>
                <table:data-pilot-member table:name="61588" table:display="true" table:show-details="true"/>
                <table:data-pilot-member table:name="61591" table:display="true" table:show-details="true"/>
                <table:data-pilot-member table:name="61622" table:display="true" table:show-details="true"/>
                <table:data-pilot-member table:name="61627" table:display="true" table:show-details="true"/>
                <table:data-pilot-member table:name="61640" table:display="true" table:show-details="true"/>
                <table:data-pilot-member table:name="61643" table:display="true" table:show-details="true"/>
                <table:data-pilot-member table:name="61650" table:display="true" table:show-details="true"/>
                <table:data-pilot-member table:name="61653" table:display="true" table:show-details="true"/>
                <table:data-pilot-member table:name="61672" table:display="true" table:show-details="true"/>
                <table:data-pilot-member table:name="61673" table:display="true" table:show-details="true"/>
                <table:data-pilot-member table:name="61700" table:display="true" table:show-details="true"/>
                <table:data-pilot-member table:name="61709" table:display="true" table:show-details="true"/>
                <table:data-pilot-member table:name="61711" table:display="true" table:show-details="true"/>
                <table:data-pilot-member table:name="61721" table:display="true" table:show-details="true"/>
                <table:data-pilot-member table:name="61748" table:display="true" table:show-details="true"/>
                <table:data-pilot-member table:name="61754" table:display="true" table:show-details="true"/>
                <table:data-pilot-member table:name="61755" table:display="true" table:show-details="true"/>
                <table:data-pilot-member table:name="61763" table:display="true" table:show-details="true"/>
                <table:data-pilot-member table:name="61770" table:display="true" table:show-details="true"/>
                <table:data-pilot-member table:name="61820" table:display="true" table:show-details="true"/>
                <table:data-pilot-member table:name="61827" table:display="true" table:show-details="true"/>
                <table:data-pilot-member table:name="61835" table:display="true" table:show-details="true"/>
                <table:data-pilot-member table:name="61878" table:display="true" table:show-details="true"/>
                <table:data-pilot-member table:name="61879" table:display="true" table:show-details="true"/>
                <table:data-pilot-member table:name="61881" table:display="true" table:show-details="true"/>
                <table:data-pilot-member table:name="61886" table:display="true" table:show-details="true"/>
                <table:data-pilot-member table:name="61893" table:display="true" table:show-details="true"/>
                <table:data-pilot-member table:name="61900" table:display="true" table:show-details="true"/>
                <table:data-pilot-member table:name="61904" table:display="true" table:show-details="true"/>
                <table:data-pilot-member table:name="61914" table:display="true" table:show-details="true"/>
                <table:data-pilot-member table:name="61917" table:display="true" table:show-details="true"/>
                <table:data-pilot-member table:name="61923" table:display="true" table:show-details="true"/>
                <table:data-pilot-member table:name="61928" table:display="true" table:show-details="true"/>
                <table:data-pilot-member table:name="61944" table:display="true" table:show-details="true"/>
                <table:data-pilot-member table:name="61954" table:display="true" table:show-details="true"/>
                <table:data-pilot-member table:name="61960" table:display="true" table:show-details="true"/>
                <table:data-pilot-member table:name="61967" table:display="true" table:show-details="true"/>
                <table:data-pilot-member table:name="62002" table:display="true" table:show-details="true"/>
                <table:data-pilot-member table:name="62037" table:display="true" table:show-details="true"/>
                <table:data-pilot-member table:name="62053" table:display="true" table:show-details="true"/>
                <table:data-pilot-member table:name="62059" table:display="true" table:show-details="true"/>
                <table:data-pilot-member table:name="62068" table:display="true" table:show-details="true"/>
                <table:data-pilot-member table:name="62078" table:display="true" table:show-details="true"/>
                <table:data-pilot-member table:name="62081" table:display="true" table:show-details="true"/>
                <table:data-pilot-member table:name="62102" table:display="true" table:show-details="true"/>
                <table:data-pilot-member table:name="62114" table:display="true" table:show-details="true"/>
                <table:data-pilot-member table:name="62116" table:display="true" table:show-details="true"/>
                <table:data-pilot-member table:name="62124" table:display="true" table:show-details="true"/>
                <table:data-pilot-member table:name="62128" table:display="true" table:show-details="true"/>
                <table:data-pilot-member table:name="62130" table:display="true" table:show-details="true"/>
                <table:data-pilot-member table:name="62138" table:display="true" table:show-details="true"/>
                <table:data-pilot-member table:name="62152" table:display="true" table:show-details="true"/>
                <table:data-pilot-member table:name="62160" table:display="true" table:show-details="true"/>
                <table:data-pilot-member table:name="62167" table:display="true" table:show-details="true"/>
                <table:data-pilot-member table:name="62193" table:display="true" table:show-details="true"/>
                <table:data-pilot-member table:name="62194" table:display="true" table:show-details="true"/>
                <table:data-pilot-member table:name="62235" table:display="true" table:show-details="true"/>
                <table:data-pilot-member table:name="62247" table:display="true" table:show-details="true"/>
                <table:data-pilot-member table:name="62261" table:display="true" table:show-details="true"/>
                <table:data-pilot-member table:name="62304" table:display="true" table:show-details="true"/>
                <table:data-pilot-member table:name="62333" table:display="true" table:show-details="true"/>
                <table:data-pilot-member table:name="62338" table:display="true" table:show-details="true"/>
                <table:data-pilot-member table:name="62345" table:display="true" table:show-details="true"/>
                <table:data-pilot-member table:name="62348" table:display="true" table:show-details="true"/>
                <table:data-pilot-member table:name="62358" table:display="true" table:show-details="true"/>
                <table:data-pilot-member table:name="62363" table:display="true" table:show-details="true"/>
                <table:data-pilot-member table:name="62371" table:display="true" table:show-details="true"/>
                <table:data-pilot-member table:name="62376" table:display="true" table:show-details="true"/>
                <table:data-pilot-member table:name="62377" table:display="true" table:show-details="true"/>
                <table:data-pilot-member table:name="62383" table:display="true" table:show-details="true"/>
                <table:data-pilot-member table:name="62389" table:display="true" table:show-details="true"/>
                <table:data-pilot-member table:name="62391" table:display="true" table:show-details="true"/>
                <table:data-pilot-member table:name="62402" table:display="true" table:show-details="true"/>
                <table:data-pilot-member table:name="62409" table:display="true" table:show-details="true"/>
                <table:data-pilot-member table:name="62428" table:display="true" table:show-details="true"/>
                <table:data-pilot-member table:name="62429" table:display="true" table:show-details="true"/>
                <table:data-pilot-member table:name="62434" table:display="true" table:show-details="true"/>
                <table:data-pilot-member table:name="62440" table:display="true" table:show-details="true"/>
                <table:data-pilot-member table:name="62451" table:display="true" table:show-details="true"/>
                <table:data-pilot-member table:name="62457" table:display="true" table:show-details="true"/>
                <table:data-pilot-member table:name="62470" table:display="true" table:show-details="true"/>
                <table:data-pilot-member table:name="62478" table:display="true" table:show-details="true"/>
                <table:data-pilot-member table:name="62498" table:display="true" table:show-details="true"/>
                <table:data-pilot-member table:name="62507" table:display="true" table:show-details="true"/>
                <table:data-pilot-member table:name="62508" table:display="true" table:show-details="true"/>
                <table:data-pilot-member table:name="62510" table:display="true" table:show-details="true"/>
                <table:data-pilot-member table:name="62517" table:display="true" table:show-details="true"/>
                <table:data-pilot-member table:name="62526" table:display="true" table:show-details="true"/>
                <table:data-pilot-member table:name="62528" table:display="true" table:show-details="true"/>
                <table:data-pilot-member table:name="62539" table:display="true" table:show-details="true"/>
                <table:data-pilot-member table:name="62543" table:display="true" table:show-details="true"/>
                <table:data-pilot-member table:name="62553" table:display="true" table:show-details="true"/>
                <table:data-pilot-member table:name="62558" table:display="true" table:show-details="true"/>
                <table:data-pilot-member table:name="62577" table:display="true" table:show-details="true"/>
                <table:data-pilot-member table:name="62578" table:display="true" table:show-details="true"/>
                <table:data-pilot-member table:name="62587" table:display="true" table:show-details="true"/>
                <table:data-pilot-member table:name="62592" table:display="true" table:show-details="true"/>
                <table:data-pilot-member table:name="62607" table:display="true" table:show-details="true"/>
                <table:data-pilot-member table:name="62610" table:display="true" table:show-details="true"/>
                <table:data-pilot-member table:name="62620" table:display="true" table:show-details="true"/>
                <table:data-pilot-member table:name="62633" table:display="true" table:show-details="true"/>
                <table:data-pilot-member table:name="62640" table:display="true" table:show-details="true"/>
                <table:data-pilot-member table:name="62641" table:display="true" table:show-details="true"/>
                <table:data-pilot-member table:name="62646" table:display="true" table:show-details="true"/>
                <table:data-pilot-member table:name="62656" table:display="true" table:show-details="true"/>
                <table:data-pilot-member table:name="62664" table:display="true" table:show-details="true"/>
                <table:data-pilot-member table:name="62670" table:display="true" table:show-details="true"/>
                <table:data-pilot-member table:name="62678" table:display="true" table:show-details="true"/>
                <table:data-pilot-member table:name="62692" table:display="true" table:show-details="true"/>
                <table:data-pilot-member table:name="62697" table:display="true" table:show-details="true"/>
                <table:data-pilot-member table:name="62718" table:display="true" table:show-details="true"/>
                <table:data-pilot-member table:name="62720" table:display="true" table:show-details="true"/>
                <table:data-pilot-member table:name="62734" table:display="true" table:show-details="true"/>
                <table:data-pilot-member table:name="62750" table:display="true" table:show-details="true"/>
                <table:data-pilot-member table:name="62751" table:display="true" table:show-details="true"/>
                <table:data-pilot-member table:name="62754" table:display="true" table:show-details="true"/>
                <table:data-pilot-member table:name="62760" table:display="true" table:show-details="true"/>
                <table:data-pilot-member table:name="62766" table:display="true" table:show-details="true"/>
                <table:data-pilot-member table:name="62768" table:display="true" table:show-details="true"/>
                <table:data-pilot-member table:name="62773" table:display="true" table:show-details="true"/>
                <table:data-pilot-member table:name="62774" table:display="true" table:show-details="true"/>
                <table:data-pilot-member table:name="62787" table:display="true" table:show-details="true"/>
                <table:data-pilot-member table:name="62789" table:display="true" table:show-details="true"/>
                <table:data-pilot-member table:name="62793" table:display="true" table:show-details="true"/>
                <table:data-pilot-member table:name="62799" table:display="true" table:show-details="true"/>
                <table:data-pilot-member table:name="62800" table:display="true" table:show-details="true"/>
                <table:data-pilot-member table:name="62808" table:display="true" table:show-details="true"/>
                <table:data-pilot-member table:name="62812" table:display="true" table:show-details="true"/>
                <table:data-pilot-member table:name="62818" table:display="true" table:show-details="true"/>
                <table:data-pilot-member table:name="62821" table:display="true" table:show-details="true"/>
                <table:data-pilot-member table:name="62829" table:display="true" table:show-details="true"/>
                <table:data-pilot-member table:name="62831" table:display="true" table:show-details="true"/>
                <table:data-pilot-member table:name="62832" table:display="true" table:show-details="true"/>
                <table:data-pilot-member table:name="62835" table:display="true" table:show-details="true"/>
                <table:data-pilot-member table:name="62840" table:display="true" table:show-details="true"/>
                <table:data-pilot-member table:name="62852" table:display="true" table:show-details="true"/>
                <table:data-pilot-member table:name="62857" table:display="true" table:show-details="true"/>
                <table:data-pilot-member table:name="62873" table:display="true" table:show-details="true"/>
                <table:data-pilot-member table:name="62880" table:display="true" table:show-details="true"/>
                <table:data-pilot-member table:name="62885" table:display="true" table:show-details="true"/>
                <table:data-pilot-member table:name="62896" table:display="true" table:show-details="true"/>
                <table:data-pilot-member table:name="62901" table:display="true" table:show-details="true"/>
                <table:data-pilot-member table:name="62914" table:display="true" table:show-details="true"/>
                <table:data-pilot-member table:name="62918" table:display="true" table:show-details="true"/>
                <table:data-pilot-member table:name="62922" table:display="true" table:show-details="true"/>
                <table:data-pilot-member table:name="62944" table:display="true" table:show-details="true"/>
                <table:data-pilot-member table:name="62960" table:display="true" table:show-details="true"/>
                <table:data-pilot-member table:name="62964" table:display="true" table:show-details="true"/>
                <table:data-pilot-member table:name="62967" table:display="true" table:show-details="true"/>
                <table:data-pilot-member table:name="62990" table:display="true" table:show-details="true"/>
                <table:data-pilot-member table:name="62996" table:display="true" table:show-details="true"/>
                <table:data-pilot-member table:name="63016" table:display="true" table:show-details="true"/>
                <table:data-pilot-member table:name="63021" table:display="true" table:show-details="true"/>
                <table:data-pilot-member table:name="63032" table:display="true" table:show-details="true"/>
                <table:data-pilot-member table:name="63046" table:display="true" table:show-details="true"/>
                <table:data-pilot-member table:name="63051" table:display="true" table:show-details="true"/>
                <table:data-pilot-member table:name="63054" table:display="true" table:show-details="true"/>
                <table:data-pilot-member table:name="63072" table:display="true" table:show-details="true"/>
                <table:data-pilot-member table:name="63074" table:display="true" table:show-details="true"/>
                <table:data-pilot-member table:name="63082" table:display="true" table:show-details="true"/>
                <table:data-pilot-member table:name="63096" table:display="true" table:show-details="true"/>
                <table:data-pilot-member table:name="63119" table:display="true" table:show-details="true"/>
                <table:data-pilot-member table:name="63131" table:display="true" table:show-details="true"/>
                <table:data-pilot-member table:name="63151" table:display="true" table:show-details="true"/>
                <table:data-pilot-member table:name="63154" table:display="true" table:show-details="true"/>
                <table:data-pilot-member table:name="63175" table:display="true" table:show-details="true"/>
                <table:data-pilot-member table:name="63181" table:display="true" table:show-details="true"/>
                <table:data-pilot-member table:name="63194" table:display="true" table:show-details="true"/>
                <table:data-pilot-member table:name="63203" table:display="true" table:show-details="true"/>
                <table:data-pilot-member table:name="63207" table:display="true" table:show-details="true"/>
                <table:data-pilot-member table:name="63209" table:display="true" table:show-details="true"/>
                <table:data-pilot-member table:name="63228" table:display="true" table:show-details="true"/>
                <table:data-pilot-member table:name="63244" table:display="true" table:show-details="true"/>
                <table:data-pilot-member table:name="63248" table:display="true" table:show-details="true"/>
                <table:data-pilot-member table:name="63251" table:display="true" table:show-details="true"/>
                <table:data-pilot-member table:name="63278" table:display="true" table:show-details="true"/>
                <table:data-pilot-member table:name="63305" table:display="true" table:show-details="true"/>
                <table:data-pilot-member table:name="63317" table:display="true" table:show-details="true"/>
                <table:data-pilot-member table:name="63318" table:display="true" table:show-details="true"/>
                <table:data-pilot-member table:name="63321" table:display="true" table:show-details="true"/>
                <table:data-pilot-member table:name="63325" table:display="true" table:show-details="true"/>
                <table:data-pilot-member table:name="63333" table:display="true" table:show-details="true"/>
                <table:data-pilot-member table:name="63340" table:display="true" table:show-details="true"/>
                <table:data-pilot-member table:name="63367" table:display="true" table:show-details="true"/>
                <table:data-pilot-member table:name="63369" table:display="true" table:show-details="true"/>
                <table:data-pilot-member table:name="63381" table:display="true" table:show-details="true"/>
                <table:data-pilot-member table:name="63404" table:display="true" table:show-details="true"/>
                <table:data-pilot-member table:name="63415" table:display="true" table:show-details="true"/>
                <table:data-pilot-member table:name="63424" table:display="true" table:show-details="true"/>
                <table:data-pilot-member table:name="63434" table:display="true" table:show-details="true"/>
                <table:data-pilot-member table:name="63446" table:display="true" table:show-details="true"/>
                <table:data-pilot-member table:name="63469" table:display="true" table:show-details="true"/>
                <table:data-pilot-member table:name="63473" table:display="true" table:show-details="true"/>
                <table:data-pilot-member table:name="63475" table:display="true" table:show-details="true"/>
                <table:data-pilot-member table:name="63485" table:display="true" table:show-details="true"/>
                <table:data-pilot-member table:name="63488" table:display="true" table:show-details="true"/>
                <table:data-pilot-member table:name="63518" table:display="true" table:show-details="true"/>
                <table:data-pilot-member table:name="63526" table:display="true" table:show-details="true"/>
                <table:data-pilot-member table:name="63545" table:display="true" table:show-details="true"/>
                <table:data-pilot-member table:name="63579" table:display="true" table:show-details="true"/>
                <table:data-pilot-member table:name="63585" table:display="true" table:show-details="true"/>
                <table:data-pilot-member table:name="63588" table:display="true" table:show-details="true"/>
                <table:data-pilot-member table:name="63604" table:display="true" table:show-details="true"/>
                <table:data-pilot-member table:name="63611" table:display="true" table:show-details="true"/>
                <table:data-pilot-member table:name="63615" table:display="true" table:show-details="true"/>
                <table:data-pilot-member table:name="63624" table:display="true" table:show-details="true"/>
                <table:data-pilot-member table:name="63642" table:display="true" table:show-details="true"/>
                <table:data-pilot-member table:name="63651" table:display="true" table:show-details="true"/>
                <table:data-pilot-member table:name="63652" table:display="true" table:show-details="true"/>
                <table:data-pilot-member table:name="63663" table:display="true" table:show-details="true"/>
                <table:data-pilot-member table:name="63672" table:display="true" table:show-details="true"/>
                <table:data-pilot-member table:name="63677" table:display="true" table:show-details="true"/>
                <table:data-pilot-member table:name="63686" table:display="true" table:show-details="true"/>
                <table:data-pilot-member table:name="63705" table:display="true" table:show-details="true"/>
                <table:data-pilot-member table:name="63707" table:display="true" table:show-details="true"/>
                <table:data-pilot-member table:name="63727" table:display="true" table:show-details="true"/>
                <table:data-pilot-member table:name="63741" table:display="true" table:show-details="true"/>
                <table:data-pilot-member table:name="63744" table:display="true" table:show-details="true"/>
                <table:data-pilot-member table:name="63767" table:display="true" table:show-details="true"/>
                <table:data-pilot-member table:name="63772" table:display="true" table:show-details="true"/>
                <table:data-pilot-member table:name="63780" table:display="true" table:show-details="true"/>
                <table:data-pilot-member table:name="63813" table:display="true" table:show-details="true"/>
                <table:data-pilot-member table:name="63823" table:display="true" table:show-details="true"/>
                <table:data-pilot-member table:name="63831" table:display="true" table:show-details="true"/>
                <table:data-pilot-member table:name="63864" table:display="true" table:show-details="true"/>
                <table:data-pilot-member table:name="63908" table:display="true" table:show-details="true"/>
                <table:data-pilot-member table:name="63920" table:display="true" table:show-details="true"/>
                <table:data-pilot-member table:name="63930" table:display="true" table:show-details="true"/>
                <table:data-pilot-member table:name="63943" table:display="true" table:show-details="true"/>
                <table:data-pilot-member table:name="63944" table:display="true" table:show-details="true"/>
                <table:data-pilot-member table:name="63947" table:display="true" table:show-details="true"/>
                <table:data-pilot-member table:name="63974" table:display="true" table:show-details="true"/>
                <table:data-pilot-member table:name="63981" table:display="true" table:show-details="true"/>
                <table:data-pilot-member table:name="63987" table:display="true" table:show-details="true"/>
                <table:data-pilot-member table:name="63990" table:display="true" table:show-details="true"/>
                <table:data-pilot-member table:name="63995" table:display="true" table:show-details="true"/>
                <table:data-pilot-member table:name="64018" table:display="true" table:show-details="true"/>
                <table:data-pilot-member table:name="64064" table:display="true" table:show-details="true"/>
                <table:data-pilot-member table:name="64065" table:display="true" table:show-details="true"/>
                <table:data-pilot-member table:name="64067" table:display="true" table:show-details="true"/>
                <table:data-pilot-member table:name="64102" table:display="true" table:show-details="true"/>
                <table:data-pilot-member table:name="64109" table:display="true" table:show-details="true"/>
                <table:data-pilot-member table:name="64110" table:display="true" table:show-details="true"/>
                <table:data-pilot-member table:name="64133" table:display="true" table:show-details="true"/>
                <table:data-pilot-member table:name="64139" table:display="true" table:show-details="true"/>
                <table:data-pilot-member table:name="64149" table:display="true" table:show-details="true"/>
                <table:data-pilot-member table:name="64158" table:display="true" table:show-details="true"/>
                <table:data-pilot-member table:name="64175" table:display="true" table:show-details="true"/>
                <table:data-pilot-member table:name="64192" table:display="true" table:show-details="true"/>
                <table:data-pilot-member table:name="64207" table:display="true" table:show-details="true"/>
                <table:data-pilot-member table:name="64214" table:display="true" table:show-details="true"/>
                <table:data-pilot-member table:name="64216" table:display="true" table:show-details="true"/>
                <table:data-pilot-member table:name="64226" table:display="true" table:show-details="true"/>
                <table:data-pilot-member table:name="64235" table:display="true" table:show-details="true"/>
                <table:data-pilot-member table:name="64242" table:display="true" table:show-details="true"/>
                <table:data-pilot-member table:name="64243" table:display="true" table:show-details="true"/>
                <table:data-pilot-member table:name="64245" table:display="true" table:show-details="true"/>
                <table:data-pilot-member table:name="64269" table:display="true" table:show-details="true"/>
                <table:data-pilot-member table:name="64272" table:display="true" table:show-details="true"/>
                <table:data-pilot-member table:name="64288" table:display="true" table:show-details="true"/>
                <table:data-pilot-member table:name="64291" table:display="true" table:show-details="true"/>
                <table:data-pilot-member table:name="64304" table:display="true" table:show-details="true"/>
                <table:data-pilot-member table:name="64306" table:display="true" table:show-details="true"/>
                <table:data-pilot-member table:name="64311" table:display="true" table:show-details="true"/>
                <table:data-pilot-member table:name="64323" table:display="true" table:show-details="true"/>
                <table:data-pilot-member table:name="64325" table:display="true" table:show-details="true"/>
                <table:data-pilot-member table:name="64351" table:display="true" table:show-details="true"/>
                <table:data-pilot-member table:name="64370" table:display="true" table:show-details="true"/>
                <table:data-pilot-member table:name="64384" table:display="true" table:show-details="true"/>
                <table:data-pilot-member table:name="64386" table:display="true" table:show-details="true"/>
                <table:data-pilot-member table:name="64389" table:display="true" table:show-details="true"/>
                <table:data-pilot-member table:name="64415" table:display="true" table:show-details="true"/>
                <table:data-pilot-member table:name="64422" table:display="true" table:show-details="true"/>
                <table:data-pilot-member table:name="64425" table:display="true" table:show-details="true"/>
                <table:data-pilot-member table:name="64429" table:display="true" table:show-details="true"/>
                <table:data-pilot-member table:name="64432" table:display="true" table:show-details="true"/>
                <table:data-pilot-member table:name="64436" table:display="true" table:show-details="true"/>
                <table:data-pilot-member table:name="64450" table:display="true" table:show-details="true"/>
                <table:data-pilot-member table:name="64454" table:display="true" table:show-details="true"/>
                <table:data-pilot-member table:name="64456" table:display="true" table:show-details="true"/>
                <table:data-pilot-member table:name="64461" table:display="true" table:show-details="true"/>
                <table:data-pilot-member table:name="64462" table:display="true" table:show-details="true"/>
                <table:data-pilot-member table:name="64467" table:display="true" table:show-details="true"/>
                <table:data-pilot-member table:name="64494" table:display="true" table:show-details="true"/>
                <table:data-pilot-member table:name="64497" table:display="true" table:show-details="true"/>
                <table:data-pilot-member table:name="64514" table:display="true" table:show-details="true"/>
                <table:data-pilot-member table:name="64524" table:display="true" table:show-details="true"/>
                <table:data-pilot-member table:name="64529" table:display="true" table:show-details="true"/>
                <table:data-pilot-member table:name="64545" table:display="true" table:show-details="true"/>
                <table:data-pilot-member table:name="64546" table:display="true" table:show-details="true"/>
                <table:data-pilot-member table:name="64550" table:display="true" table:show-details="true"/>
                <table:data-pilot-member table:name="64557" table:display="true" table:show-details="true"/>
                <table:data-pilot-member table:name="64561" table:display="true" table:show-details="true"/>
                <table:data-pilot-member table:name="64562" table:display="true" table:show-details="true"/>
                <table:data-pilot-member table:name="64574" table:display="true" table:show-details="true"/>
                <table:data-pilot-member table:name="64617" table:display="true" table:show-details="true"/>
                <table:data-pilot-member table:name="64621" table:display="true" table:show-details="true"/>
                <table:data-pilot-member table:name="64666" table:display="true" table:show-details="true"/>
                <table:data-pilot-member table:name="64670" table:display="true" table:show-details="true"/>
                <table:data-pilot-member table:name="64672" table:display="true" table:show-details="true"/>
                <table:data-pilot-member table:name="64686" table:display="true" table:show-details="true"/>
                <table:data-pilot-member table:name="64690" table:display="true" table:show-details="true"/>
                <table:data-pilot-member table:name="64706" table:display="true" table:show-details="true"/>
                <table:data-pilot-member table:name="64726" table:display="true" table:show-details="true"/>
                <table:data-pilot-member table:name="64735" table:display="true" table:show-details="true"/>
                <table:data-pilot-member table:name="64749" table:display="true" table:show-details="true"/>
                <table:data-pilot-member table:name="64769" table:display="true" table:show-details="true"/>
                <table:data-pilot-member table:name="64780" table:display="true" table:show-details="true"/>
                <table:data-pilot-member table:name="64802" table:display="true" table:show-details="true"/>
                <table:data-pilot-member table:name="64809" table:display="true" table:show-details="true"/>
                <table:data-pilot-member table:name="64810" table:display="true" table:show-details="true"/>
                <table:data-pilot-member table:name="64821" table:display="true" table:show-details="true"/>
                <table:data-pilot-member table:name="64833" table:display="true" table:show-details="true"/>
                <table:data-pilot-member table:name="64884" table:display="true" table:show-details="true"/>
                <table:data-pilot-member table:name="64895" table:display="true" table:show-details="true"/>
                <table:data-pilot-member table:name="64897" table:display="true" table:show-details="true"/>
                <table:data-pilot-member table:name="64910" table:display="true" table:show-details="true"/>
                <table:data-pilot-member table:name="64916" table:display="true" table:show-details="true"/>
                <table:data-pilot-member table:name="64921" table:display="true" table:show-details="true"/>
                <table:data-pilot-member table:name="64922" table:display="true" table:show-details="true"/>
                <table:data-pilot-member table:name="64928" table:display="true" table:show-details="true"/>
                <table:data-pilot-member table:name="64951" table:display="true" table:show-details="true"/>
                <table:data-pilot-member table:name="64973" table:display="true" table:show-details="true"/>
                <table:data-pilot-member table:name="64998" table:display="true" table:show-details="true"/>
                <table:data-pilot-member table:name="65006" table:display="true" table:show-details="true"/>
                <table:data-pilot-member table:name="65025" table:display="true" table:show-details="true"/>
                <table:data-pilot-member table:name="65033" table:display="true" table:show-details="true"/>
                <table:data-pilot-member table:name="65037" table:display="true" table:show-details="true"/>
                <table:data-pilot-member table:name="65053" table:display="true" table:show-details="true"/>
                <table:data-pilot-member table:name="65054" table:display="true" table:show-details="true"/>
                <table:data-pilot-member table:name="65061" table:display="true" table:show-details="true"/>
                <table:data-pilot-member table:name="65062" table:display="true" table:show-details="true"/>
                <table:data-pilot-member table:name="65064" table:display="true" table:show-details="true"/>
                <table:data-pilot-member table:name="65067" table:display="true" table:show-details="true"/>
                <table:data-pilot-member table:name="65068" table:display="true" table:show-details="true"/>
                <table:data-pilot-member table:name="65107" table:display="true" table:show-details="true"/>
                <table:data-pilot-member table:name="65109" table:display="true" table:show-details="true"/>
                <table:data-pilot-member table:name="65113" table:display="true" table:show-details="true"/>
                <table:data-pilot-member table:name="65127" table:display="true" table:show-details="true"/>
                <table:data-pilot-member table:name="65131" table:display="true" table:show-details="true"/>
                <table:data-pilot-member table:name="65154" table:display="true" table:show-details="true"/>
                <table:data-pilot-member table:name="65164" table:display="true" table:show-details="true"/>
                <table:data-pilot-member table:name="65183" table:display="true" table:show-details="true"/>
                <table:data-pilot-member table:name="65184" table:display="true" table:show-details="true"/>
                <table:data-pilot-member table:name="65238" table:display="true" table:show-details="true"/>
                <table:data-pilot-member table:name="65246" table:display="true" table:show-details="true"/>
                <table:data-pilot-member table:name="65263" table:display="true" table:show-details="true"/>
                <table:data-pilot-member table:name="65277" table:display="true" table:show-details="true"/>
                <table:data-pilot-member table:name="65290" table:display="true" table:show-details="true"/>
                <table:data-pilot-member table:name="65296" table:display="true" table:show-details="true"/>
                <table:data-pilot-member table:name="65309" table:display="true" table:show-details="true"/>
                <table:data-pilot-member table:name="65311" table:display="true" table:show-details="true"/>
                <table:data-pilot-member table:name="65321" table:display="true" table:show-details="true"/>
                <table:data-pilot-member table:name="65342" table:display="true" table:show-details="true"/>
                <table:data-pilot-member table:name="65369" table:display="true" table:show-details="true"/>
                <table:data-pilot-member table:name="65373" table:display="true" table:show-details="true"/>
                <table:data-pilot-member table:name="65406" table:display="true" table:show-details="true"/>
                <table:data-pilot-member table:name="65411" table:display="true" table:show-details="true"/>
                <table:data-pilot-member table:name="65422" table:display="true" table:show-details="true"/>
                <table:data-pilot-member table:name="65425" table:display="true" table:show-details="true"/>
                <table:data-pilot-member table:name="65428" table:display="true" table:show-details="true"/>
                <table:data-pilot-member table:name="65430" table:display="true" table:show-details="true"/>
                <table:data-pilot-member table:name="65457" table:display="true" table:show-details="true"/>
                <table:data-pilot-member table:name="65471" table:display="true" table:show-details="true"/>
                <table:data-pilot-member table:name="65483" table:display="true" table:show-details="true"/>
                <table:data-pilot-member table:name="65488" table:display="true" table:show-details="true"/>
                <table:data-pilot-member table:name="65524" table:display="true" table:show-details="true"/>
                <table:data-pilot-member table:name="65531" table:display="true" table:show-details="true"/>
                <table:data-pilot-member table:name="65534" table:display="true" table:show-details="true"/>
                <table:data-pilot-member table:name="65541" table:display="true" table:show-details="true"/>
                <table:data-pilot-member table:name="65545" table:display="true" table:show-details="true"/>
                <table:data-pilot-member table:name="65572" table:display="true" table:show-details="true"/>
                <table:data-pilot-member table:name="65597" table:display="true" table:show-details="true"/>
                <table:data-pilot-member table:name="65603" table:display="true" table:show-details="true"/>
                <table:data-pilot-member table:name="65616" table:display="true" table:show-details="true"/>
                <table:data-pilot-member table:name="65626" table:display="true" table:show-details="true"/>
                <table:data-pilot-member table:name="65634" table:display="true" table:show-details="true"/>
                <table:data-pilot-member table:name="65646" table:display="true" table:show-details="true"/>
                <table:data-pilot-member table:name="65649" table:display="true" table:show-details="true"/>
                <table:data-pilot-member table:name="65659" table:display="true" table:show-details="true"/>
                <table:data-pilot-member table:name="65673" table:display="true" table:show-details="true"/>
                <table:data-pilot-member table:name="65681" table:display="true" table:show-details="true"/>
                <table:data-pilot-member table:name="65698" table:display="true" table:show-details="true"/>
                <table:data-pilot-member table:name="65714" table:display="true" table:show-details="true"/>
                <table:data-pilot-member table:name="65723" table:display="true" table:show-details="true"/>
                <table:data-pilot-member table:name="65729" table:display="true" table:show-details="true"/>
                <table:data-pilot-member table:name="65736" table:display="true" table:show-details="true"/>
                <table:data-pilot-member table:name="65737" table:display="true" table:show-details="true"/>
                <table:data-pilot-member table:name="65738" table:display="true" table:show-details="true"/>
                <table:data-pilot-member table:name="65750" table:display="true" table:show-details="true"/>
                <table:data-pilot-member table:name="65753" table:display="true" table:show-details="true"/>
                <table:data-pilot-member table:name="65759" table:display="true" table:show-details="true"/>
                <table:data-pilot-member table:name="65793" table:display="true" table:show-details="true"/>
                <table:data-pilot-member table:name="65816" table:display="true" table:show-details="true"/>
                <table:data-pilot-member table:name="65826" table:display="true" table:show-details="true"/>
                <table:data-pilot-member table:name="65841" table:display="true" table:show-details="true"/>
                <table:data-pilot-member table:name="65849" table:display="true" table:show-details="true"/>
                <table:data-pilot-member table:name="65854" table:display="true" table:show-details="true"/>
                <table:data-pilot-member table:name="65896" table:display="true" table:show-details="true"/>
                <table:data-pilot-member table:name="65898" table:display="true" table:show-details="true"/>
                <table:data-pilot-member table:name="65901" table:display="true" table:show-details="true"/>
                <table:data-pilot-member table:name="65923" table:display="true" table:show-details="true"/>
                <table:data-pilot-member table:name="65929" table:display="true" table:show-details="true"/>
                <table:data-pilot-member table:name="65940" table:display="true" table:show-details="true"/>
                <table:data-pilot-member table:name="65951" table:display="true" table:show-details="true"/>
                <table:data-pilot-member table:name="65963" table:display="true" table:show-details="true"/>
                <table:data-pilot-member table:name="65969" table:display="true" table:show-details="true"/>
                <table:data-pilot-member table:name="65970" table:display="true" table:show-details="true"/>
                <table:data-pilot-member table:name="65978" table:display="true" table:show-details="true"/>
                <table:data-pilot-member table:name="66000" table:display="true" table:show-details="true"/>
                <table:data-pilot-member table:name="66013" table:display="true" table:show-details="true"/>
                <table:data-pilot-member table:name="66018" table:display="true" table:show-details="true"/>
                <table:data-pilot-member table:name="66040" table:display="true" table:show-details="true"/>
                <table:data-pilot-member table:name="66044" table:display="true" table:show-details="true"/>
                <table:data-pilot-member table:name="66047" table:display="true" table:show-details="true"/>
                <table:data-pilot-member table:name="66050" table:display="true" table:show-details="true"/>
                <table:data-pilot-member table:name="66058" table:display="true" table:show-details="true"/>
                <table:data-pilot-member table:name="66062" table:display="true" table:show-details="true"/>
                <table:data-pilot-member table:name="66064" table:display="true" table:show-details="true"/>
                <table:data-pilot-member table:name="66068" table:display="true" table:show-details="true"/>
                <table:data-pilot-member table:name="66118" table:display="true" table:show-details="true"/>
                <table:data-pilot-member table:name="66129" table:display="true" table:show-details="true"/>
                <table:data-pilot-member table:name="66131" table:display="true" table:show-details="true"/>
                <table:data-pilot-member table:name="66132" table:display="true" table:show-details="true"/>
                <table:data-pilot-member table:name="66141" table:display="true" table:show-details="true"/>
                <table:data-pilot-member table:name="66148" table:display="true" table:show-details="true"/>
                <table:data-pilot-member table:name="66150" table:display="true" table:show-details="true"/>
                <table:data-pilot-member table:name="66151" table:display="true" table:show-details="true"/>
                <table:data-pilot-member table:name="66160" table:display="true" table:show-details="true"/>
                <table:data-pilot-member table:name="66161" table:display="true" table:show-details="true"/>
                <table:data-pilot-member table:name="66164" table:display="true" table:show-details="true"/>
                <table:data-pilot-member table:name="66197" table:display="true" table:show-details="true"/>
                <table:data-pilot-member table:name="66198" table:display="true" table:show-details="true"/>
                <table:data-pilot-member table:name="66201" table:display="true" table:show-details="true"/>
                <table:data-pilot-member table:name="66207" table:display="true" table:show-details="true"/>
                <table:data-pilot-member table:name="66209" table:display="true" table:show-details="true"/>
                <table:data-pilot-member table:name="66218" table:display="true" table:show-details="true"/>
                <table:data-pilot-member table:name="66227" table:display="true" table:show-details="true"/>
                <table:data-pilot-member table:name="66254" table:display="true" table:show-details="true"/>
                <table:data-pilot-member table:name="66255" table:display="true" table:show-details="true"/>
                <table:data-pilot-member table:name="66258" table:display="true" table:show-details="true"/>
                <table:data-pilot-member table:name="66269" table:display="true" table:show-details="true"/>
                <table:data-pilot-member table:name="66270" table:display="true" table:show-details="true"/>
                <table:data-pilot-member table:name="66284" table:display="true" table:show-details="true"/>
                <table:data-pilot-member table:name="66290" table:display="true" table:show-details="true"/>
                <table:data-pilot-member table:name="66302" table:display="true" table:show-details="true"/>
                <table:data-pilot-member table:name="66308" table:display="true" table:show-details="true"/>
                <table:data-pilot-member table:name="66340" table:display="true" table:show-details="true"/>
                <table:data-pilot-member table:name="66348" table:display="true" table:show-details="true"/>
                <table:data-pilot-member table:name="66365" table:display="true" table:show-details="true"/>
                <table:data-pilot-member table:name="66388" table:display="true" table:show-details="true"/>
                <table:data-pilot-member table:name="66405" table:display="true" table:show-details="true"/>
                <table:data-pilot-member table:name="66424" table:display="true" table:show-details="true"/>
                <table:data-pilot-member table:name="66442" table:display="true" table:show-details="true"/>
                <table:data-pilot-member table:name="66444" table:display="true" table:show-details="true"/>
                <table:data-pilot-member table:name="66472" table:display="true" table:show-details="true"/>
                <table:data-pilot-member table:name="66489" table:display="true" table:show-details="true"/>
                <table:data-pilot-member table:name="66494" table:display="true" table:show-details="true"/>
                <table:data-pilot-member table:name="66505" table:display="true" table:show-details="true"/>
                <table:data-pilot-member table:name="66534" table:display="true" table:show-details="true"/>
                <table:data-pilot-member table:name="66558" table:display="true" table:show-details="true"/>
                <table:data-pilot-member table:name="66561" table:display="true" table:show-details="true"/>
                <table:data-pilot-member table:name="66572" table:display="true" table:show-details="true"/>
                <table:data-pilot-member table:name="66573" table:display="true" table:show-details="true"/>
                <table:data-pilot-member table:name="66575" table:display="true" table:show-details="true"/>
                <table:data-pilot-member table:name="66582" table:display="true" table:show-details="true"/>
                <table:data-pilot-member table:name="66596" table:display="true" table:show-details="true"/>
                <table:data-pilot-member table:name="66611" table:display="true" table:show-details="true"/>
                <table:data-pilot-member table:name="66622" table:display="true" table:show-details="true"/>
                <table:data-pilot-member table:name="66629" table:display="true" table:show-details="true"/>
                <table:data-pilot-member table:name="66631" table:display="true" table:show-details="true"/>
                <table:data-pilot-member table:name="66634" table:display="true" table:show-details="true"/>
                <table:data-pilot-member table:name="66636" table:display="true" table:show-details="true"/>
                <table:data-pilot-member table:name="66649" table:display="true" table:show-details="true"/>
                <table:data-pilot-member table:name="66652" table:display="true" table:show-details="true"/>
                <table:data-pilot-member table:name="66655" table:display="true" table:show-details="true"/>
                <table:data-pilot-member table:name="66663" table:display="true" table:show-details="true"/>
                <table:data-pilot-member table:name="66669" table:display="true" table:show-details="true"/>
                <table:data-pilot-member table:name="66692" table:display="true" table:show-details="true"/>
                <table:data-pilot-member table:name="66701" table:display="true" table:show-details="true"/>
                <table:data-pilot-member table:name="66733" table:display="true" table:show-details="true"/>
                <table:data-pilot-member table:name="66736" table:display="true" table:show-details="true"/>
                <table:data-pilot-member table:name="66737" table:display="true" table:show-details="true"/>
                <table:data-pilot-member table:name="66741" table:display="true" table:show-details="true"/>
                <table:data-pilot-member table:name="66744" table:display="true" table:show-details="true"/>
                <table:data-pilot-member table:name="66753" table:display="true" table:show-details="true"/>
                <table:data-pilot-member table:name="66778" table:display="true" table:show-details="true"/>
                <table:data-pilot-member table:name="66787" table:display="true" table:show-details="true"/>
                <table:data-pilot-member table:name="66792" table:display="true" table:show-details="true"/>
                <table:data-pilot-member table:name="66800" table:display="true" table:show-details="true"/>
                <table:data-pilot-member table:name="66810" table:display="true" table:show-details="true"/>
                <table:data-pilot-member table:name="66811" table:display="true" table:show-details="true"/>
                <table:data-pilot-member table:name="66836" table:display="true" table:show-details="true"/>
                <table:data-pilot-member table:name="66843" table:display="true" table:show-details="true"/>
                <table:data-pilot-member table:name="66856" table:display="true" table:show-details="true"/>
                <table:data-pilot-member table:name="66861" table:display="true" table:show-details="true"/>
                <table:data-pilot-member table:name="66867" table:display="true" table:show-details="true"/>
                <table:data-pilot-member table:name="66870" table:display="true" table:show-details="true"/>
                <table:data-pilot-member table:name="66885" table:display="true" table:show-details="true"/>
                <table:data-pilot-member table:name="66896" table:display="true" table:show-details="true"/>
                <table:data-pilot-member table:name="66908" table:display="true" table:show-details="true"/>
                <table:data-pilot-member table:name="66909" table:display="true" table:show-details="true"/>
                <table:data-pilot-member table:name="66915" table:display="true" table:show-details="true"/>
                <table:data-pilot-member table:name="66929" table:display="true" table:show-details="true"/>
                <table:data-pilot-member table:name="66958" table:display="true" table:show-details="true"/>
                <table:data-pilot-member table:name="66966" table:display="true" table:show-details="true"/>
                <table:data-pilot-member table:name="66971" table:display="true" table:show-details="true"/>
                <table:data-pilot-member table:name="66979" table:display="true" table:show-details="true"/>
                <table:data-pilot-member table:name="66980" table:display="true" table:show-details="true"/>
                <table:data-pilot-member table:name="66982" table:display="true" table:show-details="true"/>
                <table:data-pilot-member table:name="66988" table:display="true" table:show-details="true"/>
                <table:data-pilot-member table:name="66997" table:display="true" table:show-details="true"/>
                <table:data-pilot-member table:name="67000" table:display="true" table:show-details="true"/>
                <table:data-pilot-member table:name="67009" table:display="true" table:show-details="true"/>
                <table:data-pilot-member table:name="67047" table:display="true" table:show-details="true"/>
                <table:data-pilot-member table:name="67063" table:display="true" table:show-details="true"/>
                <table:data-pilot-member table:name="67076" table:display="true" table:show-details="true"/>
                <table:data-pilot-member table:name="67079" table:display="true" table:show-details="true"/>
                <table:data-pilot-member table:name="67099" table:display="true" table:show-details="true"/>
                <table:data-pilot-member table:name="67109" table:display="true" table:show-details="true"/>
                <table:data-pilot-member table:name="67117" table:display="true" table:show-details="true"/>
                <table:data-pilot-member table:name="67126" table:display="true" table:show-details="true"/>
                <table:data-pilot-member table:name="67132" table:display="true" table:show-details="true"/>
                <table:data-pilot-member table:name="67133" table:display="true" table:show-details="true"/>
                <table:data-pilot-member table:name="67135" table:display="true" table:show-details="true"/>
                <table:data-pilot-member table:name="67160" table:display="true" table:show-details="true"/>
                <table:data-pilot-member table:name="67173" table:display="true" table:show-details="true"/>
                <table:data-pilot-member table:name="67188" table:display="true" table:show-details="true"/>
                <table:data-pilot-member table:name="67189" table:display="true" table:show-details="true"/>
                <table:data-pilot-member table:name="67201" table:display="true" table:show-details="true"/>
                <table:data-pilot-member table:name="67210" table:display="true" table:show-details="true"/>
                <table:data-pilot-member table:name="67246" table:display="true" table:show-details="true"/>
                <table:data-pilot-member table:name="67251" table:display="true" table:show-details="true"/>
                <table:data-pilot-member table:name="67252" table:display="true" table:show-details="true"/>
                <table:data-pilot-member table:name="67263" table:display="true" table:show-details="true"/>
                <table:data-pilot-member table:name="67272" table:display="true" table:show-details="true"/>
                <table:data-pilot-member table:name="67281" table:display="true" table:show-details="true"/>
                <table:data-pilot-member table:name="67295" table:display="true" table:show-details="true"/>
                <table:data-pilot-member table:name="67319" table:display="true" table:show-details="true"/>
                <table:data-pilot-member table:name="67327" table:display="true" table:show-details="true"/>
                <table:data-pilot-member table:name="67343" table:display="true" table:show-details="true"/>
                <table:data-pilot-member table:name="67358" table:display="true" table:show-details="true"/>
                <table:data-pilot-member table:name="67388" table:display="true" table:show-details="true"/>
                <table:data-pilot-member table:name="67394" table:display="true" table:show-details="true"/>
                <table:data-pilot-member table:name="67395" table:display="true" table:show-details="true"/>
                <table:data-pilot-member table:name="67415" table:display="true" table:show-details="true"/>
                <table:data-pilot-member table:name="67418" table:display="true" table:show-details="true"/>
                <table:data-pilot-member table:name="67431" table:display="true" table:show-details="true"/>
                <table:data-pilot-member table:name="67438" table:display="true" table:show-details="true"/>
                <table:data-pilot-member table:name="67439" table:display="true" table:show-details="true"/>
                <table:data-pilot-member table:name="67444" table:display="true" table:show-details="true"/>
                <table:data-pilot-member table:name="67447" table:display="true" table:show-details="true"/>
                <table:data-pilot-member table:name="67465" table:display="true" table:show-details="true"/>
                <table:data-pilot-member table:name="67470" table:display="true" table:show-details="true"/>
                <table:data-pilot-member table:name="67481" table:display="true" table:show-details="true"/>
                <table:data-pilot-member table:name="67525" table:display="true" table:show-details="true"/>
                <table:data-pilot-member table:name="67531" table:display="true" table:show-details="true"/>
                <table:data-pilot-member table:name="67544" table:display="true" table:show-details="true"/>
                <table:data-pilot-member table:name="67555" table:display="true" table:show-details="true"/>
                <table:data-pilot-member table:name="67559" table:display="true" table:show-details="true"/>
                <table:data-pilot-member table:name="67587" table:display="true" table:show-details="true"/>
                <table:data-pilot-member table:name="67593" table:display="true" table:show-details="true"/>
                <table:data-pilot-member table:name="67594" table:display="true" table:show-details="true"/>
                <table:data-pilot-member table:name="67595" table:display="true" table:show-details="true"/>
                <table:data-pilot-member table:name="67603" table:display="true" table:show-details="true"/>
                <table:data-pilot-member table:name="67605" table:display="true" table:show-details="true"/>
                <table:data-pilot-member table:name="67608" table:display="true" table:show-details="true"/>
                <table:data-pilot-member table:name="67609" table:display="true" table:show-details="true"/>
                <table:data-pilot-member table:name="67615" table:display="true" table:show-details="true"/>
                <table:data-pilot-member table:name="67636" table:display="true" table:show-details="true"/>
                <table:data-pilot-member table:name="67668" table:display="true" table:show-details="true"/>
                <table:data-pilot-member table:name="67671" table:display="true" table:show-details="true"/>
                <table:data-pilot-member table:name="67743" table:display="true" table:show-details="true"/>
                <table:data-pilot-member table:name="67744" table:display="true" table:show-details="true"/>
                <table:data-pilot-member table:name="67761" table:display="true" table:show-details="true"/>
                <table:data-pilot-member table:name="67785" table:display="true" table:show-details="true"/>
                <table:data-pilot-member table:name="67790" table:display="true" table:show-details="true"/>
                <table:data-pilot-member table:name="67791" table:display="true" table:show-details="true"/>
                <table:data-pilot-member table:name="67798" table:display="true" table:show-details="true"/>
                <table:data-pilot-member table:name="67806" table:display="true" table:show-details="true"/>
                <table:data-pilot-member table:name="67809" table:display="true" table:show-details="true"/>
                <table:data-pilot-member table:name="67820" table:display="true" table:show-details="true"/>
                <table:data-pilot-member table:name="67825" table:display="true" table:show-details="true"/>
                <table:data-pilot-member table:name="67853" table:display="true" table:show-details="true"/>
                <table:data-pilot-member table:name="67868" table:display="true" table:show-details="true"/>
                <table:data-pilot-member table:name="67872" table:display="true" table:show-details="true"/>
                <table:data-pilot-member table:name="67891" table:display="true" table:show-details="true"/>
                <table:data-pilot-member table:name="67894" table:display="true" table:show-details="true"/>
                <table:data-pilot-member table:name="67915" table:display="true" table:show-details="true"/>
                <table:data-pilot-member table:name="67932" table:display="true" table:show-details="true"/>
                <table:data-pilot-member table:name="67938" table:display="true" table:show-details="true"/>
                <table:data-pilot-member table:name="67950" table:display="true" table:show-details="true"/>
                <table:data-pilot-member table:name="67958" table:display="true" table:show-details="true"/>
                <table:data-pilot-member table:name="67967" table:display="true" table:show-details="true"/>
                <table:data-pilot-member table:name="67968" table:display="true" table:show-details="true"/>
                <table:data-pilot-member table:name="67973" table:display="true" table:show-details="true"/>
                <table:data-pilot-member table:name="67978" table:display="true" table:show-details="true"/>
                <table:data-pilot-member table:name="67979" table:display="true" table:show-details="true"/>
                <table:data-pilot-member table:name="67980" table:display="true" table:show-details="true"/>
                <table:data-pilot-member table:name="68017" table:display="true" table:show-details="true"/>
                <table:data-pilot-member table:name="68019" table:display="true" table:show-details="true"/>
                <table:data-pilot-member table:name="68027" table:display="true" table:show-details="true"/>
                <table:data-pilot-member table:name="68042" table:display="true" table:show-details="true"/>
                <table:data-pilot-member table:name="68050" table:display="true" table:show-details="true"/>
                <table:data-pilot-member table:name="68065" table:display="true" table:show-details="true"/>
                <table:data-pilot-member table:name="68085" table:display="true" table:show-details="true"/>
                <table:data-pilot-member table:name="68096" table:display="true" table:show-details="true"/>
                <table:data-pilot-member table:name="68100" table:display="true" table:show-details="true"/>
                <table:data-pilot-member table:name="68124" table:display="true" table:show-details="true"/>
                <table:data-pilot-member table:name="68142" table:display="true" table:show-details="true"/>
                <table:data-pilot-member table:name="68145" table:display="true" table:show-details="true"/>
                <table:data-pilot-member table:name="68166" table:display="true" table:show-details="true"/>
                <table:data-pilot-member table:name="68206" table:display="true" table:show-details="true"/>
                <table:data-pilot-member table:name="68208" table:display="true" table:show-details="true"/>
                <table:data-pilot-member table:name="68210" table:display="true" table:show-details="true"/>
                <table:data-pilot-member table:name="68212" table:display="true" table:show-details="true"/>
                <table:data-pilot-member table:name="68214" table:display="true" table:show-details="true"/>
                <table:data-pilot-member table:name="68216" table:display="true" table:show-details="true"/>
                <table:data-pilot-member table:name="68220" table:display="true" table:show-details="true"/>
                <table:data-pilot-member table:name="68225" table:display="true" table:show-details="true"/>
                <table:data-pilot-member table:name="68239" table:display="true" table:show-details="true"/>
                <table:data-pilot-member table:name="68258" table:display="true" table:show-details="true"/>
                <table:data-pilot-member table:name="68260" table:display="true" table:show-details="true"/>
                <table:data-pilot-member table:name="68267" table:display="true" table:show-details="true"/>
                <table:data-pilot-member table:name="68280" table:display="true" table:show-details="true"/>
                <table:data-pilot-member table:name="68292" table:display="true" table:show-details="true"/>
                <table:data-pilot-member table:name="68302" table:display="true" table:show-details="true"/>
                <table:data-pilot-member table:name="68325" table:display="true" table:show-details="true"/>
                <table:data-pilot-member table:name="68333" table:display="true" table:show-details="true"/>
                <table:data-pilot-member table:name="68361" table:display="true" table:show-details="true"/>
                <table:data-pilot-member table:name="68381" table:display="true" table:show-details="true"/>
                <table:data-pilot-member table:name="68392" table:display="true" table:show-details="true"/>
                <table:data-pilot-member table:name="68401" table:display="true" table:show-details="true"/>
                <table:data-pilot-member table:name="68419" table:display="true" table:show-details="true"/>
                <table:data-pilot-member table:name="68428" table:display="true" table:show-details="true"/>
                <table:data-pilot-member table:name="68442" table:display="true" table:show-details="true"/>
                <table:data-pilot-member table:name="68454" table:display="true" table:show-details="true"/>
                <table:data-pilot-member table:name="68469" table:display="true" table:show-details="true"/>
                <table:data-pilot-member table:name="68479" table:display="true" table:show-details="true"/>
                <table:data-pilot-member table:name="68480" table:display="true" table:show-details="true"/>
                <table:data-pilot-member table:name="68483" table:display="true" table:show-details="true"/>
                <table:data-pilot-member table:name="68499" table:display="true" table:show-details="true"/>
                <table:data-pilot-member table:name="68502" table:display="true" table:show-details="true"/>
                <table:data-pilot-member table:name="68532" table:display="true" table:show-details="true"/>
                <table:data-pilot-member table:name="68551" table:display="true" table:show-details="true"/>
                <table:data-pilot-member table:name="68562" table:display="true" table:show-details="true"/>
                <table:data-pilot-member table:name="68573" table:display="true" table:show-details="true"/>
                <table:data-pilot-member table:name="68581" table:display="true" table:show-details="true"/>
                <table:data-pilot-member table:name="68602" table:display="true" table:show-details="true"/>
                <table:data-pilot-member table:name="68634" table:display="true" table:show-details="true"/>
                <table:data-pilot-member table:name="68636" table:display="true" table:show-details="true"/>
                <table:data-pilot-member table:name="68640" table:display="true" table:show-details="true"/>
                <table:data-pilot-member table:name="68645" table:display="true" table:show-details="true"/>
                <table:data-pilot-member table:name="68646" table:display="true" table:show-details="true"/>
                <table:data-pilot-member table:name="68658" table:display="true" table:show-details="true"/>
                <table:data-pilot-member table:name="68667" table:display="true" table:show-details="true"/>
                <table:data-pilot-member table:name="68668" table:display="true" table:show-details="true"/>
                <table:data-pilot-member table:name="68673" table:display="true" table:show-details="true"/>
                <table:data-pilot-member table:name="68690" table:display="true" table:show-details="true"/>
                <table:data-pilot-member table:name="68691" table:display="true" table:show-details="true"/>
                <table:data-pilot-member table:name="68703" table:display="true" table:show-details="true"/>
                <table:data-pilot-member table:name="68707" table:display="true" table:show-details="true"/>
                <table:data-pilot-member table:name="68716" table:display="true" table:show-details="true"/>
                <table:data-pilot-member table:name="68720" table:display="true" table:show-details="true"/>
                <table:data-pilot-member table:name="68723" table:display="true" table:show-details="true"/>
                <table:data-pilot-member table:name="68725" table:display="true" table:show-details="true"/>
                <table:data-pilot-member table:name="68738" table:display="true" table:show-details="true"/>
                <table:data-pilot-member table:name="68751" table:display="true" table:show-details="true"/>
                <table:data-pilot-member table:name="68752" table:display="true" table:show-details="true"/>
                <table:data-pilot-member table:name="68754" table:display="true" table:show-details="true"/>
                <table:data-pilot-member table:name="68763" table:display="true" table:show-details="true"/>
                <table:data-pilot-member table:name="68767" table:display="true" table:show-details="true"/>
                <table:data-pilot-member table:name="68778" table:display="true" table:show-details="true"/>
                <table:data-pilot-member table:name="68789" table:display="true" table:show-details="true"/>
                <table:data-pilot-member table:name="68792" table:display="true" table:show-details="true"/>
                <table:data-pilot-member table:name="68793" table:display="true" table:show-details="true"/>
                <table:data-pilot-member table:name="68803" table:display="true" table:show-details="true"/>
                <table:data-pilot-member table:name="68825" table:display="true" table:show-details="true"/>
                <table:data-pilot-member table:name="68835" table:display="true" table:show-details="true"/>
                <table:data-pilot-member table:name="68848" table:display="true" table:show-details="true"/>
                <table:data-pilot-member table:name="68851" table:display="true" table:show-details="true"/>
                <table:data-pilot-member table:name="68856" table:display="true" table:show-details="true"/>
                <table:data-pilot-member table:name="68878" table:display="true" table:show-details="true"/>
                <table:data-pilot-member table:name="68910" table:display="true" table:show-details="true"/>
                <table:data-pilot-member table:name="68913" table:display="true" table:show-details="true"/>
                <table:data-pilot-member table:name="68932" table:display="true" table:show-details="true"/>
                <table:data-pilot-member table:name="68948" table:display="true" table:show-details="true"/>
                <table:data-pilot-member table:name="68953" table:display="true" table:show-details="true"/>
                <table:data-pilot-member table:name="68956" table:display="true" table:show-details="true"/>
                <table:data-pilot-member table:name="68970" table:display="true" table:show-details="true"/>
                <table:data-pilot-member table:name="68977" table:display="true" table:show-details="true"/>
                <table:data-pilot-member table:name="68983" table:display="true" table:show-details="true"/>
                <table:data-pilot-member table:name="68986" table:display="true" table:show-details="true"/>
                <table:data-pilot-member table:name="68987" table:display="true" table:show-details="true"/>
                <table:data-pilot-member table:name="68991" table:display="true" table:show-details="true"/>
                <table:data-pilot-member table:name="69012" table:display="true" table:show-details="true"/>
                <table:data-pilot-member table:name="69038" table:display="true" table:show-details="true"/>
                <table:data-pilot-member table:name="69061" table:display="true" table:show-details="true"/>
                <table:data-pilot-member table:name="69063" table:display="true" table:show-details="true"/>
                <table:data-pilot-member table:name="69092" table:display="true" table:show-details="true"/>
                <table:data-pilot-member table:name="69099" table:display="true" table:show-details="true"/>
                <table:data-pilot-member table:name="69101" table:display="true" table:show-details="true"/>
                <table:data-pilot-member table:name="69102" table:display="true" table:show-details="true"/>
                <table:data-pilot-member table:name="69106" table:display="true" table:show-details="true"/>
                <table:data-pilot-member table:name="69107" table:display="true" table:show-details="true"/>
                <table:data-pilot-member table:name="69122" table:display="true" table:show-details="true"/>
                <table:data-pilot-member table:name="69129" table:display="true" table:show-details="true"/>
                <table:data-pilot-member table:name="69139" table:display="true" table:show-details="true"/>
                <table:data-pilot-member table:name="69149" table:display="true" table:show-details="true"/>
                <table:data-pilot-member table:name="69159" table:display="true" table:show-details="true"/>
                <table:data-pilot-member table:name="69168" table:display="true" table:show-details="true"/>
                <table:data-pilot-member table:name="69181" table:display="true" table:show-details="true"/>
                <table:data-pilot-member table:name="69186" table:display="true" table:show-details="true"/>
                <table:data-pilot-member table:name="69198" table:display="true" table:show-details="true"/>
                <table:data-pilot-member table:name="69206" table:display="true" table:show-details="true"/>
                <table:data-pilot-member table:name="69208" table:display="true" table:show-details="true"/>
                <table:data-pilot-member table:name="69223" table:display="true" table:show-details="true"/>
                <table:data-pilot-member table:name="69245" table:display="true" table:show-details="true"/>
                <table:data-pilot-member table:name="69247" table:display="true" table:show-details="true"/>
                <table:data-pilot-member table:name="69294" table:display="true" table:show-details="true"/>
                <table:data-pilot-member table:name="69303" table:display="true" table:show-details="true"/>
                <table:data-pilot-member table:name="69312" table:display="true" table:show-details="true"/>
                <table:data-pilot-member table:name="69313" table:display="true" table:show-details="true"/>
                <table:data-pilot-member table:name="69316" table:display="true" table:show-details="true"/>
                <table:data-pilot-member table:name="69323" table:display="true" table:show-details="true"/>
                <table:data-pilot-member table:name="69327" table:display="true" table:show-details="true"/>
                <table:data-pilot-member table:name="69371" table:display="true" table:show-details="true"/>
                <table:data-pilot-member table:name="69382" table:display="true" table:show-details="true"/>
                <table:data-pilot-member table:name="69391" table:display="true" table:show-details="true"/>
                <table:data-pilot-member table:name="69405" table:display="true" table:show-details="true"/>
                <table:data-pilot-member table:name="69419" table:display="true" table:show-details="true"/>
                <table:data-pilot-member table:name="69422" table:display="true" table:show-details="true"/>
                <table:data-pilot-member table:name="69423" table:display="true" table:show-details="true"/>
                <table:data-pilot-member table:name="69427" table:display="true" table:show-details="true"/>
                <table:data-pilot-member table:name="69435" table:display="true" table:show-details="true"/>
                <table:data-pilot-member table:name="69467" table:display="true" table:show-details="true"/>
                <table:data-pilot-member table:name="69475" table:display="true" table:show-details="true"/>
                <table:data-pilot-member table:name="69477" table:display="true" table:show-details="true"/>
                <table:data-pilot-member table:name="69504" table:display="true" table:show-details="true"/>
                <table:data-pilot-member table:name="69507" table:display="true" table:show-details="true"/>
                <table:data-pilot-member table:name="69512" table:display="true" table:show-details="true"/>
                <table:data-pilot-member table:name="69533" table:display="true" table:show-details="true"/>
                <table:data-pilot-member table:name="69551" table:display="true" table:show-details="true"/>
                <table:data-pilot-member table:name="69568" table:display="true" table:show-details="true"/>
                <table:data-pilot-member table:name="69604" table:display="true" table:show-details="true"/>
                <table:data-pilot-member table:name="69611" table:display="true" table:show-details="true"/>
                <table:data-pilot-member table:name="69616" table:display="true" table:show-details="true"/>
                <table:data-pilot-member table:name="69618" table:display="true" table:show-details="true"/>
                <table:data-pilot-member table:name="69641" table:display="true" table:show-details="true"/>
                <table:data-pilot-member table:name="69650" table:display="true" table:show-details="true"/>
                <table:data-pilot-member table:name="69670" table:display="true" table:show-details="true"/>
                <table:data-pilot-member table:name="69671" table:display="true" table:show-details="true"/>
                <table:data-pilot-member table:name="69680" table:display="true" table:show-details="true"/>
                <table:data-pilot-member table:name="69682" table:display="true" table:show-details="true"/>
                <table:data-pilot-member table:name="69694" table:display="true" table:show-details="true"/>
                <table:data-pilot-member table:name="69727" table:display="true" table:show-details="true"/>
                <table:data-pilot-member table:name="69733" table:display="true" table:show-details="true"/>
                <table:data-pilot-member table:name="69738" table:display="true" table:show-details="true"/>
                <table:data-pilot-member table:name="69742" table:display="true" table:show-details="true"/>
                <table:data-pilot-member table:name="69756" table:display="true" table:show-details="true"/>
                <table:data-pilot-member table:name="69775" table:display="true" table:show-details="true"/>
                <table:data-pilot-member table:name="69780" table:display="true" table:show-details="true"/>
                <table:data-pilot-member table:name="69805" table:display="true" table:show-details="true"/>
                <table:data-pilot-member table:name="69814" table:display="true" table:show-details="true"/>
                <table:data-pilot-member table:name="69815" table:display="true" table:show-details="true"/>
                <table:data-pilot-member table:name="69830" table:display="true" table:show-details="true"/>
                <table:data-pilot-member table:name="69831" table:display="true" table:show-details="true"/>
                <table:data-pilot-member table:name="69895" table:display="true" table:show-details="true"/>
                <table:data-pilot-member table:name="69903" table:display="true" table:show-details="true"/>
                <table:data-pilot-member table:name="69928" table:display="true" table:show-details="true"/>
                <table:data-pilot-member table:name="69933" table:display="true" table:show-details="true"/>
                <table:data-pilot-member table:name="69953" table:display="true" table:show-details="true"/>
                <table:data-pilot-member table:name="69957" table:display="true" table:show-details="true"/>
                <table:data-pilot-member table:name="69968" table:display="true" table:show-details="true"/>
                <table:data-pilot-member table:name="69993" table:display="true" table:show-details="true"/>
                <table:data-pilot-member table:name="69994" table:display="true" table:show-details="true"/>
                <table:data-pilot-member table:name="69997" table:display="true" table:show-details="true"/>
                <table:data-pilot-member table:name="69999" table:display="true" table:show-details="true"/>
                <table:data-pilot-member table:name="70008" table:display="true" table:show-details="true"/>
                <table:data-pilot-member table:name="70043" table:display="true" table:show-details="true"/>
                <table:data-pilot-member table:name="70055" table:display="true" table:show-details="true"/>
                <table:data-pilot-member table:name="70073" table:display="true" table:show-details="true"/>
                <table:data-pilot-member table:name="70116" table:display="true" table:show-details="true"/>
                <table:data-pilot-member table:name="70132" table:display="true" table:show-details="true"/>
                <table:data-pilot-member table:name="70140" table:display="true" table:show-details="true"/>
                <table:data-pilot-member table:name="70141" table:display="true" table:show-details="true"/>
                <table:data-pilot-member table:name="70168" table:display="true" table:show-details="true"/>
                <table:data-pilot-member table:name="70169" table:display="true" table:show-details="true"/>
                <table:data-pilot-member table:name="70171" table:display="true" table:show-details="true"/>
                <table:data-pilot-member table:name="70174" table:display="true" table:show-details="true"/>
                <table:data-pilot-member table:name="70175" table:display="true" table:show-details="true"/>
                <table:data-pilot-member table:name="70182" table:display="true" table:show-details="true"/>
                <table:data-pilot-member table:name="70191" table:display="true" table:show-details="true"/>
                <table:data-pilot-member table:name="70207" table:display="true" table:show-details="true"/>
                <table:data-pilot-member table:name="70220" table:display="true" table:show-details="true"/>
                <table:data-pilot-member table:name="70242" table:display="true" table:show-details="true"/>
                <table:data-pilot-member table:name="70256" table:display="true" table:show-details="true"/>
                <table:data-pilot-member table:name="70257" table:display="true" table:show-details="true"/>
                <table:data-pilot-member table:name="70259" table:display="true" table:show-details="true"/>
                <table:data-pilot-member table:name="70260" table:display="true" table:show-details="true"/>
                <table:data-pilot-member table:name="70261" table:display="true" table:show-details="true"/>
                <table:data-pilot-member table:name="70271" table:display="true" table:show-details="true"/>
                <table:data-pilot-member table:name="70275" table:display="true" table:show-details="true"/>
                <table:data-pilot-member table:name="70295" table:display="true" table:show-details="true"/>
                <table:data-pilot-member table:name="70303" table:display="true" table:show-details="true"/>
                <table:data-pilot-member table:name="70310" table:display="true" table:show-details="true"/>
                <table:data-pilot-member table:name="70322" table:display="true" table:show-details="true"/>
                <table:data-pilot-member table:name="70324" table:display="true" table:show-details="true"/>
                <table:data-pilot-member table:name="70362" table:display="true" table:show-details="true"/>
                <table:data-pilot-member table:name="70364" table:display="true" table:show-details="true"/>
                <table:data-pilot-member table:name="70369" table:display="true" table:show-details="true"/>
                <table:data-pilot-member table:name="70388" table:display="true" table:show-details="true"/>
                <table:data-pilot-member table:name="70400" table:display="true" table:show-details="true"/>
                <table:data-pilot-member table:name="70401" table:display="true" table:show-details="true"/>
                <table:data-pilot-member table:name="70406" table:display="true" table:show-details="true"/>
                <table:data-pilot-member table:name="70408" table:display="true" table:show-details="true"/>
                <table:data-pilot-member table:name="70413" table:display="true" table:show-details="true"/>
                <table:data-pilot-member table:name="70414" table:display="true" table:show-details="true"/>
                <table:data-pilot-member table:name="70438" table:display="true" table:show-details="true"/>
                <table:data-pilot-member table:name="70442" table:display="true" table:show-details="true"/>
                <table:data-pilot-member table:name="70444" table:display="true" table:show-details="true"/>
                <table:data-pilot-member table:name="70485" table:display="true" table:show-details="true"/>
                <table:data-pilot-member table:name="70494" table:display="true" table:show-details="true"/>
                <table:data-pilot-member table:name="70504" table:display="true" table:show-details="true"/>
                <table:data-pilot-member table:name="70506" table:display="true" table:show-details="true"/>
                <table:data-pilot-member table:name="70507" table:display="true" table:show-details="true"/>
                <table:data-pilot-member table:name="70530" table:display="true" table:show-details="true"/>
                <table:data-pilot-member table:name="70533" table:display="true" table:show-details="true"/>
                <table:data-pilot-member table:name="70544" table:display="true" table:show-details="true"/>
                <table:data-pilot-member table:name="70546" table:display="true" table:show-details="true"/>
                <table:data-pilot-member table:name="70547" table:display="true" table:show-details="true"/>
                <table:data-pilot-member table:name="70560" table:display="true" table:show-details="true"/>
                <table:data-pilot-member table:name="70565" table:display="true" table:show-details="true"/>
                <table:data-pilot-member table:name="70571" table:display="true" table:show-details="true"/>
                <table:data-pilot-member table:name="70581" table:display="true" table:show-details="true"/>
                <table:data-pilot-member table:name="70584" table:display="true" table:show-details="true"/>
                <table:data-pilot-member table:name="70593" table:display="true" table:show-details="true"/>
                <table:data-pilot-member table:name="70605" table:display="true" table:show-details="true"/>
                <table:data-pilot-member table:name="70613" table:display="true" table:show-details="true"/>
                <table:data-pilot-member table:name="70624" table:display="true" table:show-details="true"/>
                <table:data-pilot-member table:name="70652" table:display="true" table:show-details="true"/>
                <table:data-pilot-member table:name="70666" table:display="true" table:show-details="true"/>
                <table:data-pilot-member table:name="70685" table:display="true" table:show-details="true"/>
                <table:data-pilot-member table:name="70730" table:display="true" table:show-details="true"/>
                <table:data-pilot-member table:name="70733" table:display="true" table:show-details="true"/>
                <table:data-pilot-member table:name="70737" table:display="true" table:show-details="true"/>
                <table:data-pilot-member table:name="70747" table:display="true" table:show-details="true"/>
                <table:data-pilot-member table:name="70772" table:display="true" table:show-details="true"/>
                <table:data-pilot-member table:name="70782" table:display="true" table:show-details="true"/>
                <table:data-pilot-member table:name="70803" table:display="true" table:show-details="true"/>
                <table:data-pilot-member table:name="70806" table:display="true" table:show-details="true"/>
                <table:data-pilot-member table:name="70818" table:display="true" table:show-details="true"/>
                <table:data-pilot-member table:name="70825" table:display="true" table:show-details="true"/>
                <table:data-pilot-member table:name="70829" table:display="true" table:show-details="true"/>
                <table:data-pilot-member table:name="70836" table:display="true" table:show-details="true"/>
                <table:data-pilot-member table:name="70837" table:display="true" table:show-details="true"/>
                <table:data-pilot-member table:name="70864" table:display="true" table:show-details="true"/>
                <table:data-pilot-member table:name="70881" table:display="true" table:show-details="true"/>
                <table:data-pilot-member table:name="70886" table:display="true" table:show-details="true"/>
                <table:data-pilot-member table:name="70898" table:display="true" table:show-details="true"/>
                <table:data-pilot-member table:name="70901" table:display="true" table:show-details="true"/>
                <table:data-pilot-member table:name="70911" table:display="true" table:show-details="true"/>
                <table:data-pilot-member table:name="70928" table:display="true" table:show-details="true"/>
                <table:data-pilot-member table:name="70930" table:display="true" table:show-details="true"/>
                <table:data-pilot-member table:name="70939" table:display="true" table:show-details="true"/>
                <table:data-pilot-member table:name="70940" table:display="true" table:show-details="true"/>
                <table:data-pilot-member table:name="70967" table:display="true" table:show-details="true"/>
                <table:data-pilot-member table:name="70971" table:display="true" table:show-details="true"/>
                <table:data-pilot-member table:name="70985" table:display="true" table:show-details="true"/>
                <table:data-pilot-member table:name="70999" table:display="true" table:show-details="true"/>
                <table:data-pilot-member table:name="71004" table:display="true" table:show-details="true"/>
                <table:data-pilot-member table:name="71006" table:display="true" table:show-details="true"/>
                <table:data-pilot-member table:name="71012" table:display="true" table:show-details="true"/>
                <table:data-pilot-member table:name="71017" table:display="true" table:show-details="true"/>
                <table:data-pilot-member table:name="71041" table:display="true" table:show-details="true"/>
                <table:data-pilot-member table:name="71042" table:display="true" table:show-details="true"/>
                <table:data-pilot-member table:name="71048" table:display="true" table:show-details="true"/>
                <table:data-pilot-member table:name="71064" table:display="true" table:show-details="true"/>
                <table:data-pilot-member table:name="71066" table:display="true" table:show-details="true"/>
                <table:data-pilot-member table:name="71071" table:display="true" table:show-details="true"/>
                <table:data-pilot-member table:name="71094" table:display="true" table:show-details="true"/>
                <table:data-pilot-member table:name="71104" table:display="true" table:show-details="true"/>
                <table:data-pilot-member table:name="71116" table:display="true" table:show-details="true"/>
                <table:data-pilot-member table:name="71125" table:display="true" table:show-details="true"/>
                <table:data-pilot-member table:name="71145" table:display="true" table:show-details="true"/>
                <table:data-pilot-member table:name="71147" table:display="true" table:show-details="true"/>
                <table:data-pilot-member table:name="71169" table:display="true" table:show-details="true"/>
                <table:data-pilot-member table:name="71170" table:display="true" table:show-details="true"/>
                <table:data-pilot-member table:name="71178" table:display="true" table:show-details="true"/>
                <table:data-pilot-member table:name="71181" table:display="true" table:show-details="true"/>
                <table:data-pilot-member table:name="71188" table:display="true" table:show-details="true"/>
                <table:data-pilot-member table:name="71192" table:display="true" table:show-details="true"/>
                <table:data-pilot-member table:name="71194" table:display="true" table:show-details="true"/>
                <table:data-pilot-member table:name="71195" table:display="true" table:show-details="true"/>
                <table:data-pilot-member table:name="71199" table:display="true" table:show-details="true"/>
                <table:data-pilot-member table:name="71213" table:display="true" table:show-details="true"/>
                <table:data-pilot-member table:name="71233" table:display="true" table:show-details="true"/>
                <table:data-pilot-member table:name="71247" table:display="true" table:show-details="true"/>
                <table:data-pilot-member table:name="71248" table:display="true" table:show-details="true"/>
                <table:data-pilot-member table:name="71276" table:display="true" table:show-details="true"/>
                <table:data-pilot-member table:name="71280" table:display="true" table:show-details="true"/>
                <table:data-pilot-member table:name="71285" table:display="true" table:show-details="true"/>
                <table:data-pilot-member table:name="71289" table:display="true" table:show-details="true"/>
                <table:data-pilot-member table:name="71299" table:display="true" table:show-details="true"/>
                <table:data-pilot-member table:name="71304" table:display="true" table:show-details="true"/>
                <table:data-pilot-member table:name="71322" table:display="true" table:show-details="true"/>
                <table:data-pilot-member table:name="71330" table:display="true" table:show-details="true"/>
                <table:data-pilot-member table:name="71333" table:display="true" table:show-details="true"/>
                <table:data-pilot-member table:name="71336" table:display="true" table:show-details="true"/>
                <table:data-pilot-member table:name="71345" table:display="true" table:show-details="true"/>
                <table:data-pilot-member table:name="71358" table:display="true" table:show-details="true"/>
                <table:data-pilot-member table:name="71360" table:display="true" table:show-details="true"/>
                <table:data-pilot-member table:name="71374" table:display="true" table:show-details="true"/>
                <table:data-pilot-member table:name="71388" table:display="true" table:show-details="true"/>
                <table:data-pilot-member table:name="71390" table:display="true" table:show-details="true"/>
                <table:data-pilot-member table:name="71425" table:display="true" table:show-details="true"/>
                <table:data-pilot-member table:name="71435" table:display="true" table:show-details="true"/>
                <table:data-pilot-member table:name="71449" table:display="true" table:show-details="true"/>
                <table:data-pilot-member table:name="71460" table:display="true" table:show-details="true"/>
                <table:data-pilot-member table:name="71472" table:display="true" table:show-details="true"/>
                <table:data-pilot-member table:name="71473" table:display="true" table:show-details="true"/>
                <table:data-pilot-member table:name="71475" table:display="true" table:show-details="true"/>
                <table:data-pilot-member table:name="71491" table:display="true" table:show-details="true"/>
                <table:data-pilot-member table:name="71493" table:display="true" table:show-details="true"/>
                <table:data-pilot-member table:name="71495" table:display="true" table:show-details="true"/>
                <table:data-pilot-member table:name="71510" table:display="true" table:show-details="true"/>
                <table:data-pilot-member table:name="71524" table:display="true" table:show-details="true"/>
                <table:data-pilot-member table:name="71536" table:display="true" table:show-details="true"/>
                <table:data-pilot-member table:name="71548" table:display="true" table:show-details="true"/>
                <table:data-pilot-member table:name="71563" table:display="true" table:show-details="true"/>
                <table:data-pilot-member table:name="71564" table:display="true" table:show-details="true"/>
                <table:data-pilot-member table:name="71571" table:display="true" table:show-details="true"/>
                <table:data-pilot-member table:name="71573" table:display="true" table:show-details="true"/>
                <table:data-pilot-member table:name="71585" table:display="true" table:show-details="true"/>
                <table:data-pilot-member table:name="71592" table:display="true" table:show-details="true"/>
                <table:data-pilot-member table:name="71606" table:display="true" table:show-details="true"/>
                <table:data-pilot-member table:name="71608" table:display="true" table:show-details="true"/>
                <table:data-pilot-member table:name="71626" table:display="true" table:show-details="true"/>
                <table:data-pilot-member table:name="71627" table:display="true" table:show-details="true"/>
                <table:data-pilot-member table:name="71660" table:display="true" table:show-details="true"/>
                <table:data-pilot-member table:name="71664" table:display="true" table:show-details="true"/>
                <table:data-pilot-member table:name="71700" table:display="true" table:show-details="true"/>
                <table:data-pilot-member table:name="71712" table:display="true" table:show-details="true"/>
                <table:data-pilot-member table:name="71732" table:display="true" table:show-details="true"/>
                <table:data-pilot-member table:name="71741" table:display="true" table:show-details="true"/>
                <table:data-pilot-member table:name="71766" table:display="true" table:show-details="true"/>
                <table:data-pilot-member table:name="71771" table:display="true" table:show-details="true"/>
                <table:data-pilot-member table:name="71790" table:display="true" table:show-details="true"/>
                <table:data-pilot-member table:name="71798" table:display="true" table:show-details="true"/>
                <table:data-pilot-member table:name="71809" table:display="true" table:show-details="true"/>
                <table:data-pilot-member table:name="71837" table:display="true" table:show-details="true"/>
                <table:data-pilot-member table:name="71839" table:display="true" table:show-details="true"/>
                <table:data-pilot-member table:name="71844" table:display="true" table:show-details="true"/>
                <table:data-pilot-member table:name="71848" table:display="true" table:show-details="true"/>
                <table:data-pilot-member table:name="71874" table:display="true" table:show-details="true"/>
                <table:data-pilot-member table:name="71877" table:display="true" table:show-details="true"/>
                <table:data-pilot-member table:name="71894" table:display="true" table:show-details="true"/>
                <table:data-pilot-member table:name="71895" table:display="true" table:show-details="true"/>
                <table:data-pilot-member table:name="71896" table:display="true" table:show-details="true"/>
                <table:data-pilot-member table:name="71899" table:display="true" table:show-details="true"/>
                <table:data-pilot-member table:name="71913" table:display="true" table:show-details="true"/>
                <table:data-pilot-member table:name="71924" table:display="true" table:show-details="true"/>
                <table:data-pilot-member table:name="71926" table:display="true" table:show-details="true"/>
                <table:data-pilot-member table:name="71934" table:display="true" table:show-details="true"/>
                <table:data-pilot-member table:name="71970" table:display="true" table:show-details="true"/>
                <table:data-pilot-member table:name="71982" table:display="true" table:show-details="true"/>
                <table:data-pilot-member table:name="71984" table:display="true" table:show-details="true"/>
                <table:data-pilot-member table:name="71987" table:display="true" table:show-details="true"/>
                <table:data-pilot-member table:name="71989" table:display="true" table:show-details="true"/>
                <table:data-pilot-member table:name="72011" table:display="true" table:show-details="true"/>
                <table:data-pilot-member table:name="72012" table:display="true" table:show-details="true"/>
                <table:data-pilot-member table:name="72015" table:display="true" table:show-details="true"/>
                <table:data-pilot-member table:name="72016" table:display="true" table:show-details="true"/>
                <table:data-pilot-member table:name="72023" table:display="true" table:show-details="true"/>
                <table:data-pilot-member table:name="72030" table:display="true" table:show-details="true"/>
                <table:data-pilot-member table:name="72036" table:display="true" table:show-details="true"/>
                <table:data-pilot-member table:name="72047" table:display="true" table:show-details="true"/>
                <table:data-pilot-member table:name="72071" table:display="true" table:show-details="true"/>
                <table:data-pilot-member table:name="72121" table:display="true" table:show-details="true"/>
                <table:data-pilot-member table:name="72123" table:display="true" table:show-details="true"/>
                <table:data-pilot-member table:name="72124" table:display="true" table:show-details="true"/>
                <table:data-pilot-member table:name="72132" table:display="true" table:show-details="true"/>
                <table:data-pilot-member table:name="72144" table:display="true" table:show-details="true"/>
                <table:data-pilot-member table:name="72147" table:display="true" table:show-details="true"/>
                <table:data-pilot-member table:name="72159" table:display="true" table:show-details="true"/>
                <table:data-pilot-member table:name="72166" table:display="true" table:show-details="true"/>
                <table:data-pilot-member table:name="72170" table:display="true" table:show-details="true"/>
                <table:data-pilot-member table:name="72174" table:display="true" table:show-details="true"/>
                <table:data-pilot-member table:name="72184" table:display="true" table:show-details="true"/>
                <table:data-pilot-member table:name="72188" table:display="true" table:show-details="true"/>
                <table:data-pilot-member table:name="72191" table:display="true" table:show-details="true"/>
                <table:data-pilot-member table:name="72196" table:display="true" table:show-details="true"/>
                <table:data-pilot-member table:name="72201" table:display="true" table:show-details="true"/>
                <table:data-pilot-member table:name="72209" table:display="true" table:show-details="true"/>
                <table:data-pilot-member table:name="72214" table:display="true" table:show-details="true"/>
                <table:data-pilot-member table:name="72220" table:display="true" table:show-details="true"/>
                <table:data-pilot-member table:name="72223" table:display="true" table:show-details="true"/>
                <table:data-pilot-member table:name="72235" table:display="true" table:show-details="true"/>
                <table:data-pilot-member table:name="72239" table:display="true" table:show-details="true"/>
                <table:data-pilot-member table:name="72255" table:display="true" table:show-details="true"/>
                <table:data-pilot-member table:name="72258" table:display="true" table:show-details="true"/>
                <table:data-pilot-member table:name="72260" table:display="true" table:show-details="true"/>
                <table:data-pilot-member table:name="72264" table:display="true" table:show-details="true"/>
                <table:data-pilot-member table:name="72266" table:display="true" table:show-details="true"/>
                <table:data-pilot-member table:name="72268" table:display="true" table:show-details="true"/>
                <table:data-pilot-member table:name="72269" table:display="true" table:show-details="true"/>
                <table:data-pilot-member table:name="72273" table:display="true" table:show-details="true"/>
                <table:data-pilot-member table:name="72274" table:display="true" table:show-details="true"/>
                <table:data-pilot-member table:name="72283" table:display="true" table:show-details="true"/>
                <table:data-pilot-member table:name="72285" table:display="true" table:show-details="true"/>
                <table:data-pilot-member table:name="72304" table:display="true" table:show-details="true"/>
                <table:data-pilot-member table:name="72312" table:display="true" table:show-details="true"/>
                <table:data-pilot-member table:name="72314" table:display="true" table:show-details="true"/>
                <table:data-pilot-member table:name="72320" table:display="true" table:show-details="true"/>
                <table:data-pilot-member table:name="72327" table:display="true" table:show-details="true"/>
                <table:data-pilot-member table:name="72332" table:display="true" table:show-details="true"/>
                <table:data-pilot-member table:name="72371" table:display="true" table:show-details="true"/>
                <table:data-pilot-member table:name="72379" table:display="true" table:show-details="true"/>
                <table:data-pilot-member table:name="72389" table:display="true" table:show-details="true"/>
                <table:data-pilot-member table:name="72403" table:display="true" table:show-details="true"/>
                <table:data-pilot-member table:name="72407" table:display="true" table:show-details="true"/>
                <table:data-pilot-member table:name="72430" table:display="true" table:show-details="true"/>
                <table:data-pilot-member table:name="72455" table:display="true" table:show-details="true"/>
                <table:data-pilot-member table:name="72458" table:display="true" table:show-details="true"/>
                <table:data-pilot-member table:name="72462" table:display="true" table:show-details="true"/>
                <table:data-pilot-member table:name="72471" table:display="true" table:show-details="true"/>
                <table:data-pilot-member table:name="72486" table:display="true" table:show-details="true"/>
                <table:data-pilot-member table:name="72542" table:display="true" table:show-details="true"/>
                <table:data-pilot-member table:name="72554" table:display="true" table:show-details="true"/>
                <table:data-pilot-member table:name="72559" table:display="true" table:show-details="true"/>
                <table:data-pilot-member table:name="72573" table:display="true" table:show-details="true"/>
                <table:data-pilot-member table:name="72601" table:display="true" table:show-details="true"/>
                <table:data-pilot-member table:name="72602" table:display="true" table:show-details="true"/>
                <table:data-pilot-member table:name="72613" table:display="true" table:show-details="true"/>
                <table:data-pilot-member table:name="72619" table:display="true" table:show-details="true"/>
                <table:data-pilot-member table:name="72626" table:display="true" table:show-details="true"/>
                <table:data-pilot-member table:name="72632" table:display="true" table:show-details="true"/>
                <table:data-pilot-member table:name="72647" table:display="true" table:show-details="true"/>
                <table:data-pilot-member table:name="72665" table:display="true" table:show-details="true"/>
                <table:data-pilot-member table:name="72692" table:display="true" table:show-details="true"/>
                <table:data-pilot-member table:name="72695" table:display="true" table:show-details="true"/>
                <table:data-pilot-member table:name="72701" table:display="true" table:show-details="true"/>
                <table:data-pilot-member table:name="72720" table:display="true" table:show-details="true"/>
                <table:data-pilot-member table:name="72730" table:display="true" table:show-details="true"/>
                <table:data-pilot-member table:name="72742" table:display="true" table:show-details="true"/>
                <table:data-pilot-member table:name="72743" table:display="true" table:show-details="true"/>
                <table:data-pilot-member table:name="72747" table:display="true" table:show-details="true"/>
                <table:data-pilot-member table:name="72759" table:display="true" table:show-details="true"/>
                <table:data-pilot-member table:name="72766" table:display="true" table:show-details="true"/>
                <table:data-pilot-member table:name="72801" table:display="true" table:show-details="true"/>
                <table:data-pilot-member table:name="72802" table:display="true" table:show-details="true"/>
                <table:data-pilot-member table:name="72804" table:display="true" table:show-details="true"/>
                <table:data-pilot-member table:name="72816" table:display="true" table:show-details="true"/>
                <table:data-pilot-member table:name="72852" table:display="true" table:show-details="true"/>
                <table:data-pilot-member table:name="72855" table:display="true" table:show-details="true"/>
                <table:data-pilot-member table:name="72870" table:display="true" table:show-details="true"/>
                <table:data-pilot-member table:name="72876" table:display="true" table:show-details="true"/>
                <table:data-pilot-member table:name="72890" table:display="true" table:show-details="true"/>
                <table:data-pilot-member table:name="72895" table:display="true" table:show-details="true"/>
                <table:data-pilot-member table:name="72896" table:display="true" table:show-details="true"/>
                <table:data-pilot-member table:name="72897" table:display="true" table:show-details="true"/>
                <table:data-pilot-member table:name="72904" table:display="true" table:show-details="true"/>
                <table:data-pilot-member table:name="72908" table:display="true" table:show-details="true"/>
                <table:data-pilot-member table:name="72915" table:display="true" table:show-details="true"/>
                <table:data-pilot-member table:name="72916" table:display="true" table:show-details="true"/>
                <table:data-pilot-member table:name="72917" table:display="true" table:show-details="true"/>
                <table:data-pilot-member table:name="72918" table:display="true" table:show-details="true"/>
                <table:data-pilot-member table:name="72919" table:display="true" table:show-details="true"/>
                <table:data-pilot-member table:name="72930" table:display="true" table:show-details="true"/>
                <table:data-pilot-member table:name="72946" table:display="true" table:show-details="true"/>
                <table:data-pilot-member table:name="72963" table:display="true" table:show-details="true"/>
                <table:data-pilot-member table:name="72968" table:display="true" table:show-details="true"/>
                <table:data-pilot-member table:name="72970" table:display="true" table:show-details="true"/>
                <table:data-pilot-member table:name="72986" table:display="true" table:show-details="true"/>
                <table:data-pilot-member table:name="73018" table:display="true" table:show-details="true"/>
                <table:data-pilot-member table:name="73042" table:display="true" table:show-details="true"/>
                <table:data-pilot-member table:name="73046" table:display="true" table:show-details="true"/>
                <table:data-pilot-member table:name="73049" table:display="true" table:show-details="true"/>
                <table:data-pilot-member table:name="73053" table:display="true" table:show-details="true"/>
                <table:data-pilot-member table:name="73081" table:display="true" table:show-details="true"/>
                <table:data-pilot-member table:name="73091" table:display="true" table:show-details="true"/>
                <table:data-pilot-member table:name="73102" table:display="true" table:show-details="true"/>
                <table:data-pilot-member table:name="73114" table:display="true" table:show-details="true"/>
                <table:data-pilot-member table:name="73115" table:display="true" table:show-details="true"/>
                <table:data-pilot-member table:name="73117" table:display="true" table:show-details="true"/>
                <table:data-pilot-member table:name="73120" table:display="true" table:show-details="true"/>
                <table:data-pilot-member table:name="73133" table:display="true" table:show-details="true"/>
                <table:data-pilot-member table:name="73144" table:display="true" table:show-details="true"/>
                <table:data-pilot-member table:name="73154" table:display="true" table:show-details="true"/>
                <table:data-pilot-member table:name="73168" table:display="true" table:show-details="true"/>
                <table:data-pilot-member table:name="73182" table:display="true" table:show-details="true"/>
                <table:data-pilot-member table:name="73188" table:display="true" table:show-details="true"/>
                <table:data-pilot-member table:name="73198" table:display="true" table:show-details="true"/>
                <table:data-pilot-member table:name="73217" table:display="true" table:show-details="true"/>
                <table:data-pilot-member table:name="73236" table:display="true" table:show-details="true"/>
                <table:data-pilot-member table:name="73244" table:display="true" table:show-details="true"/>
                <table:data-pilot-member table:name="73246" table:display="true" table:show-details="true"/>
                <table:data-pilot-member table:name="73247" table:display="true" table:show-details="true"/>
                <table:data-pilot-member table:name="73248" table:display="true" table:show-details="true"/>
                <table:data-pilot-member table:name="73268" table:display="true" table:show-details="true"/>
                <table:data-pilot-member table:name="73273" table:display="true" table:show-details="true"/>
                <table:data-pilot-member table:name="73285" table:display="true" table:show-details="true"/>
                <table:data-pilot-member table:name="73304" table:display="true" table:show-details="true"/>
                <table:data-pilot-member table:name="73313" table:display="true" table:show-details="true"/>
                <table:data-pilot-member table:name="73347" table:display="true" table:show-details="true"/>
                <table:data-pilot-member table:name="73359" table:display="true" table:show-details="true"/>
                <table:data-pilot-member table:name="73366" table:display="true" table:show-details="true"/>
                <table:data-pilot-member table:name="73392" table:display="true" table:show-details="true"/>
                <table:data-pilot-member table:name="73398" table:display="true" table:show-details="true"/>
                <table:data-pilot-member table:name="73425" table:display="true" table:show-details="true"/>
                <table:data-pilot-member table:name="73427" table:display="true" table:show-details="true"/>
                <table:data-pilot-member table:name="73429" table:display="true" table:show-details="true"/>
                <table:data-pilot-member table:name="73443" table:display="true" table:show-details="true"/>
                <table:data-pilot-member table:name="73448" table:display="true" table:show-details="true"/>
                <table:data-pilot-member table:name="73473" table:display="true" table:show-details="true"/>
                <table:data-pilot-member table:name="73482" table:display="true" table:show-details="true"/>
                <table:data-pilot-member table:name="73501" table:display="true" table:show-details="true"/>
                <table:data-pilot-member table:name="73512" table:display="true" table:show-details="true"/>
                <table:data-pilot-member table:name="73524" table:display="true" table:show-details="true"/>
                <table:data-pilot-member table:name="73527" table:display="true" table:show-details="true"/>
                <table:data-pilot-member table:name="73531" table:display="true" table:show-details="true"/>
                <table:data-pilot-member table:name="73544" table:display="true" table:show-details="true"/>
                <table:data-pilot-member table:name="73565" table:display="true" table:show-details="true"/>
                <table:data-pilot-member table:name="73595" table:display="true" table:show-details="true"/>
                <table:data-pilot-member table:name="73604" table:display="true" table:show-details="true"/>
                <table:data-pilot-member table:name="73644" table:display="true" table:show-details="true"/>
                <table:data-pilot-member table:name="73667" table:display="true" table:show-details="true"/>
                <table:data-pilot-member table:name="73693" table:display="true" table:show-details="true"/>
                <table:data-pilot-member table:name="73699" table:display="true" table:show-details="true"/>
                <table:data-pilot-member table:name="73723" table:display="true" table:show-details="true"/>
                <table:data-pilot-member table:name="73747" table:display="true" table:show-details="true"/>
                <table:data-pilot-member table:name="73762" table:display="true" table:show-details="true"/>
                <table:data-pilot-member table:name="73770" table:display="true" table:show-details="true"/>
                <table:data-pilot-member table:name="73776" table:display="true" table:show-details="true"/>
                <table:data-pilot-member table:name="73784" table:display="true" table:show-details="true"/>
                <table:data-pilot-member table:name="73786" table:display="true" table:show-details="true"/>
                <table:data-pilot-member table:name="73790" table:display="true" table:show-details="true"/>
                <table:data-pilot-member table:name="73793" table:display="true" table:show-details="true"/>
                <table:data-pilot-member table:name="73796" table:display="true" table:show-details="true"/>
                <table:data-pilot-member table:name="73797" table:display="true" table:show-details="true"/>
                <table:data-pilot-member table:name="73799" table:display="true" table:show-details="true"/>
                <table:data-pilot-member table:name="73818" table:display="true" table:show-details="true"/>
                <table:data-pilot-member table:name="73843" table:display="true" table:show-details="true"/>
                <table:data-pilot-member table:name="73867" table:display="true" table:show-details="true"/>
                <table:data-pilot-member table:name="73901" table:display="true" table:show-details="true"/>
                <table:data-pilot-member table:name="73930" table:display="true" table:show-details="true"/>
                <table:data-pilot-member table:name="73931" table:display="true" table:show-details="true"/>
                <table:data-pilot-member table:name="73932" table:display="true" table:show-details="true"/>
                <table:data-pilot-member table:name="73942" table:display="true" table:show-details="true"/>
                <table:data-pilot-member table:name="73952" table:display="true" table:show-details="true"/>
                <table:data-pilot-member table:name="73954" table:display="true" table:show-details="true"/>
                <table:data-pilot-member table:name="73958" table:display="true" table:show-details="true"/>
                <table:data-pilot-member table:name="73967" table:display="true" table:show-details="true"/>
                <table:data-pilot-member table:name="73970" table:display="true" table:show-details="true"/>
                <table:data-pilot-member table:name="73971" table:display="true" table:show-details="true"/>
                <table:data-pilot-member table:name="73973" table:display="true" table:show-details="true"/>
                <table:data-pilot-member table:name="73974" table:display="true" table:show-details="true"/>
                <table:data-pilot-member table:name="73985" table:display="true" table:show-details="true"/>
                <table:data-pilot-member table:name="73988" table:display="true" table:show-details="true"/>
                <table:data-pilot-member table:name="74034" table:display="true" table:show-details="true"/>
                <table:data-pilot-member table:name="74053" table:display="true" table:show-details="true"/>
                <table:data-pilot-member table:name="74060" table:display="true" table:show-details="true"/>
                <table:data-pilot-member table:name="74072" table:display="true" table:show-details="true"/>
                <table:data-pilot-member table:name="74084" table:display="true" table:show-details="true"/>
                <table:data-pilot-member table:name="74109" table:display="true" table:show-details="true"/>
                <table:data-pilot-member table:name="74145" table:display="true" table:show-details="true"/>
                <table:data-pilot-member table:name="74146" table:display="true" table:show-details="true"/>
                <table:data-pilot-member table:name="74172" table:display="true" table:show-details="true"/>
                <table:data-pilot-member table:name="74184" table:display="true" table:show-details="true"/>
                <table:data-pilot-member table:name="74185" table:display="true" table:show-details="true"/>
                <table:data-pilot-member table:name="74189" table:display="true" table:show-details="true"/>
                <table:data-pilot-member table:name="74211" table:display="true" table:show-details="true"/>
                <table:data-pilot-member table:name="74215" table:display="true" table:show-details="true"/>
                <table:data-pilot-member table:name="74227" table:display="true" table:show-details="true"/>
                <table:data-pilot-member table:name="74229" table:display="true" table:show-details="true"/>
                <table:data-pilot-member table:name="74231" table:display="true" table:show-details="true"/>
                <table:data-pilot-member table:name="74240" table:display="true" table:show-details="true"/>
                <table:data-pilot-member table:name="74285" table:display="true" table:show-details="true"/>
                <table:data-pilot-member table:name="74286" table:display="true" table:show-details="true"/>
                <table:data-pilot-member table:name="74295" table:display="true" table:show-details="true"/>
                <table:data-pilot-member table:name="74315" table:display="true" table:show-details="true"/>
                <table:data-pilot-member table:name="74317" table:display="true" table:show-details="true"/>
                <table:data-pilot-member table:name="74322" table:display="true" table:show-details="true"/>
                <table:data-pilot-member table:name="74326" table:display="true" table:show-details="true"/>
                <table:data-pilot-member table:name="74328" table:display="true" table:show-details="true"/>
                <table:data-pilot-member table:name="74345" table:display="true" table:show-details="true"/>
                <table:data-pilot-member table:name="74348" table:display="true" table:show-details="true"/>
                <table:data-pilot-member table:name="74356" table:display="true" table:show-details="true"/>
                <table:data-pilot-member table:name="74384" table:display="true" table:show-details="true"/>
                <table:data-pilot-member table:name="74393" table:display="true" table:show-details="true"/>
                <table:data-pilot-member table:name="74415" table:display="true" table:show-details="true"/>
                <table:data-pilot-member table:name="74425" table:display="true" table:show-details="true"/>
                <table:data-pilot-member table:name="74433" table:display="true" table:show-details="true"/>
                <table:data-pilot-member table:name="74467" table:display="true" table:show-details="true"/>
                <table:data-pilot-member table:name="74475" table:display="true" table:show-details="true"/>
                <table:data-pilot-member table:name="74478" table:display="true" table:show-details="true"/>
                <table:data-pilot-member table:name="74496" table:display="true" table:show-details="true"/>
                <table:data-pilot-member table:name="74498" table:display="true" table:show-details="true"/>
                <table:data-pilot-member table:name="74507" table:display="true" table:show-details="true"/>
                <table:data-pilot-member table:name="74515" table:display="true" table:show-details="true"/>
                <table:data-pilot-member table:name="74521" table:display="true" table:show-details="true"/>
                <table:data-pilot-member table:name="74529" table:display="true" table:show-details="true"/>
                <table:data-pilot-member table:name="74545" table:display="true" table:show-details="true"/>
                <table:data-pilot-member table:name="74595" table:display="true" table:show-details="true"/>
                <table:data-pilot-member table:name="74605" table:display="true" table:show-details="true"/>
                <table:data-pilot-member table:name="74631" table:display="true" table:show-details="true"/>
                <table:data-pilot-member table:name="74632" table:display="true" table:show-details="true"/>
                <table:data-pilot-member table:name="74637" table:display="true" table:show-details="true"/>
                <table:data-pilot-member table:name="74642" table:display="true" table:show-details="true"/>
                <table:data-pilot-member table:name="74655" table:display="true" table:show-details="true"/>
                <table:data-pilot-member table:name="74661" table:display="true" table:show-details="true"/>
                <table:data-pilot-member table:name="74662" table:display="true" table:show-details="true"/>
                <table:data-pilot-member table:name="74667" table:display="true" table:show-details="true"/>
                <table:data-pilot-member table:name="74680" table:display="true" table:show-details="true"/>
                <table:data-pilot-member table:name="74692" table:display="true" table:show-details="true"/>
                <table:data-pilot-member table:name="74705" table:display="true" table:show-details="true"/>
                <table:data-pilot-member table:name="74706" table:display="true" table:show-details="true"/>
                <table:data-pilot-member table:name="74712" table:display="true" table:show-details="true"/>
                <table:data-pilot-member table:name="74716" table:display="true" table:show-details="true"/>
                <table:data-pilot-member table:name="74726" table:display="true" table:show-details="true"/>
                <table:data-pilot-member table:name="74730" table:display="true" table:show-details="true"/>
                <table:data-pilot-member table:name="74735" table:display="true" table:show-details="true"/>
                <table:data-pilot-member table:name="74761" table:display="true" table:show-details="true"/>
                <table:data-pilot-member table:name="74766" table:display="true" table:show-details="true"/>
                <table:data-pilot-member table:name="74768" table:display="true" table:show-details="true"/>
                <table:data-pilot-member table:name="74784" table:display="true" table:show-details="true"/>
                <table:data-pilot-member table:name="74794" table:display="true" table:show-details="true"/>
                <table:data-pilot-member table:name="74810" table:display="true" table:show-details="true"/>
                <table:data-pilot-member table:name="74814" table:display="true" table:show-details="true"/>
                <table:data-pilot-member table:name="74817" table:display="true" table:show-details="true"/>
                <table:data-pilot-member table:name="74824" table:display="true" table:show-details="true"/>
                <table:data-pilot-member table:name="74826" table:display="true" table:show-details="true"/>
                <table:data-pilot-member table:name="74853" table:display="true" table:show-details="true"/>
                <table:data-pilot-member table:name="74859" table:display="true" table:show-details="true"/>
                <table:data-pilot-member table:name="74860" table:display="true" table:show-details="true"/>
                <table:data-pilot-member table:name="74872" table:display="true" table:show-details="true"/>
                <table:data-pilot-member table:name="74885" table:display="true" table:show-details="true"/>
                <table:data-pilot-member table:name="74907" table:display="true" table:show-details="true"/>
                <table:data-pilot-member table:name="74918" table:display="true" table:show-details="true"/>
                <table:data-pilot-member table:name="74928" table:display="true" table:show-details="true"/>
                <table:data-pilot-member table:name="74929" table:display="true" table:show-details="true"/>
                <table:data-pilot-member table:name="74943" table:display="true" table:show-details="true"/>
                <table:data-pilot-member table:name="74951" table:display="true" table:show-details="true"/>
                <table:data-pilot-member table:name="74987" table:display="true" table:show-details="true"/>
                <table:data-pilot-member table:name="74994" table:display="true" table:show-details="true"/>
                <table:data-pilot-member table:name="74998" table:display="true" table:show-details="true"/>
                <table:data-pilot-member table:name="75011" table:display="true" table:show-details="true"/>
                <table:data-pilot-member table:name="75023" table:display="true" table:show-details="true"/>
                <table:data-pilot-member table:name="75034" table:display="true" table:show-details="true"/>
                <table:data-pilot-member table:name="75039" table:display="true" table:show-details="true"/>
                <table:data-pilot-member table:name="75049" table:display="true" table:show-details="true"/>
                <table:data-pilot-member table:name="75057" table:display="true" table:show-details="true"/>
                <table:data-pilot-member table:name="75061" table:display="true" table:show-details="true"/>
                <table:data-pilot-member table:name="75066" table:display="true" table:show-details="true"/>
                <table:data-pilot-member table:name="75072" table:display="true" table:show-details="true"/>
                <table:data-pilot-member table:name="75077" table:display="true" table:show-details="true"/>
                <table:data-pilot-member table:name="75078" table:display="true" table:show-details="true"/>
                <table:data-pilot-member table:name="75089" table:display="true" table:show-details="true"/>
                <table:data-pilot-member table:name="75103" table:display="true" table:show-details="true"/>
                <table:data-pilot-member table:name="75130" table:display="true" table:show-details="true"/>
                <table:data-pilot-member table:name="75138" table:display="true" table:show-details="true"/>
                <table:data-pilot-member table:name="75148" table:display="true" table:show-details="true"/>
                <table:data-pilot-member table:name="75178" table:display="true" table:show-details="true"/>
                <table:data-pilot-member table:name="75183" table:display="true" table:show-details="true"/>
                <table:data-pilot-member table:name="75195" table:display="true" table:show-details="true"/>
                <table:data-pilot-member table:name="75198" table:display="true" table:show-details="true"/>
                <table:data-pilot-member table:name="75277" table:display="true" table:show-details="true"/>
                <table:data-pilot-member table:name="75292" table:display="true" table:show-details="true"/>
                <table:data-pilot-member table:name="75296" table:display="true" table:show-details="true"/>
                <table:data-pilot-member table:name="75301" table:display="true" table:show-details="true"/>
                <table:data-pilot-member table:name="75305" table:display="true" table:show-details="true"/>
                <table:data-pilot-member table:name="75321" table:display="true" table:show-details="true"/>
                <table:data-pilot-member table:name="75325" table:display="true" table:show-details="true"/>
                <table:data-pilot-member table:name="75327" table:display="true" table:show-details="true"/>
                <table:data-pilot-member table:name="75334" table:display="true" table:show-details="true"/>
                <table:data-pilot-member table:name="75345" table:display="true" table:show-details="true"/>
                <table:data-pilot-member table:name="75361" table:display="true" table:show-details="true"/>
                <table:data-pilot-member table:name="75362" table:display="true" table:show-details="true"/>
                <table:data-pilot-member table:name="75410" table:display="true" table:show-details="true"/>
                <table:data-pilot-member table:name="75437" table:display="true" table:show-details="true"/>
                <table:data-pilot-member table:name="75439" table:display="true" table:show-details="true"/>
                <table:data-pilot-member table:name="75446" table:display="true" table:show-details="true"/>
                <table:data-pilot-member table:name="75457" table:display="true" table:show-details="true"/>
                <table:data-pilot-member table:name="75460" table:display="true" table:show-details="true"/>
                <table:data-pilot-member table:name="75463" table:display="true" table:show-details="true"/>
                <table:data-pilot-member table:name="75473" table:display="true" table:show-details="true"/>
                <table:data-pilot-member table:name="75486" table:display="true" table:show-details="true"/>
                <table:data-pilot-member table:name="75493" table:display="true" table:show-details="true"/>
                <table:data-pilot-member table:name="75506" table:display="true" table:show-details="true"/>
                <table:data-pilot-member table:name="75516" table:display="true" table:show-details="true"/>
                <table:data-pilot-member table:name="75525" table:display="true" table:show-details="true"/>
                <table:data-pilot-member table:name="75532" table:display="true" table:show-details="true"/>
                <table:data-pilot-member table:name="75533" table:display="true" table:show-details="true"/>
                <table:data-pilot-member table:name="75534" table:display="true" table:show-details="true"/>
                <table:data-pilot-member table:name="75535" table:display="true" table:show-details="true"/>
                <table:data-pilot-member table:name="75538" table:display="true" table:show-details="true"/>
                <table:data-pilot-member table:name="75565" table:display="true" table:show-details="true"/>
                <table:data-pilot-member table:name="75569" table:display="true" table:show-details="true"/>
                <table:data-pilot-member table:name="75610" table:display="true" table:show-details="true"/>
                <table:data-pilot-member table:name="75621" table:display="true" table:show-details="true"/>
                <table:data-pilot-member table:name="75624" table:display="true" table:show-details="true"/>
                <table:data-pilot-member table:name="75638" table:display="true" table:show-details="true"/>
                <table:data-pilot-member table:name="75639" table:display="true" table:show-details="true"/>
                <table:data-pilot-member table:name="75671" table:display="true" table:show-details="true"/>
                <table:data-pilot-member table:name="75695" table:display="true" table:show-details="true"/>
                <table:data-pilot-member table:name="75697" table:display="true" table:show-details="true"/>
                <table:data-pilot-member table:name="75700" table:display="true" table:show-details="true"/>
                <table:data-pilot-member table:name="75726" table:display="true" table:show-details="true"/>
                <table:data-pilot-member table:name="75728" table:display="true" table:show-details="true"/>
                <table:data-pilot-member table:name="75731" table:display="true" table:show-details="true"/>
                <table:data-pilot-member table:name="75773" table:display="true" table:show-details="true"/>
                <table:data-pilot-member table:name="75779" table:display="true" table:show-details="true"/>
                <table:data-pilot-member table:name="75780" table:display="true" table:show-details="true"/>
                <table:data-pilot-member table:name="75781" table:display="true" table:show-details="true"/>
                <table:data-pilot-member table:name="75795" table:display="true" table:show-details="true"/>
                <table:data-pilot-member table:name="75798" table:display="true" table:show-details="true"/>
                <table:data-pilot-member table:name="75804" table:display="true" table:show-details="true"/>
                <table:data-pilot-member table:name="75810" table:display="true" table:show-details="true"/>
                <table:data-pilot-member table:name="75815" table:display="true" table:show-details="true"/>
                <table:data-pilot-member table:name="75828" table:display="true" table:show-details="true"/>
                <table:data-pilot-member table:name="75847" table:display="true" table:show-details="true"/>
                <table:data-pilot-member table:name="75856" table:display="true" table:show-details="true"/>
                <table:data-pilot-member table:name="75858" table:display="true" table:show-details="true"/>
                <table:data-pilot-member table:name="75864" table:display="true" table:show-details="true"/>
                <table:data-pilot-member table:name="75873" table:display="true" table:show-details="true"/>
                <table:data-pilot-member table:name="75879" table:display="true" table:show-details="true"/>
                <table:data-pilot-member table:name="75880" table:display="true" table:show-details="true"/>
                <table:data-pilot-member table:name="75904" table:display="true" table:show-details="true"/>
                <table:data-pilot-member table:name="75917" table:display="true" table:show-details="true"/>
                <table:data-pilot-member table:name="75920" table:display="true" table:show-details="true"/>
                <table:data-pilot-member table:name="75921" table:display="true" table:show-details="true"/>
                <table:data-pilot-member table:name="75933" table:display="true" table:show-details="true"/>
                <table:data-pilot-member table:name="75934" table:display="true" table:show-details="true"/>
                <table:data-pilot-member table:name="75940" table:display="true" table:show-details="true"/>
                <table:data-pilot-member table:name="75958" table:display="true" table:show-details="true"/>
                <table:data-pilot-member table:name="75964" table:display="true" table:show-details="true"/>
                <table:data-pilot-member table:name="75989" table:display="true" table:show-details="true"/>
                <table:data-pilot-member table:name="76000" table:display="true" table:show-details="true"/>
                <table:data-pilot-member table:name="76034" table:display="true" table:show-details="true"/>
                <table:data-pilot-member table:name="76055" table:display="true" table:show-details="true"/>
                <table:data-pilot-member table:name="76125" table:display="true" table:show-details="true"/>
                <table:data-pilot-member table:name="76148" table:display="true" table:show-details="true"/>
                <table:data-pilot-member table:name="76163" table:display="true" table:show-details="true"/>
                <table:data-pilot-member table:name="76168" table:display="true" table:show-details="true"/>
                <table:data-pilot-member table:name="76171" table:display="true" table:show-details="true"/>
                <table:data-pilot-member table:name="76202" table:display="true" table:show-details="true"/>
                <table:data-pilot-member table:name="76212" table:display="true" table:show-details="true"/>
                <table:data-pilot-member table:name="76221" table:display="true" table:show-details="true"/>
                <table:data-pilot-member table:name="76236" table:display="true" table:show-details="true"/>
                <table:data-pilot-member table:name="76249" table:display="true" table:show-details="true"/>
                <table:data-pilot-member table:name="76256" table:display="true" table:show-details="true"/>
                <table:data-pilot-member table:name="76261" table:display="true" table:show-details="true"/>
                <table:data-pilot-member table:name="76262" table:display="true" table:show-details="true"/>
                <table:data-pilot-member table:name="76265" table:display="true" table:show-details="true"/>
                <table:data-pilot-member table:name="76296" table:display="true" table:show-details="true"/>
                <table:data-pilot-member table:name="76313" table:display="true" table:show-details="true"/>
                <table:data-pilot-member table:name="76331" table:display="true" table:show-details="true"/>
                <table:data-pilot-member table:name="76346" table:display="true" table:show-details="true"/>
                <table:data-pilot-member table:name="76360" table:display="true" table:show-details="true"/>
                <table:data-pilot-member table:name="76366" table:display="true" table:show-details="true"/>
                <table:data-pilot-member table:name="76370" table:display="true" table:show-details="true"/>
                <table:data-pilot-member table:name="76374" table:display="true" table:show-details="true"/>
                <table:data-pilot-member table:name="76406" table:display="true" table:show-details="true"/>
                <table:data-pilot-member table:name="76410" table:display="true" table:show-details="true"/>
                <table:data-pilot-member table:name="76416" table:display="true" table:show-details="true"/>
                <table:data-pilot-member table:name="76435" table:display="true" table:show-details="true"/>
                <table:data-pilot-member table:name="76442" table:display="true" table:show-details="true"/>
                <table:data-pilot-member table:name="76452" table:display="true" table:show-details="true"/>
                <table:data-pilot-member table:name="76470" table:display="true" table:show-details="true"/>
                <table:data-pilot-member table:name="76479" table:display="true" table:show-details="true"/>
                <table:data-pilot-member table:name="76480" table:display="true" table:show-details="true"/>
                <table:data-pilot-member table:name="76486" table:display="true" table:show-details="true"/>
                <table:data-pilot-member table:name="76501" table:display="true" table:show-details="true"/>
                <table:data-pilot-member table:name="76507" table:display="true" table:show-details="true"/>
                <table:data-pilot-member table:name="76510" table:display="true" table:show-details="true"/>
                <table:data-pilot-member table:name="76518" table:display="true" table:show-details="true"/>
                <table:data-pilot-member table:name="76519" table:display="true" table:show-details="true"/>
                <table:data-pilot-member table:name="76521" table:display="true" table:show-details="true"/>
                <table:data-pilot-member table:name="76522" table:display="true" table:show-details="true"/>
                <table:data-pilot-member table:name="76526" table:display="true" table:show-details="true"/>
                <table:data-pilot-member table:name="76531" table:display="true" table:show-details="true"/>
                <table:data-pilot-member table:name="76538" table:display="true" table:show-details="true"/>
                <table:data-pilot-member table:name="76539" table:display="true" table:show-details="true"/>
                <table:data-pilot-member table:name="76540" table:display="true" table:show-details="true"/>
                <table:data-pilot-member table:name="76562" table:display="true" table:show-details="true"/>
                <table:data-pilot-member table:name="76566" table:display="true" table:show-details="true"/>
                <table:data-pilot-member table:name="76575" table:display="true" table:show-details="true"/>
                <table:data-pilot-member table:name="76583" table:display="true" table:show-details="true"/>
                <table:data-pilot-member table:name="76585" table:display="true" table:show-details="true"/>
                <table:data-pilot-member table:name="76587" table:display="true" table:show-details="true"/>
                <table:data-pilot-member table:name="76606" table:display="true" table:show-details="true"/>
                <table:data-pilot-member table:name="76610" table:display="true" table:show-details="true"/>
                <table:data-pilot-member table:name="76614" table:display="true" table:show-details="true"/>
                <table:data-pilot-member table:name="76616" table:display="true" table:show-details="true"/>
                <table:data-pilot-member table:name="76636" table:display="true" table:show-details="true"/>
                <table:data-pilot-member table:name="76655" table:display="true" table:show-details="true"/>
                <table:data-pilot-member table:name="76662" table:display="true" table:show-details="true"/>
                <table:data-pilot-member table:name="76672" table:display="true" table:show-details="true"/>
                <table:data-pilot-member table:name="76689" table:display="true" table:show-details="true"/>
                <table:data-pilot-member table:name="76692" table:display="true" table:show-details="true"/>
                <table:data-pilot-member table:name="76708" table:display="true" table:show-details="true"/>
                <table:data-pilot-member table:name="76712" table:display="true" table:show-details="true"/>
                <table:data-pilot-member table:name="76714" table:display="true" table:show-details="true"/>
                <table:data-pilot-member table:name="76720" table:display="true" table:show-details="true"/>
                <table:data-pilot-member table:name="76733" table:display="true" table:show-details="true"/>
                <table:data-pilot-member table:name="76738" table:display="true" table:show-details="true"/>
                <table:data-pilot-member table:name="76750" table:display="true" table:show-details="true"/>
                <table:data-pilot-member table:name="76751" table:display="true" table:show-details="true"/>
                <table:data-pilot-member table:name="76761" table:display="true" table:show-details="true"/>
                <table:data-pilot-member table:name="76774" table:display="true" table:show-details="true"/>
                <table:data-pilot-member table:name="76787" table:display="true" table:show-details="true"/>
                <table:data-pilot-member table:name="76794" table:display="true" table:show-details="true"/>
                <table:data-pilot-member table:name="76808" table:display="true" table:show-details="true"/>
                <table:data-pilot-member table:name="76815" table:display="true" table:show-details="true"/>
                <table:data-pilot-member table:name="76826" table:display="true" table:show-details="true"/>
                <table:data-pilot-member table:name="76828" table:display="true" table:show-details="true"/>
                <table:data-pilot-member table:name="76829" table:display="true" table:show-details="true"/>
                <table:data-pilot-member table:name="76846" table:display="true" table:show-details="true"/>
                <table:data-pilot-member table:name="76847" table:display="true" table:show-details="true"/>
                <table:data-pilot-member table:name="76850" table:display="true" table:show-details="true"/>
                <table:data-pilot-member table:name="76857" table:display="true" table:show-details="true"/>
                <table:data-pilot-member table:name="76865" table:display="true" table:show-details="true"/>
                <table:data-pilot-member table:name="76869" table:display="true" table:show-details="true"/>
                <table:data-pilot-member table:name="76875" table:display="true" table:show-details="true"/>
                <table:data-pilot-member table:name="76881" table:display="true" table:show-details="true"/>
                <table:data-pilot-member table:name="76883" table:display="true" table:show-details="true"/>
                <table:data-pilot-member table:name="76885" table:display="true" table:show-details="true"/>
                <table:data-pilot-member table:name="76888" table:display="true" table:show-details="true"/>
                <table:data-pilot-member table:name="76898" table:display="true" table:show-details="true"/>
                <table:data-pilot-member table:name="76913" table:display="true" table:show-details="true"/>
                <table:data-pilot-member table:name="76917" table:display="true" table:show-details="true"/>
                <table:data-pilot-member table:name="76930" table:display="true" table:show-details="true"/>
                <table:data-pilot-member table:name="76945" table:display="true" table:show-details="true"/>
                <table:data-pilot-member table:name="76992" table:display="true" table:show-details="true"/>
                <table:data-pilot-member table:name="77005" table:display="true" table:show-details="true"/>
                <table:data-pilot-member table:name="77010" table:display="true" table:show-details="true"/>
                <table:data-pilot-member table:name="77016" table:display="true" table:show-details="true"/>
                <table:data-pilot-member table:name="77021" table:display="true" table:show-details="true"/>
                <table:data-pilot-member table:name="77040" table:display="true" table:show-details="true"/>
                <table:data-pilot-member table:name="77043" table:display="true" table:show-details="true"/>
                <table:data-pilot-member table:name="77044" table:display="true" table:show-details="true"/>
                <table:data-pilot-member table:name="77049" table:display="true" table:show-details="true"/>
                <table:data-pilot-member table:name="77050" table:display="true" table:show-details="true"/>
                <table:data-pilot-member table:name="77053" table:display="true" table:show-details="true"/>
                <table:data-pilot-member table:name="77058" table:display="true" table:show-details="true"/>
                <table:data-pilot-member table:name="77081" table:display="true" table:show-details="true"/>
                <table:data-pilot-member table:name="77088" table:display="true" table:show-details="true"/>
                <table:data-pilot-member table:name="77102" table:display="true" table:show-details="true"/>
                <table:data-pilot-member table:name="77111" table:display="true" table:show-details="true"/>
                <table:data-pilot-member table:name="77115" table:display="true" table:show-details="true"/>
                <table:data-pilot-member table:name="77121" table:display="true" table:show-details="true"/>
                <table:data-pilot-member table:name="77145" table:display="true" table:show-details="true"/>
                <table:data-pilot-member table:name="77172" table:display="true" table:show-details="true"/>
                <table:data-pilot-member table:name="77182" table:display="true" table:show-details="true"/>
                <table:data-pilot-member table:name="77196" table:display="true" table:show-details="true"/>
                <table:data-pilot-member table:name="77197" table:display="true" table:show-details="true"/>
                <table:data-pilot-member table:name="77200" table:display="true" table:show-details="true"/>
                <table:data-pilot-member table:name="77215" table:display="true" table:show-details="true"/>
                <table:data-pilot-member table:name="77222" table:display="true" table:show-details="true"/>
                <table:data-pilot-member table:name="77235" table:display="true" table:show-details="true"/>
                <table:data-pilot-member table:name="77236" table:display="true" table:show-details="true"/>
                <table:data-pilot-member table:name="77259" table:display="true" table:show-details="true"/>
                <table:data-pilot-member table:name="77263" table:display="true" table:show-details="true"/>
                <table:data-pilot-member table:name="77281" table:display="true" table:show-details="true"/>
                <table:data-pilot-member table:name="77282" table:display="true" table:show-details="true"/>
                <table:data-pilot-member table:name="77283" table:display="true" table:show-details="true"/>
                <table:data-pilot-member table:name="77286" table:display="true" table:show-details="true"/>
                <table:data-pilot-member table:name="77287" table:display="true" table:show-details="true"/>
                <table:data-pilot-member table:name="77295" table:display="true" table:show-details="true"/>
                <table:data-pilot-member table:name="77299" table:display="true" table:show-details="true"/>
                <table:data-pilot-member table:name="77305" table:display="true" table:show-details="true"/>
                <table:data-pilot-member table:name="77340" table:display="true" table:show-details="true"/>
                <table:data-pilot-member table:name="77350" table:display="true" table:show-details="true"/>
                <table:data-pilot-member table:name="77359" table:display="true" table:show-details="true"/>
                <table:data-pilot-member table:name="77361" table:display="true" table:show-details="true"/>
                <table:data-pilot-member table:name="77375" table:display="true" table:show-details="true"/>
                <table:data-pilot-member table:name="77377" table:display="true" table:show-details="true"/>
                <table:data-pilot-member table:name="77381" table:display="true" table:show-details="true"/>
                <table:data-pilot-member table:name="77392" table:display="true" table:show-details="true"/>
                <table:data-pilot-member table:name="77396" table:display="true" table:show-details="true"/>
                <table:data-pilot-member table:name="77399" table:display="true" table:show-details="true"/>
                <table:data-pilot-member table:name="77401" table:display="true" table:show-details="true"/>
                <table:data-pilot-member table:name="77403" table:display="true" table:show-details="true"/>
                <table:data-pilot-member table:name="77405" table:display="true" table:show-details="true"/>
                <table:data-pilot-member table:name="77412" table:display="true" table:show-details="true"/>
                <table:data-pilot-member table:name="77423" table:display="true" table:show-details="true"/>
                <table:data-pilot-member table:name="77440" table:display="true" table:show-details="true"/>
                <table:data-pilot-member table:name="77455" table:display="true" table:show-details="true"/>
                <table:data-pilot-member table:name="77456" table:display="true" table:show-details="true"/>
                <table:data-pilot-member table:name="77478" table:display="true" table:show-details="true"/>
                <table:data-pilot-member table:name="77505" table:display="true" table:show-details="true"/>
                <table:data-pilot-member table:name="77516" table:display="true" table:show-details="true"/>
                <table:data-pilot-member table:name="77521" table:display="true" table:show-details="true"/>
                <table:data-pilot-member table:name="77559" table:display="true" table:show-details="true"/>
                <table:data-pilot-member table:name="77576" table:display="true" table:show-details="true"/>
                <table:data-pilot-member table:name="77585" table:display="true" table:show-details="true"/>
                <table:data-pilot-member table:name="77586" table:display="true" table:show-details="true"/>
                <table:data-pilot-member table:name="77589" table:display="true" table:show-details="true"/>
                <table:data-pilot-member table:name="77608" table:display="true" table:show-details="true"/>
                <table:data-pilot-member table:name="77609" table:display="true" table:show-details="true"/>
                <table:data-pilot-member table:name="77617" table:display="true" table:show-details="true"/>
                <table:data-pilot-member table:name="77619" table:display="true" table:show-details="true"/>
                <table:data-pilot-member table:name="77627" table:display="true" table:show-details="true"/>
                <table:data-pilot-member table:name="77648" table:display="true" table:show-details="true"/>
                <table:data-pilot-member table:name="77649" table:display="true" table:show-details="true"/>
                <table:data-pilot-member table:name="77654" table:display="true" table:show-details="true"/>
                <table:data-pilot-member table:name="77664" table:display="true" table:show-details="true"/>
                <table:data-pilot-member table:name="77672" table:display="true" table:show-details="true"/>
                <table:data-pilot-member table:name="77682" table:display="true" table:show-details="true"/>
                <table:data-pilot-member table:name="77692" table:display="true" table:show-details="true"/>
                <table:data-pilot-member table:name="77698" table:display="true" table:show-details="true"/>
                <table:data-pilot-member table:name="77703" table:display="true" table:show-details="true"/>
                <table:data-pilot-member table:name="77718" table:display="true" table:show-details="true"/>
                <table:data-pilot-member table:name="77729" table:display="true" table:show-details="true"/>
                <table:data-pilot-member table:name="77730" table:display="true" table:show-details="true"/>
                <table:data-pilot-member table:name="77731" table:display="true" table:show-details="true"/>
                <table:data-pilot-member table:name="77732" table:display="true" table:show-details="true"/>
                <table:data-pilot-member table:name="77733" table:display="true" table:show-details="true"/>
                <table:data-pilot-member table:name="77747" table:display="true" table:show-details="true"/>
                <table:data-pilot-member table:name="77768" table:display="true" table:show-details="true"/>
                <table:data-pilot-member table:name="77796" table:display="true" table:show-details="true"/>
                <table:data-pilot-member table:name="77800" table:display="true" table:show-details="true"/>
                <table:data-pilot-member table:name="77827" table:display="true" table:show-details="true"/>
                <table:data-pilot-member table:name="77844" table:display="true" table:show-details="true"/>
                <table:data-pilot-member table:name="77856" table:display="true" table:show-details="true"/>
                <table:data-pilot-member table:name="77862" table:display="true" table:show-details="true"/>
                <table:data-pilot-member table:name="77880" table:display="true" table:show-details="true"/>
                <table:data-pilot-member table:name="77881" table:display="true" table:show-details="true"/>
                <table:data-pilot-member table:name="77896" table:display="true" table:show-details="true"/>
                <table:data-pilot-member table:name="77912" table:display="true" table:show-details="true"/>
                <table:data-pilot-member table:name="77913" table:display="true" table:show-details="true"/>
                <table:data-pilot-member table:name="77916" table:display="true" table:show-details="true"/>
                <table:data-pilot-member table:name="77922" table:display="true" table:show-details="true"/>
                <table:data-pilot-member table:name="77926" table:display="true" table:show-details="true"/>
                <table:data-pilot-member table:name="77931" table:display="true" table:show-details="true"/>
                <table:data-pilot-member table:name="77932" table:display="true" table:show-details="true"/>
                <table:data-pilot-member table:name="77941" table:display="true" table:show-details="true"/>
                <table:data-pilot-member table:name="77978" table:display="true" table:show-details="true"/>
                <table:data-pilot-member table:name="77979" table:display="true" table:show-details="true"/>
                <table:data-pilot-member table:name="78003" table:display="true" table:show-details="true"/>
                <table:data-pilot-member table:name="78005" table:display="true" table:show-details="true"/>
                <table:data-pilot-member table:name="78034" table:display="true" table:show-details="true"/>
                <table:data-pilot-member table:name="78038" table:display="true" table:show-details="true"/>
                <table:data-pilot-member table:name="78041" table:display="true" table:show-details="true"/>
                <table:data-pilot-member table:name="78103" table:display="true" table:show-details="true"/>
                <table:data-pilot-member table:name="78107" table:display="true" table:show-details="true"/>
                <table:data-pilot-member table:name="78129" table:display="true" table:show-details="true"/>
                <table:data-pilot-member table:name="78132" table:display="true" table:show-details="true"/>
                <table:data-pilot-member table:name="78152" table:display="true" table:show-details="true"/>
                <table:data-pilot-member table:name="78168" table:display="true" table:show-details="true"/>
                <table:data-pilot-member table:name="78184" table:display="true" table:show-details="true"/>
                <table:data-pilot-member table:name="78206" table:display="true" table:show-details="true"/>
                <table:data-pilot-member table:name="78217" table:display="true" table:show-details="true"/>
                <table:data-pilot-member table:name="78230" table:display="true" table:show-details="true"/>
                <table:data-pilot-member table:name="78260" table:display="true" table:show-details="true"/>
                <table:data-pilot-member table:name="78295" table:display="true" table:show-details="true"/>
                <table:data-pilot-member table:name="78302" table:display="true" table:show-details="true"/>
                <table:data-pilot-member table:name="78303" table:display="true" table:show-details="true"/>
                <table:data-pilot-member table:name="78313" table:display="true" table:show-details="true"/>
                <table:data-pilot-member table:name="78315" table:display="true" table:show-details="true"/>
                <table:data-pilot-member table:name="78324" table:display="true" table:show-details="true"/>
                <table:data-pilot-member table:name="78340" table:display="true" table:show-details="true"/>
                <table:data-pilot-member table:name="78341" table:display="true" table:show-details="true"/>
                <table:data-pilot-member table:name="78344" table:display="true" table:show-details="true"/>
                <table:data-pilot-member table:name="78351" table:display="true" table:show-details="true"/>
                <table:data-pilot-member table:name="78352" table:display="true" table:show-details="true"/>
                <table:data-pilot-member table:name="78372" table:display="true" table:show-details="true"/>
                <table:data-pilot-member table:name="78380" table:display="true" table:show-details="true"/>
                <table:data-pilot-member table:name="78391" table:display="true" table:show-details="true"/>
                <table:data-pilot-member table:name="78393" table:display="true" table:show-details="true"/>
                <table:data-pilot-member table:name="78397" table:display="true" table:show-details="true"/>
                <table:data-pilot-member table:name="78414" table:display="true" table:show-details="true"/>
                <table:data-pilot-member table:name="78423" table:display="true" table:show-details="true"/>
                <table:data-pilot-member table:name="78426" table:display="true" table:show-details="true"/>
                <table:data-pilot-member table:name="78430" table:display="true" table:show-details="true"/>
                <table:data-pilot-member table:name="78432" table:display="true" table:show-details="true"/>
                <table:data-pilot-member table:name="78436" table:display="true" table:show-details="true"/>
                <table:data-pilot-member table:name="78443" table:display="true" table:show-details="true"/>
                <table:data-pilot-member table:name="78445" table:display="true" table:show-details="true"/>
                <table:data-pilot-member table:name="78448" table:display="true" table:show-details="true"/>
                <table:data-pilot-member table:name="78453" table:display="true" table:show-details="true"/>
                <table:data-pilot-member table:name="78470" table:display="true" table:show-details="true"/>
                <table:data-pilot-member table:name="78471" table:display="true" table:show-details="true"/>
                <table:data-pilot-member table:name="78473" table:display="true" table:show-details="true"/>
                <table:data-pilot-member table:name="78491" table:display="true" table:show-details="true"/>
                <table:data-pilot-member table:name="78495" table:display="true" table:show-details="true"/>
                <table:data-pilot-member table:name="78499" table:display="true" table:show-details="true"/>
                <table:data-pilot-member table:name="78511" table:display="true" table:show-details="true"/>
                <table:data-pilot-member table:name="78512" table:display="true" table:show-details="true"/>
                <table:data-pilot-member table:name="78527" table:display="true" table:show-details="true"/>
                <table:data-pilot-member table:name="78530" table:display="true" table:show-details="true"/>
                <table:data-pilot-member table:name="78540" table:display="true" table:show-details="true"/>
                <table:data-pilot-member table:name="78551" table:display="true" table:show-details="true"/>
                <table:data-pilot-member table:name="78555" table:display="true" table:show-details="true"/>
                <table:data-pilot-member table:name="78557" table:display="true" table:show-details="true"/>
                <table:data-pilot-member table:name="78558" table:display="true" table:show-details="true"/>
                <table:data-pilot-member table:name="78561" table:display="true" table:show-details="true"/>
                <table:data-pilot-member table:name="78563" table:display="true" table:show-details="true"/>
                <table:data-pilot-member table:name="78566" table:display="true" table:show-details="true"/>
                <table:data-pilot-member table:name="78576" table:display="true" table:show-details="true"/>
                <table:data-pilot-member table:name="78579" table:display="true" table:show-details="true"/>
                <table:data-pilot-member table:name="78580" table:display="true" table:show-details="true"/>
                <table:data-pilot-member table:name="78627" table:display="true" table:show-details="true"/>
                <table:data-pilot-member table:name="78636" table:display="true" table:show-details="true"/>
                <table:data-pilot-member table:name="78646" table:display="true" table:show-details="true"/>
                <table:data-pilot-member table:name="78661" table:display="true" table:show-details="true"/>
                <table:data-pilot-member table:name="78673" table:display="true" table:show-details="true"/>
                <table:data-pilot-member table:name="78680" table:display="true" table:show-details="true"/>
                <table:data-pilot-member table:name="78689" table:display="true" table:show-details="true"/>
                <table:data-pilot-member table:name="78694" table:display="true" table:show-details="true"/>
                <table:data-pilot-member table:name="78726" table:display="true" table:show-details="true"/>
                <table:data-pilot-member table:name="78728" table:display="true" table:show-details="true"/>
                <table:data-pilot-member table:name="78729" table:display="true" table:show-details="true"/>
                <table:data-pilot-member table:name="78736" table:display="true" table:show-details="true"/>
                <table:data-pilot-member table:name="78741" table:display="true" table:show-details="true"/>
                <table:data-pilot-member table:name="78784" table:display="true" table:show-details="true"/>
                <table:data-pilot-member table:name="78795" table:display="true" table:show-details="true"/>
                <table:data-pilot-member table:name="78801" table:display="true" table:show-details="true"/>
                <table:data-pilot-member table:name="78816" table:display="true" table:show-details="true"/>
                <table:data-pilot-member table:name="78823" table:display="true" table:show-details="true"/>
                <table:data-pilot-member table:name="78835" table:display="true" table:show-details="true"/>
                <table:data-pilot-member table:name="78838" table:display="true" table:show-details="true"/>
                <table:data-pilot-member table:name="78839" table:display="true" table:show-details="true"/>
                <table:data-pilot-member table:name="78872" table:display="true" table:show-details="true"/>
                <table:data-pilot-member table:name="78880" table:display="true" table:show-details="true"/>
                <table:data-pilot-member table:name="78884" table:display="true" table:show-details="true"/>
                <table:data-pilot-member table:name="78905" table:display="true" table:show-details="true"/>
                <table:data-pilot-member table:name="78907" table:display="true" table:show-details="true"/>
                <table:data-pilot-member table:name="78920" table:display="true" table:show-details="true"/>
                <table:data-pilot-member table:name="78936" table:display="true" table:show-details="true"/>
                <table:data-pilot-member table:name="78941" table:display="true" table:show-details="true"/>
                <table:data-pilot-member table:name="78942" table:display="true" table:show-details="true"/>
                <table:data-pilot-member table:name="78945" table:display="true" table:show-details="true"/>
                <table:data-pilot-member table:name="78968" table:display="true" table:show-details="true"/>
                <table:data-pilot-member table:name="78984" table:display="true" table:show-details="true"/>
                <table:data-pilot-member table:name="78992" table:display="true" table:show-details="true"/>
                <table:data-pilot-member table:name="78995" table:display="true" table:show-details="true"/>
                <table:data-pilot-member table:name="79002" table:display="true" table:show-details="true"/>
                <table:data-pilot-member table:name="79025" table:display="true" table:show-details="true"/>
                <table:data-pilot-member table:name="79067" table:display="true" table:show-details="true"/>
                <table:data-pilot-member table:name="79068" table:display="true" table:show-details="true"/>
                <table:data-pilot-member table:name="79069" table:display="true" table:show-details="true"/>
                <table:data-pilot-member table:name="79071" table:display="true" table:show-details="true"/>
                <table:data-pilot-member table:name="79108" table:display="true" table:show-details="true"/>
                <table:data-pilot-member table:name="79120" table:display="true" table:show-details="true"/>
                <table:data-pilot-member table:name="79130" table:display="true" table:show-details="true"/>
                <table:data-pilot-member table:name="79138" table:display="true" table:show-details="true"/>
                <table:data-pilot-member table:name="79147" table:display="true" table:show-details="true"/>
                <table:data-pilot-member table:name="79164" table:display="true" table:show-details="true"/>
                <table:data-pilot-member table:name="79182" table:display="true" table:show-details="true"/>
                <table:data-pilot-member table:name="79185" table:display="true" table:show-details="true"/>
                <table:data-pilot-member table:name="79192" table:display="true" table:show-details="true"/>
                <table:data-pilot-member table:name="79196" table:display="true" table:show-details="true"/>
                <table:data-pilot-member table:name="79213" table:display="true" table:show-details="true"/>
                <table:data-pilot-member table:name="79219" table:display="true" table:show-details="true"/>
                <table:data-pilot-member table:name="79221" table:display="true" table:show-details="true"/>
                <table:data-pilot-member table:name="79228" table:display="true" table:show-details="true"/>
                <table:data-pilot-member table:name="79253" table:display="true" table:show-details="true"/>
                <table:data-pilot-member table:name="79261" table:display="true" table:show-details="true"/>
                <table:data-pilot-member table:name="79273" table:display="true" table:show-details="true"/>
                <table:data-pilot-member table:name="79281" table:display="true" table:show-details="true"/>
                <table:data-pilot-member table:name="79297" table:display="true" table:show-details="true"/>
                <table:data-pilot-member table:name="79316" table:display="true" table:show-details="true"/>
                <table:data-pilot-member table:name="79328" table:display="true" table:show-details="true"/>
                <table:data-pilot-member table:name="79344" table:display="true" table:show-details="true"/>
                <table:data-pilot-member table:name="79348" table:display="true" table:show-details="true"/>
                <table:data-pilot-member table:name="79359" table:display="true" table:show-details="true"/>
                <table:data-pilot-member table:name="79381" table:display="true" table:show-details="true"/>
                <table:data-pilot-member table:name="79390" table:display="true" table:show-details="true"/>
                <table:data-pilot-member table:name="79401" table:display="true" table:show-details="true"/>
                <table:data-pilot-member table:name="79404" table:display="true" table:show-details="true"/>
                <table:data-pilot-member table:name="79416" table:display="true" table:show-details="true"/>
                <table:data-pilot-member table:name="79417" table:display="true" table:show-details="true"/>
                <table:data-pilot-member table:name="79434" table:display="true" table:show-details="true"/>
                <table:data-pilot-member table:name="79437" table:display="true" table:show-details="true"/>
                <table:data-pilot-member table:name="79440" table:display="true" table:show-details="true"/>
                <table:data-pilot-member table:name="79443" table:display="true" table:show-details="true"/>
                <table:data-pilot-member table:name="79448" table:display="true" table:show-details="true"/>
                <table:data-pilot-member table:name="79455" table:display="true" table:show-details="true"/>
                <table:data-pilot-member table:name="79464" table:display="true" table:show-details="true"/>
                <table:data-pilot-member table:name="79473" table:display="true" table:show-details="true"/>
                <table:data-pilot-member table:name="79482" table:display="true" table:show-details="true"/>
                <table:data-pilot-member table:name="79485" table:display="true" table:show-details="true"/>
                <table:data-pilot-member table:name="79509" table:display="true" table:show-details="true"/>
                <table:data-pilot-member table:name="79513" table:display="true" table:show-details="true"/>
                <table:data-pilot-member table:name="79534" table:display="true" table:show-details="true"/>
                <table:data-pilot-member table:name="79545" table:display="true" table:show-details="true"/>
                <table:data-pilot-member table:name="79554" table:display="true" table:show-details="true"/>
                <table:data-pilot-member table:name="79559" table:display="true" table:show-details="true"/>
                <table:data-pilot-member table:name="79562" table:display="true" table:show-details="true"/>
                <table:data-pilot-member table:name="79575" table:display="true" table:show-details="true"/>
                <table:data-pilot-member table:name="79587" table:display="true" table:show-details="true"/>
                <table:data-pilot-member table:name="79601" table:display="true" table:show-details="true"/>
                <table:data-pilot-member table:name="79617" table:display="true" table:show-details="true"/>
                <table:data-pilot-member table:name="79620" table:display="true" table:show-details="true"/>
                <table:data-pilot-member table:name="79621" table:display="true" table:show-details="true"/>
                <table:data-pilot-member table:name="79622" table:display="true" table:show-details="true"/>
                <table:data-pilot-member table:name="79636" table:display="true" table:show-details="true"/>
                <table:data-pilot-member table:name="79637" table:display="true" table:show-details="true"/>
                <table:data-pilot-member table:name="79642" table:display="true" table:show-details="true"/>
                <table:data-pilot-member table:name="79649" table:display="true" table:show-details="true"/>
                <table:data-pilot-member table:name="79653" table:display="true" table:show-details="true"/>
                <table:data-pilot-member table:name="79673" table:display="true" table:show-details="true"/>
                <table:data-pilot-member table:name="79675" table:display="true" table:show-details="true"/>
                <table:data-pilot-member table:name="79677" table:display="true" table:show-details="true"/>
                <table:data-pilot-member table:name="79679" table:display="true" table:show-details="true"/>
                <table:data-pilot-member table:name="79685" table:display="true" table:show-details="true"/>
                <table:data-pilot-member table:name="79696" table:display="true" table:show-details="true"/>
                <table:data-pilot-member table:name="79706" table:display="true" table:show-details="true"/>
                <table:data-pilot-member table:name="79711" table:display="true" table:show-details="true"/>
                <table:data-pilot-member table:name="79726" table:display="true" table:show-details="true"/>
                <table:data-pilot-member table:name="79743" table:display="true" table:show-details="true"/>
                <table:data-pilot-member table:name="79757" table:display="true" table:show-details="true"/>
                <table:data-pilot-member table:name="79769" table:display="true" table:show-details="true"/>
                <table:data-pilot-member table:name="79784" table:display="true" table:show-details="true"/>
                <table:data-pilot-member table:name="79813" table:display="true" table:show-details="true"/>
                <table:data-pilot-member table:name="79824" table:display="true" table:show-details="true"/>
                <table:data-pilot-member table:name="79851" table:display="true" table:show-details="true"/>
                <table:data-pilot-member table:name="79882" table:display="true" table:show-details="true"/>
                <table:data-pilot-member table:name="79888" table:display="true" table:show-details="true"/>
                <table:data-pilot-member table:name="79890" table:display="true" table:show-details="true"/>
                <table:data-pilot-member table:name="79902" table:display="true" table:show-details="true"/>
                <table:data-pilot-member table:name="79904" table:display="true" table:show-details="true"/>
                <table:data-pilot-member table:name="79910" table:display="true" table:show-details="true"/>
                <table:data-pilot-member table:name="79946" table:display="true" table:show-details="true"/>
                <table:data-pilot-member table:name="79949" table:display="true" table:show-details="true"/>
                <table:data-pilot-member table:name="79952" table:display="true" table:show-details="true"/>
                <table:data-pilot-member table:name="79981" table:display="true" table:show-details="true"/>
                <table:data-pilot-member table:name="79985" table:display="true" table:show-details="true"/>
                <table:data-pilot-member table:name="79997" table:display="true" table:show-details="true"/>
                <table:data-pilot-member table:name="80024" table:display="true" table:show-details="true"/>
                <table:data-pilot-member table:name="80029" table:display="true" table:show-details="true"/>
                <table:data-pilot-member table:name="80042" table:display="true" table:show-details="true"/>
                <table:data-pilot-member table:name="80049" table:display="true" table:show-details="true"/>
                <table:data-pilot-member table:name="80050" table:display="true" table:show-details="true"/>
                <table:data-pilot-member table:name="80064" table:display="true" table:show-details="true"/>
                <table:data-pilot-member table:name="80073" table:display="true" table:show-details="true"/>
                <table:data-pilot-member table:name="80081" table:display="true" table:show-details="true"/>
                <table:data-pilot-member table:name="80082" table:display="true" table:show-details="true"/>
                <table:data-pilot-member table:name="80124" table:display="true" table:show-details="true"/>
                <table:data-pilot-member table:name="80148" table:display="true" table:show-details="true"/>
                <table:data-pilot-member table:name="80155" table:display="true" table:show-details="true"/>
                <table:data-pilot-member table:name="80173" table:display="true" table:show-details="true"/>
                <table:data-pilot-member table:name="80199" table:display="true" table:show-details="true"/>
                <table:data-pilot-member table:name="80203" table:display="true" table:show-details="true"/>
                <table:data-pilot-member table:name="80218" table:display="true" table:show-details="true"/>
                <table:data-pilot-member table:name="80233" table:display="true" table:show-details="true"/>
                <table:data-pilot-member table:name="80265" table:display="true" table:show-details="true"/>
                <table:data-pilot-member table:name="80273" table:display="true" table:show-details="true"/>
                <table:data-pilot-member table:name="80280" table:display="true" table:show-details="true"/>
                <table:data-pilot-member table:name="80285" table:display="true" table:show-details="true"/>
                <table:data-pilot-member table:name="80324" table:display="true" table:show-details="true"/>
                <table:data-pilot-member table:name="80334" table:display="true" table:show-details="true"/>
                <table:data-pilot-member table:name="80345" table:display="true" table:show-details="true"/>
                <table:data-pilot-member table:name="80348" table:display="true" table:show-details="true"/>
                <table:data-pilot-member table:name="80365" table:display="true" table:show-details="true"/>
                <table:data-pilot-member table:name="80369" table:display="true" table:show-details="true"/>
                <table:data-pilot-member table:name="80370" table:display="true" table:show-details="true"/>
                <table:data-pilot-member table:name="80391" table:display="true" table:show-details="true"/>
                <table:data-pilot-member table:name="80407" table:display="true" table:show-details="true"/>
                <table:data-pilot-member table:name="80417" table:display="true" table:show-details="true"/>
                <table:data-pilot-member table:name="80420" table:display="true" table:show-details="true"/>
                <table:data-pilot-member table:name="80430" table:display="true" table:show-details="true"/>
                <table:data-pilot-member table:name="80447" table:display="true" table:show-details="true"/>
                <table:data-pilot-member table:name="80448" table:display="true" table:show-details="true"/>
                <table:data-pilot-member table:name="80454" table:display="true" table:show-details="true"/>
                <table:data-pilot-member table:name="80480" table:display="true" table:show-details="true"/>
                <table:data-pilot-member table:name="80481" table:display="true" table:show-details="true"/>
                <table:data-pilot-member table:name="80482" table:display="true" table:show-details="true"/>
                <table:data-pilot-member table:name="80487" table:display="true" table:show-details="true"/>
                <table:data-pilot-member table:name="80492" table:display="true" table:show-details="true"/>
                <table:data-pilot-member table:name="80500" table:display="true" table:show-details="true"/>
                <table:data-pilot-member table:name="80512" table:display="true" table:show-details="true"/>
                <table:data-pilot-member table:name="80519" table:display="true" table:show-details="true"/>
                <table:data-pilot-member table:name="80537" table:display="true" table:show-details="true"/>
                <table:data-pilot-member table:name="80543" table:display="true" table:show-details="true"/>
                <table:data-pilot-member table:name="80544" table:display="true" table:show-details="true"/>
                <table:data-pilot-member table:name="80548" table:display="true" table:show-details="true"/>
                <table:data-pilot-member table:name="80557" table:display="true" table:show-details="true"/>
                <table:data-pilot-member table:name="80577" table:display="true" table:show-details="true"/>
                <table:data-pilot-member table:name="80580" table:display="true" table:show-details="true"/>
                <table:data-pilot-member table:name="80581" table:display="true" table:show-details="true"/>
                <table:data-pilot-member table:name="80591" table:display="true" table:show-details="true"/>
                <table:data-pilot-member table:name="80599" table:display="true" table:show-details="true"/>
                <table:data-pilot-member table:name="80641" table:display="true" table:show-details="true"/>
                <table:data-pilot-member table:name="80650" table:display="true" table:show-details="true"/>
                <table:data-pilot-member table:name="80667" table:display="true" table:show-details="true"/>
                <table:data-pilot-member table:name="80673" table:display="true" table:show-details="true"/>
                <table:data-pilot-member table:name="80681" table:display="true" table:show-details="true"/>
                <table:data-pilot-member table:name="80690" table:display="true" table:show-details="true"/>
                <table:data-pilot-member table:name="80722" table:display="true" table:show-details="true"/>
                <table:data-pilot-member table:name="80730" table:display="true" table:show-details="true"/>
                <table:data-pilot-member table:name="80732" table:display="true" table:show-details="true"/>
                <table:data-pilot-member table:name="80744" table:display="true" table:show-details="true"/>
                <table:data-pilot-member table:name="80754" table:display="true" table:show-details="true"/>
                <table:data-pilot-member table:name="80766" table:display="true" table:show-details="true"/>
                <table:data-pilot-member table:name="80778" table:display="true" table:show-details="true"/>
                <table:data-pilot-member table:name="80782" table:display="true" table:show-details="true"/>
                <table:data-pilot-member table:name="80786" table:display="true" table:show-details="true"/>
                <table:data-pilot-member table:name="80789" table:display="true" table:show-details="true"/>
                <table:data-pilot-member table:name="80791" table:display="true" table:show-details="true"/>
                <table:data-pilot-member table:name="80797" table:display="true" table:show-details="true"/>
                <table:data-pilot-member table:name="80829" table:display="true" table:show-details="true"/>
                <table:data-pilot-member table:name="80841" table:display="true" table:show-details="true"/>
                <table:data-pilot-member table:name="80876" table:display="true" table:show-details="true"/>
                <table:data-pilot-member table:name="80878" table:display="true" table:show-details="true"/>
                <table:data-pilot-member table:name="80881" table:display="true" table:show-details="true"/>
                <table:data-pilot-member table:name="80885" table:display="true" table:show-details="true"/>
                <table:data-pilot-member table:name="80892" table:display="true" table:show-details="true"/>
                <table:data-pilot-member table:name="80909" table:display="true" table:show-details="true"/>
                <table:data-pilot-member table:name="80925" table:display="true" table:show-details="true"/>
                <table:data-pilot-member table:name="80929" table:display="true" table:show-details="true"/>
                <table:data-pilot-member table:name="80938" table:display="true" table:show-details="true"/>
                <table:data-pilot-member table:name="80942" table:display="true" table:show-details="true"/>
                <table:data-pilot-member table:name="80966" table:display="true" table:show-details="true"/>
                <table:data-pilot-member table:name="80974" table:display="true" table:show-details="true"/>
                <table:data-pilot-member table:name="80988" table:display="true" table:show-details="true"/>
                <table:data-pilot-member table:name="80996" table:display="true" table:show-details="true"/>
                <table:data-pilot-member table:name="81027" table:display="true" table:show-details="true"/>
                <table:data-pilot-member table:name="81044" table:display="true" table:show-details="true"/>
                <table:data-pilot-member table:name="81073" table:display="true" table:show-details="true"/>
                <table:data-pilot-member table:name="81079" table:display="true" table:show-details="true"/>
                <table:data-pilot-member table:name="81085" table:display="true" table:show-details="true"/>
                <table:data-pilot-member table:name="81135" table:display="true" table:show-details="true"/>
                <table:data-pilot-member table:name="81147" table:display="true" table:show-details="true"/>
                <table:data-pilot-member table:name="81149" table:display="true" table:show-details="true"/>
                <table:data-pilot-member table:name="81180" table:display="true" table:show-details="true"/>
                <table:data-pilot-member table:name="81189" table:display="true" table:show-details="true"/>
                <table:data-pilot-member table:name="81199" table:display="true" table:show-details="true"/>
                <table:data-pilot-member table:name="81238" table:display="true" table:show-details="true"/>
                <table:data-pilot-member table:name="81254" table:display="true" table:show-details="true"/>
                <table:data-pilot-member table:name="81260" table:display="true" table:show-details="true"/>
                <table:data-pilot-member table:name="81262" table:display="true" table:show-details="true"/>
                <table:data-pilot-member table:name="81289" table:display="true" table:show-details="true"/>
                <table:data-pilot-member table:name="81295" table:display="true" table:show-details="true"/>
                <table:data-pilot-member table:name="81312" table:display="true" table:show-details="true"/>
                <table:data-pilot-member table:name="81324" table:display="true" table:show-details="true"/>
                <table:data-pilot-member table:name="81330" table:display="true" table:show-details="true"/>
                <table:data-pilot-member table:name="81332" table:display="true" table:show-details="true"/>
                <table:data-pilot-member table:name="81347" table:display="true" table:show-details="true"/>
                <table:data-pilot-member table:name="81369" table:display="true" table:show-details="true"/>
                <table:data-pilot-member table:name="81376" table:display="true" table:show-details="true"/>
                <table:data-pilot-member table:name="81425" table:display="true" table:show-details="true"/>
                <table:data-pilot-member table:name="81426" table:display="true" table:show-details="true"/>
                <table:data-pilot-member table:name="81429" table:display="true" table:show-details="true"/>
                <table:data-pilot-member table:name="81437" table:display="true" table:show-details="true"/>
                <table:data-pilot-member table:name="81438" table:display="true" table:show-details="true"/>
                <table:data-pilot-member table:name="81442" table:display="true" table:show-details="true"/>
                <table:data-pilot-member table:name="81443" table:display="true" table:show-details="true"/>
                <table:data-pilot-member table:name="81469" table:display="true" table:show-details="true"/>
                <table:data-pilot-member table:name="81477" table:display="true" table:show-details="true"/>
                <table:data-pilot-member table:name="81497" table:display="true" table:show-details="true"/>
                <table:data-pilot-member table:name="81498" table:display="true" table:show-details="true"/>
                <table:data-pilot-member table:name="81506" table:display="true" table:show-details="true"/>
                <table:data-pilot-member table:name="81514" table:display="true" table:show-details="true"/>
                <table:data-pilot-member table:name="81521" table:display="true" table:show-details="true"/>
                <table:data-pilot-member table:name="81526" table:display="true" table:show-details="true"/>
                <table:data-pilot-member table:name="81529" table:display="true" table:show-details="true"/>
                <table:data-pilot-member table:name="81571" table:display="true" table:show-details="true"/>
                <table:data-pilot-member table:name="81586" table:display="true" table:show-details="true"/>
                <table:data-pilot-member table:name="81597" table:display="true" table:show-details="true"/>
                <table:data-pilot-member table:name="81598" table:display="true" table:show-details="true"/>
                <table:data-pilot-member table:name="81600" table:display="true" table:show-details="true"/>
                <table:data-pilot-member table:name="81637" table:display="true" table:show-details="true"/>
                <table:data-pilot-member table:name="81643" table:display="true" table:show-details="true"/>
                <table:data-pilot-member table:name="81675" table:display="true" table:show-details="true"/>
                <table:data-pilot-member table:name="81678" table:display="true" table:show-details="true"/>
                <table:data-pilot-member table:name="81684" table:display="true" table:show-details="true"/>
                <table:data-pilot-member table:name="81685" table:display="true" table:show-details="true"/>
                <table:data-pilot-member table:name="81687" table:display="true" table:show-details="true"/>
                <table:data-pilot-member table:name="81690" table:display="true" table:show-details="true"/>
                <table:data-pilot-member table:name="81706" table:display="true" table:show-details="true"/>
                <table:data-pilot-member table:name="81712" table:display="true" table:show-details="true"/>
                <table:data-pilot-member table:name="81713" table:display="true" table:show-details="true"/>
                <table:data-pilot-member table:name="81717" table:display="true" table:show-details="true"/>
                <table:data-pilot-member table:name="81724" table:display="true" table:show-details="true"/>
                <table:data-pilot-member table:name="81742" table:display="true" table:show-details="true"/>
                <table:data-pilot-member table:name="81746" table:display="true" table:show-details="true"/>
                <table:data-pilot-member table:name="81758" table:display="true" table:show-details="true"/>
                <table:data-pilot-member table:name="81763" table:display="true" table:show-details="true"/>
                <table:data-pilot-member table:name="81774" table:display="true" table:show-details="true"/>
                <table:data-pilot-member table:name="81775" table:display="true" table:show-details="true"/>
                <table:data-pilot-member table:name="81779" table:display="true" table:show-details="true"/>
                <table:data-pilot-member table:name="81787" table:display="true" table:show-details="true"/>
                <table:data-pilot-member table:name="81795" table:display="true" table:show-details="true"/>
                <table:data-pilot-member table:name="81814" table:display="true" table:show-details="true"/>
                <table:data-pilot-member table:name="81815" table:display="true" table:show-details="true"/>
                <table:data-pilot-member table:name="81820" table:display="true" table:show-details="true"/>
                <table:data-pilot-member table:name="81844" table:display="true" table:show-details="true"/>
                <table:data-pilot-member table:name="81855" table:display="true" table:show-details="true"/>
                <table:data-pilot-member table:name="81877" table:display="true" table:show-details="true"/>
                <table:data-pilot-member table:name="81878" table:display="true" table:show-details="true"/>
                <table:data-pilot-member table:name="81903" table:display="true" table:show-details="true"/>
                <table:data-pilot-member table:name="81907" table:display="true" table:show-details="true"/>
                <table:data-pilot-member table:name="81921" table:display="true" table:show-details="true"/>
                <table:data-pilot-member table:name="81933" table:display="true" table:show-details="true"/>
                <table:data-pilot-member table:name="81962" table:display="true" table:show-details="true"/>
                <table:data-pilot-member table:name="81963" table:display="true" table:show-details="true"/>
                <table:data-pilot-member table:name="81983" table:display="true" table:show-details="true"/>
                <table:data-pilot-member table:name="82025" table:display="true" table:show-details="true"/>
                <table:data-pilot-member table:name="82056" table:display="true" table:show-details="true"/>
                <table:data-pilot-member table:name="82095" table:display="true" table:show-details="true"/>
                <table:data-pilot-member table:name="82101" table:display="true" table:show-details="true"/>
                <table:data-pilot-member table:name="82109" table:display="true" table:show-details="true"/>
                <table:data-pilot-member table:name="82123" table:display="true" table:show-details="true"/>
                <table:data-pilot-member table:name="82131" table:display="true" table:show-details="true"/>
                <table:data-pilot-member table:name="82146" table:display="true" table:show-details="true"/>
                <table:data-pilot-member table:name="82149" table:display="true" table:show-details="true"/>
                <table:data-pilot-member table:name="82158" table:display="true" table:show-details="true"/>
                <table:data-pilot-member table:name="82168" table:display="true" table:show-details="true"/>
                <table:data-pilot-member table:name="82173" table:display="true" table:show-details="true"/>
                <table:data-pilot-member table:name="82174" table:display="true" table:show-details="true"/>
                <table:data-pilot-member table:name="82185" table:display="true" table:show-details="true"/>
                <table:data-pilot-member table:name="82202" table:display="true" table:show-details="true"/>
                <table:data-pilot-member table:name="82207" table:display="true" table:show-details="true"/>
                <table:data-pilot-member table:name="82208" table:display="true" table:show-details="true"/>
                <table:data-pilot-member table:name="82214" table:display="true" table:show-details="true"/>
                <table:data-pilot-member table:name="82219" table:display="true" table:show-details="true"/>
                <table:data-pilot-member table:name="82220" table:display="true" table:show-details="true"/>
                <table:data-pilot-member table:name="82229" table:display="true" table:show-details="true"/>
                <table:data-pilot-member table:name="82242" table:display="true" table:show-details="true"/>
                <table:data-pilot-member table:name="82246" table:display="true" table:show-details="true"/>
                <table:data-pilot-member table:name="82249" table:display="true" table:show-details="true"/>
                <table:data-pilot-member table:name="82250" table:display="true" table:show-details="true"/>
                <table:data-pilot-member table:name="82255" table:display="true" table:show-details="true"/>
                <table:data-pilot-member table:name="82285" table:display="true" table:show-details="true"/>
                <table:data-pilot-member table:name="82286" table:display="true" table:show-details="true"/>
                <table:data-pilot-member table:name="82287" table:display="true" table:show-details="true"/>
                <table:data-pilot-member table:name="82300" table:display="true" table:show-details="true"/>
                <table:data-pilot-member table:name="82315" table:display="true" table:show-details="true"/>
                <table:data-pilot-member table:name="82317" table:display="true" table:show-details="true"/>
                <table:data-pilot-member table:name="82322" table:display="true" table:show-details="true"/>
                <table:data-pilot-member table:name="82324" table:display="true" table:show-details="true"/>
                <table:data-pilot-member table:name="82333" table:display="true" table:show-details="true"/>
                <table:data-pilot-member table:name="82337" table:display="true" table:show-details="true"/>
                <table:data-pilot-member table:name="82339" table:display="true" table:show-details="true"/>
                <table:data-pilot-member table:name="82343" table:display="true" table:show-details="true"/>
                <table:data-pilot-member table:name="82362" table:display="true" table:show-details="true"/>
                <table:data-pilot-member table:name="82403" table:display="true" table:show-details="true"/>
                <table:data-pilot-member table:name="82427" table:display="true" table:show-details="true"/>
                <table:data-pilot-member table:name="82434" table:display="true" table:show-details="true"/>
                <table:data-pilot-member table:name="82436" table:display="true" table:show-details="true"/>
                <table:data-pilot-member table:name="82456" table:display="true" table:show-details="true"/>
                <table:data-pilot-member table:name="82458" table:display="true" table:show-details="true"/>
                <table:data-pilot-member table:name="82479" table:display="true" table:show-details="true"/>
                <table:data-pilot-member table:name="82480" table:display="true" table:show-details="true"/>
                <table:data-pilot-member table:name="82519" table:display="true" table:show-details="true"/>
                <table:data-pilot-member table:name="82538" table:display="true" table:show-details="true"/>
                <table:data-pilot-member table:name="82543" table:display="true" table:show-details="true"/>
                <table:data-pilot-member table:name="82548" table:display="true" table:show-details="true"/>
                <table:data-pilot-member table:name="82550" table:display="true" table:show-details="true"/>
                <table:data-pilot-member table:name="82554" table:display="true" table:show-details="true"/>
                <table:data-pilot-member table:name="82558" table:display="true" table:show-details="true"/>
                <table:data-pilot-member table:name="82574" table:display="true" table:show-details="true"/>
                <table:data-pilot-member table:name="82576" table:display="true" table:show-details="true"/>
                <table:data-pilot-member table:name="82577" table:display="true" table:show-details="true"/>
                <table:data-pilot-member table:name="82589" table:display="true" table:show-details="true"/>
                <table:data-pilot-member table:name="82596" table:display="true" table:show-details="true"/>
                <table:data-pilot-member table:name="82636" table:display="true" table:show-details="true"/>
                <table:data-pilot-member table:name="82645" table:display="true" table:show-details="true"/>
                <table:data-pilot-member table:name="82655" table:display="true" table:show-details="true"/>
                <table:data-pilot-member table:name="82688" table:display="true" table:show-details="true"/>
                <table:data-pilot-member table:name="82701" table:display="true" table:show-details="true"/>
                <table:data-pilot-member table:name="82731" table:display="true" table:show-details="true"/>
                <table:data-pilot-member table:name="82735" table:display="true" table:show-details="true"/>
                <table:data-pilot-member table:name="82748" table:display="true" table:show-details="true"/>
                <table:data-pilot-member table:name="82752" table:display="true" table:show-details="true"/>
                <table:data-pilot-member table:name="82769" table:display="true" table:show-details="true"/>
                <table:data-pilot-member table:name="82784" table:display="true" table:show-details="true"/>
                <table:data-pilot-member table:name="82795" table:display="true" table:show-details="true"/>
                <table:data-pilot-member table:name="82814" table:display="true" table:show-details="true"/>
                <table:data-pilot-member table:name="82827" table:display="true" table:show-details="true"/>
                <table:data-pilot-member table:name="82842" table:display="true" table:show-details="true"/>
                <table:data-pilot-member table:name="82845" table:display="true" table:show-details="true"/>
                <table:data-pilot-member table:name="82847" table:display="true" table:show-details="true"/>
                <table:data-pilot-member table:name="82854" table:display="true" table:show-details="true"/>
                <table:data-pilot-member table:name="82856" table:display="true" table:show-details="true"/>
                <table:data-pilot-member table:name="82861" table:display="true" table:show-details="true"/>
                <table:data-pilot-member table:name="82870" table:display="true" table:show-details="true"/>
                <table:data-pilot-member table:name="82884" table:display="true" table:show-details="true"/>
                <table:data-pilot-member table:name="82886" table:display="true" table:show-details="true"/>
                <table:data-pilot-member table:name="82894" table:display="true" table:show-details="true"/>
                <table:data-pilot-member table:name="82913" table:display="true" table:show-details="true"/>
                <table:data-pilot-member table:name="82941" table:display="true" table:show-details="true"/>
                <table:data-pilot-member table:name="82952" table:display="true" table:show-details="true"/>
                <table:data-pilot-member table:name="82957" table:display="true" table:show-details="true"/>
                <table:data-pilot-member table:name="82958" table:display="true" table:show-details="true"/>
                <table:data-pilot-member table:name="82961" table:display="true" table:show-details="true"/>
                <table:data-pilot-member table:name="82965" table:display="true" table:show-details="true"/>
                <table:data-pilot-member table:name="82967" table:display="true" table:show-details="true"/>
                <table:data-pilot-member table:name="82980" table:display="true" table:show-details="true"/>
                <table:data-pilot-member table:name="83020" table:display="true" table:show-details="true"/>
                <table:data-pilot-member table:name="83024" table:display="true" table:show-details="true"/>
                <table:data-pilot-member table:name="83028" table:display="true" table:show-details="true"/>
                <table:data-pilot-member table:name="83062" table:display="true" table:show-details="true"/>
                <table:data-pilot-member table:name="83063" table:display="true" table:show-details="true"/>
                <table:data-pilot-member table:name="83069" table:display="true" table:show-details="true"/>
                <table:data-pilot-member table:name="83070" table:display="true" table:show-details="true"/>
                <table:data-pilot-member table:name="83090" table:display="true" table:show-details="true"/>
                <table:data-pilot-member table:name="83097" table:display="true" table:show-details="true"/>
                <table:data-pilot-member table:name="83098" table:display="true" table:show-details="true"/>
                <table:data-pilot-member table:name="83108" table:display="true" table:show-details="true"/>
                <table:data-pilot-member table:name="83114" table:display="true" table:show-details="true"/>
                <table:data-pilot-member table:name="83117" table:display="true" table:show-details="true"/>
                <table:data-pilot-member table:name="83118" table:display="true" table:show-details="true"/>
                <table:data-pilot-member table:name="83142" table:display="true" table:show-details="true"/>
                <table:data-pilot-member table:name="83160" table:display="true" table:show-details="true"/>
                <table:data-pilot-member table:name="83161" table:display="true" table:show-details="true"/>
                <table:data-pilot-member table:name="83164" table:display="true" table:show-details="true"/>
                <table:data-pilot-member table:name="83169" table:display="true" table:show-details="true"/>
                <table:data-pilot-member table:name="83183" table:display="true" table:show-details="true"/>
                <table:data-pilot-member table:name="83185" table:display="true" table:show-details="true"/>
                <table:data-pilot-member table:name="83188" table:display="true" table:show-details="true"/>
                <table:data-pilot-member table:name="83189" table:display="true" table:show-details="true"/>
                <table:data-pilot-member table:name="83212" table:display="true" table:show-details="true"/>
                <table:data-pilot-member table:name="83219" table:display="true" table:show-details="true"/>
                <table:data-pilot-member table:name="83240" table:display="true" table:show-details="true"/>
                <table:data-pilot-member table:name="83241" table:display="true" table:show-details="true"/>
                <table:data-pilot-member table:name="83248" table:display="true" table:show-details="true"/>
                <table:data-pilot-member table:name="83262" table:display="true" table:show-details="true"/>
                <table:data-pilot-member table:name="83278" table:display="true" table:show-details="true"/>
                <table:data-pilot-member table:name="83284" table:display="true" table:show-details="true"/>
                <table:data-pilot-member table:name="83321" table:display="true" table:show-details="true"/>
                <table:data-pilot-member table:name="83354" table:display="true" table:show-details="true"/>
                <table:data-pilot-member table:name="83365" table:display="true" table:show-details="true"/>
                <table:data-pilot-member table:name="83380" table:display="true" table:show-details="true"/>
                <table:data-pilot-member table:name="83388" table:display="true" table:show-details="true"/>
                <table:data-pilot-member table:name="83396" table:display="true" table:show-details="true"/>
                <table:data-pilot-member table:name="83403" table:display="true" table:show-details="true"/>
                <table:data-pilot-member table:name="83405" table:display="true" table:show-details="true"/>
                <table:data-pilot-member table:name="83422" table:display="true" table:show-details="true"/>
                <table:data-pilot-member table:name="83447" table:display="true" table:show-details="true"/>
                <table:data-pilot-member table:name="83481" table:display="true" table:show-details="true"/>
                <table:data-pilot-member table:name="83491" table:display="true" table:show-details="true"/>
                <table:data-pilot-member table:name="83502" table:display="true" table:show-details="true"/>
                <table:data-pilot-member table:name="83505" table:display="true" table:show-details="true"/>
                <table:data-pilot-member table:name="83518" table:display="true" table:show-details="true"/>
                <table:data-pilot-member table:name="83526" table:display="true" table:show-details="true"/>
                <table:data-pilot-member table:name="83528" table:display="true" table:show-details="true"/>
                <table:data-pilot-member table:name="83531" table:display="true" table:show-details="true"/>
                <table:data-pilot-member table:name="83570" table:display="true" table:show-details="true"/>
                <table:data-pilot-member table:name="83574" table:display="true" table:show-details="true"/>
                <table:data-pilot-member table:name="83579" table:display="true" table:show-details="true"/>
                <table:data-pilot-member table:name="83603" table:display="true" table:show-details="true"/>
                <table:data-pilot-member table:name="83622" table:display="true" table:show-details="true"/>
                <table:data-pilot-member table:name="83633" table:display="true" table:show-details="true"/>
                <table:data-pilot-member table:name="83645" table:display="true" table:show-details="true"/>
                <table:data-pilot-member table:name="83647" table:display="true" table:show-details="true"/>
                <table:data-pilot-member table:name="83663" table:display="true" table:show-details="true"/>
                <table:data-pilot-member table:name="83666" table:display="true" table:show-details="true"/>
                <table:data-pilot-member table:name="83667" table:display="true" table:show-details="true"/>
                <table:data-pilot-member table:name="83668" table:display="true" table:show-details="true"/>
                <table:data-pilot-member table:name="83677" table:display="true" table:show-details="true"/>
                <table:data-pilot-member table:name="83679" table:display="true" table:show-details="true"/>
                <table:data-pilot-member table:name="83683" table:display="true" table:show-details="true"/>
                <table:data-pilot-member table:name="83689" table:display="true" table:show-details="true"/>
                <table:data-pilot-member table:name="83700" table:display="true" table:show-details="true"/>
                <table:data-pilot-member table:name="83709" table:display="true" table:show-details="true"/>
                <table:data-pilot-member table:name="83715" table:display="true" table:show-details="true"/>
                <table:data-pilot-member table:name="83720" table:display="true" table:show-details="true"/>
                <table:data-pilot-member table:name="83723" table:display="true" table:show-details="true"/>
                <table:data-pilot-member table:name="83740" table:display="true" table:show-details="true"/>
                <table:data-pilot-member table:name="83747" table:display="true" table:show-details="true"/>
                <table:data-pilot-member table:name="83752" table:display="true" table:show-details="true"/>
                <table:data-pilot-member table:name="83771" table:display="true" table:show-details="true"/>
                <table:data-pilot-member table:name="83773" table:display="true" table:show-details="true"/>
                <table:data-pilot-member table:name="83774" table:display="true" table:show-details="true"/>
                <table:data-pilot-member table:name="83776" table:display="true" table:show-details="true"/>
                <table:data-pilot-member table:name="83787" table:display="true" table:show-details="true"/>
                <table:data-pilot-member table:name="83789" table:display="true" table:show-details="true"/>
                <table:data-pilot-member table:name="83833" table:display="true" table:show-details="true"/>
                <table:data-pilot-member table:name="83870" table:display="true" table:show-details="true"/>
                <table:data-pilot-member table:name="83899" table:display="true" table:show-details="true"/>
                <table:data-pilot-member table:name="83921" table:display="true" table:show-details="true"/>
                <table:data-pilot-member table:name="83929" table:display="true" table:show-details="true"/>
                <table:data-pilot-member table:name="83932" table:display="true" table:show-details="true"/>
                <table:data-pilot-member table:name="83936" table:display="true" table:show-details="true"/>
                <table:data-pilot-member table:name="83937" table:display="true" table:show-details="true"/>
                <table:data-pilot-member table:name="83943" table:display="true" table:show-details="true"/>
                <table:data-pilot-member table:name="83949" table:display="true" table:show-details="true"/>
                <table:data-pilot-member table:name="83969" table:display="true" table:show-details="true"/>
                <table:data-pilot-member table:name="83987" table:display="true" table:show-details="true"/>
                <table:data-pilot-member table:name="83990" table:display="true" table:show-details="true"/>
                <table:data-pilot-member table:name="83991" table:display="true" table:show-details="true"/>
                <table:data-pilot-member table:name="83997" table:display="true" table:show-details="true"/>
                <table:data-pilot-member table:name="84005" table:display="true" table:show-details="true"/>
                <table:data-pilot-member table:name="84030" table:display="true" table:show-details="true"/>
                <table:data-pilot-member table:name="84035" table:display="true" table:show-details="true"/>
                <table:data-pilot-member table:name="84036" table:display="true" table:show-details="true"/>
                <table:data-pilot-member table:name="84040" table:display="true" table:show-details="true"/>
                <table:data-pilot-member table:name="84045" table:display="true" table:show-details="true"/>
                <table:data-pilot-member table:name="84049" table:display="true" table:show-details="true"/>
                <table:data-pilot-member table:name="84054" table:display="true" table:show-details="true"/>
                <table:data-pilot-member table:name="84064" table:display="true" table:show-details="true"/>
                <table:data-pilot-member table:name="84075" table:display="true" table:show-details="true"/>
                <table:data-pilot-member table:name="84098" table:display="true" table:show-details="true"/>
                <table:data-pilot-member table:name="84124" table:display="true" table:show-details="true"/>
                <table:data-pilot-member table:name="84157" table:display="true" table:show-details="true"/>
                <table:data-pilot-member table:name="84163" table:display="true" table:show-details="true"/>
                <table:data-pilot-member table:name="84169" table:display="true" table:show-details="true"/>
                <table:data-pilot-member table:name="84180" table:display="true" table:show-details="true"/>
                <table:data-pilot-member table:name="84182" table:display="true" table:show-details="true"/>
                <table:data-pilot-member table:name="84189" table:display="true" table:show-details="true"/>
                <table:data-pilot-member table:name="84196" table:display="true" table:show-details="true"/>
                <table:data-pilot-member table:name="84237" table:display="true" table:show-details="true"/>
                <table:data-pilot-member table:name="84248" table:display="true" table:show-details="true"/>
                <table:data-pilot-member table:name="84265" table:display="true" table:show-details="true"/>
                <table:data-pilot-member table:name="84281" table:display="true" table:show-details="true"/>
                <table:data-pilot-member table:name="84290" table:display="true" table:show-details="true"/>
                <table:data-pilot-member table:name="84319" table:display="true" table:show-details="true"/>
                <table:data-pilot-member table:name="84320" table:display="true" table:show-details="true"/>
                <table:data-pilot-member table:name="84328" table:display="true" table:show-details="true"/>
                <table:data-pilot-member table:name="84335" table:display="true" table:show-details="true"/>
                <table:data-pilot-member table:name="84376" table:display="true" table:show-details="true"/>
                <table:data-pilot-member table:name="84379" table:display="true" table:show-details="true"/>
                <table:data-pilot-member table:name="84398" table:display="true" table:show-details="true"/>
                <table:data-pilot-member table:name="84435" table:display="true" table:show-details="true"/>
                <table:data-pilot-member table:name="84445" table:display="true" table:show-details="true"/>
                <table:data-pilot-member table:name="84449" table:display="true" table:show-details="true"/>
                <table:data-pilot-member table:name="84466" table:display="true" table:show-details="true"/>
                <table:data-pilot-member table:name="84469" table:display="true" table:show-details="true"/>
                <table:data-pilot-member table:name="84487" table:display="true" table:show-details="true"/>
                <table:data-pilot-member table:name="84492" table:display="true" table:show-details="true"/>
                <table:data-pilot-member table:name="84500" table:display="true" table:show-details="true"/>
                <table:data-pilot-member table:name="84531" table:display="true" table:show-details="true"/>
                <table:data-pilot-member table:name="84553" table:display="true" table:show-details="true"/>
                <table:data-pilot-member table:name="84567" table:display="true" table:show-details="true"/>
                <table:data-pilot-member table:name="84574" table:display="true" table:show-details="true"/>
                <table:data-pilot-member table:name="84590" table:display="true" table:show-details="true"/>
                <table:data-pilot-member table:name="84593" table:display="true" table:show-details="true"/>
                <table:data-pilot-member table:name="84604" table:display="true" table:show-details="true"/>
                <table:data-pilot-member table:name="84608" table:display="true" table:show-details="true"/>
                <table:data-pilot-member table:name="84621" table:display="true" table:show-details="true"/>
                <table:data-pilot-member table:name="84626" table:display="true" table:show-details="true"/>
                <table:data-pilot-member table:name="84627" table:display="true" table:show-details="true"/>
                <table:data-pilot-member table:name="84628" table:display="true" table:show-details="true"/>
                <table:data-pilot-member table:name="84629" table:display="true" table:show-details="true"/>
                <table:data-pilot-member table:name="84633" table:display="true" table:show-details="true"/>
                <table:data-pilot-member table:name="84634" table:display="true" table:show-details="true"/>
                <table:data-pilot-member table:name="84639" table:display="true" table:show-details="true"/>
                <table:data-pilot-member table:name="84641" table:display="true" table:show-details="true"/>
                <table:data-pilot-member table:name="84669" table:display="true" table:show-details="true"/>
                <table:data-pilot-member table:name="84687" table:display="true" table:show-details="true"/>
                <table:data-pilot-member table:name="84696" table:display="true" table:show-details="true"/>
                <table:data-pilot-member table:name="84697" table:display="true" table:show-details="true"/>
                <table:data-pilot-member table:name="84700" table:display="true" table:show-details="true"/>
                <table:data-pilot-member table:name="84722" table:display="true" table:show-details="true"/>
                <table:data-pilot-member table:name="84738" table:display="true" table:show-details="true"/>
                <table:data-pilot-member table:name="84780" table:display="true" table:show-details="true"/>
                <table:data-pilot-member table:name="84792" table:display="true" table:show-details="true"/>
                <table:data-pilot-member table:name="84795" table:display="true" table:show-details="true"/>
                <table:data-pilot-member table:name="84803" table:display="true" table:show-details="true"/>
                <table:data-pilot-member table:name="84804" table:display="true" table:show-details="true"/>
                <table:data-pilot-member table:name="84809" table:display="true" table:show-details="true"/>
                <table:data-pilot-member table:name="84811" table:display="true" table:show-details="true"/>
                <table:data-pilot-member table:name="84815" table:display="true" table:show-details="true"/>
                <table:data-pilot-member table:name="84826" table:display="true" table:show-details="true"/>
                <table:data-pilot-member table:name="84834" table:display="true" table:show-details="true"/>
                <table:data-pilot-member table:name="84849" table:display="true" table:show-details="true"/>
                <table:data-pilot-member table:name="84869" table:display="true" table:show-details="true"/>
                <table:data-pilot-member table:name="84874" table:display="true" table:show-details="true"/>
                <table:data-pilot-member table:name="84942" table:display="true" table:show-details="true"/>
                <table:data-pilot-member table:name="84947" table:display="true" table:show-details="true"/>
                <table:data-pilot-member table:name="84952" table:display="true" table:show-details="true"/>
                <table:data-pilot-member table:name="84990" table:display="true" table:show-details="true"/>
                <table:data-pilot-member table:name="85003" table:display="true" table:show-details="true"/>
                <table:data-pilot-member table:name="85004" table:display="true" table:show-details="true"/>
                <table:data-pilot-member table:name="85006" table:display="true" table:show-details="true"/>
                <table:data-pilot-member table:name="85018" table:display="true" table:show-details="true"/>
                <table:data-pilot-member table:name="85038" table:display="true" table:show-details="true"/>
                <table:data-pilot-member table:name="85042" table:display="true" table:show-details="true"/>
                <table:data-pilot-member table:name="85051" table:display="true" table:show-details="true"/>
                <table:data-pilot-member table:name="85064" table:display="true" table:show-details="true"/>
                <table:data-pilot-member table:name="85084" table:display="true" table:show-details="true"/>
                <table:data-pilot-member table:name="85090" table:display="true" table:show-details="true"/>
                <table:data-pilot-member table:name="85097" table:display="true" table:show-details="true"/>
                <table:data-pilot-member table:name="85104" table:display="true" table:show-details="true"/>
                <table:data-pilot-member table:name="85112" table:display="true" table:show-details="true"/>
                <table:data-pilot-member table:name="85125" table:display="true" table:show-details="true"/>
                <table:data-pilot-member table:name="85130" table:display="true" table:show-details="true"/>
                <table:data-pilot-member table:name="85132" table:display="true" table:show-details="true"/>
                <table:data-pilot-member table:name="85133" table:display="true" table:show-details="true"/>
                <table:data-pilot-member table:name="85135" table:display="true" table:show-details="true"/>
                <table:data-pilot-member table:name="85139" table:display="true" table:show-details="true"/>
                <table:data-pilot-member table:name="85141" table:display="true" table:show-details="true"/>
                <table:data-pilot-member table:name="85169" table:display="true" table:show-details="true"/>
                <table:data-pilot-member table:name="85170" table:display="true" table:show-details="true"/>
                <table:data-pilot-member table:name="85176" table:display="true" table:show-details="true"/>
                <table:data-pilot-member table:name="85182" table:display="true" table:show-details="true"/>
                <table:data-pilot-member table:name="85183" table:display="true" table:show-details="true"/>
                <table:data-pilot-member table:name="85191" table:display="true" table:show-details="true"/>
                <table:data-pilot-member table:name="85207" table:display="true" table:show-details="true"/>
                <table:data-pilot-member table:name="85214" table:display="true" table:show-details="true"/>
                <table:data-pilot-member table:name="85215" table:display="true" table:show-details="true"/>
                <table:data-pilot-member table:name="85242" table:display="true" table:show-details="true"/>
                <table:data-pilot-member table:name="85253" table:display="true" table:show-details="true"/>
                <table:data-pilot-member table:name="85274" table:display="true" table:show-details="true"/>
                <table:data-pilot-member table:name="85280" table:display="true" table:show-details="true"/>
                <table:data-pilot-member table:name="85310" table:display="true" table:show-details="true"/>
                <table:data-pilot-member table:name="85317" table:display="true" table:show-details="true"/>
                <table:data-pilot-member table:name="85327" table:display="true" table:show-details="true"/>
                <table:data-pilot-member table:name="85340" table:display="true" table:show-details="true"/>
                <table:data-pilot-member table:name="85345" table:display="true" table:show-details="true"/>
                <table:data-pilot-member table:name="85351" table:display="true" table:show-details="true"/>
                <table:data-pilot-member table:name="85355" table:display="true" table:show-details="true"/>
                <table:data-pilot-member table:name="85357" table:display="true" table:show-details="true"/>
                <table:data-pilot-member table:name="85358" table:display="true" table:show-details="true"/>
                <table:data-pilot-member table:name="85359" table:display="true" table:show-details="true"/>
                <table:data-pilot-member table:name="85373" table:display="true" table:show-details="true"/>
                <table:data-pilot-member table:name="85394" table:display="true" table:show-details="true"/>
                <table:data-pilot-member table:name="85401" table:display="true" table:show-details="true"/>
                <table:data-pilot-member table:name="85402" table:display="true" table:show-details="true"/>
                <table:data-pilot-member table:name="85412" table:display="true" table:show-details="true"/>
                <table:data-pilot-member table:name="85414" table:display="true" table:show-details="true"/>
                <table:data-pilot-member table:name="85449" table:display="true" table:show-details="true"/>
                <table:data-pilot-member table:name="85465" table:display="true" table:show-details="true"/>
                <table:data-pilot-member table:name="85466" table:display="true" table:show-details="true"/>
                <table:data-pilot-member table:name="85520" table:display="true" table:show-details="true"/>
                <table:data-pilot-member table:name="85526" table:display="true" table:show-details="true"/>
                <table:data-pilot-member table:name="85527" table:display="true" table:show-details="true"/>
                <table:data-pilot-member table:name="85529" table:display="true" table:show-details="true"/>
                <table:data-pilot-member table:name="85541" table:display="true" table:show-details="true"/>
                <table:data-pilot-member table:name="85543" table:display="true" table:show-details="true"/>
                <table:data-pilot-member table:name="85549" table:display="true" table:show-details="true"/>
                <table:data-pilot-member table:name="85557" table:display="true" table:show-details="true"/>
                <table:data-pilot-member table:name="85572" table:display="true" table:show-details="true"/>
                <table:data-pilot-member table:name="85582" table:display="true" table:show-details="true"/>
                <table:data-pilot-member table:name="85583" table:display="true" table:show-details="true"/>
                <table:data-pilot-member table:name="85588" table:display="true" table:show-details="true"/>
                <table:data-pilot-member table:name="85602" table:display="true" table:show-details="true"/>
                <table:data-pilot-member table:name="85620" table:display="true" table:show-details="true"/>
                <table:data-pilot-member table:name="85623" table:display="true" table:show-details="true"/>
                <table:data-pilot-member table:name="85626" table:display="true" table:show-details="true"/>
                <table:data-pilot-member table:name="85657" table:display="true" table:show-details="true"/>
                <table:data-pilot-member table:name="85665" table:display="true" table:show-details="true"/>
                <table:data-pilot-member table:name="85670" table:display="true" table:show-details="true"/>
                <table:data-pilot-member table:name="85684" table:display="true" table:show-details="true"/>
                <table:data-pilot-member table:name="85689" table:display="true" table:show-details="true"/>
                <table:data-pilot-member table:name="85729" table:display="true" table:show-details="true"/>
                <table:data-pilot-member table:name="85762" table:display="true" table:show-details="true"/>
                <table:data-pilot-member table:name="85768" table:display="true" table:show-details="true"/>
                <table:data-pilot-member table:name="85792" table:display="true" table:show-details="true"/>
                <table:data-pilot-member table:name="85798" table:display="true" table:show-details="true"/>
                <table:data-pilot-member table:name="85805" table:display="true" table:show-details="true"/>
                <table:data-pilot-member table:name="85807" table:display="true" table:show-details="true"/>
                <table:data-pilot-member table:name="85809" table:display="true" table:show-details="true"/>
                <table:data-pilot-member table:name="85816" table:display="true" table:show-details="true"/>
                <table:data-pilot-member table:name="85837" table:display="true" table:show-details="true"/>
                <table:data-pilot-member table:name="85849" table:display="true" table:show-details="true"/>
                <table:data-pilot-member table:name="85877" table:display="true" table:show-details="true"/>
                <table:data-pilot-member table:name="85880" table:display="true" table:show-details="true"/>
                <table:data-pilot-member table:name="85882" table:display="true" table:show-details="true"/>
                <table:data-pilot-member table:name="85894" table:display="true" table:show-details="true"/>
                <table:data-pilot-member table:name="85899" table:display="true" table:show-details="true"/>
                <table:data-pilot-member table:name="85917" table:display="true" table:show-details="true"/>
                <table:data-pilot-member table:name="85919" table:display="true" table:show-details="true"/>
                <table:data-pilot-member table:name="85939" table:display="true" table:show-details="true"/>
                <table:data-pilot-member table:name="85943" table:display="true" table:show-details="true"/>
                <table:data-pilot-member table:name="85973" table:display="true" table:show-details="true"/>
                <table:data-pilot-member table:name="86002" table:display="true" table:show-details="true"/>
                <table:data-pilot-member table:name="86004" table:display="true" table:show-details="true"/>
                <table:data-pilot-member table:name="86013" table:display="true" table:show-details="true"/>
                <table:data-pilot-member table:name="86014" table:display="true" table:show-details="true"/>
                <table:data-pilot-member table:name="86016" table:display="true" table:show-details="true"/>
                <table:data-pilot-member table:name="86068" table:display="true" table:show-details="true"/>
                <table:data-pilot-member table:name="86071" table:display="true" table:show-details="true"/>
                <table:data-pilot-member table:name="86097" table:display="true" table:show-details="true"/>
                <table:data-pilot-member table:name="86113" table:display="true" table:show-details="true"/>
                <table:data-pilot-member table:name="86115" table:display="true" table:show-details="true"/>
                <table:data-pilot-member table:name="86131" table:display="true" table:show-details="true"/>
                <table:data-pilot-member table:name="86159" table:display="true" table:show-details="true"/>
                <table:data-pilot-member table:name="86165" table:display="true" table:show-details="true"/>
                <table:data-pilot-member table:name="86167" table:display="true" table:show-details="true"/>
                <table:data-pilot-member table:name="86173" table:display="true" table:show-details="true"/>
                <table:data-pilot-member table:name="86200" table:display="true" table:show-details="true"/>
                <table:data-pilot-member table:name="86206" table:display="true" table:show-details="true"/>
                <table:data-pilot-member table:name="86209" table:display="true" table:show-details="true"/>
                <table:data-pilot-member table:name="86217" table:display="true" table:show-details="true"/>
                <table:data-pilot-member table:name="86279" table:display="true" table:show-details="true"/>
                <table:data-pilot-member table:name="86289" table:display="true" table:show-details="true"/>
                <table:data-pilot-member table:name="86293" table:display="true" table:show-details="true"/>
                <table:data-pilot-member table:name="86311" table:display="true" table:show-details="true"/>
                <table:data-pilot-member table:name="86324" table:display="true" table:show-details="true"/>
                <table:data-pilot-member table:name="86327" table:display="true" table:show-details="true"/>
                <table:data-pilot-member table:name="86340" table:display="true" table:show-details="true"/>
                <table:data-pilot-member table:name="86352" table:display="true" table:show-details="true"/>
                <table:data-pilot-member table:name="86360" table:display="true" table:show-details="true"/>
                <table:data-pilot-member table:name="86376" table:display="true" table:show-details="true"/>
                <table:data-pilot-member table:name="86386" table:display="true" table:show-details="true"/>
                <table:data-pilot-member table:name="86388" table:display="true" table:show-details="true"/>
                <table:data-pilot-member table:name="86399" table:display="true" table:show-details="true"/>
                <table:data-pilot-member table:name="86408" table:display="true" table:show-details="true"/>
                <table:data-pilot-member table:name="86411" table:display="true" table:show-details="true"/>
                <table:data-pilot-member table:name="86421" table:display="true" table:show-details="true"/>
                <table:data-pilot-member table:name="86426" table:display="true" table:show-details="true"/>
                <table:data-pilot-member table:name="86460" table:display="true" table:show-details="true"/>
                <table:data-pilot-member table:name="86467" table:display="true" table:show-details="true"/>
                <table:data-pilot-member table:name="86477" table:display="true" table:show-details="true"/>
                <table:data-pilot-member table:name="86502" table:display="true" table:show-details="true"/>
                <table:data-pilot-member table:name="86503" table:display="true" table:show-details="true"/>
                <table:data-pilot-member table:name="86504" table:display="true" table:show-details="true"/>
                <table:data-pilot-member table:name="86511" table:display="true" table:show-details="true"/>
                <table:data-pilot-member table:name="86512" table:display="true" table:show-details="true"/>
                <table:data-pilot-member table:name="86527" table:display="true" table:show-details="true"/>
                <table:data-pilot-member table:name="86547" table:display="true" table:show-details="true"/>
                <table:data-pilot-member table:name="86554" table:display="true" table:show-details="true"/>
                <table:data-pilot-member table:name="86563" table:display="true" table:show-details="true"/>
                <table:data-pilot-member table:name="86564" table:display="true" table:show-details="true"/>
                <table:data-pilot-member table:name="86569" table:display="true" table:show-details="true"/>
                <table:data-pilot-member table:name="86570" table:display="true" table:show-details="true"/>
                <table:data-pilot-member table:name="86581" table:display="true" table:show-details="true"/>
                <table:data-pilot-member table:name="86587" table:display="true" table:show-details="true"/>
                <table:data-pilot-member table:name="86600" table:display="true" table:show-details="true"/>
                <table:data-pilot-member table:name="86633" table:display="true" table:show-details="true"/>
                <table:data-pilot-member table:name="86638" table:display="true" table:show-details="true"/>
                <table:data-pilot-member table:name="86648" table:display="true" table:show-details="true"/>
                <table:data-pilot-member table:name="86657" table:display="true" table:show-details="true"/>
                <table:data-pilot-member table:name="86668" table:display="true" table:show-details="true"/>
                <table:data-pilot-member table:name="86681" table:display="true" table:show-details="true"/>
                <table:data-pilot-member table:name="86682" table:display="true" table:show-details="true"/>
                <table:data-pilot-member table:name="86686" table:display="true" table:show-details="true"/>
                <table:data-pilot-member table:name="86708" table:display="true" table:show-details="true"/>
                <table:data-pilot-member table:name="86711" table:display="true" table:show-details="true"/>
                <table:data-pilot-member table:name="86714" table:display="true" table:show-details="true"/>
                <table:data-pilot-member table:name="86727" table:display="true" table:show-details="true"/>
                <table:data-pilot-member table:name="86734" table:display="true" table:show-details="true"/>
                <table:data-pilot-member table:name="86740" table:display="true" table:show-details="true"/>
                <table:data-pilot-member table:name="86764" table:display="true" table:show-details="true"/>
                <table:data-pilot-member table:name="86791" table:display="true" table:show-details="true"/>
                <table:data-pilot-member table:name="86806" table:display="true" table:show-details="true"/>
                <table:data-pilot-member table:name="86831" table:display="true" table:show-details="true"/>
                <table:data-pilot-member table:name="86836" table:display="true" table:show-details="true"/>
                <table:data-pilot-member table:name="86840" table:display="true" table:show-details="true"/>
                <table:data-pilot-member table:name="86855" table:display="true" table:show-details="true"/>
                <table:data-pilot-member table:name="86894" table:display="true" table:show-details="true"/>
                <table:data-pilot-member table:name="86920" table:display="true" table:show-details="true"/>
                <table:data-pilot-member table:name="86926" table:display="true" table:show-details="true"/>
                <table:data-pilot-member table:name="86942" table:display="true" table:show-details="true"/>
                <table:data-pilot-member table:name="86951" table:display="true" table:show-details="true"/>
                <table:data-pilot-member table:name="86953" table:display="true" table:show-details="true"/>
                <table:data-pilot-member table:name="86956" table:display="true" table:show-details="true"/>
                <table:data-pilot-member table:name="86961" table:display="true" table:show-details="true"/>
                <table:data-pilot-member table:name="86964" table:display="true" table:show-details="true"/>
                <table:data-pilot-member table:name="86970" table:display="true" table:show-details="true"/>
                <table:data-pilot-member table:name="86977" table:display="true" table:show-details="true"/>
                <table:data-pilot-member table:name="86981" table:display="true" table:show-details="true"/>
                <table:data-pilot-member table:name="86983" table:display="true" table:show-details="true"/>
                <table:data-pilot-member table:name="86986" table:display="true" table:show-details="true"/>
                <table:data-pilot-member table:name="86996" table:display="true" table:show-details="true"/>
                <table:data-pilot-member table:name="87009" table:display="true" table:show-details="true"/>
                <table:data-pilot-member table:name="87019" table:display="true" table:show-details="true"/>
                <table:data-pilot-member table:name="87032" table:display="true" table:show-details="true"/>
                <table:data-pilot-member table:name="87037" table:display="true" table:show-details="true"/>
                <table:data-pilot-member table:name="87054" table:display="true" table:show-details="true"/>
                <table:data-pilot-member table:name="87066" table:display="true" table:show-details="true"/>
                <table:data-pilot-member table:name="87067" table:display="true" table:show-details="true"/>
                <table:data-pilot-member table:name="87080" table:display="true" table:show-details="true"/>
                <table:data-pilot-member table:name="87082" table:display="true" table:show-details="true"/>
                <table:data-pilot-member table:name="87084" table:display="true" table:show-details="true"/>
                <table:data-pilot-member table:name="87088" table:display="true" table:show-details="true"/>
                <table:data-pilot-member table:name="87101" table:display="true" table:show-details="true"/>
                <table:data-pilot-member table:name="87118" table:display="true" table:show-details="true"/>
                <table:data-pilot-member table:name="87126" table:display="true" table:show-details="true"/>
                <table:data-pilot-member table:name="87128" table:display="true" table:show-details="true"/>
                <table:data-pilot-member table:name="87130" table:display="true" table:show-details="true"/>
                <table:data-pilot-member table:name="87133" table:display="true" table:show-details="true"/>
                <table:data-pilot-member table:name="87134" table:display="true" table:show-details="true"/>
                <table:data-pilot-member table:name="87146" table:display="true" table:show-details="true"/>
                <table:data-pilot-member table:name="87160" table:display="true" table:show-details="true"/>
                <table:data-pilot-member table:name="87164" table:display="true" table:show-details="true"/>
                <table:data-pilot-member table:name="87169" table:display="true" table:show-details="true"/>
                <table:data-pilot-member table:name="87171" table:display="true" table:show-details="true"/>
                <table:data-pilot-member table:name="87190" table:display="true" table:show-details="true"/>
                <table:data-pilot-member table:name="87209" table:display="true" table:show-details="true"/>
                <table:data-pilot-member table:name="87212" table:display="true" table:show-details="true"/>
                <table:data-pilot-member table:name="87230" table:display="true" table:show-details="true"/>
                <table:data-pilot-member table:name="87252" table:display="true" table:show-details="true"/>
                <table:data-pilot-member table:name="87256" table:display="true" table:show-details="true"/>
                <table:data-pilot-member table:name="87263" table:display="true" table:show-details="true"/>
                <table:data-pilot-member table:name="87266" table:display="true" table:show-details="true"/>
                <table:data-pilot-member table:name="87315" table:display="true" table:show-details="true"/>
                <table:data-pilot-member table:name="87317" table:display="true" table:show-details="true"/>
                <table:data-pilot-member table:name="87319" table:display="true" table:show-details="true"/>
                <table:data-pilot-member table:name="87338" table:display="true" table:show-details="true"/>
                <table:data-pilot-member table:name="87343" table:display="true" table:show-details="true"/>
                <table:data-pilot-member table:name="87366" table:display="true" table:show-details="true"/>
                <table:data-pilot-member table:name="87372" table:display="true" table:show-details="true"/>
                <table:data-pilot-member table:name="87377" table:display="true" table:show-details="true"/>
                <table:data-pilot-member table:name="87384" table:display="true" table:show-details="true"/>
                <table:data-pilot-member table:name="87404" table:display="true" table:show-details="true"/>
                <table:data-pilot-member table:name="87405" table:display="true" table:show-details="true"/>
                <table:data-pilot-member table:name="87419" table:display="true" table:show-details="true"/>
                <table:data-pilot-member table:name="87424" table:display="true" table:show-details="true"/>
                <table:data-pilot-member table:name="87425" table:display="true" table:show-details="true"/>
                <table:data-pilot-member table:name="87430" table:display="true" table:show-details="true"/>
                <table:data-pilot-member table:name="87433" table:display="true" table:show-details="true"/>
                <table:data-pilot-member table:name="87435" table:display="true" table:show-details="true"/>
                <table:data-pilot-member table:name="87444" table:display="true" table:show-details="true"/>
                <table:data-pilot-member table:name="87448" table:display="true" table:show-details="true"/>
                <table:data-pilot-member table:name="87453" table:display="true" table:show-details="true"/>
                <table:data-pilot-member table:name="87462" table:display="true" table:show-details="true"/>
                <table:data-pilot-member table:name="87467" table:display="true" table:show-details="true"/>
                <table:data-pilot-member table:name="87500" table:display="true" table:show-details="true"/>
                <table:data-pilot-member table:name="87509" table:display="true" table:show-details="true"/>
                <table:data-pilot-member table:name="87516" table:display="true" table:show-details="true"/>
                <table:data-pilot-member table:name="87523" table:display="true" table:show-details="true"/>
                <table:data-pilot-member table:name="87537" table:display="true" table:show-details="true"/>
                <table:data-pilot-member table:name="87540" table:display="true" table:show-details="true"/>
                <table:data-pilot-member table:name="87555" table:display="true" table:show-details="true"/>
                <table:data-pilot-member table:name="87556" table:display="true" table:show-details="true"/>
                <table:data-pilot-member table:name="87557" table:display="true" table:show-details="true"/>
                <table:data-pilot-member table:name="87562" table:display="true" table:show-details="true"/>
                <table:data-pilot-member table:name="87580" table:display="true" table:show-details="true"/>
                <table:data-pilot-member table:name="87590" table:display="true" table:show-details="true"/>
                <table:data-pilot-member table:name="87601" table:display="true" table:show-details="true"/>
                <table:data-pilot-member table:name="87604" table:display="true" table:show-details="true"/>
                <table:data-pilot-member table:name="87639" table:display="true" table:show-details="true"/>
                <table:data-pilot-member table:name="87655" table:display="true" table:show-details="true"/>
                <table:data-pilot-member table:name="87676" table:display="true" table:show-details="true"/>
                <table:data-pilot-member table:name="87686" table:display="true" table:show-details="true"/>
                <table:data-pilot-member table:name="87687" table:display="true" table:show-details="true"/>
                <table:data-pilot-member table:name="87691" table:display="true" table:show-details="true"/>
                <table:data-pilot-member table:name="87697" table:display="true" table:show-details="true"/>
                <table:data-pilot-member table:name="87707" table:display="true" table:show-details="true"/>
                <table:data-pilot-member table:name="87726" table:display="true" table:show-details="true"/>
                <table:data-pilot-member table:name="87727" table:display="true" table:show-details="true"/>
                <table:data-pilot-member table:name="87730" table:display="true" table:show-details="true"/>
                <table:data-pilot-member table:name="87733" table:display="true" table:show-details="true"/>
                <table:data-pilot-member table:name="87746" table:display="true" table:show-details="true"/>
                <table:data-pilot-member table:name="87767" table:display="true" table:show-details="true"/>
                <table:data-pilot-member table:name="87770" table:display="true" table:show-details="true"/>
                <table:data-pilot-member table:name="87783" table:display="true" table:show-details="true"/>
                <table:data-pilot-member table:name="87788" table:display="true" table:show-details="true"/>
                <table:data-pilot-member table:name="87808" table:display="true" table:show-details="true"/>
                <table:data-pilot-member table:name="87812" table:display="true" table:show-details="true"/>
                <table:data-pilot-member table:name="87825" table:display="true" table:show-details="true"/>
                <table:data-pilot-member table:name="87837" table:display="true" table:show-details="true"/>
                <table:data-pilot-member table:name="87850" table:display="true" table:show-details="true"/>
                <table:data-pilot-member table:name="87851" table:display="true" table:show-details="true"/>
                <table:data-pilot-member table:name="87872" table:display="true" table:show-details="true"/>
                <table:data-pilot-member table:name="87883" table:display="true" table:show-details="true"/>
                <table:data-pilot-member table:name="87898" table:display="true" table:show-details="true"/>
                <table:data-pilot-member table:name="87909" table:display="true" table:show-details="true"/>
                <table:data-pilot-member table:name="87915" table:display="true" table:show-details="true"/>
                <table:data-pilot-member table:name="87932" table:display="true" table:show-details="true"/>
                <table:data-pilot-member table:name="87933" table:display="true" table:show-details="true"/>
                <table:data-pilot-member table:name="87940" table:display="true" table:show-details="true"/>
                <table:data-pilot-member table:name="87948" table:display="true" table:show-details="true"/>
                <table:data-pilot-member table:name="87950" table:display="true" table:show-details="true"/>
                <table:data-pilot-member table:name="87959" table:display="true" table:show-details="true"/>
                <table:data-pilot-member table:name="87960" table:display="true" table:show-details="true"/>
                <table:data-pilot-member table:name="87984" table:display="true" table:show-details="true"/>
                <table:data-pilot-member table:name="88024" table:display="true" table:show-details="true"/>
                <table:data-pilot-member table:name="88028" table:display="true" table:show-details="true"/>
                <table:data-pilot-member table:name="88033" table:display="true" table:show-details="true"/>
                <table:data-pilot-member table:name="88067" table:display="true" table:show-details="true"/>
                <table:data-pilot-member table:name="88107" table:display="true" table:show-details="true"/>
                <table:data-pilot-member table:name="88109" table:display="true" table:show-details="true"/>
                <table:data-pilot-member table:name="88119" table:display="true" table:show-details="true"/>
                <table:data-pilot-member table:name="88121" table:display="true" table:show-details="true"/>
                <table:data-pilot-member table:name="88148" table:display="true" table:show-details="true"/>
                <table:data-pilot-member table:name="88150" table:display="true" table:show-details="true"/>
                <table:data-pilot-member table:name="88156" table:display="true" table:show-details="true"/>
                <table:data-pilot-member table:name="88167" table:display="true" table:show-details="true"/>
                <table:data-pilot-member table:name="88168" table:display="true" table:show-details="true"/>
                <table:data-pilot-member table:name="88173" table:display="true" table:show-details="true"/>
                <table:data-pilot-member table:name="88178" table:display="true" table:show-details="true"/>
                <table:data-pilot-member table:name="88181" table:display="true" table:show-details="true"/>
                <table:data-pilot-member table:name="88189" table:display="true" table:show-details="true"/>
                <table:data-pilot-member table:name="88209" table:display="true" table:show-details="true"/>
                <table:data-pilot-member table:name="88220" table:display="true" table:show-details="true"/>
                <table:data-pilot-member table:name="88230" table:display="true" table:show-details="true"/>
                <table:data-pilot-member table:name="88236" table:display="true" table:show-details="true"/>
                <table:data-pilot-member table:name="88240" table:display="true" table:show-details="true"/>
                <table:data-pilot-member table:name="88254" table:display="true" table:show-details="true"/>
                <table:data-pilot-member table:name="88265" table:display="true" table:show-details="true"/>
                <table:data-pilot-member table:name="88267" table:display="true" table:show-details="true"/>
                <table:data-pilot-member table:name="88316" table:display="true" table:show-details="true"/>
                <table:data-pilot-member table:name="88332" table:display="true" table:show-details="true"/>
                <table:data-pilot-member table:name="88333" table:display="true" table:show-details="true"/>
                <table:data-pilot-member table:name="88341" table:display="true" table:show-details="true"/>
                <table:data-pilot-member table:name="88362" table:display="true" table:show-details="true"/>
                <table:data-pilot-member table:name="88367" table:display="true" table:show-details="true"/>
                <table:data-pilot-member table:name="88397" table:display="true" table:show-details="true"/>
                <table:data-pilot-member table:name="88417" table:display="true" table:show-details="true"/>
                <table:data-pilot-member table:name="88418" table:display="true" table:show-details="true"/>
                <table:data-pilot-member table:name="88428" table:display="true" table:show-details="true"/>
                <table:data-pilot-member table:name="88432" table:display="true" table:show-details="true"/>
                <table:data-pilot-member table:name="88433" table:display="true" table:show-details="true"/>
                <table:data-pilot-member table:name="88452" table:display="true" table:show-details="true"/>
                <table:data-pilot-member table:name="88455" table:display="true" table:show-details="true"/>
                <table:data-pilot-member table:name="88461" table:display="true" table:show-details="true"/>
                <table:data-pilot-member table:name="88463" table:display="true" table:show-details="true"/>
                <table:data-pilot-member table:name="88489" table:display="true" table:show-details="true"/>
                <table:data-pilot-member table:name="88519" table:display="true" table:show-details="true"/>
                <table:data-pilot-member table:name="88524" table:display="true" table:show-details="true"/>
                <table:data-pilot-member table:name="88538" table:display="true" table:show-details="true"/>
                <table:data-pilot-member table:name="88559" table:display="true" table:show-details="true"/>
                <table:data-pilot-member table:name="88585" table:display="true" table:show-details="true"/>
                <table:data-pilot-member table:name="88586" table:display="true" table:show-details="true"/>
                <table:data-pilot-member table:name="88593" table:display="true" table:show-details="true"/>
                <table:data-pilot-member table:name="88636" table:display="true" table:show-details="true"/>
                <table:data-pilot-member table:name="88638" table:display="true" table:show-details="true"/>
                <table:data-pilot-member table:name="88646" table:display="true" table:show-details="true"/>
                <table:data-pilot-member table:name="88651" table:display="true" table:show-details="true"/>
                <table:data-pilot-member table:name="88658" table:display="true" table:show-details="true"/>
                <table:data-pilot-member table:name="88678" table:display="true" table:show-details="true"/>
                <table:data-pilot-member table:name="88694" table:display="true" table:show-details="true"/>
                <table:data-pilot-member table:name="88706" table:display="true" table:show-details="true"/>
                <table:data-pilot-member table:name="88727" table:display="true" table:show-details="true"/>
                <table:data-pilot-member table:name="88734" table:display="true" table:show-details="true"/>
                <table:data-pilot-member table:name="88756" table:display="true" table:show-details="true"/>
                <table:data-pilot-member table:name="88768" table:display="true" table:show-details="true"/>
                <table:data-pilot-member table:name="88769" table:display="true" table:show-details="true"/>
                <table:data-pilot-member table:name="88779" table:display="true" table:show-details="true"/>
                <table:data-pilot-member table:name="88780" table:display="true" table:show-details="true"/>
                <table:data-pilot-member table:name="88781" table:display="true" table:show-details="true"/>
                <table:data-pilot-member table:name="88801" table:display="true" table:show-details="true"/>
                <table:data-pilot-member table:name="88812" table:display="true" table:show-details="true"/>
                <table:data-pilot-member table:name="88860" table:display="true" table:show-details="true"/>
                <table:data-pilot-member table:name="88861" table:display="true" table:show-details="true"/>
                <table:data-pilot-member table:name="88882" table:display="true" table:show-details="true"/>
                <table:data-pilot-member table:name="88884" table:display="true" table:show-details="true"/>
                <table:data-pilot-member table:name="88889" table:display="true" table:show-details="true"/>
                <table:data-pilot-member table:name="88892" table:display="true" table:show-details="true"/>
                <table:data-pilot-member table:name="88910" table:display="true" table:show-details="true"/>
                <table:data-pilot-member table:name="88920" table:display="true" table:show-details="true"/>
                <table:data-pilot-member table:name="88928" table:display="true" table:show-details="true"/>
                <table:data-pilot-member table:name="88932" table:display="true" table:show-details="true"/>
                <table:data-pilot-member table:name="88935" table:display="true" table:show-details="true"/>
                <table:data-pilot-member table:name="88968" table:display="true" table:show-details="true"/>
                <table:data-pilot-member table:name="88969" table:display="true" table:show-details="true"/>
                <table:data-pilot-member table:name="88975" table:display="true" table:show-details="true"/>
                <table:data-pilot-member table:name="89003" table:display="true" table:show-details="true"/>
                <table:data-pilot-member table:name="89015" table:display="true" table:show-details="true"/>
                <table:data-pilot-member table:name="89020" table:display="true" table:show-details="true"/>
                <table:data-pilot-member table:name="89028" table:display="true" table:show-details="true"/>
                <table:data-pilot-member table:name="89029" table:display="true" table:show-details="true"/>
                <table:data-pilot-member table:name="89030" table:display="true" table:show-details="true"/>
                <table:data-pilot-member table:name="89044" table:display="true" table:show-details="true"/>
                <table:data-pilot-member table:name="89052" table:display="true" table:show-details="true"/>
                <table:data-pilot-member table:name="89054" table:display="true" table:show-details="true"/>
                <table:data-pilot-member table:name="89064" table:display="true" table:show-details="true"/>
                <table:data-pilot-member table:name="89077" table:display="true" table:show-details="true"/>
                <table:data-pilot-member table:name="89078" table:display="true" table:show-details="true"/>
                <table:data-pilot-member table:name="89101" table:display="true" table:show-details="true"/>
                <table:data-pilot-member table:name="89130" table:display="true" table:show-details="true"/>
                <table:data-pilot-member table:name="89145" table:display="true" table:show-details="true"/>
                <table:data-pilot-member table:name="89155" table:display="true" table:show-details="true"/>
                <table:data-pilot-member table:name="89166" table:display="true" table:show-details="true"/>
                <table:data-pilot-member table:name="89169" table:display="true" table:show-details="true"/>
                <table:data-pilot-member table:name="89175" table:display="true" table:show-details="true"/>
                <table:data-pilot-member table:name="89178" table:display="true" table:show-details="true"/>
                <table:data-pilot-member table:name="89180" table:display="true" table:show-details="true"/>
                <table:data-pilot-member table:name="89201" table:display="true" table:show-details="true"/>
                <table:data-pilot-member table:name="89208" table:display="true" table:show-details="true"/>
                <table:data-pilot-member table:name="89262" table:display="true" table:show-details="true"/>
                <table:data-pilot-member table:name="89263" table:display="true" table:show-details="true"/>
                <table:data-pilot-member table:name="89264" table:display="true" table:show-details="true"/>
                <table:data-pilot-member table:name="89272" table:display="true" table:show-details="true"/>
                <table:data-pilot-member table:name="89290" table:display="true" table:show-details="true"/>
                <table:data-pilot-member table:name="89302" table:display="true" table:show-details="true"/>
                <table:data-pilot-member table:name="89305" table:display="true" table:show-details="true"/>
                <table:data-pilot-member table:name="89314" table:display="true" table:show-details="true"/>
                <table:data-pilot-member table:name="89354" table:display="true" table:show-details="true"/>
                <table:data-pilot-member table:name="89376" table:display="true" table:show-details="true"/>
                <table:data-pilot-member table:name="89383" table:display="true" table:show-details="true"/>
                <table:data-pilot-member table:name="89393" table:display="true" table:show-details="true"/>
                <table:data-pilot-member table:name="89398" table:display="true" table:show-details="true"/>
                <table:data-pilot-member table:name="89401" table:display="true" table:show-details="true"/>
                <table:data-pilot-member table:name="89403" table:display="true" table:show-details="true"/>
                <table:data-pilot-member table:name="89405" table:display="true" table:show-details="true"/>
                <table:data-pilot-member table:name="89413" table:display="true" table:show-details="true"/>
                <table:data-pilot-member table:name="89419" table:display="true" table:show-details="true"/>
                <table:data-pilot-member table:name="89420" table:display="true" table:show-details="true"/>
                <table:data-pilot-member table:name="89442" table:display="true" table:show-details="true"/>
                <table:data-pilot-member table:name="89462" table:display="true" table:show-details="true"/>
                <table:data-pilot-member table:name="89484" table:display="true" table:show-details="true"/>
                <table:data-pilot-member table:name="89494" table:display="true" table:show-details="true"/>
                <table:data-pilot-member table:name="89518" table:display="true" table:show-details="true"/>
                <table:data-pilot-member table:name="89541" table:display="true" table:show-details="true"/>
                <table:data-pilot-member table:name="89562" table:display="true" table:show-details="true"/>
                <table:data-pilot-member table:name="89584" table:display="true" table:show-details="true"/>
                <table:data-pilot-member table:name="89587" table:display="true" table:show-details="true"/>
                <table:data-pilot-member table:name="89589" table:display="true" table:show-details="true"/>
                <table:data-pilot-member table:name="89595" table:display="true" table:show-details="true"/>
                <table:data-pilot-member table:name="89597" table:display="true" table:show-details="true"/>
                <table:data-pilot-member table:name="89604" table:display="true" table:show-details="true"/>
                <table:data-pilot-member table:name="89633" table:display="true" table:show-details="true"/>
                <table:data-pilot-member table:name="89664" table:display="true" table:show-details="true"/>
                <table:data-pilot-member table:name="89667" table:display="true" table:show-details="true"/>
                <table:data-pilot-member table:name="89693" table:display="true" table:show-details="true"/>
                <table:data-pilot-member table:name="89715" table:display="true" table:show-details="true"/>
                <table:data-pilot-member table:name="89736" table:display="true" table:show-details="true"/>
                <table:data-pilot-member table:name="89756" table:display="true" table:show-details="true"/>
                <table:data-pilot-member table:name="89766" table:display="true" table:show-details="true"/>
                <table:data-pilot-member table:name="89786" table:display="true" table:show-details="true"/>
                <table:data-pilot-member table:name="89805" table:display="true" table:show-details="true"/>
                <table:data-pilot-member table:name="89823" table:display="true" table:show-details="true"/>
                <table:data-pilot-member table:name="89829" table:display="true" table:show-details="true"/>
                <table:data-pilot-member table:name="89841" table:display="true" table:show-details="true"/>
                <table:data-pilot-member table:name="89851" table:display="true" table:show-details="true"/>
                <table:data-pilot-member table:name="89862" table:display="true" table:show-details="true"/>
                <table:data-pilot-member table:name="89869" table:display="true" table:show-details="true"/>
                <table:data-pilot-member table:name="89870" table:display="true" table:show-details="true"/>
                <table:data-pilot-member table:name="89886" table:display="true" table:show-details="true"/>
                <table:data-pilot-member table:name="89887" table:display="true" table:show-details="true"/>
                <table:data-pilot-member table:name="89888" table:display="true" table:show-details="true"/>
                <table:data-pilot-member table:name="89890" table:display="true" table:show-details="true"/>
                <table:data-pilot-member table:name="89894" table:display="true" table:show-details="true"/>
                <table:data-pilot-member table:name="89899" table:display="true" table:show-details="true"/>
                <table:data-pilot-member table:name="89916" table:display="true" table:show-details="true"/>
                <table:data-pilot-member table:name="89919" table:display="true" table:show-details="true"/>
                <table:data-pilot-member table:name="89928" table:display="true" table:show-details="true"/>
                <table:data-pilot-member table:name="89953" table:display="true" table:show-details="true"/>
                <table:data-pilot-member table:name="89955" table:display="true" table:show-details="true"/>
                <table:data-pilot-member table:name="89959" table:display="true" table:show-details="true"/>
                <table:data-pilot-member table:name="89975" table:display="true" table:show-details="true"/>
                <table:data-pilot-member table:name="89977" table:display="true" table:show-details="true"/>
                <table:data-pilot-member table:name="89981" table:display="true" table:show-details="true"/>
                <table:data-pilot-member table:name="90001" table:display="true" table:show-details="true"/>
                <table:data-pilot-member table:name="90004" table:display="true" table:show-details="true"/>
                <table:data-pilot-member table:name="90006" table:display="true" table:show-details="true"/>
                <table:data-pilot-member table:name="90008" table:display="true" table:show-details="true"/>
                <table:data-pilot-member table:name="90011" table:display="true" table:show-details="true"/>
                <table:data-pilot-member table:name="90018" table:display="true" table:show-details="true"/>
                <table:data-pilot-member table:name="90031" table:display="true" table:show-details="true"/>
                <table:data-pilot-member table:name="90033" table:display="true" table:show-details="true"/>
                <table:data-pilot-member table:name="90043" table:display="true" table:show-details="true"/>
                <table:data-pilot-member table:name="90056" table:display="true" table:show-details="true"/>
                <table:data-pilot-member table:name="90057" table:display="true" table:show-details="true"/>
                <table:data-pilot-member table:name="90059" table:display="true" table:show-details="true"/>
                <table:data-pilot-member table:name="90094" table:display="true" table:show-details="true"/>
                <table:data-pilot-member table:name="90098" table:display="true" table:show-details="true"/>
                <table:data-pilot-member table:name="90111" table:display="true" table:show-details="true"/>
                <table:data-pilot-member table:name="90117" table:display="true" table:show-details="true"/>
                <table:data-pilot-member table:name="90123" table:display="true" table:show-details="true"/>
                <table:data-pilot-member table:name="90130" table:display="true" table:show-details="true"/>
                <table:data-pilot-member table:name="90133" table:display="true" table:show-details="true"/>
                <table:data-pilot-member table:name="90138" table:display="true" table:show-details="true"/>
                <table:data-pilot-member table:name="90142" table:display="true" table:show-details="true"/>
                <table:data-pilot-member table:name="90149" table:display="true" table:show-details="true"/>
                <table:data-pilot-member table:name="90188" table:display="true" table:show-details="true"/>
                <table:data-pilot-member table:name="90207" table:display="true" table:show-details="true"/>
                <table:data-pilot-member table:name="90214" table:display="true" table:show-details="true"/>
                <table:data-pilot-member table:name="90234" table:display="true" table:show-details="true"/>
                <table:data-pilot-member table:name="90237" table:display="true" table:show-details="true"/>
                <table:data-pilot-member table:name="90259" table:display="true" table:show-details="true"/>
                <table:data-pilot-member table:name="90282" table:display="true" table:show-details="true"/>
                <table:data-pilot-member table:name="90285" table:display="true" table:show-details="true"/>
                <table:data-pilot-member table:name="90306" table:display="true" table:show-details="true"/>
                <table:data-pilot-member table:name="90318" table:display="true" table:show-details="true"/>
                <table:data-pilot-member table:name="90320" table:display="true" table:show-details="true"/>
                <table:data-pilot-member table:name="90345" table:display="true" table:show-details="true"/>
                <table:data-pilot-member table:name="90379" table:display="true" table:show-details="true"/>
                <table:data-pilot-member table:name="90381" table:display="true" table:show-details="true"/>
                <table:data-pilot-member table:name="90384" table:display="true" table:show-details="true"/>
                <table:data-pilot-member table:name="90394" table:display="true" table:show-details="true"/>
                <table:data-pilot-member table:name="90414" table:display="true" table:show-details="true"/>
                <table:data-pilot-member table:name="90419" table:display="true" table:show-details="true"/>
                <table:data-pilot-member table:name="90423" table:display="true" table:show-details="true"/>
                <table:data-pilot-member table:name="90443" table:display="true" table:show-details="true"/>
                <table:data-pilot-member table:name="90449" table:display="true" table:show-details="true"/>
                <table:data-pilot-member table:name="90455" table:display="true" table:show-details="true"/>
                <table:data-pilot-member table:name="90470" table:display="true" table:show-details="true"/>
                <table:data-pilot-member table:name="90487" table:display="true" table:show-details="true"/>
                <table:data-pilot-member table:name="90489" table:display="true" table:show-details="true"/>
                <table:data-pilot-member table:name="90502" table:display="true" table:show-details="true"/>
                <table:data-pilot-member table:name="90504" table:display="true" table:show-details="true"/>
                <table:data-pilot-member table:name="90508" table:display="true" table:show-details="true"/>
                <table:data-pilot-member table:name="90513" table:display="true" table:show-details="true"/>
                <table:data-pilot-member table:name="90527" table:display="true" table:show-details="true"/>
                <table:data-pilot-member table:name="90535" table:display="true" table:show-details="true"/>
                <table:data-pilot-member table:name="90562" table:display="true" table:show-details="true"/>
                <table:data-pilot-member table:name="90572" table:display="true" table:show-details="true"/>
                <table:data-pilot-member table:name="90591" table:display="true" table:show-details="true"/>
                <table:data-pilot-member table:name="90594" table:display="true" table:show-details="true"/>
                <table:data-pilot-member table:name="90621" table:display="true" table:show-details="true"/>
                <table:data-pilot-member table:name="90656" table:display="true" table:show-details="true"/>
                <table:data-pilot-member table:name="90659" table:display="true" table:show-details="true"/>
                <table:data-pilot-member table:name="90667" table:display="true" table:show-details="true"/>
                <table:data-pilot-member table:name="90668" table:display="true" table:show-details="true"/>
                <table:data-pilot-member table:name="90672" table:display="true" table:show-details="true"/>
                <table:data-pilot-member table:name="90675" table:display="true" table:show-details="true"/>
                <table:data-pilot-member table:name="90711" table:display="true" table:show-details="true"/>
                <table:data-pilot-member table:name="90712" table:display="true" table:show-details="true"/>
                <table:data-pilot-member table:name="90718" table:display="true" table:show-details="true"/>
                <table:data-pilot-member table:name="90721" table:display="true" table:show-details="true"/>
                <table:data-pilot-member table:name="90727" table:display="true" table:show-details="true"/>
                <table:data-pilot-member table:name="90735" table:display="true" table:show-details="true"/>
                <table:data-pilot-member table:name="90738" table:display="true" table:show-details="true"/>
                <table:data-pilot-member table:name="90740" table:display="true" table:show-details="true"/>
                <table:data-pilot-member table:name="90750" table:display="true" table:show-details="true"/>
                <table:data-pilot-member table:name="90752" table:display="true" table:show-details="true"/>
                <table:data-pilot-member table:name="90758" table:display="true" table:show-details="true"/>
                <table:data-pilot-member table:name="90759" table:display="true" table:show-details="true"/>
                <table:data-pilot-member table:name="90760" table:display="true" table:show-details="true"/>
                <table:data-pilot-member table:name="90761" table:display="true" table:show-details="true"/>
                <table:data-pilot-member table:name="90762" table:display="true" table:show-details="true"/>
                <table:data-pilot-member table:name="90774" table:display="true" table:show-details="true"/>
                <table:data-pilot-member table:name="90806" table:display="true" table:show-details="true"/>
                <table:data-pilot-member table:name="90813" table:display="true" table:show-details="true"/>
                <table:data-pilot-member table:name="90815" table:display="true" table:show-details="true"/>
                <table:data-pilot-member table:name="90816" table:display="true" table:show-details="true"/>
                <table:data-pilot-member table:name="90821" table:display="true" table:show-details="true"/>
                <table:data-pilot-member table:name="90846" table:display="true" table:show-details="true"/>
                <table:data-pilot-member table:name="90857" table:display="true" table:show-details="true"/>
                <table:data-pilot-member table:name="90865" table:display="true" table:show-details="true"/>
                <table:data-pilot-member table:name="90896" table:display="true" table:show-details="true"/>
                <table:data-pilot-member table:name="90922" table:display="true" table:show-details="true"/>
                <table:data-pilot-member table:name="90928" table:display="true" table:show-details="true"/>
                <table:data-pilot-member table:name="90931" table:display="true" table:show-details="true"/>
                <table:data-pilot-member table:name="90937" table:display="true" table:show-details="true"/>
                <table:data-pilot-member table:name="90940" table:display="true" table:show-details="true"/>
                <table:data-pilot-member table:name="90948" table:display="true" table:show-details="true"/>
                <table:data-pilot-member table:name="90958" table:display="true" table:show-details="true"/>
                <table:data-pilot-member table:name="90960" table:display="true" table:show-details="true"/>
                <table:data-pilot-member table:name="90961" table:display="true" table:show-details="true"/>
                <table:data-pilot-member table:name="90962" table:display="true" table:show-details="true"/>
                <table:data-pilot-member table:name="90976" table:display="true" table:show-details="true"/>
                <table:data-pilot-member table:name="90982" table:display="true" table:show-details="true"/>
                <table:data-pilot-member table:name="90985" table:display="true" table:show-details="true"/>
                <table:data-pilot-member table:name="91005" table:display="true" table:show-details="true"/>
                <table:data-pilot-member table:name="91011" table:display="true" table:show-details="true"/>
                <table:data-pilot-member table:name="91012" table:display="true" table:show-details="true"/>
                <table:data-pilot-member table:name="91021" table:display="true" table:show-details="true"/>
                <table:data-pilot-member table:name="91028" table:display="true" table:show-details="true"/>
                <table:data-pilot-member table:name="91042" table:display="true" table:show-details="true"/>
                <table:data-pilot-member table:name="91045" table:display="true" table:show-details="true"/>
                <table:data-pilot-member table:name="91066" table:display="true" table:show-details="true"/>
                <table:data-pilot-member table:name="91092" table:display="true" table:show-details="true"/>
                <table:data-pilot-member table:name="91093" table:display="true" table:show-details="true"/>
                <table:data-pilot-member table:name="91119" table:display="true" table:show-details="true"/>
                <table:data-pilot-member table:name="91123" table:display="true" table:show-details="true"/>
                <table:data-pilot-member table:name="91151" table:display="true" table:show-details="true"/>
                <table:data-pilot-member table:name="91156" table:display="true" table:show-details="true"/>
                <table:data-pilot-member table:name="91168" table:display="true" table:show-details="true"/>
                <table:data-pilot-member table:name="91172" table:display="true" table:show-details="true"/>
                <table:data-pilot-member table:name="91185" table:display="true" table:show-details="true"/>
                <table:data-pilot-member table:name="91191" table:display="true" table:show-details="true"/>
                <table:data-pilot-member table:name="91199" table:display="true" table:show-details="true"/>
                <table:data-pilot-member table:name="91217" table:display="true" table:show-details="true"/>
                <table:data-pilot-member table:name="91226" table:display="true" table:show-details="true"/>
                <table:data-pilot-member table:name="91241" table:display="true" table:show-details="true"/>
                <table:data-pilot-member table:name="91267" table:display="true" table:show-details="true"/>
                <table:data-pilot-member table:name="91304" table:display="true" table:show-details="true"/>
                <table:data-pilot-member table:name="91310" table:display="true" table:show-details="true"/>
                <table:data-pilot-member table:name="91351" table:display="true" table:show-details="true"/>
                <table:data-pilot-member table:name="91357" table:display="true" table:show-details="true"/>
                <table:data-pilot-member table:name="91368" table:display="true" table:show-details="true"/>
                <table:data-pilot-member table:name="91369" table:display="true" table:show-details="true"/>
                <table:data-pilot-member table:name="91410" table:display="true" table:show-details="true"/>
                <table:data-pilot-member table:name="91432" table:display="true" table:show-details="true"/>
                <table:data-pilot-member table:name="91452" table:display="true" table:show-details="true"/>
                <table:data-pilot-member table:name="91464" table:display="true" table:show-details="true"/>
                <table:data-pilot-member table:name="91468" table:display="true" table:show-details="true"/>
                <table:data-pilot-member table:name="91471" table:display="true" table:show-details="true"/>
                <table:data-pilot-member table:name="91472" table:display="true" table:show-details="true"/>
                <table:data-pilot-member table:name="91491" table:display="true" table:show-details="true"/>
                <table:data-pilot-member table:name="91500" table:display="true" table:show-details="true"/>
                <table:data-pilot-member table:name="91510" table:display="true" table:show-details="true"/>
                <table:data-pilot-member table:name="91540" table:display="true" table:show-details="true"/>
                <table:data-pilot-member table:name="91546" table:display="true" table:show-details="true"/>
                <table:data-pilot-member table:name="91561" table:display="true" table:show-details="true"/>
                <table:data-pilot-member table:name="91566" table:display="true" table:show-details="true"/>
                <table:data-pilot-member table:name="91572" table:display="true" table:show-details="true"/>
                <table:data-pilot-member table:name="91573" table:display="true" table:show-details="true"/>
                <table:data-pilot-member table:name="91579" table:display="true" table:show-details="true"/>
                <table:data-pilot-member table:name="91605" table:display="true" table:show-details="true"/>
                <table:data-pilot-member table:name="91628" table:display="true" table:show-details="true"/>
                <table:data-pilot-member table:name="91632" table:display="true" table:show-details="true"/>
                <table:data-pilot-member table:name="91639" table:display="true" table:show-details="true"/>
                <table:data-pilot-member table:name="91648" table:display="true" table:show-details="true"/>
                <table:data-pilot-member table:name="91650" table:display="true" table:show-details="true"/>
                <table:data-pilot-member table:name="91652" table:display="true" table:show-details="true"/>
                <table:data-pilot-member table:name="91657" table:display="true" table:show-details="true"/>
                <table:data-pilot-member table:name="91659" table:display="true" table:show-details="true"/>
                <table:data-pilot-member table:name="91673" table:display="true" table:show-details="true"/>
                <table:data-pilot-member table:name="91682" table:display="true" table:show-details="true"/>
                <table:data-pilot-member table:name="91697" table:display="true" table:show-details="true"/>
                <table:data-pilot-member table:name="91714" table:display="true" table:show-details="true"/>
                <table:data-pilot-member table:name="91735" table:display="true" table:show-details="true"/>
                <table:data-pilot-member table:name="91736" table:display="true" table:show-details="true"/>
                <table:data-pilot-member table:name="91760" table:display="true" table:show-details="true"/>
                <table:data-pilot-member table:name="91761" table:display="true" table:show-details="true"/>
                <table:data-pilot-member table:name="91809" table:display="true" table:show-details="true"/>
                <table:data-pilot-member table:name="91814" table:display="true" table:show-details="true"/>
                <table:data-pilot-member table:name="91831" table:display="true" table:show-details="true"/>
                <table:data-pilot-member table:name="91850" table:display="true" table:show-details="true"/>
                <table:data-pilot-member table:name="91853" table:display="true" table:show-details="true"/>
                <table:data-pilot-member table:name="91869" table:display="true" table:show-details="true"/>
                <table:data-pilot-member table:name="91878" table:display="true" table:show-details="true"/>
                <table:data-pilot-member table:name="91879" table:display="true" table:show-details="true"/>
                <table:data-pilot-member table:name="91886" table:display="true" table:show-details="true"/>
                <table:data-pilot-member table:name="91891" table:display="true" table:show-details="true"/>
                <table:data-pilot-member table:name="91906" table:display="true" table:show-details="true"/>
                <table:data-pilot-member table:name="91920" table:display="true" table:show-details="true"/>
                <table:data-pilot-member table:name="91931" table:display="true" table:show-details="true"/>
                <table:data-pilot-member table:name="91950" table:display="true" table:show-details="true"/>
                <table:data-pilot-member table:name="91961" table:display="true" table:show-details="true"/>
                <table:data-pilot-member table:name="91965" table:display="true" table:show-details="true"/>
                <table:data-pilot-member table:name="91985" table:display="true" table:show-details="true"/>
                <table:data-pilot-member table:name="92009" table:display="true" table:show-details="true"/>
                <table:data-pilot-member table:name="92011" table:display="true" table:show-details="true"/>
                <table:data-pilot-member table:name="92012" table:display="true" table:show-details="true"/>
                <table:data-pilot-member table:name="92020" table:display="true" table:show-details="true"/>
                <table:data-pilot-member table:name="92028" table:display="true" table:show-details="true"/>
                <table:data-pilot-member table:name="92030" table:display="true" table:show-details="true"/>
                <table:data-pilot-member table:name="92033" table:display="true" table:show-details="true"/>
                <table:data-pilot-member table:name="92054" table:display="true" table:show-details="true"/>
                <table:data-pilot-member table:name="92068" table:display="true" table:show-details="true"/>
                <table:data-pilot-member table:name="92072" table:display="true" table:show-details="true"/>
                <table:data-pilot-member table:name="92087" table:display="true" table:show-details="true"/>
                <table:data-pilot-member table:name="92101" table:display="true" table:show-details="true"/>
                <table:data-pilot-member table:name="92110" table:display="true" table:show-details="true"/>
                <table:data-pilot-member table:name="92129" table:display="true" table:show-details="true"/>
                <table:data-pilot-member table:name="92171" table:display="true" table:show-details="true"/>
                <table:data-pilot-member table:name="92175" table:display="true" table:show-details="true"/>
                <table:data-pilot-member table:name="92187" table:display="true" table:show-details="true"/>
                <table:data-pilot-member table:name="92217" table:display="true" table:show-details="true"/>
                <table:data-pilot-member table:name="92219" table:display="true" table:show-details="true"/>
                <table:data-pilot-member table:name="92239" table:display="true" table:show-details="true"/>
                <table:data-pilot-member table:name="92263" table:display="true" table:show-details="true"/>
                <table:data-pilot-member table:name="92278" table:display="true" table:show-details="true"/>
                <table:data-pilot-member table:name="92283" table:display="true" table:show-details="true"/>
                <table:data-pilot-member table:name="92293" table:display="true" table:show-details="true"/>
                <table:data-pilot-member table:name="92304" table:display="true" table:show-details="true"/>
                <table:data-pilot-member table:name="92306" table:display="true" table:show-details="true"/>
                <table:data-pilot-member table:name="92312" table:display="true" table:show-details="true"/>
                <table:data-pilot-member table:name="92325" table:display="true" table:show-details="true"/>
                <table:data-pilot-member table:name="92342" table:display="true" table:show-details="true"/>
                <table:data-pilot-member table:name="92347" table:display="true" table:show-details="true"/>
                <table:data-pilot-member table:name="92350" table:display="true" table:show-details="true"/>
                <table:data-pilot-member table:name="92357" table:display="true" table:show-details="true"/>
                <table:data-pilot-member table:name="92375" table:display="true" table:show-details="true"/>
                <table:data-pilot-member table:name="92388" table:display="true" table:show-details="true"/>
                <table:data-pilot-member table:name="92390" table:display="true" table:show-details="true"/>
                <table:data-pilot-member table:name="92393" table:display="true" table:show-details="true"/>
                <table:data-pilot-member table:name="92420" table:display="true" table:show-details="true"/>
                <table:data-pilot-member table:name="92428" table:display="true" table:show-details="true"/>
                <table:data-pilot-member table:name="92429" table:display="true" table:show-details="true"/>
                <table:data-pilot-member table:name="92469" table:display="true" table:show-details="true"/>
                <table:data-pilot-member table:name="92475" table:display="true" table:show-details="true"/>
                <table:data-pilot-member table:name="92487" table:display="true" table:show-details="true"/>
                <table:data-pilot-member table:name="92494" table:display="true" table:show-details="true"/>
                <table:data-pilot-member table:name="92495" table:display="true" table:show-details="true"/>
                <table:data-pilot-member table:name="92507" table:display="true" table:show-details="true"/>
                <table:data-pilot-member table:name="92542" table:display="true" table:show-details="true"/>
                <table:data-pilot-member table:name="92580" table:display="true" table:show-details="true"/>
                <table:data-pilot-member table:name="92590" table:display="true" table:show-details="true"/>
                <table:data-pilot-member table:name="92595" table:display="true" table:show-details="true"/>
                <table:data-pilot-member table:name="92596" table:display="true" table:show-details="true"/>
                <table:data-pilot-member table:name="92599" table:display="true" table:show-details="true"/>
                <table:data-pilot-member table:name="92626" table:display="true" table:show-details="true"/>
                <table:data-pilot-member table:name="92640" table:display="true" table:show-details="true"/>
                <table:data-pilot-member table:name="92651" table:display="true" table:show-details="true"/>
                <table:data-pilot-member table:name="92669" table:display="true" table:show-details="true"/>
                <table:data-pilot-member table:name="92680" table:display="true" table:show-details="true"/>
                <table:data-pilot-member table:name="92694" table:display="true" table:show-details="true"/>
                <table:data-pilot-member table:name="92706" table:display="true" table:show-details="true"/>
                <table:data-pilot-member table:name="92710" table:display="true" table:show-details="true"/>
                <table:data-pilot-member table:name="92722" table:display="true" table:show-details="true"/>
                <table:data-pilot-member table:name="92730" table:display="true" table:show-details="true"/>
                <table:data-pilot-member table:name="92736" table:display="true" table:show-details="true"/>
                <table:data-pilot-member table:name="92742" table:display="true" table:show-details="true"/>
                <table:data-pilot-member table:name="92765" table:display="true" table:show-details="true"/>
                <table:data-pilot-member table:name="92769" table:display="true" table:show-details="true"/>
                <table:data-pilot-member table:name="92779" table:display="true" table:show-details="true"/>
                <table:data-pilot-member table:name="92798" table:display="true" table:show-details="true"/>
                <table:data-pilot-member table:name="92816" table:display="true" table:show-details="true"/>
                <table:data-pilot-member table:name="92841" table:display="true" table:show-details="true"/>
                <table:data-pilot-member table:name="92843" table:display="true" table:show-details="true"/>
                <table:data-pilot-member table:name="92853" table:display="true" table:show-details="true"/>
                <table:data-pilot-member table:name="92862" table:display="true" table:show-details="true"/>
                <table:data-pilot-member table:name="92869" table:display="true" table:show-details="true"/>
                <table:data-pilot-member table:name="92882" table:display="true" table:show-details="true"/>
                <table:data-pilot-member table:name="92883" table:display="true" table:show-details="true"/>
                <table:data-pilot-member table:name="92891" table:display="true" table:show-details="true"/>
                <table:data-pilot-member table:name="92898" table:display="true" table:show-details="true"/>
                <table:data-pilot-member table:name="92904" table:display="true" table:show-details="true"/>
                <table:data-pilot-member table:name="92931" table:display="true" table:show-details="true"/>
                <table:data-pilot-member table:name="92935" table:display="true" table:show-details="true"/>
                <table:data-pilot-member table:name="92944" table:display="true" table:show-details="true"/>
                <table:data-pilot-member table:name="92950" table:display="true" table:show-details="true"/>
                <table:data-pilot-member table:name="92953" table:display="true" table:show-details="true"/>
                <table:data-pilot-member table:name="92985" table:display="true" table:show-details="true"/>
                <table:data-pilot-member table:name="92986" table:display="true" table:show-details="true"/>
                <table:data-pilot-member table:name="92995" table:display="true" table:show-details="true"/>
                <table:data-pilot-member table:name="93014" table:display="true" table:show-details="true"/>
                <table:data-pilot-member table:name="93018" table:display="true" table:show-details="true"/>
                <table:data-pilot-member table:name="93050" table:display="true" table:show-details="true"/>
                <table:data-pilot-member table:name="93065" table:display="true" table:show-details="true"/>
                <table:data-pilot-member table:name="93074" table:display="true" table:show-details="true"/>
                <table:data-pilot-member table:name="93108" table:display="true" table:show-details="true"/>
                <table:data-pilot-member table:name="93128" table:display="true" table:show-details="true"/>
                <table:data-pilot-member table:name="93154" table:display="true" table:show-details="true"/>
                <table:data-pilot-member table:name="93157" table:display="true" table:show-details="true"/>
                <table:data-pilot-member table:name="93190" table:display="true" table:show-details="true"/>
                <table:data-pilot-member table:name="93197" table:display="true" table:show-details="true"/>
                <table:data-pilot-member table:name="93226" table:display="true" table:show-details="true"/>
                <table:data-pilot-member table:name="93242" table:display="true" table:show-details="true"/>
                <table:data-pilot-member table:name="93247" table:display="true" table:show-details="true"/>
                <table:data-pilot-member table:name="93279" table:display="true" table:show-details="true"/>
                <table:data-pilot-member table:name="93283" table:display="true" table:show-details="true"/>
                <table:data-pilot-member table:name="93304" table:display="true" table:show-details="true"/>
                <table:data-pilot-member table:name="93313" table:display="true" table:show-details="true"/>
                <table:data-pilot-member table:name="93325" table:display="true" table:show-details="true"/>
                <table:data-pilot-member table:name="93334" table:display="true" table:show-details="true"/>
                <table:data-pilot-member table:name="93336" table:display="true" table:show-details="true"/>
                <table:data-pilot-member table:name="93343" table:display="true" table:show-details="true"/>
                <table:data-pilot-member table:name="93344" table:display="true" table:show-details="true"/>
                <table:data-pilot-member table:name="93349" table:display="true" table:show-details="true"/>
                <table:data-pilot-member table:name="93351" table:display="true" table:show-details="true"/>
                <table:data-pilot-member table:name="93353" table:display="true" table:show-details="true"/>
                <table:data-pilot-member table:name="93398" table:display="true" table:show-details="true"/>
                <table:data-pilot-member table:name="93409" table:display="true" table:show-details="true"/>
                <table:data-pilot-member table:name="93414" table:display="true" table:show-details="true"/>
                <table:data-pilot-member table:name="93427" table:display="true" table:show-details="true"/>
                <table:data-pilot-member table:name="93432" table:display="true" table:show-details="true"/>
                <table:data-pilot-member table:name="93451" table:display="true" table:show-details="true"/>
                <table:data-pilot-member table:name="93455" table:display="true" table:show-details="true"/>
                <table:data-pilot-member table:name="93456" table:display="true" table:show-details="true"/>
                <table:data-pilot-member table:name="93460" table:display="true" table:show-details="true"/>
                <table:data-pilot-member table:name="93466" table:display="true" table:show-details="true"/>
                <table:data-pilot-member table:name="93469" table:display="true" table:show-details="true"/>
                <table:data-pilot-member table:name="93472" table:display="true" table:show-details="true"/>
                <table:data-pilot-member table:name="93474" table:display="true" table:show-details="true"/>
                <table:data-pilot-member table:name="93484" table:display="true" table:show-details="true"/>
                <table:data-pilot-member table:name="93505" table:display="true" table:show-details="true"/>
                <table:data-pilot-member table:name="93509" table:display="true" table:show-details="true"/>
                <table:data-pilot-member table:name="93520" table:display="true" table:show-details="true"/>
                <table:data-pilot-member table:name="93523" table:display="true" table:show-details="true"/>
                <table:data-pilot-member table:name="93528" table:display="true" table:show-details="true"/>
                <table:data-pilot-member table:name="93568" table:display="true" table:show-details="true"/>
                <table:data-pilot-member table:name="93570" table:display="true" table:show-details="true"/>
                <table:data-pilot-member table:name="93573" table:display="true" table:show-details="true"/>
                <table:data-pilot-member table:name="93577" table:display="true" table:show-details="true"/>
                <table:data-pilot-member table:name="93602" table:display="true" table:show-details="true"/>
                <table:data-pilot-member table:name="93605" table:display="true" table:show-details="true"/>
                <table:data-pilot-member table:name="93616" table:display="true" table:show-details="true"/>
                <table:data-pilot-member table:name="93621" table:display="true" table:show-details="true"/>
                <table:data-pilot-member table:name="93664" table:display="true" table:show-details="true"/>
                <table:data-pilot-member table:name="93667" table:display="true" table:show-details="true"/>
                <table:data-pilot-member table:name="93668" table:display="true" table:show-details="true"/>
                <table:data-pilot-member table:name="93679" table:display="true" table:show-details="true"/>
                <table:data-pilot-member table:name="93715" table:display="true" table:show-details="true"/>
                <table:data-pilot-member table:name="93725" table:display="true" table:show-details="true"/>
                <table:data-pilot-member table:name="93727" table:display="true" table:show-details="true"/>
                <table:data-pilot-member table:name="93737" table:display="true" table:show-details="true"/>
                <table:data-pilot-member table:name="93738" table:display="true" table:show-details="true"/>
                <table:data-pilot-member table:name="93751" table:display="true" table:show-details="true"/>
                <table:data-pilot-member table:name="93772" table:display="true" table:show-details="true"/>
                <table:data-pilot-member table:name="93778" table:display="true" table:show-details="true"/>
                <table:data-pilot-member table:name="93811" table:display="true" table:show-details="true"/>
                <table:data-pilot-member table:name="93824" table:display="true" table:show-details="true"/>
                <table:data-pilot-member table:name="93841" table:display="true" table:show-details="true"/>
                <table:data-pilot-member table:name="93865" table:display="true" table:show-details="true"/>
                <table:data-pilot-member table:name="93873" table:display="true" table:show-details="true"/>
                <table:data-pilot-member table:name="93891" table:display="true" table:show-details="true"/>
                <table:data-pilot-member table:name="93893" table:display="true" table:show-details="true"/>
                <table:data-pilot-member table:name="93908" table:display="true" table:show-details="true"/>
                <table:data-pilot-member table:name="93911" table:display="true" table:show-details="true"/>
                <table:data-pilot-member table:name="93934" table:display="true" table:show-details="true"/>
                <table:data-pilot-member table:name="93947" table:display="true" table:show-details="true"/>
                <table:data-pilot-member table:name="93952" table:display="true" table:show-details="true"/>
                <table:data-pilot-member table:name="93953" table:display="true" table:show-details="true"/>
                <table:data-pilot-member table:name="93958" table:display="true" table:show-details="true"/>
                <table:data-pilot-member table:name="93976" table:display="true" table:show-details="true"/>
                <table:data-pilot-member table:name="93979" table:display="true" table:show-details="true"/>
                <table:data-pilot-member table:name="93980" table:display="true" table:show-details="true"/>
                <table:data-pilot-member table:name="93986" table:display="true" table:show-details="true"/>
                <table:data-pilot-member table:name="93991" table:display="true" table:show-details="true"/>
                <table:data-pilot-member table:name="94015" table:display="true" table:show-details="true"/>
                <table:data-pilot-member table:name="94017" table:display="true" table:show-details="true"/>
                <table:data-pilot-member table:name="94028" table:display="true" table:show-details="true"/>
                <table:data-pilot-member table:name="94043" table:display="true" table:show-details="true"/>
                <table:data-pilot-member table:name="94047" table:display="true" table:show-details="true"/>
                <table:data-pilot-member table:name="94079" table:display="true" table:show-details="true"/>
                <table:data-pilot-member table:name="94083" table:display="true" table:show-details="true"/>
                <table:data-pilot-member table:name="94085" table:display="true" table:show-details="true"/>
                <table:data-pilot-member table:name="94090" table:display="true" table:show-details="true"/>
                <table:data-pilot-member table:name="94095" table:display="true" table:show-details="true"/>
                <table:data-pilot-member table:name="94150" table:display="true" table:show-details="true"/>
                <table:data-pilot-member table:name="94154" table:display="true" table:show-details="true"/>
                <table:data-pilot-member table:name="94166" table:display="true" table:show-details="true"/>
                <table:data-pilot-member table:name="94182" table:display="true" table:show-details="true"/>
                <table:data-pilot-member table:name="94187" table:display="true" table:show-details="true"/>
                <table:data-pilot-member table:name="94202" table:display="true" table:show-details="true"/>
                <table:data-pilot-member table:name="94259" table:display="true" table:show-details="true"/>
                <table:data-pilot-member table:name="94263" table:display="true" table:show-details="true"/>
                <table:data-pilot-member table:name="94280" table:display="true" table:show-details="true"/>
                <table:data-pilot-member table:name="94291" table:display="true" table:show-details="true"/>
                <table:data-pilot-member table:name="94293" table:display="true" table:show-details="true"/>
                <table:data-pilot-member table:name="94297" table:display="true" table:show-details="true"/>
                <table:data-pilot-member table:name="94307" table:display="true" table:show-details="true"/>
                <table:data-pilot-member table:name="94330" table:display="true" table:show-details="true"/>
                <table:data-pilot-member table:name="94337" table:display="true" table:show-details="true"/>
                <table:data-pilot-member table:name="94339" table:display="true" table:show-details="true"/>
                <table:data-pilot-member table:name="94340" table:display="true" table:show-details="true"/>
                <table:data-pilot-member table:name="94350" table:display="true" table:show-details="true"/>
                <table:data-pilot-member table:name="94355" table:display="true" table:show-details="true"/>
                <table:data-pilot-member table:name="94361" table:display="true" table:show-details="true"/>
                <table:data-pilot-member table:name="94377" table:display="true" table:show-details="true"/>
                <table:data-pilot-member table:name="94386" table:display="true" table:show-details="true"/>
                <table:data-pilot-member table:name="94419" table:display="true" table:show-details="true"/>
                <table:data-pilot-member table:name="94425" table:display="true" table:show-details="true"/>
                <table:data-pilot-member table:name="94434" table:display="true" table:show-details="true"/>
                <table:data-pilot-member table:name="94494" table:display="true" table:show-details="true"/>
                <table:data-pilot-member table:name="94502" table:display="true" table:show-details="true"/>
                <table:data-pilot-member table:name="94508" table:display="true" table:show-details="true"/>
                <table:data-pilot-member table:name="94521" table:display="true" table:show-details="true"/>
                <table:data-pilot-member table:name="94522" table:display="true" table:show-details="true"/>
                <table:data-pilot-member table:name="94558" table:display="true" table:show-details="true"/>
                <table:data-pilot-member table:name="94561" table:display="true" table:show-details="true"/>
                <table:data-pilot-member table:name="94567" table:display="true" table:show-details="true"/>
                <table:data-pilot-member table:name="94568" table:display="true" table:show-details="true"/>
                <table:data-pilot-member table:name="94575" table:display="true" table:show-details="true"/>
                <table:data-pilot-member table:name="94586" table:display="true" table:show-details="true"/>
                <table:data-pilot-member table:name="94587" table:display="true" table:show-details="true"/>
                <table:data-pilot-member table:name="94588" table:display="true" table:show-details="true"/>
                <table:data-pilot-member table:name="94595" table:display="true" table:show-details="true"/>
                <table:data-pilot-member table:name="94598" table:display="true" table:show-details="true"/>
                <table:data-pilot-member table:name="94605" table:display="true" table:show-details="true"/>
                <table:data-pilot-member table:name="94639" table:display="true" table:show-details="true"/>
                <table:data-pilot-member table:name="94640" table:display="true" table:show-details="true"/>
                <table:data-pilot-member table:name="94656" table:display="true" table:show-details="true"/>
                <table:data-pilot-member table:name="94700" table:display="true" table:show-details="true"/>
                <table:data-pilot-member table:name="94738" table:display="true" table:show-details="true"/>
                <table:data-pilot-member table:name="94751" table:display="true" table:show-details="true"/>
                <table:data-pilot-member table:name="94756" table:display="true" table:show-details="true"/>
                <table:data-pilot-member table:name="94766" table:display="true" table:show-details="true"/>
                <table:data-pilot-member table:name="94780" table:display="true" table:show-details="true"/>
                <table:data-pilot-member table:name="94786" table:display="true" table:show-details="true"/>
                <table:data-pilot-member table:name="94826" table:display="true" table:show-details="true"/>
                <table:data-pilot-member table:name="94829" table:display="true" table:show-details="true"/>
                <table:data-pilot-member table:name="94836" table:display="true" table:show-details="true"/>
                <table:data-pilot-member table:name="94841" table:display="true" table:show-details="true"/>
                <table:data-pilot-member table:name="94863" table:display="true" table:show-details="true"/>
                <table:data-pilot-member table:name="94909" table:display="true" table:show-details="true"/>
                <table:data-pilot-member table:name="94920" table:display="true" table:show-details="true"/>
                <table:data-pilot-member table:name="94922" table:display="true" table:show-details="true"/>
                <table:data-pilot-member table:name="94934" table:display="true" table:show-details="true"/>
                <table:data-pilot-member table:name="94954" table:display="true" table:show-details="true"/>
                <table:data-pilot-member table:name="94974" table:display="true" table:show-details="true"/>
                <table:data-pilot-member table:name="94975" table:display="true" table:show-details="true"/>
                <table:data-pilot-member table:name="94985" table:display="true" table:show-details="true"/>
                <table:data-pilot-member table:name="94986" table:display="true" table:show-details="true"/>
                <table:data-pilot-member table:name="94992" table:display="true" table:show-details="true"/>
                <table:data-pilot-member table:name="95003" table:display="true" table:show-details="true"/>
                <table:data-pilot-member table:name="95039" table:display="true" table:show-details="true"/>
                <table:data-pilot-member table:name="95044" table:display="true" table:show-details="true"/>
                <table:data-pilot-member table:name="95051" table:display="true" table:show-details="true"/>
                <table:data-pilot-member table:name="95071" table:display="true" table:show-details="true"/>
                <table:data-pilot-member table:name="95074" table:display="true" table:show-details="true"/>
                <table:data-pilot-member table:name="95081" table:display="true" table:show-details="true"/>
                <table:data-pilot-member table:name="95085" table:display="true" table:show-details="true"/>
                <table:data-pilot-member table:name="95093" table:display="true" table:show-details="true"/>
                <table:data-pilot-member table:name="95095" table:display="true" table:show-details="true"/>
                <table:data-pilot-member table:name="95103" table:display="true" table:show-details="true"/>
                <table:data-pilot-member table:name="95105" table:display="true" table:show-details="true"/>
                <table:data-pilot-member table:name="95152" table:display="true" table:show-details="true"/>
                <table:data-pilot-member table:name="95168" table:display="true" table:show-details="true"/>
                <table:data-pilot-member table:name="95172" table:display="true" table:show-details="true"/>
                <table:data-pilot-member table:name="95203" table:display="true" table:show-details="true"/>
                <table:data-pilot-member table:name="95206" table:display="true" table:show-details="true"/>
                <table:data-pilot-member table:name="95209" table:display="true" table:show-details="true"/>
                <table:data-pilot-member table:name="95213" table:display="true" table:show-details="true"/>
                <table:data-pilot-member table:name="95223" table:display="true" table:show-details="true"/>
                <table:data-pilot-member table:name="95272" table:display="true" table:show-details="true"/>
                <table:data-pilot-member table:name="95342" table:display="true" table:show-details="true"/>
                <table:data-pilot-member table:name="95375" table:display="true" table:show-details="true"/>
                <table:data-pilot-member table:name="95381" table:display="true" table:show-details="true"/>
                <table:data-pilot-member table:name="95390" table:display="true" table:show-details="true"/>
                <table:data-pilot-member table:name="95391" table:display="true" table:show-details="true"/>
                <table:data-pilot-member table:name="95393" table:display="true" table:show-details="true"/>
                <table:data-pilot-member table:name="95411" table:display="true" table:show-details="true"/>
                <table:data-pilot-member table:name="95417" table:display="true" table:show-details="true"/>
                <table:data-pilot-member table:name="95430" table:display="true" table:show-details="true"/>
                <table:data-pilot-member table:name="95443" table:display="true" table:show-details="true"/>
                <table:data-pilot-member table:name="95453" table:display="true" table:show-details="true"/>
                <table:data-pilot-member table:name="95456" table:display="true" table:show-details="true"/>
                <table:data-pilot-member table:name="95477" table:display="true" table:show-details="true"/>
                <table:data-pilot-member table:name="95482" table:display="true" table:show-details="true"/>
                <table:data-pilot-member table:name="95484" table:display="true" table:show-details="true"/>
                <table:data-pilot-member table:name="95486" table:display="true" table:show-details="true"/>
                <table:data-pilot-member table:name="95491" table:display="true" table:show-details="true"/>
                <table:data-pilot-member table:name="95513" table:display="true" table:show-details="true"/>
                <table:data-pilot-member table:name="95536" table:display="true" table:show-details="true"/>
                <table:data-pilot-member table:name="95549" table:display="true" table:show-details="true"/>
                <table:data-pilot-member table:name="95557" table:display="true" table:show-details="true"/>
                <table:data-pilot-member table:name="95565" table:display="true" table:show-details="true"/>
                <table:data-pilot-member table:name="95568" table:display="true" table:show-details="true"/>
                <table:data-pilot-member table:name="95580" table:display="true" table:show-details="true"/>
                <table:data-pilot-member table:name="95581" table:display="true" table:show-details="true"/>
                <table:data-pilot-member table:name="95595" table:display="true" table:show-details="true"/>
                <table:data-pilot-member table:name="95599" table:display="true" table:show-details="true"/>
                <table:data-pilot-member table:name="95611" table:display="true" table:show-details="true"/>
                <table:data-pilot-member table:name="95622" table:display="true" table:show-details="true"/>
                <table:data-pilot-member table:name="95637" table:display="true" table:show-details="true"/>
                <table:data-pilot-member table:name="95662" table:display="true" table:show-details="true"/>
                <table:data-pilot-member table:name="95672" table:display="true" table:show-details="true"/>
                <table:data-pilot-member table:name="95678" table:display="true" table:show-details="true"/>
                <table:data-pilot-member table:name="95679" table:display="true" table:show-details="true"/>
                <table:data-pilot-member table:name="95688" table:display="true" table:show-details="true"/>
                <table:data-pilot-member table:name="95721" table:display="true" table:show-details="true"/>
                <table:data-pilot-member table:name="95724" table:display="true" table:show-details="true"/>
                <table:data-pilot-member table:name="95738" table:display="true" table:show-details="true"/>
                <table:data-pilot-member table:name="95746" table:display="true" table:show-details="true"/>
                <table:data-pilot-member table:name="95754" table:display="true" table:show-details="true"/>
                <table:data-pilot-member table:name="95759" table:display="true" table:show-details="true"/>
                <table:data-pilot-member table:name="95769" table:display="true" table:show-details="true"/>
                <table:data-pilot-member table:name="95776" table:display="true" table:show-details="true"/>
                <table:data-pilot-member table:name="95799" table:display="true" table:show-details="true"/>
                <table:data-pilot-member table:name="95809" table:display="true" table:show-details="true"/>
                <table:data-pilot-member table:name="95822" table:display="true" table:show-details="true"/>
                <table:data-pilot-member table:name="95857" table:display="true" table:show-details="true"/>
                <table:data-pilot-member table:name="95859" table:display="true" table:show-details="true"/>
                <table:data-pilot-member table:name="95872" table:display="true" table:show-details="true"/>
                <table:data-pilot-member table:name="95874" table:display="true" table:show-details="true"/>
                <table:data-pilot-member table:name="95875" table:display="true" table:show-details="true"/>
                <table:data-pilot-member table:name="95882" table:display="true" table:show-details="true"/>
                <table:data-pilot-member table:name="95903" table:display="true" table:show-details="true"/>
                <table:data-pilot-member table:name="95938" table:display="true" table:show-details="true"/>
                <table:data-pilot-member table:name="95961" table:display="true" table:show-details="true"/>
                <table:data-pilot-member table:name="95975" table:display="true" table:show-details="true"/>
                <table:data-pilot-member table:name="95991" table:display="true" table:show-details="true"/>
                <table:data-pilot-member table:name="96015" table:display="true" table:show-details="true"/>
                <table:data-pilot-member table:name="96020" table:display="true" table:show-details="true"/>
                <table:data-pilot-member table:name="96035" table:display="true" table:show-details="true"/>
                <table:data-pilot-member table:name="96045" table:display="true" table:show-details="true"/>
                <table:data-pilot-member table:name="96049" table:display="true" table:show-details="true"/>
                <table:data-pilot-member table:name="96051" table:display="true" table:show-details="true"/>
                <table:data-pilot-member table:name="96060" table:display="true" table:show-details="true"/>
                <table:data-pilot-member table:name="96110" table:display="true" table:show-details="true"/>
                <table:data-pilot-member table:name="96114" table:display="true" table:show-details="true"/>
                <table:data-pilot-member table:name="96117" table:display="true" table:show-details="true"/>
                <table:data-pilot-member table:name="96132" table:display="true" table:show-details="true"/>
                <table:data-pilot-member table:name="96142" table:display="true" table:show-details="true"/>
                <table:data-pilot-member table:name="96143" table:display="true" table:show-details="true"/>
                <table:data-pilot-member table:name="96152" table:display="true" table:show-details="true"/>
                <table:data-pilot-member table:name="96154" table:display="true" table:show-details="true"/>
                <table:data-pilot-member table:name="96172" table:display="true" table:show-details="true"/>
                <table:data-pilot-member table:name="96174" table:display="true" table:show-details="true"/>
                <table:data-pilot-member table:name="96188" table:display="true" table:show-details="true"/>
                <table:data-pilot-member table:name="96196" table:display="true" table:show-details="true"/>
                <table:data-pilot-member table:name="96210" table:display="true" table:show-details="true"/>
                <table:data-pilot-member table:name="96215" table:display="true" table:show-details="true"/>
                <table:data-pilot-member table:name="96218" table:display="true" table:show-details="true"/>
                <table:data-pilot-member table:name="96239" table:display="true" table:show-details="true"/>
                <table:data-pilot-member table:name="96252" table:display="true" table:show-details="true"/>
                <table:data-pilot-member table:name="96271" table:display="true" table:show-details="true"/>
                <table:data-pilot-member table:name="96296" table:display="true" table:show-details="true"/>
                <table:data-pilot-member table:name="96303" table:display="true" table:show-details="true"/>
                <table:data-pilot-member table:name="96376" table:display="true" table:show-details="true"/>
                <table:data-pilot-member table:name="96380" table:display="true" table:show-details="true"/>
                <table:data-pilot-member table:name="96384" table:display="true" table:show-details="true"/>
                <table:data-pilot-member table:name="96392" table:display="true" table:show-details="true"/>
                <table:data-pilot-member table:name="96402" table:display="true" table:show-details="true"/>
                <table:data-pilot-member table:name="96410" table:display="true" table:show-details="true"/>
                <table:data-pilot-member table:name="96411" table:display="true" table:show-details="true"/>
                <table:data-pilot-member table:name="96462" table:display="true" table:show-details="true"/>
                <table:data-pilot-member table:name="96490" table:display="true" table:show-details="true"/>
                <table:data-pilot-member table:name="96491" table:display="true" table:show-details="true"/>
                <table:data-pilot-member table:name="96499" table:display="true" table:show-details="true"/>
                <table:data-pilot-member table:name="96548" table:display="true" table:show-details="true"/>
                <table:data-pilot-member table:name="96551" table:display="true" table:show-details="true"/>
                <table:data-pilot-member table:name="96575" table:display="true" table:show-details="true"/>
                <table:data-pilot-member table:name="96607" table:display="true" table:show-details="true"/>
                <table:data-pilot-member table:name="96612" table:display="true" table:show-details="true"/>
                <table:data-pilot-member table:name="96644" table:display="true" table:show-details="true"/>
                <table:data-pilot-member table:name="96645" table:display="true" table:show-details="true"/>
                <table:data-pilot-member table:name="96693" table:display="true" table:show-details="true"/>
                <table:data-pilot-member table:name="96714" table:display="true" table:show-details="true"/>
                <table:data-pilot-member table:name="96728" table:display="true" table:show-details="true"/>
                <table:data-pilot-member table:name="96730" table:display="true" table:show-details="true"/>
                <table:data-pilot-member table:name="96753" table:display="true" table:show-details="true"/>
                <table:data-pilot-member table:name="96755" table:display="true" table:show-details="true"/>
                <table:data-pilot-member table:name="96759" table:display="true" table:show-details="true"/>
                <table:data-pilot-member table:name="96773" table:display="true" table:show-details="true"/>
                <table:data-pilot-member table:name="96788" table:display="true" table:show-details="true"/>
                <table:data-pilot-member table:name="96829" table:display="true" table:show-details="true"/>
                <table:data-pilot-member table:name="96833" table:display="true" table:show-details="true"/>
                <table:data-pilot-member table:name="96839" table:display="true" table:show-details="true"/>
                <table:data-pilot-member table:name="96845" table:display="true" table:show-details="true"/>
                <table:data-pilot-member table:name="96875" table:display="true" table:show-details="true"/>
                <table:data-pilot-member table:name="96892" table:display="true" table:show-details="true"/>
                <table:data-pilot-member table:name="96933" table:display="true" table:show-details="true"/>
                <table:data-pilot-member table:name="96946" table:display="true" table:show-details="true"/>
                <table:data-pilot-member table:name="96965" table:display="true" table:show-details="true"/>
                <table:data-pilot-member table:name="96982" table:display="true" table:show-details="true"/>
                <table:data-pilot-member table:name="96986" table:display="true" table:show-details="true"/>
                <table:data-pilot-member table:name="96999" table:display="true" table:show-details="true"/>
                <table:data-pilot-member table:name="97016" table:display="true" table:show-details="true"/>
                <table:data-pilot-member table:name="97033" table:display="true" table:show-details="true"/>
                <table:data-pilot-member table:name="97070" table:display="true" table:show-details="true"/>
                <table:data-pilot-member table:name="97098" table:display="true" table:show-details="true"/>
                <table:data-pilot-member table:name="97116" table:display="true" table:show-details="true"/>
                <table:data-pilot-member table:name="97131" table:display="true" table:show-details="true"/>
                <table:data-pilot-member table:name="97154" table:display="true" table:show-details="true"/>
                <table:data-pilot-member table:name="97164" table:display="true" table:show-details="true"/>
                <table:data-pilot-member table:name="97179" table:display="true" table:show-details="true"/>
                <table:data-pilot-member table:name="97217" table:display="true" table:show-details="true"/>
                <table:data-pilot-member table:name="97235" table:display="true" table:show-details="true"/>
                <table:data-pilot-member table:name="97250" table:display="true" table:show-details="true"/>
                <table:data-pilot-member table:name="97259" table:display="true" table:show-details="true"/>
                <table:data-pilot-member table:name="97272" table:display="true" table:show-details="true"/>
                <table:data-pilot-member table:name="97290" table:display="true" table:show-details="true"/>
                <table:data-pilot-member table:name="97291" table:display="true" table:show-details="true"/>
                <table:data-pilot-member table:name="97315" table:display="true" table:show-details="true"/>
                <table:data-pilot-member table:name="97331" table:display="true" table:show-details="true"/>
                <table:data-pilot-member table:name="97343" table:display="true" table:show-details="true"/>
                <table:data-pilot-member table:name="97356" table:display="true" table:show-details="true"/>
                <table:data-pilot-member table:name="97371" table:display="true" table:show-details="true"/>
                <table:data-pilot-member table:name="97375" table:display="true" table:show-details="true"/>
                <table:data-pilot-member table:name="97376" table:display="true" table:show-details="true"/>
                <table:data-pilot-member table:name="97377" table:display="true" table:show-details="true"/>
                <table:data-pilot-member table:name="97381" table:display="true" table:show-details="true"/>
                <table:data-pilot-member table:name="97391" table:display="true" table:show-details="true"/>
                <table:data-pilot-member table:name="97452" table:display="true" table:show-details="true"/>
                <table:data-pilot-member table:name="97502" table:display="true" table:show-details="true"/>
                <table:data-pilot-member table:name="97559" table:display="true" table:show-details="true"/>
                <table:data-pilot-member table:name="97565" table:display="true" table:show-details="true"/>
                <table:data-pilot-member table:name="97570" table:display="true" table:show-details="true"/>
                <table:data-pilot-member table:name="97601" table:display="true" table:show-details="true"/>
                <table:data-pilot-member table:name="97603" table:display="true" table:show-details="true"/>
                <table:data-pilot-member table:name="97620" table:display="true" table:show-details="true"/>
                <table:data-pilot-member table:name="97621" table:display="true" table:show-details="true"/>
                <table:data-pilot-member table:name="97648" table:display="true" table:show-details="true"/>
                <table:data-pilot-member table:name="97658" table:display="true" table:show-details="true"/>
                <table:data-pilot-member table:name="97668" table:display="true" table:show-details="true"/>
                <table:data-pilot-member table:name="97671" table:display="true" table:show-details="true"/>
                <table:data-pilot-member table:name="97675" table:display="true" table:show-details="true"/>
                <table:data-pilot-member table:name="97680" table:display="true" table:show-details="true"/>
                <table:data-pilot-member table:name="97686" table:display="true" table:show-details="true"/>
                <table:data-pilot-member table:name="97693" table:display="true" table:show-details="true"/>
                <table:data-pilot-member table:name="97718" table:display="true" table:show-details="true"/>
                <table:data-pilot-member table:name="97763" table:display="true" table:show-details="true"/>
                <table:data-pilot-member table:name="97770" table:display="true" table:show-details="true"/>
                <table:data-pilot-member table:name="97852" table:display="true" table:show-details="true"/>
                <table:data-pilot-member table:name="97865" table:display="true" table:show-details="true"/>
                <table:data-pilot-member table:name="97867" table:display="true" table:show-details="true"/>
                <table:data-pilot-member table:name="97933" table:display="true" table:show-details="true"/>
                <table:data-pilot-member table:name="97964" table:display="true" table:show-details="true"/>
                <table:data-pilot-member table:name="97965" table:display="true" table:show-details="true"/>
                <table:data-pilot-member table:name="98113" table:display="true" table:show-details="true"/>
                <table:data-pilot-member table:name="98138" table:display="true" table:show-details="true"/>
                <table:data-pilot-member table:name="98145" table:display="true" table:show-details="true"/>
                <table:data-pilot-member table:name="98175" table:display="true" table:show-details="true"/>
                <table:data-pilot-member table:name="98225" table:display="true" table:show-details="true"/>
                <table:data-pilot-member table:name="98252" table:display="true" table:show-details="true"/>
                <table:data-pilot-member table:name="98270" table:display="true" table:show-details="true"/>
                <table:data-pilot-member table:name="98330" table:display="true" table:show-details="true"/>
                <table:data-pilot-member table:name="98342" table:display="true" table:show-details="true"/>
                <table:data-pilot-member table:name="98356" table:display="true" table:show-details="true"/>
                <table:data-pilot-member table:name="98368" table:display="true" table:show-details="true"/>
                <table:data-pilot-member table:name="98371" table:display="true" table:show-details="true"/>
                <table:data-pilot-member table:name="98399" table:display="true" table:show-details="true"/>
                <table:data-pilot-member table:name="98416" table:display="true" table:show-details="true"/>
                <table:data-pilot-member table:name="98434" table:display="true" table:show-details="true"/>
                <table:data-pilot-member table:name="98437" table:display="true" table:show-details="true"/>
                <table:data-pilot-member table:name="98438" table:display="true" table:show-details="true"/>
                <table:data-pilot-member table:name="98494" table:display="true" table:show-details="true"/>
                <table:data-pilot-member table:name="98503" table:display="true" table:show-details="true"/>
                <table:data-pilot-member table:name="98506" table:display="true" table:show-details="true"/>
                <table:data-pilot-member table:name="98508" table:display="true" table:show-details="true"/>
                <table:data-pilot-member table:name="98563" table:display="true" table:show-details="true"/>
                <table:data-pilot-member table:name="98572" table:display="true" table:show-details="true"/>
                <table:data-pilot-member table:name="98609" table:display="true" table:show-details="true"/>
                <table:data-pilot-member table:name="98642" table:display="true" table:show-details="true"/>
                <table:data-pilot-member table:name="98711" table:display="true" table:show-details="true"/>
                <table:data-pilot-member table:name="98712" table:display="true" table:show-details="true"/>
                <table:data-pilot-member table:name="98732" table:display="true" table:show-details="true"/>
                <table:data-pilot-member table:name="98785" table:display="true" table:show-details="true"/>
                <table:data-pilot-member table:name="98812" table:display="true" table:show-details="true"/>
                <table:data-pilot-member table:name="98814" table:display="true" table:show-details="true"/>
                <table:data-pilot-member table:name="98817" table:display="true" table:show-details="true"/>
                <table:data-pilot-member table:name="98858" table:display="true" table:show-details="true"/>
                <table:data-pilot-member table:name="98877" table:display="true" table:show-details="true"/>
                <table:data-pilot-member table:name="98882" table:display="true" table:show-details="true"/>
                <table:data-pilot-member table:name="98897" table:display="true" table:show-details="true"/>
                <table:data-pilot-member table:name="98901" table:display="true" table:show-details="true"/>
                <table:data-pilot-member table:name="98968" table:display="true" table:show-details="true"/>
                <table:data-pilot-member table:name="98974" table:display="true" table:show-details="true"/>
                <table:data-pilot-member table:name="98978" table:display="true" table:show-details="true"/>
                <table:data-pilot-member table:name="98980" table:display="true" table:show-details="true"/>
                <table:data-pilot-member table:name="99021" table:display="true" table:show-details="true"/>
                <table:data-pilot-member table:name="99029" table:display="true" table:show-details="true"/>
                <table:data-pilot-member table:name="99037" table:display="true" table:show-details="true"/>
                <table:data-pilot-member table:name="99070" table:display="true" table:show-details="true"/>
                <table:data-pilot-member table:name="99079" table:display="true" table:show-details="true"/>
                <table:data-pilot-member table:name="99112" table:display="true" table:show-details="true"/>
                <table:data-pilot-member table:name="99117" table:display="true" table:show-details="true"/>
                <table:data-pilot-member table:name="99150" table:display="true" table:show-details="true"/>
                <table:data-pilot-member table:name="99159" table:display="true" table:show-details="true"/>
                <table:data-pilot-member table:name="99182" table:display="true" table:show-details="true"/>
                <table:data-pilot-member table:name="99188" table:display="true" table:show-details="true"/>
                <table:data-pilot-member table:name="99223" table:display="true" table:show-details="true"/>
                <table:data-pilot-member table:name="99273" table:display="true" table:show-details="true"/>
                <table:data-pilot-member table:name="99293" table:display="true" table:show-details="true"/>
                <table:data-pilot-member table:name="99303" table:display="true" table:show-details="true"/>
                <table:data-pilot-member table:name="99316" table:display="true" table:show-details="true"/>
                <table:data-pilot-member table:name="99325" table:display="true" table:show-details="true"/>
                <table:data-pilot-member table:name="99397" table:display="true" table:show-details="true"/>
                <table:data-pilot-member table:name="99424" table:display="true" table:show-details="true"/>
                <table:data-pilot-member table:name="99442" table:display="true" table:show-details="true"/>
                <table:data-pilot-member table:name="99470" table:display="true" table:show-details="true"/>
                <table:data-pilot-member table:name="99484" table:display="true" table:show-details="true"/>
                <table:data-pilot-member table:name="99493" table:display="true" table:show-details="true"/>
                <table:data-pilot-member table:name="99499" table:display="true" table:show-details="true"/>
                <table:data-pilot-member table:name="99531" table:display="true" table:show-details="true"/>
                <table:data-pilot-member table:name="99577" table:display="true" table:show-details="true"/>
                <table:data-pilot-member table:name="99578" table:display="true" table:show-details="true"/>
                <table:data-pilot-member table:name="99619" table:display="true" table:show-details="true"/>
                <table:data-pilot-member table:name="99636" table:display="true" table:show-details="true"/>
                <table:data-pilot-member table:name="99653" table:display="true" table:show-details="true"/>
                <table:data-pilot-member table:name="99691" table:display="true" table:show-details="true"/>
                <table:data-pilot-member table:name="99716" table:display="true" table:show-details="true"/>
                <table:data-pilot-member table:name="99735" table:display="true" table:show-details="true"/>
                <table:data-pilot-member table:name="99740" table:display="true" table:show-details="true"/>
                <table:data-pilot-member table:name="99831" table:display="true" table:show-details="true"/>
                <table:data-pilot-member table:name="99866" table:display="true" table:show-details="true"/>
                <table:data-pilot-member table:name="99882" table:display="true" table:show-details="true"/>
                <table:data-pilot-member table:name="99888" table:display="true" table:show-details="true"/>
                <table:data-pilot-member table:name="99893" table:display="true" table:show-details="true"/>
                <table:data-pilot-member table:name="99905" table:display="true" table:show-details="true"/>
                <table:data-pilot-member table:name="99907" table:display="true" table:show-details="true"/>
                <table:data-pilot-member table:name="99919" table:display="true" table:show-details="true"/>
                <table:data-pilot-member table:name="99930" table:display="true" table:show-details="true"/>
                <table:data-pilot-member table:name="99975" table:display="true" table:show-details="true"/>
                <table:data-pilot-member table:name="100015" table:display="true" table:show-details="true"/>
                <table:data-pilot-member table:name="100059" table:display="true" table:show-details="true"/>
                <table:data-pilot-member table:name="100087" table:display="true" table:show-details="true"/>
                <table:data-pilot-member table:name="100123" table:display="true" table:show-details="true"/>
                <table:data-pilot-member table:name="100169" table:display="true" table:show-details="true"/>
                <table:data-pilot-member table:name="100175" table:display="true" table:show-details="true"/>
                <table:data-pilot-member table:name="100292" table:display="true" table:show-details="true"/>
                <table:data-pilot-member table:name="100305" table:display="true" table:show-details="true"/>
                <table:data-pilot-member table:name="100306" table:display="true" table:show-details="true"/>
                <table:data-pilot-member table:name="100328" table:display="true" table:show-details="true"/>
                <table:data-pilot-member table:name="100359" table:display="true" table:show-details="true"/>
                <table:data-pilot-member table:name="100398" table:display="true" table:show-details="true"/>
                <table:data-pilot-member table:name="100399" table:display="true" table:show-details="true"/>
                <table:data-pilot-member table:name="100444" table:display="true" table:show-details="true"/>
                <table:data-pilot-member table:name="100481" table:display="true" table:show-details="true"/>
                <table:data-pilot-member table:name="100507" table:display="true" table:show-details="true"/>
                <table:data-pilot-member table:name="100581" table:display="true" table:show-details="true"/>
                <table:data-pilot-member table:name="100635" table:display="true" table:show-details="true"/>
                <table:data-pilot-member table:name="100722" table:display="true" table:show-details="true"/>
                <table:data-pilot-member table:name="100725" table:display="true" table:show-details="true"/>
                <table:data-pilot-member table:name="100743" table:display="true" table:show-details="true"/>
                <table:data-pilot-member table:name="100753" table:display="true" table:show-details="true"/>
                <table:data-pilot-member table:name="100779" table:display="true" table:show-details="true"/>
                <table:data-pilot-member table:name="100780" table:display="true" table:show-details="true"/>
                <table:data-pilot-member table:name="100889" table:display="true" table:show-details="true"/>
                <table:data-pilot-member table:name="100948" table:display="true" table:show-details="true"/>
                <table:data-pilot-member table:name="100982" table:display="true" table:show-details="true"/>
                <table:data-pilot-member table:name="101004" table:display="true" table:show-details="true"/>
                <table:data-pilot-member table:name="101047" table:display="true" table:show-details="true"/>
                <table:data-pilot-member table:name="101210" table:display="true" table:show-details="true"/>
                <table:data-pilot-member table:name="101344" table:display="true" table:show-details="true"/>
                <table:data-pilot-member table:name="101397" table:display="true" table:show-details="true"/>
                <table:data-pilot-member table:name="101411" table:display="true" table:show-details="true"/>
                <table:data-pilot-member table:name="101450" table:display="true" table:show-details="true"/>
                <table:data-pilot-member table:name="101487" table:display="true" table:show-details="true"/>
                <table:data-pilot-member table:name="101503" table:display="true" table:show-details="true"/>
                <table:data-pilot-member table:name="101510" table:display="true" table:show-details="true"/>
                <table:data-pilot-member table:name="101519" table:display="true" table:show-details="true"/>
                <table:data-pilot-member table:name="101557" table:display="true" table:show-details="true"/>
                <table:data-pilot-member table:name="101611" table:display="true" table:show-details="true"/>
                <table:data-pilot-member table:name="101654" table:display="true" table:show-details="true"/>
                <table:data-pilot-member table:name="101662" table:display="true" table:show-details="true"/>
                <table:data-pilot-member table:name="101668" table:display="true" table:show-details="true"/>
                <table:data-pilot-member table:name="101670" table:display="true" table:show-details="true"/>
                <table:data-pilot-member table:name="101671" table:display="true" table:show-details="true"/>
                <table:data-pilot-member table:name="101674" table:display="true" table:show-details="true"/>
                <table:data-pilot-member table:name="101697" table:display="true" table:show-details="true"/>
                <table:data-pilot-member table:name="101750" table:display="true" table:show-details="true"/>
                <table:data-pilot-member table:name="101828" table:display="true" table:show-details="true"/>
                <table:data-pilot-member table:name="101895" table:display="true" table:show-details="true"/>
                <table:data-pilot-member table:name="102012" table:display="true" table:show-details="true"/>
                <table:data-pilot-member table:name="102056" table:display="true" table:show-details="true"/>
                <table:data-pilot-member table:name="102145" table:display="true" table:show-details="true"/>
                <table:data-pilot-member table:name="102191" table:display="true" table:show-details="true"/>
                <table:data-pilot-member table:name="102198" table:display="true" table:show-details="true"/>
                <table:data-pilot-member table:name="102204" table:display="true" table:show-details="true"/>
                <table:data-pilot-member table:name="102244" table:display="true" table:show-details="true"/>
                <table:data-pilot-member table:name="102296" table:display="true" table:show-details="true"/>
                <table:data-pilot-member table:name="102390" table:display="true" table:show-details="true"/>
                <table:data-pilot-member table:name="102547" table:display="true" table:show-details="true"/>
                <table:data-pilot-member table:name="102589" table:display="true" table:show-details="true"/>
                <table:data-pilot-member table:name="102591" table:display="true" table:show-details="true"/>
                <table:data-pilot-member table:name="102616" table:display="true" table:show-details="true"/>
                <table:data-pilot-member table:name="102650" table:display="true" table:show-details="true"/>
                <table:data-pilot-member table:name="102765" table:display="true" table:show-details="true"/>
                <table:data-pilot-member table:name="102957" table:display="true" table:show-details="true"/>
                <table:data-pilot-member table:name="103029" table:display="true" table:show-details="true"/>
                <table:data-pilot-member table:name="103050" table:display="true" table:show-details="true"/>
                <table:data-pilot-member table:name="103138" table:display="true" table:show-details="true"/>
                <table:data-pilot-member table:name="103208" table:display="true" table:show-details="true"/>
                <table:data-pilot-member table:name="103265" table:display="true" table:show-details="true"/>
                <table:data-pilot-member table:name="103280" table:display="true" table:show-details="true"/>
                <table:data-pilot-member table:name="103288" table:display="true" table:show-details="true"/>
                <table:data-pilot-member table:name="103434" table:display="true" table:show-details="true"/>
                <table:data-pilot-member table:name="103450" table:display="true" table:show-details="true"/>
                <table:data-pilot-member table:name="103553" table:display="true" table:show-details="true"/>
                <table:data-pilot-member table:name="103712" table:display="true" table:show-details="true"/>
                <table:data-pilot-member table:name="103717" table:display="true" table:show-details="true"/>
                <table:data-pilot-member table:name="103833" table:display="true" table:show-details="true"/>
                <table:data-pilot-member table:name="103836" table:display="true" table:show-details="true"/>
                <table:data-pilot-member table:name="103879" table:display="true" table:show-details="true"/>
                <table:data-pilot-member table:name="103976" table:display="true" table:show-details="true"/>
                <table:data-pilot-member table:name="104003" table:display="true" table:show-details="true"/>
                <table:data-pilot-member table:name="104102" table:display="true" table:show-details="true"/>
                <table:data-pilot-member table:name="104120" table:display="true" table:show-details="true"/>
                <table:data-pilot-member table:name="104247" table:display="true" table:show-details="true"/>
                <table:data-pilot-member table:name="104332" table:display="true" table:show-details="true"/>
                <table:data-pilot-member table:name="104410" table:display="true" table:show-details="true"/>
                <table:data-pilot-member table:name="104454" table:display="true" table:show-details="true"/>
                <table:data-pilot-member table:name="104633" table:display="true" table:show-details="true"/>
                <table:data-pilot-member table:name="104995" table:display="true" table:show-details="true"/>
                <table:data-pilot-member table:name="105099" table:display="true" table:show-details="true"/>
                <table:data-pilot-member table:name="105766" table:display="true" table:show-details="true"/>
                <table:data-pilot-member table:name="105950" table:display="true" table:show-details="true"/>
                <table:data-pilot-member table:name="106107" table:display="true" table:show-details="true"/>
                <table:data-pilot-member table:name="106423" table:display="true" table:show-details="true"/>
                <table:data-pilot-member table:name="106979" table:display="true" table:show-details="true"/>
                <table:data-pilot-member table:name="107116" table:display="true" table:show-details="true"/>
                <table:data-pilot-member table:name="10834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zas" tableooo:display-name="Średnia – czas-3-elementy" table:orientation="data" table:used-hierarchy="0" table:function="average">
            <table:data-pilot-level table:show-empty="false" calcext:repeat-item-labels="false">
              <table:data-pilot-members>
                <table:data-pilot-member table:name="0,007" table:display="true" table:show-details="true"/>
                <table:data-pilot-member table:name="0,008" table:display="true" table:show-details="true"/>
                <table:data-pilot-member table:name="0,009" table:display="true" table:show-details="true"/>
                <table:data-pilot-member table:name="0,01" table:display="true" table:show-details="true"/>
                <table:data-pilot-member table:name="0,011" table:display="true" table:show-details="true"/>
                <table:data-pilot-member table:name="0,012" table:display="true" table:show-details="true"/>
                <table:data-pilot-member table:name="0,013" table:display="true" table:show-details="true"/>
                <table:data-pilot-member table:name="0,014" table:display="true" table:show-details="true"/>
                <table:data-pilot-member table:name="0,015" table:display="true" table:show-details="true"/>
                <table:data-pilot-member table:name="0,016" table:display="true" table:show-details="true"/>
                <table:data-pilot-member table:name="0,017" table:display="true" table:show-details="true"/>
                <table:data-pilot-member table:name="0,018" table:display="true" table:show-details="true"/>
                <table:data-pilot-member table:name="0,019" table:display="true" table:show-details="true"/>
                <table:data-pilot-member table:name="0,02" table:display="true" table:show-details="true"/>
                <table:data-pilot-member table:name="0,021" table:display="true" table:show-details="true"/>
                <table:data-pilot-member table:name="0,022" table:display="true" table:show-details="true"/>
                <table:data-pilot-member table:name="0,023" table:display="true" table:show-details="true"/>
                <table:data-pilot-member table:name="0,024" table:display="true" table:show-details="true"/>
                <table:data-pilot-member table:name="0,025" table:display="true" table:show-details="true"/>
                <table:data-pilot-member table:name="0,026" table:display="true" table:show-details="true"/>
                <table:data-pilot-member table:name="0,027" table:display="true" table:show-details="true"/>
                <table:data-pilot-member table:name="0,028" table:display="true" table:show-details="true"/>
                <table:data-pilot-member table:name="0,029" table:display="true" table:show-details="true"/>
                <table:data-pilot-member table:name="0,03" table:display="true" table:show-details="true"/>
                <table:data-pilot-member table:name="0,031" table:display="true" table:show-details="true"/>
                <table:data-pilot-member table:name="0,032" table:display="true" table:show-details="true"/>
                <table:data-pilot-member table:name="0,033" table:display="true" table:show-details="true"/>
                <table:data-pilot-member table:name="0,034" table:display="true" table:show-details="true"/>
                <table:data-pilot-member table:name="0,035" table:display="true" table:show-details="true"/>
                <table:data-pilot-member table:name="0,036" table:display="true" table:show-details="true"/>
                <table:data-pilot-member table:name="0,037" table:display="true" table:show-details="true"/>
                <table:data-pilot-member table:name="0,038" table:display="true" table:show-details="true"/>
                <table:data-pilot-member table:name="0,039" table:display="true" table:show-details="true"/>
                <table:data-pilot-member table:name="0,04" table:display="true" table:show-details="true"/>
                <table:data-pilot-member table:name="0,041" table:display="true" table:show-details="true"/>
                <table:data-pilot-member table:name="0,042" table:display="true" table:show-details="true"/>
                <table:data-pilot-member table:name="0,043" table:display="true" table:show-details="true"/>
                <table:data-pilot-member table:name="0,044" table:display="true" table:show-details="true"/>
                <table:data-pilot-member table:name="0,045" table:display="true" table:show-details="true"/>
                <table:data-pilot-member table:name="0,046" table:display="true" table:show-details="true"/>
                <table:data-pilot-member table:name="0,047" table:display="true" table:show-details="true"/>
                <table:data-pilot-member table:name="0,048" table:display="true" table:show-details="true"/>
                <table:data-pilot-member table:name="0,049" table:display="true" table:show-details="true"/>
                <table:data-pilot-member table:name="0,05" table:display="true" table:show-details="true"/>
                <table:data-pilot-member table:name="0,051" table:display="true" table:show-details="true"/>
                <table:data-pilot-member table:name="0,052" table:display="true" table:show-details="true"/>
                <table:data-pilot-member table:name="0,053" table:display="true" table:show-details="true"/>
                <table:data-pilot-member table:name="0,054" table:display="true" table:show-details="true"/>
                <table:data-pilot-member table:name="0,055" table:display="true" table:show-details="true"/>
                <table:data-pilot-member table:name="0,056" table:display="true" table:show-details="true"/>
                <table:data-pilot-member table:name="0,057" table:display="true" table:show-details="true"/>
                <table:data-pilot-member table:name="0,058" table:display="true" table:show-details="true"/>
                <table:data-pilot-member table:name="0,059" table:display="true" table:show-details="true"/>
                <table:data-pilot-member table:name="0,06" table:display="true" table:show-details="true"/>
                <table:data-pilot-member table:name="0,061" table:display="true" table:show-details="true"/>
                <table:data-pilot-member table:name="0,063" table:display="true" table:show-details="true"/>
                <table:data-pilot-member table:name="0,064" table:display="true" table:show-details="true"/>
                <table:data-pilot-member table:name="0,065" table:display="true" table:show-details="true"/>
                <table:data-pilot-member table:name="0,066" table:display="true" table:show-details="true"/>
                <table:data-pilot-member table:name="0,067" table:display="true" table:show-details="true"/>
                <table:data-pilot-member table:name="0,068" table:display="true" table:show-details="true"/>
                <table:data-pilot-member table:name="0,069" table:display="true" table:show-details="true"/>
                <table:data-pilot-member table:name="0,07" table:display="true" table:show-details="true"/>
                <table:data-pilot-member table:name="0,071" table:display="true" table:show-details="true"/>
                <table:data-pilot-member table:name="0,072" table:display="true" table:show-details="true"/>
                <table:data-pilot-member table:name="0,073" table:display="true" table:show-details="true"/>
                <table:data-pilot-member table:name="0,074" table:display="true" table:show-details="true"/>
                <table:data-pilot-member table:name="0,075" table:display="true" table:show-details="true"/>
                <table:data-pilot-member table:name="0,076" table:display="true" table:show-details="true"/>
                <table:data-pilot-member table:name="0,077" table:display="true" table:show-details="true"/>
                <table:data-pilot-member table:name="0,078" table:display="true" table:show-details="true"/>
                <table:data-pilot-member table:name="0,079" table:display="true" table:show-details="true"/>
                <table:data-pilot-member table:name="0,08" table:display="true" table:show-details="true"/>
                <table:data-pilot-member table:name="0,081" table:display="true" table:show-details="true"/>
                <table:data-pilot-member table:name="0,082" table:display="true" table:show-details="true"/>
                <table:data-pilot-member table:name="0,083" table:display="true" table:show-details="true"/>
                <table:data-pilot-member table:name="0,084" table:display="true" table:show-details="true"/>
                <table:data-pilot-member table:name="0,085" table:display="true" table:show-details="true"/>
                <table:data-pilot-member table:name="0,086" table:display="true" table:show-details="true"/>
                <table:data-pilot-member table:name="0,087" table:display="true" table:show-details="true"/>
                <table:data-pilot-member table:name="0,088" table:display="true" table:show-details="true"/>
                <table:data-pilot-member table:name="0,089" table:display="true" table:show-details="true"/>
                <table:data-pilot-member table:name="0,09" table:display="true" table:show-details="true"/>
                <table:data-pilot-member table:name="0,091" table:display="true" table:show-details="true"/>
                <table:data-pilot-member table:name="0,092" table:display="true" table:show-details="true"/>
                <table:data-pilot-member table:name="0,093" table:display="true" table:show-details="true"/>
                <table:data-pilot-member table:name="0,094" table:display="true" table:show-details="true"/>
                <table:data-pilot-member table:name="0,095" table:display="true" table:show-details="true"/>
                <table:data-pilot-member table:name="0,096" table:display="true" table:show-details="true"/>
                <table:data-pilot-member table:name="0,097" table:display="true" table:show-details="true"/>
                <table:data-pilot-member table:name="0,098" table:display="true" table:show-details="true"/>
                <table:data-pilot-member table:name="0,099" table:display="true" table:show-details="true"/>
                <table:data-pilot-member table:name="0,1" table:display="true" table:show-details="true"/>
                <table:data-pilot-member table:name="0,101" table:display="true" table:show-details="true"/>
                <table:data-pilot-member table:name="0,102" table:display="true" table:show-details="true"/>
                <table:data-pilot-member table:name="0,103" table:display="true" table:show-details="true"/>
                <table:data-pilot-member table:name="0,104" table:display="true" table:show-details="true"/>
                <table:data-pilot-member table:name="0,105" table:display="true" table:show-details="true"/>
                <table:data-pilot-member table:name="0,106" table:display="true" table:show-details="true"/>
                <table:data-pilot-member table:name="0,107" table:display="true" table:show-details="true"/>
                <table:data-pilot-member table:name="0,108" table:display="true" table:show-details="true"/>
                <table:data-pilot-member table:name="0,109" table:display="true" table:show-details="true"/>
                <table:data-pilot-member table:name="0,11" table:display="true" table:show-details="true"/>
                <table:data-pilot-member table:name="0,111" table:display="true" table:show-details="true"/>
                <table:data-pilot-member table:name="0,112" table:display="true" table:show-details="true"/>
                <table:data-pilot-member table:name="0,113" table:display="true" table:show-details="true"/>
                <table:data-pilot-member table:name="0,114" table:display="true" table:show-details="true"/>
                <table:data-pilot-member table:name="0,115" table:display="true" table:show-details="true"/>
                <table:data-pilot-member table:name="0,116" table:display="true" table:show-details="true"/>
                <table:data-pilot-member table:name="0,117" table:display="true" table:show-details="true"/>
                <table:data-pilot-member table:name="0,118" table:display="true" table:show-details="true"/>
                <table:data-pilot-member table:name="0,119" table:display="true" table:show-details="true"/>
                <table:data-pilot-member table:name="0,12" table:display="true" table:show-details="true"/>
                <table:data-pilot-member table:name="0,121" table:display="true" table:show-details="true"/>
                <table:data-pilot-member table:name="0,122" table:display="true" table:show-details="true"/>
                <table:data-pilot-member table:name="0,123" table:display="true" table:show-details="true"/>
                <table:data-pilot-member table:name="0,124" table:display="true" table:show-details="true"/>
                <table:data-pilot-member table:name="0,125" table:display="true" table:show-details="true"/>
                <table:data-pilot-member table:name="0,126" table:display="true" table:show-details="true"/>
                <table:data-pilot-member table:name="0,127" table:display="true" table:show-details="true"/>
                <table:data-pilot-member table:name="0,128" table:display="true" table:show-details="true"/>
                <table:data-pilot-member table:name="0,129" table:display="true" table:show-details="true"/>
                <table:data-pilot-member table:name="0,13" table:display="true" table:show-details="true"/>
                <table:data-pilot-member table:name="0,131" table:display="true" table:show-details="true"/>
                <table:data-pilot-member table:name="0,132" table:display="true" table:show-details="true"/>
                <table:data-pilot-member table:name="0,133" table:display="true" table:show-details="true"/>
                <table:data-pilot-member table:name="0,134" table:display="true" table:show-details="true"/>
                <table:data-pilot-member table:name="0,135" table:display="true" table:show-details="true"/>
                <table:data-pilot-member table:name="0,136" table:display="true" table:show-details="true"/>
                <table:data-pilot-member table:name="0,137" table:display="true" table:show-details="true"/>
                <table:data-pilot-member table:name="0,138" table:display="true" table:show-details="true"/>
                <table:data-pilot-member table:name="0,139" table:display="true" table:show-details="true"/>
                <table:data-pilot-member table:name="0,14" table:display="true" table:show-details="true"/>
                <table:data-pilot-member table:name="0,141" table:display="true" table:show-details="true"/>
                <table:data-pilot-member table:name="0,142" table:display="true" table:show-details="true"/>
                <table:data-pilot-member table:name="0,143" table:display="true" table:show-details="true"/>
                <table:data-pilot-member table:name="0,144" table:display="true" table:show-details="true"/>
                <table:data-pilot-member table:name="0,145" table:display="true" table:show-details="true"/>
                <table:data-pilot-member table:name="0,146" table:display="true" table:show-details="true"/>
                <table:data-pilot-member table:name="0,147" table:display="true" table:show-details="true"/>
                <table:data-pilot-member table:name="0,148" table:display="true" table:show-details="true"/>
                <table:data-pilot-member table:name="0,149" table:display="true" table:show-details="true"/>
                <table:data-pilot-member table:name="0,15" table:display="true" table:show-details="true"/>
                <table:data-pilot-member table:name="0,151" table:display="true" table:show-details="true"/>
                <table:data-pilot-member table:name="0,152" table:display="true" table:show-details="true"/>
                <table:data-pilot-member table:name="0,153" table:display="true" table:show-details="true"/>
                <table:data-pilot-member table:name="0,154" table:display="true" table:show-details="true"/>
                <table:data-pilot-member table:name="0,155" table:display="true" table:show-details="true"/>
                <table:data-pilot-member table:name="0,156" table:display="true" table:show-details="true"/>
                <table:data-pilot-member table:name="0,157" table:display="true" table:show-details="true"/>
                <table:data-pilot-member table:name="0,158" table:display="true" table:show-details="true"/>
                <table:data-pilot-member table:name="0,159" table:display="true" table:show-details="true"/>
                <table:data-pilot-member table:name="0,16" table:display="true" table:show-details="true"/>
                <table:data-pilot-member table:name="0,161" table:display="true" table:show-details="true"/>
                <table:data-pilot-member table:name="0,162" table:display="true" table:show-details="true"/>
                <table:data-pilot-member table:name="0,163" table:display="true" table:show-details="true"/>
                <table:data-pilot-member table:name="0,164" table:display="true" table:show-details="true"/>
                <table:data-pilot-member table:name="0,165" table:display="true" table:show-details="true"/>
                <table:data-pilot-member table:name="0,166" table:display="true" table:show-details="true"/>
                <table:data-pilot-member table:name="0,167" table:display="true" table:show-details="true"/>
                <table:data-pilot-member table:name="0,168" table:display="true" table:show-details="true"/>
                <table:data-pilot-member table:name="0,169" table:display="true" table:show-details="true"/>
                <table:data-pilot-member table:name="0,17" table:display="true" table:show-details="true"/>
                <table:data-pilot-member table:name="0,171" table:display="true" table:show-details="true"/>
                <table:data-pilot-member table:name="0,172" table:display="true" table:show-details="true"/>
                <table:data-pilot-member table:name="0,173" table:display="true" table:show-details="true"/>
                <table:data-pilot-member table:name="0,174" table:display="true" table:show-details="true"/>
                <table:data-pilot-member table:name="0,175" table:display="true" table:show-details="true"/>
                <table:data-pilot-member table:name="0,176" table:display="true" table:show-details="true"/>
                <table:data-pilot-member table:name="0,177" table:display="true" table:show-details="true"/>
                <table:data-pilot-member table:name="0,178" table:display="true" table:show-details="true"/>
                <table:data-pilot-member table:name="0,179" table:display="true" table:show-details="true"/>
                <table:data-pilot-member table:name="0,18" table:display="true" table:show-details="true"/>
                <table:data-pilot-member table:name="0,181" table:display="true" table:show-details="true"/>
                <table:data-pilot-member table:name="0,182" table:display="true" table:show-details="true"/>
                <table:data-pilot-member table:name="0,183" table:display="true" table:show-details="true"/>
                <table:data-pilot-member table:name="0,184" table:display="true" table:show-details="true"/>
                <table:data-pilot-member table:name="0,185" table:display="true" table:show-details="true"/>
                <table:data-pilot-member table:name="0,186" table:display="true" table:show-details="true"/>
                <table:data-pilot-member table:name="0,187" table:display="true" table:show-details="true"/>
                <table:data-pilot-member table:name="0,188" table:display="true" table:show-details="true"/>
                <table:data-pilot-member table:name="0,189" table:display="true" table:show-details="true"/>
                <table:data-pilot-member table:name="0,19" table:display="true" table:show-details="true"/>
                <table:data-pilot-member table:name="0,191" table:display="true" table:show-details="true"/>
                <table:data-pilot-member table:name="0,192" table:display="true" table:show-details="true"/>
                <table:data-pilot-member table:name="0,193" table:display="true" table:show-details="true"/>
                <table:data-pilot-member table:name="0,194" table:display="true" table:show-details="true"/>
                <table:data-pilot-member table:name="0,195" table:display="true" table:show-details="true"/>
                <table:data-pilot-member table:name="0,196" table:display="true" table:show-details="true"/>
                <table:data-pilot-member table:name="0,197" table:display="true" table:show-details="true"/>
                <table:data-pilot-member table:name="0,198" table:display="true" table:show-details="true"/>
                <table:data-pilot-member table:name="0,199" table:display="true" table:show-details="true"/>
                <table:data-pilot-member table:name="0,2" table:display="true" table:show-details="true"/>
                <table:data-pilot-member table:name="0,201" table:display="true" table:show-details="true"/>
                <table:data-pilot-member table:name="0,202" table:display="true" table:show-details="true"/>
                <table:data-pilot-member table:name="0,203" table:display="true" table:show-details="true"/>
                <table:data-pilot-member table:name="0,204" table:display="true" table:show-details="true"/>
                <table:data-pilot-member table:name="0,205" table:display="true" table:show-details="true"/>
                <table:data-pilot-member table:name="0,206" table:display="true" table:show-details="true"/>
                <table:data-pilot-member table:name="0,207" table:display="true" table:show-details="true"/>
                <table:data-pilot-member table:name="0,208" table:display="true" table:show-details="true"/>
                <table:data-pilot-member table:name="0,209" table:display="true" table:show-details="true"/>
                <table:data-pilot-member table:name="0,21" table:display="true" table:show-details="true"/>
                <table:data-pilot-member table:name="0,211" table:display="true" table:show-details="true"/>
                <table:data-pilot-member table:name="0,212" table:display="true" table:show-details="true"/>
                <table:data-pilot-member table:name="0,213" table:display="true" table:show-details="true"/>
                <table:data-pilot-member table:name="0,214" table:display="true" table:show-details="true"/>
                <table:data-pilot-member table:name="0,215" table:display="true" table:show-details="true"/>
                <table:data-pilot-member table:name="0,216" table:display="true" table:show-details="true"/>
                <table:data-pilot-member table:name="0,217" table:display="true" table:show-details="true"/>
                <table:data-pilot-member table:name="0,218" table:display="true" table:show-details="true"/>
                <table:data-pilot-member table:name="0,219" table:display="true" table:show-details="true"/>
                <table:data-pilot-member table:name="0,22" table:display="true" table:show-details="true"/>
                <table:data-pilot-member table:name="0,221" table:display="true" table:show-details="true"/>
                <table:data-pilot-member table:name="0,222" table:display="true" table:show-details="true"/>
                <table:data-pilot-member table:name="0,223" table:display="true" table:show-details="true"/>
                <table:data-pilot-member table:name="0,224" table:display="true" table:show-details="true"/>
                <table:data-pilot-member table:name="0,225" table:display="true" table:show-details="true"/>
                <table:data-pilot-member table:name="0,226" table:display="true" table:show-details="true"/>
                <table:data-pilot-member table:name="0,227" table:display="true" table:show-details="true"/>
                <table:data-pilot-member table:name="0,228" table:display="true" table:show-details="true"/>
                <table:data-pilot-member table:name="0,229" table:display="true" table:show-details="true"/>
                <table:data-pilot-member table:name="0,23" table:display="true" table:show-details="true"/>
                <table:data-pilot-member table:name="0,231" table:display="true" table:show-details="true"/>
                <table:data-pilot-member table:name="0,232" table:display="true" table:show-details="true"/>
                <table:data-pilot-member table:name="0,233" table:display="true" table:show-details="true"/>
                <table:data-pilot-member table:name="0,234" table:display="true" table:show-details="true"/>
                <table:data-pilot-member table:name="0,235" table:display="true" table:show-details="true"/>
                <table:data-pilot-member table:name="0,236" table:display="true" table:show-details="true"/>
                <table:data-pilot-member table:name="0,237" table:display="true" table:show-details="true"/>
                <table:data-pilot-member table:name="0,238" table:display="true" table:show-details="true"/>
                <table:data-pilot-member table:name="0,239" table:display="true" table:show-details="true"/>
                <table:data-pilot-member table:name="0,24" table:display="true" table:show-details="true"/>
                <table:data-pilot-member table:name="0,241" table:display="true" table:show-details="true"/>
                <table:data-pilot-member table:name="0,242" table:display="true" table:show-details="true"/>
                <table:data-pilot-member table:name="0,243" table:display="true" table:show-details="true"/>
                <table:data-pilot-member table:name="0,244" table:display="true" table:show-details="true"/>
                <table:data-pilot-member table:name="0,245" table:display="true" table:show-details="true"/>
                <table:data-pilot-member table:name="0,246" table:display="true" table:show-details="true"/>
                <table:data-pilot-member table:name="0,247" table:display="true" table:show-details="true"/>
                <table:data-pilot-member table:name="0,248" table:display="true" table:show-details="true"/>
                <table:data-pilot-member table:name="0,249" table:display="true" table:show-details="true"/>
                <table:data-pilot-member table:name="0,25" table:display="true" table:show-details="true"/>
                <table:data-pilot-member table:name="0,251" table:display="true" table:show-details="true"/>
                <table:data-pilot-member table:name="0,252" table:display="true" table:show-details="true"/>
                <table:data-pilot-member table:name="0,253" table:display="true" table:show-details="true"/>
                <table:data-pilot-member table:name="0,254" table:display="true" table:show-details="true"/>
                <table:data-pilot-member table:name="0,255" table:display="true" table:show-details="true"/>
                <table:data-pilot-member table:name="0,256" table:display="true" table:show-details="true"/>
                <table:data-pilot-member table:name="0,257" table:display="true" table:show-details="true"/>
                <table:data-pilot-member table:name="0,258" table:display="true" table:show-details="true"/>
                <table:data-pilot-member table:name="0,259" table:display="true" table:show-details="true"/>
                <table:data-pilot-member table:name="0,26" table:display="true" table:show-details="true"/>
                <table:data-pilot-member table:name="0,261" table:display="true" table:show-details="true"/>
                <table:data-pilot-member table:name="0,262" table:display="true" table:show-details="true"/>
                <table:data-pilot-member table:name="0,263" table:display="true" table:show-details="true"/>
                <table:data-pilot-member table:name="0,264" table:display="true" table:show-details="true"/>
                <table:data-pilot-member table:name="0,265" table:display="true" table:show-details="true"/>
                <table:data-pilot-member table:name="0,266" table:display="true" table:show-details="true"/>
                <table:data-pilot-member table:name="0,267" table:display="true" table:show-details="true"/>
                <table:data-pilot-member table:name="0,268" table:display="true" table:show-details="true"/>
                <table:data-pilot-member table:name="0,269" table:display="true" table:show-details="true"/>
                <table:data-pilot-member table:name="0,27" table:display="true" table:show-details="true"/>
                <table:data-pilot-member table:name="0,271" table:display="true" table:show-details="true"/>
                <table:data-pilot-member table:name="0,272" table:display="true" table:show-details="true"/>
                <table:data-pilot-member table:name="0,273" table:display="true" table:show-details="true"/>
                <table:data-pilot-member table:name="0,274" table:display="true" table:show-details="true"/>
                <table:data-pilot-member table:name="0,275" table:display="true" table:show-details="true"/>
                <table:data-pilot-member table:name="0,276" table:display="true" table:show-details="true"/>
                <table:data-pilot-member table:name="0,277" table:display="true" table:show-details="true"/>
                <table:data-pilot-member table:name="0,278" table:display="true" table:show-details="true"/>
                <table:data-pilot-member table:name="0,279" table:display="true" table:show-details="true"/>
                <table:data-pilot-member table:name="0,28" table:display="true" table:show-details="true"/>
                <table:data-pilot-member table:name="0,281" table:display="true" table:show-details="true"/>
                <table:data-pilot-member table:name="0,282" table:display="true" table:show-details="true"/>
                <table:data-pilot-member table:name="0,283" table:display="true" table:show-details="true"/>
                <table:data-pilot-member table:name="0,284" table:display="true" table:show-details="true"/>
                <table:data-pilot-member table:name="0,285" table:display="true" table:show-details="true"/>
                <table:data-pilot-member table:name="0,286" table:display="true" table:show-details="true"/>
                <table:data-pilot-member table:name="0,287" table:display="true" table:show-details="true"/>
                <table:data-pilot-member table:name="0,288" table:display="true" table:show-details="true"/>
                <table:data-pilot-member table:name="0,289" table:display="true" table:show-details="true"/>
                <table:data-pilot-member table:name="0,29" table:display="true" table:show-details="true"/>
                <table:data-pilot-member table:name="0,291" table:display="true" table:show-details="true"/>
                <table:data-pilot-member table:name="0,292" table:display="true" table:show-details="true"/>
                <table:data-pilot-member table:name="0,293" table:display="true" table:show-details="true"/>
                <table:data-pilot-member table:name="0,294" table:display="true" table:show-details="true"/>
                <table:data-pilot-member table:name="0,295" table:display="true" table:show-details="true"/>
                <table:data-pilot-member table:name="0,296" table:display="true" table:show-details="true"/>
                <table:data-pilot-member table:name="0,297" table:display="true" table:show-details="true"/>
                <table:data-pilot-member table:name="0,298" table:display="true" table:show-details="true"/>
                <table:data-pilot-member table:name="0,299" table:display="true" table:show-details="true"/>
                <table:data-pilot-member table:name="0,3" table:display="true" table:show-details="true"/>
                <table:data-pilot-member table:name="0,301" table:display="true" table:show-details="true"/>
                <table:data-pilot-member table:name="0,302" table:display="true" table:show-details="true"/>
                <table:data-pilot-member table:name="0,303" table:display="true" table:show-details="true"/>
                <table:data-pilot-member table:name="0,304" table:display="true" table:show-details="true"/>
                <table:data-pilot-member table:name="0,305" table:display="true" table:show-details="true"/>
                <table:data-pilot-member table:name="0,306" table:display="true" table:show-details="true"/>
                <table:data-pilot-member table:name="0,307" table:display="true" table:show-details="true"/>
                <table:data-pilot-member table:name="0,308" table:display="true" table:show-details="true"/>
                <table:data-pilot-member table:name="0,309" table:display="true" table:show-details="true"/>
                <table:data-pilot-member table:name="0,31" table:display="true" table:show-details="true"/>
                <table:data-pilot-member table:name="0,311" table:display="true" table:show-details="true"/>
                <table:data-pilot-member table:name="0,312" table:display="true" table:show-details="true"/>
                <table:data-pilot-member table:name="0,313" table:display="true" table:show-details="true"/>
                <table:data-pilot-member table:name="0,314" table:display="true" table:show-details="true"/>
                <table:data-pilot-member table:name="0,315" table:display="true" table:show-details="true"/>
                <table:data-pilot-member table:name="0,316" table:display="true" table:show-details="true"/>
                <table:data-pilot-member table:name="0,317" table:display="true" table:show-details="true"/>
                <table:data-pilot-member table:name="0,318" table:display="true" table:show-details="true"/>
                <table:data-pilot-member table:name="0,319" table:display="true" table:show-details="true"/>
                <table:data-pilot-member table:name="0,32" table:display="true" table:show-details="true"/>
                <table:data-pilot-member table:name="0,321" table:display="true" table:show-details="true"/>
                <table:data-pilot-member table:name="0,322" table:display="true" table:show-details="true"/>
                <table:data-pilot-member table:name="0,323" table:display="true" table:show-details="true"/>
                <table:data-pilot-member table:name="0,324" table:display="true" table:show-details="true"/>
                <table:data-pilot-member table:name="0,325" table:display="true" table:show-details="true"/>
                <table:data-pilot-member table:name="0,326" table:display="true" table:show-details="true"/>
                <table:data-pilot-member table:name="0,327" table:display="true" table:show-details="true"/>
                <table:data-pilot-member table:name="0,328" table:display="true" table:show-details="true"/>
                <table:data-pilot-member table:name="0,329" table:display="true" table:show-details="true"/>
                <table:data-pilot-member table:name="0,33" table:display="true" table:show-details="true"/>
                <table:data-pilot-member table:name="0,331" table:display="true" table:show-details="true"/>
                <table:data-pilot-member table:name="0,332" table:display="true" table:show-details="true"/>
                <table:data-pilot-member table:name="0,333" table:display="true" table:show-details="true"/>
                <table:data-pilot-member table:name="0,334" table:display="true" table:show-details="true"/>
                <table:data-pilot-member table:name="0,335" table:display="true" table:show-details="true"/>
                <table:data-pilot-member table:name="0,336" table:display="true" table:show-details="true"/>
                <table:data-pilot-member table:name="0,337" table:display="true" table:show-details="true"/>
                <table:data-pilot-member table:name="0,338" table:display="true" table:show-details="true"/>
                <table:data-pilot-member table:name="0,339" table:display="true" table:show-details="true"/>
                <table:data-pilot-member table:name="0,34" table:display="true" table:show-details="true"/>
                <table:data-pilot-member table:name="0,341" table:display="true" table:show-details="true"/>
                <table:data-pilot-member table:name="0,342" table:display="true" table:show-details="true"/>
                <table:data-pilot-member table:name="0,343" table:display="true" table:show-details="true"/>
                <table:data-pilot-member table:name="0,344" table:display="true" table:show-details="true"/>
                <table:data-pilot-member table:name="0,345" table:display="true" table:show-details="true"/>
                <table:data-pilot-member table:name="0,346" table:display="true" table:show-details="true"/>
                <table:data-pilot-member table:name="0,347" table:display="true" table:show-details="true"/>
                <table:data-pilot-member table:name="0,348" table:display="true" table:show-details="true"/>
                <table:data-pilot-member table:name="0,349" table:display="true" table:show-details="true"/>
                <table:data-pilot-member table:name="0,35" table:display="true" table:show-details="true"/>
                <table:data-pilot-member table:name="0,351" table:display="true" table:show-details="true"/>
                <table:data-pilot-member table:name="0,352" table:display="true" table:show-details="true"/>
                <table:data-pilot-member table:name="0,353" table:display="true" table:show-details="true"/>
                <table:data-pilot-member table:name="0,354" table:display="true" table:show-details="true"/>
                <table:data-pilot-member table:name="0,355" table:display="true" table:show-details="true"/>
                <table:data-pilot-member table:name="0,356" table:display="true" table:show-details="true"/>
                <table:data-pilot-member table:name="0,357" table:display="true" table:show-details="true"/>
                <table:data-pilot-member table:name="0,358" table:display="true" table:show-details="true"/>
                <table:data-pilot-member table:name="0,359" table:display="true" table:show-details="true"/>
                <table:data-pilot-member table:name="0,36" table:display="true" table:show-details="true"/>
                <table:data-pilot-member table:name="0,361" table:display="true" table:show-details="true"/>
                <table:data-pilot-member table:name="0,362" table:display="true" table:show-details="true"/>
                <table:data-pilot-member table:name="0,363" table:display="true" table:show-details="true"/>
                <table:data-pilot-member table:name="0,364" table:display="true" table:show-details="true"/>
                <table:data-pilot-member table:name="0,365" table:display="true" table:show-details="true"/>
                <table:data-pilot-member table:name="0,366" table:display="true" table:show-details="true"/>
                <table:data-pilot-member table:name="0,367" table:display="true" table:show-details="true"/>
                <table:data-pilot-member table:name="0,368" table:display="true" table:show-details="true"/>
                <table:data-pilot-member table:name="0,369" table:display="true" table:show-details="true"/>
                <table:data-pilot-member table:name="0,37" table:display="true" table:show-details="true"/>
                <table:data-pilot-member table:name="0,371" table:display="true" table:show-details="true"/>
                <table:data-pilot-member table:name="0,372" table:display="true" table:show-details="true"/>
                <table:data-pilot-member table:name="0,373" table:display="true" table:show-details="true"/>
                <table:data-pilot-member table:name="0,374" table:display="true" table:show-details="true"/>
                <table:data-pilot-member table:name="0,375" table:display="true" table:show-details="true"/>
                <table:data-pilot-member table:name="0,376" table:display="true" table:show-details="true"/>
                <table:data-pilot-member table:name="0,377" table:display="true" table:show-details="true"/>
                <table:data-pilot-member table:name="0,378" table:display="true" table:show-details="true"/>
                <table:data-pilot-member table:name="0,379" table:display="true" table:show-details="true"/>
                <table:data-pilot-member table:name="0,38" table:display="true" table:show-details="true"/>
                <table:data-pilot-member table:name="0,381" table:display="true" table:show-details="true"/>
                <table:data-pilot-member table:name="0,382" table:display="true" table:show-details="true"/>
                <table:data-pilot-member table:name="0,383" table:display="true" table:show-details="true"/>
                <table:data-pilot-member table:name="0,384" table:display="true" table:show-details="true"/>
                <table:data-pilot-member table:name="0,385" table:display="true" table:show-details="true"/>
                <table:data-pilot-member table:name="0,386" table:display="true" table:show-details="true"/>
                <table:data-pilot-member table:name="0,387" table:display="true" table:show-details="true"/>
                <table:data-pilot-member table:name="0,388" table:display="true" table:show-details="true"/>
                <table:data-pilot-member table:name="0,389" table:display="true" table:show-details="true"/>
                <table:data-pilot-member table:name="0,39" table:display="true" table:show-details="true"/>
                <table:data-pilot-member table:name="0,391" table:display="true" table:show-details="true"/>
                <table:data-pilot-member table:name="0,392" table:display="true" table:show-details="true"/>
                <table:data-pilot-member table:name="0,393" table:display="true" table:show-details="true"/>
                <table:data-pilot-member table:name="0,394" table:display="true" table:show-details="true"/>
                <table:data-pilot-member table:name="0,395" table:display="true" table:show-details="true"/>
                <table:data-pilot-member table:name="0,396" table:display="true" table:show-details="true"/>
                <table:data-pilot-member table:name="0,397" table:display="true" table:show-details="true"/>
                <table:data-pilot-member table:name="0,398" table:display="true" table:show-details="true"/>
                <table:data-pilot-member table:name="0,399" table:display="true" table:show-details="true"/>
                <table:data-pilot-member table:name="0,4" table:display="true" table:show-details="true"/>
                <table:data-pilot-member table:name="0,401" table:display="true" table:show-details="true"/>
                <table:data-pilot-member table:name="0,402" table:display="true" table:show-details="true"/>
                <table:data-pilot-member table:name="0,403" table:display="true" table:show-details="true"/>
                <table:data-pilot-member table:name="0,404" table:display="true" table:show-details="true"/>
                <table:data-pilot-member table:name="0,405" table:display="true" table:show-details="true"/>
                <table:data-pilot-member table:name="0,406" table:display="true" table:show-details="true"/>
                <table:data-pilot-member table:name="0,407" table:display="true" table:show-details="true"/>
                <table:data-pilot-member table:name="0,408" table:display="true" table:show-details="true"/>
                <table:data-pilot-member table:name="0,409" table:display="true" table:show-details="true"/>
                <table:data-pilot-member table:name="0,41" table:display="true" table:show-details="true"/>
                <table:data-pilot-member table:name="0,411" table:display="true" table:show-details="true"/>
                <table:data-pilot-member table:name="0,412" table:display="true" table:show-details="true"/>
                <table:data-pilot-member table:name="0,413" table:display="true" table:show-details="true"/>
                <table:data-pilot-member table:name="0,414" table:display="true" table:show-details="true"/>
                <table:data-pilot-member table:name="0,415" table:display="true" table:show-details="true"/>
                <table:data-pilot-member table:name="0,416" table:display="true" table:show-details="true"/>
                <table:data-pilot-member table:name="0,417" table:display="true" table:show-details="true"/>
                <table:data-pilot-member table:name="0,418" table:display="true" table:show-details="true"/>
                <table:data-pilot-member table:name="0,419" table:display="true" table:show-details="true"/>
                <table:data-pilot-member table:name="0,42" table:display="true" table:show-details="true"/>
                <table:data-pilot-member table:name="0,421" table:display="true" table:show-details="true"/>
                <table:data-pilot-member table:name="0,422" table:display="true" table:show-details="true"/>
                <table:data-pilot-member table:name="0,423" table:display="true" table:show-details="true"/>
                <table:data-pilot-member table:name="0,424" table:display="true" table:show-details="true"/>
                <table:data-pilot-member table:name="0,425" table:display="true" table:show-details="true"/>
                <table:data-pilot-member table:name="0,426" table:display="true" table:show-details="true"/>
                <table:data-pilot-member table:name="0,427" table:display="true" table:show-details="true"/>
                <table:data-pilot-member table:name="0,428" table:display="true" table:show-details="true"/>
                <table:data-pilot-member table:name="0,429" table:display="true" table:show-details="true"/>
                <table:data-pilot-member table:name="0,43" table:display="true" table:show-details="true"/>
                <table:data-pilot-member table:name="0,431" table:display="true" table:show-details="true"/>
                <table:data-pilot-member table:name="0,432" table:display="true" table:show-details="true"/>
                <table:data-pilot-member table:name="0,433" table:display="true" table:show-details="true"/>
                <table:data-pilot-member table:name="0,434" table:display="true" table:show-details="true"/>
                <table:data-pilot-member table:name="0,435" table:display="true" table:show-details="true"/>
                <table:data-pilot-member table:name="0,436" table:display="true" table:show-details="true"/>
                <table:data-pilot-member table:name="0,437" table:display="true" table:show-details="true"/>
                <table:data-pilot-member table:name="0,438" table:display="true" table:show-details="true"/>
                <table:data-pilot-member table:name="0,439" table:display="true" table:show-details="true"/>
                <table:data-pilot-member table:name="0,44" table:display="true" table:show-details="true"/>
                <table:data-pilot-member table:name="0,441" table:display="true" table:show-details="true"/>
                <table:data-pilot-member table:name="0,442" table:display="true" table:show-details="true"/>
                <table:data-pilot-member table:name="0,443" table:display="true" table:show-details="true"/>
                <table:data-pilot-member table:name="0,444" table:display="true" table:show-details="true"/>
                <table:data-pilot-member table:name="0,445" table:display="true" table:show-details="true"/>
                <table:data-pilot-member table:name="0,446" table:display="true" table:show-details="true"/>
                <table:data-pilot-member table:name="0,447" table:display="true" table:show-details="true"/>
                <table:data-pilot-member table:name="0,448" table:display="true" table:show-details="true"/>
                <table:data-pilot-member table:name="0,449" table:display="true" table:show-details="true"/>
                <table:data-pilot-member table:name="0,45" table:display="true" table:show-details="true"/>
                <table:data-pilot-member table:name="0,451" table:display="true" table:show-details="true"/>
                <table:data-pilot-member table:name="0,452" table:display="true" table:show-details="true"/>
                <table:data-pilot-member table:name="0,453" table:display="true" table:show-details="true"/>
                <table:data-pilot-member table:name="0,454" table:display="true" table:show-details="true"/>
                <table:data-pilot-member table:name="0,455" table:display="true" table:show-details="true"/>
                <table:data-pilot-member table:name="0,456" table:display="true" table:show-details="true"/>
                <table:data-pilot-member table:name="0,457" table:display="true" table:show-details="true"/>
                <table:data-pilot-member table:name="0,458" table:display="true" table:show-details="true"/>
                <table:data-pilot-member table:name="0,459" table:display="true" table:show-details="true"/>
                <table:data-pilot-member table:name="0,46" table:display="true" table:show-details="true"/>
                <table:data-pilot-member table:name="0,461" table:display="true" table:show-details="true"/>
                <table:data-pilot-member table:name="0,462" table:display="true" table:show-details="true"/>
                <table:data-pilot-member table:name="0,463" table:display="true" table:show-details="true"/>
                <table:data-pilot-member table:name="0,464" table:display="true" table:show-details="true"/>
                <table:data-pilot-member table:name="0,465" table:display="true" table:show-details="true"/>
                <table:data-pilot-member table:name="0,466" table:display="true" table:show-details="true"/>
                <table:data-pilot-member table:name="0,467" table:display="true" table:show-details="true"/>
                <table:data-pilot-member table:name="0,468" table:display="true" table:show-details="true"/>
                <table:data-pilot-member table:name="0,469" table:display="true" table:show-details="true"/>
                <table:data-pilot-member table:name="0,47" table:display="true" table:show-details="true"/>
                <table:data-pilot-member table:name="0,471" table:display="true" table:show-details="true"/>
                <table:data-pilot-member table:name="0,472" table:display="true" table:show-details="true"/>
                <table:data-pilot-member table:name="0,473" table:display="true" table:show-details="true"/>
                <table:data-pilot-member table:name="0,474" table:display="true" table:show-details="true"/>
                <table:data-pilot-member table:name="0,475" table:display="true" table:show-details="true"/>
                <table:data-pilot-member table:name="0,476" table:display="true" table:show-details="true"/>
                <table:data-pilot-member table:name="0,477" table:display="true" table:show-details="true"/>
                <table:data-pilot-member table:name="0,478" table:display="true" table:show-details="true"/>
                <table:data-pilot-member table:name="0,479" table:display="true" table:show-details="true"/>
                <table:data-pilot-member table:name="0,48" table:display="true" table:show-details="true"/>
                <table:data-pilot-member table:name="0,481" table:display="true" table:show-details="true"/>
                <table:data-pilot-member table:name="0,482" table:display="true" table:show-details="true"/>
                <table:data-pilot-member table:name="0,483" table:display="true" table:show-details="true"/>
                <table:data-pilot-member table:name="0,484" table:display="true" table:show-details="true"/>
                <table:data-pilot-member table:name="0,485" table:display="true" table:show-details="true"/>
                <table:data-pilot-member table:name="0,486" table:display="true" table:show-details="true"/>
                <table:data-pilot-member table:name="0,487" table:display="true" table:show-details="true"/>
                <table:data-pilot-member table:name="0,488" table:display="true" table:show-details="true"/>
                <table:data-pilot-member table:name="0,489" table:display="true" table:show-details="true"/>
                <table:data-pilot-member table:name="0,49" table:display="true" table:show-details="true"/>
                <table:data-pilot-member table:name="0,491" table:display="true" table:show-details="true"/>
                <table:data-pilot-member table:name="0,492" table:display="true" table:show-details="true"/>
                <table:data-pilot-member table:name="0,493" table:display="true" table:show-details="true"/>
                <table:data-pilot-member table:name="0,494" table:display="true" table:show-details="true"/>
                <table:data-pilot-member table:name="0,495" table:display="true" table:show-details="true"/>
                <table:data-pilot-member table:name="0,496" table:display="true" table:show-details="true"/>
                <table:data-pilot-member table:name="0,497" table:display="true" table:show-details="true"/>
                <table:data-pilot-member table:name="0,498" table:display="true" table:show-details="true"/>
                <table:data-pilot-member table:name="0,499" table:display="true" table:show-details="true"/>
                <table:data-pilot-member table:name="0,5" table:display="true" table:show-details="true"/>
                <table:data-pilot-member table:name="0,501" table:display="true" table:show-details="true"/>
                <table:data-pilot-member table:name="0,502" table:display="true" table:show-details="true"/>
                <table:data-pilot-member table:name="0,503" table:display="true" table:show-details="true"/>
                <table:data-pilot-member table:name="0,504" table:display="true" table:show-details="true"/>
                <table:data-pilot-member table:name="0,505" table:display="true" table:show-details="true"/>
                <table:data-pilot-member table:name="0,506" table:display="true" table:show-details="true"/>
                <table:data-pilot-member table:name="0,507" table:display="true" table:show-details="true"/>
                <table:data-pilot-member table:name="0,508" table:display="true" table:show-details="true"/>
                <table:data-pilot-member table:name="0,509" table:display="true" table:show-details="true"/>
                <table:data-pilot-member table:name="0,51" table:display="true" table:show-details="true"/>
                <table:data-pilot-member table:name="0,511" table:display="true" table:show-details="true"/>
                <table:data-pilot-member table:name="0,512" table:display="true" table:show-details="true"/>
                <table:data-pilot-member table:name="0,513" table:display="true" table:show-details="true"/>
                <table:data-pilot-member table:name="0,514" table:display="true" table:show-details="true"/>
                <table:data-pilot-member table:name="0,515" table:display="true" table:show-details="true"/>
                <table:data-pilot-member table:name="0,516" table:display="true" table:show-details="true"/>
                <table:data-pilot-member table:name="0,517" table:display="true" table:show-details="true"/>
                <table:data-pilot-member table:name="0,518" table:display="true" table:show-details="true"/>
                <table:data-pilot-member table:name="0,519" table:display="true" table:show-details="true"/>
                <table:data-pilot-member table:name="0,52" table:display="true" table:show-details="true"/>
                <table:data-pilot-member table:name="0,521" table:display="true" table:show-details="true"/>
                <table:data-pilot-member table:name="0,522" table:display="true" table:show-details="true"/>
                <table:data-pilot-member table:name="0,523" table:display="true" table:show-details="true"/>
                <table:data-pilot-member table:name="0,524" table:display="true" table:show-details="true"/>
                <table:data-pilot-member table:name="0,525" table:display="true" table:show-details="true"/>
                <table:data-pilot-member table:name="0,526" table:display="true" table:show-details="true"/>
                <table:data-pilot-member table:name="0,527" table:display="true" table:show-details="true"/>
                <table:data-pilot-member table:name="0,528" table:display="true" table:show-details="true"/>
                <table:data-pilot-member table:name="0,529" table:display="true" table:show-details="true"/>
                <table:data-pilot-member table:name="0,53" table:display="true" table:show-details="true"/>
                <table:data-pilot-member table:name="0,531" table:display="true" table:show-details="true"/>
                <table:data-pilot-member table:name="0,532" table:display="true" table:show-details="true"/>
                <table:data-pilot-member table:name="0,533" table:display="true" table:show-details="true"/>
                <table:data-pilot-member table:name="0,534" table:display="true" table:show-details="true"/>
                <table:data-pilot-member table:name="0,535" table:display="true" table:show-details="true"/>
                <table:data-pilot-member table:name="0,536" table:display="true" table:show-details="true"/>
                <table:data-pilot-member table:name="0,537" table:display="true" table:show-details="true"/>
                <table:data-pilot-member table:name="0,538" table:display="true" table:show-details="true"/>
                <table:data-pilot-member table:name="0,539" table:display="true" table:show-details="true"/>
                <table:data-pilot-member table:name="0,54" table:display="true" table:show-details="true"/>
                <table:data-pilot-member table:name="0,541" table:display="true" table:show-details="true"/>
                <table:data-pilot-member table:name="0,542" table:display="true" table:show-details="true"/>
                <table:data-pilot-member table:name="0,543" table:display="true" table:show-details="true"/>
                <table:data-pilot-member table:name="0,544" table:display="true" table:show-details="true"/>
                <table:data-pilot-member table:name="0,545" table:display="true" table:show-details="true"/>
                <table:data-pilot-member table:name="0,546" table:display="true" table:show-details="true"/>
                <table:data-pilot-member table:name="0,547" table:display="true" table:show-details="true"/>
                <table:data-pilot-member table:name="0,548" table:display="true" table:show-details="true"/>
                <table:data-pilot-member table:name="0,549" table:display="true" table:show-details="true"/>
                <table:data-pilot-member table:name="0,55" table:display="true" table:show-details="true"/>
                <table:data-pilot-member table:name="0,551" table:display="true" table:show-details="true"/>
                <table:data-pilot-member table:name="0,552" table:display="true" table:show-details="true"/>
                <table:data-pilot-member table:name="0,553" table:display="true" table:show-details="true"/>
                <table:data-pilot-member table:name="0,554" table:display="true" table:show-details="true"/>
                <table:data-pilot-member table:name="0,555" table:display="true" table:show-details="true"/>
                <table:data-pilot-member table:name="0,556" table:display="true" table:show-details="true"/>
                <table:data-pilot-member table:name="0,557" table:display="true" table:show-details="true"/>
                <table:data-pilot-member table:name="0,558" table:display="true" table:show-details="true"/>
                <table:data-pilot-member table:name="0,559" table:display="true" table:show-details="true"/>
                <table:data-pilot-member table:name="0,56" table:display="true" table:show-details="true"/>
                <table:data-pilot-member table:name="0,561" table:display="true" table:show-details="true"/>
                <table:data-pilot-member table:name="0,562" table:display="true" table:show-details="true"/>
                <table:data-pilot-member table:name="0,563" table:display="true" table:show-details="true"/>
                <table:data-pilot-member table:name="0,564" table:display="true" table:show-details="true"/>
                <table:data-pilot-member table:name="0,565" table:display="true" table:show-details="true"/>
                <table:data-pilot-member table:name="0,566" table:display="true" table:show-details="true"/>
                <table:data-pilot-member table:name="0,567" table:display="true" table:show-details="true"/>
                <table:data-pilot-member table:name="0,568" table:display="true" table:show-details="true"/>
                <table:data-pilot-member table:name="0,569" table:display="true" table:show-details="true"/>
                <table:data-pilot-member table:name="0,57" table:display="true" table:show-details="true"/>
                <table:data-pilot-member table:name="0,571" table:display="true" table:show-details="true"/>
                <table:data-pilot-member table:name="0,572" table:display="true" table:show-details="true"/>
                <table:data-pilot-member table:name="0,573" table:display="true" table:show-details="true"/>
                <table:data-pilot-member table:name="0,574" table:display="true" table:show-details="true"/>
                <table:data-pilot-member table:name="0,575" table:display="true" table:show-details="true"/>
                <table:data-pilot-member table:name="0,576" table:display="true" table:show-details="true"/>
                <table:data-pilot-member table:name="0,577" table:display="true" table:show-details="true"/>
                <table:data-pilot-member table:name="0,578" table:display="true" table:show-details="true"/>
                <table:data-pilot-member table:name="0,579" table:display="true" table:show-details="true"/>
                <table:data-pilot-member table:name="0,58" table:display="true" table:show-details="true"/>
                <table:data-pilot-member table:name="0,581" table:display="true" table:show-details="true"/>
                <table:data-pilot-member table:name="0,582" table:display="true" table:show-details="true"/>
                <table:data-pilot-member table:name="0,583" table:display="true" table:show-details="true"/>
                <table:data-pilot-member table:name="0,584" table:display="true" table:show-details="true"/>
                <table:data-pilot-member table:name="0,585" table:display="true" table:show-details="true"/>
                <table:data-pilot-member table:name="0,586" table:display="true" table:show-details="true"/>
                <table:data-pilot-member table:name="0,587" table:display="true" table:show-details="true"/>
                <table:data-pilot-member table:name="0,588" table:display="true" table:show-details="true"/>
                <table:data-pilot-member table:name="0,589" table:display="true" table:show-details="true"/>
                <table:data-pilot-member table:name="0,59" table:display="true" table:show-details="true"/>
                <table:data-pilot-member table:name="0,591" table:display="true" table:show-details="true"/>
                <table:data-pilot-member table:name="0,592" table:display="true" table:show-details="true"/>
                <table:data-pilot-member table:name="0,593" table:display="true" table:show-details="true"/>
                <table:data-pilot-member table:name="0,594" table:display="true" table:show-details="true"/>
                <table:data-pilot-member table:name="0,595" table:display="true" table:show-details="true"/>
                <table:data-pilot-member table:name="0,596" table:display="true" table:show-details="true"/>
                <table:data-pilot-member table:name="0,597" table:display="true" table:show-details="true"/>
                <table:data-pilot-member table:name="0,598" table:display="true" table:show-details="true"/>
                <table:data-pilot-member table:name="0,599" table:display="true" table:show-details="true"/>
                <table:data-pilot-member table:name="0,6" table:display="true" table:show-details="true"/>
                <table:data-pilot-member table:name="0,601" table:display="true" table:show-details="true"/>
                <table:data-pilot-member table:name="0,602" table:display="true" table:show-details="true"/>
                <table:data-pilot-member table:name="0,603" table:display="true" table:show-details="true"/>
                <table:data-pilot-member table:name="0,604" table:display="true" table:show-details="true"/>
                <table:data-pilot-member table:name="0,605" table:display="true" table:show-details="true"/>
                <table:data-pilot-member table:name="0,606" table:display="true" table:show-details="true"/>
                <table:data-pilot-member table:name="0,607" table:display="true" table:show-details="true"/>
                <table:data-pilot-member table:name="0,608" table:display="true" table:show-details="true"/>
                <table:data-pilot-member table:name="0,609" table:display="true" table:show-details="true"/>
                <table:data-pilot-member table:name="0,61" table:display="true" table:show-details="true"/>
                <table:data-pilot-member table:name="0,611" table:display="true" table:show-details="true"/>
                <table:data-pilot-member table:name="0,612" table:display="true" table:show-details="true"/>
                <table:data-pilot-member table:name="0,613" table:display="true" table:show-details="true"/>
                <table:data-pilot-member table:name="0,614" table:display="true" table:show-details="true"/>
                <table:data-pilot-member table:name="0,615" table:display="true" table:show-details="true"/>
                <table:data-pilot-member table:name="0,616" table:display="true" table:show-details="true"/>
                <table:data-pilot-member table:name="0,617" table:display="true" table:show-details="true"/>
                <table:data-pilot-member table:name="0,618" table:display="true" table:show-details="true"/>
                <table:data-pilot-member table:name="0,619" table:display="true" table:show-details="true"/>
                <table:data-pilot-member table:name="0,62" table:display="true" table:show-details="true"/>
                <table:data-pilot-member table:name="0,621" table:display="true" table:show-details="true"/>
                <table:data-pilot-member table:name="0,622" table:display="true" table:show-details="true"/>
                <table:data-pilot-member table:name="0,623" table:display="true" table:show-details="true"/>
                <table:data-pilot-member table:name="0,624" table:display="true" table:show-details="true"/>
                <table:data-pilot-member table:name="0,625" table:display="true" table:show-details="true"/>
                <table:data-pilot-member table:name="0,626" table:display="true" table:show-details="true"/>
                <table:data-pilot-member table:name="0,627" table:display="true" table:show-details="true"/>
                <table:data-pilot-member table:name="0,628" table:display="true" table:show-details="true"/>
                <table:data-pilot-member table:name="0,629" table:display="true" table:show-details="true"/>
                <table:data-pilot-member table:name="0,63" table:display="true" table:show-details="true"/>
                <table:data-pilot-member table:name="0,631" table:display="true" table:show-details="true"/>
                <table:data-pilot-member table:name="0,632" table:display="true" table:show-details="true"/>
                <table:data-pilot-member table:name="0,633" table:display="true" table:show-details="true"/>
                <table:data-pilot-member table:name="0,634" table:display="true" table:show-details="true"/>
                <table:data-pilot-member table:name="0,635" table:display="true" table:show-details="true"/>
                <table:data-pilot-member table:name="0,636" table:display="true" table:show-details="true"/>
                <table:data-pilot-member table:name="0,637" table:display="true" table:show-details="true"/>
                <table:data-pilot-member table:name="0,638" table:display="true" table:show-details="true"/>
                <table:data-pilot-member table:name="0,639" table:display="true" table:show-details="true"/>
                <table:data-pilot-member table:name="0,64" table:display="true" table:show-details="true"/>
                <table:data-pilot-member table:name="0,641" table:display="true" table:show-details="true"/>
                <table:data-pilot-member table:name="0,642" table:display="true" table:show-details="true"/>
                <table:data-pilot-member table:name="0,643" table:display="true" table:show-details="true"/>
                <table:data-pilot-member table:name="0,644" table:display="true" table:show-details="true"/>
                <table:data-pilot-member table:name="0,645" table:display="true" table:show-details="true"/>
                <table:data-pilot-member table:name="0,646" table:display="true" table:show-details="true"/>
                <table:data-pilot-member table:name="0,647" table:display="true" table:show-details="true"/>
                <table:data-pilot-member table:name="0,648" table:display="true" table:show-details="true"/>
                <table:data-pilot-member table:name="0,649" table:display="true" table:show-details="true"/>
                <table:data-pilot-member table:name="0,65" table:display="true" table:show-details="true"/>
                <table:data-pilot-member table:name="0,651" table:display="true" table:show-details="true"/>
                <table:data-pilot-member table:name="0,652" table:display="true" table:show-details="true"/>
                <table:data-pilot-member table:name="0,653" table:display="true" table:show-details="true"/>
                <table:data-pilot-member table:name="0,654" table:display="true" table:show-details="true"/>
                <table:data-pilot-member table:name="0,655" table:display="true" table:show-details="true"/>
                <table:data-pilot-member table:name="0,656" table:display="true" table:show-details="true"/>
                <table:data-pilot-member table:name="0,657" table:display="true" table:show-details="true"/>
                <table:data-pilot-member table:name="0,658" table:display="true" table:show-details="true"/>
                <table:data-pilot-member table:name="0,659" table:display="true" table:show-details="true"/>
                <table:data-pilot-member table:name="0,66" table:display="true" table:show-details="true"/>
                <table:data-pilot-member table:name="0,661" table:display="true" table:show-details="true"/>
                <table:data-pilot-member table:name="0,662" table:display="true" table:show-details="true"/>
                <table:data-pilot-member table:name="0,663" table:display="true" table:show-details="true"/>
                <table:data-pilot-member table:name="0,664" table:display="true" table:show-details="true"/>
                <table:data-pilot-member table:name="0,665" table:display="true" table:show-details="true"/>
                <table:data-pilot-member table:name="0,666" table:display="true" table:show-details="true"/>
                <table:data-pilot-member table:name="0,667" table:display="true" table:show-details="true"/>
                <table:data-pilot-member table:name="0,668" table:display="true" table:show-details="true"/>
                <table:data-pilot-member table:name="0,669" table:display="true" table:show-details="true"/>
                <table:data-pilot-member table:name="0,67" table:display="true" table:show-details="true"/>
                <table:data-pilot-member table:name="0,671" table:display="true" table:show-details="true"/>
                <table:data-pilot-member table:name="0,672" table:display="true" table:show-details="true"/>
                <table:data-pilot-member table:name="0,673" table:display="true" table:show-details="true"/>
                <table:data-pilot-member table:name="0,674" table:display="true" table:show-details="true"/>
                <table:data-pilot-member table:name="0,675" table:display="true" table:show-details="true"/>
                <table:data-pilot-member table:name="0,676" table:display="true" table:show-details="true"/>
                <table:data-pilot-member table:name="0,677" table:display="true" table:show-details="true"/>
                <table:data-pilot-member table:name="0,678" table:display="true" table:show-details="true"/>
                <table:data-pilot-member table:name="0,679" table:display="true" table:show-details="true"/>
                <table:data-pilot-member table:name="0,68" table:display="true" table:show-details="true"/>
                <table:data-pilot-member table:name="0,681" table:display="true" table:show-details="true"/>
                <table:data-pilot-member table:name="0,682" table:display="true" table:show-details="true"/>
                <table:data-pilot-member table:name="0,683" table:display="true" table:show-details="true"/>
                <table:data-pilot-member table:name="0,684" table:display="true" table:show-details="true"/>
                <table:data-pilot-member table:name="0,685" table:display="true" table:show-details="true"/>
                <table:data-pilot-member table:name="0,686" table:display="true" table:show-details="true"/>
                <table:data-pilot-member table:name="0,687" table:display="true" table:show-details="true"/>
                <table:data-pilot-member table:name="0,688" table:display="true" table:show-details="true"/>
                <table:data-pilot-member table:name="0,689" table:display="true" table:show-details="true"/>
                <table:data-pilot-member table:name="0,69" table:display="true" table:show-details="true"/>
                <table:data-pilot-member table:name="0,691" table:display="true" table:show-details="true"/>
                <table:data-pilot-member table:name="0,692" table:display="true" table:show-details="true"/>
                <table:data-pilot-member table:name="0,693" table:display="true" table:show-details="true"/>
                <table:data-pilot-member table:name="0,694" table:display="true" table:show-details="true"/>
                <table:data-pilot-member table:name="0,695" table:display="true" table:show-details="true"/>
                <table:data-pilot-member table:name="0,696" table:display="true" table:show-details="true"/>
                <table:data-pilot-member table:name="0,697" table:display="true" table:show-details="true"/>
                <table:data-pilot-member table:name="0,698" table:display="true" table:show-details="true"/>
                <table:data-pilot-member table:name="0,699" table:display="true" table:show-details="true"/>
                <table:data-pilot-member table:name="0,7" table:display="true" table:show-details="true"/>
                <table:data-pilot-member table:name="0,701" table:display="true" table:show-details="true"/>
                <table:data-pilot-member table:name="0,702" table:display="true" table:show-details="true"/>
                <table:data-pilot-member table:name="0,703" table:display="true" table:show-details="true"/>
                <table:data-pilot-member table:name="0,704" table:display="true" table:show-details="true"/>
                <table:data-pilot-member table:name="0,705" table:display="true" table:show-details="true"/>
                <table:data-pilot-member table:name="0,706" table:display="true" table:show-details="true"/>
                <table:data-pilot-member table:name="0,707" table:display="true" table:show-details="true"/>
                <table:data-pilot-member table:name="0,708" table:display="true" table:show-details="true"/>
                <table:data-pilot-member table:name="0,709" table:display="true" table:show-details="true"/>
                <table:data-pilot-member table:name="0,71" table:display="true" table:show-details="true"/>
                <table:data-pilot-member table:name="0,711" table:display="true" table:show-details="true"/>
                <table:data-pilot-member table:name="0,712" table:display="true" table:show-details="true"/>
                <table:data-pilot-member table:name="0,713" table:display="true" table:show-details="true"/>
                <table:data-pilot-member table:name="0,714" table:display="true" table:show-details="true"/>
                <table:data-pilot-member table:name="0,715" table:display="true" table:show-details="true"/>
                <table:data-pilot-member table:name="0,716" table:display="true" table:show-details="true"/>
                <table:data-pilot-member table:name="0,717" table:display="true" table:show-details="true"/>
                <table:data-pilot-member table:name="0,718" table:display="true" table:show-details="true"/>
                <table:data-pilot-member table:name="0,719" table:display="true" table:show-details="true"/>
                <table:data-pilot-member table:name="0,72" table:display="true" table:show-details="true"/>
                <table:data-pilot-member table:name="0,721" table:display="true" table:show-details="true"/>
                <table:data-pilot-member table:name="0,722" table:display="true" table:show-details="true"/>
                <table:data-pilot-member table:name="0,723" table:display="true" table:show-details="true"/>
                <table:data-pilot-member table:name="0,724" table:display="true" table:show-details="true"/>
                <table:data-pilot-member table:name="0,725" table:display="true" table:show-details="true"/>
                <table:data-pilot-member table:name="0,726" table:display="true" table:show-details="true"/>
                <table:data-pilot-member table:name="0,727" table:display="true" table:show-details="true"/>
                <table:data-pilot-member table:name="0,728" table:display="true" table:show-details="true"/>
                <table:data-pilot-member table:name="0,729" table:display="true" table:show-details="true"/>
                <table:data-pilot-member table:name="0,73" table:display="true" table:show-details="true"/>
                <table:data-pilot-member table:name="0,731" table:display="true" table:show-details="true"/>
                <table:data-pilot-member table:name="0,732" table:display="true" table:show-details="true"/>
                <table:data-pilot-member table:name="0,733" table:display="true" table:show-details="true"/>
                <table:data-pilot-member table:name="0,734" table:display="true" table:show-details="true"/>
                <table:data-pilot-member table:name="0,735" table:display="true" table:show-details="true"/>
                <table:data-pilot-member table:name="0,736" table:display="true" table:show-details="true"/>
                <table:data-pilot-member table:name="0,737" table:display="true" table:show-details="true"/>
                <table:data-pilot-member table:name="0,738" table:display="true" table:show-details="true"/>
                <table:data-pilot-member table:name="0,739" table:display="true" table:show-details="true"/>
                <table:data-pilot-member table:name="0,74" table:display="true" table:show-details="true"/>
                <table:data-pilot-member table:name="0,741" table:display="true" table:show-details="true"/>
                <table:data-pilot-member table:name="0,742" table:display="true" table:show-details="true"/>
                <table:data-pilot-member table:name="0,743" table:display="true" table:show-details="true"/>
                <table:data-pilot-member table:name="0,744" table:display="true" table:show-details="true"/>
                <table:data-pilot-member table:name="0,745" table:display="true" table:show-details="true"/>
                <table:data-pilot-member table:name="0,746" table:display="true" table:show-details="true"/>
                <table:data-pilot-member table:name="0,747" table:display="true" table:show-details="true"/>
                <table:data-pilot-member table:name="0,748" table:display="true" table:show-details="true"/>
                <table:data-pilot-member table:name="0,749" table:display="true" table:show-details="true"/>
                <table:data-pilot-member table:name="0,75" table:display="true" table:show-details="true"/>
                <table:data-pilot-member table:name="0,751" table:display="true" table:show-details="true"/>
                <table:data-pilot-member table:name="0,752" table:display="true" table:show-details="true"/>
                <table:data-pilot-member table:name="0,753" table:display="true" table:show-details="true"/>
                <table:data-pilot-member table:name="0,754" table:display="true" table:show-details="true"/>
                <table:data-pilot-member table:name="0,755" table:display="true" table:show-details="true"/>
                <table:data-pilot-member table:name="0,756" table:display="true" table:show-details="true"/>
                <table:data-pilot-member table:name="0,757" table:display="true" table:show-details="true"/>
                <table:data-pilot-member table:name="0,758" table:display="true" table:show-details="true"/>
                <table:data-pilot-member table:name="0,759" table:display="true" table:show-details="true"/>
                <table:data-pilot-member table:name="0,76" table:display="true" table:show-details="true"/>
                <table:data-pilot-member table:name="0,761" table:display="true" table:show-details="true"/>
                <table:data-pilot-member table:name="0,762" table:display="true" table:show-details="true"/>
                <table:data-pilot-member table:name="0,763" table:display="true" table:show-details="true"/>
                <table:data-pilot-member table:name="0,764" table:display="true" table:show-details="true"/>
                <table:data-pilot-member table:name="0,765" table:display="true" table:show-details="true"/>
                <table:data-pilot-member table:name="0,766" table:display="true" table:show-details="true"/>
                <table:data-pilot-member table:name="0,767" table:display="true" table:show-details="true"/>
                <table:data-pilot-member table:name="0,768" table:display="true" table:show-details="true"/>
                <table:data-pilot-member table:name="0,769" table:display="true" table:show-details="true"/>
                <table:data-pilot-member table:name="0,77" table:display="true" table:show-details="true"/>
                <table:data-pilot-member table:name="0,771" table:display="true" table:show-details="true"/>
                <table:data-pilot-member table:name="0,772" table:display="true" table:show-details="true"/>
                <table:data-pilot-member table:name="0,773" table:display="true" table:show-details="true"/>
                <table:data-pilot-member table:name="0,774" table:display="true" table:show-details="true"/>
                <table:data-pilot-member table:name="0,775" table:display="true" table:show-details="true"/>
                <table:data-pilot-member table:name="0,776" table:display="true" table:show-details="true"/>
                <table:data-pilot-member table:name="0,777" table:display="true" table:show-details="true"/>
                <table:data-pilot-member table:name="0,778" table:display="true" table:show-details="true"/>
                <table:data-pilot-member table:name="0,779" table:display="true" table:show-details="true"/>
                <table:data-pilot-member table:name="0,78" table:display="true" table:show-details="true"/>
                <table:data-pilot-member table:name="0,781" table:display="true" table:show-details="true"/>
                <table:data-pilot-member table:name="0,782" table:display="true" table:show-details="true"/>
                <table:data-pilot-member table:name="0,783" table:display="true" table:show-details="true"/>
                <table:data-pilot-member table:name="0,784" table:display="true" table:show-details="true"/>
                <table:data-pilot-member table:name="0,785" table:display="true" table:show-details="true"/>
                <table:data-pilot-member table:name="0,786" table:display="true" table:show-details="true"/>
                <table:data-pilot-member table:name="0,787" table:display="true" table:show-details="true"/>
                <table:data-pilot-member table:name="0,788" table:display="true" table:show-details="true"/>
                <table:data-pilot-member table:name="0,789" table:display="true" table:show-details="true"/>
                <table:data-pilot-member table:name="0,79" table:display="true" table:show-details="true"/>
                <table:data-pilot-member table:name="0,791" table:display="true" table:show-details="true"/>
                <table:data-pilot-member table:name="0,792" table:display="true" table:show-details="true"/>
                <table:data-pilot-member table:name="0,793" table:display="true" table:show-details="true"/>
                <table:data-pilot-member table:name="0,794" table:display="true" table:show-details="true"/>
                <table:data-pilot-member table:name="0,795" table:display="true" table:show-details="true"/>
                <table:data-pilot-member table:name="0,796" table:display="true" table:show-details="true"/>
                <table:data-pilot-member table:name="0,797" table:display="true" table:show-details="true"/>
                <table:data-pilot-member table:name="0,798" table:display="true" table:show-details="true"/>
                <table:data-pilot-member table:name="0,799" table:display="true" table:show-details="true"/>
                <table:data-pilot-member table:name="0,8" table:display="true" table:show-details="true"/>
                <table:data-pilot-member table:name="0,801" table:display="true" table:show-details="true"/>
                <table:data-pilot-member table:name="0,802" table:display="true" table:show-details="true"/>
                <table:data-pilot-member table:name="0,803" table:display="true" table:show-details="true"/>
                <table:data-pilot-member table:name="0,804" table:display="true" table:show-details="true"/>
                <table:data-pilot-member table:name="0,805" table:display="true" table:show-details="true"/>
                <table:data-pilot-member table:name="0,806" table:display="true" table:show-details="true"/>
                <table:data-pilot-member table:name="0,807" table:display="true" table:show-details="true"/>
                <table:data-pilot-member table:name="0,808" table:display="true" table:show-details="true"/>
                <table:data-pilot-member table:name="0,809" table:display="true" table:show-details="true"/>
                <table:data-pilot-member table:name="0,81" table:display="true" table:show-details="true"/>
                <table:data-pilot-member table:name="0,811" table:display="true" table:show-details="true"/>
                <table:data-pilot-member table:name="0,812" table:display="true" table:show-details="true"/>
                <table:data-pilot-member table:name="0,813" table:display="true" table:show-details="true"/>
                <table:data-pilot-member table:name="0,814" table:display="true" table:show-details="true"/>
                <table:data-pilot-member table:name="0,815" table:display="true" table:show-details="true"/>
                <table:data-pilot-member table:name="0,816" table:display="true" table:show-details="true"/>
                <table:data-pilot-member table:name="0,817" table:display="true" table:show-details="true"/>
                <table:data-pilot-member table:name="0,818" table:display="true" table:show-details="true"/>
                <table:data-pilot-member table:name="0,819" table:display="true" table:show-details="true"/>
                <table:data-pilot-member table:name="0,82" table:display="true" table:show-details="true"/>
                <table:data-pilot-member table:name="0,821" table:display="true" table:show-details="true"/>
                <table:data-pilot-member table:name="0,822" table:display="true" table:show-details="true"/>
                <table:data-pilot-member table:name="0,823" table:display="true" table:show-details="true"/>
                <table:data-pilot-member table:name="0,824" table:display="true" table:show-details="true"/>
                <table:data-pilot-member table:name="0,825" table:display="true" table:show-details="true"/>
                <table:data-pilot-member table:name="0,826" table:display="true" table:show-details="true"/>
                <table:data-pilot-member table:name="0,827" table:display="true" table:show-details="true"/>
                <table:data-pilot-member table:name="0,828" table:display="true" table:show-details="true"/>
                <table:data-pilot-member table:name="0,829" table:display="true" table:show-details="true"/>
                <table:data-pilot-member table:name="0,83" table:display="true" table:show-details="true"/>
                <table:data-pilot-member table:name="0,831" table:display="true" table:show-details="true"/>
                <table:data-pilot-member table:name="0,832" table:display="true" table:show-details="true"/>
                <table:data-pilot-member table:name="0,833" table:display="true" table:show-details="true"/>
                <table:data-pilot-member table:name="0,834" table:display="true" table:show-details="true"/>
                <table:data-pilot-member table:name="0,835" table:display="true" table:show-details="true"/>
                <table:data-pilot-member table:name="0,836" table:display="true" table:show-details="true"/>
                <table:data-pilot-member table:name="0,837" table:display="true" table:show-details="true"/>
                <table:data-pilot-member table:name="0,838" table:display="true" table:show-details="true"/>
                <table:data-pilot-member table:name="0,839" table:display="true" table:show-details="true"/>
                <table:data-pilot-member table:name="0,84" table:display="true" table:show-details="true"/>
                <table:data-pilot-member table:name="0,841" table:display="true" table:show-details="true"/>
                <table:data-pilot-member table:name="0,842" table:display="true" table:show-details="true"/>
                <table:data-pilot-member table:name="0,843" table:display="true" table:show-details="true"/>
                <table:data-pilot-member table:name="0,844" table:display="true" table:show-details="true"/>
                <table:data-pilot-member table:name="0,845" table:display="true" table:show-details="true"/>
                <table:data-pilot-member table:name="0,846" table:display="true" table:show-details="true"/>
                <table:data-pilot-member table:name="0,847" table:display="true" table:show-details="true"/>
                <table:data-pilot-member table:name="0,848" table:display="true" table:show-details="true"/>
                <table:data-pilot-member table:name="0,849" table:display="true" table:show-details="true"/>
                <table:data-pilot-member table:name="0,85" table:display="true" table:show-details="true"/>
                <table:data-pilot-member table:name="0,851" table:display="true" table:show-details="true"/>
                <table:data-pilot-member table:name="0,852" table:display="true" table:show-details="true"/>
                <table:data-pilot-member table:name="0,853" table:display="true" table:show-details="true"/>
                <table:data-pilot-member table:name="0,854" table:display="true" table:show-details="true"/>
                <table:data-pilot-member table:name="0,855" table:display="true" table:show-details="true"/>
                <table:data-pilot-member table:name="0,856" table:display="true" table:show-details="true"/>
                <table:data-pilot-member table:name="0,857" table:display="true" table:show-details="true"/>
                <table:data-pilot-member table:name="0,858" table:display="true" table:show-details="true"/>
                <table:data-pilot-member table:name="0,859" table:display="true" table:show-details="true"/>
                <table:data-pilot-member table:name="0,86" table:display="true" table:show-details="true"/>
                <table:data-pilot-member table:name="0,861" table:display="true" table:show-details="true"/>
                <table:data-pilot-member table:name="0,862" table:display="true" table:show-details="true"/>
                <table:data-pilot-member table:name="0,863" table:display="true" table:show-details="true"/>
                <table:data-pilot-member table:name="0,864" table:display="true" table:show-details="true"/>
                <table:data-pilot-member table:name="0,865" table:display="true" table:show-details="true"/>
                <table:data-pilot-member table:name="0,866" table:display="true" table:show-details="true"/>
                <table:data-pilot-member table:name="0,867" table:display="true" table:show-details="true"/>
                <table:data-pilot-member table:name="0,868" table:display="true" table:show-details="true"/>
                <table:data-pilot-member table:name="0,869" table:display="true" table:show-details="true"/>
                <table:data-pilot-member table:name="0,87" table:display="true" table:show-details="true"/>
                <table:data-pilot-member table:name="0,871" table:display="true" table:show-details="true"/>
                <table:data-pilot-member table:name="0,872" table:display="true" table:show-details="true"/>
                <table:data-pilot-member table:name="0,873" table:display="true" table:show-details="true"/>
                <table:data-pilot-member table:name="0,874" table:display="true" table:show-details="true"/>
                <table:data-pilot-member table:name="0,875" table:display="true" table:show-details="true"/>
                <table:data-pilot-member table:name="0,876" table:display="true" table:show-details="true"/>
                <table:data-pilot-member table:name="0,877" table:display="true" table:show-details="true"/>
                <table:data-pilot-member table:name="0,878" table:display="true" table:show-details="true"/>
                <table:data-pilot-member table:name="0,879" table:display="true" table:show-details="true"/>
                <table:data-pilot-member table:name="0,88" table:display="true" table:show-details="true"/>
                <table:data-pilot-member table:name="0,881" table:display="true" table:show-details="true"/>
                <table:data-pilot-member table:name="0,882" table:display="true" table:show-details="true"/>
                <table:data-pilot-member table:name="0,883" table:display="true" table:show-details="true"/>
                <table:data-pilot-member table:name="0,884" table:display="true" table:show-details="true"/>
                <table:data-pilot-member table:name="0,885" table:display="true" table:show-details="true"/>
                <table:data-pilot-member table:name="0,886" table:display="true" table:show-details="true"/>
                <table:data-pilot-member table:name="0,887" table:display="true" table:show-details="true"/>
                <table:data-pilot-member table:name="0,888" table:display="true" table:show-details="true"/>
                <table:data-pilot-member table:name="0,889" table:display="true" table:show-details="true"/>
                <table:data-pilot-member table:name="0,89" table:display="true" table:show-details="true"/>
                <table:data-pilot-member table:name="0,891" table:display="true" table:show-details="true"/>
                <table:data-pilot-member table:name="0,892" table:display="true" table:show-details="true"/>
                <table:data-pilot-member table:name="0,893" table:display="true" table:show-details="true"/>
                <table:data-pilot-member table:name="0,894" table:display="true" table:show-details="true"/>
                <table:data-pilot-member table:name="0,895" table:display="true" table:show-details="true"/>
                <table:data-pilot-member table:name="0,896" table:display="true" table:show-details="true"/>
                <table:data-pilot-member table:name="0,897" table:display="true" table:show-details="true"/>
                <table:data-pilot-member table:name="0,898" table:display="true" table:show-details="true"/>
                <table:data-pilot-member table:name="0,899" table:display="true" table:show-details="true"/>
                <table:data-pilot-member table:name="0,9" table:display="true" table:show-details="true"/>
                <table:data-pilot-member table:name="0,901" table:display="true" table:show-details="true"/>
                <table:data-pilot-member table:name="0,902" table:display="true" table:show-details="true"/>
                <table:data-pilot-member table:name="0,903" table:display="true" table:show-details="true"/>
                <table:data-pilot-member table:name="0,904" table:display="true" table:show-details="true"/>
                <table:data-pilot-member table:name="0,905" table:display="true" table:show-details="true"/>
                <table:data-pilot-member table:name="0,906" table:display="true" table:show-details="true"/>
                <table:data-pilot-member table:name="0,907" table:display="true" table:show-details="true"/>
                <table:data-pilot-member table:name="0,908" table:display="true" table:show-details="true"/>
                <table:data-pilot-member table:name="0,909" table:display="true" table:show-details="true"/>
                <table:data-pilot-member table:name="0,91" table:display="true" table:show-details="true"/>
                <table:data-pilot-member table:name="0,911" table:display="true" table:show-details="true"/>
                <table:data-pilot-member table:name="0,912" table:display="true" table:show-details="true"/>
                <table:data-pilot-member table:name="0,913" table:display="true" table:show-details="true"/>
                <table:data-pilot-member table:name="0,914" table:display="true" table:show-details="true"/>
                <table:data-pilot-member table:name="0,915" table:display="true" table:show-details="true"/>
                <table:data-pilot-member table:name="0,916" table:display="true" table:show-details="true"/>
                <table:data-pilot-member table:name="0,917" table:display="true" table:show-details="true"/>
                <table:data-pilot-member table:name="0,918" table:display="true" table:show-details="true"/>
                <table:data-pilot-member table:name="0,919" table:display="true" table:show-details="true"/>
                <table:data-pilot-member table:name="0,92" table:display="true" table:show-details="true"/>
                <table:data-pilot-member table:name="0,921" table:display="true" table:show-details="true"/>
                <table:data-pilot-member table:name="0,922" table:display="true" table:show-details="true"/>
                <table:data-pilot-member table:name="0,923" table:display="true" table:show-details="true"/>
                <table:data-pilot-member table:name="0,924" table:display="true" table:show-details="true"/>
                <table:data-pilot-member table:name="0,925" table:display="true" table:show-details="true"/>
                <table:data-pilot-member table:name="0,926" table:display="true" table:show-details="true"/>
                <table:data-pilot-member table:name="0,927" table:display="true" table:show-details="true"/>
                <table:data-pilot-member table:name="0,928" table:display="true" table:show-details="true"/>
                <table:data-pilot-member table:name="0,929" table:display="true" table:show-details="true"/>
                <table:data-pilot-member table:name="0,93" table:display="true" table:show-details="true"/>
                <table:data-pilot-member table:name="0,931" table:display="true" table:show-details="true"/>
                <table:data-pilot-member table:name="0,932" table:display="true" table:show-details="true"/>
                <table:data-pilot-member table:name="0,933" table:display="true" table:show-details="true"/>
                <table:data-pilot-member table:name="0,934" table:display="true" table:show-details="true"/>
                <table:data-pilot-member table:name="0,935" table:display="true" table:show-details="true"/>
                <table:data-pilot-member table:name="0,936" table:display="true" table:show-details="true"/>
                <table:data-pilot-member table:name="0,937" table:display="true" table:show-details="true"/>
                <table:data-pilot-member table:name="0,938" table:display="true" table:show-details="true"/>
                <table:data-pilot-member table:name="0,939" table:display="true" table:show-details="true"/>
                <table:data-pilot-member table:name="0,94" table:display="true" table:show-details="true"/>
                <table:data-pilot-member table:name="0,941" table:display="true" table:show-details="true"/>
                <table:data-pilot-member table:name="0,942" table:display="true" table:show-details="true"/>
                <table:data-pilot-member table:name="0,943" table:display="true" table:show-details="true"/>
                <table:data-pilot-member table:name="0,944" table:display="true" table:show-details="true"/>
                <table:data-pilot-member table:name="0,945" table:display="true" table:show-details="true"/>
                <table:data-pilot-member table:name="0,946" table:display="true" table:show-details="true"/>
                <table:data-pilot-member table:name="0,947" table:display="true" table:show-details="true"/>
                <table:data-pilot-member table:name="0,948" table:display="true" table:show-details="true"/>
                <table:data-pilot-member table:name="0,949" table:display="true" table:show-details="true"/>
                <table:data-pilot-member table:name="0,95" table:display="true" table:show-details="true"/>
                <table:data-pilot-member table:name="0,951" table:display="true" table:show-details="true"/>
                <table:data-pilot-member table:name="0,952" table:display="true" table:show-details="true"/>
                <table:data-pilot-member table:name="0,953" table:display="true" table:show-details="true"/>
                <table:data-pilot-member table:name="0,954" table:display="true" table:show-details="true"/>
                <table:data-pilot-member table:name="0,955" table:display="true" table:show-details="true"/>
                <table:data-pilot-member table:name="0,956" table:display="true" table:show-details="true"/>
                <table:data-pilot-member table:name="0,957" table:display="true" table:show-details="true"/>
                <table:data-pilot-member table:name="0,958" table:display="true" table:show-details="true"/>
                <table:data-pilot-member table:name="0,959" table:display="true" table:show-details="true"/>
                <table:data-pilot-member table:name="0,96" table:display="true" table:show-details="true"/>
                <table:data-pilot-member table:name="0,961" table:display="true" table:show-details="true"/>
                <table:data-pilot-member table:name="0,962" table:display="true" table:show-details="true"/>
                <table:data-pilot-member table:name="0,963" table:display="true" table:show-details="true"/>
                <table:data-pilot-member table:name="0,964" table:display="true" table:show-details="true"/>
                <table:data-pilot-member table:name="0,965" table:display="true" table:show-details="true"/>
                <table:data-pilot-member table:name="0,966" table:display="true" table:show-details="true"/>
                <table:data-pilot-member table:name="0,967" table:display="true" table:show-details="true"/>
                <table:data-pilot-member table:name="0,968" table:display="true" table:show-details="true"/>
                <table:data-pilot-member table:name="0,969" table:display="true" table:show-details="true"/>
                <table:data-pilot-member table:name="0,97" table:display="true" table:show-details="true"/>
                <table:data-pilot-member table:name="0,971" table:display="true" table:show-details="true"/>
                <table:data-pilot-member table:name="0,972" table:display="true" table:show-details="true"/>
                <table:data-pilot-member table:name="0,973" table:display="true" table:show-details="true"/>
                <table:data-pilot-member table:name="0,974" table:display="true" table:show-details="true"/>
                <table:data-pilot-member table:name="0,975" table:display="true" table:show-details="true"/>
                <table:data-pilot-member table:name="0,976" table:display="true" table:show-details="true"/>
                <table:data-pilot-member table:name="0,977" table:display="true" table:show-details="true"/>
                <table:data-pilot-member table:name="0,978" table:display="true" table:show-details="true"/>
                <table:data-pilot-member table:name="0,979" table:display="true" table:show-details="true"/>
                <table:data-pilot-member table:name="0,98" table:display="true" table:show-details="true"/>
                <table:data-pilot-member table:name="0,981" table:display="true" table:show-details="true"/>
                <table:data-pilot-member table:name="0,982" table:display="true" table:show-details="true"/>
                <table:data-pilot-member table:name="0,983" table:display="true" table:show-details="true"/>
                <table:data-pilot-member table:name="0,984" table:display="true" table:show-details="true"/>
                <table:data-pilot-member table:name="0,985" table:display="true" table:show-details="true"/>
                <table:data-pilot-member table:name="0,986" table:display="true" table:show-details="true"/>
                <table:data-pilot-member table:name="0,987" table:display="true" table:show-details="true"/>
                <table:data-pilot-member table:name="0,988" table:display="true" table:show-details="true"/>
                <table:data-pilot-member table:name="0,989" table:display="true" table:show-details="true"/>
                <table:data-pilot-member table:name="0,99" table:display="true" table:show-details="true"/>
                <table:data-pilot-member table:name="0,991" table:display="true" table:show-details="true"/>
                <table:data-pilot-member table:name="0,992" table:display="true" table:show-details="true"/>
                <table:data-pilot-member table:name="0,993" table:display="true" table:show-details="true"/>
                <table:data-pilot-member table:name="0,994" table:display="true" table:show-details="true"/>
                <table:data-pilot-member table:name="0,995" table:display="true" table:show-details="true"/>
                <table:data-pilot-member table:name="0,996" table:display="true" table:show-details="true"/>
                <table:data-pilot-member table:name="0,997" table:display="true" table:show-details="true"/>
                <table:data-pilot-member table:name="0,998" table:display="true" table:show-details="true"/>
                <table:data-pilot-member table:name="0,999" table:display="true" table:show-details="true"/>
                <table:data-pilot-member table:name="1" table:display="true" table:show-details="true"/>
                <table:data-pilot-member table:name="1,001" table:display="true" table:show-details="true"/>
                <table:data-pilot-member table:name="1,002" table:display="true" table:show-details="true"/>
                <table:data-pilot-member table:name="1,003" table:display="true" table:show-details="true"/>
                <table:data-pilot-member table:name="1,004" table:display="true" table:show-details="true"/>
                <table:data-pilot-member table:name="1,005" table:display="true" table:show-details="true"/>
                <table:data-pilot-member table:name="1,006" table:display="true" table:show-details="true"/>
                <table:data-pilot-member table:name="1,007" table:display="true" table:show-details="true"/>
                <table:data-pilot-member table:name="1,008" table:display="true" table:show-details="true"/>
                <table:data-pilot-member table:name="1,009" table:display="true" table:show-details="true"/>
                <table:data-pilot-member table:name="1,01" table:display="true" table:show-details="true"/>
                <table:data-pilot-member table:name="1,011" table:display="true" table:show-details="true"/>
                <table:data-pilot-member table:name="1,012" table:display="true" table:show-details="true"/>
                <table:data-pilot-member table:name="1,013" table:display="true" table:show-details="true"/>
                <table:data-pilot-member table:name="1,014" table:display="true" table:show-details="true"/>
                <table:data-pilot-member table:name="1,015" table:display="true" table:show-details="true"/>
                <table:data-pilot-member table:name="1,016" table:display="true" table:show-details="true"/>
                <table:data-pilot-member table:name="1,017" table:display="true" table:show-details="true"/>
                <table:data-pilot-member table:name="1,018" table:display="true" table:show-details="true"/>
                <table:data-pilot-member table:name="1,019" table:display="true" table:show-details="true"/>
                <table:data-pilot-member table:name="1,02" table:display="true" table:show-details="true"/>
                <table:data-pilot-member table:name="1,021" table:display="true" table:show-details="true"/>
                <table:data-pilot-member table:name="1,022" table:display="true" table:show-details="true"/>
                <table:data-pilot-member table:name="1,023" table:display="true" table:show-details="true"/>
                <table:data-pilot-member table:name="1,024" table:display="true" table:show-details="true"/>
                <table:data-pilot-member table:name="1,025" table:display="true" table:show-details="true"/>
                <table:data-pilot-member table:name="1,026" table:display="true" table:show-details="true"/>
                <table:data-pilot-member table:name="1,027" table:display="true" table:show-details="true"/>
                <table:data-pilot-member table:name="1,028" table:display="true" table:show-details="true"/>
                <table:data-pilot-member table:name="1,029" table:display="true" table:show-details="true"/>
                <table:data-pilot-member table:name="1,03" table:display="true" table:show-details="true"/>
                <table:data-pilot-member table:name="1,031" table:display="true" table:show-details="true"/>
                <table:data-pilot-member table:name="1,032" table:display="true" table:show-details="true"/>
                <table:data-pilot-member table:name="1,033" table:display="true" table:show-details="true"/>
                <table:data-pilot-member table:name="1,034" table:display="true" table:show-details="true"/>
                <table:data-pilot-member table:name="1,035" table:display="true" table:show-details="true"/>
                <table:data-pilot-member table:name="1,036" table:display="true" table:show-details="true"/>
                <table:data-pilot-member table:name="1,037" table:display="true" table:show-details="true"/>
                <table:data-pilot-member table:name="1,038" table:display="true" table:show-details="true"/>
                <table:data-pilot-member table:name="1,039" table:display="true" table:show-details="true"/>
                <table:data-pilot-member table:name="1,04" table:display="true" table:show-details="true"/>
                <table:data-pilot-member table:name="1,041" table:display="true" table:show-details="true"/>
                <table:data-pilot-member table:name="1,042" table:display="true" table:show-details="true"/>
                <table:data-pilot-member table:name="1,043" table:display="true" table:show-details="true"/>
                <table:data-pilot-member table:name="1,044" table:display="true" table:show-details="true"/>
                <table:data-pilot-member table:name="1,045" table:display="true" table:show-details="true"/>
                <table:data-pilot-member table:name="1,046" table:display="true" table:show-details="true"/>
                <table:data-pilot-member table:name="1,047" table:display="true" table:show-details="true"/>
                <table:data-pilot-member table:name="1,048" table:display="true" table:show-details="true"/>
                <table:data-pilot-member table:name="1,049" table:display="true" table:show-details="true"/>
                <table:data-pilot-member table:name="1,05" table:display="true" table:show-details="true"/>
                <table:data-pilot-member table:name="1,051" table:display="true" table:show-details="true"/>
                <table:data-pilot-member table:name="1,052" table:display="true" table:show-details="true"/>
                <table:data-pilot-member table:name="1,053" table:display="true" table:show-details="true"/>
                <table:data-pilot-member table:name="1,054" table:display="true" table:show-details="true"/>
                <table:data-pilot-member table:name="1,055" table:display="true" table:show-details="true"/>
                <table:data-pilot-member table:name="1,056" table:display="true" table:show-details="true"/>
                <table:data-pilot-member table:name="1,057" table:display="true" table:show-details="true"/>
                <table:data-pilot-member table:name="1,058" table:display="true" table:show-details="true"/>
                <table:data-pilot-member table:name="1,059" table:display="true" table:show-details="true"/>
                <table:data-pilot-member table:name="1,06" table:display="true" table:show-details="true"/>
                <table:data-pilot-member table:name="1,061" table:display="true" table:show-details="true"/>
                <table:data-pilot-member table:name="1,062" table:display="true" table:show-details="true"/>
                <table:data-pilot-member table:name="1,063" table:display="true" table:show-details="true"/>
                <table:data-pilot-member table:name="1,064" table:display="true" table:show-details="true"/>
                <table:data-pilot-member table:name="1,065" table:display="true" table:show-details="true"/>
                <table:data-pilot-member table:name="1,066" table:display="true" table:show-details="true"/>
                <table:data-pilot-member table:name="1,067" table:display="true" table:show-details="true"/>
                <table:data-pilot-member table:name="1,068" table:display="true" table:show-details="true"/>
                <table:data-pilot-member table:name="1,069" table:display="true" table:show-details="true"/>
                <table:data-pilot-member table:name="1,07" table:display="true" table:show-details="true"/>
                <table:data-pilot-member table:name="1,071" table:display="true" table:show-details="true"/>
                <table:data-pilot-member table:name="1,072" table:display="true" table:show-details="true"/>
                <table:data-pilot-member table:name="1,073" table:display="true" table:show-details="true"/>
                <table:data-pilot-member table:name="1,074" table:display="true" table:show-details="true"/>
                <table:data-pilot-member table:name="1,075" table:display="true" table:show-details="true"/>
                <table:data-pilot-member table:name="1,076" table:display="true" table:show-details="true"/>
                <table:data-pilot-member table:name="1,077" table:display="true" table:show-details="true"/>
                <table:data-pilot-member table:name="1,078" table:display="true" table:show-details="true"/>
                <table:data-pilot-member table:name="1,079" table:display="true" table:show-details="true"/>
                <table:data-pilot-member table:name="1,08" table:display="true" table:show-details="true"/>
                <table:data-pilot-member table:name="1,081" table:display="true" table:show-details="true"/>
                <table:data-pilot-member table:name="1,082" table:display="true" table:show-details="true"/>
                <table:data-pilot-member table:name="1,083" table:display="true" table:show-details="true"/>
                <table:data-pilot-member table:name="1,084" table:display="true" table:show-details="true"/>
                <table:data-pilot-member table:name="1,085" table:display="true" table:show-details="true"/>
                <table:data-pilot-member table:name="1,086" table:display="true" table:show-details="true"/>
                <table:data-pilot-member table:name="1,087" table:display="true" table:show-details="true"/>
                <table:data-pilot-member table:name="1,088" table:display="true" table:show-details="true"/>
                <table:data-pilot-member table:name="1,089" table:display="true" table:show-details="true"/>
                <table:data-pilot-member table:name="1,09" table:display="true" table:show-details="true"/>
                <table:data-pilot-member table:name="1,091" table:display="true" table:show-details="true"/>
                <table:data-pilot-member table:name="1,092" table:display="true" table:show-details="true"/>
                <table:data-pilot-member table:name="1,093" table:display="true" table:show-details="true"/>
                <table:data-pilot-member table:name="1,094" table:display="true" table:show-details="true"/>
                <table:data-pilot-member table:name="1,095" table:display="true" table:show-details="true"/>
                <table:data-pilot-member table:name="1,096" table:display="true" table:show-details="true"/>
                <table:data-pilot-member table:name="1,097" table:display="true" table:show-details="true"/>
                <table:data-pilot-member table:name="1,098" table:display="true" table:show-details="true"/>
                <table:data-pilot-member table:name="1,099" table:display="true" table:show-details="true"/>
                <table:data-pilot-member table:name="1,1" table:display="true" table:show-details="true"/>
                <table:data-pilot-member table:name="1,101" table:display="true" table:show-details="true"/>
                <table:data-pilot-member table:name="1,102" table:display="true" table:show-details="true"/>
                <table:data-pilot-member table:name="1,103" table:display="true" table:show-details="true"/>
                <table:data-pilot-member table:name="1,104" table:display="true" table:show-details="true"/>
                <table:data-pilot-member table:name="1,105" table:display="true" table:show-details="true"/>
                <table:data-pilot-member table:name="1,106" table:display="true" table:show-details="true"/>
                <table:data-pilot-member table:name="1,107" table:display="true" table:show-details="true"/>
                <table:data-pilot-member table:name="1,108" table:display="true" table:show-details="true"/>
                <table:data-pilot-member table:name="1,109" table:display="true" table:show-details="true"/>
                <table:data-pilot-member table:name="1,11" table:display="true" table:show-details="true"/>
                <table:data-pilot-member table:name="1,111" table:display="true" table:show-details="true"/>
                <table:data-pilot-member table:name="1,112" table:display="true" table:show-details="true"/>
                <table:data-pilot-member table:name="1,113" table:display="true" table:show-details="true"/>
                <table:data-pilot-member table:name="1,114" table:display="true" table:show-details="true"/>
                <table:data-pilot-member table:name="1,115" table:display="true" table:show-details="true"/>
                <table:data-pilot-member table:name="1,116" table:display="true" table:show-details="true"/>
                <table:data-pilot-member table:name="1,117" table:display="true" table:show-details="true"/>
                <table:data-pilot-member table:name="1,118" table:display="true" table:show-details="true"/>
                <table:data-pilot-member table:name="1,119" table:display="true" table:show-details="true"/>
                <table:data-pilot-member table:name="1,12" table:display="true" table:show-details="true"/>
                <table:data-pilot-member table:name="1,121" table:display="true" table:show-details="true"/>
                <table:data-pilot-member table:name="1,122" table:display="true" table:show-details="true"/>
                <table:data-pilot-member table:name="1,123" table:display="true" table:show-details="true"/>
                <table:data-pilot-member table:name="1,124" table:display="true" table:show-details="true"/>
                <table:data-pilot-member table:name="1,125" table:display="true" table:show-details="true"/>
                <table:data-pilot-member table:name="1,126" table:display="true" table:show-details="true"/>
                <table:data-pilot-member table:name="1,127" table:display="true" table:show-details="true"/>
                <table:data-pilot-member table:name="1,128" table:display="true" table:show-details="true"/>
                <table:data-pilot-member table:name="1,129" table:display="true" table:show-details="true"/>
                <table:data-pilot-member table:name="1,13" table:display="true" table:show-details="true"/>
                <table:data-pilot-member table:name="1,131" table:display="true" table:show-details="true"/>
                <table:data-pilot-member table:name="1,132" table:display="true" table:show-details="true"/>
                <table:data-pilot-member table:name="1,133" table:display="true" table:show-details="true"/>
                <table:data-pilot-member table:name="1,134" table:display="true" table:show-details="true"/>
                <table:data-pilot-member table:name="1,135" table:display="true" table:show-details="true"/>
                <table:data-pilot-member table:name="1,136" table:display="true" table:show-details="true"/>
                <table:data-pilot-member table:name="1,137" table:display="true" table:show-details="true"/>
                <table:data-pilot-member table:name="1,138" table:display="true" table:show-details="true"/>
                <table:data-pilot-member table:name="1,139" table:display="true" table:show-details="true"/>
                <table:data-pilot-member table:name="1,14" table:display="true" table:show-details="true"/>
                <table:data-pilot-member table:name="1,141" table:display="true" table:show-details="true"/>
                <table:data-pilot-member table:name="1,142" table:display="true" table:show-details="true"/>
                <table:data-pilot-member table:name="1,143" table:display="true" table:show-details="true"/>
                <table:data-pilot-member table:name="1,144" table:display="true" table:show-details="true"/>
                <table:data-pilot-member table:name="1,145" table:display="true" table:show-details="true"/>
                <table:data-pilot-member table:name="1,146" table:display="true" table:show-details="true"/>
                <table:data-pilot-member table:name="1,147" table:display="true" table:show-details="true"/>
                <table:data-pilot-member table:name="1,148" table:display="true" table:show-details="true"/>
                <table:data-pilot-member table:name="1,149" table:display="true" table:show-details="true"/>
                <table:data-pilot-member table:name="1,15" table:display="true" table:show-details="true"/>
                <table:data-pilot-member table:name="1,151" table:display="true" table:show-details="true"/>
                <table:data-pilot-member table:name="1,152" table:display="true" table:show-details="true"/>
                <table:data-pilot-member table:name="1,153" table:display="true" table:show-details="true"/>
                <table:data-pilot-member table:name="1,154" table:display="true" table:show-details="true"/>
                <table:data-pilot-member table:name="1,155" table:display="true" table:show-details="true"/>
                <table:data-pilot-member table:name="1,156" table:display="true" table:show-details="true"/>
                <table:data-pilot-member table:name="1,157" table:display="true" table:show-details="true"/>
                <table:data-pilot-member table:name="1,158" table:display="true" table:show-details="true"/>
                <table:data-pilot-member table:name="1,159" table:display="true" table:show-details="true"/>
                <table:data-pilot-member table:name="1,16" table:display="true" table:show-details="true"/>
                <table:data-pilot-member table:name="1,161" table:display="true" table:show-details="true"/>
                <table:data-pilot-member table:name="1,162" table:display="true" table:show-details="true"/>
                <table:data-pilot-member table:name="1,163" table:display="true" table:show-details="true"/>
                <table:data-pilot-member table:name="1,164" table:display="true" table:show-details="true"/>
                <table:data-pilot-member table:name="1,165" table:display="true" table:show-details="true"/>
                <table:data-pilot-member table:name="1,166" table:display="true" table:show-details="true"/>
                <table:data-pilot-member table:name="1,167" table:display="true" table:show-details="true"/>
                <table:data-pilot-member table:name="1,168" table:display="true" table:show-details="true"/>
                <table:data-pilot-member table:name="1,169" table:display="true" table:show-details="true"/>
                <table:data-pilot-member table:name="1,17" table:display="true" table:show-details="true"/>
                <table:data-pilot-member table:name="1,171" table:display="true" table:show-details="true"/>
                <table:data-pilot-member table:name="1,172" table:display="true" table:show-details="true"/>
                <table:data-pilot-member table:name="1,173" table:display="true" table:show-details="true"/>
                <table:data-pilot-member table:name="1,174" table:display="true" table:show-details="true"/>
                <table:data-pilot-member table:name="1,175" table:display="true" table:show-details="true"/>
                <table:data-pilot-member table:name="1,176" table:display="true" table:show-details="true"/>
                <table:data-pilot-member table:name="1,177" table:display="true" table:show-details="true"/>
                <table:data-pilot-member table:name="1,178" table:display="true" table:show-details="true"/>
                <table:data-pilot-member table:name="1,179" table:display="true" table:show-details="true"/>
                <table:data-pilot-member table:name="1,18" table:display="true" table:show-details="true"/>
                <table:data-pilot-member table:name="1,181" table:display="true" table:show-details="true"/>
                <table:data-pilot-member table:name="1,182" table:display="true" table:show-details="true"/>
                <table:data-pilot-member table:name="1,183" table:display="true" table:show-details="true"/>
                <table:data-pilot-member table:name="1,184" table:display="true" table:show-details="true"/>
                <table:data-pilot-member table:name="1,185" table:display="true" table:show-details="true"/>
                <table:data-pilot-member table:name="1,186" table:display="true" table:show-details="true"/>
                <table:data-pilot-member table:name="1,187" table:display="true" table:show-details="true"/>
                <table:data-pilot-member table:name="1,188" table:display="true" table:show-details="true"/>
                <table:data-pilot-member table:name="1,189" table:display="true" table:show-details="true"/>
                <table:data-pilot-member table:name="1,19" table:display="true" table:show-details="true"/>
                <table:data-pilot-member table:name="1,191" table:display="true" table:show-details="true"/>
                <table:data-pilot-member table:name="1,192" table:display="true" table:show-details="true"/>
                <table:data-pilot-member table:name="1,193" table:display="true" table:show-details="true"/>
                <table:data-pilot-member table:name="1,194" table:display="true" table:show-details="true"/>
                <table:data-pilot-member table:name="1,195" table:display="true" table:show-details="true"/>
                <table:data-pilot-member table:name="1,196" table:display="true" table:show-details="true"/>
                <table:data-pilot-member table:name="1,197" table:display="true" table:show-details="true"/>
                <table:data-pilot-member table:name="1,198" table:display="true" table:show-details="true"/>
                <table:data-pilot-member table:name="1,199" table:display="true" table:show-details="true"/>
                <table:data-pilot-member table:name="1,2" table:display="true" table:show-details="true"/>
                <table:data-pilot-member table:name="1,201" table:display="true" table:show-details="true"/>
                <table:data-pilot-member table:name="1,202" table:display="true" table:show-details="true"/>
                <table:data-pilot-member table:name="1,203" table:display="true" table:show-details="true"/>
                <table:data-pilot-member table:name="1,204" table:display="true" table:show-details="true"/>
                <table:data-pilot-member table:name="1,205" table:display="true" table:show-details="true"/>
                <table:data-pilot-member table:name="1,206" table:display="true" table:show-details="true"/>
                <table:data-pilot-member table:name="1,207" table:display="true" table:show-details="true"/>
                <table:data-pilot-member table:name="1,208" table:display="true" table:show-details="true"/>
                <table:data-pilot-member table:name="1,209" table:display="true" table:show-details="true"/>
                <table:data-pilot-member table:name="1,21" table:display="true" table:show-details="true"/>
                <table:data-pilot-member table:name="1,211" table:display="true" table:show-details="true"/>
                <table:data-pilot-member table:name="1,212" table:display="true" table:show-details="true"/>
                <table:data-pilot-member table:name="1,213" table:display="true" table:show-details="true"/>
                <table:data-pilot-member table:name="1,214" table:display="true" table:show-details="true"/>
                <table:data-pilot-member table:name="1,215" table:display="true" table:show-details="true"/>
                <table:data-pilot-member table:name="1,216" table:display="true" table:show-details="true"/>
                <table:data-pilot-member table:name="1,217" table:display="true" table:show-details="true"/>
                <table:data-pilot-member table:name="1,218" table:display="true" table:show-details="true"/>
                <table:data-pilot-member table:name="1,219" table:display="true" table:show-details="true"/>
                <table:data-pilot-member table:name="1,22" table:display="true" table:show-details="true"/>
                <table:data-pilot-member table:name="1,221" table:display="true" table:show-details="true"/>
                <table:data-pilot-member table:name="1,222" table:display="true" table:show-details="true"/>
                <table:data-pilot-member table:name="1,223" table:display="true" table:show-details="true"/>
                <table:data-pilot-member table:name="1,224" table:display="true" table:show-details="true"/>
                <table:data-pilot-member table:name="1,225" table:display="true" table:show-details="true"/>
                <table:data-pilot-member table:name="1,226" table:display="true" table:show-details="true"/>
                <table:data-pilot-member table:name="1,227" table:display="true" table:show-details="true"/>
                <table:data-pilot-member table:name="1,228" table:display="true" table:show-details="true"/>
                <table:data-pilot-member table:name="1,229" table:display="true" table:show-details="true"/>
                <table:data-pilot-member table:name="1,23" table:display="true" table:show-details="true"/>
                <table:data-pilot-member table:name="1,231" table:display="true" table:show-details="true"/>
                <table:data-pilot-member table:name="1,232" table:display="true" table:show-details="true"/>
                <table:data-pilot-member table:name="1,233" table:display="true" table:show-details="true"/>
                <table:data-pilot-member table:name="1,234" table:display="true" table:show-details="true"/>
                <table:data-pilot-member table:name="1,235" table:display="true" table:show-details="true"/>
                <table:data-pilot-member table:name="1,236" table:display="true" table:show-details="true"/>
                <table:data-pilot-member table:name="1,237" table:display="true" table:show-details="true"/>
                <table:data-pilot-member table:name="1,238" table:display="true" table:show-details="true"/>
                <table:data-pilot-member table:name="1,239" table:display="true" table:show-details="true"/>
                <table:data-pilot-member table:name="1,24" table:display="true" table:show-details="true"/>
                <table:data-pilot-member table:name="1,241" table:display="true" table:show-details="true"/>
                <table:data-pilot-member table:name="1,242" table:display="true" table:show-details="true"/>
                <table:data-pilot-member table:name="1,243" table:display="true" table:show-details="true"/>
                <table:data-pilot-member table:name="1,244" table:display="true" table:show-details="true"/>
                <table:data-pilot-member table:name="1,245" table:display="true" table:show-details="true"/>
                <table:data-pilot-member table:name="1,246" table:display="true" table:show-details="true"/>
                <table:data-pilot-member table:name="1,247" table:display="true" table:show-details="true"/>
                <table:data-pilot-member table:name="1,248" table:display="true" table:show-details="true"/>
                <table:data-pilot-member table:name="1,249" table:display="true" table:show-details="true"/>
                <table:data-pilot-member table:name="1,25" table:display="true" table:show-details="true"/>
                <table:data-pilot-member table:name="1,251" table:display="true" table:show-details="true"/>
                <table:data-pilot-member table:name="1,252" table:display="true" table:show-details="true"/>
                <table:data-pilot-member table:name="1,253" table:display="true" table:show-details="true"/>
                <table:data-pilot-member table:name="1,254" table:display="true" table:show-details="true"/>
                <table:data-pilot-member table:name="1,255" table:display="true" table:show-details="true"/>
                <table:data-pilot-member table:name="1,256" table:display="true" table:show-details="true"/>
                <table:data-pilot-member table:name="1,257" table:display="true" table:show-details="true"/>
                <table:data-pilot-member table:name="1,258" table:display="true" table:show-details="true"/>
                <table:data-pilot-member table:name="1,259" table:display="true" table:show-details="true"/>
                <table:data-pilot-member table:name="1,26" table:display="true" table:show-details="true"/>
                <table:data-pilot-member table:name="1,261" table:display="true" table:show-details="true"/>
                <table:data-pilot-member table:name="1,263" table:display="true" table:show-details="true"/>
                <table:data-pilot-member table:name="1,264" table:display="true" table:show-details="true"/>
                <table:data-pilot-member table:name="1,265" table:display="true" table:show-details="true"/>
                <table:data-pilot-member table:name="1,266" table:display="true" table:show-details="true"/>
                <table:data-pilot-member table:name="1,267" table:display="true" table:show-details="true"/>
                <table:data-pilot-member table:name="1,268" table:display="true" table:show-details="true"/>
                <table:data-pilot-member table:name="1,269" table:display="true" table:show-details="true"/>
                <table:data-pilot-member table:name="1,271" table:display="true" table:show-details="true"/>
                <table:data-pilot-member table:name="1,272" table:display="true" table:show-details="true"/>
                <table:data-pilot-member table:name="1,273" table:display="true" table:show-details="true"/>
                <table:data-pilot-member table:name="1,274" table:display="true" table:show-details="true"/>
                <table:data-pilot-member table:name="1,275" table:display="true" table:show-details="true"/>
                <table:data-pilot-member table:name="1,276" table:display="true" table:show-details="true"/>
                <table:data-pilot-member table:name="1,277" table:display="true" table:show-details="true"/>
                <table:data-pilot-member table:name="1,278" table:display="true" table:show-details="true"/>
                <table:data-pilot-member table:name="1,279" table:display="true" table:show-details="true"/>
                <table:data-pilot-member table:name="1,28" table:display="true" table:show-details="true"/>
                <table:data-pilot-member table:name="1,281" table:display="true" table:show-details="true"/>
                <table:data-pilot-member table:name="1,282" table:display="true" table:show-details="true"/>
                <table:data-pilot-member table:name="1,283" table:display="true" table:show-details="true"/>
                <table:data-pilot-member table:name="1,284" table:display="true" table:show-details="true"/>
                <table:data-pilot-member table:name="1,285" table:display="true" table:show-details="true"/>
                <table:data-pilot-member table:name="1,286" table:display="true" table:show-details="true"/>
                <table:data-pilot-member table:name="1,287" table:display="true" table:show-details="true"/>
                <table:data-pilot-member table:name="1,288" table:display="true" table:show-details="true"/>
                <table:data-pilot-member table:name="1,289" table:display="true" table:show-details="true"/>
                <table:data-pilot-member table:name="1,29" table:display="true" table:show-details="true"/>
                <table:data-pilot-member table:name="1,291" table:display="true" table:show-details="true"/>
                <table:data-pilot-member table:name="1,293" table:display="true" table:show-details="true"/>
                <table:data-pilot-member table:name="1,294" table:display="true" table:show-details="true"/>
                <table:data-pilot-member table:name="1,295" table:display="true" table:show-details="true"/>
                <table:data-pilot-member table:name="1,297" table:display="true" table:show-details="true"/>
                <table:data-pilot-member table:name="1,299" table:display="true" table:show-details="true"/>
                <table:data-pilot-member table:name="1,3" table:display="true" table:show-details="true"/>
                <table:data-pilot-member table:name="1,302" table:display="true" table:show-details="true"/>
                <table:data-pilot-member table:name="1,303" table:display="true" table:show-details="true"/>
                <table:data-pilot-member table:name="1,304" table:display="true" table:show-details="true"/>
                <table:data-pilot-member table:name="1,305" table:display="true" table:show-details="true"/>
                <table:data-pilot-member table:name="1,306" table:display="true" table:show-details="true"/>
                <table:data-pilot-member table:name="1,307" table:display="true" table:show-details="true"/>
                <table:data-pilot-member table:name="1,309" table:display="true" table:show-details="true"/>
                <table:data-pilot-member table:name="1,311" table:display="true" table:show-details="true"/>
                <table:data-pilot-member table:name="1,312" table:display="true" table:show-details="true"/>
                <table:data-pilot-member table:name="1,313" table:display="true" table:show-details="true"/>
                <table:data-pilot-member table:name="1,314" table:display="true" table:show-details="true"/>
                <table:data-pilot-member table:name="1,315" table:display="true" table:show-details="true"/>
                <table:data-pilot-member table:name="1,316" table:display="true" table:show-details="true"/>
                <table:data-pilot-member table:name="1,317" table:display="true" table:show-details="true"/>
                <table:data-pilot-member table:name="1,318" table:display="true" table:show-details="true"/>
                <table:data-pilot-member table:name="1,321" table:display="true" table:show-details="true"/>
                <table:data-pilot-member table:name="1,322" table:display="true" table:show-details="true"/>
                <table:data-pilot-member table:name="1,324" table:display="true" table:show-details="true"/>
                <table:data-pilot-member table:name="1,325" table:display="true" table:show-details="true"/>
                <table:data-pilot-member table:name="1,326" table:display="true" table:show-details="true"/>
                <table:data-pilot-member table:name="1,327" table:display="true" table:show-details="true"/>
                <table:data-pilot-member table:name="1,328" table:display="true" table:show-details="true"/>
                <table:data-pilot-member table:name="1,329" table:display="true" table:show-details="true"/>
                <table:data-pilot-member table:name="1,331" table:display="true" table:show-details="true"/>
                <table:data-pilot-member table:name="1,332" table:display="true" table:show-details="true"/>
                <table:data-pilot-member table:name="1,333" table:display="true" table:show-details="true"/>
                <table:data-pilot-member table:name="1,334" table:display="true" table:show-details="true"/>
                <table:data-pilot-member table:name="1,335" table:display="true" table:show-details="true"/>
                <table:data-pilot-member table:name="1,336" table:display="true" table:show-details="true"/>
                <table:data-pilot-member table:name="1,338" table:display="true" table:show-details="true"/>
                <table:data-pilot-member table:name="1,339" table:display="true" table:show-details="true"/>
                <table:data-pilot-member table:name="1,34" table:display="true" table:show-details="true"/>
                <table:data-pilot-member table:name="1,341" table:display="true" table:show-details="true"/>
                <table:data-pilot-member table:name="1,343" table:display="true" table:show-details="true"/>
                <table:data-pilot-member table:name="1,344" table:display="true" table:show-details="true"/>
                <table:data-pilot-member table:name="1,345" table:display="true" table:show-details="true"/>
                <table:data-pilot-member table:name="1,347" table:display="true" table:show-details="true"/>
                <table:data-pilot-member table:name="1,348" table:display="true" table:show-details="true"/>
                <table:data-pilot-member table:name="1,349" table:display="true" table:show-details="true"/>
                <table:data-pilot-member table:name="1,35" table:display="true" table:show-details="true"/>
                <table:data-pilot-member table:name="1,351" table:display="true" table:show-details="true"/>
                <table:data-pilot-member table:name="1,352" table:display="true" table:show-details="true"/>
                <table:data-pilot-member table:name="1,354" table:display="true" table:show-details="true"/>
                <table:data-pilot-member table:name="1,355" table:display="true" table:show-details="true"/>
                <table:data-pilot-member table:name="1,358" table:display="true" table:show-details="true"/>
                <table:data-pilot-member table:name="1,36" table:display="true" table:show-details="true"/>
                <table:data-pilot-member table:name="1,361" table:display="true" table:show-details="true"/>
                <table:data-pilot-member table:name="1,362" table:display="true" table:show-details="true"/>
                <table:data-pilot-member table:name="1,363" table:display="true" table:show-details="true"/>
                <table:data-pilot-member table:name="1,365" table:display="true" table:show-details="true"/>
                <table:data-pilot-member table:name="1,366" table:display="true" table:show-details="true"/>
                <table:data-pilot-member table:name="1,369" table:display="true" table:show-details="true"/>
                <table:data-pilot-member table:name="1,37" table:display="true" table:show-details="true"/>
                <table:data-pilot-member table:name="1,372" table:display="true" table:show-details="true"/>
                <table:data-pilot-member table:name="1,373" table:display="true" table:show-details="true"/>
                <table:data-pilot-member table:name="1,374" table:display="true" table:show-details="true"/>
                <table:data-pilot-member table:name="1,375" table:display="true" table:show-details="true"/>
                <table:data-pilot-member table:name="1,377" table:display="true" table:show-details="true"/>
                <table:data-pilot-member table:name="1,378" table:display="true" table:show-details="true"/>
                <table:data-pilot-member table:name="1,379" table:display="true" table:show-details="true"/>
                <table:data-pilot-member table:name="1,38" table:display="true" table:show-details="true"/>
                <table:data-pilot-member table:name="1,382" table:display="true" table:show-details="true"/>
                <table:data-pilot-member table:name="1,385" table:display="true" table:show-details="true"/>
                <table:data-pilot-member table:name="1,386" table:display="true" table:show-details="true"/>
                <table:data-pilot-member table:name="1,387" table:display="true" table:show-details="true"/>
                <table:data-pilot-member table:name="1,39" table:display="true" table:show-details="true"/>
                <table:data-pilot-member table:name="1,391" table:display="true" table:show-details="true"/>
                <table:data-pilot-member table:name="1,392" table:display="true" table:show-details="true"/>
                <table:data-pilot-member table:name="1,393" table:display="true" table:show-details="true"/>
                <table:data-pilot-member table:name="1,398" table:display="true" table:show-details="true"/>
                <table:data-pilot-member table:name="1,399" table:display="true" table:show-details="true"/>
                <table:data-pilot-member table:name="1,4" table:display="true" table:show-details="true"/>
                <table:data-pilot-member table:name="1,401" table:display="true" table:show-details="true"/>
                <table:data-pilot-member table:name="1,402" table:display="true" table:show-details="true"/>
                <table:data-pilot-member table:name="1,403" table:display="true" table:show-details="true"/>
                <table:data-pilot-member table:name="1,405" table:display="true" table:show-details="true"/>
                <table:data-pilot-member table:name="1,406" table:display="true" table:show-details="true"/>
                <table:data-pilot-member table:name="1,407" table:display="true" table:show-details="true"/>
                <table:data-pilot-member table:name="1,408" table:display="true" table:show-details="true"/>
                <table:data-pilot-member table:name="1,411" table:display="true" table:show-details="true"/>
                <table:data-pilot-member table:name="1,412" table:display="true" table:show-details="true"/>
                <table:data-pilot-member table:name="1,413" table:display="true" table:show-details="true"/>
                <table:data-pilot-member table:name="1,414" table:display="true" table:show-details="true"/>
                <table:data-pilot-member table:name="1,416" table:display="true" table:show-details="true"/>
                <table:data-pilot-member table:name="1,418" table:display="true" table:show-details="true"/>
                <table:data-pilot-member table:name="1,419" table:display="true" table:show-details="true"/>
                <table:data-pilot-member table:name="1,42" table:display="true" table:show-details="true"/>
                <table:data-pilot-member table:name="1,424" table:display="true" table:show-details="true"/>
                <table:data-pilot-member table:name="1,425" table:display="true" table:show-details="true"/>
                <table:data-pilot-member table:name="1,426" table:display="true" table:show-details="true"/>
                <table:data-pilot-member table:name="1,427" table:display="true" table:show-details="true"/>
                <table:data-pilot-member table:name="1,428" table:display="true" table:show-details="true"/>
                <table:data-pilot-member table:name="1,429" table:display="true" table:show-details="true"/>
                <table:data-pilot-member table:name="1,43" table:display="true" table:show-details="true"/>
                <table:data-pilot-member table:name="1,434" table:display="true" table:show-details="true"/>
                <table:data-pilot-member table:name="1,438" table:display="true" table:show-details="true"/>
                <table:data-pilot-member table:name="1,439" table:display="true" table:show-details="true"/>
                <table:data-pilot-member table:name="1,44" table:display="true" table:show-details="true"/>
                <table:data-pilot-member table:name="1,441" table:display="true" table:show-details="true"/>
                <table:data-pilot-member table:name="1,443" table:display="true" table:show-details="true"/>
                <table:data-pilot-member table:name="1,444" table:display="true" table:show-details="true"/>
                <table:data-pilot-member table:name="1,445" table:display="true" table:show-details="true"/>
                <table:data-pilot-member table:name="1,446" table:display="true" table:show-details="true"/>
                <table:data-pilot-member table:name="1,447" table:display="true" table:show-details="true"/>
                <table:data-pilot-member table:name="1,448" table:display="true" table:show-details="true"/>
                <table:data-pilot-member table:name="1,449" table:display="true" table:show-details="true"/>
                <table:data-pilot-member table:name="1,45" table:display="true" table:show-details="true"/>
                <table:data-pilot-member table:name="1,451" table:display="true" table:show-details="true"/>
                <table:data-pilot-member table:name="1,454" table:display="true" table:show-details="true"/>
                <table:data-pilot-member table:name="1,456" table:display="true" table:show-details="true"/>
                <table:data-pilot-member table:name="1,457" table:display="true" table:show-details="true"/>
                <table:data-pilot-member table:name="1,458" table:display="true" table:show-details="true"/>
                <table:data-pilot-member table:name="1,462" table:display="true" table:show-details="true"/>
                <table:data-pilot-member table:name="1,466" table:display="true" table:show-details="true"/>
                <table:data-pilot-member table:name="1,467" table:display="true" table:show-details="true"/>
                <table:data-pilot-member table:name="1,468" table:display="true" table:show-details="true"/>
                <table:data-pilot-member table:name="1,469" table:display="true" table:show-details="true"/>
                <table:data-pilot-member table:name="1,471" table:display="true" table:show-details="true"/>
                <table:data-pilot-member table:name="1,472" table:display="true" table:show-details="true"/>
                <table:data-pilot-member table:name="1,473" table:display="true" table:show-details="true"/>
                <table:data-pilot-member table:name="1,474" table:display="true" table:show-details="true"/>
                <table:data-pilot-member table:name="1,477" table:display="true" table:show-details="true"/>
                <table:data-pilot-member table:name="1,48" table:display="true" table:show-details="true"/>
                <table:data-pilot-member table:name="1,481" table:display="true" table:show-details="true"/>
                <table:data-pilot-member table:name="1,482" table:display="true" table:show-details="true"/>
                <table:data-pilot-member table:name="1,499" table:display="true" table:show-details="true"/>
                <table:data-pilot-member table:name="1,502" table:display="true" table:show-details="true"/>
                <table:data-pilot-member table:name="1,505" table:display="true" table:show-details="true"/>
                <table:data-pilot-member table:name="1,508" table:display="true" table:show-details="true"/>
                <table:data-pilot-member table:name="1,511" table:display="true" table:show-details="true"/>
                <table:data-pilot-member table:name="1,513" table:display="true" table:show-details="true"/>
                <table:data-pilot-member table:name="1,514" table:display="true" table:show-details="true"/>
                <table:data-pilot-member table:name="1,515" table:display="true" table:show-details="true"/>
                <table:data-pilot-member table:name="1,516" table:display="true" table:show-details="true"/>
                <table:data-pilot-member table:name="1,517" table:display="true" table:show-details="true"/>
                <table:data-pilot-member table:name="1,519" table:display="true" table:show-details="true"/>
                <table:data-pilot-member table:name="1,521" table:display="true" table:show-details="true"/>
                <table:data-pilot-member table:name="1,522" table:display="true" table:show-details="true"/>
                <table:data-pilot-member table:name="1,523" table:display="true" table:show-details="true"/>
                <table:data-pilot-member table:name="1,527" table:display="true" table:show-details="true"/>
                <table:data-pilot-member table:name="1,53" table:display="true" table:show-details="true"/>
                <table:data-pilot-member table:name="1,532" table:display="true" table:show-details="true"/>
                <table:data-pilot-member table:name="1,533" table:display="true" table:show-details="true"/>
                <table:data-pilot-member table:name="1,534" table:display="true" table:show-details="true"/>
                <table:data-pilot-member table:name="1,537" table:display="true" table:show-details="true"/>
                <table:data-pilot-member table:name="1,538" table:display="true" table:show-details="true"/>
                <table:data-pilot-member table:name="1,54" table:display="true" table:show-details="true"/>
                <table:data-pilot-member table:name="1,557" table:display="true" table:show-details="true"/>
                <table:data-pilot-member table:name="1,559" table:display="true" table:show-details="true"/>
                <table:data-pilot-member table:name="1,567" table:display="true" table:show-details="true"/>
                <table:data-pilot-member table:name="1,571" table:display="true" table:show-details="true"/>
                <table:data-pilot-member table:name="1,572" table:display="true" table:show-details="true"/>
                <table:data-pilot-member table:name="1,573" table:display="true" table:show-details="true"/>
                <table:data-pilot-member table:name="1,574" table:display="true" table:show-details="true"/>
                <table:data-pilot-member table:name="1,575" table:display="true" table:show-details="true"/>
                <table:data-pilot-member table:name="1,594" table:display="true" table:show-details="true"/>
                <table:data-pilot-member table:name="1,595" table:display="true" table:show-details="true"/>
                <table:data-pilot-member table:name="1,597" table:display="true" table:show-details="true"/>
                <table:data-pilot-member table:name="1,604" table:display="true" table:show-details="true"/>
                <table:data-pilot-member table:name="1,613" table:display="true" table:show-details="true"/>
                <table:data-pilot-member table:name="1,615" table:display="true" table:show-details="true"/>
                <table:data-pilot-member table:name="1,617" table:display="true" table:show-details="true"/>
                <table:data-pilot-member table:name="1,622" table:display="true" table:show-details="true"/>
                <table:data-pilot-member table:name="1,636" table:display="true" table:show-details="true"/>
                <table:data-pilot-member table:name="1,639" table:display="true" table:show-details="true"/>
                <table:data-pilot-member table:name="1,644" table:display="true" table:show-details="true"/>
                <table:data-pilot-member table:name="1,645" table:display="true" table:show-details="true"/>
                <table:data-pilot-member table:name="1,649" table:display="true" table:show-details="true"/>
                <table:data-pilot-member table:name="1,66" table:display="true" table:show-details="true"/>
                <table:data-pilot-member table:name="1,661" table:display="true" table:show-details="true"/>
                <table:data-pilot-member table:name="1,662" table:display="true" table:show-details="true"/>
                <table:data-pilot-member table:name="1,663" table:display="true" table:show-details="true"/>
                <table:data-pilot-member table:name="1,674" table:display="true" table:show-details="true"/>
                <table:data-pilot-member table:name="1,676" table:display="true" table:show-details="true"/>
                <table:data-pilot-member table:name="1,679" table:display="true" table:show-details="true"/>
                <table:data-pilot-member table:name="1,68" table:display="true" table:show-details="true"/>
                <table:data-pilot-member table:name="1,685" table:display="true" table:show-details="true"/>
                <table:data-pilot-member table:name="1,689" table:display="true" table:show-details="true"/>
                <table:data-pilot-member table:name="1,696" table:display="true" table:show-details="true"/>
                <table:data-pilot-member table:name="1,697" table:display="true" table:show-details="true"/>
                <table:data-pilot-member table:name="1,707" table:display="true" table:show-details="true"/>
                <table:data-pilot-member table:name="1,71" table:display="true" table:show-details="true"/>
                <table:data-pilot-member table:name="1,728" table:display="true" table:show-details="true"/>
                <table:data-pilot-member table:name="1,731" table:display="true" table:show-details="true"/>
                <table:data-pilot-member table:name="1,745" table:display="true" table:show-details="true"/>
                <table:data-pilot-member table:name="1,75" table:display="true" table:show-details="true"/>
                <table:data-pilot-member table:name="1,753" table:display="true" table:show-details="true"/>
                <table:data-pilot-member table:name="1,754" table:display="true" table:show-details="true"/>
                <table:data-pilot-member table:name="1,757" table:display="true" table:show-details="true"/>
                <table:data-pilot-member table:name="1,768" table:display="true" table:show-details="true"/>
                <table:data-pilot-member table:name="1,769" table:display="true" table:show-details="true"/>
                <table:data-pilot-member table:name="1,775" table:display="true" table:show-details="true"/>
                <table:data-pilot-member table:name="1,78" table:display="true" table:show-details="true"/>
                <table:data-pilot-member table:name="1,782" table:display="true" table:show-details="true"/>
                <table:data-pilot-member table:name="1,799" table:display="true" table:show-details="true"/>
                <table:data-pilot-member table:name="1,825" table:display="true" table:show-details="true"/>
                <table:data-pilot-member table:name="1,866" table:display="true" table:show-details="true"/>
                <table:data-pilot-member table:name="1,88" table:display="true" table:show-details="true"/>
                <table:data-pilot-member table:name="1,935" table:display="true" table:show-details="true"/>
                <table:data-pilot-member table:name="2,0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02:20:02.59961383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2T02:20:11.467420824</dc:date>
    <meta:editing-duration>PT6M7S</meta:editing-duration>
    <meta:editing-cycles>2</meta:editing-cycles>
    <meta:generator>LibreOffice/6.4.7.2$Linux_X86_64 LibreOffice_project/40$Build-2</meta:generator>
    <meta:document-statistic meta:table-count="1" meta:cell-count="162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69cm" svg:height="11.29cm" xlink:href=".." xlink:type="simple" chart:class="chart:line" chart:style-name="ch1">
        <chart:title svg:x="7.501cm" svg:y="0.361cm" chart:style-name="ch2">
          <text:p>Przestawienia - środkowa wartość</text:p>
        </chart:title>
        <chart:legend chart:legend-position="end" svg:x="15.175cm" svg:y="4.599cm" style:legend-expansion="high" chart:style-name="ch3"/>
        <chart:plot-area chart:style-name="ch4" table:cell-range-address="'Tabela przestawna_select_mid_k3_1'.A3:'Tabela przestawna_select_mid_k3_1'.B102 'Tabela przestawna_select_mid_k3_1'.B2:'Tabela przestawna_select_mid_k3_1'.B2 'Tabela przestawna_select_mid_k3_1'.G2:'Tabela przestawna_select_mid_k3_1'.G102 'Tabela przestawna_select_mid_k3_1'.L2:'Tabela przestawna_select_mid_k3_1'.L102 'Tabela przestawna_select_mid_k3_1'.Q2:'Tabela przestawna_select_mid_k3_1'.Q102" chart:data-source-has-labels="both" svg:x="0.439cm" svg:y="1.365cm" svg:width="14.297cm" svg:height="9.7cm">
          <chartooo:coordinate-region svg:x="1.616cm" svg:y="1.365cm" svg:width="13.12cm" svg:height="8.447cm"/>
          <chart:axis chart:dimension="x" chart:name="primary-x" chart:style-name="ch5" chartooo:axis-type="auto">
            <chartooo:date-scale/>
            <chart:categories table:cell-range-address="'Tabela przestawna_select_mid_k3_1'.A3:'Tabela przestawna_select_mid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d_k3_1'.B3:'Tabela przestawna_select_mid_k3_1'.B102" chart:label-cell-address="'Tabela przestawna_select_mid_k3_1'.B2:'Tabela przestawna_select_mid_k3_1'.B2" chart:class="chart:line">
            <chart:data-point chart:repeated="100"/>
          </chart:series>
          <chart:series chart:style-name="ch8" chart:values-cell-range-address="'Tabela przestawna_select_mid_k3_1'.G3:'Tabela przestawna_select_mid_k3_1'.G102" chart:label-cell-address="'Tabela przestawna_select_mid_k3_1'.G2:'Tabela przestawna_select_mid_k3_1'.G2" chart:class="chart:line">
            <chart:data-point chart:repeated="100"/>
          </chart:series>
          <chart:series chart:style-name="ch9" chart:values-cell-range-address="'Tabela przestawna_select_mid_k3_1'.L3:'Tabela przestawna_select_mid_k3_1'.L102" chart:label-cell-address="'Tabela przestawna_select_mid_k3_1'.L2:'Tabela przestawna_select_mid_k3_1'.L2" chart:class="chart:line">
            <chart:data-point chart:repeated="100"/>
          </chart:series>
          <chart:series chart:style-name="ch10" chart:values-cell-range-address="'Tabela przestawna_select_mid_k3_1'.Q3:'Tabela przestawna_select_mid_k3_1'.Q102" chart:label-cell-address="'Tabela przestawna_select_mid_k3_1'.Q2:'Tabela przestawna_select_mid_k3_1'.Q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rzestawienia-3-elementy</text:p>
                <draw:g>
                  <svg:desc>'Tabela przestawna_select_mid_k3_1'.B2:'Tabela przestawna_select_mid_k3_1'.B2</svg:desc>
                </draw:g>
              </table:table-cell>
              <table:table-cell office:value-type="string">
                <text:p>Średnia - przestawienia-5-elementy</text:p>
                <draw:g>
                  <svg:desc>'Tabela przestawna_select_mid_k3_1'.G2:'Tabela przestawna_select_mid_k3_1'.G2</svg:desc>
                </draw:g>
              </table:table-cell>
              <table:table-cell office:value-type="string">
                <text:p>Średnia – przestawienia-7-elementy</text:p>
                <draw:g>
                  <svg:desc>'Tabela przestawna_select_mid_k3_1'.L2:'Tabela przestawna_select_mid_k3_1'.L2</svg:desc>
                </draw:g>
              </table:table-cell>
              <table:table-cell office:value-type="string">
                <text:p>Średnia - przestawienia-9-elementy</text:p>
                <draw:g>
                  <svg:desc>'Tabela przestawna_select_mid_k3_1'.Q2:'Tabela przestawna_select_mid_k3_1'.Q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d_k3_1'.A3:'Tabela przestawna_select_mid_k3_1'.A102</svg:desc>
                </draw:g>
              </table:table-cell>
              <table:table-cell office:value-type="float" office:value="608.030303030303">
                <text:p>608.030303030303</text:p>
                <draw:g>
                  <svg:desc>'Tabela przestawna_select_mid_k3_1'.B3:'Tabela przestawna_select_mid_k3_1'.B102</svg:desc>
                </draw:g>
              </table:table-cell>
              <table:table-cell office:value-type="float" office:value="566.979797979798">
                <text:p>566.979797979798</text:p>
                <draw:g>
                  <svg:desc>'Tabela przestawna_select_mid_k3_1'.G3:'Tabela przestawna_select_mid_k3_1'.G102</svg:desc>
                </draw:g>
              </table:table-cell>
              <table:table-cell office:value-type="float" office:value="647.818181818182">
                <text:p>647.818181818182</text:p>
                <draw:g>
                  <svg:desc>'Tabela przestawna_select_mid_k3_1'.L3:'Tabela przestawna_select_mid_k3_1'.L102</svg:desc>
                </draw:g>
              </table:table-cell>
              <table:table-cell office:value-type="float" office:value="671.686868686869">
                <text:p>671.686868686869</text:p>
                <draw:g>
                  <svg:desc>'Tabela przestawna_select_mid_k3_1'.Q3:'Tabela przestawna_select_mid_k3_1'.Q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86.8">
                <text:p>1286.8</text:p>
              </table:table-cell>
              <table:table-cell office:value-type="float" office:value="1218.63">
                <text:p>1218.63</text:p>
              </table:table-cell>
              <table:table-cell office:value-type="float" office:value="1322.62">
                <text:p>1322.62</text:p>
              </table:table-cell>
              <table:table-cell office:value-type="float" office:value="1401.8">
                <text:p>1401.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54.99">
                <text:p>2054.99</text:p>
              </table:table-cell>
              <table:table-cell office:value-type="float" office:value="1911.16">
                <text:p>1911.16</text:p>
              </table:table-cell>
              <table:table-cell office:value-type="float" office:value="2023.56">
                <text:p>2023.56</text:p>
              </table:table-cell>
              <table:table-cell office:value-type="float" office:value="2215.6">
                <text:p>2215.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818.48">
                <text:p>2818.48</text:p>
              </table:table-cell>
              <table:table-cell office:value-type="float" office:value="2551.57">
                <text:p>2551.57</text:p>
              </table:table-cell>
              <table:table-cell office:value-type="float" office:value="2768.35">
                <text:p>2768.35</text:p>
              </table:table-cell>
              <table:table-cell office:value-type="float" office:value="2938.85">
                <text:p>2938.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64.01">
                <text:p>3564.01</text:p>
              </table:table-cell>
              <table:table-cell office:value-type="float" office:value="3233.71">
                <text:p>3233.71</text:p>
              </table:table-cell>
              <table:table-cell office:value-type="float" office:value="3404.1">
                <text:p>3404.1</text:p>
              </table:table-cell>
              <table:table-cell office:value-type="float" office:value="3792.04">
                <text:p>3792.0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372.8">
                <text:p>4372.8</text:p>
              </table:table-cell>
              <table:table-cell office:value-type="float" office:value="3898.09">
                <text:p>3898.09</text:p>
              </table:table-cell>
              <table:table-cell office:value-type="float" office:value="4125.09">
                <text:p>4125.09</text:p>
              </table:table-cell>
              <table:table-cell office:value-type="float" office:value="4500.76">
                <text:p>4500.7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036.21">
                <text:p>5036.21</text:p>
              </table:table-cell>
              <table:table-cell office:value-type="float" office:value="4466.53">
                <text:p>4466.53</text:p>
              </table:table-cell>
              <table:table-cell office:value-type="float" office:value="4907.76">
                <text:p>4907.76</text:p>
              </table:table-cell>
              <table:table-cell office:value-type="float" office:value="5302.71">
                <text:p>5302.7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5955.96">
                <text:p>5955.96</text:p>
              </table:table-cell>
              <table:table-cell office:value-type="float" office:value="5198.81">
                <text:p>5198.81</text:p>
              </table:table-cell>
              <table:table-cell office:value-type="float" office:value="5684.52">
                <text:p>5684.52</text:p>
              </table:table-cell>
              <table:table-cell office:value-type="float" office:value="6146.55">
                <text:p>6146.5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538.63">
                <text:p>6538.63</text:p>
              </table:table-cell>
              <table:table-cell office:value-type="float" office:value="5919.5">
                <text:p>5919.5</text:p>
              </table:table-cell>
              <table:table-cell office:value-type="float" office:value="6409.77">
                <text:p>6409.77</text:p>
              </table:table-cell>
              <table:table-cell office:value-type="float" office:value="6979.93">
                <text:p>6979.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441.07">
                <text:p>7441.07</text:p>
              </table:table-cell>
              <table:table-cell office:value-type="float" office:value="6750.1">
                <text:p>6750.1</text:p>
              </table:table-cell>
              <table:table-cell office:value-type="float" office:value="7091.29">
                <text:p>7091.29</text:p>
              </table:table-cell>
              <table:table-cell office:value-type="float" office:value="7726.9">
                <text:p>7726.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8009.38">
                <text:p>8009.38</text:p>
              </table:table-cell>
              <table:table-cell office:value-type="float" office:value="7292.76">
                <text:p>7292.76</text:p>
              </table:table-cell>
              <table:table-cell office:value-type="float" office:value="7722.11">
                <text:p>7722.11</text:p>
              </table:table-cell>
              <table:table-cell office:value-type="float" office:value="8522.61">
                <text:p>8522.6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762.49504950495">
                <text:p>8762.49504950495</text:p>
              </table:table-cell>
              <table:table-cell office:value-type="float" office:value="8038.76237623762">
                <text:p>8038.76237623762</text:p>
              </table:table-cell>
              <table:table-cell office:value-type="float" office:value="8442.79207920792">
                <text:p>8442.79207920792</text:p>
              </table:table-cell>
              <table:table-cell office:value-type="float" office:value="9370.58415841584">
                <text:p>9370.5841584158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826.63">
                <text:p>9826.63</text:p>
              </table:table-cell>
              <table:table-cell office:value-type="float" office:value="8715.81">
                <text:p>8715.81</text:p>
              </table:table-cell>
              <table:table-cell office:value-type="float" office:value="9304.55">
                <text:p>9304.55</text:p>
              </table:table-cell>
              <table:table-cell office:value-type="float" office:value="10242.71">
                <text:p>10242.71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634.42">
                <text:p>10634.42</text:p>
              </table:table-cell>
              <table:table-cell office:value-type="float" office:value="9462.38">
                <text:p>9462.38</text:p>
              </table:table-cell>
              <table:table-cell office:value-type="float" office:value="9945.55">
                <text:p>9945.55</text:p>
              </table:table-cell>
              <table:table-cell office:value-type="float" office:value="10924.07">
                <text:p>10924.07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1312.12">
                <text:p>11312.12</text:p>
              </table:table-cell>
              <table:table-cell office:value-type="float" office:value="9945.92">
                <text:p>9945.92</text:p>
              </table:table-cell>
              <table:table-cell office:value-type="float" office:value="10932.94">
                <text:p>10932.94</text:p>
              </table:table-cell>
              <table:table-cell office:value-type="float" office:value="11853.55">
                <text:p>11853.5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2088.31">
                <text:p>12088.31</text:p>
              </table:table-cell>
              <table:table-cell office:value-type="float" office:value="10752.14">
                <text:p>10752.14</text:p>
              </table:table-cell>
              <table:table-cell office:value-type="float" office:value="11311.07">
                <text:p>11311.07</text:p>
              </table:table-cell>
              <table:table-cell office:value-type="float" office:value="12434.69">
                <text:p>12434.6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2920.13">
                <text:p>12920.13</text:p>
              </table:table-cell>
              <table:table-cell office:value-type="float" office:value="11462.99">
                <text:p>11462.99</text:p>
              </table:table-cell>
              <table:table-cell office:value-type="float" office:value="12042.94">
                <text:p>12042.94</text:p>
              </table:table-cell>
              <table:table-cell office:value-type="float" office:value="13279.3">
                <text:p>13279.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3645.63">
                <text:p>13645.63</text:p>
              </table:table-cell>
              <table:table-cell office:value-type="float" office:value="12211.1">
                <text:p>12211.1</text:p>
              </table:table-cell>
              <table:table-cell office:value-type="float" office:value="12731.66">
                <text:p>12731.66</text:p>
              </table:table-cell>
              <table:table-cell office:value-type="float" office:value="14260.05">
                <text:p>14260.0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445.23">
                <text:p>14445.23</text:p>
              </table:table-cell>
              <table:table-cell office:value-type="float" office:value="13143.57">
                <text:p>13143.57</text:p>
              </table:table-cell>
              <table:table-cell office:value-type="float" office:value="13768.78">
                <text:p>13768.78</text:p>
              </table:table-cell>
              <table:table-cell office:value-type="float" office:value="14759.39">
                <text:p>14759.3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234.7">
                <text:p>15234.7</text:p>
              </table:table-cell>
              <table:table-cell office:value-type="float" office:value="13708.43">
                <text:p>13708.43</text:p>
              </table:table-cell>
              <table:table-cell office:value-type="float" office:value="14661.33">
                <text:p>14661.33</text:p>
              </table:table-cell>
              <table:table-cell office:value-type="float" office:value="15850.84">
                <text:p>15850.8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6450.42">
                <text:p>16450.42</text:p>
              </table:table-cell>
              <table:table-cell office:value-type="float" office:value="14218.79">
                <text:p>14218.79</text:p>
              </table:table-cell>
              <table:table-cell office:value-type="float" office:value="15343.29">
                <text:p>15343.29</text:p>
              </table:table-cell>
              <table:table-cell office:value-type="float" office:value="16508.07">
                <text:p>16508.0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6909.4">
                <text:p>16909.4</text:p>
              </table:table-cell>
              <table:table-cell office:value-type="float" office:value="15015">
                <text:p>15015</text:p>
              </table:table-cell>
              <table:table-cell office:value-type="float" office:value="16045.93">
                <text:p>16045.93</text:p>
              </table:table-cell>
              <table:table-cell office:value-type="float" office:value="17434.15">
                <text:p>17434.1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7671.62">
                <text:p>17671.62</text:p>
              </table:table-cell>
              <table:table-cell office:value-type="float" office:value="15772.53">
                <text:p>15772.53</text:p>
              </table:table-cell>
              <table:table-cell office:value-type="float" office:value="16798.72">
                <text:p>16798.72</text:p>
              </table:table-cell>
              <table:table-cell office:value-type="float" office:value="18059.28">
                <text:p>18059.2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8451.99">
                <text:p>18451.99</text:p>
              </table:table-cell>
              <table:table-cell office:value-type="float" office:value="16487.23">
                <text:p>16487.23</text:p>
              </table:table-cell>
              <table:table-cell office:value-type="float" office:value="17462.88">
                <text:p>17462.88</text:p>
              </table:table-cell>
              <table:table-cell office:value-type="float" office:value="18910.08">
                <text:p>18910.0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9445.82">
                <text:p>19445.82</text:p>
              </table:table-cell>
              <table:table-cell office:value-type="float" office:value="17160.21">
                <text:p>17160.21</text:p>
              </table:table-cell>
              <table:table-cell office:value-type="float" office:value="18423.38">
                <text:p>18423.38</text:p>
              </table:table-cell>
              <table:table-cell office:value-type="float" office:value="19916.53">
                <text:p>19916.5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0272.35">
                <text:p>20272.35</text:p>
              </table:table-cell>
              <table:table-cell office:value-type="float" office:value="17986.56">
                <text:p>17986.56</text:p>
              </table:table-cell>
              <table:table-cell office:value-type="float" office:value="18766.22">
                <text:p>18766.22</text:p>
              </table:table-cell>
              <table:table-cell office:value-type="float" office:value="20744.13">
                <text:p>20744.13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0915.21">
                <text:p>20915.21</text:p>
              </table:table-cell>
              <table:table-cell office:value-type="float" office:value="18467.99">
                <text:p>18467.99</text:p>
              </table:table-cell>
              <table:table-cell office:value-type="float" office:value="19656.37">
                <text:p>19656.37</text:p>
              </table:table-cell>
              <table:table-cell office:value-type="float" office:value="21405.65">
                <text:p>21405.6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1459.69">
                <text:p>21459.69</text:p>
              </table:table-cell>
              <table:table-cell office:value-type="float" office:value="19362.47">
                <text:p>19362.47</text:p>
              </table:table-cell>
              <table:table-cell office:value-type="float" office:value="20419.2">
                <text:p>20419.2</text:p>
              </table:table-cell>
              <table:table-cell office:value-type="float" office:value="21852.11">
                <text:p>21852.1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2975.6">
                <text:p>22975.6</text:p>
              </table:table-cell>
              <table:table-cell office:value-type="float" office:value="20125.38">
                <text:p>20125.38</text:p>
              </table:table-cell>
              <table:table-cell office:value-type="float" office:value="21491.79">
                <text:p>21491.79</text:p>
              </table:table-cell>
              <table:table-cell office:value-type="float" office:value="23274.51">
                <text:p>23274.5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839.16">
                <text:p>23839.16</text:p>
              </table:table-cell>
              <table:table-cell office:value-type="float" office:value="20987.86">
                <text:p>20987.86</text:p>
              </table:table-cell>
              <table:table-cell office:value-type="float" office:value="22083.87">
                <text:p>22083.87</text:p>
              </table:table-cell>
              <table:table-cell office:value-type="float" office:value="23833.28">
                <text:p>23833.2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4540.55">
                <text:p>24540.55</text:p>
              </table:table-cell>
              <table:table-cell office:value-type="float" office:value="21428.13">
                <text:p>21428.13</text:p>
              </table:table-cell>
              <table:table-cell office:value-type="float" office:value="22509.67">
                <text:p>22509.67</text:p>
              </table:table-cell>
              <table:table-cell office:value-type="float" office:value="24739.48">
                <text:p>24739.48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5187.25">
                <text:p>25187.25</text:p>
              </table:table-cell>
              <table:table-cell office:value-type="float" office:value="21925.6">
                <text:p>21925.6</text:p>
              </table:table-cell>
              <table:table-cell office:value-type="float" office:value="23501.38">
                <text:p>23501.38</text:p>
              </table:table-cell>
              <table:table-cell office:value-type="float" office:value="25310.52">
                <text:p>25310.5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6133.74">
                <text:p>26133.74</text:p>
              </table:table-cell>
              <table:table-cell office:value-type="float" office:value="23099.81">
                <text:p>23099.81</text:p>
              </table:table-cell>
              <table:table-cell office:value-type="float" office:value="24276.7">
                <text:p>24276.7</text:p>
              </table:table-cell>
              <table:table-cell office:value-type="float" office:value="26437.65">
                <text:p>26437.6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6486.12">
                <text:p>26486.12</text:p>
              </table:table-cell>
              <table:table-cell office:value-type="float" office:value="23405.4">
                <text:p>23405.4</text:p>
              </table:table-cell>
              <table:table-cell office:value-type="float" office:value="25063.61">
                <text:p>25063.61</text:p>
              </table:table-cell>
              <table:table-cell office:value-type="float" office:value="27040.1">
                <text:p>27040.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7381.83">
                <text:p>27381.83</text:p>
              </table:table-cell>
              <table:table-cell office:value-type="float" office:value="23967.34">
                <text:p>23967.34</text:p>
              </table:table-cell>
              <table:table-cell office:value-type="float" office:value="25992.27">
                <text:p>25992.27</text:p>
              </table:table-cell>
              <table:table-cell office:value-type="float" office:value="28359.38">
                <text:p>28359.3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8373.36">
                <text:p>28373.36</text:p>
              </table:table-cell>
              <table:table-cell office:value-type="float" office:value="24892.26">
                <text:p>24892.26</text:p>
              </table:table-cell>
              <table:table-cell office:value-type="float" office:value="26726.89">
                <text:p>26726.89</text:p>
              </table:table-cell>
              <table:table-cell office:value-type="float" office:value="28765.82">
                <text:p>28765.8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8881.24">
                <text:p>28881.24</text:p>
              </table:table-cell>
              <table:table-cell office:value-type="float" office:value="25921.2">
                <text:p>25921.2</text:p>
              </table:table-cell>
              <table:table-cell office:value-type="float" office:value="27159.26">
                <text:p>27159.26</text:p>
              </table:table-cell>
              <table:table-cell office:value-type="float" office:value="29336.55">
                <text:p>29336.5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0360.78">
                <text:p>30360.78</text:p>
              </table:table-cell>
              <table:table-cell office:value-type="float" office:value="26383.14">
                <text:p>26383.14</text:p>
              </table:table-cell>
              <table:table-cell office:value-type="float" office:value="28014.86">
                <text:p>28014.86</text:p>
              </table:table-cell>
              <table:table-cell office:value-type="float" office:value="30626.24">
                <text:p>30626.2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1079.3">
                <text:p>31079.3</text:p>
              </table:table-cell>
              <table:table-cell office:value-type="float" office:value="27318.72">
                <text:p>27318.72</text:p>
              </table:table-cell>
              <table:table-cell office:value-type="float" office:value="28671.19">
                <text:p>28671.19</text:p>
              </table:table-cell>
              <table:table-cell office:value-type="float" office:value="31451.31">
                <text:p>31451.3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1897.98">
                <text:p>31897.98</text:p>
              </table:table-cell>
              <table:table-cell office:value-type="float" office:value="27962.17">
                <text:p>27962.17</text:p>
              </table:table-cell>
              <table:table-cell office:value-type="float" office:value="28918.21">
                <text:p>28918.21</text:p>
              </table:table-cell>
              <table:table-cell office:value-type="float" office:value="31899.4">
                <text:p>31899.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2794">
                <text:p>32794</text:p>
              </table:table-cell>
              <table:table-cell office:value-type="float" office:value="28691.84">
                <text:p>28691.84</text:p>
              </table:table-cell>
              <table:table-cell office:value-type="float" office:value="30046.03">
                <text:p>30046.03</text:p>
              </table:table-cell>
              <table:table-cell office:value-type="float" office:value="32759.57">
                <text:p>32759.57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3630.18">
                <text:p>33630.18</text:p>
              </table:table-cell>
              <table:table-cell office:value-type="float" office:value="29386.84">
                <text:p>29386.84</text:p>
              </table:table-cell>
              <table:table-cell office:value-type="float" office:value="31172.56">
                <text:p>31172.56</text:p>
              </table:table-cell>
              <table:table-cell office:value-type="float" office:value="33576.33">
                <text:p>33576.3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4722.46">
                <text:p>34722.46</text:p>
              </table:table-cell>
              <table:table-cell office:value-type="float" office:value="30073.33">
                <text:p>30073.33</text:p>
              </table:table-cell>
              <table:table-cell office:value-type="float" office:value="31866.97">
                <text:p>31866.97</text:p>
              </table:table-cell>
              <table:table-cell office:value-type="float" office:value="34761.12">
                <text:p>34761.1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5189.92">
                <text:p>35189.92</text:p>
              </table:table-cell>
              <table:table-cell office:value-type="float" office:value="30924.32">
                <text:p>30924.32</text:p>
              </table:table-cell>
              <table:table-cell office:value-type="float" office:value="32512.11">
                <text:p>32512.11</text:p>
              </table:table-cell>
              <table:table-cell office:value-type="float" office:value="35250.78">
                <text:p>35250.7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6468.55">
                <text:p>36468.55</text:p>
              </table:table-cell>
              <table:table-cell office:value-type="float" office:value="31542.62">
                <text:p>31542.62</text:p>
              </table:table-cell>
              <table:table-cell office:value-type="float" office:value="33442.34">
                <text:p>33442.34</text:p>
              </table:table-cell>
              <table:table-cell office:value-type="float" office:value="36479.52">
                <text:p>36479.52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37027.13">
                <text:p>37027.13</text:p>
              </table:table-cell>
              <table:table-cell office:value-type="float" office:value="31990.55">
                <text:p>31990.55</text:p>
              </table:table-cell>
              <table:table-cell office:value-type="float" office:value="33967.28">
                <text:p>33967.28</text:p>
              </table:table-cell>
              <table:table-cell office:value-type="float" office:value="36747.36">
                <text:p>36747.3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38042.57">
                <text:p>38042.57</text:p>
              </table:table-cell>
              <table:table-cell office:value-type="float" office:value="32955.76">
                <text:p>32955.76</text:p>
              </table:table-cell>
              <table:table-cell office:value-type="float" office:value="34787.21">
                <text:p>34787.21</text:p>
              </table:table-cell>
              <table:table-cell office:value-type="float" office:value="37485.42">
                <text:p>37485.4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9082.12">
                <text:p>39082.12</text:p>
              </table:table-cell>
              <table:table-cell office:value-type="float" office:value="33372.86">
                <text:p>33372.86</text:p>
              </table:table-cell>
              <table:table-cell office:value-type="float" office:value="35143.26">
                <text:p>35143.26</text:p>
              </table:table-cell>
              <table:table-cell office:value-type="float" office:value="38847.29">
                <text:p>38847.2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9576.96">
                <text:p>39576.96</text:p>
              </table:table-cell>
              <table:table-cell office:value-type="float" office:value="34229.37">
                <text:p>34229.37</text:p>
              </table:table-cell>
              <table:table-cell office:value-type="float" office:value="35949.68">
                <text:p>35949.68</text:p>
              </table:table-cell>
              <table:table-cell office:value-type="float" office:value="39317.56">
                <text:p>39317.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9844.72">
                <text:p>39844.72</text:p>
              </table:table-cell>
              <table:table-cell office:value-type="float" office:value="34970.91">
                <text:p>34970.91</text:p>
              </table:table-cell>
              <table:table-cell office:value-type="float" office:value="37262.51">
                <text:p>37262.51</text:p>
              </table:table-cell>
              <table:table-cell office:value-type="float" office:value="40273.22">
                <text:p>40273.22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1592.99">
                <text:p>41592.99</text:p>
              </table:table-cell>
              <table:table-cell office:value-type="float" office:value="35947.34">
                <text:p>35947.34</text:p>
              </table:table-cell>
              <table:table-cell office:value-type="float" office:value="37879.71">
                <text:p>37879.71</text:p>
              </table:table-cell>
              <table:table-cell office:value-type="float" office:value="41146.14">
                <text:p>41146.1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1668.73">
                <text:p>41668.73</text:p>
              </table:table-cell>
              <table:table-cell office:value-type="float" office:value="36497.22">
                <text:p>36497.22</text:p>
              </table:table-cell>
              <table:table-cell office:value-type="float" office:value="38092.74">
                <text:p>38092.74</text:p>
              </table:table-cell>
              <table:table-cell office:value-type="float" office:value="42042.8">
                <text:p>42042.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2784.56">
                <text:p>42784.56</text:p>
              </table:table-cell>
              <table:table-cell office:value-type="float" office:value="37372.75">
                <text:p>37372.75</text:p>
              </table:table-cell>
              <table:table-cell office:value-type="float" office:value="39028.26">
                <text:p>39028.26</text:p>
              </table:table-cell>
              <table:table-cell office:value-type="float" office:value="42408.5">
                <text:p>42408.5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43911.31">
                <text:p>43911.31</text:p>
              </table:table-cell>
              <table:table-cell office:value-type="float" office:value="38132.93">
                <text:p>38132.93</text:p>
              </table:table-cell>
              <table:table-cell office:value-type="float" office:value="39876.4">
                <text:p>39876.4</text:p>
              </table:table-cell>
              <table:table-cell office:value-type="float" office:value="43314.31">
                <text:p>43314.3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4478.94">
                <text:p>44478.94</text:p>
              </table:table-cell>
              <table:table-cell office:value-type="float" office:value="38682.46">
                <text:p>38682.46</text:p>
              </table:table-cell>
              <table:table-cell office:value-type="float" office:value="40532.85">
                <text:p>40532.85</text:p>
              </table:table-cell>
              <table:table-cell office:value-type="float" office:value="44377.81">
                <text:p>44377.81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5320.41">
                <text:p>45320.41</text:p>
              </table:table-cell>
              <table:table-cell office:value-type="float" office:value="38996.65">
                <text:p>38996.65</text:p>
              </table:table-cell>
              <table:table-cell office:value-type="float" office:value="41560.08">
                <text:p>41560.08</text:p>
              </table:table-cell>
              <table:table-cell office:value-type="float" office:value="45129.89">
                <text:p>45129.8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6612.11">
                <text:p>46612.11</text:p>
              </table:table-cell>
              <table:table-cell office:value-type="float" office:value="40090.27">
                <text:p>40090.27</text:p>
              </table:table-cell>
              <table:table-cell office:value-type="float" office:value="42484.32">
                <text:p>42484.32</text:p>
              </table:table-cell>
              <table:table-cell office:value-type="float" office:value="45801.3">
                <text:p>45801.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7256.07">
                <text:p>47256.07</text:p>
              </table:table-cell>
              <table:table-cell office:value-type="float" office:value="41244.78">
                <text:p>41244.78</text:p>
              </table:table-cell>
              <table:table-cell office:value-type="float" office:value="43151.32">
                <text:p>43151.32</text:p>
              </table:table-cell>
              <table:table-cell office:value-type="float" office:value="47096.3">
                <text:p>47096.3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47865.94">
                <text:p>47865.94</text:p>
              </table:table-cell>
              <table:table-cell office:value-type="float" office:value="41815.25">
                <text:p>41815.25</text:p>
              </table:table-cell>
              <table:table-cell office:value-type="float" office:value="44064.9">
                <text:p>44064.9</text:p>
              </table:table-cell>
              <table:table-cell office:value-type="float" office:value="47598.05">
                <text:p>47598.0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8394.44">
                <text:p>48394.44</text:p>
              </table:table-cell>
              <table:table-cell office:value-type="float" office:value="42229.22">
                <text:p>42229.22</text:p>
              </table:table-cell>
              <table:table-cell office:value-type="float" office:value="44855.88">
                <text:p>44855.88</text:p>
              </table:table-cell>
              <table:table-cell office:value-type="float" office:value="48762.49">
                <text:p>48762.4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8737.41">
                <text:p>48737.41</text:p>
              </table:table-cell>
              <table:table-cell office:value-type="float" office:value="42335.27">
                <text:p>42335.27</text:p>
              </table:table-cell>
              <table:table-cell office:value-type="float" office:value="44874.07">
                <text:p>44874.07</text:p>
              </table:table-cell>
              <table:table-cell office:value-type="float" office:value="49283.46">
                <text:p>49283.4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0602.58">
                <text:p>50602.58</text:p>
              </table:table-cell>
              <table:table-cell office:value-type="float" office:value="43718.26">
                <text:p>43718.26</text:p>
              </table:table-cell>
              <table:table-cell office:value-type="float" office:value="46372.82">
                <text:p>46372.82</text:p>
              </table:table-cell>
              <table:table-cell office:value-type="float" office:value="49695.47">
                <text:p>49695.47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1013.19">
                <text:p>51013.19</text:p>
              </table:table-cell>
              <table:table-cell office:value-type="float" office:value="43860.26">
                <text:p>43860.26</text:p>
              </table:table-cell>
              <table:table-cell office:value-type="float" office:value="46956.67">
                <text:p>46956.67</text:p>
              </table:table-cell>
              <table:table-cell office:value-type="float" office:value="51015.72">
                <text:p>51015.7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1999.03">
                <text:p>51999.03</text:p>
              </table:table-cell>
              <table:table-cell office:value-type="float" office:value="44946.4">
                <text:p>44946.4</text:p>
              </table:table-cell>
              <table:table-cell office:value-type="float" office:value="47309.5">
                <text:p>47309.5</text:p>
              </table:table-cell>
              <table:table-cell office:value-type="float" office:value="51712.48">
                <text:p>51712.4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52827">
                <text:p>52827</text:p>
              </table:table-cell>
              <table:table-cell office:value-type="float" office:value="45352.34">
                <text:p>45352.34</text:p>
              </table:table-cell>
              <table:table-cell office:value-type="float" office:value="48676.39">
                <text:p>48676.39</text:p>
              </table:table-cell>
              <table:table-cell office:value-type="float" office:value="52491.1">
                <text:p>52491.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4063.34">
                <text:p>54063.34</text:p>
              </table:table-cell>
              <table:table-cell office:value-type="float" office:value="46272.07">
                <text:p>46272.07</text:p>
              </table:table-cell>
              <table:table-cell office:value-type="float" office:value="48710.88">
                <text:p>48710.88</text:p>
              </table:table-cell>
              <table:table-cell office:value-type="float" office:value="53619.34">
                <text:p>53619.3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4630.4">
                <text:p>54630.4</text:p>
              </table:table-cell>
              <table:table-cell office:value-type="float" office:value="47331.78">
                <text:p>47331.78</text:p>
              </table:table-cell>
              <table:table-cell office:value-type="float" office:value="49428.79">
                <text:p>49428.79</text:p>
              </table:table-cell>
              <table:table-cell office:value-type="float" office:value="53839.57">
                <text:p>53839.57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55773.41">
                <text:p>55773.41</text:p>
              </table:table-cell>
              <table:table-cell office:value-type="float" office:value="47428.74">
                <text:p>47428.74</text:p>
              </table:table-cell>
              <table:table-cell office:value-type="float" office:value="50541.29">
                <text:p>50541.29</text:p>
              </table:table-cell>
              <table:table-cell office:value-type="float" office:value="55083.37">
                <text:p>55083.37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6467.13">
                <text:p>56467.13</text:p>
              </table:table-cell>
              <table:table-cell office:value-type="float" office:value="48238.27">
                <text:p>48238.27</text:p>
              </table:table-cell>
              <table:table-cell office:value-type="float" office:value="51341.34">
                <text:p>51341.34</text:p>
              </table:table-cell>
              <table:table-cell office:value-type="float" office:value="56096.22">
                <text:p>56096.2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6230.21">
                <text:p>56230.21</text:p>
              </table:table-cell>
              <table:table-cell office:value-type="float" office:value="49395.35">
                <text:p>49395.35</text:p>
              </table:table-cell>
              <table:table-cell office:value-type="float" office:value="52182.36">
                <text:p>52182.36</text:p>
              </table:table-cell>
              <table:table-cell office:value-type="float" office:value="56328.68">
                <text:p>56328.6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58435.15">
                <text:p>58435.15</text:p>
              </table:table-cell>
              <table:table-cell office:value-type="float" office:value="50053.48">
                <text:p>50053.48</text:p>
              </table:table-cell>
              <table:table-cell office:value-type="float" office:value="53149.44">
                <text:p>53149.44</text:p>
              </table:table-cell>
              <table:table-cell office:value-type="float" office:value="57844.89">
                <text:p>57844.8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59394.03">
                <text:p>59394.03</text:p>
              </table:table-cell>
              <table:table-cell office:value-type="float" office:value="50828.18">
                <text:p>50828.18</text:p>
              </table:table-cell>
              <table:table-cell office:value-type="float" office:value="53329.18">
                <text:p>53329.18</text:p>
              </table:table-cell>
              <table:table-cell office:value-type="float" office:value="58336.02">
                <text:p>58336.02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0129.35">
                <text:p>60129.35</text:p>
              </table:table-cell>
              <table:table-cell office:value-type="float" office:value="51624.99">
                <text:p>51624.99</text:p>
              </table:table-cell>
              <table:table-cell office:value-type="float" office:value="54086.52">
                <text:p>54086.52</text:p>
              </table:table-cell>
              <table:table-cell office:value-type="float" office:value="58597.18">
                <text:p>58597.1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60782.68">
                <text:p>60782.68</text:p>
              </table:table-cell>
              <table:table-cell office:value-type="float" office:value="52212.36">
                <text:p>52212.36</text:p>
              </table:table-cell>
              <table:table-cell office:value-type="float" office:value="54457.64">
                <text:p>54457.64</text:p>
              </table:table-cell>
              <table:table-cell office:value-type="float" office:value="60391.12">
                <text:p>60391.1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61441.05">
                <text:p>61441.05</text:p>
              </table:table-cell>
              <table:table-cell office:value-type="float" office:value="52674.11">
                <text:p>52674.11</text:p>
              </table:table-cell>
              <table:table-cell office:value-type="float" office:value="55664.15">
                <text:p>55664.15</text:p>
              </table:table-cell>
              <table:table-cell office:value-type="float" office:value="60838.92">
                <text:p>60838.9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62129.25">
                <text:p>62129.25</text:p>
              </table:table-cell>
              <table:table-cell office:value-type="float" office:value="53787.04">
                <text:p>53787.04</text:p>
              </table:table-cell>
              <table:table-cell office:value-type="float" office:value="56159.53">
                <text:p>56159.53</text:p>
              </table:table-cell>
              <table:table-cell office:value-type="float" office:value="61153.76">
                <text:p>61153.7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63545.81">
                <text:p>63545.81</text:p>
              </table:table-cell>
              <table:table-cell office:value-type="float" office:value="54709.38">
                <text:p>54709.38</text:p>
              </table:table-cell>
              <table:table-cell office:value-type="float" office:value="57525.1">
                <text:p>57525.1</text:p>
              </table:table-cell>
              <table:table-cell office:value-type="float" office:value="61858.54">
                <text:p>61858.54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4395.31">
                <text:p>64395.31</text:p>
              </table:table-cell>
              <table:table-cell office:value-type="float" office:value="54551.47">
                <text:p>54551.47</text:p>
              </table:table-cell>
              <table:table-cell office:value-type="float" office:value="58196.28">
                <text:p>58196.28</text:p>
              </table:table-cell>
              <table:table-cell office:value-type="float" office:value="63264.65">
                <text:p>63264.65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65587.79">
                <text:p>65587.79</text:p>
              </table:table-cell>
              <table:table-cell office:value-type="float" office:value="55892.92">
                <text:p>55892.92</text:p>
              </table:table-cell>
              <table:table-cell office:value-type="float" office:value="59075.19">
                <text:p>59075.19</text:p>
              </table:table-cell>
              <table:table-cell office:value-type="float" office:value="63915.38">
                <text:p>63915.3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65804.68">
                <text:p>65804.68</text:p>
              </table:table-cell>
              <table:table-cell office:value-type="float" office:value="56229.35">
                <text:p>56229.35</text:p>
              </table:table-cell>
              <table:table-cell office:value-type="float" office:value="59452.09">
                <text:p>59452.09</text:p>
              </table:table-cell>
              <table:table-cell office:value-type="float" office:value="64658.25">
                <text:p>64658.25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6044.95">
                <text:p>66044.95</text:p>
              </table:table-cell>
              <table:table-cell office:value-type="float" office:value="56711.94">
                <text:p>56711.94</text:p>
              </table:table-cell>
              <table:table-cell office:value-type="float" office:value="60159.42">
                <text:p>60159.42</text:p>
              </table:table-cell>
              <table:table-cell office:value-type="float" office:value="65836.71">
                <text:p>65836.7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67813.28">
                <text:p>67813.28</text:p>
              </table:table-cell>
              <table:table-cell office:value-type="float" office:value="58013.79">
                <text:p>58013.79</text:p>
              </table:table-cell>
              <table:table-cell office:value-type="float" office:value="61263.99">
                <text:p>61263.99</text:p>
              </table:table-cell>
              <table:table-cell office:value-type="float" office:value="66024.53">
                <text:p>66024.53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69008.55">
                <text:p>69008.55</text:p>
              </table:table-cell>
              <table:table-cell office:value-type="float" office:value="58339.74">
                <text:p>58339.74</text:p>
              </table:table-cell>
              <table:table-cell office:value-type="float" office:value="61638.94">
                <text:p>61638.94</text:p>
              </table:table-cell>
              <table:table-cell office:value-type="float" office:value="67824.47">
                <text:p>67824.47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69042.21">
                <text:p>69042.21</text:p>
              </table:table-cell>
              <table:table-cell office:value-type="float" office:value="59148.2">
                <text:p>59148.2</text:p>
              </table:table-cell>
              <table:table-cell office:value-type="float" office:value="62255.32">
                <text:p>62255.32</text:p>
              </table:table-cell>
              <table:table-cell office:value-type="float" office:value="67940.8">
                <text:p>67940.8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70091.19">
                <text:p>70091.19</text:p>
              </table:table-cell>
              <table:table-cell office:value-type="float" office:value="59914.53">
                <text:p>59914.53</text:p>
              </table:table-cell>
              <table:table-cell office:value-type="float" office:value="63326.45">
                <text:p>63326.45</text:p>
              </table:table-cell>
              <table:table-cell office:value-type="float" office:value="69140.98">
                <text:p>69140.9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70576.38">
                <text:p>70576.38</text:p>
              </table:table-cell>
              <table:table-cell office:value-type="float" office:value="61056.81">
                <text:p>61056.81</text:p>
              </table:table-cell>
              <table:table-cell office:value-type="float" office:value="63907.9">
                <text:p>63907.9</text:p>
              </table:table-cell>
              <table:table-cell office:value-type="float" office:value="69892.4">
                <text:p>69892.4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71535.34">
                <text:p>71535.34</text:p>
              </table:table-cell>
              <table:table-cell office:value-type="float" office:value="61599.71">
                <text:p>61599.71</text:p>
              </table:table-cell>
              <table:table-cell office:value-type="float" office:value="65021.31">
                <text:p>65021.31</text:p>
              </table:table-cell>
              <table:table-cell office:value-type="float" office:value="70182.09">
                <text:p>70182.09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73130.12">
                <text:p>73130.12</text:p>
              </table:table-cell>
              <table:table-cell office:value-type="float" office:value="62511.98">
                <text:p>62511.98</text:p>
              </table:table-cell>
              <table:table-cell office:value-type="float" office:value="65287.12">
                <text:p>65287.12</text:p>
              </table:table-cell>
              <table:table-cell office:value-type="float" office:value="70445.71">
                <text:p>70445.7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73420.46">
                <text:p>73420.46</text:p>
              </table:table-cell>
              <table:table-cell office:value-type="float" office:value="62676.37">
                <text:p>62676.37</text:p>
              </table:table-cell>
              <table:table-cell office:value-type="float" office:value="66797.36">
                <text:p>66797.36</text:p>
              </table:table-cell>
              <table:table-cell office:value-type="float" office:value="71701.4">
                <text:p>71701.4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4195.15">
                <text:p>74195.15</text:p>
              </table:table-cell>
              <table:table-cell office:value-type="float" office:value="63627.78">
                <text:p>63627.78</text:p>
              </table:table-cell>
              <table:table-cell office:value-type="float" office:value="66435.95">
                <text:p>66435.95</text:p>
              </table:table-cell>
              <table:table-cell office:value-type="float" office:value="72863.48">
                <text:p>72863.48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75891.53">
                <text:p>75891.53</text:p>
              </table:table-cell>
              <table:table-cell office:value-type="float" office:value="64300.84">
                <text:p>64300.84</text:p>
              </table:table-cell>
              <table:table-cell office:value-type="float" office:value="68318.87">
                <text:p>68318.87</text:p>
              </table:table-cell>
              <table:table-cell office:value-type="float" office:value="73326.25">
                <text:p>73326.25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76471.3">
                <text:p>76471.3</text:p>
              </table:table-cell>
              <table:table-cell office:value-type="float" office:value="64623.14">
                <text:p>64623.14</text:p>
              </table:table-cell>
              <table:table-cell office:value-type="float" office:value="68216.09">
                <text:p>68216.09</text:p>
              </table:table-cell>
              <table:table-cell office:value-type="float" office:value="74217.32">
                <text:p>74217.32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77558.91">
                <text:p>77558.91</text:p>
              </table:table-cell>
              <table:table-cell office:value-type="float" office:value="66041.41">
                <text:p>66041.41</text:p>
              </table:table-cell>
              <table:table-cell office:value-type="float" office:value="69677.5">
                <text:p>69677.5</text:p>
              </table:table-cell>
              <table:table-cell office:value-type="float" office:value="74752.78">
                <text:p>74752.78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8393.52">
                <text:p>78393.52</text:p>
              </table:table-cell>
              <table:table-cell office:value-type="float" office:value="66888.72">
                <text:p>66888.72</text:p>
              </table:table-cell>
              <table:table-cell office:value-type="float" office:value="70161.86">
                <text:p>70161.86</text:p>
              </table:table-cell>
              <table:table-cell office:value-type="float" office:value="76478.29">
                <text:p>76478.29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9013.42">
                <text:p>79013.42</text:p>
              </table:table-cell>
              <table:table-cell office:value-type="float" office:value="67285.53">
                <text:p>67285.53</text:p>
              </table:table-cell>
              <table:table-cell office:value-type="float" office:value="71117.46">
                <text:p>71117.46</text:p>
              </table:table-cell>
              <table:table-cell office:value-type="float" office:value="77672.56">
                <text:p>77672.5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8735.81">
                <text:p>78735.81</text:p>
              </table:table-cell>
              <table:table-cell office:value-type="float" office:value="68316.76">
                <text:p>68316.76</text:p>
              </table:table-cell>
              <table:table-cell office:value-type="float" office:value="71957.07">
                <text:p>71957.07</text:p>
              </table:table-cell>
              <table:table-cell office:value-type="float" office:value="77467.89">
                <text:p>77467.89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80104.14">
                <text:p>80104.14</text:p>
              </table:table-cell>
              <table:table-cell office:value-type="float" office:value="68578.16">
                <text:p>68578.16</text:p>
              </table:table-cell>
              <table:table-cell office:value-type="float" office:value="71892.23">
                <text:p>71892.23</text:p>
              </table:table-cell>
              <table:table-cell office:value-type="float" office:value="78965.51">
                <text:p>78965.51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81358.14">
                <text:p>81358.14</text:p>
              </table:table-cell>
              <table:table-cell office:value-type="float" office:value="68891.87">
                <text:p>68891.87</text:p>
              </table:table-cell>
              <table:table-cell office:value-type="float" office:value="73139.65">
                <text:p>73139.65</text:p>
              </table:table-cell>
              <table:table-cell office:value-type="float" office:value="79187.54">
                <text:p>79187.54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81711.28">
                <text:p>81711.28</text:p>
              </table:table-cell>
              <table:table-cell office:value-type="float" office:value="69893.5">
                <text:p>69893.5</text:p>
              </table:table-cell>
              <table:table-cell office:value-type="float" office:value="73980.09">
                <text:p>73980.09</text:p>
              </table:table-cell>
              <table:table-cell office:value-type="float" office:value="80670.77">
                <text:p>80670.7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2748.72">
                <text:p>82748.72</text:p>
              </table:table-cell>
              <table:table-cell office:value-type="float" office:value="71388.85">
                <text:p>71388.85</text:p>
              </table:table-cell>
              <table:table-cell office:value-type="float" office:value="74797.23">
                <text:p>74797.23</text:p>
              </table:table-cell>
              <table:table-cell office:value-type="float" office:value="80878.94">
                <text:p>80878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03cm" svg:height="12.904cm" xlink:href=".." xlink:type="simple" chart:class="chart:line" chart:style-name="ch1">
        <chart:title svg:x="7.556cm" svg:y="0.394cm" chart:style-name="ch2">
          <text:p>Porównania - środkowa wartość</text:p>
        </chart:title>
        <chart:legend chart:legend-position="end" svg:x="15.179cm" svg:y="5.406cm" style:legend-expansion="high" chart:style-name="ch3"/>
        <chart:plot-area chart:style-name="ch4" table:cell-range-address="'Tabela przestawna_select_mid_k3_1'.A3:'Tabela przestawna_select_mid_k3_1'.A102 'Tabela przestawna_select_mid_k3_1'.C2:'Tabela przestawna_select_mid_k3_1'.C102 'Tabela przestawna_select_mid_k3_1'.H2:'Tabela przestawna_select_mid_k3_1'.H102 'Tabela przestawna_select_mid_k3_1'.M2:'Tabela przestawna_select_mid_k3_1'.M102 'Tabela przestawna_select_mid_k3_1'.R2:'Tabela przestawna_select_mid_k3_1'.R102" chart:data-source-has-labels="both" svg:x="0.432cm" svg:y="1.431cm" svg:width="14.315cm" svg:height="11.215cm">
          <chartooo:coordinate-region svg:x="1.794cm" svg:y="1.431cm" svg:width="12.953cm" svg:height="9.962cm"/>
          <chart:axis chart:dimension="x" chart:name="primary-x" chart:style-name="ch5" chartooo:axis-type="auto">
            <chartooo:date-scale/>
            <chart:categories table:cell-range-address="'Tabela przestawna_select_mid_k3_1'.A3:'Tabela przestawna_select_mid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d_k3_1'.C3:'Tabela przestawna_select_mid_k3_1'.C102" chart:label-cell-address="'Tabela przestawna_select_mid_k3_1'.C2:'Tabela przestawna_select_mid_k3_1'.C2" chart:class="chart:line">
            <chart:data-point chart:repeated="100"/>
          </chart:series>
          <chart:series chart:style-name="ch8" chart:values-cell-range-address="'Tabela przestawna_select_mid_k3_1'.H3:'Tabela przestawna_select_mid_k3_1'.H102" chart:label-cell-address="'Tabela przestawna_select_mid_k3_1'.H2:'Tabela przestawna_select_mid_k3_1'.H2" chart:class="chart:line">
            <chart:data-point chart:repeated="100"/>
          </chart:series>
          <chart:series chart:style-name="ch9" chart:values-cell-range-address="'Tabela przestawna_select_mid_k3_1'.M3:'Tabela przestawna_select_mid_k3_1'.M102" chart:label-cell-address="'Tabela przestawna_select_mid_k3_1'.M2:'Tabela przestawna_select_mid_k3_1'.M2" chart:class="chart:line">
            <chart:data-point chart:repeated="100"/>
          </chart:series>
          <chart:series chart:style-name="ch10" chart:values-cell-range-address="'Tabela przestawna_select_mid_k3_1'.R3:'Tabela przestawna_select_mid_k3_1'.R102" chart:label-cell-address="'Tabela przestawna_select_mid_k3_1'.R2:'Tabela przestawna_select_mid_k3_1'.R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porównania-3-elementy</text:p>
                <draw:g>
                  <svg:desc>'Tabela przestawna_select_mid_k3_1'.C2:'Tabela przestawna_select_mid_k3_1'.C2</svg:desc>
                </draw:g>
              </table:table-cell>
              <table:table-cell office:value-type="string">
                <text:p>Średnia – porównania-5-elementy</text:p>
                <draw:g>
                  <svg:desc>'Tabela przestawna_select_mid_k3_1'.H2:'Tabela przestawna_select_mid_k3_1'.H2</svg:desc>
                </draw:g>
              </table:table-cell>
              <table:table-cell office:value-type="string">
                <text:p>Średnia - porównania-7-elementy</text:p>
                <draw:g>
                  <svg:desc>'Tabela przestawna_select_mid_k3_1'.M2:'Tabela przestawna_select_mid_k3_1'.M2</svg:desc>
                </draw:g>
              </table:table-cell>
              <table:table-cell office:value-type="string">
                <text:p>Średnia – porównania-9-elementy</text:p>
                <draw:g>
                  <svg:desc>'Tabela przestawna_select_mid_k3_1'.R2:'Tabela przestawna_select_mid_k3_1'.R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d_k3_1'.A3:'Tabela przestawna_select_mid_k3_1'.A102</svg:desc>
                </draw:g>
              </table:table-cell>
              <table:table-cell office:value-type="float" office:value="701.030303030303">
                <text:p>701.030303030303</text:p>
                <draw:g>
                  <svg:desc>'Tabela przestawna_select_mid_k3_1'.C3:'Tabela przestawna_select_mid_k3_1'.C102</svg:desc>
                </draw:g>
              </table:table-cell>
              <table:table-cell office:value-type="float" office:value="607.939393939394">
                <text:p>607.939393939394</text:p>
                <draw:g>
                  <svg:desc>'Tabela przestawna_select_mid_k3_1'.H3:'Tabela przestawna_select_mid_k3_1'.H102</svg:desc>
                </draw:g>
              </table:table-cell>
              <table:table-cell office:value-type="float" office:value="677.212121212121">
                <text:p>677.212121212121</text:p>
                <draw:g>
                  <svg:desc>'Tabela przestawna_select_mid_k3_1'.M3:'Tabela przestawna_select_mid_k3_1'.M102</svg:desc>
                </draw:g>
              </table:table-cell>
              <table:table-cell office:value-type="float" office:value="690.313131313131">
                <text:p>690.313131313131</text:p>
                <draw:g>
                  <svg:desc>'Tabela przestawna_select_mid_k3_1'.R3:'Tabela przestawna_select_mid_k3_1'.R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90.67">
                <text:p>1490.67</text:p>
              </table:table-cell>
              <table:table-cell office:value-type="float" office:value="1291.63">
                <text:p>1291.63</text:p>
              </table:table-cell>
              <table:table-cell office:value-type="float" office:value="1374.3">
                <text:p>1374.3</text:p>
              </table:table-cell>
              <table:table-cell office:value-type="float" office:value="1432.98">
                <text:p>1432.9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72.74">
                <text:p>2372.74</text:p>
              </table:table-cell>
              <table:table-cell office:value-type="float" office:value="2051.11">
                <text:p>2051.11</text:p>
              </table:table-cell>
              <table:table-cell office:value-type="float" office:value="2094.64">
                <text:p>2094.64</text:p>
              </table:table-cell>
              <table:table-cell office:value-type="float" office:value="2268.85">
                <text:p>2268.8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3267.97">
                <text:p>3267.97</text:p>
              </table:table-cell>
              <table:table-cell office:value-type="float" office:value="2722.92">
                <text:p>2722.92</text:p>
              </table:table-cell>
              <table:table-cell office:value-type="float" office:value="2842.6">
                <text:p>2842.6</text:p>
              </table:table-cell>
              <table:table-cell office:value-type="float" office:value="3017.89">
                <text:p>3017.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157.05">
                <text:p>4157.05</text:p>
              </table:table-cell>
              <table:table-cell office:value-type="float" office:value="3462.78">
                <text:p>3462.78</text:p>
              </table:table-cell>
              <table:table-cell office:value-type="float" office:value="3538.55">
                <text:p>3538.55</text:p>
              </table:table-cell>
              <table:table-cell office:value-type="float" office:value="3889.09">
                <text:p>3889.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110.73">
                <text:p>5110.73</text:p>
              </table:table-cell>
              <table:table-cell office:value-type="float" office:value="4177.03">
                <text:p>4177.03</text:p>
              </table:table-cell>
              <table:table-cell office:value-type="float" office:value="4262.77">
                <text:p>4262.77</text:p>
              </table:table-cell>
              <table:table-cell office:value-type="float" office:value="4608.8">
                <text:p>4608.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5881.22">
                <text:p>5881.22</text:p>
              </table:table-cell>
              <table:table-cell office:value-type="float" office:value="4811.04">
                <text:p>4811.04</text:p>
              </table:table-cell>
              <table:table-cell office:value-type="float" office:value="5105.21">
                <text:p>5105.21</text:p>
              </table:table-cell>
              <table:table-cell office:value-type="float" office:value="5441.62">
                <text:p>5441.6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6899.91">
                <text:p>6899.91</text:p>
              </table:table-cell>
              <table:table-cell office:value-type="float" office:value="5545.44">
                <text:p>5545.44</text:p>
              </table:table-cell>
              <table:table-cell office:value-type="float" office:value="5918.35">
                <text:p>5918.35</text:p>
              </table:table-cell>
              <table:table-cell office:value-type="float" office:value="6278.87">
                <text:p>6278.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656.78">
                <text:p>7656.78</text:p>
              </table:table-cell>
              <table:table-cell office:value-type="float" office:value="6347.66">
                <text:p>6347.66</text:p>
              </table:table-cell>
              <table:table-cell office:value-type="float" office:value="6692.17">
                <text:p>6692.17</text:p>
              </table:table-cell>
              <table:table-cell office:value-type="float" office:value="7140.76">
                <text:p>7140.7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658.6">
                <text:p>8658.6</text:p>
              </table:table-cell>
              <table:table-cell office:value-type="float" office:value="7214.41">
                <text:p>7214.41</text:p>
              </table:table-cell>
              <table:table-cell office:value-type="float" office:value="7400.33">
                <text:p>7400.33</text:p>
              </table:table-cell>
              <table:table-cell office:value-type="float" office:value="7809.94">
                <text:p>7809.9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9350.36">
                <text:p>9350.36</text:p>
              </table:table-cell>
              <table:table-cell office:value-type="float" office:value="7828.31">
                <text:p>7828.31</text:p>
              </table:table-cell>
              <table:table-cell office:value-type="float" office:value="7984.22">
                <text:p>7984.22</text:p>
              </table:table-cell>
              <table:table-cell office:value-type="float" office:value="8680.75">
                <text:p>8680.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258.2079207921">
                <text:p>10258.2079207921</text:p>
              </table:table-cell>
              <table:table-cell office:value-type="float" office:value="8644.29702970297">
                <text:p>8644.29702970297</text:p>
              </table:table-cell>
              <table:table-cell office:value-type="float" office:value="8682.29702970297">
                <text:p>8682.29702970297</text:p>
              </table:table-cell>
              <table:table-cell office:value-type="float" office:value="9506.35643564356">
                <text:p>9506.3564356435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1610.42">
                <text:p>11610.42</text:p>
              </table:table-cell>
              <table:table-cell office:value-type="float" office:value="9290.65">
                <text:p>9290.65</text:p>
              </table:table-cell>
              <table:table-cell office:value-type="float" office:value="9557.16">
                <text:p>9557.16</text:p>
              </table:table-cell>
              <table:table-cell office:value-type="float" office:value="10473.52">
                <text:p>10473.5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2411.15">
                <text:p>12411.15</text:p>
              </table:table-cell>
              <table:table-cell office:value-type="float" office:value="10105.47">
                <text:p>10105.47</text:p>
              </table:table-cell>
              <table:table-cell office:value-type="float" office:value="10191.88">
                <text:p>10191.88</text:p>
              </table:table-cell>
              <table:table-cell office:value-type="float" office:value="11188.15">
                <text:p>11188.1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252.36">
                <text:p>13252.36</text:p>
              </table:table-cell>
              <table:table-cell office:value-type="float" office:value="10688.86">
                <text:p>10688.86</text:p>
              </table:table-cell>
              <table:table-cell office:value-type="float" office:value="11297.7">
                <text:p>11297.7</text:p>
              </table:table-cell>
              <table:table-cell office:value-type="float" office:value="11996.45">
                <text:p>11996.4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094.12">
                <text:p>14094.12</text:p>
              </table:table-cell>
              <table:table-cell office:value-type="float" office:value="11451.21">
                <text:p>11451.21</text:p>
              </table:table-cell>
              <table:table-cell office:value-type="float" office:value="11601.4">
                <text:p>11601.4</text:p>
              </table:table-cell>
              <table:table-cell office:value-type="float" office:value="12749.06">
                <text:p>12749.0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5152.96">
                <text:p>15152.96</text:p>
              </table:table-cell>
              <table:table-cell office:value-type="float" office:value="12169.99">
                <text:p>12169.99</text:p>
              </table:table-cell>
              <table:table-cell office:value-type="float" office:value="12477.02">
                <text:p>12477.02</text:p>
              </table:table-cell>
              <table:table-cell office:value-type="float" office:value="13572.99">
                <text:p>13572.99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5794.91">
                <text:p>15794.91</text:p>
              </table:table-cell>
              <table:table-cell office:value-type="float" office:value="13020.06">
                <text:p>13020.06</text:p>
              </table:table-cell>
              <table:table-cell office:value-type="float" office:value="13227.52">
                <text:p>13227.52</text:p>
              </table:table-cell>
              <table:table-cell office:value-type="float" office:value="14503.67">
                <text:p>14503.6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6897.92">
                <text:p>16897.92</text:p>
              </table:table-cell>
              <table:table-cell office:value-type="float" office:value="14102.22">
                <text:p>14102.22</text:p>
              </table:table-cell>
              <table:table-cell office:value-type="float" office:value="14122.09">
                <text:p>14122.09</text:p>
              </table:table-cell>
              <table:table-cell office:value-type="float" office:value="15033.97">
                <text:p>15033.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7865.37">
                <text:p>17865.37</text:p>
              </table:table-cell>
              <table:table-cell office:value-type="float" office:value="14571.71">
                <text:p>14571.71</text:p>
              </table:table-cell>
              <table:table-cell office:value-type="float" office:value="15184.82">
                <text:p>15184.82</text:p>
              </table:table-cell>
              <table:table-cell office:value-type="float" office:value="15986.28">
                <text:p>15986.2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9315.85">
                <text:p>19315.85</text:p>
              </table:table-cell>
              <table:table-cell office:value-type="float" office:value="15292.75">
                <text:p>15292.75</text:p>
              </table:table-cell>
              <table:table-cell office:value-type="float" office:value="15929.43">
                <text:p>15929.43</text:p>
              </table:table-cell>
              <table:table-cell office:value-type="float" office:value="16837.12">
                <text:p>16837.12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9628.46">
                <text:p>19628.46</text:p>
              </table:table-cell>
              <table:table-cell office:value-type="float" office:value="16014.59">
                <text:p>16014.59</text:p>
              </table:table-cell>
              <table:table-cell office:value-type="float" office:value="16556.55">
                <text:p>16556.55</text:p>
              </table:table-cell>
              <table:table-cell office:value-type="float" office:value="17750.57">
                <text:p>17750.57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0820.23">
                <text:p>20820.23</text:p>
              </table:table-cell>
              <table:table-cell office:value-type="float" office:value="16867.85">
                <text:p>16867.85</text:p>
              </table:table-cell>
              <table:table-cell office:value-type="float" office:value="17275.27">
                <text:p>17275.27</text:p>
              </table:table-cell>
              <table:table-cell office:value-type="float" office:value="18265.63">
                <text:p>18265.6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1711.67">
                <text:p>21711.67</text:p>
              </table:table-cell>
              <table:table-cell office:value-type="float" office:value="17466.72">
                <text:p>17466.72</text:p>
              </table:table-cell>
              <table:table-cell office:value-type="float" office:value="18039.2">
                <text:p>18039.2</text:p>
              </table:table-cell>
              <table:table-cell office:value-type="float" office:value="19109.62">
                <text:p>19109.6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2788.51">
                <text:p>22788.51</text:p>
              </table:table-cell>
              <table:table-cell office:value-type="float" office:value="18159.54">
                <text:p>18159.54</text:p>
              </table:table-cell>
              <table:table-cell office:value-type="float" office:value="19191.18">
                <text:p>19191.18</text:p>
              </table:table-cell>
              <table:table-cell office:value-type="float" office:value="20213.68">
                <text:p>20213.68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3807.7">
                <text:p>23807.7</text:p>
              </table:table-cell>
              <table:table-cell office:value-type="float" office:value="19258.83">
                <text:p>19258.83</text:p>
              </table:table-cell>
              <table:table-cell office:value-type="float" office:value="19461.45">
                <text:p>19461.45</text:p>
              </table:table-cell>
              <table:table-cell office:value-type="float" office:value="21280.66">
                <text:p>21280.6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4433.91">
                <text:p>24433.91</text:p>
              </table:table-cell>
              <table:table-cell office:value-type="float" office:value="19781.37">
                <text:p>19781.37</text:p>
              </table:table-cell>
              <table:table-cell office:value-type="float" office:value="20492.02">
                <text:p>20492.02</text:p>
              </table:table-cell>
              <table:table-cell office:value-type="float" office:value="21717.05">
                <text:p>21717.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5059.29">
                <text:p>25059.29</text:p>
              </table:table-cell>
              <table:table-cell office:value-type="float" office:value="20660.97">
                <text:p>20660.97</text:p>
              </table:table-cell>
              <table:table-cell office:value-type="float" office:value="21106.83">
                <text:p>21106.83</text:p>
              </table:table-cell>
              <table:table-cell office:value-type="float" office:value="22229.48">
                <text:p>22229.4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6852.98">
                <text:p>26852.98</text:p>
              </table:table-cell>
              <table:table-cell office:value-type="float" office:value="21471.13">
                <text:p>21471.13</text:p>
              </table:table-cell>
              <table:table-cell office:value-type="float" office:value="22177.05">
                <text:p>22177.05</text:p>
              </table:table-cell>
              <table:table-cell office:value-type="float" office:value="23628.76">
                <text:p>23628.7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8045.53">
                <text:p>28045.53</text:p>
              </table:table-cell>
              <table:table-cell office:value-type="float" office:value="22370.92">
                <text:p>22370.92</text:p>
              </table:table-cell>
              <table:table-cell office:value-type="float" office:value="22891.66">
                <text:p>22891.66</text:p>
              </table:table-cell>
              <table:table-cell office:value-type="float" office:value="24200.62">
                <text:p>24200.6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28796.81">
                <text:p>28796.81</text:p>
              </table:table-cell>
              <table:table-cell office:value-type="float" office:value="22756.16">
                <text:p>22756.16</text:p>
              </table:table-cell>
              <table:table-cell office:value-type="float" office:value="23235.69">
                <text:p>23235.69</text:p>
              </table:table-cell>
              <table:table-cell office:value-type="float" office:value="25198.73">
                <text:p>25198.7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29447.6">
                <text:p>29447.6</text:p>
              </table:table-cell>
              <table:table-cell office:value-type="float" office:value="23483.18">
                <text:p>23483.18</text:p>
              </table:table-cell>
              <table:table-cell office:value-type="float" office:value="24181.93">
                <text:p>24181.93</text:p>
              </table:table-cell>
              <table:table-cell office:value-type="float" office:value="25702.3">
                <text:p>25702.3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30604.36">
                <text:p>30604.36</text:p>
              </table:table-cell>
              <table:table-cell office:value-type="float" office:value="24738.79">
                <text:p>24738.79</text:p>
              </table:table-cell>
              <table:table-cell office:value-type="float" office:value="25134.33">
                <text:p>25134.33</text:p>
              </table:table-cell>
              <table:table-cell office:value-type="float" office:value="26910.9">
                <text:p>26910.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30861.6">
                <text:p>30861.6</text:p>
              </table:table-cell>
              <table:table-cell office:value-type="float" office:value="25047.62">
                <text:p>25047.62</text:p>
              </table:table-cell>
              <table:table-cell office:value-type="float" office:value="25918.16">
                <text:p>25918.16</text:p>
              </table:table-cell>
              <table:table-cell office:value-type="float" office:value="27451.23">
                <text:p>27451.23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2041.26">
                <text:p>32041.26</text:p>
              </table:table-cell>
              <table:table-cell office:value-type="float" office:value="25564.35">
                <text:p>25564.35</text:p>
              </table:table-cell>
              <table:table-cell office:value-type="float" office:value="26839.25">
                <text:p>26839.25</text:p>
              </table:table-cell>
              <table:table-cell office:value-type="float" office:value="28776.81">
                <text:p>28776.8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3407.94">
                <text:p>33407.94</text:p>
              </table:table-cell>
              <table:table-cell office:value-type="float" office:value="26446.75">
                <text:p>26446.75</text:p>
              </table:table-cell>
              <table:table-cell office:value-type="float" office:value="27688.54">
                <text:p>27688.54</text:p>
              </table:table-cell>
              <table:table-cell office:value-type="float" office:value="29385.03">
                <text:p>29385.03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33636.92">
                <text:p>33636.92</text:p>
              </table:table-cell>
              <table:table-cell office:value-type="float" office:value="27580.16">
                <text:p>27580.16</text:p>
              </table:table-cell>
              <table:table-cell office:value-type="float" office:value="28113.25">
                <text:p>28113.25</text:p>
              </table:table-cell>
              <table:table-cell office:value-type="float" office:value="29811.71">
                <text:p>29811.7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35526.34">
                <text:p>35526.34</text:p>
              </table:table-cell>
              <table:table-cell office:value-type="float" office:value="28112.5">
                <text:p>28112.5</text:p>
              </table:table-cell>
              <table:table-cell office:value-type="float" office:value="28739.8">
                <text:p>28739.8</text:p>
              </table:table-cell>
              <table:table-cell office:value-type="float" office:value="31184.39">
                <text:p>31184.39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36395.08">
                <text:p>36395.08</text:p>
              </table:table-cell>
              <table:table-cell office:value-type="float" office:value="29095.49">
                <text:p>29095.49</text:p>
              </table:table-cell>
              <table:table-cell office:value-type="float" office:value="29345.54">
                <text:p>29345.54</text:p>
              </table:table-cell>
              <table:table-cell office:value-type="float" office:value="32177.05">
                <text:p>32177.0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7583.79">
                <text:p>37583.79</text:p>
              </table:table-cell>
              <table:table-cell office:value-type="float" office:value="29773.31">
                <text:p>29773.31</text:p>
              </table:table-cell>
              <table:table-cell office:value-type="float" office:value="29940.5">
                <text:p>29940.5</text:p>
              </table:table-cell>
              <table:table-cell office:value-type="float" office:value="32445.34">
                <text:p>32445.3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38169.24">
                <text:p>38169.24</text:p>
              </table:table-cell>
              <table:table-cell office:value-type="float" office:value="30387.53">
                <text:p>30387.53</text:p>
              </table:table-cell>
              <table:table-cell office:value-type="float" office:value="30941.48">
                <text:p>30941.48</text:p>
              </table:table-cell>
              <table:table-cell office:value-type="float" office:value="33625.1">
                <text:p>33625.1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39365">
                <text:p>39365</text:p>
              </table:table-cell>
              <table:table-cell office:value-type="float" office:value="31545.92">
                <text:p>31545.92</text:p>
              </table:table-cell>
              <table:table-cell office:value-type="float" office:value="32157.19">
                <text:p>32157.19</text:p>
              </table:table-cell>
              <table:table-cell office:value-type="float" office:value="34285.44">
                <text:p>34285.4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40496.62">
                <text:p>40496.62</text:p>
              </table:table-cell>
              <table:table-cell office:value-type="float" office:value="32120.35">
                <text:p>32120.35</text:p>
              </table:table-cell>
              <table:table-cell office:value-type="float" office:value="33173.86">
                <text:p>33173.86</text:p>
              </table:table-cell>
              <table:table-cell office:value-type="float" office:value="35256.91">
                <text:p>35256.9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41181.97">
                <text:p>41181.97</text:p>
              </table:table-cell>
              <table:table-cell office:value-type="float" office:value="33023.37">
                <text:p>33023.37</text:p>
              </table:table-cell>
              <table:table-cell office:value-type="float" office:value="33531.54">
                <text:p>33531.54</text:p>
              </table:table-cell>
              <table:table-cell office:value-type="float" office:value="35834.35">
                <text:p>35834.3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42586.67">
                <text:p>42586.67</text:p>
              </table:table-cell>
              <table:table-cell office:value-type="float" office:value="33637.04">
                <text:p>33637.04</text:p>
              </table:table-cell>
              <table:table-cell office:value-type="float" office:value="34534.51">
                <text:p>34534.51</text:p>
              </table:table-cell>
              <table:table-cell office:value-type="float" office:value="37380.21">
                <text:p>37380.2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43335.14">
                <text:p>43335.14</text:p>
              </table:table-cell>
              <table:table-cell office:value-type="float" office:value="33951.71">
                <text:p>33951.71</text:p>
              </table:table-cell>
              <table:table-cell office:value-type="float" office:value="35018.38">
                <text:p>35018.38</text:p>
              </table:table-cell>
              <table:table-cell office:value-type="float" office:value="37259.72">
                <text:p>37259.72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44698.81">
                <text:p>44698.81</text:p>
              </table:table-cell>
              <table:table-cell office:value-type="float" office:value="35401.76">
                <text:p>35401.76</text:p>
              </table:table-cell>
              <table:table-cell office:value-type="float" office:value="35957.57">
                <text:p>35957.57</text:p>
              </table:table-cell>
              <table:table-cell office:value-type="float" office:value="38249.11">
                <text:p>38249.1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45571.72">
                <text:p>45571.72</text:p>
              </table:table-cell>
              <table:table-cell office:value-type="float" office:value="35104.59">
                <text:p>35104.59</text:p>
              </table:table-cell>
              <table:table-cell office:value-type="float" office:value="36432.93">
                <text:p>36432.93</text:p>
              </table:table-cell>
              <table:table-cell office:value-type="float" office:value="39369.79">
                <text:p>39369.7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46388.41">
                <text:p>46388.41</text:p>
              </table:table-cell>
              <table:table-cell office:value-type="float" office:value="36626.95">
                <text:p>36626.95</text:p>
              </table:table-cell>
              <table:table-cell office:value-type="float" office:value="37052.67">
                <text:p>37052.67</text:p>
              </table:table-cell>
              <table:table-cell office:value-type="float" office:value="39746.66">
                <text:p>39746.6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46649.05">
                <text:p>46649.05</text:p>
              </table:table-cell>
              <table:table-cell office:value-type="float" office:value="37322.73">
                <text:p>37322.73</text:p>
              </table:table-cell>
              <table:table-cell office:value-type="float" office:value="38302.98">
                <text:p>38302.98</text:p>
              </table:table-cell>
              <table:table-cell office:value-type="float" office:value="40630.03">
                <text:p>40630.0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8993.38">
                <text:p>48993.38</text:p>
              </table:table-cell>
              <table:table-cell office:value-type="float" office:value="38283.81">
                <text:p>38283.81</text:p>
              </table:table-cell>
              <table:table-cell office:value-type="float" office:value="38633.42">
                <text:p>38633.42</text:p>
              </table:table-cell>
              <table:table-cell office:value-type="float" office:value="41963.25">
                <text:p>41963.2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48870.4">
                <text:p>48870.4</text:p>
              </table:table-cell>
              <table:table-cell office:value-type="float" office:value="38898.46">
                <text:p>38898.46</text:p>
              </table:table-cell>
              <table:table-cell office:value-type="float" office:value="39288.61">
                <text:p>39288.61</text:p>
              </table:table-cell>
              <table:table-cell office:value-type="float" office:value="42407.58">
                <text:p>42407.58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50055.3">
                <text:p>50055.3</text:p>
              </table:table-cell>
              <table:table-cell office:value-type="float" office:value="39908.77">
                <text:p>39908.77</text:p>
              </table:table-cell>
              <table:table-cell office:value-type="float" office:value="39917.07">
                <text:p>39917.07</text:p>
              </table:table-cell>
              <table:table-cell office:value-type="float" office:value="43111.96">
                <text:p>43111.9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51475.64">
                <text:p>51475.64</text:p>
              </table:table-cell>
              <table:table-cell office:value-type="float" office:value="40833.84">
                <text:p>40833.84</text:p>
              </table:table-cell>
              <table:table-cell office:value-type="float" office:value="41004.34">
                <text:p>41004.34</text:p>
              </table:table-cell>
              <table:table-cell office:value-type="float" office:value="43956.55">
                <text:p>43956.5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1925.2">
                <text:p>51925.2</text:p>
              </table:table-cell>
              <table:table-cell office:value-type="float" office:value="41637.47">
                <text:p>41637.47</text:p>
              </table:table-cell>
              <table:table-cell office:value-type="float" office:value="41858.25">
                <text:p>41858.25</text:p>
              </table:table-cell>
              <table:table-cell office:value-type="float" office:value="45227.27">
                <text:p>45227.2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53226.67">
                <text:p>53226.67</text:p>
              </table:table-cell>
              <table:table-cell office:value-type="float" office:value="41496.48">
                <text:p>41496.48</text:p>
              </table:table-cell>
              <table:table-cell office:value-type="float" office:value="42797.39">
                <text:p>42797.39</text:p>
              </table:table-cell>
              <table:table-cell office:value-type="float" office:value="45855.54">
                <text:p>45855.5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4678.53">
                <text:p>54678.53</text:p>
              </table:table-cell>
              <table:table-cell office:value-type="float" office:value="42725.83">
                <text:p>42725.83</text:p>
              </table:table-cell>
              <table:table-cell office:value-type="float" office:value="44007.24">
                <text:p>44007.24</text:p>
              </table:table-cell>
              <table:table-cell office:value-type="float" office:value="46232.15">
                <text:p>46232.15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55908.62">
                <text:p>55908.62</text:p>
              </table:table-cell>
              <table:table-cell office:value-type="float" office:value="44046.43">
                <text:p>44046.43</text:p>
              </table:table-cell>
              <table:table-cell office:value-type="float" office:value="44277.13">
                <text:p>44277.13</text:p>
              </table:table-cell>
              <table:table-cell office:value-type="float" office:value="47613.76">
                <text:p>47613.7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6525.88">
                <text:p>56525.88</text:p>
              </table:table-cell>
              <table:table-cell office:value-type="float" office:value="44633.49">
                <text:p>44633.49</text:p>
              </table:table-cell>
              <table:table-cell office:value-type="float" office:value="45571.7">
                <text:p>45571.7</text:p>
              </table:table-cell>
              <table:table-cell office:value-type="float" office:value="48630.22">
                <text:p>48630.2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6485.87">
                <text:p>56485.87</text:p>
              </table:table-cell>
              <table:table-cell office:value-type="float" office:value="45002.96">
                <text:p>45002.96</text:p>
              </table:table-cell>
              <table:table-cell office:value-type="float" office:value="46436.08">
                <text:p>46436.08</text:p>
              </table:table-cell>
              <table:table-cell office:value-type="float" office:value="49436.84">
                <text:p>49436.8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6846.6">
                <text:p>56846.6</text:p>
              </table:table-cell>
              <table:table-cell office:value-type="float" office:value="44961.38">
                <text:p>44961.38</text:p>
              </table:table-cell>
              <table:table-cell office:value-type="float" office:value="46103.98">
                <text:p>46103.98</text:p>
              </table:table-cell>
              <table:table-cell office:value-type="float" office:value="50018.96">
                <text:p>50018.9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59430.73">
                <text:p>59430.73</text:p>
              </table:table-cell>
              <table:table-cell office:value-type="float" office:value="46560.26">
                <text:p>46560.26</text:p>
              </table:table-cell>
              <table:table-cell office:value-type="float" office:value="47966.36">
                <text:p>47966.36</text:p>
              </table:table-cell>
              <table:table-cell office:value-type="float" office:value="50349.39">
                <text:p>50349.3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9961.12">
                <text:p>59961.12</text:p>
              </table:table-cell>
              <table:table-cell office:value-type="float" office:value="46456.46">
                <text:p>46456.46</text:p>
              </table:table-cell>
              <table:table-cell office:value-type="float" office:value="48389.95">
                <text:p>48389.95</text:p>
              </table:table-cell>
              <table:table-cell office:value-type="float" office:value="51755.7">
                <text:p>51755.7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60921.51">
                <text:p>60921.51</text:p>
              </table:table-cell>
              <table:table-cell office:value-type="float" office:value="47925.31">
                <text:p>47925.31</text:p>
              </table:table-cell>
              <table:table-cell office:value-type="float" office:value="49001.41">
                <text:p>49001.41</text:p>
              </table:table-cell>
              <table:table-cell office:value-type="float" office:value="52828.8">
                <text:p>52828.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62086.5">
                <text:p>62086.5</text:p>
              </table:table-cell>
              <table:table-cell office:value-type="float" office:value="48166.36">
                <text:p>48166.36</text:p>
              </table:table-cell>
              <table:table-cell office:value-type="float" office:value="49738.75">
                <text:p>49738.75</text:p>
              </table:table-cell>
              <table:table-cell office:value-type="float" office:value="53351.61">
                <text:p>53351.61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63056.65">
                <text:p>63056.65</text:p>
              </table:table-cell>
              <table:table-cell office:value-type="float" office:value="49352">
                <text:p>49352</text:p>
              </table:table-cell>
              <table:table-cell office:value-type="float" office:value="50229.97">
                <text:p>50229.97</text:p>
              </table:table-cell>
              <table:table-cell office:value-type="float" office:value="54227.14">
                <text:p>54227.1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3894.97">
                <text:p>63894.97</text:p>
              </table:table-cell>
              <table:table-cell office:value-type="float" office:value="50563.87">
                <text:p>50563.87</text:p>
              </table:table-cell>
              <table:table-cell office:value-type="float" office:value="51115.37">
                <text:p>51115.37</text:p>
              </table:table-cell>
              <table:table-cell office:value-type="float" office:value="54845.87">
                <text:p>54845.87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65409.78">
                <text:p>65409.78</text:p>
              </table:table-cell>
              <table:table-cell office:value-type="float" office:value="50362.04">
                <text:p>50362.04</text:p>
              </table:table-cell>
              <table:table-cell office:value-type="float" office:value="51898.26">
                <text:p>51898.26</text:p>
              </table:table-cell>
              <table:table-cell office:value-type="float" office:value="56261.16">
                <text:p>56261.1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66163.59">
                <text:p>66163.59</text:p>
              </table:table-cell>
              <table:table-cell office:value-type="float" office:value="51535.64">
                <text:p>51535.64</text:p>
              </table:table-cell>
              <table:table-cell office:value-type="float" office:value="53350.07">
                <text:p>53350.07</text:p>
              </table:table-cell>
              <table:table-cell office:value-type="float" office:value="56989.28">
                <text:p>56989.2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5579.81">
                <text:p>65579.81</text:p>
              </table:table-cell>
              <table:table-cell office:value-type="float" office:value="52984.96">
                <text:p>52984.96</text:p>
              </table:table-cell>
              <table:table-cell office:value-type="float" office:value="54156.81">
                <text:p>54156.81</text:p>
              </table:table-cell>
              <table:table-cell office:value-type="float" office:value="57215.3">
                <text:p>57215.3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68567.53">
                <text:p>68567.53</text:p>
              </table:table-cell>
              <table:table-cell office:value-type="float" office:value="53720.47">
                <text:p>53720.47</text:p>
              </table:table-cell>
              <table:table-cell office:value-type="float" office:value="55031.88">
                <text:p>55031.88</text:p>
              </table:table-cell>
              <table:table-cell office:value-type="float" office:value="58758.52">
                <text:p>58758.52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9606.6">
                <text:p>69606.6</text:p>
              </table:table-cell>
              <table:table-cell office:value-type="float" office:value="53999.32">
                <text:p>53999.32</text:p>
              </table:table-cell>
              <table:table-cell office:value-type="float" office:value="54905.66">
                <text:p>54905.66</text:p>
              </table:table-cell>
              <table:table-cell office:value-type="float" office:value="59513.56">
                <text:p>59513.5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70777.01">
                <text:p>70777.01</text:p>
              </table:table-cell>
              <table:table-cell office:value-type="float" office:value="54799.18">
                <text:p>54799.18</text:p>
              </table:table-cell>
              <table:table-cell office:value-type="float" office:value="55796.99">
                <text:p>55796.99</text:p>
              </table:table-cell>
              <table:table-cell office:value-type="float" office:value="59863.44">
                <text:p>59863.4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1341.98">
                <text:p>71341.98</text:p>
              </table:table-cell>
              <table:table-cell office:value-type="float" office:value="55267.25">
                <text:p>55267.25</text:p>
              </table:table-cell>
              <table:table-cell office:value-type="float" office:value="56173.11">
                <text:p>56173.11</text:p>
              </table:table-cell>
              <table:table-cell office:value-type="float" office:value="61092.6">
                <text:p>61092.6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72515.47">
                <text:p>72515.47</text:p>
              </table:table-cell>
              <table:table-cell office:value-type="float" office:value="56077.44">
                <text:p>56077.44</text:p>
              </table:table-cell>
              <table:table-cell office:value-type="float" office:value="57331.69">
                <text:p>57331.69</text:p>
              </table:table-cell>
              <table:table-cell office:value-type="float" office:value="62174.09">
                <text:p>62174.0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72713.76">
                <text:p>72713.76</text:p>
              </table:table-cell>
              <table:table-cell office:value-type="float" office:value="57510.61">
                <text:p>57510.61</text:p>
              </table:table-cell>
              <table:table-cell office:value-type="float" office:value="58070.72">
                <text:p>58070.72</text:p>
              </table:table-cell>
              <table:table-cell office:value-type="float" office:value="61883.4">
                <text:p>61883.4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74855.47">
                <text:p>74855.47</text:p>
              </table:table-cell>
              <table:table-cell office:value-type="float" office:value="58327.67">
                <text:p>58327.67</text:p>
              </table:table-cell>
              <table:table-cell office:value-type="float" office:value="59248.22">
                <text:p>59248.22</text:p>
              </table:table-cell>
              <table:table-cell office:value-type="float" office:value="63006.25">
                <text:p>63006.25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75807.2">
                <text:p>75807.2</text:p>
              </table:table-cell>
              <table:table-cell office:value-type="float" office:value="57961.13">
                <text:p>57961.13</text:p>
              </table:table-cell>
              <table:table-cell office:value-type="float" office:value="60111.1">
                <text:p>60111.1</text:p>
              </table:table-cell>
              <table:table-cell office:value-type="float" office:value="64506.19">
                <text:p>64506.1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76603.35">
                <text:p>76603.35</text:p>
              </table:table-cell>
              <table:table-cell office:value-type="float" office:value="59600.32">
                <text:p>59600.32</text:p>
              </table:table-cell>
              <table:table-cell office:value-type="float" office:value="61392.15">
                <text:p>61392.15</text:p>
              </table:table-cell>
              <table:table-cell office:value-type="float" office:value="64726.76">
                <text:p>64726.7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76861.88">
                <text:p>76861.88</text:p>
              </table:table-cell>
              <table:table-cell office:value-type="float" office:value="59592.78">
                <text:p>59592.78</text:p>
              </table:table-cell>
              <table:table-cell office:value-type="float" office:value="61244.15">
                <text:p>61244.15</text:p>
              </table:table-cell>
              <table:table-cell office:value-type="float" office:value="65318.12">
                <text:p>65318.12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76921.73">
                <text:p>76921.73</text:p>
              </table:table-cell>
              <table:table-cell office:value-type="float" office:value="60528.89">
                <text:p>60528.89</text:p>
              </table:table-cell>
              <table:table-cell office:value-type="float" office:value="61897.72">
                <text:p>61897.72</text:p>
              </table:table-cell>
              <table:table-cell office:value-type="float" office:value="67055.25">
                <text:p>67055.25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79838.82">
                <text:p>79838.82</text:p>
              </table:table-cell>
              <table:table-cell office:value-type="float" office:value="61943.16">
                <text:p>61943.16</text:p>
              </table:table-cell>
              <table:table-cell office:value-type="float" office:value="63445.61">
                <text:p>63445.61</text:p>
              </table:table-cell>
              <table:table-cell office:value-type="float" office:value="67191.21">
                <text:p>67191.2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81299.48">
                <text:p>81299.48</text:p>
              </table:table-cell>
              <table:table-cell office:value-type="float" office:value="62175.29">
                <text:p>62175.29</text:p>
              </table:table-cell>
              <table:table-cell office:value-type="float" office:value="64070.02">
                <text:p>64070.02</text:p>
              </table:table-cell>
              <table:table-cell office:value-type="float" office:value="69358.01">
                <text:p>69358.0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1576.04">
                <text:p>81576.04</text:p>
              </table:table-cell>
              <table:table-cell office:value-type="float" office:value="63393.67">
                <text:p>63393.67</text:p>
              </table:table-cell>
              <table:table-cell office:value-type="float" office:value="63886.69">
                <text:p>63886.69</text:p>
              </table:table-cell>
              <table:table-cell office:value-type="float" office:value="69599.09">
                <text:p>69599.0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81966.31">
                <text:p>81966.31</text:p>
              </table:table-cell>
              <table:table-cell office:value-type="float" office:value="64563.57">
                <text:p>64563.57</text:p>
              </table:table-cell>
              <table:table-cell office:value-type="float" office:value="65504.58">
                <text:p>65504.58</text:p>
              </table:table-cell>
              <table:table-cell office:value-type="float" office:value="69904.03">
                <text:p>69904.03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2329.31">
                <text:p>82329.31</text:p>
              </table:table-cell>
              <table:table-cell office:value-type="float" office:value="65200.83">
                <text:p>65200.83</text:p>
              </table:table-cell>
              <table:table-cell office:value-type="float" office:value="65883.15">
                <text:p>65883.15</text:p>
              </table:table-cell>
              <table:table-cell office:value-type="float" office:value="71312.96">
                <text:p>71312.96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4182.87">
                <text:p>84182.87</text:p>
              </table:table-cell>
              <table:table-cell office:value-type="float" office:value="65544.53">
                <text:p>65544.53</text:p>
              </table:table-cell>
              <table:table-cell office:value-type="float" office:value="66917.84">
                <text:p>66917.84</text:p>
              </table:table-cell>
              <table:table-cell office:value-type="float" office:value="71134.46">
                <text:p>71134.4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5830.2">
                <text:p>85830.2</text:p>
              </table:table-cell>
              <table:table-cell office:value-type="float" office:value="66305.15">
                <text:p>66305.15</text:p>
              </table:table-cell>
              <table:table-cell office:value-type="float" office:value="67648.21">
                <text:p>67648.21</text:p>
              </table:table-cell>
              <table:table-cell office:value-type="float" office:value="71288.37">
                <text:p>71288.37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86177.96">
                <text:p>86177.96</text:p>
              </table:table-cell>
              <table:table-cell office:value-type="float" office:value="66643.04">
                <text:p>66643.04</text:p>
              </table:table-cell>
              <table:table-cell office:value-type="float" office:value="69165.24">
                <text:p>69165.24</text:p>
              </table:table-cell>
              <table:table-cell office:value-type="float" office:value="72467.76">
                <text:p>72467.7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87650.69">
                <text:p>87650.69</text:p>
              </table:table-cell>
              <table:table-cell office:value-type="float" office:value="67204.47">
                <text:p>67204.47</text:p>
              </table:table-cell>
              <table:table-cell office:value-type="float" office:value="68398.53">
                <text:p>68398.53</text:p>
              </table:table-cell>
              <table:table-cell office:value-type="float" office:value="74249.66">
                <text:p>74249.6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88888.74">
                <text:p>88888.74</text:p>
              </table:table-cell>
              <table:table-cell office:value-type="float" office:value="68317.89">
                <text:p>68317.89</text:p>
              </table:table-cell>
              <table:table-cell office:value-type="float" office:value="70841.32">
                <text:p>70841.32</text:p>
              </table:table-cell>
              <table:table-cell office:value-type="float" office:value="74643.36">
                <text:p>74643.3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89830.31">
                <text:p>89830.31</text:p>
              </table:table-cell>
              <table:table-cell office:value-type="float" office:value="69254.61">
                <text:p>69254.61</text:p>
              </table:table-cell>
              <table:table-cell office:value-type="float" office:value="70067.04">
                <text:p>70067.04</text:p>
              </table:table-cell>
              <table:table-cell office:value-type="float" office:value="76036.95">
                <text:p>76036.95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0781.8">
                <text:p>90781.8</text:p>
              </table:table-cell>
              <table:table-cell office:value-type="float" office:value="70113.49">
                <text:p>70113.49</text:p>
              </table:table-cell>
              <table:table-cell office:value-type="float" office:value="71388.91">
                <text:p>71388.91</text:p>
              </table:table-cell>
              <table:table-cell office:value-type="float" office:value="76018.83">
                <text:p>76018.83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91873.58">
                <text:p>91873.58</text:p>
              </table:table-cell>
              <table:table-cell office:value-type="float" office:value="71748.34">
                <text:p>71748.34</text:p>
              </table:table-cell>
              <table:table-cell office:value-type="float" office:value="72395.49">
                <text:p>72395.49</text:p>
              </table:table-cell>
              <table:table-cell office:value-type="float" office:value="77567.26">
                <text:p>77567.2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92731.9">
                <text:p>92731.9</text:p>
              </table:table-cell>
              <table:table-cell office:value-type="float" office:value="71154.07">
                <text:p>71154.07</text:p>
              </table:table-cell>
              <table:table-cell office:value-type="float" office:value="73000.82">
                <text:p>73000.82</text:p>
              </table:table-cell>
              <table:table-cell office:value-type="float" office:value="79213.81">
                <text:p>79213.8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92478.68">
                <text:p>92478.68</text:p>
              </table:table-cell>
              <table:table-cell office:value-type="float" office:value="72723.53">
                <text:p>72723.53</text:p>
              </table:table-cell>
              <table:table-cell office:value-type="float" office:value="73948.19">
                <text:p>73948.19</text:p>
              </table:table-cell>
              <table:table-cell office:value-type="float" office:value="78330.43">
                <text:p>78330.43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4003.48">
                <text:p>94003.48</text:p>
              </table:table-cell>
              <table:table-cell office:value-type="float" office:value="72959.35">
                <text:p>72959.35</text:p>
              </table:table-cell>
              <table:table-cell office:value-type="float" office:value="74043.59">
                <text:p>74043.59</text:p>
              </table:table-cell>
              <table:table-cell office:value-type="float" office:value="80056.77">
                <text:p>80056.77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95191.46">
                <text:p>95191.46</text:p>
              </table:table-cell>
              <table:table-cell office:value-type="float" office:value="73402.49">
                <text:p>73402.49</text:p>
              </table:table-cell>
              <table:table-cell office:value-type="float" office:value="75352.95">
                <text:p>75352.95</text:p>
              </table:table-cell>
              <table:table-cell office:value-type="float" office:value="80087.15">
                <text:p>80087.15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95952.83">
                <text:p>95952.83</text:p>
              </table:table-cell>
              <table:table-cell office:value-type="float" office:value="73894.46">
                <text:p>73894.46</text:p>
              </table:table-cell>
              <table:table-cell office:value-type="float" office:value="76403.46">
                <text:p>76403.46</text:p>
              </table:table-cell>
              <table:table-cell office:value-type="float" office:value="81909.53">
                <text:p>81909.5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97303.74">
                <text:p>97303.74</text:p>
              </table:table-cell>
              <table:table-cell office:value-type="float" office:value="76092.8">
                <text:p>76092.8</text:p>
              </table:table-cell>
              <table:table-cell office:value-type="float" office:value="77452.07">
                <text:p>77452.07</text:p>
              </table:table-cell>
              <table:table-cell office:value-type="float" office:value="82255.64">
                <text:p>82255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6cm" svg:height="12.35cm" xlink:href=".." xlink:type="simple" chart:class="chart:line" chart:style-name="ch1">
        <chart:title svg:x="8.368cm" svg:y="0.383cm" chart:style-name="ch2">
          <text:p>Czas - środkowy element</text:p>
        </chart:title>
        <chart:legend chart:legend-position="end" svg:x="16.511cm" svg:y="5.129cm" style:legend-expansion="high" chart:style-name="ch3"/>
        <chart:plot-area chart:style-name="ch4" table:cell-range-address="'Tabela przestawna_select_mid_k3_1'.A3:'Tabela przestawna_select_mid_k3_1'.A102 'Tabela przestawna_select_mid_k3_1'.D2:'Tabela przestawna_select_mid_k3_1'.D102 'Tabela przestawna_select_mid_k3_1'.I2:'Tabela przestawna_select_mid_k3_1'.I102 'Tabela przestawna_select_mid_k3_1'.N2:'Tabela przestawna_select_mid_k3_1'.N102 'Tabela przestawna_select_mid_k3_1'.S2:'Tabela przestawna_select_mid_k3_1'.S102" chart:data-source-has-labels="both" svg:x="0.439cm" svg:y="1.409cm" svg:width="15.633cm" svg:height="10.694cm">
          <chartooo:coordinate-region svg:x="1.166cm" svg:y="1.409cm" svg:width="14.906cm" svg:height="9.441cm"/>
          <chart:axis chart:dimension="x" chart:name="primary-x" chart:style-name="ch5" chartooo:axis-type="auto">
            <chartooo:date-scale/>
            <chart:categories table:cell-range-address="'Tabela przestawna_select_mid_k3_1'.A3:'Tabela przestawna_select_mid_k3_1'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ela przestawna_select_mid_k3_1'.D3:'Tabela przestawna_select_mid_k3_1'.D102" chart:label-cell-address="'Tabela przestawna_select_mid_k3_1'.D2:'Tabela przestawna_select_mid_k3_1'.D2" chart:class="chart:line">
            <chart:data-point chart:repeated="100"/>
          </chart:series>
          <chart:series chart:style-name="ch8" chart:values-cell-range-address="'Tabela przestawna_select_mid_k3_1'.I3:'Tabela przestawna_select_mid_k3_1'.I102" chart:label-cell-address="'Tabela przestawna_select_mid_k3_1'.I2:'Tabela przestawna_select_mid_k3_1'.I2" chart:class="chart:line">
            <chart:data-point chart:repeated="100"/>
          </chart:series>
          <chart:series chart:style-name="ch9" chart:values-cell-range-address="'Tabela przestawna_select_mid_k3_1'.N3:'Tabela przestawna_select_mid_k3_1'.N102" chart:label-cell-address="'Tabela przestawna_select_mid_k3_1'.N2:'Tabela przestawna_select_mid_k3_1'.N2" chart:class="chart:line">
            <chart:data-point chart:repeated="100"/>
          </chart:series>
          <chart:series chart:style-name="ch10" chart:values-cell-range-address="'Tabela przestawna_select_mid_k3_1'.S3:'Tabela przestawna_select_mid_k3_1'.S102" chart:label-cell-address="'Tabela przestawna_select_mid_k3_1'.S2:'Tabela przestawna_select_mid_k3_1'.S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– czas-3-elementy</text:p>
                <draw:g>
                  <svg:desc>'Tabela przestawna_select_mid_k3_1'.D2:'Tabela przestawna_select_mid_k3_1'.D2</svg:desc>
                </draw:g>
              </table:table-cell>
              <table:table-cell office:value-type="string">
                <text:p>Średnia – czas-5-elementy</text:p>
                <draw:g>
                  <svg:desc>'Tabela przestawna_select_mid_k3_1'.I2:'Tabela przestawna_select_mid_k3_1'.I2</svg:desc>
                </draw:g>
              </table:table-cell>
              <table:table-cell office:value-type="string">
                <text:p>Średnia – czas-7-elementy</text:p>
                <draw:g>
                  <svg:desc>'Tabela przestawna_select_mid_k3_1'.N2:'Tabela przestawna_select_mid_k3_1'.N2</svg:desc>
                </draw:g>
              </table:table-cell>
              <table:table-cell office:value-type="string">
                <text:p>Średnia – czas-9-elementy</text:p>
                <draw:g>
                  <svg:desc>'Tabela przestawna_select_mid_k3_1'.S2:'Tabela przestawna_select_mid_k3_1'.S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Tabela przestawna_select_mid_k3_1'.A3:'Tabela przestawna_select_mid_k3_1'.A102</svg:desc>
                </draw:g>
              </table:table-cell>
              <table:table-cell office:value-type="float" office:value="0.0142121212121212">
                <text:p>0.0142121212121212</text:p>
                <draw:g>
                  <svg:desc>'Tabela przestawna_select_mid_k3_1'.D3:'Tabela przestawna_select_mid_k3_1'.D102</svg:desc>
                </draw:g>
              </table:table-cell>
              <table:table-cell office:value-type="float" office:value="0.0110909090909091">
                <text:p>0.0110909090909091</text:p>
                <draw:g>
                  <svg:desc>'Tabela przestawna_select_mid_k3_1'.I3:'Tabela przestawna_select_mid_k3_1'.I102</svg:desc>
                </draw:g>
              </table:table-cell>
              <table:table-cell office:value-type="float" office:value="0.010989898989899">
                <text:p>0.010989898989899</text:p>
                <draw:g>
                  <svg:desc>'Tabela przestawna_select_mid_k3_1'.N3:'Tabela przestawna_select_mid_k3_1'.N102</svg:desc>
                </draw:g>
              </table:table-cell>
              <table:table-cell office:value-type="float" office:value="0.0100606060606061">
                <text:p>0.0100606060606061</text:p>
                <draw:g>
                  <svg:desc>'Tabela przestawna_select_mid_k3_1'.S3:'Tabela przestawna_select_mid_k3_1'.S102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2607">
                <text:p>0.02607</text:p>
              </table:table-cell>
              <table:table-cell office:value-type="float" office:value="0.02021">
                <text:p>0.02021</text:p>
              </table:table-cell>
              <table:table-cell office:value-type="float" office:value="0.01918">
                <text:p>0.01918</text:p>
              </table:table-cell>
              <table:table-cell office:value-type="float" office:value="0.01828">
                <text:p>0.0182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3992">
                <text:p>0.03992</text:p>
              </table:table-cell>
              <table:table-cell office:value-type="float" office:value="0.03088">
                <text:p>0.03088</text:p>
              </table:table-cell>
              <table:table-cell office:value-type="float" office:value="0.02783">
                <text:p>0.02783</text:p>
              </table:table-cell>
              <table:table-cell office:value-type="float" office:value="0.02665">
                <text:p>0.026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5429">
                <text:p>0.05429</text:p>
              </table:table-cell>
              <table:table-cell office:value-type="float" office:value="0.03916">
                <text:p>0.03916</text:p>
              </table:table-cell>
              <table:table-cell office:value-type="float" office:value="0.03694">
                <text:p>0.03694</text:p>
              </table:table-cell>
              <table:table-cell office:value-type="float" office:value="0.03488">
                <text:p>0.034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7975">
                <text:p>0.07975</text:p>
              </table:table-cell>
              <table:table-cell office:value-type="float" office:value="0.05831">
                <text:p>0.05831</text:p>
              </table:table-cell>
              <table:table-cell office:value-type="float" office:value="0.05291">
                <text:p>0.05291</text:p>
              </table:table-cell>
              <table:table-cell office:value-type="float" office:value="0.05039">
                <text:p>0.050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7735">
                <text:p>0.07735</text:p>
              </table:table-cell>
              <table:table-cell office:value-type="float" office:value="0.05513">
                <text:p>0.05513</text:p>
              </table:table-cell>
              <table:table-cell office:value-type="float" office:value="0.05031">
                <text:p>0.05031</text:p>
              </table:table-cell>
              <table:table-cell office:value-type="float" office:value="0.04979">
                <text:p>0.049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8857">
                <text:p>0.08857</text:p>
              </table:table-cell>
              <table:table-cell office:value-type="float" office:value="0.06121">
                <text:p>0.06121</text:p>
              </table:table-cell>
              <table:table-cell office:value-type="float" office:value="0.05852">
                <text:p>0.05852</text:p>
              </table:table-cell>
              <table:table-cell office:value-type="float" office:value="0.05688">
                <text:p>0.0568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10237">
                <text:p>0.10237</text:p>
              </table:table-cell>
              <table:table-cell office:value-type="float" office:value="0.07085">
                <text:p>0.07085</text:p>
              </table:table-cell>
              <table:table-cell office:value-type="float" office:value="0.06725">
                <text:p>0.06725</text:p>
              </table:table-cell>
              <table:table-cell office:value-type="float" office:value="0.0656">
                <text:p>0.065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1595">
                <text:p>0.11595</text:p>
              </table:table-cell>
              <table:table-cell office:value-type="float" office:value="0.08298">
                <text:p>0.08298</text:p>
              </table:table-cell>
              <table:table-cell office:value-type="float" office:value="0.07916">
                <text:p>0.07916</text:p>
              </table:table-cell>
              <table:table-cell office:value-type="float" office:value="0.07605">
                <text:p>0.076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802">
                <text:p>0.12802</text:p>
              </table:table-cell>
              <table:table-cell office:value-type="float" office:value="0.09015">
                <text:p>0.09015</text:p>
              </table:table-cell>
              <table:table-cell office:value-type="float" office:value="0.08295">
                <text:p>0.08295</text:p>
              </table:table-cell>
              <table:table-cell office:value-type="float" office:value="0.0801">
                <text:p>0.0801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3676">
                <text:p>0.13676</text:p>
              </table:table-cell>
              <table:table-cell office:value-type="float" office:value="0.09823">
                <text:p>0.09823</text:p>
              </table:table-cell>
              <table:table-cell office:value-type="float" office:value="0.0906500000000001">
                <text:p>0.0906500000000001</text:p>
              </table:table-cell>
              <table:table-cell office:value-type="float" office:value="0.08827">
                <text:p>0.0882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53128712871287">
                <text:p>0.153128712871287</text:p>
              </table:table-cell>
              <table:table-cell office:value-type="float" office:value="0.108782178217822">
                <text:p>0.108782178217822</text:p>
              </table:table-cell>
              <table:table-cell office:value-type="float" office:value="0.100158415841584">
                <text:p>0.100158415841584</text:p>
              </table:table-cell>
              <table:table-cell office:value-type="float" office:value="0.100247524752475">
                <text:p>0.10024752475247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17001">
                <text:p>0.17001</text:p>
              </table:table-cell>
              <table:table-cell office:value-type="float" office:value="0.11503">
                <text:p>0.11503</text:p>
              </table:table-cell>
              <table:table-cell office:value-type="float" office:value="0.11019">
                <text:p>0.11019</text:p>
              </table:table-cell>
              <table:table-cell office:value-type="float" office:value="0.10407">
                <text:p>0.10407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18111">
                <text:p>0.18111</text:p>
              </table:table-cell>
              <table:table-cell office:value-type="float" office:value="0.12406">
                <text:p>0.12406</text:p>
              </table:table-cell>
              <table:table-cell office:value-type="float" office:value="0.11207">
                <text:p>0.11207</text:p>
              </table:table-cell>
              <table:table-cell office:value-type="float" office:value="0.11321">
                <text:p>0.1132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18717">
                <text:p>0.18717</text:p>
              </table:table-cell>
              <table:table-cell office:value-type="float" office:value="0.12785">
                <text:p>0.12785</text:p>
              </table:table-cell>
              <table:table-cell office:value-type="float" office:value="0.12479">
                <text:p>0.12479</text:p>
              </table:table-cell>
              <table:table-cell office:value-type="float" office:value="0.11814">
                <text:p>0.1181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20339">
                <text:p>0.20339</text:p>
              </table:table-cell>
              <table:table-cell office:value-type="float" office:value="0.13803">
                <text:p>0.13803</text:p>
              </table:table-cell>
              <table:table-cell office:value-type="float" office:value="0.12812">
                <text:p>0.12812</text:p>
              </table:table-cell>
              <table:table-cell office:value-type="float" office:value="0.12641">
                <text:p>0.12641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22991">
                <text:p>0.22991</text:p>
              </table:table-cell>
              <table:table-cell office:value-type="float" office:value="0.15584">
                <text:p>0.15584</text:p>
              </table:table-cell>
              <table:table-cell office:value-type="float" office:value="0.14556">
                <text:p>0.14556</text:p>
              </table:table-cell>
              <table:table-cell office:value-type="float" office:value="0.13995">
                <text:p>0.1399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2171">
                <text:p>0.22171</text:p>
              </table:table-cell>
              <table:table-cell office:value-type="float" office:value="0.15156">
                <text:p>0.15156</text:p>
              </table:table-cell>
              <table:table-cell office:value-type="float" office:value="0.13938">
                <text:p>0.13938</text:p>
              </table:table-cell>
              <table:table-cell office:value-type="float" office:value="0.14057">
                <text:p>0.1405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23421">
                <text:p>0.23421</text:p>
              </table:table-cell>
              <table:table-cell office:value-type="float" office:value="0.16558">
                <text:p>0.16558</text:p>
              </table:table-cell>
              <table:table-cell office:value-type="float" office:value="0.15188">
                <text:p>0.15188</text:p>
              </table:table-cell>
              <table:table-cell office:value-type="float" office:value="0.14331">
                <text:p>0.1433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5009">
                <text:p>0.25009</text:p>
              </table:table-cell>
              <table:table-cell office:value-type="float" office:value="0.17323">
                <text:p>0.17323</text:p>
              </table:table-cell>
              <table:table-cell office:value-type="float" office:value="0.1638">
                <text:p>0.1638</text:p>
              </table:table-cell>
              <table:table-cell office:value-type="float" office:value="0.15513">
                <text:p>0.15513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31048">
                <text:p>0.31048</text:p>
              </table:table-cell>
              <table:table-cell office:value-type="float" office:value="0.20444">
                <text:p>0.20444</text:p>
              </table:table-cell>
              <table:table-cell office:value-type="float" office:value="0.19448">
                <text:p>0.19448</text:p>
              </table:table-cell>
              <table:table-cell office:value-type="float" office:value="0.18544">
                <text:p>0.1854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276">
                <text:p>0.276</text:p>
              </table:table-cell>
              <table:table-cell office:value-type="float" office:value="0.19013">
                <text:p>0.19013</text:p>
              </table:table-cell>
              <table:table-cell office:value-type="float" office:value="0.17484">
                <text:p>0.17484</text:p>
              </table:table-cell>
              <table:table-cell office:value-type="float" office:value="0.16866">
                <text:p>0.1686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28514">
                <text:p>0.28514</text:p>
              </table:table-cell>
              <table:table-cell office:value-type="float" office:value="0.19407">
                <text:p>0.19407</text:p>
              </table:table-cell>
              <table:table-cell office:value-type="float" office:value="0.18305">
                <text:p>0.18305</text:p>
              </table:table-cell>
              <table:table-cell office:value-type="float" office:value="0.17091">
                <text:p>0.1709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30209">
                <text:p>0.30209</text:p>
              </table:table-cell>
              <table:table-cell office:value-type="float" office:value="0.20072">
                <text:p>0.20072</text:p>
              </table:table-cell>
              <table:table-cell office:value-type="float" office:value="0.19186">
                <text:p>0.19186</text:p>
              </table:table-cell>
              <table:table-cell office:value-type="float" office:value="0.17983">
                <text:p>0.1798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31271">
                <text:p>0.31271</text:p>
              </table:table-cell>
              <table:table-cell office:value-type="float" office:value="0.21007">
                <text:p>0.21007</text:p>
              </table:table-cell>
              <table:table-cell office:value-type="float" office:value="0.19949">
                <text:p>0.19949</text:p>
              </table:table-cell>
              <table:table-cell office:value-type="float" office:value="0.18787">
                <text:p>0.1878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32387">
                <text:p>0.32387</text:p>
              </table:table-cell>
              <table:table-cell office:value-type="float" office:value="0.21739">
                <text:p>0.21739</text:p>
              </table:table-cell>
              <table:table-cell office:value-type="float" office:value="0.20375">
                <text:p>0.20375</text:p>
              </table:table-cell>
              <table:table-cell office:value-type="float" office:value="0.19739">
                <text:p>0.19739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3317">
                <text:p>0.3317</text:p>
              </table:table-cell>
              <table:table-cell office:value-type="float" office:value="0.22513">
                <text:p>0.22513</text:p>
              </table:table-cell>
              <table:table-cell office:value-type="float" office:value="0.21489">
                <text:p>0.21489</text:p>
              </table:table-cell>
              <table:table-cell office:value-type="float" office:value="0.20414">
                <text:p>0.20414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34088">
                <text:p>0.34088</text:p>
              </table:table-cell>
              <table:table-cell office:value-type="float" office:value="0.24153">
                <text:p>0.24153</text:p>
              </table:table-cell>
              <table:table-cell office:value-type="float" office:value="0.22279">
                <text:p>0.22279</text:p>
              </table:table-cell>
              <table:table-cell office:value-type="float" office:value="0.20926">
                <text:p>0.2092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36918">
                <text:p>0.36918</text:p>
              </table:table-cell>
              <table:table-cell office:value-type="float" office:value="0.24679">
                <text:p>0.24679</text:p>
              </table:table-cell>
              <table:table-cell office:value-type="float" office:value="0.23148">
                <text:p>0.23148</text:p>
              </table:table-cell>
              <table:table-cell office:value-type="float" office:value="0.22348">
                <text:p>0.2234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37991">
                <text:p>0.37991</text:p>
              </table:table-cell>
              <table:table-cell office:value-type="float" office:value="0.25844">
                <text:p>0.25844</text:p>
              </table:table-cell>
              <table:table-cell office:value-type="float" office:value="0.23443">
                <text:p>0.23443</text:p>
              </table:table-cell>
              <table:table-cell office:value-type="float" office:value="0.22488">
                <text:p>0.2248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39255">
                <text:p>0.39255</text:p>
              </table:table-cell>
              <table:table-cell office:value-type="float" office:value="0.2622">
                <text:p>0.2622</text:p>
              </table:table-cell>
              <table:table-cell office:value-type="float" office:value="0.24887">
                <text:p>0.24887</text:p>
              </table:table-cell>
              <table:table-cell office:value-type="float" office:value="0.23211">
                <text:p>0.23211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40865">
                <text:p>0.40865</text:p>
              </table:table-cell>
              <table:table-cell office:value-type="float" office:value="0.26717">
                <text:p>0.26717</text:p>
              </table:table-cell>
              <table:table-cell office:value-type="float" office:value="0.25022">
                <text:p>0.25022</text:p>
              </table:table-cell>
              <table:table-cell office:value-type="float" office:value="0.24477">
                <text:p>0.24477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41357">
                <text:p>0.41357</text:p>
              </table:table-cell>
              <table:table-cell office:value-type="float" office:value="0.28358">
                <text:p>0.28358</text:p>
              </table:table-cell>
              <table:table-cell office:value-type="float" office:value="0.25401">
                <text:p>0.25401</text:p>
              </table:table-cell>
              <table:table-cell office:value-type="float" office:value="0.2455">
                <text:p>0.245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41858">
                <text:p>0.41858</text:p>
              </table:table-cell>
              <table:table-cell office:value-type="float" office:value="0.28233">
                <text:p>0.28233</text:p>
              </table:table-cell>
              <table:table-cell office:value-type="float" office:value="0.27555">
                <text:p>0.27555</text:p>
              </table:table-cell>
              <table:table-cell office:value-type="float" office:value="0.25492">
                <text:p>0.2549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43628">
                <text:p>0.43628</text:p>
              </table:table-cell>
              <table:table-cell office:value-type="float" office:value="0.28757">
                <text:p>0.28757</text:p>
              </table:table-cell>
              <table:table-cell office:value-type="float" office:value="0.27725">
                <text:p>0.27725</text:p>
              </table:table-cell>
              <table:table-cell office:value-type="float" office:value="0.26629">
                <text:p>0.26629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45881">
                <text:p>0.45881</text:p>
              </table:table-cell>
              <table:table-cell office:value-type="float" office:value="0.29669">
                <text:p>0.29669</text:p>
              </table:table-cell>
              <table:table-cell office:value-type="float" office:value="0.28797">
                <text:p>0.28797</text:p>
              </table:table-cell>
              <table:table-cell office:value-type="float" office:value="0.27038">
                <text:p>0.2703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45798">
                <text:p>0.45798</text:p>
              </table:table-cell>
              <table:table-cell office:value-type="float" office:value="0.31127">
                <text:p>0.31127</text:p>
              </table:table-cell>
              <table:table-cell office:value-type="float" office:value="0.28467">
                <text:p>0.28467</text:p>
              </table:table-cell>
              <table:table-cell office:value-type="float" office:value="0.27363">
                <text:p>0.2736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48127">
                <text:p>0.48127</text:p>
              </table:table-cell>
              <table:table-cell office:value-type="float" office:value="0.31718">
                <text:p>0.31718</text:p>
              </table:table-cell>
              <table:table-cell office:value-type="float" office:value="0.29989">
                <text:p>0.29989</text:p>
              </table:table-cell>
              <table:table-cell office:value-type="float" office:value="0.29063">
                <text:p>0.29063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48979">
                <text:p>0.48979</text:p>
              </table:table-cell>
              <table:table-cell office:value-type="float" office:value="0.33338">
                <text:p>0.33338</text:p>
              </table:table-cell>
              <table:table-cell office:value-type="float" office:value="0.30075">
                <text:p>0.30075</text:p>
              </table:table-cell>
              <table:table-cell office:value-type="float" office:value="0.30036">
                <text:p>0.3003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50837">
                <text:p>0.50837</text:p>
              </table:table-cell>
              <table:table-cell office:value-type="float" office:value="0.33474">
                <text:p>0.33474</text:p>
              </table:table-cell>
              <table:table-cell office:value-type="float" office:value="0.30729">
                <text:p>0.30729</text:p>
              </table:table-cell>
              <table:table-cell office:value-type="float" office:value="0.30093">
                <text:p>0.3009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53038">
                <text:p>0.53038</text:p>
              </table:table-cell>
              <table:table-cell office:value-type="float" office:value="0.35082">
                <text:p>0.35082</text:p>
              </table:table-cell>
              <table:table-cell office:value-type="float" office:value="0.32016">
                <text:p>0.32016</text:p>
              </table:table-cell>
              <table:table-cell office:value-type="float" office:value="0.31243">
                <text:p>0.3124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54322">
                <text:p>0.54322</text:p>
              </table:table-cell>
              <table:table-cell office:value-type="float" office:value="0.36291">
                <text:p>0.36291</text:p>
              </table:table-cell>
              <table:table-cell office:value-type="float" office:value="0.33708">
                <text:p>0.33708</text:p>
              </table:table-cell>
              <table:table-cell office:value-type="float" office:value="0.32485">
                <text:p>0.3248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56454">
                <text:p>0.56454</text:p>
              </table:table-cell>
              <table:table-cell office:value-type="float" office:value="0.36344">
                <text:p>0.36344</text:p>
              </table:table-cell>
              <table:table-cell office:value-type="float" office:value="0.33819">
                <text:p>0.33819</text:p>
              </table:table-cell>
              <table:table-cell office:value-type="float" office:value="0.33065">
                <text:p>0.3306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59256">
                <text:p>0.59256</text:p>
              </table:table-cell>
              <table:table-cell office:value-type="float" office:value="0.37832">
                <text:p>0.37832</text:p>
              </table:table-cell>
              <table:table-cell office:value-type="float" office:value="0.35549">
                <text:p>0.35549</text:p>
              </table:table-cell>
              <table:table-cell office:value-type="float" office:value="0.34278">
                <text:p>0.34278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58581">
                <text:p>0.58581</text:p>
              </table:table-cell>
              <table:table-cell office:value-type="float" office:value="0.38391">
                <text:p>0.38391</text:p>
              </table:table-cell>
              <table:table-cell office:value-type="float" office:value="0.36397">
                <text:p>0.36397</text:p>
              </table:table-cell>
              <table:table-cell office:value-type="float" office:value="0.35034">
                <text:p>0.3503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59041">
                <text:p>0.59041</text:p>
              </table:table-cell>
              <table:table-cell office:value-type="float" office:value="0.3854">
                <text:p>0.3854</text:p>
              </table:table-cell>
              <table:table-cell office:value-type="float" office:value="0.35651">
                <text:p>0.35651</text:p>
              </table:table-cell>
              <table:table-cell office:value-type="float" office:value="0.34049">
                <text:p>0.3404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60425">
                <text:p>0.60425</text:p>
              </table:table-cell>
              <table:table-cell office:value-type="float" office:value="0.39339">
                <text:p>0.39339</text:p>
              </table:table-cell>
              <table:table-cell office:value-type="float" office:value="0.36578">
                <text:p>0.36578</text:p>
              </table:table-cell>
              <table:table-cell office:value-type="float" office:value="0.34459">
                <text:p>0.34459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62772">
                <text:p>0.62772</text:p>
              </table:table-cell>
              <table:table-cell office:value-type="float" office:value="0.40296">
                <text:p>0.40296</text:p>
              </table:table-cell>
              <table:table-cell office:value-type="float" office:value="0.3684">
                <text:p>0.3684</text:p>
              </table:table-cell>
              <table:table-cell office:value-type="float" office:value="0.36379">
                <text:p>0.36379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63543">
                <text:p>0.63543</text:p>
              </table:table-cell>
              <table:table-cell office:value-type="float" office:value="0.42023">
                <text:p>0.42023</text:p>
              </table:table-cell>
              <table:table-cell office:value-type="float" office:value="0.38794">
                <text:p>0.38794</text:p>
              </table:table-cell>
              <table:table-cell office:value-type="float" office:value="0.37299">
                <text:p>0.3729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62463">
                <text:p>0.62463</text:p>
              </table:table-cell>
              <table:table-cell office:value-type="float" office:value="0.41904">
                <text:p>0.41904</text:p>
              </table:table-cell>
              <table:table-cell office:value-type="float" office:value="0.39199">
                <text:p>0.39199</text:p>
              </table:table-cell>
              <table:table-cell office:value-type="float" office:value="0.36815">
                <text:p>0.3681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65736">
                <text:p>0.65736</text:p>
              </table:table-cell>
              <table:table-cell office:value-type="float" office:value="0.42868">
                <text:p>0.42868</text:p>
              </table:table-cell>
              <table:table-cell office:value-type="float" office:value="0.39394">
                <text:p>0.39394</text:p>
              </table:table-cell>
              <table:table-cell office:value-type="float" office:value="0.38908">
                <text:p>0.38908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0.66048">
                <text:p>0.66048</text:p>
              </table:table-cell>
              <table:table-cell office:value-type="float" office:value="0.44118">
                <text:p>0.44118</text:p>
              </table:table-cell>
              <table:table-cell office:value-type="float" office:value="0.39555">
                <text:p>0.39555</text:p>
              </table:table-cell>
              <table:table-cell office:value-type="float" office:value="0.38207">
                <text:p>0.38207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0.67034">
                <text:p>0.67034</text:p>
              </table:table-cell>
              <table:table-cell office:value-type="float" office:value="0.43879">
                <text:p>0.43879</text:p>
              </table:table-cell>
              <table:table-cell office:value-type="float" office:value="0.40841">
                <text:p>0.40841</text:p>
              </table:table-cell>
              <table:table-cell office:value-type="float" office:value="0.39189">
                <text:p>0.3918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0.68776">
                <text:p>0.68776</text:p>
              </table:table-cell>
              <table:table-cell office:value-type="float" office:value="0.45236">
                <text:p>0.45236</text:p>
              </table:table-cell>
              <table:table-cell office:value-type="float" office:value="0.41262">
                <text:p>0.41262</text:p>
              </table:table-cell>
              <table:table-cell office:value-type="float" office:value="0.39761">
                <text:p>0.39761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0.68165">
                <text:p>0.68165</text:p>
              </table:table-cell>
              <table:table-cell office:value-type="float" office:value="0.45925">
                <text:p>0.45925</text:p>
              </table:table-cell>
              <table:table-cell office:value-type="float" office:value="0.41592">
                <text:p>0.41592</text:p>
              </table:table-cell>
              <table:table-cell office:value-type="float" office:value="0.41569">
                <text:p>0.4156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71289">
                <text:p>0.71289</text:p>
              </table:table-cell>
              <table:table-cell office:value-type="float" office:value="0.46152">
                <text:p>0.46152</text:p>
              </table:table-cell>
              <table:table-cell office:value-type="float" office:value="0.44438">
                <text:p>0.44438</text:p>
              </table:table-cell>
              <table:table-cell office:value-type="float" office:value="0.41511">
                <text:p>0.41511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0.72418">
                <text:p>0.72418</text:p>
              </table:table-cell>
              <table:table-cell office:value-type="float" office:value="0.4739">
                <text:p>0.4739</text:p>
              </table:table-cell>
              <table:table-cell office:value-type="float" office:value="0.4389">
                <text:p>0.4389</text:p>
              </table:table-cell>
              <table:table-cell office:value-type="float" office:value="0.42108">
                <text:p>0.4210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0.75166">
                <text:p>0.75166</text:p>
              </table:table-cell>
              <table:table-cell office:value-type="float" office:value="0.48345">
                <text:p>0.48345</text:p>
              </table:table-cell>
              <table:table-cell office:value-type="float" office:value="0.44587">
                <text:p>0.44587</text:p>
              </table:table-cell>
              <table:table-cell office:value-type="float" office:value="0.43134">
                <text:p>0.4313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0.75357">
                <text:p>0.75357</text:p>
              </table:table-cell>
              <table:table-cell office:value-type="float" office:value="0.4936">
                <text:p>0.4936</text:p>
              </table:table-cell>
              <table:table-cell office:value-type="float" office:value="0.46742">
                <text:p>0.46742</text:p>
              </table:table-cell>
              <table:table-cell office:value-type="float" office:value="0.44512">
                <text:p>0.4451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78321">
                <text:p>0.78321</text:p>
              </table:table-cell>
              <table:table-cell office:value-type="float" office:value="0.512">
                <text:p>0.512</text:p>
              </table:table-cell>
              <table:table-cell office:value-type="float" office:value="0.48008">
                <text:p>0.48008</text:p>
              </table:table-cell>
              <table:table-cell office:value-type="float" office:value="0.46407">
                <text:p>0.4640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7565">
                <text:p>0.7565</text:p>
              </table:table-cell>
              <table:table-cell office:value-type="float" office:value="0.4981">
                <text:p>0.4981</text:p>
              </table:table-cell>
              <table:table-cell office:value-type="float" office:value="0.4673">
                <text:p>0.4673</text:p>
              </table:table-cell>
              <table:table-cell office:value-type="float" office:value="0.45726">
                <text:p>0.4572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0.7889">
                <text:p>0.7889</text:p>
              </table:table-cell>
              <table:table-cell office:value-type="float" office:value="0.51128">
                <text:p>0.51128</text:p>
              </table:table-cell>
              <table:table-cell office:value-type="float" office:value="0.48605">
                <text:p>0.48605</text:p>
              </table:table-cell>
              <table:table-cell office:value-type="float" office:value="0.45286">
                <text:p>0.45286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0.78739">
                <text:p>0.78739</text:p>
              </table:table-cell>
              <table:table-cell office:value-type="float" office:value="0.51051">
                <text:p>0.51051</text:p>
              </table:table-cell>
              <table:table-cell office:value-type="float" office:value="0.48117">
                <text:p>0.48117</text:p>
              </table:table-cell>
              <table:table-cell office:value-type="float" office:value="0.46703">
                <text:p>0.46703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81137">
                <text:p>0.81137</text:p>
              </table:table-cell>
              <table:table-cell office:value-type="float" office:value="0.52934">
                <text:p>0.52934</text:p>
              </table:table-cell>
              <table:table-cell office:value-type="float" office:value="0.48375">
                <text:p>0.48375</text:p>
              </table:table-cell>
              <table:table-cell office:value-type="float" office:value="0.48514">
                <text:p>0.4851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0.81986">
                <text:p>0.81986</text:p>
              </table:table-cell>
              <table:table-cell office:value-type="float" office:value="0.52915">
                <text:p>0.52915</text:p>
              </table:table-cell>
              <table:table-cell office:value-type="float" office:value="0.49181">
                <text:p>0.49181</text:p>
              </table:table-cell>
              <table:table-cell office:value-type="float" office:value="0.47392">
                <text:p>0.47392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85687">
                <text:p>0.85687</text:p>
              </table:table-cell>
              <table:table-cell office:value-type="float" office:value="0.54033">
                <text:p>0.54033</text:p>
              </table:table-cell>
              <table:table-cell office:value-type="float" office:value="0.49571">
                <text:p>0.49571</text:p>
              </table:table-cell>
              <table:table-cell office:value-type="float" office:value="0.48694">
                <text:p>0.48694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0.89015">
                <text:p>0.89015</text:p>
              </table:table-cell>
              <table:table-cell office:value-type="float" office:value="0.57692">
                <text:p>0.57692</text:p>
              </table:table-cell>
              <table:table-cell office:value-type="float" office:value="0.53524">
                <text:p>0.53524</text:p>
              </table:table-cell>
              <table:table-cell office:value-type="float" office:value="0.52024">
                <text:p>0.52024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0.9312">
                <text:p>0.9312</text:p>
              </table:table-cell>
              <table:table-cell office:value-type="float" office:value="0.59762">
                <text:p>0.59762</text:p>
              </table:table-cell>
              <table:table-cell office:value-type="float" office:value="0.57245">
                <text:p>0.57245</text:p>
              </table:table-cell>
              <table:table-cell office:value-type="float" office:value="0.54772">
                <text:p>0.54772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0.96736">
                <text:p>0.96736</text:p>
              </table:table-cell>
              <table:table-cell office:value-type="float" office:value="0.63781">
                <text:p>0.63781</text:p>
              </table:table-cell>
              <table:table-cell office:value-type="float" office:value="0.59872">
                <text:p>0.59872</text:p>
              </table:table-cell>
              <table:table-cell office:value-type="float" office:value="0.59012">
                <text:p>0.5901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93098">
                <text:p>0.93098</text:p>
              </table:table-cell>
              <table:table-cell office:value-type="float" office:value="0.62001">
                <text:p>0.62001</text:p>
              </table:table-cell>
              <table:table-cell office:value-type="float" office:value="0.58884">
                <text:p>0.58884</text:p>
              </table:table-cell>
              <table:table-cell office:value-type="float" office:value="0.5637">
                <text:p>0.5637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1.01909">
                <text:p>1.01909</text:p>
              </table:table-cell>
              <table:table-cell office:value-type="float" office:value="0.63964">
                <text:p>0.63964</text:p>
              </table:table-cell>
              <table:table-cell office:value-type="float" office:value="0.60298">
                <text:p>0.60298</text:p>
              </table:table-cell>
              <table:table-cell office:value-type="float" office:value="0.59156">
                <text:p>0.5915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0.92854">
                <text:p>0.92854</text:p>
              </table:table-cell>
              <table:table-cell office:value-type="float" office:value="0.59752">
                <text:p>0.59752</text:p>
              </table:table-cell>
              <table:table-cell office:value-type="float" office:value="0.56086">
                <text:p>0.56086</text:p>
              </table:table-cell>
              <table:table-cell office:value-type="float" office:value="0.54817">
                <text:p>0.54817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0.990300000000001">
                <text:p>0.990300000000001</text:p>
              </table:table-cell>
              <table:table-cell office:value-type="float" office:value="0.64677">
                <text:p>0.64677</text:p>
              </table:table-cell>
              <table:table-cell office:value-type="float" office:value="0.60075">
                <text:p>0.60075</text:p>
              </table:table-cell>
              <table:table-cell office:value-type="float" office:value="0.57634">
                <text:p>0.57634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0.9645">
                <text:p>0.9645</text:p>
              </table:table-cell>
              <table:table-cell office:value-type="float" office:value="0.62858">
                <text:p>0.62858</text:p>
              </table:table-cell>
              <table:table-cell office:value-type="float" office:value="0.58109">
                <text:p>0.58109</text:p>
              </table:table-cell>
              <table:table-cell office:value-type="float" office:value="0.57245">
                <text:p>0.57245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1.00723">
                <text:p>1.00723</text:p>
              </table:table-cell>
              <table:table-cell office:value-type="float" office:value="0.65702">
                <text:p>0.65702</text:p>
              </table:table-cell>
              <table:table-cell office:value-type="float" office:value="0.63054">
                <text:p>0.63054</text:p>
              </table:table-cell>
              <table:table-cell office:value-type="float" office:value="0.59568">
                <text:p>0.5956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9615">
                <text:p>0.9615</text:p>
              </table:table-cell>
              <table:table-cell office:value-type="float" office:value="0.63568">
                <text:p>0.63568</text:p>
              </table:table-cell>
              <table:table-cell office:value-type="float" office:value="0.58488">
                <text:p>0.58488</text:p>
              </table:table-cell>
              <table:table-cell office:value-type="float" office:value="0.56265">
                <text:p>0.5626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1.0012">
                <text:p>1.0012</text:p>
              </table:table-cell>
              <table:table-cell office:value-type="float" office:value="0.63399">
                <text:p>0.63399</text:p>
              </table:table-cell>
              <table:table-cell office:value-type="float" office:value="0.59402">
                <text:p>0.59402</text:p>
              </table:table-cell>
              <table:table-cell office:value-type="float" office:value="0.57677">
                <text:p>0.5767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1.00225">
                <text:p>1.00225</text:p>
              </table:table-cell>
              <table:table-cell office:value-type="float" office:value="0.63746">
                <text:p>0.63746</text:p>
              </table:table-cell>
              <table:table-cell office:value-type="float" office:value="0.60699">
                <text:p>0.60699</text:p>
              </table:table-cell>
              <table:table-cell office:value-type="float" office:value="0.58437">
                <text:p>0.5843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.01811">
                <text:p>1.01811</text:p>
              </table:table-cell>
              <table:table-cell office:value-type="float" office:value="0.65015">
                <text:p>0.65015</text:p>
              </table:table-cell>
              <table:table-cell office:value-type="float" office:value="0.6158">
                <text:p>0.6158</text:p>
              </table:table-cell>
              <table:table-cell office:value-type="float" office:value="0.58261">
                <text:p>0.58261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.03305">
                <text:p>1.03305</text:p>
              </table:table-cell>
              <table:table-cell office:value-type="float" office:value="0.66837">
                <text:p>0.66837</text:p>
              </table:table-cell>
              <table:table-cell office:value-type="float" office:value="0.62109">
                <text:p>0.62109</text:p>
              </table:table-cell>
              <table:table-cell office:value-type="float" office:value="0.60914">
                <text:p>0.6091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1.04076">
                <text:p>1.04076</text:p>
              </table:table-cell>
              <table:table-cell office:value-type="float" office:value="0.64995">
                <text:p>0.64995</text:p>
              </table:table-cell>
              <table:table-cell office:value-type="float" office:value="0.6168">
                <text:p>0.6168</text:p>
              </table:table-cell>
              <table:table-cell office:value-type="float" office:value="0.61071">
                <text:p>0.61071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1.04851">
                <text:p>1.04851</text:p>
              </table:table-cell>
              <table:table-cell office:value-type="float" office:value="0.66206">
                <text:p>0.66206</text:p>
              </table:table-cell>
              <table:table-cell office:value-type="float" office:value="0.63772">
                <text:p>0.63772</text:p>
              </table:table-cell>
              <table:table-cell office:value-type="float" office:value="0.60875">
                <text:p>0.60875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1.11692">
                <text:p>1.11692</text:p>
              </table:table-cell>
              <table:table-cell office:value-type="float" office:value="0.69722">
                <text:p>0.69722</text:p>
              </table:table-cell>
              <table:table-cell office:value-type="float" office:value="0.65584">
                <text:p>0.65584</text:p>
              </table:table-cell>
              <table:table-cell office:value-type="float" office:value="0.64793">
                <text:p>0.64793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1.16043">
                <text:p>1.16043</text:p>
              </table:table-cell>
              <table:table-cell office:value-type="float" office:value="0.7546">
                <text:p>0.7546</text:p>
              </table:table-cell>
              <table:table-cell office:value-type="float" office:value="0.70801">
                <text:p>0.70801</text:p>
              </table:table-cell>
              <table:table-cell office:value-type="float" office:value="0.69439">
                <text:p>0.69439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1.10243">
                <text:p>1.10243</text:p>
              </table:table-cell>
              <table:table-cell office:value-type="float" office:value="0.70627">
                <text:p>0.70627</text:p>
              </table:table-cell>
              <table:table-cell office:value-type="float" office:value="0.6588">
                <text:p>0.6588</text:p>
              </table:table-cell>
              <table:table-cell office:value-type="float" office:value="0.64031">
                <text:p>0.64031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1.16558">
                <text:p>1.16558</text:p>
              </table:table-cell>
              <table:table-cell office:value-type="float" office:value="0.77039">
                <text:p>0.77039</text:p>
              </table:table-cell>
              <table:table-cell office:value-type="float" office:value="0.71106">
                <text:p>0.71106</text:p>
              </table:table-cell>
              <table:table-cell office:value-type="float" office:value="0.69373">
                <text:p>0.69373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1.11218">
                <text:p>1.11218</text:p>
              </table:table-cell>
              <table:table-cell office:value-type="float" office:value="0.72386">
                <text:p>0.72386</text:p>
              </table:table-cell>
              <table:table-cell office:value-type="float" office:value="0.68063">
                <text:p>0.68063</text:p>
              </table:table-cell>
              <table:table-cell office:value-type="float" office:value="0.65687">
                <text:p>0.65687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1.12589">
                <text:p>1.12589</text:p>
              </table:table-cell>
              <table:table-cell office:value-type="float" office:value="0.72909">
                <text:p>0.72909</text:p>
              </table:table-cell>
              <table:table-cell office:value-type="float" office:value="0.68188">
                <text:p>0.68188</text:p>
              </table:table-cell>
              <table:table-cell office:value-type="float" office:value="0.64312">
                <text:p>0.64312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1.1503">
                <text:p>1.1503</text:p>
              </table:table-cell>
              <table:table-cell office:value-type="float" office:value="0.75292">
                <text:p>0.75292</text:p>
              </table:table-cell>
              <table:table-cell office:value-type="float" office:value="0.70452">
                <text:p>0.70452</text:p>
              </table:table-cell>
              <table:table-cell office:value-type="float" office:value="0.67695">
                <text:p>0.6769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23376">
                <text:p>1.23376</text:p>
              </table:table-cell>
              <table:table-cell office:value-type="float" office:value="0.77946">
                <text:p>0.77946</text:p>
              </table:table-cell>
              <table:table-cell office:value-type="float" office:value="0.71985">
                <text:p>0.71985</text:p>
              </table:table-cell>
              <table:table-cell office:value-type="float" office:value="0.71666">
                <text:p>0.7166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1.14329">
                <text:p>1.14329</text:p>
              </table:table-cell>
              <table:table-cell office:value-type="float" office:value="0.7303">
                <text:p>0.7303</text:p>
              </table:table-cell>
              <table:table-cell office:value-type="float" office:value="0.70057">
                <text:p>0.70057</text:p>
              </table:table-cell>
              <table:table-cell office:value-type="float" office:value="0.65429">
                <text:p>0.65429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1.13136">
                <text:p>1.13136</text:p>
              </table:table-cell>
              <table:table-cell office:value-type="float" office:value="0.74369">
                <text:p>0.74369</text:p>
              </table:table-cell>
              <table:table-cell office:value-type="float" office:value="0.68466">
                <text:p>0.68466</text:p>
              </table:table-cell>
              <table:table-cell office:value-type="float" office:value="0.67085">
                <text:p>0.67085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1.25766">
                <text:p>1.25766</text:p>
              </table:table-cell>
              <table:table-cell office:value-type="float" office:value="0.83016">
                <text:p>0.83016</text:p>
              </table:table-cell>
              <table:table-cell office:value-type="float" office:value="0.75772">
                <text:p>0.75772</text:p>
              </table:table-cell>
              <table:table-cell office:value-type="float" office:value="0.71621">
                <text:p>0.71621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1.22175">
                <text:p>1.22175</text:p>
              </table:table-cell>
              <table:table-cell office:value-type="float" office:value="0.79454">
                <text:p>0.79454</text:p>
              </table:table-cell>
              <table:table-cell office:value-type="float" office:value="0.72911">
                <text:p>0.72911</text:p>
              </table:table-cell>
              <table:table-cell office:value-type="float" office:value="0.7027">
                <text:p>0.7027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1.19757">
                <text:p>1.19757</text:p>
              </table:table-cell>
              <table:table-cell office:value-type="float" office:value="0.77783">
                <text:p>0.77783</text:p>
              </table:table-cell>
              <table:table-cell office:value-type="float" office:value="0.72292">
                <text:p>0.72292</text:p>
              </table:table-cell>
              <table:table-cell office:value-type="float" office:value="0.72458">
                <text:p>0.72458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.17655">
                <text:p>1.17655</text:p>
              </table:table-cell>
              <table:table-cell office:value-type="float" office:value="0.78771">
                <text:p>0.78771</text:p>
              </table:table-cell>
              <table:table-cell office:value-type="float" office:value="0.73153">
                <text:p>0.73153</text:p>
              </table:table-cell>
              <table:table-cell office:value-type="float" office:value="0.69851">
                <text:p>0.69851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1.21808">
                <text:p>1.21808</text:p>
              </table:table-cell>
              <table:table-cell office:value-type="float" office:value="0.79292">
                <text:p>0.79292</text:p>
              </table:table-cell>
              <table:table-cell office:value-type="float" office:value="0.73235">
                <text:p>0.73235</text:p>
              </table:table-cell>
              <table:table-cell office:value-type="float" office:value="0.71768">
                <text:p>0.71768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1.28309">
                <text:p>1.28309</text:p>
              </table:table-cell>
              <table:table-cell office:value-type="float" office:value="0.8098">
                <text:p>0.8098</text:p>
              </table:table-cell>
              <table:table-cell office:value-type="float" office:value="0.77758">
                <text:p>0.77758</text:p>
              </table:table-cell>
              <table:table-cell office:value-type="float" office:value="0.74729">
                <text:p>0.74729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1.22951">
                <text:p>1.22951</text:p>
              </table:table-cell>
              <table:table-cell office:value-type="float" office:value="0.79466">
                <text:p>0.79466</text:p>
              </table:table-cell>
              <table:table-cell office:value-type="float" office:value="0.76593">
                <text:p>0.76593</text:p>
              </table:table-cell>
              <table:table-cell office:value-type="float" office:value="0.72546">
                <text:p>0.7254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.27985">
                <text:p>1.27985</text:p>
              </table:table-cell>
              <table:table-cell office:value-type="float" office:value="0.83491">
                <text:p>0.83491</text:p>
              </table:table-cell>
              <table:table-cell office:value-type="float" office:value="0.79138">
                <text:p>0.79138</text:p>
              </table:table-cell>
              <table:table-cell office:value-type="float" office:value="0.76056">
                <text:p>0.760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